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adornments="Regular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" style:font-adornments="Light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Text_20_body">
      <style:text-properties officeooo:rsid="01ad17bf" officeooo:paragraph-rsid="01ad17bf"/>
    </style:style>
    <style:style style:name="P3" style:family="paragraph" style:parent-style-name="Heading_20_2">
      <style:text-properties officeooo:rsid="01b5defa" officeooo:paragraph-rsid="01b5defa"/>
    </style:style>
    <style:style style:name="P4" style:family="paragraph" style:parent-style-name="Heading_20_2">
      <style:text-properties officeooo:rsid="02295f77" officeooo:paragraph-rsid="02295f77"/>
    </style:style>
    <style:style style:name="P5" style:family="paragraph" style:parent-style-name="Heading_20_2">
      <style:text-properties officeooo:rsid="0242c5dd" officeooo:paragraph-rsid="0242c5dd"/>
    </style:style>
    <style:style style:name="P6" style:family="paragraph" style:parent-style-name="Heading_20_2">
      <style:text-properties officeooo:rsid="0256d54a" officeooo:paragraph-rsid="0256d54a"/>
    </style:style>
    <style:style style:name="P7" style:family="paragraph" style:parent-style-name="Heading_20_2">
      <style:text-properties officeooo:rsid="0263ee9a" officeooo:paragraph-rsid="0263ee9a"/>
    </style:style>
    <style:style style:name="P8" style:family="paragraph" style:parent-style-name="Heading_20_3">
      <style:text-properties officeooo:paragraph-rsid="0256d54a"/>
    </style:style>
    <style:style style:name="P9" style:family="paragraph" style:parent-style-name="Heading_20_4">
      <style:text-properties officeooo:rsid="0256d54a" officeooo:paragraph-rsid="0256d54a"/>
    </style:style>
    <style:style style:name="P10" style:family="paragraph" style:parent-style-name="Heading_20_4">
      <style:text-properties officeooo:paragraph-rsid="02c56cad"/>
    </style:style>
    <style:style style:name="P11" style:family="paragraph" style:parent-style-name="Math" style:list-style-name="L1">
      <style:paragraph-properties fo:text-align="center" style:justify-single-word="false"/>
    </style:style>
    <style:style style:name="P12" style:family="paragraph" style:parent-style-name="Math" style:list-style-name="L2">
      <style:paragraph-properties fo:text-align="center" style:justify-single-word="false"/>
    </style:style>
    <style:style style:name="P13" style:family="paragraph" style:parent-style-name="Math" style:list-style-name="L3">
      <style:paragraph-properties fo:text-align="center" style:justify-single-word="false"/>
    </style:style>
    <style:style style:name="P14" style:family="paragraph" style:parent-style-name="Math" style:list-style-name="L4">
      <style:paragraph-properties fo:text-align="center" style:justify-single-word="false"/>
    </style:style>
    <style:style style:name="P15" style:family="paragraph" style:parent-style-name="Math" style:list-style-name="L7">
      <style:paragraph-properties fo:text-align="center" style:justify-single-word="false"/>
    </style:style>
    <style:style style:name="P16" style:family="paragraph" style:parent-style-name="Math" style:list-style-name="L8">
      <style:paragraph-properties fo:text-align="center" style:justify-single-word="false"/>
    </style:style>
    <style:style style:name="P17" style:family="paragraph" style:parent-style-name="Math" style:list-style-name="L9">
      <style:paragraph-properties fo:text-align="center" style:justify-single-word="false"/>
    </style:style>
    <style:style style:name="P18" style:family="paragraph" style:parent-style-name="Math" style:list-style-name="L10">
      <style:paragraph-properties fo:text-align="center" style:justify-single-word="false"/>
    </style:style>
    <style:style style:name="P19" style:family="paragraph" style:parent-style-name="Math" style:list-style-name="L11">
      <style:paragraph-properties fo:text-align="center" style:justify-single-word="false"/>
    </style:style>
    <style:style style:name="P20" style:family="paragraph" style:parent-style-name="Math" style:list-style-name="L13">
      <style:paragraph-properties fo:text-align="center" style:justify-single-word="false"/>
    </style:style>
    <style:style style:name="P21" style:family="paragraph" style:parent-style-name="Math" style:list-style-name="L14">
      <style:paragraph-properties fo:text-align="center" style:justify-single-word="false"/>
    </style:style>
    <style:style style:name="P22" style:family="paragraph" style:parent-style-name="Math" style:list-style-name="L15">
      <style:paragraph-properties fo:text-align="center" style:justify-single-word="false"/>
    </style:style>
    <style:style style:name="P23" style:family="paragraph" style:parent-style-name="Math" style:list-style-name="L16">
      <style:paragraph-properties fo:text-align="center" style:justify-single-word="false"/>
    </style:style>
    <style:style style:name="P24" style:family="paragraph" style:parent-style-name="Math" style:list-style-name="L17">
      <style:paragraph-properties fo:text-align="center" style:justify-single-word="false"/>
    </style:style>
    <style:style style:name="P25" style:family="paragraph" style:parent-style-name="Math" style:list-style-name="L18">
      <style:paragraph-properties fo:text-align="center" style:justify-single-word="false"/>
    </style:style>
    <style:style style:name="P26" style:family="paragraph" style:parent-style-name="Math" style:list-style-name="L19">
      <style:paragraph-properties fo:text-align="center" style:justify-single-word="false"/>
    </style:style>
    <style:style style:name="P27" style:family="paragraph" style:parent-style-name="Math">
      <style:paragraph-properties fo:text-align="center" style:justify-single-word="false"/>
    </style:style>
    <style:style style:name="P28" style:family="paragraph" style:parent-style-name="Math" style:list-style-name="L20">
      <style:paragraph-properties fo:text-align="center" style:justify-single-word="false"/>
    </style:style>
    <style:style style:name="P29" style:family="paragraph" style:parent-style-name="Math" style:list-style-name="L3">
      <style:text-properties officeooo:paragraph-rsid="02c56cad"/>
    </style:style>
    <style:style style:name="P30" style:family="paragraph" style:parent-style-name="Math" style:list-style-name="L18">
      <style:text-properties officeooo:paragraph-rsid="02c56cad"/>
    </style:style>
    <style:style style:name="P31" style:family="paragraph" style:parent-style-name="Standard" style:list-style-name="L3">
      <style:text-properties officeooo:rsid="01d38270" officeooo:paragraph-rsid="01d38270"/>
    </style:style>
    <style:style style:name="P32" style:family="paragraph" style:parent-style-name="Standard" style:list-style-name="L3">
      <style:text-properties officeooo:rsid="01d4dada" officeooo:paragraph-rsid="01d4dada"/>
    </style:style>
    <style:style style:name="P33" style:family="paragraph" style:parent-style-name="Standard" style:list-style-name="L3">
      <style:text-properties officeooo:rsid="01d4dada" officeooo:paragraph-rsid="02c56cad"/>
    </style:style>
    <style:style style:name="P34" style:family="paragraph" style:parent-style-name="Standard" style:list-style-name="L10">
      <style:text-properties officeooo:rsid="022570ce" officeooo:paragraph-rsid="0226f590"/>
    </style:style>
    <style:style style:name="P35" style:family="paragraph" style:parent-style-name="Standard" style:list-style-name="L14">
      <style:text-properties officeooo:rsid="0257395d" officeooo:paragraph-rsid="0257395d"/>
    </style:style>
    <style:style style:name="P36" style:family="paragraph" style:parent-style-name="Standard" style:list-style-name="L18">
      <style:text-properties officeooo:rsid="028094d0" officeooo:paragraph-rsid="02c56cad"/>
    </style:style>
    <style:style style:name="P37" style:family="paragraph" style:parent-style-name="Standard" style:list-style-name="L10">
      <style:text-properties officeooo:rsid="028eaba4" officeooo:paragraph-rsid="02c56cad" fo:background-color="transparent"/>
    </style:style>
    <style:style style:name="P38" style:family="paragraph" style:parent-style-name="Standard" style:list-style-name="L18">
      <style:text-properties officeooo:rsid="02a1c285" officeooo:paragraph-rsid="02a1c285"/>
    </style:style>
    <style:style style:name="P39" style:family="paragraph" style:parent-style-name="Standard" style:list-style-name="L18">
      <style:text-properties officeooo:rsid="02a1c285" officeooo:paragraph-rsid="02c56cad"/>
    </style:style>
    <style:style style:name="P40" style:family="paragraph" style:parent-style-name="Standard" style:list-style-name="L18">
      <style:text-properties officeooo:rsid="02a95de2" officeooo:paragraph-rsid="02c56cad"/>
    </style:style>
    <style:style style:name="P41" style:family="paragraph" style:parent-style-name="Standard" style:list-style-name="L18">
      <style:text-properties officeooo:rsid="02acbf8a" officeooo:paragraph-rsid="02acbf8a"/>
    </style:style>
    <style:style style:name="P42" style:family="paragraph" style:parent-style-name="Standard" style:list-style-name="L18">
      <style:text-properties officeooo:rsid="02acbf8a" officeooo:paragraph-rsid="02c56cad"/>
    </style:style>
    <style:style style:name="P43" style:family="paragraph" style:parent-style-name="Standard" style:list-style-name="L18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2acbf8a" officeooo:paragraph-rsid="02c56cad"/>
    </style:style>
    <style:style style:name="P44" style:family="paragraph" style:parent-style-name="Standard" style:list-style-name="L18">
      <style:text-properties officeooo:rsid="02ace78d" officeooo:paragraph-rsid="02c56cad"/>
    </style:style>
    <style:style style:name="P45" style:family="paragraph" style:parent-style-name="Standard" style:list-style-name="L18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2afdb41" officeooo:paragraph-rsid="02c56cad"/>
    </style:style>
    <style:style style:name="P46" style:family="paragraph" style:parent-style-name="Standard" style:list-style-name="L18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2afdb5c" officeooo:paragraph-rsid="02c56cad"/>
    </style:style>
    <style:style style:name="P47" style:family="paragraph" style:parent-style-name="Standard" style:list-style-name="L18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2b1c3b7" officeooo:paragraph-rsid="02b1c3b7"/>
    </style:style>
    <style:style style:name="P48" style:family="paragraph" style:parent-style-name="Standard" style:list-style-name="L18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2b43dde" officeooo:paragraph-rsid="02c56cad"/>
    </style:style>
    <style:style style:name="P49" style:family="paragraph" style:parent-style-name="Text_20_body" style:list-style-name="L1">
      <style:text-properties officeooo:paragraph-rsid="02c56cad"/>
    </style:style>
    <style:style style:name="P50" style:family="paragraph" style:parent-style-name="Text_20_body" style:list-style-name="L1">
      <style:text-properties officeooo:rsid="01addf69" officeooo:paragraph-rsid="01addf69"/>
    </style:style>
    <style:style style:name="P51" style:family="paragraph" style:parent-style-name="Text_20_body" style:list-style-name="L1">
      <style:paragraph-properties fo:text-align="justify" style:justify-single-word="false" style:writing-mode="lr-tb"/>
      <style:text-properties fo:font-style="normal" officeooo:rsid="01b0ce2e" officeooo:paragraph-rsid="01b0ce2e" style:font-style-asian="normal" style:font-style-complex="normal"/>
    </style:style>
    <style:style style:name="P52" style:family="paragraph" style:parent-style-name="Text_20_body" style:list-style-name="L1">
      <style:text-properties officeooo:rsid="01b0ce2e" officeooo:paragraph-rsid="01b0ce2e"/>
    </style:style>
    <style:style style:name="P53" style:family="paragraph" style:parent-style-name="Text_20_body" style:list-style-name="L1">
      <style:paragraph-properties style:writing-mode="lr-tb"/>
      <style:text-properties officeooo:rsid="01b0ce2e" officeooo:paragraph-rsid="01b0ce2e"/>
    </style:style>
    <style:style style:name="P54" style:family="paragraph" style:parent-style-name="Text_20_body" style:list-style-name="L2">
      <style:text-properties officeooo:rsid="01b620c9" officeooo:paragraph-rsid="01b620c9"/>
    </style:style>
    <style:style style:name="P55" style:family="paragraph" style:parent-style-name="Text_20_body" style:list-style-name="L2">
      <style:text-properties officeooo:rsid="01bc5b09" officeooo:paragraph-rsid="01bc5b09"/>
    </style:style>
    <style:style style:name="P56" style:family="paragraph" style:parent-style-name="Text_20_body" style:list-style-name="L2">
      <style:text-properties officeooo:rsid="01bf525e" officeooo:paragraph-rsid="01bf525e"/>
    </style:style>
    <style:style style:name="P57" style:family="paragraph" style:parent-style-name="Text_20_body" style:list-style-name="L2">
      <style:text-properties officeooo:rsid="01bf525e" officeooo:paragraph-rsid="02c56cad"/>
    </style:style>
    <style:style style:name="P58" style:family="paragraph" style:parent-style-name="Text_20_body" style:list-style-name="L3">
      <style:text-properties officeooo:rsid="01c3e327" officeooo:paragraph-rsid="01c3e327"/>
    </style:style>
    <style:style style:name="P59" style:family="paragraph" style:parent-style-name="Text_20_body" style:list-style-name="L3">
      <style:text-properties officeooo:rsid="01c618ac" officeooo:paragraph-rsid="02c56cad"/>
    </style:style>
    <style:style style:name="P60" style:family="paragraph" style:parent-style-name="Text_20_body" style:list-style-name="L3">
      <style:text-properties officeooo:rsid="01c7db12" officeooo:paragraph-rsid="02c56cad"/>
    </style:style>
    <style:style style:name="P61" style:family="paragraph" style:parent-style-name="Text_20_body" style:list-style-name="L3">
      <style:text-properties officeooo:rsid="01c8e40d" officeooo:paragraph-rsid="02c56cad"/>
    </style:style>
    <style:style style:name="P62" style:family="paragraph" style:parent-style-name="Text_20_body" style:list-style-name="L3">
      <style:text-properties officeooo:rsid="01c9f092" officeooo:paragraph-rsid="01c9f092"/>
    </style:style>
    <style:style style:name="P63" style:family="paragraph" style:parent-style-name="Text_20_body" style:list-style-name="L3">
      <style:text-properties officeooo:rsid="01cb5771" officeooo:paragraph-rsid="02c56cad"/>
    </style:style>
    <style:style style:name="P64" style:family="paragraph" style:parent-style-name="Text_20_body" style:list-style-name="L3">
      <style:text-properties officeooo:rsid="01d186c7" officeooo:paragraph-rsid="01d186c7"/>
    </style:style>
    <style:style style:name="P65" style:family="paragraph" style:parent-style-name="Text_20_body" style:list-style-name="L3">
      <style:text-properties officeooo:rsid="01d186c7" officeooo:paragraph-rsid="02c56cad"/>
    </style:style>
    <style:style style:name="P66" style:family="paragraph" style:parent-style-name="Text_20_body" style:list-style-name="L3">
      <style:text-properties officeooo:rsid="01d2d848" officeooo:paragraph-rsid="01d361f2"/>
    </style:style>
    <style:style style:name="P67" style:family="paragraph" style:parent-style-name="Text_20_body" style:list-style-name="L4">
      <style:text-properties officeooo:paragraph-rsid="01d57d81"/>
    </style:style>
    <style:style style:name="P68" style:family="paragraph" style:parent-style-name="Text_20_body" style:list-style-name="L4">
      <style:text-properties officeooo:rsid="01d85e71" officeooo:paragraph-rsid="02c56cad"/>
    </style:style>
    <style:style style:name="P69" style:family="paragraph" style:parent-style-name="Text_20_body" style:list-style-name="L4">
      <style:text-properties officeooo:rsid="01d9f7a3" officeooo:paragraph-rsid="02c56cad"/>
    </style:style>
    <style:style style:name="P70" style:family="paragraph" style:parent-style-name="Text_20_body" style:list-style-name="L4">
      <style:text-properties officeooo:rsid="01db2308" officeooo:paragraph-rsid="01db2308"/>
    </style:style>
    <style:style style:name="P71" style:family="paragraph" style:parent-style-name="Text_20_body" style:list-style-name="L4">
      <style:text-properties officeooo:rsid="01efd825" officeooo:paragraph-rsid="01efd825"/>
    </style:style>
    <style:style style:name="P72" style:family="paragraph" style:parent-style-name="Text_20_body" style:list-style-name="L27">
      <style:text-properties officeooo:rsid="01efd825" officeooo:paragraph-rsid="02c56cad"/>
    </style:style>
    <style:style style:name="P73" style:family="paragraph" style:parent-style-name="Text_20_body" style:list-style-name="L29">
      <style:text-properties officeooo:rsid="01f034a0" officeooo:paragraph-rsid="02c56cad"/>
    </style:style>
    <style:style style:name="P74" style:family="paragraph" style:parent-style-name="Text_20_body" style:list-style-name="L4">
      <style:text-properties officeooo:rsid="01f1a422" officeooo:paragraph-rsid="01f1a422"/>
    </style:style>
    <style:style style:name="P75" style:family="paragraph" style:parent-style-name="Text_20_body" style:list-style-name="L6">
      <style:text-properties officeooo:rsid="01f2cf5c" officeooo:paragraph-rsid="02c56cad"/>
    </style:style>
    <style:style style:name="P76" style:family="paragraph" style:parent-style-name="Text_20_body" style:list-style-name="L26">
      <style:text-properties officeooo:rsid="01f2cf5c" officeooo:paragraph-rsid="02c56cad"/>
    </style:style>
    <style:style style:name="P77" style:family="paragraph" style:parent-style-name="Text_20_body" style:list-style-name="L7">
      <style:text-properties officeooo:rsid="01f580e7" officeooo:paragraph-rsid="01f580e7"/>
    </style:style>
    <style:style style:name="P78" style:family="paragraph" style:parent-style-name="Text_20_body" style:list-style-name="L7">
      <style:text-properties officeooo:rsid="01f7b8e8" officeooo:paragraph-rsid="01f7b8e8"/>
    </style:style>
    <style:style style:name="P79" style:family="paragraph" style:parent-style-name="Text_20_body" style:list-style-name="L7">
      <style:paragraph-properties fo:text-align="justify" style:justify-single-word="false"/>
      <style:text-properties officeooo:paragraph-rsid="02c56cad"/>
    </style:style>
    <style:style style:name="P80" style:family="paragraph" style:parent-style-name="Text_20_body" style:list-style-name="L15">
      <style:paragraph-properties fo:text-align="justify" style:justify-single-word="false"/>
      <style:text-properties officeooo:paragraph-rsid="02c56cad"/>
    </style:style>
    <style:style style:name="P81" style:family="paragraph" style:parent-style-name="Text_20_body" style:list-style-name="L7">
      <style:paragraph-properties fo:text-align="justify" style:justify-single-word="false"/>
      <style:text-properties officeooo:rsid="01f8f165" officeooo:paragraph-rsid="01f8f165"/>
    </style:style>
    <style:style style:name="P82" style:family="paragraph" style:parent-style-name="Text_20_body" style:list-style-name="L7">
      <style:paragraph-properties fo:text-align="justify" style:justify-single-word="false"/>
      <style:text-properties officeooo:rsid="01fa9770" officeooo:paragraph-rsid="02c56cad"/>
    </style:style>
    <style:style style:name="P83" style:family="paragraph" style:parent-style-name="Text_20_body" style:list-style-name="L8">
      <style:text-properties officeooo:rsid="01ff632e" officeooo:paragraph-rsid="01ff632e"/>
    </style:style>
    <style:style style:name="P84" style:family="paragraph" style:parent-style-name="Text_20_body" style:list-style-name="L8">
      <style:text-properties officeooo:rsid="02112b23" officeooo:paragraph-rsid="02c56cad"/>
    </style:style>
    <style:style style:name="P85" style:family="paragraph" style:parent-style-name="Text_20_body" style:list-style-name="L8">
      <style:text-properties officeooo:rsid="021af1f2" officeooo:paragraph-rsid="021af1f2"/>
    </style:style>
    <style:style style:name="P86" style:family="paragraph" style:parent-style-name="Text_20_body" style:list-style-name="L8">
      <style:text-properties officeooo:rsid="021af1f2" officeooo:paragraph-rsid="02c56cad"/>
    </style:style>
    <style:style style:name="P87" style:family="paragraph" style:parent-style-name="Text_20_body" style:list-style-name="L9">
      <style:text-properties officeooo:rsid="021dd686" officeooo:paragraph-rsid="021dd686"/>
    </style:style>
    <style:style style:name="P88" style:family="paragraph" style:parent-style-name="Text_20_body" style:list-style-name="L9">
      <style:text-properties officeooo:rsid="021ecb01" officeooo:paragraph-rsid="021ecb01"/>
    </style:style>
    <style:style style:name="P89" style:family="paragraph" style:parent-style-name="Text_20_body" style:list-style-name="L9">
      <style:text-properties officeooo:rsid="021fba81" officeooo:paragraph-rsid="02c56cad"/>
    </style:style>
    <style:style style:name="P90" style:family="paragraph" style:parent-style-name="Text_20_body" style:list-style-name="L10">
      <style:text-properties officeooo:rsid="0222aae4" officeooo:paragraph-rsid="02c56cad"/>
    </style:style>
    <style:style style:name="P91" style:family="paragraph" style:parent-style-name="Text_20_body" style:list-style-name="L11">
      <style:text-properties officeooo:rsid="02295f77" officeooo:paragraph-rsid="02295f77"/>
    </style:style>
    <style:style style:name="P92" style:family="paragraph" style:parent-style-name="Text_20_body" style:list-style-name="L11">
      <style:text-properties officeooo:rsid="02295f77" officeooo:paragraph-rsid="02c56cad"/>
    </style:style>
    <style:style style:name="P93" style:family="paragraph" style:parent-style-name="Text_20_body" style:list-style-name="L12">
      <style:text-properties officeooo:rsid="02347cef" officeooo:paragraph-rsid="02c56cad"/>
    </style:style>
    <style:style style:name="P94" style:family="paragraph" style:parent-style-name="Text_20_body" style:list-style-name="L12">
      <style:text-properties officeooo:rsid="023489b1" officeooo:paragraph-rsid="02c56cad"/>
    </style:style>
    <style:style style:name="P95" style:family="paragraph" style:parent-style-name="Text_20_body" style:list-style-name="L12">
      <style:text-properties officeooo:rsid="023534b3" officeooo:paragraph-rsid="02c56cad"/>
    </style:style>
    <style:style style:name="P96" style:family="paragraph" style:parent-style-name="Text_20_body" style:list-style-name="L12">
      <style:text-properties officeooo:rsid="02390125" officeooo:paragraph-rsid="02c56cad"/>
    </style:style>
    <style:style style:name="P97" style:family="paragraph" style:parent-style-name="Text_20_body" style:list-style-name="L12">
      <style:text-properties officeooo:rsid="023b9091" officeooo:paragraph-rsid="02c56cad"/>
    </style:style>
    <style:style style:name="P98" style:family="paragraph" style:parent-style-name="Text_20_body" style:list-style-name="L12">
      <style:text-properties officeooo:rsid="024155f1" officeooo:paragraph-rsid="02c56cad"/>
    </style:style>
    <style:style style:name="P99" style:family="paragraph" style:parent-style-name="Text_20_body" style:list-style-name="L13">
      <style:text-properties officeooo:rsid="0242c5dd" officeooo:paragraph-rsid="0242c5dd"/>
    </style:style>
    <style:style style:name="P100" style:family="paragraph" style:parent-style-name="Text_20_body" style:list-style-name="L13">
      <style:text-properties officeooo:rsid="0252eea5" officeooo:paragraph-rsid="02c56cad"/>
    </style:style>
    <style:style style:name="P101" style:family="paragraph" style:parent-style-name="Text_20_body" style:list-style-name="L14">
      <style:text-properties officeooo:rsid="0256d54a" officeooo:paragraph-rsid="0256d54a"/>
    </style:style>
    <style:style style:name="P102" style:family="paragraph" style:parent-style-name="Text_20_body" style:list-style-name="L15">
      <style:paragraph-properties fo:text-align="justify" style:justify-single-word="false"/>
      <style:text-properties officeooo:rsid="0256d54a" officeooo:paragraph-rsid="0256d54a"/>
    </style:style>
    <style:style style:name="P103" style:family="paragraph" style:parent-style-name="Text_20_body" style:list-style-name="L15">
      <style:paragraph-properties fo:text-align="justify" style:justify-single-word="false"/>
      <style:text-properties officeooo:rsid="025a6d27" officeooo:paragraph-rsid="02c56cad"/>
    </style:style>
    <style:style style:name="P104" style:family="paragraph" style:parent-style-name="Text_20_body" style:list-style-name="L16">
      <style:text-properties officeooo:rsid="025e26ea" officeooo:paragraph-rsid="025e26ea"/>
    </style:style>
    <style:style style:name="P105" style:family="paragraph" style:parent-style-name="Text_20_body" style:list-style-name="L16">
      <style:text-properties officeooo:rsid="025fb4ba" officeooo:paragraph-rsid="02c56cad"/>
    </style:style>
    <style:style style:name="P106" style:family="paragraph" style:parent-style-name="Text_20_body" style:list-style-name="L17">
      <style:text-properties officeooo:rsid="0260df88" officeooo:paragraph-rsid="0260df88"/>
    </style:style>
    <style:style style:name="P107" style:family="paragraph" style:parent-style-name="Text_20_body" style:list-style-name="L17">
      <style:text-properties officeooo:rsid="0260df88" officeooo:paragraph-rsid="02c56cad"/>
    </style:style>
    <style:style style:name="P108" style:family="paragraph" style:parent-style-name="Text_20_body" style:list-style-name="L18">
      <style:text-properties officeooo:rsid="0261a12c" officeooo:paragraph-rsid="0261a12c"/>
    </style:style>
    <style:style style:name="P109" style:family="paragraph" style:parent-style-name="Text_20_body" style:list-style-name="L19">
      <style:text-properties officeooo:rsid="0263ee9a" officeooo:paragraph-rsid="0263ee9a"/>
    </style:style>
    <style:style style:name="P110" style:family="paragraph" style:parent-style-name="Text_20_body" style:list-style-name="L19">
      <style:text-properties officeooo:rsid="0270c8ae" officeooo:paragraph-rsid="02c56cad"/>
    </style:style>
    <style:style style:name="P111" style:family="paragraph" style:parent-style-name="Text_20_body" style:list-style-name="L8">
      <style:text-properties officeooo:rsid="02888479" officeooo:paragraph-rsid="02c56cad"/>
    </style:style>
    <style:style style:name="P112" style:family="paragraph" style:parent-style-name="Text_20_body" style:list-style-name="L8">
      <style:text-properties officeooo:rsid="028aba8e" officeooo:paragraph-rsid="02c56cad"/>
    </style:style>
    <style:style style:name="P113" style:family="paragraph" style:parent-style-name="Text_20_body" style:list-style-name="L10">
      <style:text-properties officeooo:rsid="029c6008" officeooo:paragraph-rsid="02c56cad"/>
    </style:style>
    <style:style style:name="P114" style:family="paragraph" style:parent-style-name="Text_20_body">
      <style:text-properties officeooo:rsid="029c6008" officeooo:paragraph-rsid="02c56cad"/>
    </style:style>
    <style:style style:name="P115" style:family="paragraph" style:parent-style-name="Text_20_body" style:list-style-name="L20">
      <style:text-properties officeooo:rsid="02b43dde" officeooo:paragraph-rsid="02b43dde"/>
    </style:style>
    <style:style style:name="P116" style:family="paragraph" style:parent-style-name="Text_20_body" style:list-style-name="L20">
      <style:text-properties officeooo:rsid="02ba2959" officeooo:paragraph-rsid="02c56cad"/>
    </style:style>
    <style:style style:name="P117" style:family="paragraph" style:parent-style-name="Text_20_body">
      <style:text-properties officeooo:rsid="02c06b4f" officeooo:paragraph-rsid="02c06b4f"/>
    </style:style>
    <style:style style:name="P118" style:family="paragraph" style:parent-style-name="Text_20_body">
      <style:paragraph-properties fo:text-align="center" style:justify-single-word="false" fo:break-before="page"/>
      <style:text-properties officeooo:rsid="02c202dc" officeooo:paragraph-rsid="02c56cad"/>
    </style:style>
    <style:style style:name="P1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56b2f8" style:font-weight-asian="bold" style:font-weight-complex="bold"/>
    </style:style>
    <style:style style:name="T3" style:family="text">
      <style:text-properties fo:font-weight="bold" officeooo:rsid="02733d63" style:font-weight-asian="bold" style:font-weight-complex="bold"/>
    </style:style>
    <style:style style:name="T4" style:family="text">
      <style:text-properties officeooo:rsid="01b174a3"/>
    </style:style>
    <style:style style:name="T5" style:family="text">
      <style:text-properties officeooo:rsid="01b5f968"/>
    </style:style>
    <style:style style:name="T6" style:family="text">
      <style:text-properties officeooo:rsid="01c0be52"/>
    </style:style>
    <style:style style:name="T7" style:family="text">
      <style:text-properties officeooo:rsid="01c22f7e"/>
    </style:style>
    <style:style style:name="T8" style:family="text">
      <style:text-properties officeooo:rsid="01d186c7"/>
    </style:style>
    <style:style style:name="T9" style:family="text">
      <style:text-properties officeooo:rsid="01d38270"/>
    </style:style>
    <style:style style:name="T10" style:family="text">
      <style:text-properties officeooo:rsid="01d4dada"/>
    </style:style>
    <style:style style:name="T11" style:family="text">
      <style:text-properties officeooo:rsid="01d57d81"/>
    </style:style>
    <style:style style:name="T12" style:family="text">
      <style:text-properties officeooo:rsid="01d9f7a3"/>
    </style:style>
    <style:style style:name="T13" style:family="text">
      <style:text-properties officeooo:rsid="01dd167c"/>
    </style:style>
    <style:style style:name="T14" style:family="text">
      <style:text-properties officeooo:rsid="01f2cf5c"/>
    </style:style>
    <style:style style:name="T15" style:family="text">
      <style:text-properties officeooo:rsid="01f3adc4"/>
    </style:style>
    <style:style style:name="T16" style:family="text">
      <style:text-properties officeooo:rsid="01f75a72"/>
    </style:style>
    <style:style style:name="T17" style:family="text">
      <style:text-properties officeooo:rsid="01f7b8e8"/>
    </style:style>
    <style:style style:name="T18" style:family="text">
      <style:text-properties officeooo:rsid="01f8f165"/>
    </style:style>
    <style:style style:name="T19" style:family="text">
      <style:text-properties officeooo:rsid="01fa9770"/>
    </style:style>
    <style:style style:name="T20" style:family="text">
      <style:text-properties officeooo:rsid="023534b3"/>
    </style:style>
    <style:style style:name="T21" style:family="text">
      <style:text-properties officeooo:rsid="0235fa69"/>
    </style:style>
    <style:style style:name="T22" style:family="text">
      <style:text-properties officeooo:rsid="02374e33"/>
    </style:style>
    <style:style style:name="T23" style:family="text">
      <style:text-properties officeooo:rsid="0237ce3f"/>
    </style:style>
    <style:style style:name="T24" style:family="text">
      <style:text-properties officeooo:rsid="023afc14"/>
    </style:style>
    <style:style style:name="T25" style:family="text">
      <style:text-properties officeooo:rsid="023b64d3"/>
    </style:style>
    <style:style style:name="T26" style:family="text">
      <style:text-properties officeooo:rsid="023ea009"/>
    </style:style>
    <style:style style:name="T27" style:family="text">
      <style:text-properties officeooo:rsid="023f6f5b"/>
    </style:style>
    <style:style style:name="T28" style:family="text">
      <style:text-properties officeooo:rsid="02535845"/>
    </style:style>
    <style:style style:name="T29" style:family="text">
      <style:text-properties officeooo:rsid="0256b2f8"/>
    </style:style>
    <style:style style:name="T30" style:family="text">
      <style:text-properties fo:font-weight="normal" officeooo:rsid="0256b2f8" style:font-weight-asian="normal" style:font-weight-complex="normal"/>
    </style:style>
    <style:style style:name="T31" style:family="text">
      <style:text-properties fo:font-weight="normal" officeooo:rsid="02733d63" style:font-weight-asian="normal" style:font-weight-complex="normal"/>
    </style:style>
    <style:style style:name="T32" style:family="text">
      <style:text-properties officeooo:rsid="0257395d"/>
    </style:style>
    <style:style style:name="T33" style:family="text">
      <style:text-properties officeooo:rsid="02578532"/>
    </style:style>
    <style:style style:name="T34" style:family="text">
      <style:text-properties officeooo:rsid="02587d8d"/>
    </style:style>
    <style:style style:name="T35" style:family="text">
      <style:text-properties officeooo:rsid="025c7a8b"/>
    </style:style>
    <style:style style:name="T36" style:family="text">
      <style:text-properties officeooo:rsid="025e26ea"/>
    </style:style>
    <style:style style:name="T37" style:family="text">
      <style:text-properties officeooo:rsid="02676775"/>
    </style:style>
    <style:style style:name="T38" style:family="text">
      <style:text-properties officeooo:rsid="026c9f68"/>
    </style:style>
    <style:style style:name="T39" style:family="text">
      <style:text-properties officeooo:rsid="0271505d"/>
    </style:style>
    <style:style style:name="T40" style:family="text">
      <style:text-properties officeooo:rsid="02723092"/>
    </style:style>
    <style:style style:name="T41" style:family="text">
      <style:text-properties officeooo:rsid="02733d63"/>
    </style:style>
    <style:style style:name="T42" style:family="text">
      <style:text-properties officeooo:rsid="02744509"/>
    </style:style>
    <style:style style:name="T43" style:family="text">
      <style:text-properties officeooo:rsid="027dbf0d"/>
    </style:style>
    <style:style style:name="T44" style:family="text">
      <style:text-properties officeooo:rsid="027f7289"/>
    </style:style>
    <style:style style:name="T45" style:family="text">
      <style:text-properties officeooo:rsid="028094d0"/>
    </style:style>
    <style:style style:name="T46" style:family="text">
      <style:text-properties officeooo:rsid="028a10b5" fo:background-color="transparent" loext:char-shading-value="0"/>
    </style:style>
    <style:style style:name="T47" style:family="text">
      <style:text-properties officeooo:rsid="028aba8e"/>
    </style:style>
    <style:style style:name="T48" style:family="text">
      <style:text-properties officeooo:rsid="028cb585"/>
    </style:style>
    <style:style style:name="T49" style:family="text">
      <style:text-properties officeooo:rsid="02914c52"/>
    </style:style>
    <style:style style:name="T50" style:family="text">
      <style:text-properties officeooo:rsid="02984489"/>
    </style:style>
    <style:style style:name="T51" style:family="text">
      <style:text-properties officeooo:rsid="029a1142"/>
    </style:style>
    <style:style style:name="T52" style:family="text">
      <style:text-properties officeooo:rsid="029a2586"/>
    </style:style>
    <style:style style:name="T53" style:family="text">
      <style:text-properties officeooo:rsid="029bbdba"/>
    </style:style>
    <style:style style:name="T54" style:family="text">
      <style:text-properties officeooo:rsid="02acbf8a"/>
    </style:style>
    <style:style style:name="T55" style:family="text">
      <style:text-properties officeooo:rsid="02ae9009"/>
    </style:style>
    <style:style style:name="T56" style:family="text">
      <style:text-properties officeooo:rsid="02b2a9db"/>
    </style:style>
    <style:style style:name="T57" style:family="text">
      <style:text-properties officeooo:rsid="02b43dde"/>
    </style:style>
    <style:style style:name="T58" style:family="text">
      <style:text-properties officeooo:rsid="02b5fd9d"/>
    </style:style>
    <style:style style:name="T59" style:family="text">
      <style:text-properties officeooo:rsid="02b988bf"/>
    </style:style>
    <style:style style:name="T60" style:family="text">
      <style:text-properties officeooo:rsid="02bed57b"/>
    </style:style>
    <style:style style:name="T61" style:family="text">
      <style:text-properties officeooo:rsid="02c04c4d"/>
    </style:style>
    <style:style style:name="T62" style:family="text">
      <style:text-properties officeooo:rsid="02c604e0"/>
    </style:style>
    <style:style style:name="Sect1" style:family="section">
      <style:section-properties text:dont-balance-text-columns="false" style:editable="false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</style:section-properties>
    </style:style>
    <text:list-style style:name="L1">
      <text:list-level-style-number text:level="1" text:style-name="Numbering_20_Symbols" loext:num-list-format="(%1%)" style:num-prefix="(" style:num-suffix=")" style:num-format="א, י, ק, ...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(%1%)" style:num-prefix="(" style:num-suffix=")" style:num-format="א, י, ק, ...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(%1%)" style:num-prefix="(" style:num-suffix=")" style:num-format="א, י, ק, ...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(%1%)" style:num-prefix="(" style:num-suffix=")" style:num-format="א, י, ק, ...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מתמטיקה בדידה – תרגיל בית 2</text:h>
      <text:h text:style-name="Heading_20_2" text:outline-level="2">מידע כללי</text:h>
      <text:p text:style-name="P2">מגיש: שחר פרץ</text:p>
      <text:p text:style-name="P2">ת.ז.: 334558962</text:p>
      <text:p text:style-name="P2">מוגש עבור: נטלי שלום</text:p>
      <text:p text:style-name="P2">תאריך הגשה: יום רביעי, 22.11.2023</text:p>
      <text:h text:style-name="P3" text:outline-level="2">1. מציאת מידע על קבוצות נתונות</text:h>
      <text:list xml:id="list1659711954" text:style-name="L1">
        <text:list-item>
          <text:p text:style-name="P50">כמות האיברים בכל אחת מהקבוצות:</text:p>
        </text:list-item>
      </text:list>
      <text:section text:style-name="Sect1" text:name="Section1">
        <text:list xml:id="list213343410098324" text:continue-numbering="true" text:style-name="L1">
          <text:list-header>
            <text:p text:style-name="P51">A. 3</text:p>
            <text:p text:style-name="P51">B. 3</text:p>
            <text:p text:style-name="P51">C. 3</text:p>
            <text:p text:style-name="P51">D. מבוטל</text:p>
            <text:p text:style-name="P51">E. 3</text:p>
          </text:list-header>
        </text:list>
      </text:section>
      <text:list xml:id="list213343401159983" text:continue-numbering="true" text:style-name="L1">
        <text:list-item>
          <text:p text:style-name="P52">נכון (T) או לא נכון (F):</text:p>
        </text:list-item>
      </text:list>
      <text:section text:style-name="Sect1" text:name="Section2">
        <text:list xml:id="list213343024185647" text:continue-numbering="true" text:style-name="L1">
          <text:list-header>
            <text:p text:style-name="P53">1. T</text:p>
            <text:p text:style-name="P53">2. F</text:p>
            <text:p text:style-name="P53">3. F</text:p>
            <text:p text:style-name="P53">4. T</text:p>
            <text:p text:style-name="P53">5. F</text:p>
          </text:list-header>
        </text:list>
      </text:section>
      <text:list xml:id="list213343884678706" text:continue-numbering="true" text:style-name="L1">
        <text:list-item>
          <text:p text:style-name="P49"><text:span text:style-name="T4">תתי הקבוצות של </text:span><text:span text:style-name="T4"><draw:g text:anchor-type="as-char" svg:y="-0.259cm" draw:z-index="206" draw:style-name="gr1"><svg:title>TexMaths</svg:title><svg:desc>11§display§E§svg§600§FALSE§</svg:desc><draw:path draw:style-name="gr2" draw:text-style-name="P119" svg:width="0.253cm" svg:height="0.219cm" svg:x="0.005cm" svg:y="0.019cm" svg:viewBox="0 0 254 220" svg:d="M0 0c85 0 169 0 254 0 0 73 0 147 0 220-85 0-169 0-254 0 0-73 0-147 0-220z"><text:p/></draw:path><draw:path draw:style-name="gr3" draw:text-style-name="P120" svg:width="0.277cm" svg:height="0.259cm" svg:x="-0.001cm" svg:y="0cm" svg:viewBox="0 0 278 260" svg:d="M257 170c0-1 1-2 1-4 0-1 0-5-4-5s-5 2-5 5c-25 57-39 82-104 82-19 0-37 0-56 0-6 0-6 0-9 0-3-1-4-1-4-4 0-2 0-2 2-9 8-34 16-69 25-104 12 0 25 0 39 0 31 0 31 7 31 17 0 2 0 7-3 19 0 2-1 3-1 4 0 2 2 5 6 5 3 0 4-3 5-8 8-30 15-59 22-89 0-2-2-4-4-4-4 0-5 2-6 6-8 30-15 39-49 39-12 0-24 0-37 0 8-31 16-62 24-93 3-14 4-15 19-15 19 0 37 0 54 0 47 0 59 11 59 43 0 9 0 10-2 20 0 2 0 5 0 7 0 1 1 5 5 5s4-3 5-10c2-23 6-45 8-67 1-10-1-10-10-10-65 0-129 0-193 0-8 0-12 0-12 8 0 4 3 4 11 4 14 0 25 0 25 7 0 2 0 2-2 10-18 66-34 134-51 201-4 15-4 18-35 18-7 0-11 0-11 8 0 4 3 4 11 4 66 0 133 0 199 0 8 0 8 0 12-7 12-27 23-54 35-83z"><text:p/></draw:path></draw:g></text:span><text:span text:style-name="T4">:</text:span></text:p>
          <text:p text:style-name="P11"><draw:g text:anchor-type="as-char" svg:y="-0.483cm" draw:z-index="82" draw:style-name="gr1"><svg:title>TexMaths</svg:title><svg:desc>11§latex§\begin{align*} 
\mathcal{P}(E) &amp;= \mathcal{P}(\{1, \{1, 2, 3\}, 3\}) \\
&amp;= \{\varnothing, \{1\}, \{\{1, 2, 3\}\}, \{3\}, \{1, 3\}, \{1, \{1, 2, 3\}\}, \{3, \{1, 2, 3\}\}, \{1, \{1, 2, 3\}, 3\}\}
\end{align*}§svg§600§FALSE§</svg:desc><draw:path draw:style-name="gr1310" draw:text-style-name="P119" svg:width="13.597cm" svg:height="0.925cm" svg:x="0.011cm" svg:y="0.02cm" svg:viewBox="0 0 13598 926" svg:d="M0 0c4532 0 9066 0 13598 0 0 308 0 617 0 926-4532 0-9066 0-13598 0 0-309 0-618 0-926z"><text:p/></draw:path><draw:path draw:style-name="gr1311" draw:text-style-name="P120" svg:width="0.275cm" svg:height="0.282cm" svg:x="-0.001cm" svg:y="0.026cm" svg:viewBox="0 0 276 283" svg:d="M127 0c-54 0-96 25-112 44-14 15-15 26-15 28s2 3 4 3c7 0 16-6 18-8 9-5 10-8 12-15 6-16 17-29 65-31-7 87-30 172-63 252-2 5-2 7-2 8s1 2 3 2c7 0 26-9 30-19 20-47 52-136 63-243 6 0 14 0 21 0 47 0 92 18 92 56 0 30-28 84-103 86-8 0-12 0-23 8-7 4-10 8-10 11 0 2 2 2 7 2 71 0 162-60 162-123 0-44-53-61-98-61-17 0-34 0-51 0z"><text:p/></draw:path><draw:path draw:style-name="gr1312" draw:text-style-name="P120" svg:width="0.089cm" svg:height="0.385cm" svg:x="0.33cm" svg:y="0cm" svg:viewBox="0 0 90 386" svg:d="M90 383c0-1 0-2-6-9-49-48-61-122-61-180 0-69 14-136 62-184 5-4 5-4 5-6 0-3-2-4-4-4-3 0-39 26-62 75-20 43-24 86-24 119 0 29 4 76 25 120 23 47 58 72 61 72 2 0 4-1 4-3z"><text:p/></draw:path><draw:path draw:style-name="gr1313" draw:text-style-name="P120" svg:width="0.28cm" svg:height="0.261cm" svg:x="0.457cm" svg:y="0.027cm" svg:viewBox="0 0 281 262" svg:d="M260 173c1-2 1-5 2-6 0-1 0-4-6-4-3 0-4 2-4 4-25 58-40 84-106 84-18 0-37 0-56 0-5 0-6 0-9-1-4 0-5-1-5-3s0-3 2-9c9-35 18-71 27-106 13 0 25 0 38 0 33 0 33 8 33 18 0 2 0 7-3 18-1 3-1 4-1 5 0 2 1 4 5 4 2 0 3-2 6-8 7-29 14-60 22-90 0-3-3-4-5-4-3 0-4 2-5 6-9 30-16 39-51 39-12 0-24 0-36 0 8-31 15-63 23-94 3-13 3-15 21-15 17 0 36 0 54 0 47 0 59 12 59 43 0 10 0 11-2 21 0 2 0 4 0 6s1 6 4 6c5 0 5-3 6-10 2-22 5-45 8-67 1-10-2-10-10-10-65 0-131 0-196 0-8 0-11 0-11 8 0 3 3 3 10 3 14 0 25 0 25 8 0 1 0 2-1 9-18 68-34 136-52 204-3 16-4 19-35 19-7 0-11 0-11 7 0 4 4 4 11 4 67 0 134 0 201 0 9 0 9 0 11-7 12-27 25-55 37-82z"><text:p/></draw:path><draw:path draw:style-name="gr1314" draw:text-style-name="P120" svg:width="0.088cm" svg:height="0.385cm" svg:x="0.773cm" svg:y="0cm" svg:viewBox="0 0 89 386" svg:d="M89 194c0-31-4-77-25-121-23-48-56-73-61-73-2 0-3 1-3 4 0 2 0 2 7 9 38 38 60 99 60 181 0 66-14 133-63 182-4 5-4 6-4 7 0 2 1 3 3 3 5 0 39-26 62-75 20-42 24-85 24-117z"><text:p/></draw:path><draw:path draw:style-name="gr1315" draw:text-style-name="P120" svg:width="0.255cm" svg:height="0.089cm" svg:x="1.03cm" svg:y="0.148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16" draw:text-style-name="P120" svg:width="0.275cm" svg:height="0.282cm" svg:x="1.424cm" svg:y="0.026cm" svg:viewBox="0 0 276 283" svg:d="M127 0c-54 0-96 25-112 44-14 15-15 26-15 28s2 3 4 3c6 0 16-6 18-8 9-5 10-8 12-15 6-16 17-29 65-31-7 87-30 172-63 252-2 5-2 7-2 8s1 2 3 2c7 0 26-9 30-19 20-47 52-136 63-243 6 0 14 0 21 0 47 0 92 18 92 56 0 30-28 84-103 86-8 0-12 0-23 8-7 4-10 8-10 11 0 2 2 2 7 2 71 0 162-60 162-123 0-44-53-61-98-61-17 0-34 0-51 0z"><text:p/></draw:path><draw:path draw:style-name="gr1317" draw:text-style-name="P120" svg:width="0.089cm" svg:height="0.385cm" svg:x="1.755cm" svg:y="0cm" svg:viewBox="0 0 90 386" svg:d="M90 383c0-1 0-2-6-9-49-48-62-122-62-180 0-69 15-136 63-184 5-4 5-4 5-6 0-3-2-4-4-4-3 0-39 26-62 75-20 43-24 86-24 119 0 29 4 76 25 120 23 47 58 72 61 72 2 0 4-1 4-3z"><text:p/></draw:path><draw:path draw:style-name="gr1318" draw:text-style-name="P120" svg:width="0.137cm" svg:height="0.385cm" svg:x="1.895cm" svg:y="0cm" svg:viewBox="0 0 138 386" svg:d="M81 52c0-16 11-41 53-43 2-1 4-2 4-5 0-4-4-4-8-4-39 0-74 20-74 48 0 30 0 59 0 88 0 16 0 28-15 40s-29 12-38 13c-1 0-3 1-3 5 0 3 2 3 7 3 25 2 44 17 48 35 1 5 1 5 1 19 0 25 0 51 0 76 0 16 0 28 19 44 14 11 41 15 55 15 4 0 8 0 8-4 0-3-3-3-7-4-24-2-43-14-48-34-2-3-2-4-2-18 0-28 0-54 0-81 0-17-2-24-15-37-8-8-19-12-30-14 32-9 45-28 45-50 0-31 0-61 0-92z"><text:p/></draw:path><draw:path draw:style-name="gr1319" draw:text-style-name="P120" svg:width="0.127cm" svg:height="0.255cm" svg:x="2.095cm" svg:y="0.034cm" svg:viewBox="0 0 128 256" svg:d="M79 10c0-10 0-10-9-10-24 24-58 24-70 24 0 5 0 8 0 12 8 0 31 0 51-10 0 68 0 134 0 201 0 13-1 18-37 18-4 0-7 0-12 0 0 4 0 7 0 11 13-1 48-1 63-1s49 0 63 1c0-4 0-7 0-11-5 0-8 0-12 0-36 0-37-4-37-18 0-73 0-144 0-217z"><text:p/></draw:path><draw:path draw:style-name="gr1320" draw:text-style-name="P120" svg:width="0.044cm" svg:height="0.115cm" svg:x="2.287cm" svg:y="0.249cm" svg:viewBox="0 0 45 116" svg:d="M45 41c0-26-10-41-25-41-12 0-20 10-20 21 0 10 8 20 20 20 4 0 10-1 14-5 1-1 1-1 1-1 1 0 1 0 1 6 0 28-13 51-26 65-4 4-4 4-4 5 0 3 2 5 4 5 4 0 35-30 35-75z"><text:p/></draw:path><draw:path draw:style-name="gr1321" draw:text-style-name="P120" svg:width="0.137cm" svg:height="0.385cm" svg:x="2.453cm" svg:y="0cm" svg:viewBox="0 0 138 386" svg:d="M81 52c0-16 10-41 52-43 2-1 5-2 5-5 0-4-4-4-8-4-39 0-74 20-75 48 0 30 0 59 0 88 0 16 0 28-15 40-14 12-28 12-37 13-2 0-3 1-3 5 0 3 2 3 6 3 26 2 45 17 48 35 1 5 1 5 1 19 0 25 0 51 0 76 0 16 0 28 19 44 15 11 40 15 56 15 4 0 8 0 8-4 0-3-3-3-7-4-24-2-43-14-48-34-2-3-2-4-2-18 0-28 0-54 0-81 0-17-3-24-15-37-8-8-20-12-30-14 31-9 45-28 45-50 0-31 0-61 0-92z"><text:p/></draw:path><draw:path draw:style-name="gr1322" draw:text-style-name="P120" svg:width="0.127cm" svg:height="0.255cm" svg:x="2.654cm" svg:y="0.034cm" svg:viewBox="0 0 128 256" svg:d="M79 10c0-10 0-10-9-10-24 24-58 24-70 24 0 5 0 8 0 12 8 0 30 0 51-10 0 68 0 134 0 201 0 13-1 18-37 18-4 0-7 0-12 0 0 4 0 7 0 11 13-1 48-1 63-1s48 0 63 1c0-4 0-7 0-11-5 0-9 0-14 0-34 0-35-4-35-18 0-73 0-144 0-217z"><text:p/></draw:path><draw:path draw:style-name="gr1323" draw:text-style-name="P120" svg:width="0.044cm" svg:height="0.115cm" svg:x="2.845cm" svg:y="0.249cm" svg:viewBox="0 0 45 116" svg:d="M45 41c0-26-9-41-24-41-13 0-21 10-21 21 0 10 8 20 21 20 4 0 10-1 13-5 1-1 1-1 2-1 0 2 1 0 1 6 0 28-14 51-26 65-4 4-4 4-4 5 0 3 2 5 3 5 4 0 35-30 35-75z"><text:p/></draw:path><draw:path draw:style-name="gr1324" draw:text-style-name="P120" svg:width="0.153cm" svg:height="0.255cm" svg:x="3.003cm" svg:y="0.034cm" svg:viewBox="0 0 154 256" svg:d="M30 227c13-13 27-27 40-40 61-53 84-74 84-112 0-44-35-75-82-75-43 0-72 35-72 69 0 22 19 22 20 22 6 0 21-4 21-21 0-9-8-19-21-19-3 0-3 0-6 0 10-26 31-40 53-40 35 0 52 32 52 64 0 31-20 60-41 85-24 27-49 55-74 82-4 5-4 6-4 14 47 0 96 0 143 0 3-23 8-45 11-67-3 0-7 0-10 0-2 12-4 29-9 36-2 2-27 2-36 2-23 0-46 0-69 0z"><text:p/></draw:path><draw:path draw:style-name="gr1325" draw:text-style-name="P120" svg:width="0.044cm" svg:height="0.115cm" svg:x="3.21cm" svg:y="0.249cm" svg:viewBox="0 0 45 116" svg:d="M45 41c0-26-10-41-24-41-13 0-21 10-21 21 0 10 8 20 21 20 4 0 10-1 13-5 1-1 1-1 2-1 0 2 1 0 1 6 0 28-14 51-26 65-4 4-4 4-4 5 0 3 2 5 3 5 4 0 35-30 35-75z"><text:p/></draw:path><draw:path draw:style-name="gr1326" draw:text-style-name="P120" svg:width="0.16cm" svg:height="0.264cm" svg:x="3.365cm" svg:y="0.034cm" svg:viewBox="0 0 161 265" svg:d="M96 121c32-11 54-37 54-68 0-32-34-53-71-53-39 0-69 23-69 52 0 13 9 21 20 21 12 0 20-9 20-20 0-20-18-20-25-20 12-19 38-24 52-24 17 0 37 9 37 44 0 4-1 26-11 44-12 19-24 20-34 20-3 0-12 1-15 1s-6 1-6 4c0 5 3 5 9 5s12 0 18 0c32 0 46 26 46 63 0 53-27 64-44 64-16 0-46-6-59-28 13 1 25-7 25-22 0-14-10-21-21-21-10 0-22 5-22 22 0 35 36 60 78 60 47 0 83-35 83-75 0-30-25-61-65-69z"><text:p/></draw:path><draw:path draw:style-name="gr1327" draw:text-style-name="P120" svg:width="0.137cm" svg:height="0.385cm" svg:x="3.57cm" svg:y="0cm" svg:viewBox="0 0 138 386" svg:d="M56 335c0 16-10 40-53 43-1 1-3 2-3 4 0 4 4 4 8 4 37 0 73-18 73-48s0-60 0-88c0-14 0-28 16-40 14-11 28-12 37-13 1 0 4-1 4-3 0-5-3-5-7-5-25-2-44-15-48-35-2-3-2-4-2-19 0-25 0-50 0-76 0-16 0-28-18-44-16-11-42-15-55-15-4 0-8 0-8 4s2 4 7 5c24 1 43 13 48 33 1 3 1 4 1 19 0 27 0 53 0 81 0 18 3 24 16 36 7 8 18 12 29 16-32 9-45 26-45 48 0 31 0 62 0 93z"><text:p/></draw:path><draw:path draw:style-name="gr1328" draw:text-style-name="P120" svg:width="0.044cm" svg:height="0.115cm" svg:x="3.769cm" svg:y="0.249cm" svg:viewBox="0 0 45 116" svg:d="M45 41c0-26-10-41-25-41-12 0-20 10-20 21 0 10 8 20 20 20 5 0 10-1 14-5 1-1 1-1 1-1 1 0 1 0 1 6 0 28-13 51-26 65-4 4-4 4-4 5 0 3 2 5 4 5 4 0 35-30 35-75z"><text:p/></draw:path><draw:path draw:style-name="gr1329" draw:text-style-name="P120" svg:width="0.16cm" svg:height="0.264cm" svg:x="3.923cm" svg:y="0.034cm" svg:viewBox="0 0 161 265" svg:d="M97 121c31-11 54-37 54-68 0-32-34-53-72-53s-68 23-68 52c0 13 9 21 20 21 12 0 20-9 20-20 0-20-19-20-25-20 13-19 38-24 52-24 16 0 38 9 38 44 0 4-2 26-11 44-13 19-26 20-36 20-2 0-12 1-14 1-3 0-7 1-7 4 0 5 4 5 10 5s11 0 17 0c32 0 46 26 46 63 0 53-26 64-44 64-16 0-45-6-58-28 13 1 25-7 25-22 0-14-11-21-22-21-9 0-22 5-22 22 0 35 36 60 78 60 47 0 83-35 83-75 0-30-25-61-64-69z"><text:p/></draw:path><draw:path draw:style-name="gr1330" draw:text-style-name="P120" svg:width="0.137cm" svg:height="0.385cm" svg:x="4.129cm" svg:y="0cm" svg:viewBox="0 0 138 386" svg:d="M55 335c0 16-10 40-52 43-2 1-3 2-3 4 0 4 4 4 8 4 37 0 73-18 73-48s0-60 0-88c0-14 0-28 16-40 13-11 28-12 36-13 2 0 5-1 5-3 0-5-4-5-7-5-25-2-44-15-48-35-2-3-2-4-2-19 0-25 0-50 0-76 0-16 0-28-18-44-16-11-42-15-55-15-4 0-8 0-8 4s2 4 6 5c25 1 44 13 48 33 1 3 1 4 1 19 0 27 0 53 0 81 0 18 3 24 15 36 9 8 20 12 31 16-32 9-46 26-46 48 0 31 0 62 0 93z"><text:p/></draw:path><draw:path draw:style-name="gr1331" draw:text-style-name="P120" svg:width="0.089cm" svg:height="0.385cm" svg:x="4.316cm" svg:y="0cm" svg:viewBox="0 0 90 386" svg:d="M90 194c0-31-4-77-25-121-24-48-57-73-61-73-2 0-4 1-4 4 0 2 0 2 8 9 37 38 59 99 59 181 0 66-14 133-61 182-6 5-6 6-6 7 0 2 2 3 4 3 4 0 39-26 62-75 20-42 24-85 24-117z"><text:p/></draw:path><draw:path draw:style-name="gr1332" draw:text-style-name="P120" svg:width="0.255cm" svg:height="0.089cm" svg:x="1.03cm" svg:y="0.7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33" draw:text-style-name="P120" svg:width="0.137cm" svg:height="0.385cm" svg:x="1.444cm" svg:y="0.58cm" svg:viewBox="0 0 138 386" svg:d="M81 52c0-17 11-41 53-43 2-1 4-2 4-5 0-4-4-4-8-4-39 0-74 20-74 48 0 30 0 59 0 88 0 15 0 28-15 40-15 11-29 12-38 13-1 0-3 1-3 4 0 4 2 4 7 4 25 2 44 15 48 35 1 4 1 5 1 19 0 25 0 51 0 76 0 16 0 28 19 44 14 11 41 15 55 15 4 0 8 0 8-4 0-3-3-3-7-4-24-2-43-14-48-34-2-3-2-4-2-18 0-28 0-55 0-82 0-17-2-24-15-36-8-8-19-12-30-15 32-9 45-27 45-49 0-31 0-61 0-92z"><text:p/></draw:path><draw:path draw:style-name="gr1334" draw:text-style-name="P120" svg:width="0.256cm" svg:height="0.226cm" svg:x="1.631cm" svg:y="0.642cm" svg:viewBox="0 0 257 227" svg:d="M252 15c5-4 5-6 5-7 0-8-6-8-7-8-2 0-5 0-11 7-10 8-20 17-30 26-8-9-36-33-80-33-62 0-114 48-114 113 0 37 16 58 24 69-7 5-7 6-30 26-8 7-9 8-9 11 0 4 3 8 8 8 3 0 4 0 11-7 10-9 20-17 29-26 4 4 32 33 81 33 66 0 113-54 113-114 0-36-15-58-22-69 1-1 2-2 3-3 10-9 19-17 29-26zM50 172c-19-27-19-50-19-59 0-56 45-98 98-98 42 0 65 24 68 28-50 43-98 86-147 129zM208 55c12 17 19 36 19 58 0 55-44 98-98 98-41 0-64-24-68-27 49-43 97-86 147-129z"><text:p/></draw:path><draw:path draw:style-name="gr1335" draw:text-style-name="P120" svg:width="0.044cm" svg:height="0.115cm" svg:x="1.943cm" svg:y="0.827cm" svg:viewBox="0 0 45 116" svg:d="M45 41c0-26-9-41-24-41-13 0-21 10-21 21 0 10 8 20 21 20 4 0 10-1 13-5 1-1 1-1 2-1 0 2 1 0 1 6 0 28-14 51-26 64-4 4-4 5-4 6 0 3 2 5 3 5 4 0 35-30 35-75z"><text:p/></draw:path><draw:path draw:style-name="gr1336" draw:text-style-name="P120" svg:width="0.137cm" svg:height="0.385cm" svg:x="2.109cm" svg:y="0.58cm" svg:viewBox="0 0 138 386" svg:d="M83 52c0-17 9-41 51-43 2-1 4-2 4-5 0-4-4-4-7-4-40 0-75 20-75 48 0 30 0 59 0 88 0 15 0 28-15 40-13 11-29 12-37 13-2 0-4 1-4 4 0 4 3 4 7 4 25 2 44 15 48 35 1 4 1 5 1 19 0 25 0 51 0 76 0 16 0 28 19 44 15 11 41 15 56 15 3 0 7 0 7-4 0-3-3-3-6-4-25-2-44-14-48-34-1-3-1-4-1-18 0-28 0-55 0-82 0-17-4-24-16-36-9-8-20-12-31-15 32-9 47-27 47-49 0-31 0-61 0-92z"><text:p/></draw:path><draw:path draw:style-name="gr1337" draw:text-style-name="P120" svg:width="0.127cm" svg:height="0.257cm" svg:x="2.309cm" svg:y="0.611cm" svg:viewBox="0 0 128 258" svg:d="M79 10c0-9 0-10-9-10-24 25-58 25-70 25 0 5 0 8 0 12 8 0 31 0 51-9 0 66 0 133 0 199 0 14-1 18-36 18-4 0-8 0-13 0 0 4 0 8 0 13 15-2 48-2 63-2s49 0 63 2c0-5 0-9 0-13-5 0-8 0-12 0-36 0-37-4-37-18 0-73 0-144 0-217z"><text:p/></draw:path><draw:path draw:style-name="gr1338" draw:text-style-name="P120" svg:width="0.137cm" svg:height="0.385cm" svg:x="2.496cm" svg:y="0.58cm" svg:viewBox="0 0 138 386" svg:d="M56 335c0 15-11 40-53 43-2 1-3 2-3 4 0 4 4 4 8 4 37 0 73-18 73-48s0-60 0-88c0-16 0-28 16-40 13-12 28-12 37-13 1 0 4-1 4-4 0-4-3-4-7-4-25-2-44-16-48-35-2-4-2-4-2-19 0-25 0-50 0-76 0-16 0-28-18-44-16-12-42-15-55-15-4 0-8 0-8 4s2 4 7 5c24 1 43 13 47 33 2 3 2 4 2 19 0 26 0 53 0 80 0 17 2 24 16 37 7 8 18 12 29 15-32 8-45 27-45 49 0 31 0 62 0 93z"><text:p/></draw:path><draw:path draw:style-name="gr1339" draw:text-style-name="P120" svg:width="0.044cm" svg:height="0.115cm" svg:x="2.695cm" svg:y="0.827cm" svg:viewBox="0 0 45 116" svg:d="M45 41c0-26-10-41-25-41-12 0-20 10-20 21 0 10 8 20 20 20 4 0 10-1 13-5 2-1 1-1 2-1s1 0 1 6c0 28-13 51-26 64-4 4-4 5-4 6 0 3 2 5 4 5 4 0 35-30 35-75z"><text:p/></draw:path><draw:path draw:style-name="gr1340" draw:text-style-name="P120" svg:width="0.137cm" svg:height="0.385cm" svg:x="2.862cm" svg:y="0.58cm" svg:viewBox="0 0 138 386" svg:d="M81 52c0-17 10-41 52-43 2-1 5-2 5-5 0-4-4-4-8-4-39 0-74 20-75 48 0 30 0 59 0 88 0 15 0 28-15 40-14 11-28 12-37 13-2 0-3 1-3 4 0 4 2 4 6 4 26 2 45 15 48 35 1 4 1 5 1 19 0 25 0 51 0 76 0 16 0 28 19 44 15 11 40 15 56 15 4 0 8 0 8-4 0-3-4-3-7-4-24-2-43-14-48-34-2-3-2-4-2-18 0-28 0-55 0-82 0-17-3-24-15-36-8-8-20-12-30-15 31-9 45-27 45-49 0-31 0-61 0-92z"><text:p/></draw:path><draw:path draw:style-name="gr1341" draw:text-style-name="P120" svg:width="0.135cm" svg:height="0.385cm" svg:x="3.055cm" svg:y="0.58cm" svg:viewBox="0 0 136 386" svg:d="M81 52c0-17 10-41 52-43 2-1 3-2 3-5 0-4-3-4-6-4-40 0-75 20-75 48 0 30 0 59 0 88 0 15 0 28-15 40-14 11-29 12-37 13-2 0-3 1-3 4 0 4 2 4 6 4 25 2 44 15 48 35 1 4 1 5 1 19 0 25 0 51 0 76 0 16 0 28 19 44 15 11 40 15 56 15 3 0 6 0 6-4 0-3-2-3-5-4-24-2-44-14-48-34-2-3-2-4-2-18 0-28 0-55 0-82 0-17-3-25-15-36-9-9-20-12-31-15 32-9 46-27 46-49 0-31 0-61 0-92z"><text:p/></draw:path><draw:path draw:style-name="gr1342" draw:text-style-name="P120" svg:width="0.127cm" svg:height="0.257cm" svg:x="3.254cm" svg:y="0.611cm" svg:viewBox="0 0 128 258" svg:d="M79 10c0-9 0-10-9-10-24 25-58 25-70 25 0 5 0 8 0 12 8 0 31 0 51-9 0 66 0 133 0 199 0 14-1 18-36 18-4 0-8 0-13 0 0 4 0 8 0 13 15-2 48-2 63-2s49 0 63 2c0-5 0-9 0-13-5 0-8 0-12 0-36 0-37-4-37-18 0-73 0-144 0-217z"><text:p/></draw:path><draw:path draw:style-name="gr1343" draw:text-style-name="P120" svg:width="0.044cm" svg:height="0.115cm" svg:x="3.447cm" svg:y="0.827cm" svg:viewBox="0 0 45 116" svg:d="M45 41c0-26-10-41-24-41-13 0-21 10-21 21 0 10 8 20 21 20 4 0 9-1 13-5 1-1 1-1 2-1 0 2 0 0 0 6 0 28-13 51-26 64-3 4-3 5-3 6 0 3 1 5 3 5 4 0 35-30 35-75z"><text:p/></draw:path><draw:path draw:style-name="gr1344" draw:text-style-name="P120" svg:width="0.154cm" svg:height="0.257cm" svg:x="3.604cm" svg:y="0.611cm" svg:viewBox="0 0 155 258" svg:d="M30 228c14-13 27-27 42-40 60-53 83-74 83-113 0-44-35-75-82-75-44 0-73 36-73 70 0 22 20 22 21 22 7 0 20-5 20-20 0-10-7-20-20-20-3 0-4 0-6 0 9-26 30-40 53-40 35 0 52 32 52 63 0 32-20 61-41 86-25 27-49 55-75 82-4 5-4 6-4 15 48 0 96 0 144 0 3-24 8-46 11-68-3 0-6 0-10 0-2 13-4 29-9 35-2 3-28 3-36 3-23 0-47 0-70 0z"><text:p/></draw:path><draw:path draw:style-name="gr1345" draw:text-style-name="P120" svg:width="0.044cm" svg:height="0.115cm" svg:x="3.812cm" svg:y="0.827cm" svg:viewBox="0 0 45 116" svg:d="M45 41c0-26-10-41-25-41-12 0-20 10-20 21 0 10 8 20 20 20 5 0 10-1 14-5 1-1 1-1 1-1 1 0 1 0 1 6 0 28-13 51-26 64-4 4-4 5-4 6 0 3 2 5 4 5 4 0 35-30 35-75z"><text:p/></draw:path><draw:path draw:style-name="gr1346" draw:text-style-name="P120" svg:width="0.159cm" svg:height="0.265cm" svg:x="3.967cm" svg:y="0.611cm" svg:viewBox="0 0 160 266" svg:d="M96 122c32-11 54-37 54-68 0-32-34-54-72-54s-68 23-68 53c0 13 9 20 20 20 12 0 20-8 20-20 0-19-19-19-25-19 12-19 38-24 52-24 15 0 37 9 37 43 0 5-1 27-11 44-12 19-25 20-35 21-2 0-12 1-14 1-3 0-7 0-7 4 0 5 4 5 10 5s11 0 17 0c32 0 46 26 46 64 0 52-26 63-44 63-17 0-45-6-58-29 13 2 25-7 25-21 0-15-11-22-22-22-9 0-21 5-21 23 0 35 35 60 78 60 46 0 82-35 82-74 0-32-25-62-64-70z"><text:p/></draw:path><draw:path draw:style-name="gr1347" draw:text-style-name="P120" svg:width="0.137cm" svg:height="0.385cm" svg:x="4.172cm" svg:y="0.58cm" svg:viewBox="0 0 138 386" svg:d="M55 335c0 15-10 40-52 43-2 1-3 2-3 4 0 4 4 4 8 4 37 0 73-18 73-48s0-60 0-88c0-16 0-28 16-40 13-12 28-12 36-13 2 0 5-1 5-4 0-4-4-4-7-4-25-2-44-16-48-35-2-4-2-4-2-19 0-25 0-50 0-76 0-16 0-28-18-44-16-12-42-15-55-15-4 0-8 0-8 4s2 4 6 5c25 1 44 13 48 33 1 3 1 4 1 19 0 26 0 53 0 80 0 17 2 24 15 37 9 8 20 12 31 15-32 8-46 27-46 49 0 31 0 62 0 93z"><text:p/></draw:path><draw:path draw:style-name="gr1348" draw:text-style-name="P120" svg:width="0.135cm" svg:height="0.385cm" svg:x="4.365cm" svg:y="0.58cm" svg:viewBox="0 0 136 386" svg:d="M55 335c0 15-10 40-52 43-2 1-3 2-3 4 0 4 3 4 8 4 37 0 72-18 73-48 0-30 0-60 0-88 0-16 0-28 16-40 13-12 27-12 36-13 2 0 3-1 3-4 0-4-2-4-5-4-26-2-44-16-48-35-2-4-2-4-2-19 0-25 0-50 0-76 0-16 0-28-18-44-16-12-43-15-55-15-5 0-8 0-8 4s2 4 6 5c24 1 42 13 48 33 1 3 1 4 1 19 0 26 0 53 0 80 0 17 2 24 15 37 9 8 20 12 31 15-32 8-46 27-46 49 0 31 0 62 0 93z"><text:p/></draw:path><draw:path draw:style-name="gr1349" draw:text-style-name="P120" svg:width="0.044cm" svg:height="0.115cm" svg:x="4.563cm" svg:y="0.827cm" svg:viewBox="0 0 45 116" svg:d="M45 41c0-26-10-41-24-41-13 0-21 10-21 21 0 10 8 20 21 20 4 0 10-1 13-5 1-1 1-1 2-1 0 2 1 0 1 6 0 28-14 51-26 64-4 4-4 5-4 6 0 3 2 5 3 5 4 0 35-30 35-75z"><text:p/></draw:path><draw:path draw:style-name="gr1350" draw:text-style-name="P120" svg:width="0.137cm" svg:height="0.385cm" svg:x="4.73cm" svg:y="0.58cm" svg:viewBox="0 0 138 386" svg:d="M83 52c0-17 9-41 51-43 2-1 4-2 4-5 0-4-4-4-8-4-39 0-74 20-74 48 0 30 0 59 0 88 0 15 0 28-15 40-13 11-29 12-37 13-2 0-4 1-4 4 0 4 3 4 7 4 25 2 44 15 48 35 1 4 1 5 1 19 0 25 0 51 0 76 0 16 0 28 19 44 15 11 41 15 55 15 4 0 8 0 8-4 0-3-3-3-6-4-25-2-44-14-48-34-1-3-1-4-1-18 0-28 0-55 0-82 0-17-4-25-16-36-9-9-20-12-31-15 32-9 47-27 47-49 0-31 0-61 0-92z"><text:p/></draw:path><draw:path draw:style-name="gr1351" draw:text-style-name="P120" svg:width="0.159cm" svg:height="0.265cm" svg:x="4.912cm" svg:y="0.611cm" svg:viewBox="0 0 160 266" svg:d="M96 122c32-11 54-37 54-68 0-32-34-54-72-54s-68 23-68 53c0 13 9 20 20 20 12 0 20-8 20-20 0-19-19-19-25-19 12-19 38-24 52-24 15 0 37 9 37 43 0 5-1 27-11 44-12 19-25 20-35 21-2 0-12 1-14 1-3 0-6 0-6 4 0 5 3 5 9 5s11 0 17 0c32 0 46 26 46 64 0 52-26 63-43 63-18 0-46-6-59-29 13 2 25-7 25-21 0-15-11-22-22-22-9 0-21 5-21 23 0 35 35 60 78 60 46 0 82-35 82-74 0-32-25-62-64-70z"><text:p/></draw:path><draw:path draw:style-name="gr1352" draw:text-style-name="P120" svg:width="0.137cm" svg:height="0.385cm" svg:x="5.117cm" svg:y="0.58cm" svg:viewBox="0 0 138 386" svg:d="M55 335c0 15-10 40-52 43-2 1-3 2-3 4 0 4 4 4 8 4 37 0 73-18 73-48s0-60 0-88c0-16 0-28 16-40 13-12 28-12 36-13 2 0 5-1 5-4 0-4-3-4-7-4-25-2-44-16-48-35-2-4-2-4-2-19 0-25 0-50 0-76 0-16 0-28-18-44-16-12-42-15-55-15-4 0-8 0-8 4s2 4 6 5c25 1 44 13 48 33 1 3 1 4 1 19 0 26 0 53 0 80 0 17 3 24 17 37 7 8 18 12 29 15-32 8-46 27-46 49 0 31 0 62 0 93z"><text:p/></draw:path><draw:path draw:style-name="gr1353" draw:text-style-name="P120" svg:width="0.045cm" svg:height="0.115cm" svg:x="5.315cm" svg:y="0.827cm" svg:viewBox="0 0 46 116" svg:d="M46 41c0-26-10-41-25-41-12 0-21 10-21 21 0 10 9 20 21 20 4 0 10-1 13-5 1-1 1-1 2-1s1 0 1 6c0 28-13 51-26 64-4 4-4 5-4 6 0 3 2 5 4 5 3 0 35-30 35-75z"><text:p/></draw:path><draw:path draw:style-name="gr1354" draw:text-style-name="P120" svg:width="0.137cm" svg:height="0.385cm" svg:x="5.482cm" svg:y="0.58cm" svg:viewBox="0 0 138 386" svg:d="M81 52c0-17 10-41 52-43 2-1 5-2 5-5 0-4-4-4-8-4-39 0-74 20-75 48 0 30 0 59 0 88 0 15 0 28-15 40-14 11-28 12-37 13-2 0-3 1-3 4 0 4 2 4 6 4 26 2 44 15 48 35 1 4 1 5 1 19 0 25 0 51 0 76 0 16 0 28 19 44 15 11 40 15 56 15 4 0 8 0 8-4 0-3-4-3-7-4-24-2-43-14-48-34-2-3-2-4-2-18 0-28 0-55 0-82 0-17-3-25-15-36-9-9-20-12-31-15 32-9 46-27 46-49 0-31 0-61 0-92z"><text:p/></draw:path><draw:path draw:style-name="gr1355" draw:text-style-name="P120" svg:width="0.127cm" svg:height="0.257cm" svg:x="5.681cm" svg:y="0.611cm" svg:viewBox="0 0 128 258" svg:d="M79 10c0-9 0-10-9-10-23 25-57 25-70 25 0 5 0 8 0 12 8 0 31 0 51-9 0 66 0 133 0 199 0 14-1 18-36 18-4 0-7 0-12 0 0 4 0 8 0 13 14-2 45-2 62-2 15 0 49 0 63 2 0-5 0-9 0-13-5 0-8 0-12 0-35 0-37-4-37-18 0-73 0-144 0-217z"><text:p/></draw:path><draw:path draw:style-name="gr1356" draw:text-style-name="P120" svg:width="0.044cm" svg:height="0.115cm" svg:x="5.874cm" svg:y="0.827cm" svg:viewBox="0 0 45 116" svg:d="M45 41c0-26-10-41-24-41-13 0-21 10-21 21 0 10 8 20 21 20 4 0 10-1 13-5 1-1 1-1 2-1 0 2 1 0 1 6 0 28-14 51-26 64-4 4-4 5-4 6 0 3 1 5 3 5 4 0 35-30 35-75z"><text:p/></draw:path><draw:path draw:style-name="gr1357" draw:text-style-name="P120" svg:width="0.16cm" svg:height="0.265cm" svg:x="6.029cm" svg:y="0.611cm" svg:viewBox="0 0 161 266" svg:d="M96 122c32-11 54-37 54-68 0-32-34-54-71-54-39 0-69 23-69 53 0 13 9 20 20 20 12 0 20-8 20-20 0-19-18-19-25-19 12-19 38-24 52-24 17 0 37 9 37 43 0 5-1 27-11 44-12 19-24 20-34 21-3 0-12 1-15 1s-6 0-6 4c0 5 3 5 9 5s12 0 18 0c31 0 45 26 45 64 0 52-26 63-43 63-16 0-46-6-59-29 13 2 25-7 25-21 0-15-10-22-21-22-10 0-22 5-22 23 0 35 36 60 78 60 47 0 83-35 83-74 0-32-25-62-65-70z"><text:p/></draw:path><draw:path draw:style-name="gr1358" draw:text-style-name="P120" svg:width="0.137cm" svg:height="0.385cm" svg:x="6.233cm" svg:y="0.58cm" svg:viewBox="0 0 138 386" svg:d="M56 335c0 15-10 40-53 43-1 1-3 2-3 4 0 4 4 4 8 4 37 0 73-18 73-48s0-60 0-88c0-16 0-28 16-40 14-12 28-12 37-13 1 0 4-1 4-4 0-4-3-4-7-4-25-2-44-16-48-35-2-4-2-4-2-19 0-25 0-50 0-76 0-16 0-28-18-44-16-12-42-15-55-15-4 0-8 0-8 4s2 4 7 5c24 1 43 13 48 33 1 3 1 4 1 19 0 26 0 53 0 80 0 17 3 24 16 37 7 8 18 12 29 15-32 8-45 27-45 49 0 31 0 62 0 93z"><text:p/></draw:path><draw:path draw:style-name="gr1359" draw:text-style-name="P120" svg:width="0.044cm" svg:height="0.115cm" svg:x="6.432cm" svg:y="0.827cm" svg:viewBox="0 0 45 116" svg:d="M45 41c0-26-10-41-25-41-12 0-20 10-20 21 0 10 8 20 20 20 5 0 10-1 14-5 1-1 1-1 1-1 1 0 1 0 1 6 0 28-13 51-26 64-4 4-4 5-4 6 0 3 2 5 4 5 4 0 35-30 35-75z"><text:p/></draw:path><draw:path draw:style-name="gr1360" draw:text-style-name="P120" svg:width="0.137cm" svg:height="0.385cm" svg:x="6.599cm" svg:y="0.58cm" svg:viewBox="0 0 138 386" svg:d="M81 52c0-17 10-41 53-43 1-1 4-2 4-5 0-4-4-4-8-4-39 0-74 20-74 48 0 30 0 59 0 88 0 15 0 28-15 40-15 11-29 12-38 13-2 0-3 1-3 4 0 4 2 4 7 4 25 2 44 15 48 35 1 4 1 5 1 19 0 25 0 51 0 76 0 16 0 28 18 44 15 11 40 15 56 15 4 0 8 0 8-4 0-3-3-3-7-4-24-2-43-14-48-34-2-3-2-4-2-18 0-28 0-55 0-82 0-17-3-24-15-36-8-8-19-12-30-15 32-9 45-27 45-49 0-31 0-61 0-92z"><text:p/></draw:path><draw:path draw:style-name="gr1361" draw:text-style-name="P120" svg:width="0.127cm" svg:height="0.257cm" svg:x="6.799cm" svg:y="0.611cm" svg:viewBox="0 0 128 258" svg:d="M79 10c0-9 0-10-9-10-24 25-58 25-70 25 0 5 0 8 0 12 8 0 30 0 51-9 0 66 0 133 0 199 0 14-1 18-37 18-4 0-7 0-12 0 0 4 0 8 0 13 13-2 48-2 63-2s48 0 63 2c0-5 0-9 0-13-5 0-9 0-14 0-34 0-35-4-35-18 0-73 0-144 0-217z"><text:p/></draw:path><draw:path draw:style-name="gr1362" draw:text-style-name="P120" svg:width="0.044cm" svg:height="0.115cm" svg:x="6.989cm" svg:y="0.827cm" svg:viewBox="0 0 45 116" svg:d="M45 41c0-26-9-41-24-41-13 0-21 10-21 21 0 10 8 20 21 20 4 0 10-1 13-5 1-1 1-1 2-1 0 2 1 0 1 6 0 28-14 51-26 64-4 4-4 5-4 6 0 3 2 5 4 5 3 0 34-30 34-75z"><text:p/></draw:path><draw:path draw:style-name="gr1363" draw:text-style-name="P120" svg:width="0.135cm" svg:height="0.385cm" svg:x="7.156cm" svg:y="0.58cm" svg:viewBox="0 0 136 386" svg:d="M81 52c0-17 10-41 52-43 2-1 3-2 3-5 0-4-2-4-6-4-39 0-74 20-75 48 0 30 0 59 0 88 0 15 0 28-15 40-14 11-28 12-37 13-2 0-3 1-3 4 0 4 2 4 6 4 25 2 44 15 48 35 1 4 1 5 1 19 0 25 0 51 0 76 0 16 0 28 19 44 15 11 40 15 56 15 4 0 6 0 6-4 0-3-2-3-5-4-24-2-44-14-48-34-2-3-2-4-2-18 0-28 0-55 0-82 0-17-3-24-15-36-9-8-20-12-31-15 32-9 46-27 46-49 0-31 0-61 0-92z"><text:p/></draw:path><draw:path draw:style-name="gr1364" draw:text-style-name="P120" svg:width="0.127cm" svg:height="0.257cm" svg:x="7.355cm" svg:y="0.611cm" svg:viewBox="0 0 128 258" svg:d="M79 10c0-9 0-10-9-10-23 25-57 25-70 25 0 5 0 8 0 12 8 0 31 0 51-9 0 66 0 133 0 199 0 14-1 18-36 18-4 0-8 0-13 0 0 4 0 8 0 13 15-2 48-2 63-2s49 0 63 2c0-5 0-9 0-13-5 0-8 0-12 0-36 0-37-4-37-18 0-73 0-144 0-217z"><text:p/></draw:path><draw:path draw:style-name="gr1365" draw:text-style-name="P120" svg:width="0.044cm" svg:height="0.115cm" svg:x="7.548cm" svg:y="0.827cm" svg:viewBox="0 0 45 116" svg:d="M45 41c0-26-10-41-24-41-13 0-21 10-21 21 0 10 8 20 21 20 4 0 9-1 13-5 1-1 1-1 2-1 0 2 0 0 0 6 0 28-13 51-26 64-3 4-3 5-3 6 0 3 1 5 3 5 4 0 35-30 35-75z"><text:p/></draw:path><draw:path draw:style-name="gr1366" draw:text-style-name="P120" svg:width="0.153cm" svg:height="0.257cm" svg:x="7.706cm" svg:y="0.611cm" svg:viewBox="0 0 154 258" svg:d="M30 228c13-13 27-27 40-40 61-53 84-74 84-113 0-44-35-75-82-75-43 0-72 36-72 70 0 22 19 22 20 22 6 0 20-5 20-20 0-10-7-20-20-20-3 0-5 0-6 0 9-26 30-40 53-40 35 0 52 32 52 63 0 32-20 61-41 86-25 27-49 55-75 82-3 5-3 6-3 15 47 0 96 0 143 0 3-24 8-46 11-68-3 0-7 0-10 0-2 13-4 29-9 35-2 3-27 3-36 3-23 0-46 0-69 0z"><text:p/></draw:path><draw:path draw:style-name="gr1367" draw:text-style-name="P120" svg:width="0.044cm" svg:height="0.115cm" svg:x="7.913cm" svg:y="0.827cm" svg:viewBox="0 0 45 116" svg:d="M45 41c0-26-10-41-24-41-13 0-21 10-21 21 0 10 8 20 21 20 4 0 9-1 13-5 1-1 1-1 2-1 0 2 0 0 0 6 0 28-13 51-26 64-3 4-3 5-3 6 0 3 1 5 3 5 4 0 35-30 35-75z"><text:p/></draw:path><draw:path draw:style-name="gr1368" draw:text-style-name="P120" svg:width="0.159cm" svg:height="0.265cm" svg:x="8.068cm" svg:y="0.611cm" svg:viewBox="0 0 160 266" svg:d="M96 122c32-11 54-37 54-68 0-32-34-54-72-54s-68 23-68 53c0 13 9 20 20 20 12 0 20-8 20-20 0-19-19-19-25-19 12-19 38-24 52-24 15 0 37 9 37 43 0 5-1 27-11 44-12 19-25 20-34 21-3 0-13 1-15 1-3 0-6 0-6 4 0 5 3 5 9 5s11 0 17 0c32 0 46 26 46 64 0 52-26 63-43 63-18 0-46-6-59-29 13 2 25-7 25-21 0-15-10-22-22-22-9 0-21 5-21 23 0 35 35 60 78 60 46 0 82-35 82-74 0-32-25-62-64-70z"><text:p/></draw:path><draw:path draw:style-name="gr1369" draw:text-style-name="P120" svg:width="0.137cm" svg:height="0.385cm" svg:x="8.273cm" svg:y="0.58cm" svg:viewBox="0 0 138 386" svg:d="M55 335c0 15-10 40-52 43-2 1-3 2-3 4 0 4 4 4 8 4 37 0 73-18 73-48s0-60 0-88c0-16 0-28 16-40 13-12 28-12 36-13 2 0 5-1 5-4 0-4-3-4-7-4-25-2-44-16-48-35-2-4-2-4-2-19 0-25 0-50 0-76 0-16 0-28-18-44-16-12-42-15-55-15-4 0-8 0-8 4s2 4 7 5c24 1 43 13 47 33 1 3 1 4 1 19 0 26 0 53 0 80 0 17 3 24 17 37 7 8 18 12 29 15-32 8-46 27-46 49 0 31 0 62 0 93z"><text:p/></draw:path><draw:path draw:style-name="gr1370" draw:text-style-name="P120" svg:width="0.135cm" svg:height="0.385cm" svg:x="8.467cm" svg:y="0.58cm" svg:viewBox="0 0 136 386" svg:d="M55 335c0 15-10 40-52 43-2 1-3 2-3 4 0 4 3 4 8 4 37 0 72-18 73-48 0-30 0-60 0-88 0-16 0-28 16-40 13-12 27-12 36-13 2 0 3-1 3-4 0-4-2-4-5-4-25-2-44-16-48-35-2-4-2-4-2-19 0-25 0-50 0-76 0-16 0-28-18-44-16-12-42-15-55-15-5 0-8 0-8 4s2 4 6 5c24 1 44 13 48 33 1 3 1 4 1 19 0 26 0 53 0 80 0 17 3 24 15 37 9 8 20 12 31 15-32 8-46 27-46 49 0 31 0 62 0 93z"><text:p/></draw:path><draw:path draw:style-name="gr1371" draw:text-style-name="P120" svg:width="0.044cm" svg:height="0.115cm" svg:x="8.665cm" svg:y="0.827cm" svg:viewBox="0 0 45 116" svg:d="M45 41c0-26-9-41-24-41-13 0-21 10-21 21 0 10 8 20 21 20 4 0 10-1 13-5 1-1 1-1 2-1 0 2 1 0 1 6 0 28-14 51-26 64-4 4-4 5-4 6 0 3 2 5 3 5 4 0 35-30 35-75z"><text:p/></draw:path><draw:path draw:style-name="gr1372" draw:text-style-name="P120" svg:width="0.135cm" svg:height="0.385cm" svg:x="8.832cm" svg:y="0.58cm" svg:viewBox="0 0 136 386" svg:d="M81 52c0-17 10-41 52-43 2-1 3-2 3-5 0-4-3-4-6-4-40 0-75 20-75 48 0 30 0 59 0 88 0 15 0 28-15 40-14 11-29 12-37 13-2 0-3 1-3 4 0 4 2 4 6 4 25 2 44 15 48 35 1 4 1 5 1 19 0 25 0 51 0 76 0 16 0 28 19 44 15 11 40 15 56 15 3 0 6 0 6-4 0-3-2-3-5-4-24-2-44-14-48-34-2-3-2-4-2-18 0-28 0-55 0-82 0-17-3-24-15-36-9-8-20-12-31-15 32-9 46-27 46-49 0-31 0-61 0-92z"><text:p/></draw:path><draw:path draw:style-name="gr1373" draw:text-style-name="P120" svg:width="0.16cm" svg:height="0.265cm" svg:x="9.013cm" svg:y="0.611cm" svg:viewBox="0 0 161 266" svg:d="M96 122c32-11 54-37 54-68 0-32-34-54-72-54s-68 23-68 53c0 13 9 20 20 20 12 0 20-8 20-20 0-19-18-19-25-19 12-19 38-24 52-24 15 0 37 9 37 43 0 5-1 27-11 44-12 19-25 20-34 21-3 0-13 1-15 1-3 0-6 0-6 4 0 5 3 5 9 5s12 0 18 0c31 0 45 26 45 64 0 52-26 63-43 63-16 0-46-6-59-29 13 2 25-7 25-21 0-15-10-22-22-22-9 0-21 5-21 23 0 35 35 60 78 60 47 0 83-35 83-74 0-32-26-62-65-70z"><text:p/></draw:path><draw:path draw:style-name="gr1374" draw:text-style-name="P120" svg:width="0.044cm" svg:height="0.115cm" svg:x="9.223cm" svg:y="0.827cm" svg:viewBox="0 0 45 116" svg:d="M45 41c0-26-10-41-25-41-12 0-20 10-20 21 0 10 8 20 20 20 5 0 10-1 14-5 1-1 1-1 2-1 0 2 0 0 0 6 0 28-13 51-26 64-4 4-4 5-4 6 0 3 2 5 4 5 4 0 35-30 35-75z"><text:p/></draw:path><draw:path draw:style-name="gr1375" draw:text-style-name="P120" svg:width="0.137cm" svg:height="0.385cm" svg:x="9.389cm" svg:y="0.58cm" svg:viewBox="0 0 138 386" svg:d="M81 52c0-17 10-41 53-43 1-1 4-2 4-5 0-4-4-4-8-4-39 0-74 20-74 48 0 30 0 59 0 88 0 15 0 28-15 40-15 11-29 12-38 13-1 0-3 1-3 4 0 4 2 4 7 4 25 2 44 15 48 35 1 4 1 5 1 19 0 25 0 51 0 76 0 16 0 28 19 44 14 11 41 15 55 15 4 0 8 0 8-4 0-3-3-3-7-4-24-2-43-14-48-34-2-3-2-4-2-18 0-28 0-55 0-82 0-17-3-24-15-36-8-8-19-12-30-15 32-9 45-27 45-49 0-31 0-61 0-92z"><text:p/></draw:path><draw:path draw:style-name="gr1376" draw:text-style-name="P120" svg:width="0.127cm" svg:height="0.257cm" svg:x="9.59cm" svg:y="0.611cm" svg:viewBox="0 0 128 258" svg:d="M79 10c0-9 0-10-9-10-24 25-58 25-70 25 0 5 0 8 0 12 8 0 31 0 51-9 0 66 0 133 0 199 0 14-1 18-37 18-4 0-7 0-12 0 0 4 0 8 0 13 13-2 48-2 63-2s49 0 63 2c0-5 0-9 0-13-5 0-8 0-12 0-36 0-37-4-37-18 0-73 0-144 0-217z"><text:p/></draw:path><draw:path draw:style-name="gr1377" draw:text-style-name="P120" svg:width="0.045cm" svg:height="0.115cm" svg:x="9.781cm" svg:y="0.827cm" svg:viewBox="0 0 46 116" svg:d="M46 41c0-26-10-41-25-41-12 0-21 10-21 21 0 10 9 20 21 20 4 0 10-1 13-5 1-1 1-1 2-1s1 0 1 6c0 28-13 51-26 64-4 4-4 5-4 6 0 3 2 5 4 5 4 0 35-30 35-75z"><text:p/></draw:path><draw:path draw:style-name="gr1378" draw:text-style-name="P120" svg:width="0.153cm" svg:height="0.257cm" svg:x="9.94cm" svg:y="0.611cm" svg:viewBox="0 0 154 258" svg:d="M30 228c13-13 27-27 40-40 61-53 84-74 84-113 0-44-34-75-81-75-44 0-73 36-73 70 0 22 20 22 21 22 7 0 20-5 20-20 0-10-7-20-21-20-2 0-3 0-5 0 9-26 30-40 52-40 35 0 52 32 52 63 0 32-19 61-41 86-24 27-49 55-74 82-4 5-4 6-4 15 47 0 96 0 143 0 3-24 8-46 11-68-3 0-7 0-10 0-1 13-4 29-8 35-3 3-28 3-37 3-23 0-46 0-69 0z"><text:p/></draw:path><draw:path draw:style-name="gr1379" draw:text-style-name="P120" svg:width="0.045cm" svg:height="0.115cm" svg:x="10.146cm" svg:y="0.827cm" svg:viewBox="0 0 46 116" svg:d="M46 41c0-26-10-41-25-41-13 0-21 10-21 21 0 10 8 20 21 20 4 0 10-1 13-5 1-1 1-1 2-1 0 2 1 0 1 6 0 28-14 51-26 64-4 4-4 5-4 6 0 3 2 5 4 5 3 0 35-30 35-75z"><text:p/></draw:path><draw:path draw:style-name="gr1380" draw:text-style-name="P120" svg:width="0.16cm" svg:height="0.265cm" svg:x="10.301cm" svg:y="0.611cm" svg:viewBox="0 0 161 266" svg:d="M96 122c32-11 54-37 54-68 0-32-33-54-71-54-39 0-68 23-68 53 0 13 8 20 20 20 11 0 19-8 19-20 0-19-18-19-24-19 13-19 38-24 51-24 17 0 37 9 37 43 0 5-1 27-11 44-11 19-24 20-34 21-3 0-12 1-15 1-2 0-6 0-6 4 0 5 4 5 9 5 6 0 12 0 18 0 32 0 46 26 46 64 0 52-26 63-44 63-16 0-45-6-59-29 14 2 25-7 25-21 0-15-10-22-21-22-10 0-22 5-22 23 0 35 36 60 78 60 47 0 83-35 83-74 0-32-25-62-65-70z"><text:p/></draw:path><draw:path draw:style-name="gr1381" draw:text-style-name="P120" svg:width="0.137cm" svg:height="0.385cm" svg:x="10.506cm" svg:y="0.58cm" svg:viewBox="0 0 138 386" svg:d="M56 335c0 15-10 40-52 43-2 1-4 2-4 4 0 4 4 4 8 4 38 0 73-18 75-48 0-30 0-60 0-88 0-16 0-28 15-40 13-12 27-12 36-13 2 0 4-1 4-4 0-4-3-4-6-4-26-2-45-16-48-35-1-4-1-4-1-19 0-25 0-50 0-76 0-16 0-28-19-44-16-12-43-15-56-15-4 0-8 0-8 4s3 4 7 5c24 1 43 13 48 33 1 3 1 4 1 19 0 26 0 53 0 80 0 17 3 24 16 37 7 8 19 12 29 15-31 8-45 27-45 49 0 31 0 62 0 93z"><text:p/></draw:path><draw:path draw:style-name="gr1382" draw:text-style-name="P120" svg:width="0.137cm" svg:height="0.385cm" svg:x="10.7cm" svg:y="0.58cm" svg:viewBox="0 0 138 386" svg:d="M56 335c0 15-10 40-53 43-1 1-3 2-3 4 0 4 4 4 8 4 37 0 73-18 73-48s0-60 0-88c0-16 0-28 16-40 14-12 28-12 37-13 1 0 4-1 4-4 0-4-3-4-7-4-25-2-44-16-48-35-2-4-2-4-2-19 0-25 0-50 0-76 0-16 0-28-18-44-16-12-42-15-55-15-4 0-8 0-8 4s2 4 7 5c24 1 43 13 48 33 1 3 1 4 1 19 0 26 0 53 0 80 0 17 3 24 16 37 7 8 18 12 29 15-32 8-45 27-45 49 0 31 0 62 0 93z"><text:p/></draw:path><draw:path draw:style-name="gr1383" draw:text-style-name="P120" svg:width="0.044cm" svg:height="0.115cm" svg:x="10.899cm" svg:y="0.827cm" svg:viewBox="0 0 45 116" svg:d="M45 41c0-26-10-41-25-41-12 0-20 10-20 21 0 10 8 20 20 20 5 0 10-1 14-5 1-1 1-1 1-1 1 0 1 0 1 6 0 28-13 51-26 64-4 4-4 5-4 6 0 3 2 5 4 5 4 0 35-30 35-75z"><text:p/></draw:path><draw:path draw:style-name="gr1384" draw:text-style-name="P120" svg:width="0.137cm" svg:height="0.385cm" svg:x="11.065cm" svg:y="0.58cm" svg:viewBox="0 0 138 386" svg:d="M81 52c0-17 10-41 53-43 1-1 4-2 4-5 0-4-4-4-8-4-39 0-74 20-74 48 0 30 0 59 0 88 0 15 0 28-15 40-15 11-29 12-38 13-2 0-3 1-3 4 0 4 2 4 7 4 25 2 44 15 48 35 1 4 1 5 1 19 0 25 0 51 0 76 0 16 0 28 18 44 15 11 40 15 56 15 4 0 8 0 8-4 0-3-3-3-7-4-24-2-43-14-48-34-2-3-2-4-2-18 0-28 0-55 0-82 0-17-3-24-15-36-8-8-19-12-30-15 32-9 45-27 45-49 0-31 0-61 0-92z"><text:p/></draw:path><draw:path draw:style-name="gr1385" draw:text-style-name="P120" svg:width="0.127cm" svg:height="0.257cm" svg:x="11.265cm" svg:y="0.611cm" svg:viewBox="0 0 128 258" svg:d="M79 10c0-9 0-10-9-10-24 25-58 25-70 25 0 5 0 8 0 12 8 0 30 0 51-9 0 66 0 133 0 199 0 14-1 18-37 18-4 0-7 0-12 0 0 4 0 8 0 13 13-2 48-2 63-2s48 0 63 2c0-5 0-9 0-13-5 0-9 0-14 0-34 0-35-4-35-18 0-73 0-144 0-217z"><text:p/></draw:path><draw:path draw:style-name="gr1386" draw:text-style-name="P120" svg:width="0.044cm" svg:height="0.115cm" svg:x="11.457cm" svg:y="0.827cm" svg:viewBox="0 0 45 116" svg:d="M45 41c0-26-9-41-24-41-13 0-21 10-21 21 0 10 8 20 21 20 4 0 10-1 13-5 1-1 1-1 2-1 0 2 1 0 1 6 0 28-14 51-26 64-4 4-4 5-4 6 0 3 2 5 4 5 3 0 34-30 34-75z"><text:p/></draw:path><draw:path draw:style-name="gr1387" draw:text-style-name="P120" svg:width="0.135cm" svg:height="0.385cm" svg:x="11.624cm" svg:y="0.58cm" svg:viewBox="0 0 136 386" svg:d="M81 52c0-17 10-41 52-43 2-1 3-2 3-5 0-4-2-4-6-4-39 0-74 20-75 48 0 30 0 59 0 88 0 15 0 28-15 40-14 11-28 12-37 13-2 0-3 1-3 4 0 4 2 4 6 4 25 2 44 15 48 35 1 4 1 5 1 19 0 25 0 51 0 76 0 16 0 28 19 44 15 11 40 15 56 15 4 0 6 0 6-4 0-3-2-3-5-4-24-2-44-14-48-34-2-3-2-4-2-18 0-28 0-55 0-82 0-17-3-24-15-36-9-8-20-12-31-15 32-9 46-27 46-49 0-31 0-61 0-92z"><text:p/></draw:path><draw:path draw:style-name="gr1388" draw:text-style-name="P120" svg:width="0.127cm" svg:height="0.257cm" svg:x="11.823cm" svg:y="0.611cm" svg:viewBox="0 0 128 258" svg:d="M79 10c0-9 0-10-9-10-23 25-57 25-70 25 0 5 0 8 0 12 8 0 31 0 51-9 0 66 0 133 0 199 0 14-1 18-36 18-4 0-8 0-13 0 0 4 0 8 0 13 15-2 48-2 63-2s49 0 63 2c0-5 0-9 0-13-5 0-8 0-12 0-36 0-37-4-37-18 0-73 0-144 0-217z"><text:p/></draw:path><draw:path draw:style-name="gr1389" draw:text-style-name="P120" svg:width="0.044cm" svg:height="0.115cm" svg:x="12.015cm" svg:y="0.827cm" svg:viewBox="0 0 45 116" svg:d="M45 41c0-26-10-41-24-41-13 0-21 10-21 21 0 10 8 20 21 20 4 0 9-1 13-5 1-1 1-1 2-1 0 2 0 0 0 6 0 28-13 51-26 64-3 4-3 5-3 6 0 3 1 5 3 5 4 0 35-30 35-75z"><text:p/></draw:path><draw:path draw:style-name="gr1390" draw:text-style-name="P120" svg:width="0.153cm" svg:height="0.257cm" svg:x="12.174cm" svg:y="0.611cm" svg:viewBox="0 0 154 258" svg:d="M30 228c13-13 27-27 40-40 61-53 84-74 84-113 0-44-35-75-82-75-43 0-72 36-72 70 0 22 19 22 20 22 6 0 20-5 20-20 0-10-7-20-20-20-3 0-5 0-6 0 9-26 30-40 53-40 35 0 52 32 52 63 0 32-20 61-41 86-25 27-49 55-75 82-3 5-3 6-3 15 47 0 96 0 143 0 3-24 8-46 11-68-3 0-7 0-10 0-2 13-4 29-9 35-2 3-27 3-36 3-23 0-46 0-69 0z"><text:p/></draw:path><draw:path draw:style-name="gr1391" draw:text-style-name="P120" svg:width="0.044cm" svg:height="0.115cm" svg:x="12.381cm" svg:y="0.827cm" svg:viewBox="0 0 45 116" svg:d="M45 41c0-26-10-41-24-41-13 0-21 10-21 21 0 10 8 20 21 20 4 0 9-1 13-5 1-1 1-1 2-1 0 2 0 0 0 6 0 28-13 51-26 64-3 4-3 5-3 6 0 3 1 5 3 5 4 0 35-30 35-75z"><text:p/></draw:path><draw:path draw:style-name="gr1392" draw:text-style-name="P120" svg:width="0.159cm" svg:height="0.265cm" svg:x="12.536cm" svg:y="0.611cm" svg:viewBox="0 0 160 266" svg:d="M96 122c32-11 54-37 54-68 0-32-34-54-72-54s-68 23-68 53c0 13 9 20 20 20 12 0 20-8 20-20 0-19-19-19-25-19 12-19 38-24 52-24 15 0 37 9 37 43 0 5-1 27-11 44-12 19-25 20-34 21-3 0-13 1-15 1-3 0-6 0-6 4 0 5 3 5 9 5s11 0 17 0c32 0 46 26 46 64 0 52-26 63-43 63-18 0-46-6-59-29 13 2 25-7 25-21 0-15-10-22-22-22-9 0-21 5-21 23 0 35 35 60 78 60 47 0 82-35 82-74 0-32-25-62-64-70z"><text:p/></draw:path><draw:path draw:style-name="gr1393" draw:text-style-name="P120" svg:width="0.137cm" svg:height="0.385cm" svg:x="12.74cm" svg:y="0.58cm" svg:viewBox="0 0 138 386" svg:d="M56 335c0 15-11 40-53 43-2 1-3 2-3 4 0 4 4 4 8 4 37 0 73-18 73-48s0-60 0-88c0-16 0-28 16-40 13-12 28-12 36-13 2 0 5-1 5-4 0-4-3-4-7-4-25-2-44-16-48-35-2-4-2-4-2-19 0-25 0-50 0-76 0-16 0-28-18-44-16-12-42-15-55-15-4 0-8 0-8 4s2 4 7 5c24 1 43 13 47 33 2 3 2 4 2 19 0 26 0 53 0 80 0 17 2 24 16 37 7 8 18 12 29 15-32 8-45 27-45 49 0 31 0 62 0 93z"><text:p/></draw:path><draw:path draw:style-name="gr1394" draw:text-style-name="P120" svg:width="0.044cm" svg:height="0.115cm" svg:x="12.939cm" svg:y="0.827cm" svg:viewBox="0 0 45 116" svg:d="M45 41c0-26-10-41-25-41-12 0-20 10-20 21 0 10 8 20 20 20 4 0 10-1 13-5 2-1 1-1 2-1s1 0 1 6c0 28-13 51-26 64-4 4-4 5-4 6 0 3 2 5 4 5 4 0 35-30 35-75z"><text:p/></draw:path><draw:path draw:style-name="gr1395" draw:text-style-name="P120" svg:width="0.16cm" svg:height="0.265cm" svg:x="13.093cm" svg:y="0.611cm" svg:viewBox="0 0 161 266" svg:d="M96 122c32-11 55-37 55-68 0-32-34-54-72-54-39 0-68 23-68 53 0 13 8 20 20 20s20-8 20-20c0-19-19-19-25-19 13-19 38-24 52-24 16 0 36 9 36 43 0 5 0 27-11 44-11 19-24 20-34 21-3 0-12 1-15 1-2 0-6 0-6 4 0 5 4 5 10 5s11 0 17 0c32 0 46 26 46 64 0 52-26 63-44 63-16 0-45-6-59-29 14 2 26-7 26-21 0-15-11-22-22-22-9 0-22 5-22 23 0 35 36 60 78 60 47 0 83-35 83-74 0-32-25-62-65-70z"><text:p/></draw:path><draw:path draw:style-name="gr1396" draw:text-style-name="P120" svg:width="0.135cm" svg:height="0.385cm" svg:x="13.299cm" svg:y="0.58cm" svg:viewBox="0 0 136 386" svg:d="M55 335c0 15-10 40-52 43-2 1-3 2-3 4 0 4 3 4 8 4 37 0 72-18 73-48 0-30 0-60 0-88 0-16 0-28 16-40 13-12 27-12 36-13 2 0 3-1 3-4 0-4-2-4-5-4-26-2-44-16-48-35-2-4-2-4-2-19 0-25 0-50 0-76 0-16 0-28-18-44-16-12-42-15-55-15-5 0-8 0-8 4s2 4 6 5c24 1 44 13 48 33 1 3 1 4 1 19 0 26 0 53 0 80 0 17 3 24 15 37 9 8 20 12 31 15-32 8-46 27-46 49 0 31 0 62 0 93z"><text:p/></draw:path><draw:path draw:style-name="gr1397" draw:text-style-name="P120" svg:width="0.137cm" svg:height="0.385cm" svg:x="13.492cm" svg:y="0.58cm" svg:viewBox="0 0 138 386" svg:d="M56 335c0 15-10 40-53 43-1 1-3 2-3 4 0 4 4 4 8 4 37 0 73-18 73-48s0-60 0-88c0-16 0-28 16-40 14-12 28-12 37-13 2 0 4-1 4-4 0-4-3-4-7-4-25-2-44-16-48-35-2-4-2-4-2-19 0-25 0-50 0-76 0-16 0-28-17-44-17-12-43-15-56-15-4 0-8 0-8 4s2 4 7 5c24 1 43 13 48 33 1 3 1 4 1 19 0 26 0 53 0 80 0 17 3 24 16 37 7 8 18 12 29 15-32 8-45 27-45 49 0 31 0 62 0 93z"><text:p/></draw:path></draw:g></text:p>
        </text:list-item>
      </text:list>
      <text:h text:style-name="P3" text:outline-level="2"><text:span text:style-name="T5">2. </text:span>הוכחת טענות בסיסיות</text:h>
      <text:h text:style-name="Heading_20_3" text:outline-level="3">סעיף א’</text:h>
      <text:list xml:id="list2766516958" text:style-name="L2">
        <text:list-item>
          <text:p text:style-name="P54">צ.ל.:</text:p>
          <text:p text:style-name="P12"><draw:g text:anchor-type="as-char" svg:y="-0.774cm" draw:z-index="205" draw:style-name="gr1"><svg:title>TexMaths</svg:title><svg:desc>11§latex§\begin{align*}
A :&amp;= \{2, -1\} \\
B :&amp;= \left\{x \in \mathbb{Z} \mid x^2 &gt; x \right\} \\
A &amp;\subseteq  B \\
\end{align*}§svg§600§FALSE§</svg:desc><draw:path draw:style-name="gr4" draw:text-style-name="P119" svg:width="3.812cm" svg:height="1.509cm" svg:x="0.002cm" svg:y="0.019cm" svg:viewBox="0 0 3813 1510" svg:d="M1907 1510c-636 0-1271 0-1907 0 0-503 0-1007 0-1510 1271 0 2543 0 3813 0 0 503 0 1007 0 1510-636 0-1272 0-1906 0z"><text:p/></draw:path><draw:path draw:style-name="gr5" draw:text-style-name="P120" svg:width="0.264cm" svg:height="0.276cm" svg:x="0.019cm" svg:y="0.012cm" svg:viewBox="0 0 265 277" svg:d="M56 232c-15 27-31 32-47 33-6 0-9 0-9 8 0 2 2 4 6 4 9 0 22-1 33-1 13 0 26 1 38 1 2 0 8 0 8-7 0-5-4-5-7-5-9-1-17-4-17-14 0-5 2-9 5-14 10-17 19-33 29-50 32 0 65 0 96 0 2 9 7 62 7 65 0 12-20 13-27 13-6 0-10 0-10 8 0 4 3 2 5 4 17 0 33-1 49-1 9 0 34 1 44 1 2 0 6 0 6-7 0-5-3-5-9-5-24 0-24-3-25-14-8-80-15-161-23-241-1-8-1-10-8-10-5 0-7 3-10 7-45 74-89 150-134 225zM102 176c26-43 51-85 76-128 5 43 8 85 12 128-29 0-58 0-88 0z"><text:p/></draw:path><draw:path draw:style-name="gr6" draw:text-style-name="P120" svg:width="0.04cm" svg:height="0.166cm" svg:x="0.436cm" svg:y="0.123cm" svg:viewBox="0 0 41 167" svg:d="M41 21c0-11-9-21-20-21s-21 10-21 21 10 20 21 20 20-9 20-20zM41 146c0-11-9-21-20-21s-21 10-21 21 10 21 21 21 20-10 20-21z"><text:p/></draw:path><draw:path draw:style-name="gr7" draw:text-style-name="P120" svg:width="0.255cm" svg:height="0.089cm" svg:x="0.639cm" svg:y="0.147cm" svg:viewBox="0 0 256 90" svg:d="M244 15c6 0 12 0 12-7 0-8-6-8-12-8-77 0-155 0-232 0-4 0-12 0-12 8 0 7 8 7 13 7 77 0 154 0 231 0zM244 90c6 0 12 0 12-7 0-8-6-8-12-8-77 0-154 0-231 0-5 0-13 0-13 8 0 7 8 7 12 7 77 0 155 0 232 0z"><text:p/></draw:path><draw:path draw:style-name="gr8" draw:text-style-name="P120" svg:width="0.137cm" svg:height="0.385cm" svg:x="1.053cm" svg:y="-0.001cm" svg:viewBox="0 0 138 386" svg:d="M81 52c0-16 11-41 53-43 2 0 4-2 4-5 0-4-4-4-8-4-39 0-74 20-74 48 0 30 0 59 0 88 0 16 0 28-15 41-13 11-29 12-38 12-1 0-3 2-3 5s2 3 7 4c25 1 44 15 48 34 1 5 1 5 1 19 0 25 0 50 0 77 0 15 0 28 19 43 14 12 41 15 55 15 4 0 8 0 8-3 0-5-3-5-7-5-24-2-43-14-47-34-3-3-3-4-3-17 0-28 0-55 0-82 0-17-3-24-15-36-9-9-19-12-30-15 32-9 45-27 45-50 0-31 0-61 0-92z"><text:p/></draw:path><draw:path draw:style-name="gr9" draw:text-style-name="P120" svg:width="0.153cm" svg:height="0.256cm" svg:x="1.238cm" svg:y="0.033cm" svg:viewBox="0 0 154 257" svg:d="M30 228c14-13 27-28 42-41 59-53 82-74 82-112 0-44-34-75-81-75-44 0-73 35-73 69 0 22 20 22 21 22 7 0 20-4 20-21 0-9-7-19-20-19-3 0-4 0-6 0 9-25 30-39 52-39 35 0 52 31 52 63 0 31-19 61-40 85-25 27-49 56-75 83-4 3-4 5-4 14 48 0 96 0 144 0 3-23 7-45 10-68-3 0-5 0-9 0-2 12-5 29-9 35-3 4-28 4-36 4-23 0-47 0-70 0z"><text:p/></draw:path><draw:path draw:style-name="gr10" draw:text-style-name="P120" svg:width="0.044cm" svg:height="0.115cm" svg:x="1.446cm" svg:y="0.247cm" svg:viewBox="0 0 45 116" svg:d="M45 41c0-26-10-41-25-41-12 0-20 10-20 21 0 10 8 21 20 21 4 0 10-2 14-6 1-1 1-1 1-1 1 0 1 0 1 6 0 28-13 51-26 65-4 4-4 4-4 6s2 4 4 4c4 0 35-30 35-75z"><text:p/></draw:path><draw:path draw:style-name="gr11" draw:text-style-name="P120" svg:width="0.234cm" svg:height="0.014cm" svg:x="1.616cm" svg:y="0.185cm" svg:viewBox="0 0 235 15" svg:d="M222 15c7 0 13 0 13-7 0-8-6-8-13-8-69 0-139 0-209 0-6 0-13 0-13 8 0 7 7 7 13 7 70 0 140 0 209 0z"><text:p/></draw:path><draw:path draw:style-name="gr12" draw:text-style-name="P120" svg:width="0.127cm" svg:height="0.256cm" svg:x="1.918cm" svg:y="0.033cm" svg:viewBox="0 0 128 257" svg:d="M79 10c0-10 0-10-9-10-24 24-58 24-70 24 0 5 0 8 0 12 8 0 31 0 51-10 0 68 0 134 0 201 0 13-1 18-37 18-4 0-7 0-12 0 0 5 0 8 0 12 15-1 48-1 63-1s49 0 63 1c0-4 0-7 0-12-5 0-8 0-12 0-36 0-37-4-37-18 0-73 0-144 0-217z"><text:p/></draw:path><draw:path draw:style-name="gr13" draw:text-style-name="P120" svg:width="0.137cm" svg:height="0.385cm" svg:x="2.105cm" svg:y="-0.001cm" svg:viewBox="0 0 138 386" svg:d="M55 336c0 15-10 39-52 42-2 0-3 2-3 5s4 3 8 3c37 0 73-19 73-48 0-30 0-60 0-88 0-15 0-28 16-40 13-11 28-12 36-12 2-1 5-2 5-4 0-5-4-5-7-5-25-1-44-15-48-34-2-4-2-5-2-20 0-25 0-50 0-76 0-16 0-28-18-42-16-13-42-17-55-17-4 0-8 0-8 4 0 5 2 5 6 5 25 1 44 14 48 33 1 4 1 4 1 19 0 27 0 53 0 81 0 18 3 24 15 36 9 8 20 12 31 16-32 8-46 26-46 48 0 31 0 62 0 94z"><text:p/></draw:path><draw:path draw:style-name="gr14" draw:text-style-name="P120" svg:width="0.275cm" svg:height="0.263cm" svg:x="-0.001cm" svg:y="0.653cm" svg:viewBox="0 0 276 264" svg:d="M45 234c-3 15-4 18-35 18-7 0-10 0-10 8 0 4 3 4 10 4 46 0 92 0 139 0 60 0 106-46 106-84 0-27-23-50-60-53 40-8 81-37 81-73 0-29-25-54-72-54-43 0-87 0-130 0-7 0-11 0-11 8 0 4 3 4 11 4 1 0 7 0 14 1 8 0 11 1 11 6 0 2 0 3-1 7-18 70-35 139-53 208zM103 122c8-32 17-64 25-96 3-13 4-14 21-14 16 0 34 0 50 0 33 0 42 23 42 40 0 34-33 70-80 70-19 0-39 0-58 0zM87 252c-6 0-7 0-9 0-4-1-5-1-5-4 0-2 0-3 2-9 9-37 17-72 26-108 24 0 50 0 74 0 37 0 44 29 44 45 0 39-34 76-80 76-18 0-34 0-52 0z"><text:p/></draw:path><draw:path draw:style-name="gr15" draw:text-style-name="P120" svg:width="0.04cm" svg:height="0.165cm" svg:x="0.436cm" svg:y="0.75cm" svg:viewBox="0 0 41 166" svg:d="M41 20c0-11-9-20-20-20s-21 9-21 20 10 21 21 21 20-10 20-21zM41 145c0-11-9-20-20-20s-21 9-21 20 10 21 21 21 20-10 20-21z"><text:p/></draw:path><draw:path draw:style-name="gr16" draw:text-style-name="P120" svg:width="0.255cm" svg:height="0.089cm" svg:x="0.639cm" svg:y="0.774cm" svg:viewBox="0 0 256 90" svg:d="M244 15c6 0 12 0 12-7 0-8-6-8-12-8-77 0-155 0-232 0-4 0-12 0-12 8 0 7 8 7 13 7 77 0 154 0 231 0zM244 90c6 0 12 0 12-7 0-8-6-8-12-8-77 0-154 0-231 0-5 0-13 0-13 8 0 7 8 7 12 7 77 0 155 0 232 0z"><text:p/></draw:path><draw:path draw:style-name="gr17" draw:text-style-name="P120" svg:width="0.137cm" svg:height="0.462cm" svg:x="1.07cm" svg:y="0.587cm" svg:viewBox="0 0 138 463" svg:d="M55 171c0 26-13 41-52 57-2 0-3 2-3 4 0 3 0 5 3 6 52 19 52 40 52 62 0 36 0 71 0 106 1 11 7 25 23 37 20 13 51 20 54 20 4 0 6-1 6-4s-2-5-7-6c-11-4-42-16-47-40-1-5-1-5-1-19 0-32 0-64 0-95 0-21 0-48-64-67 64-19 64-45 64-67 0-32 0-63 0-95 0-20 0-41 51-60 4-1 4-3 4-4 0-4-2-6-6-6-2 0-57 13-70 39-7 11-7 15-7 31 0 33 0 68 0 101z"><text:p/></draw:path><draw:path draw:style-name="gr18" draw:text-style-name="P120" svg:width="0.192cm" svg:height="0.174cm" svg:x="1.262cm" svg:y="0.746cm" svg:viewBox="0 0 193 175" svg:d="M118 54c2-10 12-46 38-46 2 0 11 0 20 5-11 2-19 12-19 21 0 7 5 13 15 13 8 0 21-6 21-22 0-19-24-25-37-25-22 0-35 20-39 29-10-26-31-29-42-29-41 0-63 50-63 59 0 4 3 3 5 4 3 0 4 0 5-5 13-40 39-50 52-50 7 0 21 4 21 26 0 12-7 38-21 93-7 23-20 39-37 39-3 0-12 0-19-5 10-1 18-10 18-20 0-11-8-14-14-14-12 0-22 9-22 23 0 17 20 25 36 25 26 0 40-28 41-30 4 15 19 30 42 30 39 0 61-51 61-59 0-5-3-5-4-5-3 0-4 2-5 5-13 41-39 50-51 50-15 0-22-12-22-25 0-9 3-18 7-34 4-18 8-35 13-53z"><text:p/></draw:path><draw:path draw:style-name="gr19" draw:text-style-name="P120" svg:width="0.192cm" svg:height="0.223cm" svg:x="1.612cm" svg:y="0.707cm" svg:viewBox="0 0 193 224" svg:d="M179 120c7 0 14 0 14-8 0-7-7-7-14-7-55 0-109 0-164 0 5-52 50-90 104-90 20 0 41 0 60 0 7 0 14 0 14-7 0-8-7-8-14-8-21 0-40 0-61 0-66 0-118 51-118 112 0 62 52 112 118 112 21 0 40 0 61 0 7 0 14 0 14-7 0-8-7-8-14-8-19 0-40 0-60 0-54 0-99-37-104-89 55 0 109 0 164 0z"><text:p/></draw:path><draw:path draw:style-name="gr20" draw:text-style-name="P120" svg:width="0.234cm" svg:height="0.264cm" svg:x="1.954cm" svg:y="0.651cm" svg:viewBox="0 0 235 265" svg:d="M220 14c3-5 3-5 3-6 0-8-5-8-13-8-59 0-118 0-177 0-12 0-12 1-13 12-2 18-3 34-6 52 0 2-1 3-1 5 0 5 5 7 7 7 4 0 6-2 6-6 3-9 6-26 29-40 22-15 50-16 63-16 10 0 21 0 31 0-49 80-97 158-146 237-3 5-3 6-3 8 0 6 7 6 13 6 66 0 132 0 198 0 12 0 12-1 13-11 4-25 8-50 11-76 0-4-3-6-6-6-7 0-7 3-8 11-6 32-37 69-92 69-18 0-37 0-54 0 48-79 97-158 145-238zM33 14c7 0 14 0 21 0-11 6-19 14-23 17 1-6 1-11 2-17zM165 14c13 0 26 0 40 0-49 80-98 159-147 238-13 0-26 0-39 0 48-79 98-158 146-238zM185 251c11-6 21-14 30-25 0 7-2 12-4 26-9 0-17 0-26 0z"><text:p/></draw:path><draw:path draw:style-name="gr21" draw:text-style-name="P120" svg:width="0.014cm" svg:height="0.385cm" svg:x="2.355cm" svg:y="0.627cm" svg:viewBox="0 0 15 386" svg:d="M15 13c0-6 0-13-7-13-8 0-8 7-8 13 0 120 0 239 0 359 0 6 0 14 8 14 7 0 7-8 7-14 0-120 0-239 0-359z"><text:p/></draw:path><draw:path draw:style-name="gr22" draw:text-style-name="P120" svg:width="0.192cm" svg:height="0.174cm" svg:x="2.534cm" svg:y="0.746cm" svg:viewBox="0 0 193 175" svg:d="M119 54c2-10 11-46 37-46 2 0 12 0 20 5-11 2-19 12-19 21 0 7 5 13 15 13 8 0 21-6 21-22 0-19-22-25-36-25-23 0-36 20-40 29-10-26-31-29-42-29-41 0-63 50-63 59 0 4 5 4 6 4 2 0 3 0 4-5 13-40 39-50 52-50 7 0 21 4 21 26 0 12-7 38-21 93-6 23-20 39-37 39-2 0-11 0-19-5 10-1 18-10 18-20 0-11-8-14-14-14-12 0-22 9-22 23 0 17 20 25 36 25 27 0 40-28 41-30 6 15 19 30 42 30 41 0 63-51 63-59 0-5-5-5-6-5-3 0-4 2-4 5-14 41-40 50-52 50-15 0-21-12-21-25 0-9 2-18 7-34 4-18 8-35 13-53z"><text:p/></draw:path><draw:path draw:style-name="gr23" draw:text-style-name="P120" svg:width="0.118cm" svg:height="0.178cm" svg:x="2.762cm" svg:y="0.579cm" svg:viewBox="0 0 119 179" svg:d="M119 130c-3 0-6 0-9 0-1 6-3 22-7 25-2 1-23 1-27 1-17 0-33 0-50 0 29-25 38-33 54-45 20-16 39-33 39-58 0-33-29-53-63-53s-56 23-56 48c0 14 11 15 14 15 7 0 15-5 15-15 0-4-3-14-17-14 9-19 27-24 40-24 27 0 40 21 40 43 0 23-16 42-25 52-22 20-43 42-65 63-2 4-2 4-2 11 37 0 74 0 111 0 2-16 6-33 8-49z"><text:p/></draw:path><draw:path draw:style-name="gr24" draw:text-style-name="P120" svg:width="0.236cm" svg:height="0.223cm" svg:x="3.057cm" svg:y="0.707cm" svg:viewBox="0 0 237 224" svg:d="M229 121c4-2 8-4 8-9 0-4-4-6-8-9-72-33-142-67-214-100-5-3-5-3-7-3-4 0-8 3-8 8 0 3 2 6 8 9 68 31 135 63 203 95-68 32-135 64-203 96-6 3-8 5-8 9s4 7 8 7c2 0 2 0 7-3 72-33 142-67 214-100z"><text:p/></draw:path><draw:path draw:style-name="gr25" draw:text-style-name="P120" svg:width="0.192cm" svg:height="0.174cm" svg:x="3.444cm" svg:y="0.746cm" svg:viewBox="0 0 193 175" svg:d="M119 54c2-10 11-46 37-46 2 0 12 0 20 5-11 2-19 12-19 21 0 7 5 13 15 13 8 0 21-6 21-22 0-19-22-25-36-25-23 0-36 20-40 29-10-26-31-29-42-29-41 0-63 50-63 59 0 4 3 3 5 4 3 0 4 0 5-5 13-40 39-50 52-50 7 0 21 4 21 26 0 12-7 38-21 93-6 23-20 39-37 39-2 0-11 0-19-5 10-1 18-10 18-20 0-11-8-14-14-14-12 0-22 9-22 23 0 17 20 25 36 25 27 0 40-28 41-30 6 15 19 30 42 30 39 0 61-51 61-59 0-5-3-5-4-5-3 0-4 2-4 5-14 41-40 50-52 50-15 0-21-12-21-25 0-9 2-18 7-34 4-18 8-35 13-53z"><text:p/></draw:path><draw:path draw:style-name="gr26" draw:text-style-name="P120" svg:width="0.137cm" svg:height="0.462cm" svg:x="3.698cm" svg:y="0.587cm" svg:viewBox="0 0 138 463" svg:d="M83 294c0-12 0-37 49-56 4-3 6-3 6-6 0-1 0-3-4-4-51-21-51-42-51-64 0-35 0-72 0-107-2-21-19-32-25-36-16-12-49-21-54-21-3 0-4 2-4 6 0 3 1 4 4 5 51 19 51 39 51 59 0 32 0 63 0 95 0 22 0 48 63 67-63 21-63 43-63 67 0 31 0 63 0 95 0 20 0 41-49 59-5 1-6 3-6 6s1 4 4 4c2 0 52-9 71-34 8-12 8-20 8-35 0-34 0-67 0-100z"><text:p/></draw:path><draw:path draw:style-name="gr27" draw:text-style-name="P120" svg:width="0.264cm" svg:height="0.276cm" svg:x="0.234cm" svg:y="1.218cm" svg:viewBox="0 0 265 277" svg:d="M56 232c-15 27-31 32-47 33-6 0-9 0-9 8 0 2 2 4 6 4 9 0 22-1 33-1 13 0 26 1 38 1 2 0 8 0 8-7 0-5-4-5-7-5-9-1-17-4-17-14 0-5 2-9 5-14 10-17 19-32 29-49 33 0 65 0 98 0 0 8 5 61 5 64 0 12-20 13-27 13-6 0-9 0-9 8 0 4 3 2 4 4 17 0 33-1 49-1 9 0 34 1 44 1 2 0 6 0 6-7 0-5-3-5-9-5-23 0-23-3-25-14-8-80-15-161-23-241-1-8-1-10-8-10-5 0-7 3-10 7-45 74-89 150-134 225zM102 176c26-43 51-85 76-128 5 43 9 85 13 128-29 0-59 0-89 0z"><text:p/></draw:path><draw:path draw:style-name="gr28" draw:text-style-name="P120" svg:width="0.236cm" svg:height="0.298cm" svg:x="0.649cm" svg:y="1.25cm" svg:viewBox="0 0 237 299" svg:d="M223 15c7 0 14 0 14-7 0-8-7-8-14-8-35 0-69 0-104 0-66 0-119 51-119 112 0 62 54 112 119 112 35 0 69 0 104 0 7 0 14 0 14-7 0-8-7-8-14-8-34 0-69 0-103 0-62 0-105-45-105-97 0-53 44-97 105-97 34 0 69 0 103 0zM22 284c-7 0-14 0-14 8 0 7 7 7 14 7 67 0 134 0 201 0 7 0 14 0 14-7 0-8-7-8-14-8-67 0-134 0-201 0z"><text:p/></draw:path><draw:path draw:style-name="gr29" draw:text-style-name="P120" svg:width="0.275cm" svg:height="0.263cm" svg:x="1.042cm" svg:y="1.231cm" svg:viewBox="0 0 276 264" svg:d="M45 233c-3 16-4 19-35 19-7 0-10 0-10 8 0 4 3 4 10 4 46 0 92 0 139 0 60 0 106-46 106-84 0-27-23-50-60-55 40-6 81-35 81-72 0-29-26-53-72-53-43 0-87 0-130 0-7 0-11 0-11 8 0 4 3 4 11 4 1 0 7 0 14 0 8 1 11 1 11 7 0 1-1 2-2 7-18 70-34 138-52 207zM103 122c8-32 17-64 25-96 3-13 4-14 21-14 16 0 33 0 49 0 34 0 43 22 43 40 0 34-34 70-80 70-19 0-39 0-58 0zM86 252c-5 0-6 0-8-1-4 0-5 0-5-3 0-2 0-3 2-9 9-37 17-72 26-108 24 0 50 0 74 0 36 0 44 29 44 45 0 39-34 76-80 76-18 0-36 0-53 0z"><text:p/></draw:path></draw:g></text:p>
        </text:list-item>
        <text:list-item>
          <text:p text:style-name="P55">כלומר, לפי הגדרת הכלה ולפי עיקרון ההפרדה <text:span text:style-name="T6">(בהתאמה)</text:span>:</text:p>
          <text:p text:style-name="P12"><draw:g text:anchor-type="as-char" svg:y="-0.519cm" draw:z-index="81" draw:style-name="gr1"><svg:title>TexMaths</svg:title><svg:desc>11§latex§\begin{align*}
  &amp;\forall x \in A. x \in B \\
  \iff &amp;\forall x \in B. \left(x^2 &gt; x\right) \land (x &gt; \mathbb{Z})
\end{align*}§svg§600§FALSE§</svg:desc><draw:path draw:style-name="gr1398" draw:text-style-name="P119" svg:width="5.337cm" svg:height="0.996cm" svg:x="-0.001cm" svg:y="0.019cm" svg:viewBox="0 0 5338 997" svg:d="M0 0c1780 0 3558 0 5338 0 0 332 0 665 0 997-1780 0-3558 0-5338 0 0-332 0-665 0-997z"><text:p/></draw:path><draw:path draw:style-name="gr1399" draw:text-style-name="P120" svg:width="0.213cm" svg:height="0.275cm" svg:x="0.796cm" svg:y="0.009cm" svg:viewBox="0 0 214 276" svg:d="M212 14c2-4 2-5 2-6 0-5-3-8-7-8-5 0-7 4-9 9-11 28-21 56-32 84-40 0-78 0-118 0-11-28-21-56-32-84-2-6-4-9-8-9-5 0-8 3-8 8 1 2 0 1 2 6 32 85 64 168 96 253 2 6 4 9 10 9 4 0 6-5 7-8 32-84 65-169 97-254zM55 109c35 0 69 0 104 0-17 46-34 91-51 137-18-46-35-91-53-137z"><text:p/></draw:path><draw:path draw:style-name="gr1400" draw:text-style-name="P120" svg:width="0.191cm" svg:height="0.174cm" svg:x="1.021cm" svg:y="0.106cm" svg:viewBox="0 0 192 175" svg:d="M118 54c3-10 12-45 38-45 2 0 11 0 20 4-11 2-19 12-19 21 0 7 5 14 15 14 8 0 20-7 20-23 0-20-22-25-35-25-23 0-36 21-40 30-10-26-31-30-42-30-41 0-63 49-63 59 0 5 3 4 4 5 4 0 5-1 6-5 13-40 38-50 52-50 7 0 21 3 21 25 0 12-7 39-21 92-7 25-20 40-37 40-2 0-12 0-19-4 9-3 18-10 18-21s-9-14-14-14c-12 0-22 10-22 22 0 18 20 26 36 26 26 0 40-27 41-29 4 14 19 29 42 29 39 0 61-50 61-60 0-3-3-3-4-3-3 0-4 1-4 5-14 40-40 49-52 49-16 0-21-12-21-25 0-8 2-17 5-34 5-18 9-36 14-53z"><text:p/></draw:path><draw:path draw:style-name="gr1401" draw:text-style-name="P120" svg:width="0.191cm" svg:height="0.222cm" svg:x="1.371cm" svg:y="0.069cm" svg:viewBox="0 0 192 223" svg:d="M179 120c7 0 13 0 13-8s-6-8-13-8c-55 0-109 0-164 0 5-51 50-89 104-89 20 0 40 0 60 0 7 0 13 0 13-7 0-8-6-8-13-8-20 0-40 0-60 0-67 0-119 49-119 112 0 62 52 111 119 111 20 0 40 0 60 0 7 0 13 0 13-8 0-7-6-7-13-7-20 0-40 0-60 0-54 0-99-37-104-88 55 0 109 0 164 0z"><text:p/></draw:path><draw:path draw:style-name="gr1402" draw:text-style-name="P120" svg:width="0.264cm" svg:height="0.275cm" svg:x="1.717cm" svg:y="0cm" svg:viewBox="0 0 265 276" svg:d="M55 232c-15 26-30 31-47 32-5 1-8 1-8 7 0 4 1 5 4 5 11 0 23-1 33-1 14 0 27 1 40 1 2 0 7 0 7-7 0-4-4-5-6-5-9 0-19-4-19-13 0-5 3-9 6-15 10-16 20-33 30-49 31 0 64 0 96 0 1 9 7 60 7 65 0 11-21 12-29 12-5 0-8 0-8 7 0 5 4 5 5 5 15 0 32-1 48-1 10 0 35 1 43 1 4 0 8 0 8-8 0-4-4-4-9-4-24 0-24-2-25-13-8-81-17-162-24-242 0-8 0-9-7-9-6 0-8 2-10 7-45 74-90 150-135 225zM101 175c25-42 52-85 77-127 5 42 8 85 12 127-29 0-59 0-89 0z"><text:p/></draw:path><draw:path draw:style-name="gr1403" draw:text-style-name="P120" svg:width="0.04cm" svg:height="0.04cm" svg:x="2.026cm" svg:y="0.236cm" svg:viewBox="0 0 41 41" svg:d="M41 21c0-11-9-21-20-21s-21 10-21 21 10 20 21 20 20-9 20-20z"><text:p/></draw:path><draw:path draw:style-name="gr1404" draw:text-style-name="P120" svg:width="0.191cm" svg:height="0.174cm" svg:x="2.112cm" svg:y="0.106cm" svg:viewBox="0 0 192 175" svg:d="M118 54c2-10 11-45 38-45 1 0 11 0 19 4-11 2-19 12-19 21 0 7 5 14 16 14 8 0 20-7 20-23 0-20-23-25-36-25-22 0-36 21-41 30-9-26-30-30-41-30-40 0-62 49-62 59 0 5 3 5 4 5 4 0 5-1 5-5 13-40 39-50 53-50 6 0 19 3 19 25 0 12-5 39-19 92-7 25-20 40-38 40-2 0-11 0-18-4 8-3 17-10 17-21s-9-14-14-14c-11 0-21 10-21 22 0 18 19 26 36 26 26 0 40-27 41-29 4 14 19 29 42 29 39 0 61-50 61-60 0-3-3-3-4-3-4 0-4 1-6 5-13 40-38 49-51 49-15 0-21-12-21-25 0-8 2-17 6-34 5-18 9-36 14-53z"><text:p/></draw:path><draw:path draw:style-name="gr1405" draw:text-style-name="P120" svg:width="0.193cm" svg:height="0.222cm" svg:x="2.461cm" svg:y="0.069cm" svg:viewBox="0 0 194 223" svg:d="M180 120c7 0 14 0 14-8s-7-8-14-8c-55 0-109 0-164 0 5-51 49-89 104-89 20 0 41 0 60 0 7 0 14 0 14-7 0-8-7-8-14-8-21 0-40 0-61 0-66 0-119 49-119 112 0 62 53 111 119 111 21 0 40 0 61 0 7 0 14 0 14-8 0-7-7-7-14-7-19 0-40 0-60 0-55 0-99-37-104-88 55 0 109 0 164 0z"><text:p/></draw:path><draw:path draw:style-name="gr1406" draw:text-style-name="P120" svg:width="0.275cm" svg:height="0.262cm" svg:x="2.81cm" svg:y="0.013cm" svg:viewBox="0 0 276 263" svg:d="M45 233c-3 15-4 18-35 18-7 0-10 0-10 7 0 5 3 5 10 5 46 0 92 0 138 0 61 0 107-45 107-83 0-28-23-50-60-55 40-7 81-36 81-72 0-29-26-53-73-53-42 0-86 0-129 0-8 0-11 0-11 8 0 3 3 3 11 3 4 0 7 0 14 1s11 1 11 7c0 1-1 2-2 6-18 70-34 139-52 208zM103 122c8-32 17-64 25-96 3-13 4-15 20-15 17 0 33 0 50 0 34 0 43 23 43 41 0 34-34 70-82 70-18 0-37 0-56 0zM86 251c-6 0-6 0-8 0-4 0-5-2-5-4 0-1 0-2 2-9 9-36 17-71 26-107 24 0 49 0 73 0 37 0 45 28 45 45 0 37-34 75-80 75-18 0-36 0-53 0z"><text:p/></draw:path><draw:path draw:style-name="gr1407" draw:text-style-name="P120" svg:width="0.342cm" svg:height="0.211cm" svg:x="0.001cm" svg:y="0.699cm" svg:viewBox="0 0 343 212" svg:d="M329 152c6 0 14 0 14-8s-8-8-14-8c-82 0-164 0-245 0-17-14-37-24-49-29 13-7 33-17 49-30 81 0 163 0 245 0 6 0 14 0 14-8 0-7-8-7-14-7-76 0-152 0-228 0 19-19 39-52 39-58 0-4-6-4-8-4-3 0-6 0-7 3-8 15-19 35-45 57-26 25-51 35-72 40-7 3-7 3-8 4 0 2 0 2 0 3s0 1 0 2l1 1c1 0 1 0 9 2 52 15 90 51 112 92 4 8 4 8 10 8 2 0 8 0 8-4 0-5-20-39-39-56 76 0 152 0 228 0z"><text:p/></draw:path><draw:path draw:style-name="gr1408" draw:text-style-name="P120" svg:width="0.342cm" svg:height="0.211cm" svg:x="0.323cm" svg:y="0.699cm" svg:viewBox="0 0 343 212" svg:d="M260 77c16 13 36 23 48 30-13 5-33 15-48 29-82 0-164 0-246 0-6 0-14 0-14 8s7 8 13 8c76 0 153 0 229 0-19 17-39 51-39 56 0 4 6 4 8 4s6 0 7-3c9-14 20-34 44-57 27-23 53-34 72-40 7-2 8-2 9-3 0-1 0-1 0-2s0-1 0-3l-1-1c-1 0-1-1-9-3-51-15-91-51-112-91-4-8-4-9-10-9-2 0-8 0-8 4 0 6 20 39 39 58-76 0-153 0-229 0-6 0-13 0-13 7 0 8 8 8 14 8 82 0 164 0 246 0z"><text:p/></draw:path><draw:path draw:style-name="gr1409" draw:text-style-name="P120" svg:width="0.213cm" svg:height="0.275cm" svg:x="0.796cm" svg:y="0.635cm" svg:viewBox="0 0 214 276" svg:d="M212 14c2-4 2-4 2-6 0-5-3-8-7-8-5 0-7 4-9 9-11 28-21 56-32 84-40 0-78 0-118 0-11-28-21-56-32-84-2-6-4-9-8-9-5 0-8 3-8 8 0 1 0 1 2 6 32 85 64 168 96 253 2 6 4 9 10 9 4 0 6-5 7-8 32-84 65-169 97-254zM55 109c35 0 69 0 104 0-17 46-34 91-51 137-18-46-35-91-53-137z"><text:p/></draw:path><draw:path draw:style-name="gr1410" draw:text-style-name="P120" svg:width="0.191cm" svg:height="0.174cm" svg:x="1.021cm" svg:y="0.73cm" svg:viewBox="0 0 192 175" svg:d="M118 54c3-10 12-45 38-45 2 0 11 0 20 5-11 1-19 11-19 21 0 6 5 13 15 13 8 0 20-6 20-23 0-20-22-25-35-25-23 0-36 21-40 30-10-26-31-30-42-30-41 0-63 51-63 59 0 5 3 4 4 5 4 0 5-1 6-5 13-40 38-50 52-50 7 0 21 3 21 26 0 11-7 38-21 91-7 25-20 41-37 41-2 0-12 0-19-5 9-3 18-10 18-21 0-10-9-14-14-14-12 0-22 10-22 22 0 18 20 26 36 26 26 0 40-27 41-29 4 14 19 29 42 29 39 0 61-50 61-60 0-3-3-3-4-3-3 0-4 1-4 5-14 40-40 50-52 50-16 0-21-13-21-26 0-8 2-17 5-33 5-18 9-37 14-54z"><text:p/></draw:path><draw:path draw:style-name="gr1411" draw:text-style-name="P120" svg:width="0.191cm" svg:height="0.223cm" svg:x="1.371cm" svg:y="0.693cm" svg:viewBox="0 0 192 224" svg:d="M179 120c7 0 13 0 13-8s-6-8-13-8c-55 0-109 0-164 0 5-51 50-89 104-89 20 0 40 0 60 0 7 0 13 0 13-7 0-8-6-8-13-8-20 0-40 0-60 0-67 0-119 51-119 112 0 62 52 112 119 112 20 0 40 0 60 0 7 0 13 0 13-7 0-9-6-9-13-9-20 0-40 0-60 0-54 0-99-37-104-88 55 0 109 0 164 0z"><text:p/></draw:path><draw:path draw:style-name="gr1412" draw:text-style-name="P120" svg:width="0.275cm" svg:height="0.262cm" svg:x="1.72cm" svg:y="0.639cm" svg:viewBox="0 0 276 263" svg:d="M46 233c-4 15-5 19-35 19-7 0-11 0-11 7 0 4 3 4 11 4 46 0 91 0 137 0 62 0 107-45 107-83 0-28-22-50-59-55 39-7 80-35 80-72 0-29-25-53-71-53-43 0-87 0-130 0-8 0-12 0-12 8 0 4 4 4 11 4 1 0 8 0 15 0 7 1 10 1 10 7 0 1 0 2-1 7-18 70-34 138-52 207zM104 122c8-32 16-64 24-96 4-13 4-14 20-14 17 0 35 0 51 0 34 0 42 22 42 40 0 34-33 70-80 70-19 0-38 0-57 0zM87 252c-6 0-7 0-9-1-3 0-4 0-4-4 0-1 0-2 1-9 9-36 18-71 27-107 24 0 49 0 73 0 37 0 44 28 44 45 0 38-34 76-79 76-18 0-36 0-53 0z"><text:p/></draw:path><draw:path draw:style-name="gr1413" draw:text-style-name="P120" svg:width="0.04cm" svg:height="0.04cm" svg:x="2.049cm" svg:y="0.861cm" svg:viewBox="0 0 41 41" svg:d="M41 21c0-11-10-21-21-21-12 0-20 10-20 21s8 20 20 20c11 0 21-9 21-20z"><text:p/></draw:path><draw:path draw:style-name="gr1414" draw:text-style-name="P120" svg:width="0.1cm" svg:height="0.462cm" svg:x="2.246cm" svg:y="0.573cm" svg:viewBox="0 0 101 463" svg:d="M101 458c0-1-1-2-2-3-18-19-44-49-59-113-9-34-14-75-14-110 0-102 26-173 72-223 3-4 2-4 3-5 0-4-3-4-4-4-7 0-28 23-32 29-40 47-65 116-65 202 0 55 10 133 60 198 4 4 29 34 37 34 1 0 4 0 4-5z"><text:p/></draw:path><draw:path draw:style-name="gr1415" draw:text-style-name="P120" svg:width="0.191cm" svg:height="0.174cm" svg:x="2.376cm" svg:y="0.73cm" svg:viewBox="0 0 192 175" svg:d="M118 54c2-10 11-45 38-45 2 0 11 0 20 5-11 1-19 11-19 21 0 6 5 13 15 13 8 0 20-6 20-23 0-20-23-25-36-25-22 0-35 21-41 30-8-26-29-30-41-30-40 0-62 51-62 59 0 5 3 5 4 5 4 0 5-1 6-5 13-40 38-50 52-50 6 0 21 3 21 26 0 11-7 38-21 91-7 25-20 41-38 41-2 0-11 0-18-5 9-3 17-10 17-21 0-10-8-14-14-14-11 0-21 10-21 22 0 18 20 26 36 26 26 0 40-27 41-29 4 14 19 29 42 29 39 0 61-50 61-60 0-3-3-3-4-3-3 0-4 1-6 5-12 40-38 50-50 50-16 0-22-13-22-26 0-8 2-17 6-33 5-18 9-37 14-54z"><text:p/></draw:path><draw:path draw:style-name="gr1416" draw:text-style-name="P120" svg:width="0.119cm" svg:height="0.179cm" svg:x="2.603cm" svg:y="0.563cm" svg:viewBox="0 0 120 180" svg:d="M120 131c-3 0-7 0-10 0 0 5-3 22-7 24-2 2-23 2-26 2-17 0-34 0-51 0 29-25 39-33 55-46 20-15 39-32 39-58 0-32-29-53-64-53-33 0-56 24-56 48 0 15 12 16 14 16 7 0 15-5 15-15 0-4-3-14-16-14 8-19 27-25 40-25 26 0 40 21 40 43 0 24-16 43-25 51-22 22-43 43-65 65-3 2-3 4-3 11 37 0 74 0 111 0 3-16 6-33 9-49z"><text:p/></draw:path><draw:path draw:style-name="gr1417" draw:text-style-name="P120" svg:width="0.235cm" svg:height="0.223cm" svg:x="2.898cm" svg:y="0.693cm" svg:viewBox="0 0 236 224" svg:d="M229 120c4-1 7-3 7-8 0-4-3-6-7-9-72-34-143-67-215-101-4-2-5-2-6-2-5 0-8 3-8 8 0 3 2 5 8 8 67 32 135 64 202 96-67 32-135 64-202 96-6 2-8 4-8 9 0 3 3 7 8 7 1 0 2 0 6-3 72-34 143-67 215-101z"><text:p/></draw:path><draw:path draw:style-name="gr1418" draw:text-style-name="P120" svg:width="0.191cm" svg:height="0.174cm" svg:x="3.285cm" svg:y="0.73cm" svg:viewBox="0 0 192 175" svg:d="M118 54c2-10 11-45 38-45 2 0 11 0 20 5-11 1-19 11-19 21 0 6 5 13 15 13 8 0 20-6 20-23 0-20-23-25-36-25-22 0-35 21-41 30-8-26-29-30-41-30-40 0-62 51-62 59 0 5 3 5 4 5 4 0 5-1 6-5 13-40 38-50 52-50 6 0 21 3 21 26 0 11-7 38-21 91-7 25-20 41-38 41-2 0-11 0-18-5 9-3 17-10 17-21 0-10-8-14-14-14-11 0-21 10-21 22 0 18 20 26 36 26 26 0 40-27 41-29 4 14 19 29 42 29 39 0 61-50 61-60 0-3-3-3-4-3-3 0-4 1-6 5-12 40-38 50-50 50-16 0-22-13-22-26 0-8 2-17 6-33 5-18 9-37 14-54z"><text:p/></draw:path><draw:path draw:style-name="gr1419" draw:text-style-name="P120" svg:width="0.1cm" svg:height="0.462cm" svg:x="3.511cm" svg:y="0.573cm" svg:viewBox="0 0 101 463" svg:d="M101 232c0-55-10-133-60-198-5-4-29-34-37-34-1 0-4 1-4 4 0 1 1 3 2 4 19 19 44 51 60 113 8 35 13 75 13 110 0 39-5 79-15 116-14 54-37 85-57 107-3 3-2 2-3 4 0 4 3 5 4 5 7 0 28-23 32-29 40-47 65-116 65-202z"><text:p/></draw:path><draw:path draw:style-name="gr1420" draw:text-style-name="P120" svg:width="0.215cm" svg:height="0.237cm" svg:x="3.779cm" svg:y="0.672cm" svg:viewBox="0 0 216 238" svg:d="M117 8c-4-7-6-8-9-8-6 0-7 2-9 8-32 71-64 144-96 215-3 6-3 6-3 8 0 4 3 7 8 7 3 0 5 0 8-7 31-68 61-136 92-205 29 69 60 137 90 205 4 7 8 7 9 7 4 0 9-3 9-7 0-1 0-1-4-6-32-72-64-145-95-217z"><text:p/></draw:path><draw:path draw:style-name="gr1421" draw:text-style-name="P120" svg:width="0.088cm" svg:height="0.385cm" svg:x="4.139cm" svg:y="0.613cm" svg:viewBox="0 0 89 386" svg:d="M89 382c0-1 0-2-7-8-47-49-60-122-60-181 0-67 15-134 63-182 4-6 4-6 4-7 0-3-1-4-3-4-5 0-39 26-62 76-20 42-24 84-24 117 0 30 4 77 25 120 23 47 56 73 61 73 2 0 3-1 3-4z"><text:p/></draw:path><draw:path draw:style-name="gr1422" draw:text-style-name="P120" svg:width="0.191cm" svg:height="0.174cm" svg:x="4.263cm" svg:y="0.73cm" svg:viewBox="0 0 192 175" svg:d="M118 54c2-10 11-45 38-45 2 0 11 0 20 5-11 1-19 11-19 21 0 6 5 13 15 13 8 0 20-6 20-23 0-20-23-25-36-25-22 0-35 21-41 30-8-26-29-30-41-30-40 0-62 51-62 59 0 5 3 5 4 5 4 0 5-1 6-5 13-40 38-50 52-50 6 0 21 3 21 26 0 11-7 38-21 91-7 25-20 41-38 41-2 0-11 0-18-5 9-3 17-10 17-21 0-10-8-14-14-14-11 0-21 10-21 22 0 18 20 26 36 26 26 0 40-27 41-29 4 14 19 29 42 29 39 0 61-50 61-60 0-3-3-3-4-3-3 0-4 1-6 5-12 40-38 50-50 50-16 0-22-13-22-26 0-8 2-17 6-33 5-18 9-37 14-54z"><text:p/></draw:path><draw:path draw:style-name="gr1423" draw:text-style-name="P120" svg:width="0.235cm" svg:height="0.223cm" svg:x="4.611cm" svg:y="0.693cm" svg:viewBox="0 0 236 224" svg:d="M229 120c4-1 7-3 7-8 0-4-3-6-7-9-72-34-142-67-214-101-5-2-5-2-7-2-4 0-8 3-8 8 0 3 2 5 8 8 68 32 135 64 203 96-68 32-135 64-203 96-6 2-8 4-8 9 0 3 4 7 8 7 2 0 2 0 7-3 72-34 142-67 214-101z"><text:p/></draw:path><draw:path draw:style-name="gr1424" draw:text-style-name="P120" svg:width="0.234cm" svg:height="0.263cm" svg:x="4.998cm" svg:y="0.638cm" svg:viewBox="0 0 235 264" svg:d="M220 14c3-5 3-6 3-7 0-7-5-7-13-7-59 0-118 0-177 0-12 0-12 1-13 11-2 18-4 35-6 53 0 1-1 3-1 4 0 6 5 8 7 8 3 0 6-3 6-6 3-10 6-26 29-41 22-15 49-16 63-16 10 0 21 0 30 0-48 79-96 158-145 238-3 4-3 5-3 6 0 7 7 7 13 7 66 0 132 0 198 0 12 0 12 0 13-10 4-26 8-52 11-77 0-3-3-7-6-7-7 0-7 5-8 12-7 31-37 69-92 69-19 0-37 0-55 0 48-80 98-158 146-237zM33 13c7 0 14 0 21 0v1c-11 6-19 12-23 17 1-6 1-12 2-18zM165 13c13 0 26 0 40 0-49 79-98 158-147 238-13 0-26 0-39 0 48-80 98-159 146-238zM185 251c11-7 21-15 29-26 0 8-1 12-3 26-9 0-17 0-26 0z"><text:p/></draw:path><draw:path draw:style-name="gr1425" draw:text-style-name="P120" svg:width="0.089cm" svg:height="0.385cm" svg:x="5.267cm" svg:y="0.613cm" svg:viewBox="0 0 90 386" svg:d="M90 193c0-30-4-76-25-120-23-48-56-73-61-73-2 0-4 2-4 4 0 1 0 1 8 9 38 39 60 99 60 180 0 66-14 135-63 183-5 4-5 5-5 6 0 3 2 4 4 4 5 0 39-27 62-75 20-43 24-86 24-118z"><text:p/></draw:path></draw:g></text:p>
        </text:list-item>
        <text:list-item>
          <text:p text:style-name="P57">ומשום שנתונים האיברים ב־<draw:g text:anchor-type="as-char" svg:y="-0.275cm" draw:z-index="204" draw:style-name="gr1"><svg:title>TexMaths</svg:title><svg:desc>11§display§A§svg§600§FALSE§</svg:desc><draw:path draw:style-name="gr30" draw:text-style-name="P119" svg:width="0.236cm" svg:height="0.234cm" svg:x="0.006cm" svg:y="0.02cm" svg:viewBox="0 0 237 235" svg:d="M0 0c79 0 158 0 237 0 0 78 0 157 0 235-79 0-158 0-237 0 0-78 0-157 0-235z"><text:p/></draw:path><draw:path draw:style-name="gr31" draw:text-style-name="P120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<text:span text:style-name="T7">נוכל להציב ו</text:span>להוכיח כי:</text:p>
          <text:p text:style-name="P12"><draw:g text:anchor-type="as-char" svg:y="-0.335cm" draw:z-index="79" draw:style-name="gr1"><svg:title>TexMaths</svg:title><svg:desc>11§display§2^2 &gt; 2 \land (-1)^2 &gt; -1 \land 2, -1 \in \Z§svg§600§FALSE§</svg:desc><draw:path draw:style-name="gr1442" draw:text-style-name="P119" svg:width="5.448cm" svg:height="0.392cm" svg:x="-0.001cm" svg:y="0.02cm" svg:viewBox="0 0 5449 393" svg:d="M0 0c1816 0 3632 0 5449 0 0 131 0 263 0 393-1817 0-3633 0-5449 0 0-130 0-262 0-393z"><text:p/></draw:path><draw:path draw:style-name="gr1443" draw:text-style-name="P120" svg:width="0.153cm" svg:height="0.254cm" svg:x="-0.001cm" svg:y="0.081cm" svg:viewBox="0 0 154 255" svg:d="M30 225c13-12 27-25 40-38 61-53 84-74 84-112 0-44-35-75-82-75-43 0-72 35-72 70 0 21 19 21 20 21 6 0 20-4 20-20 0-11-7-20-20-20-3 0-5 0-6 1 9-26 30-40 53-40 35 0 52 31 52 63 0 30-20 61-41 85-25 27-49 54-75 81-3 4-3 5-3 14 47 0 96 0 143 0 3-22 8-44 11-66-3 0-7 0-10 0-2 12-4 27-9 34-2 2-27 2-36 2-23 0-46 0-69 0z"><text:p/></draw:path><draw:path draw:style-name="gr1444" draw:text-style-name="P120" svg:width="0.119cm" svg:height="0.178cm" svg:x="0.189cm" svg:y="0cm" svg:viewBox="0 0 120 179" svg:d="M120 130c-3 0-6 0-9 0-1 6-4 22-8 24-2 2-23 2-26 2-16 0-33 0-49 0 27-25 37-33 53-45 20-17 39-33 39-58 0-33-29-53-64-53-33 0-56 23-56 48 0 14 12 16 14 16 7 0 15-6 15-15 0-5-1-14-16-14 8-20 27-25 40-25 26 0 41 21 41 43 0 23-17 41-26 51-22 21-43 42-65 64-3 2-3 3-3 11 37 0 75 0 112 0 2-16 6-33 8-49z"><text:p/></draw:path><draw:path draw:style-name="gr1445" draw:text-style-name="P120" svg:width="0.236cm" svg:height="0.221cm" svg:x="0.485cm" svg:y="0.13cm" svg:viewBox="0 0 237 222" svg:d="M229 121c4-2 8-5 8-9s-4-7-8-9c-72-33-143-67-215-100-4-3-5-3-6-3-5 0-8 3-8 8 0 3 2 6 8 8 67 32 135 64 202 96-67 32-135 64-202 96-6 2-8 4-8 7 0 4 3 7 8 7 1 0 2 0 6-2 72-33 143-66 215-99z"><text:p/></draw:path><draw:path draw:style-name="gr1446" draw:text-style-name="P120" svg:width="0.154cm" svg:height="0.254cm" svg:x="0.88cm" svg:y="0.081cm" svg:viewBox="0 0 155 255" svg:d="M31 225c13-12 27-25 41-38 60-53 83-74 83-112 0-44-35-75-82-75-44 0-73 35-73 70 0 21 20 21 21 21 7 0 20-4 20-20 0-11-7-20-20-20-3 0-4 0-6 1 9-26 30-40 53-40 35 0 52 31 52 63 0 30-20 61-41 85-25 27-49 54-75 81-4 4-4 5-4 14 48 0 96 0 144 0 3-22 8-44 11-66-3 0-6 0-10 0-2 12-4 27-9 34-2 2-27 2-36 2-23 0-46 0-69 0z"><text:p/></draw:path><draw:path draw:style-name="gr1447" draw:text-style-name="P120" svg:width="0.214cm" svg:height="0.236cm" svg:x="1.162cm" svg:y="0.109cm" svg:viewBox="0 0 215 237" svg:d="M117 8c-4-7-6-8-9-8-6 0-7 2-9 8-32 71-65 143-97 214-2 5-2 5-2 8 0 4 3 7 8 7 3 0 5-1 9-7 30-67 60-136 91-204 30 68 60 137 90 204 3 7 8 7 9 7 4 0 8-3 8-7 0-1 0-1-3-6-32-71-63-144-95-216z"><text:p/></draw:path><draw:path draw:style-name="gr1448" draw:text-style-name="P120" svg:width="0.088cm" svg:height="0.382cm" svg:x="1.523cm" svg:y="0.049cm" svg:viewBox="0 0 89 383" svg:d="M89 379c0-1 0-1-6-8-49-48-61-122-61-179 0-67 15-134 63-182 4-5 4-6 4-7 0-2-1-3-3-3-5 0-39 26-62 75-20 43-24 84-24 117 0 29 4 76 25 119 23 47 56 72 61 72 2 0 3-1 3-4z"><text:p/></draw:path><draw:path draw:style-name="gr1449" draw:text-style-name="P120" svg:width="0.236cm" svg:height="0.014cm" svg:x="1.667cm" svg:y="0.233cm" svg:viewBox="0 0 237 15" svg:d="M222 15c7 0 15 0 15-7 0-8-8-8-15-8-69 0-139 0-209 0-6 0-13 0-13 8 0 7 7 7 13 7 70 0 140 0 209 0z"><text:p/></draw:path><draw:path draw:style-name="gr1450" draw:text-style-name="P120" svg:width="0.127cm" svg:height="0.254cm" svg:x="1.969cm" svg:y="0.081cm" svg:viewBox="0 0 128 255" svg:d="M79 10c0-9 0-10-9-10-24 25-57 25-70 25 0 4 0 8 0 11 8 0 31 0 51-10 0 66 0 133 0 199 0 13-1 19-36 19-4 0-8 0-13 0 0 4 0 8 0 11 15-1 48-1 63-1s49 0 63 1c0-3 0-7 0-11-5 0-8 0-12 0-36 0-37-4-37-19 0-71 0-144 0-215z"><text:p/></draw:path><draw:path draw:style-name="gr1451" draw:text-style-name="P120" svg:width="0.088cm" svg:height="0.382cm" svg:x="2.151cm" svg:y="0.049cm" svg:viewBox="0 0 89 383" svg:d="M89 192c0-29-4-77-25-119-23-49-56-73-61-73-2 0-3 1-3 3 0 1 0 2 7 9 38 39 60 100 60 180 0 65-14 132-63 182-4 4-4 4-4 5 0 3 1 4 3 4 5 0 39-26 62-74 20-43 24-86 24-117z"><text:p/></draw:path><draw:path draw:style-name="gr1452" draw:text-style-name="P120" svg:width="0.119cm" svg:height="0.178cm" svg:x="2.296cm" svg:y="0cm" svg:viewBox="0 0 120 179" svg:d="M120 130c-3 0-7 0-10 0 0 6-3 22-7 24-2 2-23 2-26 2-16 0-34 0-51 0 29-25 39-33 54-45 21-17 40-33 40-58 0-33-29-53-64-53-33 0-56 23-56 48 0 14 11 16 14 16 7 0 15-6 15-15 0-5-3-14-17-14 9-20 28-25 40-25 27 0 42 21 42 43 0 23-17 41-26 51-22 21-44 42-66 64-2 2-2 3-2 11 37 0 74 0 111 0 3-16 6-33 9-49z"><text:p/></draw:path><draw:path draw:style-name="gr1453" draw:text-style-name="P120" svg:width="0.236cm" svg:height="0.221cm" svg:x="2.592cm" svg:y="0.13cm" svg:viewBox="0 0 237 222" svg:d="M229 121c4-2 8-5 8-9s-4-7-8-9c-72-33-143-67-215-100-4-3-5-3-6-3-5 0-8 3-8 8 0 3 2 6 8 8 67 32 135 64 202 96-67 32-135 64-202 96-6 2-8 4-8 7 0 4 3 7 8 7 1 0 2 0 6-2 72-33 143-66 215-99z"><text:p/></draw:path><draw:path draw:style-name="gr1454" draw:text-style-name="P120" svg:width="0.234cm" svg:height="0.014cm" svg:x="2.999cm" svg:y="0.233cm" svg:viewBox="0 0 235 15" svg:d="M222 15c7 0 13 0 13-7 0-8-6-8-13-8-69 0-139 0-209 0-6 0-13 0-13 8 0 7 7 7 13 7 70 0 140 0 209 0z"><text:p/></draw:path><draw:path draw:style-name="gr1455" draw:text-style-name="P120" svg:width="0.127cm" svg:height="0.254cm" svg:x="3.302cm" svg:y="0.081cm" svg:viewBox="0 0 128 255" svg:d="M79 10c0-9 0-10-9-10-24 25-58 25-70 25 0 4 0 8 0 11 8 0 31 0 51-10 0 66 0 133 0 199 0 13-1 19-36 19-4 0-8 0-13 0 0 4 0 8 0 11 15-1 48-1 63-1s49 0 63 1c0-3 0-7 0-11-5 0-8 0-12 0-36 0-37-4-37-19 0-71 0-144 0-215z"><text:p/></draw:path><draw:path draw:style-name="gr1456" draw:text-style-name="P120" svg:width="0.214cm" svg:height="0.236cm" svg:x="3.568cm" svg:y="0.109cm" svg:viewBox="0 0 215 237" svg:d="M117 8c-4-7-6-8-9-8-6 0-7 2-9 8-32 71-64 143-96 214-3 5-3 5-3 8 0 4 3 7 8 7 3 0 5-1 9-7 30-67 60-136 91-204 30 68 60 137 90 204 3 7 8 7 9 7 4 0 8-3 8-7 0-1 0-1-3-6-32-71-63-144-95-216z"><text:p/></draw:path><draw:path draw:style-name="gr1457" draw:text-style-name="P120" svg:width="0.153cm" svg:height="0.254cm" svg:x="3.91cm" svg:y="0.081cm" svg:viewBox="0 0 154 255" svg:d="M30 225c13-12 27-25 40-38 61-53 84-74 84-112 0-44-35-75-82-75-43 0-72 35-72 70 0 21 19 21 20 21 6 0 21-4 21-20 0-11-8-20-21-20-3 0-5 0-6 1 9-26 30-40 53-40 35 0 52 31 52 63 0 30-20 61-41 85-24 27-49 54-74 81-4 4-4 5-4 14 47 0 96 0 143 0 3-22 8-44 11-66-3 0-7 0-10 0-2 12-4 27-9 34-2 2-27 2-36 2-23 0-46 0-69 0z"><text:p/></draw:path><draw:path draw:style-name="gr1458" draw:text-style-name="P120" svg:width="0.044cm" svg:height="0.114cm" svg:x="4.117cm" svg:y="0.295cm" svg:viewBox="0 0 45 115" svg:d="M45 41c0-26-10-41-24-41-13 0-21 10-21 21 0 10 8 20 21 20 4 0 9-1 13-5 1-1 1-1 2-1 0 2 0 0 0 6 0 28-13 51-25 64-4 4-4 5-4 6 0 3 1 4 3 4 4 0 35-29 35-74z"><text:p/></draw:path><draw:path draw:style-name="gr1459" draw:text-style-name="P120" svg:width="0.236cm" svg:height="0.014cm" svg:x="4.287cm" svg:y="0.233cm" svg:viewBox="0 0 237 15" svg:d="M223 15c7 0 14 0 14-7 0-8-7-8-14-8-70 0-139 0-210 0-6 0-13 0-13 8 0 7 7 7 13 7 71 0 140 0 210 0z"><text:p/></draw:path><draw:path draw:style-name="gr1460" draw:text-style-name="P120" svg:width="0.127cm" svg:height="0.254cm" svg:x="4.591cm" svg:y="0.081cm" svg:viewBox="0 0 128 255" svg:d="M79 10c0-9 0-10-9-10-24 25-58 25-70 25 0 4 0 8 0 11 8 0 30 0 51-10 0 66 0 133 0 199 0 13-1 19-37 19-4 0-7 0-12 0 0 4 0 8 0 11 13-1 48-1 63-1s48 0 63 1c0-3 0-7 0-11-5 0-9 0-14 0-34 0-35-4-35-19 0-71 0-144 0-215z"><text:p/></draw:path><draw:path draw:style-name="gr1461" draw:text-style-name="P120" svg:width="0.192cm" svg:height="0.221cm" svg:x="4.889cm" svg:y="0.13cm" svg:viewBox="0 0 193 222" svg:d="M179 120c7 0 14 0 14-8s-7-8-14-8c-55 0-109 0-164 0 5-51 50-89 104-89 20 0 41 0 60 0 7 0 14 0 14-7 0-8-7-8-14-8-19 0-40 0-60 0-66 0-119 51-119 112 0 62 53 110 119 110 20 0 41 0 60 0 7 0 14 0 14-7s-7-7-14-7c-19 0-40 0-60 0-54 0-99-37-104-88 55 0 109 0 164 0z"><text:p/></draw:path><draw:path draw:style-name="gr1462" draw:text-style-name="P120" svg:width="0.234cm" svg:height="0.262cm" svg:x="5.232cm" svg:y="0.073cm" svg:viewBox="0 0 235 263" svg:d="M220 14c3-4 3-5 3-6 0-8-5-8-12-8-59 0-117 0-177 0-13 0-13 2-14 12-2 18-3 34-6 52 0 1-1 3-1 4 0 6 5 8 8 8s5-2 7-6c1-10 4-26 28-40 22-15 49-16 62-16 11 0 21 0 32 0-49 78-97 157-146 235-4 5-4 6-4 7 0 7 7 7 13 7 66 0 133 0 199 0 11 0 11 0 14-10 3-26 6-50 9-75 0-4-3-8-6-8-6 0-7 5-8 12-6 32-36 67-91 67-19 0-36 0-55 0 48-78 97-157 145-235zM33 14c7 0 14 0 21 0-11 6-18 13-23 18 1-6 1-12 2-18zM165 14c13 0 26 0 40 0-49 78-98 157-147 235-13 0-25 0-38 0 48-78 97-157 145-235zM186 249c11-6 21-14 30-25-1 8-3 12-4 25-8 0-17 0-26 0z"><text:p/></draw:path></draw:g></text:p>
        </text:list-item>
        <text:list-item>
          <text:p text:style-name="P56"><text:soft-page-break/>זהו פסוק אמת, ולכן הטענה הוכחה. </text:p>
        </text:list-item>
      </text:list>
      <text:h text:style-name="Heading_20_3" text:outline-level="3">סעיף ב’</text:h>
      <text:list xml:id="list1759540705" text:style-name="L3">
        <text:list-item>
          <text:p text:style-name="P58">צ.ל.:</text:p>
          <text:p text:style-name="P13"><draw:g text:anchor-type="as-char" svg:y="-0.335cm" draw:z-index="194" draw:style-name="gr1"><svg:title>TexMaths</svg:title><svg:desc>11§display§A := \left\{n^2 + n \mid n \in \mathbb{N} \right\} \subseteq \mathbb{N}_\mathrm{even}§svg§600§FALSE§</svg:desc><draw:path draw:style-name="gr81" draw:text-style-name="P119" svg:width="5.12cm" svg:height="0.434cm" svg:x="0.005cm" svg:y="0.019cm" svg:viewBox="0 0 5121 435" svg:d="M2561 435c-854 0-1707 0-2561 0 0-145 0-291 0-435 1707 0 3414 0 5121 0 0 144 0 290 0 435-853 0-1707 0-2560 0z"><text:p/></draw:path><draw:path draw:style-name="gr82" draw:text-style-name="P120" svg:width="0.264cm" svg:height="0.275cm" svg:x="-0.001cm" svg:y="0.062cm" svg:viewBox="0 0 265 276" svg:d="M55 233c-15 24-31 29-47 31-5 1-8 1-8 7 0 4 1 5 4 5 11 0 22-1 33-1 14 0 27 1 39 1 3 0 8 0 8-7 0-4-4-5-7-5-9 0-18-4-18-13 0-4 3-8 6-14 10-16 20-33 30-50 31 0 64 0 96 0 1 9 6 61 6 66 0 9-20 11-28 11-5 0-8 0-8 7 0 5 4 5 5 5 15 0 32-1 48-1 9 0 33 1 43 1 3 0 8 0 8-8 0-4-4-4-10-4-23 0-23-3-24-13-8-81-17-162-24-242 0-8 0-9-7-9-6 0-8 2-11 7-45 75-89 150-134 226zM101 175c25-43 52-86 77-128 5 42 8 85 12 128-29 0-59 0-89 0z"><text:p/></draw:path><draw:path draw:style-name="gr83" draw:text-style-name="P120" svg:width="0.04cm" svg:height="0.166cm" svg:x="0.416cm" svg:y="0.172cm" svg:viewBox="0 0 41 167" svg:d="M41 21c0-12-10-21-21-21s-20 9-20 21c0 11 9 20 20 20s21-9 21-20zM41 147c0-11-10-21-21-21s-20 10-20 21 9 20 20 20 21-9 21-20z"><text:p/></draw:path><draw:path draw:style-name="gr84" draw:text-style-name="P120" svg:width="0.255cm" svg:height="0.091cm" svg:x="0.512cm" svg:y="0.196cm" svg:viewBox="0 0 256 92" svg:d="M243 17c7 0 13-2 13-9 0-8-6-8-12-8-77 0-155 0-232 0-5 0-12 0-12 8 0 7 7 9 13 9 77 0 153 0 230 0zM244 92c6 0 12 0 12-8s-6-8-13-8c-77 0-153 0-230 0-6 0-13 0-13 8s7 8 12 8c77 0 155 0 232 0z"><text:p/></draw:path><draw:path draw:style-name="gr85" draw:text-style-name="P120" svg:width="0.136cm" svg:height="0.462cm" svg:x="0.942cm" svg:y="0.011cm" svg:viewBox="0 0 137 463" svg:d="M55 170c0 27-13 42-53 57-1 1-2 2-2 5s0 4 3 5c52 19 52 40 52 62 0 36 0 72 0 107 0 10 7 24 23 36 19 12 51 21 54 21 4 0 5-2 5-5 0-4-1-4-6-6-12-4-42-16-49-40-1-4-1-5-1-19 0-31 0-63 0-95 0-20 0-48-62-65 62-20 62-47 62-69 0-32 0-64 0-95 0-20 0-40 53-60 3 0 3-3 3-5 0-3-1-4-5-4-2 0-57 12-70 37-7 13-7 16-7 32 0 34 0 67 0 101z"><text:p/></draw:path><draw:path draw:style-name="gr86" draw:text-style-name="P120" svg:width="0.208cm" svg:height="0.174cm" svg:x="1.134cm" svg:y="0.169cm" svg:viewBox="0 0 209 175" svg:d="M23 149c-1 5-3 14-3 16 0 7 4 10 11 10 4 0 11-3 14-11 2-10 4-18 7-28 3-12 5-24 8-35 3-8 5-17 7-26 2-7 4-18 6-19 5-12 26-47 62-47 18 0 21 14 21 26 0 25-19 74-25 91-3 9-3 14-3 17 0 19 13 32 30 32 37 0 51-56 51-59 0-4-3-4-4-4-4 0-4 2-6 7-8 27-21 48-40 48-6 0-8-4-8-13 0-10 3-18 6-27 8-21 23-63 23-85 0-27-16-42-44-42-35 0-54 25-60 34-2-22-18-34-35-34-18 0-26 15-29 22-7 13-12 36-12 38 0 4 3 4 4 4 5 0 5-1 7-9 7-27 14-46 29-46 7 0 12 4 12 17 0 8-1 13-7 32-8 30-14 60-22 91z"><text:p/></draw:path><draw:path draw:style-name="gr87" draw:text-style-name="P120" svg:width="0.119cm" svg:height="0.179cm" svg:x="1.372cm" svg:y="-0.001cm" svg:viewBox="0 0 120 180" svg:d="M120 131c-3 0-6 0-9 0-1 6-4 22-8 25-2 1-23 1-26 1-17 0-33 0-50 0 28-25 38-32 54-46 20-15 39-33 39-58 0-33-29-53-64-53-33 0-56 24-56 49 0 14 12 15 14 15 7 0 15-4 15-14 0-5-2-15-16-15 8-20 27-25 40-25 26 0 40 21 40 43 0 24-16 42-25 52-22 21-43 43-65 65-3 2-3 2-3 10 37 0 75 0 112 0 2-17 6-33 8-49z"><text:p/></draw:path><draw:path draw:style-name="gr88" draw:text-style-name="P120" svg:width="0.256cm" svg:height="0.255cm" svg:x="1.636cm" svg:y="0.114cm" svg:viewBox="0 0 257 256" svg:d="M136 137c37 0 72 0 108 0 6 0 13 0 13-8s-7-8-13-8c-36 0-71 0-108 0 0-36 0-72 0-109 0-5 0-12-7-12-8 0-8 7-8 12 0 37 0 73 0 109-36 0-72 0-108 0-5 0-13 0-13 8s8 8 13 8c36 0 72 0 108 0 0 35 0 71 0 108 0 5 0 11 8 11 7 0 7-6 7-11 0-37 0-73 0-108z"><text:p/></draw:path><draw:path draw:style-name="gr89" draw:text-style-name="P120" svg:width="0.208cm" svg:height="0.174cm" svg:x="2.012cm" svg:y="0.169cm" svg:viewBox="0 0 209 175" svg:d="M23 149c-1 5-3 14-3 16 0 7 4 10 11 10 4 0 11-3 14-11 2-10 4-18 7-28 3-12 5-24 8-35 3-8 5-17 7-26 1-7 4-18 6-19 5-12 26-47 62-47 18 0 21 14 21 26 0 25-19 74-25 91-3 9-3 14-3 17 0 19 13 32 30 32 37 0 51-56 51-59 0-4-3-4-4-4-4 0-4 2-6 7-8 27-21 48-40 48-6 0-8-4-8-13 0-10 3-18 6-27 8-21 23-63 23-85 0-27-16-42-44-42-35 0-54 25-60 34-2-22-18-34-35-34-18 0-26 15-30 22-6 13-11 36-11 38 0 4 3 4 4 4 5 0 5-1 7-9 7-27 14-46 29-46 7 0 12 4 12 17 0 8-1 13-7 32-8 30-14 60-22 91z"><text:p/></draw:path><draw:path draw:style-name="gr90" draw:text-style-name="P120" svg:width="0.014cm" svg:height="0.385cm" svg:x="2.386cm" svg:y="0.049cm" svg:viewBox="0 0 15 386" svg:d="M15 14c0-7 0-14-7-14-8 0-8 7-8 14 0 119 0 239 0 358 0 7 0 14 8 14 7 0 7-7 7-14 0-119 0-239 0-358z"><text:p/></draw:path><draw:path draw:style-name="gr91" draw:text-style-name="P120" svg:width="0.208cm" svg:height="0.174cm" svg:x="2.566cm" svg:y="0.169cm" svg:viewBox="0 0 209 175" svg:d="M22 149c-1 5-3 14-3 16 0 7 5 10 11 10 5 0 12-3 14-11 1 0 5-18 8-28 3-12 5-24 8-35 3-8 5-17 7-26 1-7 4-18 4-19 7-12 27-47 64-47 17 0 21 14 21 26 0 25-20 74-25 91-3 9-5 14-5 17 0 19 15 32 32 32 37 0 51-56 51-59 0-4-3-4-4-4-5 0-5 2-6 7-8 27-21 48-40 48-6 0-9-4-9-13 0-10 3-18 7-27 7-21 23-63 23-85 0-27-16-42-44-42-35 0-54 25-60 34-2-22-18-34-35-34-19 0-26 15-30 22-6 13-11 36-11 38 0 4 3 4 4 4 4 0 5-1 7-9 7-27 14-46 27-46 9 0 13 4 13 17 0 8-2 13-6 32-8 30-15 60-23 91z"><text:p/></draw:path><draw:path draw:style-name="gr92" draw:text-style-name="P120" svg:width="0.193cm" svg:height="0.223cm" svg:x="2.925cm" svg:y="0.131cm" svg:viewBox="0 0 194 224" svg:d="M179 120c7 0 15 0 15-8 0-7-8-7-15-7-54 0-109 0-163 0 5-53 49-90 104-90 20 0 39 0 59 0 7 0 15 0 15-7 0-8-8-8-15-8-20 0-40 0-60 0-66 0-119 50-119 112s53 112 119 112c20 0 40 0 60 0 7 0 15 0 15-8s-8-8-15-8c-20 0-39 0-59 0-55 0-99-36-104-88 54 0 109 0 163 0z"><text:p/></draw:path><draw:path draw:style-name="gr93" draw:text-style-name="P120" svg:width="0.26cm" svg:height="0.27cm" svg:x="3.268cm" svg:y="0.074cm" svg:viewBox="0 0 261 271" svg:d="M33 34c0 63 0 126 0 190 0 20-3 27-23 27-3 0-10 0-10 6 0 7 5 7 13 7 20 0 40 0 60 0 6 0 13 0 13-7 0-6-7-6-12-6-21 0-25-8-25-28 0-60 0-119 0-178 57 74 112 148 168 221 3 4 5 5 7 5 7 0 7-6 7-13 0-72 0-144 0-217 0-22 3-28 21-28 2 0 9 0 9-6 0-7-6-7-12-7-19 0-38 0-57 0-7 0-13 0-13 7 0 6 7 6 11 6 21 0 24 9 24 29 0 41 0 80 0 121-38-53-78-105-116-157-3-6-5-6-13-6-23 0-45 0-69 0-6 0-12 0-12 7 0 5 6 6 8 6 11 1 18 8 22 12-1 4-1 5-1 9zM218 245c-56-74-112-148-169-222-4-5-4-5-7-10 15 0 29 0 45 0 44 59 87 117 131 177 0 17 0 36 0 55z"><text:p/></draw:path><draw:path draw:style-name="gr94" draw:text-style-name="P120" svg:width="0.136cm" svg:height="0.462cm" svg:x="3.581cm" svg:y="0.011cm" svg:viewBox="0 0 137 463" svg:d="M82 293c0-13 0-37 50-56 5-1 5-1 5-5 0-1 0-4-2-5-53-20-53-41-53-63 0-36 0-71 0-107-1-21-17-33-24-37-16-11-48-20-53-20-4 0-5 2-5 4 0 5 2 5 4 6 52 20 52 39 52 61 0 30 0 62 0 94 0 21 0 48 63 67-63 21-63 42-63 66 0 32 0 64 0 95 0 21 0 40-49 59-5 2-7 2-7 6 0 3 1 5 5 5 24-12 52-10 70-35 7-11 7-20 7-34 0-33 0-66 0-101z"><text:p/></draw:path><draw:path draw:style-name="gr95" draw:text-style-name="P120" svg:width="0.235cm" svg:height="0.297cm" svg:x="3.902cm" svg:y="0.093cm" svg:viewBox="0 0 236 298" svg:d="M223 15c7 0 13 0 13-7 0-8-6-8-13-8-35 0-69 0-104 0-66 0-119 51-119 111 0 63 54 113 119 113 35 0 69 0 104 0 7 0 13 0 13-8s-6-8-13-8c-34 0-69 0-103 0-62 0-105-45-105-96 0-52 44-97 105-97 34 0 69 0 103 0zM22 282c-7 0-14 0-14 8s7 8 14 8c67 0 134 0 201 0 7 0 13 0 13-8s-6-8-13-8c-67 0-134 0-201 0z"><text:p/></draw:path><draw:path draw:style-name="gr96" draw:text-style-name="P120" svg:width="0.261cm" svg:height="0.27cm" svg:x="4.288cm" svg:y="0.074cm" svg:viewBox="0 0 262 271" svg:d="M33 34c0 63 0 126 0 190 0 20-2 27-22 27-4 0-11 0-11 6 0 7 5 7 13 7 20 0 40 0 60 0 7 0 13 0 13-7 0-6-7-6-12-6-21 0-25-8-25-28 0-60 0-119 0-178 57 74 112 148 168 221 3 4 5 5 7 5 7 0 7-6 7-13 0-72 0-144 0-217 0-22 3-28 22-28 2 0 9 0 9-6 0-7-7-7-13-7-19 0-38 0-57 0-7 0-13 0-13 7 0 6 7 6 11 6 22 0 24 9 24 29 0 41 0 80 0 121-38-53-78-105-116-157-3-6-5-6-13-6-22 0-45 0-67 0-8 0-14 0-14 7 0 5 6 6 8 6 11 1 19 8 22 12-1 4-1 5-1 9zM218 245c-56-74-112-148-169-222-3-5-3-5-7-10 15 0 31 0 46 0 43 59 87 117 130 177 0 17 0 36 0 55z"><text:p/></draw:path><draw:path draw:style-name="gr97" draw:text-style-name="P120" svg:width="0.116cm" svg:height="0.123cm" svg:x="4.567cm" svg:y="0.275cm" svg:viewBox="0 0 117 124" svg:d="M109 60c5 0 8 0 8-6 0-24-14-54-54-54-36 0-63 29-63 62 0 34 31 62 66 62 37 0 51-29 51-36 0-1-2-3-5-3-4 0-4 1-5 4-8 22-29 27-39 27-12 0-25-7-33-17-10-13-10-28-10-39 28 0 56 0 84 0zM25 53c4-39 28-45 38-45 33 0 34 37 35 45-24 0-49 0-73 0z"><text:p/></draw:path><draw:path draw:style-name="gr98" draw:text-style-name="P120" svg:width="0.144cm" svg:height="0.118cm" svg:x="4.702cm" svg:y="0.279cm" svg:viewBox="0 0 145 119" svg:d="M120 26c8-16 21-16 25-16 0-3 0-7 0-10-6 1-13 1-20 1s-17 0-25-1c0 3 0 7 0 10 12 0 12 9 12 10s-1 4-2 8c-10 22-21 45-31 67-11-24-23-50-34-74 0-1-1-3-1-4 0-7 9-7 13-7 0-3 0-7 0-10-10 0-20 1-31 1-7 0-18 0-26-1 0 3 0 7 0 10 15 0 19 0 22 10 14 31 29 63 43 94 2 3 3 5 8 5s6-2 7-5c13-30 27-59 40-88z"><text:p/></draw:path><draw:path draw:style-name="gr99" draw:text-style-name="P120" svg:width="0.116cm" svg:height="0.123cm" svg:x="4.859cm" svg:y="0.275cm" svg:viewBox="0 0 117 124" svg:d="M109 60c5 0 8 0 8-6 0-24-14-54-54-54-36 0-63 29-63 62 0 34 31 62 66 62 37 0 51-29 51-36 0-1-2-3-5-3-4 0-4 1-5 4-8 22-29 27-39 27-13 0-25-7-33-17-10-13-10-28-10-39 28 0 56 0 84 0zM25 53c4-39 28-45 38-45 33 0 34 37 35 45-24 0-49 0-73 0z"><text:p/></draw:path><draw:path draw:style-name="gr100" draw:text-style-name="P120" svg:width="0.144cm" svg:height="0.118cm" svg:x="5.001cm" svg:y="0.277cm" svg:viewBox="0 0 145 119" svg:d="M124 36c0-23-11-36-40-36-22 0-37 12-44 25 0-8 0-16 0-25-14 1-27 1-40 2 0 4 0 7 0 10 18 0 20 2 20 16 0 23 0 47 0 70 0 11-2 11-20 11 0 3 0 7 0 10 10-1 20-1 31-1 10 0 28 1 31 1 0-3 0-7 0-10-18 0-20 0-20-11 0-16 0-33 0-49 0-28 22-42 39-42 20 0 22 15 22 29 0 21 0 41 0 62 0 11-3 11-21 11 0 3 0 7 0 10 2 0 20-1 31-1s30 1 32 1c0-3 0-7 0-10-17 0-21 0-21-11 0-21 0-41 0-62z"><text:p/></draw:path></draw:g></text:p>
        </text:list-item>
        <text:list-item>
          <text:p text:style-name="P59">ראשית כל, נוכיח כי <draw:g text:anchor-type="as-char" svg:y="-0.339cm" draw:z-index="203" draw:style-name="gr1"><svg:title>TexMaths</svg:title><svg:desc>11§display§\forall n \in \mathbb{N}. n^2 + n \in \mathbb{N}_{\mathrm{even}}§svg§600§FALSE§</svg:desc><draw:path draw:style-name="gr32" draw:text-style-name="P119" svg:width="3.713cm" svg:height="0.358cm" svg:x="0.019cm" svg:y="0.018cm" svg:viewBox="0 0 3714 359" svg:d="M1858 359c-620 0-1239 0-1858 0 0-120 0-239 0-359 1238 0 2476 0 3714 0 0 120 0 239 0 359-619 0-1238 0-1856 0z"><text:p/></draw:path><draw:path draw:style-name="gr33" draw:text-style-name="P120" svg:width="0.215cm" svg:height="0.274cm" svg:x="-0.001cm" svg:y="0.071cm" svg:viewBox="0 0 216 275" svg:d="M213 14c3-4 3-5 3-6 0-5-4-8-8-8-6 0-8 4-10 9-11 28-21 56-32 85-40 0-78 0-118 0-11-29-21-57-32-85-1-6-3-9-8-9-4 0-8 3-8 8 1 2 0 1 2 6 32 84 65 168 97 252 2 5 3 9 9 9 5 0 6-4 9-8 31-84 64-169 96-253zM55 109c35 0 70 0 106 0-18 45-36 92-53 137-18-45-35-92-53-137z"><text:p/></draw:path><draw:path draw:style-name="gr34" draw:text-style-name="P120" svg:width="0.208cm" svg:height="0.174cm" svg:x="0.226cm" svg:y="0.168cm" svg:viewBox="0 0 209 175" svg:d="M22 148c-1 5-3 14-3 16 0 7 5 11 11 11 5 0 12-3 14-11 1-1 5-18 8-28 3-13 5-25 8-36 3-7 5-16 7-25 1-7 4-18 4-20 7-12 27-46 64-46 17 0 21 14 21 26 0 25-20 74-25 91-3 8-5 13-5 17 0 18 14 32 32 32 37 0 51-57 51-59 0-5-3-5-4-5-5 0-5 1-6 7-9 26-21 48-40 48-6 0-9-4-9-13s3-19 7-27c7-20 23-63 23-85 0-26-16-41-44-41-35 0-54 24-60 33-2-21-19-33-36-33-19 0-25 15-29 22-6 13-11 35-11 38s3 3 4 3c4 0 5 0 7-9 7-28 14-45 27-45 8 0 13 4 13 17 0 8-2 13-6 32-8 30-15 60-23 90z"><text:p/></draw:path><draw:path draw:style-name="gr35" draw:text-style-name="P120" svg:width="0.193cm" svg:height="0.222cm" svg:x="0.585cm" svg:y="0.131cm" svg:viewBox="0 0 194 223" svg:d="M179 119c7 0 15 0 15-8 0-7-8-7-15-7-55 0-109 0-164 0 6-52 50-89 105-89 20 0 39 0 59 0 7 0 15 0 15-7 0-8-8-8-15-8-20 0-40 0-60 0-66 0-119 50-119 111 0 62 53 112 119 112 20 0 40 0 60 0 7 0 15 0 15-8 0-7-8-7-15-7-20 0-39 0-59 0-55 0-99-37-105-89 55 0 109 0 164 0z"><text:p/></draw:path><draw:path draw:style-name="gr36" draw:text-style-name="P120" svg:width="0.261cm" svg:height="0.269cm" svg:x="0.927cm" svg:y="0.074cm" svg:viewBox="0 0 262 270" svg:d="M34 34c0 63 0 126 0 188 0 21-3 27-23 28-4 0-11 0-11 6 0 7 7 7 13 7 20 0 41 0 61 0 6 0 12 0 12-7 0-6-6-6-11-6-21-1-24-9-24-28 0-59 0-118 0-177 56 73 111 147 167 220 3 4 4 5 7 5 7 0 7-5 7-12 0-72 0-144 0-217 0-22 3-28 21-28 2 0 9 0 9-6 0-7-6-7-12-7-19 0-39 0-58 0-6 0-13 0-13 7 0 6 8 6 12 6 21 0 25 8 25 29 0 40 0 80 0 121-39-53-79-105-117-157-3-6-6-6-14-6-22 0-45 0-67 0-7 0-13 0-13 7 0 5 6 6 8 6 11 1 18 8 22 12-1 4-1 4-1 9zM219 244c-56-74-112-148-168-222-5-4-5-5-9-9 15 0 31 0 46 0 44 59 87 117 131 176 0 18 0 36 0 55z"><text:p/></draw:path><draw:path draw:style-name="gr37" draw:text-style-name="P120" svg:width="0.04cm" svg:height="0.04cm" svg:x="1.231cm" svg:y="0.296cm" svg:viewBox="0 0 41 41" svg:d="M41 20c0-11-10-20-21-20s-20 9-20 20 9 21 20 21 21-10 21-21z"><text:p/></draw:path><draw:path draw:style-name="gr38" draw:text-style-name="P120" svg:width="0.209cm" svg:height="0.174cm" svg:x="1.316cm" svg:y="0.168cm" svg:viewBox="0 0 210 175" svg:d="M23 148c-1 5-3 14-3 16 0 7 5 11 11 11 4 0 11-3 14-11 0-1 4-18 8-28 2-13 5-25 7-36 3-7 6-16 7-25 2-7 6-18 6-20 5-12 26-46 62-46 18 0 21 14 21 26 0 25-19 74-25 91-3 8-3 13-3 17 0 18 13 32 31 32 37 0 51-57 51-59 0-5-4-5-5-5-4 0-4 1-6 7-8 26-21 48-40 48-6 0-8-4-8-13s3-19 6-27c8-20 24-63 24-85 0-26-17-41-45-41-34 0-54 24-60 33-1-21-18-33-35-33-18 0-26 15-29 22-7 13-12 35-12 38s3 2 4 3c5 0 5 0 7-9 7-28 14-45 29-45 7 0 12 4 12 17 0 8-1 13-7 32-8 30-14 60-22 90z"><text:p/></draw:path><draw:path draw:style-name="gr39" draw:text-style-name="P120" svg:width="0.119cm" svg:height="0.179cm" svg:x="1.553cm" svg:y="-0.001cm" svg:viewBox="0 0 120 180" svg:d="M120 130c-3 0-6 0-9 0-1 7-4 22-8 25-2 2-23 2-26 2-17 0-33 0-50 0 29-26 38-32 54-46 20-15 39-33 39-58 0-33-29-53-64-53-33 0-56 24-56 49 0 14 12 15 14 15 7 0 15-4 15-14 0-6-2-15-16-15 9-20 27-25 40-25 26 0 40 21 40 43 0 23-16 42-25 52-22 21-43 43-65 65-3 2-3 2-3 10 37 0 75 0 112 0 2-17 6-33 8-50z"><text:p/></draw:path><draw:path draw:style-name="gr40" draw:text-style-name="P120" svg:width="0.256cm" svg:height="0.256cm" svg:x="1.817cm" svg:y="0.113cm" svg:viewBox="0 0 257 257" svg:d="M136 137c37 0 72 0 108 0 6 0 13 0 13-8s-7-8-13-8c-36 0-71 0-108 0 0-36 0-71 0-108 0-5 0-13-7-13-8 0-8 8-8 13 0 37 0 72 0 108-36 0-72 0-108 0-5 0-13 0-13 8s8 8 13 8c36 0 72 0 108 0 0 35 0 71 0 107 0 5 0 13 8 13 7 0 7-8 7-13 0-36 0-72 0-107z"><text:p/></draw:path><draw:path draw:style-name="gr41" draw:text-style-name="P120" svg:width="0.208cm" svg:height="0.174cm" svg:x="2.192cm" svg:y="0.168cm" svg:viewBox="0 0 209 175" svg:d="M23 148c-1 5-3 14-3 16 0 7 5 11 11 11 4 0 11-3 14-11 0-1 4-18 7-28 3-13 5-25 8-36 3-7 5-16 7-25 2-7 4-18 6-20 5-12 26-46 62-46 18 0 21 14 21 26 0 25-19 74-25 91-3 8-3 13-3 17 0 18 13 32 30 32 37 0 51-57 51-59 0-5-3-5-4-5-4 0-4 1-6 7-8 26-21 48-40 48-6 0-8-4-8-13s3-19 6-27c8-20 23-63 23-85 0-26-16-41-44-41-35 0-54 24-60 33-2-21-18-33-35-33-18 0-26 15-29 22-7 13-12 35-12 38s3 2 4 3c5 0 5 0 7-9 7-28 14-45 29-45 7 0 12 4 12 17 0 8-1 13-7 32-8 30-14 60-22 90z"><text:p/></draw:path><draw:path draw:style-name="gr42" draw:text-style-name="P120" svg:width="0.193cm" svg:height="0.222cm" svg:x="2.552cm" svg:y="0.131cm" svg:viewBox="0 0 194 223" svg:d="M180 119c7 0 14 0 14-8 0-7-7-7-14-7-55 0-109 0-164 0 5-52 49-89 104-89 20 0 41 0 60 0 7 0 14 0 14-7 0-8-7-8-14-8-21 0-40 0-61 0-66 0-119 50-119 111 0 62 53 112 119 112 21 0 40 0 61 0 7 0 14 0 14-8 0-7-7-7-14-7-19 0-40 0-60 0-55 0-99-37-104-89 55 0 109 0 164 0z"><text:p/></draw:path><draw:path draw:style-name="gr43" draw:text-style-name="P120" svg:width="0.261cm" svg:height="0.269cm" svg:x="2.895cm" svg:y="0.074cm" svg:viewBox="0 0 262 270" svg:d="M33 34c0 63 0 126 0 188 0 21-2 27-22 28-4 0-11 0-11 6 0 7 5 7 13 7 20 0 40 0 60 0 7 0 13 0 13-7 0-6-7-6-12-6-21-1-25-9-25-28 0-59 0-118 0-177 57 73 112 147 168 220 3 4 5 5 7 5 7 0 7-5 7-12 0-72 0-144 0-217 0-22 3-28 22-28 2 0 9 0 9-6 0-7-7-7-13-7-19 0-38 0-57 0-6 0-13 0-13 7 0 6 7 6 11 6 22 0 26 8 26 29 0 40 0 80 0 121-40-53-79-105-118-157-3-6-5-6-13-6-22 0-45 0-67 0-8 0-14 0-14 7 0 5 6 6 8 6 11 1 19 8 22 12-1 4-1 4-1 9zM218 244c-56-74-112-148-169-222-3-4-3-5-7-9 15 0 31 0 46 0 43 59 87 117 130 176 0 18 0 36 0 55z"><text:p/></draw:path><draw:path draw:style-name="gr44" draw:text-style-name="P120" svg:width="0.116cm" svg:height="0.122cm" svg:x="3.174cm" svg:y="0.275cm" svg:viewBox="0 0 117 123" svg:d="M109 58c5 0 8 0 8-5 0-24-14-53-54-53-36 0-63 28-63 62s31 61 66 61c37 0 51-29 51-35 0-1-2-4-5-4s-4 2-5 4c-8 22-29 27-39 27-12 0-24-6-33-17-10-12-10-29-10-40 28 0 56 0 84 0zM25 52c4-39 28-44 38-44 33 0 34 37 35 44-24 0-49 0-73 0z"><text:p/></draw:path><draw:path draw:style-name="gr45" draw:text-style-name="P120" svg:width="0.144cm" svg:height="0.118cm" svg:x="3.31cm" svg:y="0.28cm" svg:viewBox="0 0 145 119" svg:d="M120 26c8-16 21-17 25-17 0-3 0-6 0-9-6 0-13 1-20 1s-17-1-25-1c0 3 0 6 0 9 12 1 12 10 12 11s-1 3-2 8c-10 22-21 44-31 66-11-25-23-49-34-73 0-2-1-3-1-6 0-6 9-6 13-6 0-3 0-6 0-9-10 0-19 1-31 1-7 0-18-1-26-1 0 3 0 6 0 9 15 0 19 1 23 10 14 32 28 63 42 95 2 3 3 5 8 5s6-2 7-5c13-30 27-59 40-88z"><text:p/></draw:path><draw:path draw:style-name="gr46" draw:text-style-name="P120" svg:width="0.116cm" svg:height="0.122cm" svg:x="3.466cm" svg:y="0.275cm" svg:viewBox="0 0 117 123" svg:d="M109 58c5 0 8 0 8-5 0-24-14-53-54-53-36 0-63 28-63 62s31 61 66 61c37 0 51-29 51-35 0-1-2-4-5-4-4 0-4 2-5 4-8 22-29 27-39 27-12 0-25-6-33-17-10-12-10-29-10-40 28 0 56 0 84 0zM25 52c4-39 28-44 38-44 33 0 34 37 35 44-24 0-49 0-73 0z"><text:p/></draw:path><draw:path draw:style-name="gr47" draw:text-style-name="P120" svg:width="0.144cm" svg:height="0.118cm" svg:x="3.608cm" svg:y="0.276cm" svg:viewBox="0 0 145 119" svg:d="M124 37c0-23-11-37-40-37-22 0-37 12-44 26 0-8 0-17 0-26-14 1-27 2-40 3 0 4 0 7 0 10 18 0 20 1 20 15 0 23 0 46 0 70 0 12-2 12-20 12 0 2 0 6 0 9 10-1 20-1 31-1 10 0 28 1 31 1 0-3 0-7 0-9-18 0-20 0-20-12 0-16 0-32 0-48 0-29 22-42 39-42 20 0 22 15 22 28 0 21 0 41 0 62 0 12-3 12-21 12 0 2 0 6 0 9 2 0 20-1 31-1s30 1 32 1c0-3 0-7 0-9-17 0-21 0-21-12 0-21 0-41 0-61z"><text:p/></draw:path></draw:g>:</text:p>
          <text:list>
            <text:list-item>
              <text:p text:style-name="P60">נפרק לשני מקרים: הראשון עבור <draw:g text:anchor-type="as-char" svg:y="-0.173cm" draw:z-index="202" draw:style-name="gr1"><svg:title>TexMaths</svg:title><svg:desc>11§display§n§svg§600§FALSE§</svg:desc><draw:path draw:style-name="gr48" draw:text-style-name="P119" svg:width="0.179cm" svg:height="0.132cm" svg:x="0.008cm" svg:y="0.019cm" svg:viewBox="0 0 180 133" svg:d="M0 0c60 0 120 0 180 0 0 44 0 89 0 133-60 0-120 0-180 0 0-44 0-89 0-133z"><text:p/></draw:path><draw:path draw:style-name="gr49" draw:text-style-name="P120" svg:width="0.207cm" svg:height="0.172cm" svg:x="-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זוגי והשני עבור <draw:g text:anchor-type="as-char" svg:y="-0.173cm" draw:z-index="201" draw:style-name="gr1"><svg:title>TexMaths</svg:title><svg:desc>11§display§n§svg§600§FALSE§</svg:desc><draw:path draw:style-name="gr50" draw:text-style-name="P119" svg:width="0.179cm" svg:height="0.132cm" svg:x="0.008cm" svg:y="0.019cm" svg:viewBox="0 0 180 133" svg:d="M0 0c60 0 120 0 180 0 0 44 0 89 0 133-60 0-120 0-180 0 0-44 0-89 0-133z"><text:p/></draw:path><draw:path draw:style-name="gr51" draw:text-style-name="P120" svg:width="0.207cm" svg:height="0.172cm" svg:x="-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אי־זוגי:</text:p>
              <text:list>
                <text:list-item>
                  <text:p text:style-name="P61">במקרה ש־<draw:g text:anchor-type="as-char" svg:y="-0.173cm" draw:z-index="200" draw:style-name="gr1"><svg:title>TexMaths</svg:title><svg:desc>11§display§n§svg§600§FALSE§</svg:desc><draw:path draw:style-name="gr52" draw:text-style-name="P119" svg:width="0.179cm" svg:height="0.132cm" svg:x="0.008cm" svg:y="0.019cm" svg:viewBox="0 0 180 133" svg:d="M0 0c60 0 120 0 180 0 0 44 0 89 0 133-60 0-120 0-180 0 0-44 0-89 0-133z"><text:p/></draw:path><draw:path draw:style-name="gr53" draw:text-style-name="P120" svg:width="0.207cm" svg:height="0.172cm" svg:x="-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 זוגי, אז <draw:g text:anchor-type="as-char" svg:y="-0.337cm" draw:z-index="198" draw:style-name="gr1"><svg:title>TexMaths</svg:title><svg:desc>11§display§n^2 + n = n \cdot n + n§svg§600§FALSE§</svg:desc><draw:path draw:style-name="gr56" draw:text-style-name="P119" svg:width="3.019cm" svg:height="0.329cm" svg:x="0.008cm" svg:y="0.02cm" svg:viewBox="0 0 3020 330" svg:d="M0 0c1006 0 2014 0 3020 0 0 110 0 220 0 330-1006 0-2014 0-3020 0 0-110 0-220 0-330z"><text:p/></draw:path><draw:path draw:style-name="gr57" draw:text-style-name="P120" svg:width="0.209cm" svg:height="0.174cm" svg:x="-0.001cm" svg:y="0.168cm" svg:viewBox="0 0 210 175" svg:d="M23 147c-1 6-3 16-3 17 0 8 5 11 11 11 4 0 11-3 14-11 0-1 6-19 8-29 2-12 5-24 7-35 3-8 6-16 7-25 2-7 6-18 6-20 5-12 26-46 62-46 18 0 21 14 21 26 0 24-19 74-25 90-3 9-3 14-3 18 0 18 13 32 31 32 37 0 51-56 51-60s-4-4-5-4c-4 0-4 1-6 8-8 25-20 47-40 47-6 0-8-3-8-13 0-9 3-19 6-26 8-21 24-64 24-86 0-26-16-41-45-41-34 0-54 24-60 33-1-21-18-33-35-33-18 0-26 15-29 22-7 13-12 35-12 37 0 4 3 3 4 4 5 0 5 0 7-9 7-28 14-45 29-45 7 0 12 4 12 17 0 8-1 12-7 32-8 30-14 60-22 89z"><text:p/></draw:path><draw:path draw:style-name="gr58" draw:text-style-name="P120" svg:width="0.119cm" svg:height="0.178cm" svg:x="0.237cm" svg:y="0cm" svg:viewBox="0 0 120 179" svg:d="M120 130c-3 0-6 0-9 0-1 6-3 22-8 25-2 1-23 1-26 1-17 0-33 0-50 0 29-25 38-33 54-45 20-16 39-33 39-58 0-33-29-53-63-53s-57 23-57 48c0 14 12 16 14 16 7 0 15-5 15-14 0-6-2-15-16-15 9-20 27-25 40-25 26 0 40 21 40 43 0 23-16 42-25 52-22 20-43 41-65 63-3 4-3 4-3 11 37 0 75 0 112 0 2-16 6-33 8-49z"><text:p/></draw:path><draw:path draw:style-name="gr59" draw:text-style-name="P120" svg:width="0.256cm" svg:height="0.255cm" svg:x="0.501cm" svg:y="0.113cm" svg:viewBox="0 0 257 256" svg:d="M136 136c37 0 72 0 108 0 6 0 13 0 13-7 0-8-7-8-13-8-36 0-71 0-108 0 0-36 0-72 0-108 0-5 0-13-7-13-8 0-8 8-8 13 0 36 0 72 0 108-36 0-72 0-108 0-5 0-13 0-13 8 0 7 8 7 13 7 36 0 72 0 108 0 0 36 0 72 0 107 0 6 0 13 8 13 7 0 7-7 7-13 0-35 0-71 0-107z"><text:p/></draw:path><draw:path draw:style-name="gr60" draw:text-style-name="P120" svg:width="0.209cm" svg:height="0.174cm" svg:x="0.877cm" svg:y="0.168cm" svg:viewBox="0 0 210 175" svg:d="M23 147c-1 6-3 16-3 17 0 8 5 11 11 11 4 0 11-3 14-11 0-1 4-19 8-29 2-12 5-24 7-35 3-8 6-16 7-25 2-7 6-18 6-20 5-12 26-46 62-46 18 0 21 14 21 26 0 24-19 74-25 90-3 9-3 14-3 18 0 18 13 32 31 32 37 0 51-56 51-60s-4-4-5-4c-4 0-4 1-6 8-8 25-21 47-40 47-6 0-8-3-8-13 0-9 3-19 6-26 8-21 24-64 24-86 0-26-17-41-45-41-34 0-54 24-60 33-1-21-18-33-35-33-18 0-26 15-29 22-7 13-12 35-12 37 0 4 3 3 4 4 5 0 5 0 7-9 7-28 14-45 29-45 7 0 12 4 12 17 0 8-1 12-7 32-8 30-14 60-22 89z"><text:p/></draw:path><draw:path draw:style-name="gr61" draw:text-style-name="P120" svg:width="0.256cm" svg:height="0.089cm" svg:x="1.227cm" svg:y="0.19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62" draw:text-style-name="P120" svg:width="0.208cm" svg:height="0.174cm" svg:x="1.624cm" svg:y="0.168cm" svg:viewBox="0 0 209 175" svg:d="M22 147c-1 6-3 16-3 17 0 8 5 11 11 11 5 0 12-3 14-11 1-1 5-19 8-29 3-12 5-24 8-35 3-8 5-16 7-25 1-7 4-18 4-20 7-12 27-46 64-46 17 0 21 14 21 26 0 24-20 74-25 90-3 9-5 14-5 18 0 18 14 32 32 32 37 0 51-56 51-60s-3-4-4-4c-5 0-5 1-6 8-9 25-21 47-40 47-6 0-9-3-9-13 0-9 3-19 7-26 7-21 23-64 23-86 0-26-16-41-44-41-35 0-54 24-60 33-2-21-19-33-36-33-19 0-25 15-29 22-7 13-11 35-11 37 0 4 3 4 4 4 4 0 5 0 7-9 7-28 14-45 27-45 8 0 13 4 13 17 0 8-2 12-6 32-8 30-15 60-23 89z"><text:p/></draw:path><draw:path draw:style-name="gr63" draw:text-style-name="P120" svg:width="0.04cm" svg:height="0.04cm" svg:x="1.964cm" svg:y="0.22cm" svg:viewBox="0 0 41 41" svg:d="M41 20c0-11-10-20-21-20s-20 9-20 20 9 21 20 21 21-10 21-21z"><text:p/></draw:path><draw:path draw:style-name="gr64" draw:text-style-name="P120" svg:width="0.209cm" svg:height="0.174cm" svg:x="2.134cm" svg:y="0.168cm" svg:viewBox="0 0 210 175" svg:d="M23 147c-1 6-3 16-3 17 0 8 5 11 11 11 4 0 12-3 14-11 0-1 6-19 8-29 2-12 5-24 7-35 3-8 6-16 7-25 2-7 6-18 6-20 5-12 26-46 62-46 18 0 21 14 21 26 0 24-19 74-25 90-3 9-3 14-3 18 0 18 13 32 31 32 37 0 51-56 51-60s-4-4-5-4c-4 0-4 1-6 8-8 25-20 47-40 47-6 0-8-3-8-13 0-9 3-19 6-26 8-21 24-64 24-86 0-26-16-41-45-41-34 0-54 24-60 33-1-21-18-33-35-33-18 0-26 15-29 22-7 13-12 35-12 37 0 4 3 3 4 4 5 0 5 0 7-9 7-28 14-45 29-45 7 0 12 4 12 17 0 8-1 12-7 32-8 30-14 60-22 89z"><text:p/></draw:path><draw:path draw:style-name="gr65" draw:text-style-name="P120" svg:width="0.255cm" svg:height="0.255cm" svg:x="2.463cm" svg:y="0.113cm" svg:viewBox="0 0 256 256" svg:d="M136 136c37 0 72 0 108 0 6 0 12 0 12-7 0-8-6-8-12-8-36 0-71 0-108 0 0-36 0-72 0-108 0-5 0-13-7-13-8 0-8 8-8 13 0 36 0 72 0 108-36 0-73 0-109 0-5 0-12 0-12 8 0 7 7 7 12 7 36 0 73 0 109 0 0 36 0 72 0 107 0 6 0 13 8 13 7 0 7-7 7-13 0-35 0-71 0-107z"><text:p/></draw:path><draw:path draw:style-name="gr66" draw:text-style-name="P120" svg:width="0.208cm" svg:height="0.174cm" svg:x="2.839cm" svg:y="0.168cm" svg:viewBox="0 0 209 175" svg:d="M22 147c-1 6-3 16-3 17 0 8 5 11 11 11 5 0 12-3 14-11 1-1 5-19 8-29 3-12 5-24 8-35 3-8 5-16 7-25 1-7 4-18 4-20 7-12 27-46 64-46 17 0 21 14 21 26 0 24-20 74-25 90-3 9-5 14-5 18 0 18 14 32 32 32 37 0 51-56 51-60s-3-4-4-4c-5 0-5 1-6 8-9 25-21 47-40 47-6 0-9-3-9-13 0-9 3-19 7-26 7-21 23-64 23-86 0-26-16-41-44-41-35 0-54 24-60 33-2-21-19-33-36-33-19 0-25 15-29 22-7 13-11 35-11 37 0 4 3 4 4 4 4 0 5 0 7-9 7-28 14-45 27-45 8 0 13 4 13 17 0 8-2 12-6 32-8 30-15 60-23 89z"><text:p/></draw:path></draw:g><text:s/>ומכיוון שכפל מספרים זוגיים הוא מספר זוגי וחיבור זוגיים הוא זוגי אז הטענה נכונה. </text:p>
                </text:list-item>
                <text:list-item>
                  <text:p text:style-name="P61">במקרה ש־<draw:g text:anchor-type="as-char" svg:y="-0.173cm" draw:z-index="199" draw:style-name="gr1"><svg:title>TexMaths</svg:title><svg:desc>11§display§n§svg§600§FALSE§</svg:desc><draw:path draw:style-name="gr54" draw:text-style-name="P119" svg:width="0.179cm" svg:height="0.132cm" svg:x="0.008cm" svg:y="0.019cm" svg:viewBox="0 0 180 133" svg:d="M0 0c60 0 120 0 180 0 0 44 0 89 0 133-60 0-120 0-180 0 0-44 0-89 0-133z"><text:p/></draw:path><draw:path draw:style-name="gr55" draw:text-style-name="P120" svg:width="0.207cm" svg:height="0.172cm" svg:x="-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 אי־זוגי, אז <draw:g text:anchor-type="as-char" svg:y="-0.34cm" draw:z-index="197" draw:style-name="gr1"><svg:title>TexMaths</svg:title><svg:desc>11§display§n^2§svg§600§FALSE§</svg:desc><draw:path draw:style-name="gr67" draw:text-style-name="P119" svg:width="0.326cm" svg:height="0.301cm" svg:x="0.008cm" svg:y="0.018cm" svg:viewBox="0 0 327 302" svg:d="M165 302c-55 0-110 0-165 0 0-101 0-201 0-302 109 0 219 0 327 0 0 101 0 201 0 302-54 0-108 0-162 0z"><text:p/></draw:path><draw:path draw:style-name="gr68" draw:text-style-name="P120" svg:width="0.208cm" svg:height="0.173cm" svg:x="-0.001cm" svg:y="0.168cm" svg:viewBox="0 0 209 174" svg:d="M23 147c-1 7-3 15-3 16 0 8 5 11 11 11 4 0 12-3 14-11 0-1 6-18 8-28 2-12 5-24 7-35 4-8 6-17 7-25 2-7 5-18 5-20 6-11 27-46 63-46 18 0 21 14 21 26 0 24-19 74-25 90-4 9-4 13-4 18 0 18 14 31 32 31 37 0 50-56 50-59 0-4-5-4-6-4-3 0-3 1-5 7-7 26-20 48-39 48-6 0-9-4-9-12 0-10 4-20 7-28 8-21 24-63 24-85 0-26-17-41-45-41-34 0-54 24-60 33-1-21-18-33-35-33-18 0-26 15-29 22-7 13-12 36-12 37 0 4 4 4 5 4 4 0 4 0 7-9 7-27 14-45 28-45 7 0 12 4 12 17 0 8-1 12-7 32-8 30-14 59-22 89z"><text:p/></draw:path><draw:path draw:style-name="gr69" draw:text-style-name="P120" svg:width="0.119cm" svg:height="0.178cm" svg:x="0.235cm" svg:y="-0.001cm" svg:viewBox="0 0 120 179" svg:d="M120 130c-4 0-7 0-10 0 0 6-3 21-7 25-2 1-23 1-26 1-17 0-33 0-50 0 28-26 38-32 54-45 20-16 39-33 39-58 0-33-29-53-64-53-33 0-56 24-56 48 0 15 12 16 14 16 7 0 15-5 15-15 0-5-2-14-16-14 8-20 27-25 40-25 26 0 40 21 40 43 0 23-16 41-25 51-22 21-43 43-65 65-3 2-3 2-3 10 37 0 74 0 111 0 2-17 5-33 9-49z"><text:p/></draw:path></draw:g><text:s/>אי־זוגי (כפל אי־זוגיים הוא אי זוגי) אך <draw:g text:anchor-type="as-char" svg:y="-0.337cm" draw:z-index="196" draw:style-name="gr1"><svg:title>TexMaths</svg:title><svg:desc>11§display§n^2 + n§svg§600§FALSE§</svg:desc><draw:path draw:style-name="gr70" draw:text-style-name="P119" svg:width="1.056cm" svg:height="0.329cm" svg:x="0.008cm" svg:y="0.02cm" svg:viewBox="0 0 1057 330" svg:d="M0 0c352 0 705 0 1057 0 0 110 0 220 0 330-352 0-705 0-1057 0 0-110 0-220 0-330z"><text:p/></draw:path><draw:path draw:style-name="gr71" draw:text-style-name="P120" svg:width="0.209cm" svg:height="0.174cm" svg:x="-0.001cm" svg:y="0.168cm" svg:viewBox="0 0 210 175" svg:d="M23 147c-1 6-3 16-3 17 0 8 5 11 11 11 4 0 11-3 14-11 0-1 5-19 8-29 2-12 5-24 8-35 2-8 5-16 6-25 2-7 5-18 6-20 5-12 26-46 62-46 18 0 21 14 21 26 0 24-18 74-25 90-3 9-3 14-3 18 0 18 13 32 32 32 36 0 50-56 50-60s-4-4-5-4c-4 0-4 1-6 8-8 25-21 47-39 47-7 0-9-3-9-13 0-9 3-19 6-26 8-21 25-64 25-86 0-26-18-41-46-41-34 0-53 24-60 33-1-21-18-33-35-33-18 0-26 15-29 22-6 13-12 35-12 37 0 4 3 3 4 4 5 0 5 0 7-9 7-28 14-45 29-45 7 0 12 4 12 17 0 8-1 12-7 32-8 30-14 60-22 89z"><text:p/></draw:path><draw:path draw:style-name="gr72" draw:text-style-name="P120" svg:width="0.119cm" svg:height="0.178cm" svg:x="0.237cm" svg:y="0cm" svg:viewBox="0 0 120 179" svg:d="M120 130c-3 0-6 0-9 0-1 6-4 22-8 25-2 1-23 1-26 1-16 0-33 0-49 0 27-25 37-33 53-45 20-16 39-33 39-58 0-33-29-53-64-53-33 0-56 23-56 48 0 14 12 16 14 16 7 0 15-5 15-14 0-6-1-15-16-15 8-20 27-25 40-25 26 0 41 21 41 43 0 23-17 42-26 52-22 20-43 41-65 63-3 4-3 4-3 11 37 0 75 0 112 0 2-16 6-33 8-49z"><text:p/></draw:path><draw:path draw:style-name="gr73" draw:text-style-name="P120" svg:width="0.256cm" svg:height="0.255cm" svg:x="0.501cm" svg:y="0.113cm" svg:viewBox="0 0 257 256" svg:d="M136 136c37 0 72 0 108 0 6 0 13 0 13-7 0-8-7-8-13-8-36 0-71 0-108 0 0-36 0-72 0-108 0-5 0-13-7-13-8 0-8 8-8 13 0 36 0 72 0 108-36 0-71 0-108 0-5 0-13 0-13 8 0 7 8 7 13 7 37 0 72 0 108 0 0 36 0 72 0 107 0 6 0 13 8 13 7 0 7-7 7-13 0-35 0-71 0-107z"><text:p/></draw:path><draw:path draw:style-name="gr74" draw:text-style-name="P120" svg:width="0.208cm" svg:height="0.174cm" svg:x="0.876cm" svg:y="0.168cm" svg:viewBox="0 0 209 175" svg:d="M22 147c-1 6-3 16-3 17 0 8 5 11 11 11 5 0 12-3 14-11 1-1 6-19 8-29 3-12 5-24 9-35 2-8 4-16 6-25 1-7 5-18 5-20 6-12 26-46 63-46 17 0 21 14 21 26 0 24-20 74-25 90-3 9-4 14-4 18 0 18 13 32 31 32 37 0 51-56 51-60s-3-4-4-4c-5 0-5 1-6 8-9 25-21 47-39 47-7 0-10-3-10-13 0-9 3-19 7-26 7-21 23-64 23-86 0-26-16-41-44-41-35 0-53 24-60 33-2-21-18-33-35-33-19 0-26 15-30 22-5 13-11 35-11 37 0 4 3 4 4 4 4 0 5 0 7-9 7-28 14-45 28-45 8 0 12 4 12 17 0 8-1 12-6 32-8 30-15 60-23 89z"><text:p/></draw:path></draw:g><text:s/>זוגי (חיבור אי זוגיים הוא זוגי). לכן, הטענה נכונה גם במקרה הזה.</text:p>
                </text:list-item>
              </text:list>
            </text:list-item>
            <text:list-item>
              <text:p text:style-name="P61">לפי הגדרת <draw:g text:anchor-type="as-char" svg:y="-0.265cm" draw:z-index="195" draw:style-name="gr1"><svg:title>TexMaths</svg:title><svg:desc>11§display§\mathbb{N}_{\mathrm{even}}§svg§600§FALSE§</svg:desc><draw:path draw:style-name="gr75" draw:text-style-name="P119" svg:width="0.825cm" svg:height="0.283cm" svg:x="0.009cm" svg:y="0.018cm" svg:viewBox="0 0 826 284" svg:d="M414 284c-139 0-277 0-414 0 0-94 0-189 0-284 275 0 551 0 826 0 0 95 0 190 0 284-138 0-275 0-412 0z"><text:p/></draw:path><draw:path draw:style-name="gr76" draw:text-style-name="P120" svg:width="0.26cm" svg:height="0.27cm" svg:x="-0.001cm" svg:y="0cm" svg:viewBox="0 0 261 271" svg:d="M33 35c0 62 0 125 0 187 0 21-2 27-22 28-4 0-11 0-11 7 0 6 7 6 13 6 20 0 40 0 60 0 7 0 13 0 13-6 0-7-7-7-12-7-21-1-25-9-25-28 0-59 0-118 0-177 57 73 112 147 168 220 3 4 5 6 7 6 7 0 7-6 7-13 0-73 0-144 0-217 0-21 3-27 21-28 3 0 9 0 9-6 0-7-6-7-12-7-19 0-38 0-57 0-7 0-13 0-13 7 0 6 7 6 11 6 22 1 24 9 24 29 0 40 0 80 0 121-39-53-78-105-116-157-3-6-5-6-13-6-22 0-45 0-67 0-8 0-14 0-14 7 0 6 6 6 9 6 10 1 18 8 21 12-1 4-1 5-1 10zM218 244c-56-73-112-147-169-221-3-4-3-5-7-10 15 0 31 0 46 0 43 59 86 117 130 176 0 18 0 37 0 55z"><text:p/></draw:path><draw:path draw:style-name="gr77" draw:text-style-name="P120" svg:width="0.116cm" svg:height="0.122cm" svg:x="0.279cm" svg:y="0.199cm" svg:viewBox="0 0 117 123" svg:d="M109 60c5 0 8 0 8-7 0-23-15-53-54-53-36 0-63 29-63 62 0 34 30 61 66 61s51-29 51-35c0-1-2-3-6-3-3 0-3 1-4 3-9 22-29 27-39 27-13 0-25-6-33-16-10-13-10-30-10-39 28 0 56 0 84 0zM25 52c2-38 28-44 38-44 33 0 34 37 34 44-24 0-48 0-72 0z"><text:p/></draw:path><draw:path draw:style-name="gr78" draw:text-style-name="P120" svg:width="0.144cm" svg:height="0.118cm" svg:x="0.414cm" svg:y="0.205cm" svg:viewBox="0 0 145 119" svg:d="M120 26c8-16 21-16 25-16 0-3 0-7 0-10-6 0-14 1-21 1-6 0-17 0-24-1 0 3 0 7 0 10 11 0 11 9 11 10s0 4-2 8c-10 22-21 44-31 67-11-26-22-50-33-74-1-2-2-3-2-6 0-5 10-5 14-5 0-3 0-7 0-10-10 0-20 1-31 1-7 0-18 0-26-1 0 3 0 7 0 10 14 0 18 0 22 9 14 32 29 63 43 95 1 3 3 5 8 5 4 0 5-2 7-5 13-30 27-59 40-88z"><text:p/></draw:path><draw:path draw:style-name="gr79" draw:text-style-name="P120" svg:width="0.114cm" svg:height="0.122cm" svg:x="0.569cm" svg:y="0.199cm" svg:viewBox="0 0 115 123" svg:d="M108 60c5 0 7 0 7-7 0-23-13-53-53-53-36 0-62 29-62 62 0 34 30 61 66 61s49-29 49-35c0-1 0-3-4-3-3 0-4 1-5 3-8 22-29 27-39 27-12 0-24-6-33-16-10-13-10-30-10-39 28 0 56 0 84 0zM24 52c3-38 28-44 38-44 34 0 35 37 35 44-24 0-49 0-73 0z"><text:p/></draw:path><draw:path draw:style-name="gr80" draw:text-style-name="P120" svg:width="0.144cm" svg:height="0.118cm" svg:x="0.71cm" svg:y="0.201cm" svg:viewBox="0 0 145 119" svg:d="M124 37c0-23-11-37-39-37-23 0-38 12-44 26h-1c0-8 0-17 0-26-14 1-27 2-40 3 0 4 0 7 0 10 19 0 21 2 21 16 0 23 0 46 0 69 0 12-3 12-21 12 0 2 0 6 0 9 1 0 20-1 31-1 10 0 28 1 31 1 0-3 0-7 0-9-18 0-20 0-20-12 0-16 0-33 0-48 0-29 22-42 40-42 19 0 21 15 21 28 0 21 0 41 0 62 0 12-2 12-19 12 0 2 0 6 0 9 9-1 18-1 30-1 10 0 29 1 31 1 0-3 0-7 0-9-17 0-21 0-21-12 0-21 0-41 0-61z"><text:p/></draw:path></draw:g><text:s/>כקבוצה הכוללת בתוכה את כל האיברים הטבעיים הזוגיים, הטענה נכונה. </text:p>
            </text:list-item>
          </text:list>
        </text:list-item>
        <text:list-item>
          <text:p text:style-name="P62">נשתמש בלוגיקה כדי לנסח את הטענה שהוכחנו באופן שונה:</text:p>
          <text:p text:style-name="P13"><draw:g text:anchor-type="as-char" svg:y="-0.55cm" draw:z-index="188" draw:style-name="gr1"><svg:title>TexMaths</svg:title><svg:desc>11§latex§\begin{align*}
  &amp;\forall n \in \mathbb{N}. n^2 + n \in \mathbb{N}_{\mathrm{even}} \\
  \implies \lnot \big(&amp;\exists n \in \mathbb{N}. n^2 + n \notin \mathbb{N}_{\mathrm{even}} \big)
\end{align*}§svg§600§FALSE§</svg:desc><draw:path draw:style-name="gr157" draw:text-style-name="P119" svg:width="5.135cm" svg:height="1.06cm" svg:x="-0.001cm" svg:y="0.019cm" svg:viewBox="0 0 5136 1061" svg:d="M0 0c1712 0 3425 0 5136 0 0 353 0 708 0 1061-1711 0-3424 0-5136 0 0-353 0-708 0-1061z"><text:p/></draw:path><draw:path draw:style-name="gr158" draw:text-style-name="P120" svg:width="0.214cm" svg:height="0.275cm" svg:x="1.252cm" svg:y="0.071cm" svg:viewBox="0 0 215 276" svg:d="M212 14c3-4 3-5 3-6 0-5-4-8-8-8-5 0-8 4-9 9-11 28-21 56-32 85-39 0-78 0-118 0-11-29-20-57-31-85-3-6-5-9-9-9-5 0-8 3-8 8 1 2 0 1 2 6 32 85 64 169 96 253 2 6 4 9 9 9s7-4 9-7c31-85 64-170 96-255zM55 109c35 0 69 0 105 0-18 46-36 91-53 138-18-47-34-92-52-138z"><text:p/></draw:path><draw:path draw:style-name="gr159" draw:text-style-name="P120" svg:width="0.209cm" svg:height="0.174cm" svg:x="1.478cm" svg:y="0.169cm" svg:viewBox="0 0 210 175" svg:d="M23 147c-1 7-3 16-3 18 0 7 5 10 11 10 4 0 11-3 14-11 2-10 5-19 8-29 2-11 5-23 8-34 2-9 5-17 6-26 2-7 6-18 6-19 5-12 26-47 62-47 18 0 21 14 21 26 0 24-18 74-25 90-3 9-3 14-3 18 0 19 13 32 32 32 36 0 50-56 50-59 0-5-4-5-5-5-4 0-4 2-6 8-8 26-21 47-39 47-7 0-9-3-9-12 0-10 3-19 6-27 8-21 25-63 25-85 0-27-18-42-46-42-34 0-53 24-60 34-1-22-18-34-35-34-18 0-26 15-29 22-6 13-12 36-12 37 0 5 3 4 4 5 5 0 5-1 7-9 7-27 14-46 29-46 7 0 12 4 12 17 0 8-1 13-7 32-8 30-14 60-22 89z"><text:p/></draw:path><draw:path draw:style-name="gr160" draw:text-style-name="P120" svg:width="0.192cm" svg:height="0.222cm" svg:x="1.839cm" svg:y="0.132cm" svg:viewBox="0 0 193 223" svg:d="M179 119c7 0 14 0 14-8s-7-8-14-8c-55 0-109 0-164 0 5-51 50-88 104-88 20 0 41 0 60 0 7 0 14 0 14-7 0-8-7-8-14-8-19 0-40 0-60 0-67 0-119 48-119 111 0 62 52 112 119 112 20 0 41 0 60 0 7 0 14 0 14-7 0-8-7-8-14-8-19 0-40 0-60 0-54 0-99-37-104-89 55 0 109 0 164 0z"><text:p/></draw:path><draw:path draw:style-name="gr161" draw:text-style-name="P120" svg:width="0.261cm" svg:height="0.271cm" svg:x="2.181cm" svg:y="0.075cm" svg:viewBox="0 0 262 272" svg:d="M34 34c0 63 0 127 0 189 0 20-3 28-23 28-4 0-11 0-11 7 0 6 7 6 13 6 20 0 41 0 61 0 6 0 12 0 12-6 0-7-6-7-11-7-22 0-25-9-25-29 0-59 0-117 0-177 56 74 111 148 167 221 3 5 5 6 9 6 6 0 6-7 6-13 0-73 0-146 0-218 0-22 3-28 21-28 2 0 9 0 9-6 0-7-6-7-13-7-19 0-38 0-56 0-7 0-14 0-14 7 0 6 8 6 11 6 22 0 26 8 26 29 0 41 0 80 0 121-39-53-78-105-117-157-4-6-5-6-14-6-22 0-45 0-67 0-7 0-14 0-14 7 0 5 7 6 9 6 10 1 18 8 21 12 0 4 0 4 0 9zM218 244c-56-73-112-148-168-222-4-4-4-5-8-9 15 0 31 0 46 0 43 59 87 118 130 176 0 18 0 37 0 55z"><text:p/></draw:path><draw:path draw:style-name="gr162" draw:text-style-name="P120" svg:width="0.041cm" svg:height="0.04cm" svg:x="2.483cm" svg:y="0.298cm" svg:viewBox="0 0 42 41" svg:d="M42 21c0-12-10-21-21-21s-21 9-21 21c0 11 10 20 21 20s21-9 21-20z"><text:p/></draw:path><draw:path draw:style-name="gr163" draw:text-style-name="P120" svg:width="0.208cm" svg:height="0.174cm" svg:x="2.568cm" svg:y="0.169cm" svg:viewBox="0 0 209 175" svg:d="M23 147c-1 7-3 16-3 18 0 7 4 10 11 10 4 0 11-3 14-11 2-10 5-19 7-29 3-11 5-23 9-34 2-9 4-17 6-26 2-7 5-18 6-19 5-12 26-47 62-47 18 0 21 14 21 26 0 24-18 74-25 90-3 9-3 14-3 18 0 19 13 32 30 32 37 0 51-56 51-59 0-5-3-5-4-5-4 0-4 2-6 8-8 26-21 47-39 47-7 0-9-3-9-12 0-10 3-19 6-27 8-21 23-63 23-85 0-27-16-42-44-42-35 0-53 24-60 34-2-22-18-34-35-34-18 0-26 15-29 22-6 13-12 36-12 37 0 5 3 5 4 5 5 0 5-1 7-9 7-27 14-46 29-46 7 0 12 4 12 17 0 8-1 13-7 32-8 30-14 60-22 89z"><text:p/></draw:path><draw:path draw:style-name="gr164" draw:text-style-name="P120" svg:width="0.119cm" svg:height="0.178cm" svg:x="2.806cm" svg:y="0cm" svg:viewBox="0 0 120 179" svg:d="M120 130c-3 0-6 0-9 0-1 6-4 22-8 25-2 1-23 1-26 1-16 0-33 0-49 0 27-25 37-32 53-45 20-15 39-33 39-58 0-33-29-53-64-53-33 0-56 23-56 48 0 15 12 16 14 16 7 0 15-5 15-14 0-6-1-15-16-15 8-20 27-25 40-25 26 0 41 21 41 43 0 23-17 42-26 52-22 22-43 42-65 64-3 3-3 3-3 10 37 0 75 0 112 0 2-16 6-33 8-49z"><text:p/></draw:path><draw:path draw:style-name="gr165" draw:text-style-name="P120" svg:width="0.256cm" svg:height="0.257cm" svg:x="3.07cm" svg:y="0.113cm" svg:viewBox="0 0 257 258" svg:d="M136 136c37 0 72 0 108 0 6 0 13 0 13-7 0-8-7-8-13-8-36 0-71 0-108 0 0-36 0-71 0-108 0-5 0-13-7-13-8 0-8 8-8 13 0 37 0 72 0 108-36 0-71 0-108 0-5 0-13 0-13 8 0 7 8 7 13 7 37 0 72 0 108 0 0 37 0 73 0 109 0 6 0 13 8 13 7 0 7-7 7-13 0-36 0-72 0-109z"><text:p/></draw:path><draw:path draw:style-name="gr166" draw:text-style-name="P120" svg:width="0.209cm" svg:height="0.174cm" svg:x="3.446cm" svg:y="0.169cm" svg:viewBox="0 0 210 175" svg:d="M23 147c-1 7-3 16-3 18 0 7 5 10 11 10 4 0 11-3 14-11 2-10 5-19 7-29 3-11 5-23 9-34 2-9 4-17 6-26 2-7 5-18 6-19 5-12 26-47 62-47 18 0 21 14 21 26 0 24-18 74-25 90-3 9-3 14-3 18 0 19 13 32 30 32 38 0 52-56 52-59 0-5-4-5-5-5-4 0-4 2-6 8-8 26-21 47-39 47-7 0-9-3-9-12 0-10 3-19 6-27 8-21 25-63 25-85 0-27-18-42-46-42-35 0-53 24-60 34-1-22-18-34-35-34-18 0-26 15-29 22-6 13-12 36-12 37 0 5 3 4 4 5 5 0 5-1 7-9 7-27 14-46 29-46 7 0 12 4 12 17 0 8-1 13-7 32-8 30-14 60-22 89z"><text:p/></draw:path><draw:path draw:style-name="gr167" draw:text-style-name="P120" svg:width="0.192cm" svg:height="0.222cm" svg:x="3.807cm" svg:y="0.132cm" svg:viewBox="0 0 193 223" svg:d="M179 119c7 0 14 0 14-8s-7-8-14-8c-55 0-109 0-164 0 5-51 50-88 104-88 20 0 41 0 60 0 7 0 14 0 14-7 0-8-7-8-14-8-21 0-40 0-61 0-66 0-118 48-118 111 0 62 52 112 118 112 21 0 40 0 61 0 7 0 14 0 14-7 0-8-7-8-14-8-19 0-40 0-60 0-54 0-99-37-104-89 55 0 109 0 164 0z"><text:p/></draw:path><draw:path draw:style-name="gr168" draw:text-style-name="P120" svg:width="0.261cm" svg:height="0.271cm" svg:x="4.149cm" svg:y="0.075cm" svg:viewBox="0 0 262 272" svg:d="M34 34c0 63 0 127 0 189 0 20-3 28-23 28-4 0-11 0-11 7 0 6 7 6 13 6 20 0 40 0 60 0 7 0 13 0 13-6 0-7-7-7-11-7-22 0-25-9-25-29 0-59 0-117 0-177 56 74 111 148 167 221 3 5 5 6 9 6 6 0 6-7 6-13 0-73 0-146 0-218 0-22 3-28 21-28 2 0 9 0 9-6 0-7-6-7-13-7-19 0-38 0-56 0-7 0-14 0-14 7 0 6 7 6 11 6 22 0 26 8 26 29 0 41 0 80 0 121-39-53-78-105-117-157-4-6-5-6-14-6-22 0-45 0-67 0-7 0-14 0-14 7 0 5 7 6 9 6 10 1 18 8 21 12 0 4 0 4 0 9zM218 244c-56-73-112-148-168-222-4-4-4-5-8-9 15 0 31 0 46 0 43 59 87 118 130 176 0 18 0 37 0 55z"><text:p/></draw:path><draw:path draw:style-name="gr169" draw:text-style-name="P120" svg:width="0.115cm" svg:height="0.122cm" svg:x="4.429cm" svg:y="0.276cm" svg:viewBox="0 0 116 123" svg:d="M108 59c5 0 8 0 8-6 0-23-14-53-54-53-36 0-62 29-62 62 0 34 30 61 66 61s50-28 50-35c0-1 0-3-5-3-3 0-4 1-4 4-9 22-30 25-40 25-12 0-24-5-33-15-10-13-10-30-10-40 28 0 56 0 84 0zM24 52c4-38 28-44 38-44 34 0 35 37 35 44-24 0-49 0-73 0z"><text:p/></draw:path><draw:path draw:style-name="gr170" draw:text-style-name="P120" svg:width="0.144cm" svg:height="0.118cm" svg:x="4.565cm" svg:y="0.28cm" svg:viewBox="0 0 145 119" svg:d="M120 26c8-16 21-16 25-16 0-3 0-7 0-10-6 0-14 1-21 1s-17 0-24-1c0 3 0 7 0 10 11 0 11 9 11 10s0 4-2 8c-10 22-21 45-31 67-11-25-22-50-33-74-1-2-2-3-2-6 0-5 10-5 14-5 0-3 0-7 0-10-1 0-20 1-31 1-8 0-18 0-26-1 0 3 0 7 0 10 14 0 18 0 22 10 14 31 29 63 43 93 1 4 2 6 8 6 4 0 5-2 6-6 13-28 28-58 41-87z"><text:p/></draw:path><draw:path draw:style-name="gr171" draw:text-style-name="P120" svg:width="0.115cm" svg:height="0.122cm" svg:x="4.721cm" svg:y="0.276cm" svg:viewBox="0 0 116 123" svg:d="M108 59c5 0 8 0 8-6 0-23-14-53-53-53-37 0-63 29-63 62 0 34 30 61 66 61s50-28 50-35c0-1 0-3-5-3-3 0-4 1-4 4-9 22-30 25-40 25-12 0-24-5-33-15-10-13-10-30-10-40 28 0 56 0 84 0zM24 52c4-38 28-44 39-44 33 0 34 37 34 44-24 0-49 0-73 0z"><text:p/></draw:path><draw:path draw:style-name="gr172" draw:text-style-name="P120" svg:width="0.144cm" svg:height="0.119cm" svg:x="4.862cm" svg:y="0.277cm" svg:viewBox="0 0 145 120" svg:d="M125 37c0-23-12-37-40-37-22 0-37 13-44 26h-1c0-8 0-17 0-26-14 1-27 2-40 3 0 4 0 7 0 10 19 0 21 2 21 16 0 23 0 46 0 69 0 12-3 12-21 12 0 3 0 7 0 10 1 0 20-1 31-1 10 0 28 1 32 1 0-3 0-7 0-10-18 0-21 0-21-12 0-17 0-32 0-48 0-29 23-42 41-42s20 15 20 28c0 21 0 41 0 62 0 12-2 12-19 12 0 3 0 7 0 10 10 0 19-1 30-1 10 0 29 1 31 1 0-3 0-7 0-10-17 0-20 0-20-12 0-20 0-41 0-61z"><text:p/></draw:path><draw:path draw:style-name="gr173" draw:text-style-name="P120" svg:width="0.255cm" svg:height="0.089cm" svg:x="0.001cm" svg:y="0.82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74" draw:text-style-name="P120" svg:width="0.342cm" svg:height="0.211cm" svg:x="0.237cm" svg:y="0.762cm" svg:viewBox="0 0 343 212" svg:d="M260 77c16 13 36 23 48 30-13 5-33 15-48 29-82 0-164 0-246 0-6 0-14 0-14 8s7 8 13 8c76 0 153 0 229 0-19 17-38 52-38 56s4 4 7 4c2 0 6 0 7-3 9-14 19-35 44-57 27-23 53-34 72-40 7-2 6-2 8-3 1-1 1-1 1-2s0-1 0-2l-1-2c-1 0-1-1-9-3-51-15-91-50-112-92-4-8-4-8-10-8-3 0-7 0-7 4 0 6 19 39 38 58-76 0-153 0-229 0-6 0-13 0-13 7 0 8 8 8 14 8 82 0 164 0 246 0z"><text:p/></draw:path><draw:path draw:style-name="gr175" draw:text-style-name="P120" svg:width="0.214cm" svg:height="0.102cm" svg:x="0.839cm" svg:y="0.827cm" svg:viewBox="0 0 215 103" svg:d="M215 14c0-12-2-14-14-14-62 0-125 0-188 0-6 0-13 0-13 8 0 7 7 7 13 7 62 0 125 0 186 0 0 26 0 50 0 75 0 7 0 13 8 13s8-6 8-13c0-25 0-50 0-76z"><text:p/></draw:path><draw:path draw:style-name="gr176" draw:text-style-name="P120" svg:width="0.1cm" svg:height="0.462cm" svg:x="1.133cm" svg:y="0.638cm" svg:viewBox="0 0 101 463" svg:d="M101 459c0-1-1-2-2-3-18-19-44-50-59-114-10-35-14-75-14-110 0-102 25-173 72-223 3-3 3-5 3-6 0-3-3-3-4-3-7 0-28 23-32 29-40 47-65 116-65 202 0 55 10 133 61 198 3 5 28 34 36 34 1 0 4 0 4-4z"><text:p/></draw:path><draw:path draw:style-name="gr177" draw:text-style-name="P120" svg:width="0.171cm" svg:height="0.266cm" svg:x="1.273cm" svg:y="0.698cm" svg:viewBox="0 0 172 267" svg:d="M172 13c0-12-1-13-14-13-48 0-96 0-145 0-6 0-13 0-13 8 0 7 7 7 13 7 48 0 96 0 143 0 0 38 0 74 0 112-46 0-91 0-137 0-7 0-13 0-13 7 0 8 6 8 13 8 46 0 91 0 137 0 0 36 0 73 0 110-47 0-95 0-143 0-6 0-13 0-13 8 0 7 7 7 13 7 49 0 97 0 145 0 13 0 14-1 14-13 0-80 0-160 0-241z"><text:p/></draw:path><draw:path draw:style-name="gr178" draw:text-style-name="P120" svg:width="0.209cm" svg:height="0.174cm" svg:x="1.478cm" svg:y="0.795cm" svg:viewBox="0 0 210 175" svg:d="M23 149c-1 5-3 14-3 16 0 7 5 10 11 10 4 0 11-2 14-11 2-10 5-19 8-29 2-11 5-23 8-34 2-9 5-17 6-26 2-7 6-18 6-19 5-12 26-47 62-47 18 0 21 14 21 27 0 23-18 73-25 89-3 9-3 15-3 19 0 18 13 31 32 31 36 0 50-56 50-59 0-4-4-4-5-4-4 0-4 1-6 7-8 26-21 48-39 48-7 0-9-4-9-13 0-10 3-19 6-27 8-21 25-63 25-85 0-27-18-42-46-42-34 0-53 25-60 34-1-22-18-34-35-34-18 0-26 15-29 22-6 13-12 36-12 37 0 5 3 4 4 5 5 0 5-1 7-9 7-27 14-46 29-46 7 0 12 5 12 17 0 9-1 13-7 33-8 30-14 60-22 90z"><text:p/></draw:path><draw:path draw:style-name="gr179" draw:text-style-name="P120" svg:width="0.192cm" svg:height="0.222cm" svg:x="1.839cm" svg:y="0.758cm" svg:viewBox="0 0 193 223" svg:d="M179 120c7 0 14 0 14-8 0-7-7-7-14-7-55 0-109 0-164 0 5-52 50-90 104-90 20 0 41 0 60 0 7 0 14 0 14-7 0-8-7-8-14-8-19 0-40 0-60 0-67 0-119 50-119 112s52 111 119 111c20 0 41 0 60 0 7 0 14 0 14-7 0-8-7-8-14-8-19 0-40 0-60 0-54 0-99-36-104-88 55 0 109 0 164 0z"><text:p/></draw:path><draw:path draw:style-name="gr180" draw:text-style-name="P120" svg:width="0.261cm" svg:height="0.271cm" svg:x="2.181cm" svg:y="0.701cm" svg:viewBox="0 0 262 272" svg:d="M34 35c0 63 0 126 0 188 0 20-3 28-23 28-4 0-11 1-11 7s7 6 13 6c20 0 41 0 61 0 6 0 12 0 12-6s-6-7-11-7c-22 0-25-9-25-29 0-59 0-117 0-177 56 74 111 148 167 221 3 5 5 6 9 6 6 0 6-6 6-12 0-74 0-147 0-219 0-22 3-27 21-28 2 0 9 0 9-6 0-7-6-7-13-7-19 0-38 0-56 0-7 0-14 0-14 7 0 6 8 6 11 6 22 1 26 9 26 29 0 41 0 80 0 121-39-53-78-105-117-157-4-6-5-6-14-6-22 0-45 0-67 0-7 0-14 0-14 7 0 6 7 6 9 6 10 1 18 8 21 12 0 4 0 5 0 10zM218 245c-56-73-112-148-168-222-4-5-4-5-8-10 15 0 31 0 46 0 43 59 87 118 130 176 0 19 0 38 0 56z"><text:p/></draw:path><draw:path draw:style-name="gr181" draw:text-style-name="P120" svg:width="0.041cm" svg:height="0.04cm" svg:x="2.483cm" svg:y="0.924cm" svg:viewBox="0 0 42 41" svg:d="M42 21c0-11-10-21-21-21s-21 10-21 21 10 20 21 20 21-9 21-20z"><text:p/></draw:path><draw:path draw:style-name="gr182" draw:text-style-name="P120" svg:width="0.208cm" svg:height="0.174cm" svg:x="2.568cm" svg:y="0.795cm" svg:viewBox="0 0 209 175" svg:d="M23 149c-1 5-3 14-3 16 0 7 4 10 11 10 4 0 11-2 14-11 2-10 5-19 7-29 3-11 5-23 9-34 2-9 4-17 6-26 2-7 5-18 6-19 5-12 26-47 62-47 18 0 21 14 21 27 0 23-18 73-25 89-3 9-3 15-3 19 0 18 13 31 30 31 37 0 51-56 51-59 0-4-3-4-4-4-4 0-4 1-6 7-8 26-21 48-39 48-7 0-9-4-9-13 0-10 3-19 6-27 8-21 23-63 23-85 0-27-16-42-44-42-35 0-53 25-60 34-2-22-18-34-35-34-18 0-26 15-29 22-6 13-12 36-12 37 0 5 3 5 4 5 5 0 5-1 7-9 7-27 14-46 29-46 7 0 12 5 12 17 0 9-1 13-7 33-8 30-14 60-22 90z"><text:p/></draw:path><draw:path draw:style-name="gr183" draw:text-style-name="P120" svg:width="0.119cm" svg:height="0.178cm" svg:x="2.806cm" svg:y="0.626cm" svg:viewBox="0 0 120 179" svg:d="M120 131c-3 0-6 0-9 0-1 5-4 22-8 24-2 2-23 2-26 2-16 0-33 0-49 0 27-25 37-33 53-46 20-15 39-32 39-58 0-33-29-53-64-53-33 0-56 24-56 48 0 15 12 16 14 16 7 0 15-5 15-14 0-5-1-15-16-15 8-18 27-25 40-25 26 0 41 21 41 43 0 24-17 43-26 52-22 22-43 42-65 64-3 3-3 4-3 10 37 0 75 0 112 0 2-16 6-32 8-48z"><text:p/></draw:path><draw:path draw:style-name="gr184" draw:text-style-name="P120" svg:width="0.256cm" svg:height="0.257cm" svg:x="3.07cm" svg:y="0.74cm" svg:viewBox="0 0 257 258" svg:d="M136 136c37 0 72 0 108 0 6 0 13 0 13-7 0-8-7-8-13-8-36 0-71 0-108 0 0-36 0-73 0-109 0-5 0-12-7-12-8 0-8 7-8 12 0 36 0 73 0 109-36 0-71 0-108 0-5 0-13 0-13 8 0 7 8 7 13 7 37 0 72 0 108 0 0 37 0 72 0 108 0 6 0 14 8 14 7 0 7-8 7-14 0-36 0-71 0-108z"><text:p/></draw:path><draw:path draw:style-name="gr185" draw:text-style-name="P120" svg:width="0.209cm" svg:height="0.174cm" svg:x="3.446cm" svg:y="0.795cm" svg:viewBox="0 0 210 175" svg:d="M23 149c-1 5-3 14-3 16 0 7 5 10 11 10 4 0 11-2 14-11 2-10 5-19 7-29 3-11 5-23 9-34 2-9 4-17 6-26 2-7 5-18 6-19 5-12 26-47 62-47 18 0 21 14 21 27 0 23-18 73-25 89-3 9-3 15-3 19 0 18 13 31 30 31 38 0 52-56 52-59 0-4-4-4-5-4-4 0-4 1-6 7-8 26-21 48-39 48-7 0-9-4-9-13 0-10 3-19 6-27 8-21 25-63 25-85 0-27-18-42-46-42-35 0-53 25-60 34-1-22-18-34-35-34-18 0-26 15-29 22-6 13-12 36-12 37 0 5 3 4 4 5 5 0 5-1 7-9 7-27 14-46 29-46 7 0 12 5 12 17 0 9-1 13-7 33-8 30-14 60-22 90z"><text:p/></draw:path><draw:path draw:style-name="gr186" draw:text-style-name="P120" svg:width="0.149cm" svg:height="0.385cm" svg:x="3.839cm" svg:y="0.676cm" svg:viewBox="0 0 150 386" svg:d="M149 14c1-4 1-4 1-6 0-5-4-8-8-8-2 0-4 1-7 3-44 124-89 246-133 369-2 4-1 4-2 7 0 4 3 7 8 7 4 0 5-2 9-9 44-121 88-242 132-363z"><text:p/></draw:path><draw:path draw:style-name="gr187" draw:text-style-name="P120" svg:width="0.192cm" svg:height="0.222cm" svg:x="3.807cm" svg:y="0.758cm" svg:viewBox="0 0 193 223" svg:d="M179 120c7 0 14 0 14-8 0-7-7-7-14-7-55 0-109 0-164 0 5-52 50-90 104-90 20 0 41 0 60 0 7 0 14 0 14-7 0-8-7-8-14-8-21 0-40 0-61 0-66 0-118 50-118 112s52 111 118 111c21 0 40 0 61 0 7 0 14 0 14-7 0-8-7-8-14-8-19 0-40 0-60 0-54 0-99-36-104-88 55 0 109 0 164 0z"><text:p/></draw:path><draw:path draw:style-name="gr188" draw:text-style-name="P120" svg:width="0.261cm" svg:height="0.271cm" svg:x="4.149cm" svg:y="0.701cm" svg:viewBox="0 0 262 272" svg:d="M34 35c0 63 0 126 0 188 0 20-3 28-23 28-4 0-11 1-11 7s7 6 13 6c20 0 40 0 60 0 7 0 13 0 13-6s-7-7-11-7c-22 0-25-9-25-29 0-59 0-117 0-177 56 74 111 148 167 221 3 5 5 6 9 6 6 0 6-6 6-12 0-74 0-147 0-219 0-22 3-27 21-28 2 0 9 0 9-6 0-7-6-7-13-7-19 0-38 0-56 0-7 0-14 0-14 7 0 6 7 6 11 6 22 1 26 9 26 29 0 41 0 80 0 121-39-53-78-105-117-157-4-6-5-6-14-6-22 0-45 0-67 0-7 0-14 0-14 7 0 6 7 6 9 6 10 1 18 8 21 12 0 4 0 5 0 10zM218 245c-56-73-112-148-168-222-4-5-4-5-8-10 15 0 31 0 46 0 43 59 87 118 130 176 0 19 0 38 0 56z"><text:p/></draw:path><draw:path draw:style-name="gr189" draw:text-style-name="P120" svg:width="0.115cm" svg:height="0.123cm" svg:x="4.429cm" svg:y="0.902cm" svg:viewBox="0 0 116 124" svg:d="M108 59c5 0 8 0 8-5 0-24-14-54-54-54-36 0-62 29-62 62 0 35 30 62 66 62s50-29 50-35c0-1 0-4-5-4-3 0-4 2-4 4-9 22-30 27-40 27-12 0-24-6-33-17-10-12-10-29-10-40 28 0 56 0 84 0zM24 53c4-39 28-45 38-45 34 0 35 38 35 45-24 0-49 0-73 0z"><text:p/></draw:path><draw:path draw:style-name="gr190" draw:text-style-name="P120" svg:width="0.144cm" svg:height="0.119cm" svg:x="4.565cm" svg:y="0.908cm" svg:viewBox="0 0 145 120" svg:d="M120 26c8-16 21-16 25-16 0-3 0-7 0-10-6 1-14 1-21 1s-17 0-24-1c0 3 0 7 0 10 11 1 8 7 11 10 0 2 0 4-2 9-10 22-21 44-31 66-11-25-22-50-33-74-1-1-2-3-2-4 0-7 10-7 14-7 0-3 0-7 0-10-1 0-20 1-31 1-8 0-18 0-26-1 0 3 0 7 0 10 14 0 18 1 22 10 14 31 29 63 43 93 1 4 2 7 8 7 4 0 5-3 6-6 13-29 28-58 41-88z"><text:p/></draw:path><draw:path draw:style-name="gr191" draw:text-style-name="P120" svg:width="0.115cm" svg:height="0.123cm" svg:x="4.721cm" svg:y="0.902cm" svg:viewBox="0 0 116 124" svg:d="M108 59c5 0 8 0 8-5 0-24-14-54-53-54-37 0-63 29-63 62 0 35 30 62 66 62s50-29 50-35c0-1 0-4-5-4-3 0-4 2-4 4-9 22-30 27-40 27-12 0-24-6-33-17-10-12-10-29-10-40 28 0 56 0 84 0zM24 53c4-39 28-45 39-45 33 0 34 38 34 45-24 0-49 0-73 0z"><text:p/></draw:path><draw:path draw:style-name="gr192" draw:text-style-name="P120" svg:width="0.144cm" svg:height="0.118cm" svg:x="4.862cm" svg:y="0.904cm" svg:viewBox="0 0 145 119" svg:d="M125 37c0-24-12-37-40-37-22 0-37 12-44 26h-1c0-8 0-17 0-26-14 1-27 1-40 2 0 4 0 7 0 10 19 0 21 2 21 16 0 23 0 47 0 70 0 11-3 11-21 11 0 3 0 7 0 10 1 0 20-1 31-1 10 0 28 1 32 1 0-3 0-7 0-10-18 0-21 0-21-11 0-17 0-33 0-50 0-27 23-40 41-40s20 14 20 28c0 21 0 41 0 62 0 11-2 11-19 11 0 3 0 7 0 10 10 0 19-1 30-1 10 0 29 1 31 1 0-3 0-7 0-10-17 0-20 0-20-11 0-20 0-41 0-61z"><text:p/></draw:path><draw:path draw:style-name="gr193" draw:text-style-name="P120" svg:width="0.1cm" svg:height="0.462cm" svg:x="5.054cm" svg:y="0.638cm" svg:viewBox="0 0 101 463" svg:d="M101 232c0-55-10-133-60-198-4-4-29-34-37-34-1 0-4 1-4 3 0 3 1 4 2 5 19 20 44 51 61 113 9 34 12 75 12 110 0 40-3 79-14 117-15 54-38 85-58 107-3 3-2 2-3 4 0 3 3 4 4 4 7 0 28-23 32-28 40-48 65-117 65-203z"><text:p/></draw:path></draw:g></text:p>
          <text:p text:style-name="P63">או במילים: "לא קיים מספר טבעי <draw:g text:anchor-type="as-char" svg:y="-0.173cm" draw:z-index="192" draw:style-name="gr1"><svg:title>TexMaths</svg:title><svg:desc>11§display§n§svg§600§FALSE§</svg:desc><draw:path draw:style-name="gr106" draw:text-style-name="P119" svg:width="0.179cm" svg:height="0.132cm" svg:x="0.008cm" svg:y="0.019cm" svg:viewBox="0 0 180 133" svg:d="M0 0c60 0 120 0 180 0 0 44 0 89 0 133-60 0-120 0-180 0 0-44 0-89 0-133z"><text:p/></draw:path><draw:path draw:style-name="gr107" draw:text-style-name="P120" svg:width="0.207cm" svg:height="0.172cm" svg:x="-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שעבורו <draw:g text:anchor-type="as-char" svg:y="-0.337cm" draw:z-index="193" draw:style-name="gr1"><svg:title>TexMaths</svg:title><svg:desc>11§display§n^2 + n§svg§600§FALSE§</svg:desc><draw:path draw:style-name="gr101" draw:text-style-name="P119" svg:width="1.056cm" svg:height="0.329cm" svg:x="0.008cm" svg:y="0.02cm" svg:viewBox="0 0 1057 330" svg:d="M0 0c352 0 705 0 1057 0 0 110 0 220 0 330-352 0-705 0-1057 0 0-110 0-220 0-330z"><text:p/></draw:path><draw:path draw:style-name="gr102" draw:text-style-name="P120" svg:width="0.209cm" svg:height="0.174cm" svg:x="-0.001cm" svg:y="0.168cm" svg:viewBox="0 0 210 175" svg:d="M23 147c-1 6-3 16-3 17 0 8 5 11 11 11 4 0 11-3 14-11 0-1 5-19 8-29 2-12 5-24 8-35 2-8 5-16 6-25 2-7 5-18 6-20 5-12 26-46 62-46 18 0 21 14 21 26 0 24-18 74-25 90-3 9-3 14-3 18 0 18 13 32 32 32 36 0 50-56 50-60s-4-4-5-4c-4 0-4 1-6 8-8 25-21 47-39 47-7 0-9-3-9-13 0-9 3-19 6-26 8-21 25-64 25-86 0-26-18-41-46-41-34 0-53 24-60 33-1-21-18-33-35-33-18 0-26 15-29 22-6 13-12 35-12 37 0 4 3 3 4 4 5 0 5 0 7-9 7-28 14-45 29-45 7 0 12 4 12 17 0 8-1 12-7 32-8 30-14 60-22 89z"><text:p/></draw:path><draw:path draw:style-name="gr103" draw:text-style-name="P120" svg:width="0.119cm" svg:height="0.178cm" svg:x="0.237cm" svg:y="0cm" svg:viewBox="0 0 120 179" svg:d="M120 130c-3 0-6 0-9 0-1 6-4 22-8 25-2 1-23 1-26 1-16 0-33 0-49 0 27-25 37-33 53-45 20-16 39-33 39-58 0-33-29-53-64-53-33 0-56 23-56 48 0 14 12 16 14 16 7 0 15-5 15-14 0-6-1-15-16-15 8-20 27-25 40-25 26 0 41 21 41 43 0 23-17 42-26 52-22 20-43 41-65 63-3 4-3 4-3 11 37 0 75 0 112 0 2-16 6-33 8-49z"><text:p/></draw:path><draw:path draw:style-name="gr104" draw:text-style-name="P120" svg:width="0.256cm" svg:height="0.255cm" svg:x="0.501cm" svg:y="0.113cm" svg:viewBox="0 0 257 256" svg:d="M136 136c37 0 72 0 108 0 6 0 13 0 13-7 0-8-7-8-13-8-36 0-71 0-108 0 0-36 0-72 0-108 0-5 0-13-7-13-8 0-8 8-8 13 0 36 0 72 0 108-36 0-71 0-108 0-5 0-13 0-13 8 0 7 8 7 13 7 37 0 72 0 108 0 0 36 0 72 0 107 0 6 0 13 8 13 7 0 7-7 7-13 0-35 0-71 0-107z"><text:p/></draw:path><draw:path draw:style-name="gr105" draw:text-style-name="P120" svg:width="0.208cm" svg:height="0.174cm" svg:x="0.876cm" svg:y="0.168cm" svg:viewBox="0 0 209 175" svg:d="M22 147c-1 6-3 16-3 17 0 8 5 11 11 11 5 0 12-3 14-11 1-1 6-19 8-29 3-12 5-24 9-35 2-8 4-16 6-25 1-7 5-18 5-20 6-12 26-46 63-46 17 0 21 14 21 26 0 24-20 74-25 90-3 9-4 14-4 18 0 18 13 32 31 32 37 0 51-56 51-60s-3-4-4-4c-5 0-5 1-6 8-9 25-21 47-39 47-7 0-10-3-10-13 0-9 3-19 7-26 7-21 23-64 23-86 0-26-16-41-44-41-35 0-53 24-60 33-2-21-18-33-35-33-19 0-26 15-30 22-5 13-11 35-11 37 0 4 3 4 4 4 4 0 5 0 7-9 7-28 14-45 28-45 8 0 12 4 12 17 0 8-1 12-6 32-8 30-15 60-23 89z"><text:p/></draw:path></draw:g><text:s/>לא זוגי". <text:span text:style-name="T9">נכנה משפט זה משפט (1).</text:span></text:p>
        </text:list-item>
        <text:list-item>
          <text:p text:style-name="P62">לפי עיקרון ההחלפה:</text:p>
          <text:p text:style-name="P13"><draw:g text:anchor-type="as-char" svg:y="-0.337cm" draw:z-index="189" draw:style-name="gr1"><svg:title>TexMaths</svg:title><svg:desc>11§display§\forall x. (x \in A \iff \exists n \in \mathbb{N}. n^2 + n = x)§svg§600§FALSE§</svg:desc><draw:path draw:style-name="gr135" draw:text-style-name="P119" svg:width="6.038cm" svg:height="0.395cm" svg:x="0.019cm" svg:y="0.019cm" svg:viewBox="0 0 6039 396" svg:d="M3020 396c-1007 0-2013 0-3020 0 0-132 0-264 0-396 2013 0 4026 0 6039 0 0 132 0 264 0 396-1006 0-2013 0-3019 0z"><text:p/></draw:path><draw:path draw:style-name="gr136" draw:text-style-name="P120" svg:width="0.215cm" svg:height="0.275cm" svg:x="-0.001cm" svg:y="0.071cm" svg:viewBox="0 0 216 276" svg:d="M213 14c3-4 3-5 3-6 0-5-4-8-8-8-6 0-8 4-10 9-11 28-21 56-32 85-38 0-78 0-116 0-11-29-22-57-33-85-2-6-4-9-9-9-4 0-8 3-8 8 1 2 0 1 2 6 32 84 65 169 97 253 2 5 3 9 9 9 5 0 6-5 9-9 32-84 65-169 96-253zM55 109c35 0 70 0 106 0-18 45-36 92-53 137-18-45-35-92-53-137z"><text:p/></draw:path><draw:path draw:style-name="gr137" draw:text-style-name="P120" svg:width="0.192cm" svg:height="0.174cm" svg:x="0.226cm" svg:y="0.168cm" svg:viewBox="0 0 193 175" svg:d="M118 54c2-10 11-45 38-45 1 0 11 0 19 4-11 2-19 12-19 21 0 7 5 15 16 15 7 0 21-8 21-24 0-19-24-25-37-25-22 0-36 21-40 30-10-26-31-30-42-30-40 0-62 50-62 60 0 4 3 4 5 4 3 0 4-1 4-4 13-41 38-51 52-51 7 0 21 3 21 25 0 12-7 39-21 93-6 24-20 40-37 40-2 0-11 0-19-5 9-2 18-10 18-21s-9-14-14-14c-12 0-21 11-21 23 0 18 19 25 36 25 26 0 40-27 41-29 4 14 18 29 42 29 39 0 61-49 61-59 0-5-3-5-4-5-4 0-4 3-5 5-14 42-40 51-52 51-14 0-21-13-21-26 0-9 2-16 7-34 4-18 8-35 13-53z"><text:p/></draw:path><draw:path draw:style-name="gr138" draw:text-style-name="P120" svg:width="0.041cm" svg:height="0.04cm" svg:x="0.468cm" svg:y="0.297cm" svg:viewBox="0 0 42 41" svg:d="M42 21c0-12-10-21-21-21s-21 9-21 21c0 11 10 20 21 20s21-9 21-20z"><text:p/></draw:path><draw:path draw:style-name="gr139" draw:text-style-name="P120" svg:width="0.088cm" svg:height="0.385cm" svg:x="0.581cm" svg:y="0.049cm" svg:viewBox="0 0 89 386" svg:d="M89 382c0-2 0-2-6-8-49-50-61-123-61-181 0-67 14-135 63-183 4-4 4-4 4-6 0-3-1-4-3-4-5 0-39 26-62 75-20 43-24 86-24 118 0 31 4 76 25 120 23 48 56 73 61 73 2 0 3-1 3-4z"><text:p/></draw:path><draw:path draw:style-name="gr140" draw:text-style-name="P120" svg:width="0.192cm" svg:height="0.174cm" svg:x="0.704cm" svg:y="0.168cm" svg:viewBox="0 0 193 175" svg:d="M118 54c2-10 11-45 38-45 1 0 11 0 19 4-11 2-19 12-19 21 0 7 5 15 16 15 7 0 21-8 21-24 0-19-24-25-37-25-22 0-36 21-40 30-10-26-31-30-42-30-40 0-62 50-62 60 0 4 3 4 5 4 3 0 4-1 4-4 13-41 40-51 52-51 7 0 21 3 21 25 0 12-7 39-21 93-6 24-19 40-37 40-2 0-11 0-18-5 8-2 17-10 17-21s-9-14-14-14c-12 0-21 11-21 23 0 18 19 25 36 25 26 0 40-27 41-29 4 14 19 29 42 29 39 0 61-49 61-59 0-5-3-5-4-5-4 0-4 3-5 5-14 42-39 51-52 51-14 0-21-13-21-26 0-9 2-16 7-34 4-18 8-35 13-53z"><text:p/></draw:path><draw:path draw:style-name="gr141" draw:text-style-name="P120" svg:width="0.193cm" svg:height="0.223cm" svg:x="1.053cm" svg:y="0.13cm" svg:viewBox="0 0 194 224" svg:d="M180 119c6 0 14 0 14-8 0-7-8-7-14-7-55 0-108 0-163 0 4-52 48-89 103-89 20 0 41 0 60 0 6 0 14 0 14-7 0-8-8-8-14-8-20 0-40 0-61 0-66 0-119 49-119 111s53 113 119 113c21 0 41 0 61 0 6 0 14 0 14-8s-8-8-14-8c-19 0-40 0-60 0-55 0-99-37-103-89 55 0 108 0 163 0z"><text:p/></draw:path><draw:path draw:style-name="gr142" draw:text-style-name="P120" svg:width="0.264cm" svg:height="0.275cm" svg:x="1.4cm" svg:y="0.062cm" svg:viewBox="0 0 265 276" svg:d="M56 233c-15 24-31 29-48 31-5 1-8 1-8 7 0 2 2 5 6 5 9 0 22-1 33-1 12 0 26 1 38 1 2 0 8 0 8-8 0-3-4-4-7-4-9 0-17-4-17-14 0-4 2-9 4-14 10-15 20-32 30-49 32 0 65 0 96 0 2 8 7 60 7 64 0 11-20 13-27 13-6 0-10 0-10 7 0 5 3 4 5 5 17 0 33-1 49-1 9 0 34 1 44 1 2 0 6 0 6-8 0-4-3-4-9-4-24 0-24-3-25-14-8-80-15-161-23-241-1-8-1-9-8-9-5 0-7 2-10 7-45 75-89 150-134 226zM102 175c26-43 51-86 76-128 5 42 8 85 12 128-29 0-58 0-88 0z"><text:p/></draw:path><draw:path draw:style-name="gr143" draw:text-style-name="P120" svg:width="0.342cm" svg:height="0.212cm" svg:x="1.913cm" svg:y="0.136cm" svg:viewBox="0 0 343 213" svg:d="M330 151c7 0 13 0 13-8 0-7-6-7-13-7-82 0-164 0-246 0-16-14-36-24-49-30 15-6 33-16 49-30 82 0 164 0 246 0 7 0 13 0 13-8 0-7-6-7-13-7-76 0-153 0-229 0 19-18 39-52 39-57 0-4-5-4-7-4-3 0-6 0-8 3-7 15-18 36-44 58-26 23-52 34-72 39-7 3-7 4-8 4-1 1-1 1-1 2s0 2 1 3h1c0 1 1 1 8 3 53 16 91 51 113 92 4 9 5 9 10 9 2 0 7 0 7-5s-19-38-39-57c76 0 153 0 229 0z"><text:p/></draw:path><draw:path draw:style-name="gr144" draw:text-style-name="P120" svg:width="0.342cm" svg:height="0.212cm" svg:x="2.235cm" svg:y="0.136cm" svg:viewBox="0 0 343 213" svg:d="M259 76c16 14 36 24 49 30-14 6-33 16-49 30-82 0-164 0-246 0-6 0-13 0-13 7 0 8 7 8 13 8 76 0 153 0 229 0-19 19-38 52-38 57s4 5 6 5c3 0 6 0 8-3 8-15 19-36 44-58 26-24 53-34 72-40 7-2 7-3 8-3 1-1 1-2 1-3s0-1-1-2h-1c0-1-1-1-8-4-52-15-91-50-113-92-4-8-4-8-10-8-2 0-6 0-6 4 0 5 18 39 38 57-76 0-153 0-229 0-6 0-13 0-13 7 0 8 7 8 13 8 82 0 164 0 246 0z"><text:p/></draw:path><draw:path draw:style-name="gr145" draw:text-style-name="P120" svg:width="0.172cm" svg:height="0.266cm" svg:x="2.836cm" svg:y="0.071cm" svg:viewBox="0 0 173 267" svg:d="M173 13c0-12-1-13-15-13-48 0-95 0-144 0-6 0-14 0-14 8 0 7 8 7 14 7 48 0 96 0 143 0 0 37 0 73 0 111-46 0-91 0-137 0-7 0-14 0-14 7 0 8 7 8 14 8 46 0 91 0 137 0 0 37 0 74 0 110-47 0-95 0-143 0-6 0-14 0-14 8s8 8 14 8c49 0 96 0 144 0 14 0 15-1 15-14 0-80 0-160 0-240z"><text:p/></draw:path><draw:path draw:style-name="gr146" draw:text-style-name="P120" svg:width="0.209cm" svg:height="0.174cm" svg:x="3.039cm" svg:y="0.168cm" svg:viewBox="0 0 210 175" svg:d="M23 148c-1 6-3 15-3 16 0 8 5 11 11 11 4 0 12-3 14-11 0-1 6-18 8-28 3-12 5-24 9-35 2-8 4-17 6-26 1-7 5-18 5-19 5-12 26-47 62-47 18 0 21 14 21 26 0 25-18 74-24 91-4 9-4 13-4 17 0 19 13 32 32 32 36 0 50-56 50-59 0-5-3-5-4-5-5 0-5 1-7 8-8 27-20 48-38 48-7 0-10-4-10-13 0-10 3-19 6-27 8-21 25-63 25-85 0-27-17-42-46-42-34 0-52 24-59 34-2-22-19-34-36-34-18 0-26 15-29 22-6 13-12 36-12 38 0 4 4 4 6 4 3 0 3-1 6-9 7-27 14-46 28-46 7 0 12 4 12 17 0 8-1 13-7 32-8 30-14 60-22 90z"><text:p/></draw:path><draw:path draw:style-name="gr147" draw:text-style-name="P120" svg:width="0.193cm" svg:height="0.223cm" svg:x="3.4cm" svg:y="0.13cm" svg:viewBox="0 0 194 224" svg:d="M179 119c7 0 15 0 15-8 0-7-8-7-15-7-55 0-109 0-164 0 6-52 50-89 104-89 20 0 41 0 60 0 7 0 15 0 15-7 0-8-8-8-15-8-19 0-40 0-60 0-66 0-119 49-119 111s53 113 119 113c20 0 41 0 60 0 7 0 15 0 15-8s-8-8-15-8c-19 0-40 0-60 0-54 0-98-37-104-89 55 0 109 0 164 0z"><text:p/></draw:path><draw:path draw:style-name="gr148" draw:text-style-name="P120" svg:width="0.261cm" svg:height="0.27cm" svg:x="3.742cm" svg:y="0.074cm" svg:viewBox="0 0 262 271" svg:d="M34 34c0 63 0 126 0 190 0 19-3 25-23 26-4 0-11 0-11 7s7 7 13 7c20 0 41 0 61 0 6 0 12 0 12-7s-6-7-11-7c-22-1-24-9-24-27 0-60 0-119 0-178 55 73 111 147 166 220 4 5 5 6 9 6 6 0 6-6 6-13 0-72 0-144 0-217 0-22 3-28 21-28 2 0 9 0 9-6 0-7-6-7-12-7-19 0-39 0-57 0-7 0-14 0-14 7 0 6 8 6 12 6 21 0 25 8 25 29 0 40 0 80 0 121-39-53-78-105-117-157-4-6-5-6-14-6-22 0-45 0-67 0-7 0-12 0-12 7 0 5 5 6 7 6 10 1 18 8 22 12-1 4-1 4-1 9zM219 244c-56-74-112-148-168-222-5-4-5-4-9-9 15 0 31 0 46 0 44 59 87 117 131 177 0 17 0 36 0 54z"><text:p/></draw:path><draw:path draw:style-name="gr149" draw:text-style-name="P120" svg:width="0.04cm" svg:height="0.04cm" svg:x="4.046cm" svg:y="0.297cm" svg:viewBox="0 0 41 41" svg:d="M41 21c0-12-10-21-21-21s-20 9-20 21c0 11 9 20 20 20s21-9 21-20z"><text:p/></draw:path><draw:path draw:style-name="gr150" draw:text-style-name="P120" svg:width="0.209cm" svg:height="0.174cm" svg:x="4.131cm" svg:y="0.168cm" svg:viewBox="0 0 210 175" svg:d="M23 148c-1 6-3 15-3 16 0 8 5 11 11 11 4 0 11-3 14-11 0-1 5-18 8-28 2-12 5-24 8-35 2-8 5-17 6-26 2-7 6-18 6-19 5-12 26-47 62-47 18 0 21 14 21 26 0 25-18 74-25 91-3 9-3 13-3 17 0 19 13 32 32 32 36 0 50-56 50-59 0-5-4-5-5-5-4 0-4 1-6 8-8 27-21 48-39 48-7 0-9-4-9-13 0-10 3-19 6-27 8-21 25-63 25-85 0-27-18-42-46-42-34 0-53 24-60 34-1-22-18-34-35-34-18 0-26 15-29 22-6 13-12 36-12 38 0 4 3 3 4 4 5 0 5-1 7-9 7-27 14-46 29-46 7 0 12 4 12 17 0 8-1 13-7 32-8 30-14 60-22 90z"><text:p/></draw:path><draw:path draw:style-name="gr151" draw:text-style-name="P120" svg:width="0.119cm" svg:height="0.179cm" svg:x="4.368cm" svg:y="-0.001cm" svg:viewBox="0 0 120 180" svg:d="M120 131c-3 0-6 0-9 0-1 6-3 21-8 24-2 2-23 2-26 2-16 0-33 0-49 0 28-25 37-32 53-46 20-15 39-33 39-58 0-33-29-53-63-53s-57 24-57 49c0 14 12 15 14 15 7 0 15-4 15-14 0-6-1-15-16-15 9-20 27-25 40-25 26 0 41 21 41 43 0 23-17 42-26 52-22 21-43 43-65 65-3 2-3 2-3 10 37 0 75 0 112 0 2-17 6-33 8-49z"><text:p/></draw:path><draw:path draw:style-name="gr152" draw:text-style-name="P120" svg:width="0.256cm" svg:height="0.255cm" svg:x="4.632cm" svg:y="0.114cm" svg:viewBox="0 0 257 256" svg:d="M136 136c37 0 72 0 108 0 6 0 13 0 13-8s-7-8-13-8c-36 0-71 0-108 0 0-36 0-71 0-108 0-5 0-12-7-12-8 0-8 7-8 12 0 37 0 72 0 108-36 0-71 0-108 0-5 0-13 0-13 8s8 8 13 8c37 0 72 0 108 0 0 36 0 72 0 108 0 5 0 12 8 12 7 0 7-7 7-12 0-36 0-72 0-108z"><text:p/></draw:path><draw:path draw:style-name="gr153" draw:text-style-name="P120" svg:width="0.209cm" svg:height="0.174cm" svg:x="5.009cm" svg:y="0.168cm" svg:viewBox="0 0 210 175" svg:d="M23 148c-1 6-3 15-3 16 0 8 5 11 11 11 4 0 11-3 14-11 0-1 5-18 8-28 2-12 5-24 8-35 2-8 5-17 6-26 2-7 6-18 6-19 5-12 26-47 62-47 18 0 21 14 21 26 0 25-18 74-25 91-3 9-3 13-3 17 0 19 13 32 32 32 36 0 50-56 50-59 0-5-4-5-5-5-4 0-4 1-6 8-8 27-20 48-39 48-7 0-9-4-9-13 0-10 3-19 6-27 8-21 25-63 25-85 0-27-17-42-46-42-34 0-53 24-60 34-1-22-18-34-35-34-18 0-26 15-29 22-6 13-12 36-12 38 0 4 3 3 4 4 5 0 5-1 7-9 7-27 14-46 29-46 7 0 12 4 12 17 0 8-1 13-7 32-8 30-14 60-22 90z"><text:p/></draw:path><draw:path draw:style-name="gr154" draw:text-style-name="P120" svg:width="0.256cm" svg:height="0.089cm" svg:x="5.359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55" draw:text-style-name="P120" svg:width="0.192cm" svg:height="0.174cm" svg:x="5.757cm" svg:y="0.168cm" svg:viewBox="0 0 193 175" svg:d="M118 54c2-10 11-45 38-45 1 0 11 0 19 4-11 2-19 12-19 21 0 7 5 15 16 15 7 0 21-8 21-24 0-19-24-25-37-25-22 0-36 21-40 30-10-26-31-30-42-30-40 0-63 50-63 60 0 4 4 4 6 4 3 0 4-1 4-4 13-41 38-51 52-51 7 0 21 3 21 25 0 12-7 39-21 93-6 24-20 40-37 40-2 0-11 0-19-5 9-2 18-10 18-21s-9-14-14-14c-12 0-21 11-21 23 0 18 19 25 36 25 26 0 39-27 41-29 4 14 18 29 41 29 40 0 62-49 62-59 0-5-3-5-5-5-3 0-3 3-4 5-14 42-40 51-52 51-16 0-21-13-21-26 0-9 2-16 7-34 4-18 8-35 13-53z"><text:p/></draw:path><draw:path draw:style-name="gr156" draw:text-style-name="P120" svg:width="0.089cm" svg:height="0.385cm" svg:x="5.988cm" svg:y="0.049cm" svg:viewBox="0 0 90 386" svg:d="M90 193c0-30-4-76-25-120-24-48-57-73-61-73-2 0-4 1-4 4 0 2 0 2 8 9 37 38 59 99 59 180 0 65-14 133-61 182-6 5-6 5-6 7s2 4 4 4c4 0 39-27 62-76 20-42 24-84 24-117z"><text:p/></draw:path></draw:g></text:p>
        </text:list-item>
        <text:list-item>
          <text:p text:style-name="P62"><text:span text:style-name="T8">לפי </text:span>הגדרת ההכלה:</text:p>
          <text:p text:style-name="P13"><draw:g text:anchor-type="as-char" svg:y="-0.168cm" draw:z-index="191" draw:style-name="gr1"><svg:title>TexMaths</svg:title><svg:desc>11§latex§\forall x \in A. x \in \mathbb{N}_{\mathrm{even}}§svg§600§FALSE§</svg:desc><draw:path draw:style-name="gr108" draw:text-style-name="P119" svg:width="2.826cm" svg:height="0.295cm" svg:x="0.019cm" svg:y="0.018cm" svg:viewBox="0 0 2827 296" svg:d="M1414 296c-472 0-943 0-1414 0 0-99 0-197 0-296 942 0 1885 0 2827 0 0 99 0 197 0 296-471 0-942 0-1413 0z"><text:p/></draw:path><draw:path draw:style-name="gr109" draw:text-style-name="P120" svg:width="0.215cm" svg:height="0.274cm" svg:x="-0.001cm" svg:y="0.008cm" svg:viewBox="0 0 216 275" svg:d="M213 14c3-4 3-4 3-6 0-5-4-8-8-8-6 0-8 4-10 9-11 28-21 56-32 84-39 0-78 0-118 0-11-28-20-56-31-84-2-6-4-9-9-9-4 0-8 3-8 8 0 1 0 1 2 6 32 84 65 168 97 252 2 4 3 9 9 9 5 0 6-5 9-9 32-84 65-168 96-252zM55 109c35 0 70 0 106 0-18 45-36 91-53 136-18-45-35-91-53-136z"><text:p/></draw:path><draw:path draw:style-name="gr110" draw:text-style-name="P120" svg:width="0.192cm" svg:height="0.174cm" svg:x="0.226cm" svg:y="0.105cm" svg:viewBox="0 0 193 175" svg:d="M118 54c2-10 11-45 38-45 1 0 11 0 19 4-11 2-19 12-19 21 0 7 5 14 16 14 7 0 21-7 21-23 0-20-24-25-37-25-22 0-36 21-40 30-10-26-31-30-42-30-40 0-62 49-62 59 0 5 3 5 5 5 3 0 4-1 4-5 13-40 38-50 52-50 7 0 21 3 21 25 0 12-7 39-21 92-6 23-20 40-37 40-2 0-11 0-19-6 9-1 18-9 18-19 0-11-9-15-14-15-12 0-21 10-21 23 0 18 19 26 36 26 26 0 39-28 41-30 4 14 18 30 41 30 40 0 62-50 62-60 0-4-3-4-5-4-3 0-3 2-4 4-14 42-40 51-52 51-16 0-21-12-21-25 0-9 2-18 7-34 4-18 8-36 13-53z"><text:p/></draw:path><draw:path draw:style-name="gr111" draw:text-style-name="P120" svg:width="0.193cm" svg:height="0.221cm" svg:x="0.575cm" svg:y="0.068cm" svg:viewBox="0 0 194 222" svg:d="M179 119c7 0 15 0 15-8s-8-8-15-8c-55 0-109 0-164 0 6-51 50-88 105-88 20 0 40 0 59 0 7 0 15 0 15-7 0-8-8-8-15-8-19 0-40 0-60 0-66 0-119 49-119 111s53 111 119 111c20 0 41 0 60 0 7 0 15 0 15-8 0-7-8-7-15-7-19 0-39 0-59 0-55 0-99-37-105-88 55 0 109 0 164 0z"><text:p/></draw:path><draw:path draw:style-name="gr112" draw:text-style-name="P120" svg:width="0.264cm" svg:height="0.274cm" svg:x="0.921cm" svg:y="0cm" svg:viewBox="0 0 265 275" svg:d="M56 231c-16 25-31 31-48 32-5 0-8 0-8 7 0 3 2 5 6 5 9 0 22-1 33-1 12 0 26 1 38 1 2 0 8 0 8-8 0-4-5-4-7-4-9-1-19-4-19-14 0-4 4-8 6-14 10-16 20-33 30-49 32 0 65 0 96 0 2 7 7 60 7 63 0 13-20 14-27 14-6 0-10 0-10 7 0 5 4 5 5 5 16 0 33-1 49-1 9 0 34 1 44 1 2 0 6 0 6-8 0-4-4-4-9-4-24 0-24-3-25-15-8-79-15-159-23-238-1-8-1-10-8-10-6 0-7 3-10 7-45 74-89 149-134 224zM102 175c26-43 51-85 76-127 5 42 8 84 12 127-29 0-58 0-88 0z"><text:p/></draw:path><draw:path draw:style-name="gr113" draw:text-style-name="P120" svg:width="0.041cm" svg:height="0.04cm" svg:x="1.23cm" svg:y="0.234cm" svg:viewBox="0 0 42 41" svg:d="M42 20c0-11-10-20-21-20s-21 9-21 20 10 21 21 21 21-10 21-21z"><text:p/></draw:path><draw:path draw:style-name="gr114" draw:text-style-name="P120" svg:width="0.192cm" svg:height="0.174cm" svg:x="1.316cm" svg:y="0.105cm" svg:viewBox="0 0 193 175" svg:d="M118 54c2-10 11-45 38-45 2 0 11 0 19 4-10 2-18 12-18 21 0 7 4 14 15 14 8 0 21-7 21-23 0-20-24-25-37-25-22 0-35 21-40 30-9-26-30-30-42-30-40 0-62 49-62 59 0 5 3 5 5 5 3 0 4-1 5-5 13-40 39-50 52-50 6 0 21 3 21 25 0 12-7 39-21 92-7 23-20 40-38 40-2 0-11 0-18-6 10-1 17-9 17-19 0-11-7-15-14-15-11 0-21 10-21 23 0 18 20 26 36 26 26 0 40-28 41-30 4 14 19 30 42 30 39 0 61-50 61-60 0-4-3-4-4-4-3 0-4 2-5 4-13 42-39 51-51 51-15 0-22-12-22-25 0-9 2-18 7-34 4-18 8-36 13-53z"><text:p/></draw:path><draw:path draw:style-name="gr115" draw:text-style-name="P120" svg:width="0.193cm" svg:height="0.221cm" svg:x="1.664cm" svg:y="0.068cm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116" draw:text-style-name="P120" svg:width="0.261cm" svg:height="0.269cm" svg:x="2.007cm" svg:y="0.012cm" svg:viewBox="0 0 262 270" svg:d="M33 35c0 62 0 124 0 186 0 21-2 27-22 28-4 0-11 0-11 7s6 7 13 7c20 0 40 0 60 0 7 0 13 0 13-7s-7-7-12-7c-21-1-24-8-24-28 0-58 0-118 0-176 56 73 111 146 167 219 3 4 5 6 7 6 7 0 7-6 7-13 0-72 0-144 0-216 0-21 3-27 22-28 2 0 9 0 9-6 0-7-7-7-13-7-19 0-38 0-56 0-8 0-14 0-14 7 0 6 7 6 11 6 22 1 25 9 25 29 0 39 0 80 0 121-39-53-79-105-117-158-3-5-4-5-13-5-22 0-45 0-67 0-8 0-14 0-14 7 0 6 6 6 8 6 11 1 19 8 22 12-1 4-1 5-1 10zM218 243c-56-73-112-146-168-220-4-5-4-5-8-10 15 0 31 0 46 0 43 58 87 117 130 175 0 19 0 37 0 55z"><text:p/></draw:path><draw:path draw:style-name="gr117" draw:text-style-name="P120" svg:width="0.116cm" svg:height="0.122cm" svg:x="2.287cm" svg:y="0.212cm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118" draw:text-style-name="P120" svg:width="0.144cm" svg:height="0.118cm" svg:x="2.422cm" svg:y="0.215cm" svg:viewBox="0 0 145 119" svg:d="M120 26c8-16 21-16 25-16 0-3 0-7 0-10-6 0-13 1-20 1s-17-1-25-1c0 3 0 7 0 10 12 0 12 9 12 10s-1 4-2 7c-10 22-21 44-31 67-11-25-23-49-34-73 0-2-1-3-1-6 0-5 9-5 13-5 0-3 0-7 0-10-10 0-20 1-31 1-7 0-18-1-26-1 0 3 0 7 0 10 15 0 19 0 22 9 14 32 29 62 43 94 2 3 3 6 8 6s6-3 7-6c14-29 27-58 40-87z"><text:p/></draw:path><draw:path draw:style-name="gr119" draw:text-style-name="P120" svg:width="0.116cm" svg:height="0.122cm" svg:x="2.578cm" svg:y="0.212cm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120" draw:text-style-name="P120" svg:width="0.144cm" svg:height="0.118cm" svg:x="2.72cm" svg:y="0.213cm" svg:viewBox="0 0 145 119" svg:d="M124 37c0-23-11-37-40-37-22 0-37 12-44 26 0-8 0-17 0-26-14 1-27 2-40 3 0 4 0 7 0 10 18 0 20 2 20 16 0 23 0 46 0 69 0 12-2 12-20 12 0 2 0 5 0 9 10-1 20-1 31-1 10 0 28 1 31 1 0-4 0-7 0-9-18 0-20 0-20-12 0-17 0-33 0-49 0-28 22-41 39-41 20 0 22 15 22 28 0 21 0 41 0 62 0 12-3 12-20 12 0 2 0 5 0 9 1 0 19-1 30-1s30 1 32 1c0-4 0-7 0-9-17 0-21 0-21-12 0-21 0-41 0-61z"><text:p/></draw:path></draw:g></text:p>
        </text:list-item>
        <text:list-item>
          <text:p text:style-name="P64">נניח בשלילה שטענה זו שגויה:</text:p>
          <text:list>
            <text:list-item>
              <text:p text:style-name="P65">לפיכך, <draw:g text:anchor-type="as-char" svg:y="-0.319cm" draw:z-index="190" draw:style-name="gr1"><svg:title>TexMaths</svg:title><svg:desc>11§display§\exists x \in A. x \notin \mathbb{N}_{\mathrm{even}}§svg§600§FALSE§</svg:desc><draw:path draw:style-name="gr121" draw:text-style-name="P119" svg:width="2.826cm" svg:height="0.345cm" svg:x="-0.001cm" svg:y="0.019cm" svg:viewBox="0 0 2827 346" svg:d="M1414 346c-472 0-943 0-1414 0 0-116 0-230 0-346 942 0 1885 0 2827 0 0 116 0 230 0 346-471 0-942 0-1413 0z"><text:p/></draw:path><draw:path draw:style-name="gr122" draw:text-style-name="P120" svg:width="0.171cm" svg:height="0.265cm" svg:x="0.001cm" svg:y="0.021cm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123" draw:text-style-name="P120" svg:width="0.192cm" svg:height="0.174cm" svg:x="0.206cm" svg:y="0.118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124" draw:text-style-name="P120" svg:width="0.193cm" svg:height="0.221cm" svg:x="0.555cm" svg:y="0.0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25" draw:text-style-name="P120" svg:width="0.264cm" svg:height="0.274cm" svg:x="0.901cm" svg:y="0.012cm" svg:viewBox="0 0 265 275" svg:d="M56 231c-16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126" draw:text-style-name="P120" svg:width="0.041cm" svg:height="0.04cm" svg:x="1.211cm" svg:y="0.247cm" svg:viewBox="0 0 42 41" svg:d="M42 21c0-12-10-21-21-21s-21 9-21 21c0 11 10 20 21 20s21-9 21-20z"><text:p/></draw:path><draw:path draw:style-name="gr127" draw:text-style-name="P120" svg:width="0.192cm" svg:height="0.174cm" svg:x="1.296cm" svg:y="0.118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28" draw:text-style-name="P120" svg:width="0.149cm" svg:height="0.384cm" svg:x="1.677cm" svg:y="-0.001cm" svg:viewBox="0 0 150 385" svg:d="M147 15c3-5 3-6 3-7 0-5-4-8-8-8-2 0-6 1-7 3-45 123-89 245-134 367-1 5-1 7-1 8 0 4 3 7 8 7 4 0 5-3 7-10 44-120 88-240 132-360z"><text:p/></draw:path><draw:path draw:style-name="gr129" draw:text-style-name="P120" svg:width="0.193cm" svg:height="0.221cm" svg:x="1.644cm" svg:y="0.0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30" draw:text-style-name="P120" svg:width="0.261cm" svg:height="0.27cm" svg:x="1.987cm" svg:y="0.025cm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131" draw:text-style-name="P120" svg:width="0.116cm" svg:height="0.122cm" svg:x="2.267cm" svg:y="0.225cm" svg:viewBox="0 0 117 123" svg:d="M109 59c5 0 8 0 8-6 0-23-14-53-54-53-35 0-63 29-63 62 0 34 31 61 66 61 37 0 51-28 51-35 0-1-1-3-5-3s-4 1-5 4c-8 22-29 26-39 26-12 0-25-6-33-16-10-13-10-30-10-40 28 0 56 0 84 0zM25 52c4-38 28-44 38-44 33 0 34 37 35 44-24 0-48 0-73 0z"><text:p/></draw:path><draw:path draw:style-name="gr132" draw:text-style-name="P120" svg:width="0.144cm" svg:height="0.118cm" svg:x="2.402cm" svg:y="0.229cm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2 4 3 6 8 6s6-2 7-6c14-29 27-58 40-87z"><text:p/></draw:path><draw:path draw:style-name="gr133" draw:text-style-name="P120" svg:width="0.116cm" svg:height="0.122cm" svg:x="2.558cm" svg:y="0.225cm" svg:viewBox="0 0 117 123" svg:d="M109 59c5 0 8 0 8-6 0-23-14-53-54-53-35 0-63 29-63 62 0 34 31 61 66 61 37 0 51-28 51-35 0-1-1-3-5-3s-4 1-5 4c-8 22-29 26-39 26-12 0-25-6-33-16-10-13-10-30-10-40 28 0 56 0 84 0zM25 52c4-38 28-44 38-44 33 0 34 37 35 44-24 0-48 0-73 0z"><text:p/></draw:path><draw:path draw:style-name="gr134" draw:text-style-name="P120" svg:width="0.144cm" svg:height="0.118cm" svg:x="2.7cm" svg:y="0.228cm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0 12 0 3 0 7 0 10 1 0 19-1 30-1s30 0 32 1c0-3 0-7 0-10-17 0-21 0-21-12 0-21 0-41 0-61z"><text:p/></draw:path></draw:g>. </text:p>
            </text:list-item>
            <text:list-item>
              <text:p text:style-name="P66">לפי הטענה שנובעת מעיקרון ההחלפה נובע כי:</text:p>
              <text:p text:style-name="P29"><draw:g text:anchor-type="as-char" svg:y="-0.531cm" draw:z-index="187" draw:style-name="gr1"><svg:title>TexMaths</svg:title><svg:desc>11§latex§\begin{alignat*}{1}
  \forall x. (&amp;\exists n \in \mathbb{N}. n^2 + n = x) \rightarrow  (x \notin \mathbb{N}_{\mathrm{even}}) \\
  \implies &amp;\exists n \in \mathbb{N}. n^2 + n \notin \mathbb{N}_{\mathrm{even}}
\end{align*}

§svg§600§FALSE§</svg:desc><draw:path draw:style-name="gr194" draw:text-style-name="P119" svg:width="6.445cm" svg:height="1.021cm" svg:x="-0.001cm" svg:y="0.02cm" svg:viewBox="0 0 6446 1022" svg:d="M0 0c2148 0 4297 0 6446 0 0 341 0 681 0 1022-2149 0-4298 0-6446 0 0-341 0-681 0-1022z"><text:p/></draw:path><draw:path draw:style-name="gr195" draw:text-style-name="P120" svg:width="0.215cm" svg:height="0.276cm" svg:x="0.016cm" svg:y="0.071cm" svg:viewBox="0 0 216 277" svg:d="M213 15c3-4 3-5 3-6 0-5-4-9-8-9-6 0-8 6-9 10-11 29-21 56-32 85-39 0-78 0-118 0-11-29-20-56-31-85-3-6-5-10-10-10-4 0-8 4-8 9 1 2 0 1 3 6 32 85 64 169 96 254 2 5 4 8 9 8s6-4 9-8c31-85 64-169 96-254zM55 110c35 0 70 0 106 0-18 46-36 91-53 138-18-47-35-92-53-138z"><text:p/></draw:path><draw:path draw:style-name="gr196" draw:text-style-name="P120" svg:width="0.191cm" svg:height="0.174cm" svg:x="0.242cm" svg:y="0.168cm" svg:viewBox="0 0 192 175" svg:d="M118 54c2-10 11-45 38-45 2 0 11 0 19 4-10 2-19 12-19 21 0 7 5 13 16 13 8 0 20-6 20-22 0-19-23-25-36-25-22 0-36 21-41 30-9-27-30-30-41-30-40 0-62 50-62 59 0 5 3 5 4 5 4 0 5-1 6-5 12-41 38-50 52-50 6 0 21 3 21 25 0 12-7 39-21 93-7 24-20 39-38 39-2 0-11 0-18-4 8-2 17-10 17-21s-9-14-14-14c-11 0-21 11-21 23 0 17 19 25 36 25 26 0 40-28 41-30 4 15 19 30 42 30 39 0 61-50 61-59 0-5-3-5-4-5-3 0-4 2-6 5-12 41-38 50-51 50-15 0-21-12-21-25 0-9 2-17 6-34 5-18 9-35 14-53z"><text:p/></draw:path><draw:path draw:style-name="gr197" draw:text-style-name="P120" svg:width="0.04cm" svg:height="0.04cm" svg:x="0.485cm" svg:y="0.298cm" svg:viewBox="0 0 41 41" svg:d="M41 21c0-12-10-21-21-21s-20 9-20 21c0 11 9 20 20 20s21-9 21-20z"><text:p/></draw:path><draw:path draw:style-name="gr198" draw:text-style-name="P120" svg:width="0.088cm" svg:height="0.385cm" svg:x="0.598cm" svg:y="0.05cm" svg:viewBox="0 0 89 386" svg:d="M89 382c0-1 0-1-7-8-48-49-60-122-60-181 0-68 15-135 63-183 4-4 4-6 4-7 0-2-1-3-3-3-5 0-39 26-62 75-20 43-24 86-24 118 0 30 4 77 25 121 23 47 56 72 61 72 2 0 3-1 3-4z"><text:p/></draw:path><draw:path draw:style-name="gr199" draw:text-style-name="P120" svg:width="0.171cm" svg:height="0.268cm" svg:x="0.731cm" svg:y="0.071cm" svg:viewBox="0 0 172 269" svg:d="M172 14c0-12-2-14-14-14-48 0-96 0-145 0-6 0-13 0-13 9 0 8 7 8 13 8 47 0 96 0 143 0 0 36 0 73 0 110-46 0-91 0-137 0-7 0-14 0-14 7 0 8 7 8 14 8 46 0 91 0 137 0 0 36 0 74 0 111-47 0-96 0-143 0-6 0-13 0-13 8s7 8 13 8c49 0 97 0 145 0 12 0 14-2 14-15 0-80 0-159 0-240z"><text:p/></draw:path><draw:path draw:style-name="gr200" draw:text-style-name="P120" svg:width="0.209cm" svg:height="0.174cm" svg:x="0.935cm" svg:y="0.168cm" svg:viewBox="0 0 210 175" svg:d="M23 147c-1 7-3 16-3 18 0 7 5 10 11 10 4 0 11-3 14-11 0-1 4-19 8-29 2-11 5-23 7-34 3-9 5-17 7-26 2-7 4-18 6-19 5-12 26-47 62-47 18 0 21 14 21 26 0 24-19 74-25 90-3 9-3 14-3 18 0 19 13 32 31 32 37 0 51-56 51-59 0-5-4-5-5-5-4 0-4 1-6 8-8 26-21 47-40 47-6 0-8-3-8-12 0-10 3-20 6-27 8-21 24-63 24-85 0-27-17-42-45-42-34 0-54 24-60 33-1-21-18-33-35-33-18 0-26 15-29 22-7 13-12 36-12 37 0 5 3 4 4 5 5 0 5-1 7-10 7-26 14-45 29-45 7 0 12 4 12 17 0 8-1 13-7 32-8 30-14 60-22 89z"><text:p/></draw:path><draw:path draw:style-name="gr201" draw:text-style-name="P120" svg:width="0.191cm" svg:height="0.222cm" svg:x="1.296cm" svg:y="0.131cm" svg:viewBox="0 0 192 223" svg:d="M179 119c7 0 13 0 13-8s-6-8-13-8c-55 0-109 0-164 0 5-51 50-88 104-88 20 0 40 0 60 0 7 0 13 0 13-7 0-8-6-8-13-8-21 0-40 0-61 0-66 0-118 48-118 111 0 62 52 112 118 112 21 0 40 0 61 0 7 0 13 0 13-7 0-8-6-8-13-8-20 0-40 0-60 0-54 0-99-37-104-89 55 0 109 0 164 0z"><text:p/></draw:path><draw:path draw:style-name="gr202" draw:text-style-name="P120" svg:width="0.261cm" svg:height="0.271cm" svg:x="1.638cm" svg:y="0.075cm" svg:viewBox="0 0 262 272" svg:d="M34 34c0 63 0 127 0 189 0 20-3 27-23 28-4 0-11 0-11 7 0 6 7 6 13 6 20 0 40 0 60 0 7 0 13 0 13-6 0-7-7-7-11-7-22-1-26-9-26-29 0-59 0-117 0-177 57 74 112 148 168 221 3 5 5 6 8 6 7 0 7-7 7-13 0-73 0-146 0-218 0-22 3-28 21-28 2 0 9 0 9-6 0-7-6-7-13-7-19 0-38 0-57 0-6 0-13 0-13 7 0 6 7 6 11 6 22 0 26 8 26 29 0 41 0 80 0 121-39-53-79-105-117-157-4-6-6-6-14-6-22 0-45 0-67 0-7 0-14 0-14 7 0 5 7 6 9 6 10 1 18 8 21 12 0 4 0 4 0 9zM218 244c-56-73-112-148-169-222-3-4-3-5-7-9 15 0 31 0 46 0 43 59 87 118 130 176 0 18 0 37 0 55z"><text:p/></draw:path><draw:path draw:style-name="gr203" draw:text-style-name="P120" svg:width="0.041cm" svg:height="0.04cm" svg:x="1.941cm" svg:y="0.298cm" svg:viewBox="0 0 42 41" svg:d="M42 21c0-12-10-21-21-21s-21 9-21 21c0 11 10 20 21 20s21-9 21-20z"><text:p/></draw:path><draw:path draw:style-name="gr204" draw:text-style-name="P120" svg:width="0.208cm" svg:height="0.174cm" svg:x="2.026cm" svg:y="0.168cm" svg:viewBox="0 0 209 175" svg:d="M23 147c-1 7-4 16-4 18 0 7 5 10 12 10 4 0 11-3 14-11 0-1 4-19 7-29 3-11 5-23 8-34 3-9 5-17 7-26 1-7 4-18 6-19 5-12 25-47 62-47 18 0 21 14 21 26 0 24-19 74-25 90-3 9-5 14-5 18 0 19 15 32 32 32 37 0 51-56 51-59 0-5-3-5-4-5-4 0-4 1-6 8-8 26-21 47-40 47-6 0-8-3-8-12 0-10 3-20 6-27 8-21 23-63 23-85 0-27-16-42-44-42-35 0-54 24-60 33-2-21-18-33-35-33-18 0-26 15-30 22-6 13-11 36-11 37 0 5 3 5 4 5 5 0 5-1 7-10 7-26 14-45 29-45 7 0 12 4 12 17 0 8-1 13-7 32-8 30-14 60-22 89z"><text:p/></draw:path><draw:path draw:style-name="gr205" draw:text-style-name="P120" svg:width="0.119cm" svg:height="0.178cm" svg:x="2.264cm" svg:y="0cm" svg:viewBox="0 0 120 179" svg:d="M120 130c-3 0-7 0-10 0 0 6-3 22-7 25-2 1-23 1-26 1-17 0-34 0-51 0 29-25 39-32 55-45 20-15 39-33 39-58 0-33-29-53-64-53-33 0-56 23-56 48 0 15 12 16 14 16 7 0 15-5 15-14 0-6-3-15-16-15 8-20 27-25 40-25 26 0 40 21 40 43 0 23-16 42-25 52-22 22-43 42-65 64-3 3-3 3-3 10 37 0 74 0 111 0 3-16 6-33 9-49z"><text:p/></draw:path><draw:path draw:style-name="gr206" draw:text-style-name="P120" svg:width="0.256cm" svg:height="0.257cm" svg:x="2.528cm" svg:y="0.113cm" svg:viewBox="0 0 257 258" svg:d="M136 136c37 0 72 0 108 0 6 0 13 0 13-7 0-8-7-8-13-8-36 0-71 0-108 0 0-36 0-71 0-108 0-5 0-13-7-13-8 0-8 8-8 13 0 37 0 72 0 108-36 0-72 0-108 0-5 0-13 0-13 8 0 7 8 7 13 7 36 0 72 0 108 0 0 37 0 73 0 109 0 6 0 13 8 13 7 0 7-7 7-13 0-36 0-72 0-109z"><text:p/></draw:path><draw:path draw:style-name="gr207" draw:text-style-name="P120" svg:width="0.208cm" svg:height="0.174cm" svg:x="2.904cm" svg:y="0.168cm" svg:viewBox="0 0 209 175" svg:d="M23 147c-1 7-4 16-4 18 0 7 5 10 12 10 4 0 11-3 14-11 0-1 4-19 7-29 3-11 5-23 8-34 3-9 5-17 7-26 1-7 4-18 6-19 5-12 25-47 62-47 18 0 21 14 21 26 0 24-19 74-25 90-3 9-5 14-5 18 0 19 15 32 32 32 37 0 51-56 51-59 0-5-3-5-4-5-4 0-4 1-6 8-8 26-21 47-40 47-6 0-8-3-8-12 0-10 3-20 6-27 8-21 23-63 23-85 0-27-16-42-44-42-35 0-54 24-60 33-2-21-18-33-35-33-18 0-26 15-30 22-6 13-11 36-11 37 0 5 3 5 4 5 5 0 5-1 7-10 7-26 14-45 29-45 7 0 12 4 12 17 0 8-1 13-7 32-8 30-14 60-22 89z"><text:p/></draw:path><draw:path draw:style-name="gr208" draw:text-style-name="P120" svg:width="0.255cm" svg:height="0.089cm" svg:x="3.253cm" svg:y="0.197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209" draw:text-style-name="P120" svg:width="0.191cm" svg:height="0.174cm" svg:x="3.65cm" svg:y="0.168cm" svg:viewBox="0 0 192 175" svg:d="M118 54c3-10 12-45 38-45 2 0 11 0 20 4-11 2-19 12-19 21 0 7 5 13 15 13 8 0 20-6 20-22 0-19-23-25-35-25-23 0-36 21-40 30-10-27-31-30-42-30-41 0-63 50-63 59 0 5 3 4 4 5 4 0 5-1 6-5 13-41 38-50 52-50 7 0 21 3 21 25 0 12-7 39-21 93-7 24-20 39-37 39-3 0-12 0-19-4 9-2 18-10 18-21s-9-14-14-14c-12 0-22 11-22 23 0 17 20 25 36 25 26 0 40-28 41-30 4 15 19 30 42 30 39 0 61-50 61-59 0-5-3-5-4-5-3 0-4 2-4 5-14 41-40 50-52 50-16 0-22-12-22-25 0-9 3-17 6-34 5-18 9-35 14-53z"><text:p/></draw:path><draw:path draw:style-name="gr210" draw:text-style-name="P120" svg:width="0.088cm" svg:height="0.385cm" svg:x="3.882cm" svg:y="0.05cm" svg:viewBox="0 0 89 386" svg:d="M89 193c0-30-3-77-25-120-23-48-56-73-61-73-2 0-3 1-3 3 0 1 0 3 8 9 37 39 59 100 59 181 0 66-14 134-63 182-4 6-4 6-4 7 0 2 1 4 3 4 5 0 40-26 62-76 20-41 24-84 24-117z"><text:p/></draw:path><draw:path draw:style-name="gr211" draw:text-style-name="P120" svg:width="0.342cm" svg:height="0.2cm" svg:x="4.138cm" svg:y="0.142cm" svg:viewBox="0 0 343 201" svg:d="M301 108c-21 16-32 33-34 37-17 27-21 51-21 52 0 4 5 4 8 4 7 0 7-1 9-7 9-38 31-71 75-88 4-1 5-4 5-6 0-3-2-3-2-4-18-6-64-26-79-90-1-5-1-6-8-6-3 0-8 0-8 4 0 2 4 26 20 51 8 12 19 25 35 37-95 0-191 0-287 0-6 0-14 0-14 8s8 8 14 8c96 0 192 0 287 0z"><text:p/></draw:path><draw:path draw:style-name="gr212" draw:text-style-name="P120" svg:width="0.088cm" svg:height="0.385cm" svg:x="4.65cm" svg:y="0.05cm" svg:viewBox="0 0 89 386" svg:d="M89 382c0-1 0-1-7-8-48-49-60-122-60-181 0-68 15-135 63-183 4-4 4-6 4-7 0-2-1-3-3-3-5 0-39 26-62 75-20 43-24 86-24 118 0 30 4 77 25 121 23 47 56 72 61 72 2 0 3-1 3-4z"><text:p/></draw:path><draw:path draw:style-name="gr213" draw:text-style-name="P120" svg:width="0.191cm" svg:height="0.174cm" svg:x="4.773cm" svg:y="0.168cm" svg:viewBox="0 0 192 175" svg:d="M118 54c2-10 11-45 38-45 2 0 11 0 19 4-10 2-18 12-18 21 0 7 4 13 15 13 8 0 20-6 20-22 0-19-23-25-36-25-22 0-35 21-41 30-8-27-29-30-41-30-40 0-62 50-62 59 0 5 3 5 4 5 4 0 5-1 6-5 13-41 38-50 52-50 6 0 21 3 21 25 0 12-7 39-21 93-7 24-20 39-38 39-2 0-11 0-18-4 9-2 17-10 17-21s-8-14-14-14c-11 0-21 11-21 23 0 17 19 25 36 25 26 0 40-28 41-30 4 15 19 30 42 30 39 0 61-50 61-59 0-5-3-5-4-5-3 0-4 2-6 5-12 41-38 50-51 50-15 0-21-12-21-25 0-9 2-17 6-34 5-18 9-35 14-53z"><text:p/></draw:path><draw:path draw:style-name="gr214" draw:text-style-name="P120" svg:width="0.149cm" svg:height="0.385cm" svg:x="5.155cm" svg:y="0.05cm" svg:viewBox="0 0 150 386" svg:d="M147 14c3-4 1-4 3-6 0-5-4-8-8-8-2 0-6 1-7 3-45 124-89 246-134 369-1 4-1 4-1 7 0 4 3 7 8 7 4 0 5-3 7-10 44-121 88-241 132-362z"><text:p/></draw:path><draw:path draw:style-name="gr215" draw:text-style-name="P120" svg:width="0.193cm" svg:height="0.222cm" svg:x="5.122cm" svg:y="0.131cm" svg:viewBox="0 0 194 223" svg:d="M180 119c7 0 14 0 14-8s-7-8-14-8c-55 0-109 0-164 0 5-51 49-88 104-88 20 0 41 0 60 0 7 0 14 0 14-7 0-8-7-8-14-8-21 0-40 0-61 0-66 0-119 48-119 111 0 62 53 112 119 112 21 0 40 0 61 0 7 0 14 0 14-7 0-8-7-8-14-8-19 0-40 0-60 0-55 0-99-37-104-89 55 0 109 0 164 0z"><text:p/></draw:path><draw:path draw:style-name="gr216" draw:text-style-name="P120" svg:width="0.261cm" svg:height="0.271cm" svg:x="5.465cm" svg:y="0.075cm" svg:viewBox="0 0 262 272" svg:d="M33 34c0 63 0 127 0 189 0 20-2 27-22 28-4 0-11 0-11 7 0 6 5 6 13 6 20 0 40 0 60 0 7 0 13 0 13-6 0-7-7-7-12-7-21-1-25-9-25-29 0-59 0-117 0-177 57 74 112 148 168 221 3 5 5 6 7 6 7 0 7-7 7-13 0-73 0-146 0-218 0-22 3-28 22-28 2 0 9 0 9-6 0-7-7-7-13-7-19 0-38 0-57 0-7 0-13 0-13 7 0 6 7 6 11 6 22 0 24 8 24 29 0 41 0 80 0 121-38-53-78-105-116-157-3-6-5-6-13-6-22 0-45 0-67 0-8 0-14 0-14 7 0 5 6 6 8 6 11 1 19 8 22 12-1 4-1 4-1 9zM218 244c-56-73-112-148-169-222-3-4-3-5-7-9 15 0 31 0 46 0 43 59 87 118 130 176 0 18 0 37 0 55z"><text:p/></draw:path><draw:path draw:style-name="gr217" draw:text-style-name="P120" svg:width="0.116cm" svg:height="0.122cm" svg:x="5.744cm" svg:y="0.276cm" svg:viewBox="0 0 117 123" svg:d="M109 59c5 0 8 0 8-6 0-23-14-53-54-53-36 0-63 29-63 62 0 34 31 61 66 61 37 0 51-28 51-35 0-1-2-3-5-3-4 0-4 1-5 4-8 22-29 25-39 25-12 0-25-5-33-15-10-13-10-30-10-40 28 0 56 0 84 0zM25 52c4-38 28-44 38-44 33 0 34 37 35 44-24 0-49 0-73 0z"><text:p/></draw:path><draw:path draw:style-name="gr218" draw:text-style-name="P120" svg:width="0.144cm" svg:height="0.118cm" svg:x="5.879cm" svg:y="0.28cm" svg:viewBox="0 0 145 119" svg:d="M120 26c8-16 21-16 25-16 0-3 0-7 0-10-6 0-13 1-20 1s-17 0-25-1c0 3 0 7 0 10 12 0 12 9 12 10s-1 4-2 8c-10 22-21 45-31 67-11-25-23-50-34-74 0-2-1-3-1-6 0-5 9-5 13-5 0-3 0-7 0-10-10 0-19 1-31 1-7 0-18 0-26-1 0 3 0 7 0 10 15 0 19 0 22 10 14 31 29 63 43 93 2 4 3 6 8 6s6-2 7-6c13-28 27-58 40-87z"><text:p/></draw:path><draw:path draw:style-name="gr219" draw:text-style-name="P120" svg:width="0.116cm" svg:height="0.122cm" svg:x="6.036cm" svg:y="0.276cm" svg:viewBox="0 0 117 123" svg:d="M109 59c5 0 8 0 8-6 0-23-14-53-54-53-36 0-63 29-63 62 0 34 31 61 66 61 37 0 51-28 51-35 0-1-2-3-5-3-4 0-4 1-5 4-8 22-29 25-39 25-12 0-25-5-33-15-10-13-10-30-10-40 28 0 56 0 84 0zM25 52c4-38 28-44 38-44 33 0 34 37 35 44-24 0-49 0-73 0z"><text:p/></draw:path><draw:path draw:style-name="gr220" draw:text-style-name="P120" svg:width="0.144cm" svg:height="0.119cm" svg:x="6.178cm" svg:y="0.277cm" svg:viewBox="0 0 145 120" svg:d="M124 37c0-23-11-37-40-37-22 0-37 12-44 26 0-8 0-17 0-26-14 1-27 2-40 3 0 4 0 7 0 10 18 0 20 2 20 16 0 23 0 46 0 69 0 12-2 12-20 12 0 3 0 7 0 10 10 0 20-1 31-1 10 0 28 1 31 1 0-3 0-7 0-10-18 0-20 0-20-12 0-17 0-32 0-48 0-29 22-42 40-42 19 0 21 15 21 28 0 21 0 41 0 62 0 12-3 12-21 12 0 3 0 7 0 10 2 0 20-1 32-1 10 0 29 1 31 1 0-3 0-7 0-10-17 0-21 0-21-12 0-20 0-41 0-61z"><text:p/></draw:path><draw:path draw:style-name="gr221" draw:text-style-name="P120" svg:width="0.089cm" svg:height="0.385cm" svg:x="6.374cm" svg:y="0.05cm" svg:viewBox="0 0 90 386" svg:d="M90 193c0-30-4-77-25-120-23-48-56-73-61-73-2 0-4 1-4 3 0 1 0 3 8 9 38 39 60 100 60 181 0 66-14 134-63 182-5 6-5 6-5 7 0 2 2 4 4 4 5 0 39-26 62-76 20-41 24-84 24-117z"><text:p/></draw:path><draw:path draw:style-name="gr222" draw:text-style-name="P120" svg:width="0.255cm" svg:height="0.09cm" svg:x="0.001cm" svg:y="0.823cm" svg:viewBox="0 0 256 91" svg:d="M243 15c7 0 13 0 13-7 0-8-6-8-12-8-77 0-155 0-232 0-5 0-12 0-12 8 0 7 7 7 13 7 77 0 153 0 230 0zM244 91c6 0 12 0 12-7 0-8-6-8-13-8-77 0-153 0-230 0-6 0-13 0-13 8 0 7 7 7 12 7 77 0 155 0 232 0z"><text:p/></draw:path><draw:path draw:style-name="gr223" draw:text-style-name="P120" svg:width="0.342cm" svg:height="0.211cm" svg:x="0.237cm" svg:y="0.763cm" svg:viewBox="0 0 343 212" svg:d="M260 76c16 14 36 24 48 30-14 6-33 16-48 30-82 0-164 0-246 0-6 0-14 0-14 8s7 8 13 8c76 0 153 0 229 0-19 17-39 52-39 56s5 4 8 4c2 0 6 0 7-3 9-14 18-35 44-57 27-24 53-34 72-40 7-2 6-2 8-3 1-1 1-2 1-3s0-1 0-3h-1c-1-1-1-1-9-3-51-15-91-50-112-92-4-8-5-8-10-8-3 0-8 0-8 4 0 5 20 39 39 57-76 0-153 0-229 0-6 0-13 0-13 7 0 8 8 8 14 8 82 0 164 0 246 0z"><text:p/></draw:path><draw:path draw:style-name="gr224" draw:text-style-name="P120" svg:width="0.171cm" svg:height="0.266cm" svg:x="0.731cm" svg:y="0.698cm" svg:viewBox="0 0 172 267" svg:d="M172 13c0-12-2-13-14-13-48 0-96 0-145 0-6 0-13 0-13 8 0 7 7 7 13 7 47 0 96 0 143 0 0 37 0 74 0 110-46 0-91 0-137 0-7 0-14 0-14 8s7 8 14 8c46 0 91 0 137 0 0 36 0 74 0 111-47 0-96 0-143 0-6 0-13 0-13 8 0 7 7 7 13 7 49 0 97 0 145 0 12 0 14-1 14-13 0-80 0-160 0-241z"><text:p/></draw:path><draw:path draw:style-name="gr225" draw:text-style-name="P120" svg:width="0.209cm" svg:height="0.174cm" svg:x="0.935cm" svg:y="0.795cm" svg:viewBox="0 0 210 175" svg:d="M23 149c-1 5-3 14-3 16 0 7 5 10 11 10 4 0 11-3 14-11 2-10 4-19 8-29 2-11 5-23 7-34 3-9 5-17 7-26 2-7 4-18 6-19 5-12 26-47 62-47 18 0 21 14 21 26 0 24-19 74-25 90-3 9-3 14-3 18 0 19 13 32 31 32 37 0 51-56 51-59 0-4-4-4-5-4-4 0-4 1-6 7-8 26-21 47-40 47-6 0-8-3-8-12 0-10 3-19 6-27 8-21 24-63 24-85 0-27-17-42-45-42-34 0-54 25-60 34-1-22-18-34-35-34-18 0-26 15-29 22-7 13-12 36-12 37 0 5 3 4 4 5 5 0 5-1 7-9 7-27 14-46 29-46 7 0 12 4 12 17 0 8-1 13-7 32-8 30-14 61-22 91z"><text:p/></draw:path><draw:path draw:style-name="gr226" draw:text-style-name="P120" svg:width="0.191cm" svg:height="0.222cm" svg:x="1.296cm" svg:y="0.757cm" svg:viewBox="0 0 192 223" svg:d="M179 119c7 0 13 0 13-8s-6-8-13-8c-55 0-109 0-164 0 5-51 50-88 104-88 20 0 40 0 60 0 7 0 13 0 13-7 0-8-6-8-13-8-21 0-40 0-61 0-66 0-118 48-118 111 0 62 52 112 118 112 21 0 40 0 61 0 7 0 13 0 13-7 0-8-6-8-13-8-20 0-40 0-60 0-54 0-99-36-104-89 55 0 109 0 164 0z"><text:p/></draw:path><draw:path draw:style-name="gr227" draw:text-style-name="P120" svg:width="0.261cm" svg:height="0.271cm" svg:x="1.638cm" svg:y="0.701cm" svg:viewBox="0 0 262 272" svg:d="M34 34c0 63 0 127 0 189 0 20-3 28-23 28-4 0-11 0-11 7 0 6 7 6 13 6 20 0 40 0 60 0 7 0 13 0 13-6 0-7-7-7-11-7-22 0-26-9-26-29 0-59 0-117 0-177 57 74 112 148 168 221 3 5 5 6 8 6 7 0 7-7 7-13 0-73 0-146 0-218 0-22 3-28 21-28 2 0 9 0 9-6 0-7-6-7-13-7-19 0-38 0-57 0-6 0-13 0-13 7 0 6 7 6 11 6 22 0 26 8 26 29 0 41 0 80 0 121-39-53-79-105-117-157-4-6-6-6-14-6-22 0-45 0-67 0-7 0-14 0-14 7 0 5 7 6 9 6 10 1 18 8 21 12 0 4 0 4 0 9zM218 244c-56-73-112-148-169-222-3-4-3-4-7-9 15 0 31 0 46 0 43 59 87 118 130 176 0 18 0 37 0 55z"><text:p/></draw:path><draw:path draw:style-name="gr228" draw:text-style-name="P120" svg:width="0.041cm" svg:height="0.04cm" svg:x="1.941cm" svg:y="0.925cm" svg:viewBox="0 0 42 41" svg:d="M42 21c0-12-10-21-21-21s-21 9-21 21c0 11 10 20 21 20s21-9 21-20z"><text:p/></draw:path><draw:path draw:style-name="gr229" draw:text-style-name="P120" svg:width="0.208cm" svg:height="0.174cm" svg:x="2.026cm" svg:y="0.795cm" svg:viewBox="0 0 209 175" svg:d="M23 149c-1 5-4 14-4 16 0 7 5 10 12 10 4 0 11-3 14-11 2-10 4-19 7-29 3-11 5-23 8-34 3-9 5-17 7-26 1-7 4-18 6-19 5-12 25-47 62-47 18 0 21 14 21 26 0 24-19 74-25 90-3 9-5 14-5 18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1-22 91z"><text:p/></draw:path><draw:path draw:style-name="gr230" draw:text-style-name="P120" svg:width="0.119cm" svg:height="0.178cm" svg:x="2.264cm" svg:y="0.626cm" svg:viewBox="0 0 120 179" svg:d="M120 131c-3 0-7 0-10 0 0 5-3 21-7 24-2 1-23 1-26 1-17 0-34 0-51 0 29-24 39-32 55-45 20-15 39-33 39-58 0-33-29-53-64-53-33 0-56 23-56 48 0 15 12 16 14 16 7 0 15-5 15-14 0-6-3-15-16-15 8-20 27-25 40-25 26 0 40 21 40 43 0 23-16 42-25 52-22 22-43 42-65 64-3 3-3 3-3 10 37 0 74 0 111 0 3-16 6-32 9-48z"><text:p/></draw:path><draw:path draw:style-name="gr231" draw:text-style-name="P120" svg:width="0.256cm" svg:height="0.255cm" svg:x="2.528cm" svg:y="0.741cm" svg:viewBox="0 0 257 256" svg:d="M136 135c37 0 72 0 108 0 6 0 13 0 13-7 0-8-7-8-13-8-36 0-71 0-108 0 0-36 0-72 0-108 0-5 0-12-7-12-8 0-8 7-8 12 0 36 0 72 0 108-36 0-72 0-108 0-5 0-13 0-13 8 0 7 8 7 13 7 36 0 72 0 108 0 0 37 0 73 0 109 0 6 0 12 8 12 7 0 7-6 7-12 0-36 0-72 0-109z"><text:p/></draw:path><draw:path draw:style-name="gr232" draw:text-style-name="P120" svg:width="0.208cm" svg:height="0.174cm" svg:x="2.904cm" svg:y="0.795cm" svg:viewBox="0 0 209 175" svg:d="M23 149c-1 5-4 14-4 16 0 7 5 10 12 10 4 0 11-3 14-11 2-10 4-19 7-29 3-11 5-23 8-34 3-9 5-17 7-26 1-7 4-18 6-19 5-12 25-47 62-47 18 0 21 14 21 26 0 24-19 74-25 90-3 9-5 14-5 18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1-22 91z"><text:p/></draw:path><draw:path draw:style-name="gr233" draw:text-style-name="P120" svg:width="0.149cm" svg:height="0.385cm" svg:x="3.296cm" svg:y="0.676cm" svg:viewBox="0 0 150 386" svg:d="M147 14c3-4 1-4 3-6 0-5-4-8-8-8-2 0-6 1-7 3-45 124-89 246-134 369-1 4-1 4-1 7 0 4 3 7 8 7 4 0 5-2 7-9 44-121 88-242 132-363z"><text:p/></draw:path><draw:path draw:style-name="gr234" draw:text-style-name="P120" svg:width="0.193cm" svg:height="0.222cm" svg:x="3.263cm" svg:y="0.757cm" svg:viewBox="0 0 194 223" svg:d="M180 119c7 0 14 0 14-8s-7-8-14-8c-55 0-109 0-164 0 5-51 49-88 104-88 20 0 41 0 60 0 7 0 14 0 14-7 0-8-7-8-14-8-21 0-40 0-61 0-66 0-119 48-119 111 0 62 53 112 119 112 21 0 40 0 61 0 7 0 14 0 14-7 0-8-7-8-14-8-19 0-40 0-60 0-55 0-99-36-104-89 55 0 109 0 164 0z"><text:p/></draw:path><draw:path draw:style-name="gr235" draw:text-style-name="P120" svg:width="0.261cm" svg:height="0.271cm" svg:x="3.606cm" svg:y="0.701cm" svg:viewBox="0 0 262 272" svg:d="M33 34c0 63 0 127 0 189 0 20-2 28-22 28-4 0-11 0-11 7 0 6 5 6 13 6 20 0 40 0 60 0 7 0 13 0 13-6 0-7-7-7-12-7-21 0-25-9-25-29 0-59 0-117 0-177 57 74 112 148 168 221 3 5 5 6 7 6 7 0 7-7 7-13 0-73 0-146 0-218 0-22 3-28 22-28 2 0 9 0 9-6 0-7-7-7-13-7-19 0-38 0-57 0-7 0-13 0-13 7 0 6 7 6 11 6 22 0 24 8 24 29 0 41 0 80 0 121-38-53-78-105-116-157-3-6-5-6-13-6-22 0-45 0-67 0-8 0-14 0-14 7 0 5 6 6 8 6 11 1 19 8 22 12-1 4-1 4-1 9zM218 244c-56-73-112-148-169-222-3-4-3-4-7-9 15 0 31 0 46 0 43 59 87 118 130 176 0 18 0 37 0 55z"><text:p/></draw:path><draw:path draw:style-name="gr236" draw:text-style-name="P120" svg:width="0.116cm" svg:height="0.122cm" svg:x="3.885cm" svg:y="0.903cm" svg:viewBox="0 0 117 123" svg:d="M109 59c5 0 8 0 8-6 0-23-14-53-54-53-36 0-63 29-63 62 0 34 31 61 66 61 37 0 51-28 51-35 0-1-2-3-5-3-4 0-4 1-5 4-8 22-29 25-39 25-12 0-25-5-33-15-10-13-10-30-10-40 28 0 56 0 84 0zM25 52c4-38 28-44 38-44 33 0 34 37 35 44-24 0-49 0-73 0z"><text:p/></draw:path><draw:path draw:style-name="gr237" draw:text-style-name="P120" svg:width="0.144cm" svg:height="0.118cm" svg:x="4.021cm" svg:y="0.907cm" svg:viewBox="0 0 145 119" svg:d="M120 26c8-16 21-16 25-16 0-3 0-7 0-10-6 0-13 1-20 1s-17 0-25-1c0 3 0 7 0 10 12 0 12 9 12 10s-1 4-2 8c-10 22-21 45-31 67-11-25-23-50-34-74 0-2-1-3-1-6 0-5 9-5 13-5 0-3 0-7 0-10-10 0-19 1-31 1-7 0-18 0-26-1 0 3 0 7 0 10 15 0 19 0 22 10 14 31 29 63 43 93 2 4 3 6 8 6s6-2 7-6c13-28 27-58 40-87z"><text:p/></draw:path><draw:path draw:style-name="gr238" draw:text-style-name="P120" svg:width="0.116cm" svg:height="0.122cm" svg:x="4.177cm" svg:y="0.903cm" svg:viewBox="0 0 117 123" svg:d="M109 59c5 0 8 0 8-6 0-23-14-53-54-53-36 0-63 29-63 62 0 34 31 61 66 61 37 0 51-28 51-35 0-1-2-3-5-3-4 0-4 1-5 4-8 22-29 25-39 25-12 0-25-5-33-15-10-13-10-30-10-40 28 0 56 0 84 0zM25 52c4-38 28-44 38-44 33 0 34 37 35 44-24 0-49 0-73 0z"><text:p/></draw:path><draw:path draw:style-name="gr239" draw:text-style-name="P120" svg:width="0.144cm" svg:height="0.118cm" svg:x="4.319cm" svg:y="0.905cm" svg:viewBox="0 0 145 119" svg:d="M124 36c0-23-11-36-40-36-22 0-37 12-44 25 0-8 0-16 0-25-14 1-27 1-40 2 0 4 0 7 0 10 18 0 20 2 20 16 0 23 0 46 0 69 0 12-2 12-20 12 0 3 0 7 0 10 10 0 20-1 31-1 10 0 28 1 31 1 0-3 0-7 0-10-18 0-20 0-20-12 0-17 0-32 0-49 0-28 22-41 40-41 19 0 21 15 21 28 0 21 0 41 0 62 0 12-3 12-21 12 0 3 0 7 0 10 2 0 20-1 32-1 10 0 29 1 31 1 0-3 0-7 0-10-17 0-21 0-21-12 0-20 0-41 0-61z"><text:p/></draw:path></draw:g><text:s/></text:p>
            </text:list-item>
            <text:list-item>
              <text:p text:style-name="P31">שסותר את משפט (1), <text:span text:style-name="T10">לכן הנחת השלילה שגויה.</text:span></text:p>
            </text:list-item>
          </text:list>
        </text:list-item>
        <text:list-item>
          <text:p text:style-name="P32">משום שהנחת השלילה שגויה אז הטענה נכונה, לפי הגדרת טענת השלילה כהיפוך לטענה שאנחנו צריכים להוכיח. </text:p>
        </text:list-item>
        <text:list-item>
          <text:p text:style-name="P33"><text:span text:style-name="T1">מש"ל</text:span> <draw:g text:anchor-type="as-char" svg:y="-0.265cm" draw:z-index="186" draw:style-name="gr1"><svg:title>TexMaths</svg:title><svg:desc>11§display§\blacksquare§svg§600§FALSE§</svg:desc><draw:path draw:style-name="gr240" draw:text-style-name="P119" svg:width="0.236cm" svg:height="0.224cm" svg:x="-0.001cm" svg:y="0.018cm" svg:viewBox="0 0 237 225" svg:d="M120 225c-41 0-80 0-120 0 0-75 0-150 0-225 79 0 158 0 237 0 0 75 0 150 0 225-39 0-79 0-117 0z"><text:p/></draw:path><draw:path draw:style-name="gr241" draw:text-style-name="P120" svg:width="0.254cm" svg:height="0.264cm" svg:x="0.001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<text:soft-page-break/>סעיף ג’</text:h>
      <text:list xml:id="list4207634361" text:style-name="L4">
        <text:list-item>
          <text:p text:style-name="P67"><text:span text:style-name="T11">צ.ל. </text:span><text:span text:style-name="T13">+ שקילות לפי הכלה דו כיוונית</text:span><text:span text:style-name="T11">:</text:span></text:p>
          <text:p text:style-name="P14"><draw:g text:anchor-type="as-char" svg:y="-0.773cm" draw:z-index="182" draw:style-name="gr1"><svg:title>TexMaths</svg:title><svg:desc>11§latex§\begin{alignat*}{3}
  &amp;A := \left\{|x| \colon x \in \mathbb{R} \right\} = [0, \infty) \\
  \iff (&amp;A \subseteq [0, \infty)) \land
        ([0, \infty) \subseteq A)\\
  \iff (&amp;\forall n \in A. n \in [0, \infty)) \land
        (\forall n \in [0, \infty). n \in A)
\end{alignat*}§svg§600§FALSE§</svg:desc><draw:path draw:style-name="gr248" draw:text-style-name="P119" svg:width="7.934cm" svg:height="1.503cm" svg:x="-0.001cm" svg:y="0.019cm" svg:viewBox="0 0 7935 1504" svg:d="M0 0c2646 0 5290 0 7935 0 0 501 0 1003 0 1504-2645 0-5289 0-7935 0 0-501 0-1003 0-1504z"><text:p/></draw:path><draw:path draw:style-name="gr249" draw:text-style-name="P120" svg:width="0.264cm" svg:height="0.275cm" svg:x="1.066cm" svg:y="0.013cm" svg:viewBox="0 0 265 276" svg:d="M56 232c-15 26-31 31-47 33-5 0-9 0-9 8 0 2 2 3 5 3 10 0 22-1 33-1 14 0 27 1 39 1 2 0 8 0 8-7 0-4-4-4-7-4-9-1-17-4-17-14 0-5 2-9 5-15 10-16 20-33 30-49 32 0 65 0 96 0 0 9 6 60 6 65 0 11-20 13-28 13-5 0-8 0-8 8 0 3 4 3 5 3 16 0 32-1 47-1 10 0 35 1 44 1 3 0 7 0 7-8 0-3-3-3-9-3-23 0-23-3-24-14-8-81-16-162-24-242-1-8-1-9-8-9-5 0-8 2-10 7-45 74-89 150-134 225zM102 175c26-43 51-85 76-128 5 43 9 85 13 128-29 0-59 0-89 0z"><text:p/></draw:path><draw:path draw:style-name="gr250" draw:text-style-name="P120" svg:width="0.04cm" svg:height="0.165cm" svg:x="1.484cm" svg:y="0.123cm" svg:viewBox="0 0 41 166" svg:d="M41 21c0-12-10-21-21-21s-20 9-20 21c0 11 9 20 20 20s21-9 21-20zM41 146c0-11-10-21-21-21s-20 10-20 21 9 20 20 20 21-9 21-20z"><text:p/></draw:path><draw:path draw:style-name="gr251" draw:text-style-name="P120" svg:width="0.255cm" svg:height="0.089cm" svg:x="1.58cm" svg:y="0.148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52" draw:text-style-name="P120" svg:width="0.136cm" svg:height="0.385cm" svg:x="1.993cm" svg:y="0cm" svg:viewBox="0 0 137 386" svg:d="M81 52c0-16 10-41 53-43 1-1 3-2 3-5 0-4-3-4-7-4-39 0-74 20-74 48 0 30 0 59 0 88 0 16 0 28-15 41-15 11-29 11-38 12-1 0-3 2-3 4 0 4 2 4 7 4 25 2 44 16 48 35 1 4 1 4 1 19 0 25 0 50 0 77 0 15 0 28 19 42 14 11 39 16 55 16 4 0 7 0 7-5 0-3-2-3-6-3-24-2-43-14-48-34-2-3-2-4-2-19 0-27 0-53 0-80 0-17-3-24-15-37-8-8-19-12-30-15 32-8 45-27 45-49 0-31 0-62 0-92z"><text:p/></draw:path><draw:path draw:style-name="gr253" draw:text-style-name="P120" svg:width="0.014cm" svg:height="0.385cm" svg:x="2.205cm" svg:y="0cm" svg:viewBox="0 0 15 386" svg:d="M15 14c0-7 0-14-7-14-8 0-8 7-8 14 0 120 0 239 0 359 0 6 0 13 8 13 7 0 7-7 7-13 0-120 0-239 0-359z"><text:p/></draw:path><draw:path draw:style-name="gr254" draw:text-style-name="P120" svg:width="0.191cm" svg:height="0.174cm" svg:x="2.277cm" svg:y="0.118cm" svg:viewBox="0 0 192 175" svg:d="M119 54c2-10 11-45 37-45 2 0 11 0 20 4-11 2-19 12-19 21 0 7 5 14 15 14 8 0 20-7 20-23 0-20-22-25-35-25-23 0-36 21-40 30-10-26-31-30-42-30-41 0-63 49-63 59 0 5 3 4 4 5 4 0 5-1 6-5 13-40 38-50 52-50 7 0 21 3 21 25 0 12-7 39-21 92-7 25-20 41-37 41-2 0-11 0-19-5 9-3 18-10 18-21 0-10-9-13-14-13-12 0-22 9-22 21 0 18 20 26 36 26 27 0 40-27 41-29 4 14 19 29 42 29 39 0 61-50 61-60 0-3-3-3-4-3-3 0-4 1-4 5-14 40-40 50-52 50-16 0-21-13-21-26 0-8 2-17 7-34 4-18 8-36 13-53z"><text:p/></draw:path><draw:path draw:style-name="gr255" draw:text-style-name="P120" svg:width="0.014cm" svg:height="0.385cm" svg:x="2.534cm" svg:y="0cm" svg:viewBox="0 0 15 386" svg:d="M15 14c0-7 0-14-7-14-8 0-8 7-8 14 0 120 0 239 0 359 0 6 0 13 8 13 7 0 7-7 7-13 0-120 0-239 0-359z"><text:p/></draw:path><draw:path draw:style-name="gr256" draw:text-style-name="P120" svg:width="0.04cm" svg:height="0.165cm" svg:x="2.671cm" svg:y="0.123cm" svg:viewBox="0 0 41 166" svg:d="M41 21c0-12-10-21-21-21-12 0-20 9-20 21 0 11 8 20 20 20 11 0 21-9 21-20zM41 146c0-11-10-21-21-21-12 0-20 10-20 21s8 20 20 20c11 0 21-9 21-20z"><text:p/></draw:path><draw:path draw:style-name="gr257" draw:text-style-name="P120" svg:width="0.191cm" svg:height="0.174cm" svg:x="2.886cm" svg:y="0.118cm" svg:viewBox="0 0 192 175" svg:d="M118 54c2-10 11-45 38-45 1 0 11 0 19 4-11 2-19 12-19 21 0 7 5 14 16 14 7 0 20-7 20-23 0-20-23-25-36-25-22 0-36 21-40 30-10-26-31-30-42-30-41 0-63 49-63 59 0 5 4 5 6 5s4-1 4-5c13-40 38-50 52-50 7 0 20 3 20 25 0 12-6 39-20 92-6 25-20 41-37 41-2 0-11 0-19-5 9-3 18-10 18-21 0-10-9-13-14-13-12 0-21 9-21 21 0 18 19 26 36 26 26 0 39-27 40-29 5 14 19 29 42 29 40 0 62-50 62-60 0-3-3-3-5-3-3 0-3 1-5 5-13 40-39 50-51 50-16 0-21-13-21-26 0-8 2-17 6-34 5-18 9-36 14-53z"><text:p/></draw:path><draw:path draw:style-name="gr258" draw:text-style-name="P120" svg:width="0.193cm" svg:height="0.222cm" svg:x="3.234cm" svg:y="0.081cm" svg:viewBox="0 0 194 223" svg:d="M179 120c7 0 15 0 15-8s-8-8-15-8c-55 0-109 0-164 0 6-51 50-89 105-89 20 0 39 0 59 0 7 0 15 0 15-7 0-8-8-8-15-8-20 0-40 0-60 0-66 0-119 49-119 112 0 62 53 111 119 111 20 0 40 0 60 0 7 0 15 0 15-8 0-7-8-7-15-7-20 0-39 0-59 0-55 0-99-37-105-88 55 0 109 0 164 0z"><text:p/></draw:path><draw:path draw:style-name="gr259" draw:text-style-name="P120" svg:width="0.265cm" svg:height="0.263cm" svg:x="3.573cm" svg:y="0.026cm" svg:viewBox="0 0 266 264" svg:d="M98 143c4 0 10 0 14 0 19 30 39 60 57 90 5 6 14 21 18 26 3 5 4 5 13 5 18 0 35 0 53 0 7 0 13 0 13-7 0-3-2-5-6-6-15-4-33-29-42-41-4-4-22-30-49-71 36-6 69-21 69-66 0-54-58-73-103-73-40 0-81 0-122 0-6 0-13 0-13 7 0 6 8 6 11 6 22 0 24 3 24 22 0 65 0 129 0 194 0 19-2 22-24 22-3 0-11 0-11 6 0 7 7 7 13 7 35 0 72 0 107 0 6 0 12 0 12-7 0-6-7-6-11-6-22 0-23-4-23-22 0-29 0-58 0-86zM173 124c11-14 12-35 12-51 0-19-3-40-16-55 17 3 54 15 54 55 0 24-11 44-50 51zM98 34c0-8 0-21 24-21 33 0 48 13 48 60 0 49-12 57-72 57 0-32 0-64 0-96zM45 251c3-7 3-18 3-21 0-65 0-131 0-196 0-3 0-14-3-21 14 0 30 0 44 0-4 7-4 14-4 20 0 66 0 131 0 197 0 3 0 14 2 21-14 0-28 0-42 0zM128 143c2 0 4-1 7-1 6 0 15 0 20-1 6 8 47 78 79 110-12 0-25 0-37 0-23-37-46-72-69-108z"><text:p/></draw:path><draw:path draw:style-name="gr260" draw:text-style-name="P120" svg:width="0.137cm" svg:height="0.385cm" svg:x="3.874cm" svg:y="0cm" svg:viewBox="0 0 138 386" svg:d="M55 335c0 16-10 40-52 43-2 0-3 1-3 3 0 5 4 5 8 5 37 0 73-19 73-49 0-29 0-59 0-87 0-15 0-28 16-40 13-11 28-12 36-13 2 0 5-1 5-4 0-4-4-4-7-4-25-2-44-15-49-34-1-4-1-6-1-20 0-25 0-50 0-76 0-16 0-28-18-44-16-11-42-15-55-15-4 0-8 0-8 4s2 4 6 5c25 1 44 13 48 33 1 3 1 4 1 18 0 28 0 54 0 82 0 17 3 24 15 36 9 8 20 12 31 15-32 9-46 27-46 49 0 31 0 61 0 93z"><text:p/></draw:path><draw:path draw:style-name="gr261" draw:text-style-name="P120" svg:width="0.256cm" svg:height="0.089cm" svg:x="4.167cm" svg:y="0.148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262" draw:text-style-name="P120" svg:width="0.052cm" svg:height="0.385cm" svg:x="4.599cm" svg:y="0cm" svg:viewBox="0 0 53 386" svg:d="M53 386c0-6 0-11 0-16-12 0-26 0-38 0 0-118 0-236 0-355 12 0 26 0 38 0 0-5 0-10 0-15-18 0-35 0-53 0 0 129 0 257 0 386 18 0 35 0 53 0z"><text:p/></draw:path><draw:path draw:style-name="gr263" draw:text-style-name="P120" svg:width="0.162cm" svg:height="0.264cm" svg:x="4.676cm" svg:y="0.033cm" svg:viewBox="0 0 163 265" svg:d="M163 133c0-31-2-62-16-90-17-38-49-43-66-43-23 0-51 10-67 45-12 28-14 57-14 88 0 29 1 64 18 93 16 31 45 39 63 39 21 0 51-8 68-45 12-27 14-56 14-87zM81 256c-15 0-38-9-45-46-4-23-4-58-4-81 0-26 0-51 3-72 8-46 37-49 46-49 13 0 39 7 46 45 4 22 4 51 4 76 0 28 0 55-4 80-6 36-28 47-46 47z"><text:p/></draw:path><draw:path draw:style-name="gr264" draw:text-style-name="P120" svg:width="0.044cm" svg:height="0.114cm" svg:x="4.888cm" svg:y="0.249cm" svg:viewBox="0 0 45 115" svg:d="M45 41c0-26-9-41-24-41-13 0-21 10-21 21 0 10 8 20 21 20 4 0 10-1 13-5 1-1 1-1 2-1 0 2 1 0 1 6 0 28-14 51-26 65-4 4-4 4-4 5 0 3 2 4 3 4 4 0 35-29 35-74z"><text:p/></draw:path><draw:path draw:style-name="gr265" draw:text-style-name="P120" svg:width="0.342cm" svg:height="0.174cm" svg:x="5.048cm" svg:y="0.118cm" svg:viewBox="0 0 343 175" svg:d="M175 66c-21-26-25-32-38-42-22-16-43-24-63-24-45 0-74 43-74 88 0 44 29 87 73 87s77-35 95-66c21 26 26 32 38 42 22 17 43 24 62 24 45 0 75-42 75-87s-28-88-72-88c-45 0-77 35-96 66zM185 79c15-27 44-67 88-67 41 0 61 41 61 76 0 37-25 68-59 68-23 0-40-15-48-24-10-10-19-22-42-53zM158 96c-16 28-45 67-88 67-41 0-62-40-62-75 0-39 26-69 60-69 22 0 40 16 48 24 9 11 18 23 42 53z"><text:p/></draw:path><draw:path draw:style-name="gr266" draw:text-style-name="P120" svg:width="0.088cm" svg:height="0.385cm" svg:x="5.435cm" svg:y="0cm" svg:viewBox="0 0 89 386" svg:d="M89 193c0-30-4-76-25-120-23-48-56-73-61-73-2 0-3 1-3 4 0 1 0 1 7 9 38 38 60 99 60 180 0 66-14 135-63 183-4 4-4 5-4 7s1 3 3 3c5 0 39-27 62-75 20-43 24-86 24-118z"><text:p/></draw:path><draw:path draw:style-name="gr267" draw:text-style-name="P120" svg:width="0.342cm" svg:height="0.211cm" svg:x="0.001cm" svg:y="0.667cm" svg:viewBox="0 0 343 212" svg:d="M329 152c6 0 14 0 14-8s-8-8-14-8c-82 0-164 0-245 0-17-14-37-24-49-29 13-7 33-17 49-31 81 0 163 0 245 0 6 0 14 0 14-8s-8-8-14-8c-76 0-152 0-228 0 19-17 39-51 39-56 0-4-6-4-8-4-3 0-6 0-7 3-8 15-19 35-45 57-26 24-51 35-72 40-7 2-7 3-8 3 0 1 0 3 0 4s0 1 0 2h1c1 1 1 1 9 3 52 16 90 51 112 92 4 8 4 8 10 8 2 0 8 0 8-4 0-5-20-39-39-56 76 0 152 0 228 0z"><text:p/></draw:path><draw:path draw:style-name="gr268" draw:text-style-name="P120" svg:width="0.342cm" svg:height="0.211cm" svg:x="0.323cm" svg:y="0.667cm" svg:viewBox="0 0 343 212" svg:d="M260 76c16 14 36 24 48 31-13 5-33 15-48 29-82 0-164 0-246 0-6 0-14 0-14 8s7 8 13 8c76 0 153 0 229 0-19 17-38 51-38 56 0 4 5 4 7 4s6 0 7-3c9-14 20-35 44-57 27-23 53-34 72-40 7-2 8-3 9-3 0-1 0-1 0-2s0-3 0-4h-1c-1-1-1-1-9-3-51-15-91-51-112-92-4-8-4-8-10-8-2 0-7 0-7 4 0 5 19 39 38 56-76 0-153 0-229 0-6 0-13 0-13 8s8 8 14 8c82 0 164 0 246 0z"><text:p/></draw:path><draw:path draw:style-name="gr269" draw:text-style-name="P120" svg:width="0.089cm" svg:height="0.385cm" svg:x="0.941cm" svg:y="0.58cm" svg:viewBox="0 0 90 386" svg:d="M90 383c0-2 0-3-6-9-49-49-61-122-61-181 0-68 14-135 62-183 5-5 5-6 5-7 0-2-2-3-4-3-4 0-39 26-62 75-20 43-24 85-24 118 0 30 4 76 25 120 24 48 57 73 61 73 2 0 4-1 4-3z"><text:p/></draw:path><draw:path draw:style-name="gr270" draw:text-style-name="P120" svg:width="0.264cm" svg:height="0.275cm" svg:x="1.066cm" svg:y="0.593cm" svg:viewBox="0 0 265 276" svg:d="M56 232c-15 25-31 31-47 32-5 1-9 1-9 8 0 3 2 4 5 4 10 0 22-1 33-1 14 0 27 1 39 1 2 0 8 0 8-7 0-4-4-5-7-5-9 0-17-3-17-13 0-5 2-9 5-15 10-16 20-33 30-49 32 0 65 0 96 0 0 9 6 60 6 65 0 11-20 12-28 12-5 0-8 0-8 8 0 4 4 4 5 4 16 0 32-1 47-1 10 0 35 1 44 1 3 0 7 0 7-8 0-4-3-4-9-4-23 0-23-2-24-13-8-81-16-162-24-242-1-8-1-9-8-9-5 0-8 2-10 7-45 74-89 150-134 225zM102 175c26-43 51-85 76-128 5 43 9 85 13 128-29 0-59 0-89 0z"><text:p/></draw:path><draw:path draw:style-name="gr271" draw:text-style-name="P120" svg:width="0.236cm" svg:height="0.297cm" svg:x="1.482cm" svg:y="0.624cm" svg:viewBox="0 0 237 298" svg:d="M223 15c7 0 14 0 14-7 0-8-7-8-14-8-35 0-69 0-104 0-66 0-119 51-119 111 0 63 54 112 119 112 35 0 69 0 104 0 7 0 14 0 14-8 0-7-7-7-14-7-34 0-69 0-103 0-61 0-103-45-103-96 0-53 43-97 103-97 34 0 69 0 103 0zM22 283c-7 0-14 0-14 7 0 8 7 8 14 8 67 0 134 0 201 0 7 0 14 0 14-8 0-7-7-7-14-7-67 0-134 0-201 0z"><text:p/></draw:path><draw:path draw:style-name="gr272" draw:text-style-name="P120" svg:width="0.052cm" svg:height="0.385cm" svg:x="1.904cm" svg:y="0.58cm" svg:viewBox="0 0 53 386" svg:d="M53 386c0-6 0-11 0-16-12 0-25 0-38 0 0-118 0-236 0-355 13 0 26 0 38 0 0-5 0-10 0-15-18 0-35 0-53 0 0 129 0 257 0 386 18 0 35 0 53 0z"><text:p/></draw:path><draw:path draw:style-name="gr273" draw:text-style-name="P120" svg:width="0.161cm" svg:height="0.265cm" svg:x="1.981cm" svg:y="0.611cm" svg:viewBox="0 0 162 266" svg:d="M162 134c0-31-1-61-16-90-17-37-49-44-65-44-23 0-51 11-67 46-13 27-14 57-14 88 0 29 1 64 17 94s45 38 63 38c21 0 51-8 67-45 14-26 15-56 15-87zM80 257c-14 0-37-9-44-46-4-23-4-59-4-81 0-26 0-51 3-72 7-46 36-49 45-49 13 0 39 6 46 45 4 22 4 52 4 76 0 28 0 55-5 79-5 37-27 48-45 48z"><text:p/></draw:path><draw:path draw:style-name="gr274" draw:text-style-name="P120" svg:width="0.044cm" svg:height="0.114cm" svg:x="2.193cm" svg:y="0.826cm" svg:viewBox="0 0 45 115" svg:d="M45 41c0-26-10-41-25-41-12 0-20 10-20 21 0 10 8 20 20 20 5 0 10-1 14-5 1-1 1-1 1-1 1 0 1 0 1 6 0 28-13 51-26 65-4 3-4 4-4 5 0 3 2 4 4 4 4 0 35-29 35-74z"><text:p/></draw:path><draw:path draw:style-name="gr275" draw:text-style-name="P120" svg:width="0.342cm" svg:height="0.174cm" svg:x="2.352cm" svg:y="0.698cm" svg:viewBox="0 0 343 175" svg:d="M175 66c-21-26-25-32-37-42-22-17-43-24-63-24-45 0-75 43-75 88 0 44 28 87 73 87 44 0 77-35 95-66 21 26 26 32 38 42 22 17 44 24 63 24 46 0 74-42 74-88 0-44-28-87-72-87s-77 35-96 66zM185 79c16-27 45-67 88-67 42 0 63 41 63 75 0 38-27 69-61 69-22 0-40-15-47-24-10-10-19-22-43-53zM158 96c-15 27-44 67-88 67-40 0-61-41-61-75 0-39 25-69 59-69 23 0 40 16 49 24 9 11 18 22 41 53z"><text:p/></draw:path><draw:path draw:style-name="gr276" draw:text-style-name="P120" svg:width="0.089cm" svg:height="0.385cm" svg:x="2.739cm" svg:y="0.58cm" svg:viewBox="0 0 90 386" svg:d="M90 193c0-30-4-76-26-120-23-48-56-73-60-73-2 0-4 1-4 3 0 1 0 2 8 9 37 39 59 100 59 181 0 66-14 133-61 183-6 4-6 5-6 7s2 3 4 3c4 0 39-27 62-75 19-43 24-86 24-118z"><text:p/></draw:path><draw:path draw:style-name="gr277" draw:text-style-name="P120" svg:width="0.088cm" svg:height="0.385cm" svg:x="2.89cm" svg:y="0.58cm" svg:viewBox="0 0 89 386" svg:d="M89 193c0-30-4-76-25-120-23-48-56-73-61-73-2 0-3 1-3 3 0 1 0 2 7 9 38 39 60 100 60 181 0 66-14 133-63 183-4 4-4 5-4 7s1 3 3 3c5 0 39-27 62-75 20-43 24-86 24-118z"><text:p/></draw:path><draw:path draw:style-name="gr278" draw:text-style-name="P120" svg:width="0.213cm" svg:height="0.239cm" svg:x="3.125cm" svg:y="0.638cm" svg:viewBox="0 0 214 240" svg:d="M117 9c-4-7-6-9-9-9-6 0-7 3-9 9-32 71-65 144-97 215-2 6-2 6-2 8 0 4 3 8 8 8 2 0 5-1 9-8 30-68 60-136 91-205 29 69 60 137 90 205 3 8 8 8 9 8 4 0 7-4 7-8 0-1 1-1-2-7-32-72-63-144-95-216z"><text:p/></draw:path><draw:path draw:style-name="gr279" draw:text-style-name="P120" svg:width="0.088cm" svg:height="0.385cm" svg:x="3.486cm" svg:y="0.58cm" svg:viewBox="0 0 89 386" svg:d="M89 383c0-2 0-3-7-9-48-49-60-122-60-181 0-68 14-135 63-183 4-5 4-6 4-7 0-2-1-3-3-3-5 0-39 26-62 75-20 43-24 85-24 118 0 30 4 76 25 120 23 48 56 73 61 73 2 0 3-1 3-3z"><text:p/></draw:path><draw:path draw:style-name="gr280" draw:text-style-name="P120" svg:width="0.052cm" svg:height="0.385cm" svg:x="3.643cm" svg:y="0.58cm" svg:viewBox="0 0 53 386" svg:d="M53 386c0-6 0-11 0-16-12 0-25 0-38 0 0-118 0-236 0-355 13 0 26 0 38 0 0-5 0-10 0-15-18 0-35 0-53 0 0 129 0 257 0 386 18 0 35 0 53 0z"><text:p/></draw:path><draw:path draw:style-name="gr281" draw:text-style-name="P120" svg:width="0.162cm" svg:height="0.265cm" svg:x="3.72cm" svg:y="0.611cm" svg:viewBox="0 0 163 266" svg:d="M163 134c0-31-2-61-16-90-17-37-49-44-66-44-23 0-51 11-67 46-12 27-14 57-14 88 0 29 1 64 18 94 16 30 44 38 63 38 21 0 50-8 67-45 13-26 15-56 15-87zM81 257c-15 0-38-9-45-46-4-23-4-59-4-81 0-26 0-51 3-72 8-46 37-49 46-49 13 0 38 6 46 45 4 22 4 52 4 76 0 28 0 55-4 79-7 37-29 48-46 48z"><text:p/></draw:path><draw:path draw:style-name="gr282" draw:text-style-name="P120" svg:width="0.044cm" svg:height="0.114cm" svg:x="3.932cm" svg:y="0.826cm" svg:viewBox="0 0 45 115" svg:d="M45 41c0-26-10-41-24-41-13 0-21 10-21 21 0 10 8 20 21 20 4 0 9-1 13-5 1-1 1-1 2-1 0 2 0 0 0 6 0 28-13 51-25 65-4 3-4 4-4 5 0 3 1 4 3 4 4 0 35-29 35-74z"><text:p/></draw:path><draw:path draw:style-name="gr283" draw:text-style-name="P120" svg:width="0.343cm" svg:height="0.174cm" svg:x="4.09cm" svg:y="0.698cm" svg:viewBox="0 0 344 175" svg:d="M176 66c-21-26-26-32-38-42-21-17-43-24-63-24-45 0-75 43-75 88 0 44 29 87 74 87 44 0 76-35 95-66 21 26 26 32 38 42 21 17 43 24 62 24 46 0 75-42 75-88 0-44-29-87-73-87-45 0-76 35-95 66zM186 79c15-27 44-67 88-67 41 0 61 41 61 75 0 38-26 69-59 69-23 0-41-15-48-24-10-10-19-22-42-53zM158 96c-15 27-44 67-88 67-40 0-61-41-61-75 0-39 26-69 60-69 22 0 40 16 48 24 9 11 18 22 41 53z"><text:p/></draw:path><draw:path draw:style-name="gr284" draw:text-style-name="P120" svg:width="0.089cm" svg:height="0.385cm" svg:x="4.477cm" svg:y="0.58cm" svg:viewBox="0 0 90 386" svg:d="M90 193c0-30-4-76-25-120-23-48-57-73-61-73-2 0-4 1-4 3 0 1 0 2 8 9 38 39 60 100 60 181 0 66-14 133-62 183-6 4-6 5-6 7s2 3 4 3c4 0 39-27 62-75 20-43 24-86 24-118z"><text:p/></draw:path><draw:path draw:style-name="gr285" draw:text-style-name="P120" svg:width="0.235cm" svg:height="0.297cm" svg:x="4.746cm" svg:y="0.624cm" svg:viewBox="0 0 236 298" svg:d="M222 15c7 0 14 0 14-7 0-8-7-8-14-8-34 0-69 0-103 0-67 0-119 51-119 111 0 63 53 112 119 112 34 0 69 0 103 0 7 0 14 0 14-8 0-7-7-7-14-7-34 0-69 0-103 0-61 0-104-45-104-96 0-53 44-97 104-97 34 0 69 0 103 0zM21 283c-7 0-13 0-13 7 0 8 6 8 13 8 67 0 134 0 201 0 7 0 14 0 14-8 0-7-7-7-14-7-67 0-134 0-201 0z"><text:p/></draw:path><draw:path draw:style-name="gr286" draw:text-style-name="P120" svg:width="0.264cm" svg:height="0.275cm" svg:x="5.135cm" svg:y="0.593cm" svg:viewBox="0 0 265 276" svg:d="M56 232c-16 25-31 31-48 32-5 1-8 1-8 8 0 3 2 4 4 4 11 0 24-1 35-1 12 0 26 1 38 1 2 0 8 0 8-7 0-4-5-5-7-5-9 0-19-3-19-13 0-5 3-9 6-15 10-16 20-33 30-49 31 0 65 0 96 0 2 9 7 60 7 65 0 11-20 12-27 12-6 0-10 0-10 8 0 4 4 4 5 4 15 0 33-1 48-1 10 0 35 1 44 1 3 0 7 0 7-8 0-4-4-4-9-4-24 0-24-2-25-13-8-81-15-162-23-242-1-8-1-9-8-9-6 0-8 2-10 7-45 74-89 150-134 225zM102 175c26-43 51-85 76-128 5 43 8 85 12 128-29 0-58 0-88 0z"><text:p/></draw:path><draw:path draw:style-name="gr287" draw:text-style-name="P120" svg:width="0.089cm" svg:height="0.385cm" svg:x="5.433cm" svg:y="0.58cm" svg:viewBox="0 0 90 386" svg:d="M90 193c0-30-4-76-25-120-24-48-57-73-61-73-2 0-4 1-4 3 0 1 0 2 8 9 37 39 59 100 59 181 0 66-14 133-62 183-5 4-5 5-5 7s2 3 4 3c4 0 39-27 62-75 20-43 24-86 24-118z"><text:p/></draw:path><draw:path draw:style-name="gr288" draw:text-style-name="P120" svg:width="0.342cm" svg:height="0.211cm" svg:x="0.001cm" svg:y="1.245cm" svg:viewBox="0 0 343 212" svg:d="M329 151c6 0 14 0 14-8s-8-8-14-8c-82 0-164 0-245 0-17-13-37-23-49-29 13-6 33-16 49-30 81 0 163 0 245 0 6 0 14 0 14-8s-8-8-14-8c-76 0-152 0-228 0 19-17 39-51 39-56 0-4-6-4-8-4-3 0-6 0-7 3-8 15-19 35-45 57-26 24-51 35-72 40-7 2-7 3-8 3 0 1 0 1 0 3 0 1 0 1 0 2l1 1c1 1 1 1 9 3 52 16 90 51 112 92 4 8 4 8 10 8 2 0 8 0 8-4 0-5-20-39-39-57 76 0 152 0 228 0z"><text:p/></draw:path><draw:path draw:style-name="gr289" draw:text-style-name="P120" svg:width="0.342cm" svg:height="0.211cm" svg:x="0.323cm" svg:y="1.245cm" svg:viewBox="0 0 343 212" svg:d="M260 76c16 14 36 24 48 30-13 6-33 16-48 29-82 0-164 0-246 0-6 0-14 0-14 8s7 8 13 8c76 0 153 0 229 0-19 18-38 52-38 57 0 4 5 4 7 4s6 0 7-3c9-14 20-35 44-57 27-24 53-34 72-40 7-2 8-3 9-4 0-1 0-1 0-2 0-2 0-2 0-3h-1c-1-1-1-1-9-3-51-15-91-51-112-92-4-8-4-8-10-8-2 0-7 0-7 4 0 5 19 39 38 56-76 0-153 0-229 0-6 0-13 0-13 8s8 8 14 8c82 0 164 0 246 0z"><text:p/></draw:path><draw:path draw:style-name="gr290" draw:text-style-name="P120" svg:width="0.089cm" svg:height="0.385cm" svg:x="0.941cm" svg:y="1.157cm" svg:viewBox="0 0 90 386" svg:d="M90 381c0-1 0-1-6-7-49-49-61-122-61-182 0-67 14-134 62-182 5-5 5-6 5-7 0-2-2-3-4-3-4 0-39 26-62 75-20 43-24 85-24 117 0 31 4 77 25 121 24 48 57 73 61 73 2 0 4-1 4-5z"><text:p/></draw:path><draw:path draw:style-name="gr291" draw:text-style-name="P120" svg:width="0.215cm" svg:height="0.276cm" svg:x="1.053cm" svg:y="1.178cm" svg:viewBox="0 0 216 277" svg:d="M213 15c3-4 3-5 3-7 0-4-4-8-9-8s-7 5-9 9c-11 28-21 57-32 86-40 0-78 0-118 0-11-29-20-58-31-86-3-5-4-9-9-9-4 0-8 4-8 8 0 1 0 2 2 7 32 85 65 169 97 253 1 6 3 9 9 9 5 0 6-4 9-8 31-84 64-169 96-254zM55 110c35 0 70 0 106 0-18 46-36 91-53 137-18-46-35-91-53-137z"><text:p/></draw:path><draw:path draw:style-name="gr292" draw:text-style-name="P120" svg:width="0.208cm" svg:height="0.174cm" svg:x="1.28cm" svg:y="1.277cm" svg:viewBox="0 0 209 175" svg:d="M22 147c-1 7-3 16-3 18 0 6 5 10 11 10 5 0 12-4 14-11 1 0 6-19 8-29 3-11 5-23 8-34 3-9 5-17 7-26 1-7 4-18 4-19 7-12 27-47 64-47 17 0 21 14 21 26 0 24-20 74-25 90-3 9-4 14-4 18 0 19 13 32 31 32 37 0 51-56 51-60s-3-4-4-4c-5 0-5 2-6 8-9 26-21 47-39 47-7 0-10-3-10-12 0-10 3-19 7-28 7-20 23-62 23-84 0-27-16-42-44-42-35 0-54 24-60 33-2-21-19-33-36-33-19 0-25 15-29 22-7 13-11 36-11 37 0 5 3 5 4 5 4 0 5-1 7-10 7-27 14-45 27-45 8 0 13 4 13 17 0 8-2 12-6 32-8 30-15 60-23 89z"><text:p/></draw:path><draw:path draw:style-name="gr293" draw:text-style-name="P120" svg:width="0.193cm" svg:height="0.222cm" svg:x="1.639cm" svg:y="1.238cm" svg:viewBox="0 0 194 223" svg:d="M179 119c7 0 15 0 15-8s-8-8-15-8c-55 0-109 0-164 0 6-51 50-88 105-88 20 0 39 0 59 0 7 0 15 0 15-7 0-8-8-8-15-8-20 0-40 0-60 0-66 0-119 48-119 111 0 62 53 112 119 112 20 0 40 0 60 0 7 0 15 0 15-8 0-7-8-7-15-7-20 0-39 0-59 0-55 0-99-38-105-89 55 0 109 0 164 0z"><text:p/></draw:path><draw:path draw:style-name="gr294" draw:text-style-name="P120" svg:width="0.264cm" svg:height="0.275cm" svg:x="1.986cm" svg:y="1.17cm" svg:viewBox="0 0 265 276" svg:d="M56 232c-15 25-31 31-48 32-5 1-8 1-8 8 0 2 2 4 6 4 9 0 21-1 32-1 13 0 27 1 39 1 2 0 8 0 8-7 0-4-4-5-7-5-9 0-18-3-18-13 0-5 3-9 5-15 10-16 20-33 30-49 32 0 64 0 96 0 1 8 7 60 7 65 0 11-20 12-28 12-5 0-9 0-9 8 0 4 4 4 5 4 17 0 33-1 49-1 9 0 34 1 44 1 2 0 6 0 6-8 0-4-3-4-9-4-24 0-24-2-25-13-8-81-15-162-23-242-1-8-1-9-8-9-6 0-7 2-10 7-45 74-89 150-134 225zM102 175c26-43 51-85 76-128 5 43 8 85 12 128-29 0-58 0-88 0z"><text:p/></draw:path><draw:path draw:style-name="gr295" draw:text-style-name="P120" svg:width="0.04cm" svg:height="0.04cm" svg:x="2.296cm" svg:y="1.406cm" svg:viewBox="0 0 41 41" svg:d="M41 21c0-12-10-21-21-21s-20 9-20 21c0 11 9 20 20 20s21-9 21-20z"><text:p/></draw:path><draw:path draw:style-name="gr296" draw:text-style-name="P120" svg:width="0.209cm" svg:height="0.174cm" svg:x="2.381cm" svg:y="1.277cm" svg:viewBox="0 0 210 175" svg:d="M23 147c-1 7-3 16-3 18 0 6 5 10 11 10 4 0 11-4 14-11 2-10 4-19 8-29 2-11 5-23 7-34 3-9 6-17 7-26 2-7 4-18 6-19 5-12 26-47 62-47 18 0 21 14 21 26 0 24-19 74-25 90-3 9-3 14-3 18 0 19 13 32 31 32 37 0 51-56 51-60s-4-4-5-4c-4 0-4 2-6 8-8 26-21 47-40 47-6 0-8-3-8-12 0-10 3-19 6-28 8-20 24-62 24-84 0-27-17-42-45-42-34 0-54 24-60 33-1-21-18-33-35-33-18 0-26 15-29 22-7 13-12 36-12 37 0 5 3 4 4 5 5 0 5-1 7-10 7-27 14-45 29-45 7 0 12 4 12 17 0 8-1 12-7 32-8 30-14 60-22 89z"><text:p/></draw:path><draw:path draw:style-name="gr297" draw:text-style-name="P120" svg:width="0.191cm" svg:height="0.222cm" svg:x="2.741cm" svg:y="1.238cm" svg:viewBox="0 0 192 223" svg:d="M179 119c7 0 13 0 13-8s-6-8-13-8c-55 0-109 0-164 0 5-51 50-88 104-88 20 0 40 0 60 0 7 0 13 0 13-7 0-8-6-8-13-8-20 0-40 0-60 0-67 0-119 48-119 111 0 62 52 112 119 112 20 0 40 0 60 0 7 0 13 0 13-8 0-7-6-7-13-7-20 0-40 0-60 0-54 0-99-38-104-89 55 0 109 0 164 0z"><text:p/></draw:path><draw:path draw:style-name="gr298" draw:text-style-name="P120" svg:width="0.052cm" svg:height="0.385cm" svg:x="3.12cm" svg:y="1.157cm" svg:viewBox="0 0 53 386" svg:d="M53 386c0-6 0-11 0-16-12 0-26 0-38 0 0-118 0-236 0-355 12 0 26 0 38 0 0-5 0-10 0-15-18 0-35 0-53 0 0 129 0 257 0 386 18 0 35 0 53 0z"><text:p/></draw:path><draw:path draw:style-name="gr299" draw:text-style-name="P120" svg:width="0.162cm" svg:height="0.265cm" svg:x="3.197cm" svg:y="1.19cm" svg:viewBox="0 0 163 266" svg:d="M163 134c0-31-2-61-16-90-18-37-49-44-66-44-23 0-51 10-67 46-13 27-14 57-14 88 0 29 1 64 17 92 17 32 45 40 63 40 21 0 51-8 69-45 12-26 14-56 14-87zM80 257c-14 0-37-10-44-46-4-23-4-59-4-81 0-26 0-51 3-72 7-46 37-49 45-49 14 0 39 6 46 45 4 22 4 50 4 76 0 28 0 55-4 79-6 37-28 48-46 48z"><text:p/></draw:path><draw:path draw:style-name="gr300" draw:text-style-name="P120" svg:width="0.044cm" svg:height="0.114cm" svg:x="3.408cm" svg:y="1.406cm" svg:viewBox="0 0 45 115" svg:d="M45 41c0-26-10-41-24-41-13 0-21 10-21 21 0 10 8 20 21 20 4 0 9-1 13-5 1-1 1-1 2-1 0 2 0 0 0 6 0 28-13 50-26 63-5 4-3 6-3 7 0 3 1 4 3 4 4 0 35-29 35-74z"><text:p/></draw:path><draw:path draw:style-name="gr301" draw:text-style-name="P120" svg:width="0.343cm" svg:height="0.174cm" svg:x="3.568cm" svg:y="1.277cm" svg:viewBox="0 0 344 175" svg:d="M175 66c-21-26-25-32-38-42-20-17-42-24-62-24-45 0-75 43-75 88 0 44 29 87 74 87 44 0 76-35 94-66 21 26 27 32 38 42 22 17 44 24 64 24 45 0 74-43 74-88 0-44-29-87-73-87-45 0-76 35-96 66zM185 79c16-27 45-67 89-67 41 0 62 41 62 75 0 38-27 69-61 69-22 0-40-16-47-24-10-10-19-22-43-53zM158 96c-15 27-44 67-88 67-40 0-61-41-61-75 0-39 25-69 59-69 23 0 41 16 49 24 9 10 18 22 41 53z"><text:p/></draw:path><draw:path draw:style-name="gr302" draw:text-style-name="P120" svg:width="0.089cm" svg:height="0.385cm" svg:x="3.955cm" svg:y="1.157cm" svg:viewBox="0 0 90 386" svg:d="M90 192c0-29-4-77-25-119-23-48-57-73-61-73-2 0-4 1-4 3 0 1 0 2 8 9 37 39 59 100 59 180 0 66-14 134-61 184-6 4-6 4-6 5 0 4 2 5 4 5 4 0 39-27 62-75 20-43 24-86 24-119z"><text:p/></draw:path><draw:path draw:style-name="gr303" draw:text-style-name="P120" svg:width="0.088cm" svg:height="0.385cm" svg:x="4.104cm" svg:y="1.157cm" svg:viewBox="0 0 89 386" svg:d="M89 192c0-29-3-77-25-119-23-48-56-73-61-73-2 0-3 1-3 3 0 1 0 2 8 9 37 39 59 100 59 180 0 66-14 134-61 184-6 4-6 4-6 5 0 4 1 5 3 5 5 0 40-27 62-75 20-43 24-86 24-119z"><text:p/></draw:path><draw:path draw:style-name="gr304" draw:text-style-name="P120" svg:width="0.214cm" svg:height="0.239cm" svg:x="4.34cm" svg:y="1.215cm" svg:viewBox="0 0 215 240" svg:d="M117 9c-4-7-6-9-9-9-6 0-7 3-9 9-32 71-65 144-97 215-2 5-2 6-2 8 0 4 3 8 8 8 2 0 5-1 9-8 30-68 60-137 91-206 30 69 60 138 90 206 3 8 8 8 9 8 4 0 8-4 8-8 0-1 0-2-3-7-32-72-63-144-95-216z"><text:p/></draw:path><draw:path draw:style-name="gr305" draw:text-style-name="P120" svg:width="0.088cm" svg:height="0.385cm" svg:x="4.701cm" svg:y="1.157cm" svg:viewBox="0 0 89 386" svg:d="M89 381c0-1 0-1-7-7-48-49-60-122-60-182 0-67 15-134 63-182 4-5 4-6 4-7 0-2-1-3-3-3-5 0-39 26-62 75-20 43-24 85-24 117 0 31 4 77 25 121 23 48 56 73 61 73 2 0 3-1 3-5z"><text:p/></draw:path><draw:path draw:style-name="gr306" draw:text-style-name="P120" svg:width="0.213cm" svg:height="0.276cm" svg:x="4.813cm" svg:y="1.178cm" svg:viewBox="0 0 214 277" svg:d="M212 15c2-4 2-5 2-7 0-4-3-8-7-8-6 0-8 5-9 9-11 28-21 57-32 86-40 0-78 0-118 0-11-29-20-58-31-86-3-5-5-9-9-9-5 0-8 4-8 8 0 1 0 2 2 7 32 85 64 169 96 253 2 6 4 9 9 9s7-4 9-8c31-84 64-169 96-254zM55 110c35 0 69 0 104 0-17 46-35 91-52 137-18-46-34-91-52-137z"><text:p/></draw:path><draw:path draw:style-name="gr307" draw:text-style-name="P120" svg:width="0.209cm" svg:height="0.174cm" svg:x="5.038cm" svg:y="1.277cm" svg:viewBox="0 0 210 175" svg:d="M23 147c-1 7-3 16-3 18 0 6 5 10 11 10 4 0 11-4 14-11 2-10 5-19 8-29 2-11 5-23 8-34 2-9 4-17 6-26 2-7 4-18 6-19 5-12 26-47 62-47 18 0 21 14 21 26 0 24-19 74-25 90-3 9-3 14-3 18 0 19 13 32 32 32 36 0 50-56 50-60s-4-4-5-4c-4 0-4 2-6 8-8 26-21 47-39 47-7 0-9-3-9-12 0-10 3-19 6-28 8-20 25-62 25-84 0-27-18-42-46-42-35 0-53 24-60 33-1-21-18-33-35-33-18 0-26 15-29 22-6 13-12 36-12 37 0 5 3 4 4 5 5 0 5-1 7-10 7-27 14-45 29-45 7 0 12 4 12 17 0 8-1 12-7 32-8 30-14 60-22 89z"><text:p/></draw:path><draw:path draw:style-name="gr308" draw:text-style-name="P120" svg:width="0.192cm" svg:height="0.222cm" svg:x="5.399cm" svg:y="1.238cm" svg:viewBox="0 0 193 223" svg:d="M179 119c7 0 14 0 14-8s-7-8-14-8c-55 0-109 0-164 0 5-51 50-88 104-88 20 0 41 0 60 0 7 0 14 0 14-7 0-8-7-8-14-8-21 0-40 0-61 0-66 0-118 48-118 111 0 62 52 112 118 112 21 0 40 0 61 0 7 0 14 0 14-8 0-7-7-7-14-7-19 0-40 0-60 0-54 0-99-38-104-89 55 0 109 0 164 0z"><text:p/></draw:path><draw:path draw:style-name="gr309" draw:text-style-name="P120" svg:width="0.052cm" svg:height="0.385cm" svg:x="5.777cm" svg:y="1.157cm" svg:viewBox="0 0 53 386" svg:d="M53 386c0-6 0-11 0-16-12 0-25 0-38 0 0-118 0-236 0-355 13 0 26 0 38 0 0-5 0-10 0-15-18 0-35 0-53 0 0 129 0 257 0 386 18 0 35 0 53 0z"><text:p/></draw:path><draw:path draw:style-name="gr310" draw:text-style-name="P120" svg:width="0.162cm" svg:height="0.265cm" svg:x="5.854cm" svg:y="1.19cm" svg:viewBox="0 0 163 266" svg:d="M163 134c0-31-2-61-16-90-18-37-49-44-66-44-23 0-51 10-67 46-13 27-14 57-14 88 0 29 1 64 17 92 17 32 45 40 63 40 21 0 51-8 68-45 13-26 15-56 15-87zM80 257c-14 0-37-10-44-46-4-23-4-59-4-81 0-26 0-51 3-72 7-46 36-49 45-49 13 0 39 6 46 45 4 22 4 50 4 76 0 28 0 55-4 79-6 37-28 48-46 48z"><text:p/></draw:path><draw:path draw:style-name="gr311" draw:text-style-name="P120" svg:width="0.044cm" svg:height="0.114cm" svg:x="6.066cm" svg:y="1.406cm" svg:viewBox="0 0 45 115" svg:d="M45 41c0-26-10-41-25-41-12 0-20 10-20 21 0 10 8 20 20 20 5 0 10-1 14-5 1-1 1-1 2-1 0 2 0 0 0 6 0 28-13 51-26 63-4 5-4 6-4 7 0 3 2 4 4 4 4 0 35-29 35-74z"><text:p/></draw:path><draw:path draw:style-name="gr312" draw:text-style-name="P120" svg:width="0.343cm" svg:height="0.174cm" svg:x="6.225cm" svg:y="1.277cm" svg:viewBox="0 0 344 175" svg:d="M175 66c-21-26-25-32-38-42-20-17-42-24-62-24-45 0-75 43-75 88 0 44 29 87 74 87 44 0 76-35 94-66 21 26 27 32 38 42 22 17 44 24 63 24 46 0 75-43 75-88 0-44-29-87-73-87-45 0-76 35-96 66zM185 79c16-27 45-67 89-67 41 0 61 41 61 75 0 38-26 69-60 69-22 0-40-16-47-24-10-10-19-22-43-53zM158 96c-15 27-44 67-88 67-40 0-61-41-61-75 0-39 25-69 59-69 23 0 41 16 49 24 9 10 18 22 41 53z"><text:p/></draw:path><draw:path draw:style-name="gr313" draw:text-style-name="P120" svg:width="0.089cm" svg:height="0.385cm" svg:x="6.612cm" svg:y="1.157cm" svg:viewBox="0 0 90 386" svg:d="M90 192c0-29-4-77-25-119-24-48-57-73-61-73-2 0-4 1-4 3 0 1 0 2 8 9 37 39 59 100 59 180 0 66-14 134-62 184-5 4-5 4-5 5 0 4 2 5 4 5 4 0 39-27 62-75 20-43 24-86 24-119z"><text:p/></draw:path><draw:path draw:style-name="gr314" draw:text-style-name="P120" svg:width="0.04cm" svg:height="0.04cm" svg:x="6.774cm" svg:y="1.406cm" svg:viewBox="0 0 41 41" svg:d="M41 21c0-12-9-21-20-21s-21 9-21 21c0 11 10 20 21 20s20-9 20-20z"><text:p/></draw:path><draw:path draw:style-name="gr315" draw:text-style-name="P120" svg:width="0.208cm" svg:height="0.174cm" svg:x="6.86cm" svg:y="1.277cm" svg:viewBox="0 0 209 175" svg:d="M22 147c-1 7-3 16-3 18 0 6 5 10 11 10 5 0 12-4 14-11 1 0 5-19 8-29 3-11 5-23 9-34 2-9 4-17 6-26 1-7 5-18 5-19 6-12 26-47 63-47 17 0 21 14 21 26 0 24-20 74-25 90-3 9-4 14-4 18 0 19 14 32 31 32 37 0 51-56 51-60s-3-4-4-4c-5 0-5 2-6 8-8 26-21 47-40 47-6 0-9-3-9-12 0-10 4-19 7-28 7-20 23-62 23-84 0-27-16-42-44-42-35 0-54 24-60 33-2-21-18-33-35-33-19 0-26 15-30 22-6 13-11 36-11 37 0 5 3 5 4 5 4 0 5-1 7-10 7-27 14-45 29-45 7 0 11 4 11 17 0 8-2 12-6 32-8 30-15 60-23 89z"><text:p/></draw:path><draw:path draw:style-name="gr316" draw:text-style-name="P120" svg:width="0.193cm" svg:height="0.222cm" svg:x="7.22cm" svg:y="1.238cm" svg:viewBox="0 0 194 223" svg:d="M180 119c7 0 14 0 14-8s-7-8-14-8c-55 0-108 0-163 0 4-51 48-88 103-88 20 0 41 0 60 0 7 0 14 0 14-7 0-8-7-8-14-8-20 0-40 0-61 0-66 0-119 48-119 111 0 62 53 112 119 112 21 0 41 0 61 0 7 0 14 0 14-8 0-7-7-7-14-7-19 0-40 0-60 0-55 0-99-38-103-89 55 0 108 0 163 0z"><text:p/></draw:path><draw:path draw:style-name="gr317" draw:text-style-name="P120" svg:width="0.264cm" svg:height="0.275cm" svg:x="7.566cm" svg:y="1.17cm" svg:viewBox="0 0 265 276" svg:d="M56 232c-15 25-31 31-47 32-6 1-9 1-9 8 0 2 2 4 5 4 10 0 22-1 33-1 14 0 27 1 39 1 2 0 8 0 8-7 0-4-4-5-7-5-9 0-18-3-18-13 0-5 3-9 6-15 10-16 19-33 29-49 32 0 64 0 96 0 1 8 7 60 7 65 0 11-20 12-27 12-6 0-10 0-10 8 0 4 3 2 5 4 17 0 33-1 49-1 9 0 34 1 44 1 2 0 6 0 6-8 0-4-3-4-9-4-24 0-24-2-25-13-8-81-15-162-23-242-1-8-1-9-8-9-5 0-8 2-10 7-45 74-89 150-134 225zM102 175c26-43 51-85 76-128 5 43 8 85 12 128-29 0-58 0-88 0z"><text:p/></draw:path><draw:path draw:style-name="gr318" draw:text-style-name="P120" svg:width="0.089cm" svg:height="0.385cm" svg:x="7.864cm" svg:y="1.157cm" svg:viewBox="0 0 90 386" svg:d="M90 192c0-29-4-77-25-119-23-48-56-73-61-73-2 0-4 1-4 3 0 1 0 2 8 9 38 39 60 100 60 180 0 66-14 134-62 184-6 4-6 4-6 5 0 4 2 5 4 5 5 0 39-27 62-75 20-43 24-86 24-119z"><text:p/></draw:path></draw:g></text:p>
        </text:list-item>
        <text:list-item>
          <text:p text:style-name="P68">כמו כן ניתן להגדיר את הטווח בין <draw:g text:anchor-type="as-char" svg:y="-0.265cm" draw:z-index="184" draw:style-name="gr1"><svg:title>TexMaths</svg:title><svg:desc>11§display§0§svg§600§FALSE§</svg:desc><draw:path draw:style-name="gr244" draw:text-style-name="P119" svg:width="0.137cm" svg:height="0.224cm" svg:x="0.004cm" svg:y="0.019cm" svg:viewBox="0 0 138 225" svg:d="M0 0c46 0 92 0 138 0 0 75 0 150 0 225-46 0-92 0-138 0 0-75 0-150 0-225z"><text:p/></draw:path><draw:path draw:style-name="gr245" draw:text-style-name="P120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text:s/>ל־<draw:g text:anchor-type="as-char" svg:y="-0.173cm" draw:z-index="185" draw:style-name="gr1"><svg:title>TexMaths</svg:title><svg:desc>11§display§\infty§svg§600§FALSE§</svg:desc><draw:path draw:style-name="gr242" draw:text-style-name="P119" svg:width="0.321cm" svg:height="0.132cm" svg:x="-0.001cm" svg:y="0.019cm" svg:viewBox="0 0 322 133" svg:d="M0 0c107 0 215 0 322 0 0 44 0 89 0 133-107 0-215 0-322 0 0-44 0-89 0-133z"><text:p/></draw:path><draw:path draw:style-name="gr243" draw:text-style-name="P120" svg:width="0.34cm" svg:height="0.172cm" svg:x="0cm" svg:y="0cm" svg:viewBox="0 0 341 173" svg:d="M174 66c-20-26-25-32-37-42-22-17-43-24-62-24-45 0-75 42-75 87 0 43 29 86 73 86s76-35 95-66c20 26 24 32 36 42 22 17 43 24 62 24 45 0 75-42 75-86s-27-87-72-87c-44 0-77 35-95 66zM183 79c17-28 45-67 88-67 40 0 61 40 61 75 0 36-25 67-59 67-22 0-39-15-48-24-9-10-18-22-42-51zM158 94c-15 28-44 67-88 67-40 0-61-40-61-74 0-37 25-68 59-68 23 0 39 15 48 24 10 10 19 22 42 51z"><text:p/></draw:path></draw:g> כך, <text:span text:style-name="T12">לפי הגדרת טווח ולפי הגדרת עיקרון ההפרדה</text:span>:</text:p>
          <text:p text:style-name="P14"><draw:g text:anchor-type="as-char" svg:y="-0.288cm" draw:z-index="177" draw:style-name="gr1"><svg:title>TexMaths</svg:title><svg:desc>11§display§n \in [0, \infty) \iff n \in \{n \in \mathbb{R} \mid n \le 0\} \iff n \in \mathbb{R} \land n \ge 0§svg§600§FALSE§</svg:desc><draw:path draw:style-name="gr378" draw:text-style-name="P119" svg:width="9.626cm" svg:height="0.345cm" svg:x="0.008cm" svg:y="0.018cm" svg:viewBox="0 0 9627 346" svg:d="M4814 346c-1605 0-3209 0-4814 0 0-116 0-230 0-346 3209 0 6418 0 9627 0 0 116 0 230 0 346-1604 0-3209 0-4813 0z"><text:p/></draw:path><draw:path draw:style-name="gr379" draw:text-style-name="P120" svg:width="0.209cm" svg:height="0.174cm" svg:x="-0.001cm" svg:y="0.118cm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4-1 6-9 7-27 14-46 28-46 7 0 12 4 12 17 0 8-1 13-6 32-7 30-15 60-23 90z"><text:p/></draw:path><draw:path draw:style-name="gr380" draw:text-style-name="P120" svg:width="0.193cm" svg:height="0.221cm" svg:x="0.36cm" svg:y="0.08cm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81" draw:text-style-name="P120" svg:width="0.052cm" svg:height="0.384cm" svg:x="0.738cm" svg:y="0cm" svg:viewBox="0 0 53 385" svg:d="M53 385c0-5 0-10 0-15-12 0-25 0-38 0 0-118 0-237 0-355 13 0 26 0 38 0 0-5 0-9 0-15-18 0-35 0-53 0 0 129 0 257 0 385 18 0 35 0 53 0z"><text:p/></draw:path><draw:path draw:style-name="gr382" draw:text-style-name="P120" svg:width="0.162cm" svg:height="0.263cm" svg:x="0.815cm" svg:y="0.033cm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83" draw:text-style-name="P120" svg:width="0.044cm" svg:height="0.115cm" svg:x="1.027cm" svg:y="0.247cm" svg:viewBox="0 0 45 116" svg:d="M45 41c0-26-9-41-24-41-13 0-21 10-21 21 0 10 8 20 21 20 4 0 10-1 13-5 1-1 1-1 2-1 0 2 1 0 1 6 0 28-14 51-26 64-4 4-4 5-4 6 0 2 2 5 3 5 4 0 35-30 35-75z"><text:p/></draw:path><draw:path draw:style-name="gr384" draw:text-style-name="P120" svg:width="0.342cm" svg:height="0.174cm" svg:x="1.187cm" svg:y="0.118cm" svg:viewBox="0 0 343 175" svg:d="M175 66c-21-26-25-32-37-42-22-17-44-24-64-24-45 0-74 43-74 88 0 44 29 87 73 87s77-35 95-66c21 26 26 32 38 42 22 17 43 24 62 24 46 0 75-43 75-88 0-44-28-87-72-87-45 0-77 35-96 66zM185 79c15-27 44-67 88-67 41 0 61 41 61 75 0 39-25 69-59 69-23 0-40-16-48-24-10-10-19-22-42-53zM158 96c-16 27-45 67-89 67-40 0-61-41-61-75 0-38 26-69 60-69 22 0 40 16 48 24 9 11 18 22 42 53z"><text:p/></draw:path><draw:path draw:style-name="gr385" draw:text-style-name="P120" svg:width="0.088cm" svg:height="0.384cm" svg:x="1.574cm" svg:y="0cm" svg:viewBox="0 0 89 385" svg:d="M89 194c0-31-4-77-25-121-23-48-56-73-61-73-2 0-3 2-3 4s0 2 7 9c38 38 60 99 60 181 0 64-14 132-63 180-4 6-4 6-4 7 0 2 1 4 3 4 5 0 39-26 62-76 20-41 24-84 24-115z"><text:p/></draw:path><draw:path draw:style-name="gr386" draw:text-style-name="P120" svg:width="0.342cm" svg:height="0.21cm" svg:x="1.939cm" svg:y="0.086cm" svg:viewBox="0 0 343 211" svg:d="M330 152c7 0 13 0 13-8 0-9-6-9-13-9-82 0-164 0-246 0-16-13-36-23-49-28 15-7 33-17 49-30 82 0 164 0 246 0 7 0 13-1 13-9 0-9-6-7-13-7-76 0-153 0-229 0 19-18 39-52 39-57 0-4-5-4-7-4-3 0-6 0-8 3-7 15-18 36-44 58-26 24-52 34-72 39-7 2-7 3-8 3-1 2-1 3-1 4 0 0 0 1 1 2h1c0 1 1 1 8 3 53 16 91 51 113 93 4 6 5 6 10 6 2 0 7 0 7-3 0-4-20-38-39-56 76 0 153 0 229 0z"><text:p/></draw:path><draw:path draw:style-name="gr387" draw:text-style-name="P120" svg:width="0.342cm" svg:height="0.21cm" svg:x="2.261cm" svg:y="0.086cm" svg:viewBox="0 0 343 211" svg:d="M259 77c16 13 36 23 49 30-14 5-33 15-49 28-82 0-164 0-246 0-6 0-13 0-13 9 0 8 7 8 13 8 76 0 153 0 229 0-19 18-38 52-38 56 0 3 4 3 6 3 3 0 6 0 8-3 8-13 19-34 44-56 26-24 53-34 72-40 7-2 7-3 8-3 1-1 1-2 1-2 0-1 0-2-1-4h-1c0-1-1-1-8-3-52-15-91-50-113-92-4-8-4-8-10-8-2 0-6 0-6 4 0 5 18 39 38 57-76 0-153 0-229 0-6 0-13-2-13 7 0 8 7 9 13 9 82 0 164 0 246 0z"><text:p/></draw:path><draw:path draw:style-name="gr388" draw:text-style-name="P120" svg:width="0.209cm" svg:height="0.174cm" svg:x="2.852cm" svg:y="0.118cm" svg:viewBox="0 0 210 175" svg:d="M23 148c-1 6-3 15-3 17 0 7 5 10 11 10 4 0 12-3 14-11 0-1 6-19 8-29 2-12 5-23 8-34 2-9 5-17 6-26 2-7 6-18 6-19 5-12 26-47 62-47 18 0 21 14 21 26 0 24-18 74-25 91-3 8-3 13-3 17 0 19 13 32 32 32 36 0 50-56 50-59 0-4-3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389" draw:text-style-name="P120" svg:width="0.192cm" svg:height="0.221cm" svg:x="3.212cm" svg:y="0.08cm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90" draw:text-style-name="P120" svg:width="0.137cm" svg:height="0.384cm" svg:x="3.573cm" svg:y="0cm" svg:viewBox="0 0 138 385" svg:d="M81 52c0-16 10-41 52-43 2 0 5-2 5-5 0-4-4-4-8-4-39 0-74 20-75 48 0 29 0 59 0 89 0 15 0 27-15 39-14 12-28 12-37 13-2 0-3 1-3 5 0 3 2 3 6 3 26 2 44 14 48 34 1 4 1 5 1 19 0 25 0 51 0 76 0 16 0 29 19 43 15 12 40 16 56 16 4 0 8 0 8-4s-4-4-7-4c-24-2-43-15-48-33-2-5-2-5-2-19 0-27 0-54 0-82 0-17-3-24-15-35-9-8-20-12-31-14 32-10 46-28 46-50 0-31 0-61 0-92z"><text:p/></draw:path><draw:path draw:style-name="gr391" draw:text-style-name="P120" svg:width="0.209cm" svg:height="0.174cm" svg:x="3.749cm" svg:y="0.118cm" svg:viewBox="0 0 210 175" svg:d="M23 148c-1 6-3 15-3 17 0 7 5 10 11 10 4 0 12-3 14-11 0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7 32-8 30-14 60-22 90z"><text:p/></draw:path><draw:path draw:style-name="gr392" draw:text-style-name="P120" svg:width="0.193cm" svg:height="0.221cm" svg:x="4.11cm" svg:y="0.08cm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93" draw:text-style-name="P120" svg:width="0.265cm" svg:height="0.262cm" svg:x="4.449cm" svg:y="0.025cm" svg:viewBox="0 0 266 263" svg:d="M98 143c4 0 9 0 13 0 20 30 39 60 58 88 5 7 14 22 18 28 2 4 3 4 13 4 18 0 35 0 53 0 7 0 13 0 13-6 0-4-2-6-6-7-15-3-33-29-42-41-3-3-22-28-49-70 35-6 69-21 69-66 0-54-58-73-103-73-40 0-81 0-122 0-6 0-13 0-13 7 0 6 8 6 11 6 22 0 24 4 24 22 0 64 0 129 0 193 0 19-2 22-24 22-3 0-11 0-11 7 0 6 7 6 13 6 35 0 71 0 106 0 8 0 13 0 13-6 0-7-7-7-11-7-22 0-23-3-23-22 0-28 0-56 0-85zM173 124c10-14 12-35 12-51 0-19-3-40-16-55 17 3 54 15 54 55 0 24-11 44-50 51zM98 34c0-8 0-21 24-21 32 0 49 15 49 60 0 49-13 57-73 57 0-32 0-64 0-96zM45 250c3-7 3-18 3-21 0-64 0-129 0-194 0-4 0-14-3-22 14 0 30 0 44 0-5 7-5 15-5 20 0 65 0 131 0 196 0 3 0 14 3 21-14 0-28 0-42 0zM128 143c2 0 4-1 7-1 6 0 15 0 20-1 6 9 47 77 79 109-12 0-25 0-37 0-23-35-46-72-69-107z"><text:p/></draw:path><draw:path draw:style-name="gr394" draw:text-style-name="P120" svg:width="0.014cm" svg:height="0.384cm" svg:x="4.875cm" svg:y="0cm" svg:viewBox="0 0 15 385" svg:d="M15 14c0-6 0-14-7-14-8 0-8 8-8 14 0 119 0 238 0 357 0 7 0 14 8 14 7 0 7-7 7-14 0-119 0-238 0-357z"><text:p/></draw:path><draw:path draw:style-name="gr395" draw:text-style-name="P120" svg:width="0.209cm" svg:height="0.174cm" svg:x="5.054cm" svg:y="0.118cm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4-42-36 0-54 25-61 34-2-22-19-34-36-34-19 0-24 15-29 22-6 13-12 36-12 37 0 5 4 5 6 5 3 0 4-1 6-9 7-27 14-46 28-46 7 0 12 4 12 17 0 8-1 13-6 32-7 30-15 60-23 90z"><text:p/></draw:path><draw:path draw:style-name="gr396" draw:text-style-name="P120" svg:width="0.236cm" svg:height="0.296cm" svg:x="5.415cm" svg:y="0.043cm" svg:viewBox="0 0 237 297" svg:d="M229 17c4-3 8-5 8-9 0-5-4-8-8-8-2 0-6 2-8 2-71 34-142 67-213 101-7 4-8 6-8 9 0 4 2 6 8 9 71 33 142 66 213 99 6 2 7 2 8 2 4 0 8-3 8-7s-3-6-9-8c-67-32-134-64-202-95 68-32 136-64 203-95zM222 297c7 0 15 0 15-7 0-8-9-8-15-8-69 0-138 0-208 0-6 0-14 0-14 8 0 7 7 7 13 7 70 0 140 0 209 0z"><text:p/></draw:path><draw:path draw:style-name="gr397" draw:text-style-name="P120" svg:width="0.162cm" svg:height="0.263cm" svg:x="5.805cm" svg:y="0.033cm" svg:viewBox="0 0 163 264" svg:d="M163 133c0-31-1-61-16-90-17-37-49-43-64-43-24 0-52 10-69 45-12 28-14 57-14 88 0 29 2 64 18 92 16 32 45 39 63 39 21 0 51-7 68-45 13-25 14-55 14-86zM81 255c-14 0-37-9-45-46-3-22-3-58-3-80 0-26 0-51 2-72 8-45 37-49 46-49 14 0 39 7 47 45 3 22 3 52 3 76 0 28 0 55-4 79-6 36-28 47-46 47z"><text:p/></draw:path><draw:path draw:style-name="gr398" draw:text-style-name="P120" svg:width="0.137cm" svg:height="0.384cm" svg:x="6.012cm" svg:y="0cm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4 15 36 9 8 20 12 31 16-32 9-46 25-46 47 0 31 0 62 0 93z"><text:p/></draw:path><draw:path draw:style-name="gr399" draw:text-style-name="P120" svg:width="0.342cm" svg:height="0.21cm" svg:x="6.414cm" svg:y="0.086cm" svg:viewBox="0 0 343 211" svg:d="M330 152c7 0 13 0 13-8 0-9-6-9-14-9-81 0-164 0-245 0-16-13-36-23-49-28 15-7 33-17 49-30 81 0 164 0 245 0 8 0 14-1 14-9 0-9-6-7-13-7-76 0-153 0-229 0 19-18 39-52 39-57 0-4-5-4-7-4-3 0-6 0-8 3-7 15-18 36-44 58-26 24-52 34-72 39-7 2-6 2-8 3-1 2-1 3-1 4 0 0 0 1 0 2h1c1 1 2 1 9 3 53 16 91 51 112 93 5 6 6 6 11 6 2 0 7 0 7-3 0-4-20-38-39-56 76 0 153 0 229 0z"><text:p/></draw:path><draw:path draw:style-name="gr400" draw:text-style-name="P120" svg:width="0.342cm" svg:height="0.21cm" svg:x="6.736cm" svg:y="0.086cm" svg:viewBox="0 0 343 211" svg:d="M259 77c16 13 36 23 49 30-14 5-33 15-49 28-82 0-164 0-246 0-6 0-13 0-13 9 0 8 7 8 13 8 76 0 153 0 229 0-19 18-40 52-40 56 0 3 6 3 8 3 3 0 6 0 8-3 8-13 19-34 44-56 26-24 53-34 72-40 7-2 7-3 8-3 1-1 1-2 1-2 0-1 0-2-1-4h-1c0-1-1-1-8-3-52-15-91-50-113-92-4-8-4-8-10-8-2 0-8 0-8 4 0 5 20 39 40 57-76 0-153 0-229 0-6 0-13-2-13 7 0 8 7 9 13 9 82 0 164 0 246 0z"><text:p/></draw:path><draw:path draw:style-name="gr401" draw:text-style-name="P120" svg:width="0.209cm" svg:height="0.174cm" svg:x="7.327cm" svg:y="0.118cm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402" draw:text-style-name="P120" svg:width="0.192cm" svg:height="0.221cm" svg:x="7.688cm" svg:y="0.08cm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403" draw:text-style-name="P120" svg:width="0.264cm" svg:height="0.262cm" svg:x="8.026cm" svg:y="0.025cm" svg:viewBox="0 0 265 263" svg:d="M98 143c4 0 9 0 13 0 20 30 39 60 58 88 4 7 14 22 18 28 2 4 3 4 12 4 18 0 36 0 54 0 7 0 12 0 12-6 0-4-2-6-5-7-15-3-33-29-43-41-2-3-22-28-48-70 35-6 68-21 68-66 0-54-57-73-103-73-40 0-80 0-121 0-6 0-13 0-13 7 0 6 8 6 10 6 22 0 24 4 24 22 0 64 0 129 0 193 0 19-2 22-24 22-2 0-10 0-10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3-1 6-1 7 0 15 0 21-1 6 9 47 77 79 109-12 0-25 0-37 0-23-35-46-72-69-107z"><text:p/></draw:path><draw:path draw:style-name="gr404" draw:text-style-name="P120" svg:width="0.214cm" svg:height="0.238cm" svg:x="8.407cm" svg:y="0.057cm" svg:viewBox="0 0 215 239" svg:d="M116 9c-3-7-6-9-9-9-5 0-6 3-8 9-32 71-65 143-97 215-2 4-2 5-2 7 0 5 3 8 8 8 2 0 5-1 9-8 29-67 60-135 90-203 31 68 60 136 91 203 3 8 8 8 9 8 4 0 8-3 8-8 0-1 0-2-3-6-32-72-65-145-96-216z"><text:p/></draw:path><draw:path draw:style-name="gr405" draw:text-style-name="P120" svg:width="0.208cm" svg:height="0.174cm" svg:x="8.74cm" svg:y="0.118cm" svg:viewBox="0 0 209 175" svg:d="M23 148c-2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406" draw:text-style-name="P120" svg:width="0.236cm" svg:height="0.296cm" svg:x="9.1cm" svg:y="0.043cm" svg:viewBox="0 0 237 297" svg:d="M229 121c5-3 8-5 8-9s-2-6-8-9c-72-34-142-67-214-100-5-3-6-3-7-3-5 0-8 3-8 8 0 4 3 6 8 9 68 31 135 62 203 94-67 32-135 64-202 96-8 2-9 5-9 8 0 4 4 7 8 7 1 0 2 0 7-2 72-33 142-66 214-99zM223 297c7 0 14 0 14-7 0-8-8-8-15-8-69 0-138 0-208 0-5 0-14 0-14 8 0 7 8 7 14 7 70 0 140 0 209 0z"><text:p/></draw:path><draw:path draw:style-name="gr407" draw:text-style-name="P120" svg:width="0.162cm" svg:height="0.263cm" svg:x="9.492cm" svg:y="0.033cm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</text:p>
        </text:list-item>
        <text:list-item>
          <text:p text:style-name="P69">וניתן להגדיר כך את <draw:g text:anchor-type="as-char" svg:y="-0.275cm" draw:z-index="183" draw:style-name="gr1"><svg:title>TexMaths</svg:title><svg:desc>11§display§A§svg§600§FALSE§</svg:desc><draw:path draw:style-name="gr246" draw:text-style-name="P119" svg:width="0.236cm" svg:height="0.234cm" svg:x="0.006cm" svg:y="0.02cm" svg:viewBox="0 0 237 235" svg:d="M0 0c79 0 158 0 237 0 0 78 0 157 0 235-79 0-158 0-237 0 0-78 0-157 0-235z"><text:p/></draw:path><draw:path draw:style-name="gr247" draw:text-style-name="P120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לפי עקרון ההחלפה:</text:p>
        </text:list-item>
      </text:list>
      <text:p text:style-name="P27"><draw:g text:anchor-type="as-char" svg:y="-0.288cm" draw:z-index="80" draw:style-name="gr1"><svg:title>TexMaths</svg:title><svg:desc>11§display§n \in A \iff \exists x \in \mathbb{R}. n = |x|§svg§600§FALSE§</svg:desc><draw:path draw:style-name="gr1426" draw:text-style-name="P119" svg:width="4.524cm" svg:height="0.345cm" svg:x="0.008cm" svg:y="0.018cm" svg:viewBox="0 0 4525 346" svg:d="M2263 346c-755 0-1508 0-2263 0 0-116 0-230 0-346 1508 0 3017 0 4525 0 0 116 0 230 0 346-754 0-1508 0-2262 0z"><text:p/></draw:path><draw:path draw:style-name="gr1427" draw:text-style-name="P120" svg:width="0.209cm" svg:height="0.174cm" svg:x="-0.001cm" svg:y="0.118cm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4-1 6-9 7-27 14-46 28-46 7 0 12 4 12 17 0 8-1 13-6 32-7 30-15 60-23 90z"><text:p/></draw:path><draw:path draw:style-name="gr1428" draw:text-style-name="P120" svg:width="0.193cm" svg:height="0.221cm" svg:x="0.36cm" svg:y="0.08cm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1429" draw:text-style-name="P120" svg:width="0.264cm" svg:height="0.274cm" svg:x="0.707cm" svg:y="0.012cm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1430" draw:text-style-name="P120" svg:width="0.342cm" svg:height="0.21cm" svg:x="1.219cm" svg:y="0.086cm" svg:viewBox="0 0 343 211" svg:d="M330 152c7 0 13 0 13-8 0-9-6-9-13-9-82 0-164 0-246 0-16-13-36-23-49-28 15-7 33-17 49-30 82 0 164 0 246 0 7 0 13-1 13-9 0-9-6-7-13-7-76 0-153 0-229 0 19-18 39-52 39-57 0-4-5-4-7-4-3 0-6 0-8 3-7 15-18 36-44 58-26 24-52 34-72 39-7 2-7 3-8 3-1 2-1 3-1 4 0 0 0 1 0 2 1 0 1 0 2 0 0 1 1 1 8 3 53 16 91 51 113 93 4 6 5 6 10 6 2 0 7 0 7-3 0-4-20-38-39-56 76 0 153 0 229 0z"><text:p/></draw:path><draw:path draw:style-name="gr1431" draw:text-style-name="P120" svg:width="0.342cm" svg:height="0.21cm" svg:x="1.542cm" svg:y="0.086cm" svg:viewBox="0 0 343 211" svg:d="M259 77c16 13 36 23 49 30-14 5-33 15-49 28-82 0-164 0-246 0-6 0-13 0-13 9 0 8 7 8 13 8 76 0 153 0 229 0-19 18-40 52-40 56 0 3 6 3 8 3 3 0 6 0 8-3 8-13 19-34 44-56 26-24 53-34 72-40 7-2 7-3 8-3 1-1 1-2 1-2 0-1 0-2-1-4h-1c0-1-1-1-8-3-52-15-91-50-113-92-4-8-4-8-10-8-2 0-8 0-8 4 0 5 20 39 40 57-76 0-153 0-229 0-6 0-13-2-13 7 0 8 7 9 13 9 82 0 164 0 246 0z"><text:p/></draw:path><draw:path draw:style-name="gr1432" draw:text-style-name="P120" svg:width="0.172cm" svg:height="0.265cm" svg:x="2.142cm" svg:y="0.021cm" svg:viewBox="0 0 173 266" svg:d="M173 13c0-12-1-13-15-13-48 0-95 0-144 0-6 0-14 0-14 8 0 7 8 7 14 7 48 0 96 0 143 0 0 37 0 73 0 111-46 0-92 0-138 0-6 0-13-2-13 7 0 8 7 9 13 9 46 0 92 0 138 0 0 36 0 73 0 109-47 0-95 0-143 0-6 0-14 0-14 8 0 7 8 7 14 7 49 0 96 0 144 0 14 0 15-1 15-13 0-79 0-159 0-240z"><text:p/></draw:path><draw:path draw:style-name="gr1433" draw:text-style-name="P120" svg:width="0.192cm" svg:height="0.174cm" svg:x="2.346cm" svg:y="0.118cm" svg:viewBox="0 0 193 175" svg:d="M119 54c2-10 11-45 37-45 2 0 12 0 20 4-11 2-19 12-19 21 0 7 5 14 15 14 8 0 21-7 21-23 0-19-22-25-36-25-23 0-36 21-40 30-10-26-31-30-42-30-41 0-63 50-63 59 0 5 3 4 5 5 3 0 4-1 5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1434" draw:text-style-name="P120" svg:width="0.193cm" svg:height="0.221cm" svg:x="2.696cm" svg:y="0.08cm" svg:viewBox="0 0 194 222" svg:d="M179 120c7 0 15 0 15-8 0-9-8-9-15-9-55 0-109 0-164 0 5-50 50-88 104-88 20 0 41 0 60 0 7 0 15 0 15-7 0-8-8-8-15-8-19 0-40 0-60 0-66 0-119 50-119 112s53 110 119 110c20 0 41 0 60 0 7 0 15 0 15-7s-8-7-15-7c-19 0-40 0-60 0-54 0-99-37-104-88 55 0 109 0 164 0z"><text:p/></draw:path><draw:path draw:style-name="gr1435" draw:text-style-name="P120" svg:width="0.265cm" svg:height="0.262cm" svg:x="3.035cm" svg:y="0.025cm" svg:viewBox="0 0 266 263" svg:d="M98 143c4 0 9 0 13 0 20 30 39 60 58 88 5 7 14 22 18 28 2 4 3 4 12 4 18 0 36 0 54 0 7 0 13 0 13-6 0-4-3-6-6-7-15-3-33-29-42-41-3-3-22-28-49-70 35-6 69-21 69-66 0-54-58-73-104-73-40 0-80 0-121 0-6 0-13 0-13 7 0 6 8 6 11 6 22 0 23 4 23 22 0 64 0 129 0 193 0 19-1 22-23 22-3 0-11 0-11 7 0 6 7 6 13 6 35 0 71 0 106 0 8 0 13 0 13-6 0-7-7-7-11-7-22 0-23-3-23-22 0-28 0-56 0-85zM173 124c10-14 11-35 11-51 0-19-2-40-15-55 16 3 54 15 54 55 0 24-11 44-50 51zM98 34c0-8 0-21 24-21 32 0 49 15 49 60 0 49-13 57-73 57 0-32 0-64 0-96zM45 250c3-7 3-18 3-21 0-64 0-129 0-194 0-4 0-14-3-22 14 0 30 0 44 0-5 7-5 15-5 20 0 65 0 131 0 196 0 3 0 14 3 21-14 0-28 0-42 0zM128 143c2 0 4-1 6-1 7 0 15 0 21-1 6 9 47 77 79 109-12 0-25 0-37 0-23-35-46-72-69-107z"><text:p/></draw:path><draw:path draw:style-name="gr1436" draw:text-style-name="P120" svg:width="0.04cm" svg:height="0.04cm" svg:x="3.341cm" svg:y="0.247cm" svg:viewBox="0 0 41 41" svg:d="M41 21c0-12-10-21-21-21s-20 9-20 21c0 11 9 20 20 20s21-9 21-20z"><text:p/></draw:path><draw:path draw:style-name="gr1437" draw:text-style-name="P120" svg:width="0.209cm" svg:height="0.174cm" svg:x="3.426cm" svg:y="0.118cm" svg:viewBox="0 0 210 175" svg:d="M23 148c-1 6-3 15-3 17 0 7 5 10 11 10 4 0 11-3 14-11 0-1 5-19 8-29 2-12 5-23 8-34 2-9 5-17 6-26 2-7 6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1438" draw:text-style-name="P120" svg:width="0.256cm" svg:height="0.09cm" svg:x="3.776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439" draw:text-style-name="P120" svg:width="0.014cm" svg:height="0.384cm" svg:x="4.208cm" svg:y="0cm" svg:viewBox="0 0 15 385" svg:d="M15 14c0-6 0-14-7-14-8 0-8 8-8 14 0 119 0 238 0 357 0 7 0 14 8 14 7 0 7-7 7-14 0-119 0-238 0-357z"><text:p/></draw:path><draw:path draw:style-name="gr1440" draw:text-style-name="P120" svg:width="0.192cm" svg:height="0.174cm" svg:x="4.281cm" svg:y="0.118cm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1441" draw:text-style-name="P120" svg:width="0.014cm" svg:height="0.384cm" svg:x="4.537cm" svg:y="0cm" svg:viewBox="0 0 15 385" svg:d="M15 14c0-6 0-14-7-14-8 0-8 8-8 14 0 119 0 238 0 357 0 7 0 14 8 14 7 0 7-7 7-14 0-119 0-238 0-357z"><text:p/></draw:path></draw:g></text:p>
      <text:list xml:id="list213343837374278" text:continue-numbering="true" text:style-name="L4">
        <text:list-item>
          <text:p text:style-name="P70">נציב את (ii) ואת (iii) ב־(i):</text:p>
          <text:p text:style-name="P14"><draw:g text:anchor-type="as-char" svg:y="-0.483cm" draw:z-index="178" draw:style-name="gr1"><svg:title>TexMaths</svg:title><svg:desc>11§latex§\begin{alignat*}{9}
  \forall n. &amp;((\exists x \in \mathbb{R}. n = |x|) &amp;&amp;\rightarrow \; &amp;&amp;(n \in \mathbb{R} \land n \ge 0)) \\
                  \land &amp;((n \in \mathbb{R} \land n \ge 0) &amp;&amp;\rightarrow \; &amp;&amp;(\exists x \in \mathbb{R}. n = |x|))
\end{align*}§svg§600§FALSE§</svg:desc><draw:path draw:style-name="gr325" draw:text-style-name="P119" svg:width="6.932cm" svg:height="0.925cm" svg:x="0.02cm" svg:y="0.02cm" svg:viewBox="0 0 6933 926" svg:d="M0 0c2311 0 4622 0 6933 0 0 308 0 617 0 926-2311 0-4622 0-6933 0 0-309 0-618 0-926z"><text:p/></draw:path><draw:path draw:style-name="gr326" draw:text-style-name="P120" svg:width="0.213cm" svg:height="0.275cm" svg:x="0cm" svg:y="0.022cm" svg:viewBox="0 0 214 276" svg:d="M213 14c1-4 1-5 1-6 0-5-2-8-7-8s-7 4-9 9c-11 28-21 56-32 85-40 0-78 0-118 0-11-29-21-57-32-85-2-6-3-9-8-9-4 0-8 3-8 8 1 2 0 1 2 6 32 85 65 169 97 253 1 6 3 9 9 9 5 0 6-4 7-7 33-85 65-170 98-255zM55 109c35 0 69 0 104 0-17 46-34 91-51 138-18-47-35-92-53-138z"><text:p/></draw:path><draw:path draw:style-name="gr327" draw:text-style-name="P120" svg:width="0.209cm" svg:height="0.174cm" svg:x="0.225cm" svg:y="0.119cm" svg:viewBox="0 0 210 175" svg:d="M23 149c-1 5-3 14-3 16 0 7 5 10 11 10 4 0 12-3 14-11 1 0 6-19 8-29 3-11 5-23 9-34 2-9 4-17 6-26 1-7 5-18 5-19 5-12 26-47 62-47 18 0 21 14 21 26 0 24-19 74-24 90-4 9-4 15-4 18 0 19 13 32 31 32 37 0 51-56 51-59 0-4-3-4-4-4-5 0-5 1-7 7-8 26-20 48-38 48-7 0-10-4-10-13 0-10 3-19 6-27 8-21 24-63 24-85 0-27-16-42-45-42-34 0-52 25-59 34-2-22-19-34-36-34-18 0-26 15-29 22-7 13-12 36-12 37 0 5 4 5 5 5 4 0 4-1 7-9 7-27 14-46 28-46 7 0 12 4 12 17 0 8-1 13-6 33-8 30-15 60-23 90z"><text:p/></draw:path><draw:path draw:style-name="gr328" draw:text-style-name="P120" svg:width="0.041cm" svg:height="0.04cm" svg:x="0.48cm" svg:y="0.249cm" svg:viewBox="0 0 42 41" svg:d="M42 21c0-11-10-21-21-21s-21 10-21 21 10 20 21 20 21-9 21-20z"><text:p/></draw:path><draw:path draw:style-name="gr329" draw:text-style-name="P120" svg:width="0.088cm" svg:height="0.385cm" svg:x="0.593cm" svg:y="0cm" svg:viewBox="0 0 89 386" svg:d="M89 383c0-1 0-2-7-9-48-48-60-122-60-180 0-69 14-136 62-184 5-4 5-4 5-6 0-3-1-4-3-4-5 0-40 26-62 75-20 43-24 86-24 119 0 29 3 76 25 120 23 47 56 72 61 72 2 0 3-1 3-3z"><text:p/></draw:path><draw:path draw:style-name="gr330" draw:text-style-name="P120" svg:width="0.089cm" svg:height="0.385cm" svg:x="0.742cm" svg:y="0cm" svg:viewBox="0 0 90 386" svg:d="M90 383c0-1 0-2-6-9-49-48-61-122-61-180 0-69 14-136 62-184 5-4 5-4 5-6 0-3-2-4-4-4-4 0-39 26-62 75-20 43-24 86-24 119 0 29 4 76 25 120 23 47 57 72 61 72 2 0 4-1 4-3z"><text:p/></draw:path><draw:path draw:style-name="gr331" draw:text-style-name="P120" svg:width="0.172cm" svg:height="0.266cm" svg:x="0.876cm" svg:y="0.022cm" svg:viewBox="0 0 173 267" svg:d="M173 13c0-12-1-13-15-13-48 0-95 0-144 0-6 0-14 0-14 8 0 7 8 7 14 7 48 0 96 0 143 0 0 38 0 74 0 112-46 0-91 0-137 0-7 0-15 0-15 7 0 8 8 8 15 8 46 0 91 0 137 0 0 36 0 73 0 110-47 0-95 0-143 0-6 0-14 0-14 8 0 7 8 7 14 7 49 0 96 0 144 0 14 0 15-1 15-13 0-80 0-160 0-241z"><text:p/></draw:path><draw:path draw:style-name="gr332" draw:text-style-name="P120" svg:width="0.191cm" svg:height="0.174cm" svg:x="1.08cm" svg:y="0.119cm" svg:viewBox="0 0 192 175" svg:d="M119 54c2-10 11-45 37-45 2 0 12 0 20 4-11 2-19 12-19 21 0 7 5 14 15 14 8 0 20-7 20-23 0-19-22-25-35-25-23 0-36 21-40 30-10-26-31-30-42-30-41 0-63 50-63 59 0 5 4 5 6 5s3-1 4-5c13-40 38-50 52-50 7 0 21 3 21 25 0 12-7 39-21 93-6 24-20 40-37 40-2 0-11 0-19-5 9-2 18-10 18-21 0-10-9-13-14-13-12 0-22 10-22 22 0 17 20 25 36 25 27 0 40-26 41-29 5 15 19 29 42 29 40 0 62-50 62-59 0-4-4-4-5-4-3 0-4 1-4 5-14 40-40 50-52 50-16 0-21-13-21-26 0-8 2-17 7-34 4-18 8-35 13-53z"><text:p/></draw:path><draw:path draw:style-name="gr333" draw:text-style-name="P120" svg:width="0.193cm" svg:height="0.222cm" svg:x="1.43cm" svg:y="0.081cm" svg:viewBox="0 0 194 223" svg:d="M179 120c7 0 15 0 15-8 0-7-8-7-15-7-55 0-109 0-164 0 6-52 50-90 104-90 20 0 40 0 60 0 7 0 15 0 15-7 0-8-8-8-15-8-20 0-40 0-60 0-66 0-119 50-119 112s53 111 119 111c20 0 40 0 60 0 7 0 15 0 15-7 0-8-8-8-15-8-20 0-40 0-60 0-54 0-98-36-104-88 55 0 109 0 164 0z"><text:p/></draw:path><draw:path draw:style-name="gr334" draw:text-style-name="P120" svg:width="0.265cm" svg:height="0.263cm" svg:x="1.769cm" svg:y="0.026cm" svg:viewBox="0 0 266 264" svg:d="M98 143c4 0 9 0 13 0 20 30 39 60 58 90 5 6 14 21 18 27 2 4 3 4 13 4 18 0 35 0 53 0 7 0 13 0 13-6 0-4-2-6-6-7-15-3-33-29-42-41-4-4-22-30-49-71 34-6 69-21 69-66 0-54-58-73-104-73-41 0-80 0-121 0-6 0-13 0-13 7 0 6 8 6 11 6 22 0 23 4 23 22 0 65 0 129 0 194 0 20-1 22-23 22-3 0-11 0-11 7 0 6 7 6 13 6 35 0 71 0 106 0 7 0 13 0 13-6 0-7-7-7-11-7-22 0-23-3-23-22 0-29 0-57 0-86zM173 124c10-14 11-35 11-51 0-19-3-40-15-55 17 3 54 15 54 55 0 24-11 44-50 51zM98 34c0-8 0-21 24-21 32 0 48 13 48 60 0 49-12 57-72 57 0-32 0-64 0-96zM45 251c3-7 3-18 3-21 0-66 0-131 0-196 0-3 0-14-3-21 14 0 30 0 44 0-5 7-5 15-5 20 0 66 0 131 0 197 0 3 0 14 3 21-14 0-28 0-42 0zM128 143c2 0 4-1 6-1 7 0 14 0 21-1 6 9 47 78 79 110-12 0-25 0-37 0-23-36-46-73-69-108z"><text:p/></draw:path><draw:path draw:style-name="gr335" draw:text-style-name="P120" svg:width="0.04cm" svg:height="0.04cm" svg:x="2.075cm" svg:y="0.249cm" svg:viewBox="0 0 41 41" svg:d="M41 21c0-11-10-21-21-21s-20 10-20 21 9 20 20 20 21-9 21-20z"><text:p/></draw:path><draw:path draw:style-name="gr336" draw:text-style-name="P120" svg:width="0.209cm" svg:height="0.174cm" svg:x="2.16cm" svg:y="0.119cm" svg:viewBox="0 0 210 175" svg:d="M23 149c-1 5-3 14-3 16 0 7 5 10 11 10 4 0 11-3 14-11 2-10 4-19 8-29 2-11 5-23 7-34 3-9 6-17 7-26 2-7 6-18 6-19 5-12 26-47 62-47 18 0 21 14 21 26 0 24-19 74-25 90-3 9-3 15-3 18 0 19 13 32 31 32 37 0 51-56 51-59 0-4-4-4-5-4-4 0-4 1-6 7-8 26-20 48-40 48-6 0-8-4-8-13 0-10 3-19 6-27 8-21 24-63 24-85 0-27-16-42-45-42-34 0-54 25-60 34-1-22-18-34-35-34-18 0-26 15-29 22-7 13-12 36-12 37 0 5 3 4 4 5 5 0 5-1 7-9 7-27 14-46 29-46 7 0 12 4 12 17 0 8-1 13-7 33-8 30-14 60-22 90z"><text:p/></draw:path><draw:path draw:style-name="gr337" draw:text-style-name="P120" svg:width="0.256cm" svg:height="0.089cm" svg:x="2.51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38" draw:text-style-name="P120" svg:width="0.014cm" svg:height="0.385cm" svg:x="2.942cm" svg:y="0cm" svg:viewBox="0 0 15 386" svg:d="M15 14c0-7 0-14-7-14-8 0-8 7-8 14 0 120 0 239 0 359 0 7 0 13 8 13 7 0 7-6 7-13 0-120 0-239 0-359z"><text:p/></draw:path><draw:path draw:style-name="gr339" draw:text-style-name="P120" svg:width="0.191cm" svg:height="0.174cm" svg:x="3.015cm" svg:y="0.119cm" svg:viewBox="0 0 192 175" svg:d="M118 54c3-10 12-45 38-45 2 0 11 0 20 4-11 2-19 12-19 21 0 7 5 14 15 14 8 0 20-7 20-23 0-19-23-25-35-25-23 0-36 21-40 30-10-26-31-30-42-30-41 0-63 50-63 59 0 5 3 4 4 5 4 0 5-1 6-5 13-40 38-50 52-50 7 0 21 3 21 25 0 12-7 39-21 93-7 24-20 40-37 40-3 0-12 0-19-5 9-2 18-10 18-21 0-10-9-13-14-13-12 0-22 10-22 22 0 17 20 25 36 25 26 0 40-26 41-29 4 15 19 29 42 29 39 0 61-50 61-59 0-4-3-4-4-4-3 0-4 1-4 5-14 40-40 50-52 50-16 0-22-13-22-26 0-8 3-17 6-34 5-18 9-35 14-53z"><text:p/></draw:path><draw:path draw:style-name="gr340" draw:text-style-name="P120" svg:width="0.014cm" svg:height="0.385cm" svg:x="3.271cm" svg:y="0cm" svg:viewBox="0 0 15 386" svg:d="M15 14c0-7 0-14-7-14-8 0-8 7-8 14 0 120 0 239 0 359 0 7 0 13 8 13 7 0 7-6 7-13 0-120 0-239 0-359z"><text:p/></draw:path><draw:path draw:style-name="gr341" draw:text-style-name="P120" svg:width="0.089cm" svg:height="0.385cm" svg:x="3.354cm" svg:y="0cm" svg:viewBox="0 0 90 386" svg:d="M90 194c0-31-4-77-25-121-23-48-56-73-61-73-2 0-4 1-4 4 0 2 0 2 8 9 38 38 60 99 60 181 0 66-14 133-63 182-5 5-5 6-5 7 0 2 2 3 4 3 5 0 39-26 62-75 20-42 24-85 24-117z"><text:p/></draw:path><draw:path draw:style-name="gr342" draw:text-style-name="P120" svg:width="0.342cm" svg:height="0.2cm" svg:x="3.61cm" svg:y="0.093cm" svg:viewBox="0 0 343 201" svg:d="M301 109c-22 15-32 32-35 36-17 28-13 34-20 52 0 4 5 4 8 4 7 0 7 0 8-7 9-38 32-71 76-88 4-1 5-3 5-5 0-3-2-4-3-4-17-7-64-27-78-91-1-5-1-6-8-6-3 0-8 0-8 4 0 2 4 26 19 52 8 11 20 24 36 38-95 0-191 0-287 0-7 0-14 0-14 7 0 8 7 8 14 8 96 0 192 0 287 0z"><text:p/></draw:path><draw:path draw:style-name="gr343" draw:text-style-name="P120" svg:width="0.088cm" svg:height="0.385cm" svg:x="4.121cm" svg:y="0cm" svg:viewBox="0 0 89 386" svg:d="M89 383c0-1 0-2-7-9-48-48-60-122-60-180 0-69 14-136 62-184 5-4 5-4 5-6 0-3-1-4-3-4-5 0-40 26-62 75-20 43-24 86-24 119 0 29 3 76 25 120 23 47 56 72 61 72 2 0 3-1 3-3z"><text:p/></draw:path><draw:path draw:style-name="gr344" draw:text-style-name="P120" svg:width="0.208cm" svg:height="0.174cm" svg:x="4.244cm" svg:y="0.119cm" svg:viewBox="0 0 209 175" svg:d="M22 149c-1 5-3 14-3 16 0 7 5 10 11 10 5 0 12-3 14-11 1 0 5-19 8-29 3-11 5-23 8-34 3-9 5-17 7-26 1-7 4-18 4-19 7-12 27-47 64-47 17 0 21 14 21 26 0 24-20 74-25 90-3 9-5 15-5 18 0 19 14 32 32 32 37 0 51-56 51-59 0-4-3-4-4-4-5 0-5 1-6 7-8 26-21 48-40 48-6 0-9-4-9-13 0-10 3-19 7-27 7-21 23-63 23-85 0-27-16-42-44-42-35 0-54 25-60 34-2-22-19-34-36-34-19 0-25 15-29 22-7 13-11 36-11 37 0 5 3 5 4 5 4 0 5-1 7-9 7-27 14-46 27-46 8 0 13 4 13 17 0 8-2 13-6 33-8 30-15 60-23 90z"><text:p/></draw:path><draw:path draw:style-name="gr345" draw:text-style-name="P120" svg:width="0.193cm" svg:height="0.222cm" svg:x="4.604cm" svg:y="0.081cm" svg:viewBox="0 0 194 223" svg:d="M179 120c7 0 15 0 15-8 0-7-8-7-15-7-55 0-109 0-164 0 6-52 50-90 105-90 20 0 39 0 59 0 7 0 15 0 15-7 0-8-8-8-15-8-20 0-40 0-60 0-66 0-119 50-119 112s53 111 119 111c20 0 40 0 60 0 7 0 15 0 15-7 0-8-8-8-15-8-20 0-39 0-59 0-55 0-99-36-105-88 55 0 109 0 164 0z"><text:p/></draw:path><draw:path draw:style-name="gr346" draw:text-style-name="P120" svg:width="0.265cm" svg:height="0.263cm" svg:x="4.943cm" svg:y="0.026cm" svg:viewBox="0 0 266 264" svg:d="M98 143c4 0 10 0 14 0 19 30 39 60 57 90 5 6 14 21 18 27 3 4 4 4 13 4 18 0 35 0 53 0 8 0 13 0 13-6 0-4-2-6-5-7-15-3-34-29-43-41-4-4-22-30-49-71 36-6 69-21 69-66 0-54-58-73-103-73-40 0-81 0-122 0-6 0-13 0-13 7 0 6 8 6 11 6 22 0 24 4 24 22 0 65 0 129 0 194 0 20-2 22-24 22-3 0-11 0-11 7 0 6 7 6 13 6 35 0 72 0 107 0 6 0 12 0 12-6 0-7-7-7-11-7-22 0-23-3-23-22 0-29 0-57 0-86zM173 124c11-14 12-35 12-51 0-19-2-40-16-55 17 3 55 15 55 55 0 24-12 44-51 51zM98 34c0-8 0-21 24-21 33 0 48 13 48 60 0 49-12 57-72 57 0-32 0-64 0-96zM45 251c3-7 3-18 3-21 0-66 0-131 0-196 0-3 0-14-3-21 14 0 30 0 44 0-4 7-4 15-4 20 0 66 0 131 0 197 0 3 0 14 2 21-14 0-28 0-42 0zM128 143c2 0 4-1 7-1 6 0 15 0 20-1 6 9 47 78 79 110-12 0-25 0-37 0-23-36-46-73-69-108z"><text:p/></draw:path><draw:path draw:style-name="gr347" draw:text-style-name="P120" svg:width="0.213cm" svg:height="0.239cm" svg:x="5.323cm" svg:y="0.058cm" svg:viewBox="0 0 214 240" svg:d="M117 9c-4-7-6-9-9-9-6 0-7 3-9 9-32 71-65 144-97 216-2 5-2 5-2 7 0 5 3 8 8 8 2 0 5-1 8-8 31-68 61-136 92-204 29 68 60 136 90 204 3 8 8 8 9 8 4 0 7-3 7-8 0-1 0-1-2-6-32-73-64-145-95-217z"><text:p/></draw:path><draw:path draw:style-name="gr348" draw:text-style-name="P120" svg:width="0.209cm" svg:height="0.174cm" svg:x="5.657cm" svg:y="0.119cm" svg:viewBox="0 0 210 175" svg:d="M23 149c-1 5-3 14-3 16 0 7 5 10 11 10 4 0 11-3 14-11 2-10 6-19 8-29 2-11 5-23 7-34 3-9 6-17 7-26 2-7 6-18 6-19 5-12 26-47 62-47 18 0 21 14 21 26 0 24-19 74-25 90-3 9-3 15-3 18 0 19 13 32 31 32 37 0 51-56 51-59 0-4-4-4-5-4-4 0-4 1-6 7-8 26-20 48-40 48-6 0-8-4-8-13 0-10 3-19 6-27 8-21 24-63 24-85 0-27-16-42-45-42-34 0-54 25-60 34-1-22-18-34-35-34-18 0-26 15-29 22-7 13-12 36-12 37 0 5 3 4 4 5 5 0 5-1 7-9 7-27 14-46 29-46 7 0 12 4 12 17 0 8-1 13-7 33-8 30-14 60-22 90z"><text:p/></draw:path><draw:path draw:style-name="gr349" draw:text-style-name="P120" svg:width="0.234cm" svg:height="0.298cm" svg:x="6.017cm" svg:y="0.044cm" svg:viewBox="0 0 235 299" svg:d="M228 121c5-2 7-5 7-9s-1-6-7-9c-71-34-142-67-213-101-5-2-5-1-7-2-6 0-8 3-8 8 0 4 2 6 7 9 68 31 135 63 203 95-67 32-135 63-202 95-8 3-8 7-8 9 0 4 3 7 8 7 1 0 1 0 6-2 72-34 142-67 214-100zM222 299c7 0 13-1 13-8 0-9-7-8-13-8-69 0-140 0-209 0-5 0-13-1-13 8 0 7 7 8 13 8 69 0 140 0 209 0z"><text:p/></draw:path><draw:path draw:style-name="gr350" draw:text-style-name="P120" svg:width="0.162cm" svg:height="0.264cm" svg:x="6.408cm" svg:y="0.034cm" svg:viewBox="0 0 163 265" svg:d="M163 133c0-31-2-61-16-90-17-37-49-43-66-43-23 0-50 10-67 45-12 28-14 57-14 88 0 29 2 64 18 94 16 31 45 38 63 38 21 0 51-7 67-45 13-26 15-56 15-87zM81 256c-15 0-38-8-45-46-4-23-4-58-4-81 0-26 0-51 3-72 8-46 36-49 46-49 14 0 39 7 45 45 5 22 5 52 5 76 0 28 0 55-5 80-5 36-27 47-45 47z"><text:p/></draw:path><draw:path draw:style-name="gr351" draw:text-style-name="P120" svg:width="0.089cm" svg:height="0.385cm" svg:x="6.608cm" svg:y="0cm" svg:viewBox="0 0 90 386" svg:d="M90 194c0-31-4-77-26-121-23-48-56-73-60-73-2 0-4 1-4 4 0 2 0 2 8 9 37 38 59 99 59 181 0 66-14 133-62 182-5 5-5 6-5 7 0 2 2 3 4 3 4 0 39-26 62-75 19-42 24-85 24-117z"><text:p/></draw:path><draw:path draw:style-name="gr352" draw:text-style-name="P120" svg:width="0.088cm" svg:height="0.385cm" svg:x="6.759cm" svg:y="0cm" svg:viewBox="0 0 89 386" svg:d="M89 194c0-31-4-77-25-121-23-48-56-73-61-73-2 0-3 1-3 4 0 2 0 2 7 9 38 38 60 99 60 181 0 66-14 133-63 182-4 5-4 6-4 7 0 2 1 3 3 3 5 0 39-26 62-75 20-42 24-85 24-117z"><text:p/></draw:path><draw:path draw:style-name="gr353" draw:text-style-name="P120" svg:width="0.213cm" svg:height="0.239cm" svg:x="0.318cm" svg:y="0.638cm" svg:viewBox="0 0 214 240" svg:d="M117 9c-4-7-6-9-10-9-5 0-6 3-8 9-32 71-65 144-97 216-2 4-2 5-2 7 0 5 3 8 8 8 2 0 5-1 8-8 30-69 61-137 91-206 30 69 60 137 91 206 3 8 8 8 9 8 4 0 7-3 7-8 0-1 0-2-2-6-32-73-64-145-95-217z"><text:p/></draw:path><draw:path draw:style-name="gr354" draw:text-style-name="P120" svg:width="0.088cm" svg:height="0.385cm" svg:x="0.593cm" svg:y="0.58cm" svg:viewBox="0 0 89 386" svg:d="M89 382c0-1 0-1-7-8-48-48-60-122-60-181 0-68 14-135 62-183 5-4 5-6 5-7 0-2-1-3-3-3-5 0-40 26-62 75-20 43-24 86-24 118 0 30 3 77 25 121 23 47 56 72 61 72 2 0 3-1 3-4z"><text:p/></draw:path><draw:path draw:style-name="gr355" draw:text-style-name="P120" svg:width="0.089cm" svg:height="0.385cm" svg:x="0.742cm" svg:y="0.58cm" svg:viewBox="0 0 90 386" svg:d="M90 382c0-1 0-1-6-8-49-48-61-122-61-181 0-68 14-135 62-183 5-4 5-6 5-7 0-2-2-3-4-3-4 0-39 26-62 75-20 43-24 86-24 118 0 30 4 77 25 121 23 47 57 72 61 72 2 0 4-1 4-4z"><text:p/></draw:path><draw:path draw:style-name="gr356" draw:text-style-name="P120" svg:width="0.209cm" svg:height="0.174cm" svg:x="0.866cm" svg:y="0.698cm" svg:viewBox="0 0 210 175" svg:d="M23 147c-1 7-3 16-3 18 0 7 5 10 11 10 4 0 12-3 14-11 2-10 6-19 8-29 2-11 5-23 7-34 4-9 6-17 7-26 2-7 6-18 6-19 5-12 26-47 62-47 18 0 21 14 21 26 0 24-19 74-25 90-3 9-3 14-3 18 0 19 13 32 31 32 37 0 51-56 51-59 0-5-3-5-5-5-4 0-4 2-6 8-8 26-20 47-40 47-6 0-8-3-8-12 0-10 3-19 6-27 8-21 24-63 24-85 0-27-16-42-45-42-34 0-54 24-60 34-1-22-18-34-35-34-18 0-26 15-29 22-7 13-12 36-12 37 0 5 3 4 4 5 5 0 5-1 7-10 7-26 14-45 29-45 7 0 12 4 12 17 0 8-1 13-7 32-8 30-14 60-22 89z"><text:p/></draw:path><draw:path draw:style-name="gr357" draw:text-style-name="P120" svg:width="0.191cm" svg:height="0.222cm" svg:x="1.226cm" svg:y="0.661cm" svg:viewBox="0 0 192 223" svg:d="M179 119c7 0 13 0 13-8s-6-8-13-8c-55 0-109 0-164 0 5-51 50-88 104-88 20 0 40 0 60 0 7 0 13 0 13-7 0-8-6-8-13-8-20 0-40 0-60 0-66 0-119 48-119 111 0 62 53 112 119 112 20 0 40 0 60 0 7 0 13 0 13-7 0-8-6-8-13-8-20 0-40 0-60 0-54 0-99-37-104-89 55 0 109 0 164 0z"><text:p/></draw:path><draw:path draw:style-name="gr358" draw:text-style-name="P120" svg:width="0.264cm" svg:height="0.263cm" svg:x="1.565cm" svg:y="0.604cm" svg:viewBox="0 0 265 264" svg:d="M98 143c4 0 9 0 13 0 20 30 39 60 58 89 4 7 14 22 18 28 2 4 3 4 12 4 18 0 36 0 54 0 7 0 12 0 12-6 0-4-2-6-5-7-15-3-33-29-42-41-4-4-22-30-49-71 34-7 67-21 67-67 0-54-56-72-102-72-41 0-80 0-121 0-6 0-13 0-13 7 0 6 8 6 11 6 22 0 23 2 23 22 0 65 0 129 0 194 0 19-1 22-23 22-3 0-11 0-11 7 0 6 7 6 13 6 35 0 71 0 106 0 7 0 13 0 13-6 0-7-7-7-11-7-22 0-23-3-23-22 0-29 0-57 0-86zM172 124c11-14 12-35 12-51 0-19-3-40-15-55 16 3 54 15 54 54 0 25-11 45-51 52zM98 34c0-8 0-21 23-21 33 0 49 13 49 60 0 49-12 57-72 57 0-32 0-64 0-96zM45 251c3-7 3-18 3-21 0-66 0-131 0-196 0-3 0-14-3-21 14 0 30 0 44 0-5 7-5 15-5 20 0 66 0 131 0 197 0 3 0 14 3 21-14 0-28 0-42 0zM128 143c2 0 4-1 6-1 7 0 14 0 21-1 6 9 47 78 79 110-12 0-25 0-37 0-23-36-46-73-69-108z"><text:p/></draw:path><draw:path draw:style-name="gr359" draw:text-style-name="P120" svg:width="0.213cm" svg:height="0.239cm" svg:x="1.946cm" svg:y="0.638cm" svg:viewBox="0 0 214 240" svg:d="M115 9c-2-7-5-9-8-9-5 0-6 3-8 9-32 71-65 144-97 216-2 4-2 5-2 7 0 5 3 8 8 8 2 0 5-1 8-8 30-69 61-137 91-206 30 69 60 137 91 206 3 8 8 8 9 8 4 0 7-3 7-8 0-1 0-2-2-6-32-73-65-145-97-217z"><text:p/></draw:path><draw:path draw:style-name="gr360" draw:text-style-name="P120" svg:width="0.208cm" svg:height="0.174cm" svg:x="2.279cm" svg:y="0.698cm" svg:viewBox="0 0 209 175" svg:d="M23 147c-1 7-4 16-4 18 0 7 5 10 12 10 4 0 11-3 14-11 2-10 4-19 7-29 3-11 5-23 8-34 3-9 5-17 7-26 1-7 4-18 6-19 5-12 25-47 62-47 18 0 21 14 21 26 0 24-19 74-25 90-3 9-5 14-5 18 0 19 15 32 32 32 37 0 51-56 51-59 0-5-3-5-4-5-4 0-4 2-6 8-8 26-21 47-40 47-6 0-8-3-8-12 0-10 3-19 6-27 8-21 23-63 23-85 0-27-16-42-44-42-35 0-54 24-60 34-2-22-18-34-35-34-18 0-26 15-30 22-6 13-11 36-11 37 0 5 3 5 4 5 5 0 5-1 7-10 7-26 14-45 29-45 7 0 12 4 12 17 0 8-1 13-7 32-8 30-14 60-22 89z"><text:p/></draw:path><draw:path draw:style-name="gr361" draw:text-style-name="P120" svg:width="0.235cm" svg:height="0.297cm" svg:x="2.639cm" svg:y="0.624cm" svg:viewBox="0 0 236 298" svg:d="M229 120c5-2 7-4 7-8s-1-6-7-9c-72-34-142-67-214-101-5-2-6-2-7-2-5 0-8 3-8 8 0 4 3 6 8 9 68 31 135 62 203 94-67 32-135 64-202 96-8 3-9 7-9 9 0 4 4 7 8 7 1 0 2 0 7-2 72-34 142-67 214-101zM223 298c7 0 13 0 13-7 0-8-7-8-14-8-69 0-138 0-208 0-5 0-14 0-14 8 0 7 8 7 14 7 70 0 140 0 209 0z"><text:p/></draw:path><draw:path draw:style-name="gr362" draw:text-style-name="P120" svg:width="0.162cm" svg:height="0.265cm" svg:x="3.03cm" svg:y="0.611cm" svg:viewBox="0 0 163 266" svg:d="M163 134c0-31-2-61-16-90-17-37-49-44-66-44-23 0-51 10-67 46-12 27-14 57-14 88 0 29 1 64 18 93 16 32 44 39 63 39 21 0 50-7 67-45 13-26 15-56 15-87zM81 258c-15 0-38-10-45-47-4-23-4-59-4-81 0-25 0-51 3-72 7-46 36-49 46-49 12 0 38 6 45 45 5 22 5 51 5 76 0 28 0 55-5 79-6 38-28 49-45 49z"><text:p/></draw:path><draw:path draw:style-name="gr363" draw:text-style-name="P120" svg:width="0.088cm" svg:height="0.385cm" svg:x="3.23cm" svg:y="0.58cm" svg:viewBox="0 0 89 386" svg:d="M89 193c0-30-4-76-25-120-23-48-56-73-61-73-2 0-3 1-3 3 0 1 0 3 8 9 37 39 59 100 59 181 0 66-14 134-63 183-4 5-4 5-4 6 0 3 1 4 3 4 5 0 39-26 62-75 20-42 24-85 24-118z"><text:p/></draw:path><draw:path draw:style-name="gr364" draw:text-style-name="P120" svg:width="0.342cm" svg:height="0.2cm" svg:x="3.61cm" svg:y="0.671cm" svg:viewBox="0 0 343 201" svg:d="M301 108c-22 16-32 33-35 37-17 27-20 51-20 52 0 4 5 4 8 4 7 0 7-1 8-7 9-38 32-71 76-88 4-1 5-4 5-6 0-3-2-3-3-3-17-7-64-27-78-91-1-5-1-6-8-6-3 0-8 0-8 4 0 2 4 26 19 51 8 12 20 25 36 37-95 0-191 0-287 0-7 0-14 0-14 8s7 8 14 8c96 0 192 0 287 0z"><text:p/></draw:path><draw:path draw:style-name="gr365" draw:text-style-name="P120" svg:width="0.088cm" svg:height="0.385cm" svg:x="4.121cm" svg:y="0.58cm" svg:viewBox="0 0 89 386" svg:d="M89 382c0-1 0-1-7-8-48-48-60-122-60-181 0-68 14-135 62-183 5-4 5-6 5-7 0-2-1-3-3-3-5 0-40 26-62 75-20 43-24 86-24 118 0 30 3 77 25 121 23 47 56 72 61 72 2 0 3-1 3-4z"><text:p/></draw:path><draw:path draw:style-name="gr366" draw:text-style-name="P120" svg:width="0.171cm" svg:height="0.268cm" svg:x="4.254cm" svg:y="0.601cm" svg:viewBox="0 0 172 269" svg:d="M172 14c0-12-2-14-14-14-48 0-96 0-145 0-6 0-13 0-13 8 0 7 7 9 13 9 47 0 96 0 143 0 0 36 0 73 0 110-46 0-91 0-137 0-7 0-14 0-14 7 0 8 7 8 14 8 46 0 91 0 137 0 0 36 0 74 0 111-47 0-96 0-143 0-6 0-13 0-13 8s7 8 13 8c49 0 97 0 145 0 12 0 14-2 14-14 0-80 0-160 0-241z"><text:p/></draw:path><draw:path draw:style-name="gr367" draw:text-style-name="P120" svg:width="0.191cm" svg:height="0.174cm" svg:x="4.459cm" svg:y="0.698cm" svg:viewBox="0 0 192 175" svg:d="M118 54c2-10 11-45 38-45 2 0 11 0 19 4-11 2-19 12-19 21 0 7 5 14 16 14 8 0 20-7 20-23 0-19-23-25-36-25-22 0-36 21-41 30-9-27-30-30-41-30-40 0-62 50-62 59 0 5 3 5 4 5 4 0 5-1 5-5 13-41 39-50 53-50 6 0 21 3 21 25 0 12-7 39-21 93-7 24-20 39-38 39-2 0-11 0-18-4 8-2 17-10 17-21s-9-13-14-13c-11 0-21 10-21 22 0 17 19 25 36 25 26 0 40-28 41-30 4 15 19 30 42 30 39 0 61-50 61-59 0-5-3-5-4-5-3 0-4 2-6 5-12 41-38 50-51 50-15 0-21-12-21-25 0-9 2-17 6-34 5-18 9-35 14-53z"><text:p/></draw:path><draw:path draw:style-name="gr368" draw:text-style-name="P120" svg:width="0.193cm" svg:height="0.222cm" svg:x="4.808cm" svg:y="0.661cm" svg:viewBox="0 0 194 223" svg:d="M180 119c7 0 14 0 14-8s-7-8-14-8c-55 0-109 0-164 0 5-51 49-88 104-88 20 0 41 0 60 0 7 0 14 0 14-7 0-8-7-8-14-8-21 0-40 0-61 0-66 0-119 48-119 111 0 62 53 112 119 112 21 0 40 0 61 0 7 0 14 0 14-7 0-8-7-8-14-8-19 0-40 0-60 0-55 0-99-37-104-89 55 0 109 0 164 0z"><text:p/></draw:path><draw:path draw:style-name="gr369" draw:text-style-name="P120" svg:width="0.264cm" svg:height="0.263cm" svg:x="5.147cm" svg:y="0.604cm" svg:viewBox="0 0 265 264" svg:d="M97 143c4 0 10 0 14 0 19 30 39 60 57 89 5 7 13 22 18 28 3 4 4 4 13 4 18 0 35 0 53 0 8 0 13 0 13-6 0-4-2-6-5-7-15-3-35-29-43-41-3-4-22-30-49-71 35-7 68-21 68-67 0-54-57-72-102-72-41 0-81 0-122 0-7 0-12 0-12 7 0 6 7 6 10 6 22 0 24 2 24 22 0 65 0 129 0 194 0 19-2 22-24 22-3 0-10 0-10 7 0 6 5 6 12 6 35 0 72 0 107 0 6 0 12 0 12-6 0-7-7-7-10-7-23 0-24-3-24-22 0-29 0-57 0-86zM172 124c11-14 12-35 12-51 0-19-3-40-16-55 17 3 55 15 55 54 0 25-12 45-51 52zM97 34c0-8 0-21 24-21 33 0 48 13 48 60 0 49-11 57-72 57 0-32 0-64 0-96zM44 251c3-7 3-18 3-21 0-66 0-131 0-196 0-3 0-14-3-21 14 0 30 0 44 0-4 7-4 15-4 20 0 66 0 131 0 197 0 3 0 14 3 21-14 0-29 0-43 0zM126 143c4 0 5-1 8-1 6 0 14 0 20-1 5 9 47 78 79 110-12 0-25 0-37 0-23-36-46-73-70-108z"><text:p/></draw:path><draw:path draw:style-name="gr370" draw:text-style-name="P120" svg:width="0.04cm" svg:height="0.04cm" svg:x="5.453cm" svg:y="0.827cm" svg:viewBox="0 0 41 41" svg:d="M41 21c0-12-9-21-20-21-12 0-21 9-21 21 0 11 9 20 21 20 11 0 20-9 20-20z"><text:p/></draw:path><draw:path draw:style-name="gr371" draw:text-style-name="P120" svg:width="0.209cm" svg:height="0.174cm" svg:x="5.538cm" svg:y="0.698cm" svg:viewBox="0 0 210 175" svg:d="M23 147c-1 7-3 16-3 18 0 7 5 10 11 10 4 0 12-3 14-11 1 0 6-19 8-29 3-11 5-23 9-34 2-9 4-17 6-26 1-7 5-18 5-19 5-12 26-47 62-47 18 0 21 14 21 26 0 24-19 74-24 90-4 9-4 14-4 18 0 19 13 32 31 32 37 0 51-56 51-59 0-5-3-5-4-5-5 0-5 2-7 8-8 26-20 47-38 47-7 0-10-3-10-12 0-10 3-19 7-27 7-21 23-63 23-85 0-27-16-42-44-42-35 0-53 24-60 34-2-22-19-34-36-34-19 0-25 15-29 22-7 13-12 36-12 37 0 5 4 5 5 5 4 0 5-1 7-10 7-26 14-45 28-45 7 0 12 4 12 17 0 8-1 13-6 32-8 30-15 60-23 89z"><text:p/></draw:path><draw:path draw:style-name="gr372" draw:text-style-name="P120" svg:width="0.255cm" svg:height="0.089cm" svg:x="5.889cm" svg:y="0.727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73" draw:text-style-name="P120" svg:width="0.014cm" svg:height="0.385cm" svg:x="6.321cm" svg:y="0.58cm" svg:viewBox="0 0 15 386" svg:d="M15 13c0-6 0-13-7-13-8 0-8 7-8 13 0 120 0 239 0 359 0 8 0 14 8 14 7 0 7-6 7-14 0-120 0-239 0-359z"><text:p/></draw:path><draw:path draw:style-name="gr374" draw:text-style-name="P120" svg:width="0.191cm" svg:height="0.174cm" svg:x="6.394cm" svg:y="0.698cm" svg:viewBox="0 0 192 175" svg:d="M118 54c2-10 11-45 38-45 1 0 11 0 19 4-11 2-19 12-19 21 0 7 5 14 16 14 7 0 20-7 20-23 0-19-23-25-36-25-23 0-36 21-41 30-9-27-30-30-41-30-41 0-63 50-63 59 0 5 4 5 5 5 3 0 5-1 5-5 13-41 38-50 52-50 7 0 20 3 20 25 0 12-6 39-20 93-6 24-20 39-37 39-2 0-11 0-20-4 10-2 19-10 19-21s-9-13-14-13c-12 0-21 10-21 22 0 17 19 25 36 25 26 0 39-28 40-30 5 15 19 30 42 30 40 0 62-50 62-59 0-5-4-5-5-5-3 0-3 2-5 5-13 41-39 50-51 50-16 0-21-12-21-25 0-9 2-17 6-34 5-18 9-35 14-53z"><text:p/></draw:path><draw:path draw:style-name="gr375" draw:text-style-name="P120" svg:width="0.014cm" svg:height="0.385cm" svg:x="6.649cm" svg:y="0.58cm" svg:viewBox="0 0 15 386" svg:d="M15 13c0-6 0-13-7-13-8 0-8 7-8 13 0 120 0 239 0 359 0 8 0 14 8 14 7 0 7-6 7-14 0-120 0-239 0-359z"><text:p/></draw:path><draw:path draw:style-name="gr376" draw:text-style-name="P120" svg:width="0.088cm" svg:height="0.385cm" svg:x="6.732cm" svg:y="0.58cm" svg:viewBox="0 0 89 386" svg:d="M89 193c0-30-4-76-25-120-23-48-56-73-61-73-2 0-3 1-3 3 0 1 0 3 7 9 38 39 60 100 60 181 0 66-14 134-63 183-4 5-4 5-4 6 0 3 1 4 3 4 5 0 39-26 62-75 20-42 24-85 24-118z"><text:p/></draw:path><draw:path draw:style-name="gr377" draw:text-style-name="P120" svg:width="0.089cm" svg:height="0.385cm" svg:x="6.882cm" svg:y="0.58cm" svg:viewBox="0 0 90 386" svg:d="M90 193c0-30-4-76-25-120-23-48-56-73-61-73-2 0-4 1-4 3 0 1 0 3 8 9 38 39 60 100 60 181 0 66-14 134-63 183-5 5-5 5-5 6 0 3 2 4 4 4 5 0 39-26 62-75 20-42 24-85 24-118z"><text:p/></draw:path></draw:g></text:p>
        </text:list-item>
        <text:list-item>
          <text:p text:style-name="P71">נוכיח בחלוקה למקרים כי הערך המוחלט של כל מספר <text:span text:style-name="T14">גדול מ־0</text:span> (הדבר הראשון שצריך להוכיח):</text:p>
        </text:list-item>
      </text:list>
      <text:list text:style-name="L27">
        <text:list-item>
          <text:list>
            <text:list-item>
              <text:p text:style-name="P72">אם המספר גדול מ־<draw:g text:anchor-type="as-char" svg:y="-0.265cm" draw:z-index="179" draw:style-name="gr1"><svg:title>TexMaths</svg:title><svg:desc>11§display§0§svg§600§FALSE§</svg:desc><draw:path draw:style-name="gr323" draw:text-style-name="P119" svg:width="0.137cm" svg:height="0.224cm" svg:x="0.004cm" svg:y="0.019cm" svg:viewBox="0 0 138 225" svg:d="M0 0c46 0 92 0 138 0 0 75 0 150 0 225-46 0-92 0-138 0 0-75 0-150 0-225z"><text:p/></draw:path><draw:path draw:style-name="gr324" draw:text-style-name="P120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אז הטענה מתקיימת באופן <text:span text:style-name="T17">טריוואלי</text:span>.</text:p>
            </text:list-item>
          </text:list>
        </text:list-item>
      </text:list>
      <text:list text:style-name="L29">
        <text:list-item>
          <text:list>
            <text:list-item>
              <text:p text:style-name="P73">אם המספר קטן מ־<draw:g text:anchor-type="as-char" svg:y="-0.265cm" draw:z-index="181" draw:style-name="gr1"><svg:title>TexMaths</svg:title><svg:desc>11§display§0§svg§600§FALSE§</svg:desc><draw:path draw:style-name="gr319" draw:text-style-name="P119" svg:width="0.137cm" svg:height="0.224cm" svg:x="0.004cm" svg:y="0.019cm" svg:viewBox="0 0 138 225" svg:d="M0 0c46 0 92 0 138 0 0 75 0 150 0 225-46 0-92 0-138 0 0-75 0-150 0-225z"><text:p/></draw:path><draw:path draw:style-name="gr320" draw:text-style-name="P120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אז לפי הגדרת הערך המוחלט הערך המוחלט של המספר גדול מ־<draw:g text:anchor-type="as-char" svg:y="-0.265cm" draw:z-index="180" draw:style-name="gr1"><svg:title>TexMaths</svg:title><svg:desc>11§display§0§svg§600§FALSE§</svg:desc><draw:path draw:style-name="gr321" draw:text-style-name="P119" svg:width="0.137cm" svg:height="0.224cm" svg:x="0.004cm" svg:y="0.019cm" svg:viewBox="0 0 138 225" svg:d="M0 0c46 0 92 0 138 0 0 75 0 150 0 225-46 0-92 0-138 0 0-75 0-150 0-225z"><text:p/></draw:path><draw:path draw:style-name="gr322" draw:text-style-name="P120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ולכן הטענה נכונה באופן טריוואלי. </text:p>
            </text:list-item>
          </text:list>
        </text:list-item>
      </text:list>
      <text:list xml:id="list213343703343514" text:continue-list="list213343837374278" text:style-name="L4">
        <text:list-item>
          <text:p text:style-name="P74">נוכיח כי <text:span text:style-name="T14">מספר ממשי גדול מ־0 הוא הערך המוחלט של ממשי כלשהו.</text:span></text:p>
        </text:list-item>
      </text:list>
      <text:list text:style-name="L26">
        <text:list-item>
          <text:list>
            <text:list-item>
              <text:p text:style-name="P76">במילים אחרות, יהי <draw:g text:anchor-type="as-char" svg:y="-0.263cm" draw:z-index="176" draw:style-name="gr1"><svg:title>TexMaths</svg:title><svg:desc>11§display§x \in \mathbb{R}§svg§600§FALSE§</svg:desc><draw:path draw:style-name="gr408" draw:text-style-name="P119" svg:width="0.923cm" svg:height="0.237cm" svg:x="0.008cm" svg:y="0.018cm" svg:viewBox="0 0 924 238" svg:d="M462 238c-154 0-308 0-462 0 0-79 0-159 0-238 308 0 616 0 924 0 0 79 0 159 0 238-154 0-308 0-462 0z"><text:p/></draw:path><draw:path draw:style-name="gr409" draw:text-style-name="P120" svg:width="0.191cm" svg:height="0.172cm" svg:x="-0.001cm" svg:y="0.093cm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410" draw:text-style-name="P120" svg:width="0.191cm" svg:height="0.221cm" svg:x="0.349cm" svg:y="0.055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411" draw:text-style-name="P120" svg:width="0.264cm" svg:height="0.261cm" svg:x="0.687cm" svg:y="-0.001cm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. אם <draw:g text:anchor-type="as-char" svg:y="-0.173cm" draw:z-index="175" draw:style-name="gr1"><svg:title>TexMaths</svg:title><svg:desc>11§display§x§svg§600§FALSE§</svg:desc><draw:path draw:style-name="gr412" draw:text-style-name="P119" svg:width="0.161cm" svg:height="0.132cm" svg:x="0.008cm" svg:y="0.019cm" svg:viewBox="0 0 162 133" svg:d="M0 0c54 0 108 0 162 0 0 44 0 89 0 133-54 0-108 0-162 0 0-44 0-89 0-133z"><text:p/></draw:path><draw:path draw:style-name="gr413" draw:text-style-name="P120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גדול מ־<draw:g text:anchor-type="as-char" svg:y="-0.265cm" draw:z-index="174" draw:style-name="gr1"><svg:title>TexMaths</svg:title><svg:desc>11§display§0§svg§600§FALSE§</svg:desc><draw:path draw:style-name="gr414" draw:text-style-name="P119" svg:width="0.137cm" svg:height="0.224cm" svg:x="0.004cm" svg:y="0.019cm" svg:viewBox="0 0 138 225" svg:d="M0 0c46 0 92 0 138 0 0 75 0 150 0 225-46 0-92 0-138 0 0-75 0-150 0-225z"><text:p/></draw:path><draw:path draw:style-name="gr415" draw:text-style-name="P120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אז <draw:g text:anchor-type="as-char" svg:y="-0.288cm" draw:z-index="173" draw:style-name="gr1"><svg:title>TexMaths</svg:title><svg:desc>11§display§x = |x|§svg§600§FALSE§</svg:desc><draw:path draw:style-name="gr416" draw:text-style-name="P119" svg:width="1.084cm" svg:height="0.345cm" svg:x="0.009cm" svg:y="0.019cm" svg:viewBox="0 0 1085 346" svg:d="M0 0c362 0 723 0 1085 0 0 116 0 230 0 346-362 0-723 0-1085 0 0-116 0-230 0-346z"><text:p/></draw:path><draw:path draw:style-name="gr417" draw:text-style-name="P120" svg:width="0.191cm" svg:height="0.173cm" svg:x="0cm" svg:y="0.118cm" svg:viewBox="0 0 192 174" svg:d="M118 54c2-10 11-46 38-46 2 0 11 0 20 5-11 2-19 12-19 21 0 7 5 13 14 13s21-6 21-22c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5 1-6 5-12 40-38 50-50 50-16 0-22-13-22-25 0-9 2-18 6-34 5-18 9-35 14-53z"><text:p/></draw:path><draw:path draw:style-name="gr418" draw:text-style-name="P120" svg:width="0.255cm" svg:height="0.089cm" svg:x="0.339cm" svg:y="0.147cm" svg:viewBox="0 0 256 90" svg:d="M243 15c7 0 13 0 13-7 0-8-6-8-12-8-77 0-155 0-232 0-4 0-12 0-12 8 0 7 8 7 13 7 77 0 153 0 230 0zM244 90c6 0 12 0 12-7 0-8-6-8-13-8-77 0-153 0-230 0-5 0-13 0-13 8 0 7 8 7 12 7 77 0 155 0 232 0z"><text:p/></draw:path><draw:path draw:style-name="gr419" draw:text-style-name="P120" svg:width="0.014cm" svg:height="0.384cm" svg:x="0.771cm" svg:y="0cm" svg:viewBox="0 0 15 385" svg:d="M15 14c0-7 0-14-7-14-8 0-8 7-8 14 0 119 0 238 0 357 0 8 0 14 8 14 7 0 7-6 7-14 0-119 0-238 0-357z"><text:p/></draw:path><draw:path draw:style-name="gr420" draw:text-style-name="P120" svg:width="0.191cm" svg:height="0.173cm" svg:x="0.843cm" svg:y="0.118cm" svg:viewBox="0 0 192 174" svg:d="M118 54c2-10 11-46 38-46 1 0 11 0 19 5-11 2-19 12-19 21 0 7 4 13 15 13 8 0 21-6 21-22 0-19-23-25-36-25-22 0-36 20-41 29-9-26-30-29-41-29-40 0-62 50-62 59 0 4 3 4 4 4 4 0 5-1 5-5 13-40 38-50 52-50 7 0 20 4 20 26 0 12-6 38-20 92-6 24-20 40-37 40-2 0-11 0-20-5 10-2 19-10 19-21 0-10-9-13-14-13-12 0-21 10-21 22 0 17 19 25 36 25 26 0 39-26 41-29 4 15 18 29 41 29 40 0 62-50 62-59 0-4-4-4-5-4-4 0-4 1-5 5-13 40-39 50-51 50-16 0-21-13-21-25 0-9 2-18 6-34 5-18 9-35 14-53z"><text:p/></draw:path><draw:path draw:style-name="gr421" draw:text-style-name="P120" svg:width="0.014cm" svg:height="0.384cm" svg:x="1.098cm" svg:y="0cm" svg:viewBox="0 0 15 385" svg:d="M15 14c0-7 0-14-7-14-8 0-8 7-8 14 0 119 0 238 0 357 0 8 0 14 8 14 7 0 7-6 7-14 0-119 0-238 0-357z"><text:p/></draw:path></draw:g>. משום שידוע שהוא גדול מ־<draw:g text:anchor-type="as-char" svg:y="-0.265cm" draw:z-index="172" draw:style-name="gr1"><svg:title>TexMaths</svg:title><svg:desc>11§display§0§svg§600§FALSE§</svg:desc><draw:path draw:style-name="gr422" draw:text-style-name="P119" svg:width="0.137cm" svg:height="0.224cm" svg:x="0.004cm" svg:y="0.019cm" svg:viewBox="0 0 138 225" svg:d="M0 0c46 0 92 0 138 0 0 75 0 150 0 225-46 0-92 0-138 0 0-75 0-150 0-225z"><text:p/></draw:path><draw:path draw:style-name="gr423" draw:text-style-name="P120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לפי הגדרת הערך המוחלט, <draw:g text:anchor-type="as-char" svg:y="-0.173cm" draw:z-index="171" draw:style-name="gr1"><svg:title>TexMaths</svg:title><svg:desc>11§display§x§svg§600§FALSE§</svg:desc><draw:path draw:style-name="gr424" draw:text-style-name="P119" svg:width="0.161cm" svg:height="0.132cm" svg:x="0.008cm" svg:y="0.019cm" svg:viewBox="0 0 162 133" svg:d="M0 0c54 0 108 0 162 0 0 44 0 89 0 133-54 0-108 0-162 0 0-44 0-89 0-133z"><text:p/></draw:path><draw:path draw:style-name="gr425" draw:text-style-name="P120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שווה לערך המוחלט של עצמו.</text:p>
            </text:list-item>
          </text:list>
        </text:list-item>
      </text:list>
      <text:list text:style-name="L6">
        <text:list-item>
          <text:p text:style-name="P75">טענות (v) ו־(vi) מוכיחות את (v) אשר שקול לטענה שצ.ל., לכן <text:span text:style-name="T15">– </text:span><text:span text:style-name="T1">מש"ל</text:span> <draw:g text:anchor-type="as-char" svg:y="-0.265cm" draw:z-index="170" draw:style-name="gr1"><svg:title>TexMaths</svg:title><svg:desc>11§display§\blacksquare§svg§600§FALSE§</svg:desc><draw:path draw:style-name="gr426" draw:text-style-name="P119" svg:width="0.236cm" svg:height="0.224cm" svg:x="-0.001cm" svg:y="0.018cm" svg:viewBox="0 0 237 225" svg:d="M120 225c-41 0-80 0-120 0 0-75 0-150 0-225 79 0 158 0 237 0 0 75 0 150 0 225-39 0-79 0-117 0z"><text:p/></draw:path><draw:path draw:style-name="gr427" draw:text-style-name="P12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2" text:outline-level="2">3. הפשטת והוכחת טענות</text:h>
      <text:h text:style-name="Heading_20_3" text:outline-level="3">סעיף א’</text:h>
      <text:list xml:id="list817364668" text:style-name="L7">
        <text:list-item>
          <text:p text:style-name="P77"><text:span text:style-name="T16">נטען</text:span>:</text:p>
          <text:p text:style-name="P15"><draw:g text:anchor-type="as-char" svg:y="-0.288cm" draw:z-index="169" draw:style-name="gr1"><svg:title>TexMaths</svg:title><svg:desc>11§display§A := \left\{x \in \mathbb{Z} \colon \exists y \in \mathbb{Z}. (x = y + 1) \right\} = \mathbb{Z}§svg§600§FALSE§</svg:desc><draw:path draw:style-name="gr428" draw:text-style-name="P119" svg:width="6.411cm" svg:height="0.344cm" svg:x="0.006cm" svg:y="0.019cm" svg:viewBox="0 0 6412 345" svg:d="M0 0c2137 0 4275 0 6412 0 0 115 0 230 0 345-2137 0-4275 0-6412 0 0-115 0-230 0-345z"><text:p/></draw:path><draw:path draw:style-name="gr429" draw:text-style-name="P120" svg:width="0.264cm" svg:height="0.274cm" svg:x="-0.001cm" svg:y="0.013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3 0-23-3-25-14-8-79-15-160-23-240-1-8-1-9-8-9-5 0-7 2-10 7-45 74-89 149-134 223zM102 175c26-43 51-86 76-128 5 42 9 85 13 128-29 0-59 0-89 0z"><text:p/></draw:path><draw:path draw:style-name="gr430" draw:text-style-name="P120" svg:width="0.041cm" svg:height="0.165cm" svg:x="0.416cm" svg:y="0.123cm" svg:viewBox="0 0 42 166" svg:d="M42 20c0-11-10-20-21-20s-21 9-21 20 10 21 21 21 21-10 21-21zM42 145c0-11-10-21-21-21s-21 10-21 21 10 21 21 21 21-10 21-21z"><text:p/></draw:path><draw:path draw:style-name="gr431" draw:text-style-name="P120" svg:width="0.256cm" svg:height="0.089cm" svg:x="0.512cm" svg:y="0.147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432" draw:text-style-name="P120" svg:width="0.137cm" svg:height="0.383cm" svg:x="0.927cm" svg:y="0cm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433" draw:text-style-name="P120" svg:width="0.192cm" svg:height="0.173cm" svg:x="1.104cm" svg:y="0.118cm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434" draw:text-style-name="P120" svg:width="0.193cm" svg:height="0.221cm" svg:x="1.452cm" svg:y="0.0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435" draw:text-style-name="P120" svg:width="0.233cm" svg:height="0.262cm" svg:x="1.797cm" svg:y="0.026cm" svg:viewBox="0 0 234 263" svg:d="M219 13c3-4 3-5 3-6 0-7-5-7-12-7-59 0-118 0-177 0-12 0-12 1-13 11-2 18-5 34-7 52 0 1 0 3 0 5 0 6 4 7 7 7s5-2 6-6c2-8 5-26 29-40 22-15 50-16 62-16 11 0 21 0 32 0-49 78-97 158-146 236-3 4-3 5-3 6 0 8 6 8 13 8 66 0 132 0 198 0 11 0 11-1 13-11 4-25 7-51 10-75 0-4-3-7-6-7-6 0-7 4-8 12-7 30-36 67-91 67-19 0-37 0-55 0 48-78 97-158 145-236zM33 13c7 0 13 0 20 0-10 7-18 13-22 18 1-6 1-12 2-18zM164 13c13 0 26 0 40 0-49 78-97 158-146 236-13 0-26 0-39 0 48-78 97-158 145-236zM185 249c11-7 21-14 30-25-2 7-2 12-4 25-9 0-17 0-26 0z"><text:p/></draw:path><draw:path draw:style-name="gr436" draw:text-style-name="P120" svg:width="0.041cm" svg:height="0.165cm" svg:x="2.119cm" svg:y="0.123cm" svg:viewBox="0 0 42 166" svg:d="M42 20c0-11-10-20-21-20s-21 9-21 20 10 21 21 21 21-10 21-21zM42 145c0-11-10-21-21-21s-21 10-21 21 10 21 21 21 21-10 21-21z"><text:p/></draw:path><draw:path draw:style-name="gr437" draw:text-style-name="P120" svg:width="0.172cm" svg:height="0.265cm" svg:x="2.343cm" svg:y="0.022cm" svg:viewBox="0 0 173 266" svg:d="M173 13c0-12-1-13-15-13-48 0-96 0-145 0-5 0-13 0-13 8 0 7 8 7 13 7 49 0 96 0 144 0 0 37 0 73 0 111-46 0-92 0-138 0-7 0-13 0-13 7 0 8 6 8 13 8 46 0 92 0 138 0 0 36 0 73 0 109-48 0-95 0-144 0-5 0-13 0-13 8s8 8 13 8c49 0 97 0 145 0 14 0 15-2 15-14 0-79 0-160 0-239z"><text:p/></draw:path><draw:path draw:style-name="gr438" draw:text-style-name="P120" svg:width="0.177cm" svg:height="0.247cm" svg:x="2.548cm" svg:y="0.118cm" svg:viewBox="0 0 178 248" svg:d="M177 23c1-5 1-5 1-9 0-6-5-10-11-10-3 0-10 3-13 8-1 2-4 14-5 21-4 10-6 20-8 31-6 23-12 46-18 69-1 6-17 33-44 33-20 0-23-17-23-32 0-17 7-40 19-75 6-16 8-20 8-28 0-17-13-31-31-31-38 0-52 56-52 59 0 4 4 4 6 4 3 0 3-1 5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439" draw:text-style-name="P120" svg:width="0.192cm" svg:height="0.221cm" svg:x="2.88cm" svg:y="0.0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440" draw:text-style-name="P120" svg:width="0.234cm" svg:height="0.262cm" svg:x="3.222cm" svg:y="0.026cm" svg:viewBox="0 0 235 263" svg:d="M220 13c3-4 3-5 3-6 0-7-5-7-12-7-59 0-117 0-177 0-13 0-13 1-14 11-2 18-3 34-6 52 0 1-1 3-1 5 0 6 5 7 8 7s5-2 7-6c1-8 4-26 28-40 22-15 49-16 62-16 11 0 21 0 32 0-49 78-97 158-146 236-4 4-4 5-4 6 0 8 7 8 13 8 66 0 133 0 199 0 11 0 11-1 14-11 3-25 6-51 9-75 0-4-3-7-6-7-6 0-7 4-8 12-6 30-36 67-91 67-19 0-36 0-55 0 48-78 97-158 145-236zM33 13c7 0 14 0 21 0-11 7-18 13-23 18 1-6 1-12 2-18zM165 13c13 0 26 0 40 0-49 78-98 158-147 236-13 0-25 0-38 0 48-78 97-158 145-236zM186 249c11-7 21-14 30-25-1 7-3 12-4 25-8 0-17 0-26 0z"><text:p/></draw:path><draw:path draw:style-name="gr441" draw:text-style-name="P120" svg:width="0.04cm" svg:height="0.041cm" svg:x="3.503cm" svg:y="0.247cm" svg:viewBox="0 0 41 42" svg:d="M41 21c0-11-9-21-20-21-12 0-21 10-21 21s9 21 21 21c11 0 20-10 20-21z"><text:p/></draw:path><draw:path draw:style-name="gr442" draw:text-style-name="P120" svg:width="0.089cm" svg:height="0.383cm" svg:x="3.615cm" svg:y="0cm" svg:viewBox="0 0 90 384" svg:d="M90 380c0-1 0-1-6-8-49-48-61-121-61-179 0-67 14-135 62-183 5-4 5-4 5-7 0-2-2-3-4-3-3 0-39 26-62 75-20 43-24 86-24 118 0 28 4 76 25 119 23 47 58 72 61 72 2 0 4-1 4-4z"><text:p/></draw:path><draw:path draw:style-name="gr443" draw:text-style-name="P120" svg:width="0.192cm" svg:height="0.173cm" svg:x="3.738cm" svg:y="0.118cm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2 0-19-5 10-2 18-10 18-21 0-10-8-13-14-13-12 0-22 10-22 22 0 17 20 25 36 25 26 0 40-26 41-29 4 15 19 29 42 29 39 0 61-50 61-59 0-4-3-4-4-4-3 0-4 1-4 5-14 40-40 50-52 50-15 0-21-13-21-25 0-9 2-18 6-34 4-18 8-35 13-53z"><text:p/></draw:path><draw:path draw:style-name="gr444" draw:text-style-name="P120" svg:width="0.256cm" svg:height="0.089cm" svg:x="4.077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45" draw:text-style-name="P120" svg:width="0.177cm" svg:height="0.247cm" svg:x="4.475cm" svg:y="0.118cm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5 45 47 45 15 0 29-7 40-17-6 20-10 38-26 58-10 13-25 25-43 25-5 0-22-2-28-16 5 0 11 0 16-5 4-4 8-9 8-16 0-11-11-13-14-13-9 0-22 6-22 25 0 18 16 33 40 33 40 0 81-36 92-77 12-50 24-99 36-148z"><text:p/></draw:path><draw:path draw:style-name="gr446" draw:text-style-name="P120" svg:width="0.256cm" svg:height="0.256cm" svg:x="4.775cm" svg:y="0.064cm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447" draw:text-style-name="P120" svg:width="0.127cm" svg:height="0.256cm" svg:x="5.174cm" svg:y="0.032cm" svg:viewBox="0 0 128 257" svg:d="M79 10c0-9 0-10-9-10-24 25-58 25-70 25 0 5 0 8 0 12 8 0 31 0 51-9 0 66 0 132 0 198 0 13-1 18-37 18-4 0-7 0-12 0 0 5 0 9 0 13 15-3 48-3 63-3s49 0 63 3c0-4 0-8 0-13-5 0-8 0-12 0-36 0-37-4-37-18 0-72 0-145 0-216z"><text:p/></draw:path><draw:path draw:style-name="gr448" draw:text-style-name="P120" svg:width="0.088cm" svg:height="0.383cm" svg:x="5.355cm" svg:y="0cm" svg:viewBox="0 0 89 384" svg:d="M89 193c0-30-4-77-25-120-23-48-56-73-61-73-2 0-3 1-3 3 0 3 0 3 7 10 38 38 60 99 60 180 0 65-14 132-63 181-4 5-4 5-4 6 0 3 1 4 3 4 5 0 39-26 62-75 20-43 24-85 24-116z"><text:p/></draw:path><draw:path draw:style-name="gr449" draw:text-style-name="P120" svg:width="0.135cm" svg:height="0.383cm" svg:x="5.512cm" svg:y="0cm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450" draw:text-style-name="P120" svg:width="0.256cm" svg:height="0.089cm" svg:x="5.805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51" draw:text-style-name="P120" svg:width="0.234cm" svg:height="0.262cm" svg:x="6.202cm" svg:y="0.026cm" svg:viewBox="0 0 235 263" svg:d="M220 13c3-4 3-5 3-6 0-7-5-7-12-7-59 0-117 0-177 0-13 0-13 1-14 11-2 18-3 34-6 52 0 1-1 3-1 5 0 6 5 7 8 7s5-2 7-6c1-8 4-26 28-40 22-15 49-16 62-16 11 0 21 0 32 0-49 78-97 158-146 236-4 4-4 5-4 6 0 8 7 8 13 8 66 0 133 0 199 0 11 0 11-1 14-11 3-25 6-51 9-75 0-4-3-7-6-7-6 0-7 4-8 12-6 30-36 67-91 67-19 0-36 0-55 0 48-78 97-158 145-236zM33 13c7 0 14 0 21 0-11 7-18 13-23 18 1-6 1-12 2-18zM165 13c13 0 26 0 40 0-49 78-98 158-147 236-13 0-25 0-38 0 48-78 97-158 145-236zM186 249c11-7 21-14 30-25-1 7-3 12-4 25-8 0-17 0-26 0z"><text:p/></draw:path></draw:g></text:p>
        </text:list-item>
        <text:list-item>
          <text:p text:style-name="P78">נפשט, לפי הגדרת הכלה ועיקרון ההפרדה:</text:p>
          <text:p text:style-name="P15"><draw:g text:anchor-type="as-char" svg:y="-0.753cm" draw:z-index="156" draw:style-name="gr1"><svg:title>TexMaths</svg:title><svg:desc>11§latex§\begin{align*}
  &amp;P_1 := (\forall z \in \mathbb{Z}. (z \in \mathbb{Z} \land (\exists y. z = y + 1))) \\
  &amp;P_2 := (\forall z \in \mathbb{Z}. (\exists y \in \mathbb{Z} z = y + 1) \rightarrow z \in \mathbb{Z}) \\
  &amp;P_1 \land P_2
\end{align*}§svg§600§FALSE§</svg:desc><draw:path draw:style-name="gr496" draw:text-style-name="P119" svg:width="7.072cm" svg:height="1.466cm" svg:x="0.004cm" svg:y="0.019cm" svg:viewBox="0 0 7073 1467" svg:d="M3537 1467c-1179 0-2358 0-3537 0 0-489 0-978 0-1467 2358 0 4715 0 7073 0 0 489 0 978 0 1467-1179 0-2358 0-3536 0z"><text:p/></draw:path><draw:path draw:style-name="gr497" draw:text-style-name="P120" svg:width="0.275cm" svg:height="0.263cm" svg:x="-0.001cm" svg:y="0.025cm" svg:viewBox="0 0 276 264" svg:d="M102 142c22 0 43 0 65 0 55 0 109-41 109-84 0-29-25-58-76-58-42 0-83 0-125 0-8 0-11 0-11 7 0 5 3 5 11 5 4 0 12 0 16 0 6 1 9 2 9 7 0 1-1 2-2 7-18 70-34 138-52 207-3 16-4 19-35 19-7 0-11 0-11 7 0 5 5 5 7 5 9 0 37-1 48-1 9 0 16 0 25 0 8 0 17 1 26 1 2 0 7 0 7-8 0-4-4-4-11-4-14 0-25 0-25-8 0-2 1-3 1-6 8-32 17-64 24-96zM130 26c3-13 4-14 21-14 12 0 25 0 37 0 32 0 53 10 53 36 0 16-9 49-23 63-20 18-43 20-60 20-18 0-36 0-55 0 9-35 18-69 27-105z"><text:p/></draw:path><draw:path draw:style-name="gr498" draw:text-style-name="P120" svg:width="0.097cm" svg:height="0.178cm" svg:x="0.262cm" svg:y="0.168cm" svg:viewBox="0 0 98 179" svg:d="M60 8c0-8 0-8-7-8-18 18-42 18-53 18 0 3 0 6 0 10 7 0 24 0 38-8 0 46 0 91 0 137 0 9 0 12-26 12-3 0-8 0-11 0 0 4 0 7 0 10 6 0 39-1 48-1s43 1 49 1c0-3 0-6 0-10-3 0-7 0-10 0-28 0-28-3-28-12 0-49 0-100 0-149z"><text:p/></draw:path><draw:path draw:style-name="gr499" draw:text-style-name="P120" svg:width="0.041cm" svg:height="0.166cm" svg:x="0.546cm" svg:y="0.122cm" svg:viewBox="0 0 42 167" svg:d="M42 21c0-11-10-21-21-21s-21 10-21 21 10 20 21 20 21-9 21-20zM42 146c0-11-10-21-21-21s-21 10-21 21 10 21 21 21 21-10 21-21z"><text:p/></draw:path><draw:path draw:style-name="gr500" draw:text-style-name="P120" svg:width="0.256cm" svg:height="0.089cm" svg:x="0.641cm" svg:y="0.148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501" draw:text-style-name="P120" svg:width="0.089cm" svg:height="0.385cm" svg:x="1.066cm" svg:y="-0.001cm" svg:viewBox="0 0 90 386" svg:d="M90 383c0-1 0-2-6-9-49-48-61-121-61-180 0-67 14-135 62-183 5-5 5-5 5-7 0-3-1-4-3-4-5 0-40 26-62 76-20 42-25 85-25 118 0 29 4 77 26 120 23 48 56 72 61 72 2 0 3-1 3-3z"><text:p/></draw:path><draw:path draw:style-name="gr502" draw:text-style-name="P120" svg:width="0.215cm" svg:height="0.275cm" svg:x="1.178cm" svg:y="0.021cm" svg:viewBox="0 0 216 276" svg:d="M213 14c3-4 3-4 3-6 0-5-4-8-8-8-6 0-8 4-9 9-11 28-22 56-33 85-38 0-78 0-117 0-11-29-22-57-33-85-1-6-3-9-8-9-4 0-8 3-8 8 0 1 0 1 2 6 32 85 65 169 97 253 2 6 3 9 9 9 5 0 6-4 9-7 31-85 64-170 96-255zM55 109c35 0 70 0 106 0-18 46-36 91-53 138-18-47-35-92-53-138z"><text:p/></draw:path><draw:path draw:style-name="gr503" draw:text-style-name="P120" svg:width="0.163cm" svg:height="0.174cm" svg:x="1.41cm" svg:y="0.118cm" svg:viewBox="0 0 164 175" svg:d="M34 139c21-22 33-32 46-44 13-11 24-21 39-34 36-37 45-55 45-57 0-4-3-4-5-4-3 0-4 1-5 4-12 19-21 26-30 26-10 0-13-7-20-13-6-9-13-17-26-17-29 0-46 36-46 44 0 2 1 4 4 4 4 0 5-1 5-4 7-18 29-18 33-18 8 0 15 3 24 6 15 5 20 5 30 5-14 18-47 46-53 51-12 11-23 22-35 33-27 25-40 47-40 51 0 3 3 3 4 3 4 0 4 0 7-4 9-14 20-25 32-25 10 0 13 4 23 15 7 8 13 14 24 14 39 0 61-48 61-59 0-2-1-4-5-4-3 0-4 2-5 5-9 25-33 33-46 33-8 0-15-3-24-6-13-4-18-6-26-6-1 0-7 0-11 1z"><text:p/></draw:path><draw:path draw:style-name="gr504" draw:text-style-name="P120" svg:width="0.193cm" svg:height="0.224cm" svg:x="1.729cm" svg:y="0.08cm" svg:viewBox="0 0 194 225" svg:d="M180 120c7 0 14 0 14-8 0-7-7-7-14-7-55 0-109 0-164 0 5-52 49-90 104-90 20 0 41 0 60 0 7 0 14 0 14-7 0-8-7-8-14-8-21 0-40 0-61 0-66 0-119 51-119 112 0 62 53 113 119 113 21 0 40 0 61 0 7 0 14 0 14-8s-7-8-14-8c-19 0-40 0-60 0-55 0-99-37-104-89 55 0 109 0 164 0z"><text:p/></draw:path><draw:path draw:style-name="gr505" draw:text-style-name="P120" svg:width="0.234cm" svg:height="0.264cm" svg:x="2.073cm" svg:y="0.024cm" svg:viewBox="0 0 235 265" svg:d="M219 14c4-5 4-6 4-7 0-7-6-7-13-7-59 0-118 0-177 0-12 0-12 1-13 11-2 18-4 35-6 53 0 1-1 3-1 4 0 6 5 8 7 8 3 0 5-3 6-6 3-9 6-26 29-41 22-15 49-16 63-16 10 0 21 0 30 0-48 79-96 159-145 238-3 5-3 5-3 7 0 7 5 7 13 7 66 0 132 0 198 0 12 0 12-1 13-11 4-25 8-50 11-76 0-4-4-7-6-7-7 0-7 4-8 12-7 32-37 68-92 68-19 0-37 0-55 0 48-79 96-157 145-237zM33 13c7 0 13 0 20 0v1c-10 6-18 12-22 17 1-6 1-12 2-18zM165 13c13 0 25 0 38 0-48 79-96 159-145 238-13 0-26 0-39 0 48-79 98-159 146-238zM185 251c11-7 21-14 29-25 0 7-1 12-3 25-9 0-17 0-26 0z"><text:p/></draw:path><draw:path draw:style-name="gr506" draw:text-style-name="P120" svg:width="0.04cm" svg:height="0.041cm" svg:x="2.354cm" svg:y="0.248cm" svg:viewBox="0 0 41 42" svg:d="M41 21c0-11-10-21-21-21s-20 10-20 21 9 21 20 21 21-10 21-21z"><text:p/></draw:path><draw:path draw:style-name="gr507" draw:text-style-name="P120" svg:width="0.088cm" svg:height="0.385cm" svg:x="2.466cm" svg:y="-0.001cm" svg:viewBox="0 0 89 386" svg:d="M89 383c0-1 0-2-7-9-48-48-60-121-60-180 0-67 14-135 63-183 4-5 4-5 4-7 0-3-1-4-3-4-5 0-39 26-62 76-20 42-24 85-24 118 0 29 4 77 25 120 23 48 56 72 61 72 2 0 3-1 3-3z"><text:p/></draw:path><draw:path draw:style-name="gr508" draw:text-style-name="P120" svg:width="0.163cm" svg:height="0.174cm" svg:x="2.595cm" svg:y="0.118cm" svg:viewBox="0 0 164 175" svg:d="M34 139c21-22 33-32 46-44 13-11 24-21 39-34 36-37 45-55 45-57 0-4-3-4-5-4-3 0-4 1-5 4-12 19-21 26-30 26-10 0-13-7-20-13-6-9-13-17-26-17-29 0-46 36-46 44 0 2 1 4 4 4 4 0 5-1 5-4 7-18 29-18 33-18 8 0 15 3 24 6 15 5 20 5 30 5-14 18-47 46-53 51-12 11-23 22-35 33-27 25-40 47-40 51 0 3 3 3 4 3 4 0 4 0 7-4 9-14 20-25 32-25 10 0 13 4 23 15 7 8 13 14 24 14 39 0 61-48 61-59 0-2-1-4-5-4-3 0-4 2-5 5-9 25-33 33-46 33-8 0-15-3-24-6-13-4-18-6-26-6-1 0-7 0-11 1z"><text:p/></draw:path><draw:path draw:style-name="gr509" draw:text-style-name="P120" svg:width="0.193cm" svg:height="0.224cm" svg:x="2.914cm" svg:y="0.08cm" svg:viewBox="0 0 194 225" svg:d="M180 120c7 0 14 0 14-8 0-7-7-7-14-7-55 0-109 0-164 0 5-52 49-90 104-90 20 0 41 0 60 0 7 0 14 0 14-7 0-8-7-8-14-8-21 0-40 0-61 0-66 0-119 51-119 112 0 62 53 113 119 113 21 0 40 0 61 0 7 0 14 0 14-8s-7-8-14-8c-19 0-40 0-60 0-55 0-99-37-104-89 55 0 109 0 164 0z"><text:p/></draw:path><draw:path draw:style-name="gr510" draw:text-style-name="P120" svg:width="0.234cm" svg:height="0.264cm" svg:x="3.258cm" svg:y="0.024cm" svg:viewBox="0 0 235 265" svg:d="M219 14c4-5 4-6 4-7 0-7-6-7-13-7-59 0-118 0-177 0-12 0-12 1-13 11-2 18-4 35-6 53 0 1-1 3-1 4 0 6 5 8 7 8 3 0 5-3 6-6 3-9 6-26 29-41 22-15 49-16 63-16 10 0 21 0 30 0-48 79-96 159-145 238-3 5-3 5-3 7 0 7 5 7 13 7 66 0 132 0 198 0 12 0 12-1 13-11 4-25 8-50 11-76 0-4-4-7-6-7-7 0-7 4-8 12-7 32-37 68-92 68-19 0-37 0-55 0 48-79 96-157 145-237zM33 13c7 0 13 0 20 0v1c-10 6-18 12-22 17 1-6 1-12 2-18zM165 13c13 0 25 0 38 0-48 79-96 159-145 238-13 0-26 0-39 0 48-79 98-159 146-238zM185 251c11-7 21-14 29-25 0 7-1 12-3 25-9 0-17 0-26 0z"><text:p/></draw:path><draw:path draw:style-name="gr511" draw:text-style-name="P120" svg:width="0.213cm" svg:height="0.238cm" svg:x="3.611cm" svg:y="0.058cm" svg:viewBox="0 0 214 239" svg:d="M117 8c-4-7-6-8-10-8-5 0-6 2-8 8-32 71-65 144-97 215-2 6-2 7-2 8 0 5 3 8 8 8 2 0 5 0 8-8 30-68 61-136 91-205 30 69 60 137 91 205 3 8 8 8 9 8 4 0 7-3 7-8-1-2 0-1-2-5-32-73-64-146-95-218z"><text:p/></draw:path><draw:path draw:style-name="gr512" draw:text-style-name="P120" svg:width="0.088cm" svg:height="0.385cm" svg:x="3.972cm" svg:y="-0.001cm" svg:viewBox="0 0 89 386" svg:d="M89 383c0-1 0-2-7-9-48-48-60-121-60-180 0-67 14-135 63-183 4-5 4-5 4-7 0-3-1-4-3-4-5 0-40 26-62 76-20 42-24 85-24 118 0 29 3 77 25 120 23 48 56 72 61 72 2 0 3-1 3-3z"><text:p/></draw:path><draw:path draw:style-name="gr513" draw:text-style-name="P120" svg:width="0.171cm" svg:height="0.268cm" svg:x="4.105cm" svg:y="0.021cm" svg:viewBox="0 0 172 269" svg:d="M172 14c0-13-2-14-14-14-48 0-96 0-145 0-6 0-13 0-13 8 0 7 7 7 13 7 47 0 96 0 143 0 0 38 0 74 0 112-46 0-91 0-137 0-7 0-14 0-14 7 0 8 7 8 14 8 46 0 91 0 137 0 0 37 0 74 0 111-47 0-96 0-143 0-6 0-13 0-13 8s7 8 13 8c49 0 97 0 145 0 12 0 14-2 14-15 0-80 0-159 0-240z"><text:p/></draw:path><draw:path draw:style-name="gr514" draw:text-style-name="P120" svg:width="0.177cm" svg:height="0.25cm" svg:x="4.309cm" svg:y="0.118cm" svg:viewBox="0 0 178 251" svg:d="M176 24c2-5 2-6 2-9 0-7-5-11-11-11-4 0-10 3-14 9 0 1-3 13-6 21-2 10-4 20-7 31-6 23-11 46-17 69-2 6-19 33-44 33-20 0-24-17-24-32 0-17 7-41 20-76 6-15 7-19 7-27 0-18-12-32-31-32-37 0-51 56-51 59 0 5 3 5 4 5 5 0 5-1 7-7 10-36 25-48 38-48 4 0 10 0 10 12 0 10-4 20-6 27-16 41-22 63-22 82 0 34 24 45 47 45 14 0 28-7 39-17-6 20-10 39-26 60-10 13-24 24-42 24-5 0-23-1-29-16 5 0 11 0 16-5 4-3 8-9 8-16 0-11-11-14-14-14-9 0-22 7-22 26 0 20 17 34 41 34 40 0 80-35 91-79 12-50 24-98 36-148z"><text:p/></draw:path><draw:path draw:style-name="gr515" draw:text-style-name="P120" svg:width="0.04cm" svg:height="0.041cm" svg:x="4.535cm" svg:y="0.248cm" svg:viewBox="0 0 41 42" svg:d="M41 21c0-11-10-21-21-21-12 0-20 10-20 21s8 21 20 21c11 0 21-10 21-21z"><text:p/></draw:path><draw:path draw:style-name="gr516" draw:text-style-name="P120" svg:width="0.163cm" svg:height="0.174cm" svg:x="4.625cm" svg:y="0.118cm" svg:viewBox="0 0 164 175" svg:d="M35 139c21-22 32-32 46-44 12-11 25-21 38-34 37-37 45-55 45-57 0-4-3-4-5-4s-3 1-5 4c-11 19-20 26-29 26-10 0-14-7-19-13-8-9-15-17-27-17-30 0-47 36-47 44 0 2 0 4 4 4s5-1 6-4c7-18 29-18 33-18 7 0 15 3 24 6 15 5 20 5 30 5-15 18-47 46-54 51-11 11-23 22-34 33-27 25-41 47-41 51 0 3 4 3 5 3 3 0 4 0 6-4 9-14 21-25 33-25 9 0 13 4 22 15 7 8 14 14 25 14 39 0 61-48 61-59 0-2-1-4-5-4-3 0-4 2-5 5-9 25-34 33-46 33-8 0-16-3-23-6-14-4-19-6-28-6-3 0-7 0-10 1z"><text:p/></draw:path><draw:path draw:style-name="gr517" draw:text-style-name="P120" svg:width="0.256cm" svg:height="0.089cm" svg:x="4.934cm" svg:y="0.148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518" draw:text-style-name="P120" svg:width="0.177cm" svg:height="0.25cm" svg:x="5.332cm" svg:y="0.118cm" svg:viewBox="0 0 178 251" svg:d="M176 24c2-5 2-6 2-9 0-7-5-11-11-11-4 0-10 3-14 9 0 1-3 13-6 21-2 10-4 20-7 31-6 23-11 46-17 69-2 6-19 33-44 33-20 0-24-17-24-32 0-17 7-41 20-76 6-15 7-19 7-27 0-18-12-32-31-32-37 0-51 56-51 59 0 5 3 5 4 5 5 0 5-1 7-7 10-36 25-48 38-48 4 0 10 0 10 12 0 10-4 20-6 27-16 41-22 63-22 82 0 34 24 45 47 45 14 0 28-7 39-17-6 20-10 39-26 60-10 13-24 24-43 24-4 0-22-1-28-16 5 0 11 0 16-5 4-3 8-9 8-16 0-11-11-14-14-14-9 0-22 7-22 26 0 20 17 34 40 34 41 0 81-35 92-79 12-50 24-98 36-148z"><text:p/></draw:path><draw:path draw:style-name="gr519" draw:text-style-name="P120" svg:width="0.256cm" svg:height="0.257cm" svg:x="5.631cm" svg:y="0.065cm" svg:viewBox="0 0 257 258" svg:d="M136 136c37 0 72 0 108 0 6 0 13 0 13-7 0-8-7-8-13-8-36 0-71 0-108 0 0-36 0-73 0-109 0-4 0-12-7-12-8 0-8 8-8 12 0 36 0 73 0 109-36 0-72 0-108 0-5 0-13 0-13 8 0 7 8 7 13 7 36 0 72 0 108 0 0 37 0 72 0 108 0 6 0 14 8 14 7 0 7-8 7-14 0-36 0-71 0-108z"><text:p/></draw:path><draw:path draw:style-name="gr520" draw:text-style-name="P120" svg:width="0.127cm" svg:height="0.257cm" svg:x="6.03cm" svg:y="0.032cm" svg:viewBox="0 0 128 258" svg:d="M79 10c0-10 0-10-9-10-23 24-57 24-70 24 0 5 0 8 0 12 8 0 31 0 51-10 0 68 0 134 0 201 0 13-2 18-36 18-4 0-8 0-13 0 0 5 0 8 0 13 14-2 47-2 63-2 15 0 49 0 63 2 0-5 0-8 0-13-5 0-8 0-13 0-35 0-36-4-36-18 0-73 0-144 0-217z"><text:p/></draw:path><draw:path draw:style-name="gr521" draw:text-style-name="P120" svg:width="0.088cm" svg:height="0.385cm" svg:x="6.212cm" svg:y="-0.001cm" svg:viewBox="0 0 89 386" svg:d="M89 194c0-31-3-77-25-121-23-48-56-73-61-73-2 0-3 2-3 4s0 2 8 9c37 39 59 99 59 181 0 66-14 134-63 182-4 5-4 6-4 7 0 2 1 3 3 3 5 0 40-25 62-75 20-42 24-85 24-117z"><text:p/></draw:path><draw:path draw:style-name="gr522" draw:text-style-name="P120" svg:width="0.088cm" svg:height="0.385cm" svg:x="6.362cm" svg:y="-0.001cm" svg:viewBox="0 0 89 386" svg:d="M89 194c0-31-4-77-25-121-23-48-56-73-61-73-2 0-3 2-3 4s0 2 7 9c38 39 60 99 60 181 0 66-14 134-63 182-4 5-4 6-4 7 0 2 1 3 3 3 5 0 39-25 62-75 20-42 24-85 24-117z"><text:p/></draw:path><draw:path draw:style-name="gr523" draw:text-style-name="P120" svg:width="0.089cm" svg:height="0.385cm" svg:x="6.512cm" svg:y="-0.001cm" svg:viewBox="0 0 90 386" svg:d="M90 194c0-31-4-77-25-121-24-48-57-73-61-73-2 0-4 2-4 4s0 2 8 9c37 39 59 99 59 181 0 66-14 134-62 182-5 5-5 6-5 7 0 2 2 3 4 3 4 0 39-25 62-75 20-42 24-85 24-117z"><text:p/></draw:path><draw:path draw:style-name="gr524" draw:text-style-name="P120" svg:width="0.275cm" svg:height="0.262cm" svg:x="-0.001cm" svg:y="0.605cm" svg:viewBox="0 0 276 263" svg:d="M102 141c22 0 43 0 65 0 55 0 109-40 109-83 0-30-25-58-76-58-42 0-83 0-125 0-8 0-11 0-11 7 0 4 3 4 11 4 4 0 12 1 16 1 6 1 9 2 9 7 0 1-1 2-2 6-18 70-34 139-52 208-3 16-4 18-35 18-7 0-11 0-11 8 0 4 5 4 7 4 9 0 37-1 48-1 9 0 16 1 25 1 8 0 17 0 26 0 2 0 7 0 7-8 0-4-4-4-11-4-14 0-25 0-25-7 0-2 1-4 1-6 8-32 17-65 24-97zM130 26c3-14 4-15 21-15 12 0 25 0 37 0 32 0 53 11 53 37 0 16-9 49-23 63-20 17-43 20-60 20-18 0-36 0-55 0 9-35 18-69 27-105z"><text:p/></draw:path><draw:path draw:style-name="gr525" draw:text-style-name="P120" svg:width="0.119cm" svg:height="0.178cm" svg:x="0.249cm" svg:y="0.747cm" svg:viewBox="0 0 120 179" svg:d="M120 130c-3 0-6 0-9 0-1 6-3 22-8 25-2 1-23 1-26 1-17 0-33 0-50 0 29-25 38-33 54-45 20-16 39-33 39-58 0-33-29-53-63-53s-57 23-57 48c0 14 12 16 14 16 7 0 15-6 15-14 0-6-2-15-16-15 9-20 27-25 40-25 26 0 40 21 40 43 0 23-16 42-25 52-22 20-43 42-65 63-3 4-3 4-3 11 37 0 75 0 112 0 2-16 6-33 8-49z"><text:p/></draw:path><draw:path draw:style-name="gr526" draw:text-style-name="P120" svg:width="0.041cm" svg:height="0.165cm" svg:x="0.546cm" svg:y="0.702cm" svg:viewBox="0 0 42 166" svg:d="M42 21c0-12-10-21-21-21s-21 9-21 21c0 11 10 20 21 20s21-9 21-20zM42 146c0-11-10-21-21-21s-21 10-21 21 10 20 21 20 21-9 21-20z"><text:p/></draw:path><draw:path draw:style-name="gr527" draw:text-style-name="P120" svg:width="0.256cm" svg:height="0.09cm" svg:x="0.641cm" svg:y="0.726cm" svg:viewBox="0 0 257 91" svg:d="M244 17c6 0 13-2 13-9 0-8-7-8-12-8-77 0-155 0-232 0-5 0-13 0-13 8 0 7 8 9 13 9 77 0 154 0 231 0zM245 91c5 0 12 0 12-7 0-8-7-8-13-8-77 0-154 0-231 0-5 0-13 0-13 8 0 7 8 7 13 7 77 0 155 0 232 0z"><text:p/></draw:path><draw:path draw:style-name="gr528" draw:text-style-name="P120" svg:width="0.089cm" svg:height="0.385cm" svg:x="1.066cm" svg:y="0.58cm" svg:viewBox="0 0 90 386" svg:d="M90 383c0-1 0-2-6-9-49-48-61-122-61-180 0-69 14-136 62-184 5-4 5-4 5-7 0-2-1-3-3-3-5 0-40 26-62 75-20 43-25 86-25 119 0 29 4 76 26 120 23 47 56 72 61 72 2 0 3-1 3-3z"><text:p/></draw:path><draw:path draw:style-name="gr529" draw:text-style-name="P120" svg:width="0.215cm" svg:height="0.275cm" svg:x="1.178cm" svg:y="0.601cm" svg:viewBox="0 0 216 276" svg:d="M213 14c3-4 3-5 3-6 0-5-4-8-8-8-6 0-8 4-9 9-11 28-22 56-33 85-38 0-78 0-117 0-11-29-22-57-33-85-1-6-3-9-8-9-4 0-8 3-8 8 1 2 0 1 2 6 32 85 65 169 97 253 2 6 3 9 9 9 5 0 6-4 9-7 31-85 64-170 96-255zM55 109c35 0 70 0 106 0-18 46-36 91-53 138-18-47-35-92-53-138z"><text:p/></draw:path><draw:path draw:style-name="gr530" draw:text-style-name="P120" svg:width="0.163cm" svg:height="0.174cm" svg:x="1.41cm" svg:y="0.699cm" svg:viewBox="0 0 164 175" svg:d="M34 139c21-22 33-32 46-44 13-11 24-21 39-34 36-37 45-55 45-57 0-4-3-4-5-4-3 0-4 1-5 4-12 19-21 25-30 25-10 0-13-6-20-12-6-9-13-17-26-17-29 0-46 36-46 44 0 2 1 4 4 4 4 0 5-2 5-4 7-18 29-18 33-18 8 0 15 3 24 6 15 5 20 5 30 5-14 17-47 46-53 51-12 11-23 22-35 33-27 25-40 47-40 51 0 3 3 3 4 3 4 0 4 0 7-4 9-15 20-25 32-25 10 0 13 4 23 15 7 8 13 14 24 14 39 0 61-48 61-59 0-3-1-4-5-4-3 0-4 2-5 5-9 25-33 33-46 33-8 0-15-3-24-6-13-4-18-6-26-6-1 0-7 0-11 1z"><text:p/></draw:path><draw:path draw:style-name="gr531" draw:text-style-name="P120" svg:width="0.193cm" svg:height="0.222cm" svg:x="1.729cm" svg:y="0.66cm" svg:viewBox="0 0 194 223" svg:d="M180 120c7 0 14 0 14-8 0-7-7-7-14-7-55 0-109 0-164 0 5-53 49-90 104-90 20 0 41 0 60 0 7 0 14 0 14-7 0-8-7-8-14-8-21 0-40 0-61 0-66 0-119 50-119 112s53 111 119 111c21 0 40 0 61 0 7 0 14 0 14-7 0-8-7-8-14-8-19 0-40 0-60 0-55 0-99-36-104-88 55 0 109 0 164 0z"><text:p/></draw:path><draw:path draw:style-name="gr532" draw:text-style-name="P120" svg:width="0.234cm" svg:height="0.263cm" svg:x="2.073cm" svg:y="0.604cm" svg:viewBox="0 0 235 264" svg:d="M219 13c4-4 4-5 4-6 0-7-6-7-13-7-59 0-118 0-177 0-12 0-12 1-13 11-2 18-4 34-6 52 0 2-1 3-1 5 0 6 5 8 7 8 3 0 5-3 6-7 3-8 6-26 29-40 22-15 49-16 63-16 10 0 21 0 30 0-48 79-96 159-145 238-3 4-3 5-3 7 0 6 5 6 13 6 66 0 132 0 198 0 12 0 12 0 13-10 4-25 8-52 11-77 0-4-4-6-6-6-7 0-7 4-8 12-7 31-37 68-92 68-19 0-37 0-55 0 48-79 96-159 145-238zM33 13c7 0 13 0 20 0-10 7-18 13-22 18 1-6 1-12 2-18zM165 13c13 0 25 0 38 0-48 79-96 159-145 238-13 0-26 0-39 0 48-79 98-159 146-238zM185 251c11-7 21-15 29-25 0 7-1 11-3 25-9 0-17 0-26 0z"><text:p/></draw:path><draw:path draw:style-name="gr533" draw:text-style-name="P120" svg:width="0.04cm" svg:height="0.04cm" svg:x="2.354cm" svg:y="0.827cm" svg:viewBox="0 0 41 41" svg:d="M41 21c0-11-10-21-21-21s-20 10-20 21 9 20 20 20 21-9 21-20z"><text:p/></draw:path><draw:path draw:style-name="gr534" draw:text-style-name="P120" svg:width="0.088cm" svg:height="0.385cm" svg:x="2.466cm" svg:y="0.58cm" svg:viewBox="0 0 89 386" svg:d="M89 383c0-1 0-2-7-9-48-48-60-122-60-180 0-69 14-136 63-184 4-4 4-4 4-7 0-2-1-3-3-3-5 0-39 26-62 75-20 43-24 86-24 119 0 29 4 76 25 120 23 47 56 72 61 72 2 0 3-1 3-3z"><text:p/></draw:path><draw:path draw:style-name="gr535" draw:text-style-name="P120" svg:width="0.171cm" svg:height="0.266cm" svg:x="2.599cm" svg:y="0.601cm" svg:viewBox="0 0 172 267" svg:d="M172 13c0-12-2-13-14-13-48 0-96 0-145 0-6 0-13 0-13 8 0 7 7 7 13 7 47 0 96 0 143 0 0 37 0 74 0 110-46 0-91 0-137 0-7 0-14-1-14 8 0 8 7 9 14 9 46 0 91 0 137 0 0 36 0 74 0 110-47 0-96 0-143 0-6 0-13 0-13 8 0 7 7 7 13 7 49 0 97 0 145 0 12 0 14-1 14-13 0-80 0-160 0-241z"><text:p/></draw:path><draw:path draw:style-name="gr536" draw:text-style-name="P120" svg:width="0.177cm" svg:height="0.249cm" svg:x="2.804cm" svg:y="0.699cm" svg:viewBox="0 0 178 250" svg:d="M177 24c1-5 1-6 1-10 0-6-5-10-11-10-4 0-10 3-13 8-1 2-4 14-6 21-3 10-5 21-7 31-6 23-12 47-18 70-2 6-19 32-44 32-20 0-24-16-24-31 0-17 7-41 20-76 6-15 7-19 7-27 0-18-12-32-31-32-37 0-51 56-51 59 0 5 3 4 4 5 5 0 5-1 7-8 10-36 25-47 38-47 4 0 10 0 10 12 0 10-3 20-6 27-16 41-22 63-22 81 0 35 24 46 47 46 14 0 28-7 39-18-5 21-10 40-26 60-10 13-24 25-42 25-5 0-23-1-29-16 6 0 11 0 16-5 5-4 8-9 8-16 0-12-10-14-14-14-9 0-22 7-22 26s17 33 41 33c40 0 80-35 91-78 12-50 25-98 37-148z"><text:p/></draw:path><draw:path draw:style-name="gr537" draw:text-style-name="P120" svg:width="0.191cm" svg:height="0.222cm" svg:x="3.136cm" svg:y="0.66cm" svg:viewBox="0 0 192 223" svg:d="M179 120c7 0 13 0 13-8 0-7-6-7-13-7-55 0-109 0-164 0 5-53 50-90 104-90 20 0 40 0 60 0 7 0 13 0 13-7 0-8-6-8-13-8-21 0-40 0-61 0-66 0-118 50-118 112s52 111 118 111c21 0 40 0 61 0 7 0 13 0 13-7 0-8-6-8-13-8-20 0-40 0-60 0-54 0-99-36-104-88 55 0 109 0 164 0z"><text:p/></draw:path><draw:path draw:style-name="gr538" draw:text-style-name="P120" svg:width="0.234cm" svg:height="0.263cm" svg:x="3.479cm" svg:y="0.604cm" svg:viewBox="0 0 235 264" svg:d="M220 13c3-4 3-5 3-6 0-7-5-7-13-7-59 0-118 0-177 0-12 0-12 1-13 11-2 18-4 34-6 52 0 2-1 3-1 5 0 6 5 8 7 8 4 0 6-3 6-7 3-8 6-26 29-40 22-15 49-16 63-16 10 0 21 0 30 0-48 79-96 159-145 238-3 4-3 5-3 7 0 6 7 6 13 6 66 0 132 0 198 0 12 0 12 0 13-10 4-25 8-52 11-77 0-4-3-6-6-6-6 0-7 4-8 12-7 31-37 68-92 68-18 0-37 0-54 0 48-79 97-159 145-238zM33 13c7 0 14 0 21 0-11 7-19 13-23 18 1-6 1-12 2-18zM165 13c13 0 26 0 40 0-49 79-98 159-147 238-13 0-26 0-39 0 48-79 98-159 146-238zM185 251c11-7 21-15 31-25-2 7-3 11-5 25-9 0-17 0-26 0z"><text:p/></draw:path><draw:path draw:style-name="gr539" draw:text-style-name="P120" svg:width="0.163cm" svg:height="0.174cm" svg:x="3.742cm" svg:y="0.699cm" svg:viewBox="0 0 164 175" svg:d="M34 139c21-22 32-32 46-44 13-11 24-21 39-34 36-37 45-55 45-57 0-4-3-4-5-4-3 0-4 1-5 4-12 19-21 25-30 25-10 0-13-6-20-12-6-9-13-17-26-17-29 0-47 36-47 44 0 2 2 4 5 4 4 0 5-2 5-4 7-18 29-18 33-18 8 0 15 3 24 6 15 5 20 5 30 5-14 17-47 46-54 51-11 11-23 22-34 33-27 25-40 47-40 51 0 3 3 3 4 3 4 0 4 0 7-4 9-15 20-25 32-25 9 0 13 4 23 15 7 8 13 14 24 14 39 0 61-48 61-59 0-3-1-4-5-4-3 0-4 2-5 5-9 25-33 33-46 33-8 0-15-3-24-6-13-4-18-6-26-6-1 0-8 0-11 1z"><text:p/></draw:path><draw:path draw:style-name="gr540" draw:text-style-name="P120" svg:width="0.255cm" svg:height="0.09cm" svg:x="4.051cm" svg:y="0.726cm" svg:viewBox="0 0 256 91" svg:d="M244 17c6 0 12-2 12-9 0-8-6-8-12-8-77 0-155 0-232 0-5 0-12 0-12 8 0 7 7 9 13 9 77 0 154 0 231 0zM244 91c6 0 12 0 12-7 0-8-6-8-12-8-77 0-154 0-231 0-6 0-13 0-13 8 0 7 7 7 12 7 77 0 155 0 232 0z"><text:p/></draw:path><draw:path draw:style-name="gr541" draw:text-style-name="P120" svg:width="0.177cm" svg:height="0.249cm" svg:x="4.448cm" svg:y="0.699cm" svg:viewBox="0 0 178 250" svg:d="M177 24c1-5 1-6 1-10 0-6-5-10-11-10-3 0-10 3-13 8-1 2-4 14-6 21-3 10-5 21-7 31-6 23-12 47-18 70-1 6-19 32-44 32-20 0-24-16-24-31 0-17 7-41 20-76 6-15 7-19 7-27 0-18-12-32-30-32-38 0-52 56-52 59 0 5 3 4 4 5 5 0 5-1 7-8 11-36 26-47 40-47 2 0 8 0 8 12 0 10-3 20-6 27-16 41-22 63-22 81 0 35 24 46 47 46 15 0 29-7 39-18-5 21-9 40-25 60-11 13-25 25-43 25-5 0-23-1-29-16 6 0 11 0 16-5 5-4 8-9 8-16 0-12-10-14-14-14-9 0-21 7-21 26s16 33 40 33c40 0 80-35 91-78 12-50 25-98 37-148z"><text:p/></draw:path><draw:path draw:style-name="gr542" draw:text-style-name="P120" svg:width="0.255cm" svg:height="0.255cm" svg:x="4.748cm" svg:y="0.644cm" svg:viewBox="0 0 256 256" svg:d="M136 136c37 0 72 0 108 0 6 0 12 0 12-7 0-8-6-8-12-8-36 0-71 0-108 0 0-36 0-73 0-109 0-5 0-12-7-12-8 0-8 7-8 12 0 36 0 73 0 109-36 0-73 0-109 0-5 0-12 0-12 8 0 7 7 7 12 7 36 0 73 0 109 0 0 37 0 72 0 108 0 6 0 12 8 12 7 0 7-6 7-12 0-36 0-71 0-108z"><text:p/></draw:path><draw:path draw:style-name="gr543" draw:text-style-name="P120" svg:width="0.127cm" svg:height="0.257cm" svg:x="5.147cm" svg:y="0.611cm" svg:viewBox="0 0 128 258" svg:d="M79 11c0-10 0-11-9-11-24 25-58 25-70 25 0 5 0 8 0 12 8 0 30 0 51-9 0 67 0 133 0 200 0 13-2 17-37 17-4 0-7 0-12 0 0 5 0 8 0 13 13-2 47-2 63-2 15 0 48 0 63 2 0-5 0-8 0-13-5 0-9 0-14 0-34 0-35-3-35-17 0-73 0-144 0-217z"><text:p/></draw:path><draw:path draw:style-name="gr544" draw:text-style-name="P120" svg:width="0.089cm" svg:height="0.385cm" svg:x="5.328cm" svg:y="0.58cm" svg:viewBox="0 0 90 386" svg:d="M90 194c0-31-4-77-25-121-24-48-57-73-61-73-2 0-4 1-4 3 0 3 0 3 8 10 37 38 59 99 59 181 0 66-14 133-62 182-5 5-5 6-5 7 0 2 2 3 4 3 4 0 39-26 62-75 20-42 24-85 24-117z"><text:p/></draw:path><draw:path draw:style-name="gr545" draw:text-style-name="P120" svg:width="0.342cm" svg:height="0.2cm" svg:x="5.585cm" svg:y="0.671cm" svg:viewBox="0 0 343 201" svg:d="M301 109c-22 15-32 32-35 36-17 28-14 34-21 52 0 4 6 4 8 4 7 0 8 0 9-7 9-38 32-71 76-88 4-1 5-3 5-5 0-3-2-4-3-4-17-7-64-27-78-91-1-5-2-6-9-6-2 0-8 0-8 4 0 2 4 26 20 51 8 12 19 25 36 39-95 0-192 0-288 0-6 0-13 0-13 7 0 8 7 8 13 8 96 0 193 0 288 0z"><text:p/></draw:path><draw:path draw:style-name="gr546" draw:text-style-name="P120" svg:width="0.163cm" svg:height="0.174cm" svg:x="6.074cm" svg:y="0.699cm" svg:viewBox="0 0 164 175" svg:d="M34 139c21-22 32-32 46-44 13-11 24-21 39-34 36-37 45-55 45-57 0-4-3-3-5-4-3 0-4 1-6 4-11 19-20 25-29 25-10 0-14-6-20-12-6-9-13-17-26-17-29 0-47 36-47 44 0 2 1 4 5 4s5-2 5-4c7-18 29-18 33-18 7 0 15 3 24 6 15 5 20 5 30 5-14 17-47 46-54 51-11 11-23 22-34 33-27 25-40 47-40 51 0 3 3 3 4 3 4 0 4 0 6-4 10-15 21-25 33-25 9 0 13 4 23 15 7 8 13 14 24 14 39 0 61-48 61-59 0-3-1-4-5-4-3 0-4 2-5 5-9 25-33 33-46 33-8 0-15-3-24-6-13-4-18-6-26-6-1 0-8 0-11 1z"><text:p/></draw:path><draw:path draw:style-name="gr547" draw:text-style-name="P120" svg:width="0.193cm" svg:height="0.222cm" svg:x="6.393cm" svg:y="0.66cm" svg:viewBox="0 0 194 223" svg:d="M180 120c7 0 14 0 14-8 0-7-7-7-14-7-55 0-109 0-164 0 5-53 49-90 104-90 20 0 41 0 60 0 7 0 14 0 14-7 0-8-7-8-14-8-21 0-40 0-61 0-66 0-119 50-119 112s53 111 119 111c21 0 40 0 61 0 7 0 14 0 14-7 0-8-7-8-14-8-19 0-40 0-60 0-55 0-99-36-104-88 55 0 109 0 164 0z"><text:p/></draw:path><draw:path draw:style-name="gr548" draw:text-style-name="P120" svg:width="0.233cm" svg:height="0.263cm" svg:x="6.738cm" svg:y="0.604cm" svg:viewBox="0 0 234 264" svg:d="M219 13c4-4 4-5 4-6 0-7-6-7-13-7-59 0-118 0-177 0-12 0-12 1-13 11-2 18-5 34-7 52 0 2 0 3 0 5 0 6 5 8 7 8 3 0 5-3 6-7 1-8 6-26 29-40 22-15 49-16 63-16 10 0 21 0 30 0-48 79-96 159-145 238-3 4-3 5-3 7 0 6 5 6 13 6 66 0 132 0 198 0 12 0 12 0 13-10 4-25 7-52 10-77 0-4-3-6-6-6-6 0-7 4-8 12-7 31-36 68-91 68-19 0-37 0-55 0 48-79 96-159 145-238zM33 13c7 0 13 0 20 0-10 7-18 13-22 18 1-6 1-12 2-18zM164 13c13 0 26 0 39 0-48 79-96 159-145 238-13 0-26 0-39 0 48-79 96-159 145-238zM185 251c11-7 21-15 29-25-1 7-1 11-3 25-9 0-17 0-26 0z"><text:p/></draw:path><draw:path draw:style-name="gr549" draw:text-style-name="P120" svg:width="0.089cm" svg:height="0.385cm" svg:x="7.006cm" svg:y="0.58cm" svg:viewBox="0 0 90 386" svg:d="M90 194c0-31-4-77-25-121-24-48-57-73-61-73-2 0-4 1-4 3 0 3 0 3 8 10 37 38 59 99 59 181 0 66-14 133-62 182-5 5-5 6-5 7 0 2 2 3 4 3 4 0 39-26 62-75 20-42 24-85 24-117z"><text:p/></draw:path><draw:path draw:style-name="gr550" draw:text-style-name="P120" svg:width="0.275cm" svg:height="0.263cm" svg:x="-0.001cm" svg:y="1.184cm" svg:viewBox="0 0 276 264" svg:d="M102 142c22 0 43 0 65 0 55 0 109-40 109-84 0-29-25-58-76-58-42 0-83 0-125 0-8 0-11 0-11 8 0 4 3 4 11 4 4 0 12 0 16 1 6 1 9 2 9 6 0 2-1 3-2 7-18 70-34 139-52 208-3 15-4 18-35 18-7 0-11 0-11 8 0 4 5 4 7 4 9 0 37-1 48-1 9 0 16 0 25 0 8 0 17 1 26 1 2 0 7 0 7-8 0-4-4-4-11-4-14 0-25 0-25-7 0-2 1-4 1-6 8-32 17-65 24-97zM130 26c3-13 4-14 21-14 12 0 25 0 37 0 32 0 53 11 53 38 0 15-9 48-23 61-20 18-43 21-60 21-18 0-36 0-55 0 9-35 18-70 27-106z"><text:p/></draw:path><draw:path draw:style-name="gr551" draw:text-style-name="P120" svg:width="0.097cm" svg:height="0.178cm" svg:x="0.262cm" svg:y="1.326cm" svg:viewBox="0 0 98 179" svg:d="M60 7c0-7 0-7-7-7-18 17-42 17-53 17 0 3 0 6 0 9 7 0 24 0 38-7 0 46 0 92 0 138 0 9 0 12-26 12-3 0-8 0-11 0 0 4 0 7 0 10 6 0 39-1 48-1s43 1 49 1c0-3 0-6 0-10-3 0-7 0-10 0-28 0-28-3-28-12 0-50 0-100 0-150z"><text:p/></draw:path><draw:path draw:style-name="gr552" draw:text-style-name="P120" svg:width="0.213cm" svg:height="0.239cm" svg:x="0.513cm" svg:y="1.216cm" svg:viewBox="0 0 214 240" svg:d="M117 8c-4-6-6-8-9-8-6 0-7 3-9 8-32 72-65 144-97 217-2 4-2 5-2 7 0 5 3 8 8 8 2 0 5-1 8-9 31-68 61-136 92-205 29 69 60 137 90 205 3 9 8 9 9 9 4 0 7-3 7-8 0-1 0-2-2-6-32-73-64-146-95-218z"><text:p/></draw:path><draw:path draw:style-name="gr553" draw:text-style-name="P120" svg:width="0.275cm" svg:height="0.263cm" svg:x="0.85cm" svg:y="1.184cm" svg:viewBox="0 0 276 264" svg:d="M101 142c22 0 44 0 66 0 55 0 109-40 109-84 0-29-25-58-76-58-42 0-83 0-125 0-8 0-12 0-12 8 0 4 3 4 12 4 4 0 11 0 16 1 6 1 8 2 8 6 0 2 0 3-1 7-18 70-34 139-52 208-4 15-4 18-35 18-7 0-11 0-11 8 0 4 4 4 5 4 11 0 39-1 50-1 8 0 16 0 24 0 9 0 18 1 25 1 4 0 8 0 8-8 0-4-3-4-11-4-14 0-24 0-24-7 0-2 0-4 1-6 8-32 15-65 23-97zM130 26c3-13 4-14 21-14 12 0 24 0 36 0 33 0 53 11 53 38 0 15-8 48-22 61-20 18-43 21-61 21-17 0-36 0-54 0 9-35 18-70 27-106z"><text:p/></draw:path><draw:path draw:style-name="gr554" draw:text-style-name="P120" svg:width="0.119cm" svg:height="0.178cm" svg:x="1.1cm" svg:y="1.326cm" svg:viewBox="0 0 120 179" svg:d="M120 130c-3 0-7 0-10 0 0 5-3 22-7 24-2 2-23 2-26 2-17 0-34 0-51 0 29-25 39-33 55-45 20-16 39-33 39-59 0-32-29-52-64-52-33 0-56 23-56 48 0 14 12 15 14 15 7 0 15-5 15-15 0-4-3-14-16-14 8-19 27-25 40-25 26 0 40 22 40 43 0 24-16 43-25 53-22 20-43 42-65 63-3 3-3 4-3 11 37 0 74 0 111 0 3-16 6-33 9-49z"><text:p/></draw:path></draw:g></text:p>
        </text:list-item>
        <text:list-item>
          <text:p text:style-name="P79"><draw:g text:anchor-type="as-char" svg:y="-0.263cm" draw:z-index="168" draw:style-name="gr1"><svg:title>TexMaths</svg:title><svg:desc>11§display§P_2§svg§600§FALSE§</svg:desc><draw:path draw:style-name="gr452" draw:text-style-name="P119" svg:width="0.341cm" svg:height="0.279cm" svg:x="0.004cm" svg:y="0.019cm" svg:viewBox="0 0 342 280" svg:d="M0 0c114 0 228 0 342 0 0 93 0 186 0 280-114 0-228 0-342 0 0-94 0-187 0-280z"><text:p/></draw:path><draw:path draw:style-name="gr453" draw:text-style-name="P120" svg:width="0.272cm" svg:height="0.26cm" svg:x="-0.001cm" svg:y="0cm" svg:viewBox="0 0 273 261" svg:d="M101 142c22 0 44 0 65 0 54 0 107-41 107-84 0-29-25-58-76-58-40 0-82 0-123 0-7 0-12 0-12 8 0 4 4 4 11 4 6 0 12 0 17 1 6 0 9 1 9 6 0 2 0 3-2 7-17 68-33 137-51 205-4 16-4 19-35 19-7 0-11 0-11 7 0 4 4 4 5 4 11 0 39-1 50-1 7 0 16 1 24 1 9 0 17 0 25 0 2 0 8 0 8-8 0-3-4-3-11-3-14 0-25 0-25-8 0-2 1-4 1-6 7-32 15-64 24-94zM128 26c5-13 5-14 21-14 12 0 24 0 37 0 31 0 52 10 52 37 0 15-8 48-23 62-19 17-42 21-58 21-19 0-37 0-54 0 8-35 16-71 25-106z"><text:p/></draw:path><draw:path draw:style-name="gr454" draw:text-style-name="P120" svg:width="0.117cm" svg:height="0.177cm" svg:x="0.247cm" svg:y="0.142cm" svg:viewBox="0 0 118 178" svg:d="M118 129c-3 0-6 0-8 0-2 7-5 22-8 26-2 1-23 1-26 1-17 0-33 0-50 0 29-25 38-33 54-45 20-17 38-33 38-58 0-33-28-53-62-53s-56 23-56 48c0 15 11 16 14 16 6 0 14-5 14-15 0-5-2-14-16-14 9-20 26-25 39-25 27 0 41 21 41 43 0 23-16 41-25 51-22 21-43 42-65 63-2 3-2 3-2 11 37 0 73 0 111 0 2-17 4-32 7-49z"><text:p/></draw:path></draw:g><text:s/><text:span text:style-name="T18">נכון באופן טריוואלי. נותר להוכיח את </text:span><text:span text:style-name="T18"><draw:g text:anchor-type="as-char" svg:y="-0.263cm" draw:z-index="167" draw:style-name="gr1"><svg:title>TexMaths</svg:title><svg:desc>11§display§P_1§svg§600§FALSE§</svg:desc><draw:path draw:style-name="gr455" draw:text-style-name="P119" svg:width="0.334cm" svg:height="0.279cm" svg:x="0.004cm" svg:y="0.019cm" svg:viewBox="0 0 335 280" svg:d="M0 0c111 0 224 0 335 0 0 93 0 186 0 280-111 0-224 0-335 0 0-94 0-187 0-280z"><text:p/></draw:path><draw:path draw:style-name="gr456" draw:text-style-name="P120" svg:width="0.274cm" svg:height="0.26cm" svg:x="-0.001cm" svg:y="0cm" svg:viewBox="0 0 275 261" svg:d="M102 142c22 0 44 0 66 0 54 0 107-41 107-84 0-29-26-58-76-58-41 0-83 0-124 0-8 0-12 0-12 8 0 4 3 4 11 4 5 0 12 0 16 1 7 0 9 1 9 6 0 2 0 3-1 7-17 68-35 137-52 205-4 16-4 19-35 19-7 0-11 0-11 7 0 4 4 4 6 4 11 0 38-1 49-1 8 0 17 1 24 1 9 0 18 0 26 0 2 0 8 0 8-8 0-3-4-3-11-3-15 0-26 0-26-8 0-2 1-4 1-6 8-32 16-64 25-94zM129 26c4-13 4-14 21-14 12 0 24 0 38 0 30 0 51 10 51 37 0 15-7 48-23 62-20 17-42 21-58 21-19 0-37 0-54 0 7-35 16-71 25-106z"><text:p/></draw:path><draw:path draw:style-name="gr457" draw:text-style-name="P120" svg:width="0.097cm" svg:height="0.177cm" svg:x="0.261cm" svg:y="0.142cm" svg:viewBox="0 0 98 178" svg:d="M61 8c0-8 0-8-8-8-18 18-42 18-53 18 0 3 0 6 0 9 7 0 24 0 39-7 0 45 0 91 0 137 0 8 0 11-27 11-3 0-8 0-11 0 0 3 0 6 0 10 6 0 39-1 49-1 8 0 43 1 48 1 0-4 0-7 0-10-3 0-6 0-10 0-27 0-27-3-27-11 0-51 0-100 0-149z"><text:p/></draw:path></draw:g></text:span><text:span text:style-name="T18">:</text:span></text:p>
          <text:list>
            <text:list-item>
              <text:p text:style-name="P81"><text:soft-page-break/>נפשט:</text:p>
              <text:p text:style-name="P15"><draw:g text:anchor-type="as-char" svg:y="-0.753cm" draw:z-index="155" draw:style-name="gr1"><svg:title>TexMaths</svg:title><svg:desc>11§latex§\begin{align*}
  &amp;Q_1 := \forall z \in \mathbb{Z}. z \in \mathbb{Z}  \\
  &amp;Q_2 := \forall z \in \mathbb{Z}. (\exists y. z = y +1) \\
  &amp;Q_1 \land Q_2
\end{align*}§svg§600§FALSE§</svg:desc><draw:path draw:style-name="gr555" draw:text-style-name="P119" svg:width="4.677cm" svg:height="1.465cm" svg:x="0cm" svg:y="0.02cm" svg:viewBox="0 0 4678 1466" svg:d="M0 0c1560 0 3118 0 4678 0 0 489 0 977 0 1466-1560 0-3118 0-4678 0 0-489 0-977 0-1466z"><text:p/></draw:path><draw:path draw:style-name="gr556" draw:text-style-name="P120" svg:width="0.266cm" svg:height="0.347cm" svg:x="-0.001cm" svg:y="0cm" svg:viewBox="0 0 267 348" svg:d="M151 270c59-22 116-92 116-167 0-61-40-103-99-103-82 0-168 88-168 178 0 64 44 103 99 103 10 0 23-1 38-6-2 24-2 24-2 30 0 12 0 43 32 43 46 0 65-72 65-75s-2-4-4-4c-4 0-4 2-5 4-9 27-32 37-45 37-17 0-24-11-27-40zM77 267c-30-12-43-42-43-77 0-26 10-81 40-123 28-39 65-57 92-57 39 0 67 30 67 81 0 39-20 129-85 165-2-13-5-40-34-40-19 0-39 18-39 38 0 8 2 12 2 13zM101 271c-5 0-17 0-17-17 0-15 14-31 30-31 17 0 25 10 25 33 0 6-2 7-5 8-10 5-22 7-33 7z"><text:p/></draw:path><draw:path draw:style-name="gr557" draw:text-style-name="P120" svg:width="0.097cm" svg:height="0.178cm" svg:x="0.316cm" svg:y="0.151cm" svg:viewBox="0 0 98 179" svg:d="M60 8c0-8 0-8-7-8-18 17-42 18-53 18 0 3 0 6 0 10 5 0 24 0 38-8 0 46 0 91 0 137 0 9 0 12-26 12-3 0-8 0-11 0 0 4 0 7 0 10 6 0 39-1 48-1s43 1 49 1c0-3 0-6 0-10-3 0-7 0-10 0-28 0-28-3-28-12 0-49 0-100 0-149z"><text:p/></draw:path><draw:path draw:style-name="gr558" draw:text-style-name="P120" svg:width="0.04cm" svg:height="0.166cm" svg:x="0.6cm" svg:y="0.105cm" svg:viewBox="0 0 41 167" svg:d="M41 21c0-11-9-21-20-21s-21 10-21 21 10 20 21 20 20-9 20-20zM41 146c0-11-9-21-20-21s-21 10-21 21 10 21 21 21 20-10 20-21z"><text:p/></draw:path><draw:path draw:style-name="gr559" draw:text-style-name="P120" svg:width="0.256cm" svg:height="0.089cm" svg:x="0.695cm" svg:y="0.13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560" draw:text-style-name="P120" svg:width="0.215cm" svg:height="0.275cm" svg:x="1.082cm" svg:y="0.005cm" svg:viewBox="0 0 216 276" svg:d="M213 14c3-4 3-4 3-6 0-5-4-8-8-8-6 0-8 4-9 9-11 28-21 56-32 85-39 0-78 0-118 0-11-29-20-57-31-85-3-6-5-9-9-9-5 0-9 3-9 8 0 1 0 1 3 6 32 85 64 169 96 253 2 6 4 9 9 9s6-4 9-7c31-85 64-170 96-255zM55 109c35 0 70 0 106 0-18 46-36 91-53 138-18-47-35-92-53-138z"><text:p/></draw:path><draw:path draw:style-name="gr561" draw:text-style-name="P120" svg:width="0.163cm" svg:height="0.174cm" svg:x="1.314cm" svg:y="0.102cm" svg:viewBox="0 0 164 175" svg:d="M34 139c21-22 33-32 46-44 13-11 24-21 39-34 36-37 45-55 45-57 0-4-3-4-5-4-3 0-4 1-5 4-12 19-21 26-30 26-10 0-13-7-20-13-6-9-13-17-26-17-29 0-46 36-46 44 0 2 1 4 4 4 4 0 5-2 5-4 7-18 29-18 33-18 8 0 15 3 24 6 15 5 20 5 30 5-14 17-47 46-53 51-12 11-23 22-35 33-27 25-40 47-40 51 0 3 3 3 4 3 4 0 5 0 7-4 9-14 20-25 32-25 10 0 13 4 23 15 7 8 13 14 24 14 39 0 62-48 62-59 0-2-2-4-6-4-3 0-4 2-5 5-9 25-33 33-46 33-8 0-15-3-24-6-12-4-18-6-26-6-1 0-7 0-11 1z"><text:p/></draw:path><draw:path draw:style-name="gr562" draw:text-style-name="P120" svg:width="0.193cm" svg:height="0.224cm" svg:x="1.633cm" svg:y="0.065cm" svg:viewBox="0 0 194 225" svg:d="M180 120c7 0 14 0 14-8 0-7-7-7-14-7-55 0-109 0-164 0 5-52 49-90 104-90 20 0 41 0 60 0 7 0 14 0 14-7 0-8-7-8-14-8-21 0-40 0-61 0-66 0-119 51-119 112 0 62 53 113 119 113 21 0 40 0 61 0 7 0 14 0 14-8s-7-8-14-8c-19 0-40 0-60 0-55 0-99-37-104-89 55 0 109 0 164 0z"><text:p/></draw:path><draw:path draw:style-name="gr563" draw:text-style-name="P120" svg:width="0.233cm" svg:height="0.264cm" svg:x="1.977cm" svg:y="0.008cm" svg:viewBox="0 0 234 265" svg:d="M219 14c4-5 4-6 4-7 0-7-6-7-13-7-59 0-118 0-177 0-12 0-12 1-13 11-2 18-5 35-7 53 0 1 0 3 0 4 0 6 5 8 7 8 3 0 5-3 6-6 1-9 6-26 29-41 22-15 49-16 63-16 10 0 21 0 30 0-48 79-96 159-145 238-3 4-3 5-3 7 0 7 5 7 13 7 66 0 132 0 198 0 12 0 12-1 13-11 4-25 7-50 10-76 0-4-3-7-6-7-6 0-7 4-8 12-7 32-36 68-91 68-19 0-37 0-55 0 48-79 96-157 145-237zM33 13c7 0 13 0 20 0v1c-10 6-18 12-22 17 1-6 1-12 2-18zM164 13c13 0 26 0 39 0-48 79-96 159-145 238-13 0-26 0-39 0 48-79 96-159 145-238zM185 251c11-7 21-14 29-25-1 7-1 12-3 25-9 0-17 0-26 0z"><text:p/></draw:path><draw:path draw:style-name="gr564" draw:text-style-name="P120" svg:width="0.041cm" svg:height="0.041cm" svg:x="2.256cm" svg:y="0.231cm" svg:viewBox="0 0 42 42" svg:d="M42 21c0-11-10-21-21-21s-21 10-21 21 10 21 21 21 21-10 21-21z"><text:p/></draw:path><draw:path draw:style-name="gr565" draw:text-style-name="P120" svg:width="0.163cm" svg:height="0.174cm" svg:x="2.346cm" svg:y="0.102cm" svg:viewBox="0 0 164 175" svg:d="M35 139c21-22 32-32 45-44 13-11 24-21 39-34 36-37 45-55 45-57 0-4-3-4-5-4s-3 1-5 4c-12 19-21 26-30 26-10 0-13-7-20-13-6-9-13-17-26-17-29 0-46 36-46 44 0 2 1 4 4 4 4 0 5-2 6-4 6-18 29-18 32-18 8 0 15 3 25 6 15 5 19 5 30 5-15 17-48 46-54 51-12 11-23 22-35 33-27 25-40 47-40 51 0 3 3 3 4 3 4 0 5 0 7-4 9-14 20-25 33-25 9 0 12 4 22 15 7 8 13 14 24 14 39 0 62-48 62-59 0-2-2-4-6-4-3 0-3 2-4 5-10 25-34 33-47 33-8 0-15-3-22-6-14-4-20-6-28-6-1 0-7 0-10 1z"><text:p/></draw:path><draw:path draw:style-name="gr566" draw:text-style-name="P120" svg:width="0.193cm" svg:height="0.224cm" svg:x="2.665cm" svg:y="0.065cm" svg:viewBox="0 0 194 225" svg:d="M180 120c7 0 14 0 14-8 0-7-7-7-14-7-55 0-109 0-164 0 5-52 49-90 104-90 20 0 41 0 60 0 7 0 14 0 14-7 0-8-7-8-14-8-21 0-40 0-61 0-66 0-119 51-119 112 0 62 53 113 119 113 21 0 40 0 61 0 7 0 14 0 14-8s-7-8-14-8c-19 0-40 0-60 0-55 0-99-37-104-89 55 0 109 0 164 0z"><text:p/></draw:path><draw:path draw:style-name="gr567" draw:text-style-name="P120" svg:width="0.234cm" svg:height="0.264cm" svg:x="3.01cm" svg:y="0.008cm" svg:viewBox="0 0 235 265" svg:d="M220 14c3-5 3-6 3-7 0-7-6-7-13-7-59 0-118 0-177 0-12 0-12 1-13 11-2 18-4 35-6 53 0 1-1 3-1 4 0 6 5 8 7 8 3 0 5-3 6-6 3-9 6-26 29-41 22-15 49-16 63-16 10 0 21 0 30 0-48 79-96 159-145 238-3 4-3 5-3 7 0 7 7 7 13 7 66 0 132 0 198 0 12 0 12-1 13-11 4-25 8-50 11-76 0-4-4-7-6-7-7 0-7 4-8 12-7 32-37 68-92 68-19 0-37 0-55 0 48-79 98-157 146-237zM33 13c7 0 13 0 20 0v1c-10 6-18 12-22 17 1-6 1-12 2-18zM165 13c13 0 25 0 38 0-48 79-96 159-145 238-13 0-26 0-39 0 48-79 98-159 146-238zM185 251c11-7 21-14 29-25 0 7-1 12-3 25-9 0-17 0-26 0z"><text:p/></draw:path><draw:path draw:style-name="gr568" draw:text-style-name="P120" svg:width="0.266cm" svg:height="0.346cm" svg:x="-0.001cm" svg:y="0.58cm" svg:viewBox="0 0 267 347" svg:d="M151 270c59-23 116-92 116-167 0-61-40-103-99-103-82 0-168 87-168 177 0 64 44 104 99 104 10 0 23-1 38-6-2 23-2 24-2 30 0 12 0 42 32 42 46 0 65-71 65-75 0-2-2-3-4-3-4 0-4 1-5 4-9 26-32 36-45 36-17 0-24-10-27-39zM77 266c-30-12-43-41-43-77 0-26 10-81 40-123 28-38 65-57 92-57 39 0 67 31 67 82 0 39-20 129-85 165-2-13-5-41-34-41-19 0-39 19-39 39 0 8 1 8 2 12zM101 271c-5 0-17 0-17-17 0-15 14-31 30-31 17 0 25 9 25 33 0 6-2 6-5 8-10 5-22 7-33 7z"><text:p/></draw:path><draw:path draw:style-name="gr569" draw:text-style-name="P120" svg:width="0.119cm" svg:height="0.178cm" svg:x="0.303cm" svg:y="0.731cm" svg:viewBox="0 0 120 179" svg:d="M120 130c-3 0-6 0-9 0-1 6-4 22-8 25-2 1-23 1-26 1-17 0-33 0-50 0 28-25 38-33 54-45 20-16 39-33 39-58 0-33-29-53-64-53-33 0-56 23-56 48 0 14 12 15 14 15 7 0 15-5 15-15 0-4-2-14-16-14 8-19 27-24 40-24 26 0 40 21 40 43 0 23-16 42-25 52-22 20-43 42-65 63-3 4-3 4-3 11 37 0 75 0 112 0 2-16 6-33 8-49z"><text:p/></draw:path><draw:path draw:style-name="gr570" draw:text-style-name="P120" svg:width="0.04cm" svg:height="0.165cm" svg:x="0.6cm" svg:y="0.685cm" svg:viewBox="0 0 41 166" svg:d="M41 20c0-11-9-20-20-20s-21 8-21 20c0 11 10 21 21 21s20-9 20-21zM41 146c0-12-9-21-20-21s-21 9-21 21c0 11 10 20 21 20s20-9 20-20z"><text:p/></draw:path><draw:path draw:style-name="gr571" draw:text-style-name="P120" svg:width="0.256cm" svg:height="0.09cm" svg:x="0.695cm" svg:y="0.71cm" svg:viewBox="0 0 257 91" svg:d="M244 15c6 0 13 0 13-7 0-8-7-8-13-8-77 0-154 0-231 0-5 0-13 0-13 8 0 7 8 7 13 7 77 0 154 0 231 0zM244 91c6 0 13-1 13-8 0-9-7-8-13-8-77 0-154 0-231 0-5 0-13-1-13 8 0 7 8 8 13 8 77 0 154 0 231 0z"><text:p/></draw:path><draw:path draw:style-name="gr572" draw:text-style-name="P120" svg:width="0.215cm" svg:height="0.275cm" svg:x="1.082cm" svg:y="0.584cm" svg:viewBox="0 0 216 276" svg:d="M213 14c3-4 3-5 3-6 0-5-4-8-8-8-6 0-8 4-9 9-11 28-21 56-32 85-39 0-78 0-118 0-11-29-20-57-31-85-3-6-5-9-9-9-5 0-9 3-9 8 1 2 0 1 3 6 32 85 64 169 96 253 2 6 4 9 9 9s6-4 9-7c31-85 64-170 96-255zM55 109c35 0 70 0 106 0-18 46-36 91-53 138-18-47-35-92-53-138z"><text:p/></draw:path><draw:path draw:style-name="gr573" draw:text-style-name="P120" svg:width="0.163cm" svg:height="0.174cm" svg:x="1.314cm" svg:y="0.681cm" svg:viewBox="0 0 164 175" svg:d="M34 139c21-22 33-32 46-44s24-21 39-36c36-35 45-53 45-55 0-4-3-4-5-4-3 0-4 1-5 4-12 19-21 25-30 25-10 0-13-6-20-12-6-9-13-17-26-17-29 0-46 36-46 44 0 2 1 4 4 4 4 0 5-2 5-4 7-18 29-18 33-18 8 0 15 3 24 6 15 5 20 5 30 5-14 17-47 44-53 51-12 11-23 22-35 33-27 25-40 47-40 51 0 3 3 3 4 3 4 0 5-1 7-4 9-15 20-25 32-25 10 0 13 4 23 15 7 7 13 14 24 14 39 0 62-50 62-59 0-3-2-5-6-5-3 0-4 3-5 6-9 25-33 33-46 33-8 0-15-4-24-6-12-5-18-6-26-6-1 0-7 0-11 1z"><text:p/></draw:path><draw:path draw:style-name="gr574" draw:text-style-name="P120" svg:width="0.193cm" svg:height="0.222cm" svg:x="1.633cm" svg:y="0.644cm" svg:viewBox="0 0 194 223" svg:d="M180 119c7 0 14 0 14-8s-7-8-14-8c-55 0-109 0-164 0 5-51 49-88 104-88 20 0 41 0 60 0 7 0 14 0 14-7 0-8-7-8-14-8-21 0-40 0-61 0-66 0-119 48-119 111 0 62 53 112 119 112 21 0 40 0 61 0 7 0 14 0 14-7 0-8-7-8-14-8-19 0-40 0-60 0-55 0-99-36-104-89 55 0 109 0 164 0z"><text:p/></draw:path><draw:path draw:style-name="gr575" draw:text-style-name="P120" svg:width="0.233cm" svg:height="0.263cm" svg:x="1.977cm" svg:y="0.587cm" svg:viewBox="0 0 234 264" svg:d="M219 13c4-4 4-5 4-6 0-7-6-7-13-7-59 0-118 0-177 0-12 0-12 1-13 11-2 18-5 34-7 52 0 2 0 3 0 5 0 6 5 8 7 8 3 0 5-3 6-7 1-8 6-26 29-40 22-15 49-16 63-16 10 0 21 0 30 0-48 79-96 159-145 238-3 4-3 5-3 7 0 6 5 6 13 6 66 0 132 0 198 0 12 0 12 0 13-11 4-25 7-51 10-76 0-4-3-6-6-6-6 0-7 3-8 11-7 31-36 69-91 69-19 0-37 0-55 0 48-79 96-159 145-238zM33 13c7 0 13 0 20 0-10 7-18 13-22 18 1-6 1-12 2-18zM164 13c13 0 26 0 39 0-48 79-96 159-145 238-13 0-26 0-39 0 48-79 96-159 145-238zM185 251c11-7 21-15 29-26-1 7-1 12-3 26-9 0-17 0-26 0z"><text:p/></draw:path><draw:path draw:style-name="gr576" draw:text-style-name="P120" svg:width="0.041cm" svg:height="0.04cm" svg:x="2.256cm" svg:y="0.811cm" svg:viewBox="0 0 42 41" svg:d="M42 21c0-12-10-21-21-21s-21 9-21 21c0 11 10 20 21 20s21-9 21-20z"><text:p/></draw:path><draw:path draw:style-name="gr577" draw:text-style-name="P120" svg:width="0.088cm" svg:height="0.385cm" svg:x="2.368cm" svg:y="0.563cm" svg:viewBox="0 0 89 386" svg:d="M89 382c0-1 0-1-7-8-48-48-60-122-60-181 0-68 14-135 63-183 4-4 4-6 4-7 0-2-1-3-3-3-5 0-40 26-62 75-20 43-24 86-24 118 0 30 3 77 25 121 23 47 56 72 61 72 2 0 3-1 3-4z"><text:p/></draw:path><draw:path draw:style-name="gr578" draw:text-style-name="P120" svg:width="0.171cm" svg:height="0.266cm" svg:x="2.502cm" svg:y="0.584cm" svg:viewBox="0 0 172 267" svg:d="M172 13c0-12-2-13-14-13-48 0-96 0-145 0-6 0-13 0-13 8 0 7 7 7 13 7 47 0 96 0 143 0 0 37 0 74 0 110-46 0-91 0-137 0-7 0-14 0-14 8s7 8 14 8c46 0 91 0 137 0 0 37 0 74 0 111-47 0-96 0-143 0-6 0-13 0-13 8 0 7 7 7 13 7 49 0 97 0 145 0 12 0 14-1 14-13 0-80 0-160 0-241z"><text:p/></draw:path><draw:path draw:style-name="gr579" draw:text-style-name="P120" svg:width="0.177cm" svg:height="0.249cm" svg:x="2.706cm" svg:y="0.681cm" svg:viewBox="0 0 178 250" svg:d="M176 23c2-4 2-5 2-9 0-6-5-10-11-10-4 0-11 3-14 8 0 2-3 14-6 21-2 10-5 21-7 31-6 23-11 47-17 70-2 6-19 32-44 32-20 0-24-16-24-31 0-17 7-41 20-76 6-15 7-19 7-27 0-18-12-32-31-32-37 0-51 56-51 59 0 5 3 5 4 5 5 0 5-1 7-8 10-36 25-47 38-47 4 0 10 0 10 12 0 10-4 20-6 27-16 41-22 63-22 81 0 35 24 46 46 46 15 0 29-7 40-18-6 21-10 40-26 60-10 13-24 24-43 24-4 0-22-1-28-15 5 0 11 0 16-5 4-4 8-9 8-16 0-12-11-14-14-14-9 0-22 6-22 26 0 19 17 33 40 33 41 0 81-35 92-78 12-50 24-99 36-149z"><text:p/></draw:path><draw:path draw:style-name="gr580" draw:text-style-name="P120" svg:width="0.04cm" svg:height="0.04cm" svg:x="2.932cm" svg:y="0.811cm" svg:viewBox="0 0 41 41" svg:d="M41 21c0-12-10-21-21-21-12 0-20 9-20 21 0 11 8 20 20 20 11 0 21-9 21-20z"><text:p/></draw:path><draw:path draw:style-name="gr581" draw:text-style-name="P120" svg:width="0.163cm" svg:height="0.174cm" svg:x="3.022cm" svg:y="0.681cm" svg:viewBox="0 0 164 175" svg:d="M35 139c21-22 32-32 46-44 12-12 23-21 38-36 36-35 45-53 45-55 0-4-3-4-5-4s-3 1-5 4c-11 19-20 25-29 25-10 0-14-6-19-12-8-9-15-17-27-17-30 0-47 36-47 44 0 2 1 4 4 4 4 0 5-2 6-4 7-18 29-18 33-18 7 0 15 3 24 6 15 5 20 5 30 5-15 17-47 44-54 51-12 11-23 22-35 33-26 25-40 47-40 51 0 3 3 2 4 3 4 0 5-1 7-4 9-15 21-25 33-25 9 0 13 4 22 15 7 7 14 14 25 14 39 0 61-50 61-59 0-3-1-5-5-5-3 0-4 3-5 6-9 25-34 33-46 33-8 0-16-4-23-6-14-5-19-6-28-6-3 0-7 0-10 1z"><text:p/></draw:path><draw:path draw:style-name="gr582" draw:text-style-name="P120" svg:width="0.256cm" svg:height="0.09cm" svg:x="3.331cm" svg:y="0.71cm" svg:viewBox="0 0 257 91" svg:d="M244 15c6 0 13 0 13-7 0-8-7-8-13-8-77 0-154 0-231 0-5 0-13 0-13 8 0 7 8 7 13 7 77 0 154 0 231 0zM244 91c6 0 13-1 13-8 0-9-7-8-13-8-77 0-154 0-231 0-5 0-13-1-13 8 0 7 8 8 13 8 77 0 154 0 231 0z"><text:p/></draw:path><draw:path draw:style-name="gr583" draw:text-style-name="P120" svg:width="0.177cm" svg:height="0.249cm" svg:x="3.729cm" svg:y="0.681cm" svg:viewBox="0 0 178 250" svg:d="M176 23c2-4 2-5 2-9 0-6-5-10-12-10-3 0-10 3-13 8-1 2-3 14-6 21-2 10-5 21-7 31-6 23-12 47-18 70-1 6-18 32-43 32-20 0-24-16-24-31 0-17 7-41 20-76 5-15 7-19 7-27 0-18-12-32-31-32-37 0-51 56-51 59 0 5 3 5 4 5 4 0 5-1 6-8 11-36 26-47 39-47 4 0 10 0 10 12 0 10-4 20-6 27-16 41-23 63-23 81 0 35 25 46 47 46 15 0 29-7 40-18-6 21-10 40-26 60-10 13-25 24-43 24-5 0-22-1-28-15 5 0 11 0 16-5 4-4 8-9 8-16 0-12-11-14-14-14-9 0-22 6-22 26 0 19 16 33 40 33 40 0 81-35 91-78 12-50 25-99 37-149z"><text:p/></draw:path><draw:path draw:style-name="gr584" draw:text-style-name="P120" svg:width="0.256cm" svg:height="0.255cm" svg:x="4.028cm" svg:y="0.627cm" svg:viewBox="0 0 257 256" svg:d="M136 135c37 0 72 0 108 0 6 0 13 0 13-7 0-8-7-8-13-8-36 0-71 0-108 0 0-36 0-72 0-108 0-5 0-12-7-12-8 0-8 7-8 12 0 36 0 72 0 108-36 0-72 0-108 0-5 0-13 0-13 8 0 7 8 7 13 7 36 0 72 0 108 0 0 37 0 73 0 109 0 6 0 12 8 12 7 0 7-6 7-12 0-36 0-72 0-109z"><text:p/></draw:path><draw:path draw:style-name="gr585" draw:text-style-name="P120" svg:width="0.127cm" svg:height="0.257cm" svg:x="4.428cm" svg:y="0.594cm" svg:viewBox="0 0 128 258" svg:d="M79 10c0-9 0-10-9-10-24 25-58 25-70 25 0 5 0 8 0 12 8 0 31 0 51-9 0 66 0 133 0 199 0 14-2 18-37 18-4 0-7 0-12 0 0 5 0 8 0 13 13-2 47-2 63-2 15 0 49 0 63 2 0-5 0-8 0-13-5 0-8 0-13 0-35 0-36-4-36-18 0-73 0-144 0-217z"><text:p/></draw:path><draw:path draw:style-name="gr586" draw:text-style-name="P120" svg:width="0.089cm" svg:height="0.385cm" svg:x="4.608cm" svg:y="0.563cm" svg:viewBox="0 0 90 386" svg:d="M90 193c0-30-4-76-25-120-23-48-56-73-61-73-2 0-4 1-4 3 0 1 0 3 8 9 38 39 60 100 60 181 0 66-14 134-63 183-5 5-5 5-5 6 0 3 2 4 4 4 5 0 39-26 62-75 20-42 24-85 24-118z"><text:p/></draw:path><draw:path draw:style-name="gr587" draw:text-style-name="P120" svg:width="0.266cm" svg:height="0.347cm" svg:x="-0.001cm" svg:y="1.158cm" svg:viewBox="0 0 267 348" svg:d="M151 271c59-23 116-92 116-166 0-63-40-105-99-105-82 0-168 88-168 178 0 64 44 104 99 104 10 0 23-2 38-7-2 24-2 25-2 30 0 13 0 43 32 43 46 0 65-71 65-75 0-3-2-4-4-4-4 0-4 2-5 4-9 27-32 37-45 37-17 0-24-11-27-39zM77 267c-30-12-43-41-43-77 0-26 10-81 40-123 28-39 65-57 92-57 39 0 67 31 67 82 0 39-20 129-85 166-2-14-5-42-34-42-19 0-39 18-39 39 0 8 1 8 2 12zM101 272c-5 0-17 0-17-17 0-15 14-30 30-30 17 0 25 8 25 31 0 7-2 7-5 9-10 4-22 7-33 7z"><text:p/></draw:path><draw:path draw:style-name="gr588" draw:text-style-name="P120" svg:width="0.097cm" svg:height="0.179cm" svg:x="0.316cm" svg:y="1.308cm" svg:viewBox="0 0 98 180" svg:d="M60 8c0-7 0-8-7-8-18 18-42 18-53 18 0 3 0 6 0 10 5 0 24 0 38-8 0 46 0 91 0 137 0 10 0 14-26 14-3 0-8 0-11 0 0 3 0 6 0 9 6-1 39-1 48-1s43 0 49 1c0-3 0-6 0-9-3 0-7 0-10 0-28 0-28-4-28-14 0-49 0-100 0-149z"><text:p/></draw:path><draw:path draw:style-name="gr589" draw:text-style-name="P120" svg:width="0.213cm" svg:height="0.239cm" svg:x="0.567cm" svg:y="1.199cm" svg:viewBox="0 0 214 240" svg:d="M117 8c-4-7-6-8-10-8-5 0-6 2-8 8-32 72-65 144-97 217-2 4-2 5-2 7 0 4 3 8 8 8 2 0 5-1 8-9 30-68 61-136 91-205 30 69 60 137 91 205 3 9 8 9 9 9 4 0 7-4 7-8 0-1 0-2-2-6-32-73-64-146-95-218z"><text:p/></draw:path><draw:path draw:style-name="gr590" draw:text-style-name="P120" svg:width="0.266cm" svg:height="0.347cm" svg:x="0.908cm" svg:y="1.158cm" svg:viewBox="0 0 267 348" svg:d="M151 271c59-23 116-92 116-166 0-63-40-105-99-105-83 0-168 88-168 178 0 64 43 104 99 104 10 0 23-2 37-7-1 24-1 25-1 30 0 13 0 43 32 43 46 0 65-71 65-75 0-3-3-4-4-4-4 0-5 2-5 4-10 27-32 37-45 37-19 0-24-11-27-39zM77 267c-30-12-43-41-43-77 0-26 10-81 40-123 27-39 63-57 92-57 39 0 67 31 67 82 0 39-20 129-85 166-2-14-5-42-34-42-21 0-39 18-39 39 0 8 1 8 2 12zM101 272c-5 0-17 0-17-17 0-15 14-30 30-30 17 0 23 8 23 31 0 7 0 7-3 9-11 4-22 7-33 7z"><text:p/></draw:path><draw:path draw:style-name="gr591" draw:text-style-name="P120" svg:width="0.119cm" svg:height="0.179cm" svg:x="1.211cm" svg:y="1.308cm" svg:viewBox="0 0 120 180" svg:d="M120 131c-3 0-7 0-10 0 0 5-3 22-7 24-2 2-23 2-26 2-17 0-34 0-51 0 29-25 39-33 55-46 20-15 39-32 39-58 0-32-29-53-64-53-33 0-56 24-56 48 0 15 12 16 14 16 7 0 15-5 15-14 0-5-3-15-16-15 8-18 27-25 40-25 26 0 40 21 40 43 0 24-16 43-25 52-22 22-43 42-65 64-3 3-3 4-3 11 37 0 74 0 111 0 3-16 6-33 9-49z"><text:p/></draw:path></draw:g></text:p>
            </text:list-item>
            <text:list-item>
              <text:p text:style-name="P79"><draw:g text:anchor-type="as-char" svg:y="-0.27cm" draw:z-index="166" draw:style-name="gr1"><svg:title>TexMaths</svg:title><svg:desc>11§display§Q_2§svg§600§FALSE§</svg:desc><draw:path draw:style-name="gr458" draw:text-style-name="P119" svg:width="0.4cm" svg:height="0.305cm" svg:x="0cm" svg:y="0.019cm" svg:viewBox="0 0 401 306" svg:d="M0 0c133 0 268 0 401 0 0 102 0 204 0 306-133 0-268 0-401 0 0-102 0-204 0-306z"><text:p/></draw:path><draw:path draw:style-name="gr459" draw:text-style-name="P120" svg:width="0.264cm" svg:height="0.345cm" svg:x="-0.001cm" svg:y="0cm" svg:viewBox="0 0 265 346" svg:d="M151 269c59-23 114-92 114-165 0-62-40-104-96-104-84 0-169 88-169 176 0 64 43 104 99 104 10 0 23-3 38-7-2 24-2 25-2 30 0 13 0 43 32 43 47 0 63-71 63-75 0-2-2-3-3-3-3 0-5 1-6 3-7 27-29 37-44 37-17 0-23-10-26-39zM77 265c-30-12-43-41-43-77 0-25 10-80 40-121 27-39 64-57 92-57 39 0 66 30 66 81 0 39-18 128-83 164-3-13-6-41-34-41-21 0-40 19-40 39 0 8 1 9 2 12zM101 270c-5 0-17 0-17-17 0-15 14-31 31-31 16 0 23 9 23 33 0 6 0 6-5 8-10 5-21 7-32 7z"><text:p/></draw:path><draw:path draw:style-name="gr460" draw:text-style-name="P120" svg:width="0.118cm" svg:height="0.177cm" svg:x="0.302cm" svg:y="0.151cm" svg:viewBox="0 0 119 178" svg:d="M119 130c-3 0-7 0-9 0-1 5-4 22-8 24-2 2-23 2-26 2-17 0-33 0-50 0 29-25 38-33 54-45 20-16 39-33 39-58 0-33-29-53-63-53s-56 23-56 48c0 14 11 15 14 15 6 0 15-5 15-15 0-4-3-14-17-14 9-19 27-24 40-24 26 0 41 21 41 43 0 23-17 42-26 52-22 21-43 41-65 63-2 3-2 4-2 10 37 0 74 0 111 0 2-15 5-32 8-48z"><text:p/></draw:path></draw:g><text:s/><text:span text:style-name="T19">טאוטולוגיה. נותר להוכיח את </text:span><text:span text:style-name="T19"><draw:g text:anchor-type="as-char" svg:y="-0.27cm" draw:z-index="165" draw:style-name="gr1"><svg:title>TexMaths</svg:title><svg:desc>11§display§Q_1§svg§600§FALSE§</svg:desc><draw:path draw:style-name="gr461" draw:text-style-name="P119" svg:width="0.39cm" svg:height="0.305cm" svg:x="0cm" svg:y="0.019cm" svg:viewBox="0 0 391 306" svg:d="M0 0c131 0 260 0 391 0 0 102 0 204 0 306-131 0-260 0-391 0 0-102 0-204 0-306z"><text:p/></draw:path><draw:path draw:style-name="gr462" draw:text-style-name="P120" svg:width="0.264cm" svg:height="0.345cm" svg:x="-0.001cm" svg:y="0cm" svg:viewBox="0 0 265 346" svg:d="M149 269c61-23 116-92 116-165 0-62-41-104-97-104-83 0-168 88-168 176 0 64 43 104 99 104 10 0 23-3 37-7-1 24-1 25-1 30 0 13 0 43 32 43 46 0 63-71 63-75 0-2-2-3-4-3-3 0-4 1-5 3-8 27-30 37-44 37-18 0-23-10-28-39zM77 265c-30-12-43-41-43-77 0-25 10-80 40-121 27-39 63-57 92-57 38 0 65 30 65 81 0 39-18 128-83 164-2-13-6-41-34-41-21 0-39 19-39 39 0 8 1 9 2 12zM101 270c-5 0-17 0-17-17 0-15 14-31 30-31 17 0 23 9 23 33 0 6 0 6-4 8-10 5-21 7-32 7z"><text:p/></draw:path><draw:path draw:style-name="gr463" draw:text-style-name="P120" svg:width="0.097cm" svg:height="0.177cm" svg:x="0.313cm" svg:y="0.151cm" svg:viewBox="0 0 98 178" svg:d="M60 8c0-8 0-8-7-8-18 17-42 17-53 17 0 3 0 6 0 9 7 0 24 0 38-7 0 45 0 91 0 137 0 10 0 14-26 14-3 0-8 0-11 0 0 3 0 5 0 8 6-1 39-1 48-1s43 0 49 1c0-3 0-5 0-8-3 0-7 0-10 0-28 0-28-4-28-14 0-49 0-99 0-148z"><text:p/></draw:path></draw:g></text:span><text:span text:style-name="T19">. הוכחה ל־</text:span><text:span text:style-name="T19"><draw:g text:anchor-type="as-char" svg:y="-0.27cm" draw:z-index="164" draw:style-name="gr1"><svg:title>TexMaths</svg:title><svg:desc>11§display§Q_1§svg§600§FALSE§</svg:desc><draw:path draw:style-name="gr464" draw:text-style-name="P119" svg:width="0.39cm" svg:height="0.305cm" svg:x="0cm" svg:y="0.019cm" svg:viewBox="0 0 391 306" svg:d="M0 0c131 0 260 0 391 0 0 102 0 204 0 306-131 0-260 0-391 0 0-102 0-204 0-306z"><text:p/></draw:path><draw:path draw:style-name="gr465" draw:text-style-name="P120" svg:width="0.264cm" svg:height="0.345cm" svg:x="-0.001cm" svg:y="0cm" svg:viewBox="0 0 265 346" svg:d="M149 269c61-23 116-92 116-165 0-62-41-104-97-104-83 0-168 88-168 176 0 64 43 104 99 104 10 0 23-3 37-7-1 24-1 25-1 30 0 13 0 43 32 43 46 0 63-71 63-75 0-2-2-3-4-3-3 0-4 1-5 3-8 27-30 37-44 37-18 0-23-10-28-39zM77 265c-30-12-43-41-43-77 0-25 10-80 40-121 27-39 63-57 92-57 38 0 65 30 65 81 0 39-18 128-83 164-2-13-6-41-34-41-21 0-39 19-39 39 0 8 1 9 2 12zM101 270c-5 0-17 0-17-17 0-15 14-31 30-31 17 0 23 9 23 33 0 6 0 6-4 8-10 5-21 7-32 7z"><text:p/></draw:path><draw:path draw:style-name="gr466" draw:text-style-name="P120" svg:width="0.097cm" svg:height="0.177cm" svg:x="0.313cm" svg:y="0.151cm" svg:viewBox="0 0 98 178" svg:d="M60 8c0-8 0-8-7-8-18 17-42 17-53 17 0 3 0 6 0 9 7 0 24 0 38-7 0 45 0 91 0 137 0 10 0 14-26 14-3 0-8 0-11 0 0 3 0 5 0 8 6-1 39-1 48-1s43 0 49 1c0-3 0-5 0-8-3 0-7 0-10 0-28 0-28-4-28-14 0-49 0-99 0-148z"><text:p/></draw:path></draw:g></text:span><text:span text:style-name="T19">: יהי </text:span><text:span text:style-name="T19"><draw:g text:anchor-type="as-char" svg:y="-0.173cm" draw:z-index="163" draw:style-name="gr1"><svg:title>TexMaths</svg:title><svg:desc>11§display§z§svg§600§FALSE§</svg:desc><draw:path draw:style-name="gr467" draw:text-style-name="P119" svg:width="0.137cm" svg:height="0.132cm" svg:x="0.002cm" svg:y="0.019cm" svg:viewBox="0 0 138 133" svg:d="M0 0c46 0 92 0 138 0 0 44 0 89 0 133-46 0-92 0-138 0 0-44 0-89 0-133z"><text:p/></draw:path><draw:path draw:style-name="gr468" draw:text-style-name="P120" svg:width="0.16cm" svg:height="0.172cm" svg:x="-0.001cm" svg:y="0cm" svg:viewBox="0 0 161 173" svg:d="M34 137c21-22 32-32 46-45 12-11 23-18 36-33 36-35 45-53 45-56s-3-3-4-3c-2 0-4 1-6 4-12 19-18 25-28 25-9 0-14-6-20-12-8-9-13-17-25-17-29 0-46 35-46 44 0 2 1 4 4 4s5-2 5-4c7-18 29-19 32-19 8 0 16 4 23 7 16 5 20 5 30 5-14 17-45 44-53 50-12 11-23 22-34 32-26 25-39 47-39 51 0 3 3 3 4 3 4 0 5-1 7-6 9-13 20-23 32-23 9 0 13 4 23 15 6 7 13 14 24 14 37 0 59-49 59-60 0-1-2-3-4-3-4 0-5 2-6 5-9 25-34 33-46 33-6 0-13-3-22-6-13-4-18-7-26-7-1 0-7 0-11 2z"><text:p/></draw:path></draw:g></text:span><text:span text:style-name="T19">. עבור </text:span><text:span text:style-name="T19"><draw:g text:anchor-type="as-char" svg:y="-0.173cm" draw:z-index="162" draw:style-name="gr1"><svg:title>TexMaths</svg:title><svg:desc>11§display§z§svg§600§FALSE§</svg:desc><draw:path draw:style-name="gr469" draw:text-style-name="P119" svg:width="0.137cm" svg:height="0.132cm" svg:x="0.002cm" svg:y="0.019cm" svg:viewBox="0 0 138 133" svg:d="M0 0c46 0 92 0 138 0 0 44 0 89 0 133-46 0-92 0-138 0 0-44 0-89 0-133z"><text:p/></draw:path><draw:path draw:style-name="gr470" draw:text-style-name="P120" svg:width="0.16cm" svg:height="0.172cm" svg:x="-0.001cm" svg:y="0cm" svg:viewBox="0 0 161 173" svg:d="M34 137c21-22 32-32 46-45 12-11 23-18 36-33 36-35 45-53 45-56s-3-3-4-3c-2 0-4 1-6 4-12 19-18 25-28 25-9 0-14-6-20-12-8-9-13-17-25-17-29 0-46 35-46 44 0 2 1 4 4 4s5-2 5-4c7-18 29-19 32-19 8 0 16 4 23 7 16 5 20 5 30 5-14 17-45 44-53 50-12 11-23 22-34 32-26 25-39 47-39 51 0 3 3 3 4 3 4 0 5-1 7-6 9-13 20-23 32-23 9 0 13 4 23 15 6 7 13 14 24 14 37 0 59-49 59-60 0-1-2-3-4-3-4 0-5 2-6 5-9 25-34 33-46 33-6 0-13-3-22-6-13-4-18-7-26-7-1 0-7 0-11 2z"><text:p/></draw:path></draw:g></text:span><text:span text:style-name="T19"><text:s/>קיים </text:span><text:span text:style-name="T19"><draw:g text:anchor-type="as-char" svg:y="-0.256cm" draw:z-index="161" draw:style-name="gr1"><svg:title>TexMaths</svg:title><svg:desc>11§display§y = z - 1§svg§600§FALSE§</svg:desc><draw:path draw:style-name="gr471" draw:text-style-name="P119" svg:width="1.508cm" svg:height="0.295cm" svg:x="0.008cm" svg:y="0.018cm" svg:viewBox="0 0 1509 296" svg:d="M754 296c-251 0-502 0-754 0 0-99 0-197 0-296 503 0 1006 0 1509 0 0 99 0 197 0 296-252 0-504 0-755 0z"><text:p/></draw:path><draw:path draw:style-name="gr472" draw:text-style-name="P120" svg:width="0.177cm" svg:height="0.247cm" svg:x="-0.001cm" svg:y="0.085cm" svg:viewBox="0 0 178 248" svg:d="M177 23c1-5 1-5 1-9 0-6-5-10-11-10-3 0-10 3-13 8-1 2-4 14-6 21-3 10-5 21-7 31-6 23-12 46-18 69-1 5-17 33-44 33-19 0-23-17-23-31 0-19 7-42 20-76 5-16 8-19 8-27 0-18-14-32-32-32-38 0-52 56-52 59 0 4 4 4 5 4 4 0 4 0 6-7 11-36 26-47 40-47 3 0 9 0 9 12 0 10-4 20-6 26-17 41-23 63-23 82 0 34 24 46 47 46 15 0 29-7 39-18-5 20-9 37-25 58-10 14-25 25-43 25-5 0-23-2-29-17 6 0 12 0 16-4 5-4 8-9 8-16 0-12-10-14-14-14-9 0-21 7-21 25 0 20 16 34 40 34 40 0 80-35 91-78 12-49 25-99 37-147z"><text:p/></draw:path><draw:path draw:style-name="gr473" draw:text-style-name="P120" svg:width="0.256cm" svg:height="0.089cm" svg:x="0.32cm" svg:y="0.115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74" draw:text-style-name="P120" svg:width="0.162cm" svg:height="0.174cm" svg:x="0.724cm" svg:y="0.085cm" svg:viewBox="0 0 163 175" svg:d="M34 138c21-23 32-31 46-43 0-2 24-21 38-36 37-35 45-54 45-56 0-3-2-2-4-3-3 0-4 0-6 4-11 18-20 25-29 25s-14-6-20-13c-7-8-14-16-26-16-30 0-47 35-47 44 0 2 1 4 5 4s4-2 5-4c7-18 29-19 33-19 7 0 15 4 24 7 15 5 20 5 30 5-14 17-47 44-54 51-11 10-23 21-34 32-27 26-40 48-40 50 0 5 3 5 4 5 4 0 4-1 6-6 9-13 21-24 33-24 9 0 13 4 23 15 7 8 13 15 24 15 39 0 61-50 61-60 0-2-1-4-5-4-3 0-4 2-5 5-9 26-33 32-46 32-8 0-15-2-24-4-13-6-18-7-26-7-1 0-8 0-11 1z"><text:p/></draw:path><draw:path draw:style-name="gr475" draw:text-style-name="P120" svg:width="0.235cm" svg:height="0.014cm" svg:x="1.02cm" svg:y="0.152cm" svg:viewBox="0 0 236 15" svg:d="M223 15c7 0 13 0 13-7 0-8-6-8-13-8-69 0-139 0-209 0-6 0-14 0-14 8 0 7 8 7 14 7 70 0 140 0 209 0z"><text:p/></draw:path><draw:path draw:style-name="gr476" draw:text-style-name="P120" svg:width="0.127cm" svg:height="0.255cm" svg:x="1.409cm" svg:y="-0.001cm" svg:viewBox="0 0 128 256" svg:d="M79 10c0-9 0-10-9-10-24 25-58 25-70 25 0 5 0 8 0 12 8 0 31 0 51-11 0 66 0 133 0 199 0 15-2 19-37 19-4 0-7 0-12 0 0 4 0 9 0 12 13-1 47-1 63-1 15 0 48 0 63 1 0-3 0-8 0-12-5 0-8 0-13 0-35 0-36-4-36-19 0-71 0-144 0-215z"><text:p/></draw:path></draw:g></text:span><text:span text:style-name="T19">. לפיכך, </text:span><text:span text:style-name="T19"><draw:g text:anchor-type="as-char" svg:y="-0.256cm" draw:z-index="160" draw:style-name="gr1"><svg:title>TexMaths</svg:title><svg:desc>11§display§y + 1 = z§svg§600§FALSE§</svg:desc><draw:path draw:style-name="gr477" draw:text-style-name="P119" svg:width="1.523cm" svg:height="0.293cm" svg:x="0.008cm" svg:y="0.019cm" svg:viewBox="0 0 1524 294" svg:d="M0 0c508 0 1015 0 1524 0 0 98 0 197 0 294-509 0-1016 0-1524 0 0-97 0-196 0-294z"><text:p/></draw:path><draw:path draw:style-name="gr478" draw:text-style-name="P120" svg:width="0.177cm" svg:height="0.247cm" svg:x="-0.001cm" svg:y="0.085cm" svg:viewBox="0 0 178 248" svg:d="M177 24c1-5 1-6 1-9 0-7-5-11-11-11-4 0-10 3-13 9-1 1-4 13-6 21-3 10-5 20-7 31-6 23-12 46-18 69-2 6-18 32-44 32-20 0-24-17-24-31 0-17 7-42 20-76 6-15 7-19 7-27 0-18-12-32-30-32-38 0-52 56-52 59 0 5 3 3 4 5 5 0 5-1 7-7 11-36 26-48 38-48 4 0 10 0 10 12 0 10-3 20-6 27-16 41-22 63-22 81 0 35 24 45 47 45 14 0 28-6 39-17-5 20-10 39-26 58-10 14-24 25-42 25-5 0-23-2-29-16 6 0 11 0 16-5 5-4 8-8 8-16 0-12-10-13-14-13-9 0-21 6-21 25s16 33 40 33c40 0 80-35 91-78 12-48 25-97 37-146z"><text:p/></draw:path><draw:path draw:style-name="gr479" draw:text-style-name="P120" svg:width="0.255cm" svg:height="0.254cm" svg:x="0.299cm" svg:y="0.032cm" svg:viewBox="0 0 256 255" svg:d="M135 136c37 0 72 0 108 0 6 0 13 0 13-7 0-8-7-8-13-8-36 0-71 0-108 0 0-36 0-72 0-108 0-5 0-13-7-13-8 0-8 8-8 13 0 36 0 72 0 108-36 0-72 0-108 0-5 0-12 0-12 8 0 7 7 7 12 7 36 0 72 0 108 0 0 35 0 72 0 107 0 5 0 12 8 12 7 0 7-7 7-12 0-35 0-72 0-107z"><text:p/></draw:path><draw:path draw:style-name="gr480" draw:text-style-name="P120" svg:width="0.127cm" svg:height="0.254cm" svg:x="0.698cm" svg:y="0cm" svg:viewBox="0 0 128 255" svg:d="M79 10c0-9 0-10-9-10-24 24-57 24-70 24 0 5 0 8 0 12 8 0 31 0 51-10 0 66 0 133 0 199 0 13-2 18-36 18-4 0-8 0-13 0 0 4 0 9 0 12 15-1 47-1 63-1 15 0 49 0 63 1 0-3 0-8 0-12-5 0-8 0-13 0-35 0-36-3-36-18 0-71 0-144 0-215z"><text:p/></draw:path><draw:path draw:style-name="gr481" draw:text-style-name="P120" svg:width="0.255cm" svg:height="0.089cm" svg:x="0.985cm" svg:y="0.116cm" svg:viewBox="0 0 256 90" svg:d="M244 15c6 0 12 0 12-7 0-8-6-8-12-8-77 0-154 0-231 0-5 0-13 0-13 8 0 7 8 7 13 7 77 0 154 0 231 0zM244 90c6 0 12 0 12-8 0-7-6-7-12-7-77 0-154 0-231 0-5 0-13 0-13 7 0 8 8 8 13 8 77 0 154 0 231 0z"><text:p/></draw:path><draw:path draw:style-name="gr482" draw:text-style-name="P120" svg:width="0.163cm" svg:height="0.173cm" svg:x="1.387cm" svg:y="0.085cm" svg:viewBox="0 0 164 174" svg:d="M35 138c21-22 32-31 45-43 14-13 24-21 39-35 36-36 45-55 45-56 0-4-3-4-5-4s-3 1-5 4c-12 19-20 26-29 26s-14-7-19-14c-8-8-15-16-28-16-28 0-46 36-46 44 0 2 1 4 4 4 4 0 5-2 6-4 6-18 29-18 33-18 7 0 15 3 24 6 15 5 20 5 30 5-15 17-47 45-54 51-12 11-23 22-35 33-27 25-40 47-40 49 0 4 3 3 4 4 4 0 5-1 7-5 9-13 21-23 33-23 9 0 12 3 22 14 7 8 13 14 25 14 38 0 61-48 61-59 0-2-2-3-5-3-4 0-4 2-5 4-9 26-34 33-47 33-8 0-15-2-22-5-14-4-19-7-28-7-1 0-6 0-10 1z"><text:p/></draw:path></draw:g></text:span><text:span text:style-name="T19"><text:s/>כלומר </text:span><text:span text:style-name="T19"><draw:g text:anchor-type="as-char" svg:y="-0.258cm" draw:z-index="159" draw:style-name="gr1"><svg:title>TexMaths</svg:title><svg:desc>11§display§\tilde{y} = z + 1§svg§600§FALSE§</svg:desc><draw:path draw:style-name="gr483" draw:text-style-name="P119" svg:width="1.508cm" svg:height="0.295cm" svg:x="0.008cm" svg:y="0.018cm" svg:viewBox="0 0 1509 296" svg:d="M756 296c-252 0-504 0-756 0 0-99 0-197 0-296 503 0 1006 0 1509 0 0 99 0 197 0 296-251 0-503 0-753 0z"><text:p/></draw:path><draw:path draw:style-name="gr484" draw:text-style-name="P120" svg:width="0.128cm" svg:height="0.035cm" svg:x="0.046cm" svg:y="0cm" svg:viewBox="0 0 129 36" svg:d="M129 5c-3-2-4-3-6-5 0 1-15 19-32 19-9 0-18-6-25-10-10-6-18-9-24-9-15 0-22 9-42 30 2 2 4 4 7 6 0-1 14-18 31-18 9 0 19 5 26 9 10 6 17 9 24 9 14 0 22-9 41-31z"><text:p/></draw:path><draw:path draw:style-name="gr485" draw:text-style-name="P120" svg:width="0.177cm" svg:height="0.247cm" svg:x="-0.001cm" svg:y="0.085cm" svg:viewBox="0 0 178 248" svg:d="M177 24c1-5 1-6 1-9 0-7-5-11-11-11-3 0-10 3-13 9-1 1-4 13-6 20-3 11-5 21-7 31-6 23-12 46-18 69-1 7-17 33-44 33-19 0-23-17-23-31 0-17 7-42 20-76 5-15 8-19 8-27 0-18-14-32-32-32-38 0-52 56-52 59 0 5 4 5 5 5 4 0 4-1 6-8 11-35 26-47 40-47 3 0 9 0 9 12 0 10-4 20-6 27-17 41-23 63-23 81 0 34 24 46 47 46 15 0 29-7 39-18-5 20-9 39-25 58-10 14-25 25-43 25-5 0-23-2-29-17 6 0 12 0 16-4 5-4 8-8 8-16 0-12-10-13-14-13-9 0-21 6-21 24 0 20 16 34 40 34 40 0 80-35 91-78 12-49 25-97 37-146z"><text:p/></draw:path><draw:path draw:style-name="gr486" draw:text-style-name="P120" svg:width="0.256cm" svg:height="0.088cm" svg:x="0.32cm" svg:y="0.115cm" svg:viewBox="0 0 257 89" svg:d="M244 15c6 0 13 0 13-7 0-8-7-8-13-8-77 0-154 0-231 0-5 0-13 0-13 8 0 7 8 7 13 7 77 0 154 0 231 0zM244 89c6 0 13 0 13-8 0-7-7-7-13-7-77 0-154 0-231 0-5 0-13 0-13 7 0 8 8 8 13 8 77 0 154 0 231 0z"><text:p/></draw:path><draw:path draw:style-name="gr487" draw:text-style-name="P120" svg:width="0.162cm" svg:height="0.174cm" svg:x="0.724cm" svg:y="0.085cm" svg:viewBox="0 0 163 175" svg:d="M34 138c21-22 32-31 46-43 12-13 24-21 38-35 37-36 45-55 45-56 0-4-2-3-4-4-3 0-4 1-6 4-11 19-20 26-29 26s-14-7-20-14c-7-8-14-16-26-16-30 0-47 36-47 44 0 2 1 4 5 4s4-2 5-4c7-18 29-18 33-18 7 0 15 3 24 6 15 5 20 5 30 5-14 17-47 45-54 51-11 11-23 22-34 33-27 25-40 47-40 49 0 5 3 5 4 5 4 0 4-1 6-6 9-13 21-23 33-23 9 0 13 3 23 14 7 8 13 15 24 15 39 0 61-50 61-60 0-2-1-4-5-4-3 0-4 3-5 5-9 26-33 32-46 32-8 0-15-2-24-4-13-6-18-7-26-7-1 0-8 0-11 1z"><text:p/></draw:path><draw:path draw:style-name="gr488" draw:text-style-name="P120" svg:width="0.256cm" svg:height="0.254cm" svg:x="1.01cm" svg:y="0.033cm" svg:viewBox="0 0 257 255" svg:d="M136 136c37 0 72 0 108 0 6 0 13 0 13-7 0-8-7-8-13-8-36 0-71 0-108 0 0-36 0-73 0-109 0-4 0-12-7-12-8 0-8 8-8 12 0 36 0 73 0 109-36 0-72 0-108 0-5 0-13 0-13 8 0 7 8 7 13 7 36 0 72 0 108 0 0 35 0 72 0 107 0 4 0 12 8 12 7 0 7-8 7-12 0-35 0-72 0-107z"><text:p/></draw:path><draw:path draw:style-name="gr489" draw:text-style-name="P120" svg:width="0.127cm" svg:height="0.254cm" svg:x="1.409cm" svg:y="0.001cm" svg:viewBox="0 0 128 255" svg:d="M79 10c0-9 0-10-9-10-24 24-58 24-70 24 0 5 0 8 0 12 8 0 31 0 51-10 0 66 0 132 0 198 0 14-2 19-37 19-4 0-7 0-12 0 0 4 0 9 0 12 13-1 47-1 63-1 15 0 48 0 63 1 0-3 0-8 0-12-5 0-8 0-13 0-35 0-36-5-36-19 0-71 0-143 0-214z"><text:p/></draw:path></draw:g></text:span><text:span text:style-name="T19">. לכן, </text:span><text:span text:style-name="T19"><draw:g text:anchor-type="as-char" svg:y="-0.27cm" draw:z-index="158" draw:style-name="gr1"><svg:title>TexMaths</svg:title><svg:desc>11§display§Q_1§svg§600§FALSE§</svg:desc><draw:path draw:style-name="gr490" draw:text-style-name="P119" svg:width="0.39cm" svg:height="0.305cm" svg:x="0cm" svg:y="0.019cm" svg:viewBox="0 0 391 306" svg:d="M0 0c131 0 260 0 391 0 0 102 0 204 0 306-131 0-260 0-391 0 0-102 0-204 0-306z"><text:p/></draw:path><draw:path draw:style-name="gr491" draw:text-style-name="P120" svg:width="0.264cm" svg:height="0.345cm" svg:x="-0.001cm" svg:y="0cm" svg:viewBox="0 0 265 346" svg:d="M149 269c61-23 116-92 116-165 0-62-41-104-97-104-83 0-168 88-168 176 0 64 43 104 99 104 10 0 23-3 37-7-1 24-1 25-1 30 0 13 0 43 32 43 46 0 63-71 63-75 0-2-2-3-4-3-3 0-4 1-5 3-8 27-30 37-44 37-18 0-23-10-28-39zM77 265c-30-12-43-41-43-77 0-25 10-80 40-121 27-39 63-57 92-57 38 0 65 30 65 81 0 39-18 128-83 164-2-13-6-41-34-41-21 0-39 19-39 39 0 8 1 9 2 12zM101 270c-5 0-17 0-17-17 0-15 14-31 30-31 17 0 23 9 23 33 0 6 0 6-4 8-10 5-21 7-32 7z"><text:p/></draw:path><draw:path draw:style-name="gr492" draw:text-style-name="P120" svg:width="0.097cm" svg:height="0.177cm" svg:x="0.313cm" svg:y="0.151cm" svg:viewBox="0 0 98 178" svg:d="M60 8c0-8 0-8-7-8-18 17-42 17-53 17 0 3 0 6 0 9 7 0 24 0 38-7 0 45 0 91 0 137 0 10 0 14-26 14-3 0-8 0-11 0 0 3 0 5 0 8 6-1 39-1 48-1s43 0 49 1c0-3 0-5 0-8-3 0-7 0-10 0-28 0-28-4-28-14 0-49 0-99 0-148z"><text:p/></draw:path></draw:g></text:span><text:span text:style-name="T19"><text:s/>הוכח.</text:span></text:p>
            </text:list-item>
          </text:list>
        </text:list-item>
        <text:list-item>
          <text:p text:style-name="P82">לכן, <draw:g text:anchor-type="as-char" svg:y="-0.263cm" draw:z-index="157" draw:style-name="gr1"><svg:title>TexMaths</svg:title><svg:desc>11§display§P_1§svg§600§FALSE§</svg:desc><draw:path draw:style-name="gr493" draw:text-style-name="P119" svg:width="0.334cm" svg:height="0.279cm" svg:x="0.004cm" svg:y="0.019cm" svg:viewBox="0 0 335 280" svg:d="M0 0c111 0 224 0 335 0 0 93 0 186 0 280-111 0-224 0-335 0 0-94 0-187 0-280z"><text:p/></draw:path><draw:path draw:style-name="gr494" draw:text-style-name="P120" svg:width="0.274cm" svg:height="0.26cm" svg:x="-0.001cm" svg:y="0cm" svg:viewBox="0 0 275 261" svg:d="M102 142c22 0 44 0 66 0 54 0 107-41 107-84 0-29-26-58-76-58-41 0-83 0-124 0-8 0-12 0-12 8 0 4 3 4 11 4 5 0 12 0 16 1 7 0 9 1 9 6 0 2 0 3-1 7-17 68-35 137-52 205-4 16-4 19-35 19-7 0-11 0-11 7 0 4 4 4 6 4 11 0 38-1 49-1 8 0 17 1 24 1 9 0 18 0 26 0 2 0 8 0 8-8 0-3-4-3-11-3-15 0-26 0-26-8 0-2 1-4 1-6 8-32 16-64 25-94zM129 26c4-13 4-14 21-14 12 0 24 0 38 0 30 0 51 10 51 37 0 15-7 48-23 62-20 17-42 21-58 21-19 0-37 0-54 0 7-35 16-71 25-106z"><text:p/></draw:path><draw:path draw:style-name="gr495" draw:text-style-name="P120" svg:width="0.097cm" svg:height="0.177cm" svg:x="0.261cm" svg:y="0.142cm" svg:viewBox="0 0 98 178" svg:d="M61 8c0-8 0-8-8-8-18 18-42 18-53 18 0 3 0 6 0 9 7 0 24 0 39-7 0 45 0 91 0 137 0 8 0 11-27 11-3 0-8 0-11 0 0 3 0 6 0 10 6 0 39-1 49-1 8 0 43 1 48 1 0-4 0-7 0-10-3 0-6 0-10 0-27 0-27-3-27-11 0-51 0-100 0-149z"><text:p/></draw:path></draw:g><text:s/>הוכח ומסיבה זו הטענה כולה הוכחה. </text:p>
        </text:list-item>
      </text:list>
      <text:h text:style-name="Heading_20_3" text:outline-level="3">סעיף ב’</text:h>
      <text:list xml:id="list3275160925" text:style-name="L8">
        <text:list-item>
          <text:p text:style-name="P83">נטען:</text:p>
          <text:p text:style-name="P16"><draw:g text:anchor-type="as-char" svg:y="-0.982cm" draw:z-index="43" draw:style-name="gr1"><svg:title>TexMaths</svg:title><svg:desc>11§latex§\begin{align}
  &amp;\; A := \Big\{x \in \Q \colon \tfrac{x}{\sqrt{2}} \in \Q \Big\} = \emptyset \\
  \iff &amp;\forall x \in A. x \in \emptyset \\
  \iff &amp;\forall x \in \Q. \rightarrow \tfrac{x}{\sqrt{2}} \in \Q. x \in \emptyset
\end{align}§svg§600§FALSE§</svg:desc><draw:path draw:style-name="gr1941" draw:text-style-name="P119" svg:width="9.337cm" svg:height="1.923cm" svg:x="-0.001cm" svg:y="0.019cm" svg:viewBox="0 0 9338 1924" svg:d="M0 0c3113 0 6226 0 9338 0 0 641 0 1282 0 1924-3112 0-6225 0-9338 0 0-642 0-1283 0-1924z"><text:p/></draw:path><draw:path draw:style-name="gr1942" draw:text-style-name="P120" svg:width="0.264cm" svg:height="0.276cm" svg:x="0.917cm" svg:y="0.168cm" svg:viewBox="0 0 265 277" svg:d="M55 233c-15 25-30 31-47 32-5 0-8 0-8 8 0 2 2 4 4 4 11 0 23-1 34-1 13 0 26 1 39 1 2 0 7 0 7-8 0-4-4-4-6-4-9-1-19-3-19-13 0-5 3-9 6-14 10-17 20-33 30-50 31 0 64 0 96 0 1 8 7 61 7 65 0 11-21 12-29 12-4 0-8 0-8 8 0 4 4 4 5 4 15 0 32-1 48-1 10 0 35 1 44 1 3 0 7 0 7-8 0-4-4-4-9-4-24 0-24-2-25-14-8-81-15-161-23-241-1-8-1-10-8-10-6 0-8 3-10 7-45 75-90 150-135 226zM102 176c26-43 51-85 76-128 5 43 8 85 12 128-29 0-58 0-88 0z"><text:p/></draw:path><draw:path draw:style-name="gr1943" draw:text-style-name="P120" svg:width="0.04cm" svg:height="0.165cm" svg:x="1.333cm" svg:y="0.279cm" svg:viewBox="0 0 41 166" svg:d="M41 20c0-11-9-20-20-20-12 0-21 9-21 20s9 21 21 21c11 0 20-10 20-21zM41 145c0-11-9-20-20-20-12 0-21 8-21 20 0 11 9 21 21 21 11 0 20-9 20-21z"><text:p/></draw:path><draw:path draw:style-name="gr1944" draw:text-style-name="P120" svg:width="0.256cm" svg:height="0.089cm" svg:x="1.429cm" svg:y="0.30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945" draw:text-style-name="P120" svg:width="0.164cm" svg:height="0.694cm" svg:x="1.861cm" svg:y="0cm" svg:viewBox="0 0 165 695" svg:d="M98 454c0-24 0-29-5-40-12-36-46-57-71-66 45-19 67-46 74-72 1-4 2-12 2-13 0-58 0-117 0-175 0-32 25-56 61-72 6-2 6-3 6-8 0-8 0-8-8-8-11 0-39 14-55 26-13 10-34 32-34 59 0 30 0 62 0 93 0 20 0 40 0 60 0 34 0 47-20 71-5 6-16 18-43 30-5 2-5 3-5 9 0 5 0 6 8 9 41 19 60 52 60 76 0 53 0 107 0 161 0 19 0 42 20 61 9 9 16 17 35 27 5 3 24 13 34 13 8 0 8 0 8-8 0-5 0-6-3-7-22-10-58-28-64-64 0-5 0-18 0-27 0-45 0-90 0-135z"><text:p/></draw:path><draw:path draw:style-name="gr1946" draw:text-style-name="P120" svg:width="0.191cm" svg:height="0.174cm" svg:x="2.085cm" svg:y="0.273cm" svg:viewBox="0 0 192 175" svg:d="M118 54c2-10 11-46 38-46 1 0 11 0 19 5-11 2-19 12-19 21 0 7 5 13 16 13 7 0 20-6 20-22 0-20-23-25-36-25-22 0-36 20-41 29-9-26-30-29-41-29-40 0-62 49-62 59 0 4 3 4 4 4 4 0 5 0 5-5 13-40 39-50 52-50 7 0 20 4 20 26 0 12-5 37-20 92-6 24-19 40-37 40-2 0-11 0-18-4 8-3 17-11 17-21 0-11-9-15-14-15-11 0-21 10-21 24 0 17 19 25 36 25 26 0 40-28 41-30 4 14 19 30 42 30 39 0 61-50 61-60 0-4-3-4-4-4-4 0-4 2-6 4-13 42-38 51-51 51-15 0-21-12-21-25 0-9 2-17 6-34 5-18 9-36 14-53z"><text:p/></draw:path><draw:path draw:style-name="gr1947" draw:text-style-name="P120" svg:width="0.193cm" svg:height="0.223cm" svg:x="2.433cm" svg:y="0.236cm" svg:viewBox="0 0 194 224" svg:d="M180 120c7 0 14 0 14-8s-7-8-14-8c-55 0-109 0-164 0 5-51 49-89 104-89 20 0 41 0 60 0 7 0 14 0 14-7 0-8-7-8-14-8-21 0-40 0-61 0-66 0-119 51-119 112 0 62 53 112 119 112 21 0 40 0 61 0 7 0 14 0 14-7 0-8-7-8-14-8-19 0-40 0-60 0-55 0-99-37-104-89 55 0 109 0 164 0z"><text:p/></draw:path><draw:path draw:style-name="gr1948" draw:text-style-name="P120" svg:width="0.275cm" svg:height="0.34cm" svg:x="2.779cm" svg:y="0.173cm" svg:viewBox="0 0 276 341" svg:d="M173 275c54-11 103-54 103-135 0-98-68-140-137-140-72 0-139 44-139 140 0 82 49 122 96 133 17 40 56 68 103 68 20 0 41-4 61-12 7-2 11-5 11-9 0-5-4-7-7-7-1 0-1 0-3 2-11 2-16 2-22 2-36 0-58-22-66-42zM85 24c-23 28-30 73-30 116 0 37 4 85 30 115-27-10-71-41-71-115 0-80 48-108 71-117zM191 23c27 10 71 41 71 117 0 78-48 106-71 115 25-27 30-72 30-115 0-39-4-86-30-116zM139 265c-63 0-71-81-71-125 0-47 8-127 71-127 62 0 69 82 69 127 0 46-8 125-69 125zM112 277c11 2 25 2 27 2 1 0 9 0 20-1 10 24 29 39 48 46 4 3 3 2 4 3 0 1-6 1-12 1-33 0-66-16-87-51z"><text:p/></draw:path><draw:path draw:style-name="gr1949" draw:text-style-name="P120" svg:width="0.041cm" svg:height="0.165cm" svg:x="3.143cm" svg:y="0.279cm" svg:viewBox="0 0 42 166" svg:d="M42 20c0-11-10-20-21-20s-21 9-21 20 10 21 21 21 21-10 21-21zM42 145c0-11-10-20-21-20s-21 8-21 20c0 11 10 21 21 21s21-9 21-21z"><text:p/></draw:path><draw:path draw:style-name="gr1950" draw:text-style-name="P120" svg:width="0.143cm" svg:height="0.121cm" svg:x="3.522cm" svg:y="0.173cm" svg:viewBox="0 0 144 122" svg:d="M54 91c-2 9-11 23-25 23-2 0-9 0-15-3 11-3 12-13 12-15 0-6-5-10-11-10-7 0-15 6-15 16 0 13 15 20 29 20 12 0 23-8 29-19 7 15 22 19 32 19 32 0 49-34 49-41 0-4-4-4-5-4-4 0-4 2-5 5-6 18-22 32-38 32-10 0-16-6-16-17 0-7 6-31 14-62 6-21 18-27 26-27 2 0 9 0 16 4-9 2-12 10-12 14 0 7 4 10 11 10 5 0 14-4 14-16 0-16-16-20-27-20-14 0-25 9-31 20-5-11-17-20-32-20-31 0-49 33-49 42 0 3 5 3 6 3 3 0 3-1 4-4 7-21 25-33 38-33 9 0 16 5 16 17 0 6-3 20-5 29-4 12-7 25-10 37z"><text:p/></draw:path><draw:path draw:style-name="gr1951" draw:text-style-name="P120" svg:width="0.407cm" svg:height="0.014cm" svg:x="3.392cm" svg:y="0.339cm" svg:viewBox="0 0 408 15" svg:d="M0 0c136 0 272 0 408 0 0 5 0 10 0 15-136 0-272 0-408 0 0-5 0-10 0-15z"><text:p/></draw:path><draw:path draw:style-name="gr1952" draw:text-style-name="P120" svg:width="0.234cm" svg:height="0.27cm" svg:x="3.418cm" svg:y="0.384cm" svg:viewBox="0 0 235 271" svg:d="M95 241c-18-35-36-69-53-105-1-3-2-4-5-4-1 0-1 0-4 2-10 7-19 12-29 19-4 2-4 3-4 4 0 2 2 5 4 5 1 0 1 0 5-4 3-2 11-6 14-8 20 38 40 78 59 116 3 5 3 5 7 5 2 0 6 0 8-6 45-85 91-168 136-253 2-3 2-4 2-5 0-5-3-7-6-7-5 0-6 2-7 5-43 79-85 158-127 236z"><text:p/></draw:path><draw:path draw:style-name="gr1953" draw:text-style-name="P120" svg:width="0.153cm" svg:height="0.012cm" svg:x="3.647cm" svg:y="0.384cm" svg:viewBox="0 0 154 13" svg:d="M0 0c52 0 102 0 154 0 0 4 0 9 0 13-52 0-102 0-154 0 0-4 0-9 0-13z"><text:p/></draw:path><draw:path draw:style-name="gr1954" draw:text-style-name="P120" svg:width="0.118cm" svg:height="0.178cm" svg:x="3.664cm" svg:y="0.443cm" svg:viewBox="0 0 119 179" svg:d="M119 130c-4 0-6 0-9 0-1 6-3 22-7 24-2 2-23 2-27 2-17 0-33 0-50 0 29-25 38-33 54-45 20-16 39-33 39-58 0-33-29-53-63-53s-56 23-56 48c0 14 11 15 14 15 7 0 15-5 15-15 0-4-3-14-17-14 9-19 26-25 40-25 27 0 40 22 40 44 0 23-16 42-25 51-22 21-43 43-65 64-2 2-2 4-2 11 37 0 74 0 111 0 2-16 6-33 8-49z"><text:p/></draw:path><draw:path draw:style-name="gr1955" draw:text-style-name="P120" svg:width="0.193cm" svg:height="0.223cm" svg:x="3.986cm" svg:y="0.236cm" svg:viewBox="0 0 194 224" svg:d="M180 120c6 0 14 0 14-8s-8-8-14-8c-55 0-109 0-164 0 5-51 49-89 104-89 20 0 41 0 60 0 6 0 14 0 14-7 0-8-8-8-14-8-21 0-40 0-61 0-66 0-119 51-119 112 0 62 53 112 119 112 21 0 40 0 61 0 6 0 14 0 14-7 0-8-8-8-14-8-19 0-40 0-60 0-55 0-99-37-104-89 55 0 109 0 164 0z"><text:p/></draw:path><draw:path draw:style-name="gr1956" draw:text-style-name="P120" svg:width="0.275cm" svg:height="0.34cm" svg:x="4.332cm" svg:y="0.173cm" svg:viewBox="0 0 276 341" svg:d="M173 275c54-11 103-54 103-135 0-98-69-140-137-140-72 0-139 44-139 140 0 82 49 122 96 133 17 40 55 68 103 68 20 0 41-4 61-12 7-2 11-5 11-9 0-5-4-7-7-7-1 0-1 0-3 2-11 2-16 2-22 2-36 0-58-22-66-42zM85 24c-23 28-30 73-30 116 0 37 4 85 30 115-27-10-71-41-71-115 0-80 48-108 71-117zM191 23c27 10 71 41 71 117 0 78-48 106-71 115 23-27 30-72 30-115 0-39-4-86-30-116zM139 265c-63 0-71-81-71-125 0-47 8-127 71-127 61 0 69 82 69 127 0 46-8 125-69 125zM112 277c11 2 25 2 27 2 1 0 9 0 20-1 10 24 29 39 48 46 4 3 3 2 4 3 0 1-6 1-12 1-33 0-66-16-87-51z"><text:p/></draw:path><draw:path draw:style-name="gr1957" draw:text-style-name="P120" svg:width="0.164cm" svg:height="0.694cm" svg:x="4.666cm" svg:y="0cm" svg:viewBox="0 0 165 695" svg:d="M98 458c0-35 0-48 20-72 4-4 16-18 41-30 6-2 6-3 6-8s0-5 0-7c-1 0-1 0-8-3-40-19-59-52-59-76 0-54 0-107 0-161 0-19 0-42-20-61-9-9-16-17-35-27-5-2-24-13-35-13-7 0-8 0-8 8 0 5 0 6 3 7 16 7 57 25 64 64 1 5 1 18 1 27 0 45 0 90 0 135 0 24 0 30 3 41 13 35 47 56 72 66-44 18-66 45-73 71-1 4-2 12-2 13 0 59 0 117 0 175 0 31-24 55-61 72-7 2-7 3-7 8 0 8 1 8 8 8 11 0 39-14 56-26 13-10 33-32 34-59 0-30 0-61 0-93 0-20 0-40 0-59z"><text:p/></draw:path><draw:path draw:style-name="gr1958" draw:text-style-name="P120" svg:width="0.255cm" svg:height="0.089cm" svg:x="5.006cm" svg:y="0.303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959" draw:text-style-name="P120" svg:width="0.155cm" svg:height="0.327cm" svg:x="5.411cm" svg:y="0.146cm" svg:viewBox="0 0 156 328" svg:d="M131 8c0-5-2-8-8-8-5 0-6 4-9 12-4 15-1 2-5 18-5-3-17-9-31-9-22 0-47 12-62 42-15 32-16 66-16 102 0 24 0 93 33 124-9 30-9 30-9 31 0 4 3 8 8 8s6-4 9-12c5-16 1-3 5-18 9 6 21 9 32 9 43 0 59-36 67-55 10-28 11-60 11-87 0-29 0-94-34-125 3-11 6-21 9-32zM38 271c-13-27-13-74-13-110 0-32 0-59 6-84 7-35 29-47 47-47 8 0 18 2 28 11-22 77-46 153-68 230zM118 56c12 22 12 67 12 105 0 27 0 56-5 82-6 41-27 55-47 55-10 0-19-3-27-11 22-77 45-154 67-231z"><text:p/></draw:path><draw:path draw:style-name="gr1960" draw:text-style-name="P120" svg:width="0.088cm" svg:height="0.385cm" svg:x="8.941cm" svg:y="0.155cm" svg:viewBox="0 0 89 386" svg:d="M89 382c0-1 0-1-7-8-48-50-60-122-60-182 0-67 15-134 63-182 4-5 4-6 4-7 0-2-1-3-3-3-5 0-39 25-62 75-20 43-24 86-24 117s4 77 25 121c23 48 56 73 61 73 2 0 3-1 3-4z"><text:p/></draw:path><draw:path draw:style-name="gr1961" draw:text-style-name="P120" svg:width="0.127cm" svg:height="0.256cm" svg:x="9.087cm" svg:y="0.187cm" svg:viewBox="0 0 128 257" svg:d="M79 10c0-9 0-10-9-10-24 25-58 25-70 25 0 4 0 8 0 11 8 0 31 0 51-10 0 67 0 133 0 201 0 14-2 18-37 18-4 0-7 0-12 0 0 5 0 8 0 12 13-1 47-1 63-1 15 0 49 0 63 1 0-4 0-7 0-12-5 0-8 0-13 0-35 0-36-4-36-18 0-73 0-145 0-217z"><text:p/></draw:path><draw:path draw:style-name="gr1962" draw:text-style-name="P120" svg:width="0.089cm" svg:height="0.385cm" svg:x="9.267cm" svg:y="0.155cm" svg:viewBox="0 0 90 386" svg:d="M90 192c0-29-4-77-25-119-23-49-57-73-61-73-2 0-4 1-4 3 0 1 0 2 8 9 38 39 60 100 60 180 0 66-14 135-63 183-5 6-5 6-5 7 0 2 2 4 4 4 4 0 39-26 62-76 20-42 24-85 24-118z"><text:p/></draw:path><draw:path draw:style-name="gr1963" draw:text-style-name="P120" svg:width="0.342cm" svg:height="0.211cm" svg:x="0.001cm" svg:y="0.973cm" svg:viewBox="0 0 343 212" svg:d="M329 151c6 0 14 0 14-8s-8-8-14-8c-82 0-164 0-245 0-17-13-37-24-49-29 13-6 33-17 49-30 81 0 163 0 245 0 6 0 14 0 14-8s-8-8-14-8c-76 0-152 0-228 0 19-17 39-51 39-57 0-3-6-3-8-3-3 0-6 0-7 2-8 16-19 35-45 58-26 24-51 35-72 40-7 2-7 2-8 3 0 1 0 1 0 3 0 1 0 1 0 2l1 1c1 0 1 1 9 3 52 16 90 51 112 91 4 8 4 9 10 9 2 0 8 0 8-4 0-6-20-39-39-57 76 0 152 0 228 0z"><text:p/></draw:path><draw:path draw:style-name="gr1964" draw:text-style-name="P120" svg:width="0.342cm" svg:height="0.211cm" svg:x="0.323cm" svg:y="0.973cm" svg:viewBox="0 0 343 212" svg:d="M260 76c16 14 36 24 48 30-13 6-33 16-48 29-82 0-164 0-246 0-6 0-14 0-14 8s8 8 13 8c76 0 153 0 229 0-19 17-39 51-39 57 0 4 6 4 8 4 3 0 6 0 7-3 9-14 20-35 44-57 27-24 53-34 73-41 6-2 7-2 8-3 0-1 0-1 0-2 0-2 0-2 0-3l-1-1c-1 0-1 0-9-2-51-15-90-51-112-92-4-8-4-8-10-8-2 0-8 0-8 3 0 6 20 40 39 57-76 0-153 0-229 0-5 0-13 0-13 8s8 8 14 8c82 0 164 0 246 0z"><text:p/></draw:path><draw:path draw:style-name="gr1965" draw:text-style-name="P120" svg:width="0.213cm" svg:height="0.276cm" svg:x="0.796cm" svg:y="0.907cm" svg:viewBox="0 0 214 277" svg:d="M213 15c1-4 1-5 1-7 0-4-3-8-7-8-5 0-7 4-9 9-11 28-21 57-32 86-40 0-78 0-118 0-11-29-21-58-32-86-2-6-4-9-8-9-5 0-8 4-8 8 0 1 0 2 2 7 32 85 65 169 97 253 1 6 3 9 9 9 5 0 6-4 7-9 33-84 65-168 98-253zM55 110c35 0 69 0 104 0-17 46-34 91-51 137-18-46-35-91-53-137z"><text:p/></draw:path><draw:path draw:style-name="gr1966" draw:text-style-name="P120" svg:width="0.191cm" svg:height="0.174cm" svg:x="1.021cm" svg:y="1.004cm" svg:viewBox="0 0 192 175" svg:d="M119 54c2-10 11-46 37-46 2 0 11 0 20 5-11 2-19 12-19 21 0 7 5 13 15 13 8 0 20-6 20-22 0-20-22-25-35-25-23 0-36 20-40 29-10-26-31-29-42-29-41 0-63 49-63 59 0 4 3 3 4 4 4 0 5 0 6-5 13-40 38-50 52-50 7 0 21 4 21 26 0 12-7 37-21 92-7 24-20 40-37 40-2 0-11 0-19-4 9-3 18-11 18-21 0-11-9-15-14-15-12 0-22 10-22 24 0 17 20 25 36 25 27 0 40-28 41-30 4 14 19 30 42 30 39 0 61-50 61-60 0-4-3-4-4-4-3 0-4 2-4 4-14 42-40 51-52 51-16 0-21-12-21-25 0-9 2-17 7-34 4-18 8-36 13-53z"><text:p/></draw:path><draw:path draw:style-name="gr1967" draw:text-style-name="P120" svg:width="0.191cm" svg:height="0.223cm" svg:x="1.371cm" svg:y="0.966cm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1968" draw:text-style-name="P120" svg:width="0.264cm" svg:height="0.276cm" svg:x="1.717cm" svg:y="0.898cm" svg:viewBox="0 0 265 277" svg:d="M55 233c-15 25-30 31-47 32-5 0-8 0-8 8 0 2 2 4 4 4 11 0 23-1 34-1 13 0 26 1 39 1 2 0 7 0 7-8 0-4-4-4-6-4-9-1-19-3-19-13 0-5 3-9 6-14 10-17 20-33 30-50 31 0 64 0 96 0 1 8 7 61 7 65 0 11-21 12-29 12-5 0-8 0-8 8 0 4 4 4 5 4 15 0 32-1 48-1 10 0 35 1 44 1 3 0 7 0 7-8 0-4-4-4-9-4-24 0-24-2-25-14-8-81-15-161-23-241-1-8-1-10-8-10-6 0-8 3-10 7-45 75-90 150-135 226zM102 176c26-43 51-85 76-128 5 43 8 85 12 128-29 0-58 0-88 0z"><text:p/></draw:path><draw:path draw:style-name="gr1969" draw:text-style-name="P120" svg:width="0.041cm" svg:height="0.04cm" svg:x="2.026cm" svg:y="1.132cm" svg:viewBox="0 0 42 41" svg:d="M42 20c0-11-10-20-21-20s-21 8-21 20c0 11 10 21 21 21s21-9 21-21z"><text:p/></draw:path><draw:path draw:style-name="gr1970" draw:text-style-name="P120" svg:width="0.191cm" svg:height="0.174cm" svg:x="2.112cm" svg:y="1.004cm" svg:viewBox="0 0 192 175" svg:d="M118 54c2-10 11-46 38-46 2 0 11 0 19 5-10 2-18 12-18 21 0 7 4 13 15 13 8 0 20-6 20-22 0-20-23-25-36-25-22 0-35 20-41 29-8-26-29-29-41-29-40 0-62 49-62 59 0 4 3 4 4 4 4 0 5 0 6-5 12-40 38-50 52-50 6 0 21 4 21 26 0 12-7 37-21 92-7 24-20 40-38 40-2 0-11 0-18-4 8-3 17-11 17-21 0-11-9-15-14-15-11 0-21 10-21 24 0 17 19 25 36 25 26 0 40-28 41-30 4 14 19 30 42 30 39 0 61-50 61-60 0-4-3-4-4-4-3 0-4 2-6 4-12 42-38 51-51 51-15 0-21-12-21-25 0-9 2-17 6-34 5-18 9-36 14-53z"><text:p/></draw:path><draw:path draw:style-name="gr1971" draw:text-style-name="P120" svg:width="0.193cm" svg:height="0.223cm" svg:x="2.461cm" svg:y="0.966cm" svg:viewBox="0 0 194 224" svg:d="M180 120c7 0 14 0 14-8s-7-8-14-8c-55 0-109 0-164 0 5-51 49-89 104-89 20 0 41 0 60 0 7 0 14 0 14-7 0-8-7-8-14-8-21 0-40 0-61 0-66 0-119 51-119 112 0 62 53 112 119 112 21 0 40 0 61 0 7 0 14 0 14-7 0-8-7-8-14-8-19 0-40 0-60 0-55 0-99-37-104-89 55 0 109 0 164 0z"><text:p/></draw:path><draw:path draw:style-name="gr1972" draw:text-style-name="P120" svg:width="0.155cm" svg:height="0.327cm" svg:x="2.813cm" svg:y="0.877cm" svg:viewBox="0 0 156 328" svg:d="M131 8c0-5-2-8-8-8-5 0-6 4-9 12-4 15-1 2-5 18-5-3-17-9-31-9-22 0-47 12-62 42-15 32-16 66-16 102 0 24 0 93 33 124-9 30-9 30-9 31 0 4 3 8 8 8s6-4 10-12c4-16 0-3 4-18 10 6 21 9 32 9 43 0 59-36 67-55 10-28 11-60 11-87 0-29 0-94-34-125 3-11 6-21 9-32zM38 271c-13-27-13-74-13-110 0-32 0-59 6-84 7-35 29-47 47-47 8 0 18 2 28 11-22 77-46 153-68 230zM118 56c12 22 12 67 12 105 0 27 0 56-5 82-6 41-27 55-47 55-10 0-19-3-27-11 22-77 45-154 67-231z"><text:p/></draw:path><draw:path draw:style-name="gr1973" draw:text-style-name="P120" svg:width="0.088cm" svg:height="0.385cm" svg:x="8.941cm" svg:y="0.885cm" svg:viewBox="0 0 89 386" svg:d="M89 382c0-1 0-1-7-8-48-50-60-122-60-182 0-67 15-134 63-182 4-5 4-6 4-7 0-2-1-3-3-3-5 0-39 25-62 75-20 43-24 86-24 117s4 77 25 121c23 48 56 73 61 73 2 0 3-1 3-4z"><text:p/></draw:path><draw:path draw:style-name="gr1974" draw:text-style-name="P120" svg:width="0.154cm" svg:height="0.256cm" svg:x="9.071cm" svg:y="0.917cm" svg:viewBox="0 0 155 257" svg:d="M30 228c14-14 27-27 41-40 60-54 84-75 84-113 0-44-35-75-82-75-44 0-73 35-73 70 0 21 20 21 21 21 6 0 20-4 20-20 0-9-7-20-20-20-3 0-5 0-6 1 9-26 30-40 52-40 35 0 53 31 53 63 0 31-20 61-41 86-25 27-49 55-75 82-4 4-4 6-4 14 48 0 96 0 144 0 3-22 8-45 11-67-3 0-7 0-10 0-2 11-4 29-9 34-2 4-28 4-36 4-23 0-47 0-70 0z"><text:p/></draw:path><draw:path draw:style-name="gr1975" draw:text-style-name="P120" svg:width="0.089cm" svg:height="0.385cm" svg:x="9.267cm" svg:y="0.885cm" svg:viewBox="0 0 90 386" svg:d="M90 192c0-29-4-77-25-119-23-49-57-73-61-73-2 0-4 1-4 3 0 1 0 2 8 9 38 39 60 100 60 180 0 66-14 135-63 183-5 6-5 6-5 7 0 2 2 4 4 4 4 0 39-26 62-76 20-42 24-85 24-118z"><text:p/></draw:path><draw:path draw:style-name="gr1976" draw:text-style-name="P120" svg:width="0.342cm" svg:height="0.211cm" svg:x="0.001cm" svg:y="1.55cm" svg:viewBox="0 0 343 212" svg:d="M329 151c6 0 14 0 14-8s-8-8-14-8c-82 0-164 0-245 0-17-13-37-24-49-29 13-6 33-17 49-30 81 0 163 0 245 0 6 0 14 0 14-8s-8-8-14-8c-76 0-152 0-228 0 19-17 39-51 39-57 0-3-6-3-8-3-3 0-6 0-7 2-8 16-19 35-45 58-26 24-51 35-72 40-7 2-7 2-8 3 0 1 0 1 0 3 0 1 0 1 0 2l1 1c1 0 1 1 9 3 52 16 90 51 112 91 4 8 4 9 10 9 2 0 8 0 8-4 0-6-20-39-39-57 76 0 152 0 228 0z"><text:p/></draw:path><draw:path draw:style-name="gr1977" draw:text-style-name="P120" svg:width="0.342cm" svg:height="0.211cm" svg:x="0.323cm" svg:y="1.55cm" svg:viewBox="0 0 343 212" svg:d="M260 76c16 14 36 24 48 30-13 6-33 16-48 29-82 0-164 0-246 0-6 0-14 0-14 8s8 8 13 8c76 0 153 0 229 0-19 17-39 51-39 57 0 4 6 4 8 4 3 0 6 0 7-3 9-14 20-35 44-57 27-24 53-34 73-41 6-2 7-2 8-3 0-1 0-1 0-2 0-2 0-2 0-3l-1-1c-1 0-1 0-9-2-51-16-90-51-112-92-4-8-4-8-10-8-2 0-8 0-8 3 0 6 20 40 39 57-76 0-153 0-229 0-5 0-13 0-13 8s8 8 14 8c82 0 164 0 246 0z"><text:p/></draw:path><draw:path draw:style-name="gr1978" draw:text-style-name="P120" svg:width="0.213cm" svg:height="0.276cm" svg:x="0.796cm" svg:y="1.484cm" svg:viewBox="0 0 214 277" svg:d="M213 15c1-4 1-5 1-7 0-4-3-8-7-8-5 0-7 4-9 9-11 28-21 57-32 86-40 0-78 0-118 0-11-29-21-58-32-86-2-6-4-9-8-9-5 0-8 4-8 8 0 1 0 2 2 7 32 85 65 169 97 253 1 6 3 9 9 9 5 0 6-4 7-9 33-84 65-168 98-253zM55 110c35 0 69 0 104 0-17 46-34 91-51 137-18-46-35-91-53-137z"><text:p/></draw:path><draw:path draw:style-name="gr1979" draw:text-style-name="P120" svg:width="0.191cm" svg:height="0.174cm" svg:x="1.021cm" svg:y="1.582cm" svg:viewBox="0 0 192 175" svg:d="M119 54c2-10 11-46 37-46 2 0 11 0 20 5-11 2-19 12-19 21 0 7 5 13 15 13 8 0 20-6 20-22 0-20-22-25-35-25-23 0-36 20-40 29-10-26-31-29-42-29-41 0-63 49-63 59 0 4 3 3 4 4 4 0 5 0 6-5 13-40 38-50 52-50 7 0 21 4 21 26 0 12-7 37-21 92-7 24-20 40-37 40-2 0-11 0-19-4 9-3 18-11 18-21 0-11-9-15-14-15-12 0-22 10-22 24 0 17 20 25 36 25 27 0 40-28 41-30 4 14 19 30 42 30 39 0 61-50 61-60 0-4-3-4-4-4-3 0-4 2-4 4-14 42-40 51-52 51-16 0-21-12-21-25 0-9 2-18 7-34 4-18 8-36 13-53z"><text:p/></draw:path><draw:path draw:style-name="gr1980" draw:text-style-name="P120" svg:width="0.191cm" svg:height="0.223cm" svg:x="1.371cm" svg:y="1.544cm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1981" draw:text-style-name="P120" svg:width="0.274cm" svg:height="0.34cm" svg:x="1.716cm" svg:y="1.482cm" svg:viewBox="0 0 275 341" svg:d="M172 275c55-11 103-54 103-135 0-98-68-140-138-140s-137 44-137 139c0 83 49 123 96 134 16 40 55 68 103 68 19 0 41-4 61-12 6-2 11-5 11-9s-4-7-7-7c-1 0-1 0-4 2-11 2-15 2-21 2-36 0-58-22-67-42zM85 24c-25 28-30 73-30 115 0 38 4 86 30 116-27-10-72-41-72-115 0-80 49-108 71-117zM191 23c27 10 71 41 71 116 0 79-49 107-72 116 24-27 31-74 31-115 0-39-4-87-30-116zM137 265c-62 0-69-81-69-125 0-47 8-127 69-127 63 0 70 82 70 126 0 47-8 126-70 126zM112 277c11 2 17 1 25 2 3 0 10 0 21-1 11 24 29 39 49 46 3 3 3 2 4 3 0 1-8 1-12 1-33 0-67-16-87-51z"><text:p/></draw:path><draw:path draw:style-name="gr1982" draw:text-style-name="P120" svg:width="0.04cm" svg:height="0.04cm" svg:x="2.037cm" svg:y="1.713cm" svg:viewBox="0 0 41 41" svg:d="M41 20c0-11-9-20-20-20-12 0-21 8-21 20 0 11 9 21 21 21 11 0 20-9 20-21z"><text:p/></draw:path><draw:path draw:style-name="gr1983" draw:text-style-name="P120" svg:width="0.342cm" svg:height="0.201cm" svg:x="2.24cm" svg:y="1.556cm" svg:viewBox="0 0 343 202" svg:d="M301 109c-21 16-32 32-34 37-17 27-21 51-21 52 0 4 5 4 8 4 7 0 7-1 9-7 9-39 31-71 75-88 4-3 5-4 5-6 0-3-2-3-2-4-18-7-64-26-79-90-1-5-1-7-8-7-3 0-8 0-8 5 7 17 4 26 20 51 8 12 19 25 35 37-95 0-191 0-287 0-6 0-14 0-14 8s8 8 14 8c96 0 192 0 287 0z"><text:p/></draw:path><draw:path draw:style-name="gr1984" draw:text-style-name="P120" svg:width="0.143cm" svg:height="0.121cm" svg:x="2.889cm" svg:y="1.482cm" svg:viewBox="0 0 144 122" svg:d="M54 91c-2 9-11 23-25 23-2 0-9 0-15-3 11-3 12-13 12-15 0-6-4-10-11-10s-15 6-15 16c0 13 15 20 29 20 12 0 23-8 29-19 7 15 22 19 33 19 31 0 48-34 48-42 0-3-4-3-5-3-4 0-4 2-5 4-6 19-22 33-37 33-11 0-17-6-17-17 0-7 6-32 14-62 6-21 18-27 26-27 2 0 10 0 16 4-9 2-12 10-12 14 0 6 4 10 11 10 5 0 14-5 14-16 0-16-16-20-27-20-14 0-25 9-31 20-5-11-17-20-32-20-31 0-47 33-47 42 0 3 3 3 4 3 3 0 3-1 4-4 8-21 25-33 38-33 9 0 16 5 16 17 0 6-3 20-5 29-4 12-7 25-10 37z"><text:p/></draw:path><draw:path draw:style-name="gr1985" draw:text-style-name="P120" svg:width="0.407cm" svg:height="0.014cm" svg:x="2.759cm" svg:y="1.648cm" svg:viewBox="0 0 408 15" svg:d="M0 0c136 0 272 0 408 0 0 5 0 10 0 15-136 0-272 0-408 0 0-5 0-10 0-15z"><text:p/></draw:path><draw:path draw:style-name="gr1986" draw:text-style-name="P120" svg:width="0.234cm" svg:height="0.27cm" svg:x="2.784cm" svg:y="1.692cm" svg:viewBox="0 0 235 271" svg:d="M95 241c-18-35-36-69-53-105-1-3-2-4-5-4-1 0-1 0-4 2-10 7-19 12-29 19-4 2-4 3-4 4 0 2 2 5 4 5 1 0 1 0 6-4 2-2 10-6 13-8 20 38 40 78 59 116 3 5 3 5 7 5 2 0 6 0 8-6 45-85 91-168 136-253 2-3 2-4 2-5 0-5-3-7-6-7-5 0-6 2-7 5-43 79-85 158-127 236z"><text:p/></draw:path><draw:path draw:style-name="gr1987" draw:text-style-name="P120" svg:width="0.153cm" svg:height="0.012cm" svg:x="3.013cm" svg:y="1.692cm" svg:viewBox="0 0 154 13" svg:d="M0 0c52 0 102 0 154 0 0 4 0 9 0 13-52 0-102 0-154 0 0-4 0-9 0-13z"><text:p/></draw:path><draw:path draw:style-name="gr1988" draw:text-style-name="P120" svg:width="0.118cm" svg:height="0.178cm" svg:x="3.031cm" svg:y="1.751cm" svg:viewBox="0 0 119 179" svg:d="M119 130c-4 0-6 0-9 0-1 5-3 22-7 24-2 2-23 2-27 2-17 0-33 0-50 0 29-25 38-33 54-45 20-16 39-33 39-59 0-32-29-52-63-52s-56 23-56 48c0 14 11 15 14 15 7 0 15-5 15-15 0-4-3-14-17-14 9-19 28-25 40-25 27 0 40 22 40 43 0 24-16 43-25 52-22 21-43 43-65 64-2 2-2 4-2 11 37 0 74 0 111 0 2-16 6-33 8-49z"><text:p/></draw:path><draw:path draw:style-name="gr1989" draw:text-style-name="P120" svg:width="0.193cm" svg:height="0.223cm" svg:x="3.353cm" svg:y="1.544cm" svg:viewBox="0 0 194 224" svg:d="M180 120c7 0 14 0 14-8s-7-8-14-8c-55 0-109 0-164 0 5-51 49-89 104-89 20 0 41 0 60 0 7 0 14 0 14-7 0-8-7-8-14-8-21 0-40 0-61 0-66 0-119 51-119 112 0 62 53 112 119 112 21 0 40 0 61 0 7 0 14 0 14-7 0-8-7-8-14-8-19 0-40 0-60 0-55 0-99-37-104-89 55 0 109 0 164 0z"><text:p/></draw:path><draw:path draw:style-name="gr1990" draw:text-style-name="P120" svg:width="0.275cm" svg:height="0.34cm" svg:x="3.698cm" svg:y="1.482cm" svg:viewBox="0 0 276 341" svg:d="M173 275c54-11 103-54 103-135 0-98-68-140-137-140-72 0-139 44-139 139 0 83 49 123 96 134 17 40 56 68 103 68 20 0 41-4 61-12 7-2 11-5 11-9s-4-7-7-7c-1 0-1 0-3 2-11 2-16 2-22 2-36 0-58-22-66-42zM85 24c-23 28-30 73-30 115 0 38 4 86 30 116-27-10-71-41-71-115 0-80 48-108 71-117zM191 23c27 10 71 41 71 116 0 79-48 107-71 116 25-27 30-74 30-115 0-39-4-87-30-116zM139 265c-63 0-71-81-71-125 0-47 8-127 71-127 62 0 69 82 69 126 0 47-8 126-69 126zM112 277c11 2 25 2 27 2 1 0 9 0 20-1 10 24 29 39 48 46 4 3 3 2 4 3 0 1-6 1-12 1-33 0-66-16-87-51z"><text:p/></draw:path><draw:path draw:style-name="gr1991" draw:text-style-name="P120" svg:width="0.041cm" svg:height="0.04cm" svg:x="4.019cm" svg:y="1.713cm" svg:viewBox="0 0 42 41" svg:d="M42 20c0-11-10-20-21-20s-21 8-21 20c0 11 10 21 21 21s21-9 21-21z"><text:p/></draw:path><draw:path draw:style-name="gr1992" draw:text-style-name="P120" svg:width="0.191cm" svg:height="0.174cm" svg:x="4.105cm" svg:y="1.582cm" svg:viewBox="0 0 192 175" svg:d="M118 54c2-10 11-46 38-46 2 0 11 0 20 5-11 2-19 12-19 21 0 7 5 13 15 13 8 0 20-6 20-22 0-20-23-25-36-25-22 0-35 20-41 29-8-26-29-29-40-29-41 0-63 49-63 59 0 4 3 4 4 4 4 0 5 0 6-5 13-40 38-50 52-50 6 0 21 4 21 26 0 12-7 37-21 92-7 24-20 40-38 40-2 0-11 0-18-4 9-3 17-11 17-21 0-11-8-15-14-15-11 0-21 10-21 24 0 17 20 25 36 25 26 0 40-28 41-30 4 14 19 30 42 30 39 0 61-50 61-60 0-4-3-4-4-4-3 0-4 2-6 4-12 42-38 51-50 51-16 0-22-12-22-25 0-9 2-18 6-34 5-18 9-36 14-53z"><text:p/></draw:path><draw:path draw:style-name="gr1993" draw:text-style-name="P120" svg:width="0.193cm" svg:height="0.223cm" svg:x="4.454cm" svg:y="1.544cm" svg:viewBox="0 0 194 224" svg:d="M180 120c7 0 14 0 14-8s-7-8-14-8c-55 0-109 0-164 0 5-51 50-89 104-89 20 0 41 0 60 0 7 0 14 0 14-7 0-8-7-8-14-8-21 0-40 0-61 0-66 0-119 51-119 112 0 62 53 112 119 112 21 0 40 0 61 0 7 0 14 0 14-7 0-8-7-8-14-8-19 0-40 0-60 0-54 0-99-37-104-89 55 0 109 0 164 0z"><text:p/></draw:path><draw:path draw:style-name="gr1994" draw:text-style-name="P120" svg:width="0.155cm" svg:height="0.327cm" svg:x="4.805cm" svg:y="1.455cm" svg:viewBox="0 0 156 328" svg:d="M132 8c0-5-3-8-8-8-6 0-7 4-10 12-4 15-1 2-4 18-6-3-18-9-32-9-22 0-47 12-62 42s-16 66-16 102c0 24 0 93 33 124-9 30-9 30-9 31 0 4 3 8 8 8 6 0 8-4 10-12 4-16 0-3 4-18 10 6 21 9 32 9 43 0 61-36 67-55 10-28 11-60 11-87 0-29 0-94-34-125 3-11 7-21 10-32zM38 271c-13-27-13-74-13-110 0-32 0-59 6-84 7-35 29-47 47-47 8 0 18 2 28 11-22 77-46 153-68 230zM118 56c13 22 13 67 13 105 0 27 0 56-6 82-6 41-27 55-47 55-9 0-19-3-27-11 22-77 45-154 67-231z"><text:p/></draw:path><draw:path draw:style-name="gr1995" draw:text-style-name="P120" svg:width="0.088cm" svg:height="0.385cm" svg:x="8.941cm" svg:y="1.463cm" svg:viewBox="0 0 89 386" svg:d="M89 382c0-1 0-1-7-8-48-50-60-122-60-182 0-67 15-134 63-182 4-5 4-6 4-7 0-2-1-3-3-3-5 0-39 25-62 75-20 43-24 86-24 117s4 77 25 121c23 48 56 73 61 73 2 0 3-1 3-4z"><text:p/></draw:path><draw:path draw:style-name="gr1996" draw:text-style-name="P120" svg:width="0.16cm" svg:height="0.265cm" svg:x="9.068cm" svg:y="1.496cm" svg:viewBox="0 0 161 266" svg:d="M97 121c31-10 54-37 54-68s-34-53-72-53-68 23-68 53c0 12 9 20 20 20 12 0 20-9 20-20 0-19-19-19-25-19 12-20 38-24 52-24 15 0 37 9 37 43 0 4-1 27-11 44-12 18-25 20-35 20-2 1-12 2-14 2-3 0-7 0-7 4 0 5 4 5 10 5s11 0 17 0c32 0 46 25 46 63 0 53-26 64-44 64-17 0-45-6-58-30 13 3 25-6 25-20 0-15-11-22-22-22-9 0-22 5-22 23 0 35 36 60 78 60 47 0 83-35 83-75 0-32-25-61-64-70z"><text:p/></draw:path><draw:path draw:style-name="gr1997" draw:text-style-name="P120" svg:width="0.089cm" svg:height="0.385cm" svg:x="9.267cm" svg:y="1.463cm" svg:viewBox="0 0 90 386" svg:d="M90 192c0-29-4-77-25-119-23-49-57-73-61-73-2 0-4 1-4 3 0 1 0 2 8 9 38 39 60 100 60 180 0 66-14 135-63 183-5 6-5 6-5 7 0 2 2 4 4 4 4 0 39-26 62-76 20-42 24-85 24-118z"><text:p/></draw:path></draw:g></text:p>
        </text:list-item>
        <text:list-item>
          <text:p text:style-name="P84">המעבר בין <draw:g text:anchor-type="as-char" svg:y="-0.288cm" draw:z-index="154" draw:style-name="gr1"><svg:title>TexMaths</svg:title><svg:desc>11§display§(1)§svg§600§FALSE§</svg:desc><draw:path draw:style-name="gr592" draw:text-style-name="P119" svg:width="0.412cm" svg:height="0.344cm" svg:x="-0.001cm" svg:y="0.019cm" svg:viewBox="0 0 413 345" svg:d="M0 0c137 0 276 0 413 0 0 115 0 230 0 345-137 0-276 0-413 0 0-115 0-230 0-345z"><text:p/></draw:path><draw:path draw:style-name="gr593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594" draw:text-style-name="P120" svg:width="0.125cm" svg:height="0.256cm" svg:x="0.164cm" svg:y="0.032cm" svg:viewBox="0 0 126 257" svg:d="M78 10c0-9 0-10-9-10-23 25-57 25-69 25 0 5 0 8 0 12 8 0 30 0 49-9 0 66 0 132 0 198 0 13-1 18-35 18-4 0-7 0-12 0 0 5 0 9 0 13 13-3 46-3 62-3 15 0 49 0 62 3 0-4 0-8 0-13-4 0-8 0-12 0-35 0-36-4-36-18 0-72 0-145 0-216z"><text:p/></draw:path><draw:path draw:style-name="gr595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288cm" draw:z-index="153" draw:style-name="gr1"><svg:title>TexMaths</svg:title><svg:desc>11§display§(2)§svg§600§FALSE§</svg:desc><draw:path draw:style-name="gr596" draw:text-style-name="P119" svg:width="0.412cm" svg:height="0.344cm" svg:x="-0.001cm" svg:y="0.019cm" svg:viewBox="0 0 413 345" svg:d="M0 0c137 0 276 0 413 0 0 115 0 230 0 345-137 0-276 0-413 0 0-115 0-230 0-345z"><text:p/></draw:path><draw:path draw:style-name="gr597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598" draw:text-style-name="P120" svg:width="0.153cm" svg:height="0.256cm" svg:x="0.149cm" svg:y="0.032cm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599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 נכון לפי הכלה דו כיוונית + הגדרת הכלה, והמעבר בין <draw:g text:anchor-type="as-char" svg:y="-0.288cm" draw:z-index="152" draw:style-name="gr1"><svg:title>TexMaths</svg:title><svg:desc>11§display§(2)§svg§600§FALSE§</svg:desc><draw:path draw:style-name="gr600" draw:text-style-name="P119" svg:width="0.412cm" svg:height="0.344cm" svg:x="-0.001cm" svg:y="0.019cm" svg:viewBox="0 0 413 345" svg:d="M0 0c137 0 276 0 413 0 0 115 0 230 0 345-137 0-276 0-413 0 0-115 0-230 0-345z"><text:p/></draw:path><draw:path draw:style-name="gr601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602" draw:text-style-name="P120" svg:width="0.153cm" svg:height="0.256cm" svg:x="0.149cm" svg:y="0.032cm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603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288cm" draw:z-index="151" draw:style-name="gr1"><svg:title>TexMaths</svg:title><svg:desc>11§display§(3)§svg§600§FALSE§</svg:desc><draw:path draw:style-name="gr604" draw:text-style-name="P119" svg:width="0.412cm" svg:height="0.344cm" svg:x="-0.001cm" svg:y="0.019cm" svg:viewBox="0 0 413 345" svg:d="M0 0c137 0 276 0 413 0 0 115 0 230 0 345-137 0-276 0-413 0 0-115 0-230 0-345z"><text:p/></draw:path><draw:path draw:style-name="gr605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606" draw:text-style-name="P120" svg:width="0.159cm" svg:height="0.263cm" svg:x="0.145cm" svg:y="0.032cm" svg:viewBox="0 0 160 264" svg:d="M96 121c31-10 53-37 53-67 0-32-34-54-70-54-39 0-68 23-68 53 0 13 8 20 19 20 12 0 19-9 19-20 0-19-17-19-23-19 11-19 38-24 51-24 16 0 37 9 37 43 0 5-1 27-11 44-11 19-24 20-34 20-3 1-12 1-15 1-3 1-6 1-6 5 0 5 3 5 9 5s12 0 18 0c32 0 45 25 45 64 0 50-27 61-43 61-17 0-46-6-59-28 13 2 25-7 25-21s-10-21-21-21c-10 0-22 5-22 21 0 35 36 60 78 60 47 0 82-35 82-72 0-32-24-62-64-71z"><text:p/></draw:path><draw:path draw:style-name="gr607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 נכון לפי עקרון ההפרדה.</text:p>
        </text:list-item>
        <text:list-item>
          <text:p text:style-name="P111">נניח בשלילה ש־<draw:g text:anchor-type="as-char" svg:y="-0.27cm" draw:z-index="55" draw:style-name="gr1"><svg:title>TexMaths</svg:title><svg:desc>11§display§\exists x \in \Q. \tfrac{x}{\sqrt{2}} \in \Q§svg§600§FALSE§</svg:desc><draw:path draw:style-name="gr1870" draw:text-style-name="P119" svg:width="2.535cm" svg:height="0.44cm" svg:x="-0.001cm" svg:y="0.019cm" svg:viewBox="0 0 2536 441" svg:d="M0 0c845 0 1691 0 2536 0 0 148 0 294 0 441-845 0-1691 0-2536 0 0-147 0-293 0-441z"><text:p/></draw:path><draw:path draw:style-name="gr1871" draw:text-style-name="P120" svg:width="0.172cm" svg:height="0.265cm" svg:x="0cm" svg:y="0.005cm" svg:viewBox="0 0 173 266" svg:d="M173 13c0-12-1-13-15-13-48 0-95 0-144 0-6 0-14 0-14 8 0 7 8 7 14 7 48 0 96 0 143 0 0 37 0 73 0 110-46 0-91 0-137 0-7 0-14 0-14 8s7 8 14 8c46 0 91 0 137 0 0 36 0 74 0 110-47 0-95 0-143 0-6 0-14 0-14 8 0 7 8 7 14 7 49 0 96 0 144 0 14 0 15-1 15-13 0-79 0-159 0-240z"><text:p/></draw:path><draw:path draw:style-name="gr1872" draw:text-style-name="P120" svg:width="0.192cm" svg:height="0.174cm" svg:x="0.205cm" svg:y="0.101cm" svg:viewBox="0 0 193 175" svg:d="M118 54c3-10 12-45 38-45 2 0 11 0 20 4-11 2-19 12-19 21 0 7 5 14 15 14 8 0 21-7 21-23 0-19-22-25-36-25-23 0-36 21-40 30-10-27-31-30-42-30-41 0-63 50-63 59 0 5 3 4 5 5 3 0 4-1 5-5 13-41 39-50 52-50 7 0 21 3 21 25 0 12-7 39-21 93-7 24-20 39-37 39-2 0-11 0-19-4 10-2 18-10 18-21s-8-14-14-14c-12 0-22 11-22 23 0 17 20 25 36 25 27 0 40-27 41-30 4 15 19 30 42 30 39 0 61-50 61-59 0-5-3-5-4-5-3 0-4 2-4 5-14 41-40 50-52 50-15 0-21-12-21-25 0-9 2-17 7-34 4-18 7-35 12-53z"><text:p/></draw:path><draw:path draw:style-name="gr1873" draw:text-style-name="P120" svg:width="0.192cm" svg:height="0.222cm" svg:x="0.555cm" svg:y="0.064cm" svg:viewBox="0 0 193 223" svg:d="M179 119c7 0 14 0 14-8s-7-8-14-8c-55 0-109 0-164 0 5-51 50-88 104-88 20 0 41 0 60 0 7 0 14 0 14-7 0-8-7-8-14-8-21 0-40 0-61 0-66 0-118 48-118 111 0 62 52 112 118 112 21 0 40 0 61 0 7 0 14 0 14-7 0-8-7-8-14-8-19 0-40 0-60 0-54 0-99-37-104-89 55 0 109 0 164 0z"><text:p/></draw:path><draw:path draw:style-name="gr1874" draw:text-style-name="P120" svg:width="0.274cm" svg:height="0.339cm" svg:x="0.9cm" svg:y="0cm" svg:viewBox="0 0 275 340" svg:d="M172 274c55-11 103-53 103-134 0-97-68-140-137-140-71 0-138 44-138 140 0 82 50 121 95 133 17 40 56 67 103 67 20 0 41-4 61-12 7-2 11-3 11-9 0-4-4-6-7-6-1 1-1 0-3 1-11 2-16 2-21 2-37 0-59-22-67-42zM84 24c-23 28-30 73-30 116 0 37 5 86 31 114-28-10-72-39-72-114 0-79 49-108 71-116zM191 24c26 10 71 41 71 116 0 78-49 105-72 114 25-26 30-71 30-114 0-38-4-86-30-116zM138 265c-63 0-70-81-70-125 0-46 8-127 70-127s69 83 69 127c0 46-8 125-69 125zM112 276c10 3 24 3 26 3s9 0 20-2c10 25 29 39 48 47 4 2 3 2 4 2 0 1-6 1-12 1-33 0-66-15-86-51z"><text:p/></draw:path><draw:path draw:style-name="gr1875" draw:text-style-name="P120" svg:width="0.04cm" svg:height="0.04cm" svg:x="1.222cm" svg:y="0.231cm" svg:viewBox="0 0 41 41" svg:d="M41 21c0-12-10-21-21-21s-20 9-20 21c0 11 9 20 20 20s21-9 21-20z"><text:p/></draw:path><draw:path draw:style-name="gr1876" draw:text-style-name="P120" svg:width="0.143cm" svg:height="0.12cm" svg:x="1.47cm" svg:y="0.001cm" svg:viewBox="0 0 144 121" svg:d="M54 90c-2 9-12 23-25 23-1 0-9 0-15-3 11-3 11-13 11-14 0-7-4-11-10-11-7 0-15 6-15 16 0 15 14 20 28 20 13 0 24-8 30-19 7 15 21 19 32 19 32 0 49-33 49-41 0-3-4-2-5-3-4 0-4 1-5 4-6 19-22 32-38 32-11 0-16-6-16-16 0-8 6-32 14-63 6-20 18-27 27-27 1 0 8 0 14 4-8 2-11 10-11 14 0 7 3 10 10 10 5 0 15-4 15-16 0-15-17-19-27-19-15 0-26 9-31 19-5-11-18-19-32-19-31 0-48 33-48 41 0 3 3 2 4 3 4 0 4-1 5-4 7-21 25-33 38-33 9 0 16 5 16 18 0 6-3 19-6 28-4 12-6 25-9 37z"><text:p/></draw:path><draw:path draw:style-name="gr1877" draw:text-style-name="P120" svg:width="0.407cm" svg:height="0.014cm" svg:x="1.34cm" svg:y="0.167cm" svg:viewBox="0 0 408 15" svg:d="M0 0c136 0 272 0 408 0 0 6 0 10 0 15-136 0-272 0-408 0 0-5 0-9 0-15z"><text:p/></draw:path><draw:path draw:style-name="gr1878" draw:text-style-name="P120" svg:width="0.234cm" svg:height="0.269cm" svg:x="1.366cm" svg:y="0.211cm" svg:viewBox="0 0 235 270" svg:d="M95 241c-18-35-36-70-53-105-1-3-2-4-5-4-1 0-2 0-4 2-10 6-19 12-29 19-4 2-3 2-4 4 0 3 1 5 4 5 2 0 2 0 5-2 3-3 11-8 14-10 20 38 40 77 60 115 2 5 2 5 6 5 2 0 6 0 8-6 45-83 91-168 136-252 2-3 2-3 2-5 0-5-4-7-6-7-5 0-6 2-8 6-42 78-85 156-126 235z"><text:p/></draw:path><draw:path draw:style-name="gr1879" draw:text-style-name="P120" svg:width="0.153cm" svg:height="0.012cm" svg:x="1.594cm" svg:y="0.211cm" svg:viewBox="0 0 154 13" svg:d="M0 0c52 0 102 0 154 0 0 4 0 9 0 13-52 0-102 0-154 0 0-4 0-9 0-13z"><text:p/></draw:path><draw:path draw:style-name="gr1880" draw:text-style-name="P120" svg:width="0.119cm" svg:height="0.178cm" svg:x="1.611cm" svg:y="0.269cm" svg:viewBox="0 0 120 179" svg:d="M120 130c-3 0-6 0-9 0-1 7-4 22-8 24-2 2-23 2-26 2-16 0-33 0-49 0 28-25 37-33 53-45 20-16 39-33 39-58 0-33-29-53-64-53-33 0-56 23-56 48 0 14 12 15 14 15 7 0 15-5 15-15 0-4-1-14-16-14 9-19 27-24 40-24 26 0 41 21 41 43 0 23-17 42-26 52-22 20-43 41-65 63-3 3-3 4-3 11 37 0 75 0 112 0 2-16 6-33 8-49z"><text:p/></draw:path><draw:path draw:style-name="gr1881" draw:text-style-name="P120" svg:width="0.192cm" svg:height="0.222cm" svg:x="1.934cm" svg:y="0.064cm" svg:viewBox="0 0 193 223" svg:d="M179 119c7 0 14 0 14-8s-7-8-14-8c-55 0-109 0-164 0 5-51 50-88 104-88 20 0 41 0 60 0 7 0 14 0 14-7 0-8-7-8-14-8-19 0-40 0-60 0-66 0-119 48-119 111 0 62 53 112 119 112 20 0 41 0 60 0 7 0 14 0 14-7 0-8-7-8-14-8-19 0-40 0-60 0-54 0-99-37-104-89 55 0 109 0 164 0z"><text:p/></draw:path><draw:path draw:style-name="gr1882" draw:text-style-name="P120" svg:width="0.274cm" svg:height="0.339cm" svg:x="2.28cm" svg:y="0cm" svg:viewBox="0 0 275 340" svg:d="M172 274c55-11 103-53 103-134 0-97-68-140-137-140-71 0-138 44-138 140 0 82 50 121 95 133 17 40 56 67 103 67 20 0 41-4 62-12 6-2 10-3 10-9 0-4-4-6-7-6-1 1-1 0-3 1-11 2-16 2-21 2-37 0-59-22-67-42zM84 24c-23 28-30 73-30 116 0 37 5 86 31 114-27-10-72-39-72-114 0-79 49-108 71-116zM191 24c26 10 71 41 71 116 0 78-49 105-72 114 25-26 30-71 30-114 0-38-4-86-30-116zM138 265c-63 0-70-81-70-125 0-46 8-127 70-127s69 83 69 127c0 46-8 125-69 125zM112 276c11 3 17 3 26 3 2 0 9 0 20-2 10 25 29 39 48 47 4 2 3 2 4 2 0 1-6 1-12 1-32 0-66-15-86-51z"><text:p/></draw:path></draw:g>:</text:p>
          <text:list>
            <text:list-item>
              <text:p text:style-name="P111">נניח שקיים פתרון ל־<draw:g text:anchor-type="as-char" svg:y="-0.27cm" draw:z-index="54" draw:style-name="gr1"><svg:title>TexMaths</svg:title><svg:desc>11§display§\tfrac{x}{\sqrt{2}}§svg§600§FALSE§</svg:desc><draw:path draw:style-name="gr1883" draw:text-style-name="P119" svg:width="0.365cm" svg:height="0.439cm" svg:x="0.02cm" svg:y="0.019cm" svg:viewBox="0 0 366 440" svg:d="M0 0c122 0 244 0 366 0 0 146 0 294 0 440-122 0-244 0-366 0 0-146 0-294 0-440z"><text:p/></draw:path><draw:path draw:style-name="gr1884" draw:text-style-name="P120" svg:width="0.144cm" svg:height="0.121cm" svg:x="0.129cm" svg:y="0cm" svg:viewBox="0 0 145 122" svg:d="M55 90c-3 10-12 25-25 25-1 0-10 0-16-5 11-3 12-13 12-14 0-7-4-10-11-10s-15 7-15 16c0 14 15 20 29 20 12 0 23-7 30-20 6 15 21 20 32 20 31 0 48-34 48-42 0-3-4-3-5-3-3 0-4 1-5 4-6 19-22 34-37 34-11 0-16-8-16-18 0-8 7-32 14-62 5-21 17-27 27-27 4 1 8 0 14 3-9 3-12 10-12 15 0 6 4 10 11 10 5 0 15-5 15-16 0-16-17-20-28-20-14 0-25 9-30 19-6-11-18-19-33-19-30 0-47 33-47 42 0 3 3 3 4 3 3 0 4-1 6-4 6-22 23-33 36-33 9 0 16 4 16 17 0 6-3 19-5 29-3 12-6 24-9 36z"><text:p/></draw:path><draw:path draw:style-name="gr1885" draw:text-style-name="P120" svg:width="0.405cm" svg:height="0.014cm" svg:x="0cm" svg:y="0.168cm" svg:viewBox="0 0 406 15" svg:d="M0 0c135 0 271 0 406 0 0 6 0 10 0 15-135 0-271 0-406 0 0-5 0-9 0-15z"><text:p/></draw:path><draw:path draw:style-name="gr1886" draw:text-style-name="P120" svg:width="0.232cm" svg:height="0.268cm" svg:x="0.025cm" svg:y="0.212cm" svg:viewBox="0 0 233 269" svg:d="M95 240c-18-35-36-70-53-105-2-3-2-4-5-4-1 0-2 0-4 2-10 6-20 12-30 19-3 2-2 2-3 4 0 3 1 5 3 5 1 0 3 0 6-2 3-3 11-8 14-10 20 38 40 77 60 115 1 5 2 5 5 5s6 0 9-6c45-84 90-167 134-251 2-4 2-4 2-5 0-5-3-7-6-7-5 0-6 2-7 6-42 78-84 156-125 234z"><text:p/></draw:path><draw:path draw:style-name="gr1887" draw:text-style-name="P120" svg:width="0.153cm" svg:height="0.012cm" svg:x="0.252cm" svg:y="0.212cm" svg:viewBox="0 0 154 13" svg:d="M0 0c52 0 102 0 154 0 0 4 0 9 0 13-52 0-102 0-154 0 0-4 0-9 0-13z"><text:p/></draw:path><draw:path draw:style-name="gr1888" draw:text-style-name="P120" svg:width="0.118cm" svg:height="0.178cm" svg:x="0.27cm" svg:y="0.268cm" svg:viewBox="0 0 119 179" svg:d="M119 130c-3 0-7 0-9 0-1 7-3 22-8 25-1 1-22 1-26 1-17 0-33 0-50 0 29-25 38-33 54-45 20-16 39-33 39-58 0-33-29-53-63-53s-56 23-56 48c0 14 11 16 14 16 7 0 15-6 15-14 0-6-3-15-17-15 9-20 28-25 40-25 27 0 40 21 40 43 0 23-16 42-25 52-22 21-43 41-65 63-2 4-2 4-2 11 37 0 74 0 111 0 2-16 5-33 8-49z"><text:p/></draw:path></draw:g> (אני לא עומד להוכיח את זה) ונסמן אותו ב־<draw:g text:anchor-type="as-char" svg:y="-0.173cm" draw:z-index="53" draw:style-name="gr1"><svg:title>TexMaths</svg:title><svg:desc>11§display§y§svg§600§FALSE§</svg:desc><draw:path draw:style-name="gr1889" draw:text-style-name="P119" svg:width="0.147cm" svg:height="0.208cm" svg:x="0.008cm" svg:y="0.018cm" svg:viewBox="0 0 148 209" svg:d="M75 209c-26 0-50 0-75 0 0-69 0-140 0-209 49 0 99 0 148 0 0 69 0 140 0 209-24 0-49 0-73 0z"><text:p/></draw:path><draw:path draw:style-name="gr1890" draw:text-style-name="P120" svg:width="0.176cm" svg:height="0.248cm" svg:x="-0.001cm" svg:y="-0.001cm" svg:viewBox="0 0 177 249" svg:d="M175 24c2-5 2-6 2-10 0-6-6-10-11-10-4 0-10 3-14 8 0 2-4 14-6 21-2 10-4 21-8 31-5 23-11 46-16 69-2 7-18 32-43 32-20 0-24-16-24-30 0-17 7-41 20-76 6-15 7-19 7-27 0-18-12-32-30-32-38 0-52 56-52 59 0 5 4 5 5 5 4 0 4-1 6-8 11-36 26-47 40-47 2 0 8 0 8 12 0 10-3 20-6 27-16 41-22 63-22 81 0 33 24 45 47 45 14 0 27-7 37-18-4 20-8 39-24 60-10 13-24 24-42 24-5 0-23-1-29-16 6 0 11 0 16-5 5-3 8-9 8-15 0-12-10-13-14-13-9 0-21 5-21 24 0 20 16 34 40 34 40 0 78-35 89-79 13-49 25-97 37-146z"><text:p/></draw:path></draw:g>. מתוך הנחת השלילה, <draw:g text:anchor-type="as-char" svg:y="-0.273cm" draw:z-index="52" draw:style-name="gr1"><svg:title>TexMaths</svg:title><svg:desc>11§display§y \in \Q§svg§600§FALSE§</svg:desc><draw:path draw:style-name="gr1891" draw:text-style-name="P119" svg:width="0.921cm" svg:height="0.308cm" svg:x="0.008cm" svg:y="0.019cm" svg:viewBox="0 0 922 309" svg:d="M0 0c307 0 615 0 922 0 0 103 0 206 0 309-307 0-615 0-922 0 0-103 0-206 0-309z"><text:p/></draw:path><draw:path draw:style-name="gr1892" draw:text-style-name="P120" svg:width="0.177cm" svg:height="0.247cm" svg:x="-0.001cm" svg:y="0.102cm" svg:viewBox="0 0 178 248" svg:d="M177 23c1-5 1-6 1-9 0-6-5-10-11-10-4 0-10 3-14 8 0 2-3 13-4 21-4 10-6 20-8 31-6 23-12 46-18 69-2 6-18 32-44 32-20 0-24-16-24-31 0-17 7-42 20-75 6-16 8-20 8-28 0-17-13-31-32-31-37 0-51 55-51 59s3 3 4 4c5 0 5-1 7-7 10-36 26-48 39-48 3 0 9 0 9 13 0 9-3 19-6 26-16 41-22 63-22 82 0 34 24 45 47 45 14 0 28-7 39-18-5 20-10 39-26 59-10 13-24 24-41 24-6 0-24-1-30-16 6 0 11 0 16-5 5-3 8-8 8-16 0-12-10-13-14-13-9 0-21 6-21 26 0 18 16 33 41 33 39 0 79-36 90-77 12-50 24-99 37-148z"><text:p/></draw:path><draw:path draw:style-name="gr1893" draw:text-style-name="P120" svg:width="0.193cm" svg:height="0.221cm" svg:x="0.33cm" svg:y="0.063cm" svg:viewBox="0 0 194 222" svg:d="M179 120c7 0 15 0 15-8 0-7-8-7-15-7-54 0-109 0-162 0 4-52 48-90 103-90 20 0 40 0 59 0 7 0 15 0 15-7 0-8-8-8-15-8-19 0-40 0-60 0-66 0-119 51-119 112 0 62 53 110 119 110 20 0 41 0 60 0 7 0 15 0 15-7 0-8-8-8-15-8-19 0-39 0-59 0-55 0-99-35-103-87 53 0 108 0 162 0z"><text:p/></draw:path><draw:path draw:style-name="gr1894" draw:text-style-name="P120" svg:width="0.274cm" svg:height="0.338cm" svg:x="0.675cm" svg:y="0cm" svg:viewBox="0 0 275 339" svg:d="M172 273c55-11 103-54 103-133 0-98-68-140-137-140-71 0-138 44-138 139 0 81 50 121 95 133 17 39 56 67 104 67 19 0 40-5 61-12 6-2 10-4 10-9 0-4-4-7-7-7-1 0-1 0-3 1-11 3-16 3-21 3-37 0-59-22-67-42zM85 24c-24 28-30 73-30 115 0 37 4 84 30 115-27-11-72-41-72-114 0-80 49-108 71-116zM191 24c26 9 71 40 71 115 0 78-49 106-72 115 25-29 31-74 31-114 0-39-5-86-31-116zM138 264c-63 0-70-81-70-124 0-47 8-127 70-127s69 82 69 126c0 45-8 125-69 125zM112 275c11 2 17 2 26 2 2 0 9 0 20-1 10 24 29 39 49 46 3 2 2 1 3 2 0 2-6 2-11 2-33 0-67-16-87-51z"><text:p/></draw:path></draw:g>.</text:p>
            </text:list-item>
            <text:list-item>
              <text:p text:style-name="P111">נסכם: <draw:g text:anchor-type="as-char" svg:y="-0.27cm" draw:z-index="51" draw:style-name="gr1"><svg:title>TexMaths</svg:title><svg:desc>11§display§\tfrac{x}{\sqrt{2}} = y§svg§600§FALSE§</svg:desc><draw:path draw:style-name="gr1895" draw:text-style-name="P119" svg:width="1.116cm" svg:height="0.439cm" svg:x="0.02cm" svg:y="0.019cm" svg:viewBox="0 0 1117 440" svg:d="M0 0c373 0 744 0 1117 0 0 146 0 294 0 440-373 0-744 0-1117 0 0-146 0-294 0-440z"><text:p/></draw:path><draw:path draw:style-name="gr1896" draw:text-style-name="P120" svg:width="0.143cm" svg:height="0.121cm" svg:x="0.13cm" svg:y="0cm" svg:viewBox="0 0 144 122" svg:d="M54 90c-3 10-12 25-25 25-2 0-9 0-15-5 11-3 11-13 11-14 0-7-4-10-10-10-7 0-15 7-15 16 0 14 14 20 27 20 14 0 25-7 31-20 7 15 21 20 32 20 31 0 47-34 47-42 0-3-3-3-4-3-3 0-3 1-4 4-6 19-22 34-38 34-11 0-16-8-16-18 0-8 6-32 14-62 6-21 18-27 26-27 5 1 9 0 15 3-9 3-12 10-12 15 0 6 4 10 11 10 5 0 15-5 15-16 0-16-18-20-29-20-13 0-24 9-29 19-6-11-18-19-33-19-30 0-48 33-48 42 0 3 4 2 5 3 4 0 4-1 5-4 7-22 25-33 38-33 9 0 15 4 15 17 0 6-3 19-5 29-4 12-6 24-9 36z"><text:p/></draw:path><draw:path draw:style-name="gr1897" draw:text-style-name="P120" svg:width="0.407cm" svg:height="0.014cm" svg:x="0cm" svg:y="0.168cm" svg:viewBox="0 0 408 15" svg:d="M0 0c136 0 271 0 408 0 0 6 0 10 0 15-137 0-272 0-408 0 0-5 0-9 0-15z"><text:p/></draw:path><draw:path draw:style-name="gr1898" draw:text-style-name="P120" svg:width="0.233cm" svg:height="0.268cm" svg:x="0.025cm" svg:y="0.212cm" svg:viewBox="0 0 234 269" svg:d="M95 240c-18-35-36-70-53-105-2-3-2-4-5-4-1 0-2 0-4 2-10 6-19 12-29 19-4 2-3 2-4 4 0 3 1 5 4 5 1 0 1 0 5-2 3-3 11-8 14-10 20 38 40 77 59 115 3 5 3 5 6 5s5 0 9-6c45-84 90-167 135-251 2-4 2-4 2-5 0-5-3-7-5-7-5 0-6 2-8 6-42 78-85 156-126 234z"><text:p/></draw:path><draw:path draw:style-name="gr1899" draw:text-style-name="P120" svg:width="0.153cm" svg:height="0.012cm" svg:x="0.254cm" svg:y="0.212cm" svg:viewBox="0 0 154 13" svg:d="M0 0c52 0 102 0 154 0 0 4 0 9 0 13-52 0-102 0-154 0 0-4 0-9 0-13z"><text:p/></draw:path><draw:path draw:style-name="gr1900" draw:text-style-name="P120" svg:width="0.119cm" svg:height="0.178cm" svg:x="0.27cm" svg:y="0.268cm" svg:viewBox="0 0 120 179" svg:d="M120 130c-4 0-7 0-10 0 0 7-3 22-7 25-2 1-23 1-26 1-17 0-34 0-51 0 29-25 39-33 55-45 20-16 39-33 39-58 0-33-29-53-64-53-33 0-56 23-56 48 0 14 12 16 14 16 7 0 15-6 15-14 0-6-3-15-16-15 8-20 27-25 40-25 26 0 40 21 40 43 0 23-16 42-25 52-22 21-43 41-65 63-3 4-3 4-3 11 37 0 74 0 111 0 3-16 5-33 9-49z"><text:p/></draw:path><draw:path draw:style-name="gr1901" draw:text-style-name="P120" svg:width="0.255cm" svg:height="0.089cm" svg:x="0.581cm" svg:y="0.13cm" svg:viewBox="0 0 256 90" svg:d="M244 15c5 0 12 0 12-7 0-8-7-8-12-8-77 0-154 0-231 0-5 0-13 0-13 8 0 7 8 7 13 7 77 0 154 0 231 0zM244 90c5 0 12 0 12-7 0-8-7-8-12-8-77 0-154 0-231 0-5 0-13 0-13 8 0 7 8 7 13 7 77 0 154 0 231 0z"><text:p/></draw:path><draw:path draw:style-name="gr1902" draw:text-style-name="P120" svg:width="0.177cm" svg:height="0.248cm" svg:x="0.978cm" svg:y="0.1cm" svg:viewBox="0 0 178 249" svg:d="M177 24c1-5 1-6 1-9 0-7-5-11-11-11-4 0-10 3-13 9-1 1-5 13-6 20-3 11-5 21-7 32-6 23-12 46-18 69-2 6-19 32-44 32-20 0-24-16-24-31 0-17 7-41 20-76 6-15 7-19 7-27 0-18-12-32-31-32-37 0-51 56-51 59 0 5 3 4 4 5 5 0 5-1 7-7 10-36 25-48 38-48 4 0 10 0 10 12 0 10-3 20-6 27-16 41-22 63-22 81 0 35 24 46 47 46 14 0 28-7 38-18-4 21-9 40-25 60-10 13-24 24-42 24-5 0-23-1-29-15 6 0 11 0 16-5 5-4 8-8 8-16 0-12-10-13-14-13-9 0-21 6-21 25s16 32 40 32c40 0 80-34 91-77 12-50 25-98 37-148z"><text:p/></draw:path></draw:g><text:s/>נכפיל את המשוואה ב־<draw:g text:anchor-type="as-char" svg:y="-0.288cm" draw:z-index="49" draw:style-name="gr1"><svg:title>TexMaths</svg:title><svg:desc>11§display§\tfrac{y}{\sqrt{2}}§svg§600§FALSE§</svg:desc><draw:path draw:style-name="gr1911" draw:text-style-name="P119" svg:width="0.365cm" svg:height="0.458cm" svg:x="0.02cm" svg:y="0.019cm" svg:viewBox="0 0 366 459" svg:d="M0 0c122 0 244 0 366 0 0 153 0 306 0 459-122 0-244 0-366 0 0-153 0-306 0-459z"><text:p/></draw:path><draw:path draw:style-name="gr1912" draw:text-style-name="P120" svg:width="0.138cm" svg:height="0.172cm" svg:x="0.133cm" svg:y="0cm" svg:viewBox="0 0 139 173" svg:d="M138 18c1-5 1-5 1-7 0-6-5-9-9-9-3 0-9 2-11 7-1 2-3 11-5 16-2 8-4 15-5 22-2 7-10 41-11 43-11 8-12 24-33 24-19 0-19-17-19-23 0-14 7-31 15-51 3-9 4-13 4-17 0-13-11-23-25-23-28 0-40 36-40 42 0 3 3 3 4 3 5 0 5-2 6-4 7-23 18-33 29-33 4 0 6 3 6 8 0 7-2 13-3 17-13 33-16 43-16 54 0 5 0 17 10 26 9 7 20 9 28 9 11 0 20-5 28-12-3 14-5 25-17 39-7 8-18 17-32 17-2 0-14 0-21-9 15-1 10-10 15-14 0-9-7-11-11-11-6 0-15 5-15 18s13 23 32 23c27 0 60-20 69-54 8-35 17-67 26-101z"><text:p/></draw:path><draw:path draw:style-name="gr1913" draw:text-style-name="P120" svg:width="0.405cm" svg:height="0.014cm" svg:x="0cm" svg:y="0.187cm" svg:viewBox="0 0 406 15" svg:d="M0 0c135 0 271 0 406 0 0 5 0 10 0 15-135 0-271 0-406 0 0-5 0-10 0-15z"><text:p/></draw:path><draw:path draw:style-name="gr1914" draw:text-style-name="P120" svg:width="0.232cm" svg:height="0.267cm" svg:x="0.025cm" svg:y="0.23cm" svg:viewBox="0 0 233 268" svg:d="M95 239c-18-35-36-70-53-104-2-3-2-4-5-4-1 0-2 0-4 2-10 5-20 12-30 18-3 4-2 3-3 5 0 2 1 4 3 4 1 0 3 0 6-2s11-8 14-10c20 39 40 77 60 115 1 5 2 5 5 5s6 0 9-6c45-83 90-167 134-250 2-3 2-4 2-5 0-5-3-7-6-7-5 0-6 2-7 5-42 78-84 156-125 234z"><text:p/></draw:path><draw:path draw:style-name="gr1915" draw:text-style-name="P120" svg:width="0.153cm" svg:height="0.012cm" svg:x="0.252cm" svg:y="0.23cm" svg:viewBox="0 0 154 13" svg:d="M0 0c52 0 102 0 154 0 0 4 0 9 0 13-52 0-102 0-154 0 0-4 0-9 0-13z"><text:p/></draw:path><draw:path draw:style-name="gr1916" draw:text-style-name="P120" svg:width="0.118cm" svg:height="0.178cm" svg:x="0.27cm" svg:y="0.287cm" svg:viewBox="0 0 119 179" svg:d="M119 129c-3 0-7 0-9 0-1 7-3 22-8 26-1 1-22 1-26 1-17 0-33 0-50 0 29-25 38-33 54-45 20-17 39-33 39-58 0-33-29-53-63-53s-56 23-56 48c0 13 11 16 14 16 7 0 15-5 15-15 0-5-3-14-17-14 9-20 28-25 40-25 27 0 40 21 40 43 0 23-16 41-25 51-22 21-43 42-65 64-2 3-2 3-2 11 37 0 74 0 111 0 2-17 5-33 8-50z"><text:p/></draw:path></draw:g>, כלומר <draw:g text:anchor-type="as-char" svg:y="-0.36cm" draw:z-index="50" draw:style-name="gr1"><svg:title>TexMaths</svg:title><svg:desc>11§display§\tfrac{x}{y} = \sqrt{2}§svg§600§FALSE§</svg:desc><draw:path draw:style-name="gr1903" draw:text-style-name="P119" svg:width="1.211cm" svg:height="0.5cm" svg:x="0.02cm" svg:y="0.019cm" svg:viewBox="0 0 1212 501" svg:d="M0 0c404 0 808 0 1212 0 0 167 0 334 0 501-404 0-808 0-1212 0 0-167 0-334 0-501z"><text:p/></draw:path><draw:path draw:style-name="gr1904" draw:text-style-name="P120" svg:width="0.143cm" svg:height="0.121cm" svg:x="0.013cm" svg:y="0.083cm" svg:viewBox="0 0 144 122" svg:d="M54 90c-2 9-11 24-25 24-1 0-9 0-15-4 11-3 12-13 12-14 0-7-5-10-11-10-7 0-15 6-15 16 0 14 15 20 29 20 12 0 23-9 29-20 7 15 22 20 32 20 32 0 49-34 49-42 0-3-4-2-5-3-4 0-4 1-5 4-6 19-22 33-38 33-10 0-16-7-16-17 0-8 6-32 14-62 6-21 18-27 27-27 1 0 8 0 15 3-9 2-12 10-12 15 0 6 4 10 11 10 5 0 14-5 14-16 0-16-16-20-27-20-15 0-25 9-31 19-5-11-18-19-32-19-31 0-48 33-48 41 0 4 4 4 5 4 3 0 3-1 4-5 7-21 25-32 38-32 9 0 16 4 16 17 0 6-3 19-5 28-3 12-7 25-10 37z"><text:p/></draw:path><draw:path draw:style-name="gr1905" draw:text-style-name="P120" svg:width="0.174cm" svg:height="0.014cm" svg:x="0cm" svg:y="0.249cm" svg:viewBox="0 0 175 15" svg:d="M0 0c58 0 117 0 175 0 0 6 0 10 0 15-58 0-117 0-175 0 0-5 0-9 0-15z"><text:p/></draw:path><draw:path draw:style-name="gr1906" draw:text-style-name="P120" svg:width="0.138cm" svg:height="0.173cm" svg:x="0.018cm" svg:y="0.367cm" svg:viewBox="0 0 139 174" svg:d="M138 17c1-4 1-4 1-6 0-5-5-9-9-9-3 0-9 1-12 7 0 2-2 10-4 15-2 8-4 16-6 23-1 7-10 40-10 43-1 0-13 24-34 24-18 0-18-17-18-23 0-14 6-32 15-51 3-9 4-12 4-17 0-13-11-23-26-23-27 0-39 36-39 41 0 3 3 3 4 3 4 0 4-1 5-3 6-23 19-33 30-33 4 0 6 2 6 9 0 6-2 12-4 15-12 33-16 43-16 55 0 4 0 18 11 26 8 7 20 8 27 8 11 0 21-3 29-12-3 15-6 26-17 40-8 8-19 17-33 17-1 0-14 0-20-9 14-1 10-10 14-14 0-9-7-11-10-11-6 0-16 6-16 18 0 14 13 24 33 24 26 0 60-21 68-55 9-34 18-68 27-102z"><text:p/></draw:path><draw:path draw:style-name="gr1907" draw:text-style-name="P120" svg:width="0.255cm" svg:height="0.089cm" svg:x="0.351cm" svg:y="0.21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908" draw:text-style-name="P120" svg:width="0.301cm" svg:height="0.384cm" svg:x="0.764cm" svg:y="0cm" svg:viewBox="0 0 302 385" svg:d="M122 345c-22-50-45-101-67-150-3-6-5-6-7-6-2 1-2 0-6 4-12 8-24 17-36 27-6 3-6 5-6 6 0 2 1 4 4 4s9-5 14-8c2-2 7-6 12-10 25 55 50 112 76 167 3 6 4 6 8 6 6 0 7-3 9-9 59-120 117-241 176-361 3-5 3-6 3-7 0-4-4-8-8-8-3 0-6 2-9 8-55 112-109 224-163 337z"><text:p/></draw:path><draw:path draw:style-name="gr1909" draw:text-style-name="P120" svg:width="0.193cm" svg:height="0.014cm" svg:x="1.058cm" svg:y="0cm" svg:viewBox="0 0 194 15" svg:d="M0 0c65 0 129 0 194 0 0 6 0 10 0 15-65 0-129 0-194 0 0-5 0-9 0-15z"><text:p/></draw:path><draw:path draw:style-name="gr1910" draw:text-style-name="P120" svg:width="0.153cm" svg:height="0.255cm" svg:x="1.078cm" svg:y="0.097cm" svg:viewBox="0 0 154 256" svg:d="M30 227c13-13 27-27 40-40 61-53 84-74 84-112 0-44-35-75-81-75-44 0-73 35-73 69 0 22 20 22 21 22 7 0 20-4 20-21 0-9-7-19-21-19-3 0-3 0-5 0 9-26 30-39 52-39 35 0 52 31 52 63 0 31-19 60-41 85-24 27-49 55-74 82-4 5-4 6-4 14 47 0 96 0 143 0 3-23 8-45 11-67-3 0-6 0-10 0-1 12-4 29-8 34-3 4-28 4-37 4-23 0-46 0-69 0z"><text:p/></draw:path></draw:g>. נניח ש־<draw:g text:anchor-type="as-char" svg:y="-0.353cm" draw:z-index="48" draw:style-name="gr1"><svg:title>TexMaths</svg:title><svg:desc>11§display§\sqrt{2}§svg§600§FALSE§</svg:desc><draw:path draw:style-name="gr1917" draw:text-style-name="P119" svg:width="0.472cm" svg:height="0.345cm" svg:x="-0.001cm" svg:y="0.018cm" svg:viewBox="0 0 473 346" svg:d="M237 346c-79 0-158 0-237 0 0-116 0-230 0-346 158 0 315 0 473 0 0 116 0 230 0 346-79 0-158 0-236 0z"><text:p/></draw:path><draw:path draw:style-name="gr1918" draw:text-style-name="P120" svg:width="0.298cm" svg:height="0.384cm" svg:x="0.008cm" svg:y="-0.001cm" svg:viewBox="0 0 299 385" svg:d="M122 345c-23-50-45-99-68-149-3-7-5-7-6-7s-2 0-6 4c-12 8-26 17-38 26-4 5-4 6-4 7s1 4 3 4 9-5 13-9c3-2 9-6 13-10 25 57 51 113 76 168 3 6 5 6 8 6 6 0 7-2 10-7 58-121 116-241 174-363 2-5 2-6 2-7 0-4-2-8-8-8-2 0-5 2-9 9-52 112-106 223-160 336z"><text:p/></draw:path><draw:path draw:style-name="gr1919" draw:text-style-name="P120" svg:width="0.192cm" svg:height="0.014cm" svg:x="0.299cm" svg:y="-0.001cm" svg:viewBox="0 0 193 15" svg:d="M97 15c-32 0-65 0-97 0 0-5 0-9 0-15 65 0 129 0 193 0 0 6 0 10 0 15-33 0-64 0-96 0z"><text:p/></draw:path><draw:path draw:style-name="gr1920" draw:text-style-name="P120" svg:width="0.153cm" svg:height="0.254cm" svg:x="0.319cm" svg:y="0.096cm" svg:viewBox="0 0 154 255" svg:d="M30 226c13-14 27-26 40-39 61-53 84-74 84-112 0-44-35-75-82-75-43 0-72 35-72 69 0 22 20 22 21 22 6 0 20-4 20-21 0-9-8-19-21-19-4 0-4 0-5 0 9-25 30-39 52-39 35 0 52 31 52 63 0 31-20 62-41 85-24 27-49 54-74 81-4 5-4 6-4 14 47 0 94 0 143 0 3-22 6-44 11-66-4 0-7 0-10 0-2 12-4 28-9 35-2 2-27 2-36 2-23 0-46 0-69 0z"><text:p/></draw:path></draw:g> הוא <text:span text:style-name="T48">אי־</text:span>רציונלי (אני לא עומד להוכיח גם את זה) וזה עומד בסתירה לכך שהוא מהווה תוצאת חילוק של שני רציולים. <text:span text:style-name="T47">כלומר, טענת השלילה נשללה. </text:span></text:p>
            </text:list-item>
          </text:list>
        </text:list-item>
        <text:list-item>
          <text:p text:style-name="P112">השלילה לטענת השלילה היא <draw:g text:anchor-type="as-char" svg:y="-0.288cm" draw:z-index="45" draw:style-name="gr1"><svg:title>TexMaths</svg:title><svg:desc>11§display§\forall q \in \Q. \tfrac{x}{\sqrt{2}} \notin \Q§svg§600§FALSE§</svg:desc><draw:path draw:style-name="gr1925" draw:text-style-name="P119" svg:width="2.501cm" svg:height="0.458cm" svg:x="0.019cm" svg:y="0.018cm" svg:viewBox="0 0 2502 459" svg:d="M1252 459c-418 0-835 0-1252 0 0-153 0-306 0-459 834 0 1668 0 2502 0 0 153 0 306 0 459-417 0-834 0-1250 0z"><text:p/></draw:path><draw:path draw:style-name="gr1926" draw:text-style-name="P120" svg:width="0.215cm" svg:height="0.274cm" svg:x="-0.001cm" svg:y="0.021cm" svg:viewBox="0 0 216 275" svg:d="M213 14c3-4 3-4 3-6 0-5-4-8-9-8s-7 4-9 9c-11 28-21 56-32 85-39 0-78 0-118 0-11-29-20-57-31-85-2-6-4-9-9-9-4 0-8 3-8 8 0 1 0 1 2 6 32 84 65 169 97 253 2 5 3 8 9 8 5 0 6-4 9-7 32-84 65-169 96-254zM55 109c35 0 70 0 106 0-18 45-36 91-53 138-18-47-35-93-53-138z"><text:p/></draw:path><draw:path draw:style-name="gr1927" draw:text-style-name="P120" svg:width="0.159cm" svg:height="0.245cm" svg:x="0.229cm" svg:y="0.118cm" svg:viewBox="0 0 160 246" svg:d="M160 4c0-1-2-3-4-3-4 0-20 16-26 27-9-21-24-28-36-28-46 0-94 57-94 113 0 38 23 62 52 62 16 0 32-9 45-23-3 13-17 66-18 69-2 11-5 13-27 13-5 0-9 0-9 7 0 1 0 5 5 5 13 0 26-1 39-1s26 1 40 1c2 0 6 0 6-8 0-4-3-4-10-4-18 0-18-3-18-6s1-5 2-9c17-71 35-143 53-215zM53 166c-23 0-25-29-25-36 0-18 12-61 17-76 12-29 33-45 49-45 25 0 30 31 30 34 0 2-22 87-23 88-5 11-27 35-48 35z"><text:p/></draw:path><draw:path draw:style-name="gr1928" draw:text-style-name="P120" svg:width="0.193cm" svg:height="0.223cm" svg:x="0.539cm" svg:y="0.08cm" svg:viewBox="0 0 194 224" svg:d="M180 120c7 0 14 0 14-8s-7-8-14-8c-55 0-108 0-163 0 4-51 48-89 103-89 20 0 41 0 60 0 7 0 14 0 14-7 0-8-7-8-14-8-20 0-40 0-61 0-66 0-119 50-119 112s53 112 119 112c21 0 41 0 61 0 7 0 14 0 14-8s-7-8-14-8c-19 0-40 0-60 0-55 0-99-36-103-88 55 0 108 0 163 0z"><text:p/></draw:path><draw:path draw:style-name="gr1929" draw:text-style-name="P120" svg:width="0.274cm" svg:height="0.339cm" svg:x="0.886cm" svg:y="0.017cm" svg:viewBox="0 0 275 340" svg:d="M172 274c54-10 103-53 103-134 0-97-68-140-137-140-72 0-138 45-138 140 0 83 50 122 95 133 17 40 56 67 103 67 20 0 41-4 61-12 7-2 11-3 11-9 0-4-4-6-7-6-1 0-1 0-3 1-11 2-16 2-22 2-36 0-58-22-66-42zM84 24c-23 28-30 73-30 116 0 37 4 86 31 116-28-10-72-41-72-116 0-78 48-107 71-116zM190 24c27 10 71 41 71 116 0 78-48 107-71 116 25-28 30-73 30-116 0-38-4-86-30-116zM138 265c-63 0-71-81-71-125 0-46 8-126 71-126 62 0 69 82 69 126 0 46-8 125-69 125zM111 276c11 3 25 3 27 3 1 0 9 0 20-1 10 24 29 38 48 46 4 2 3 2 4 2 0 1-6 1-12 1-33 0-66-15-87-51z"><text:p/></draw:path><draw:path draw:style-name="gr1930" draw:text-style-name="P120" svg:width="0.041cm" svg:height="0.04cm" svg:x="1.206cm" svg:y="0.249cm" svg:viewBox="0 0 42 41" svg:d="M42 21c0-12-10-21-21-21s-21 9-21 21c0 11 10 20 21 20s21-9 21-20z"><text:p/></draw:path><draw:path draw:style-name="gr1931" draw:text-style-name="P120" svg:width="0.144cm" svg:height="0.121cm" svg:x="1.455cm" svg:y="0.018cm" svg:viewBox="0 0 145 122" svg:d="M55 90c-3 9-12 25-25 25-1 0-9 0-16-5 12-3 12-13 12-14 0-7-4-10-11-10-6 0-15 7-15 16 0 14 15 20 29 20 13 0 24-9 30-20 7 15 21 20 32 20 31 0 48-34 48-42 0-3-4-3-5-3-3 0-3 1-4 5-6 18-22 33-38 33-11 0-16-8-16-18 0-8 7-32 14-62 6-21 18-27 27-27 4 1 8 0 14 3-9 2-12 10-12 15 0 6 4 10 11 10 5 0 15-5 15-16 0-16-17-20-28-20-14 0-25 9-30 19-6-11-18-19-33-19-30 0-47 33-47 41 0 4 3 3 4 4 3 0 4-1 6-5 6-21 24-32 37-32 9 0 15 4 15 17 0 6-3 19-5 28-3 12-6 25-9 37z"><text:p/></draw:path><draw:path draw:style-name="gr1932" draw:text-style-name="P120" svg:width="0.407cm" svg:height="0.016cm" svg:x="1.326cm" svg:y="0.184cm" svg:viewBox="0 0 408 17" svg:d="M204 17c-69 0-136 0-204 0 0-6 0-11 0-17 136 0 272 0 408 0 0 6 0 11 0 17-68 0-136 0-204 0z"><text:p/></draw:path><draw:path draw:style-name="gr1933" draw:text-style-name="P120" svg:width="0.233cm" svg:height="0.269cm" svg:x="1.351cm" svg:y="0.229cm" svg:viewBox="0 0 234 270" svg:d="M95 241c-18-35-36-70-53-104-2-4-2-5-5-5-1 0-2 0-4 2-10 6-20 13-30 19-3 2-3 3-3 5s1 4 3 4c1 0 3 0 6-3s11-7 14-9c20 38 40 77 60 115 2 4 2 5 5 5s6 0 9-6c45-83 90-168 135-252 2-3 2-3 2-5 0-4-3-7-5-7-5 0-6 3-8 7-42 78-85 156-126 234z"><text:p/></draw:path><draw:path draw:style-name="gr1934" draw:text-style-name="P120" svg:width="0.153cm" svg:height="0.012cm" svg:x="1.58cm" svg:y="0.229cm" svg:viewBox="0 0 154 13" svg:d="M77 13c-25 0-52 0-77 0 0-4 0-9 0-13 52 0 102 0 154 0 0 4 0 9 0 13-25 0-52 0-77 0z"><text:p/></draw:path><draw:path draw:style-name="gr1935" draw:text-style-name="P120" svg:width="0.119cm" svg:height="0.179cm" svg:x="1.596cm" svg:y="0.286cm" svg:viewBox="0 0 120 180" svg:d="M120 130c-3 0-7 0-10 0 0 5-3 22-7 24-2 2-23 2-26 2-16 0-33 0-49 0 27-25 37-33 53-45 20-16 39-33 39-58 0-33-29-53-64-53-33 0-56 23-56 48 0 14 12 15 14 15 7 0 15-5 15-15 0-4-1-14-16-14 8-19 27-24 40-24 26 0 41 21 41 43 0 23-17 42-26 52-22 21-43 42-65 64-3 2-3 3-3 11 37 0 74 0 111 0 3-17 6-33 9-50z"><text:p/></draw:path><draw:path draw:style-name="gr1936" draw:text-style-name="P120" svg:width="0.149cm" svg:height="0.385cm" svg:x="1.952cm" svg:y="0cm" svg:viewBox="0 0 150 386" svg:d="M149 15c1-5 1-6 1-7 0-5-4-8-8-8-2 0-6 1-7 3-45 123-89 246-134 368-1 5-1 6-1 7 0 4 3 8 8 8 4 0 5-4 7-10 44-120 90-241 134-361z"><text:p/></draw:path><draw:path draw:style-name="gr1937" draw:text-style-name="P120" svg:width="0.192cm" svg:height="0.223cm" svg:x="1.92cm" svg:y="0.08cm" svg:viewBox="0 0 193 224" svg:d="M179 120c7 0 14 0 14-8s-7-8-14-8c-55 0-109 0-164 0 5-51 50-89 104-89 20 0 41 0 60 0 7 0 14 0 14-7 0-8-7-8-14-8-21 0-40 0-61 0-66 0-118 50-118 112s52 112 118 112c21 0 40 0 61 0 7 0 14 0 14-8s-7-8-14-8c-19 0-40 0-60 0-54 0-99-36-104-88 55 0 109 0 164 0z"><text:p/></draw:path><draw:path draw:style-name="gr1938" draw:text-style-name="P120" svg:width="0.274cm" svg:height="0.339cm" svg:x="2.265cm" svg:y="0.017cm" svg:viewBox="0 0 275 340" svg:d="M172 274c55-10 103-53 103-134 0-97-68-140-137-140-72 0-138 45-138 140 0 83 50 122 95 133 17 40 56 67 103 67 20 0 41-4 61-12 7-2 11-3 11-9 0-4-4-6-7-6-1 1-1 0-3 1-11 2-16 2-22 2-36 0-58-22-66-42zM84 24c-23 28-30 73-30 116 0 37 4 86 31 116-28-10-72-41-72-116 0-78 49-107 71-116zM191 24c26 10 70 41 70 116 0 78-48 107-71 116 25-28 30-73 30-116 0-38-4-86-30-116zM138 265c-63 0-70-81-70-125 0-46 8-126 70-126s69 82 69 126c0 46-8 125-69 125zM112 276c10 3 24 3 26 3 1 0 9 0 20-1 10 24 29 38 48 46 4 2 3 2 4 2 0 1-6 1-12 1-33 0-66-15-86-51z"><text:p/></draw:path></draw:g>, כלומר לא קיים אף <draw:g text:anchor-type="as-char" svg:y="-0.173cm" draw:z-index="44" draw:style-name="gr1"><svg:title>TexMaths</svg:title><svg:desc>11§display§x§svg§600§FALSE§</svg:desc><draw:path draw:style-name="gr1939" draw:text-style-name="P119" svg:width="0.161cm" svg:height="0.132cm" svg:x="0.008cm" svg:y="0.019cm" svg:viewBox="0 0 162 133" svg:d="M0 0c54 0 108 0 162 0 0 44 0 89 0 133-54 0-108 0-162 0 0-44 0-89 0-133z"><text:p/></draw:path><draw:path draw:style-name="gr1940" draw:text-style-name="P120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המקיים את הכמת שבטענה שצ.ל. ולכן הטענה נכונה באופן ריק. </text:p>
        </text:list-item>
        <text:list-item>
          <text:p text:style-name="P85">הוכחנו את שני החלקים של ההכלה הדו כיוונית, אשר שקולה לטענה שצ.ל., לכן הטענה הוכחה. </text:p>
        </text:list-item>
        <text:list-item>
          <text:p text:style-name="P86"><text:span text:style-name="T1">מש"ל</text:span> <draw:g text:anchor-type="as-char" svg:y="-0.265cm" draw:z-index="150" draw:style-name="gr1"><svg:title>TexMaths</svg:title><svg:desc>11§display§\blacksquare§svg§600§FALSE§</svg:desc><draw:path draw:style-name="gr608" draw:text-style-name="P119" svg:width="0.236cm" svg:height="0.224cm" svg:x="-0.001cm" svg:y="0.018cm" svg:viewBox="0 0 237 225" svg:d="M120 225c-41 0-80 0-120 0 0-75 0-150 0-225 79 0 158 0 237 0 0 75 0 150 0 225-39 0-79 0-117 0z"><text:p/></draw:path><draw:path draw:style-name="gr609" draw:text-style-name="P12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3" text:outline-level="3">סעיף ג’</text:h>
      <text:list xml:id="list2708736638" text:style-name="L9">
        <text:list-item>
          <text:p text:style-name="P87">נטען:</text:p>
          <text:p text:style-name="P17"><draw:g text:anchor-type="as-char" svg:y="-0.335cm" draw:z-index="148" draw:style-name="gr1"><svg:title>TexMaths</svg:title><svg:desc>11§display§A := \big\{x \in \N \colon x^2 -5x =14 \big\} = \{7\}§svg§600§FALSE§</svg:desc><draw:path draw:style-name="gr628" draw:text-style-name="P119" svg:width="5.823cm" svg:height="0.434cm" svg:x="0.005cm" svg:y="0.019cm" svg:viewBox="0 0 5824 435" svg:d="M2912 435c-971 0-1941 0-2912 0 0-145 0-291 0-435 1941 0 3883 0 5824 0 0 144 0 290 0 435-970 0-1941 0-2912 0z"><text:p/></draw:path><draw:path draw:style-name="gr629" draw:text-style-name="P120" svg:width="0.264cm" svg:height="0.275cm" svg:x="-0.001cm" svg:y="0.062cm" svg:viewBox="0 0 265 276" svg:d="M55 233c-15 24-31 29-47 31-5 1-8 1-8 7 0 4 1 5 4 5 11 0 22-1 33-1 14 0 27 1 39 1 3 0 8 0 8-7 0-4-4-5-6-5-10 0-19-4-19-13 0-4 3-8 6-14 10-16 20-33 30-50 31 0 64 0 96 0 1 9 6 61 6 66 0 9-20 11-28 11-5 0-8 0-8 7 0 5 4 5 5 5 15 0 32-1 48-1 9 0 33 1 43 1 3 0 8 0 8-8 0-4-4-4-10-4-23 0-23-3-24-13-8-81-17-162-24-242 0-8 0-9-7-9-6 0-8 2-11 7-45 75-89 150-134 226zM101 175c25-43 52-86 77-128 5 42 8 85 12 128-29 0-59 0-89 0z"><text:p/></draw:path><draw:path draw:style-name="gr630" draw:text-style-name="P120" svg:width="0.04cm" svg:height="0.166cm" svg:x="0.416cm" svg:y="0.172cm" svg:viewBox="0 0 41 167" svg:d="M41 21c0-12-10-21-21-21s-20 9-20 21c0 11 9 20 20 20s21-9 21-20zM41 147c0-11-10-21-21-21s-20 10-20 21 9 20 20 20 21-9 21-20z"><text:p/></draw:path><draw:path draw:style-name="gr631" draw:text-style-name="P120" svg:width="0.255cm" svg:height="0.091cm" svg:x="0.512cm" svg:y="0.196cm" svg:viewBox="0 0 256 92" svg:d="M243 17c7 0 13-2 13-9 0-8-6-8-12-8-77 0-155 0-232 0-5 0-12 0-12 8 0 7 7 9 13 9 77 0 153 0 230 0zM244 92c6 0 12 0 12-8s-6-8-13-8c-77 0-153 0-230 0-6 0-13 0-13 8s7 8 12 8c77 0 155 0 232 0z"><text:p/></draw:path><draw:path draw:style-name="gr632" draw:text-style-name="P120" svg:width="0.136cm" svg:height="0.462cm" svg:x="0.942cm" svg:y="0.011cm" svg:viewBox="0 0 137 463" svg:d="M55 170c0 27-13 42-53 57-1 1-2 2-2 5s0 4 3 5c52 19 52 40 52 62 0 36 0 72 0 107 1 10 7 24 23 36 19 12 51 21 54 21 4 0 5-2 5-5 0-4-1-4-6-6-12-4-42-16-49-40-1-4-1-5-1-19 0-31 0-63 0-95 0-20 0-48-62-65 62-20 62-47 62-69 0-32 0-64 0-95 0-20 0-40 53-60 3 0 3-3 3-5 0-3-1-4-5-4-2 0-57 12-70 37-7 13-7 16-7 32 0 34 0 67 0 101z"><text:p/></draw:path><draw:path draw:style-name="gr633" draw:text-style-name="P120" svg:width="0.191cm" svg:height="0.174cm" svg:x="1.134cm" svg:y="0.169cm" svg:viewBox="0 0 192 175" svg:d="M118 54c2-10 11-45 38-45 2 0 11 0 20 4-11 2-19 12-19 21 0 7 5 15 15 15 8 0 20-8 20-24 0-19-23-25-36-25-22 0-35 21-41 30-8-26-29-30-41-30-40 0-62 50-62 60 0 4 3 4 4 4 4 0 5-1 6-4 13-41 38-51 52-51 6 0 21 3 21 25 0 12-7 39-21 93-7 24-20 40-38 40-2 0-11 0-18-5 9-2 17-10 17-21s-8-13-14-13c-11 0-21 10-21 22 0 18 20 25 36 25 26 0 40-26 41-29 4 14 19 29 42 29 39 0 61-49 61-59 0-4-3-4-4-4-3 0-4 2-6 4-12 42-38 51-50 51-16 0-22-13-22-26 0-8 2-16 6-34 5-18 9-35 14-53z"><text:p/></draw:path><draw:path draw:style-name="gr634" draw:text-style-name="P120" svg:width="0.193cm" svg:height="0.223cm" svg:x="1.483cm" svg:y="0.131cm" svg:viewBox="0 0 194 224" svg:d="M180 120c7 0 14 0 14-8 0-7-7-7-14-7-55 0-109 0-164 0 5-53 49-90 104-90 20 0 41 0 60 0 7 0 14 0 14-7 0-8-7-8-14-8-21 0-40 0-61 0-66 0-119 50-119 112s53 112 119 112c21 0 40 0 61 0 7 0 14 0 14-8s-7-8-14-8c-19 0-40 0-60 0-55 0-99-36-104-88 55 0 109 0 164 0z"><text:p/></draw:path><draw:path draw:style-name="gr635" draw:text-style-name="P120" svg:width="0.261cm" svg:height="0.27cm" svg:x="1.826cm" svg:y="0.074cm" svg:viewBox="0 0 262 271" svg:d="M33 34c0 63 0 126 0 190 0 20-2 27-22 27-4 0-11 0-11 6 0 7 5 7 13 7 20 0 40 0 60 0 7 0 13 0 13-7 0-6-7-6-12-6-21 0-25-8-25-28 0-60 0-119 0-178 57 74 112 148 168 221 3 4 5 5 7 5 7 0 7-6 7-13 0-72 0-144 0-217 0-22 4-28 22-28 2 0 9 0 9-6 0-7-7-7-13-7-19 0-38 0-57 0-6 0-13 0-13 7 0 6 7 6 11 6 22 0 26 9 26 29 0 41 0 80 0 121-40-53-79-105-118-157-3-6-5-6-13-6-22 0-45 0-67 0-8 0-14 0-14 7 0 5 6 6 8 6 11 1 19 8 22 12-1 4-1 5-1 9zM218 245c-56-74-112-148-169-222-3-5-3-5-7-10 15 0 31 0 46 0 43 59 87 117 130 177 0 17 0 36 0 55z"><text:p/></draw:path><draw:path draw:style-name="gr636" draw:text-style-name="P120" svg:width="0.04cm" svg:height="0.166cm" svg:x="2.171cm" svg:y="0.172cm" svg:viewBox="0 0 41 167" svg:d="M41 21c0-12-9-21-20-21s-21 9-21 21c0 11 10 20 21 20s20-9 20-20zM41 147c0-11-9-21-20-21s-21 10-21 21 10 20 21 20 20-9 20-20z"><text:p/></draw:path><draw:path draw:style-name="gr637" draw:text-style-name="P120" svg:width="0.191cm" svg:height="0.174cm" svg:x="2.386cm" svg:y="0.169cm" svg:viewBox="0 0 192 175" svg:d="M118 54c2-10 11-45 38-45 2 0 11 0 19 4-10 2-19 12-19 21 0 7 5 15 16 15 8 0 20-8 20-24 0-19-23-25-36-25-22 0-36 21-41 30-9-26-30-30-41-30-40 0-62 50-62 60 0 4 3 4 4 4 4 0 5-1 5-4 13-41 39-51 53-51 6 0 21 3 21 25 0 12-7 39-21 93-7 24-20 40-38 40-2 0-11 0-18-5 8-2 17-10 17-21s-9-13-14-13c-11 0-21 10-21 22 0 18 19 25 36 25 26 0 40-26 41-29 4 14 19 29 42 29 39 0 61-49 61-59 0-4-3-4-4-4-3 0-4 2-6 4-12 42-38 51-51 51-15 0-21-13-21-26 0-8 2-16 6-34 5-18 9-35 14-53z"><text:p/></draw:path><draw:path draw:style-name="gr638" draw:text-style-name="P120" svg:width="0.119cm" svg:height="0.179cm" svg:x="2.612cm" svg:y="-0.001cm" svg:viewBox="0 0 120 180" svg:d="M120 131c-3 0-7 0-10 0 0 6-3 22-7 25-2 1-23 1-26 1-17 0-34 0-51 0 29-25 39-32 54-46 21-15 40-33 40-58 0-33-29-53-64-53-33 0-56 24-56 49 0 14 12 15 14 15 7 0 15-4 15-14 0-5-3-15-16-15 8-20 27-25 39-25 27 0 41 21 41 43 0 24-16 42-25 52-22 21-44 43-66 65-2 2-2 2-2 10 37 0 74 0 111 0 3-17 6-33 9-49z"><text:p/></draw:path><draw:path draw:style-name="gr639" draw:text-style-name="P120" svg:width="0.235cm" svg:height="0.014cm" svg:x="2.886cm" svg:y="0.236cm" svg:viewBox="0 0 236 15" svg:d="M223 15c7 0 13 0 13-7 0-8-6-8-13-8-69 0-139 0-209 0-6 0-14 0-14 8 0 7 8 7 14 7 70 0 140 0 209 0z"><text:p/></draw:path><draw:path draw:style-name="gr640" draw:text-style-name="P120" svg:width="0.153cm" svg:height="0.264cm" svg:x="3.259cm" svg:y="0.082cm" svg:viewBox="0 0 154 265" svg:d="M154 180c0-47-32-85-73-85-18 0-35 5-49 20 0-26 0-51 0-76 8 2 21 5 33 5 47 0 75-35 75-41 0-2-1-3-5-3-1 0-1 0-3 1-8 3-26 11-53 11-15 0-33-3-50-11-4-1-4-1-5-1-4 0-4 3-4 9 0 38 0 76 0 115 0 7 0 9 5 9 2 0 4-1 6-3 3-5 17-26 49-26 20 0 30 17 33 24 6 14 7 30 7 48 0 15 0 38-9 53-10 16-24 25-42 25-28 0-50-19-57-42 1 0 2 1 7 1 13 0 19-11 19-20 0-10-6-19-19-19-6 0-19 4-19 21 0 33 26 70 70 70s84-37 84-85z"><text:p/></draw:path><draw:path draw:style-name="gr641" draw:text-style-name="P120" svg:width="0.191cm" svg:height="0.174cm" svg:x="3.444cm" svg:y="0.169cm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3-14-13c-12 0-22 10-22 22 0 18 20 25 36 25 27 0 40-26 41-29 5 14 19 29 42 29 39 0 61-49 61-59 0-4-3-4-4-4-3 0-4 2-4 4-14 42-40 51-52 51-16 0-21-13-21-26 0-8 2-16 7-34 4-18 8-35 13-53z"><text:p/></draw:path><draw:path draw:style-name="gr642" draw:text-style-name="P120" svg:width="0.256cm" svg:height="0.091cm" svg:x="3.783cm" svg:y="0.196cm" svg:viewBox="0 0 257 92" svg:d="M244 17c6 0 13-2 13-9 0-8-7-8-13-8-77 0-154 0-231 0-5 0-13 0-13 8 0 7 8 9 13 9 77 0 154 0 231 0zM244 92c6 0 13 0 13-8s-7-8-13-8c-77 0-154 0-231 0-5 0-13 0-13 8s8 8 13 8c77 0 154 0 231 0z"><text:p/></draw:path><draw:path draw:style-name="gr643" draw:text-style-name="P120" svg:width="0.127cm" svg:height="0.255cm" svg:x="4.204cm" svg:y="0.082cm" svg:viewBox="0 0 128 256" svg:d="M79 10c0-10 0-10-9-10-24 24-58 24-70 24 0 5 0 8 0 12 8 0 31 0 51-10 0 67 0 134 0 201 0 13-2 18-37 18-4 0-7 0-12 0 0 3 0 8 0 11 13-1 47-1 63-1 15 0 48 0 63 1 0-3 0-8 0-11-5 0-8 0-13 0-35 0-36-3-36-18 0-73 0-144 0-217z"><text:p/></draw:path><draw:path draw:style-name="gr644" draw:text-style-name="P120" svg:width="0.171cm" svg:height="0.259cm" svg:x="4.373cm" svg:y="0.078cm" svg:viewBox="0 0 172 260" svg:d="M103 197c0 11 0 22 0 35 0 14-1 17-29 17-4 0-6 0-9 0 0 4 0 8 0 11 16-1 36-1 53-1 16 0 36 0 52 1 0-3 0-7 0-11-3 0-5 0-8 0-29 0-29-3-29-17 0-13 0-24 0-35 13 0 25 0 39 0 0-4 0-8 0-12-14 0-26 0-39 0 0-58 0-117 0-175 0-8 0-10-7-10-3 0-4 0-7 4-40 61-79 121-119 181 0 4 0 8 0 12 34 0 69 0 103 0zM106 185c-32 0-63 0-95 0 32-48 63-96 95-143 0 47 0 95 0 143z"><text:p/></draw:path><draw:path draw:style-name="gr645" draw:text-style-name="P120" svg:width="0.136cm" svg:height="0.462cm" svg:x="4.6cm" svg:y="0.011cm" svg:viewBox="0 0 137 463" svg:d="M81 293c0-13 0-37 50-56 5-1 6-1 6-5 0-1 0-4-3-5-53-20-53-41-53-63 0-36 0-71 0-107 0-21-17-33-23-37-16-11-49-20-54-20-3 0-4 2-4 4 0 5 1 5 4 6 51 20 51 39 51 61 0 30 0 62 0 94 0 21 0 48 63 67-63 21-63 42-63 66 0 32 0 64 0 95 0 21 0 40-50 59-4 2-5 2-5 6 0 3 1 5 4 5 1 0 52-10 70-35 7-11 7-20 7-34 0-33 0-66 0-101z"><text:p/></draw:path><draw:path draw:style-name="gr646" draw:text-style-name="P120" svg:width="0.256cm" svg:height="0.091cm" svg:x="4.91cm" svg:y="0.196cm" svg:viewBox="0 0 257 92" svg:d="M244 17c6 0 13-2 13-9 0-8-7-8-13-8-77 0-154 0-231 0-5 0-13 0-13 8 0 7 8 9 13 9 77 0 154 0 231 0zM244 92c6 0 13 0 13-8s-7-8-13-8c-77 0-154 0-231 0-5 0-13 0-13 8s8 8 13 8c77 0 154 0 231 0z"><text:p/></draw:path><draw:path draw:style-name="gr647" draw:text-style-name="P120" svg:width="0.135cm" svg:height="0.385cm" svg:x="5.325cm" svg:y="0.049cm" svg:viewBox="0 0 136 386" svg:d="M81 52c0-16 10-41 52-43 2-1 3-2 3-5 0-4-2-4-6-4-39 0-74 20-75 49 0 29 0 58 0 88 0 15 0 27-15 39-14 13-28 13-37 14-2 0-3 1-3 4s2 3 5 3c26 3 44 16 49 36 1 3 1 4 1 18 0 25 0 50 0 75 0 17 0 29 19 45 15 11 40 15 56 15 4 0 6 0 6-4s-2-4-5-5c-24-1-44-13-49-33-1-3-1-4-1-19 0-26 0-53 0-79 0-19-3-25-15-38-9-7-20-12-31-14 32-10 46-27 46-50 0-30 0-61 0-92z"><text:p/></draw:path><draw:path draw:style-name="gr648" draw:text-style-name="P120" svg:width="0.164cm" svg:height="0.268cm" svg:x="5.512cm" svg:y="0.078cm" svg:viewBox="0 0 165 269" svg:d="M162 26c3-5 3-5 3-14-31 0-63 0-94 0-47 0-47-4-49-12-3 0-7 0-10 0-4 26-8 53-12 79 3 0 7 0 10 0 1-5 4-29 9-35 3-2 33-2 38-2 27 0 53 0 79 0-3 7-34 48-43 62-35 52-47 106-47 145 0 4 0 20 18 20 17 0 17-16 17-20 0-6 0-13 0-20 0-22 1-43 5-64 1-8 6-41 24-66 18-24 34-48 52-73z"><text:p/></draw:path><draw:path draw:style-name="gr649" draw:text-style-name="P120" svg:width="0.136cm" svg:height="0.385cm" svg:x="5.711cm" svg:y="0.049cm" svg:viewBox="0 0 137 386" svg:d="M56 334c0 16-11 41-53 43-2 1-3 2-3 5 0 4 4 4 8 4 37 0 73-19 73-49 0-28 0-58 0-87 0-15 0-27 16-39 14-12 28-12 37-14 1 0 3-1 3-3 0-4-2-4-6-4-25-3-44-16-49-36-1-3-1-4-1-18 0-26 0-51 0-76 0-17 0-29-18-45-16-11-42-15-55-15-4 0-8 0-8 4s2 4 7 5c24 1 42 13 48 33 1 3 1 4 1 19 0 26 0 54 0 81 0 18 2 23 15 37 8 6 19 12 30 15-32 9-45 27-45 49 0 29 0 60 0 91z"><text:p/></draw:path></draw:g></text:p>
        </text:list-item>
        <text:list-item>
          <text:p text:style-name="P88">מתוך עקרון ההפרדה:</text:p>
          <text:p text:style-name="P17"><draw:g text:anchor-type="as-char" svg:y="-0.176cm" draw:z-index="149" draw:style-name="gr1"><svg:title>TexMaths</svg:title><svg:desc>11§latex§\begin{align*}
  x \in A \iff x \in \N \land x^2 - 5x =14
\end{align*}§svg§600§FALSE§</svg:desc><draw:path draw:style-name="gr610" draw:text-style-name="P119" svg:width="5.654cm" svg:height="0.312cm" svg:x="0.008cm" svg:y="0.019cm" svg:viewBox="0 0 5655 313" svg:d="M2828 313c-943 0-1885 0-2828 0 0-104 0-209 0-313 1885 0 3770 0 5655 0 0 104 0 209 0 313-942 0-1885 0-2827 0z"><text:p/></draw:path><draw:path draw:style-name="gr611" draw:text-style-name="P120" svg:width="0.192cm" svg:height="0.174cm" svg:x="-0.001cm" svg:y="0.168cm" svg:viewBox="0 0 193 175" svg:d="M119 54c2-10 11-45 37-45 2 0 12 0 20 4-11 2-19 12-19 21 0 7 5 13 15 13 8 0 21-6 21-22 0-20-22-25-36-25-23 0-36 20-40 30-10-27-31-30-42-30-41 0-63 49-63 59 0 4 5 4 6 4 2 0 3 0 4-4 13-41 39-50 52-50 7 0 21 3 21 25 0 12-7 37-21 91-6 24-20 41-37 41-2 0-11 0-19-6 10-1 18-9 18-20 0-10-8-14-14-14-12 0-22 10-22 23 0 18 20 26 36 26 27 0 40-28 41-30 6 14 19 30 42 30 39 0 63-51 63-60 0-4-5-4-6-4-3 0-4 2-4 4-14 42-40 51-52 51-15 0-21-12-21-25 0-9 2-18 7-34 4-18 8-36 13-53z"><text:p/></draw:path><draw:path draw:style-name="gr612" draw:text-style-name="P120" svg:width="0.193cm" svg:height="0.221cm" svg:x="0.349cm" svg:y="0.131cm" svg:viewBox="0 0 194 222" svg:d="M179 119c7 0 15 0 15-8s-8-8-15-8c-55 0-109 0-164 0 5-51 50-88 104-88 20 0 41 0 60 0 7 0 15 0 15-7 0-8-8-8-15-8-19 0-40 0-60 0-66 0-119 49-119 111s53 111 119 111c20 0 41 0 60 0 7 0 15 0 15-8 0-7-8-7-15-7-19 0-40 0-60 0-54 0-99-37-104-88 55 0 109 0 164 0z"><text:p/></draw:path><draw:path draw:style-name="gr613" draw:text-style-name="P120" svg:width="0.264cm" svg:height="0.274cm" svg:x="0.695cm" svg:y="0.062cm" svg:viewBox="0 0 265 275" svg:d="M55 230c-15 26-30 32-47 33-5 0-8 0-8 7 0 3 2 5 4 5 11 0 24-1 35-1 12 0 26 1 38 1 2 0 7 0 7-8 0-4-4-4-6-4-9-1-19-5-19-14 0-5 3-8 6-14 10-16 20-33 30-48 32 0 65 0 96 0 2 6 7 59 7 62 0 13-20 14-29 14-4 0-8 0-8 7 0 5 4 5 5 5 16 0 32-1 49-1 9 0 34 1 44 1 2 0 6 0 6-8 0-4-4-4-9-4-24 0-24-4-25-15-8-79-15-159-23-239-1-8-1-9-8-9-6 0-7 2-10 7-45 74-90 149-135 223zM102 175c26-43 51-86 76-128 5 42 8 85 12 128-29 0-58 0-88 0z"><text:p/></draw:path><draw:path draw:style-name="gr614" draw:text-style-name="P120" svg:width="0.342cm" svg:height="0.21cm" svg:x="1.208cm" svg:y="0.136cm" svg:viewBox="0 0 343 211" svg:d="M330 151c7 0 13 0 13-8s-6-8-14-8c-81 0-164 0-245 0-16-13-36-24-49-30 15-5 33-16 49-29 81 0 164 0 245 0 8 0 14 0 14-8s-6-8-13-8c-76 0-153 0-229 0 19-17 39-51 39-56 0-4-5-4-7-4-3 0-6 0-8 3-7 15-18 34-44 57-26 24-52 35-72 40-7 2-8 2-8 3-1 0-1 1-1 2 0 2 0 2 0 3 0 0 1 0 1 1 1 0 1 1 9 3 53 15 91 51 112 90 5 8 6 9 11 9 2 0 7 0 7-4 0-6-20-38-39-56 76 0 153 0 229 0z"><text:p/></draw:path><draw:path draw:style-name="gr615" draw:text-style-name="P120" svg:width="0.342cm" svg:height="0.21cm" svg:x="1.53cm" svg:y="0.136cm" svg:viewBox="0 0 343 211" svg:d="M259 76c16 14 36 24 49 29-14 7-33 17-49 30-82 0-164 0-246 0-6 0-13 0-13 8s7 8 13 8c76 0 153 0 229 0-19 17-40 50-40 56 0 4 6 4 8 4 3 0 6 0 8-3 8-16 19-34 44-56 26-25 53-34 72-41 7-2 7-2 8-3 1 0 1-1 1-3 0-1 0-1-1-2 0-1-1-1-1-1-1 0-1 0-9-2-51-15-90-51-112-92-4-8-4-8-10-8-2 0-8 0-8 4 0 5 20 39 40 56-76 0-153 0-229 0-6 0-13 0-13 8s7 8 13 8c82 0 164 0 246 0z"><text:p/></draw:path><draw:path draw:style-name="gr616" draw:text-style-name="P120" svg:width="0.192cm" svg:height="0.174cm" svg:x="2.121cm" svg:y="0.168cm" svg:viewBox="0 0 193 175" svg:d="M118 54c2-10 11-45 38-45 2 0 11 0 20 4-11 2-19 12-19 21 0 7 5 13 15 13 8 0 21-6 21-22 0-20-24-25-37-25-22 0-35 20-40 30-9-27-30-30-41-30-41 0-63 49-63 59 0 4 3 4 5 4 3 0 4 0 5-4 13-41 39-50 52-50 6 0 21 3 21 25 0 12-7 37-21 91-7 24-20 41-38 41-2 0-11 0-18-6 10-1 17-9 17-20 0-10-7-14-14-14-11 0-21 10-21 23 0 18 20 26 36 26 26 0 40-28 41-30 4 14 19 30 42 30 39 0 61-51 61-60 0-4-3-4-4-4-3 0-4 2-5 4-13 42-39 51-51 51-15 0-22-12-22-25 0-9 2-18 7-34 4-18 8-36 13-53z"><text:p/></draw:path><draw:path draw:style-name="gr617" draw:text-style-name="P120" svg:width="0.193cm" svg:height="0.221cm" svg:x="2.47cm" svg:y="0.131cm" svg:viewBox="0 0 194 222" svg:d="M180 119c7 0 14 0 14-8s-7-8-14-8c-55 0-108 0-163 0 4-51 49-88 103-88 20 0 41 0 60 0 7 0 14 0 14-7 0-8-7-8-14-8-20 0-40 0-61 0-66 0-119 49-119 111s53 111 119 111c21 0 41 0 61 0 7 0 14 0 14-8 0-7-7-7-14-7-19 0-40 0-60 0-54 0-99-37-103-88 55 0 108 0 163 0z"><text:p/></draw:path><draw:path draw:style-name="gr618" draw:text-style-name="P120" svg:width="0.261cm" svg:height="0.268cm" svg:x="2.813cm" svg:y="0.073cm" svg:viewBox="0 0 262 269" svg:d="M34 34c0 63 0 125 0 187 0 21-3 27-23 28-4 0-11 0-11 6 0 8 7 8 13 8 20 0 40 0 60 0 7 0 13 0 13-8 0-6-7-6-12-6-21-1-24-8-24-28 0-58 0-118 0-176 56 73 111 146 167 219 3 4 5 5 9 5 5 0 5-5 5-12 0-71 0-144 0-216 0-22 4-28 22-28 2 0 9 0 9-6 0-7-6-7-13-7-19 0-38 0-56 0-7 0-14 0-14 7 0 6 7 6 11 6 22 0 26 8 26 29 0 39 0 80 0 121-39-53-78-105-117-158-4-5-5-5-14-5-22 0-45 0-67 0-8 0-14 0-14 7 0 5 6 6 9 6 10 1 18 8 21 12 0 4 0 4 0 9zM218 243c-56-74-112-147-168-221-4-4-4-6-8-9 15 0 31 0 46 0 43 58 87 117 130 175 0 17 0 36 0 55z"><text:p/></draw:path><draw:path draw:style-name="gr619" draw:text-style-name="P120" svg:width="0.215cm" svg:height="0.237cm" svg:x="3.188cm" svg:y="0.107cm" svg:viewBox="0 0 216 238" svg:d="M117 9c-4-7-6-9-9-9-5 0-7 3-9 9-32 71-64 143-96 213-2 5-3 7-3 8 0 4 4 8 8 8 3 0 6-1 10-8 29-67 60-135 90-204 31 69 60 137 91 204 3 8 7 8 9 8 4 0 8-4 8-8-1-1 0-1-3-6-31-71-64-144-96-215z"><text:p/></draw:path><draw:path draw:style-name="gr620" draw:text-style-name="P120" svg:width="0.192cm" svg:height="0.174cm" svg:x="3.523cm" svg:y="0.168cm" svg:viewBox="0 0 193 175" svg:d="M118 54c2-10 11-45 38-45 1 0 11 0 19 4-11 2-19 12-19 21 0 7 5 13 16 13 7 0 21-6 21-22 0-20-24-25-37-25-22 0-36 20-40 30-10-27-31-30-42-30-40 0-62 49-62 59 0 4 3 4 5 4 3 0 4 0 4-4 13-41 38-50 52-50 7 0 21 3 21 25 0 12-7 37-21 91-6 24-20 41-37 41-2 0-11 0-19-6 9-1 18-9 18-20 0-10-9-14-14-14-12 0-21 10-21 23 0 18 19 26 36 26 26 0 40-28 41-30 4 14 18 30 42 30 39 0 61-51 61-60 0-4-3-4-4-4-4 0-4 2-5 4-14 42-40 51-52 51-14 0-21-12-21-25 0-9 2-18 7-34 4-18 8-36 13-53z"><text:p/></draw:path><draw:path draw:style-name="gr621" draw:text-style-name="P120" svg:width="0.119cm" svg:height="0.178cm" svg:x="3.749cm" svg:y="-0.001cm" svg:viewBox="0 0 120 179" svg:d="M120 130c-3 0-7 0-10 0-1 6-3 22-7 25-2 1-23 1-27 1-17 0-33 0-50 0 29-25 39-32 54-45 21-15 40-33 40-58 0-33-30-53-64-53s-56 24-56 48c0 15 11 16 14 16 7 0 15-5 15-15 0-5-3-14-17-14 9-20 28-25 40-25 27 0 42 21 42 43 0 23-18 42-26 51-22 21-44 43-66 65-2 2-2 2-2 10 37 0 74 0 111 0 3-16 6-33 9-49z"><text:p/></draw:path><draw:path draw:style-name="gr622" draw:text-style-name="P120" svg:width="0.236cm" svg:height="0.014cm" svg:x="4.023cm" svg:y="0.233cm" svg:viewBox="0 0 237 15" svg:d="M223 15c7 0 14 0 14-7 0-8-7-8-14-8-69 0-139 0-209 0-6 0-14 0-14 8 0 7 8 7 14 7 70 0 140 0 209 0z"><text:p/></draw:path><draw:path draw:style-name="gr623" draw:text-style-name="P120" svg:width="0.153cm" svg:height="0.264cm" svg:x="4.397cm" svg:y="0.08cm" svg:viewBox="0 0 154 265" svg:d="M154 179c0-45-32-83-74-83-17 0-35 5-48 18 0-25 0-50 0-74 8 2 20 5 33 5 47 0 75-35 75-41 0-2-2-4-5-4-1 0-1 0-3 1-8 4-26 12-53 12-15 0-33-3-50-11-4-1-5-1-6-1-3 0-3 3-3 9 0 38 0 76 0 114 0 7 0 10 5 10 3 0 4-1 5-3 4-7 18-28 50-28 20 0 30 18 33 26 6 14 7 28 7 48 0 13 0 35-9 52-10 15-24 25-42 25-28 0-50-21-57-44 1 1 2 1 7 1 13 0 20-10 20-19 0-7-7-17-20-17-6 0-19 2-19 18 0 34 26 72 70 72s84-38 84-86z"><text:p/></draw:path><draw:path draw:style-name="gr624" draw:text-style-name="P120" svg:width="0.192cm" svg:height="0.174cm" svg:x="4.582cm" svg:y="0.168cm" svg:viewBox="0 0 193 175" svg:d="M119 54c2-10 11-45 37-45 2 0 12 0 20 4-11 2-19 12-19 21 0 7 5 13 15 13 8 0 21-6 21-22 0-20-22-25-36-25-23 0-36 20-40 30-10-27-31-30-42-30-41 0-63 49-63 59 0 4 3 3 5 4 3 0 4 0 5-4 13-41 39-50 52-50 7 0 21 3 21 25 0 12-7 37-21 91-7 24-20 41-37 41-2 0-11 0-19-6 10-1 18-9 18-20 0-10-8-14-14-14-12 0-22 10-22 23 0 18 20 26 36 26 27 0 40-28 41-30 4 14 19 30 42 30 39 0 61-51 61-60 0-4-3-4-4-4-3 0-4 2-4 4-14 42-40 51-52 51-15 0-21-12-21-25 0-9 2-18 7-34 4-18 8-36 13-53z"><text:p/></draw:path><draw:path draw:style-name="gr625" draw:text-style-name="P120" svg:width="0.256cm" svg:height="0.089cm" svg:x="4.921cm" svg:y="0.19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626" draw:text-style-name="P120" svg:width="0.127cm" svg:height="0.255cm" svg:x="5.342cm" svg:y="0.08cm" svg:viewBox="0 0 128 256" svg:d="M79 10c0-9 0-10-9-10-24 25-58 25-70 25 0 5 0 8 0 12 8 0 31 0 51-10 0 66 0 132 0 198 0 15-1 19-37 19-4 0-7 0-12 0 0 4 0 9 0 12 13-1 48-1 63-1s48 0 63 1c0-3 0-8 0-12-5 0-8 0-12 0-36 0-37-4-37-19 0-71 0-144 0-215z"><text:p/></draw:path><draw:path draw:style-name="gr627" draw:text-style-name="P120" svg:width="0.171cm" svg:height="0.258cm" svg:x="5.511cm" svg:y="0.078cm" svg:viewBox="0 0 172 259" svg:d="M103 196c0 11 0 22 0 33 0 14-1 18-29 18-4 0-6 0-9 0 0 5 0 9 0 12 16-1 36-1 53-1 16 0 36 0 53 1 0-3 0-7 0-12-4 0-6 0-9 0-29 0-29-4-29-18 0-11 0-22 0-33 13 0 25 0 39 0 0-4 0-8 0-11-14 0-26 0-39 0 0-59 0-117 0-175 0-8 0-10-6-10-4 0-5 0-8 4-40 60-79 120-119 181 0 3 0 7 0 11 34 0 69 0 103 0zM106 185c-32 0-63 0-95 0 32-49 63-97 95-144 0 47 0 95 0 144z"><text:p/></draw:path></draw:g></text:p>
        </text:list-item>
        <text:list-item>
          <text:p text:style-name="P89"><text:soft-page-break/>נמצא מספרים שמקיימים זאת. לפי הגדרת משוואה ריבועית, ישנם שני ערכי <draw:g text:anchor-type="as-char" svg:y="-0.173cm" draw:z-index="147" draw:style-name="gr1"><svg:title>TexMaths</svg:title><svg:desc>11§display§x§svg§600§FALSE§</svg:desc><draw:path draw:style-name="gr650" draw:text-style-name="P119" svg:width="0.161cm" svg:height="0.132cm" svg:x="0.008cm" svg:y="0.019cm" svg:viewBox="0 0 162 133" svg:d="M0 0c54 0 108 0 162 0 0 44 0 89 0 133-54 0-108 0-162 0 0-44 0-89 0-133z"><text:p/></draw:path><draw:path draw:style-name="gr651" draw:text-style-name="P120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אפשריים המקיימים <draw:g text:anchor-type="as-char" svg:y="-0.316cm" draw:z-index="146" draw:style-name="gr1"><svg:title>TexMaths</svg:title><svg:desc>11§display§x^2 - 5x =14§svg§600§FALSE§</svg:desc><draw:path draw:style-name="gr652" draw:text-style-name="P119" svg:width="2.129cm" svg:height="0.306cm" svg:x="0.008cm" svg:y="0.023cm" svg:viewBox="0 0 2130 307" svg:d="M1066 307c-356 0-711 0-1066 0 0-102 0-205 0-307 710 0 1420 0 2130 0 0 102 0 205 0 307-355 0-710 0-1064 0z"><text:p/></draw:path><draw:path draw:style-name="gr653" draw:text-style-name="P120" svg:width="0.191cm" svg:height="0.174cm" svg:x="-0.001cm" svg:y="0.169cm" svg:viewBox="0 0 192 175" svg:d="M119 54c2-10 11-45 37-45 2 0 12 0 20 4-11 2-19 12-19 21 0 7 5 14 15 14 8 0 20-7 20-23 0-19-22-25-35-25-23 0-36 21-40 30-10-26-31-30-42-30-41 0-63 50-63 59 0 5 4 5 6 5s3-1 4-5c13-40 38-50 52-50 7 0 21 3 21 25 0 12-7 39-21 93-6 23-20 39-37 39-2 0-11 0-19-4 9-2 18-10 18-21s-9-14-14-14c-12 0-22 11-22 23 0 17 20 25 36 25 27 0 40-27 41-30 5 15 19 30 42 30 39 0 61-49 61-59 0-5-3-5-4-5-3 0-4 2-4 5-14 41-40 50-52 50-16 0-21-12-21-25 0-9 2-17 7-34 4-18 8-35 13-53z"><text:p/></draw:path><draw:path draw:style-name="gr654" draw:text-style-name="P120" svg:width="0.119cm" svg:height="0.178cm" svg:x="0.226cm" svg:y="0cm" svg:viewBox="0 0 120 179" svg:d="M120 131c-3 0-6 0-9 0-1 6-3 21-8 24-2 1-22 1-26 1-17 0-33 0-50 0 29-24 38-32 54-45 20-15 39-33 39-58 0-33-29-53-63-53s-57 24-57 48c0 15 12 16 15 16 6 0 15-5 15-14 0-6-3-15-17-15 9-20 27-25 40-25 27 0 40 21 40 43 0 23-16 42-25 52-22 21-43 43-65 65-3 2-3 2-3 9 37 0 75 0 112 0 2-16 6-33 8-48z"><text:p/></draw:path><draw:path draw:style-name="gr655" draw:text-style-name="P120" svg:width="0.234cm" svg:height="0.014cm" svg:x="0.501cm" svg:y="0.234cm" svg:viewBox="0 0 235 15" svg:d="M222 15c7 0 13 0 13-7 0-8-6-8-13-8-69 0-140 0-209 0-6 0-13 0-13 8 0 7 7 7 13 7 69 0 140 0 209 0z"><text:p/></draw:path><draw:path draw:style-name="gr656" draw:text-style-name="P120" svg:width="0.154cm" svg:height="0.264cm" svg:x="0.874cm" svg:y="0.082cm" svg:viewBox="0 0 155 265" svg:d="M155 181c0-47-32-85-74-85-18 0-35 5-49 20 0-26 0-51 0-76 8 2 21 5 33 5 47 0 75-35 75-41 0-2-1-4-5-4-1 1-1 0-2 2-8 4-27 11-53 11-15 0-33-3-51-11-4-1-4-1-5-1-4 0-4 3-4 9 0 38 0 76 0 114 0 7 0 10 5 10 4 0 4-1 6-3 4-7 18-27 49-27 20 0 30 18 33 25 7 14 7 30 7 48 0 12 0 36-9 52-9 15-23 25-42 25-27 0-49-21-56-43 1 0 2 0 7 0 12 0 18-8 18-18 0-9-6-18-18-18-6 0-20 2-20 20 0 33 27 70 70 70 45 0 85-37 85-84z"><text:p/></draw:path><draw:path draw:style-name="gr657" draw:text-style-name="P120" svg:width="0.191cm" svg:height="0.174cm" svg:x="1.059cm" svg:y="0.168cm" svg:viewBox="0 0 192 175" svg:d="M118 54c2-10 11-45 38-45 1 0 11 0 19 4-11 2-19 12-19 21 0 7 5 14 16 14 7 0 20-7 20-23 0-19-23-25-36-25-22 0-36 21-41 30-9-26-30-30-41-30-40 0-62 50-62 59 0 5 3 5 4 5 4 0 5-1 5-5 13-40 39-50 52-50 7 0 20 3 20 25 0 12-6 39-20 93-6 23-19 39-37 39-2 0-11 0-18-4 8-2 17-10 17-21s-9-14-14-14c-11 0-21 11-21 23 0 17 19 25 36 25 26 0 40-27 41-30 4 15 19 30 42 30 39 0 61-49 61-59 0-5-3-5-4-5-4 0-4 2-6 5-13 41-38 50-51 50-15 0-21-12-21-25 0-9 2-17 6-34 5-18 9-35 14-53z"><text:p/></draw:path><draw:path draw:style-name="gr658" draw:text-style-name="P120" svg:width="0.255cm" svg:height="0.089cm" svg:x="1.397cm" svg:y="0.196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659" draw:text-style-name="P120" svg:width="0.127cm" svg:height="0.256cm" svg:x="1.817cm" svg:y="0.081cm" svg:viewBox="0 0 128 257" svg:d="M79 11c0-10 0-11-9-11-24 25-58 25-70 25 0 5 0 8 0 12 8 0 31 0 51-9 0 66 0 132 0 198 0 14-2 18-37 18-4 0-7 0-12 0 0 5 0 9 0 13 13-2 47-2 63-2 15 0 49 0 63 2 0-4 0-8 0-13-5 0-8 0-13 0-35 0-36-4-36-18 0-72 0-143 0-215z"><text:p/></draw:path><draw:path draw:style-name="gr660" draw:text-style-name="P120" svg:width="0.171cm" svg:height="0.259cm" svg:x="1.987cm" svg:y="0.078cm" svg:viewBox="0 0 172 260" svg:d="M103 196c0 12 0 23 0 34 0 13-1 18-29 18-3 0-6 0-8 0 0 4 0 9 0 12 15-1 35-1 52-1 16 0 36 0 52 1 0-3 0-8 0-12-3 0-5 0-8 0-29 0-29-5-29-18 0-11 0-22 0-34 13 0 25 0 39 0 0-3 0-8 0-11-14 0-26 0-39 0 0-58 0-117 0-175 0-8 0-10-7-10-3 0-4 0-7 4-40 60-79 120-119 181 0 3 0 8 0 11 34 0 69 0 103 0zM106 185c-32 0-63 0-95 0 32-48 63-97 95-144 0 47 0 96 0 144z"><text:p/></draw:path></draw:g><text:s/>(הם 7, -5) אך רק אחד מהם הוא טבעי, כלומר האיבר היחיד המתאים להגדרת הקבוצה הוא <draw:g text:anchor-type="as-char" svg:y="-0.27cm" draw:z-index="145" draw:style-name="gr1"><svg:title>TexMaths</svg:title><svg:desc>11§display§7§svg§600§FALSE§</svg:desc><draw:path draw:style-name="gr661" draw:text-style-name="P119" svg:width="0.147cm" svg:height="0.229cm" svg:x="0cm" svg:y="0.019cm" svg:viewBox="0 0 148 230" svg:d="M74 230c-24 0-50 0-74 0 0-77 0-153 0-230 50 0 98 0 148 0 0 77 0 153 0 230-24 0-50 0-74 0z"><text:p/></draw:path><draw:path draw:style-name="gr662" draw:text-style-name="P120" svg:width="0.165cm" svg:height="0.269cm" svg:x="0.002cm" svg:y="0cm" svg:viewBox="0 0 166 270" svg:d="M162 26c4-5 4-5 4-14-31 0-63 0-94 0-48 0-49-4-50-12-3 0-7 0-10 0-4 26-8 53-12 79 3 0 7 0 10 0 1-5 4-29 9-35 3-2 33-2 38-2 27 0 53 0 80 0-4 6-35 48-43 61-35 52-48 106-48 146 0 3 0 21 18 21s18-18 18-21c0-7 0-13 0-20 0-22 1-43 4-64 1-9 7-42 23-66 18-24 36-48 53-73z"><text:p/></draw:path></draw:g>. לפי זאת, הטענה הוכחה. </text:p>
        </text:list-item>
      </text:list>
      <text:h text:style-name="P4" text:outline-level="2">4. ניתוח קבוצה</text:h>
      <text:p text:style-name="P114">לצורך הנוחות, להלן הגדרה של <draw:g text:anchor-type="as-char" svg:y="-0.263cm" draw:z-index="35" draw:style-name="gr1"><svg:title>TexMaths</svg:title><svg:desc>11§display§B§svg§600§FALSE§</svg:desc><draw:path draw:style-name="gr2196" draw:text-style-name="P119" svg:width="0.251cm" svg:height="0.223cm" svg:x="0.003cm" svg:y="0.019cm" svg:viewBox="0 0 252 224" svg:d="M0 0c83 0 168 0 252 0 0 75 0 149 0 224-84 0-169 0-252 0 0-75 0-149 0-224z"><text:p/></draw:path><draw:path draw:style-name="gr2197" draw:text-style-name="P120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:</text:p>
      <text:p text:style-name="P27"><draw:g text:anchor-type="as-char" svg:y="-0.326cm" draw:z-index="3" draw:style-name="gr1"><svg:title>TexMaths</svg:title><svg:desc>11§display§B = \big\{ \{x \in A \colon a \mid x\} \colon a \in \N_+ \big\}§svg§600§FALSE§</svg:desc><draw:path draw:style-name="gr2641" draw:text-style-name="P119" svg:width="5.081cm" svg:height="0.422cm" svg:x="0.002cm" svg:y="0.019cm" svg:viewBox="0 0 5082 423" svg:d="M2542 423c-848 0-1695 0-2542 0 0-141 0-282 0-423 1694 0 3388 0 5082 0 0 141 0 282 0 423-847 0-1694 0-2540 0z"><text:p/></draw:path><draw:path draw:style-name="gr2642" draw:text-style-name="P120" svg:width="0.275cm" svg:height="0.261cm" svg:x="-0.001cm" svg:y="0.065cm" svg:viewBox="0 0 276 262" svg:d="M45 233c-3 15-4 17-35 17-7 0-10 0-10 9 0 3 3 3 10 3 46 0 92 0 138 0 61 0 107-44 107-81 0-29-22-51-60-56 40-7 81-35 81-72 0-29-25-53-71-53-44 0-87 0-131 0-7 0-11 0-11 8 0 4 3 4 11 4 1 0 7 0 14 0 8 1 11 1 11 7 0 1 0 2-1 7-18 69-35 138-53 207zM103 122c8-32 17-64 25-96 3-13 4-14 20-14 17 0 35 0 51 0 34 0 42 22 42 40 0 34-33 70-80 70-19 0-39 0-58 0zM87 250c-6 0-7 0-9 0-4 0-5-1-5-3s0-2 2-8c9-36 17-73 26-108 24 0 50 0 74 0 37 0 44 29 44 45 0 38-34 74-80 74-18 0-35 0-52 0z"><text:p/></draw:path><draw:path draw:style-name="gr2643" draw:text-style-name="P120" svg:width="0.255cm" svg:height="0.089cm" svg:x="0.425cm" svg:y="0.18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644" draw:text-style-name="P120" svg:width="0.136cm" svg:height="0.461cm" svg:x="0.855cm" svg:y="-0.001cm" svg:viewBox="0 0 137 462" svg:d="M55 170c0 27-13 41-53 57-1 1-2 2-2 4 0 3 0 5 3 6 52 18 52 39 52 61 0 37 0 72 0 107 0 10 7 24 23 36 19 13 51 21 54 21 4 0 5-2 5-5s-1-3-6-6c-12-4-42-16-49-39-1-5-1-6-1-20 0-31 0-63 0-95 0-20 0-48-62-65 62-20 62-46 62-67 0-32 0-64 0-95 0-22 0-41 53-60 3-1 2-3 3-4 0-4-1-6-5-6-2 0-57 12-70 39-7 11-7 14-7 30 0 33 0 66 0 101z"><text:p/></draw:path><draw:path draw:style-name="gr2645" draw:text-style-name="P120" svg:width="0.136cm" svg:height="0.384cm" svg:x="1.064cm" svg:y="0.037cm" svg:viewBox="0 0 137 385" svg:d="M81 52c0-16 10-41 53-43 1 0 3-2 3-5 0-4-3-4-7-4-39 0-74 20-74 48 0 30 0 59 0 89 0 15 0 27-15 40-15 11-29 11-38 12-1 0-3 3-3 5 0 3 2 3 7 4 25 1 44 16 48 34 1 5 1 5 1 18 0 25 0 51 0 76 0 16 0 28 19 44 14 11 39 15 55 15 4 0 7 0 7-4 0-3-2-3-6-5-24-1-43-13-49-33-1-3-1-4-1-18 0-27 0-53 0-80 0-17-3-24-15-37-8-8-19-12-30-14 32-9 45-28 45-50 0-31 0-61 0-92z"><text:p/></draw:path><draw:path draw:style-name="gr2646" draw:text-style-name="P120" svg:width="0.191cm" svg:height="0.174cm" svg:x="1.241cm" svg:y="0.156cm" svg:viewBox="0 0 192 175" svg:d="M118 54c2-10 11-45 38-45 1 0 11 0 19 5-11 1-19 11-19 21 0 6 5 13 16 13 7 0 20-6 20-23 0-19-23-25-36-25-22 0-36 21-41 30-9-26-30-30-41-30-40 0-62 51-62 59 0 5 3 5 4 5 4 0 5-1 5-5 13-40 38-50 52-50 7 0 20 3 20 26 0 11-6 38-20 92-6 24-19 40-37 40-2 0-11 0-20-5 10-2 19-10 19-21 0-10-9-13-14-13-12 0-21 10-21 22 0 17 19 25 36 25 26 0 40-26 41-29 4 15 18 29 42 29 39 0 61-50 61-59 0-4-3-4-4-4-4 0-4 1-6 5-13 40-39 50-51 50-15 0-21-13-21-26 0-8 2-17 6-34 5-18 9-35 14-53z"><text:p/></draw:path><draw:path draw:style-name="gr2647" draw:text-style-name="P120" svg:width="0.193cm" svg:height="0.222cm" svg:x="1.59cm" svg:y="0.119cm" svg:viewBox="0 0 194 223" svg:d="M179 120c7 0 15 0 15-8 0-7-8-7-15-7-55 0-109 0-164 0 6-52 50-90 105-90 20 0 39 0 59 0 7 0 15 0 15-7 0-8-8-8-15-8-20 0-40 0-60 0-66 0-119 51-119 112 0 62 53 111 119 111 20 0 40 0 60 0 7 0 15 0 15-7 0-8-8-8-15-8-20 0-39 0-59 0-55 0-99-36-105-88 55 0 109 0 164 0z"><text:p/></draw:path><draw:path draw:style-name="gr2648" draw:text-style-name="P120" svg:width="0.264cm" svg:height="0.274cm" svg:x="1.936cm" svg:y="0.051cm" svg:viewBox="0 0 265 275" svg:d="M56 232c-15 26-31 30-48 31-5 1-8 1-8 9 0 2 2 3 5 3 10 0 22-1 33-1 13 0 27 1 39 1 2 0 8 0 8-6 0-5-5-6-7-6-9 0-19-3-19-13 0-3 4-8 6-13 10-17 20-33 30-50 31 0 64 0 96 0 1 9 7 60 7 64 0 11-20 12-28 12-5 0-9 0-9 9 0 3 4 3 5 3 17 0 33-1 48-1 10 0 35 1 44 1 3 0 7 0 7-7 0-5-3-5-9-5-24 0-24-2-25-13-8-79-15-160-23-240-1-8-1-10-8-10-6 0-8 3-10 7-45 74-89 149-134 225zM102 175c26-43 51-85 76-127 5 42 8 84 12 127-29 0-58 0-88 0z"><text:p/></draw:path><draw:path draw:style-name="gr2649" draw:text-style-name="P120" svg:width="0.04cm" svg:height="0.165cm" svg:x="2.289cm" svg:y="0.162cm" svg:viewBox="0 0 41 166" svg:d="M41 21c0-11-10-21-21-21s-20 10-20 21 9 20 20 20 21-9 21-20zM41 146c0-11-10-21-21-21s-20 10-20 21 9 20 20 20 21-9 21-20z"><text:p/></draw:path><draw:path draw:style-name="gr2650" draw:text-style-name="P120" svg:width="0.176cm" svg:height="0.174cm" svg:x="2.507cm" svg:y="0.156cm" svg:viewBox="0 0 177 175" svg:d="M129 25c-7-14-18-25-36-25-45 0-93 57-93 113 0 37 21 62 52 62 7 0 26-1 49-29 3 17 18 29 35 29 15 0 23-9 29-21 7-14 12-37 12-38 0-4-3-4-4-4-5 0-5 1-6 7-6 25-13 48-30 48-9 0-11-11-11-18 0-8 0-11 5-29 4-15 5-20 9-34 4-18 10-36 14-54 2-11 2-12 2-13 0-7-4-11-11-11-10 0-15 9-16 17zM103 125c-2 7-2 8-7 15-17 21-33 27-43 27-20 0-26-22-26-36 0-20 13-67 21-85 12-23 30-37 45-37 26 0 31 32 31 34s-1 4-1 7c-6 25-13 50-20 75z"><text:p/></draw:path><draw:path draw:style-name="gr2651" draw:text-style-name="P120" svg:width="0.014cm" svg:height="0.384cm" svg:x="2.848cm" svg:y="0.037cm" svg:viewBox="0 0 15 385" svg:d="M15 14c0-6 0-14-7-14-8 0-8 8-8 14 0 119 0 238 0 357 0 8 0 14 8 14 7 0 7-6 7-14 0-119 0-238 0-357z"><text:p/></draw:path><draw:path draw:style-name="gr2652" draw:text-style-name="P120" svg:width="0.191cm" svg:height="0.174cm" svg:x="3.028cm" svg:y="0.156cm" svg:viewBox="0 0 192 175" svg:d="M118 54c2-10 11-45 38-45 1 0 11 0 19 5-11 1-19 11-19 21 0 6 5 13 16 13 7 0 20-6 20-23 0-19-23-25-36-25-22 0-36 21-41 30-9-26-30-30-41-30-40 0-62 51-62 59 0 5 3 5 4 5 4 0 5-1 5-5 13-40 39-50 52-50 7 0 20 3 20 26 0 11-6 38-20 92-6 24-19 40-37 40-2 0-11 0-18-5 8-2 17-10 17-21 0-10-9-13-14-13-11 0-21 10-21 22 0 17 19 25 36 25 26 0 40-26 41-29 4 15 19 29 42 29 39 0 61-50 61-59 0-4-3-4-4-4-4 0-4 1-6 5-13 40-38 50-51 50-15 0-21-13-21-26 0-8 2-17 6-34 5-18 9-35 14-53z"><text:p/></draw:path><draw:path draw:style-name="gr2653" draw:text-style-name="P120" svg:width="0.135cm" svg:height="0.384cm" svg:x="3.266cm" svg:y="0.037cm" svg:viewBox="0 0 136 385" svg:d="M55 334c0 15-10 40-52 42-2 2-3 3-3 5 0 4 4 4 8 4 37 0 72-18 73-48 0-29 0-58 0-88 0-13 0-27 16-39 13-11 27-12 36-12 2-1 3-2 3-4 0-5-2-5-5-5-25-2-44-15-49-34-1-4-1-5-1-20 0-25 0-50 0-76 0-16 0-28-18-42-16-13-42-17-55-17-4 0-8 0-8 4 0 5 2 5 5 5 25 1 44 14 49 34 1 3 1 3 1 18 0 26 0 53 0 81 0 18 3 24 15 36 9 8 20 12 31 16-32 9-46 26-46 48 0 30 0 61 0 92z"><text:p/></draw:path><draw:path draw:style-name="gr2654" draw:text-style-name="P120" svg:width="0.041cm" svg:height="0.165cm" svg:x="3.507cm" svg:y="0.162cm" svg:viewBox="0 0 42 166" svg:d="M42 21c0-11-10-21-21-21s-21 10-21 21 10 20 21 20 21-9 21-20zM42 146c0-11-10-21-21-21s-21 10-21 21 10 20 21 20 21-9 21-20z"><text:p/></draw:path><draw:path draw:style-name="gr2655" draw:text-style-name="P120" svg:width="0.176cm" svg:height="0.174cm" svg:x="3.726cm" svg:y="0.156cm" svg:viewBox="0 0 177 175" svg:d="M129 25c-7-14-19-25-36-25-46 0-93 57-93 113 0 37 21 62 52 62 7 0 26-1 49-29 3 17 17 29 35 29 15 0 23-9 29-21 7-14 12-37 12-38 0-4-3-4-4-4-5 0-5 1-6 7-6 25-14 48-30 48-11 0-12-11-12-18 0-8 1-11 6-29 4-15 5-20 9-34 4-18 8-36 13-54 3-11 3-12 3-13 0-7-4-11-11-11-10 0-15 9-16 17zM103 125c-2 7-2 8-7 15-17 21-33 27-44 27-19 0-25-22-25-36 0-20 13-67 21-85 12-23 30-37 45-37 26 0 31 32 31 34s-1 4-1 7c-6 25-13 50-20 75z"><text:p/></draw:path><draw:path draw:style-name="gr2656" draw:text-style-name="P120" svg:width="0.193cm" svg:height="0.222cm" svg:x="4.054cm" svg:y="0.119cm" svg:viewBox="0 0 194 223" svg:d="M180 120c7 0 14 0 14-8 0-7-7-7-14-7-55 0-109 0-164 0 5-52 49-90 104-90 20 0 41 0 60 0 7 0 14 0 14-7 0-8-7-8-14-8-21 0-40 0-61 0-66 0-119 51-119 112 0 62 53 111 119 111 21 0 40 0 61 0 7 0 14 0 14-7 0-8-7-8-14-8-19 0-40 0-60 0-55 0-99-36-104-88 55 0 109 0 164 0z"><text:p/></draw:path><draw:path draw:style-name="gr2657" draw:text-style-name="P120" svg:width="0.261cm" svg:height="0.27cm" svg:x="4.397cm" svg:y="0.064cm" svg:viewBox="0 0 262 271" svg:d="M33 35c0 63 0 126 0 188 0 20-3 27-22 27-4 0-11 0-11 6 0 7 5 7 13 7 20 0 40 0 60 0 6 0 13 0 13-7 0-6-7-6-12-6-21 0-25-8-25-28 0-59 0-119 0-177 57 74 112 148 168 220 3 5 5 6 7 6 7 0 7-7 7-13 0-72 0-145 0-217 0-21 3-27 22-28 2 0 9 0 9-6 0-7-7-7-13-7-19 0-38 0-57 0-7 0-13 0-13 7 0 6 7 6 11 6 22 1 24 9 24 29 0 39 0 80 0 121-38-53-78-105-116-157-3-6-5-6-13-6-22 0-45 0-67 0-8 0-14 0-14 7 0 6 6 6 8 6 11 1 18 8 22 12-1 4-1 5-1 10zM218 244c-56-73-112-147-169-221-3-4-3-5-7-10 15 0 31 0 46 0 43 59 87 117 130 176 0 18 0 37 0 55z"><text:p/></draw:path><draw:path draw:style-name="gr2658" draw:text-style-name="P120" svg:width="0.198cm" svg:height="0.198cm" svg:x="4.685cm" svg:y="0.219cm" svg:viewBox="0 0 199 199" svg:d="M107 106c27 0 55 0 82 0 3 0 10 0 10-6 0-8-7-8-10-8-27 0-55 0-82 0 0-27 0-55 0-82 0-3 0-10-7-10s-7 7-7 10c0 27 0 55 0 82-27 0-56 0-83 0-3 0-10 0-10 7s7 7 10 7c27 0 56 0 83 0 0 27 0 55 0 83 0 4 0 10 6 10 8 0 8-6 8-10 0-28 0-56 0-83z"><text:p/></draw:path><draw:path draw:style-name="gr2659" draw:text-style-name="P120" svg:width="0.136cm" svg:height="0.461cm" svg:x="4.967cm" svg:y="-0.001cm" svg:viewBox="0 0 137 462" svg:d="M82 293c0-13 0-38 50-55 4-2 5-2 5-7-1-2 0-3-3-4-52-20-52-41-52-63 0-36 0-72 0-107-1-21-18-33-24-37-16-11-49-20-54-20-3 0-4 2-4 6 0 3 1 4 4 4 51 20 51 38 51 60 0 31 0 63 0 95 0 21 0 47 63 66-63 20-63 43-63 66 0 32 0 64 0 95 0 21 0 41-50 59-4 3-5 3-5 6s1 5 4 5c1 0 52-10 71-35 7-11 7-20 7-34 0-33 0-66 0-100z"><text:p/></draw:path></draw:g></text:p>
      <text:list xml:id="list3539147644" text:style-name="L10">
        <text:list-item>
          <text:p text:style-name="P90">האיברים ב־<draw:g text:anchor-type="as-char" svg:y="-0.263cm" draw:z-index="144" draw:style-name="gr1"><svg:title>TexMaths</svg:title><svg:desc>11§display§B§svg§600§FALSE§</svg:desc><draw:path draw:style-name="gr663" draw:text-style-name="P119" svg:width="0.251cm" svg:height="0.223cm" svg:x="0.003cm" svg:y="0.019cm" svg:viewBox="0 0 252 224" svg:d="M0 0c83 0 168 0 252 0 0 75 0 149 0 224-84 0-169 0-252 0 0-75 0-149 0-224z"><text:p/></draw:path><draw:path draw:style-name="gr664" draw:text-style-name="P120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, מפורשות:</text:p>
          <text:p text:style-name="P18"><draw:g text:anchor-type="as-char" svg:y="-0.326cm" draw:z-index="56" draw:style-name="gr1"><svg:title>TexMaths</svg:title><svg:desc>11§display§B = \big\{ \{2, 4, \dots, 100\}, \{3, 6, \dots, 99\}, \{4, 8, \dots, 100\}, \dots \{100\}, \emptyset \big\}§svg§600§FALSE§</svg:desc><draw:path draw:style-name="gr1814" draw:text-style-name="P119" svg:width="10.514cm" svg:height="0.422cm" svg:x="0.002cm" svg:y="0.019cm" svg:viewBox="0 0 10515 423" svg:d="M5258 423c-1753 0-3506 0-5258 0 0-141 0-282 0-423 3505 0 7010 0 10515 0 0 141 0 282 0 423-1753 0-3505 0-5257 0z"><text:p/></draw:path><draw:path draw:style-name="gr1815" draw:text-style-name="P120" svg:width="0.275cm" svg:height="0.261cm" svg:x="-0.001cm" svg:y="0.065cm" svg:viewBox="0 0 276 262" svg:d="M45 233c-3 15-4 17-35 17-6 0-10 0-10 9 0 3 3 3 10 3 46 0 92 0 138 0 61 0 107-44 107-81 0-29-22-51-60-56 40-7 81-35 81-72 0-29-25-53-71-53-44 0-87 0-131 0-7 0-11 0-11 8 0 4 3 4 11 4 1 0 7 0 14 0 8 1 11 1 11 7 0 1 0 2-1 7-18 69-35 138-53 207zM104 122c8-32 16-64 24-96 3-13 4-14 20-14 17 0 35 0 51 0 34 0 42 22 42 40 0 34-33 70-80 70-19 0-38 0-57 0zM87 250c-6 0-7 0-9 0-4 0-5-1-5-3s0-2 2-8c9-36 17-73 26-108 24 0 50 0 74 0 37 0 44 29 44 45 0 38-34 74-80 74-18 0-35 0-52 0z"><text:p/></draw:path><draw:path draw:style-name="gr1816" draw:text-style-name="P120" svg:width="0.255cm" svg:height="0.089cm" svg:x="0.425cm" svg:y="0.18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817" draw:text-style-name="P120" svg:width="0.136cm" svg:height="0.461cm" svg:x="0.855cm" svg:y="-0.001cm" svg:viewBox="0 0 137 462" svg:d="M55 170c0 27-13 41-53 57-1 1-2 2-2 4 0 3 0 5 3 6 52 18 52 39 52 61 0 37 0 72 0 107 1 10 7 24 23 36 20 13 51 21 54 21 4 0 5-2 5-5s-1-3-6-6c-11-4-42-16-47-39-2-5-2-6-2-20 0-31 0-63 0-95 0-20 0-48-63-65 63-20 63-46 63-67 0-32 0-64 0-95 0-22 0-41 52-60 3-1 2-3 3-4 0-4-1-6-5-6-2 0-57 12-70 39-7 11-7 14-7 30 0 33 0 66 0 101z"><text:p/></draw:path><draw:path draw:style-name="gr1818" draw:text-style-name="P120" svg:width="0.136cm" svg:height="0.384cm" svg:x="1.064cm" svg:y="0.037cm" svg:viewBox="0 0 137 385" svg:d="M81 52c0-16 11-41 53-43 2 0 3-2 3-5 0-4-3-4-7-4-39 0-74 20-74 48 0 30 0 59 0 89 0 15 0 27-15 40-14 11-29 11-38 12-1 0-3 3-3 5 0 3 2 3 7 4 25 1 44 16 48 34 1 5 1 5 1 18 0 25 0 51 0 76 0 16 0 28 19 44 14 11 40 15 55 15 4 0 7 0 7-4 0-3-2-3-6-5-24-1-43-13-49-33-1-3-1-4-1-18 0-27 0-53 0-80 0-17-2-24-15-37-8-8-19-12-30-14 32-9 45-28 45-50 0-31 0-61 0-92z"><text:p/></draw:path><draw:path draw:style-name="gr1819" draw:text-style-name="P120" svg:width="0.153cm" svg:height="0.254cm" svg:x="1.249cm" svg:y="0.071cm" svg:viewBox="0 0 154 255" svg:d="M30 227c14-13 27-27 41-40 60-53 83-74 83-112 0-44-34-75-81-75-44 0-73 35-73 69 0 22 20 22 21 22 6 0 20-4 20-21 0-9-7-19-20-19-3 0-5 0-6 0 9-25 30-39 52-39 35 0 52 31 52 63 0 31-19 62-40 85-25 27-49 55-75 82-4 3-4 5-4 13 48 0 96 0 144 0 3-22 7-44 10-66-3 0-6 0-9 0-2 12-5 29-9 36-3 2-28 2-36 2-23 0-47 0-70 0z"><text:p/></draw:path><draw:path draw:style-name="gr1820" draw:text-style-name="P120" svg:width="0.044cm" svg:height="0.115cm" svg:x="1.457cm" svg:y="0.286cm" svg:viewBox="0 0 45 116" svg:d="M45 41c0-26-10-41-25-41-12 0-20 10-20 21 0 10 8 20 20 20 4 0 10-1 14-5 1-1 1-1 1-1 1 0 1 0 1 6 0 28-13 51-26 65-5 3-5 4-5 5 0 3 3 5 5 5 4 0 35-30 35-75z"><text:p/></draw:path><draw:path draw:style-name="gr1821" draw:text-style-name="P120" svg:width="0.171cm" svg:height="0.259cm" svg:x="1.605cm" svg:y="0.066cm" svg:viewBox="0 0 172 260" svg:d="M103 197c0 11 0 22 0 34 0 14-1 17-29 17-3 0-6 0-8 0 0 4 0 8 0 12 15-1 35-1 52-1 16 0 37 0 52 1 0-4 0-8 0-12-2 0-5 0-7 0-29 0-30-3-30-17 0-12 0-23 0-34 13 0 25 0 39 0 0-4 0-8 0-11-14 0-26 0-39 0 0-59 0-118 0-176 0-8 0-10-7-10-3 0-4 0-7 4-40 61-79 121-119 182 0 3 0 7 0 11 34 0 69 0 103 0zM106 186c-32 0-63 0-95 0 32-48 63-97 95-144 0 47 0 96 0 144z"><text:p/></draw:path><draw:path draw:style-name="gr1822" draw:text-style-name="P120" svg:width="0.045cm" svg:height="0.115cm" svg:x="1.821cm" svg:y="0.286cm" svg:viewBox="0 0 46 116" svg:d="M46 41c0-26-10-41-25-41-12 0-21 10-21 21 0 10 9 20 21 20 4 0 10-1 13-5 1-1 1-1 2-1s1 0 1 6c0 28-13 51-26 65-4 3-4 4-4 5 0 3 2 5 4 5 3 0 35-30 35-75z"><text:p/></draw:path><draw:path draw:style-name="gr1823" draw:text-style-name="P120" svg:width="0.04cm" svg:height="0.04cm" svg:x="1.993cm" svg:y="0.286cm" svg:viewBox="0 0 41 41" svg:d="M41 21c0-11-10-21-21-21s-20 10-20 21 9 20 20 20 21-9 21-20z"><text:p/></draw:path><draw:path draw:style-name="gr1824" draw:text-style-name="P120" svg:width="0.04cm" svg:height="0.04cm" svg:x="2.165cm" svg:y="0.286cm" svg:viewBox="0 0 41 41" svg:d="M41 21c0-11-10-21-21-21-12 0-20 10-20 21s8 20 20 20c11 0 21-9 21-20z"><text:p/></draw:path><draw:path draw:style-name="gr1825" draw:text-style-name="P120" svg:width="0.04cm" svg:height="0.04cm" svg:x="2.337cm" svg:y="0.286cm" svg:viewBox="0 0 41 41" svg:d="M41 21c0-11-9-21-20-21-12 0-21 10-21 21s9 20 21 20c11 0 20-9 20-20z"><text:p/></draw:path><draw:path draw:style-name="gr1826" draw:text-style-name="P120" svg:width="0.044cm" svg:height="0.115cm" svg:x="2.508cm" svg:y="0.286cm" svg:viewBox="0 0 45 116" svg:d="M45 41c0-26-9-41-24-41-13 0-21 10-21 21 0 10 8 20 21 20 4 0 10-1 13-5 1-1 1-1 2-1 0 2 1 0 1 6 0 28-13 51-26 65-4 3-4 4-4 5 0 3 2 5 3 5 4 0 35-30 35-75z"><text:p/></draw:path><draw:path draw:style-name="gr1827" draw:text-style-name="P120" svg:width="0.127cm" svg:height="0.254cm" svg:x="2.681cm" svg:y="0.071cm" svg:viewBox="0 0 128 255" svg:d="M79 10c0-10 0-10-9-10-23 24-57 24-70 24 0 5 0 8 0 12 8 0 31 0 51-10 0 66 0 134 0 201 0 13-2 17-36 17-4 0-7 0-12 0 0 4 0 8 0 11 13-1 45-1 62-1 15 0 49 0 63 1 0-3 0-7 0-11-5 0-8 0-13 0-34 0-36-3-36-17 0-73 0-146 0-217z"><text:p/></draw:path><draw:path draw:style-name="gr1828" draw:text-style-name="P120" svg:width="0.162cm" svg:height="0.263cm" svg:x="2.856cm" svg:y="0.071cm" svg:viewBox="0 0 163 264" svg:d="M163 133c0-31-2-61-17-90-17-37-48-43-65-43-23 0-51 10-67 45-13 28-14 57-14 88 0 29 1 64 16 94 18 29 46 37 64 37 21 0 51-8 68-44 13-26 15-56 15-87zM80 255c-14 0-37-8-44-45-4-23-4-58-4-81 0-26 0-51 3-72 7-45 36-49 45-49 13 0 39 7 46 46 4 21 4 51 4 75 0 28 0 55-4 80-6 36-28 46-46 46z"><text:p/></draw:path><draw:path draw:style-name="gr1829" draw:text-style-name="P120" svg:width="0.162cm" svg:height="0.263cm" svg:x="3.048cm" svg:y="0.071cm" svg:viewBox="0 0 163 264" svg:d="M163 133c0-31-2-61-16-90-17-37-49-43-66-43-23 0-50 10-67 45-12 28-14 57-14 88 0 29 2 64 18 94 16 29 45 37 63 37 21 0 51-8 67-44 13-26 15-56 15-87zM81 255c-15 0-37-8-45-45-4-23-4-58-4-81 0-26 0-51 3-72 8-45 36-49 46-49 14 0 39 7 47 46 3 21 3 51 3 75 0 28 0 55-5 80-5 36-27 46-45 46z"><text:p/></draw:path><draw:path draw:style-name="gr1830" draw:text-style-name="P120" svg:width="0.135cm" svg:height="0.384cm" svg:x="3.255cm" svg:y="0.037cm" svg:viewBox="0 0 136 385" svg:d="M55 334c0 15-10 40-52 42-2 2-3 3-3 5 0 4 3 4 8 4 37 0 72-18 73-48 0-29 0-58 0-88 0-13 0-27 16-39 13-11 27-12 36-12 2-1 3-2 3-4 0-5-2-5-5-5-25-2-44-15-49-34-1-4-1-5-1-20 0-25 0-50 0-76 0-16 0-28-18-42-16-13-42-17-55-17-5 0-8 0-8 4 0 5 2 5 5 5 25 1 44 14 49 34 1 3 1 3 1 18 0 26 0 53 0 81 0 18 3 24 15 36 9 8 20 12 31 16-32 9-46 26-46 48 0 30 0 61 0 92z"><text:p/></draw:path><draw:path draw:style-name="gr1831" draw:text-style-name="P120" svg:width="0.044cm" svg:height="0.115cm" svg:x="3.453cm" svg:y="0.286cm" svg:viewBox="0 0 45 116" svg:d="M45 41c0-26-9-41-24-41-13 0-21 10-21 21 0 10 8 20 21 20 4 0 10-1 13-5 1-1 1-1 2-1 0 2 1 0 1 6 0 28-13 51-26 65-4 3-4 4-4 5 0 3 2 5 3 5 4 0 35-30 35-75z"><text:p/></draw:path><draw:path draw:style-name="gr1832" draw:text-style-name="P120" svg:width="0.136cm" svg:height="0.384cm" svg:x="3.619cm" svg:y="0.037cm" svg:viewBox="0 0 137 385" svg:d="M82 52c0-16 10-41 52-43 2 0 3-2 3-5 0-4-3-4-6-4-40 0-75 20-75 48 0 30 0 59 0 89 0 15 0 27-15 40-14 11-29 11-37 12-2 0-4 3-4 5 0 3 3 3 7 4 25 1 44 16 48 34 1 5 1 5 1 18 0 25 0 51 0 76 0 16 0 28 19 44 15 11 40 15 56 15 3 0 6 0 6-4 0-3-2-3-5-5-25-1-44-13-48-33-2-3-2-4-2-18 0-27 0-53 0-80 0-17-2-25-15-37-9-9-20-12-31-14 32-9 46-28 46-50 0-31 0-61 0-92z"><text:p/></draw:path><draw:path draw:style-name="gr1833" draw:text-style-name="P120" svg:width="0.16cm" svg:height="0.263cm" svg:x="3.802cm" svg:y="0.071cm" svg:viewBox="0 0 161 264" svg:d="M96 121c32-11 54-37 54-68 0-32-35-53-72-53-38 0-68 23-68 52 0 13 9 21 20 21 12 0 19-9 19-20 0-20-18-20-24-20 12-19 38-23 52-23 15 0 37 8 37 43 0 4-1 26-11 44-12 19-25 20-34 20-3 0-13 1-15 1-3 0-6 1-6 4 0 5 3 5 9 5s11 0 17 0c32 0 46 26 46 63 0 53-27 63-43 63-18 0-46-6-59-27 13 1 25-7 25-22 0-14-10-21-22-21-9 0-21 5-21 22 0 35 35 59 78 59 47 0 83-34 83-74 0-30-26-61-65-69z"><text:p/></draw:path><draw:path draw:style-name="gr1834" draw:text-style-name="P120" svg:width="0.044cm" svg:height="0.115cm" svg:x="4.012cm" svg:y="0.286cm" svg:viewBox="0 0 45 116" svg:d="M45 41c0-26-10-41-25-41-12 0-20 10-20 21 0 10 8 20 20 20 5 0 10-1 14-5 1-1 1-1 2-1 0 2 0 0 0 6 0 28-13 51-26 65-5 3-5 4-5 5 0 3 3 5 5 5 4 0 35-30 35-75z"><text:p/></draw:path><draw:path draw:style-name="gr1835" draw:text-style-name="P120" svg:width="0.158cm" svg:height="0.263cm" svg:x="4.167cm" svg:y="0.071cm" svg:viewBox="0 0 159 264" svg:d="M34 130c0-3 0-7 0-9 0-98 48-111 68-111 9 0 26 2 34 15-6 0-22 0-22 17 0 12 10 17 18 17 7 0 19-3 19-17 0-23-18-42-50-42-49 0-101 50-101 135 0 103 44 129 80 129 43 0 79-35 79-86 0-49-34-86-77-86-26 0-40 19-48 38zM80 253c-24 0-36-22-38-27-7-19-7-50-7-56 0-30 12-69 47-69 6 0 25 0 36 23 7 15 7 35 7 53 0 19 0 39-6 52-12 23-30 24-39 24z"><text:p/></draw:path><draw:path draw:style-name="gr1836" draw:text-style-name="P120" svg:width="0.044cm" svg:height="0.115cm" svg:x="4.377cm" svg:y="0.286cm" svg:viewBox="0 0 45 116" svg:d="M45 41c0-26-10-41-25-41-12 0-20 10-20 21 0 10 8 20 20 20 5 0 10-1 14-5 1-1 1-1 1-1 1 0 1 0 1 6 0 28-13 51-26 65-5 3-5 4-5 5 0 3 3 5 5 5 4 0 35-30 35-75z"><text:p/></draw:path><draw:path draw:style-name="gr1837" draw:text-style-name="P120" svg:width="0.04cm" svg:height="0.04cm" svg:x="4.549cm" svg:y="0.286cm" svg:viewBox="0 0 41 41" svg:d="M41 21c0-11-9-21-20-21-12 0-21 10-21 21s9 20 21 20c11 0 20-9 20-20z"><text:p/></draw:path><draw:path draw:style-name="gr1838" draw:text-style-name="P120" svg:width="0.04cm" svg:height="0.04cm" svg:x="4.72cm" svg:y="0.286cm" svg:viewBox="0 0 41 41" svg:d="M41 21c0-11-9-21-20-21s-21 10-21 21 10 20 21 20 20-9 20-20z"><text:p/></draw:path><draw:path draw:style-name="gr1839" draw:text-style-name="P120" svg:width="0.041cm" svg:height="0.04cm" svg:x="4.892cm" svg:y="0.286cm" svg:viewBox="0 0 42 41" svg:d="M42 21c0-11-10-21-21-21s-21 10-21 21 10 20 21 20 21-9 21-20z"><text:p/></draw:path><draw:path draw:style-name="gr1840" draw:text-style-name="P120" svg:width="0.045cm" svg:height="0.115cm" svg:x="5.063cm" svg:y="0.286cm" svg:viewBox="0 0 46 116" svg:d="M46 41c0-26-10-41-25-41-13 0-21 10-21 21 0 10 8 20 21 20 4 0 10-1 13-5 1-1 1-1 2-1 0 2 1 0 1 6 0 28-13 51-26 65-4 3-4 4-4 5 0 3 2 5 4 5 3 0 35-30 35-75z"><text:p/></draw:path><draw:path draw:style-name="gr1841" draw:text-style-name="P120" svg:width="0.16cm" svg:height="0.263cm" svg:x="5.219cm" svg:y="0.071cm" svg:viewBox="0 0 161 264" svg:d="M125 134c0 4 0 8 0 12 0 91-39 107-62 107-7 0-27 0-38-12 17 0 20-12 20-18 0-12-9-18-18-18-5 0-17 4-17 18 0 26 21 41 54 41 49 0 97-52 97-134 0-104-44-130-80-130-21 0-39 7-56 24-16 18-25 33-25 63 0 48 34 86 77 86 24 0 40-17 48-39zM78 164c-7 0-24 0-36-24-7-15-7-34-7-53 0-21 0-39 8-53 11-20 25-24 38-24 18 0 31 12 38 30 4 12 6 37 6 55 0 32-13 69-47 69z"><text:p/></draw:path><draw:path draw:style-name="gr1842" draw:text-style-name="P120" svg:width="0.16cm" svg:height="0.263cm" svg:x="5.411cm" svg:y="0.071cm" svg:viewBox="0 0 161 264" svg:d="M125 134c0 4 0 8 0 12 0 91-39 107-62 107-7 0-28 0-38-12 17 0 20-12 20-18 0-12-9-18-18-18-6 0-17 4-17 18 0 26 21 41 54 41 49 0 97-52 97-134 0-104-46-130-80-130-21 0-40 7-57 24-15 18-24 33-24 63 0 48 34 86 77 86 24 0 40-17 48-39zM78 164c-7 0-24 0-36-24-7-15-7-34-7-53 0-21 0-39 8-53 10-20 25-24 38-24 18 0 31 12 38 30 4 12 5 37 5 55 0 32-13 69-46 69z"><text:p/></draw:path><draw:path draw:style-name="gr1843" draw:text-style-name="P120" svg:width="0.136cm" svg:height="0.384cm" svg:x="5.616cm" svg:y="0.037cm" svg:viewBox="0 0 137 385" svg:d="M56 334c0 15-10 40-53 42-1 2-3 3-3 5 0 4 4 4 8 4 37 0 73-18 73-48 0-29 0-58 0-88 0-13 0-27 16-39 14-11 28-12 37-12 1-1 3-2 3-4 0-5-2-5-6-5-25-2-44-15-49-34-1-4-1-5-1-20 0-25 0-50 0-76 0-16 0-28-18-42-16-13-42-17-55-17-4 0-8 0-8 4 0 5 2 5 7 5 24 1 42 14 48 34 1 3 1 3 1 18 0 26 0 53 0 81 0 18 3 24 15 36 8 8 19 12 30 16-32 9-45 26-45 48 0 30 0 61 0 92z"><text:p/></draw:path><draw:path draw:style-name="gr1844" draw:text-style-name="P120" svg:width="0.044cm" svg:height="0.115cm" svg:x="5.815cm" svg:y="0.286cm" svg:viewBox="0 0 45 116" svg:d="M45 41c0-26-10-41-25-41-12 0-20 10-20 21 0 10 8 20 20 20 5 0 10-1 14-5 1-1 1-1 1-1 1 0 1 0 1 6 0 28-13 51-26 65-5 3-5 4-5 5 0 3 3 5 5 5 4 0 35-30 35-75z"><text:p/></draw:path><draw:path draw:style-name="gr1845" draw:text-style-name="P120" svg:width="0.136cm" svg:height="0.384cm" svg:x="5.981cm" svg:y="0.037cm" svg:viewBox="0 0 137 385" svg:d="M81 52c0-16 10-41 53-43 1 0 3-2 3-5 0-4-3-4-7-4-39 0-74 20-74 48 0 30 0 59 0 89 0 15 0 27-15 40-15 11-29 11-38 12-2 0-3 3-3 5 0 3 2 3 7 4 25 1 44 16 48 34 1 5 1 5 1 18 0 25 0 51 0 76 0 16 0 28 19 44 14 11 39 15 55 15 4 0 7 0 7-4 0-3-2-3-6-5-24-1-43-13-49-33-1-3-1-4-1-18 0-27 0-53 0-80 0-17-3-24-15-37-8-8-19-12-30-14 32-9 45-28 45-50 0-31 0-61 0-92z"><text:p/></draw:path><draw:path draw:style-name="gr1846" draw:text-style-name="P120" svg:width="0.171cm" svg:height="0.259cm" svg:x="6.157cm" svg:y="0.066cm" svg:viewBox="0 0 172 260" svg:d="M103 197c0 11 0 22 0 34 0 14-1 17-29 17-3 0-6 0-8 0 0 4 0 8 0 12 15-1 35-1 52-1 16 0 36 0 52 1 0-4 0-8 0-12-2 0-5 0-7 0-29 0-30-3-30-17 0-12 0-23 0-34 13 0 25 0 39 0 0-4 0-8 0-11-14 0-26 0-39 0 0-59 0-118 0-176 0-8 0-10-7-10-3 0-4 0-7 4-40 61-79 121-119 182 0 3 0 7 0 11 34 0 69 0 103 0zM106 186c-32 0-63 0-95 0 32-48 63-97 95-144 0 47 0 96 0 144z"><text:p/></draw:path><draw:path draw:style-name="gr1847" draw:text-style-name="P120" svg:width="0.044cm" svg:height="0.115cm" svg:x="6.372cm" svg:y="0.286cm" svg:viewBox="0 0 45 116" svg:d="M45 41c0-26-9-41-24-41-13 0-21 10-21 21 0 10 8 20 21 20 4 0 10-1 13-5 1-1 1-1 2-1 0 2 1 0 1 6 0 28-13 51-26 65-4 3-4 4-4 5 0 3 2 5 4 5 3 0 34-30 34-75z"><text:p/></draw:path><draw:path draw:style-name="gr1848" draw:text-style-name="P120" svg:width="0.16cm" svg:height="0.263cm" svg:x="6.528cm" svg:y="0.071cm" svg:viewBox="0 0 161 264" svg:d="M47 80c-18-11-20-24-20-30 0-25 26-40 53-40 28 0 53 20 53 47 0 22-15 41-38 54-16-11-32-21-48-31zM103 117c28-15 47-34 47-60 0-35-35-57-70-57-38 0-69 29-69 64 0 8 0 24 16 43 5 4 19 14 29 21-23 11-56 33-56 70 0 42 40 66 80 66 44 0 81-31 81-72 0-14-5-31-19-48-8-7-14-12-39-27zM65 133c15 10 32 20 47 30 11 8 29 20 29 43 0 28-29 47-61 47-33 0-60-22-60-55 0-22 12-46 45-65z"><text:p/></draw:path><draw:path draw:style-name="gr1849" draw:text-style-name="P120" svg:width="0.044cm" svg:height="0.115cm" svg:x="6.738cm" svg:y="0.286cm" svg:viewBox="0 0 45 116" svg:d="M45 41c0-26-9-41-24-41-13 0-21 10-21 21 0 10 8 20 21 20 4 0 10-1 13-5 1-1 1-1 2-1 0 2 1 0 1 6 0 28-13 51-26 65-4 3-4 4-4 5 0 3 2 5 3 5 4 0 35-30 35-75z"><text:p/></draw:path><draw:path draw:style-name="gr1850" draw:text-style-name="P120" svg:width="0.041cm" svg:height="0.04cm" svg:x="6.909cm" svg:y="0.286cm" svg:viewBox="0 0 42 41" svg:d="M42 21c0-11-10-21-21-21s-21 10-21 21 10 20 21 20 21-9 21-20z"><text:p/></draw:path><draw:path draw:style-name="gr1851" draw:text-style-name="P120" svg:width="0.04cm" svg:height="0.04cm" svg:x="7.082cm" svg:y="0.286cm" svg:viewBox="0 0 41 41" svg:d="M41 21c0-11-10-21-21-21s-20 10-20 21 9 20 20 20 21-9 21-20z"><text:p/></draw:path><draw:path draw:style-name="gr1852" draw:text-style-name="P120" svg:width="0.04cm" svg:height="0.04cm" svg:x="7.254cm" svg:y="0.286cm" svg:viewBox="0 0 41 41" svg:d="M41 21c0-11-10-21-21-21-12 0-20 10-20 21s8 20 20 20c11 0 21-9 21-20z"><text:p/></draw:path><draw:path draw:style-name="gr1853" draw:text-style-name="P120" svg:width="0.044cm" svg:height="0.115cm" svg:x="7.425cm" svg:y="0.286cm" svg:viewBox="0 0 45 116" svg:d="M45 41c0-26-10-41-24-41-13 0-21 10-21 21 0 10 8 20 21 20 4 0 9-1 13-5 1-1 1-1 2-1 0 2 0 0 0 6 0 28-13 51-26 65-3 3-3 4-3 5 0 3 1 5 3 5 4 0 35-30 35-75z"><text:p/></draw:path><draw:path draw:style-name="gr1854" draw:text-style-name="P120" svg:width="0.127cm" svg:height="0.254cm" svg:x="7.598cm" svg:y="0.071cm" svg:viewBox="0 0 128 255" svg:d="M79 10c0-10 0-10-9-10-24 24-58 24-70 24 0 5 0 8 0 12 8 0 31 0 51-10 0 66 0 134 0 201 0 13-2 17-36 17-4 0-8 0-13 0 0 4 0 8 0 11 14-1 47-1 63-1 15 0 49 0 63 1 0-3 0-7 0-11-5 0-8 0-13 0-35 0-36-3-36-17 0-73 0-146 0-217z"><text:p/></draw:path><draw:path draw:style-name="gr1855" draw:text-style-name="P120" svg:width="0.162cm" svg:height="0.263cm" svg:x="7.772cm" svg:y="0.071cm" svg:viewBox="0 0 163 264" svg:d="M163 133c0-31-1-61-16-90-17-37-49-43-65-43-24 0-51 10-68 45-12 28-14 57-14 88 0 29 2 64 18 94 16 29 45 37 63 37 21 0 51-8 67-44 14-26 15-56 15-87zM81 255c-15 0-37-8-45-45-3-23-3-58-3-81 0-26 0-51 2-72 8-45 36-49 46-49 14 0 39 7 47 46 3 21 3 51 3 75 0 28 0 55-5 80-5 36-27 46-45 46z"><text:p/></draw:path><draw:path draw:style-name="gr1856" draw:text-style-name="P120" svg:width="0.162cm" svg:height="0.263cm" svg:x="7.965cm" svg:y="0.071cm" svg:viewBox="0 0 163 264" svg:d="M163 133c0-31-2-61-16-90-17-37-49-43-66-43-23 0-51 10-67 45-12 28-14 57-14 88 0 29 1 64 18 94 16 29 45 37 63 37 21 0 51-8 67-44 13-26 15-56 15-87zM81 255c-15 0-38-8-45-45-4-23-4-58-4-81 0-26 0-51 3-72 8-45 36-49 46-49 12 0 39 7 45 46 5 21 5 51 5 75 0 28 0 55-5 80-5 36-27 46-45 46z"><text:p/></draw:path><draw:path draw:style-name="gr1857" draw:text-style-name="P120" svg:width="0.136cm" svg:height="0.384cm" svg:x="8.171cm" svg:y="0.037cm" svg:viewBox="0 0 137 385" svg:d="M56 334c0 15-10 40-52 42-2 2-4 3-4 5 0 4 4 4 8 4 38 0 73-18 74-48 0-29 0-58 0-88 0-13 0-27 16-39 13-11 27-12 36-12 2-1 3-2 3-4 0-5-2-5-5-5-26-2-45-15-48-34-2-4-2-5-2-20 0-25 0-50 0-76 0-16 0-28-18-42-16-13-43-17-56-17-4 0-8 0-8 4 0 5 2 5 7 5 24 1 42 14 48 34 1 3 1 3 1 18 0 26 0 53 0 81 0 18 3 24 15 36 8 8 20 12 30 16-31 9-45 26-45 48 0 30 0 61 0 92z"><text:p/></draw:path><draw:path draw:style-name="gr1858" draw:text-style-name="P120" svg:width="0.044cm" svg:height="0.115cm" svg:x="8.37cm" svg:y="0.286cm" svg:viewBox="0 0 45 116" svg:d="M45 41c0-26-10-41-24-41-13 0-21 10-21 21 0 10 8 20 21 20 4 0 9-1 13-5 1-1 1-1 2-1 0 2 0 0 0 6 0 28-13 51-25 65-4 3-4 4-4 5 0 3 1 5 3 5 4 0 35-30 35-75z"><text:p/></draw:path><draw:path draw:style-name="gr1859" draw:text-style-name="P120" svg:width="0.04cm" svg:height="0.04cm" svg:x="8.542cm" svg:y="0.286cm" svg:viewBox="0 0 41 41" svg:d="M41 21c0-11-9-21-20-21s-21 10-21 21 10 20 21 20 20-9 20-20z"><text:p/></draw:path><draw:path draw:style-name="gr1860" draw:text-style-name="P120" svg:width="0.041cm" svg:height="0.04cm" svg:x="8.713cm" svg:y="0.286cm" svg:viewBox="0 0 42 41" svg:d="M42 21c0-11-10-21-21-21s-21 10-21 21 10 20 21 20 21-9 21-20z"><text:p/></draw:path><draw:path draw:style-name="gr1861" draw:text-style-name="P120" svg:width="0.04cm" svg:height="0.04cm" svg:x="8.886cm" svg:y="0.286cm" svg:viewBox="0 0 41 41" svg:d="M41 21c0-11-10-21-21-21s-20 10-20 21 9 20 20 20 21-9 21-20z"><text:p/></draw:path><draw:path draw:style-name="gr1862" draw:text-style-name="P120" svg:width="0.136cm" svg:height="0.384cm" svg:x="9.052cm" svg:y="0.037cm" svg:viewBox="0 0 137 385" svg:d="M81 52c0-16 10-41 52-43 2 0 4-2 4-5 0-4-3-4-7-4-39 0-74 20-75 48 0 30 0 59 0 89 0 15 0 27-15 40-14 11-28 11-37 12-2 0-3 3-3 5 0 3 2 3 5 4 27 1 46 16 49 34 1 5 1 5 1 18 0 25 0 51 0 76 0 16 0 28 19 44 15 11 40 15 56 15 4 0 7 0 7-4 0-3-3-3-6-5-24-1-43-13-49-33-1-3-1-4-1-18 0-27 0-53 0-80 0-17-3-24-15-37-8-8-20-12-30-14 31-9 45-28 45-50 0-31 0-61 0-92z"><text:p/></draw:path><draw:path draw:style-name="gr1863" draw:text-style-name="P120" svg:width="0.125cm" svg:height="0.254cm" svg:x="9.252cm" svg:y="0.071cm" svg:viewBox="0 0 126 255" svg:d="M79 10c0-10 0-10-10-10-23 24-57 24-69 24 0 5 0 8 0 12 8 0 30 0 51-10 0 66 0 134 0 201 0 13-3 17-37 17-4 0-7 0-12 0 0 4 0 8 0 11 13-1 46-1 63-1 15 0 48 0 61 1 0-3 0-7 0-11-4 0-7 0-12 0-34 0-35-3-35-17 0-73 0-146 0-217z"><text:p/></draw:path><draw:path draw:style-name="gr1864" draw:text-style-name="P120" svg:width="0.162cm" svg:height="0.263cm" svg:x="9.426cm" svg:y="0.071cm" svg:viewBox="0 0 163 264" svg:d="M163 133c0-31-2-61-16-90-18-37-49-43-66-43-23 0-51 10-67 45-13 28-14 57-14 88 0 29 1 64 16 94 18 29 46 37 64 37 21 0 51-8 68-44 13-26 15-56 15-87zM80 255c-14 0-37-8-44-45-4-23-4-58-4-81 0-26 0-51 3-72 7-45 36-49 45-49 13 0 39 7 46 46 4 21 4 51 4 75 0 28 0 55-4 80-6 36-28 46-46 46z"><text:p/></draw:path><draw:path draw:style-name="gr1865" draw:text-style-name="P120" svg:width="0.162cm" svg:height="0.263cm" svg:x="9.618cm" svg:y="0.071cm" svg:viewBox="0 0 163 264" svg:d="M163 133c0-31-1-61-16-90-17-37-49-43-65-43-24 0-51 10-68 45-12 28-14 57-14 88 0 29 2 64 18 94 16 29 45 37 63 37 21 0 51-8 67-44 14-26 15-56 15-87zM81 255c-15 0-37-8-45-45-3-23-3-58-3-81 0-26 0-51 2-72 8-45 36-49 46-49 14 0 39 7 47 46 3 21 3 51 3 75 0 28 0 55-5 80-5 36-27 46-45 46z"><text:p/></draw:path><draw:path draw:style-name="gr1866" draw:text-style-name="P120" svg:width="0.135cm" svg:height="0.384cm" svg:x="9.825cm" svg:y="0.037cm" svg:viewBox="0 0 136 385" svg:d="M55 334c0 15-10 40-52 42-2 2-3 3-3 5 0 4 4 4 8 4 37 0 72-18 73-48 0-29 0-58 0-88 0-13 0-27 16-39 13-11 28-12 36-12 2-1 3-2 3-4 0-5-2-5-5-5-25-2-44-15-49-34-1-4-1-5-1-20 0-25 0-50 0-76 0-16 0-28-18-42-16-13-42-17-55-17-4 0-8 0-8 4 0 5 2 5 5 5 25 1 44 14 49 34 1 3 1 3 1 18 0 26 0 53 0 81 0 18 3 24 15 36 9 8 20 12 31 16-32 9-46 26-46 48 0 30 0 61 0 92z"><text:p/></draw:path><draw:path draw:style-name="gr1867" draw:text-style-name="P120" svg:width="0.044cm" svg:height="0.115cm" svg:x="10.023cm" svg:y="0.286cm" svg:viewBox="0 0 45 116" svg:d="M45 41c0-26-9-41-24-41-13 0-21 10-21 21 0 10 8 20 21 20 4 0 10-1 13-5 1-1 1-1 2-1 0 2 1 0 1 6 0 28-14 51-26 65-4 3-4 4-4 5 0 3 2 5 3 5 4 0 35-30 35-75z"><text:p/></draw:path><draw:path draw:style-name="gr1868" draw:text-style-name="P120" svg:width="0.155cm" svg:height="0.326cm" svg:x="10.181cm" svg:y="0.03cm" svg:viewBox="0 0 156 327" svg:d="M132 8c0-5-3-8-8-8-6 0-7 3-10 12-4 16-1 2-4 18-6-4-18-9-32-9-22 0-47 12-62 42-14 31-16 66-16 101 0 24 0 94 33 123-9 30-9 31-9 32 0 5 3 8 8 8 6 0 8-4 10-12 4-17 0-2 4-18 10 5 21 8 32 8 43 0 61-36 67-55 10-25 11-57 11-86s0-92-33-124c3-11 6-21 9-32zM38 270c-13-26-13-74-13-110 0-31 0-58 6-83 7-36 29-47 47-47 8 0 18 2 28 11-22 76-46 153-68 229zM118 56c13 22 13 67 13 104 0 28 0 57-6 82-6 40-27 54-47 54-9 0-19-2-27-11 22-76 45-153 67-229z"><text:p/></draw:path><draw:path draw:style-name="gr1869" draw:text-style-name="P120" svg:width="0.136cm" svg:height="0.461cm" svg:x="10.399cm" svg:y="-0.001cm" svg:viewBox="0 0 137 462" svg:d="M82 293c0-13 0-38 50-55 4-2 5-2 5-7-1-2 0-3-3-4-52-20-52-41-52-63 0-36 0-72 0-107-1-21-18-33-24-37-16-11-49-20-54-20-3 0-4 2-4 6 0 3 1 4 4 4 51 20 51 38 51 60 0 31 0 63 0 95 0 21 0 47 63 66-63 20-63 43-63 66 0 32 0 64 0 95 0 21 0 41-50 59-4 3-5 3-5 6s1 5 4 5c1 0 52-10 70-35 8-11 8-20 8-34 0-33 0-66 0-100z"><text:p/></draw:path></draw:g></text:p>
          <text:p text:style-name="P34">ישנם <text:span text:style-name="T43">101 איברים בקבוצה.</text:span></text:p>
          <text:p text:style-name="P37">נוכל לדעת כי <draw:g text:anchor-type="as-char" svg:y="-0.275cm" draw:z-index="42" draw:style-name="gr1"><svg:title>TexMaths</svg:title><svg:desc>11§display§A \in B§svg§600§FALSE§</svg:desc><draw:path draw:style-name="gr1998" draw:text-style-name="P119" svg:width="1.011cm" svg:height="0.251cm" svg:x="0.006cm" svg:y="0.02cm" svg:viewBox="0 0 1012 252" svg:d="M0 0c337 0 675 0 1012 0 0 84 0 168 0 252-337 0-675 0-1012 0 0-84 0-168 0-252z"><text:p/></draw:path><draw:path draw:style-name="gr1999" draw:text-style-name="P120" svg:width="0.264cm" svg:height="0.276cm" svg:x="-0.001cm" svg:y="0cm" svg:viewBox="0 0 265 277" svg:d="M56 232c-15 26-31 31-47 32-6 0-9 0-9 8 0 2 2 5 5 5 10 0 22-1 33-1 14 0 27 1 39 1 2 0 8 0 8-8 0-5-4-5-7-5-9-1-18-3-18-13 0-4 3-9 6-14 10-17 19-33 29-50 31 0 64 0 96 0 1 8 7 61 7 65 0 11-20 12-28 12-5 0-10 0-10 8 0 5 4 4 6 5 16 0 33-1 48-1 10 0 34 1 44 1 2 0 7 0 7-8 0-5-3-5-9-5-24 0-24-2-25-14-8-81-16-160-23-241-1-8-1-9-8-9-5 0-8 2-10 7-45 75-89 150-134 225zM102 175c25-42 51-85 76-127 3 42 8 85 12 127-30 0-58 0-88 0z"><text:p/></draw:path><draw:path draw:style-name="gr2000" draw:text-style-name="P120" svg:width="0.192cm" svg:height="0.223cm" svg:x="0.415cm" svg:y="0.068cm" svg:viewBox="0 0 193 224" svg:d="M179 120c7 0 14 0 14-8s-7-8-14-8c-55 0-109 0-164 0 6-52 50-89 105-89 20 0 39 0 59 0 7 0 14 0 14-7 0-8-7-8-14-8-20 0-41 0-60 0-66 0-119 50-119 112 0 61 53 112 119 112 19 0 40 0 60 0 7 0 14 0 14-8s-7-8-14-8c-20 0-39 0-59 0-55 0-99-38-105-88 55 0 109 0 164 0z"><text:p/></draw:path><draw:path draw:style-name="gr2001" draw:text-style-name="P120" svg:width="0.275cm" svg:height="0.262cm" svg:x="0.762cm" svg:y="0.013cm" svg:viewBox="0 0 276 263" svg:d="M46 234c-4 14-4 17-35 17-7 0-11 0-11 8 0 4 3 4 11 4 46 0 91 0 137 0 62 0 107-45 107-84 0-27-22-48-59-53 39-8 80-36 80-73 0-29-25-53-72-53-42 0-86 0-129 0-8 0-11 0-11 8 0 3 3 3 10 3 1 0 8 0 15 1s10 1 10 7c0 1 0 2-1 6-18 70-34 139-52 209zM104 123c8-32 17-64 25-96 3-15 3-16 19-16 17 0 33 0 51 0 34 0 42 23 42 41 0 33-33 71-81 71-18 0-37 0-56 0zM87 251c-6 0-7 0-9 0-3-1-4-1-4-4 0-1 0-1 1-9 9-35 18-72 27-107 24 0 49 0 73 0 37 0 44 27 44 44 0 39-34 76-79 76-18 0-36 0-53 0z"><text:p/></draw:path></draw:g><text:s/>כי זה אומר <text:span text:style-name="T50">לפי עקרון ההחלפה </text:span><text:span text:style-name="T50"><draw:g text:anchor-type="as-char" svg:y="-0.288cm" draw:z-index="37" draw:style-name="gr1"><svg:title>TexMaths</svg:title><svg:desc>11§display§\exists n \in \N_+. \{x \in A \colon a \mid x\} = A§svg§600§FALSE§</svg:desc><draw:path draw:style-name="gr2174" draw:text-style-name="P119" svg:width="4.712cm" svg:height="0.345cm" svg:x="-0.001cm" svg:y="0.018cm" svg:viewBox="0 0 4713 346" svg:d="M2357 346c-786 0-1572 0-2357 0 0-116 0-230 0-346 1571 0 3142 0 4713 0 0 116 0 230 0 346-786 0-1571 0-2356 0z"><text:p/></draw:path><draw:path draw:style-name="gr2175" draw:text-style-name="P120" svg:width="0.171cm" svg:height="0.265cm" svg:x="0.001cm" svg:y="0.021cm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2176" draw:text-style-name="P120" svg:width="0.208cm" svg:height="0.174cm" svg:x="0.206cm" svg:y="0.118cm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8 0 12 4 12 17 0 8-1 13-6 32-8 30-15 60-23 90z"><text:p/></draw:path><draw:path draw:style-name="gr2177" draw:text-style-name="P120" svg:width="0.193cm" svg:height="0.221cm" svg:x="0.566cm" svg:y="0.0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178" draw:text-style-name="P120" svg:width="0.261cm" svg:height="0.27cm" svg:x="0.909cm" svg:y="0.025cm" svg:viewBox="0 0 262 271" svg:d="M33 35c0 63 0 126 0 187 0 20-3 28-23 28-3 0-10 0-10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2179" draw:text-style-name="P120" svg:width="0.198cm" svg:height="0.198cm" svg:x="1.197cm" svg:y="0.18cm" svg:viewBox="0 0 199 199" svg:d="M106 106c27 0 56 0 83 0 4 0 10 0 10-7s-6-7-10-7c-27 0-56 0-83 0 0-27 0-55 0-82 0-3 0-10-6-10-8 0-8 6-8 10 0 27 0 55 0 82-27 0-55 0-82 0-3 0-10 0-10 7s6 7 10 7c27 0 55 0 82 0 0 27 0 55 0 83 0 4 0 10 7 10s7-6 7-10c0-28 0-56 0-83z"><text:p/></draw:path><draw:path draw:style-name="gr2180" draw:text-style-name="P120" svg:width="0.04cm" svg:height="0.04cm" svg:x="1.468cm" svg:y="0.247cm" svg:viewBox="0 0 41 41" svg:d="M41 21c0-12-9-21-20-21s-21 9-21 21c0 11 10 20 21 20s20-9 20-20z"><text:p/></draw:path><draw:path draw:style-name="gr2181" draw:text-style-name="P120" svg:width="0.137cm" svg:height="0.384cm" svg:x="1.57cm" svg:y="0cm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2182" draw:text-style-name="P120" svg:width="0.192cm" svg:height="0.174cm" svg:x="1.746cm" svg:y="0.118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2183" draw:text-style-name="P120" svg:width="0.192cm" svg:height="0.221cm" svg:x="2.096cm" svg:y="0.08cm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2184" draw:text-style-name="P120" svg:width="0.264cm" svg:height="0.274cm" svg:x="2.441cm" svg:y="0.012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4 1 2 0 6 0 6-7 0-5-4-5-9-5-24 0-24-2-25-13-8-79-16-160-24-240 0-8 0-10-7-10-6 0-7 3-10 7-45 74-90 149-135 224zM102 175c26-43 51-85 76-127 5 42 8 84 12 127-29 0-58 0-88 0z"><text:p/></draw:path><draw:path draw:style-name="gr2185" draw:text-style-name="P120" svg:width="0.041cm" svg:height="0.165cm" svg:x="2.793cm" svg:y="0.123cm" svg:viewBox="0 0 42 166" svg:d="M42 21c0-12-10-21-21-21s-21 9-21 21c0 11 10 20 21 20s21-9 21-20zM42 146c0-12-10-20-21-20s-21 8-21 20c0 11 10 20 21 20s21-9 21-20z"><text:p/></draw:path><draw:path draw:style-name="gr2186" draw:text-style-name="P120" svg:width="0.176cm" svg:height="0.174cm" svg:x="3.012cm" svg:y="0.118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2187" draw:text-style-name="P120" svg:width="0.014cm" svg:height="0.384cm" svg:x="3.354cm" svg:y="0cm" svg:viewBox="0 0 15 385" svg:d="M15 14c0-6 0-14-7-14-8 0-8 8-8 14 0 119 0 238 0 357 0 7 0 14 8 14 7 0 7-7 7-14 0-119 0-238 0-357z"><text:p/></draw:path><draw:path draw:style-name="gr2188" draw:text-style-name="P120" svg:width="0.192cm" svg:height="0.174cm" svg:x="3.535cm" svg:y="0.118cm" svg:viewBox="0 0 193 175" svg:d="M118 54c2-10 11-45 38-45 1 0 11 0 19 4-11 2-19 12-19 21 0 7 5 14 16 14 7 0 21-7 21-23 0-19-24-25-37-25-22 0-36 21-40 30-10-26-31-30-42-30-41 0-63 50-63 59 0 5 4 5 6 5s4-1 4-5c13-40 38-50 52-50 7 0 21 3 21 25 0 12-7 39-21 93-6 24-20 39-37 39-2 0-11 0-19-4 9-2 18-10 18-21s-9-13-14-13c-12 0-21 10-21 22 0 17 19 25 36 25 26 0 39-27 40-30 5 15 19 30 42 30 40 0 62-49 62-59 0-4-3-4-5-4-3 0-3 1-4 4-14 41-40 50-52 50-16 0-21-12-21-25 0-9 2-17 7-34 4-18 8-35 13-53z"><text:p/></draw:path><draw:path draw:style-name="gr2189" draw:text-style-name="P120" svg:width="0.135cm" svg:height="0.384cm" svg:x="3.772cm" svg:y="0cm" svg:viewBox="0 0 136 385" svg:d="M55 334c0 15-10 40-52 43-2 0-3 2-3 4 0 4 3 4 8 4 37 0 72-18 73-48 0-29 0-58 0-88 0-16 0-28 16-40 13-11 27-11 36-12 2 0 3-1 3-4 0-4-2-4-5-4-26-2-44-15-48-35-2-3-2-4-2-19 0-25 0-50 0-76 0-16 0-28-18-42-16-13-43-17-55-17-5 0-8 0-8 4 0 5 2 5 6 5 24 1 42 14 48 33 1 4 1 4 1 19 0 26 0 54 0 81 0 18 3 24 15 36 9 8 20 12 31 15-32 10-46 26-46 48 0 31 0 62 0 93z"><text:p/></draw:path><draw:path draw:style-name="gr2190" draw:text-style-name="P120" svg:width="0.256cm" svg:height="0.09cm" svg:x="4.066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191" draw:text-style-name="P120" svg:width="0.264cm" svg:height="0.274cm" svg:x="4.467cm" svg:y="0.012cm" svg:viewBox="0 0 265 275" svg:d="M55 231c-15 26-30 31-47 32-5 1-8 1-8 8 0 2 1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1 175c26-43 52-85 77-127 5 42 8 84 12 127-29 0-59 0-89 0z"><text:p/></draw:path></draw:g></text:span><text:span text:style-name="T50">. נציב </text:span><text:span text:style-name="T50"><draw:g text:anchor-type="as-char" svg:y="-0.259cm" draw:z-index="40" draw:style-name="gr1"><svg:title>TexMaths</svg:title><svg:desc>11§display§n = 1§svg§600§FALSE§</svg:desc><draw:path draw:style-name="gr2156" draw:text-style-name="P119" svg:width="0.868cm" svg:height="0.218cm" svg:x="0.008cm" svg:y="0.019cm" svg:viewBox="0 0 869 219" svg:d="M0 0c290 0 580 0 869 0 0 73 0 146 0 219-289 0-579 0-869 0 0-73 0-146 0-219z"><text:p/></draw:path><draw:path draw:style-name="gr2157" draw:text-style-name="P120" svg:width="0.208cm" svg:height="0.172cm" svg:x="-0.001cm" svg:y="0.085cm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2158" draw:text-style-name="P120" svg:width="0.256cm" svg:height="0.089cm" svg:x="0.35cm" svg:y="0.116cm" svg:viewBox="0 0 257 90" svg:d="M243 15c7 0 14 0 14-7 0-8-7-8-12-8-78 0-155 0-232 0-5 0-13 0-13 8 0 7 8 7 13 7 77 0 153 0 230 0zM245 90c5 0 12 0 12-8 0-7-7-7-14-7-77 0-153 0-230 0-5 0-13 0-13 7 0 8 8 8 13 8 77 0 154 0 232 0z"><text:p/></draw:path><draw:path draw:style-name="gr2159" draw:text-style-name="P120" svg:width="0.127cm" svg:height="0.254cm" svg:x="0.769cm" svg:y="0cm" svg:viewBox="0 0 128 255" svg:d="M79 10c0-9 0-10-8-10-25 24-59 24-71 24 0 5 0 8 0 12 8 0 31 0 51-10 0 66 0 132 0 198 0 14-1 18-37 18-4 0-7 0-12 0 0 5 0 8 0 13 15-2 48-2 63-2s50 0 63 2c0-5 0-8 0-13-5 0-8 0-12 0-36 0-37-4-37-18 0-72 0-143 0-214z"><text:p/></draw:path></draw:g></text:span><text:span text:style-name="T50">, </text:span><text:span text:style-name="T51">ונמצא שהוא מקיים את </text:span><text:span text:style-name="T51"><draw:g text:anchor-type="as-char" svg:y="-0.326cm" draw:z-index="39" draw:style-name="gr1"><svg:title>TexMaths</svg:title><svg:desc>11§display§\big\{x \in A \colon 1\mid x \big\}§svg§600§FALSE§</svg:desc><draw:path draw:style-name="gr2160" draw:text-style-name="P119" svg:width="2.364cm" svg:height="0.422cm" svg:x="-0.001cm" svg:y="0.019cm" svg:viewBox="0 0 2365 423" svg:d="M1183 423c-395 0-789 0-1183 0 0-141 0-282 0-423 789 0 1576 0 2365 0 0 141 0 282 0 423-394 0-789 0-1182 0z"><text:p/></draw:path><draw:path draw:style-name="gr2161" draw:text-style-name="P120" svg:width="0.137cm" svg:height="0.461cm" svg:x="0.023cm" svg:y="-0.001cm" svg:viewBox="0 0 138 462" svg:d="M56 170c0 27-14 41-53 57-2 1-3 2-3 4 0 3 1 5 3 6 53 18 53 39 53 61 0 37 0 72 0 107 0 10 6 24 23 36 19 13 50 21 53 21 4 0 6-2 6-5s-2-3-7-6c-11-4-42-16-47-39-1-5-1-6-1-20 0-31 0-63 0-95 0-20 0-48-64-65 64-20 64-46 64-67 0-32 0-64 0-95 0-22 0-41 52-60 3-1 1-3 3-4 0-4-2-6-6-6-2 0-57 12-70 39-6 11-6 14-6 30 0 33 0 66 0 101z"><text:p/></draw:path><draw:path draw:style-name="gr2162" draw:text-style-name="P120" svg:width="0.192cm" svg:height="0.174cm" svg:x="0.216cm" svg:y="0.156cm" svg:viewBox="0 0 193 175" svg:d="M119 54c2-10 11-45 37-45 2 0 12 0 20 5-11 1-19 11-19 21 0 6 5 13 15 13 8 0 21-6 21-23 0-19-22-25-36-25-23 0-36 21-40 30-10-26-31-30-42-30-41 0-63 51-63 59 0 5 3 4 5 5 3 0 4-1 5-5 13-40 39-50 52-50 7 0 21 3 21 26 0 11-7 38-21 92-6 24-20 40-37 40-2 0-11 0-19-5 10-2 18-10 18-21 0-10-8-13-14-13-12 0-22 10-22 22 0 17 20 25 36 25 27 0 40-26 41-29 6 15 19 29 42 29 39 0 61-50 61-59 0-4-3-4-4-4-3 0-4 1-4 5-14 40-40 50-52 50-15 0-21-13-21-26 0-8 2-17 7-34 4-18 8-35 13-53z"><text:p/></draw:path><draw:path draw:style-name="gr2163" draw:text-style-name="P120" svg:width="0.192cm" svg:height="0.222cm" svg:x="0.566cm" svg:y="0.119cm" svg:viewBox="0 0 193 223" svg:d="M179 120c7 0 14 0 14-8 0-7-7-7-14-7-55 0-109 0-164 0 5-52 50-90 104-90 20 0 41 0 60 0 7 0 14 0 14-7 0-8-7-8-14-8-19 0-40 0-60 0-66 0-119 51-119 112 0 62 53 111 119 111 20 0 41 0 60 0 7 0 14 0 14-7 0-8-7-8-14-8-19 0-40 0-60 0-54 0-99-36-104-88 55 0 109 0 164 0z"><text:p/></draw:path><draw:path draw:style-name="gr2164" draw:text-style-name="P120" svg:width="0.264cm" svg:height="0.274cm" svg:x="0.912cm" svg:y="0.051cm" svg:viewBox="0 0 265 275" svg:d="M55 232c-15 26-30 30-47 31-5 1-8 1-8 9 0 2 1 3 4 3 11 0 24-1 35-1 12 0 25 1 38 1 2 0 7 0 7-6 0-5-4-6-6-6-9 0-19-3-19-13 0-3 3-8 6-13 10-17 20-33 30-50 32 0 65 0 96 0 2 9 7 60 7 64 0 11-21 12-29 12-5 0-8 0-8 9 0 3 4 3 5 3 16 0 32-1 49-1 9 0 34 1 42 1 4 0 8 0 8-7 0-5-4-5-9-5-24 0-24-2-25-13-8-79-16-160-24-240 0-8 0-10-7-10-6 0-7 3-10 7-45 74-90 149-135 225zM101 175c26-43 52-85 77-127 5 42 8 84 12 127-29 0-59 0-89 0z"><text:p/></draw:path><draw:path draw:style-name="gr2165" draw:text-style-name="P120" svg:width="0.04cm" svg:height="0.165cm" svg:x="1.263cm" svg:y="0.162cm" svg:viewBox="0 0 41 166" svg:d="M41 21c0-11-9-21-20-21s-21 10-21 21 10 20 21 20 20-9 20-20zM41 146c0-11-9-21-20-21s-21 10-21 21 10 20 21 20 20-9 20-20z"><text:p/></draw:path><draw:path draw:style-name="gr2166" draw:text-style-name="P120" svg:width="0.127cm" svg:height="0.254cm" svg:x="1.501cm" svg:y="0.071cm" svg:viewBox="0 0 128 255" svg:d="M79 10c0-10 0-10-9-10-24 24-58 24-70 24 0 5 0 8 0 12 8 0 31 0 51-10 0 66 0 134 0 201 0 13-1 17-37 17-4 0-7 0-12 0 0 4 0 8 0 11 13-1 48-1 63-1s49 0 63 1c0-3 0-7 0-11-5 0-8 0-12 0-36 0-37-3-37-17 0-73 0-146 0-217z"><text:p/></draw:path><draw:path draw:style-name="gr2167" draw:text-style-name="P120" svg:width="0.014cm" svg:height="0.384cm" svg:x="1.813cm" svg:y="0.037cm" svg:viewBox="0 0 15 385" svg:d="M15 14c0-6 0-14-7-14-8 0-8 8-8 14 0 119 0 238 0 357 0 8 0 14 8 14 7 0 7-6 7-14 0-119 0-238 0-357z"><text:p/></draw:path><draw:path draw:style-name="gr2168" draw:text-style-name="P120" svg:width="0.192cm" svg:height="0.174cm" svg:x="1.993cm" svg:y="0.156cm" svg:viewBox="0 0 193 175" svg:d="M119 54c2-10 11-45 37-45 2 0 12 0 20 5-11 1-19 11-19 21 0 6 5 13 15 13 8 0 21-6 21-23 0-19-22-25-36-25-23 0-36 21-40 30-10-26-31-30-42-30-41 0-63 51-63 59 0 5 3 4 5 5 3 0 4-1 5-5 13-40 39-50 52-50 7 0 21 3 21 26 0 11-7 38-21 92-6 24-20 40-37 40-2 0-11 0-19-5 10-2 18-10 18-21 0-10-8-13-14-13-12 0-22 10-22 22 0 17 20 25 36 25 27 0 40-26 41-29 6 15 19 29 42 29 39 0 61-50 61-59 0-4-3-4-4-4-3 0-4 1-4 5-14 40-40 50-52 50-15 0-21-13-21-26 0-8 2-17 7-34 4-18 8-35 13-53z"><text:p/></draw:path><draw:path draw:style-name="gr2169" draw:text-style-name="P120" svg:width="0.137cm" svg:height="0.461cm" svg:x="2.247cm" svg:y="-0.001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span><text:span text:style-name="T51">, </text:span><text:span text:style-name="T52">ומכיוון ש־</text:span><text:span text:style-name="T52"><draw:g text:anchor-type="as-char" svg:y="-0.288cm" draw:z-index="38" draw:style-name="gr1"><svg:title>TexMaths</svg:title><svg:desc>11§display§1 \mid x§svg§600§FALSE§</svg:desc><draw:path draw:style-name="gr2170" draw:text-style-name="P119" svg:width="0.677cm" svg:height="0.344cm" svg:x="-0.001cm" svg:y="0.019cm" svg:viewBox="0 0 678 345" svg:d="M0 0c226 0 452 0 678 0 0 115 0 230 0 345-226 0-452 0-678 0 0-115 0-230 0-345z"><text:p/></draw:path><draw:path draw:style-name="gr2171" draw:text-style-name="P120" svg:width="0.127cm" svg:height="0.256cm" svg:x="0.013cm" svg:y="0.032cm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2172" draw:text-style-name="P120" svg:width="0.014cm" svg:height="0.383cm" svg:x="0.326cm" svg:y="0cm" svg:viewBox="0 0 15 384" svg:d="M15 14c0-7 0-14-7-14-8 0-8 7-8 14 0 119 0 237 0 356 0 8 0 14 8 14 7 0 7-6 7-14 0-119 0-237 0-356z"><text:p/></draw:path><draw:path draw:style-name="gr2173" draw:text-style-name="P120" svg:width="0.192cm" svg:height="0.173cm" svg:x="0.504cm" svg:y="0.118cm" svg:viewBox="0 0 193 174" svg:d="M118 54c2-10 11-46 38-46 2 0 11 0 20 5-11 2-19 12-19 21 0 7 5 13 15 13 8 0 21-6 21-22 0-19-24-25-37-25-22 0-35 20-40 29-9-26-30-29-41-29-41 0-63 50-63 59 0 4 3 3 5 4 3 0 4-1 5-5 13-40 39-50 52-50 7 0 21 4 21 26 0 12-7 38-21 92-7 24-20 40-37 40-3 0-12 0-19-5 10-2 17-10 17-21 0-10-7-13-13-13-12 0-22 10-22 22 0 17 20 25 36 25 26 0 40-26 41-29 4 15 19 29 42 29 39 0 61-50 61-59 0-4-3-4-4-4-3 0-4 1-5 5-13 40-39 50-51 50-15 0-22-13-22-25 0-9 2-18 7-34 4-18 8-35 13-53z"><text:p/></draw:path></draw:g></text:span><text:span text:style-name="T52"> הוא טואוטולוגיה (כל מספר טבעי מתחלק ב־1) </text:span><text:span text:style-name="T53">קיבלנו </text:span><text:span text:style-name="T53"><draw:g text:anchor-type="as-char" svg:y="-0.275cm" draw:z-index="36" draw:style-name="gr1"><svg:title>TexMaths</svg:title><svg:desc>11§display§A = A§svg§600§FALSE§</svg:desc><draw:path draw:style-name="gr2192" draw:text-style-name="P119" svg:width="1.042cm" svg:height="0.234cm" svg:x="0.006cm" svg:y="0.02cm" svg:viewBox="0 0 1043 235" svg:d="M0 0c348 0 695 0 1043 0 0 78 0 157 0 235-348 0-695 0-1043 0 0-78 0-157 0-235z"><text:p/></draw:path><draw:path draw:style-name="gr2193" draw:text-style-name="P120" svg:width="0.264cm" svg:height="0.274cm" svg:x="-0.001cm" svg:y="0cm" svg:viewBox="0 0 265 275" svg:d="M56 231c-15 25-31 30-47 32-6 0-9 0-9 7 0 2 2 5 5 5 10 0 22-1 33-1 14 0 27 1 39 1 2 0 8 0 8-8 0-4-4-4-7-4-9-2-18-4-18-14 0-4 3-8 6-14 10-16 19-33 29-49 33 0 64 0 97 0 0 7 6 60 6 64 0 11-20 13-28 13-5 0-9 0-9 7 0 5 3 4 5 5 17 0 33-1 48-1 10 0 35 1 44 1 3 0 7 0 7-8 0-4-3-4-9-4-24 0-24-3-25-14-8-80-15-160-23-240-1-8-1-9-8-9-5 0-8 2-10 7-45 74-89 149-134 224zM102 174c26-42 51-85 76-127 3 42 8 85 12 127-29 0-58 0-88 0z"><text:p/></draw:path><draw:path draw:style-name="gr2194" draw:text-style-name="P120" svg:width="0.255cm" svg:height="0.089cm" svg:x="0.405cm" svg:y="0.134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195" draw:text-style-name="P120" svg:width="0.264cm" svg:height="0.274cm" svg:x="0.803cm" svg:y="0cm" svg:viewBox="0 0 265 275" svg:d="M56 231c-15 25-31 30-48 32-5 0-8 0-8 7 0 2 2 5 5 5 10 0 22-1 33-1 13 0 27 1 39 1 2 0 8 0 8-8 0-4-5-4-7-4-9-2-19-4-19-14 0-4 4-8 6-14 10-16 20-33 30-49 31 0 64 0 96 0 1 7 7 60 7 64 0 11-20 13-28 13-5 0-9 0-9 7 0 5 4 5 5 5 15 0 33-1 48-1 10 0 35 1 44 1 3 0 7 0 7-8 0-4-4-4-9-4-24 0-24-3-25-14-8-80-15-160-23-240-1-8-1-9-8-9-6 0-8 2-10 7-45 74-89 149-134 224zM102 174c26-42 51-85 76-127 3 42 8 85 12 127-29 0-58 0-88 0z"><text:p/></draw:path></draw:g></text:span><text:span text:style-name="T53"><text:s/>שזה פסוק אמת. <text:s/></text:span></text:p>
        </text:list-item>
        <text:list-item>
          <text:p text:style-name="P113">יש <text:span text:style-name="T60">50 סינגלטונים (מ־51 עד 100 כולל) </text:span><text:span text:style-name="T61">ב־</text:span><text:span text:style-name="T61"><draw:g text:anchor-type="as-char" svg:y="-0.263cm" draw:z-index="1" draw:style-name="gr1"><svg:title>TexMaths</svg:title><svg:desc>11§display§B§svg§600§FALSE§</svg:desc><draw:path draw:style-name="gr2662" draw:text-style-name="P119" svg:width="0.251cm" svg:height="0.223cm" svg:x="0.003cm" svg:y="0.019cm" svg:viewBox="0 0 252 224" svg:d="M0 0c83 0 168 0 252 0 0 75 0 149 0 224-84 0-169 0-252 0 0-75 0-149 0-224z"><text:p/></draw:path><draw:path draw:style-name="gr2663" draw:text-style-name="P120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60">, כי עבור כל </text:span><text:span text:style-name="T60"><draw:g text:anchor-type="as-char" svg:y="-0.173cm" draw:z-index="2" draw:style-name="gr1"><svg:title>TexMaths</svg:title><svg:desc>11§display§a§svg§600§FALSE§</svg:desc><draw:path draw:style-name="gr2660" draw:text-style-name="P119" svg:width="0.15cm" svg:height="0.132cm" svg:x="0.004cm" svg:y="0.019cm" svg:viewBox="0 0 151 133" svg:d="M0 0c51 0 100 0 151 0 0 44 0 89 0 133-51 0-100 0-151 0 0-44 0-89 0-133z"><text:p/></draw:path><draw:path draw:style-name="gr2661" draw:text-style-name="P120" svg:width="0.174cm" svg:height="0.172cm" svg:x="-0.001cm" svg:y="0cm" svg:viewBox="0 0 175 173" svg:d="M127 24c-7-14-18-24-35-24-45 0-92 56-92 111 0 37 21 62 51 62 7 0 27-1 49-29 3 16 17 29 35 29 14 0 22-9 29-21 5-14 11-37 11-39 0-3-3-3-4-3-5 0-5 1-6 7-7 25-13 47-30 47-10 0-11-10-11-18 0-7 1-11 5-28 4-16 5-20 9-33 5-19 9-37 14-54 2-11 2-11 2-13 0-7-4-10-11-10-9 0-15 9-16 16zM102 123c-2 7-2 8-6 15-18 21-33 26-44 26-19 0-24-21-24-35 0-20 12-66 20-84 13-22 30-36 46-36 23 0 28 31 28 33s-1 5-1 6c-5 26-12 50-19 75z"><text:p/></draw:path></draw:g></text:span><text:span text:style-name="T60"><text:s/>בטווח הזה הוא מחלק רק מספר 1 בין 1 ל־100 (שהוא המספר עצמו). </text:span></text:p>
        </text:list-item>
      </text:list>
      <text:h text:style-name="P4" text:outline-level="2">5. כתיבה פורמלית של קבוצות</text:h>
      <text:list xml:id="list3547097120" text:style-name="L11">
        <text:list-item>
          <text:p text:style-name="P92">קבוצת הטבעיים המתחלקים ללא שארית ב־<draw:g text:anchor-type="as-char" svg:y="-0.259cm" draw:z-index="142" draw:style-name="gr1"><svg:title>TexMaths</svg:title><svg:desc>11§display§14§svg§600§FALSE§</svg:desc><draw:path draw:style-name="gr667" draw:text-style-name="P119" svg:width="0.332cm" svg:height="0.218cm" svg:x="-0.001cm" svg:y="0.019cm" svg:viewBox="0 0 333 219" svg:d="M0 0c111 0 222 0 333 0 0 73 0 146 0 219-111 0-222 0-333 0 0-73 0-146 0-219z"><text:p/></draw:path><draw:path draw:style-name="gr668" draw:text-style-name="P120" svg:width="0.126cm" svg:height="0.254cm" svg:x="0.013cm" svg:y="0.005cm" svg:viewBox="0 0 127 255" svg:d="M79 10c0-9 0-10-9-10-24 24-58 24-70 24 0 5 0 8 0 12 8 0 31 0 51-10 0 66 0 132 0 198 0 14-2 18-37 18-4 0-7 0-12 0 0 5 0 8 0 13 14-2 47-2 63-2 15 0 48 0 62 2 0-5 0-8 0-13-4 0-8 0-12 0-35 0-36-4-36-18 0-72 0-143 0-214z"><text:p/></draw:path><draw:path draw:style-name="gr669" draw:text-style-name="P120" svg:width="0.169cm" svg:height="0.258cm" svg:x="0.182cm" svg:y="0cm" svg:viewBox="0 0 170 259" svg:d="M102 195c0 12 0 23 0 34 0 13-1 18-29 18-4 0-6 0-8 0 0 4 0 8 0 12 15-1 35-1 51-1s38 0 53 1c0-4 0-8 0-12-3 0-5 0-7 0-29 0-30-5-30-18 0-11 0-22 0-34 12 0 25 0 38 0 0-3 0-7 0-12-13 0-26 0-38 0 0-57 0-115 0-173 0-8 0-10-7-10-3 0-4 0-7 4-40 60-78 120-118 179 0 5 0 9 0 12 34 0 68 0 102 0zM104 183c-31 0-62 0-93 0 31-47 62-94 93-141 0 47 0 94 0 141z"><text:p/></draw:path></draw:g> וב־<draw:g text:anchor-type="as-char" svg:y="-0.265cm" draw:z-index="143" draw:style-name="gr1"><svg:title>TexMaths</svg:title><svg:desc>11§display§6§svg§600§FALSE§</svg:desc><draw:path draw:style-name="gr665" draw:text-style-name="P119" svg:width="0.134cm" svg:height="0.224cm" svg:x="0.002cm" svg:y="0.019cm" svg:viewBox="0 0 135 225" svg:d="M0 0c45 0 90 0 135 0 0 75 0 150 0 225-45 0-90 0-135 0 0-75 0-150 0-225z"><text:p/></draw:path><draw:path draw:style-name="gr666" draw:text-style-name="P120" svg:width="0.157cm" svg:height="0.264cm" svg:x="-0.001cm" svg:y="0cm" svg:viewBox="0 0 158 265" svg:d="M34 130c0-3 0-6 0-9 0-98 48-111 66-111 10 0 26 2 34 15-5 0-21 0-21 18 0 11 9 18 18 18 6 0 17-5 17-19 0-23-16-42-48-42-48 0-100 50-100 135 0 102 44 130 80 130 42 0 78-37 78-87 0-49-34-85-76-85-26 0-40 19-48 37zM80 254c-24 0-36-23-38-29-7-19-7-50-7-56 0-30 12-68 47-68 6 0 22 0 34 24 7 13 7 33 7 51 0 19 0 39-5 52-13 23-30 26-38 26z"><text:p/></draw:path></draw:g>:</text:p>
          <text:p text:style-name="P19"><draw:g text:anchor-type="as-char" svg:y="-0.326cm" draw:z-index="60" draw:style-name="gr1"><svg:title>TexMaths</svg:title><svg:desc>11§display§\big\{x \in \N \colon 6 \mid x \land 14 \mid x \big\}§svg§600§FALSE§</svg:desc><draw:path draw:style-name="gr1750" draw:text-style-name="P119" svg:width="3.712cm" svg:height="0.422cm" svg:x="-0.001cm" svg:y="0.019cm" svg:viewBox="0 0 3713 423" svg:d="M1856 423c-619 0-1237 0-1856 0 0-141 0-282 0-423 1237 0 2476 0 3713 0 0 141 0 282 0 423-619 0-1238 0-1857 0z"><text:p/></draw:path><draw:path draw:style-name="gr1751" draw:text-style-name="P120" svg:width="0.136cm" svg:height="0.461cm" svg:x="0.023cm" svg:y="-0.001cm" svg:viewBox="0 0 137 462" svg:d="M56 170c0 27-14 41-53 57-2 1-3 2-3 4 0 3 1 5 3 6 53 18 53 39 53 61 0 37 0 72 0 107 0 10 6 24 23 36 19 13 50 21 53 21 4 0 5-2 5-5s-1-3-6-6c-11-4-42-16-47-39-2-5-2-6-2-20 0-31 0-63 0-95 0-20 0-48-62-65 62-20 62-46 62-67 0-32 0-64 0-95 0-22 0-41 53-60 2-1 1-3 2-4 0-4-1-6-5-6-2 0-57 12-70 39-6 11-6 14-6 30 0 33 0 66 0 101z"><text:p/></draw:path><draw:path draw:style-name="gr1752" draw:text-style-name="P120" svg:width="0.191cm" svg:height="0.174cm" svg:x="0.216cm" svg:y="0.156cm" svg:viewBox="0 0 192 175" svg:d="M119 54c2-10 11-45 37-45 2 0 12 0 20 5-11 1-19 11-19 21 0 6 5 13 15 13 8 0 20-6 20-23 0-19-22-25-35-25-23 0-36 21-40 30-10-26-31-30-42-30-41 0-63 51-63 59 0 5 4 5 6 5s3-1 4-5c13-40 38-50 52-50 7 0 21 3 21 26 0 11-7 38-21 92-6 24-20 40-37 40-2 0-11 0-19-5 9-2 18-10 18-21 0-10-9-13-14-13-12 0-22 10-22 22 0 17 20 25 36 25 27 0 40-26 41-29 5 15 19 29 42 29 39 0 62-50 62-59 0-4-4-4-5-4-3 0-4 1-4 5-14 40-40 50-52 50-16 0-21-13-21-26 0-8 2-17 7-34 4-18 8-35 13-53z"><text:p/></draw:path><draw:path draw:style-name="gr1753" draw:text-style-name="P120" svg:width="0.193cm" svg:height="0.222cm" svg:x="0.566cm" svg:y="0.119cm" svg:viewBox="0 0 194 223" svg:d="M179 120c7 0 15 0 15-8 0-7-8-7-15-7-55 0-109 0-164 0 5-52 50-90 104-90 20 0 40 0 60 0 7 0 15 0 15-7 0-8-8-8-15-8-20 0-40 0-60 0-66 0-119 51-119 112 0 62 53 111 119 111 20 0 40 0 60 0 7 0 15 0 15-7 0-8-8-8-15-8-20 0-40 0-60 0-54 0-99-36-104-88 55 0 109 0 164 0z"><text:p/></draw:path><draw:path draw:style-name="gr1754" draw:text-style-name="P120" svg:width="0.261cm" svg:height="0.27cm" svg:x="0.908cm" svg:y="0.064cm" svg:viewBox="0 0 262 271" svg:d="M34 35c0 63 0 126 0 188 0 20-3 27-23 27-4 0-11 0-11 6 0 7 7 7 13 7 20 0 41 0 61 0 6 0 12 0 12-7 0-6-6-6-11-6-22 0-24-8-24-28 0-59 0-119 0-177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4c-56-73-112-147-168-221-5-4-5-5-9-10 15 0 31 0 46 0 44 59 87 117 131 176 0 18 0 37 0 55z"><text:p/></draw:path><draw:path draw:style-name="gr1755" draw:text-style-name="P120" svg:width="0.04cm" svg:height="0.165cm" svg:x="1.254cm" svg:y="0.162cm" svg:viewBox="0 0 41 166" svg:d="M41 21c0-11-10-21-21-21s-20 10-20 21 9 20 20 20 21-9 21-20zM41 146c0-11-10-21-21-21s-20 10-20 21 9 20 20 20 21-9 21-20z"><text:p/></draw:path><draw:path draw:style-name="gr1756" draw:text-style-name="P120" svg:width="0.16cm" svg:height="0.263cm" svg:x="1.473cm" svg:y="0.071cm" svg:viewBox="0 0 161 264" svg:d="M34 130c0-3 0-7 0-9 0-98 48-111 68-111 9 0 26 2 34 15-5 0-21 0-21 17 0 12 9 17 18 17 6 0 18-3 18-17 0-23-18-42-50-42-49 0-101 50-101 135 0 103 45 129 80 129 43 0 81-35 81-86 0-49-36-86-79-86-25 0-39 19-48 38zM80 253c-24 0-35-22-37-27-8-19-8-50-8-56 0-30 12-69 47-69 7 0 25 0 37 23 6 15 6 35 6 53 0 19 0 39-6 52-11 23-30 24-39 24z"><text:p/></draw:path><draw:path draw:style-name="gr1757" draw:text-style-name="P120" svg:width="0.014cm" svg:height="0.384cm" svg:x="1.803cm" svg:y="0.037cm" svg:viewBox="0 0 15 385" svg:d="M15 14c0-6 0-14-7-14-8 0-8 8-8 14 0 119 0 238 0 357 0 8 0 14 8 14 7 0 7-6 7-14 0-119 0-238 0-357z"><text:p/></draw:path><draw:path draw:style-name="gr1758" draw:text-style-name="P120" svg:width="0.191cm" svg:height="0.174cm" svg:x="1.982cm" svg:y="0.156cm" svg:viewBox="0 0 192 175" svg:d="M118 54c2-10 11-45 38-45 2 0 11 0 19 5-10 1-19 11-19 21 0 6 5 13 16 13 8 0 20-6 20-23 0-19-23-25-36-25-22 0-36 21-41 30-9-26-30-30-41-30-40 0-62 51-62 59 0 5 3 5 4 5 4 0 5-1 5-5 13-40 39-50 53-50 6 0 21 3 21 26 0 11-7 38-21 92-7 24-20 40-38 40-2 0-11 0-18-5 8-2 17-10 17-21 0-10-9-13-14-13-11 0-21 10-21 22 0 17 19 25 36 25 26 0 40-26 41-29 4 15 19 29 42 29 39 0 61-50 61-59 0-4-3-4-4-4-3 0-4 1-6 5-12 40-38 50-51 50-15 0-21-13-21-26 0-8 2-17 6-34 5-18 9-35 14-53z"><text:p/></draw:path><draw:path draw:style-name="gr1759" draw:text-style-name="P120" svg:width="0.213cm" svg:height="0.238cm" svg:x="2.299cm" svg:y="0.097cm" svg:viewBox="0 0 214 239" svg:d="M117 8c-4-7-6-8-9-8-6 0-7 2-9 8-32 71-65 143-97 215-2 6-2 6-2 8 0 5 3 8 8 8 2 0 5-1 8-8 31-68 61-136 92-205 29 69 60 137 90 205 3 8 8 8 9 8 4 0 7-3 7-8 0-1 0-1-2-6-32-73-64-145-95-217z"><text:p/></draw:path><draw:path draw:style-name="gr1760" draw:text-style-name="P120" svg:width="0.127cm" svg:height="0.254cm" svg:x="2.655cm" svg:y="0.071cm" svg:viewBox="0 0 128 255" svg:d="M79 10c0-10 0-10-9-10-24 24-58 24-70 24 0 5 0 8 0 12 8 0 31 0 51-10 0 66 0 134 0 201 0 13-2 17-36 17-4 0-8 0-13 0 0 4 0 8 0 11 14-1 47-1 63-1 15 0 49 0 63 1 0-3 0-7 0-11-5 0-8 0-13 0-35 0-36-3-36-17 0-73 0-146 0-217z"><text:p/></draw:path><draw:path draw:style-name="gr1761" draw:text-style-name="P120" svg:width="0.171cm" svg:height="0.259cm" svg:x="2.825cm" svg:y="0.066cm" svg:viewBox="0 0 172 260" svg:d="M103 197c0 11 0 22 0 34 0 14-1 17-29 17-3 0-6 0-8 0 0 4 0 8 0 12 15-1 35-1 52-1 15 0 37 0 52 1 0-4 0-8 0-12-2 0-5 0-7 0-29 0-30-3-30-17 0-12 0-23 0-34 13 0 25 0 39 0 0-4 0-8 0-11-14 0-26 0-39 0 0-59 0-118 0-176 0-8 0-10-7-10-3 0-4 0-7 4-40 61-79 121-119 182 0 3 0 7 0 11 34 0 69 0 103 0zM106 186c-32 0-63 0-95 0 32-48 63-97 95-144 0 47 0 96 0 144z"><text:p/></draw:path><draw:path draw:style-name="gr1762" draw:text-style-name="P120" svg:width="0.014cm" svg:height="0.384cm" svg:x="3.161cm" svg:y="0.037cm" svg:viewBox="0 0 15 385" svg:d="M15 14c0-6 0-14-7-14-8 0-8 8-8 14 0 119 0 238 0 357 0 8 0 14 8 14 7 0 7-6 7-14 0-119 0-238 0-357z"><text:p/></draw:path><draw:path draw:style-name="gr1763" draw:text-style-name="P120" svg:width="0.191cm" svg:height="0.174cm" svg:x="3.34cm" svg:y="0.156cm" svg:viewBox="0 0 192 175" svg:d="M118 54c3-10 12-45 38-45 2 0 11 0 20 5-11 1-19 11-19 21 0 6 5 13 15 13 8 0 20-6 20-23 0-19-22-25-35-25-23 0-36 21-40 30-10-26-31-30-42-30-41 0-63 51-63 59 0 5 3 4 4 5 4 0 5-1 6-5 13-40 38-50 52-50 7 0 21 3 21 26 0 11-7 38-21 92-7 24-20 40-37 40-2 0-11 0-19-5 9-2 18-10 18-21 0-10-9-13-14-13-12 0-22 10-22 22 0 17 20 25 36 25 27 0 40-26 41-29 4 15 19 29 42 29 39 0 61-50 61-59 0-4-3-4-4-4-3 0-4 1-4 5-14 40-40 50-52 50-16 0-21-13-21-26 0-8 2-17 7-34 4-18 7-35 12-53z"><text:p/></draw:path><draw:path draw:style-name="gr1764" draw:text-style-name="P120" svg:width="0.136cm" svg:height="0.461cm" svg:x="3.594cm" svg:y="-0.001cm" svg:viewBox="0 0 137 462" svg:d="M82 293c0-13 0-38 50-55 4-2 5-2 5-7-1-2 0-3-3-4-52-20-52-41-52-63 0-36 0-72 0-107-1-21-18-33-24-37-16-11-49-20-54-20-3 0-4 2-4 6 0 3 1 4 4 4 51 20 51 38 51 60 0 31 0 63 0 95 0 21 0 47 63 66-63 20-63 43-63 66 0 32 0 64 0 95 0 21 0 41-50 59-4 3-5 3-5 6s1 5 4 5c1 0 52-10 70-35 8-11 8-20 8-34 0-33 0-66 0-100z"><text:p/></draw:path></draw:g></text:p>
        </text:list-item>
        <text:list-item>
          <text:p text:style-name="P91">קבוצה המתקבלת מהחלפה של של כל מספר שלם בקבוצת הממשיים שקטנים ממנו:</text:p>
          <text:p text:style-name="P19"><draw:g text:anchor-type="as-char" svg:y="-0.326cm" draw:z-index="141" draw:style-name="gr1"><svg:title>TexMaths</svg:title><svg:desc>11§display§\big\{ \{ x \in \N \colon x &lt; a \} \colon a \in \N \big\}§svg§600§FALSE§</svg:desc><draw:path draw:style-name="gr670" draw:text-style-name="P119" svg:width="4.18cm" svg:height="0.422cm" svg:x="-0.001cm" svg:y="0.019cm" svg:viewBox="0 0 4181 423" svg:d="M2092 423c-698 0-1394 0-2092 0 0-141 0-282 0-423 1394 0 2787 0 4181 0 0 141 0 282 0 423-696 0-1393 0-2089 0z"><text:p/></draw:path><draw:path draw:style-name="gr671" draw:text-style-name="P120" svg:width="0.137cm" svg:height="0.461cm" svg:x="0.023cm" svg:y="-0.001cm" svg:viewBox="0 0 138 462" svg:d="M56 170c0 27-14 41-53 57-2 1-3 2-3 4 0 3 1 5 3 6 53 18 53 39 53 61 0 37 0 72 0 107 0 10 6 24 23 36 19 13 50 21 53 21 4 0 6-2 6-5s-2-3-7-6c-11-4-42-16-47-39-1-5-1-6-1-20 0-31 0-63 0-95 0-20 0-48-64-65 64-20 64-46 64-67 0-32 0-64 0-95 0-22 0-41 52-60 3-1 1-3 3-4 0-4-2-6-6-6-2 0-57 12-70 39-6 11-6 14-6 30 0 33 0 66 0 101z"><text:p/></draw:path><draw:path draw:style-name="gr672" draw:text-style-name="P120" svg:width="0.137cm" svg:height="0.384cm" svg:x="0.232cm" svg:y="0.037cm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5-16-37-9-9-20-12-31-14 32-9 47-28 47-50 0-31 0-61 0-92z"><text:p/></draw:path><draw:path draw:style-name="gr673" draw:text-style-name="P120" svg:width="0.192cm" svg:height="0.174cm" svg:x="0.41cm" svg:y="0.156cm" svg:viewBox="0 0 193 175" svg:d="M118 54c2-10 11-45 38-45 2 0 11 0 20 5-11 1-19 11-19 21 0 6 5 13 15 13 8 0 21-6 21-23 0-19-24-25-37-25-22 0-35 21-40 30-9-26-30-30-41-30-41 0-63 51-63 59 0 5 3 5 5 5 3 0 4-1 5-5 13-40 39-50 52-50 6 0 21 3 21 26 0 11-7 38-21 92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674" draw:text-style-name="P120" svg:width="0.193cm" svg:height="0.222cm" svg:x="0.758cm" svg:y="0.119cm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675" draw:text-style-name="P120" svg:width="0.261cm" svg:height="0.27cm" svg:x="1.102cm" svg:y="0.064cm" svg:viewBox="0 0 262 271" svg:d="M33 35c0 63 0 126 0 188 0 20-2 27-22 27-4 0-11 0-11 6 0 7 7 7 13 7 20 0 40 0 60 0 7 0 13 0 13-7 0-6-7-6-12-6-21 0-24-8-24-28 0-59 0-119 0-177 56 74 111 148 167 220 3 5 5 6 7 6 7 0 7-7 7-13 0-72 0-145 0-217 0-21 4-27 22-28 2 0 9 0 9-6 0-7-7-7-13-7-19 0-38 0-56 0-7 0-14 0-14 7 0 6 7 6 11 6 22 1 26 9 26 29 0 39 0 80 0 121-40-53-78-105-118-157-3-6-4-6-13-6-22 0-45 0-67 0-8 0-14 0-14 7 0 6 6 6 8 6 11 1 19 8 22 12-1 4-1 5-1 10zM218 244c-56-73-112-147-168-221-4-4-4-5-8-10 15 0 31 0 46 0 43 59 87 117 130 176 0 18 0 37 0 55z"><text:p/></draw:path><draw:path draw:style-name="gr676" draw:text-style-name="P120" svg:width="0.04cm" svg:height="0.165cm" svg:x="1.447cm" svg:y="0.162cm" svg:viewBox="0 0 41 166" svg:d="M41 21c0-11-9-21-20-21s-21 10-21 21 10 20 21 20 20-9 20-20zM41 146c0-11-9-21-20-21s-21 10-21 21 10 20 21 20 20-9 20-20z"><text:p/></draw:path><draw:path draw:style-name="gr677" draw:text-style-name="P120" svg:width="0.192cm" svg:height="0.174cm" svg:x="1.662cm" svg:y="0.156cm" svg:viewBox="0 0 193 175" svg:d="M118 54c2-10 11-45 38-45 2 0 11 0 19 5-11 1-19 11-19 21 0 6 5 13 16 13 8 0 21-6 21-23 0-19-24-25-37-25-22 0-36 21-40 30-10-26-31-30-42-30-40 0-62 51-62 59 0 5 3 5 5 5 3 0 4-1 4-5 13-40 40-50 53-50 6 0 21 3 21 26 0 11-7 38-21 92-7 24-20 40-38 40-2 0-11 0-18-5 8-2 17-10 17-21 0-10-9-13-14-13-11 0-21 10-21 22 0 17 19 25 36 25 26 0 40-26 41-29 4 15 19 29 42 29 39 0 61-50 61-59 0-4-3-4-4-4-3 0-4 1-5 5-13 40-39 50-52 50-14 0-21-13-21-26 0-8 2-17 7-34 4-18 8-35 13-53z"><text:p/></draw:path><draw:path draw:style-name="gr678" draw:text-style-name="P120" svg:width="0.236cm" svg:height="0.222cm" svg:x="2.01cm" svg:y="0.119cm" svg:viewBox="0 0 237 223" svg:d="M229 17c4-3 8-5 8-9 0-5-4-8-8-8-1 0-2 0-7 2-71 34-143 67-214 101-5 3-8 4-8 9s3 7 8 8c71 33 143 67 214 101 5 2 6 2 7 2 4 0 8-4 8-7 0-5-4-6-8-8-67-32-135-64-203-96 68-32 136-64 203-95z"><text:p/></draw:path><draw:path draw:style-name="gr679" draw:text-style-name="P120" svg:width="0.176cm" svg:height="0.174cm" svg:x="2.401cm" svg:y="0.156cm" svg:viewBox="0 0 177 175" svg:d="M129 25c-7-14-19-25-35-25-46 0-94 57-94 113 0 37 21 62 52 62 7 0 26-1 49-29 4 17 17 29 35 29 15 0 24-9 29-21 7-14 12-37 12-38 0-4-3-4-4-4-5 0-5 1-6 7-6 25-14 48-29 48-10 0-11-11-11-18 0-8 0-11 4-29 4-15 5-20 9-34 4-18 9-36 13-54 3-11 3-12 3-13 0-7-4-11-11-11-10 0-15 9-16 17zM103 125c-2 7-2 8-7 15-17 21-33 27-44 27-19 0-24-22-24-36 0-20 12-67 20-85 13-23 30-37 46-37 25 0 30 32 30 34s-1 4-1 7c-6 25-13 50-20 75z"><text:p/></draw:path><draw:path draw:style-name="gr680" draw:text-style-name="P120" svg:width="0.137cm" svg:height="0.384cm" svg:x="2.618cm" svg:y="0.037cm" svg:viewBox="0 0 138 385" svg:d="M56 334c0 15-11 40-53 42-2 2-3 3-3 5 0 4 4 4 8 4 37 0 73-18 73-48 0-29 0-58 0-88 0-13 0-27 16-39 13-11 28-12 37-12 1-1 4-2 4-4 0-5-3-5-7-5-25-2-44-15-48-34-2-4-2-5-2-20 0-25 0-50 0-76 0-16 0-28-18-42-16-13-42-17-55-17-4 0-8 0-8 4 0 5 2 5 7 5 24 1 43 14 47 34 2 3 2 3 2 18 0 26 0 53 0 81 0 18 2 24 16 36 7 8 18 12 29 16-32 9-45 26-45 48 0 30 0 61 0 92z"><text:p/></draw:path><draw:path draw:style-name="gr681" draw:text-style-name="P120" svg:width="0.04cm" svg:height="0.165cm" svg:x="2.86cm" svg:y="0.162cm" svg:viewBox="0 0 41 166" svg:d="M41 21c0-11-10-21-21-21s-20 10-20 21 9 20 20 20 21-9 21-20zM41 146c0-11-10-21-21-21s-20 10-20 21 9 20 20 20 21-9 21-20z"><text:p/></draw:path><draw:path draw:style-name="gr682" draw:text-style-name="P120" svg:width="0.176cm" svg:height="0.174cm" svg:x="3.078cm" svg:y="0.156cm" svg:viewBox="0 0 177 175" svg:d="M129 25c-7-14-18-25-35-25-46 0-94 57-94 113 0 37 21 62 52 62 7 0 26-1 50-29 3 17 17 29 36 29 13 0 22-9 28-21 6-14 11-37 11-38 0-4-3-4-4-4-5 0-5 1-6 7-6 25-13 48-29 48-10 0-11-11-11-18 0-8 0-11 4-29 4-15 5-20 9-34 4-18 10-36 14-54 2-11 2-12 2-13 0-7-4-11-11-11-10 0-15 9-16 17zM103 125c-1 7-1 8-7 15-17 21-33 27-43 27-20 0-25-22-25-36 0-20 12-67 20-85 13-23 30-37 46-37 25 0 30 32 30 34s-1 4-1 7c-6 25-13 50-20 75z"><text:p/></draw:path><draw:path draw:style-name="gr683" draw:text-style-name="P120" svg:width="0.192cm" svg:height="0.222cm" svg:x="3.407cm" svg:y="0.119cm" svg:viewBox="0 0 193 223" svg:d="M179 120c7 0 14 0 14-8 0-7-7-7-14-7-55 0-109 0-164 0 5-52 50-90 104-90 20 0 41 0 60 0 7 0 14 0 14-7 0-8-7-8-14-8-21 0-40 0-61 0-66 0-118 51-118 112 0 62 52 111 118 111 21 0 40 0 61 0 7 0 14 0 14-7 0-8-7-8-14-8-19 0-40 0-60 0-54 0-99-36-104-88 55 0 109 0 164 0z"><text:p/></draw:path><draw:path draw:style-name="gr684" draw:text-style-name="P120" svg:width="0.261cm" svg:height="0.27cm" svg:x="3.749cm" svg:y="0.064cm" svg:viewBox="0 0 262 271" svg:d="M34 35c0 63 0 126 0 188 0 20-3 27-23 27-4 0-11 0-11 6 0 7 7 7 13 7 20 0 40 0 60 0 7 0 13 0 13-7 0-6-7-6-12-6-21 0-24-8-24-28 0-59 0-119 0-177 56 74 111 148 167 220 3 5 5 6 9 6 5 0 5-7 5-13 0-72 0-145 0-217 0-21 4-27 22-28 2 0 9 0 9-6 0-7-6-7-13-7-19 0-38 0-56 0-7 0-14 0-14 7 0 6 7 6 11 6 22 1 26 9 26 29 0 39 0 80 0 121-39-53-78-105-117-157-4-6-5-6-14-6-22 0-45 0-67 0-8 0-14 0-14 7 0 6 6 6 9 6 10 1 18 8 21 12 0 4 0 5 0 10zM218 244c-56-73-112-147-168-221-4-4-4-5-8-10 15 0 31 0 46 0 43 59 87 117 130 176 0 18 0 37 0 55z"><text:p/></draw:path><draw:path draw:style-name="gr685" draw:text-style-name="P120" svg:width="0.137cm" svg:height="0.461cm" svg:x="4.062cm" svg:y="-0.001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p>
        </text:list-item>
        <text:list-item>
          <text:p text:style-name="P91">קבוצה המתקבלת מהחלפה של כל מספר ממשי בריבועו:</text:p>
          <text:p text:style-name="P19"><draw:g text:anchor-type="as-char" svg:y="-0.335cm" draw:z-index="139" draw:style-name="gr1"><svg:title>TexMaths</svg:title><svg:desc>11§display§\left\{x^2 \colon x \in \R \right\}§svg§600§FALSE§</svg:desc><draw:path draw:style-name="gr702" draw:text-style-name="P119" svg:width="2.011cm" svg:height="0.434cm" svg:x="-0.001cm" svg:y="0.019cm" svg:viewBox="0 0 2012 435" svg:d="M1007 435c-336 0-671 0-1007 0 0-145 0-291 0-435 671 0 1341 0 2012 0 0 144 0 290 0 435-335 0-671 0-1005 0z"><text:p/></draw:path><draw:path draw:style-name="gr703" draw:text-style-name="P120" svg:width="0.137cm" svg:height="0.462cm" svg:x="0.023cm" svg:y="0.011cm" svg:viewBox="0 0 138 463" svg:d="M56 170c0 27-14 42-53 57-2 1-3 2-3 5s1 4 3 5c53 19 53 40 53 62 0 36 0 72 0 107 0 10 6 24 23 36 19 12 50 21 53 21 4 0 6-2 6-5 0-4-2-4-7-6-11-4-42-16-47-40-1-4-1-5-1-19 0-31 0-63 0-95 0-20 0-48-64-65 64-20 64-47 64-69 0-32 0-64 0-95 0-20 0-40 52-60 3 0 3-3 3-5 0-3-2-4-6-4-2 0-57 12-70 37-6 13-6 16-6 32 0 34 0 67 0 101z"><text:p/></draw:path><draw:path draw:style-name="gr704" draw:text-style-name="P120" svg:width="0.192cm" svg:height="0.174cm" svg:x="0.216cm" svg:y="0.169cm" svg:viewBox="0 0 193 175" svg:d="M118 54c3-10 12-45 38-45 2 0 11 0 20 4-11 2-19 12-19 21 0 7 5 15 15 15 8 0 21-8 21-24 0-19-22-25-36-25-23 0-36 21-40 30-10-26-31-30-42-30-41 0-63 50-63 60 0 4 3 3 5 4 3 0 4-1 5-4 13-41 39-51 52-51 7 0 21 3 21 25 0 12-7 39-21 93-7 24-20 40-37 40-2 0-11 0-19-5 10-2 18-10 18-21s-8-13-14-13c-12 0-22 10-22 22 0 18 20 25 36 25 27 0 40-26 41-29 4 14 19 29 42 29 39 0 61-49 61-59 0-4-3-4-4-4-3 0-4 2-4 4-14 42-40 51-52 51-15 0-21-13-21-26 0-8 2-16 7-34 4-18 7-35 12-53z"><text:p/></draw:path><draw:path draw:style-name="gr705" draw:text-style-name="P120" svg:width="0.119cm" svg:height="0.179cm" svg:x="0.443cm" svg:y="-0.001cm" svg:viewBox="0 0 120 180" svg:d="M120 131c-3 0-6 0-9 0-1 6-3 22-8 25-2 1-23 1-26 1-16 0-33 0-49 0 28-25 37-32 53-46 20-15 39-33 39-58 0-33-29-53-63-53s-57 24-57 49c0 14 12 15 14 15 7 0 15-4 15-14 0-5-1-15-16-15 9-20 27-25 40-25 26 0 41 21 41 43 0 24-17 42-26 52-22 21-43 43-65 65-3 2-3 2-3 10 37 0 75 0 112 0 2-17 6-33 8-49z"><text:p/></draw:path><draw:path draw:style-name="gr706" draw:text-style-name="P120" svg:width="0.04cm" svg:height="0.166cm" svg:x="0.676cm" svg:y="0.172cm" svg:viewBox="0 0 41 167" svg:d="M41 21c0-12-10-21-21-21-12 0-20 9-20 21 0 11 8 20 20 20 11 0 21-9 21-20zM41 147c0-11-10-21-21-21-12 0-20 10-20 21s8 20 20 20c11 0 21-9 21-20z"><text:p/></draw:path><draw:path draw:style-name="gr707" draw:text-style-name="P120" svg:width="0.192cm" svg:height="0.174cm" svg:x="0.889cm" svg:y="0.169cm" svg:viewBox="0 0 193 175" svg:d="M119 54c2-10 11-45 37-45 2 0 11 0 20 4-11 2-19 12-19 21 0 7 5 15 15 15 8 0 21-8 21-24 0-19-22-25-36-25-23 0-36 21-40 30-10-26-31-30-42-30-41 0-63 50-63 60 0 4 3 3 5 4 3 0 4-1 5-4 13-41 39-51 52-51 7 0 21 3 21 25 0 12-7 39-21 93-6 24-20 40-37 40-2 0-11 0-19-5 10-2 18-10 18-21s-8-13-14-13c-12 0-22 10-22 22 0 18 20 25 36 25 27 0 40-26 41-29 6 14 19 29 42 29 39 0 61-49 61-59 0-4-3-4-4-4-3 0-4 2-4 4-14 42-40 51-52 51-15 0-21-13-21-26 0-8 2-16 7-34 4-18 8-35 13-53z"><text:p/></draw:path><draw:path draw:style-name="gr708" draw:text-style-name="P120" svg:width="0.192cm" svg:height="0.223cm" svg:x="1.238cm" svg:y="0.131cm" svg:viewBox="0 0 193 224" svg:d="M179 120c7 0 14 0 14-8 0-7-7-7-14-7-55 0-109 0-164 0 5-53 50-90 104-90 20 0 41 0 60 0 7 0 14 0 14-7 0-8-7-8-14-8-19 0-40 0-60 0-67 0-119 50-119 112s52 112 119 112c20 0 41 0 60 0 7 0 14 0 14-8s-7-8-14-8c-19 0-40 0-60 0-54 0-99-36-104-88 55 0 109 0 164 0z"><text:p/></draw:path><draw:path draw:style-name="gr709" draw:text-style-name="P120" svg:width="0.264cm" svg:height="0.263cm" svg:x="1.577cm" svg:y="0.074cm" svg:viewBox="0 0 265 264" svg:d="M97 143c4 0 10 0 14 0 20 30 39 60 58 91 4 5 14 20 18 25 2 5 3 5 12 5 18 0 36 0 54 0 7 0 12 0 12-7 0-3-2-6-5-6-15-3-33-28-43-40-2-5-22-30-48-72 35-6 68-21 68-67 0-53-57-72-103-72-40 0-80 0-121 0-6 0-13 0-13 7 0 6 8 6 10 6 22 0 24 4 24 22 0 64 0 129 0 194 0 20-2 22-24 22-2 0-10 0-10 6 0 7 7 7 13 7 35 0 71 0 106 0 6 0 13 0 13-7 0-6-7-6-11-6-22 0-24-3-24-22 0-28 0-57 0-86zM172 125c11-15 12-36 12-52 0-19-2-40-15-55 16 3 54 15 54 54 0 25-12 45-51 53zM97 34c0-8 0-21 24-21 33 0 50 13 50 60 0 49-13 57-74 57 0-32 0-64 0-96zM45 251c2-6 2-17 2-20 0-67 0-132 0-197 0-3 0-14-2-21 14 0 30 0 44 0-5 7-5 15-5 20 0 65 0 131 0 198 0 3 0 14 3 20-14 0-28 0-42 0zM128 143c2 0 3-1 6-1 6 0 15 0 20-1 7 9 48 78 80 110-12 0-25 0-37 0-23-36-46-72-69-108z"><text:p/></draw:path><draw:path draw:style-name="gr710" draw:text-style-name="P120" svg:width="0.137cm" svg:height="0.462cm" svg:x="1.894cm" svg:y="0.011cm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1-35 8-11 8-20 8-34 0-33 0-66 0-101z"><text:p/></draw:path></draw:g></text:p>
        </text:list-item>
        <text:list-item>
          <text:p text:style-name="P91">קבוצת הממשיים שאינם רציונלים:</text:p>
          <text:p text:style-name="P19"><draw:g text:anchor-type="as-char" svg:y="-0.326cm" draw:z-index="78" draw:style-name="gr1"><svg:title>TexMaths</svg:title><svg:desc>11§display§\big\{x \in \R \colon x \notin \Q \big\}§svg§600§FALSE§</svg:desc><draw:path draw:style-name="gr1463" draw:text-style-name="P119" svg:width="2.611cm" svg:height="0.422cm" svg:x="-0.001cm" svg:y="0.019cm" svg:viewBox="0 0 2612 423" svg:d="M1307 423c-436 0-871 0-1307 0 0-141 0-282 0-423 870 0 1742 0 2612 0 0 141 0 282 0 423-435 0-870 0-1305 0z"><text:p/></draw:path><draw:path draw:style-name="gr1464" draw:text-style-name="P120" svg:width="0.137cm" svg:height="0.461cm" svg:x="0.023cm" svg:y="-0.001cm" svg:viewBox="0 0 138 462" svg:d="M56 170c0 27-14 41-53 57-2 1-3 2-3 4 0 3 1 5 3 6 53 18 53 39 53 61 0 37 0 72 0 107 0 10 6 24 23 36 19 13 50 21 53 21 4 0 6-2 6-5s-2-3-7-6c-11-4-42-16-47-39-1-5-1-6-1-20 0-31 0-63 0-95 0-20 0-48-64-65 64-20 64-46 64-67 0-32 0-64 0-95 0-22 0-41 52-60 3-1 1-3 3-4 0-4-2-6-6-6-2 0-57 12-70 39-6 11-6 14-6 30 0 33 0 66 0 101z"><text:p/></draw:path><draw:path draw:style-name="gr1465" draw:text-style-name="P120" svg:width="0.192cm" svg:height="0.174cm" svg:x="0.216cm" svg:y="0.156cm" svg:viewBox="0 0 193 175" svg:d="M118 54c3-10 12-45 38-45 2 0 11 0 20 5-11 1-19 11-19 21 0 6 5 13 15 13 8 0 21-6 21-23 0-19-22-25-36-25-23 0-36 21-40 30-10-26-31-30-42-30-41 0-63 51-63 59 0 5 3 4 5 5 3 0 4-1 5-5 13-40 39-50 52-50 7 0 21 3 21 26 0 11-7 38-21 92-7 24-20 40-37 40-2 0-11 0-19-5 10-2 18-10 18-21 0-10-8-13-14-13-12 0-22 10-22 22 0 17 20 25 36 25 27 0 40-26 41-29 4 15 19 29 42 29 39 0 61-50 61-59 0-4-3-4-4-4-3 0-4 1-4 5-14 40-40 50-52 50-15 0-21-13-21-26 0-8 2-17 7-34 4-18 7-35 12-53z"><text:p/></draw:path><draw:path draw:style-name="gr1466" draw:text-style-name="P120" svg:width="0.192cm" svg:height="0.222cm" svg:x="0.566cm" svg:y="0.119cm" svg:viewBox="0 0 193 223" svg:d="M179 120c7 0 14 0 14-8 0-7-7-7-14-7-55 0-109 0-164 0 5-52 50-90 104-90 20 0 41 0 60 0 7 0 14 0 14-7 0-8-7-8-14-8-21 0-40 0-61 0-66 0-118 51-118 112 0 62 52 111 118 111 21 0 40 0 61 0 7 0 14 0 14-7 0-8-7-8-14-8-19 0-40 0-60 0-54 0-99-36-104-88 55 0 109 0 164 0z"><text:p/></draw:path><draw:path draw:style-name="gr1467" draw:text-style-name="P120" svg:width="0.264cm" svg:height="0.262cm" svg:x="0.905cm" svg:y="0.064cm" svg:viewBox="0 0 265 263" svg:d="M97 143c4 0 10 0 14 0 20 30 39 60 58 90 4 6 14 20 18 26 2 4 3 4 12 4 18 0 36 0 54 0 7 0 12 0 12-7 0-3-2-5-5-6-15-3-33-28-43-40-2-4-22-29-48-71 35-6 68-21 68-66 0-54-57-73-103-73-40 0-80 0-121 0-6 0-13 0-13 7 0 6 8 6 10 6 22 0 24 4 24 22 0 64 0 129 0 194 0 19-2 21-24 21-2 0-10 0-10 6 0 7 7 7 13 7 35 0 71 0 106 0 6 0 13 0 13-7 0-6-7-6-11-6-22 0-24-3-24-21 0-29 0-57 0-86zM172 124c11-14 12-35 12-51 0-19-2-39-15-55 16 3 54 15 54 55 0 24-12 44-51 51zM97 34c0-8 0-21 24-21 33 0 50 15 50 60 0 49-13 57-74 57 0-32 0-64 0-96zM45 250c2-6 2-17 2-20 0-65 0-130 0-195 0-4 0-14-2-22 14 0 30 0 44 0-5 7-5 15-5 20 0 65 0 131 0 197 0 3 0 14 3 20-14 0-28 0-42 0zM127 143c3 0 4 0 7 0 6 0 15-1 20-2 7 10 48 78 80 109-12 0-25 0-37 0-23-35-47-72-70-107z"><text:p/></draw:path><draw:path draw:style-name="gr1468" draw:text-style-name="P120" svg:width="0.04cm" svg:height="0.165cm" svg:x="1.253cm" svg:y="0.162cm" svg:viewBox="0 0 41 166" svg:d="M41 21c0-11-9-21-20-21s-21 10-21 21 10 20 21 20 20-9 20-20zM41 146c0-11-9-21-20-21s-21 10-21 21 10 20 21 20 20-9 20-20z"><text:p/></draw:path><draw:path draw:style-name="gr1469" draw:text-style-name="P120" svg:width="0.192cm" svg:height="0.174cm" svg:x="1.467cm" svg:y="0.156cm" svg:viewBox="0 0 193 175" svg:d="M118 54c2-10 11-45 38-45 2 0 11 0 19 5-10 1-19 11-19 21 0 6 5 13 16 13 8 0 21-6 21-23 0-19-24-25-37-25-22 0-36 21-40 30-10-26-31-30-42-30-40 0-62 51-62 59 0 5 3 5 5 5 3 0 4-1 5-5 12-40 39-50 52-50 6 0 21 3 21 26 0 11-7 38-21 92-7 24-20 40-38 40-2 0-11 0-18-5 8-2 17-10 17-21 0-10-9-13-14-13-11 0-21 10-21 22 0 17 19 25 36 25 26 0 40-26 41-29 4 15 19 29 42 29 39 0 61-50 61-59 0-4-3-4-4-4-3 0-4 1-5 5-13 40-39 50-52 50-14 0-21-13-21-26 0-8 2-17 7-34 4-18 8-35 13-53z"><text:p/></draw:path><draw:path draw:style-name="gr1470" draw:text-style-name="P120" svg:width="0.15cm" svg:height="0.384cm" svg:x="1.848cm" svg:y="0.037cm" svg:viewBox="0 0 151 385" svg:d="M149 15c2-5 2-6 2-7 0-5-4-8-8-8-2 0-5 1-7 3-45 122-89 246-134 368-2 4-1 4-2 7 0 4 4 7 8 7 5 0 6-2 9-9 44-120 88-241 132-361z"><text:p/></draw:path><draw:path draw:style-name="gr1471" draw:text-style-name="P120" svg:width="0.193cm" svg:height="0.222cm" svg:x="1.816cm" svg:y="0.119cm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1472" draw:text-style-name="P120" svg:width="0.275cm" svg:height="0.339cm" svg:x="2.161cm" svg:y="0.056cm" svg:viewBox="0 0 276 340" svg:d="M173 275c54-12 103-54 103-135 0-97-69-140-138-140-71 0-138 45-138 140 0 82 50 121 96 133 17 40 55 67 103 67 20 0 41-3 61-11 6-3 11-3 11-9 0-4-4-7-7-7-1 0-1 0-4 1-10 2-15 2-21 2-35 0-57-22-66-41zM85 25c-23 27-30 72-30 115 0 37 4 86 30 115-27-10-71-40-71-115 0-78 48-107 71-116zM191 24c27 10 71 41 71 116 0 79-47 107-71 115 24-27 30-72 30-115 0-38-4-86-30-115zM138 265c-62 0-70-81-70-125 0-46 8-126 70-126s70 82 70 126c0 46-8 125-70 125zM112 276c11 3 17 3 26 3 2 0 11 0 20-2 11 25 29 39 49 47 3 2 3 2 4 2 0 1-6 1-12 1-33 0-66-15-87-51z"><text:p/></draw:path><draw:path draw:style-name="gr1473" draw:text-style-name="P120" svg:width="0.137cm" svg:height="0.461cm" svg:x="2.494cm" svg:y="-0.001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p>
        </text:list-item>
        <text:list-item>
          <text:p text:style-name="P91">הקבוצה המתקבלת מהחלפה של כל מספר טבעי בקבוצת המחלקים אותו:</text:p>
          <text:p text:style-name="P19"><draw:g text:anchor-type="as-char" svg:y="-0.326cm" draw:z-index="140" draw:style-name="gr1"><svg:title>TexMaths</svg:title><svg:desc>11§display§\big\{ \{ x \in \N \colon x \mid a \} \colon a \in \N \big\}§svg§600§FALSE§</svg:desc><draw:path draw:style-name="gr686" draw:text-style-name="P119" svg:width="3.986cm" svg:height="0.422cm" svg:x="-0.001cm" svg:y="0.019cm" svg:viewBox="0 0 3987 423" svg:d="M1995 423c-666 0-1330 0-1995 0 0-141 0-282 0-423 1329 0 2658 0 3987 0 0 141 0 282 0 423-664 0-1329 0-1992 0z"><text:p/></draw:path><draw:path draw:style-name="gr687" draw:text-style-name="P120" svg:width="0.137cm" svg:height="0.461cm" svg:x="0.023cm" svg:y="-0.001cm" svg:viewBox="0 0 138 462" svg:d="M56 170c0 27-14 41-53 57-2 1-3 2-3 4 0 3 1 5 3 6 53 18 53 39 53 61 0 37 0 72 0 107 0 10 6 24 23 36 19 13 50 21 53 21 4 0 6-2 6-5s-2-3-7-6c-11-4-42-16-47-39-1-5-1-6-1-20 0-31 0-63 0-95 0-20 0-48-64-65 64-20 64-46 64-67 0-32 0-64 0-95 0-22 0-41 52-60 3-1 1-3 3-4 0-4-2-6-6-6-2 0-57 12-70 39-6 11-6 14-6 30 0 33 0 66 0 101z"><text:p/></draw:path><draw:path draw:style-name="gr688" draw:text-style-name="P120" svg:width="0.137cm" svg:height="0.384cm" svg:x="0.232cm" svg:y="0.037cm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5-16-37-9-9-20-12-31-14 32-9 47-28 47-50 0-31 0-61 0-92z"><text:p/></draw:path><draw:path draw:style-name="gr689" draw:text-style-name="P120" svg:width="0.192cm" svg:height="0.174cm" svg:x="0.41cm" svg:y="0.156cm" svg:viewBox="0 0 193 175" svg:d="M118 54c2-10 11-45 38-45 2 0 11 0 20 5-11 1-19 11-19 21 0 6 5 13 15 13 8 0 21-6 21-23 0-19-24-25-37-25-22 0-35 21-40 30-9-26-30-30-42-30-40 0-62 51-62 59 0 5 3 5 5 5 3 0 4-1 5-5 13-40 39-50 52-50 6 0 21 3 21 26 0 11-7 38-21 92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690" draw:text-style-name="P120" svg:width="0.193cm" svg:height="0.222cm" svg:x="0.758cm" svg:y="0.119cm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691" draw:text-style-name="P120" svg:width="0.261cm" svg:height="0.27cm" svg:x="1.102cm" svg:y="0.064cm" svg:viewBox="0 0 262 271" svg:d="M33 35c0 63 0 126 0 188 0 20-2 27-22 27-4 0-11 0-11 6 0 7 6 7 13 7 20 0 40 0 60 0 7 0 13 0 13-7 0-6-7-6-12-6-21 0-24-8-24-28 0-59 0-119 0-177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4c-56-73-112-147-168-221-4-4-4-5-8-10 15 0 31 0 46 0 43 59 87 117 130 176 0 18 0 37 0 55z"><text:p/></draw:path><draw:path draw:style-name="gr692" draw:text-style-name="P120" svg:width="0.04cm" svg:height="0.165cm" svg:x="1.447cm" svg:y="0.162cm" svg:viewBox="0 0 41 166" svg:d="M41 21c0-11-9-21-20-21-12 0-21 10-21 21s9 20 21 20c11 0 20-9 20-20zM41 146c0-11-9-21-20-21-12 0-21 10-21 21s9 20 21 20c11 0 20-9 20-20z"><text:p/></draw:path><draw:path draw:style-name="gr693" draw:text-style-name="P120" svg:width="0.192cm" svg:height="0.174cm" svg:x="1.662cm" svg:y="0.156cm" svg:viewBox="0 0 193 175" svg:d="M118 54c2-10 11-45 38-45 1 0 11 0 19 5-11 1-19 11-19 21 0 6 5 13 16 13 7 0 21-6 21-23 0-19-24-25-37-25-22 0-36 21-40 30-10-26-31-30-42-30-40 0-62 51-62 59 0 5 3 5 5 5 3 0 4-1 4-5 13-40 38-50 52-50 7 0 21 3 21 26 0 11-7 38-21 92-6 24-19 40-37 40-2 0-11 0-19-5 9-2 18-10 18-21 0-10-9-13-14-13-12 0-21 10-21 22 0 17 19 25 36 25 26 0 40-26 41-29 4 15 18 29 42 29 39 0 61-50 61-59 0-4-3-4-4-4-4 0-4 1-5 5-14 40-40 50-52 50-14 0-21-13-21-26 0-8 2-17 7-34 4-18 8-35 13-53z"><text:p/></draw:path><draw:path draw:style-name="gr694" draw:text-style-name="P120" svg:width="0.014cm" svg:height="0.384cm" svg:x="2.024cm" svg:y="0.037cm" svg:viewBox="0 0 15 385" svg:d="M15 14c0-6 0-14-7-14-8 0-8 8-8 14 0 119 0 238 0 357 0 8 0 14 8 14 7 0 7-6 7-14 0-119 0-238 0-357z"><text:p/></draw:path><draw:path draw:style-name="gr695" draw:text-style-name="P120" svg:width="0.176cm" svg:height="0.174cm" svg:x="2.207cm" svg:y="0.156cm" svg:viewBox="0 0 177 175" svg:d="M129 25c-7-14-18-25-35-25-46 0-94 57-94 113 0 37 21 62 52 62 7 0 26-1 50-29 3 17 17 29 34 29 15 0 24-9 29-21 7-14 12-37 12-38 0-4-3-4-4-4-5 0-5 1-6 7-6 25-13 48-29 48-10 0-11-11-11-18 0-8 0-11 4-29 4-15 5-20 9-34 4-18 10-36 14-54 2-11 2-12 2-13 0-7-4-11-11-11-10 0-15 9-16 17zM103 125c-1 7-1 8-7 15-17 21-33 27-43 27-20 0-25-22-25-36 0-20 12-67 20-85 13-23 30-37 46-37 25 0 30 32 30 34s-1 4-1 7c-6 25-13 50-20 75z"><text:p/></draw:path><draw:path draw:style-name="gr696" draw:text-style-name="P120" svg:width="0.137cm" svg:height="0.384cm" svg:x="2.424cm" svg:y="0.037cm" svg:viewBox="0 0 138 385" svg:d="M56 334c0 15-10 40-53 42-2 2-3 3-3 5 0 4 4 4 8 4 37 0 73-18 73-48 0-29 0-58 0-88 0-13 0-27 16-39 14-11 28-12 37-12 1-1 4-2 4-4 0-5-3-5-7-5-25-2-44-15-48-34-2-4-2-5-2-20 0-25 0-50 0-76 0-16 0-28-18-42-16-13-42-17-55-17-4 0-8 0-8 4 0 5 2 5 7 5 24 1 43 14 48 34 1 3 1 3 1 18 0 26 0 53 0 81 0 18 2 24 16 36 7 8 18 12 29 16-32 9-45 26-45 48 0 30 0 61 0 92z"><text:p/></draw:path><draw:path draw:style-name="gr697" draw:text-style-name="P120" svg:width="0.04cm" svg:height="0.165cm" svg:x="2.666cm" svg:y="0.162cm" svg:viewBox="0 0 41 166" svg:d="M41 21c0-11-10-21-21-21s-20 10-20 21 9 20 20 20 21-9 21-20zM41 146c0-11-10-21-21-21s-20 10-20 21 9 20 20 20 21-9 21-20z"><text:p/></draw:path><draw:path draw:style-name="gr698" draw:text-style-name="P120" svg:width="0.176cm" svg:height="0.174cm" svg:x="2.884cm" svg:y="0.156cm" svg:viewBox="0 0 177 175" svg:d="M129 25c-7-14-18-25-35-25-46 0-94 57-94 113 0 37 22 62 52 62 7 0 27-1 50-29 3 17 17 29 36 29 13 0 22-9 28-21 7-14 11-37 11-38 0-4-3-4-4-4-5 0-5 1-6 7-6 25-13 48-29 48-10 0-11-11-11-18 0-8 0-11 4-29 4-15 5-20 9-34 4-18 10-36 14-54 2-11 2-12 2-13 0-7-4-11-11-11-9 0-15 9-16 17zM103 125c-1 7-1 8-7 15-17 21-33 27-43 27-20 0-25-22-25-36 0-20 12-67 20-85 13-23 30-37 46-37 25 0 30 32 30 34s-1 4-1 7c-6 25-13 50-20 75z"><text:p/></draw:path><draw:path draw:style-name="gr699" draw:text-style-name="P120" svg:width="0.192cm" svg:height="0.222cm" svg:x="3.213cm" svg:y="0.119cm" svg:viewBox="0 0 193 223" svg:d="M179 120c7 0 14 0 14-8 0-7-7-7-14-7-55 0-109 0-164 0 5-52 50-90 104-90 20 0 41 0 60 0 7 0 14 0 14-7 0-8-7-8-14-8-21 0-40 0-61 0-66 0-118 51-118 112 0 62 52 111 118 111 21 0 40 0 61 0 7 0 14 0 14-7 0-8-7-8-14-8-19 0-40 0-60 0-54 0-99-36-104-88 55 0 109 0 164 0z"><text:p/></draw:path><draw:path draw:style-name="gr700" draw:text-style-name="P120" svg:width="0.261cm" svg:height="0.27cm" svg:x="3.555cm" svg:y="0.064cm" svg:viewBox="0 0 262 271" svg:d="M34 35c0 63 0 126 0 188 0 20-3 27-23 27-4 0-11 0-11 6 0 7 7 7 13 7 20 0 40 0 60 0 7 0 13 0 13-7 0-6-7-6-11-6-22 0-25-8-25-28 0-59 0-119 0-177 56 74 111 148 167 220 3 5 5 6 9 6 5 0 5-7 5-13 0-72 0-145 0-217 0-21 4-27 22-28 2 0 9 0 9-6 0-7-6-7-13-7-19 0-38 0-56 0-7 0-14 0-14 7 0 6 7 6 11 6 22 1 26 9 26 29 0 39 0 80 0 121-39-53-78-105-117-157-4-6-5-6-14-6-22 0-45 0-67 0-7 0-14 0-14 7 0 6 7 6 9 6 10 1 18 8 21 12 0 4 0 5 0 10zM218 244c-56-73-112-147-168-221-4-4-4-5-8-10 15 0 31 0 46 0 43 59 87 117 130 176 0 18 0 37 0 55z"><text:p/></draw:path><draw:path draw:style-name="gr701" draw:text-style-name="P120" svg:width="0.137cm" svg:height="0.461cm" svg:x="3.869cm" svg:y="-0.001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p>
        </text:list-item>
        <text:list-item>
          <text:p text:style-name="P91">הקבוצה המתקבלת מהחלפת ממשי בחזקה השלישית שלו:</text:p>
          <text:p text:style-name="P19"><draw:g text:anchor-type="as-char" svg:y="-0.335cm" draw:z-index="138" draw:style-name="gr1"><svg:title>TexMaths</svg:title><svg:desc>11§display§\left\{x^3 \colon x \in \R \right\}§svg§600§FALSE§</svg:desc><draw:path draw:style-name="gr711" draw:text-style-name="P119" svg:width="2.011cm" svg:height="0.434cm" svg:x="-0.001cm" svg:y="0.019cm" svg:viewBox="0 0 2012 435" svg:d="M1007 435c-336 0-671 0-1007 0 0-145 0-291 0-435 671 0 1341 0 2012 0 0 144 0 290 0 435-335 0-671 0-1005 0z"><text:p/></draw:path><draw:path draw:style-name="gr712" draw:text-style-name="P120" svg:width="0.137cm" svg:height="0.462cm" svg:x="0.023cm" svg:y="0.011cm" svg:viewBox="0 0 138 463" svg:d="M56 170c0 27-14 42-53 57-2 1-3 2-3 5s1 4 3 5c53 19 53 40 53 62 0 36 0 72 0 107 0 10 6 24 23 36 19 12 50 21 53 21 4 0 6-2 6-5 0-4-2-4-7-6-11-4-42-16-47-40-1-4-1-5-1-19 0-31 0-63 0-95 0-20 0-48-64-65 64-20 64-47 64-69 0-32 0-64 0-95 0-20 0-40 52-60 3 0 3-3 3-5 0-3-2-4-6-4-2 0-57 12-70 37-6 13-6 16-6 32 0 34 0 67 0 101z"><text:p/></draw:path><draw:path draw:style-name="gr713" draw:text-style-name="P120" svg:width="0.192cm" svg:height="0.174cm" svg:x="0.216cm" svg:y="0.169cm" svg:viewBox="0 0 193 175" svg:d="M118 54c3-10 12-45 38-45 2 0 11 0 20 4-11 2-19 12-19 21 0 7 5 15 15 15 8 0 21-8 21-24 0-19-22-25-36-25-23 0-36 21-40 30-10-26-31-30-42-30-41 0-63 50-63 60 0 4 3 3 5 4 3 0 4-1 5-4 13-41 39-51 52-51 7 0 21 3 21 25 0 12-7 39-21 93-7 24-20 40-37 40-2 0-11 0-19-5 10-2 18-10 18-21s-8-13-14-13c-12 0-22 10-22 22 0 18 20 25 36 25 27 0 40-26 41-29 4 14 19 29 42 29 39 0 61-49 61-59 0-4-3-4-4-4-3 0-4 2-4 4-14 42-40 51-52 51-15 0-21-13-21-26 0-8 2-16 7-34 4-18 7-35 12-53z"><text:p/></draw:path><draw:path draw:style-name="gr714" draw:text-style-name="P120" svg:width="0.123cm" svg:height="0.184cm" svg:x="0.44cm" svg:y="-0.001cm" svg:viewBox="0 0 124 185" svg:d="M59 89c21 0 37 16 37 44 0 34-20 43-35 43-11 0-35-2-47-18 14 0 16-9 16-16s-6-14-15-14c-7 0-15 4-15 15 0 26 29 42 62 42 37 0 62-25 62-52 0-21-16-41-46-48 28-10 39-31 39-48 0-20-26-37-55-37-30 0-53 14-53 36 0 9 5 15 14 15 8 0 13-6 13-14 0-7-5-14-13-14 9-12 28-15 38-15 12 0 29 6 29 29 0 12-4 25-11 32-9 12-16 12-29 13-7 0-8 0-9 1-1 0-4 0-4 3s4 3 8 3c5 0 10 0 14 0z"><text:p/></draw:path><draw:path draw:style-name="gr715" draw:text-style-name="P120" svg:width="0.04cm" svg:height="0.166cm" svg:x="0.676cm" svg:y="0.172cm" svg:viewBox="0 0 41 167" svg:d="M41 21c0-12-10-21-21-21-12 0-20 9-20 21 0 11 8 20 20 20 11 0 21-9 21-20zM41 147c0-11-10-21-21-21-12 0-20 10-20 21s8 20 20 20c11 0 21-9 21-20z"><text:p/></draw:path><draw:path draw:style-name="gr716" draw:text-style-name="P120" svg:width="0.192cm" svg:height="0.174cm" svg:x="0.889cm" svg:y="0.169cm" svg:viewBox="0 0 193 175" svg:d="M119 54c2-10 11-45 37-45 2 0 11 0 20 4-11 2-19 12-19 21 0 7 5 15 15 15 8 0 21-8 21-24 0-19-22-25-36-25-23 0-36 21-40 30-10-26-31-30-42-30-41 0-63 50-63 60 0 4 3 3 5 4 3 0 4-1 5-4 13-41 39-51 52-51 7 0 21 3 21 25 0 12-7 39-21 93-6 24-20 40-37 40-2 0-11 0-19-5 10-2 18-10 18-21s-8-13-14-13c-12 0-22 10-22 22 0 18 20 25 36 25 27 0 40-26 41-29 6 14 19 29 42 29 39 0 61-49 61-59 0-4-3-4-4-4-3 0-4 2-4 4-14 42-40 51-52 51-15 0-21-13-21-26 0-8 2-16 7-34 4-18 8-35 13-53z"><text:p/></draw:path><draw:path draw:style-name="gr717" draw:text-style-name="P120" svg:width="0.192cm" svg:height="0.223cm" svg:x="1.238cm" svg:y="0.131cm" svg:viewBox="0 0 193 224" svg:d="M179 120c7 0 14 0 14-8 0-7-7-7-14-7-55 0-109 0-164 0 5-53 50-90 104-90 20 0 41 0 60 0 7 0 14 0 14-7 0-8-7-8-14-8-19 0-40 0-60 0-67 0-119 50-119 112s52 112 119 112c20 0 41 0 60 0 7 0 14 0 14-8s-7-8-14-8c-19 0-40 0-60 0-54 0-99-36-104-88 55 0 109 0 164 0z"><text:p/></draw:path><draw:path draw:style-name="gr718" draw:text-style-name="P120" svg:width="0.264cm" svg:height="0.263cm" svg:x="1.577cm" svg:y="0.074cm" svg:viewBox="0 0 265 264" svg:d="M97 143c4 0 10 0 14 0 20 30 39 60 58 91 4 5 14 20 18 25 2 5 3 5 12 5 18 0 36 0 54 0 7 0 12 0 12-7 0-3-2-6-5-6-15-3-33-28-43-40-2-5-22-30-48-72 35-6 68-21 68-67 0-53-57-72-103-72-40 0-80 0-121 0-6 0-13 0-13 7 0 6 8 6 10 6 22 0 24 4 24 22 0 64 0 129 0 194 0 20-2 22-24 22-2 0-10 0-10 6 0 7 7 7 13 7 35 0 71 0 106 0 6 0 13 0 13-7 0-6-7-6-11-6-22 0-24-3-24-22 0-28 0-57 0-86zM172 125c11-15 12-36 12-52 0-19-2-40-15-55 16 3 54 15 54 54 0 25-12 45-51 53zM97 34c0-8 0-21 24-21 33 0 50 13 50 60 0 49-13 57-74 57 0-32 0-64 0-96zM45 251c2-6 2-17 2-20 0-67 0-132 0-197 0-3 0-14-2-21 14 0 30 0 44 0-5 7-5 15-5 20 0 65 0 131 0 198 0 3 0 14 3 20-14 0-28 0-42 0zM128 143c2 0 3-1 6-1 6 0 15 0 20-1 7 9 48 78 80 110-12 0-25 0-37 0-23-36-46-72-69-108z"><text:p/></draw:path><draw:path draw:style-name="gr719" draw:text-style-name="P120" svg:width="0.137cm" svg:height="0.462cm" svg:x="1.894cm" svg:y="0.011cm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1-35 8-11 8-20 8-34 0-33 0-66 0-101z"><text:p/></draw:path></draw:g></text:p>
        </text:list-item>
      </text:list>
      <text:h text:style-name="Heading_20_2" text:outline-level="2"><text:soft-page-break/>6. קביעת נכונות טענות</text:h>
      <text:list xml:id="list1153711484" text:style-name="L12">
        <text:list-item>
          <text:p text:style-name="P93"><text:span text:style-name="T37">לא </text:span>נכון – לפי הגדרת קבוצת חזקה, <draw:g text:anchor-type="as-char" svg:y="-0.288cm" draw:z-index="77" draw:style-name="gr1"><svg:title>TexMaths</svg:title><svg:desc>11§display§\{4, 7\} \subseteq \powerset(\{1, 4, 7\}) \implies \{4, 7\} \in \{1, 4, 7\}§svg§600§FALSE§</svg:desc><draw:path draw:style-name="gr1474" draw:text-style-name="P119" svg:width="7.082cm" svg:height="0.345cm" svg:x="-0.001cm" svg:y="0.018cm" svg:viewBox="0 0 7083 346" svg:d="M3542 346c-1181 0-2362 0-3542 0 0-116 0-230 0-346 2361 0 4722 0 7083 0 0 116 0 230 0 346-1180 0-2361 0-3541 0z"><text:p/></draw:path><draw:path draw:style-name="gr1475" draw:text-style-name="P120" svg:width="0.135cm" svg:height="0.384cm" svg:x="0.008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4-2-44-15-49-33-1-5-1-5-1-19 0-27 0-54 0-82 0-17-3-24-15-35-9-8-20-12-31-15 32-9 46-27 46-49 0-31 0-61 0-92z"><text:p/></draw:path><draw:path draw:style-name="gr1476" draw:text-style-name="P120" svg:width="0.17cm" svg:height="0.259cm" svg:x="0.184cm" svg:y="0.027cm" svg:viewBox="0 0 171 260" svg:d="M102 197c0 11 0 22 0 33 0 13 0 18-28 18-4 0-6 0-9 0 0 4 0 9 0 12 16-1 36-1 53-1 15 0 36 0 51 1 0-3 0-8 0-12-2 0-5 0-7 0-29 0-30-5-30-18 0-11 0-22 0-33 13 0 25 0 39 0 0-4 0-9 0-12-14 0-26 0-39 0 0-58 0-117 0-175 0-8 0-10-5-10-4 0-6 0-8 4-40 61-79 120-119 181 0 3 0 8 0 12 34 0 68 0 102 0zM105 185c-31 0-63 0-94 0 31-48 63-96 94-143 0 47 0 95 0 143z"><text:p/></draw:path><draw:path draw:style-name="gr1477" draw:text-style-name="P120" svg:width="0.044cm" svg:height="0.115cm" svg:x="0.4cm" svg:y="0.247cm" svg:viewBox="0 0 45 116" svg:d="M45 41c0-26-10-41-25-41-12 0-20 10-20 21 0 10 8 20 20 20 5 0 10-1 14-5 1-1 1-1 2-1 0 2 0 0 0 6 0 28-13 51-26 64-5 4-5 5-5 6 0 2 3 5 5 5 4 0 35-30 35-75z"><text:p/></draw:path><draw:path draw:style-name="gr1478" draw:text-style-name="P120" svg:width="0.164cm" svg:height="0.268cm" svg:x="0.56cm" svg:y="0.027cm" svg:viewBox="0 0 165 269" svg:d="M162 26c3-5 3-5 3-14-31 0-63 0-94 0-47 0-48-4-49-12-3 0-7 0-10 0-4 26-8 53-12 79 3 0 5 0 9 0 1-5 5-29 10-35 3-2 33-2 38-2 27 0 53 0 79 0-4 6-34 48-43 61-35 52-47 105-47 145 0 3 0 21 18 21 17 0 17-18 17-21 0-7 0-13 0-20 0-21 2-42 5-63 1-9 6-42 24-66s34-48 52-73z"><text:p/></draw:path><draw:path draw:style-name="gr1479" draw:text-style-name="P120" svg:width="0.137cm" svg:height="0.384cm" svg:x="0.759cm" svg:y="0cm" svg:viewBox="0 0 138 385" svg:d="M55 334c0 15-10 40-52 43-2 0-3 2-3 4 0 4 4 4 8 4 37 0 73-18 73-48 0-29 0-58 0-88 0-16 0-28 16-40 13-11 28-11 36-12 2 0 5-1 5-4 0-4-4-4-7-4-25-2-44-15-49-35-1-3-1-4-1-19 0-25 0-50 0-76 0-16 0-28-18-42-16-13-42-17-55-17-4 0-8 0-8 4 0 5 2 5 5 5 26 1 45 14 49 33 1 4 1 4 1 19 0 26 0 54 0 81 0 18 3 23 17 36 7 7 18 12 29 15-32 10-46 26-46 48 0 31 0 62 0 93z"><text:p/></draw:path><draw:path draw:style-name="gr1480" draw:text-style-name="P120" svg:width="0.235cm" svg:height="0.296cm" svg:x="1.064cm" svg:y="0.043cm" svg:viewBox="0 0 236 297" svg:d="M222 15c7 0 14 0 14-7 0-8-7-8-14-8-34 0-69 0-103 0-67 0-119 51-119 111 0 63 54 111 119 111 34 0 69 0 103 0 7 0 14 0 14-7s-7-7-14-7c-34 0-68 0-102 0-62 0-105-45-105-96 0-53 44-97 105-97 34 0 68 0 102 0zM21 282c-7 0-13 0-13 8 0 7 6 7 13 7 67 0 134 0 201 0 7 0 14 0 14-7 0-8-7-8-14-8-67 0-134 0-201 0z"><text:p/></draw:path><draw:path draw:style-name="gr1481" draw:text-style-name="P120" svg:width="0.274cm" svg:height="0.281cm" svg:x="1.448cm" svg:y="0.025cm" svg:viewBox="0 0 275 282" svg:d="M127 0c-54 0-96 26-112 44-14 15-15 26-15 28s2 3 4 3c6 0 15-6 18-8 9-5 10-8 12-15 6-16 17-29 65-31-8 87-31 172-63 251-2 5-1 4-2 7 0 1 1 3 3 3 7 0 26-9 30-19 20-47 52-135 63-242 6 0 14 0 21 0 46 0 92 18 92 57 0 29-28 83-103 85-8 0-12 0-23 8-7 4-10 8-10 11 0 2 2 2 6 2 71 0 162-60 162-123 0-44-52-61-97-61-17 0-34 0-51 0z"><text:p/></draw:path><draw:path draw:style-name="gr1482" draw:text-style-name="P120" svg:width="0.088cm" svg:height="0.384cm" svg:x="1.779cm" svg:y="0cm" svg:viewBox="0 0 89 385" svg:d="M89 381c0-1 0-1-7-8-47-49-60-122-60-180 0-67 15-135 63-182 4-5 4-5 4-7 0-3-1-4-3-4-5 0-39 26-62 76-20 42-24 85-24 117 0 29 4 76 25 120 23 47 56 72 61 72 2 0 3-1 3-4z"><text:p/></draw:path><draw:path draw:style-name="gr1483" draw:text-style-name="P120" svg:width="0.136cm" svg:height="0.384cm" svg:x="1.919cm" svg:y="0cm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1484" draw:text-style-name="P120" svg:width="0.127cm" svg:height="0.254cm" svg:x="2.119cm" svg:y="0.033cm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1485" draw:text-style-name="P120" svg:width="0.045cm" svg:height="0.115cm" svg:x="2.31cm" svg:y="0.247cm" svg:viewBox="0 0 46 116" svg:d="M46 41c0-26-10-41-25-41-13 0-21 10-21 21 0 10 8 20 21 20 4 0 10-1 13-5 1-1 1-1 2-1 0 2 1 0 1 6 0 28-13 51-26 64-4 4-4 5-4 6 0 2 2 5 4 5 3 0 35-30 35-75z"><text:p/></draw:path><draw:path draw:style-name="gr1486" draw:text-style-name="P120" svg:width="0.171cm" svg:height="0.259cm" svg:x="2.46cm" svg:y="0.027cm" svg:viewBox="0 0 172 260" svg:d="M103 197c0 11 0 22 0 33 0 13-1 18-29 18-2 0-6 0-8 0 0 4 0 9 0 12 15-1 35-1 52-1 16 0 36 0 53 1 0-3 0-8 0-12-4 0-6 0-9 0-29 0-29-5-29-18 0-11 0-22 0-33 13 0 25 0 39 0 0-4 0-9 0-12-14 0-26 0-39 0 0-58 0-117 0-175 0-8 0-10-6-10-4 0-5 0-8 4-40 61-79 120-119 181 0 3 0 8 0 12 34 0 69 0 103 0zM106 185c-32 0-63 0-95 0 32-48 63-96 95-143 0 47 0 95 0 143z"><text:p/></draw:path><draw:path draw:style-name="gr1487" draw:text-style-name="P120" svg:width="0.044cm" svg:height="0.115cm" svg:x="2.675cm" svg:y="0.247cm" svg:viewBox="0 0 45 116" svg:d="M45 41c0-26-9-41-24-41-13 0-21 10-21 21 0 10 8 20 21 20 4 0 10-1 13-5 1-1 1-1 2-1 0 2 1 0 1 6 0 28-14 51-26 64-4 4-4 5-4 6 0 2 2 5 3 5 4 0 35-30 35-75z"><text:p/></draw:path><draw:path draw:style-name="gr1488" draw:text-style-name="P120" svg:width="0.165cm" svg:height="0.268cm" svg:x="2.836cm" svg:y="0.027cm" svg:viewBox="0 0 166 269" svg:d="M163 26c3-5 3-5 3-14-32 0-63 0-95 0-47 0-47-4-49-12-3 0-6 0-9 0-4 26-9 53-13 79 3 0 7 0 10 0 1-5 4-29 10-35 2-2 32-2 37-2 27 0 54 0 80 0-4 6-35 48-43 61-35 52-48 105-48 145 0 3 0 21 18 21 17 0 17-18 17-21 0-7 0-13 0-20 0-21 3-42 5-63 2-9 8-42 24-66 18-24 35-48 53-73z"><text:p/></draw:path><draw:path draw:style-name="gr1489" draw:text-style-name="P120" svg:width="0.136cm" svg:height="0.384cm" svg:x="3.035cm" svg:y="0cm" svg:viewBox="0 0 137 385" svg:d="M56 334c0 15-10 40-53 43-1 0-3 2-3 4 0 4 4 4 8 4 37 0 73-18 73-48 0-29 0-58 0-88 0-16 0-28 16-40 14-11 28-11 37-12 2 0 3-1 3-4 0-4-2-4-6-4-25-2-44-15-49-35-1-3-1-4-1-19 0-25 0-50 0-76 0-16 0-28-17-42-16-13-43-17-56-17-4 0-8 0-8 4 0 5 2 5 7 5 24 1 42 14 48 33 1 4 1 4 1 19 0 26 0 54 0 81 0 18 3 24 15 36 8 8 20 12 30 15-31 10-45 26-45 48 0 31 0 62 0 93z"><text:p/></draw:path><draw:path draw:style-name="gr1490" draw:text-style-name="P120" svg:width="0.088cm" svg:height="0.384cm" svg:x="3.223cm" svg:y="0cm" svg:viewBox="0 0 89 385" svg:d="M89 193c0-30-4-76-25-120-23-48-56-73-61-73-2 0-3 2-3 4s0 2 7 9c38 38 60 99 60 180 0 65-14 133-63 181-4 6-4 6-4 7 0 2 1 4 3 4 5 0 39-26 62-76 20-41 24-84 24-116z"><text:p/></draw:path><draw:path draw:style-name="gr1491" draw:text-style-name="P120" svg:width="0.256cm" svg:height="0.09cm" svg:x="3.586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492" draw:text-style-name="P120" svg:width="0.342cm" svg:height="0.21cm" svg:x="3.823cm" svg:y="0.086cm" svg:viewBox="0 0 343 211" svg:d="M259 77c16 13 36 23 49 29-14 6-33 16-49 29-82 0-164 0-246 0-6 0-13 0-13 9 0 8 7 8 13 8 76 0 153 0 229 0-19 18-39 52-39 56 0 3 5 3 7 3 3 0 6 0 8-3 8-13 18-34 44-56 26-24 53-34 72-40 7-2 7-3 8-3 1-1 1-2 1-3s0-1-1-3h-1c0-1-1-1-8-3-52-15-91-50-113-92-4-8-4-8-10-8-2 0-7 0-7 4 0 5 19 39 39 57-76 0-153 0-229 0-6 0-13-2-13 7 0 8 7 9 13 9 82 0 164 0 246 0z"><text:p/></draw:path><draw:path draw:style-name="gr1493" draw:text-style-name="P120" svg:width="0.137cm" svg:height="0.384cm" svg:x="4.43cm" svg:y="0cm" svg:viewBox="0 0 138 385" svg:d="M81 52c0-16 11-41 53-43 2 0 4-2 4-5 0-4-4-4-8-4-39 0-74 20-74 48 0 29 0 59 0 89 0 15 0 27-15 39-13 12-29 12-38 13-1 0-3 1-3 4 0 4 2 4 7 4 25 2 44 14 48 34 1 4 1 5 1 19 0 25 0 51 0 76 0 16 0 29 19 43 14 12 41 16 55 16 4 0 8 0 8-4s-3-4-7-4c-24-2-43-15-48-33-2-5-2-5-2-19 0-27 0-54 0-82 0-17-2-24-15-35-8-8-19-12-30-15 32-9 45-27 45-49 0-31 0-61 0-92z"><text:p/></draw:path><draw:path draw:style-name="gr1494" draw:text-style-name="P120" svg:width="0.169cm" svg:height="0.259cm" svg:x="4.607cm" svg:y="0.027cm" svg:viewBox="0 0 170 260" svg:d="M102 197c0 11 0 22 0 33 0 13-1 18-29 18-3 0-6 0-8 0 0 4 0 9 0 12 15-1 35-1 52-1 15 0 37 0 52 1 0-3 0-8 0-12-2 0-5 0-7 0-29 0-30-5-30-18 0-11 0-22 0-33 13 0 25 0 38 0 0-4 0-9 0-12-13 0-25 0-38 0 0-58 0-117 0-175 0-8 0-10-7-10-3 0-4 0-7 4-40 61-78 120-118 181 0 3 0 8 0 12 34 0 68 0 102 0zM104 185c-31 0-62 0-94 0 32-48 63-96 94-143 0 47 0 95 0 143z"><text:p/></draw:path><draw:path draw:style-name="gr1495" draw:text-style-name="P120" svg:width="0.044cm" svg:height="0.115cm" svg:x="4.823cm" svg:y="0.247cm" svg:viewBox="0 0 45 116" svg:d="M45 41c0-26-10-41-25-41-12 0-20 10-20 21 0 10 8 20 20 20 4 0 10-1 14-5 1-1 1-1 1-1 1 0 1 0 1 6 0 28-13 51-26 64-5 4-4 5-4 6 0 2 2 5 4 5 4 0 35-30 35-75z"><text:p/></draw:path><draw:path draw:style-name="gr1496" draw:text-style-name="P120" svg:width="0.165cm" svg:height="0.268cm" svg:x="4.982cm" svg:y="0.027cm" svg:viewBox="0 0 166 269" svg:d="M163 26c3-5 3-5 3-14-31 0-63 0-93 0-48 0-49-4-50-12-3 0-7 0-10 0-4 26-9 53-13 79 3 0 7 0 10 0 1-5 4-29 10-35 2-2 33-2 37-2 27 0 54 0 80 0-4 6-35 48-42 61-36 52-49 105-49 145 0 3 0 21 19 21 18 0 17-18 17-21 0-7 0-13 0-20 0-21 2-42 5-63 1-9 7-42 23-66 18-24 35-48 53-73z"><text:p/></draw:path><draw:path draw:style-name="gr1497" draw:text-style-name="P120" svg:width="0.135cm" svg:height="0.384cm" svg:x="5.182cm" svg:y="0cm" svg:viewBox="0 0 136 385" svg:d="M55 334c0 15-10 40-52 43-2 0-3 2-3 4 0 4 3 4 8 4 37 0 72-18 73-48 0-29 0-58 0-88 0-16 0-28 16-40 13-11 27-11 36-12 2 0 3-1 3-4 0-4-2-4-5-4-25-2-44-15-49-35-1-3-1-4-1-19 0-25 0-50 0-76 0-16 0-28-18-42-16-13-42-17-55-17-5 0-8 0-8 4 0 5 2 5 5 5 25 1 44 14 49 33 1 4 1 4 1 19 0 26 0 54 0 81 0 18 3 24 15 36 9 8 20 12 31 15-32 10-46 26-46 48 0 31 0 62 0 93z"><text:p/></draw:path><draw:path draw:style-name="gr1498" draw:text-style-name="P120" svg:width="0.192cm" svg:height="0.221cm" svg:x="5.487cm" svg:y="0.08cm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1499" draw:text-style-name="P120" svg:width="0.136cm" svg:height="0.384cm" svg:x="5.848cm" svg:y="0cm" svg:viewBox="0 0 137 385" svg:d="M81 52c0-16 10-41 52-43 2 0 4-2 4-5 0-4-3-4-7-4-39 0-74 20-75 48 0 29 0 59 0 89 0 15 0 27-15 39-14 12-28 12-37 13-2 0-3 1-3 4 0 4 2 4 5 4 27 2 46 14 49 34 1 4 1 5 1 19 0 25 0 51 0 76 0 16 0 29 19 43 15 12 40 16 56 16 4 0 7 0 7-4s-3-4-6-4c-24-2-43-15-49-33-1-5-1-5-1-19 0-27 0-54 0-82 0-17-3-24-15-35-8-8-20-12-31-15 32-9 46-27 46-49 0-31 0-61 0-92z"><text:p/></draw:path><draw:path draw:style-name="gr1500" draw:text-style-name="P120" svg:width="0.127cm" svg:height="0.254cm" svg:x="6.047cm" svg:y="0.033cm" svg:viewBox="0 0 128 255" svg:d="M80 10c0-10 0-10-10-10-23 24-57 24-70 24 0 5 0 8 0 12 9 0 31 0 52-10 0 66 0 133 0 199 0 14-3 18-37 18-4 0-7 0-12 0 0 5 0 9 0 12 14-1 46-1 63-1 15 0 48 0 62 1 0-3 0-7 0-12-5 0-8 0-13 0-34 0-35-4-35-18 0-72 0-144 0-215z"><text:p/></draw:path><draw:path draw:style-name="gr1501" draw:text-style-name="P120" svg:width="0.044cm" svg:height="0.115cm" svg:x="6.239cm" svg:y="0.247cm" svg:viewBox="0 0 45 116" svg:d="M45 41c0-26-10-41-24-41-13 0-21 10-21 21 0 10 8 20 21 20 4 0 10-1 13-5 1-1 1-1 2-1 0 2 1 0 1 6 0 28-14 51-26 64-4 4-4 5-4 6 0 2 2 5 3 5 4 0 35-30 35-75z"><text:p/></draw:path><draw:path draw:style-name="gr1502" draw:text-style-name="P120" svg:width="0.171cm" svg:height="0.259cm" svg:x="6.389cm" svg:y="0.027cm" svg:viewBox="0 0 172 260" svg:d="M102 197c0 11 0 22 0 33 0 13 0 18-28 18-4 0-6 0-9 0 0 4 0 9 0 12 16-1 36-1 53-1 16 0 36 0 52 1 0-3 0-8 0-12-3 0-5 0-8 0-29 0-30-5-30-18 0-11 0-22 0-33 13 0 26 0 40 0 0-4 0-9 0-12-14 0-27 0-40 0 0-58 0-117 0-175 0-8 0-10-6-10-3 0-4 0-7 4-40 61-79 120-119 181 0 3 0 8 0 12 34 0 68 0 102 0zM106 185c-32 0-63 0-95 0 32-48 63-96 95-143 0 47 0 95 0 143z"><text:p/></draw:path><draw:path draw:style-name="gr1503" draw:text-style-name="P120" svg:width="0.044cm" svg:height="0.115cm" svg:x="6.605cm" svg:y="0.247cm" svg:viewBox="0 0 45 116" svg:d="M45 41c0-26-10-41-24-41-13 0-21 10-21 21 0 10 8 20 21 20 4 0 9-1 13-5 1-1 1-1 2-1 0 2 0 0 0 6 0 28-13 51-25 64-4 4-4 5-4 6 0 2 1 5 3 5 4 0 35-30 35-75z"><text:p/></draw:path><draw:path draw:style-name="gr1504" draw:text-style-name="P120" svg:width="0.164cm" svg:height="0.268cm" svg:x="6.765cm" svg:y="0.027cm" svg:viewBox="0 0 165 269" svg:d="M162 26c3-5 3-5 3-14-31 0-63 0-94 0-47 0-48-4-49-12-3 0-7 0-10 0-4 26-8 53-12 79 3 0 5 0 9 0 2-5 5-29 10-35 3-2 33-2 38-2 27 0 53 0 79 0-3 6-34 48-43 61-35 52-47 105-47 145 0 3 0 21 18 21 17 0 17-18 17-21 0-7 0-13 0-20 0-21 2-42 5-63 1-9 6-42 24-66s34-48 52-73z"><text:p/></draw:path><draw:path draw:style-name="gr1505" draw:text-style-name="P120" svg:width="0.136cm" svg:height="0.384cm" svg:x="6.964cm" svg:y="0cm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, אשר <text:span text:style-name="T37">אינו מתקיים. </text:span></text:p>
        </text:list-item>
        <text:list-item>
          <text:p text:style-name="P93">נכון – לפי הגדרת עקרון ההפרדה, <draw:g text:anchor-type="as-char" svg:y="-0.323cm" draw:z-index="137" draw:style-name="gr1"><svg:title>TexMaths</svg:title><svg:desc>11§display§7 \in \R \land 7^3 -5\cdot 7^2 - 10 \cdot 7 -28 = 0§svg§600§FALSE§</svg:desc><draw:path draw:style-name="gr720" draw:text-style-name="P119" svg:width="5.895cm" svg:height="0.312cm" svg:x="-0.001cm" svg:y="0.018cm" svg:viewBox="0 0 5896 313" svg:d="M2948 313c-983 0-1966 0-2948 0 0-104 0-209 0-313 1966 0 3930 0 5896 0 0 104 0 209 0 313-982 0-1966 0-2948 0z"><text:p/></draw:path><draw:path draw:style-name="gr721" draw:text-style-name="P120" svg:width="0.165cm" svg:height="0.267cm" svg:x="0.001cm" svg:y="0.077cm" svg:viewBox="0 0 166 268" svg:d="M162 25c4-4 4-5 4-13-32 0-63 0-94 0-48 0-48-4-50-12-3 0-5 0-9 0-4 26-9 53-13 79 3 0 7 0 10 0 1-6 4-31 9-35 3-2 33-2 38-2 27 0 54 0 81 0-5 6-36 48-44 60-35 53-48 105-48 144 0 5 0 22 18 22 17 0 17-17 17-22 0-6 0-13 0-20 0-21 2-40 5-61 2-9 8-42 24-66 18-25 34-50 52-74z"><text:p/></draw:path><draw:path draw:style-name="gr722" draw:text-style-name="P120" svg:width="0.192cm" svg:height="0.221cm" svg:x="0.313cm" svg:y="0.13cm" svg:viewBox="0 0 193 222" svg:d="M179 119c7 0 14 0 14-8s-7-8-14-8c-55 0-109 0-164 0 5-51 50-88 104-88 20 0 41 0 60 0 7 0 14 0 14-7 0-8-7-8-14-8-19 0-40 0-60 0-67 0-119 49-119 111s52 111 119 111c20 0 41 0 60 0 7 0 14 0 14-8 0-7-7-7-14-7-19 0-40 0-60 0-54 0-99-37-104-88 55 0 109 0 164 0z"><text:p/></draw:path><draw:path draw:style-name="gr723" draw:text-style-name="P120" svg:width="0.264cm" svg:height="0.262cm" svg:x="0.651cm" svg:y="0.074cm" svg:viewBox="0 0 265 263" svg:d="M98 143c4 0 9 0 13 0 20 30 39 58 58 88 4 6 14 21 18 27 2 5 3 5 12 5 18 0 36 0 54 0 7 0 12 0 12-8 0-2-2-6-5-6-15-3-33-28-42-41-3-4-23-28-49-70 35-6 68-20 68-67 0-52-57-71-103-71-40 0-80 0-121 0-6 0-13 0-13 7 0 6 8 6 11 6 22 0 23 2 23 22 0 64 0 129 0 192 0 19-1 22-23 22-3 0-11 0-11 6 0 8 7 8 13 8 35 0 71 0 106 0 8 0 13 0 13-8 0-6-7-6-11-6-22 0-23-3-23-22 0-28 0-56 0-84zM172 124c11-14 12-35 12-51 0-19-2-40-15-55 16 3 54 15 54 53 0 26-11 45-51 53zM98 34c0-8 0-21 23-21 33 0 50 13 50 60 0 49-13 56-73 56 0-32 0-64 0-95zM45 249c3-7 3-18 3-22 0-63 0-128 0-193 0-3 0-14-3-21 14 0 30 0 44 0-5 7-5 14-5 20 0 65 0 130 0 194 0 5 0 15 3 22-14 0-28 0-42 0zM128 143c2-1 4-1 6-1 7 0 15-1 21-1 6 8 47 75 79 108-12 0-25 0-37 0-23-35-46-71-69-106z"><text:p/></draw:path><draw:path draw:style-name="gr724" draw:text-style-name="P120" svg:width="0.214cm" svg:height="0.237cm" svg:x="1.032cm" svg:y="0.107cm" svg:viewBox="0 0 215 238" svg:d="M116 9c-3-7-6-9-9-9-5 0-6 3-8 9-32 71-65 143-97 213-2 5-2 7-2 8 0 4 3 8 8 8 2 0 5-1 9-8 29-67 60-135 90-204 31 69 60 137 91 204 3 8 8 8 9 8 4 0 8-4 8-8-2-1 0-1-3-6-32-71-65-144-96-215z"><text:p/></draw:path><draw:path draw:style-name="gr725" draw:text-style-name="P120" svg:width="0.165cm" svg:height="0.267cm" svg:x="1.375cm" svg:y="0.077cm" svg:viewBox="0 0 166 268" svg:d="M163 25c3-4 3-5 3-13-31 0-63 0-93 0-48 0-49-4-50-12-3 0-6 0-10 0-4 26-9 53-13 79 3 0 7 0 10 0 1-6 4-31 10-35 2-2 33-2 37-2 27 0 54 0 81 0-5 6-36 48-43 60-36 53-49 105-49 144 0 5 0 22 19 22 18 0 18-17 18-22 0-6 0-13 0-20 0-21 1-40 4-61 1-9 7-42 23-66 18-25 35-50 53-74z"><text:p/></draw:path><draw:path draw:style-name="gr726" draw:text-style-name="P120" svg:width="0.123cm" svg:height="0.184cm" svg:x="1.562cm" svg:y="-0.001cm" svg:viewBox="0 0 124 185" svg:d="M59 89c21 0 36 14 36 44 0 33-19 43-36 43-9 0-34-3-45-19 12-1 16-10 16-15 0-9-7-15-16-15-6 0-14 5-14 16 0 25 28 42 61 42 37 0 63-26 63-52 0-21-17-43-47-48 29-11 39-31 39-48 0-21-26-37-55-37-31 0-53 14-53 36 0 9 6 15 14 15 9 0 14-7 14-14 0-8-5-14-14-14 10-12 29-15 39-15 12 0 28 6 28 29 0 11-3 25-11 32-9 11-16 11-30 12-6 0-6 0-8 1-1 2-3 0-3 4 0 3 3 3 7 3 6 0 10 0 15 0z"><text:p/></draw:path><draw:path draw:style-name="gr727" draw:text-style-name="P120" svg:width="0.236cm" svg:height="0.014cm" svg:x="1.838cm" svg:y="0.232cm" svg:viewBox="0 0 237 15" svg:d="M223 15c7 0 14 0 14-7 0-8-7-8-14-8-69 0-139 0-209 0-6 0-14 0-14 8 0 7 8 7 14 7 70 0 140 0 209 0z"><text:p/></draw:path><draw:path draw:style-name="gr728" draw:text-style-name="P120" svg:width="0.153cm" svg:height="0.264cm" svg:x="2.212cm" svg:y="0.081cm" svg:viewBox="0 0 154 265" svg:d="M154 179c0-45-32-83-74-83-17 0-34 5-48 18 0-25 0-50 0-74 8 2 20 5 33 5 47 0 75-35 75-41 0-2-1-4-5-4-1 0-1 0-3 1-8 4-26 12-53 12-15 0-33-3-50-11-4-1-5-1-6-1-3 0-3 3-3 9 0 38 0 76 0 114 0 7 0 10 5 10 3 0 4-1 5-3 4-7 18-28 50-28 20 0 30 18 33 26 6 14 7 28 7 48 0 13 0 35-9 52-10 15-24 25-42 25-28 0-50-21-57-44 1 1 2 1 7 1 13 0 20-10 20-19 0-7-7-17-20-17-6 0-19 2-19 18 0 34 26 72 70 72s84-38 84-86z"><text:p/></draw:path><draw:path draw:style-name="gr729" draw:text-style-name="P120" svg:width="0.041cm" svg:height="0.04cm" svg:x="2.505cm" svg:y="0.219cm" svg:viewBox="0 0 42 41" svg:d="M42 20c0-11-10-20-21-20s-21 9-21 20 10 21 21 21 21-10 21-21z"><text:p/></draw:path><draw:path draw:style-name="gr730" draw:text-style-name="P120" svg:width="0.164cm" svg:height="0.267cm" svg:x="2.688cm" svg:y="0.077cm" svg:viewBox="0 0 165 268" svg:d="M162 25c3-4 3-5 3-13-31 0-63 0-93 0-48 0-49-4-50-12-3 0-7 0-10 0-4 26-8 53-12 79 3 0 6 0 9 0 1-6 5-31 10-35 3-2 33-2 38-2 27 0 53 0 79 0-3 6-34 48-42 60-36 53-48 105-48 144 0 5 0 22 18 22 17 0 17-17 17-22 0-6 0-13 0-20 0-21 2-40 5-61 1-9 6-42 24-66 18-25 34-50 52-74z"><text:p/></draw:path><draw:path draw:style-name="gr731" draw:text-style-name="P120" svg:width="0.119cm" svg:height="0.178cm" svg:x="2.876cm" svg:y="-0.001cm" svg:viewBox="0 0 120 179" svg:d="M120 130c-3 0-6 0-9 0-1 6-4 22-8 25-2 1-23 1-26 1-16 0-33 0-49 0 27-25 37-32 53-45 20-15 39-33 39-58 0-33-29-53-64-53-33 0-56 24-56 48 0 15 12 16 14 16 7 0 15-5 15-15 0-5-1-14-16-14 8-20 27-25 40-25 26 0 41 21 41 43 0 23-17 42-26 51-22 21-43 43-65 65-3 2-3 2-3 10 37 0 75 0 112 0 2-16 6-33 8-49z"><text:p/></draw:path><draw:path draw:style-name="gr732" draw:text-style-name="P120" svg:width="0.234cm" svg:height="0.014cm" svg:x="3.15cm" svg:y="0.232cm" svg:viewBox="0 0 235 15" svg:d="M222 15c7 0 13 0 13-7 0-8-6-8-13-8-69 0-139 0-209 0-6 0-13 0-13 8 0 7 7 7 13 7 70 0 140 0 209 0z"><text:p/></draw:path><draw:path draw:style-name="gr733" draw:text-style-name="P120" svg:width="0.127cm" svg:height="0.255cm" svg:x="3.538cm" svg:y="0.081cm" svg:viewBox="0 0 128 256" svg:d="M79 10c0-9 0-10-9-10-24 25-58 25-70 25 0 5 0 8 0 12 8 0 31 0 51-10 0 66 0 132 0 198 0 15-1 19-37 19-4 0-7 0-12 0 0 4 0 9 0 12 13-1 48-1 63-1s49 0 63 1c0-3 0-8 0-12-5 0-8 0-12 0-36 0-37-4-37-19 0-71 0-144 0-215z"><text:p/></draw:path><draw:path draw:style-name="gr734" draw:text-style-name="P120" svg:width="0.162cm" svg:height="0.264cm" svg:x="3.712cm" svg:y="0.081cm" svg:viewBox="0 0 163 265" svg:d="M163 134c0-31-2-61-16-90-17-37-49-44-66-44-23 0-50 10-67 46-12 27-14 57-14 88 0 29 2 62 18 91 16 31 45 40 63 40 21 0 51-9 68-45 12-27 14-56 14-86zM81 256c-15 0-37-10-45-47-4-22-4-57-4-80 0-25 0-50 3-71 8-46 37-49 46-49 14 0 39 6 46 45 4 22 4 50 4 75 0 29 0 56-4 79-6 36-28 48-46 48z"><text:p/></draw:path><draw:path draw:style-name="gr735" draw:text-style-name="P120" svg:width="0.04cm" svg:height="0.04cm" svg:x="4.01cm" svg:y="0.219cm" svg:viewBox="0 0 41 41" svg:d="M41 20c0-11-10-20-21-20s-20 9-20 20 9 21 20 21 21-10 21-21z"><text:p/></draw:path><draw:path draw:style-name="gr736" draw:text-style-name="P120" svg:width="0.164cm" svg:height="0.267cm" svg:x="4.191cm" svg:y="0.077cm" svg:viewBox="0 0 165 268" svg:d="M162 25c3-4 3-5 3-13-31 0-63 0-93 0-48 0-49-4-50-12-3 0-7 0-10 0-4 26-8 53-12 79 3 0 6 0 9 0 2-6 5-31 10-35 3-2 33-2 38-2 27 0 53 0 79 0-3 6-34 48-42 60-36 53-48 105-48 144 0 5 0 22 18 22 17 0 17-17 17-22 0-6 0-13 0-20 0-21 2-40 5-61 1-9 6-42 24-66 18-25 34-50 52-74z"><text:p/></draw:path><draw:path draw:style-name="gr737" draw:text-style-name="P120" svg:width="0.236cm" svg:height="0.014cm" svg:x="4.481cm" svg:y="0.232cm" svg:viewBox="0 0 237 15" svg:d="M222 15c7 0 15 0 15-7 0-8-8-8-15-8-69 0-139 0-209 0-6 0-13 0-13 8 0 7 7 7 13 7 70 0 140 0 209 0z"><text:p/></draw:path><draw:path draw:style-name="gr738" draw:text-style-name="P120" svg:width="0.153cm" svg:height="0.255cm" svg:x="4.855cm" svg:y="0.081cm" svg:viewBox="0 0 154 256" svg:d="M30 226c13-13 27-26 40-38 61-54 84-75 84-113 0-44-35-75-82-75-43 0-72 36-72 70 0 21 19 21 20 21 6 0 21-4 21-20 0-9-8-19-21-19-3 0-3 0-6 0 10-26 31-40 53-40 35 0 52 32 52 63 0 30-20 61-41 85-24 28-49 54-74 82-4 4-4 4-4 14 47 0 96 0 143 0 3-22 8-44 11-66-3 0-7 0-10 0-2 10-4 28-9 33-2 3-27 3-36 3-23 0-46 0-69 0z"><text:p/></draw:path><draw:path draw:style-name="gr739" draw:text-style-name="P120" svg:width="0.159cm" svg:height="0.264cm" svg:x="5.045cm" svg:y="0.081cm" svg:viewBox="0 0 160 265" svg:d="M46 81c-17-12-18-25-18-32 0-23 24-39 51-39 29 0 54 20 54 48 0 22-15 40-38 54-17-11-32-21-49-31zM102 118c29-15 48-34 48-60 0-36-34-58-70-58-38 0-70 29-70 65 0 6 1 24 18 42 3 5 17 14 27 20-22 13-55 33-55 71 0 40 39 67 79 67 44 0 81-33 81-74 0-13-4-29-19-46-7-9-13-12-39-27zM64 134c16 10 32 20 48 30 10 7 29 18 29 41 0 28-29 49-61 49-33 0-61-24-61-56 0-21 12-46 45-64z"><text:p/></draw:path><draw:path draw:style-name="gr740" draw:text-style-name="P120" svg:width="0.256cm" svg:height="0.089cm" svg:x="5.351cm" svg:y="0.195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741" draw:text-style-name="P120" svg:width="0.162cm" svg:height="0.264cm" svg:x="5.752cm" svg:y="0.081cm" svg:viewBox="0 0 163 265" svg:d="M163 134c0-31-2-61-16-90-17-37-49-44-66-44-23 0-51 10-67 46-12 27-14 57-14 88 0 29 1 62 18 91 16 31 44 40 63 40 21 0 50-9 68-45 12-27 14-56 14-86zM81 256c-15 0-38-10-45-47-4-22-4-57-4-80 0-25 0-50 3-71 7-46 37-49 46-49 13 0 38 6 46 45 4 22 4 50 4 75 0 29 0 56-4 79-7 36-29 48-46 48z"><text:p/></draw:path></draw:g>, אשר שניהם פסוקי אמת (לפי הצבה + הגדרת קבוצת הממשיים).</text:p>
        </text:list-item>
        <text:list-item>
          <text:p text:style-name="P94">נכון – לפי עקרון ההחלפה, <draw:g text:anchor-type="as-char" svg:y="-0.323cm" draw:z-index="134" draw:style-name="gr1"><svg:title>TexMaths</svg:title><svg:desc>11§display§\exists x \in \R. x^3 -5x^2 -10x -20 = 8§svg§600§FALSE§</svg:desc><draw:path draw:style-name="gr771" draw:text-style-name="P119" svg:width="5.338cm" svg:height="0.312cm" svg:x="-0.001cm" svg:y="0.018cm" svg:viewBox="0 0 5339 313" svg:d="M2670 313c-890 0-1780 0-2670 0 0-104 0-209 0-313 1780 0 3559 0 5339 0 0 104 0 209 0 313-890 0-1780 0-2669 0z"><text:p/></draw:path><draw:path draw:style-name="gr772" draw:text-style-name="P120" svg:width="0.171cm" svg:height="0.265cm" svg:x="0.001cm" svg:y="0.071cm" svg:viewBox="0 0 172 266" svg:d="M172 13c0-12-2-13-14-13-48 0-96 0-145 0-6 0-13 0-13 8 0 7 7 7 13 7 47 0 96 0 143 0 0 37 0 73 0 110-46 0-91 0-137 0-7 0-15 0-15 8s8 8 15 8c46 0 91 0 137 0 0 36 0 73 0 110-47 0-96 0-143 0-6 0-13 0-13 7 0 8 7 8 13 8 49 0 97 0 145 0 12 0 14-1 14-14 0-79 0-160 0-239z"><text:p/></draw:path><draw:path draw:style-name="gr773" draw:text-style-name="P120" svg:width="0.191cm" svg:height="0.174cm" svg:x="0.206cm" svg:y="0.168cm" svg:viewBox="0 0 192 175" svg:d="M118 54c2-10 11-45 38-45 1 0 11 0 19 4-11 2-19 12-19 21 0 7 5 13 16 13 7 0 20-6 20-22 0-20-23-25-36-25-22 0-36 20-41 30-9-27-30-30-41-30-40 0-62 49-62 59 0 4 3 4 4 4 4 0 5 0 5-4 13-41 38-50 52-50 7 0 20 3 20 25 0 12-6 37-20 91-6 24-20 41-37 41-2 0-11 0-20-6 10-1 19-9 19-20 0-10-9-14-14-14-12 0-21 10-21 23 0 18 19 26 36 26 26 0 39-28 41-30 4 14 18 30 42 30 39 0 61-51 61-60 0-4-3-4-4-4-4 0-4 2-6 4-13 42-39 51-51 51-15 0-21-12-21-25 0-9 2-18 6-34 5-18 9-36 14-53z"><text:p/></draw:path><draw:path draw:style-name="gr774" draw:text-style-name="P120" svg:width="0.193cm" svg:height="0.221cm" svg:x="0.555cm" svg:y="0.13cm" svg:viewBox="0 0 194 222" svg:d="M179 119c7 0 15 0 15-8s-8-8-15-8c-55 0-109 0-164 0 6-51 50-88 105-88 20 0 39 0 59 0 7 0 15 0 15-7 0-8-8-8-15-8-20 0-40 0-60 0-66 0-119 49-119 111s53 111 119 111c20 0 40 0 60 0 7 0 15 0 15-8 0-7-8-7-15-7-20 0-39 0-59 0-55 0-99-37-105-88 55 0 109 0 164 0z"><text:p/></draw:path><draw:path draw:style-name="gr775" draw:text-style-name="P120" svg:width="0.265cm" svg:height="0.262cm" svg:x="0.893cm" svg:y="0.074cm" svg:viewBox="0 0 266 263" svg:d="M98 143c4 0 10 0 14 0 19 30 39 58 57 88 5 6 14 21 18 27 3 5 4 5 13 5 18 0 35 0 53 0 7 0 13 0 13-8 0-2-2-6-6-6-15-3-33-28-42-41-4-4-22-28-49-70 36-6 69-20 69-67 0-52-58-71-103-71-40 0-81 0-122 0-6 0-13 0-13 7 0 6 8 6 11 6 22 0 24 2 24 22 0 64 0 129 0 192 0 19-2 22-24 22-3 0-11 0-11 6 0 8 7 8 13 8 35 0 72 0 107 0 6 0 12 0 12-8 0-6-7-6-11-6-22 0-23-3-23-22 0-28 0-56 0-84zM173 124c11-14 12-35 12-51 0-19-4-40-16-55 17 3 54 15 54 53 0 26-11 45-50 53zM98 34c0-8 0-21 24-21 33 0 48 13 48 60 0 49-12 56-72 56 0-32 0-64 0-95zM45 249c3-7 3-18 3-22 0-63 0-128 0-193 0-3 0-14-3-21 14 0 30 0 44 0-4 7-4 14-4 20 0 65 0 130 0 194 0 5 0 15 2 22-14 0-28 0-42 0zM128 143c2-1 4-1 7-1 6 0 15-1 20-1 6 8 47 75 79 108-12 0-25 0-37 0-23-35-46-71-69-106z"><text:p/></draw:path><draw:path draw:style-name="gr776" draw:text-style-name="P120" svg:width="0.04cm" svg:height="0.04cm" svg:x="1.2cm" svg:y="0.295cm" svg:viewBox="0 0 41 41" svg:d="M41 20c0-11-10-20-21-20-12 0-20 9-20 20s8 21 20 21c11 0 21-10 21-21z"><text:p/></draw:path><draw:path draw:style-name="gr777" draw:text-style-name="P120" svg:width="0.191cm" svg:height="0.174cm" svg:x="1.285cm" svg:y="0.168cm" svg:viewBox="0 0 192 175" svg:d="M118 54c3-10 12-45 38-45 2 0 11 0 20 4-11 2-19 12-19 21 0 7 5 13 15 13 8 0 20-6 20-22 0-20-22-25-35-25-23 0-36 20-40 30-10-27-31-30-42-30-41 0-63 49-63 59 0 4 3 3 4 4 4 0 5 0 6-4 13-41 38-50 52-50 7 0 21 3 21 25 0 12-7 37-21 91-7 24-20 41-37 41-2 0-12 0-19-6 9-1 18-9 18-20 0-10-9-14-14-14-12 0-22 10-22 23 0 18 20 26 36 26 27 0 40-28 41-30 4 14 19 30 42 30 39 0 61-51 61-60 0-4-3-4-4-4-3 0-4 2-4 4-14 42-40 51-52 51-16 0-21-12-21-25 0-9 2-18 7-34 4-18 7-36 12-53z"><text:p/></draw:path><draw:path draw:style-name="gr778" draw:text-style-name="P120" svg:width="0.123cm" svg:height="0.184cm" svg:x="1.509cm" svg:y="-0.001cm" svg:viewBox="0 0 124 185" svg:d="M59 89c21 0 37 14 37 44 0 33-20 43-36 43-11 0-34-3-46-19 13-1 17-10 17-15 0-9-7-15-16-15-7 0-15 5-15 16 0 25 29 42 62 42 37 0 62-26 62-52 0-21-16-43-46-48 28-11 39-31 39-48 0-21-26-37-55-37-30 0-53 14-53 36 0 9 5 15 14 15 8 0 13-7 13-14 0-8-5-14-13-14 9-12 28-15 37-15 13 0 30 6 30 29 0 11-4 25-11 32-9 11-16 11-30 12-6 0-7 0-8 1-1 0-4 0-4 4 0 3 4 3 8 3s10 0 14 0z"><text:p/></draw:path><draw:path draw:style-name="gr779" draw:text-style-name="P120" svg:width="0.235cm" svg:height="0.014cm" svg:x="1.787cm" svg:y="0.232cm" svg:viewBox="0 0 236 15" svg:d="M222 15c7 0 14 0 14-7 0-8-7-8-14-8-69 0-140 0-209 0-6 0-13 0-13 8 0 7 7 7 13 7 69 0 140 0 209 0z"><text:p/></draw:path><draw:path draw:style-name="gr780" draw:text-style-name="P120" svg:width="0.153cm" svg:height="0.264cm" svg:x="2.161cm" svg:y="0.081cm" svg:viewBox="0 0 154 265" svg:d="M154 179c0-45-32-83-74-83-18 0-35 5-49 18 0-25 0-50 0-74 7 2 21 5 33 5 47 0 75-35 75-41 0-2-2-4-4-4-1 0-1 0-3 1-8 4-26 12-53 12-15 0-33-3-52-11-3-1-3-1-4-1-3 0-3 3-3 9 0 38 0 76 0 114 0 7 0 10 4 10 3 0 5-1 6-3 4-7 18-28 49-28 21 0 30 18 33 26 7 14 8 28 8 48 0 13 0 35-10 52-9 15-23 25-42 25-27 0-49-21-56-44 1 1 2 1 7 1 12 0 18-10 18-19 0-7-6-17-18-17-6 0-19 2-19 18 0 34 26 72 69 72 45 0 85-38 85-86z"><text:p/></draw:path><draw:path draw:style-name="gr781" draw:text-style-name="P120" svg:width="0.191cm" svg:height="0.174cm" svg:x="2.345cm" svg:y="0.168cm" svg:viewBox="0 0 192 175" svg:d="M118 54c2-10 11-45 38-45 2 0 11 0 19 4-10 2-18 12-18 21 0 7 4 13 15 13 8 0 20-6 20-22 0-20-23-25-36-25-22 0-35 20-41 30-8-27-29-30-41-30-40 0-62 49-62 59 0 4 3 4 4 4 4 0 5 0 6-4 13-41 38-50 52-50 6 0 21 3 21 25 0 12-7 37-21 91-7 24-20 41-38 41-2 0-11 0-18-6 9-1 17-9 17-20 0-10-8-14-14-14-11 0-21 10-21 23 0 18 19 26 36 26 26 0 40-28 41-30 4 14 19 30 42 30 39 0 61-51 61-60 0-4-3-4-4-4-3 0-4 2-6 4-12 42-38 51-51 51-15 0-21-12-21-25 0-9 2-18 6-34 5-18 9-36 14-53z"><text:p/></draw:path><draw:path draw:style-name="gr782" draw:text-style-name="P120" svg:width="0.119cm" svg:height="0.178cm" svg:x="2.572cm" svg:y="-0.001cm" svg:viewBox="0 0 120 179" svg:d="M120 130c-3 0-7 0-10 0 0 6-3 22-7 25-2 1-23 1-26 1-17 0-34 0-51 0 29-25 39-32 55-45 20-15 39-33 39-58 0-33-29-53-64-53-33 0-56 24-56 48 0 15 12 16 14 16 7 0 15-5 15-15 0-5-3-14-16-14 8-20 27-25 40-25 26 0 40 21 40 43 0 23-16 42-25 51-22 21-44 43-66 65-2 2-2 2-2 10 37 0 74 0 111 0 3-16 6-33 9-49z"><text:p/></draw:path><draw:path draw:style-name="gr783" draw:text-style-name="P120" svg:width="0.235cm" svg:height="0.014cm" svg:x="2.845cm" svg:y="0.232cm" svg:viewBox="0 0 236 15" svg:d="M223 15c7 0 13 0 13-7 0-8-6-8-13-8-69 0-139 0-209 0-6 0-14 0-14 8 0 7 8 7 14 7 70 0 140 0 209 0z"><text:p/></draw:path><draw:path draw:style-name="gr784" draw:text-style-name="P120" svg:width="0.127cm" svg:height="0.255cm" svg:x="3.234cm" svg:y="0.081cm" svg:viewBox="0 0 128 256" svg:d="M79 10c0-9 0-10-9-10-24 25-58 25-70 25 0 5 0 8 0 12 8 0 31 0 51-10 0 66 0 132 0 198 0 15-2 19-37 19-4 0-7 0-12 0 0 4 0 9 0 12 13-1 47-1 63-1 15 0 49 0 63 1 0-3 0-8 0-12-5 0-8 0-13 0-35 0-36-4-36-19 0-71 0-144 0-215z"><text:p/></draw:path><draw:path draw:style-name="gr785" draw:text-style-name="P120" svg:width="0.162cm" svg:height="0.264cm" svg:x="3.408cm" svg:y="0.081cm" svg:viewBox="0 0 163 265" svg:d="M163 134c0-31-2-61-16-90-17-37-49-44-66-44-23 0-51 10-67 46-12 27-14 57-14 88 0 29 1 62 18 91 16 31 45 40 63 40 21 0 51-9 67-45 13-27 15-56 15-86zM81 256c-15 0-38-10-45-47-4-22-4-57-4-80 0-25 0-50 3-71 8-46 36-49 46-49 12 0 39 6 45 45 5 22 5 50 5 75 0 29 0 56-5 79-5 36-27 48-45 48z"><text:p/></draw:path><draw:path draw:style-name="gr786" draw:text-style-name="P120" svg:width="0.191cm" svg:height="0.174cm" svg:x="3.597cm" svg:y="0.168cm" svg:viewBox="0 0 192 175" svg:d="M118 54c2-10 12-45 38-45 2 0 11 0 20 4-11 2-19 12-19 21 0 7 5 13 15 13 8 0 20-6 20-22 0-20-23-25-35-25-23 0-36 20-40 30-10-27-31-30-42-30-41 0-63 49-63 59 0 4 3 3 4 4 4 0 5 0 6-4 13-41 38-50 52-50 7 0 21 3 21 25 0 12-7 37-21 91-7 24-20 41-37 41-3 0-12 0-19-6 9-1 18-9 18-20 0-10-9-14-14-14-12 0-22 10-22 23 0 18 20 26 36 26 26 0 40-28 41-30 4 14 19 30 42 30 39 0 61-51 61-60 0-4-3-4-4-4-3 0-4 2-4 4-14 42-40 51-52 51-16 0-22-12-22-25 0-9 3-18 6-34 5-18 9-36 14-53z"><text:p/></draw:path><draw:path draw:style-name="gr787" draw:text-style-name="P120" svg:width="0.235cm" svg:height="0.014cm" svg:x="3.925cm" svg:y="0.232cm" svg:viewBox="0 0 236 15" svg:d="M222 15c7 0 14 0 14-7 0-8-7-8-14-8-69 0-140 0-209 0-6 0-13 0-13 8 0 7 7 7 13 7 69 0 140 0 209 0z"><text:p/></draw:path><draw:path draw:style-name="gr788" draw:text-style-name="P120" svg:width="0.153cm" svg:height="0.255cm" svg:x="4.299cm" svg:y="0.081cm" svg:viewBox="0 0 154 256" svg:d="M30 226c13-13 27-26 40-38 61-54 84-75 84-113 0-44-35-75-81-75-44 0-73 36-73 70 0 21 19 21 20 21 6 0 21-4 21-20 0-9-8-19-21-19-4 0-4 0-5 0 9-26 30-40 52-40 35 0 52 32 52 63 0 30-19 61-41 85-24 28-49 54-74 82-4 4-4 4-4 14 47 0 96 0 143 0 3-22 8-44 11-66-3 0-7 0-10 0-1 10-4 28-8 33-3 3-28 3-37 3-23 0-46 0-69 0z"><text:p/></draw:path><draw:path draw:style-name="gr789" draw:text-style-name="P120" svg:width="0.162cm" svg:height="0.264cm" svg:x="4.488cm" svg:y="0.081cm" svg:viewBox="0 0 163 265" svg:d="M163 134c0-31-2-61-16-90-18-37-49-44-66-44-23 0-51 10-67 46-13 27-14 57-14 88 0 29 1 62 18 91 16 31 44 40 62 40 21 0 51-9 68-45 13-27 15-56 15-86zM80 256c-14 0-37-10-44-47-4-22-4-57-4-80 0-25 0-50 3-71 7-46 36-49 45-49 13 0 39 6 46 45 4 22 4 50 4 75 0 29 0 56-4 79-6 36-28 48-46 48z"><text:p/></draw:path><draw:path draw:style-name="gr790" draw:text-style-name="P120" svg:width="0.256cm" svg:height="0.089cm" svg:x="4.795cm" svg:y="0.195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1" draw:text-style-name="P120" svg:width="0.16cm" svg:height="0.264cm" svg:x="5.197cm" svg:y="0.081cm" svg:viewBox="0 0 161 265" svg:d="M46 81c-17-12-19-25-19-32 0-23 26-39 53-39 28 0 53 20 53 48 0 22-15 40-38 54-17-11-32-21-49-31zM103 118c28-15 47-34 47-60 0-36-35-58-70-58-38 0-70 29-70 65 0 6 1 24 17 42 5 5 19 14 29 20-23 13-56 33-56 71 0 40 40 67 80 67 43 0 81-33 81-74 0-13-5-29-19-46-8-9-14-12-39-27zM65 134c15 10 32 20 47 30 11 7 29 18 29 41 0 28-29 49-61 49-33 0-60-24-60-56 0-21 12-46 45-64z"><text:p/></draw:path></draw:g>. נציב <draw:g text:anchor-type="as-char" svg:y="-0.266cm" draw:z-index="136" draw:style-name="gr1"><svg:title>TexMaths</svg:title><svg:desc>11§display§x = 7§svg§600§FALSE§</svg:desc><draw:path draw:style-name="gr742" draw:text-style-name="P119" svg:width="0.881cm" svg:height="0.227cm" svg:x="0.008cm" svg:y="0.019cm" svg:viewBox="0 0 882 228" svg:d="M441 228c-147 0-294 0-441 0 0-76 0-152 0-228 294 0 589 0 882 0 0 76 0 152 0 228-147 0-294 0-441 0z"><text:p/></draw:path><draw:path draw:style-name="gr743" draw:text-style-name="P120" svg:width="0.192cm" svg:height="0.172cm" svg:x="-0.001cm" svg:y="0.089cm" svg:viewBox="0 0 193 173" svg:d="M118 54c3-10 12-45 38-45 2 0 11 0 20 4-11 2-19 12-19 21 0 6 5 14 15 14 8 0 21-8 21-23 0-20-24-25-37-25-22 0-35 21-39 30-10-26-31-30-42-30-41 0-63 49-63 59 0 4 3 2 5 4 3 0 4-1 5-4 13-40 39-50 52-50 7 0 21 3 21 25 0 12-7 38-21 92-7 23-20 38-37 38-2 0-11 0-19-4 10-2 18-10 18-20 0-11-8-14-14-14-12 0-22 11-22 23 0 16 20 24 36 24 27 0 40-26 41-29 4 14 19 29 42 29 39 0 61-48 61-58 0-4-3-4-4-4-3 0-4 2-5 4-13 40-39 49-51 49-15 0-21-12-21-24 0-9 2-16 6-34 4-17 8-35 13-52z"><text:p/></draw:path><draw:path draw:style-name="gr744" draw:text-style-name="P120" svg:width="0.255cm" svg:height="0.089cm" svg:x="0.338cm" svg:y="0.117cm" svg:viewBox="0 0 256 90" svg:d="M243 15c7 0 13 0 13-7 0-8-6-8-12-8-78 0-155 0-232 0-4 0-12 0-12 8 0 7 8 7 13 7 77 0 153 0 230 0zM244 90c6 0 12 0 12-8s-6-8-13-8c-77 0-153 0-230 0-5 0-13 0-13 8s8 8 12 8c77 0 154 0 232 0z"><text:p/></draw:path><draw:path draw:style-name="gr745" draw:text-style-name="P120" svg:width="0.165cm" svg:height="0.266cm" svg:x="0.744cm" svg:y="-0.001cm" svg:viewBox="0 0 166 267" svg:d="M163 26c3-5 3-5 3-14-31 0-63 0-93 0-48 0-49-4-50-12-3 0-6 0-10 0-4 26-9 53-13 79 3 0 7 0 10 0 1-6 4-30 10-35 2-2 33-2 37-2 27 0 54 0 81 0-5 6-36 48-43 61-36 50-49 104-49 143 0 3 0 21 19 21 18 0 18-18 18-21 0-6 0-13 0-19 0-22 1-43 4-64 1-9 7-40 23-65 18-24 35-48 53-72z"><text:p/></draw:path></draw:g>, <text:span text:style-name="T20">כך</text:span> <text:span text:style-name="T20">ש</text:span>הביטוי <text:span text:style-name="T20">פסוק אמת</text:span> והטענה הוכחה (<draw:g text:anchor-type="as-char" svg:y="-0.323cm" draw:z-index="135" draw:style-name="gr1"><svg:title>TexMaths</svg:title><svg:desc>11§display§\exists \tilde{x} \in \R. \tilde{x}^3 -5\tilde{x}^2 -10\tilde{x} -20 = 8§svg§600§FALSE§</svg:desc><draw:path draw:style-name="gr746" draw:text-style-name="P119" svg:width="5.338cm" svg:height="0.312cm" svg:x="-0.001cm" svg:y="0.019cm" svg:viewBox="0 0 5339 313" svg:d="M0 0c1780 0 3559 0 5339 0 0 104 0 209 0 313-1780 0-3559 0-5339 0 0-104 0-209 0-313z"><text:p/></draw:path><draw:path draw:style-name="gr747" draw:text-style-name="P120" svg:width="0.172cm" svg:height="0.266cm" svg:x="0cm" svg:y="0.071cm" svg:viewBox="0 0 173 267" svg:d="M173 14c0-12-1-14-15-14-48 0-95 0-144 0-6 0-14 0-14 8 0 7 8 7 14 7 48 0 96 0 143 0 0 38 0 74 0 111-46 0-91 0-137 0-7 0-15 0-15 8s8 8 15 8c46 0 91 0 137 0 0 36 0 73 0 110-47 0-95 0-143 0-6 0-14 0-14 7 0 8 8 8 14 8 49 0 96 0 144 0 14 0 15-1 15-14 0-79 0-160 0-239z"><text:p/></draw:path><draw:path draw:style-name="gr748" draw:text-style-name="P120" svg:width="0.128cm" svg:height="0.034cm" svg:x="0.251cm" svg:y="0.082cm" svg:viewBox="0 0 129 35" svg:d="M129 5c-3-2-5-3-7-5-11 5-14 18-32 18-9 0-19-6-25-9-10-7-17-9-23-9-16 0-22 8-42 30 2 2 3 3 5 5 11-6 16-19 32-19 9 0 19 7 26 10 10 7 17 9 24 9 14 0 22-9 42-30z"><text:p/></draw:path><draw:path draw:style-name="gr749" draw:text-style-name="P120" svg:width="0.191cm" svg:height="0.174cm" svg:x="0.205cm" svg:y="0.168cm" svg:viewBox="0 0 192 175" svg:d="M119 54c2-10 11-45 37-45 2 0 12 0 20 4-11 2-19 12-19 21 0 7 5 13 15 13 8 0 20-6 20-22 0-20-22-25-35-25-23 0-36 20-40 30-10-27-31-30-42-30-41 0-63 49-63 59 0 4 4 4 6 4s3 0 4-4c13-41 38-50 52-50 7 0 21 3 21 25 0 12-7 37-21 92-6 23-20 40-37 40-2 0-11 0-19-4 9-3 18-11 18-21 0-11-9-15-14-15-12 0-22 10-22 23 0 18 20 26 36 26 27 0 40-28 41-30 5 14 19 30 42 30 40 0 62-50 62-60 0-4-4-4-5-4-3 0-4 2-4 4-14 42-40 51-52 51-16 0-21-12-21-25 0-9 2-17 7-34 4-18 8-36 13-53z"><text:p/></draw:path><draw:path draw:style-name="gr750" draw:text-style-name="P120" svg:width="0.193cm" svg:height="0.222cm" svg:x="0.555cm" svg:y="0.13cm" svg:viewBox="0 0 194 223" svg:d="M179 120c7 0 15 0 15-8s-8-8-15-8c-55 0-109 0-164 0 5-51 50-88 104-88 20 0 40 0 60 0 7 0 15 0 15-7 0-9-8-9-15-9-20 0-40 0-60 0-66 0-119 51-119 112 0 62 53 111 119 111 20 0 40 0 60 0 7 0 15 0 15-8 0-7-8-7-15-7-20 0-40 0-60 0-54 0-99-37-104-88 55 0 109 0 164 0z"><text:p/></draw:path><draw:path draw:style-name="gr751" draw:text-style-name="P120" svg:width="0.265cm" svg:height="0.262cm" svg:x="0.893cm" svg:y="0.075cm" svg:viewBox="0 0 266 263" svg:d="M98 143c4 0 9 0 13 0 20 30 39 58 58 88 5 6 14 21 18 27 2 5 3 5 13 5 18 0 35 0 53 0 7 0 13 0 13-7 0-3-2-7-6-7-15-3-33-28-42-41-4-4-22-29-49-70 34-6 69-20 69-67 0-53-58-71-104-71-41 0-80 0-121 0-6 0-13 0-13 7 0 6 8 6 11 6 22 0 23 2 23 22 0 64 0 129 0 192 0 19-1 22-23 22-3 0-11 0-11 7s7 7 13 7c35 0 71 0 106 0 7 0 13 0 13-7s-7-7-11-7c-22 0-23-3-23-22 0-28 0-56 0-84zM173 124c10-14 11-35 11-51 0-19-3-40-15-55 17 3 54 15 54 53 0 26-11 45-50 53zM98 34c0-9 0-21 24-21 32 0 48 13 48 60 0 49-12 57-72 57 0-32 0-64 0-96zM45 249c3-7 3-17 3-22 0-63 0-128 0-193 0-3 0-14-3-21 14 0 30 0 44 0-5 7-5 14-5 20 0 65 0 130 0 194 0 5 0 15 3 22-14 0-28 0-42 0zM128 143c2-1 4-1 6-1 7 0 14-1 21-1 6 8 47 77 79 108-12 0-25 0-37 0-23-35-46-71-69-106z"><text:p/></draw:path><draw:path draw:style-name="gr752" draw:text-style-name="P120" svg:width="0.04cm" svg:height="0.04cm" svg:x="1.2cm" svg:y="0.296cm" svg:viewBox="0 0 41 41" svg:d="M41 20c0-11-10-20-21-20s-20 8-20 20c0 11 9 21 20 21s21-9 21-21z"><text:p/></draw:path><draw:path draw:style-name="gr753" draw:text-style-name="P120" svg:width="0.129cm" svg:height="0.034cm" svg:x="1.33cm" svg:y="0.082cm" svg:viewBox="0 0 130 35" svg:d="M130 5c-2-2-5-3-7-5-11 5-14 18-32 18-9 0-18-6-25-9-10-7-18-9-24-9-15 0-22 8-42 30 2 2 4 3 7 5 11-6 14-19 31-19 9 0 19 7 26 10 10 7 17 9 24 9 14 0 22-9 42-30z"><text:p/></draw:path><draw:path draw:style-name="gr754" draw:text-style-name="P120" svg:width="0.191cm" svg:height="0.174cm" svg:x="1.285cm" svg:y="0.168cm" svg:viewBox="0 0 192 175" svg:d="M118 54c2-10 12-45 38-45 2 0 11 0 20 4-11 2-19 12-19 21 0 7 5 13 15 13 8 0 20-6 20-22 0-20-23-25-35-25-23 0-36 20-40 30-10-27-31-30-42-30-41 0-63 49-63 59 0 4 3 3 4 4 4 0 5 0 6-4 13-41 38-50 52-50 7 0 21 3 21 25 0 12-7 37-21 92-7 23-20 40-37 40-3 0-12 0-19-4 9-3 18-11 18-21 0-11-9-15-14-15-12 0-22 10-22 23 0 18 20 26 36 26 26 0 40-28 41-30 4 14 19 30 42 30 39 0 61-50 61-60 0-4-3-4-4-4-3 0-4 2-4 4-14 42-40 51-52 51-16 0-22-12-22-25 0-9 3-17 6-34 5-18 9-36 14-53z"><text:p/></draw:path><draw:path draw:style-name="gr755" draw:text-style-name="P120" svg:width="0.123cm" svg:height="0.183cm" svg:x="1.509cm" svg:y="0cm" svg:viewBox="0 0 124 184" svg:d="M59 89c21 0 37 14 37 44 0 33-20 43-36 43-11 0-35-3-46-19 13-1 16-10 16-15 0-9-6-15-15-15-7 0-15 5-15 16 0 25 29 41 60 41 39 0 64-25 64-51 0-22-16-43-47-48 29-11 40-31 40-48 0-22-26-37-55-37-30 0-53 14-53 36 0 9 5 15 14 15 8 0 13-7 13-15 0-7-5-13-13-13 9-12 28-15 37-15 13 0 30 6 30 29 0 11-4 25-11 32-9 10-16 11-30 12-7 0-7 0-8 0s-4 1-4 5c0 3 4 3 8 3s10 0 14 0z"><text:p/></draw:path><draw:path draw:style-name="gr756" draw:text-style-name="P120" svg:width="0.234cm" svg:height="0.014cm" svg:x="1.787cm" svg:y="0.233cm" svg:viewBox="0 0 235 15" svg:d="M222 15c7 0 13 0 13-7 0-8-6-8-13-8-69 0-140 0-209 0-6 0-13 0-13 8 0 7 7 7 13 7 69 0 140 0 209 0z"><text:p/></draw:path><draw:path draw:style-name="gr757" draw:text-style-name="P120" svg:width="0.153cm" svg:height="0.264cm" svg:x="2.161cm" svg:y="0.082cm" svg:viewBox="0 0 154 265" svg:d="M154 178c0-44-32-82-74-82-18 0-35 5-49 18 0-25 0-50 0-74 7 2 21 5 33 5 47 0 75-35 75-41 0-2-2-4-4-4-1 0-2 0-3 1-8 3-28 12-53 12-15 0-33-3-52-11-3-1-3-1-4-1-4 0-4 2-4 9 0 38 0 76 0 114 0 7 0 10 5 10 3 0 5-1 6-3 4-7 18-28 49-28 21 0 30 18 33 26 7 14 7 28 7 48 0 12 0 35-9 52-9 15-23 25-42 25-27 0-49-21-56-43 1 0 2 0 7 0 12 0 18-10 18-19 0-8-6-17-18-17-6 0-19 2-19 18 0 34 26 72 69 72 45 0 85-38 85-87z"><text:p/></draw:path><draw:path draw:style-name="gr758" draw:text-style-name="P120" svg:width="0.128cm" svg:height="0.034cm" svg:x="2.39cm" svg:y="0.082cm" svg:viewBox="0 0 129 35" svg:d="M129 5c-3-2-4-3-6-5-11 5-15 18-32 18-9 0-18-6-25-9-11-7-18-9-24-9-15 0-22 8-42 30 2 2 4 3 7 5 11-6 14-19 31-19 9 0 18 7 25 10 11 7 17 9 24 9 15 0 22-9 42-30z"><text:p/></draw:path><draw:path draw:style-name="gr759" draw:text-style-name="P120" svg:width="0.191cm" svg:height="0.174cm" svg:x="2.345cm" svg:y="0.168cm" svg:viewBox="0 0 192 175" svg:d="M118 54c2-10 11-45 38-45 2 0 11 0 19 4-10 2-18 12-18 21 0 7 4 13 15 13 8 0 20-6 20-22 0-20-23-25-36-25-22 0-35 20-41 30-8-27-29-30-41-30-40 0-62 49-62 59 0 4 3 4 4 4 4 0 5 0 6-4 13-41 38-50 52-50 6 0 21 3 21 25 0 12-7 37-21 92-7 23-20 40-38 40-2 0-11 0-18-4 8-3 17-11 17-21 0-11-9-15-14-15-11 0-21 10-21 23 0 18 19 26 36 26 26 0 40-28 41-30 4 14 19 30 42 30 39 0 61-50 61-60 0-4-3-4-4-4-3 0-4 2-6 4-12 42-38 51-51 51-15 0-21-12-21-25 0-9 2-17 6-34 5-18 9-36 14-53z"><text:p/></draw:path><draw:path draw:style-name="gr760" draw:text-style-name="P120" svg:width="0.119cm" svg:height="0.177cm" svg:x="2.572cm" svg:y="0cm" svg:viewBox="0 0 120 178" svg:d="M120 130c-3 0-7 0-10 0 0 6-3 22-7 25-2 1-23 1-26 1-17 0-34 0-51 0 29-25 39-33 55-45 20-16 39-33 39-58 0-33-29-53-64-53-33 0-56 23-56 48 0 14 12 16 14 16 7 0 15-5 15-15 0-5-3-14-16-14 8-20 27-25 40-25 26 0 40 21 40 43 0 23-16 42-25 51-22 21-44 43-66 65-2 2-2 2-2 9 37 0 74 0 111 0 3-15 6-32 9-48z"><text:p/></draw:path><draw:path draw:style-name="gr761" draw:text-style-name="P120" svg:width="0.235cm" svg:height="0.014cm" svg:x="2.845cm" svg:y="0.233cm" svg:viewBox="0 0 236 15" svg:d="M223 15c7 0 13 0 13-7 0-8-6-8-13-8-69 0-139 0-209 0-6 0-14 0-14 8 0 7 8 7 14 7 70 0 140 0 209 0z"><text:p/></draw:path><draw:path draw:style-name="gr762" draw:text-style-name="P120" svg:width="0.127cm" svg:height="0.255cm" svg:x="3.234cm" svg:y="0.082cm" svg:viewBox="0 0 128 256" svg:d="M79 10c0-9 0-10-9-10-24 25-58 25-70 25 0 5 0 8 0 12 8 0 31 0 51-11 0 66 0 133 0 199 0 15-2 19-37 19-4 0-7 0-12 0 0 4 0 9 0 12 13-1 47-1 63-1 15 0 49 0 63 1 0-3 0-8 0-12-5 0-8 0-13 0-35 0-36-4-36-19 0-71 0-144 0-215z"><text:p/></draw:path><draw:path draw:style-name="gr763" draw:text-style-name="P120" svg:width="0.162cm" svg:height="0.264cm" svg:x="3.408cm" svg:y="0.082cm" svg:viewBox="0 0 163 265" svg:d="M163 134c0-31-2-61-16-90-17-37-49-44-66-44-23 0-50 10-67 46-12 27-14 57-14 88 0 29 2 63 18 91 16 32 45 40 63 40 21 0 51-9 67-45 13-27 15-56 15-86zM81 256c-15 0-38-10-45-46-4-24-4-58-4-81 0-25 0-50 3-71 8-46 36-49 46-49 12 0 39 6 45 45 5 22 5 50 5 75 0 29 0 55-5 79-5 36-27 48-45 48z"><text:p/></draw:path><draw:path draw:style-name="gr764" draw:text-style-name="P120" svg:width="0.128cm" svg:height="0.034cm" svg:x="3.643cm" svg:y="0.082cm" svg:viewBox="0 0 129 35" svg:d="M129 5c-3-2-5-3-7-5-11 5-14 18-32 18-9 0-19-6-25-9-10-7-17-9-23-9-16 0-22 8-42 30 2 2 3 3 5 5 11-6 16-19 32-19 9 0 19 7 26 10 10 7 17 9 24 9 14 0 22-9 42-30z"><text:p/></draw:path><draw:path draw:style-name="gr765" draw:text-style-name="P120" svg:width="0.191cm" svg:height="0.174cm" svg:x="3.597cm" svg:y="0.168cm" svg:viewBox="0 0 192 175" svg:d="M118 54c3-10 12-45 38-45 2 0 11 0 20 4-11 2-19 12-19 21 0 7 5 13 15 13 8 0 20-6 20-22 0-20-22-25-35-25-23 0-36 20-40 30-10-27-31-30-42-30-41 0-63 49-63 59 0 4 3 3 4 4 4 0 5 0 6-4 13-41 38-50 52-50 7 0 21 3 21 25 0 12-7 37-21 92-7 23-20 40-37 40-2 0-12 0-19-4 9-3 18-11 18-21 0-11-9-15-14-15-12 0-22 10-22 23 0 18 20 26 36 26 27 0 40-28 41-30 4 14 19 30 42 30 39 0 61-50 61-60 0-4-3-4-4-4-3 0-4 2-4 4-14 42-40 51-52 51-16 0-21-12-21-25 0-9 2-17 7-34 4-18 7-36 12-53z"><text:p/></draw:path><draw:path draw:style-name="gr766" draw:text-style-name="P120" svg:width="0.235cm" svg:height="0.014cm" svg:x="3.925cm" svg:y="0.233cm" svg:viewBox="0 0 236 15" svg:d="M223 15c7 0 13 0 13-7 0-8-6-8-13-8-70 0-139 0-210 0-5 0-13 0-13 8 0 7 8 7 13 7 71 0 140 0 210 0z"><text:p/></draw:path><draw:path draw:style-name="gr767" draw:text-style-name="P120" svg:width="0.153cm" svg:height="0.255cm" svg:x="4.299cm" svg:y="0.082cm" svg:viewBox="0 0 154 256" svg:d="M30 226c13-13 27-26 40-39 61-53 84-74 84-112 0-44-34-75-81-75-44 0-73 36-73 70 0 21 20 21 21 21 6 0 20-4 20-20 0-9-7-19-21-19-4 0-4 0-5 0 9-26 30-40 52-40 35 0 52 32 52 63 0 30-19 61-41 85-24 27-49 54-74 82-4 4-4 5-4 14 47 0 96 0 143 0 3-22 8-44 11-67-3 0-7 0-10 0-1 11-4 29-8 34-3 3-28 3-37 3-23 0-46 0-69 0z"><text:p/></draw:path><draw:path draw:style-name="gr768" draw:text-style-name="P120" svg:width="0.162cm" svg:height="0.264cm" svg:x="4.488cm" svg:y="0.082cm" svg:viewBox="0 0 163 265" svg:d="M163 134c0-31-2-61-16-90-17-37-49-44-66-44-23 0-51 10-67 46-12 27-14 57-14 88 0 29 1 63 18 91 16 32 44 40 63 40 21 0 50-9 67-45 13-27 15-56 15-86zM81 256c-15 0-38-10-45-46-4-24-4-58-4-81 0-25 0-50 3-71 8-46 36-49 46-49 12 0 38 6 45 45 5 22 5 50 5 75 0 29 0 55-5 79-6 36-28 48-45 48z"><text:p/></draw:path><draw:path draw:style-name="gr769" draw:text-style-name="P120" svg:width="0.256cm" svg:height="0.089cm" svg:x="4.795cm" svg:y="0.19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70" draw:text-style-name="P120" svg:width="0.16cm" svg:height="0.264cm" svg:x="5.197cm" svg:y="0.082cm" svg:viewBox="0 0 161 265" svg:d="M47 81c-17-12-20-25-20-32 0-23 26-39 53-39 29 0 53 20 53 48 0 22-15 40-38 54-16-11-32-21-48-31zM103 118c28-15 48-34 48-60 0-36-36-58-71-58-38 0-69 29-69 65 0 6 0 24 16 42 5 5 19 14 29 20-23 13-56 33-56 71 0 40 40 67 80 67 44 0 81-32 81-74 0-14-5-29-19-46-8-9-14-12-39-27zM65 134c15 10 32 20 47 30 11 7 29 17 29 41 0 29-29 49-61 49-33 0-60-24-60-56 0-21 12-46 45-64z"><text:p/></draw:path></draw:g>).</text:p>
        </text:list-item>
        <text:list-item>
          <text:p text:style-name="P95"><text:span text:style-name="T22">לא נכון – </text:span><text:span text:style-name="T21">נגדיר </text:span><text:span text:style-name="T21"><draw:g text:anchor-type="as-char" svg:y="-0.288cm" draw:z-index="133" draw:style-name="gr1"><svg:title>TexMaths</svg:title><svg:desc>11§display§A := \{6, 17, 19\}§svg§600§FALSE§</svg:desc><draw:path draw:style-name="gr792" draw:text-style-name="P119" svg:width="2.539cm" svg:height="0.345cm" svg:x="0.005cm" svg:y="0.018cm" svg:viewBox="0 0 2540 346" svg:d="M1270 346c-423 0-847 0-1270 0 0-116 0-230 0-346 847 0 1693 0 2540 0 0 116 0 230 0 346-424 0-847 0-1270 0z"><text:p/></draw:path><draw:path draw:style-name="gr793" draw:text-style-name="P120" svg:width="0.264cm" svg:height="0.274cm" svg:x="-0.001cm" svg:y="0.012cm" svg:viewBox="0 0 265 275" svg:d="M55 231c-15 26-31 31-47 32-5 1-8 1-8 8 0 2 1 4 4 4 11 0 22-1 33-1 14 0 27 1 39 1 3 0 8 0 8-7 0-4-4-5-7-5-9 0-18-3-18-13 0-4 3-9 6-14 10-17 20-32 30-49 31 0 64 0 96 0 0 9 6 60 6 64 0 11-20 12-28 12-5 0-8 0-8 8 0 4 4 4 5 4 15 0 32-1 47-1 10 0 34 1 44 1 3 0 8 0 8-7 0-5-4-5-10-5-23 0-23-2-24-13-8-79-17-160-24-240-1-8-1-10-8-10-5 0-8 3-10 7-45 74-89 149-134 224zM101 175c25-43 51-85 76-127 4 42 9 84 13 127-29 0-59 0-89 0z"><text:p/></draw:path><draw:path draw:style-name="gr794" draw:text-style-name="P120" svg:width="0.041cm" svg:height="0.165cm" svg:x="0.415cm" svg:y="0.123cm" svg:viewBox="0 0 42 166" svg:d="M42 21c0-12-10-21-21-21s-21 9-21 21c0 11 10 20 21 20s21-9 21-20zM42 146c0-12-10-20-21-20s-21 8-21 20c0 11 10 20 21 20s21-9 21-20z"><text:p/></draw:path><draw:path draw:style-name="gr795" draw:text-style-name="P120" svg:width="0.255cm" svg:height="0.09cm" svg:x="0.512cm" svg:y="0.146cm" svg:viewBox="0 0 256 91" svg:d="M243 17c6 0 13-2 13-9 0-8-7-8-12-8-77 0-155 0-232 0-5 0-12 0-12 8 0 7 7 9 12 9 77 0 154 0 231 0zM244 91c5 0 12 0 12-7 0-9-7-9-13-9-77 0-154 0-231 0-5 0-12 0-12 9 0 7 7 7 12 7 77 0 155 0 232 0z"><text:p/></draw:path><draw:path draw:style-name="gr796" draw:text-style-name="P120" svg:width="0.136cm" svg:height="0.384cm" svg:x="0.925cm" svg:y="0cm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797" draw:text-style-name="P120" svg:width="0.16cm" svg:height="0.263cm" svg:x="1.107cm" svg:y="0.033cm" svg:viewBox="0 0 161 264" svg:d="M35 130c0-3 0-7 0-9 0-98 47-112 67-112 10 0 26 3 34 15-5 0-21 0-21 18 0 12 9 17 18 17 7 0 18-3 18-17 0-24-17-42-50-42-49 0-101 50-101 134 0 103 45 130 80 130 43 0 81-36 81-86 0-49-35-87-77-87-27 0-41 20-49 39zM80 253c-24 0-35-23-37-28-8-18-8-49-8-55 0-30 13-69 47-69 7 0 25 0 37 23 6 15 6 35 6 53 0 19 0 38-6 51-11 23-29 25-39 25z"><text:p/></draw:path><draw:path draw:style-name="gr798" draw:text-style-name="P120" svg:width="0.044cm" svg:height="0.115cm" svg:x="1.316cm" svg:y="0.247cm" svg:viewBox="0 0 45 116" svg:d="M45 41c0-26-10-41-24-41-13 0-21 10-21 21 0 10 8 20 21 20 4 0 10-1 13-5 1-1 1-1 2-1 0 2 1 0 1 6 0 28-14 51-26 64-4 4-4 5-4 6 0 2 2 5 3 5 4 0 35-30 35-75z"><text:p/></draw:path><draw:path draw:style-name="gr799" draw:text-style-name="P120" svg:width="0.127cm" svg:height="0.254cm" svg:x="1.488cm" svg:y="0.033cm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800" draw:text-style-name="P120" svg:width="0.165cm" svg:height="0.268cm" svg:x="1.669cm" svg:y="0.027cm" svg:viewBox="0 0 166 269" svg:d="M163 26c3-5 3-5 3-14-31 0-63 0-93 0-48 0-49-4-50-12-3 0-7 0-10 0-4 26-9 53-13 79 3 0 7 0 10 0 1-5 4-29 10-35 2-2 33-2 37-2 27 0 54 0 80 0-4 6-35 48-42 61-36 52-48 105-48 145 0 3 0 21 18 21 17 0 17-18 17-21 0-7 0-13 0-20 0-21 2-42 5-63 1-9 6-42 24-66s34-48 52-73z"><text:p/></draw:path><draw:path draw:style-name="gr801" draw:text-style-name="P120" svg:width="0.044cm" svg:height="0.115cm" svg:x="1.874cm" svg:y="0.247cm" svg:viewBox="0 0 45 116" svg:d="M45 41c0-26-10-41-25-41-12 0-20 10-20 21 0 10 8 20 20 20 4 0 10-1 13-5 2-1 1-1 2-1s1 0 1 6c0 28-13 51-26 64-5 4-5 5-5 6 0 2 3 5 5 5 4 0 35-30 35-75z"><text:p/></draw:path><draw:path draw:style-name="gr802" draw:text-style-name="P120" svg:width="0.127cm" svg:height="0.254cm" svg:x="2.047cm" svg:y="0.033cm" svg:viewBox="0 0 128 255" svg:d="M79 10c0-10 0-10-9-10-24 24-58 24-70 24 0 5 0 8 0 12 8 0 31 0 51-10 0 66 0 133 0 199 0 14-2 18-37 18-4 0-7 0-12 0 0 5 0 9 0 12 13-1 47-1 63-1 15 0 48 0 63 1 0-3 0-7 0-12-5 0-9 0-14 0-34 0-35-4-35-18 0-72 0-144 0-215z"><text:p/></draw:path><draw:path draw:style-name="gr803" draw:text-style-name="P120" svg:width="0.16cm" svg:height="0.263cm" svg:x="2.222cm" svg:y="0.033cm" svg:viewBox="0 0 161 264" svg:d="M125 134c0 4 0 8 0 12 0 90-39 107-62 107-7 0-28-1-38-14 17 0 20-11 20-18 0-12-9-16-18-16-6 0-17 3-17 17 0 26 21 42 53 42 50 0 98-53 98-134 0-105-46-130-80-130-21 0-40 7-57 24-15 18-24 33-24 63 0 47 34 86 77 86 24 0 40-17 48-39zM77 164c-6 0-23 0-35-24-7-14-7-34-7-53 0-21 0-40 8-53 10-20 25-25 38-25 18 0 31 13 38 31 4 12 5 36 5 55 0 32-13 69-47 69z"><text:p/></draw:path><draw:path draw:style-name="gr804" draw:text-style-name="P120" svg:width="0.136cm" svg:height="0.384cm" svg:x="2.427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span><text:span text:style-name="T21">. </text:span><text:span text:style-name="T22">לכן, לפי עקרון ההפרדה, הטענה הבאה נכונה </text:span><text:span text:style-name="T23">בעבור </text:span><text:span text:style-name="T23"><draw:g text:anchor-type="as-char" svg:y="-0.275cm" draw:z-index="127" draw:style-name="gr1"><svg:title>TexMaths</svg:title><svg:desc>11§display§A§svg§600§FALSE§</svg:desc><draw:path draw:style-name="gr864" draw:text-style-name="P119" svg:width="0.236cm" svg:height="0.234cm" svg:x="0.006cm" svg:y="0.02cm" svg:viewBox="0 0 237 235" svg:d="M0 0c79 0 158 0 237 0 0 78 0 157 0 235-79 0-158 0-237 0 0-78 0-157 0-235z"><text:p/></draw:path><draw:path draw:style-name="gr865" draw:text-style-name="P120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2">: </text:span><text:span text:style-name="T22"><draw:g text:anchor-type="as-char" svg:y="-0.443cm" draw:z-index="132" draw:style-name="gr1"><svg:title>TexMaths</svg:title><svg:desc>11§display§\big(A \in \powerset(N)\big) \land \Big(\forall a, b \in A. a &gt; b \rightarrow \big(\exists k \in \N_{&gt;1}. \tfrac{a - b}{k} \in \N_{&gt;1}\big) \Big)§svg§600§FALSE§</svg:desc><draw:path draw:style-name="gr805" draw:text-style-name="P119" svg:width="9.825cm" svg:height="0.653cm" svg:x="-0.001cm" svg:y="0.019cm" svg:viewBox="0 0 9826 654" svg:d="M0 0c3276 0 6550 0 9826 0 0 218 0 436 0 654-3276 0-6550 0-9826 0 0-218 0-436 0-654z"><text:p/></draw:path><draw:path draw:style-name="gr806" draw:text-style-name="P120" svg:width="0.1cm" svg:height="0.461cm" svg:x="0.038cm" svg:y="0.115cm" svg:viewBox="0 0 101 462" svg:d="M101 458c0-1-1-2-1-3-18-19-44-50-60-113-9-35-13-74-13-110 0-102 25-173 71-223 3-3 2-3 3-5 0-4-3-4-4-4-6 0-27 23-32 30-40 46-65 115-65 201 0 55 10 132 60 197 5 5 30 34 37 34 1 0 4 0 4-4z"><text:p/></draw:path><draw:path draw:style-name="gr807" draw:text-style-name="P120" svg:width="0.264cm" svg:height="0.275cm" svg:x="0.17cm" svg:y="0.168cm" svg:viewBox="0 0 265 276" svg:d="M56 232c-15 27-31 31-47 32-5 1-9 1-9 9 0 2 2 3 5 3 10 0 22-1 33-1 14 0 27 1 39 1 2 0 8 0 8-6 0-5-4-6-7-6-9 0-18-3-18-13 0-4 3-9 6-14 10-17 19-33 29-50 33 0 64 0 97 0 0 9 6 61 6 65 0 11-20 12-28 12-5 0-8 0-8 9 0 3 3 2 4 3 17 0 33-1 48-1 10 0 35 1 44 1 3 0 7 0 7-7 0-5-3-5-9-5-23 0-23-2-24-13-8-80-16-161-24-241-1-8-1-10-8-10-5 0-8 3-10 7-45 74-89 149-134 225zM102 175c26-43 51-85 76-127 5 42 9 84 13 127-29 0-59 0-89 0z"><text:p/></draw:path><draw:path draw:style-name="gr808" draw:text-style-name="P120" svg:width="0.193cm" svg:height="0.222cm" svg:x="0.585cm" svg:y="0.235cm" svg:viewBox="0 0 194 223" svg:d="M180 120c7 0 14 0 14-8 0-7-7-7-14-7-55 0-109 0-164 0 5-52 49-90 104-90 20 0 41 0 60 0 7 0 14 0 14-7 0-8-7-8-14-8-21 0-40 0-61 0-66 0-119 51-119 112 0 62 53 111 119 111 21 0 40 0 61 0 7 0 14 0 14-7 0-8-7-8-14-8-19 0-40 0-60 0-55 0-99-36-104-88 55 0 109 0 164 0z"><text:p/></draw:path><draw:path draw:style-name="gr809" draw:text-style-name="P120" svg:width="0.274cm" svg:height="0.282cm" svg:x="0.927cm" svg:y="0.181cm" svg:viewBox="0 0 275 283" svg:d="M125 0c-54 0-95 26-111 44-13 15-14 26-14 28s1 3 3 3c7 0 16-6 19-8 8-5 9-8 11-14 5-17 16-30 65-32-7 87-30 172-63 252-2 6-1 4-2 7 0 2 1 3 4 3 6 0 25-9 29-19 20-47 52-135 64-243 6 0 13 0 20 0 47 0 92 19 92 57 0 29-28 83-103 85-8 1-13 1-24 8-6 4-9 8-9 11 0 2 2 2 7 2 71 0 162-60 162-122 0-44-53-62-97-62-17 0-35 0-53 0z"><text:p/></draw:path><draw:path draw:style-name="gr810" draw:text-style-name="P120" svg:width="0.089cm" svg:height="0.384cm" svg:x="1.257cm" svg:y="0.153cm" svg:viewBox="0 0 90 385" svg:d="M90 382c0-2 0-2-6-9-49-47-61-121-61-179 0-67 14-135 62-183 5-4 5-5 5-7 0-3-2-4-4-4-4 0-39 26-62 76-19 42-24 85-24 118 0 29 4 76 25 120 24 46 57 71 61 71 2 0 4-1 4-3z"><text:p/></draw:path><draw:path draw:style-name="gr811" draw:text-style-name="P120" svg:width="0.325cm" svg:height="0.262cm" svg:x="1.385cm" svg:y="0.181cm" svg:viewBox="0 0 326 263" svg:d="M277 41c3-16 11-28 42-29 2 0 7-1 7-8 0-1 0-4-6-4-12 0-26 1-38 1-14 0-28-1-40-1-2 0-7 0-7 8 0 4 4 4 7 4 22 0 26 8 26 17 0 1-1 6-1 7-14 58-29 115-44 173-28-68-56-135-84-202-4-7-4-7-14-7-17 0-34 0-51 0-8 0-11 0-11 8 0 4 3 4 11 4 2 0 26 0 26 3-18 70-34 138-52 207-4 16-11 28-41 29-3 0-7 1-7 9 0 2 2 3 4 3 14 0 27-1 40-1s26 1 40 1c2 0 6 0 6-8 0-3-3-4-8-4-22 0-25-9-25-17 0-2 0-4 1-8 18-69 34-136 52-204 1 2 1 3 3 7 32 76 64 152 96 227 3 7 4 7 8 7s4-1 6-8c18-71 37-143 54-214z"><text:p/></draw:path><draw:path draw:style-name="gr812" draw:text-style-name="P120" svg:width="0.088cm" svg:height="0.384cm" svg:x="1.745cm" svg:y="0.153cm" svg:viewBox="0 0 89 385" svg:d="M89 194c0-31-3-77-25-121-23-48-56-73-61-73-2 0-3 2-3 4s0 3 8 9c37 39 59 99 59 181 0 66-14 133-63 181-4 5-4 5-4 7s1 3 3 3c5 0 40-26 62-73 20-43 24-86 24-118z"><text:p/></draw:path><draw:path draw:style-name="gr813" draw:text-style-name="P120" svg:width="0.1cm" svg:height="0.461cm" svg:x="1.89cm" svg:y="0.115cm" svg:viewBox="0 0 101 462" svg:d="M101 232c0-55-10-133-60-198-5-4-29-34-37-34-2 0-4 1-4 4 0 2 1 3 2 4 19 20 44 51 60 113 8 35 12 75 12 110 0 40-4 79-14 117-14 53-37 84-57 106-3 3-2 3-3 4 0 3 2 4 4 4 6 0 28-24 32-29 40-47 65-115 65-201z"><text:p/></draw:path><draw:path draw:style-name="gr814" draw:text-style-name="P120" svg:width="0.213cm" svg:height="0.238cm" svg:x="2.157cm" svg:y="0.213cm" svg:viewBox="0 0 214 239" svg:d="M117 8c-4-7-6-8-9-8-6 0-7 2-9 8-32 71-65 143-97 215-2 6-2 6-2 8 0 5 3 8 8 8 3 0 5-1 8-8 31-68 61-136 92-205 29 69 60 137 90 205 3 8 8 8 9 8 4 0 7-3 7-8 0-1 0-1-2-6-32-73-64-145-95-217z"><text:p/></draw:path><draw:path draw:style-name="gr815" draw:text-style-name="P120" svg:width="0.146cm" svg:height="0.693cm" svg:x="2.549cm" svg:y="0cm" svg:viewBox="0 0 147 694" svg:d="M130 689c1 0 3 3 4 5 3 0 6 0 9 0 1 0 4 0 4-5 0-1-1-2-2-3-13-13-34-35-58-77-42-75-57-170-57-261 0-172 48-273 116-341 1-1 1-1 1-3 0-4-3-4-7-4-5 0-6 0-9 3-38 32-78 85-105 167-17 51-26 113-26 177 0 90 16 194 78 284 10 15 17 21 24 31 5 4 10 11 12 14 6 4 10 9 16 13z"><text:p/></draw:path><draw:path draw:style-name="gr816" draw:text-style-name="P120" svg:width="0.213cm" svg:height="0.275cm" svg:x="2.71cm" svg:y="0.175cm" svg:viewBox="0 0 214 276" svg:d="M213 14c1-4 1-4 1-6 0-5-2-8-7-8s-7 4-9 9c-11 28-21 56-32 85-40 0-78 0-118 0-11-29-21-57-32-85-2-6-3-9-8-9s-8 3-8 8c0 1 0 1 2 6 32 85 65 169 97 254 1 5 3 8 9 8 5 0 6-4 7-7 33-85 65-170 98-255zM55 109c35 0 69 0 104 0-17 45-34 91-51 138-18-47-35-93-53-138z"><text:p/></draw:path><draw:path draw:style-name="gr817" draw:text-style-name="P120" svg:width="0.176cm" svg:height="0.174cm" svg:x="2.94cm" svg:y="0.272cm" svg:viewBox="0 0 177 175" svg:d="M129 25c-7-14-18-25-36-25-45 0-93 57-93 113 0 37 22 62 52 62 7 0 27-1 50-29 2 17 17 29 35 29 14 0 22-9 29-21 7-14 11-37 11-38 0-4-3-4-4-4-5 0-5 1-6 7-6 25-13 48-30 48-9 0-11-11-11-18 0-8 2-11 5-29 4-15 5-20 9-34 4-18 10-36 14-54 2-11 2-12 2-13 0-7-4-11-11-11-9 0-15 9-16 17zM103 125c-1 7-1 8-7 15-17 21-32 27-43 27-20 0-26-22-26-36 0-20 13-67 22-85 11-23 29-37 44-37 26 0 31 32 31 34s-1 4-1 7c-6 25-13 50-20 75z"><text:p/></draw:path><draw:path draw:style-name="gr818" draw:text-style-name="P120" svg:width="0.044cm" svg:height="0.115cm" svg:x="3.163cm" svg:y="0.402cm" svg:viewBox="0 0 45 116" svg:d="M45 41c0-26-9-41-24-41-13 0-21 10-21 21 0 10 8 20 21 20 4 0 10-1 13-5 1-1 1-1 2-1 0 2 1 0 1 6 0 28-13 51-26 65-4 3-4 4-4 5 0 3 2 5 3 5 4 0 35-30 35-75z"><text:p/></draw:path><draw:path draw:style-name="gr819" draw:text-style-name="P120" svg:width="0.141cm" svg:height="0.271cm" svg:x="3.32cm" svg:y="0.175cm" svg:viewBox="0 0 142 272" svg:d="M74 4c0-1 0-4-5-4-10 0-37 3-47 3-3 1-8 1-8 8 0 6 4 6 9 6 19 0 20 2 20 6 0 2-3 16-6 23-11 42-21 84-32 127-4 19-5 25-5 38 0 37 20 61 48 61 47 0 94-57 94-113 0-35-21-62-52-62-17 0-33 12-45 23 10-39 19-77 29-116zM37 150c3-8 3-9 6-13 20-26 36-31 47-31 13 0 24 12 24 36 0 23-13 67-19 81-14 27-31 41-47 41-13 0-25-11-25-39 0-8 0-15 6-39 3-12 5-24 8-36z"><text:p/></draw:path><draw:path draw:style-name="gr820" draw:text-style-name="P120" svg:width="0.191cm" svg:height="0.222cm" svg:x="3.607cm" svg:y="0.235cm" svg:viewBox="0 0 192 223" svg:d="M179 120c7 0 13 0 13-8 0-7-6-7-13-7-55 0-109 0-164 0 5-52 50-90 104-90 20 0 40 0 60 0 7 0 13 0 13-7 0-8-6-8-13-8-20 0-40 0-60 0-66 0-119 51-119 112 0 62 53 111 119 111 20 0 40 0 60 0 7 0 13 0 13-7 0-8-6-8-13-8-20 0-40 0-60 0-54 0-99-36-104-88 55 0 109 0 164 0z"><text:p/></draw:path><draw:path draw:style-name="gr821" draw:text-style-name="P120" svg:width="0.264cm" svg:height="0.275cm" svg:x="3.953cm" svg:y="0.168cm" svg:viewBox="0 0 265 276" svg:d="M55 232c-15 27-30 31-47 32-5 1-8 1-8 9 0 2 2 3 4 3 11 0 23-1 34-1 13 0 26 1 39 1 2 0 7 0 7-6 0-5-4-6-6-6-9 0-19-3-19-13 0-4 3-9 6-14 10-17 20-33 30-50 31 0 64 0 96 0 1 9 7 61 7 65 0 11-21 12-29 12-5 0-8 0-8 9 0 3 4 3 5 3 15 0 32-1 48-1 10 0 35 1 44 1 3 0 7 0 7-7 0-5-4-5-9-5-24 0-24-2-25-13-8-80-15-161-23-241-1-8-1-10-8-10-6 0-8 3-10 7-45 74-90 149-135 225zM102 175c26-43 51-85 76-127 5 42 8 84 12 127-29 0-58 0-88 0z"><text:p/></draw:path><draw:path draw:style-name="gr822" draw:text-style-name="P120" svg:width="0.041cm" svg:height="0.04cm" svg:x="4.262cm" svg:y="0.402cm" svg:viewBox="0 0 42 41" svg:d="M42 21c0-11-10-21-21-21s-21 10-21 21 10 20 21 20 21-9 21-20z"><text:p/></draw:path><draw:path draw:style-name="gr823" draw:text-style-name="P120" svg:width="0.176cm" svg:height="0.174cm" svg:x="4.353cm" svg:y="0.272cm" svg:viewBox="0 0 177 175" svg:d="M129 25c-8-14-19-25-37-25-45 0-92 57-92 113 0 37 21 62 51 62 8 0 27-1 50-29 3 17 17 29 35 29 14 0 23-9 29-21 7-14 12-37 12-38 0-4-3-4-5-4-4 0-4 1-5 7-6 25-14 48-30 48-11 0-12-11-12-18 0-8 1-11 6-29 4-15 4-20 9-34 4-18 8-36 13-54 3-11 3-12 3-13 0-7-5-11-11-11-10 0-15 9-16 17zM103 125c-2 7-2 8-7 15-18 21-33 27-44 27-19 0-25-22-25-36 0-20 13-67 21-85 12-23 30-37 45-37 26 0 31 32 31 34s-1 4-2 7c-7 25-12 50-19 75z"><text:p/></draw:path><draw:path draw:style-name="gr824" draw:text-style-name="P120" svg:width="0.235cm" svg:height="0.222cm" svg:x="4.68cm" svg:y="0.235cm" svg:viewBox="0 0 236 223" svg:d="M229 120c4-1 7-3 7-8s-3-6-7-9c-72-34-142-67-214-101-5-2-6-2-7-2-5 0-8 3-8 8 0 3 2 5 8 9 67 31 135 63 202 95-67 32-135 64-202 96-6 2-8 4-8 8s3 7 8 7c1 0 2 0 7-2 72-34 142-68 214-101z"><text:p/></draw:path><draw:path draw:style-name="gr825" draw:text-style-name="P120" svg:width="0.141cm" svg:height="0.271cm" svg:x="5.074cm" svg:y="0.175cm" svg:viewBox="0 0 142 272" svg:d="M74 4c0-1 0-4-6-4-9 0-36 3-46 3-3 1-8 1-8 8 0 6 4 6 9 6 19 0 20 2 20 6 0 2-3 16-6 23-11 42-21 84-32 127-4 19-5 25-5 38 0 37 20 61 48 61 47 0 94-57 94-113 0-35-21-62-52-62-17 0-33 12-45 23 10-39 19-77 29-116zM37 150c3-8 3-9 6-13 19-26 36-31 46-31 14 0 25 12 25 36 0 23-13 67-19 81-14 27-31 41-47 41-13 0-25-11-25-39 0-8 0-15 6-39 3-12 5-24 8-36z"><text:p/></draw:path><draw:path draw:style-name="gr826" draw:text-style-name="P120" svg:width="0.342cm" svg:height="0.2cm" svg:x="5.35cm" svg:y="0.247cm" svg:viewBox="0 0 343 201" svg:d="M301 109c-22 15-32 32-35 36-17 28-14 34-21 52 0 4 6 4 8 4 7 0 8 0 9-7 9-38 32-71 76-88 4-1 5-3 5-5 0-3-2-4-3-4-17-7-64-27-78-91-1-5-2-6-9-6-2 0-8 0-8 4 0 2 4 26 20 52 8 11 19 24 36 38-95 0-192 0-288 0-6 0-13 0-13 7 0 8 7 8 13 8 96 0 193 0 288 0z"><text:p/></draw:path><draw:path draw:style-name="gr827" draw:text-style-name="P120" svg:width="0.1cm" svg:height="0.461cm" svg:x="5.882cm" svg:y="0.115cm" svg:viewBox="0 0 101 462" svg:d="M101 458c0-1-1-2-2-3-18-19-44-50-61-113-8-35-12-74-12-110 0-102 25-173 71-223 4-3 3-3 4-5 0-4-3-4-5-4-6 0-27 23-31 30-40 46-65 115-65 201 0 55 10 132 60 197 4 5 29 34 36 34 2 0 5 0 5-4z"><text:p/></draw:path><draw:path draw:style-name="gr828" draw:text-style-name="P120" svg:width="0.171cm" svg:height="0.267cm" svg:x="6.021cm" svg:y="0.175cm" svg:viewBox="0 0 172 268" svg:d="M172 14c0-13-2-14-14-14-48 0-96 0-145 0-6 0-13 0-13 8 0 7 7 7 13 7 47 0 96 0 143 0 0 38 0 74 0 112-46 0-91 0-137 0-7 0-14 0-14 7 0 8 7 8 14 8 46 0 91 0 137 0 0 36 0 73 0 110-47 0-96 0-143 0-6 0-13 0-13 8s7 8 13 8c49 0 97 0 145 0 12 0 14-2 14-14 0-80 0-159 0-240z"><text:p/></draw:path><draw:path draw:style-name="gr829" draw:text-style-name="P120" svg:width="0.174cm" svg:height="0.271cm" svg:x="6.236cm" svg:y="0.175cm" svg:viewBox="0 0 175 272" svg:d="M90 4c0-1 0-4-5-4-9 0-38 3-48 3-3 1-6 1-6 8 0 6 3 6 9 6 18 0 19 2 19 6 0 2-1 6-1 8-18 74-37 147-56 222-2 6-2 6-2 8 0 9 8 11 11 11 5 0 11-3 13-8 2-3 20-75 22-85 13 2 45 8 45 33 0 3 0 5-1 8-1 5-2 10-2 14 0 22 15 38 36 38 11 0 22-6 30-20 10-18 14-38 14-40 0-3-3-3-4-3-5 0-5 1-6 7-7 28-16 48-34 48-6 0-12-4-12-19 0-6 1-15 3-22 2-6 2-7 2-11 0-25-25-36-58-40 12-8 25-20 33-29 19-21 38-37 56-37 3 0 3 0 4 0 4 1 4 1 7 3 2 1 2 1 3 2-19 1-22 16-22 21 0 6 4 13 14 13s21-8 21-24c0-11-9-24-27-24-9 0-28 3-56 34-13 15-28 31-43 36 14-54 28-109 41-163z"><text:p/></draw:path><draw:path draw:style-name="gr830" draw:text-style-name="P120" svg:width="0.191cm" svg:height="0.222cm" svg:x="6.568cm" svg:y="0.235cm" svg:viewBox="0 0 192 223" svg:d="M179 120c7 0 13 0 13-8 0-7-6-7-13-7-55 0-109 0-164 0 5-52 50-90 104-90 20 0 40 0 60 0 7 0 13 0 13-7 0-8-6-8-13-8-20 0-40 0-60 0-67 0-119 51-119 112 0 62 52 111 119 111 20 0 40 0 60 0 7 0 13 0 13-7 0-8-6-8-13-8-20 0-40 0-60 0-54 0-99-36-104-88 55 0 109 0 164 0z"><text:p/></draw:path><draw:path draw:style-name="gr831" draw:text-style-name="P120" svg:width="0.261cm" svg:height="0.271cm" svg:x="6.91cm" svg:y="0.18cm" svg:viewBox="0 0 262 272" svg:d="M34 35c0 63 0 126 0 188 0 20-3 28-23 28-4 0-11 0-11 7 0 6 7 6 13 6 20 0 41 0 61 0 6 0 12 0 12-6 0-7-6-7-11-7-22 0-26-9-26-29 0-59 0-117 0-177 57 74 112 148 168 221 3 5 5 6 8 6 7 0 7-7 7-13 0-73 0-146 0-218 0-21 3-27 21-28 2 0 9 0 9-6 0-7-6-7-13-7-19 0-38 0-57 0-6 0-13 0-13 7 0 6 8 6 11 6 22 1 26 9 26 29 0 41 0 80 0 121-39-53-79-105-117-157-4-6-6-6-14-6-22 0-45 0-67 0-7 0-14 0-14 7 0 6 7 6 9 6 10 1 18 8 21 12 0 4 0 5 0 10zM218 244c-56-73-112-147-169-221-3-4-3-5-7-10 15 0 31 0 46 0 43 59 87 117 130 176 0 18 0 37 0 55z"><text:p/></draw:path><draw:path draw:style-name="gr832" draw:text-style-name="P120" svg:width="0.182cm" svg:height="0.176cm" svg:x="7.209cm" svg:y="0.346cm" svg:viewBox="0 0 183 177" svg:d="M177 96c3-1 6-4 6-7 0-4-4-6-6-8-55-26-110-52-165-79-4-2-3-1-5-2-5 0-7 3-7 7s3 6 5 7c52 25 104 50 156 74-52 25-104 50-156 75-3 2-5 3-5 8 0 3 2 6 7 6 1-1 1 0 4-2 55-26 111-53 166-79z"><text:p/></draw:path><draw:path draw:style-name="gr833" draw:text-style-name="P120" svg:width="0.097cm" svg:height="0.178cm" svg:x="7.451cm" svg:y="0.323cm" svg:viewBox="0 0 98 179" svg:d="M60 8c0-8 0-8-7-8-18 17-42 18-53 18 0 3 0 6 0 10 7 0 24 0 38-8 0 46 0 91 0 137 0 9 0 13-26 13-3 0-8 0-11 0 0 3 0 6 0 9 6 0 39-1 48-1s43 1 49 1c0-3 0-6 0-9-3 0-7 0-10 0-28 0-28-4-28-13 0-49 0-100 0-149z"><text:p/></draw:path><draw:path draw:style-name="gr834" draw:text-style-name="P120" svg:width="0.04cm" svg:height="0.04cm" svg:x="7.628cm" svg:y="0.402cm" svg:viewBox="0 0 41 41" svg:d="M41 21c0-11-10-21-21-21-12 0-20 10-20 21s8 20 20 20c11 0 21-9 21-20z"><text:p/></draw:path><draw:path draw:style-name="gr835" draw:text-style-name="P120" svg:width="0.138cm" svg:height="0.121cm" svg:x="7.765cm" svg:y="0.173cm" svg:viewBox="0 0 139 122" svg:d="M98 15c-6-8-14-15-28-15-35 0-70 39-70 77 0 26 18 45 41 45 15 0 28-9 38-19 6 16 21 19 29 19 10 0 16-6 21-14 6-11 10-27 10-28 0-3-4-3-5-3-4 0-4 1-6 9-4 12-8 28-20 28-7 0-9-6-9-13 0-4 2-14 4-22 3-6 5-17 6-24 2-7 3-13 5-20 3-7 6-20 6-21 0-6-6-8-10-8s-10 3-12 9zM80 86c-1 6-7 12-13 17-2 3-13 11-25 11-10 0-20-7-20-26 0-14 8-44 14-55 12-21 27-25 34-25 19 0 25 21 25 23 0 1-2 3-2 4-4 17-8 34-13 51z"><text:p/></draw:path><draw:path draw:style-name="gr836" draw:text-style-name="P120" svg:width="0.183cm" svg:height="0.012cm" svg:x="7.945cm" svg:y="0.218cm" svg:viewBox="0 0 184 13" svg:d="M173 13c4 0 11 0 11-6 0-7-7-7-11-7-54 0-108 0-162 0-4 0-11 0-11 7 0 6 7 6 11 6 54 0 108 0 162 0z"><text:p/></draw:path><draw:path draw:style-name="gr837" draw:text-style-name="P120" svg:width="0.108cm" svg:height="0.189cm" svg:x="8.176cm" svg:y="0.105cm" svg:viewBox="0 0 109 190" svg:d="M53 8c1 0 1-4 1-5s-1-3-5-3c-5 0-27 2-34 2-2 1-6 1-6 7 0 3 4 3 7 3 14 0 14 2 14 5 0 2-4 13-5 18-2 9-4 17-6 26-3 8-18 68-18 71-1 7-1 10-1 13 0 28 16 45 40 45 33 0 69-37 69-77 0-32-22-45-41-45-13 0-25 8-34 15 7-26 12-50 19-75zM40 183c-14 0-21-12-21-28 0-10 2-20 10-49 2-6 2-7 6-12 11-13 23-18 33-18s20 8 20 26c0 11-7 39-14 54-7 14-20 27-34 27z"><text:p/></draw:path><draw:path draw:style-name="gr838" draw:text-style-name="P120" svg:width="0.545cm" svg:height="0.014cm" svg:x="7.748cm" svg:y="0.339cm" svg:viewBox="0 0 546 15" svg:d="M0 0c181 0 364 0 546 0 0 6 0 10 0 15-182 0-365 0-546 0 0-5 0-9 0-15z"><text:p/></draw:path><draw:path draw:style-name="gr839" draw:text-style-name="P120" svg:width="0.132cm" svg:height="0.189cm" svg:x="7.956cm" svg:y="0.389cm" svg:viewBox="0 0 133 190" svg:d="M64 8c1 0 1-4 1-5s-1-3-5-3-27 2-34 2c-2 1-5 1-5 7 0 3 3 3 6 3 14 0 14 2 14 5 0 2-1 3-1 6-14 51-26 101-39 153-1 5-1 5-1 6 0 4 3 8 9 8 7 0 11-5 13-12 0-1 12-48 13-51 19 2 34 7 34 22 0 1 0 2 0 5-1 5-1 6-1 8 0 20 16 28 29 28 26 0 23-28 34-41 0-4-3-4-5-4-3 0-4 1-5 7-3 11-11 31-24 31-7 0-9-7-9-15 0-4 0-5 1-12 1-1 2-5 2-8 0-24-33-28-44-29 8-5 18-13 22-18 15-13 28-25 43-25 3 0 7 1 9 3-12 2-14 11-14 16s4 10 11 10 15-6 15-18c0-9-7-19-21-19-15 0-30 11-43 24-12 10-21 19-32 24 9-37 18-72 27-108z"><text:p/></draw:path><draw:path draw:style-name="gr840" draw:text-style-name="P120" svg:width="0.193cm" svg:height="0.222cm" svg:x="8.48cm" svg:y="0.235cm" svg:viewBox="0 0 194 223" svg:d="M179 120c7 0 15 0 15-8 0-7-8-7-15-7-55 0-109 0-164 0 6-52 50-90 104-90 20 0 40 0 60 0 7 0 15 0 15-7 0-8-8-8-15-8-20 0-40 0-60 0-66 0-119 51-119 112 0 62 53 111 119 111 20 0 40 0 60 0 7 0 15 0 15-7 0-8-8-8-15-8-20 0-40 0-60 0-54 0-98-36-104-88 55 0 109 0 164 0z"><text:p/></draw:path><draw:path draw:style-name="gr841" draw:text-style-name="P120" svg:width="0.261cm" svg:height="0.271cm" svg:x="8.822cm" svg:y="0.18cm" svg:viewBox="0 0 262 272" svg:d="M34 35c0 63 0 126 0 188 0 20-3 28-23 28-4 0-11 0-11 7 0 6 7 6 13 6 20 0 41 0 61 0 6 0 12 0 12-6 0-7-6-7-11-7-21 0-24-9-24-29 0-59 0-117 0-177 56 74 111 148 167 221 3 5 4 6 7 6 7 0 7-7 7-13 0-73 0-146 0-218 0-21 3-27 21-28 2 0 9 0 9-6 0-7-6-7-12-7-19 0-39 0-58 0-6 0-13 0-13 7 0 6 8 6 12 6 21 1 25 9 25 29 0 41 0 80 0 121-39-53-79-105-117-157-3-6-6-6-14-6-22 0-45 0-67 0-7 0-13 0-13 7 0 6 6 6 8 6 10 1 18 8 22 12-1 4-1 5-1 10zM219 244c-56-73-112-147-168-221-5-4-5-5-9-10 15 0 31 0 46 0 44 59 87 117 131 176 0 18 0 37 0 55z"><text:p/></draw:path><draw:path draw:style-name="gr842" draw:text-style-name="P120" svg:width="0.182cm" svg:height="0.176cm" svg:x="9.121cm" svg:y="0.346cm" svg:viewBox="0 0 183 177" svg:d="M177 96c3-1 6-4 6-7 0-4-3-6-6-8-55-26-110-52-165-79-3-2-4-2-5-2-4 0-7 3-7 7s3 6 5 7c52 25 104 50 156 74-52 25-104 50-156 75-3 2-5 3-5 8 0 3 3 6 7 6 2-1 2 0 5-2 55-26 110-53 165-79z"><text:p/></draw:path><draw:path draw:style-name="gr843" draw:text-style-name="P120" svg:width="0.097cm" svg:height="0.178cm" svg:x="9.363cm" svg:y="0.323cm" svg:viewBox="0 0 98 179" svg:d="M60 8c0-8 0-8-7-8-18 17-42 18-53 18 0 3 0 6 0 10 7 0 24 0 40-8 0 46 0 91 0 137 0 9 0 13-28 13-3 0-7 0-10 0 0 3 0 6 0 9 5 0 38-1 47-1s43 1 49 1c0-3 0-6 0-9-3 0-7 0-10 0-28 0-28-4-28-13 0-49 0-100 0-149z"><text:p/></draw:path><draw:path draw:style-name="gr844" draw:text-style-name="P120" svg:width="0.1cm" svg:height="0.461cm" svg:x="9.523cm" svg:y="0.115cm" svg:viewBox="0 0 101 462" svg:d="M101 232c0-55-10-133-60-198-4-4-29-34-37-34-1 0-4 1-4 4 0 2 1 3 2 4 19 20 44 51 60 113 9 35 13 75 13 110 0 40-4 79-15 117-14 53-37 84-57 106-3 3-2 3-3 4 0 3 3 4 4 4 7 0 28-24 32-29 40-47 65-115 65-201z"><text:p/></draw:path><draw:path draw:style-name="gr845" draw:text-style-name="P120" svg:width="0.146cm" svg:height="0.693cm" svg:x="9.697cm" svg:y="0cm" svg:viewBox="0 0 147 694" svg:d="M147 347c0-110-26-228-102-315-5-7-20-22-29-30-3-2-3-2-8-2-4 0-8 0-8 4 0 2 2 3 3 4 13 13 33 35 57 77 42 75 58 169 58 262 0 167-47 268-116 340-1 0-2 1-2 2 0 5 4 5 8 5 5 0 5 0 10-4 36-32 78-85 104-166 17-53 25-116 25-177z"><text:p/></draw:path></draw:g></text:span>. <text:span text:style-name="T22">נבדוק ידנית: בעבור </text:span><text:span text:style-name="T22"><draw:g text:anchor-type="as-char" svg:y="-0.258cm" draw:z-index="131" draw:style-name="gr1"><svg:title>TexMaths</svg:title><svg:desc>11§display§17 &gt; 6§svg§600§FALSE§</svg:desc><draw:path draw:style-name="gr846" draw:text-style-name="P119" svg:width="1.037cm" svg:height="0.234cm" svg:x="-0.001cm" svg:y="0.018cm" svg:viewBox="0 0 1038 235" svg:d="M520 235c-174 0-347 0-520 0 0-78 0-157 0-235 346 0 693 0 1038 0 0 78 0 157 0 235-173 0-345 0-518 0z"><text:p/></draw:path><draw:path draw:style-name="gr847" draw:text-style-name="P120" svg:width="0.127cm" svg:height="0.254cm" svg:x="0.013cm" svg:y="0.004cm" svg:viewBox="0 0 128 255" svg:d="M79 10c0-10 0-10-9-10-23 24-57 24-70 24 0 5 0 8 0 12 8 0 31 0 51-10 0 66 0 132 0 198 0 15-1 19-36 19-4 0-7 0-12 0 0 4 0 9 0 12 14-1 47-1 62-1s50 0 63 1c0-3 0-8 0-12-5 0-8 0-12 0-36 0-37-4-37-19 0-71 0-143 0-214z"><text:p/></draw:path><draw:path draw:style-name="gr848" draw:text-style-name="P120" svg:width="0.165cm" svg:height="0.267cm" svg:x="0.194cm" svg:y="0cm" svg:viewBox="0 0 166 268" svg:d="M163 26c3-5 3-5 3-14-31 0-62 0-93 0-48 0-49-4-50-12-3 0-6 0-10 0-4 26-9 53-13 79 3 0 7 0 10 0 1-5 4-30 10-35 2-2 33-2 37-2 27 0 54 0 81 0-5 6-36 48-43 61-36 51-48 105-48 143 0 5 0 22 18 22s18-17 18-22c0-6 0-13 0-20 0-20 1-41 4-62 1-9 7-41 23-65 18-24 35-48 53-73z"><text:p/></draw:path><draw:path draw:style-name="gr849" draw:text-style-name="P120" svg:width="0.235cm" svg:height="0.221cm" svg:x="0.506cm" svg:y="0.051cm" svg:viewBox="0 0 236 222" svg:d="M229 120c4-2 7-5 7-9 0-5-3-7-7-8-72-34-143-67-215-101-4-2-5-2-6-2-5 0-8 3-8 8 0 3 2 5 8 7 67 32 135 64 202 96-67 32-135 63-202 95-6 3-8 5-8 8 0 5 3 8 8 8 1 0 2 0 6-3 72-33 143-66 215-99z"><text:p/></draw:path><draw:path draw:style-name="gr850" draw:text-style-name="P120" svg:width="0.16cm" svg:height="0.263cm" svg:x="0.897cm" svg:y="0.004cm" svg:viewBox="0 0 161 264" svg:d="M35 130c0-4 0-7 0-9 0-98 48-112 67-112 10 0 26 3 35 15-6 0-21 0-21 18 0 12 8 17 17 17 6 0 18-3 18-18 0-23-17-41-50-41-49 0-101 49-101 134 0 102 45 130 80 130 43 0 81-36 81-88 0-47-34-85-77-85-27 0-41 20-49 39zM80 253c-24 0-35-23-37-30-8-17-8-48-8-55 0-29 13-68 48-68 6 0 24 0 36 24 7 15 7 33 7 52s0 37-7 52c-11 23-29 25-39 25z"><text:p/></draw:path></draw:g></text:span><text:span text:style-name="T22"><text:s/>הטענה לא מתקיימת כי </text:span><text:span text:style-name="T22"><draw:g text:anchor-type="as-char" svg:y="-0.236cm" draw:z-index="130" draw:style-name="gr1"><svg:title>TexMaths</svg:title><svg:desc>11§display§17 - 6§svg§600§FALSE§</svg:desc><draw:path draw:style-name="gr851" draw:text-style-name="P119" svg:width="0.993cm" svg:height="0.227cm" svg:x="-0.001cm" svg:y="0.018cm" svg:viewBox="0 0 994 228" svg:d="M497 228c-166 0-331 0-497 0 0-76 0-152 0-228 331 0 663 0 994 0 0 76 0 152 0 228-166 0-332 0-497 0z"><text:p/></draw:path><draw:path draw:style-name="gr852" draw:text-style-name="P120" svg:width="0.127cm" svg:height="0.253cm" svg:x="0.013cm" svg:y="0.004cm" svg:viewBox="0 0 128 254" svg:d="M79 10c0-10 0-10-9-10-23 24-57 24-70 24 0 4 0 8 0 12 8 0 31 0 51-10 0 66 0 132 0 197 0 14-2 19-36 19-4 0-7 0-12 0 0 4 0 7 0 12 13-1 46-1 62-1 15 0 49 0 63 1 0-5 0-8 0-12-5 0-8 0-13 0-35 0-36-5-36-19 0-71 0-142 0-213z"><text:p/></draw:path><draw:path draw:style-name="gr853" draw:text-style-name="P120" svg:width="0.165cm" svg:height="0.266cm" svg:x="0.194cm" svg:y="-0.001cm" svg:viewBox="0 0 166 267" svg:d="M163 26c3-5 3-5 3-14-31 0-63 0-93 0-48 0-49-4-50-12-3 0-7 0-10 0-4 26-9 53-13 79 3 0 7 0 10 0 1-6 4-30 10-35 2-2 33-2 37-2 27 0 54 0 80 0-4 6-35 48-42 61-36 50-48 104-48 143 0 3 0 21 18 21 17 0 17-18 17-21 0-6 0-13 0-19 0-22 2-43 5-64 1-9 6-40 23-65 18-24 35-48 53-72z"><text:p/></draw:path><draw:path draw:style-name="gr854" draw:text-style-name="P120" svg:width="0.235cm" svg:height="0.014cm" svg:x="0.483cm" svg:y="0.153cm" svg:viewBox="0 0 236 15" svg:d="M223 15c7 0 13 0 13-7 0-8-6-8-13-8-69 0-139 0-209 0-6 0-14 0-14 8 0 7 8 7 14 7 70 0 140 0 209 0z"><text:p/></draw:path><draw:path draw:style-name="gr855" draw:text-style-name="P120" svg:width="0.16cm" svg:height="0.262cm" svg:x="0.852cm" svg:y="0.004cm" svg:viewBox="0 0 161 263" svg:d="M35 129c0-3 0-6 0-9 0-97 47-111 67-111 10 0 26 3 34 15-5 0-21 0-21 18 0 12 9 17 18 17 6 0 18-3 18-17 0-23-17-42-50-42-49 0-101 49-101 133 0 102 45 130 80 130 43 0 81-36 81-87 0-48-35-85-77-85-27 0-41 20-49 38zM80 252c-24 0-35-23-37-29-8-18-8-49-8-56 0-28 13-66 47-66 7 0 25 0 37 23 6 14 6 32 6 51s0 38-6 51c-11 23-29 26-39 26z"><text:p/></draw:path></draw:g></text:span><text:span text:style-name="T22"><text:s/>ראשוני, והן </text:span><text:span text:style-name="T22"><draw:g text:anchor-type="as-char" svg:y="-0.256cm" draw:z-index="129" draw:style-name="gr1"><svg:title>TexMaths</svg:title><svg:desc>11§display§1§svg§600§FALSE§</svg:desc><draw:path draw:style-name="gr856" draw:text-style-name="P119" svg:width="0.121cm" svg:height="0.214cm" svg:x="-0.001cm" svg:y="0.019cm" svg:viewBox="0 0 122 215" svg:d="M0 0c41 0 81 0 122 0 0 71 0 144 0 215-41 0-81 0-122 0 0-71 0-144 0-215z"><text:p/></draw:path><draw:path draw:style-name="gr857" draw:text-style-name="P120" svg:width="0.124cm" svg:height="0.254cm" svg:x="0.015cm" svg:y="0cm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22"><text:s/>(כמחלק) והן </text:span><text:span text:style-name="T22"><draw:g text:anchor-type="as-char" svg:y="-0.33cm" draw:z-index="128" draw:style-name="gr1"><svg:title>TexMaths</svg:title><svg:desc>11§display§\tfrac{11}{11}§svg§600§FALSE§</svg:desc><draw:path draw:style-name="gr858" draw:text-style-name="P119" svg:width="0.266cm" svg:height="0.423cm" svg:x="0.02cm" svg:y="0.019cm" svg:viewBox="0 0 267 424" svg:d="M0 0c89 0 177 0 267 0 0 141 0 283 0 424-90 0-178 0-267 0 0-141 0-283 0-424z"><text:p/></draw:path><draw:path draw:style-name="gr859" draw:text-style-name="P120" svg:width="0.097cm" svg:height="0.178cm" svg:x="0.03cm" svg:y="0cm" svg:viewBox="0 0 98 179" svg:d="M61 8c0-8 0-8-8-8-18 17-42 18-53 18 0 3 0 6 0 10 7 0 24 0 39-8 0 46 0 91 0 137 0 9 0 12-27 12-3 0-8 0-11 0 0 4 0 7 0 10 6 0 39-1 49-1 8 0 41 1 48 1 0-3 0-6 0-10-3 0-7 0-10 0-27 0-27-3-27-12 0-50 0-100 0-149z"><text:p/></draw:path><draw:path draw:style-name="gr860" draw:text-style-name="P120" svg:width="0.097cm" svg:height="0.178cm" svg:x="0.182cm" svg:y="0cm" svg:viewBox="0 0 98 179" svg:d="M62 8c0-8-1-8-9-8-17 17-42 18-53 18 0 3 0 6 0 10 7 0 24 0 40-8 0 46 0 91 0 137 0 9 0 12-28 12-3 0-6 0-10 0 0 4 0 7 0 10 5 0 38-1 49-1 7 0 42 1 47 1 0-3 0-6 0-10-3 0-7 0-10 0-26 0-26-3-26-12 0-50 0-100 0-149z"><text:p/></draw:path><draw:path draw:style-name="gr861" draw:text-style-name="P120" svg:width="0.305cm" svg:height="0.014cm" svg:x="0cm" svg:y="0.227cm" svg:viewBox="0 0 306 15" svg:d="M0 0c102 0 204 0 306 0 0 6 0 10 0 15-102 0-204 0-306 0 0-5 0-9 0-15z"><text:p/></draw:path><draw:path draw:style-name="gr862" draw:text-style-name="P120" svg:width="0.097cm" svg:height="0.178cm" svg:x="0.03cm" svg:y="0.284cm" svg:viewBox="0 0 98 179" svg:d="M61 8c0-8 0-8-8-8-18 17-42 18-53 18 0 3 0 6 0 10 7 0 24 0 39-8 0 46 0 91 0 137 0 9 0 12-27 12-3 0-8 0-11 0 0 4 0 7 0 10 6 0 39-1 49-1 8 0 41 1 48 1 0-3 0-6 0-10-3 0-7 0-10 0-27 0-27-3-27-12 0-50 0-100 0-149z"><text:p/></draw:path><draw:path draw:style-name="gr863" draw:text-style-name="P120" svg:width="0.097cm" svg:height="0.178cm" svg:x="0.182cm" svg:y="0.284cm" svg:viewBox="0 0 98 179" svg:d="M62 8c0-8-1-8-9-8-17 17-42 18-53 18 0 3 0 6 0 10 7 0 24 0 40-8 0 46 0 91 0 137 0 9 0 12-28 12-3 0-6 0-10 0 0 4 0 7 0 10 5 0 38-1 49-1 7 0 42 1 47 1 0-3 0-6 0-10-3 0-7 0-10 0-26 0-26-3-26-12 0-50 0-100 0-149z"><text:p/></draw:path></draw:g></text:span><text:span text:style-name="T22"><text:s/>(לאחר חילוק) לא מתאימים להגדרה כטבעיים גדולים מ־1. </text:span></text:p>
        </text:list-item>
        <text:list-item>
          <text:p text:style-name="P96">נכון – לפי הגדרת קבוצת חזקה, <draw:g text:anchor-type="as-char" svg:y="-0.295cm" draw:z-index="126" draw:style-name="gr1"><svg:title>TexMaths</svg:title><svg:desc>11§display§\emptyset \in \powerset(\emptyset) \iff \emptyset \subseteq \emptyset§svg§600§FALSE§</svg:desc><draw:path draw:style-name="gr866" draw:text-style-name="P119" svg:width="3.441cm" svg:height="0.352cm" svg:x="0cm" svg:y="0.019cm" svg:viewBox="0 0 3442 353" svg:d="M0 0c1148 0 2294 0 3442 0 0 118 0 235 0 353-1148 0-2294 0-3442 0 0-118 0-235 0-353z"><text:p/></draw:path><draw:path draw:style-name="gr867" draw:text-style-name="P120" svg:width="0.155cm" svg:height="0.325cm" svg:x="-0.001cm" svg:y="0cm" svg:viewBox="0 0 156 326" svg:d="M131 8c0-5-2-8-8-8-5 0-6 4-9 12-4 15-1 2-5 18-4-3-17-8-31-8-22 0-47 11-61 41-16 30-17 66-17 102 0 24 0 92 33 122-9 30-9 31-9 32 0 4 4 7 8 7 5 0 7-4 9-12 5-15 1-2 5-17 9 4 21 7 31 7 44 0 61-36 68-55 10-26 11-57 11-84 0-29 0-92-34-125 3-11 6-21 9-32zM39 269c-14-26-14-72-14-110 0-30 0-57 6-82 8-35 30-47 47-47 8 0 18 2 28 11-22 75-45 152-67 228zM118 56c12 22 12 67 12 103 0 29 0 56-5 82-6 40-27 55-48 55-9 0-18-3-26-11 22-76 45-153 67-229z"><text:p/></draw:path><draw:path draw:style-name="gr868" draw:text-style-name="P120" svg:width="0.193cm" svg:height="0.221cm" svg:x="0.313cm" svg:y="0.088cm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869" draw:text-style-name="P120" svg:width="0.274cm" svg:height="0.28cm" svg:x="0.655cm" svg:y="0.034cm" svg:viewBox="0 0 275 281" svg:d="M125 0c-53 0-95 26-111 44-13 15-10 19-14 27 0 3 1 4 3 4 7 0 16-6 19-8 8-4 9-8 11-14 6-16 17-29 65-32-7 87-30 171-63 250-2 6-1 5-2 7 0 2 1 3 4 3 6 0 25-8 29-18 20-48 52-134 64-242 6 0 13 0 20 0 47 0 92 19 92 57 0 29-27 82-103 85-8 1-12 1-23 7-7 5-10 9-10 11 0 4 2 4 7 4 71 0 162-60 162-123 0-44-53-62-97-62-17 0-35 0-53 0z"><text:p/></draw:path><draw:path draw:style-name="gr870" draw:text-style-name="P120" svg:width="0.089cm" svg:height="0.383cm" svg:x="0.985cm" svg:y="0.009cm" svg:viewBox="0 0 90 384" svg:d="M90 379c0-1 0-1-6-8-49-48-61-122-61-179 0-67 14-134 62-182 5-5 5-6 5-7 0-2-2-3-4-3-3 0-39 26-62 75-20 43-24 84-24 117 0 29 4 76 25 119 23 47 58 73 61 73 2 0 4-2 4-5z"><text:p/></draw:path><draw:path draw:style-name="gr871" draw:text-style-name="P120" svg:width="0.155cm" svg:height="0.325cm" svg:x="1.116cm" svg:y="0cm" svg:viewBox="0 0 156 326" svg:d="M131 8c0-5-2-8-8-8-5 0-6 4-9 12-4 15-1 2-5 18-4-3-17-8-31-8-22 0-47 11-61 41-16 30-17 66-17 102 0 24 0 92 33 122-9 30-9 31-9 32 0 4 4 7 8 7 5 0 7-4 10-12 4-15 0-2 4-17 10 4 21 7 32 7 43 0 60-36 67-55 10-26 11-57 11-84 0-29 0-92-34-125 3-11 6-21 9-32zM39 269c-14-26-14-72-14-110 0-30 0-57 6-82 8-35 30-47 47-47 8 0 18 2 28 11-22 75-45 152-67 228zM118 56c12 22 12 67 12 103 0 29 0 56-5 82-6 40-27 55-47 55-10 0-19-3-27-11 22-76 45-153 67-229z"><text:p/></draw:path><draw:path draw:style-name="gr872" draw:text-style-name="P120" svg:width="0.088cm" svg:height="0.383cm" svg:x="1.313cm" svg:y="0.009cm" svg:viewBox="0 0 89 384" svg:d="M89 192c0-29-4-77-25-119-23-49-56-73-61-73-2 0-3 1-3 3 0 1 0 2 7 9 38 39 60 100 60 180 0 65-14 132-63 182-4 4-4 4-4 5 0 3 1 5 3 5 5 0 39-27 62-75 20-43 24-86 24-117z"><text:p/></draw:path><draw:path draw:style-name="gr873" draw:text-style-name="P120" svg:width="0.342cm" svg:height="0.209cm" svg:x="1.677cm" svg:y="0.095cm" svg:viewBox="0 0 343 210" svg:d="M330 151c7 0 13 0 13-8s-6-8-13-8c-81 0-164 0-245 0-17-14-37-24-50-29 15-7 33-17 50-30 81 0 164 0 245 0 7 0 13 0 13-8s-6-8-13-8c-76 0-153 0-229 0 19-17 39-51 39-57 0-3-5-3-7-3-3 0-5 0-8 2-7 16-18 35-44 58-26 24-52 33-72 40-7 2-7 2-8 3-1 0-1 1-1 3 0 1 0 1 1 2 0 0 1 0 1 1 2 0 1 0 8 2 53 15 91 51 113 91 5 8 5 8 10 8 2 0 7 0 7-4 0-5-19-38-39-55 76 0 153 0 229 0z"><text:p/></draw:path><draw:path draw:style-name="gr874" draw:text-style-name="P120" svg:width="0.342cm" svg:height="0.209cm" svg:x="1.998cm" svg:y="0.095cm" svg:viewBox="0 0 343 210" svg:d="M260 76c15 13 35 24 48 30-14 5-33 16-48 29-83 0-164 0-247 0-6 0-13 0-13 8s7 8 13 8c76 0 153 0 229 0-19 17-38 50-38 55 0 4 4 4 6 4 3 0 7 0 8-3 8-14 19-33 44-56 26-24 53-35 73-40 6-2 6-2 7-3 1 0 1-1 1-2 0-2 0-3-1-3 0-1-1-1-1-1-2-1-1-1-8-3-52-15-91-51-113-91-3-8-4-8-10-8-2 0-6 0-6 3 0 6 18 39 38 57-76 0-153 0-229 0-6 0-13 0-13 8s7 8 13 8c83 0 164 0 247 0z"><text:p/></draw:path><draw:path draw:style-name="gr875" draw:text-style-name="P120" svg:width="0.155cm" svg:height="0.325cm" svg:x="2.597cm" svg:y="0cm" svg:viewBox="0 0 156 326" svg:d="M131 8c0-5-2-8-8-8-5 0-6 4-9 12-4 15-1 2-5 18-4-3-17-8-31-8-22 0-47 11-61 41-16 30-17 66-17 102 0 24 0 92 33 122-9 30-9 31-9 32 0 4 4 7 8 7 5 0 7-4 9-12 5-15 1-2 5-17 9 4 21 7 31 7 44 0 61-36 68-55 10-26 11-57 11-84 0-29 0-92-34-125 3-11 6-21 9-32zM39 269c-14-26-14-72-14-110 0-30 0-57 6-82 8-35 30-47 47-47 8 0 18 2 28 11-22 75-45 152-67 228zM118 56c12 22 12 67 12 103 0 29 0 56-5 82-6 40-27 55-48 55-9 0-18-3-26-11 22-76 45-153 67-229z"><text:p/></draw:path><draw:path draw:style-name="gr876" draw:text-style-name="P120" svg:width="0.236cm" svg:height="0.295cm" svg:x="2.911cm" svg:y="0.053cm" svg:viewBox="0 0 237 296" svg:d="M223 15c7 0 14 0 14-7 0-8-7-8-14-8-35 0-69 0-104 0-66 0-119 51-119 111 0 62 54 110 119 110 35 0 69 0 104 0 7 0 14 0 14-8 0-7-7-7-14-7-34 0-69 0-103 0-61 0-103-44-103-95 0-52 44-96 103-96 34 0 69 0 103 0zM22 280c-7 0-14 0-14 8s7 8 14 8c67 0 134 0 201 0 7 0 14 0 14-8s-7-8-14-8c-67 0-134 0-201 0z"><text:p/></draw:path><draw:path draw:style-name="gr877" draw:text-style-name="P120" svg:width="0.155cm" svg:height="0.325cm" svg:x="3.306cm" svg:y="0cm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, אשר פסוק אמת כי <draw:g text:anchor-type="as-char" svg:y="-0.303cm" draw:z-index="125" draw:style-name="gr1"><svg:title>TexMaths</svg:title><svg:desc>11§display§\emptyset = \emptyset§svg§600§FALSE§</svg:desc><draw:path draw:style-name="gr878" draw:text-style-name="P119" svg:width="0.841cm" svg:height="0.286cm" svg:x="0.001cm" svg:y="0.019cm" svg:viewBox="0 0 842 287" svg:d="M0 0c281 0 562 0 842 0 0 96 0 192 0 287-280 0-561 0-842 0 0-95 0-191 0-287z"><text:p/></draw:path><draw:path draw:style-name="gr879" draw:text-style-name="P120" svg:width="0.156cm" svg:height="0.326cm" svg:x="-0.001cm" svg:y="0cm" svg:viewBox="0 0 157 327" svg:d="M132 8c0-5-3-8-8-8s-6 4-8 12c-5 16-1 2-6 18-4-2-16-8-31-8-22 0-47 11-61 41-16 32-18 66-18 101 0 24 0 94 34 123-9 30-9 31-9 32 0 5 4 8 8 8 6 0 7-4 9-12 5-15 1-2 5-18 9 6 21 8 31 8 44 0 61-36 67-54 11-27 12-59 12-87 0-27 0-91-34-124 4-11 6-21 9-32zM40 270c-14-27-14-74-14-110 0-31 0-58 6-83 8-35 30-47 47-47 8 0 18 2 28 11-22 76-45 153-67 229zM119 56c12 23 12 67 12 104 0 27 0 56-4 82-7 40-28 55-49 55-9 0-17-3-27-12 23-76 45-153 68-229z"><text:p/></draw:path><draw:path draw:style-name="gr880" draw:text-style-name="P120" svg:width="0.256cm" svg:height="0.089cm" svg:x="0.304cm" svg:y="0.156cm" svg:viewBox="0 0 257 90" svg:d="M243 15c6 0 14 0 14-7 0-8-8-8-14-8-77 0-154 0-231 0-5 0-12 0-12 8 0 7 7 7 13 7 77 0 153 0 230 0zM243 90c6 0 14 0 14-7 0-8-8-8-14-8-77 0-153 0-230 0-6 0-13 0-13 8 0 7 7 7 12 7 77 0 154 0 231 0z"><text:p/></draw:path><draw:path draw:style-name="gr881" draw:text-style-name="P120" svg:width="0.155cm" svg:height="0.326cm" svg:x="0.707cm" svg:y="0cm" svg:viewBox="0 0 156 327" svg:d="M132 8c0-5-3-8-8-8-6 0-7 4-9 12-5 16-2 2-5 18-5-2-18-8-32-8-22 0-47 11-61 41-15 32-17 66-17 101 0 24 0 94 33 123-9 30-9 31-9 32 0 5 4 8 8 8 7 0 8-4 10-12 4-15 0-2 4-18 10 6 21 8 32 8 43 0 61-36 67-54 10-27 11-59 11-87 0-27 0-91-34-124 4-11 7-21 10-32zM39 270c-14-27-14-74-14-110 0-31 0-58 6-83 8-35 30-47 47-47 8 0 18 2 28 11-22 76-45 153-67 229zM118 56c12 23 12 67 12 104 0 27 0 56-4 82-7 40-28 55-48 55-9 0-19-3-27-12 22-76 45-153 67-229z"><text:p/></draw:path></draw:g>. </text:p>
        </text:list-item>
        <text:list-item>
          <text:p text:style-name="P96">נכון – <text:span text:style-name="T24">נגדיר </text:span><text:span text:style-name="T24"><draw:g text:anchor-type="as-char" svg:y="-0.288cm" draw:z-index="124" draw:style-name="gr1"><svg:title>TexMaths</svg:title><svg:desc>11§display§A := \powerset(A)§svg§600§FALSE§</svg:desc><draw:path draw:style-name="gr882" draw:text-style-name="P119" svg:width="1.723cm" svg:height="0.345cm" svg:x="0.005cm" svg:y="0.018cm" svg:viewBox="0 0 1724 346" svg:d="M862 346c-288 0-575 0-862 0 0-116 0-230 0-346 574 0 1149 0 1724 0 0 116 0 230 0 346-288 0-575 0-862 0z"><text:p/></draw:path><draw:path draw:style-name="gr883" draw:text-style-name="P120" svg:width="0.263cm" svg:height="0.274cm" svg:x="-0.001cm" svg:y="0.012cm" svg:viewBox="0 0 264 275" svg:d="M55 231c-15 26-31 31-47 32-5 1-8 1-8 8 0 2 1 4 4 4 11 0 22-1 33-1 14 0 27 1 39 1 2 0 8 0 8-7 0-4-4-5-7-5-9 0-18-3-18-13 0-4 3-9 6-14 10-17 20-32 30-49 31 0 64 0 96 0 0 9 6 60 6 64 0 11-20 12-28 12-5 0-8 0-8 8 0 4 3 3 4 4 16 0 33-1 48-1 10 0 34 1 44 1 3 0 7 0 7-7 0-5-3-5-9-5-23 0-23-2-25-13-8-79-16-160-23-240-1-8-1-10-8-10-5 0-8 3-10 7-45 74-89 149-134 224zM101 175c25-43 51-85 76-127 4 42 9 84 13 127-29 0-59 0-89 0z"><text:p/></draw:path><draw:path draw:style-name="gr884" draw:text-style-name="P120" svg:width="0.041cm" svg:height="0.165cm" svg:x="0.415cm" svg:y="0.123cm" svg:viewBox="0 0 42 166" svg:d="M42 21c0-12-10-21-21-21s-21 9-21 21c0 11 10 20 21 20s21-9 21-20zM42 146c0-12-10-20-21-20s-21 8-21 20c0 11 10 20 21 20s21-9 21-20z"><text:p/></draw:path><draw:path draw:style-name="gr885" draw:text-style-name="P120" svg:width="0.256cm" svg:height="0.09cm" svg:x="0.511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886" draw:text-style-name="P120" svg:width="0.274cm" svg:height="0.281cm" svg:x="0.904cm" svg:y="0.025cm" svg:viewBox="0 0 275 282" svg:d="M125 0c-54 0-95 26-111 44-13 15-14 26-14 28s1 3 3 3c7 0 16-6 19-8 8-5 9-8 11-15 5-16 16-29 65-31-7 87-30 172-63 251-2 5-1 4-2 7 0 1 1 3 4 3 6 0 25-9 29-19 20-47 52-135 64-242 6 0 13 0 20 0 47 0 92 18 92 57 0 29-28 83-103 85-8 0-13 0-24 8-6 4-9 8-9 11 0 2 2 2 7 2 71 0 162-60 162-123 0-44-53-61-97-61-17 0-35 0-53 0z"><text:p/></draw:path><draw:path draw:style-name="gr887" draw:text-style-name="P120" svg:width="0.089cm" svg:height="0.384cm" svg:x="1.234cm" svg:y="0cm" svg:viewBox="0 0 90 385" svg:d="M90 381c0-1 0-1-6-8-49-49-61-122-61-179 0-68 14-136 62-183 5-5 5-5 5-7 0-3-2-4-4-4-4 0-39 26-62 76-20 42-24 85-24 118 0 28 4 75 25 119 23 47 57 72 61 72 2 0 4-1 4-4z"><text:p/></draw:path><draw:path draw:style-name="gr888" draw:text-style-name="P120" svg:width="0.264cm" svg:height="0.274cm" svg:x="1.36cm" svg:y="0.012cm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889" draw:text-style-name="P120" svg:width="0.089cm" svg:height="0.384cm" svg:x="1.658cm" svg:y="0cm" svg:viewBox="0 0 90 385" svg:d="M90 194c0-31-4-77-25-121-23-48-57-73-61-73-2 0-4 2-4 4s0 2 8 9c37 38 59 99 59 181 0 64-14 132-62 180-5 6-5 6-5 7 0 2 2 4 4 4 4 0 39-26 62-76 20-41 24-84 24-115z"><text:p/></draw:path></draw:g></text:span><text:span text:style-name="T24">. כל קבוצה שווה לעצמה, לכן </text:span><text:span text:style-name="T24"><draw:g text:anchor-type="as-char" svg:y="-0.273cm" draw:z-index="123" draw:style-name="gr1"><svg:title>TexMaths</svg:title><svg:desc>11§display§A \subseteq A§svg§600§FALSE§</svg:desc><draw:path draw:style-name="gr890" draw:text-style-name="P119" svg:width="1.042cm" svg:height="0.287cm" svg:x="0.006cm" svg:y="0.019cm" svg:viewBox="0 0 1043 288" svg:d="M0 0c348 0 695 0 1043 0 0 96 0 193 0 288-348 0-695 0-1043 0 0-95 0-192 0-288z"><text:p/></draw:path><draw:path draw:style-name="gr891" draw:text-style-name="P120" svg:width="0.264cm" svg:height="0.274cm" svg:x="-0.001cm" svg:y="0cm" svg:viewBox="0 0 265 275" svg:d="M56 231c-15 25-31 31-47 32-6 0-9 0-9 8 0 2 2 4 5 4 10 0 22-1 33-1 14 0 27 1 39 1 2 0 8 0 8-8 0-4-4-4-7-4-9-1-18-3-18-13 0-5 3-9 6-14 10-17 19-33 29-50 33 0 64 0 97 0 0 8 6 61 6 65 0 11-20 12-28 12-5 0-9 0-9 8 0 4 3 3 5 4 17 0 33-1 48-1 10 0 35 1 44 1 3 0 7 0 7-8 0-4-3-4-9-4-24 0-24-2-25-14-8-81-15-160-23-240-1-8-1-9-8-9-5 0-8 2-10 7-45 74-89 149-134 224zM102 174c26-42 51-85 76-127 3 42 8 85 12 127-29 0-58 0-88 0z"><text:p/></draw:path><draw:path draw:style-name="gr892" draw:text-style-name="P120" svg:width="0.235cm" svg:height="0.296cm" svg:x="0.415cm" svg:y="0.03cm" svg:viewBox="0 0 236 297" svg:d="M222 15c7 0 14 0 14-7 0-8-7-8-14-8-35 0-69 0-103 0-66 0-119 51-119 111 0 62 54 111 119 111 34 0 68 0 103 0 7 0 14 0 14-7 0-8-7-8-14-8-34 0-68 0-102 0-62 0-105-44-105-95 0-53 44-97 105-97 34 0 68 0 102 0zM21 282c-7 0-13 0-13 7 0 8 6 8 13 8 67 0 134 0 201 0 7 0 14 0 14-8 0-7-7-7-14-7-67 0-134 0-201 0z"><text:p/></draw:path><draw:path draw:style-name="gr893" draw:text-style-name="P120" svg:width="0.264cm" svg:height="0.274cm" svg:x="0.803cm" svg:y="0cm" svg:viewBox="0 0 265 275" svg:d="M56 231c-15 25-31 31-48 32-5 0-8 0-8 8 0 2 2 4 5 4 10 0 22-1 33-1 13 0 27 1 39 1 2 0 8 0 8-8 0-4-5-4-7-4-9-1-19-3-19-13 0-5 4-9 6-14 10-17 20-33 30-50 31 0 64 0 96 0 1 8 7 61 7 65 0 11-20 12-28 12-5 0-9 0-9 8 0 4 4 4 5 4 15 0 33-1 48-1 10 0 35 1 44 1 3 0 7 0 7-8 0-4-4-4-9-4-24 0-24-2-25-14-8-81-15-160-23-240-1-8-1-9-8-9-6 0-8 2-10 7-45 74-89 149-134 224zM102 174c26-42 51-85 76-127 3 42 8 85 12 127-29 0-58 0-88 0z"><text:p/></draw:path></draw:g></text:span><text:span text:style-name="T24">, לכן לפי הגדרת קבוצת חזקה </text:span><text:span text:style-name="T24"><draw:g text:anchor-type="as-char" svg:y="-0.288cm" draw:z-index="122" draw:style-name="gr1"><svg:title>TexMaths</svg:title><svg:desc>11§display§A \in \powerset(A)§svg§600§FALSE§</svg:desc><draw:path draw:style-name="gr894" draw:text-style-name="P119" svg:width="1.571cm" svg:height="0.344cm" svg:x="0.006cm" svg:y="0.019cm" svg:viewBox="0 0 1572 345" svg:d="M0 0c524 0 1048 0 1572 0 0 115 0 230 0 345-524 0-1048 0-1572 0 0-115 0-230 0-345z"><text:p/></draw:path><draw:path draw:style-name="gr895" draw:text-style-name="P120" svg:width="0.264cm" svg:height="0.274cm" svg:x="-0.001cm" svg:y="0.013cm" svg:viewBox="0 0 265 275" svg:d="M56 230c-15 27-31 32-47 33-6 0-9 0-9 8 0 2 2 4 5 4 10 0 22-2 33-2 14 0 27 2 39 2 2 0 8 0 8-7 0-5-4-5-7-5-9-1-18-4-18-14 0-5 3-9 6-14 10-16 19-32 29-48 31 0 64 0 96 0 1 7 7 60 7 63 0 12-20 13-28 13-5 0-9 0-9 8 0 4 3 3 5 4 17 0 33-2 48-2 10 0 34 2 44 2 3 0 7 0 7-9 0-3-3-3-9-3-24 0-24-3-25-14-8-79-15-160-23-240-1-8-1-9-8-9-5 0-8 2-10 7-45 74-89 149-134 223zM102 175c26-43 51-86 76-128 5 42 8 85 12 128-29 0-58 0-88 0z"><text:p/></draw:path><draw:path draw:style-name="gr896" draw:text-style-name="P120" svg:width="0.193cm" svg:height="0.221cm" svg:x="0.415cm" svg:y="0.08cm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897" draw:text-style-name="P120" svg:width="0.274cm" svg:height="0.281cm" svg:x="0.756cm" svg:y="0.026cm" svg:viewBox="0 0 275 282" svg:d="M126 0c-55 0-95 26-112 45-13 16-14 27-14 28 0 2 1 2 3 2 7 0 16-6 19-7 8-5 9-7 11-15 5-16 16-29 65-31-7 86-30 171-62 250-3 5-3 7-3 8s1 2 4 2c7 0 25-9 29-19 21-47 52-134 64-241 6 0 13 0 20 0 47 0 92 18 92 56 0 29-28 83-102 85-9 1-14 1-23 8-8 4-11 8-11 11s3 3 7 3c71 0 162-59 162-123 0-44-53-62-97-62-17 0-34 0-52 0z"><text:p/></draw:path><draw:path draw:style-name="gr898" draw:text-style-name="P120" svg:width="0.089cm" svg:height="0.383cm" svg:x="1.084cm" svg:y="0cm" svg:viewBox="0 0 90 384" svg:d="M90 380c0-1 0-1-6-8-49-48-61-121-61-179 0-67 14-135 62-183 5-4 5-4 5-7 0-2-2-3-4-3-4 0-39 26-61 75-20 43-25 86-25 118 0 28 4 76 26 119 23 47 56 72 60 72 2 0 4-1 4-4z"><text:p/></draw:path><draw:path draw:style-name="gr899" draw:text-style-name="P120" svg:width="0.264cm" svg:height="0.274cm" svg:x="1.21cm" svg:y="0.013cm" svg:viewBox="0 0 265 275" svg:d="M56 230c-15 27-31 32-47 33-5 0-9 0-9 8 0 2 2 4 5 4 11 0 22-2 33-2 14 0 27 2 39 2 2 0 8 0 8-7 0-5-4-5-7-5-9-1-18-4-18-14 0-5 3-9 6-14 10-16 19-32 29-48 33 0 64 0 97 0 0 7 6 60 6 63 0 12-20 13-28 13-5 0-8 0-8 8 0 4 3 3 4 4 17 0 33-2 48-2 10 0 34 2 44 2 3 0 7 0 7-9 0-3-3-3-9-3-24 0-24-3-25-14-8-79-15-160-23-240-1-8-1-9-8-9-5 0-8 2-10 7-45 74-89 149-134 223zM102 175c26-43 51-86 76-128 5 42 9 85 13 128-29 0-59 0-89 0z"><text:p/></draw:path><draw:path draw:style-name="gr900" draw:text-style-name="P120" svg:width="0.088cm" svg:height="0.383cm" svg:x="1.509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24"><text:s/></text:span><text:span text:style-name="T25">(נציב ונמצא את הטענה שצ.ל.). </text:span></text:p>
        </text:list-item>
        <text:list-item>
          <text:p text:style-name="P97">לא נכון – ניקח דוגמא <draw:g text:anchor-type="as-char" svg:y="-0.288cm" draw:z-index="121" draw:style-name="gr1"><svg:title>TexMaths</svg:title><svg:desc>11§display§A = \{1\}§svg§600§FALSE§</svg:desc><draw:path draw:style-name="gr901" draw:text-style-name="P119" svg:width="1.314cm" svg:height="0.344cm" svg:x="0.006cm" svg:y="0.019cm" svg:viewBox="0 0 1315 345" svg:d="M0 0c439 0 877 0 1315 0 0 115 0 230 0 345-438 0-876 0-1315 0 0-115 0-230 0-345z"><text:p/></draw:path><draw:path draw:style-name="gr902" draw:text-style-name="P120" svg:width="0.264cm" svg:height="0.274cm" svg:x="-0.001cm" svg:y="0.013cm" svg:viewBox="0 0 265 275" svg:d="M56 230c-15 27-31 32-47 33-6 0-9 0-9 8 0 2 2 4 5 4 10 0 22-2 33-2 14 0 27 2 39 2 2 0 8 0 8-7 0-5-4-5-7-5-9-1-18-4-18-14 0-5 3-9 6-14 10-16 19-32 29-48 33 0 64 0 97 0 0 7 6 60 6 63 0 12-20 13-28 13-5 0-9 0-9 8 0 3 3 3 5 4 17 0 33-2 48-2 10 0 35 2 44 2 3 0 7 0 7-9 0-3-3-3-9-3-24 0-24-3-25-14-8-79-15-160-23-240-1-8-1-9-8-9-5 0-8 2-10 7-45 74-89 149-134 223zM102 175c26-43 51-86 76-128 5 42 8 85 12 128-29 0-58 0-88 0z"><text:p/></draw:path><draw:path draw:style-name="gr903" draw:text-style-name="P120" svg:width="0.255cm" svg:height="0.089cm" svg:x="0.405cm" svg:y="0.14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904" draw:text-style-name="P120" svg:width="0.136cm" svg:height="0.383cm" svg:x="0.817cm" svg:y="0cm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2-9 45-27 45-49 0-31 0-61 0-92z"><text:p/></draw:path><draw:path draw:style-name="gr905" draw:text-style-name="P120" svg:width="0.127cm" svg:height="0.256cm" svg:x="1.018cm" svg:y="0.032cm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906" draw:text-style-name="P120" svg:width="0.136cm" svg:height="0.383cm" svg:x="1.204cm" svg:y="0cm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19 12 30 16-31 7-45 25-45 47 0 31 0 62 0 93z"><text:p/></draw:path></draw:g>; לכן, <draw:g text:anchor-type="as-char" svg:y="-0.326cm" draw:z-index="120" draw:style-name="gr1"><svg:title>TexMaths</svg:title><svg:desc>11§display§P(A) = \big\{\emptyset, \big\{\{1\}\big\}\big\}§svg§600§FALSE§</svg:desc><draw:path draw:style-name="gr907" draw:text-style-name="P119" svg:width="3.169cm" svg:height="0.422cm" svg:x="0.004cm" svg:y="0.019cm" svg:viewBox="0 0 3170 423" svg:d="M1586 423c-530 0-1058 0-1586 0 0-141 0-282 0-423 1056 0 2114 0 3170 0 0 141 0 282 0 423-528 0-1056 0-1584 0z"><text:p/></draw:path><draw:path draw:style-name="gr908" draw:text-style-name="P120" svg:width="0.275cm" svg:height="0.261cm" svg:x="-0.001cm" svg:y="0.065cm" svg:viewBox="0 0 276 262" svg:d="M102 142c22 0 43 0 65 0 55 0 109-41 109-84 0-29-25-58-76-58-42 0-83 0-125 0-8 0-11 0-11 7 0 5 3 5 11 5 4 0 12 0 16 0 6 1 9 2 9 7 0 1-1 2-2 7-18 69-34 138-52 207-3 15-4 17-35 17-7 0-11 0-11 8 0 4 4 4 7 4 10 0 37-1 48-1 9 0 17 1 25 1s17 0 25 0c3 0 7 0 7-8 0-4-3-4-10-4-14 0-25 0-25-6 0-2 1-4 1-6 8-32 17-64 24-96zM130 26c3-13 4-14 21-14 12 0 25 0 37 0 32 0 52 10 52 36 0 16-8 49-22 63-20 18-43 20-60 20-18 0-36 0-55 0 9-35 18-69 27-105z"><text:p/></draw:path><draw:path draw:style-name="gr909" draw:text-style-name="P120" svg:width="0.089cm" svg:height="0.384cm" svg:x="0.324cm" svg:y="0.037cm" svg:viewBox="0 0 90 385" svg:d="M90 382c0-1 0-2-6-9-49-48-61-122-61-179 0-67 14-135 62-183 5-4 5-5 5-7 0-3-2-4-4-4-3 0-39 26-62 76-18 42-24 85-24 118 0 29 4 75 26 119 24 47 57 72 60 72 2 0 4-1 4-3z"><text:p/></draw:path><draw:path draw:style-name="gr910" draw:text-style-name="P120" svg:width="0.264cm" svg:height="0.274cm" svg:x="0.449cm" svg:y="0.051cm" svg:viewBox="0 0 265 275" svg:d="M56 232c-15 26-31 30-47 31-5 1-9 1-9 9 0 2 2 3 6 3 9 0 22-1 33-1 13 0 26 1 38 1 2 0 8 0 8-6 0-5-4-6-7-6-9 0-17-3-17-13 0-3 2-8 5-13 10-17 20-33 30-50 32 0 65 0 97 0 0 9 5 60 5 64 0 11-20 12-27 12-6 0-9 0-9 9 0 3 3 2 4 3 17 0 33-1 49-1 9 0 34 1 44 1 2 0 6 0 6-7 0-5-3-5-9-5-23 0-23-2-24-13-8-79-16-160-24-240-1-8-1-10-8-10-5 0-7 3-10 7-45 74-89 149-134 225zM102 175c26-43 51-85 76-127 5 42 9 84 13 127-29 0-59 0-89 0z"><text:p/></draw:path><draw:path draw:style-name="gr911" draw:text-style-name="P120" svg:width="0.088cm" svg:height="0.384cm" svg:x="0.748cm" svg:y="0.037cm" svg:viewBox="0 0 89 385" svg:d="M89 194c0-31-4-77-25-121-23-48-56-73-61-73-2 0-3 2-3 4s0 3 7 9c38 39 60 99 60 181 0 65-14 132-63 181-4 5-4 6-4 7 0 2 1 3 3 3 5 0 39-26 62-75 20-42 24-84 24-116z"><text:p/></draw:path><draw:path draw:style-name="gr912" draw:text-style-name="P120" svg:width="0.256cm" svg:height="0.089cm" svg:x="1.005cm" svg:y="0.18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913" draw:text-style-name="P120" svg:width="0.137cm" svg:height="0.461cm" svg:x="1.435cm" svg:y="-0.001cm" svg:viewBox="0 0 138 462" svg:d="M56 170c0 27-13 41-53 57-2 1-3 2-3 4 0 3 1 5 4 6 52 18 52 39 52 61 0 37 0 72 0 107 0 10 6 24 23 36 19 13 51 21 54 21s5-2 5-5 0-3-7-6c-11-4-41-16-47-39-1-5-1-6-1-20 0-31 0-63 0-95 0-20 0-48-63-65 63-20 63-46 63-67 0-32 0-64 0-95 0-22 0-41 52-60 3-1 1-3 3-4 0-4-2-6-5-6s-57 12-71 39c-6 11-6 14-6 30 0 33 0 66 0 101z"><text:p/></draw:path><draw:path draw:style-name="gr914" draw:text-style-name="P120" svg:width="0.155cm" svg:height="0.326cm" svg:x="1.634cm" svg:y="0.03cm" svg:viewBox="0 0 156 327" svg:d="M132 8c0-5-3-8-8-8s-7 3-10 12c-4 16 0 2-4 18-4-4-18-9-32-9-22 0-47 12-61 42-15 31-17 66-17 101 0 24 0 94 34 123-10 30-10 31-10 32 0 5 4 8 9 8 6 0 7-4 9-12 4-17 1-2 5-18 9 5 20 8 31 8 43 0 61-36 67-55 10-25 11-57 11-86s0-92-33-124c4-11 6-21 9-32zM39 270c-13-26-13-74-13-110 0-31 0-58 5-83 8-36 31-47 47-47 8 0 18 2 29 11-23 76-45 153-68 229zM118 56c13 22 13 67 13 104 0 28 0 57-4 82-8 40-28 54-49 54-9 0-19-2-27-11 22-76 45-153 67-229z"><text:p/></draw:path><draw:path draw:style-name="gr915" draw:text-style-name="P120" svg:width="0.044cm" svg:height="0.115cm" svg:x="1.842cm" svg:y="0.286cm" svg:viewBox="0 0 45 116" svg:d="M45 41c0-26-9-41-24-41-13 0-21 10-21 21 0 10 8 20 21 20 4 0 10-1 13-5 1-1 1-1 2-1 0 2 1 0 1 6 0 28-13 51-26 65-4 3-4 4-4 5 0 3 2 5 3 5 4 0 35-30 35-75z"><text:p/></draw:path><draw:path draw:style-name="gr916" draw:text-style-name="P120" svg:width="0.137cm" svg:height="0.461cm" svg:x="2.025cm" svg:y="-0.001cm" svg:viewBox="0 0 138 462" svg:d="M56 170c0 27-14 41-53 57-2 1-3 2-3 4 0 3 1 5 3 6 53 18 53 39 53 61 0 37 0 72 0 107 0 10 6 24 23 36 19 13 50 21 53 21 4 0 6-2 6-5s-2-3-7-6c-11-4-42-16-47-39-1-5-1-6-1-20 0-31 0-63 0-95 0-20 0-48-63-65 63-20 63-46 63-67 0-32 0-64 0-95 0-22 0-41 52-60 3-1 1-3 3-4 0-4-2-6-6-6-2 0-57 12-70 39-6 11-6 14-6 30 0 33 0 66 0 101z"><text:p/></draw:path><draw:path draw:style-name="gr917" draw:text-style-name="P120" svg:width="0.137cm" svg:height="0.384cm" svg:x="2.234cm" svg:y="0.037cm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5-16-37-9-9-20-12-31-14 32-9 47-28 47-50 0-31 0-61 0-92z"><text:p/></draw:path><draw:path draw:style-name="gr918" draw:text-style-name="P120" svg:width="0.127cm" svg:height="0.254cm" svg:x="2.434cm" svg:y="0.071cm" svg:viewBox="0 0 128 255" svg:d="M79 10c0-10 0-10-9-10-24 24-58 24-70 24 0 5 0 8 0 12 8 0 31 0 51-10 0 66 0 134 0 201 0 13-1 17-37 17-4 0-7 0-12 0 0 4 0 8 0 11 13-1 48-1 63-1s49 0 63 1c0-3 0-7 0-11-5 0-8 0-12 0-36 0-37-3-37-17 0-73 0-146 0-217z"><text:p/></draw:path><draw:path draw:style-name="gr919" draw:text-style-name="P120" svg:width="0.135cm" svg:height="0.384cm" svg:x="2.621cm" svg:y="0.037cm" svg:viewBox="0 0 136 385" svg:d="M55 334c0 15-10 40-52 42-2 2-3 3-3 5 0 4 4 4 8 4 37 0 73-18 73-48 0-29 0-58 0-88 0-13 0-27 16-39 13-11 28-12 36-12 2-1 3-2 3-4 0-5-2-5-5-5-25-2-44-15-48-34-2-4-2-5-2-20 0-25 0-50 0-76 0-16 0-28-18-42-16-13-42-17-55-17-4 0-8 0-8 4 0 5 2 5 6 5 25 1 44 14 48 34 1 3 1 3 1 18 0 26 0 53 0 81 0 18 3 24 15 36 9 8 20 12 31 16-32 9-46 26-46 48 0 30 0 61 0 92z"><text:p/></draw:path><draw:path draw:style-name="gr920" draw:text-style-name="P120" svg:width="0.137cm" svg:height="0.461cm" svg:x="2.83cm" svg:y="-0.001cm" svg:viewBox="0 0 138 462" svg:d="M83 293c0-13 0-38 49-55 4-2 6-2 6-7-2-2 0-3-4-4-51-20-51-41-51-63 0-36 0-72 0-107-2-21-19-33-25-37-16-11-49-20-54-20-3 0-4 2-4 6 0 3 2 4 4 4 51 20 51 38 51 60 0 31 0 63 0 95 0 21 0 47 63 66-63 20-63 43-63 66 0 32 0 64 0 95 0 21 0 41-49 59-5 3-6 3-6 6s1 5 4 5c2 0 52-10 71-35 8-11 8-20 8-34 0-33 0-66 0-100z"><text:p/></draw:path><draw:path draw:style-name="gr921" draw:text-style-name="P120" svg:width="0.137cm" svg:height="0.461cm" svg:x="3.056cm" svg:y="-0.001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. <text:span text:style-name="T26">לפיכך </text:span><text:span text:style-name="T26"><draw:g text:anchor-type="as-char" svg:y="-0.326cm" draw:z-index="119" draw:style-name="gr1"><svg:title>TexMaths</svg:title><svg:desc>11§display§\{1\} \subseteq  \big\{\emptyset, \big\{\{1\}\big\}\big\}§svg§600§FALSE§</svg:desc><draw:path draw:style-name="gr922" draw:text-style-name="P119" svg:width="2.855cm" svg:height="0.422cm" svg:x="-0.001cm" svg:y="0.019cm" svg:viewBox="0 0 2856 423" svg:d="M1429 423c-477 0-953 0-1429 0 0-141 0-282 0-423 952 0 1904 0 2856 0 0 141 0 282 0 423-476 0-952 0-1427 0z"><text:p/></draw:path><draw:path draw:style-name="gr923" draw:text-style-name="P120" svg:width="0.135cm" svg:height="0.384cm" svg:x="0.008cm" svg:y="0.037cm" svg:viewBox="0 0 136 385" svg:d="M81 52c0-16 10-41 52-43 2 0 3-2 3-5 0-4-3-4-6-4-40 0-75 20-75 48 0 30 0 59 0 89 0 15 0 27-15 40-14 11-29 11-37 12-2 0-3 3-3 5 0 3 2 3 5 4 26 1 44 16 49 34 1 5 1 5 1 18 0 25 0 51 0 76 0 16 0 28 19 44 15 11 40 15 56 15 3 0 6 0 6-4 0-3-2-3-5-5-25-1-44-13-49-33-1-3-1-4-1-18 0-27 0-53 0-80 0-17-3-24-15-37-9-8-20-12-31-14 32-9 46-28 46-50 0-31 0-61 0-92z"><text:p/></draw:path><draw:path draw:style-name="gr924" draw:text-style-name="P120" svg:width="0.127cm" svg:height="0.254cm" svg:x="0.207cm" svg:y="0.071cm" svg:viewBox="0 0 128 255" svg:d="M79 10c0-10 0-10-9-10-24 24-58 24-70 24 0 5 0 8 0 12 8 0 31 0 51-10 0 66 0 134 0 201 0 13-2 17-37 17-4 0-7 0-12 0 0 4 0 8 0 11 14-1 47-1 63-1 15 0 49 0 63 1 0-3 0-7 0-11-5 0-8 0-13 0-35 0-36-3-36-17 0-73 0-146 0-217z"><text:p/></draw:path><draw:path draw:style-name="gr925" draw:text-style-name="P120" svg:width="0.136cm" svg:height="0.384cm" svg:x="0.394cm" svg:y="0.037cm" svg:viewBox="0 0 137 385" svg:d="M55 334c0 15-10 40-52 42-2 2-3 3-3 5 0 4 4 4 8 4 37 0 73-18 73-48 0-29 0-58 0-88 0-13 0-27 16-39 13-11 28-12 36-12 2-1 4-2 4-4 0-5-3-5-6-5-25-2-44-15-49-34-1-4-1-5-1-20 0-25 0-50 0-76 0-16 0-28-18-42-16-13-42-17-55-17-4 0-8 0-8 4 0 5 2 5 5 5 26 1 44 14 49 34 1 3 1 3 1 18 0 26 0 53 0 81 0 18 3 24 15 36 9 8 20 12 31 16-32 9-46 26-46 48 0 30 0 61 0 92z"><text:p/></draw:path><draw:path draw:style-name="gr926" draw:text-style-name="P120" svg:width="0.235cm" svg:height="0.296cm" svg:x="0.699cm" svg:y="0.081cm" svg:viewBox="0 0 236 297" svg:d="M222 15c7 0 14 0 14-7 0-8-7-8-14-8-34 0-69 0-103 0-67 0-119 51-119 112 0 62 53 111 119 111 34 0 69 0 103 0 7 0 14 0 14-7 0-8-7-8-14-8-34 0-69 0-103 0-61 0-104-45-104-96 0-53 44-97 104-97 34 0 69 0 103 0zM21 282c-7 0-13 0-13 8 0 7 6 7 13 7 67 0 134 0 201 0 7 0 14 0 14-7 0-8-7-8-14-8-67 0-134 0-201 0z"><text:p/></draw:path><draw:path draw:style-name="gr927" draw:text-style-name="P120" svg:width="0.136cm" svg:height="0.461cm" svg:x="1.118cm" svg:y="-0.001cm" svg:viewBox="0 0 137 462" svg:d="M56 170c0 27-13 41-53 57-2 1-3 2-3 4 0 3 1 5 4 6 52 18 52 39 52 61 0 37 0 72 0 107 0 10 6 24 23 36 19 13 51 21 54 21s4-2 4-5 0-3-6-6c-11-4-41-16-47-39-2-5-2-6-2-20 0-31 0-63 0-95 0-20 0-48-62-65 62-20 62-46 62-67 0-32 0-64 0-95 0-22 0-41 53-60 2-1 1-3 2-4 0-4-1-6-4-6s-57 12-71 39c-6 11-6 14-6 30 0 33 0 66 0 101z"><text:p/></draw:path><draw:path draw:style-name="gr928" draw:text-style-name="P120" svg:width="0.155cm" svg:height="0.326cm" svg:x="1.318cm" svg:y="0.03cm" svg:viewBox="0 0 156 327" svg:d="M132 8c0-5-3-8-8-8-6 0-7 3-10 12-4 16 0 2-4 18-4-4-18-9-32-9-22 0-47 12-62 42-14 31-16 66-16 101 0 24 0 94 34 123-10 30-10 31-10 32 0 5 3 8 8 8 6 0 8-4 10-12 4-17 1-2 4-18 10 5 21 8 32 8 43 0 61-36 67-55 10-25 11-57 11-86s0-92-33-124c3-11 6-21 9-32zM38 270c-12-26-12-74-12-110 0-31 0-58 5-83 7-36 29-47 47-47 8 0 18 2 29 11-23 76-45 153-69 229zM118 56c13 22 13 67 13 104 0 28 0 57-6 82-6 40-26 54-47 54-9 0-19-2-27-11 22-76 45-153 67-229z"><text:p/></draw:path><draw:path draw:style-name="gr929" draw:text-style-name="P120" svg:width="0.044cm" svg:height="0.115cm" svg:x="1.525cm" svg:y="0.286cm" svg:viewBox="0 0 45 116" svg:d="M45 41c0-26-9-41-24-41-13 0-21 10-21 21 0 10 8 20 21 20 4 0 10-1 13-5 1-1 1-1 2-1 0 2 1 0 1 6 0 28-13 51-26 65-4 3-4 4-4 5 0 3 2 5 3 5 4 0 35-30 35-75z"><text:p/></draw:path><draw:path draw:style-name="gr930" draw:text-style-name="P120" svg:width="0.136cm" svg:height="0.461cm" svg:x="1.707cm" svg:y="-0.001cm" svg:viewBox="0 0 137 462" svg:d="M56 170c0 27-14 41-53 57-2 1-3 2-3 4 0 3 1 5 3 6 53 18 53 39 53 61 0 37 0 72 0 107 0 10 6 24 23 36 19 13 50 21 53 21 4 0 5-2 5-5s-1-3-6-6c-11-4-42-16-47-39-2-5-2-6-2-20 0-31 0-63 0-95 0-20 0-48-62-65 62-20 62-46 62-67 0-32 0-64 0-95 0-22 0-41 53-60 2-1 1-3 2-4 0-4-1-6-5-6-2 0-57 12-70 39-6 11-6 14-6 30 0 33 0 66 0 101z"><text:p/></draw:path><draw:path draw:style-name="gr931" draw:text-style-name="P120" svg:width="0.136cm" svg:height="0.384cm" svg:x="1.916cm" svg:y="0.037cm" svg:viewBox="0 0 137 385" svg:d="M82 52c0-16 10-41 52-43 2 0 3-2 3-5 0-4-3-4-7-4-39 0-74 20-74 48 0 30 0 59 0 89 0 15 0 27-15 40-14 11-29 11-37 12-2 0-4 3-4 5 0 3 3 3 7 4 25 1 44 16 48 34 1 5 1 5 1 18 0 25 0 51 0 76 0 16 0 28 19 44 15 11 40 15 55 15 4 0 7 0 7-4 0-3-2-3-5-5-25-1-44-13-48-33-2-3-2-4-2-18 0-27 0-53 0-80 0-17-3-25-15-37-9-9-20-12-31-14 32-9 46-28 46-50 0-31 0-61 0-92z"><text:p/></draw:path><draw:path draw:style-name="gr932" draw:text-style-name="P120" svg:width="0.127cm" svg:height="0.254cm" svg:x="2.116cm" svg:y="0.071cm" svg:viewBox="0 0 128 255" svg:d="M79 10c0-10 0-10-9-10-24 24-58 24-70 24 0 5 0 8 0 12 8 0 31 0 51-10 0 66 0 134 0 201 0 13-2 17-37 17-4 0-7 0-12 0 0 4 0 8 0 11 13-1 47-1 63-1 15 0 49 0 63 1 0-3 0-7 0-11-5 0-8 0-13 0-35 0-36-3-36-17 0-73 0-146 0-217z"><text:p/></draw:path><draw:path draw:style-name="gr933" draw:text-style-name="P120" svg:width="0.135cm" svg:height="0.384cm" svg:x="2.303cm" svg:y="0.037cm" svg:viewBox="0 0 136 385" svg:d="M55 334c0 15-10 40-52 42-2 2-3 3-3 5 0 4 4 4 8 4 37 0 73-18 73-48 0-29 0-58 0-88 0-13 0-27 16-39 13-11 28-12 36-12 2-1 3-2 3-4 0-5-2-5-5-5-25-2-44-15-49-34-1-4-1-5-1-20 0-25 0-50 0-76 0-16 0-28-18-42-16-13-42-17-55-17-4 0-8 0-8 4 0 5 2 5 5 5 25 1 44 14 49 34 1 3 1 3 1 18 0 26 0 53 0 81 0 18 3 24 15 36 9 8 20 12 31 16-32 9-46 26-46 48 0 30 0 61 0 92z"><text:p/></draw:path><draw:path draw:style-name="gr934" draw:text-style-name="P120" svg:width="0.136cm" svg:height="0.461cm" svg:x="2.512cm" svg:y="-0.001cm" svg:viewBox="0 0 137 462" svg:d="M82 293c0-13 0-38 50-55 4-2 5-2 5-7-1-2 0-3-3-4-52-20-52-41-52-63 0-36 0-72 0-107-1-21-18-33-24-37-16-11-49-20-54-20-3 0-4 2-4 6 0 3 2 4 4 4 51 20 51 38 51 60 0 31 0 63 0 95 0 21 0 47 63 66-63 20-63 43-63 66 0 32 0 64 0 95 0 21 0 41-50 59-4 3-5 3-5 6s1 5 4 5c1 0 52-10 71-35 7-11 7-20 7-34 0-33 0-66 0-100z"><text:p/></draw:path><draw:path draw:style-name="gr935" draw:text-style-name="P120" svg:width="0.136cm" svg:height="0.461cm" svg:x="2.738cm" svg:y="-0.001cm" svg:viewBox="0 0 137 462" svg:d="M82 293c0-13 0-38 50-55 4-2 5-2 5-7-1-2 0-3-3-4-52-20-52-41-52-63 0-36 0-72 0-107-1-21-18-33-24-37-16-11-49-20-54-20-3 0-4 2-4 6 0 3 1 4 4 4 51 20 51 38 51 60 0 31 0 63 0 95 0 21 0 47 63 66-63 20-63 43-63 66 0 32 0 64 0 95 0 21 0 41-50 59-4 3-5 3-5 6s1 5 4 5c1 0 52-10 71-35 7-11 7-20 7-34 0-33 0-66 0-100z"><text:p/></draw:path></draw:g></text:span><text:span text:style-name="T26"><text:s/></text:span><text:span text:style-name="T27">אשר פסוק שקר. </text:span></text:p>
        </text:list-item>
        <text:list-item>
          <text:p text:style-name="P98">נכון – <text:span text:style-name="T46">במילים אחרות, עבור כל קבוצה </text:span><text:span text:style-name="T46"><draw:g text:anchor-type="as-char" svg:y="-0.275cm" draw:z-index="47" draw:style-name="gr1"><svg:title>TexMaths</svg:title><svg:desc>11§display§A§svg§600§FALSE§</svg:desc><draw:path draw:style-name="gr1921" draw:text-style-name="P119" svg:width="0.236cm" svg:height="0.234cm" svg:x="0.006cm" svg:y="0.02cm" svg:viewBox="0 0 237 235" svg:d="M0 0c79 0 158 0 237 0 0 78 0 157 0 235-79 0-158 0-237 0 0-78 0-157 0-235z"><text:p/></draw:path><draw:path draw:style-name="gr1922" draw:text-style-name="P120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6"><text:s/>כל האיברים בה נמצאים בקבוצת החזקה שלה. מנגד, לפי הגדרת קבוצת חזקה, היא תכיל אך ורק קבוצות שמקוננות בתוך כל אחת מהקבוצות + קבוצה ריקה, לכן לא נוכל להרכיב ממנה את </text:span><text:span text:style-name="T46"><draw:g text:anchor-type="as-char" svg:y="-0.275cm" draw:z-index="46" draw:style-name="gr1"><svg:title>TexMaths</svg:title><svg:desc>11§display§A§svg§600§FALSE§</svg:desc><draw:path draw:style-name="gr1923" draw:text-style-name="P119" svg:width="0.236cm" svg:height="0.234cm" svg:x="0.006cm" svg:y="0.02cm" svg:viewBox="0 0 237 235" svg:d="M0 0c79 0 158 0 237 0 0 78 0 157 0 235-79 0-158 0-237 0 0-78 0-157 0-235z"><text:p/></draw:path><draw:path draw:style-name="gr1924" draw:text-style-name="P120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6"><text:s/>אלא אם היא קבוצה ריקה בעצמה. </text:span></text:p>
        </text:list-item>
      </text:list>
      <text:h text:style-name="P5" text:outline-level="2">7. הוכחה כי הכלת קבוצות אמ"מ הכלת קבוצות חזקה</text:h>
      <text:list text:style-name="L13">
        <text:list-item>
          <text:p text:style-name="P99">צ.ל. <text:span text:style-name="T28">+ פישוט</text:span>:</text:p>
          <text:p text:style-name="P20"><draw:g text:anchor-type="as-char" svg:y="-1.933cm" draw:z-index="41" draw:style-name="gr1"><svg:title>TexMaths</svg:title><svg:desc>11§latex§\begin{alignat}{3}
  &amp;\; &amp;\big(\powerset(A) \subseteq \powerset(B) &amp;\iff A \subseteq B \big) \\
  &amp;\iff &amp;\Big(\big(\forall x \in \powerset(A). x \in \powerset(B) \big) &amp;\iff \big(\forall y \in A. y \in B\big) \Big) \\
  &amp;\iff &amp;\Big(\big(\forall x \subseteq A. x \subseteq B \big) &amp;\iff \big(\forall y \in A. y \in B \big) \Big) \\
  &amp;\iff &amp;\Big(\big(\forall(\forall t \in x. t \in A). \forall t \in x. t \in B \big) &amp;\iff \big(\forall y \in A. y \in B \big) \Big) \\
  &amp;\iff &amp;\Big(\big(\forall t \in A. t \in B \big) &amp;\iff \big(\forall y \in A. y \in B \big) \Big)
\end{align}§svg§600§FALSE§</svg:desc><draw:path draw:style-name="gr2002" draw:text-style-name="P119" svg:width="11.561cm" svg:height="3.826cm" svg:x="-0.001cm" svg:y="0.019cm" svg:viewBox="0 0 11562 3827" svg:d="M5782 3827c-1928 0-3855 0-5782 0 0-1275 0-2551 0-3827 3854 0 7708 0 11562 0 0 1276 0 2552 0 3827-1927 0-3854 0-5780 0z"><text:p/></draw:path><draw:path draw:style-name="gr2003" draw:text-style-name="P120" svg:width="0.099cm" svg:height="0.462cm" svg:x="3.702cm" svg:y="-0.001cm" svg:viewBox="0 0 100 463" svg:d="M100 460c0-1 0-2-1-4-18-18-44-50-60-113-9-35-13-75-13-111 0-101 25-173 71-223 3-4 2-4 3-5 0-4-2-4-4-4-6 0-27 23-32 30-39 46-64 115-64 202 0 55 10 132 61 198 3 4 28 33 35 33 2 0 4 0 4-3z"><text:p/></draw:path><draw:path draw:style-name="gr2004" draw:text-style-name="P120" svg:width="0.274cm" svg:height="0.282cm" svg:x="3.828cm" svg:y="0.065cm" svg:viewBox="0 0 275 283" svg:d="M127 0c-55 0-96 26-113 44-13 15-10 19-14 27 0 3 1 4 3 4 7 0 16-6 19-8 8-5 9-8 11-14 6-16 17-30 65-32-7 87-30 171-63 253-2 5-1 4-2 6 0 2 1 3 4 3 6 0 25-8 29-18 20-47 52-136 64-244 6 0 13 0 20 0 47 0 92 19 92 57 0 29-27 83-102 86-9 0-13 0-23 6-8 5-11 9-11 11 0 4 3 4 7 4 71 0 162-60 162-123 0-44-52-62-97-62-17 0-34 0-51 0z"><text:p/></draw:path><draw:path draw:style-name="gr2005" draw:text-style-name="P120" svg:width="0.088cm" svg:height="0.386cm" svg:x="4.159cm" svg:y="0.037cm" svg:viewBox="0 0 89 387" svg:d="M89 383c0-1 0-2-6-9-49-48-61-121-61-180 0-68 14-135 62-183 5-4 5-6 5-7 0-3-1-4-3-4-5 0-40 26-62 76-20 43-24 86-24 118 0 29 3 77 25 121 23 47 56 72 61 72 2 0 3-1 3-4z"><text:p/></draw:path><draw:path draw:style-name="gr2006" draw:text-style-name="P120" svg:width="0.264cm" svg:height="0.276cm" svg:x="4.285cm" svg:y="0.051cm" svg:viewBox="0 0 265 277" svg:d="M55 232c-15 26-30 32-47 33-5 0-8 0-8 8 0 2 1 4 4 4 11 0 24-1 33-1 14 0 27 1 40 1 2 0 7 0 7-8 0-4-4-4-6-4-9-1-19-4-19-13 0-6 3-9 6-14 10-17 20-33 30-50 32 0 65 0 96 0 2 8 7 61 7 64 0 12-21 13-29 13-5 0-8 0-8 8 0 4 4 4 5 4 16 0 32-1 49-1 8 0 34 1 42 1 4 0 8 0 8-8 0-4-4-4-9-4-24 0-24-2-25-14-8-81-16-161-24-241 0-8 0-10-7-10-6 0-7 3-10 7-45 74-90 150-135 225zM101 176c26-43 52-85 77-128 5 43 8 85 12 128-29 0-59 0-89 0z"><text:p/></draw:path><draw:path draw:style-name="gr2007" draw:text-style-name="P120" svg:width="0.088cm" svg:height="0.386cm" svg:x="4.583cm" svg:y="0.037cm" svg:viewBox="0 0 89 387" svg:d="M89 194c0-30-3-77-25-121-23-48-56-73-61-73-2 0-3 2-3 4 0 1 0 3 8 9 37 39 59 100 59 181 0 66-14 134-61 182-6 5-6 6-6 7 0 2 1 4 3 4 5 0 40-26 62-76 20-42 24-84 24-117z"><text:p/></draw:path><draw:path draw:style-name="gr2008" draw:text-style-name="P120" svg:width="0.236cm" svg:height="0.298cm" svg:x="4.85cm" svg:y="0.081cm" svg:viewBox="0 0 237 299" svg:d="M223 15c7 0 14 0 14-7 0-8-7-8-14-8-35 0-69 0-104 0-66 0-119 51-119 112 0 63 54 112 119 112 35 0 69 0 104 0 7 0 14 0 14-7 0-8-7-8-14-8-34 0-69 0-103 0-62 0-105-45-105-97s44-97 105-97c34 0 69 0 103 0zM22 284c-7 0-14 0-14 7 0 8 7 8 14 8 67 0 134 0 201 0 7 0 14 0 14-8 0-7-7-7-14-7-67 0-134 0-201 0z"><text:p/></draw:path><draw:path draw:style-name="gr2009" draw:text-style-name="P120" svg:width="0.274cm" svg:height="0.282cm" svg:x="5.235cm" svg:y="0.065cm" svg:viewBox="0 0 275 283" svg:d="M125 0c-53 0-95 26-111 44-13 15-10 19-14 27 0 3 1 4 3 4 7 0 16-6 19-8 8-5 9-8 11-14 6-16 17-30 65-32-7 87-30 171-63 253-2 5-1 4-2 6 0 2 1 3 4 3 6 0 25-8 29-18 20-47 52-136 64-244 6 0 13 0 20 0 47 0 92 19 92 57 0 29-27 83-103 86-8 0-12 0-23 6-7 5-10 9-10 11 0 4 2 4 7 4 71 0 162-60 162-123 0-44-53-62-97-62-17 0-35 0-53 0z"><text:p/></draw:path><draw:path draw:style-name="gr2010" draw:text-style-name="P120" svg:width="0.089cm" svg:height="0.386cm" svg:x="5.565cm" svg:y="0.037cm" svg:viewBox="0 0 90 387" svg:d="M90 383c0-1 0-2-6-9-49-48-61-121-61-180 0-68 14-135 62-183 5-4 5-6 5-7 0-3-2-4-4-4-3 0-39 26-62 76-20 43-24 86-24 118 0 29 4 77 25 121 25 47 58 72 61 72 2 0 4-1 4-4z"><text:p/></draw:path><draw:path draw:style-name="gr2011" draw:text-style-name="P120" svg:width="0.275cm" svg:height="0.263cm" svg:x="5.694cm" svg:y="0.065cm" svg:viewBox="0 0 276 264" svg:d="M45 233c-3 16-4 19-35 19-7 0-10 0-10 8 0 4 3 4 10 4 46 0 92 0 139 0 60 0 106-46 106-84 0-27-23-50-60-55 40-6 81-35 81-72 0-29-25-53-72-53-43 0-87 0-130 0-7 0-11 0-11 8 0 4 3 4 11 4 1 0 7 0 14 0 8 1 11 2 11 7 0 2-1 3-2 7-18 70-34 138-52 207zM103 122c8-32 17-64 25-96 3-13 4-14 21-14 16 0 34 0 50 0 33 0 42 23 42 40 0 34-33 70-80 70-19 0-39 0-58 0zM87 252c-6 0-7 0-9 0-4-1-5-1-5-5 0-1 0-2 2-8 9-37 17-72 26-108 24 0 50 0 74 0 36 0 44 28 44 45 0 38-34 76-80 76-18 0-34 0-52 0z"><text:p/></draw:path><draw:path draw:style-name="gr2012" draw:text-style-name="P120" svg:width="0.089cm" svg:height="0.386cm" svg:x="6.011cm" svg:y="0.037cm" svg:viewBox="0 0 90 387" svg:d="M90 194c0-30-4-77-25-121-23-48-57-73-61-73-2 0-4 2-4 4 0 1 0 3 8 9 37 39 59 100 59 181 0 66-14 134-61 182-6 5-6 6-6 7 0 2 2 4 4 4 4 0 39-26 62-76 20-42 24-84 24-117z"><text:p/></draw:path><draw:path draw:style-name="gr2013" draw:text-style-name="P120" svg:width="0.342cm" svg:height="0.212cm" svg:x="6.376cm" svg:y="0.124cm" svg:viewBox="0 0 343 213" svg:d="M330 152c7 0 13 0 13-8s-6-8-14-8c-81 0-164 0-245 0-17-14-37-24-49-29 13-7 33-17 49-30 81 0 164 0 245 0 8 0 14 0 14-8 0-7-6-7-13-7-76 0-153 0-229 0 19-18 39-52 39-58 0-4-5-4-8-4-2 0-5 0-7 3-8 16-18 35-44 59-27 23-52 33-72 39-7 2-8 2-8 3-1 0-1 2-1 3s0 1 0 2l1 1c1 0 1 1 9 3 52 16 91 51 112 92 5 7 5 8 10 8 3 0 8 0 8-4 0-6-20-39-39-57 76 0 153 0 229 0z"><text:p/></draw:path><draw:path draw:style-name="gr2014" draw:text-style-name="P120" svg:width="0.342cm" svg:height="0.212cm" svg:x="6.697cm" svg:y="0.124cm" svg:viewBox="0 0 343 213" svg:d="M260 77c16 14 36 24 48 30-13 6-32 16-48 29-82 0-164 0-246 0-6 0-14 0-14 8s8 8 14 8c76 0 152 0 228 0-19 17-38 51-38 57 0 4 5 4 7 4 4 0 6 0 8-3 8-15 19-35 44-58 26-23 52-33 73-40 6-2 6-2 7-3 0-1 0-1 0-2s0-1 0-3l-1-1c-1 0-1 0-9-3-51-15-90-51-112-91-4-8-4-9-10-9-2 0-7 0-7 4 0 6 19 39 38 58-76 0-152 0-228 0-6 0-14 0-14 7 0 8 8 8 14 8 82 0 164 0 246 0z"><text:p/></draw:path><draw:path draw:style-name="gr2015" draw:text-style-name="P120" svg:width="0.264cm" svg:height="0.276cm" svg:x="7.291cm" svg:y="0.051cm" svg:viewBox="0 0 265 277" svg:d="M56 232c-15 26-31 32-48 33-5 0-8 0-8 8 0 2 2 4 6 4 9 0 22-1 33-1 12 0 26 1 38 1 2 0 8 0 8-8 0-4-5-4-7-4-9-1-19-4-19-13 0-6 4-9 6-14 10-17 20-33 30-50 32 0 65 0 96 0 2 8 7 61 7 64 0 12-20 13-27 13-6 0-10 0-10 8 0 4 4 4 5 4 16 0 33-1 49-1 9 0 34 1 44 1 2 0 6 0 6-8 0-4-3-4-9-4-24 0-24-2-25-14-8-81-15-161-23-241-1-8-1-10-8-10-6 0-7 3-10 7-45 74-89 150-134 225zM102 176c26-43 51-85 76-128 5 43 8 85 12 128-29 0-58 0-88 0z"><text:p/></draw:path><draw:path draw:style-name="gr2016" draw:text-style-name="P120" svg:width="0.236cm" svg:height="0.298cm" svg:x="7.707cm" svg:y="0.081cm" svg:viewBox="0 0 237 299" svg:d="M222 15c7 0 15 0 15-7 0-8-8-8-15-8-34 0-69 0-103 0-67 0-119 51-119 112 0 63 54 112 119 112 34 0 69 0 103 0 7 0 15 0 15-7 0-8-8-8-15-8-34 0-68 0-102 0-62 0-105-45-105-97s44-97 105-97c34 0 68 0 102 0zM21 284c-7 0-13 0-13 7 0 8 6 8 13 8 67 0 134 0 201 0 7 0 15 0 15-8 0-7-8-7-15-7-67 0-134 0-201 0z"><text:p/></draw:path><draw:path draw:style-name="gr2017" draw:text-style-name="P120" svg:width="0.274cm" svg:height="0.263cm" svg:x="8.1cm" svg:y="0.065cm" svg:viewBox="0 0 275 264" svg:d="M45 233c-4 16-4 19-35 19-7 0-10 0-10 8 0 4 3 4 10 4 46 0 91 0 137 0 62 0 107-46 107-84 0-27-22-50-59-55 40-6 80-35 80-72 0-29-25-53-71-53-43 0-87 0-130 0-8 0-11 0-11 8 0 4 3 4 11 4 4 0 7 0 14 0 7 1 10 2 10 7 0 2 0 3-1 7-18 70-34 138-52 207zM103 122c8-32 17-64 25-96 3-13 4-14 21-14 16 0 33 0 49 0 34 0 42 23 42 40 0 34-33 70-80 70-19 0-38 0-57 0zM86 252c-6 0-6 0-8 0-4-1-5-1-5-5 0-1 0-2 2-8 9-37 17-72 26-108 24 0 49 0 73 0 37 0 45 28 45 45 0 38-34 76-80 76-18 0-36 0-53 0z"><text:p/></draw:path><draw:path draw:style-name="gr2018" draw:text-style-name="P120" svg:width="0.1cm" svg:height="0.462cm" svg:x="8.412cm" svg:y="-0.001cm" svg:viewBox="0 0 101 463" svg:d="M101 232c0-55-10-132-60-198-4-4-29-34-35-34-3 0-6 1-6 4 0 1 1 3 3 4 18 21 43 51 60 113 9 35 12 75 12 111 0 39-3 78-13 116-16 55-39 85-58 106-4 5-4 5-4 6 0 3 3 3 6 3 5 0 26-23 30-29 40-46 65-116 65-202z"><text:p/></draw:path><draw:path draw:style-name="gr2019" draw:text-style-name="P120" svg:width="0.088cm" svg:height="0.386cm" svg:x="11.164cm" svg:y="0.037cm" svg:viewBox="0 0 89 387" svg:d="M89 383c0-1 0-2-6-9-49-48-61-121-61-180 0-68 14-135 63-183 4-4 4-6 4-7 0-3-1-4-3-4-5 0-39 26-62 76-20 43-24 86-24 118 0 29 4 77 25 121 23 47 56 72 61 72 2 0 3-1 3-4z"><text:p/></draw:path><draw:path draw:style-name="gr2020" draw:text-style-name="P120" svg:width="0.127cm" svg:height="0.256cm" svg:x="11.311cm" svg:y="0.071cm" svg:viewBox="0 0 128 257" svg:d="M79 10c0-9 0-10-9-10-24 24-58 24-70 24 0 5 0 8 0 12 8 0 31 0 51-10 0 67 0 133 0 201 0 14-1 18-37 18-4 0-7 0-12 0 0 5 0 8 0 12 13-1 48-1 63-1s48 0 63 1c0-4 0-7 0-12-5 0-8 0-12 0-36 0-37-4-37-18 0-73 0-145 0-217z"><text:p/></draw:path><draw:path draw:style-name="gr2021" draw:text-style-name="P120" svg:width="0.089cm" svg:height="0.386cm" svg:x="11.491cm" svg:y="0.037cm" svg:viewBox="0 0 90 387" svg:d="M90 194c0-30-4-77-25-121-24-48-57-73-61-73-2 0-4 2-4 4 0 1 0 3 8 9 37 39 59 100 59 181 0 66-14 134-61 182-6 5-6 6-6 7 0 2 2 4 4 4 4 0 39-26 62-76 20-42 24-84 24-117z"><text:p/></draw:path><draw:path draw:style-name="gr2022" draw:text-style-name="P120" svg:width="0.342cm" svg:height="0.212cm" svg:x="0.001cm" svg:y="0.863cm" svg:viewBox="0 0 343 213" svg:d="M330 152c7 0 13 0 13-8s-6-8-14-8c-81 0-164 0-245 0-17-14-37-24-49-29 15-7 33-17 49-30 81 0 164 0 245 0 8 0 14 0 14-8 0-7-6-7-13-7-76 0-153 0-229 0 19-18 39-52 39-58 0-4-5-4-8-4-2 0-5 0-7 3-8 16-18 35-44 59-27 23-52 34-72 39-7 2-8 2-8 3-1 0-1 2-1 3s0 1 0 2l1 1c1 0 1 1 9 3 52 16 91 51 112 92 5 7 6 8 10 8 3 0 8 0 8-4 0-6-20-39-39-57 76 0 153 0 229 0z"><text:p/></draw:path><draw:path draw:style-name="gr2023" draw:text-style-name="P120" svg:width="0.342cm" svg:height="0.212cm" svg:x="0.323cm" svg:y="0.863cm" svg:viewBox="0 0 343 213" svg:d="M260 77c16 14 36 24 48 30-13 6-32 16-48 29-82 0-164 0-246 0-6 0-14 0-14 8s8 8 14 8c76 0 152 0 228 0-18 17-38 51-38 57 0 4 5 4 7 4 4 0 6 0 8-3 8-14 19-35 44-57 26-24 52-34 73-41 6-2 6-2 7-3 0-1 0-1 0-2s0-1 0-3l-1-1c-1 0-1 0-9-3-51-15-90-51-112-91-4-8-4-9-10-9-2 0-7 0-7 4 0 6 19 39 38 58-76 0-152 0-228 0-6 0-14 0-14 7 0 8 8 8 14 8 82 0 164 0 246 0z"><text:p/></draw:path><draw:path draw:style-name="gr2024" draw:text-style-name="P120" svg:width="0.145cm" svg:height="0.694cm" svg:x="2.111cm" svg:y="0.621cm" svg:viewBox="0 0 146 695" svg:d="M129 691c1 0 4 4 5 4 2 0 6 0 8 0 1 0 4 0 4-4 0-1 0-2-1-4-14-13-35-35-59-77-42-74-57-170-57-262 0-172 49-273 116-341 1-2 1-3 1-4 0-3-2-3-6-3-6 0-7 0-10 3-36 32-78 85-105 166-16 52-25 114-25 179 0 91 17 194 77 284 10 15 17 20 24 31 5 5 10 11 13 13 5 5 10 9 15 15z"><text:p/></draw:path><draw:path draw:style-name="gr2025" draw:text-style-name="P120" svg:width="0.099cm" svg:height="0.463cm" svg:x="2.331cm" svg:y="0.737cm" svg:viewBox="0 0 100 464" svg:d="M100 460c0-1 0-2-1-4-18-18-44-50-60-113-9-35-13-75-13-111 0-101 25-173 71-223 3-4 2-4 3-5 0-4-2-4-4-4-6 0-27 23-32 30-39 46-64 115-64 202 0 55 9 132 61 198 3 4 28 34 35 34 2 0 4 0 4-4z"><text:p/></draw:path><draw:path draw:style-name="gr2026" draw:text-style-name="P120" svg:width="0.215cm" svg:height="0.276cm" svg:x="2.449cm" svg:y="0.797cm" svg:viewBox="0 0 216 277" svg:d="M213 14c3-3 3-4 3-6 0-4-4-8-8-8-6 0-8 4-9 9-11 28-22 56-33 84-38 0-78 0-116 0-11-28-22-56-33-84-2-6-4-9-9-9-4 0-8 4-8 8 0 1 0 2 2 6 32 85 65 170 97 254 2 5 3 9 9 9 5 0 6-4 9-9 32-84 65-169 96-254zM55 110c35 0 70 0 106 0-18 46-36 91-53 137-18-46-35-91-53-137z"><text:p/></draw:path><draw:path draw:style-name="gr2027" draw:text-style-name="P120" svg:width="0.192cm" svg:height="0.174cm" svg:x="2.676cm" svg:y="0.895cm" svg:viewBox="0 0 193 175" svg:d="M118 54c2-10 11-46 38-46 1 0 11 0 19 5-11 2-19 11-19 21 0 7 5 13 16 13 8 0 21-6 21-22 0-20-24-25-37-25-22 0-36 20-40 29-10-26-31-29-42-29-40 0-62 49-62 59 0 4 3 4 5 4 3 0 4 0 4-5 13-40 40-50 53-50 6 0 21 4 21 26 0 12-7 37-21 92-7 24-20 40-38 40-2 0-11 0-18-5 8-2 17-10 17-20 0-11-9-15-14-15-11 0-21 10-21 24 0 17 19 25 36 25 26 0 40-28 41-30 4 14 19 30 42 30 39 0 61-51 61-60 0-4-3-4-4-4-4 0-4 2-5 4-14 42-39 51-52 51-14 0-21-12-21-25 0-9 2-18 7-34 4-18 8-36 13-53z"><text:p/></draw:path><draw:path draw:style-name="gr2028" draw:text-style-name="P120" svg:width="0.193cm" svg:height="0.223cm" svg:x="3.024cm" svg:y="0.857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029" draw:text-style-name="P120" svg:width="0.275cm" svg:height="0.282cm" svg:x="3.365cm" svg:y="0.803cm" svg:viewBox="0 0 276 283" svg:d="M127 0c-54 0-96 26-112 44-14 15-9 19-15 27 0 3 2 4 4 4 6 0 16-6 18-8 9-4 10-8 12-14 6-16 17-30 65-32-7 87-31 171-63 253-2 5-1 4-2 6 0 2 1 3 3 3 7 0 26-8 30-18 20-47 52-136 63-244 6 0 14 0 21 0 47 0 92 19 92 57 0 29-28 83-103 86-8 0-12 0-23 6-7 5-10 9-10 11 0 4 2 4 7 4 71 0 162-60 162-123 0-44-53-62-98-62-17 0-34 0-51 0z"><text:p/></draw:path><draw:path draw:style-name="gr2030" draw:text-style-name="P120" svg:width="0.089cm" svg:height="0.386cm" svg:x="3.696cm" svg:y="0.775cm" svg:viewBox="0 0 90 387" svg:d="M90 383c0-1 0-2-6-8-49-49-62-122-62-181 0-68 15-135 63-183 5-4 5-6 5-7 0-3-2-4-4-4-3 0-39 26-62 76-20 43-24 86-24 118 0 29 4 77 25 121 23 47 58 72 61 72 2 0 4-1 4-4z"><text:p/></draw:path><draw:path draw:style-name="gr2031" draw:text-style-name="P120" svg:width="0.264cm" svg:height="0.276cm" svg:x="3.822cm" svg:y="0.789cm" svg:viewBox="0 0 265 277" svg:d="M56 233c-15 25-31 31-47 32-6 0-9 0-9 8 0 2 2 4 6 4 9 0 22-1 33-1 13 0 26 1 38 1 2 0 8 0 8-8 0-4-4-4-7-4-9-1-17-3-17-13 0-5 2-9 5-14 10-17 19-33 29-50 33 0 65 0 98 0 0 8 5 61 5 64 0 12-20 13-27 13-6 0-10 0-10 8 0 4 3 3 5 4 17 0 33-1 49-1 9 0 34 1 44 1 2 0 6 0 6-8 0-4-3-4-9-4-24 0-24-2-25-14-8-81-15-161-23-241-1-8-1-10-8-10-5 0-7 3-10 7-45 75-89 150-134 226zM102 176c26-43 51-85 76-128 5 43 8 85 12 128-29 0-58 0-88 0z"><text:p/></draw:path><draw:path draw:style-name="gr2032" draw:text-style-name="P120" svg:width="0.089cm" svg:height="0.386cm" svg:x="4.12cm" svg:y="0.775cm" svg:viewBox="0 0 90 387" svg:d="M90 194c0-30-4-77-25-121-23-48-56-73-61-73-2 0-4 2-4 4 0 1 0 3 8 9 38 39 60 100 60 181 0 66-14 134-62 182-6 5-6 6-6 7 0 2 2 4 4 4 5 0 39-26 62-76 20-42 24-84 24-117z"><text:p/></draw:path><draw:path draw:style-name="gr2033" draw:text-style-name="P120" svg:width="0.041cm" svg:height="0.04cm" svg:x="4.282cm" svg:y="1.025cm" svg:viewBox="0 0 42 41" svg:d="M42 20c0-11-10-20-21-20s-21 9-21 20 10 21 21 21 21-10 21-21z"><text:p/></draw:path><draw:path draw:style-name="gr2034" draw:text-style-name="P120" svg:width="0.192cm" svg:height="0.174cm" svg:x="4.367cm" svg:y="0.895cm" svg:viewBox="0 0 193 175" svg:d="M118 54c2-10 11-46 38-46 2 0 11 0 19 5-10 2-18 11-18 21 0 7 4 13 15 13 8 0 21-6 21-22 0-20-24-25-37-25-22 0-35 20-40 29-9-26-30-29-42-29-40 0-62 49-62 59 0 4 3 4 5 4 3 0 4 0 5-5 13-40 39-50 52-50 6 0 21 4 21 26 0 12-7 37-21 92-7 24-20 40-38 40-2 0-11 0-18-5 10-2 17-10 17-20 0-11-7-15-14-15-11 0-21 10-21 24 0 17 19 25 36 25 26 0 40-28 41-30 4 14 19 30 42 30 39 0 61-51 61-60 0-4-3-4-4-4-3 0-4 2-5 4-13 42-39 51-51 51-15 0-22-12-22-25 0-9 2-18 7-34 4-18 8-36 13-53z"><text:p/></draw:path><draw:path draw:style-name="gr2035" draw:text-style-name="P120" svg:width="0.193cm" svg:height="0.223cm" svg:x="4.716cm" svg:y="0.857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036" draw:text-style-name="P120" svg:width="0.275cm" svg:height="0.282cm" svg:x="5.057cm" svg:y="0.803cm" svg:viewBox="0 0 276 283" svg:d="M127 0c-54 0-96 26-112 44-13 15-9 19-15 27 0 3 2 4 4 4 7 0 16-6 18-8 9-4 10-8 12-14 6-16 17-30 65-32-7 87-30 171-63 253-2 5-1 4-2 6 0 2 1 3 5 3 5 0 24-8 28-18 20-47 52-136 64-244 7 0 13 0 20 0 47 0 92 19 92 57 0 29-28 83-103 86-8 0-12 0-23 6-7 5-10 9-10 11 0 4 2 4 7 4 71 0 162-60 162-123 0-44-53-62-98-62-17 0-34 0-51 0z"><text:p/></draw:path><draw:path draw:style-name="gr2037" draw:text-style-name="P120" svg:width="0.089cm" svg:height="0.386cm" svg:x="5.388cm" svg:y="0.775cm" svg:viewBox="0 0 90 387" svg:d="M90 383c0-1 0-2-6-8-49-49-61-122-61-181 0-68 14-135 62-183 5-4 5-6 5-7 0-3-2-4-4-4-3 0-39 26-62 76-20 43-24 86-24 118 0 29 4 77 25 121 23 47 58 72 61 72 2 0 4-1 4-4z"><text:p/></draw:path><draw:path draw:style-name="gr2038" draw:text-style-name="P120" svg:width="0.275cm" svg:height="0.263cm" svg:x="5.517cm" svg:y="0.803cm" svg:viewBox="0 0 276 264" svg:d="M45 234c-3 15-4 18-35 18-7 0-10 0-10 8 0 4 3 4 10 4 46 0 92 0 139 0 60 0 106-46 106-84 0-27-23-50-60-55 40-6 81-35 81-72 0-29-25-53-72-53-43 0-87 0-130 0-7 0-11 0-11 8 0 4 3 4 11 4 1 0 7 0 14 1 8 0 11 1 11 6 0 2-1 3-2 7-18 70-34 139-52 208zM103 122c8-32 17-64 25-96 3-13 4-14 21-14 16 0 33 0 49 0 34 0 43 23 43 40 0 34-33 70-80 70-19 0-39 0-58 0zM87 252c-6 0-7 0-9 0-4-1-5-1-5-5 0-1 0-2 2-8 9-37 17-72 26-108 24 0 50 0 74 0 36 0 44 28 44 45 0 38-34 76-80 76-18 0-34 0-52 0z"><text:p/></draw:path><draw:path draw:style-name="gr2039" draw:text-style-name="P120" svg:width="0.089cm" svg:height="0.386cm" svg:x="5.834cm" svg:y="0.775cm" svg:viewBox="0 0 90 387" svg:d="M90 194c0-30-4-77-25-121-23-48-57-73-61-73-2 0-4 2-4 4 0 1 0 3 8 9 37 39 59 100 59 181 0 66-14 134-61 182-6 5-6 6-6 7 0 2 2 4 4 4 4 0 39-26 62-76 20-42 24-84 24-117z"><text:p/></draw:path><draw:path draw:style-name="gr2040" draw:text-style-name="P120" svg:width="0.1cm" svg:height="0.463cm" svg:x="5.979cm" svg:y="0.737cm" svg:viewBox="0 0 101 464" svg:d="M101 232c0-55-10-132-60-198-4-4-29-34-35-34-3 0-6 1-6 4 0 1 1 3 2 4 19 21 44 51 61 113 9 35 12 75 12 111 0 39-3 78-13 116-16 55-39 85-58 106-4 5-4 5-4 6 0 3 3 4 6 4 5 0 26-24 30-30 40-46 65-116 65-202z"><text:p/></draw:path><draw:path draw:style-name="gr2041" draw:text-style-name="P120" svg:width="0.342cm" svg:height="0.212cm" svg:x="6.376cm" svg:y="0.863cm" svg:viewBox="0 0 343 213" svg:d="M330 152c7 0 13 0 13-8s-6-8-14-8c-81 0-164 0-245 0-17-14-37-24-49-29 13-7 33-17 49-30 81 0 164 0 245 0 8 0 14 0 14-8 0-7-6-7-13-7-76 0-153 0-229 0 19-18 39-52 39-58 0-4-5-4-8-4-2 0-5 0-7 3-8 16-18 35-44 59-27 23-52 34-72 39-7 2-8 2-8 3-1 0-1 2-1 3s0 1 0 2l1 1c1 0 1 1 9 3 52 16 91 51 112 92 5 7 5 8 10 8 3 0 8 0 8-4 0-6-20-39-39-57 76 0 153 0 229 0z"><text:p/></draw:path><draw:path draw:style-name="gr2042" draw:text-style-name="P120" svg:width="0.342cm" svg:height="0.212cm" svg:x="6.697cm" svg:y="0.863cm" svg:viewBox="0 0 343 213" svg:d="M260 77c16 14 36 24 48 30-13 6-32 16-48 29-82 0-164 0-246 0-6 0-14 0-14 8s8 8 14 8c76 0 152 0 228 0-19 17-38 51-38 57 0 4 5 4 7 4 4 0 6 0 8-3 8-14 19-35 44-57 26-24 52-34 73-41 6-2 6-2 7-3 0-1 0-1 0-2s0-1 0-3l-1-1c-1 0-1 0-9-3-51-15-90-51-112-91-4-8-4-9-10-9-2 0-7 0-7 4 0 6 19 39 38 58-76 0-152 0-228 0-6 0-14 0-14 7 0 8 8 8 14 8 82 0 164 0 246 0z"><text:p/></draw:path><draw:path draw:style-name="gr2043" draw:text-style-name="P120" svg:width="0.1cm" svg:height="0.463cm" svg:x="7.336cm" svg:y="0.737cm" svg:viewBox="0 0 101 464" svg:d="M101 460c0-1-1-2-2-4-18-18-44-50-59-113-10-35-14-75-14-111 0-101 25-173 72-223 3-4 2-4 3-5 0-4-3-4-4-4-7 0-28 23-32 30-40 46-65 115-65 202 0 55 10 132 61 198 3 4 28 34 36 34 1 0 4 0 4-4z"><text:p/></draw:path><draw:path draw:style-name="gr2044" draw:text-style-name="P120" svg:width="0.214cm" svg:height="0.276cm" svg:x="7.455cm" svg:y="0.797cm" svg:viewBox="0 0 215 277" svg:d="M212 14c3-3 3-4 3-6 0-4-4-8-8-8-5 0-8 4-9 9-11 28-21 56-32 84-39 0-78 0-118 0-11-28-20-56-31-84-3-6-5-9-9-9-5 0-8 4-8 8 0 1 0 2 2 6 32 85 64 170 96 254 2 5 4 9 9 9s7-4 9-9c31-84 64-169 96-254zM55 110c35 0 69 0 105 0-18 46-36 91-53 137-18-46-34-91-52-137z"><text:p/></draw:path><draw:path draw:style-name="gr2045" draw:text-style-name="P120" svg:width="0.177cm" svg:height="0.249cm" svg:x="7.681cm" svg:y="0.895cm" svg:viewBox="0 0 178 250" svg:d="M177 23c1-5 1-7 1-9 0-6-5-11-11-11-4 0-10 4-13 9-1 2-4 14-5 21-4 10-6 20-8 31-6 23-12 46-18 69-2 6-18 33-44 33-20 0-24-16-24-31 0-18 7-42 20-76 6-16 8-21 8-28 0-17-13-31-31-31-38 0-52 56-52 59 0 4 3 3 4 4 5 0 5 0 7-7 10-36 26-48 39-48 3 0 9 0 9 13 0 9-3 20-6 26-16 41-22 63-22 82 0 34 24 46 47 46 14 0 28-7 39-18-5 20-10 39-26 60-10 13-24 24-41 24-6 0-24-1-30-17 6 0 11 0 16-4 5-3 8-8 8-15 0-13-10-14-14-14-9 0-21 6-21 25s16 34 41 34c39 0 79-36 90-80 12-49 25-97 37-147z"><text:p/></draw:path><draw:path draw:style-name="gr2046" draw:text-style-name="P120" svg:width="0.192cm" svg:height="0.223cm" svg:x="8.013cm" svg:y="0.857cm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2047" draw:text-style-name="P120" svg:width="0.264cm" svg:height="0.276cm" svg:x="8.359cm" svg:y="0.789cm" svg:viewBox="0 0 265 277" svg:d="M55 233c-15 25-30 31-47 32-5 0-8 0-8 8 0 2 1 4 4 4 11 0 24-1 33-1 14 0 27 1 40 1 2 0 7 0 7-8 0-4-4-4-6-4-9-1-19-3-19-13 0-5 3-9 6-14 10-17 20-33 30-50 32 0 65 0 96 0 2 8 7 61 7 64 0 12-21 13-29 13-5 0-8 0-8 8 0 4 4 4 5 4 16 0 32-1 49-1 8 0 34 1 42 1 4 0 8 0 8-8 0-4-4-4-9-4-24 0-24-2-25-14-8-81-16-161-24-241 0-8 0-10-7-10-6 0-7 3-10 7-45 75-90 150-135 226zM101 176c26-43 52-85 77-128 5 43 8 85 12 128-29 0-59 0-89 0z"><text:p/></draw:path><draw:path draw:style-name="gr2048" draw:text-style-name="P120" svg:width="0.04cm" svg:height="0.04cm" svg:x="8.668cm" svg:y="1.025cm" svg:viewBox="0 0 41 41" svg:d="M41 20c0-11-9-20-20-20s-21 9-21 20 10 21 21 21 20-10 20-21z"><text:p/></draw:path><draw:path draw:style-name="gr2049" draw:text-style-name="P120" svg:width="0.177cm" svg:height="0.249cm" svg:x="8.754cm" svg:y="0.895cm" svg:viewBox="0 0 178 250" svg:d="M176 23c2-5 2-7 2-9 0-6-5-11-11-11-4 0-11 4-14 9 0 2-3 14-6 21-2 10-5 20-7 31-6 23-12 46-18 69-1 6-17 33-43 33-20 0-24-16-24-31 0-18 7-42 20-76 6-16 8-21 8-28 0-17-13-31-32-31-37 0-51 56-51 59 0 4 3 4 4 4 4 0 5 0 7-7 10-36 25-48 39-48 3 0 9 0 9 13 0 9-4 20-6 26-16 41-23 63-23 82 0 34 25 46 47 46 15 0 29-7 40-18-6 20-10 39-26 60-10 13-24 24-43 24-5 0-22-1-28-17 5 0 11 0 16-4 4-3 8-8 8-15 0-13-11-14-14-14-9 0-22 6-22 25s17 34 40 34c41 0 81-36 92-80 12-49 24-97 36-147z"><text:p/></draw:path><draw:path draw:style-name="gr2050" draw:text-style-name="P120" svg:width="0.193cm" svg:height="0.223cm" svg:x="9.085cm" svg:y="0.857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051" draw:text-style-name="P120" svg:width="0.275cm" svg:height="0.263cm" svg:x="9.435cm" svg:y="0.803cm" svg:viewBox="0 0 276 264" svg:d="M45 234c-3 15-4 18-35 18-7 0-10 0-10 8 0 4 3 4 10 4 46 0 92 0 139 0 60 0 106-46 106-84 0-27-23-50-60-55 40-6 81-35 81-72 0-29-26-53-72-53-43 0-87 0-130 0-8 0-11 0-11 8 0 4 3 4 11 4 1 0 7 0 14 1 7 0 11 1 11 6 0 2-1 3-2 7-18 70-34 139-52 208zM103 122c8-32 17-64 25-96 3-13 4-14 21-14 16 0 33 0 49 0 34 0 43 23 43 40 0 34-34 70-80 70-19 0-39 0-58 0zM86 252c-6 0-6 0-8 0-4-1-5-1-5-5 0-1 0-2 2-8 9-37 17-72 26-108 24 0 50 0 74 0 36 0 44 28 44 45 0 38-34 76-80 76-18 0-36 0-53 0z"><text:p/></draw:path><draw:path draw:style-name="gr2052" draw:text-style-name="P120" svg:width="0.099cm" svg:height="0.463cm" svg:x="9.749cm" svg:y="0.737cm" svg:viewBox="0 0 100 464" svg:d="M100 232c0-55-9-132-60-198-4-4-29-34-36-34-2 0-4 1-4 4 0 1 0 3 2 4 19 21 43 51 60 113 8 35 12 75 12 111 0 39-4 78-13 116-16 55-38 85-58 106-3 5-3 5-3 6 0 3 2 4 4 4 6 0 27-24 32-30 39-46 64-116 64-202z"><text:p/></draw:path><draw:path draw:style-name="gr2053" draw:text-style-name="P120" svg:width="0.145cm" svg:height="0.694cm" svg:x="9.922cm" svg:y="0.621cm" svg:viewBox="0 0 146 695" svg:d="M146 348c0-112-25-229-101-316-5-7-20-22-30-30-2-2-3-2-7-2-5 0-8 0-8 3 0 2 1 4 2 5 13 13 34 35 59 77 41 74 57 169 57 263 0 167-48 269-117 341 0 0-1 1-1 2 0 4 3 4 8 4 4 0 5 0 9-3 36-32 78-86 104-167 18-53 25-116 25-177z"><text:p/></draw:path><draw:path draw:style-name="gr2054" draw:text-style-name="P120" svg:width="0.088cm" svg:height="0.386cm" svg:x="11.164cm" svg:y="0.775cm" svg:viewBox="0 0 89 387" svg:d="M89 383c0-1 0-2-6-8-49-49-61-122-61-181 0-68 14-135 63-183 4-4 4-6 4-7 0-3-1-4-3-4-5 0-39 26-62 76-20 43-24 86-24 118 0 29 4 77 25 121 23 47 56 72 61 72 2 0 3-1 3-4z"><text:p/></draw:path><draw:path draw:style-name="gr2055" draw:text-style-name="P120" svg:width="0.153cm" svg:height="0.256cm" svg:x="11.295cm" svg:y="0.808cm" svg:viewBox="0 0 154 257" svg:d="M30 228c13-14 27-27 40-40 61-54 84-75 84-113 0-44-34-75-81-75-44 0-73 35-73 70 0 21 20 21 21 21 7 0 20-4 20-20 0-11-7-20-21-20-2 0-3 0-5 1 9-26 30-40 52-40 35 0 52 31 52 63 0 31-19 61-41 86-24 27-49 55-74 82-4 4-4 4-4 14 47 0 96 0 143 0 3-22 8-45 11-67-3 0-5 0-9 0-2 11-5 29-9 34-3 4-28 4-37 4-23 0-46 0-69 0z"><text:p/></draw:path><draw:path draw:style-name="gr2056" draw:text-style-name="P120" svg:width="0.089cm" svg:height="0.386cm" svg:x="11.491cm" svg:y="0.775cm" svg:viewBox="0 0 90 387" svg:d="M90 194c0-30-4-77-25-121-24-48-57-73-61-73-2 0-4 2-4 4 0 1 0 3 8 9 37 39 59 100 59 181 0 66-14 134-61 182-6 5-6 6-6 7 0 2 2 4 4 4 4 0 39-26 62-76 20-42 24-84 24-117z"><text:p/></draw:path><draw:path draw:style-name="gr2057" draw:text-style-name="P120" svg:width="0.342cm" svg:height="0.212cm" svg:x="0.001cm" svg:y="1.713cm" svg:viewBox="0 0 343 213" svg:d="M330 152c7 0 13 0 13-8s-6-8-14-8c-81 0-164 0-245 0-17-14-37-24-49-29 15-7 33-17 49-30 81 0 164 0 245 0 8 0 14 0 14-8 0-7-6-7-13-7-76 0-153 0-229 0 19-18 39-52 39-58 0-4-5-4-8-4-2 0-5 0-7 3-8 16-18 35-44 59-27 23-52 33-72 39-7 2-8 2-8 3-1 0-1 2-1 3s0 1 0 2l1 1c1 0 1 1 9 3 52 16 91 51 112 92 5 7 6 8 10 8 3 0 8 0 8-4 0-6-20-39-39-57 76 0 153 0 229 0z"><text:p/></draw:path><draw:path draw:style-name="gr2058" draw:text-style-name="P120" svg:width="0.342cm" svg:height="0.212cm" svg:x="0.323cm" svg:y="1.713cm" svg:viewBox="0 0 343 213" svg:d="M260 77c16 14 36 24 48 30-13 6-32 16-48 29-82 0-164 0-246 0-6 0-14 0-14 8s8 8 14 8c76 0 152 0 228 0-18 17-38 51-38 57 0 4 5 4 7 4 4 0 6 0 8-3 8-15 19-35 44-58 26-23 52-33 73-40 6-2 6-2 7-3 0-1 0-1 0-2s0-1 0-3l-1-1c-1 0-1 0-9-3-51-15-90-51-112-91-4-8-4-9-10-9-2 0-7 0-7 4 0 6 19 39 38 58-76 0-152 0-228 0-6 0-14 0-14 7 0 8 8 8 14 8 82 0 164 0 246 0z"><text:p/></draw:path><draw:path draw:style-name="gr2059" draw:text-style-name="P120" svg:width="0.145cm" svg:height="0.694cm" svg:x="3.228cm" svg:y="1.472cm" svg:viewBox="0 0 146 695" svg:d="M130 691c1 1 3 4 4 4 4 0 6 0 9 0 1 0 3 0 3-4 0-1 0-2-1-4-14-13-35-35-58-77-42-74-57-170-57-262 0-172 48-273 115-341 1-2 1-3 1-4 0-3-2-3-6-3-6 0-7 0-10 3-36 31-78 85-105 166-16 52-25 114-25 179 0 91 17 194 77 284 11 15 17 20 25 31 4 5 9 11 12 13 6 5 10 9 16 15z"><text:p/></draw:path><draw:path draw:style-name="gr2060" draw:text-style-name="P120" svg:width="0.1cm" svg:height="0.462cm" svg:x="3.448cm" svg:y="1.588cm" svg:viewBox="0 0 101 463" svg:d="M101 460c0-1-1-2-2-4-18-18-44-50-60-113-9-35-13-75-13-111 0-101 25-173 71-223 4-4 3-4 4-5 0-4-3-4-5-4-6 0-27 23-31 30-40 46-65 115-65 202 0 55 10 132 61 198 3 4 28 33 35 33 2 0 5 0 5-3z"><text:p/></draw:path><draw:path draw:style-name="gr2061" draw:text-style-name="P120" svg:width="0.214cm" svg:height="0.276cm" svg:x="3.567cm" svg:y="1.648cm" svg:viewBox="0 0 215 277" svg:d="M212 14c3-3 3-4 3-6 0-4-4-8-8-8-6 0-8 4-9 9-11 28-21 56-32 84-39 0-78 0-118 0-11-28-20-56-31-84-3-6-5-9-9-9-5 0-8 4-8 8 0 1 0 1 2 6 32 85 64 170 96 254 2 5 4 9 9 9s7-4 9-9c31-84 64-169 96-254zM54 109c35 0 70 0 106 0-18 46-36 92-53 138-18-46-35-92-53-138z"><text:p/></draw:path><draw:path draw:style-name="gr2062" draw:text-style-name="P120" svg:width="0.192cm" svg:height="0.174cm" svg:x="3.792cm" svg:y="1.745cm" svg:viewBox="0 0 193 175" svg:d="M118 54c2-10 11-46 38-46 2 0 11 0 20 5-11 2-19 11-19 21 0 6 5 13 15 13 8 0 21-6 21-22 0-21-24-25-37-25-22 0-35 20-40 29-9-26-30-29-42-29-40 0-62 49-62 59 0 4 3 4 5 4 3 0 4-1 5-5 13-40 39-50 52-50 6 0 21 3 21 26 0 12-7 37-21 91-7 25-20 41-38 41-2 0-11 0-18-5 10-2 17-10 17-21 0-10-7-14-14-14-11 0-21 10-21 24 0 17 20 25 36 25 26 0 40-28 41-30 4 14 19 30 42 30 39 0 61-51 61-60 0-4-3-4-4-4-3 0-4 2-5 4-13 42-39 51-51 51-15 0-22-12-22-25 0-9 2-18 7-34 4-18 8-36 13-53z"><text:p/></draw:path><draw:path draw:style-name="gr2063" draw:text-style-name="P120" svg:width="0.236cm" svg:height="0.298cm" svg:x="4.141cm" svg:y="1.67cm" svg:viewBox="0 0 237 299" svg:d="M223 15c7 0 14 0 14-7 0-8-7-8-14-8-35 0-69 0-104 0-66 0-119 51-119 112 0 63 54 112 119 112 35 0 69 0 104 0 7 0 14 0 14-7 0-8-7-8-14-8-34 0-69 0-103 0-62 0-105-45-105-97s46-97 105-97c34 0 69 0 103 0zM22 284c-7 0-14 0-14 7 0 8 7 8 14 8 67 0 134 0 201 0 7 0 14 0 14-8 0-7-7-7-14-7-67 0-134 0-201 0z"><text:p/></draw:path><draw:path draw:style-name="gr2064" draw:text-style-name="P120" svg:width="0.265cm" svg:height="0.276cm" svg:x="4.53cm" svg:y="1.64cm" svg:viewBox="0 0 266 277" svg:d="M56 232c-15 26-31 32-47 33-5 0-9 0-9 8 0 2 2 4 6 4 11 0 22-1 33-1 13 0 26 1 38 1 2 0 8 0 8-8 0-4-4-4-7-4-9-1-17-4-17-13 0-6 2-9 5-14 10-17 20-33 30-50 32 0 65 0 97 0 0 8 5 61 5 64 0 12-20 13-27 13-6 0-9 0-9 8 0 4 4 4 5 4 16 0 32-1 48-1 9 0 34 1 44 1 2 0 7 0 7-8 0-4-4-4-10-4-23 0-23-2-24-14-8-81-16-161-24-241-1-8-1-10-8-10-5 0-7 3-10 7-45 74-89 150-134 225zM102 176c26-43 51-85 76-128 5 43 9 85 13 128-29 0-59 0-89 0z"><text:p/></draw:path><draw:path draw:style-name="gr2065" draw:text-style-name="P120" svg:width="0.04cm" svg:height="0.04cm" svg:x="4.84cm" svg:y="1.875cm" svg:viewBox="0 0 41 41" svg:d="M41 20c0-11-9-20-20-20-12 0-21 9-21 20s9 21 21 21c11 0 20-10 20-21z"><text:p/></draw:path><draw:path draw:style-name="gr2066" draw:text-style-name="P120" svg:width="0.192cm" svg:height="0.174cm" svg:x="4.926cm" svg:y="1.745cm" svg:viewBox="0 0 193 175" svg:d="M118 54c2-10 11-46 37-46 2 0 12 0 20 5-11 2-19 11-19 21 0 6 5 13 16 13 7 0 21-6 21-22 0-21-24-25-37-25-23 0-36 20-40 29-10-26-31-29-42-29-41 0-63 49-63 59 0 4 4 4 6 4s3-1 4-5c13-40 38-50 52-50 7 0 21 3 21 26 0 12-7 37-21 91-6 25-20 41-37 41-2 0-11 0-19-5 9-2 18-10 18-21 0-10-9-14-14-14-12 0-21 10-21 24 0 17 19 25 36 25 26 0 39-28 40-30 5 14 19 30 42 30 40 0 62-51 62-60 0-4-4-4-5-4-3 0-3 2-4 4-14 42-40 51-52 51-16 0-21-12-21-25 0-9 2-18 7-34 4-18 8-36 13-53z"><text:p/></draw:path><draw:path draw:style-name="gr2067" draw:text-style-name="P120" svg:width="0.236cm" svg:height="0.298cm" svg:x="5.275cm" svg:y="1.67cm" svg:viewBox="0 0 237 299" svg:d="M222 15c7 0 15 0 15-7 0-8-8-8-15-8-34 0-69 0-103 0-67 0-119 51-119 112 0 63 53 112 119 112 34 0 69 0 103 0 7 0 15 0 15-7 0-8-8-8-15-8-34 0-68 0-102 0-62 0-105-45-105-97s44-97 105-97c34 0 68 0 102 0zM21 284c-7 0-13 0-13 7 0 8 6 8 13 8 67 0 134 0 201 0 7 0 15 0 15-8 0-7-8-7-15-7-67 0-134 0-201 0z"><text:p/></draw:path><draw:path draw:style-name="gr2068" draw:text-style-name="P120" svg:width="0.275cm" svg:height="0.263cm" svg:x="5.666cm" svg:y="1.652cm" svg:viewBox="0 0 276 264" svg:d="M46 233c-4 16-4 19-35 19-7 0-11 0-11 8 0 4 4 4 11 4 46 0 91 0 138 0 61 0 106-46 106-84 0-27-22-50-59-55 39-6 80-35 80-72 0-29-25-53-71-53-43 0-87 0-130 0-8 0-11 0-11 8 0 4 3 4 11 4 4 0 8 0 14 0 7 1 10 2 10 7 0 2 0 3-1 7-18 70-34 138-52 207zM105 122c7-32 16-64 24-96 3-13 4-14 21-14 16 0 33 0 49 0 34 0 42 23 42 40 0 34-33 70-80 70-19 0-38 0-56 0zM87 252c-6 0-6 0-9 0-3-1-4-1-4-5 0-1 0-2 2-8 9-37 18-72 26-108 25 0 49 0 73 0 37 0 45 28 45 45 0 38-35 76-80 76-18 0-35 0-53 0z"><text:p/></draw:path><draw:path draw:style-name="gr2069" draw:text-style-name="P120" svg:width="0.1cm" svg:height="0.462cm" svg:x="5.979cm" svg:y="1.588cm" svg:viewBox="0 0 101 463" svg:d="M101 232c0-55-10-132-60-198-4-4-29-34-35-34-3 0-6 1-6 4 0 1 1 3 2 4 19 21 44 51 61 113 9 35 12 75 12 111 0 39-3 78-13 116-16 55-39 85-58 106-4 5-4 5-4 6 0 3 3 3 6 3 5 0 26-23 30-29 40-46 65-116 65-202z"><text:p/></draw:path><draw:path draw:style-name="gr2070" draw:text-style-name="P120" svg:width="0.342cm" svg:height="0.212cm" svg:x="6.376cm" svg:y="1.713cm" svg:viewBox="0 0 343 213" svg:d="M330 152c7 0 13 0 13-8s-6-8-14-8c-81 0-164 0-245 0-17-14-37-24-49-29 13-7 33-17 49-30 81 0 164 0 245 0 8 0 14 0 14-8 0-7-6-7-13-7-76 0-153 0-229 0 19-18 39-52 39-58 0-4-5-4-8-4-2 0-5 0-7 3-8 16-18 35-44 59-27 23-52 33-72 39-7 2-8 2-8 3-1 0-1 2-1 3s0 1 0 2l1 1c1 0 1 1 9 3 52 16 91 51 112 92 5 7 5 8 10 8 3 0 8 0 8-4 0-6-20-39-39-57 76 0 153 0 229 0z"><text:p/></draw:path><draw:path draw:style-name="gr2071" draw:text-style-name="P120" svg:width="0.342cm" svg:height="0.212cm" svg:x="6.697cm" svg:y="1.713cm" svg:viewBox="0 0 343 213" svg:d="M260 77c16 14 36 24 48 30-13 6-32 16-48 29-82 0-164 0-246 0-6 0-14 0-14 8s8 8 14 8c76 0 152 0 228 0-19 17-38 51-38 57 0 4 5 4 7 4 4 0 6 0 8-3 8-15 19-35 44-58 26-23 52-33 73-40 6-2 6-2 7-3 0-1 0-1 0-2s0-1 0-3l-1-1c-1 0-1 0-9-3-51-15-90-51-112-91-4-8-4-9-10-9-2 0-7 0-7 4 0 6 19 39 38 58-76 0-152 0-228 0-6 0-14 0-14 7 0 8 8 8 14 8 82 0 164 0 246 0z"><text:p/></draw:path><draw:path draw:style-name="gr2072" draw:text-style-name="P120" svg:width="0.1cm" svg:height="0.462cm" svg:x="7.336cm" svg:y="1.588cm" svg:viewBox="0 0 101 463" svg:d="M101 460c0-1-1-2-2-4-18-18-44-50-59-113-10-35-14-75-14-111 0-101 25-173 72-223 3-4 2-4 3-5 0-4-3-4-4-4-7 0-28 23-32 30-40 46-65 115-65 202 0 55 10 132 61 198 3 4 28 33 36 33 1 0 4 0 4-3z"><text:p/></draw:path><draw:path draw:style-name="gr2073" draw:text-style-name="P120" svg:width="0.214cm" svg:height="0.276cm" svg:x="7.455cm" svg:y="1.648cm" svg:viewBox="0 0 215 277" svg:d="M212 14c3-3 3-4 3-6 0-4-4-8-8-8-5 0-8 4-9 9-11 28-21 56-32 84-39 0-78 0-118 0-11-28-20-56-31-84-3-6-5-9-9-9-5 0-8 4-8 8 0 1 0 1 2 6 32 85 64 170 96 254 2 5 4 9 9 9s7-4 9-9c31-84 64-169 96-254zM55 109c35 0 69 0 105 0-18 46-36 92-53 138-18-46-34-92-52-138z"><text:p/></draw:path><draw:path draw:style-name="gr2074" draw:text-style-name="P120" svg:width="0.177cm" svg:height="0.249cm" svg:x="7.681cm" svg:y="1.745cm" svg:viewBox="0 0 178 250" svg:d="M177 23c1-5 1-7 1-9 0-6-5-11-11-11-4 0-10 4-13 9-1 2-4 13-5 21-4 10-6 20-8 31-6 23-12 46-18 69-2 6-18 33-44 33-20 0-24-16-24-31 0-18 7-42 20-76 6-16 8-21 8-28 0-17-13-31-31-31-38 0-52 56-52 59 0 4 3 3 4 4 5 0 5-1 7-7 10-36 26-48 39-48 3 0 9 0 9 13 0 9-3 19-6 26-16 41-22 63-22 82 0 34 24 46 47 46 14 0 28-7 39-18-5 20-10 39-26 60-10 13-24 24-41 24-6 0-24-1-30-17 6 0 11 0 16-4 5-3 8-9 8-15 0-13-10-15-14-15-9 0-21 7-21 26s16 34 41 34c39 0 79-36 90-80 12-49 25-97 37-147z"><text:p/></draw:path><draw:path draw:style-name="gr2075" draw:text-style-name="P120" svg:width="0.192cm" svg:height="0.223cm" svg:x="8.013cm" svg:y="1.707cm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2076" draw:text-style-name="P120" svg:width="0.264cm" svg:height="0.276cm" svg:x="8.359cm" svg:y="1.64cm" svg:viewBox="0 0 265 277" svg:d="M55 232c-15 26-30 32-47 33-5 0-8 0-8 8 0 2 1 4 4 4 11 0 24-1 33-1 14 0 27 1 40 1 2 0 7 0 7-8 0-4-4-4-6-4-9-1-19-4-19-13 0-6 3-9 6-14 10-17 20-33 30-50 32 0 65 0 96 0 2 8 7 61 7 64 0 12-21 13-29 13-5 0-8 0-8 8 0 4 4 4 5 4 16 0 32-1 49-1 8 0 34 1 42 1 4 0 8 0 8-8 0-4-4-4-9-4-24 0-24-2-25-14-8-81-16-161-24-241 0-8 0-10-7-10-6 0-7 3-10 7-45 74-90 150-135 225zM101 176c26-43 52-85 77-128 5 43 8 85 12 128-29 0-59 0-89 0z"><text:p/></draw:path><draw:path draw:style-name="gr2077" draw:text-style-name="P120" svg:width="0.04cm" svg:height="0.04cm" svg:x="8.668cm" svg:y="1.875cm" svg:viewBox="0 0 41 41" svg:d="M41 20c0-11-9-20-20-20s-21 9-21 20 10 21 21 21 20-10 20-21z"><text:p/></draw:path><draw:path draw:style-name="gr2078" draw:text-style-name="P120" svg:width="0.177cm" svg:height="0.249cm" svg:x="8.754cm" svg:y="1.745cm" svg:viewBox="0 0 178 250" svg:d="M176 23c2-5 2-7 2-9 0-6-5-11-11-11-4 0-11 4-14 9 0 2-3 13-6 21-2 10-5 20-7 31-6 23-12 46-18 69-1 6-17 33-43 33-20 0-24-16-24-31 0-18 7-42 20-76 6-16 8-21 8-28 0-17-13-31-32-31-37 0-51 56-51 59 0 4 3 4 4 4 4 0 5-1 7-7 10-36 25-48 39-48 3 0 9 0 9 13 0 9-4 19-6 26-16 41-23 63-23 82 0 34 25 46 47 46 15 0 29-7 40-18-6 20-10 39-26 60-10 13-24 24-43 24-5 0-22-1-28-17 5 0 11 0 16-4 4-3 8-9 8-15 0-13-11-15-14-15-9 0-22 7-22 26s17 34 40 34c41 0 81-36 92-80 12-49 24-97 36-147z"><text:p/></draw:path><draw:path draw:style-name="gr2079" draw:text-style-name="P120" svg:width="0.193cm" svg:height="0.223cm" svg:x="9.085cm" svg:y="1.707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080" draw:text-style-name="P120" svg:width="0.275cm" svg:height="0.263cm" svg:x="9.435cm" svg:y="1.652cm" svg:viewBox="0 0 276 264" svg:d="M45 233c-3 16-4 19-35 19-7 0-10 0-10 8 0 4 3 4 10 4 46 0 92 0 139 0 60 0 106-46 106-84 0-27-23-50-60-55 40-6 81-35 81-72 0-29-26-53-72-53-43 0-87 0-130 0-8 0-11 0-11 8 0 4 3 4 11 4 1 0 7 0 14 0 7 1 11 2 11 7 0 2-1 3-2 7-18 70-34 138-52 207zM103 122c8-32 17-64 25-96 3-13 4-14 21-14 16 0 33 0 49 0 34 0 43 23 43 40 0 34-34 70-80 70-19 0-39 0-58 0zM86 252c-6 0-6 0-8 0-4-1-5-1-5-5 0-1 0-2 2-8 9-37 17-72 26-108 24 0 50 0 74 0 36 0 44 28 44 45 0 38-34 76-80 76-18 0-36 0-53 0z"><text:p/></draw:path><draw:path draw:style-name="gr2081" draw:text-style-name="P120" svg:width="0.099cm" svg:height="0.462cm" svg:x="9.749cm" svg:y="1.588cm" svg:viewBox="0 0 100 463" svg:d="M100 232c0-55-9-132-60-198-4-4-29-34-36-34-2 0-4 1-4 4 0 1 0 3 2 4 19 21 43 51 60 113 8 35 12 75 12 111 0 39-4 78-13 116-16 55-38 85-58 106-3 5-3 5-3 6 0 3 2 3 4 3 6 0 27-23 32-29 39-46 64-116 64-202z"><text:p/></draw:path><draw:path draw:style-name="gr2082" draw:text-style-name="P120" svg:width="0.145cm" svg:height="0.694cm" svg:x="9.922cm" svg:y="1.472cm" svg:viewBox="0 0 146 695" svg:d="M146 348c0-112-25-229-101-316-5-7-20-22-30-30-2-2-3-2-7-2-5 0-8 0-8 3 0 2 1 4 2 5 13 13 34 34 59 77 41 74 57 169 57 263 0 167-48 269-117 341 0 0-1 1-1 2 0 4 3 4 8 4 4 0 5 0 9-3 36-32 78-86 104-167 18-53 25-116 25-177z"><text:p/></draw:path><draw:path draw:style-name="gr2083" draw:text-style-name="P120" svg:width="0.088cm" svg:height="0.386cm" svg:x="11.164cm" svg:y="1.626cm" svg:viewBox="0 0 89 387" svg:d="M89 383c0-1 0-2-6-9-49-48-61-121-61-180 0-68 14-135 63-183 4-4 4-6 4-7 0-3-1-4-3-4-5 0-39 26-62 76-20 43-24 86-24 118 0 29 4 77 25 121 23 47 56 72 61 72 2 0 3-1 3-4z"><text:p/></draw:path><draw:path draw:style-name="gr2084" draw:text-style-name="P120" svg:width="0.16cm" svg:height="0.265cm" svg:x="11.292cm" svg:y="1.659cm" svg:viewBox="0 0 161 266" svg:d="M96 121c32-10 55-37 55-68s-34-53-72-53c-39 0-68 23-68 53 0 12 8 20 20 20s20-9 20-20c0-20-19-20-25-20 13-19 38-23 52-23 16 0 36 8 36 43 0 4 0 27-11 44-11 18-24 20-34 20-3 1-12 1-15 1-2 1-6 1-6 5 0 3 4 3 10 3s11 0 17 0c32 0 46 27 46 65 0 53-26 64-44 64-16 0-45-6-59-30 14 3 26-6 26-20 0-15-11-22-22-22-9 0-22 5-22 22 0 35 36 61 78 61 47 0 83-35 83-75 0-32-25-61-65-70z"><text:p/></draw:path><draw:path draw:style-name="gr2085" draw:text-style-name="P120" svg:width="0.089cm" svg:height="0.386cm" svg:x="11.491cm" svg:y="1.626cm" svg:viewBox="0 0 90 387" svg:d="M90 194c0-30-4-77-25-121-24-48-57-73-61-73-2 0-4 2-4 4 0 1 0 3 8 9 37 39 59 100 59 181 0 66-14 134-61 182-6 5-6 6-6 7 0 2 2 4 4 4 4 0 39-26 62-76 20-42 24-84 24-117z"><text:p/></draw:path><draw:path draw:style-name="gr2086" draw:text-style-name="P120" svg:width="0.342cm" svg:height="0.212cm" svg:x="0.001cm" svg:y="2.562cm" svg:viewBox="0 0 343 213" svg:d="M330 152c7 0 13 0 13-8s-6-8-14-8c-81 0-164 0-245 0-17-14-37-24-49-29 15-7 33-17 49-30 81 0 164 0 245 0 8 0 14 0 14-8 0-7-6-7-13-7-76 0-153 0-229 0 19-18 39-52 39-58 0-4-5-4-8-4-2 0-5 0-7 3-8 16-18 35-44 59-27 23-52 33-72 39-7 2-8 2-8 3-1 0-1 2-1 3s0 1 0 2l1 1c1 0 1 0 9 3 52 16 91 51 112 92 5 7 6 8 10 8 3 0 8 0 8-4 0-6-20-39-39-57 76 0 153 0 229 0z"><text:p/></draw:path><draw:path draw:style-name="gr2087" draw:text-style-name="P120" svg:width="0.342cm" svg:height="0.212cm" svg:x="0.323cm" svg:y="2.562cm" svg:viewBox="0 0 343 213" svg:d="M260 77c16 14 36 24 48 30-13 6-32 16-48 29-82 0-164 0-246 0-6 0-14 0-14 8s8 8 14 8c76 0 152 0 228 0-18 17-38 51-38 57 0 4 5 4 7 4 4 0 6 0 8-3 8-15 19-35 44-58 26-23 52-33 73-40 6-2 6-2 7-3 0-1 0-1 0-2s0-1 0-3l-1-1c-1 0-1-1-9-3-51-15-90-51-112-91-4-8-4-9-10-9-2 0-7 0-7 4 0 6 19 39 38 58-76 0-152 0-228 0-6 0-14 0-14 7 0 8 8 8 14 8 82 0 164 0 246 0z"><text:p/></draw:path><draw:path draw:style-name="gr2088" draw:text-style-name="P120" svg:width="0.146cm" svg:height="0.694cm" svg:x="0.865cm" svg:y="2.321cm" svg:viewBox="0 0 147 695" svg:d="M130 691c1 0 3 2 4 4 4 0 6 0 9 0 1 0 4-1 4-4 0-1-1-2-2-4-13-13-34-35-58-77-42-74-57-170-57-262 0-172 48-273 116-341 1-2 1-3 1-4 0-3-3-3-7-3-5 0-6 0-9 3-37 31-78 85-105 166-17 52-26 114-26 179 0 91 17 194 78 284 10 15 17 20 24 31 5 5 10 11 12 13 6 5 10 9 16 15z"><text:p/></draw:path><draw:path draw:style-name="gr2089" draw:text-style-name="P120" svg:width="0.1cm" svg:height="0.462cm" svg:x="1.085cm" svg:y="2.436cm" svg:viewBox="0 0 101 463" svg:d="M101 460c0-1-1-2-1-4-17-18-44-50-60-113-9-35-12-75-12-111 0-101 24-173 70-223 3-4 2-4 3-5 0-4-3-4-4-4-6 0-27 23-32 30-40 46-65 115-65 202 0 55 10 132 61 198 4 4 29 33 36 33 1 0 4 0 4-3z"><text:p/></draw:path><draw:path draw:style-name="gr2090" draw:text-style-name="P120" svg:width="0.214cm" svg:height="0.276cm" svg:x="1.204cm" svg:y="2.498cm" svg:viewBox="0 0 215 277" svg:d="M213 14c2-4 2-4 2-6 0-5-3-8-8-8s-7 4-9 9c-11 28-21 56-32 84-39 0-78 0-118 0-11-28-20-56-31-84-3-6-4-9-9-9-4 0-8 3-8 8 0 1 0 1 2 6 32 85 65 169 97 253 1 6 3 10 9 10 5 0 6-4 8-9 33-84 64-169 97-254zM55 109c35 0 70 0 106 0-18 46-36 91-53 137-18-46-35-91-53-137z"><text:p/></draw:path><draw:path draw:style-name="gr2091" draw:text-style-name="P120" svg:width="0.089cm" svg:height="0.386cm" svg:x="1.457cm" svg:y="2.475cm" svg:viewBox="0 0 90 387" svg:d="M90 383c0-1 0-2-6-9-49-48-62-121-62-180 0-68 15-135 63-183 5-4 5-6 5-7 0-3-2-4-4-4-3 0-39 26-62 76-20 42-24 85-24 118 0 29 4 77 25 121 23 47 58 72 61 72 2 0 4-1 4-4z"><text:p/></draw:path><draw:path draw:style-name="gr2092" draw:text-style-name="P120" svg:width="0.214cm" svg:height="0.276cm" svg:x="1.569cm" svg:y="2.498cm" svg:viewBox="0 0 215 277" svg:d="M213 14c2-4 2-4 2-6 0-5-4-8-8-8-5 0-7 4-9 9-11 28-21 56-32 84-39 0-78 0-118 0-11-28-20-56-31-84-3-6-4-9-9-9s-8 3-8 8c0 1 0 1 2 6 32 85 65 169 97 253 1 6 3 10 9 10 5 0 6-4 8-9 33-84 64-169 97-254zM55 109c35 0 69 0 105 0-18 46-35 91-52 137-18-46-35-91-53-137z"><text:p/></draw:path><draw:path draw:style-name="gr2093" draw:text-style-name="P120" svg:width="0.118cm" svg:height="0.245cm" svg:x="1.792cm" svg:y="2.523cm" svg:viewBox="0 0 119 246" svg:d="M72 87c12 0 24 0 36 0 8 0 11 0 11-8 0-4-3-4-11-4-11 0-23 0-34 0 14-55 16-63 16-65 0-7-4-10-11-10-1 0-12 0-15 14-6 20-10 41-16 61-12 0-24 0-36 0-8 0-12 0-12 7 0 5 3 5 11 5 11 0 23 0 34 0-27 110-30 116-30 123 0 21 16 36 37 36 38 0 60-57 60-59 0-4-2-4-4-4-3 0-3 1-6 5-16 41-37 50-50 50-8 0-12-6-12-18 0-10 1-12 3-19 10-38 19-76 29-114z"><text:p/></draw:path><draw:path draw:style-name="gr2094" draw:text-style-name="P120" svg:width="0.193cm" svg:height="0.223cm" svg:x="2.063cm" svg:y="2.556cm" svg:viewBox="0 0 194 224" svg:d="M179 120c7 0 15 0 15-8s-8-8-15-8c-55 0-109 0-164 0 5-51 50-89 104-89 20 0 41 0 60 0 7 0 15 0 15-7 0-8-8-8-15-8-19 0-40 0-60 0-66 0-119 51-119 112 0 62 53 112 119 112 20 0 41 0 60 0 7 0 15 0 15-7 0-8-8-8-15-8-19 0-40 0-60 0-54 0-99-37-104-89 55 0 109 0 164 0z"><text:p/></draw:path><draw:path draw:style-name="gr2095" draw:text-style-name="P120" svg:width="0.192cm" svg:height="0.174cm" svg:x="2.407cm" svg:y="2.596cm" svg:viewBox="0 0 193 175" svg:d="M118 54c2-10 11-46 38-46 1 0 11 0 19 5-11 2-19 11-19 21 0 6 5 13 16 13 7 0 21-6 21-22 0-21-24-25-37-25-22 0-36 20-40 29-10-26-31-29-42-29-40 0-62 49-62 59 0 4 3 4 5 4 3 0 4-1 4-5 13-40 40-50 53-50 6 0 20 3 20 26 0 12-6 37-20 91-7 25-20 41-38 41-2 0-11 0-18-5 8-2 17-10 17-21 0-10-9-14-14-14-11 0-21 10-21 22 0 19 19 27 36 27 26 0 40-28 41-30 4 14 19 30 42 30 39 0 61-51 61-60 0-4-3-4-4-4-4 0-4 1-5 4-14 42-39 51-52 51-14 0-21-12-21-25 0-9 2-18 7-34 4-18 8-36 13-53z"><text:p/></draw:path><draw:path draw:style-name="gr2096" draw:text-style-name="P120" svg:width="0.04cm" svg:height="0.04cm" svg:x="2.65cm" svg:y="2.724cm" svg:viewBox="0 0 41 41" svg:d="M41 20c0-11-10-20-21-20s-20 9-20 20 9 21 20 21 21-10 21-21z"><text:p/></draw:path><draw:path draw:style-name="gr2097" draw:text-style-name="P120" svg:width="0.118cm" svg:height="0.245cm" svg:x="2.733cm" svg:y="2.523cm" svg:viewBox="0 0 119 246" svg:d="M70 87c13 0 25 0 37 0 7 0 12 0 12-8 0-4-5-4-11-4-11 0-23 0-34 0 14-55 16-63 16-65 0-7-5-10-12-10-1 0-11 0-15 14-5 20-10 41-15 61-12 0-24 0-36 0-8 0-12 0-12 7 0 5 3 5 11 5 11 0 23 0 34 0-27 110-30 116-30 123 0 21 15 36 36 36 39 0 61-57 61-59 0-4-2-4-4-4-3 0-3 1-6 5-16 41-37 50-50 50-8 0-12-6-12-18 0-10 1-12 2-19 10-38 19-76 28-114z"><text:p/></draw:path><draw:path draw:style-name="gr2098" draw:text-style-name="P120" svg:width="0.192cm" svg:height="0.223cm" svg:x="3.003cm" svg:y="2.556cm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2099" draw:text-style-name="P120" svg:width="0.264cm" svg:height="0.276cm" svg:x="3.35cm" svg:y="2.488cm" svg:viewBox="0 0 265 277" svg:d="M55 232c-15 26-30 32-47 33-5 0-8 0-8 8 0 2 1 4 4 4 11 0 24-1 33-1 14 0 27 1 40 1 2 0 7 0 7-8 0-4-4-4-6-4-9-1-19-4-19-13 0-6 3-9 6-14 10-17 20-33 30-50 32 0 65 0 96 0 2 8 7 61 7 64 0 12-21 13-29 13-5 0-8 0-8 8 0 4 4 4 5 4 16 0 32-1 49-1 9 0 34 1 42 1 4 0 8 0 8-8 0-4-4-4-9-4-24 0-24-3-25-14-8-81-16-161-24-241 0-8 0-10-7-10-6 0-7 3-10 7-45 74-90 150-135 225zM101 176c26-43 52-85 77-128 5 43 8 85 12 128-29 0-59 0-89 0z"><text:p/></draw:path><draw:path draw:style-name="gr2100" draw:text-style-name="P120" svg:width="0.089cm" svg:height="0.386cm" svg:x="3.648cm" svg:y="2.475cm" svg:viewBox="0 0 90 387" svg:d="M90 194c0-30-4-77-26-121-23-48-56-73-60-73-3 0-4 2-4 4 0 1 0 3 8 9 37 39 59 100 59 181 0 66-14 134-61 182-6 5-6 6-6 7 0 2 1 4 4 4 4 0 39-26 61-76 20-43 25-86 25-117z"><text:p/></draw:path><draw:path draw:style-name="gr2101" draw:text-style-name="P120" svg:width="0.04cm" svg:height="0.04cm" svg:x="3.81cm" svg:y="2.724cm" svg:viewBox="0 0 41 41" svg:d="M41 20c0-11-10-20-21-20-12 0-20 9-20 20s8 21 20 21c11 0 21-10 21-21z"><text:p/></draw:path><draw:path draw:style-name="gr2102" draw:text-style-name="P120" svg:width="0.215cm" svg:height="0.276cm" svg:x="3.883cm" svg:y="2.498cm" svg:viewBox="0 0 216 277" svg:d="M213 14c3-4 3-4 3-6 0-5-4-8-8-8-6 0-8 4-9 9-11 28-22 56-33 84-38 0-78 0-116 0-11-28-22-56-33-84-2-6-4-9-9-9-4 0-8 3-8 8 0 1 0 1 2 6 32 85 65 169 97 253 2 6 3 10 9 10 5 0 6-4 9-9 32-84 65-169 96-254zM55 109c35 0 70 0 106 0-18 46-36 91-53 137-18-46-35-91-53-137z"><text:p/></draw:path><draw:path draw:style-name="gr2103" draw:text-style-name="P120" svg:width="0.117cm" svg:height="0.245cm" svg:x="4.108cm" svg:y="2.523cm" svg:viewBox="0 0 118 246" svg:d="M70 87c13 0 25 0 37 0 7 0 11 0 11-8 0-4-4-4-10-4-11 0-23 0-34 0 13-55 15-63 15-65 0-7-4-10-11-10-1 0-12 0-15 14-6 20-10 41-16 61-12 0-24 0-36 0-8 0-11 0-11 7 0 5 2 5 10 5 11 0 23 0 34 0-27 110-29 116-29 123 0 21 15 36 36 36 39 0 61-57 61-59 0-4-3-4-4-4-5 0-5 1-7 5-16 41-36 50-49 50-9 0-12-6-12-18 0-10 0-12 2-19 10-38 19-76 28-114z"><text:p/></draw:path><draw:path draw:style-name="gr2104" draw:text-style-name="P120" svg:width="0.193cm" svg:height="0.223cm" svg:x="4.377cm" svg:y="2.556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105" draw:text-style-name="P120" svg:width="0.192cm" svg:height="0.174cm" svg:x="4.722cm" svg:y="2.596cm" svg:viewBox="0 0 193 175" svg:d="M118 54c2-10 11-46 38-46 2 0 11 0 20 5-11 2-19 11-19 21 0 6 5 13 15 13 8 0 21-6 21-22 0-21-24-25-37-25-22 0-35 20-40 29-9-26-30-29-41-29-41 0-63 49-63 59 0 4 3 4 5 4 3 0 4-1 5-5 13-40 39-50 52-50 7 0 21 3 21 26 0 12-7 37-21 91-7 25-20 41-38 41-2 0-11 0-18-5 10-2 17-10 17-21 0-10-7-14-14-14-11 0-21 10-21 22 0 19 20 27 36 27 26 0 40-28 41-30 4 14 19 30 42 30 39 0 61-51 61-60 0-4-3-4-4-4-3 0-4 1-5 4-13 42-39 51-51 51-15 0-22-12-22-25 0-9 2-18 7-34 4-18 8-36 13-53z"><text:p/></draw:path><draw:path draw:style-name="gr2106" draw:text-style-name="P120" svg:width="0.04cm" svg:height="0.04cm" svg:x="4.965cm" svg:y="2.724cm" svg:viewBox="0 0 41 41" svg:d="M41 20c0-11-9-20-20-20-12 0-21 9-21 20s9 21 21 21c11 0 20-10 20-21z"><text:p/></draw:path><draw:path draw:style-name="gr2107" draw:text-style-name="P120" svg:width="0.118cm" svg:height="0.245cm" svg:x="5.047cm" svg:y="2.523cm" svg:viewBox="0 0 119 246" svg:d="M72 87c12 0 24 0 36 0 8 0 11 0 11-8 0-4-3-4-11-4-11 0-22 0-33 0 13-55 15-63 15-65 0-7-4-10-11-10-1 0-12 0-15 14-6 20-10 41-16 61-12 0-24 0-36 0-8 0-12 0-12 7 0 5 3 5 11 5 11 0 23 0 34 0-27 110-30 116-30 123 0 21 16 36 37 36 39 0 61-57 61-59 0-4-3-4-5-4-3 0-3 1-6 5-16 41-37 50-50 50-8 0-11-6-11-18 0-10 0-12 2-19 10-38 19-76 29-114z"><text:p/></draw:path><draw:path draw:style-name="gr2108" draw:text-style-name="P120" svg:width="0.193cm" svg:height="0.223cm" svg:x="5.318cm" svg:y="2.556cm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2109" draw:text-style-name="P120" svg:width="0.275cm" svg:height="0.263cm" svg:x="5.666cm" svg:y="2.501cm" svg:viewBox="0 0 276 264" svg:d="M46 233c-4 16-4 19-35 19-7 0-11 0-11 8 0 4 4 4 11 4 46 0 91 0 138 0 61 0 106-46 106-84 0-27-22-50-59-55 39-6 80-35 80-72 0-29-25-53-71-53-43 0-87 0-130 0-8 0-11 0-11 8 0 4 3 4 11 4 4 0 8 0 14 0 7 1 10 1 10 7 0 1 0 3-1 7-18 70-34 138-52 207zM105 122c7-32 16-64 24-96 3-13 4-14 21-14 16 0 33 0 49 0 34 0 42 22 42 40 0 34-33 70-80 70-19 0-38 0-56 0zM87 252c-6 0-6 0-9 0-3-1-4-1-4-5 0-1 0-2 2-8 9-37 18-72 26-108 25 0 49 0 73 0 37 0 45 28 45 45 0 38-35 76-80 76-18 0-35 0-53 0z"><text:p/></draw:path><draw:path draw:style-name="gr2110" draw:text-style-name="P120" svg:width="0.1cm" svg:height="0.462cm" svg:x="5.979cm" svg:y="2.436cm" svg:viewBox="0 0 101 463" svg:d="M101 232c0-55-10-133-60-198-4-4-29-34-35-34-3 0-6 1-6 4 0 1 1 3 2 4 19 19 44 51 61 113 9 35 12 75 12 111 0 39-3 78-13 116-16 55-39 85-58 106-4 5-4 5-4 6 0 3 3 3 6 3 5 0 26-23 30-29 40-46 65-116 65-202z"><text:p/></draw:path><draw:path draw:style-name="gr2111" draw:text-style-name="P120" svg:width="0.342cm" svg:height="0.212cm" svg:x="6.376cm" svg:y="2.562cm" svg:viewBox="0 0 343 213" svg:d="M330 152c7 0 13 0 13-8s-6-8-14-8c-81 0-164 0-245 0-17-14-37-24-49-29 13-7 33-17 49-30 81 0 164 0 245 0 8 0 14 0 14-8 0-7-6-7-13-7-76 0-153 0-229 0 19-18 39-52 39-58 0-4-5-4-8-4-2 0-5 0-7 3-8 16-18 35-44 59-27 23-52 33-72 39-7 2-8 2-8 3-1 0-1 2-1 3s0 1 0 2l1 1c1 0 1 0 9 3 52 16 91 51 112 92 5 7 5 8 10 8 3 0 8 0 8-4 0-6-20-39-39-57 76 0 153 0 229 0z"><text:p/></draw:path><draw:path draw:style-name="gr2112" draw:text-style-name="P120" svg:width="0.342cm" svg:height="0.212cm" svg:x="6.697cm" svg:y="2.562cm" svg:viewBox="0 0 343 213" svg:d="M260 77c16 14 36 24 48 30-13 6-32 16-48 29-82 0-164 0-246 0-6 0-14 0-14 8s8 8 14 8c76 0 152 0 228 0-19 17-38 51-38 57 0 4 5 4 7 4 4 0 6 0 8-3 8-15 19-35 44-58 26-23 52-33 73-40 6-2 6-2 7-3 0-1 0-1 0-2s0-1 0-3l-1-1c-1 0-1-1-9-3-51-15-90-51-112-91-4-8-4-9-10-9-2 0-7 0-7 4 0 6 19 39 38 58-76 0-152 0-228 0-6 0-14 0-14 7 0 8 8 8 14 8 82 0 164 0 246 0z"><text:p/></draw:path><draw:path draw:style-name="gr2113" draw:text-style-name="P120" svg:width="0.1cm" svg:height="0.462cm" svg:x="7.336cm" svg:y="2.436cm" svg:viewBox="0 0 101 463" svg:d="M101 460c0-1-1-2-2-4-18-18-44-50-59-113-10-35-14-75-14-111 0-101 25-173 72-223 3-4 2-4 3-5 0-4-3-4-4-4-7 0-28 23-32 30-40 46-65 115-65 202 0 55 10 132 61 198 3 4 28 33 36 33 1 0 4 0 4-3z"><text:p/></draw:path><draw:path draw:style-name="gr2114" draw:text-style-name="P120" svg:width="0.214cm" svg:height="0.276cm" svg:x="7.455cm" svg:y="2.498cm" svg:viewBox="0 0 215 277" svg:d="M212 14c3-4 3-4 3-6 0-5-4-8-8-8-5 0-8 4-9 9-11 28-21 56-32 84-39 0-78 0-118 0-11-28-20-56-31-84-3-6-5-9-9-9-5 0-8 3-8 8 0 1 0 1 2 6 32 85 64 169 96 253 2 6 4 10 9 10s7-4 9-9c31-84 64-169 96-254zM55 109c35 0 69 0 105 0-18 46-36 91-53 137-18-46-34-91-52-137z"><text:p/></draw:path><draw:path draw:style-name="gr2115" draw:text-style-name="P120" svg:width="0.177cm" svg:height="0.249cm" svg:x="7.681cm" svg:y="2.596cm" svg:viewBox="0 0 178 250" svg:d="M177 23c1-5 1-7 1-9 0-6-5-11-11-11-4 0-10 2-13 9-1 2-4 13-5 21-4 10-6 20-8 31-6 23-12 46-18 69-2 6-18 33-44 33-20 0-24-18-24-32 0-17 7-41 20-75 6-16 8-21 8-28 0-17-13-31-31-31-38 0-52 55-52 59s3 3 4 4c5 0 5-1 7-7 10-36 26-48 39-48 3 0 9 0 9 12 0 10-3 20-6 27-16 41-22 63-22 82 0 34 24 46 47 46 14 0 28-7 39-18-5 20-10 39-26 60-10 13-24 24-41 24-6 0-24-1-30-17 6 0 11 0 16-4 5-3 8-9 8-15 0-13-10-15-14-15-9 0-21 7-21 26s16 34 41 34c39 0 79-36 90-80 12-49 25-97 37-147z"><text:p/></draw:path><draw:path draw:style-name="gr2116" draw:text-style-name="P120" svg:width="0.192cm" svg:height="0.223cm" svg:x="8.013cm" svg:y="2.556cm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2117" draw:text-style-name="P120" svg:width="0.264cm" svg:height="0.276cm" svg:x="8.359cm" svg:y="2.488cm" svg:viewBox="0 0 265 277" svg:d="M55 232c-15 26-30 32-47 33-5 0-8 0-8 8 0 2 1 4 4 4 11 0 24-1 33-1 14 0 27 1 40 1 2 0 7 0 7-8 0-4-4-4-6-4-9-1-19-4-19-13 0-6 3-9 6-14 10-17 20-33 30-50 32 0 65 0 96 0 2 8 7 61 7 64 0 12-21 13-29 13-5 0-8 0-8 8 0 4 4 4 5 4 16 0 32-1 49-1 8 0 34 1 42 1 4 0 8 0 8-8 0-4-4-4-9-4-24 0-24-3-25-14-8-81-16-161-24-241 0-8 0-10-7-10-6 0-7 3-10 7-45 74-90 150-135 225zM101 176c26-43 52-85 77-128 5 43 8 85 12 128-29 0-59 0-89 0z"><text:p/></draw:path><draw:path draw:style-name="gr2118" draw:text-style-name="P120" svg:width="0.04cm" svg:height="0.04cm" svg:x="8.668cm" svg:y="2.724cm" svg:viewBox="0 0 41 41" svg:d="M41 20c0-11-9-20-20-20s-21 9-21 20 10 21 21 21 20-10 20-21z"><text:p/></draw:path><draw:path draw:style-name="gr2119" draw:text-style-name="P120" svg:width="0.177cm" svg:height="0.249cm" svg:x="8.754cm" svg:y="2.596cm" svg:viewBox="0 0 178 250" svg:d="M176 23c2-5 2-7 2-9 0-6-5-11-11-11-4 0-11 2-14 9 0 2-3 13-6 21-2 10-5 20-7 31-6 23-12 46-18 69-1 6-17 33-43 33-20 0-24-18-24-32 0-17 7-41 20-75 6-16 8-21 8-28 0-17-13-31-32-31-37 0-51 55-51 59s3 4 4 4c4 0 5-1 7-7 10-36 25-48 39-48 3 0 9 0 9 12 0 10-4 20-6 27-16 41-23 63-23 82 0 34 25 46 47 46 15 0 29-7 40-18-6 20-10 39-26 60-10 13-24 24-43 24-5 0-22-1-28-17 5 0 11 0 16-4 4-3 8-9 8-15 0-13-11-15-14-15-9 0-22 7-22 26s17 34 40 34c41 0 81-36 92-80 12-49 24-97 36-147z"><text:p/></draw:path><draw:path draw:style-name="gr2120" draw:text-style-name="P120" svg:width="0.193cm" svg:height="0.223cm" svg:x="9.085cm" svg:y="2.556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121" draw:text-style-name="P120" svg:width="0.275cm" svg:height="0.263cm" svg:x="9.435cm" svg:y="2.501cm" svg:viewBox="0 0 276 264" svg:d="M45 233c-3 16-4 19-35 19-7 0-10 0-10 8 0 4 3 4 10 4 46 0 92 0 139 0 60 0 106-46 106-84 0-27-23-50-60-55 40-6 81-35 81-72 0-29-26-53-72-53-43 0-87 0-130 0-8 0-11 0-11 8 0 4 3 4 11 4 1 0 7 0 14 0 7 1 11 1 11 7 0 1-1 3-2 7-18 70-34 138-52 207zM103 122c8-32 17-64 25-96 3-13 4-14 21-14 16 0 33 0 49 0 34 0 43 22 43 40 0 34-34 70-80 70-19 0-39 0-58 0zM86 252c-6 0-6 0-8 0-4-1-5-1-5-5 0-1 0-2 2-8 9-37 17-72 26-108 24 0 50 0 74 0 36 0 44 28 44 45 0 38-34 76-80 76-18 0-36 0-53 0z"><text:p/></draw:path><draw:path draw:style-name="gr2122" draw:text-style-name="P120" svg:width="0.099cm" svg:height="0.462cm" svg:x="9.749cm" svg:y="2.436cm" svg:viewBox="0 0 100 463" svg:d="M100 232c0-55-9-133-60-198-4-4-29-34-36-34-2 0-4 1-4 4 0 1 0 3 2 4 19 19 43 51 60 113 8 35 12 75 12 111 0 39-4 78-13 116-16 55-38 85-58 106-3 5-3 5-3 6 0 3 2 3 4 3 6 0 27-23 32-29 39-46 64-116 64-202z"><text:p/></draw:path><draw:path draw:style-name="gr2123" draw:text-style-name="P120" svg:width="0.145cm" svg:height="0.694cm" svg:x="9.922cm" svg:y="2.321cm" svg:viewBox="0 0 146 695" svg:d="M146 348c0-112-25-229-101-316-5-7-20-22-30-30-2-2-3-2-7-2-5 0-8 0-8 3 0 2 1 4 2 5 13 13 34 34 59 77 41 74 57 169 57 263 0 167-48 269-117 341 0 0-1 1-1 2 0 4 3 4 8 4 4 0 5 0 9-3 36-32 78-86 104-167 18-53 25-116 25-177z"><text:p/></draw:path><draw:path draw:style-name="gr2124" draw:text-style-name="P120" svg:width="0.088cm" svg:height="0.386cm" svg:x="11.164cm" svg:y="2.475cm" svg:viewBox="0 0 89 387" svg:d="M89 383c0-1 0-2-6-9-49-48-61-121-61-180 0-68 14-135 63-183 4-4 4-6 4-7 0-3-1-4-3-4-5 0-39 26-62 76-20 42-24 85-24 118 0 29 4 77 25 121 23 47 56 72 61 72 2 0 3-1 3-4z"><text:p/></draw:path><draw:path draw:style-name="gr2125" draw:text-style-name="P120" svg:width="0.171cm" svg:height="0.261cm" svg:x="11.286cm" svg:y="2.503cm" svg:viewBox="0 0 172 262" svg:d="M103 198c0 11 0 22 0 33 0 14-1 19-29 19-2 0-6 0-8 0 0 4 0 7 0 12 15-1 35-1 52-1 16 0 37 0 53 1 0-5 0-8 0-12-3 0-6 0-8 0-29 0-30-5-30-19 0-11 0-22 0-33 13 0 25 0 39 0 0-4 0-8 0-12-14 0-26 0-39 0 0-58 0-118 0-176 0-8 0-10-6-10-4 0-5 0-8 4-40 61-79 121-119 182 0 4 0 8 0 12 34 0 69 0 103 0zM106 186c-32 0-63 0-95 0 32-49 63-96 95-144 0 48 0 95 0 144z"><text:p/></draw:path><draw:path draw:style-name="gr2126" draw:text-style-name="P120" svg:width="0.089cm" svg:height="0.386cm" svg:x="11.491cm" svg:y="2.475cm" svg:viewBox="0 0 90 387" svg:d="M90 194c0-30-4-77-25-121-24-48-57-73-61-73-2 0-4 2-4 4 0 1 0 3 8 9 37 39 59 100 59 181 0 66-14 134-61 182-6 5-6 6-6 7 0 2 2 4 4 4 4 0 39-26 62-76 20-43 24-86 24-117z"><text:p/></draw:path><draw:path draw:style-name="gr2127" draw:text-style-name="P120" svg:width="0.342cm" svg:height="0.212cm" svg:x="0.001cm" svg:y="3.412cm" svg:viewBox="0 0 343 213" svg:d="M330 152c7 0 13 0 13-8s-6-8-14-8c-81 0-164 0-245 0-17-14-37-24-49-29 15-7 33-17 49-30 81 0 164 0 245 0 8 0 14 0 14-8 0-7-6-7-13-7-76 0-153 0-229 0 19-18 39-52 39-58 0-4-5-4-8-4-2 0-5 0-7 3-8 15-18 35-44 57-27 25-52 35-72 41-7 2-8 2-8 3-1 0-1 2-1 3s0 1 0 2l1 1c1 0 1 0 9 3 52 16 91 51 112 92 5 7 6 8 10 8 3 0 8 0 8-4 0-6-20-39-39-57 76 0 153 0 229 0z"><text:p/></draw:path><draw:path draw:style-name="gr2128" draw:text-style-name="P120" svg:width="0.342cm" svg:height="0.212cm" svg:x="0.323cm" svg:y="3.412cm" svg:viewBox="0 0 343 213" svg:d="M260 77c16 14 36 24 48 30-13 6-32 16-48 29-82 0-164 0-246 0-6 0-14 0-14 8s8 8 14 8c76 0 152 0 228 0-18 17-38 51-38 57 0 4 5 4 7 4 4 0 6 0 8-3 8-15 19-35 44-58 26-23 52-34 73-40 6-2 6-2 7-3 0-1 0-1 0-2s0-1 0-3l-1-1c-1 0-1-1-9-3-51-15-90-51-112-91-4-8-4-9-10-9-2 0-7 0-7 4 0 6 19 39 38 58-76 0-152 0-228 0-6 0-14 0-14 7 0 8 8 8 14 8 82 0 164 0 246 0z"><text:p/></draw:path><draw:path draw:style-name="gr2129" draw:text-style-name="P120" svg:width="0.145cm" svg:height="0.694cm" svg:x="3.476cm" svg:y="3.171cm" svg:viewBox="0 0 146 695" svg:d="M130 691c1 1 3 4 4 4 4 0 6 0 9 0 1 0 3-1 3-4 0-1 0-2-1-4-14-14-35-35-58-78-42-73-57-169-57-261 0-172 48-273 115-341 1-2 1-3 1-4 0-3-2-3-6-3-6 0-7 0-10 3-36 31-78 85-105 166-16 52-25 114-25 179 0 91 17 194 77 284 11 15 17 20 25 31 4 5 9 11 12 13 6 5 10 9 16 15z"><text:p/></draw:path><draw:path draw:style-name="gr2130" draw:text-style-name="P120" svg:width="0.1cm" svg:height="0.462cm" svg:x="3.696cm" svg:y="3.286cm" svg:viewBox="0 0 101 463" svg:d="M101 460c0-2-1-2-2-4-18-19-44-50-60-113-9-35-13-75-13-111 0-101 25-173 71-223 4-4 3-4 4-5 0-4-3-4-5-4-6 0-27 23-31 29-40 47-65 116-65 203 0 54 10 132 61 197 3 5 28 34 35 34 2 0 5 0 5-3z"><text:p/></draw:path><draw:path draw:style-name="gr2131" draw:text-style-name="P120" svg:width="0.214cm" svg:height="0.275cm" svg:x="3.815cm" svg:y="3.347cm" svg:viewBox="0 0 215 276" svg:d="M212 14c3-4 3-4 3-6 0-5-4-8-8-8-6 0-8 4-9 9-11 28-21 56-32 84-39 0-78 0-118 0-11-28-20-56-31-84-3-6-5-9-9-9-5 0-8 3-8 8 0 1 0 1 2 6 32 85 64 169 96 253 2 6 4 9 9 9s7-3 9-8c31-84 64-169 96-254zM54 109c35 0 70 0 106 0-18 46-36 91-53 137-18-46-35-91-53-137z"><text:p/></draw:path><draw:path draw:style-name="gr2132" draw:text-style-name="P120" svg:width="0.118cm" svg:height="0.245cm" svg:x="4.038cm" svg:y="3.373cm" svg:viewBox="0 0 119 246" svg:d="M70 87c13 0 25 0 37 0 7 0 12 0 12-8 0-4-5-4-11-4-11 0-23 0-34 0 14-55 15-63 15-65 0-7-4-10-11-10-1 0-12 0-15 13-6 21-10 41-16 62-12 0-24 0-36 0-8 0-11 0-11 7 0 5 3 5 11 5 11 0 23 0 34 0-28 110-30 116-30 123 0 21 15 36 36 36 39 0 61-57 61-59 0-4-3-4-4-4-3 0-5 1-6 5-17 40-37 50-50 50-8 0-12-6-12-18 0-10 1-12 2-19 10-38 19-76 28-114z"><text:p/></draw:path><draw:path draw:style-name="gr2133" draw:text-style-name="P120" svg:width="0.193cm" svg:height="0.223cm" svg:x="4.308cm" svg:y="3.406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134" draw:text-style-name="P120" svg:width="0.265cm" svg:height="0.276cm" svg:x="4.654cm" svg:y="3.338cm" svg:viewBox="0 0 266 277" svg:d="M56 232c-15 26-31 32-47 33-5 0-9 0-9 8 0 2 2 4 6 4 11 0 22-1 33-1 13 0 26 1 38 1 2 0 8 0 8-8 0-4-4-4-7-4-9-1-17-4-17-13 0-6 2-10 5-14 10-17 20-33 30-50 32 0 65 0 97 0 0 8 5 61 5 64 0 12-20 13-27 13-6 0-9 0-9 8 0 4 4 4 5 4 16 0 32-1 48-1 9 0 34 1 44 1 2 0 7 0 7-8 0-4-4-4-10-4-23 0-23-3-24-14-8-81-16-161-24-241-1-8-1-10-8-10-5 0-7 3-10 7-45 74-89 150-134 225zM102 176c26-43 51-85 76-128 5 43 9 85 13 128-29 0-59 0-89 0z"><text:p/></draw:path><draw:path draw:style-name="gr2135" draw:text-style-name="P120" svg:width="0.04cm" svg:height="0.04cm" svg:x="4.965cm" svg:y="3.575cm" svg:viewBox="0 0 41 41" svg:d="M41 20c0-11-9-20-20-20-12 0-21 9-21 20s9 21 21 21c11 0 20-10 20-21z"><text:p/></draw:path><draw:path draw:style-name="gr2136" draw:text-style-name="P120" svg:width="0.118cm" svg:height="0.245cm" svg:x="5.047cm" svg:y="3.373cm" svg:viewBox="0 0 119 246" svg:d="M72 87c12 0 24 0 36 0 8 0 11 0 11-8 0-4-3-4-11-4-11 0-22 0-33 0 13-55 15-63 15-65 0-7-4-10-11-10-1 0-12 0-15 13-6 21-10 41-16 62-12 0-24 0-36 0-8 0-12 0-12 7 0 5 3 5 11 5 11 0 23 0 34 0-27 110-30 116-30 123 0 21 16 36 37 36 39 0 61-57 61-59 0-4-3-4-5-4-3 0-3 1-6 5-16 40-37 50-50 50-8 0-11-6-11-18 0-10 0-12 2-19 10-38 19-76 29-114z"><text:p/></draw:path><draw:path draw:style-name="gr2137" draw:text-style-name="P120" svg:width="0.193cm" svg:height="0.223cm" svg:x="5.318cm" svg:y="3.406cm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2138" draw:text-style-name="P120" svg:width="0.275cm" svg:height="0.263cm" svg:x="5.666cm" svg:y="3.351cm" svg:viewBox="0 0 276 264" svg:d="M46 233c-4 16-4 19-35 19-7 0-11 0-11 8 0 4 4 4 11 4 46 0 91 0 138 0 61 0 106-46 106-84 0-27-22-50-59-55 39-6 80-35 80-72 0-29-25-53-71-53-43 0-87 0-130 0-8 0-11 0-11 8 0 4 3 4 11 4 4 0 8 0 14 0 7 1 10 1 10 7 0 1 0 2-1 7-18 70-34 138-52 207zM105 122c7-32 16-64 24-96 3-13 4-14 21-14 16 0 33 0 49 0 34 0 42 22 42 40 0 34-33 70-80 70-19 0-38 0-56 0zM87 252c-6 0-6 0-9 0-3-1-4-1-4-5 0-1 0-2 2-8 9-37 18-72 26-108 25 0 49 0 73 0 37 0 45 28 45 45 0 38-35 76-80 76-18 0-35 0-53 0z"><text:p/></draw:path><draw:path draw:style-name="gr2139" draw:text-style-name="P120" svg:width="0.1cm" svg:height="0.462cm" svg:x="5.979cm" svg:y="3.286cm" svg:viewBox="0 0 101 463" svg:d="M101 232c0-55-10-133-60-198-4-4-29-34-35-34-3 0-6 1-6 4 0 1 1 3 2 4 19 19 44 51 61 113 9 35 12 75 12 111 0 39-3 78-13 116-16 55-39 85-58 106-4 4-4 5-4 6 0 3 3 3 6 3 5 0 26-23 30-29 40-46 65-116 65-202z"><text:p/></draw:path><draw:path draw:style-name="gr2140" draw:text-style-name="P120" svg:width="0.342cm" svg:height="0.212cm" svg:x="6.376cm" svg:y="3.412cm" svg:viewBox="0 0 343 213" svg:d="M330 152c7 0 13 0 13-8s-6-8-14-8c-81 0-164 0-245 0-17-14-37-24-49-29 13-7 33-17 49-30 81 0 164 0 245 0 8 0 14 0 14-8 0-7-6-7-13-7-76 0-153 0-229 0 19-18 39-52 39-58 0-4-5-4-8-4-2 0-5 0-7 3-8 15-18 35-44 57-27 25-52 35-72 41-7 2-8 2-8 3-1 0-1 2-1 3s0 1 0 2l1 1c1 0 1 0 9 3 52 16 91 51 112 92 5 7 5 8 10 8 3 0 8 0 8-4 0-6-20-39-39-57 76 0 153 0 229 0z"><text:p/></draw:path><draw:path draw:style-name="gr2141" draw:text-style-name="P120" svg:width="0.342cm" svg:height="0.212cm" svg:x="6.697cm" svg:y="3.412cm" svg:viewBox="0 0 343 213" svg:d="M260 77c16 14 36 24 48 30-13 6-32 16-48 29-82 0-164 0-246 0-6 0-14 0-14 8s8 8 14 8c76 0 152 0 228 0-19 17-38 51-38 57 0 4 5 4 7 4 4 0 6 0 8-3 8-15 19-35 44-58 26-23 52-34 73-40 6-2 6-2 7-3 0-1 0-1 0-2s0-1 0-3l-1-1c-1 0-1-1-9-3-51-15-90-51-112-91-4-8-4-9-10-9-2 0-7 0-7 4 0 6 19 39 38 58-76 0-152 0-228 0-6 0-14 0-14 7 0 8 8 8 14 8 82 0 164 0 246 0z"><text:p/></draw:path><draw:path draw:style-name="gr2142" draw:text-style-name="P120" svg:width="0.1cm" svg:height="0.462cm" svg:x="7.336cm" svg:y="3.286cm" svg:viewBox="0 0 101 463" svg:d="M101 460c0-2-1-2-2-4-18-19-44-50-59-113-10-35-14-75-14-111 0-101 25-173 72-223 3-4 2-4 3-5 0-4-3-4-4-4-7 0-28 23-32 29-40 47-65 116-65 203 0 54 10 132 61 197 3 5 28 34 36 34 1 0 4 0 4-3z"><text:p/></draw:path><draw:path draw:style-name="gr2143" draw:text-style-name="P120" svg:width="0.214cm" svg:height="0.275cm" svg:x="7.455cm" svg:y="3.347cm" svg:viewBox="0 0 215 276" svg:d="M212 14c3-4 3-4 3-6 0-5-4-8-8-8-5 0-8 4-9 9-11 28-21 56-32 84-39 0-78 0-118 0-11-28-20-56-31-84-3-6-5-9-9-9-5 0-8 3-8 8 0 1 0 1 2 6 32 85 64 169 96 253 2 6 4 9 9 9s7-3 9-8c31-84 64-169 96-254zM55 109c35 0 69 0 105 0-18 46-36 91-53 137-18-46-34-91-52-137z"><text:p/></draw:path><draw:path draw:style-name="gr2144" draw:text-style-name="P120" svg:width="0.177cm" svg:height="0.25cm" svg:x="7.681cm" svg:y="3.444cm" svg:viewBox="0 0 178 251" svg:d="M177 24c1-5 1-6 1-9 0-7-5-11-11-11-4 0-10 3-13 9-1 1-4 13-5 21-4 10-6 20-8 31-6 23-12 46-18 69-2 6-18 33-44 33-20 0-24-17-24-32 0-17 7-42 20-75 6-16 8-20 8-28 0-18-13-32-31-32-38 0-52 56-52 60s3 3 4 4c5 0 5-1 7-7 10-36 26-48 39-48 3 0 9 0 9 12 0 10-3 20-6 27-16 41-22 63-22 82 0 34 24 46 47 46 14 0 28-7 39-18-5 20-10 39-26 60-10 13-24 24-41 24-6 0-24-1-30-17 6 0 11 0 16-4 5-3 8-9 8-15 0-12-10-15-14-15-9 0-21 7-21 26s16 34 41 34c39 0 79-35 90-79 12-50 25-98 37-148z"><text:p/></draw:path><draw:path draw:style-name="gr2145" draw:text-style-name="P120" svg:width="0.192cm" svg:height="0.223cm" svg:x="8.013cm" svg:y="3.406cm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2146" draw:text-style-name="P120" svg:width="0.264cm" svg:height="0.276cm" svg:x="8.359cm" svg:y="3.338cm" svg:viewBox="0 0 265 277" svg:d="M55 232c-15 26-30 32-47 33-5 0-8 0-8 8 0 2 1 4 4 4 11 0 24-1 33-1 14 0 27 1 40 1 2 0 7 0 7-8 0-4-4-4-6-4-9-1-19-4-19-13 0-6 3-10 6-14 10-17 20-33 30-50 32 0 65 0 96 0 2 8 7 61 7 64 0 12-21 13-29 13-5 0-8 0-8 8 0 4 4 4 5 4 16 0 32-1 49-1 8 0 34 1 42 1 4 0 8 0 8-8 0-4-4-4-9-4-24 0-24-3-25-14-8-81-16-161-24-241 0-8 0-10-7-10-6 0-7 3-10 7-45 74-90 150-135 225zM101 176c26-43 52-85 77-128 5 43 8 85 12 128-29 0-59 0-89 0z"><text:p/></draw:path><draw:path draw:style-name="gr2147" draw:text-style-name="P120" svg:width="0.04cm" svg:height="0.04cm" svg:x="8.668cm" svg:y="3.575cm" svg:viewBox="0 0 41 41" svg:d="M41 20c0-11-9-20-20-20s-21 9-21 20 10 21 21 21 20-10 20-21z"><text:p/></draw:path><draw:path draw:style-name="gr2148" draw:text-style-name="P120" svg:width="0.177cm" svg:height="0.25cm" svg:x="8.754cm" svg:y="3.444cm" svg:viewBox="0 0 178 251" svg:d="M176 24c2-5 2-6 2-9 0-7-5-11-11-11-4 0-11 3-14 9 0 1-3 13-6 21-2 10-5 20-7 31-6 23-12 46-18 69-1 6-17 33-43 33-20 0-24-17-24-32 0-17 7-42 20-75 6-16 8-20 8-28 0-18-13-32-32-32-37 0-51 56-51 60s3 4 4 4c4 0 5-1 7-7 10-36 25-48 39-48 3 0 9 0 9 12 0 10-4 20-6 27-16 41-23 63-23 82 0 34 25 46 47 46 15 0 29-7 40-18-6 20-10 39-26 60-10 13-24 24-43 24-5 0-22-1-28-17 5 0 11 0 16-4 4-3 8-9 8-15 0-12-11-15-14-15-9 0-22 7-22 26s17 34 40 34c41 0 81-35 92-79 12-50 24-98 36-148z"><text:p/></draw:path><draw:path draw:style-name="gr2149" draw:text-style-name="P120" svg:width="0.193cm" svg:height="0.223cm" svg:x="9.085cm" svg:y="3.406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150" draw:text-style-name="P120" svg:width="0.275cm" svg:height="0.263cm" svg:x="9.435cm" svg:y="3.351cm" svg:viewBox="0 0 276 264" svg:d="M45 233c-3 16-4 19-35 19-7 0-10 0-10 8 0 4 3 4 10 4 46 0 92 0 139 0 60 0 106-46 106-84 0-27-23-50-60-55 40-6 81-35 81-72 0-29-26-53-72-53-43 0-87 0-130 0-8 0-11 0-11 8 0 4 3 4 11 4 1 0 7 0 14 0 7 1 11 1 11 7 0 1-1 2-2 7-18 70-34 138-52 207zM103 122c8-32 17-64 25-96 3-13 4-14 21-14 16 0 33 0 49 0 34 0 43 22 43 40 0 34-34 70-80 70-19 0-39 0-58 0zM86 252c-6 0-6 0-8 0-4-1-5-1-5-5 0-1 0-2 2-8 9-37 17-72 26-108 24 0 50 0 74 0 36 0 44 28 44 45 0 38-34 76-80 76-18 0-36 0-53 0z"><text:p/></draw:path><draw:path draw:style-name="gr2151" draw:text-style-name="P120" svg:width="0.099cm" svg:height="0.462cm" svg:x="9.749cm" svg:y="3.286cm" svg:viewBox="0 0 100 463" svg:d="M100 232c0-55-9-133-60-198-4-4-29-34-36-34-2 0-4 1-4 4 0 1 0 3 2 4 19 19 43 51 60 113 8 35 12 75 12 111 0 39-4 78-13 116-16 55-38 85-58 106-3 4-3 5-3 6 0 3 2 3 4 3 6 0 27-23 32-29 39-46 64-116 64-202z"><text:p/></draw:path><draw:path draw:style-name="gr2152" draw:text-style-name="P120" svg:width="0.145cm" svg:height="0.694cm" svg:x="9.922cm" svg:y="3.171cm" svg:viewBox="0 0 146 695" svg:d="M146 348c0-112-25-229-101-316-5-7-20-22-30-30-2-2-3-2-7-2-5 0-8 0-8 3 0 2 1 4 2 5 13 13 34 34 59 77 41 73 57 169 57 263 0 167-48 269-117 339 0 2-1 3-1 4 0 4 3 4 8 4 4 0 5 0 9-3 36-32 78-86 104-167 18-53 25-116 25-177z"><text:p/></draw:path><draw:path draw:style-name="gr2153" draw:text-style-name="P120" svg:width="0.088cm" svg:height="0.386cm" svg:x="11.164cm" svg:y="3.325cm" svg:viewBox="0 0 89 387" svg:d="M89 383c0-1 0-2-6-9-49-48-61-121-61-180 0-68 14-135 63-183 4-4 4-6 4-7 0-3-1-4-3-4-5 0-39 26-62 76-20 42-24 85-24 118 0 29 4 77 25 121 23 47 56 72 61 72 2 0 3-1 3-4z"><text:p/></draw:path><draw:path draw:style-name="gr2154" draw:text-style-name="P120" svg:width="0.153cm" svg:height="0.264cm" svg:x="11.295cm" svg:y="3.358cm" svg:viewBox="0 0 154 265" svg:d="M154 179c0-46-32-84-73-84-18 0-35 6-49 19 0-25 0-49 0-74 8 2 21 4 33 4 47 0 75-35 75-40 0-2-1-4-5-4-1 0-1 0-3 1-8 3-26 11-53 11-15 0-33-2-50-11-4-1-4-1-5-1-4 0-4 3-4 10 0 38 0 76 0 114 0 7 0 10 5 10 3 0 4-1 5-3 4-7 18-28 50-28 20 0 30 18 33 25 6 14 7 29 7 49 0 13 0 36-9 53-10 15-24 25-42 25-28 0-50-21-57-44 1 1 2 1 7 1 13 0 20-10 20-18 0-10-7-19-20-19-6 0-19 2-19 20 0 33 26 70 70 70s84-36 84-86z"><text:p/></draw:path><draw:path draw:style-name="gr2155" draw:text-style-name="P120" svg:width="0.089cm" svg:height="0.386cm" svg:x="11.491cm" svg:y="3.325cm" svg:viewBox="0 0 90 387" svg:d="M90 194c0-30-4-77-25-121-24-48-57-73-61-73-2 0-4 2-4 4 0 1 0 3 8 9 37 39 59 99 59 181 0 66-14 134-61 182-6 5-6 6-6 7 0 2 2 4 4 4 4 0 39-26 62-76 20-43 24-86 24-117z"><text:p/></draw:path></draw:g></text:p>
        </text:list-item>
        <text:list-item>
          <text:p text:style-name="P100">המעבר בין <draw:g text:anchor-type="as-char" svg:y="-0.288cm" draw:z-index="118" draw:style-name="gr1"><svg:title>TexMaths</svg:title><svg:desc>11§display§(1)§svg§600§FALSE§</svg:desc><draw:path draw:style-name="gr936" draw:text-style-name="P119" svg:width="0.412cm" svg:height="0.344cm" svg:x="-0.001cm" svg:y="0.019cm" svg:viewBox="0 0 413 345" svg:d="M0 0c137 0 276 0 413 0 0 115 0 230 0 345-137 0-276 0-413 0 0-115 0-230 0-345z"><text:p/></draw:path><draw:path draw:style-name="gr937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938" draw:text-style-name="P120" svg:width="0.125cm" svg:height="0.256cm" svg:x="0.164cm" svg:y="0.032cm" svg:viewBox="0 0 126 257" svg:d="M78 10c0-9 0-10-9-10-23 25-57 25-69 25 0 5 0 8 0 12 8 0 30 0 49-9 0 66 0 132 0 198 0 13-1 18-35 18-4 0-7 0-12 0 0 5 0 9 0 13 13-3 46-3 62-3 15 0 49 0 62 3 0-4 0-8 0-13-4 0-8 0-12 0-35 0-36-4-36-18 0-72 0-145 0-216z"><text:p/></draw:path><draw:path draw:style-name="gr939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288cm" draw:z-index="117" draw:style-name="gr1"><svg:title>TexMaths</svg:title><svg:desc>11§display§(2)§svg§600§FALSE§</svg:desc><draw:path draw:style-name="gr940" draw:text-style-name="P119" svg:width="0.412cm" svg:height="0.344cm" svg:x="-0.001cm" svg:y="0.019cm" svg:viewBox="0 0 413 345" svg:d="M0 0c137 0 276 0 413 0 0 115 0 230 0 345-137 0-276 0-413 0 0-115 0-230 0-345z"><text:p/></draw:path><draw:path draw:style-name="gr941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942" draw:text-style-name="P120" svg:width="0.153cm" svg:height="0.256cm" svg:x="0.149cm" svg:y="0.032cm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943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 והמעבר בין <draw:g text:anchor-type="as-char" svg:y="-0.288cm" draw:z-index="114" draw:style-name="gr1"><svg:title>TexMaths</svg:title><svg:desc>11§display§(3)§svg§600§FALSE§</svg:desc><draw:path draw:style-name="gr952" draw:text-style-name="P119" svg:width="0.412cm" svg:height="0.344cm" svg:x="-0.001cm" svg:y="0.019cm" svg:viewBox="0 0 413 345" svg:d="M0 0c137 0 276 0 413 0 0 115 0 230 0 345-137 0-276 0-413 0 0-115 0-230 0-345z"><text:p/></draw:path><draw:path draw:style-name="gr953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954" draw:text-style-name="P120" svg:width="0.159cm" svg:height="0.263cm" svg:x="0.145cm" svg:y="0.032cm" svg:viewBox="0 0 160 264" svg:d="M96 121c31-10 53-37 53-67 0-32-34-54-70-54-39 0-68 23-68 53 0 13 8 20 19 20 12 0 19-9 19-20 0-19-17-19-23-19 11-19 38-24 51-24 16 0 37 9 37 43 0 5-1 27-11 44-11 19-24 20-34 20-3 1-12 1-15 1-3 1-6 1-6 5 0 5 3 5 9 5s12 0 18 0c32 0 45 25 45 64 0 50-27 61-43 61-17 0-46-6-59-28 13 2 25-7 25-21s-10-21-21-21c-10 0-22 5-22 21 0 35 36 60 78 60 47 0 82-35 82-72 0-32-24-62-64-71z"><text:p/></draw:path><draw:path draw:style-name="gr955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288cm" draw:z-index="113" draw:style-name="gr1"><svg:title>TexMaths</svg:title><svg:desc>11§display§(4)§svg§600§FALSE§</svg:desc><draw:path draw:style-name="gr956" draw:text-style-name="P119" svg:width="0.412cm" svg:height="0.344cm" svg:x="-0.001cm" svg:y="0.019cm" svg:viewBox="0 0 413 345" svg:d="M0 0c137 0 276 0 413 0 0 115 0 230 0 345-137 0-276 0-413 0 0-115 0-230 0-345z"><text:p/></draw:path><draw:path draw:style-name="gr957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958" draw:text-style-name="P120" svg:width="0.17cm" svg:height="0.259cm" svg:x="0.14cm" svg:y="0.028cm" svg:viewBox="0 0 171 260" svg:d="M102 196c0 11 0 22 0 33 0 14 0 19-28 19-4 0-6 0-9 0 0 4 0 9 0 12 16-2 36-2 53-2 15 0 36 0 51 2 0-3 0-8 0-12-3 0-5 0-7 0-29 0-30-5-30-19 0-11 0-22 0-33 13 0 26 0 39 0 0-3 0-8 0-11-13 0-26 0-39 0 0-58 0-117 0-175 0-8 0-10-6-10-3 0-4 0-7 4-40 60-79 120-119 181 0 3 0 8 0 11 34 0 68 0 102 0zM105 185c-31 0-62 0-94 0 32-48 63-97 94-144 0 47 0 96 0 144z"><text:p/></draw:path><draw:path draw:style-name="gr959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 נכו<text:span text:style-name="T29">נים</text:span> לפי הגדרת הכלה, בעוד המעבר בין <draw:g text:anchor-type="as-char" svg:y="-0.288cm" draw:z-index="116" draw:style-name="gr1"><svg:title>TexMaths</svg:title><svg:desc>11§display§(2)§svg§600§FALSE§</svg:desc><draw:path draw:style-name="gr944" draw:text-style-name="P119" svg:width="0.412cm" svg:height="0.344cm" svg:x="-0.001cm" svg:y="0.019cm" svg:viewBox="0 0 413 345" svg:d="M0 0c137 0 276 0 413 0 0 115 0 230 0 345-137 0-276 0-413 0 0-115 0-230 0-345z"><text:p/></draw:path><draw:path draw:style-name="gr945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946" draw:text-style-name="P120" svg:width="0.153cm" svg:height="0.256cm" svg:x="0.149cm" svg:y="0.032cm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947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288cm" draw:z-index="115" draw:style-name="gr1"><svg:title>TexMaths</svg:title><svg:desc>11§display§(3)§svg§600§FALSE§</svg:desc><draw:path draw:style-name="gr948" draw:text-style-name="P119" svg:width="0.412cm" svg:height="0.344cm" svg:x="-0.001cm" svg:y="0.019cm" svg:viewBox="0 0 413 345" svg:d="M0 0c137 0 276 0 413 0 0 115 0 230 0 345-137 0-276 0-413 0 0-115 0-230 0-345z"><text:p/></draw:path><draw:path draw:style-name="gr949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950" draw:text-style-name="P120" svg:width="0.159cm" svg:height="0.263cm" svg:x="0.145cm" svg:y="0.032cm" svg:viewBox="0 0 160 264" svg:d="M96 121c31-10 53-37 53-67 0-32-34-54-70-54-39 0-68 23-68 53 0 13 8 20 19 20 12 0 19-9 19-20 0-19-17-19-23-19 11-19 38-24 51-24 16 0 37 9 37 43 0 5-1 27-11 44-11 19-24 20-34 20-3 1-12 1-15 1-3 1-6 1-6 5 0 5 3 5 9 5s12 0 18 0c32 0 45 25 45 64 0 50-27 61-43 61-17 0-46-6-59-28 13 2 25-7 25-21s-10-21-21-21c-10 0-22 5-22 21 0 35 36 60 78 60 47 0 82-35 82-72 0-32-24-62-64-71z"><text:p/></draw:path><draw:path draw:style-name="gr951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 נכון לפי הגדרת קבוצת חזקה <text:span text:style-name="T29">והמעבר בין </text:span><text:span text:style-name="T29"><draw:g text:anchor-type="as-char" svg:y="-0.288cm" draw:z-index="112" draw:style-name="gr1"><svg:title>TexMaths</svg:title><svg:desc>11§display§(4)§svg§600§FALSE§</svg:desc><draw:path draw:style-name="gr960" draw:text-style-name="P119" svg:width="0.412cm" svg:height="0.344cm" svg:x="-0.001cm" svg:y="0.019cm" svg:viewBox="0 0 413 345" svg:d="M0 0c137 0 276 0 413 0 0 115 0 230 0 345-137 0-276 0-413 0 0-115 0-230 0-345z"><text:p/></draw:path><draw:path draw:style-name="gr961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962" draw:text-style-name="P120" svg:width="0.17cm" svg:height="0.259cm" svg:x="0.14cm" svg:y="0.028cm" svg:viewBox="0 0 171 260" svg:d="M102 196c0 11 0 22 0 33 0 14 0 19-28 19-4 0-6 0-9 0 0 4 0 9 0 12 16-2 36-2 53-2 15 0 36 0 51 2 0-3 0-8 0-12-3 0-5 0-7 0-29 0-30-5-30-19 0-11 0-22 0-33 13 0 26 0 39 0 0-3 0-8 0-11-13 0-26 0-39 0 0-58 0-117 0-175 0-8 0-10-6-10-3 0-4 0-7 4-40 60-79 120-119 181 0 3 0 8 0 11 34 0 68 0 102 0zM105 185c-31 0-62 0-94 0 32-48 63-97 94-144 0 47 0 96 0 144z"><text:p/></draw:path><draw:path draw:style-name="gr963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29"><text:s/>ל־</text:span><text:span text:style-name="T29"><draw:g text:anchor-type="as-char" svg:y="-0.288cm" draw:z-index="111" draw:style-name="gr1"><svg:title>TexMaths</svg:title><svg:desc>11§display§(5)§svg§600§FALSE§</svg:desc><draw:path draw:style-name="gr964" draw:text-style-name="P119" svg:width="0.412cm" svg:height="0.344cm" svg:x="-0.001cm" svg:y="0.019cm" svg:viewBox="0 0 413 345" svg:d="M0 0c137 0 276 0 413 0 0 115 0 230 0 345-137 0-276 0-413 0 0-115 0-230 0-345z"><text:p/></draw:path><draw:path draw:style-name="gr965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966" draw:text-style-name="P120" svg:width="0.153cm" svg:height="0.263cm" svg:x="0.149cm" svg:y="0.032cm" svg:viewBox="0 0 154 264" svg:d="M154 179c0-46-32-84-74-84-18 0-35 6-48 20 0-26 0-51 0-75 8 2 20 5 32 5 48 0 74-35 74-41 0-2-1-4-3-4-1 0-1 0-3 1-8 5-27 12-53 12-15 0-33-3-52-11-2-1-3-1-4-1-3 0-3 3-3 9 0 38 0 76 0 114 0 7 0 10 5 10 2 0 4-1 5-3 4-7 18-28 49-28 21 0 30 18 33 26 7 14 8 28 8 48 0 13 0 35-10 52-9 14-23 24-41 24-28 0-50-20-57-43 1 1 2 1 7 1 13 0 19-8 19-18 0-9-6-18-19-18-6 0-19 2-19 19 0 33 26 70 69 70 45 0 85-36 85-85z"><text:p/></draw:path><draw:path draw:style-name="gr967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29"> כי בשני המקרים מתואר מה נכון עבור </text:span><text:span text:style-name="T29"><draw:g text:anchor-type="as-char" svg:y="-0.266cm" draw:z-index="110" draw:style-name="gr1"><svg:title>TexMaths</svg:title><svg:desc>11§display§\forall t \in x§svg§600§FALSE§</svg:desc><draw:path draw:style-name="gr968" draw:text-style-name="P119" svg:width="0.988cm" svg:height="0.242cm" svg:x="0.02cm" svg:y="0.02cm" svg:viewBox="0 0 989 243" svg:d="M0 0c330 0 659 0 989 0 0 81 0 162 0 243-330 0-659 0-989 0 0-81 0-162 0-243z"><text:p/></draw:path><draw:path draw:style-name="gr969" draw:text-style-name="P120" svg:width="0.213cm" svg:height="0.275cm" svg:x="0cm" svg:y="0cm" svg:viewBox="0 0 214 276" svg:d="M212 14c3-4 2-4 2-6 0-4-3-8-7-8-5 0-7 4-9 9-11 29-22 56-32 85-40 0-78 0-118 0-11-29-21-56-32-85-2-6-3-9-8-9-4 0-8 4-8 8 0 1 0 1 2 6 32 84 65 169 97 253 1 6 3 9 9 9 5 0 6-5 7-9 32-84 64-169 97-253zM55 109c35 0 69 0 104 0-17 45-34 92-51 137-18-45-35-92-53-137z"><text:p/></draw:path><draw:path draw:style-name="gr970" draw:text-style-name="P120" svg:width="0.118cm" svg:height="0.244cm" svg:x="0.223cm" svg:y="0.026cm" svg:viewBox="0 0 119 245" svg:d="M70 87c13 0 25 0 37 0 7 0 12 0 12-8 0-4-5-4-11-4-11 0-23 0-34 0 14-55 16-63 16-65 0-7-5-10-12-10-1 0-11 0-15 13-5 21-10 41-15 62-12 0-24 0-36 0-8 0-12 0-12 8 0 4 3 4 11 4 11 0 23 0 34 0-27 108-30 115-30 123 0 21 16 35 36 35 39 0 61-56 61-60s-3-4-4-4c-3 0-3 1-6 5-16 41-37 50-50 50-8 0-12-4-12-18 0-8 1-12 2-18 10-38 19-75 28-113z"><text:p/></draw:path><draw:path draw:style-name="gr971" draw:text-style-name="P120" svg:width="0.191cm" svg:height="0.222cm" svg:x="0.494cm" svg:y="0.059cm" svg:viewBox="0 0 192 223" svg:d="M179 119c7 0 13 0 13-8 0-7-6-7-13-7-55 0-109 0-164 0 5-51 49-89 104-89 20 0 40 0 60 0 7 0 13 0 13-7 0-8-6-8-13-8-21 0-40 0-61 0-66 0-118 50-118 111s52 112 118 112c21 0 40 0 61 0 7 0 13 0 13-8s-6-8-13-8c-20 0-40 0-60 0-55 0-99-37-104-88 55 0 109 0 164 0z"><text:p/></draw:path><draw:path draw:style-name="gr972" draw:text-style-name="P120" svg:width="0.191cm" svg:height="0.173cm" svg:x="0.836cm" svg:y="0.097cm" svg:viewBox="0 0 192 174" svg:d="M118 54c2-10 11-45 38-45 2 0 11 0 20 4-11 2-19 12-19 21 0 7 5 15 15 15 8 0 20-8 20-24 0-19-23-25-36-25-22 0-35 21-40 30-9-26-30-30-41-30-41 0-63 50-63 60 0 4 3 2 5 4 3 0 4-1 5-4 13-41 39-51 52-51 7 0 21 3 21 25 0 12-7 39-21 93-7 22-20 39-37 39-3 0-12 0-19-5 9-2 17-11 17-20 0-11-8-14-14-14-11 0-21 11-21 22 0 18 20 25 36 25 26 0 40-27 41-29 4 14 19 29 42 29 39 0 61-48 61-58 0-5-3-5-4-5-3 0-4 3-6 5-12 41-38 50-50 50-16 0-22-13-22-25 0-9 2-16 6-34 5-18 9-35 14-53z"><text:p/></draw:path></draw:g></text:span><text:span text:style-name="T29"><text:s/>כך שאפשר להוריד את </text:span><text:span text:style-name="T49">הכמת</text:span><text:span text:style-name="T29">. קיבלנו טענה שקולה </text:span><text:span text:style-name="T29"><draw:g text:anchor-type="as-char" svg:y="-0.288cm" draw:z-index="109" draw:style-name="gr1"><svg:title>TexMaths</svg:title><svg:desc>11§display§(5)§svg§600§FALSE§</svg:desc><draw:path draw:style-name="gr973" draw:text-style-name="P119" svg:width="0.412cm" svg:height="0.344cm" svg:x="-0.001cm" svg:y="0.019cm" svg:viewBox="0 0 413 345" svg:d="M0 0c137 0 276 0 413 0 0 115 0 230 0 345-137 0-276 0-413 0 0-115 0-230 0-345z"><text:p/></draw:path><draw:path draw:style-name="gr974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975" draw:text-style-name="P120" svg:width="0.153cm" svg:height="0.263cm" svg:x="0.149cm" svg:y="0.032cm" svg:viewBox="0 0 154 264" svg:d="M154 179c0-46-32-84-74-84-18 0-35 6-48 20 0-26 0-51 0-75 8 2 20 5 32 5 48 0 74-35 74-41 0-2-1-4-3-4-1 0-1 0-3 1-8 5-27 12-53 12-15 0-33-3-52-11-2-1-3-1-4-1-3 0-3 3-3 9 0 38 0 76 0 114 0 7 0 10 5 10 2 0 4-1 5-3 4-7 18-28 49-28 21 0 30 18 33 26 7 14 8 28 8 48 0 13 0 35-10 52-9 14-23 24-41 24-28 0-50-20-57-43 1 1 2 1 7 1 13 0 19-8 19-18 0-9-6-18-19-18-6 0-19 2-19 19 0 33 26 70 69 70 45 0 85-36 85-85z"><text:p/></draw:path><draw:path draw:style-name="gr976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29"><text:s/>– </text:span><text:span text:style-name="T2">מש"ל</text:span><text:span text:style-name="T30"> </text:span><text:span text:style-name="T30"><draw:g text:anchor-type="as-char" svg:y="-0.265cm" draw:z-index="108" draw:style-name="gr1"><svg:title>TexMaths</svg:title><svg:desc>11§display§\blacksquare§svg§600§FALSE§</svg:desc><draw:path draw:style-name="gr977" draw:text-style-name="P119" svg:width="0.236cm" svg:height="0.224cm" svg:x="-0.001cm" svg:y="0.018cm" svg:viewBox="0 0 237 225" svg:d="M120 225c-41 0-80 0-120 0 0-75 0-150 0-225 79 0 158 0 237 0 0 75 0 150 0 225-39 0-79 0-117 0z"><text:p/></draw:path><draw:path draw:style-name="gr978" draw:text-style-name="P120" svg:width="0.254cm" svg:height="0.264cm" svg:x="0.001cm" svg:y="0cm" svg:viewBox="0 0 255 265" svg:d="M255 13c0-11-1-13-13-13-76 0-153 0-229 0-12 0-13 1-13 13 0 80 0 158 0 237 0 13 1 15 13 15 76 0 152 0 228 0 13 0 14-1 14-14 0-79 0-158 0-238z"><text:p/></draw:path></draw:g></text:span></text:p>
        </text:list-item>
      </text:list>
      <text:h text:style-name="P6" text:outline-level="2">8. הוכחות על הרציונלים לפי הגדרת הקבוצה</text:h>
      <text:p text:style-name="P117">הכנה:</text:p>
      <text:list xml:id="list460017792" text:style-name="L14">
        <text:list-item>
          <text:p text:style-name="P101">נתון + עקרון ההפרדה:</text:p>
          <text:p text:style-name="P21"><text:soft-page-break/><draw:g text:anchor-type="as-char" svg:y="-0.326cm" draw:z-index="95" draw:style-name="gr1"><svg:title>TexMaths</svg:title><svg:desc>11§display§\Q = \big\{x \in \R \mid \exists m \in \Z. \exists n \in N_+.x = \tfrac{m}{n} \big\}
\implies x \in \Q \longleftrightarrow x \in \R \land \exists m \in \Z. \exits n \in \N_+.x = \tfrac{m}{n}§svg§600§FALSE§</svg:desc><draw:path draw:style-name="gr1129" draw:text-style-name="P119" svg:width="14.779cm" svg:height="0.423cm" svg:x="0.006cm" svg:y="0.019cm" svg:viewBox="0 0 14780 424" svg:d="M7391 424c-2464 0-4927 0-7391 0 0-141 0-283 0-424 4927 0 9853 0 14780 0 0 141 0 283 0 424-2463 0-4926 0-7389 0z"><text:p/></draw:path><draw:path draw:style-name="gr1130" draw:text-style-name="P120" svg:width="0.274cm" svg:height="0.339cm" svg:x="-0.001cm" svg:y="0.056cm" svg:viewBox="0 0 275 340" svg:d="M172 275c55-12 103-54 103-135 0-97-68-140-137-140-71 0-138 45-138 140 0 82 49 121 95 133 17 40 56 67 103 67 20 0 41-3 62-11 6-3 10-3 10-9 0-4-4-7-6-7-1 0-2 0-4 1-11 2-16 2-21 2-37 0-59-22-67-41zM84 25c-23 27-30 72-30 115 0 37 5 86 31 115-27-8-72-40-72-115 0-78 49-107 71-116zM191 24c26 10 71 41 71 116 0 79-49 107-72 115 25-27 30-72 30-115 0-38-4-86-30-115zM138 265c-63 0-70-81-70-125 0-46 8-126 70-126s69 82 69 126c0 46-8 125-69 125zM112 276c11 3 17 3 26 3 2 0 9 0 20-2 10 25 29 39 48 47 4 2 3 2 4 2 0 1-6 1-12 1-32 0-66-15-86-51z"><text:p/></draw:path><draw:path draw:style-name="gr1131" draw:text-style-name="P120" svg:width="0.256cm" svg:height="0.089cm" svg:x="0.416cm" svg:y="0.186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132" draw:text-style-name="P120" svg:width="0.137cm" svg:height="0.461cm" svg:x="0.846cm" svg:y="-0.001cm" svg:viewBox="0 0 138 462" svg:d="M55 170c0 27-13 41-52 57-2 1-3 2-3 4 0 3 1 5 3 6 52 18 52 39 52 61 0 37 0 72 0 107 1 10 7 24 24 36 19 13 50 21 53 21 4 0 6-2 6-5s-2-3-7-6c-11-4-42-16-47-39-1-5-2-6-2-20 0-31 0-63 0-95 0-20 0-48-63-65 63-20 63-46 63-67 0-32 0-64 0-95 0-22 0-41 53-60 2-1 1-3 3-4 0-4-2-6-6-6-2 0-57 12-70 39-7 11-7 14-7 30 0 33 0 66 0 101z"><text:p/></draw:path><draw:path draw:style-name="gr1133" draw:text-style-name="P120" svg:width="0.192cm" svg:height="0.174cm" svg:x="1.039cm" svg:y="0.156cm" svg:viewBox="0 0 193 175" svg:d="M119 54c2-10 11-45 37-45 2 0 12 0 20 5-11 1-19 11-19 21 0 6 5 13 15 13 8 0 21-6 21-23 0-19-22-25-36-25-23 0-36 21-40 30-10-26-31-30-42-30-41 0-63 51-63 59 0 5 3 4 5 5 3 0 4-1 5-5 13-40 39-50 52-50 7 0 21 3 21 26 0 11-7 38-21 92-7 24-20 40-37 40-2 0-11 0-19-5 10-2 18-10 18-21 0-10-8-13-14-13-12 0-22 10-22 22 0 17 20 25 36 25 27 0 40-26 41-29 4 15 19 29 42 29 39 0 61-50 61-59 0-4-3-4-4-4-3 0-4 1-4 5-14 40-40 50-52 50-15 0-21-13-21-26 0-8 2-17 7-34 4-18 8-35 13-53z"><text:p/></draw:path><draw:path draw:style-name="gr1134" draw:text-style-name="P120" svg:width="0.193cm" svg:height="0.222cm" svg:x="1.388cm" svg:y="0.119cm" svg:viewBox="0 0 194 223" svg:d="M179 120c7 0 15 0 15-8 0-7-8-7-15-7-55 0-109 0-164 0 5-52 50-90 104-90 20 0 40 0 60 0 7 0 15 0 15-7 0-8-8-8-15-8-20 0-40 0-60 0-66 0-119 51-119 112 0 62 53 111 119 111 20 0 40 0 60 0 7 0 15 0 15-7 0-8-8-8-15-8-20 0-40 0-60 0-54 0-99-36-104-88 55 0 109 0 164 0z"><text:p/></draw:path><draw:path draw:style-name="gr1135" draw:text-style-name="P120" svg:width="0.265cm" svg:height="0.262cm" svg:x="1.727cm" svg:y="0.064cm" svg:viewBox="0 0 266 263" svg:d="M98 143c4 0 9 0 13 0 20 30 39 60 58 90 5 6 14 20 18 26 2 4 3 4 13 4 18 0 35 0 53 0 7 0 13 0 13-7 0-3-3-5-6-6-15-3-33-28-42-40-3-4-22-29-49-71 34-6 69-21 69-66 0-54-58-73-104-73-41 0-80 0-121 0-6 0-13 0-13 7 0 6 8 6 11 6 22 0 23 4 23 22 0 64 0 129 0 194 0 19-1 21-23 21-3 0-11 0-11 6 0 7 7 7 13 7 35 0 71 0 106 0 8 0 13 0 13-7 0-6-7-6-11-6-22 0-23-3-23-21 0-29 0-57 0-86zM173 124c10-14 11-35 11-51 0-19-3-39-15-55 17 3 54 15 54 55 0 24-11 44-50 51zM98 34c0-8 0-21 24-21 32 0 48 15 48 60 0 49-12 57-72 57 0-32 0-64 0-96zM45 250c3-6 3-17 3-20 0-65 0-130 0-195 0-4 0-14-3-22 14 0 30 0 44 0-5 7-5 15-5 20 0 65 0 131 0 197 0 3 0 14 3 20-14 0-28 0-42 0zM128 143c2 0 4 0 6 0 7 0 14-1 21-2 6 10 47 78 79 109-12 0-25 0-37 0-23-35-46-72-69-107z"><text:p/></draw:path><draw:path draw:style-name="gr1136" draw:text-style-name="P120" svg:width="0.014cm" svg:height="0.384cm" svg:x="2.154cm" svg:y="0.037cm" svg:viewBox="0 0 15 385" svg:d="M15 14c0-6 0-14-7-14-8 0-8 8-8 14 0 119 0 238 0 357 0 8 0 14 8 14 7 0 7-6 7-14 0-119 0-238 0-357z"><text:p/></draw:path><draw:path draw:style-name="gr1137" draw:text-style-name="P120" svg:width="0.171cm" svg:height="0.265cm" svg:x="2.344cm" svg:y="0.059cm" svg:viewBox="0 0 172 266" svg:d="M172 14c0-13-1-14-14-14-48 0-96 0-145 0-6 0-13 0-13 8 0 7 7 7 13 7 47 0 96 0 143 0 0 38 0 74 0 112-46 0-91 0-137 0-7 0-15 0-15 7 0 8 8 8 15 8 46 0 91 0 137 0 0 36 0 73 0 109-47 0-96 0-143 0-6 0-13 0-13 8 0 7 7 7 13 7 49 0 97 0 145 0 13 0 14-1 14-13 0-79 0-159 0-239z"><text:p/></draw:path><draw:path draw:style-name="gr1138" draw:text-style-name="P120" svg:width="0.315cm" svg:height="0.174cm" svg:x="2.549cm" svg:y="0.156cm" svg:viewBox="0 0 316 175" svg:d="M22 149c-1 5-3 14-3 16 0 7 5 10 11 10 5 0 12-3 14-11 1 0 5-19 8-29 3-12 5-23 8-34 3-9 5-17 7-26 1-7 4-18 4-19 7-12 27-47 64-47 17 0 21 14 21 27 0 9-3 20-6 32-4 15-7 29-10 44-4 10-6 20-9 30-1 8-5 21-5 23 0 7 6 10 11 10 13 0 15-10 18-22 6-21 20-78 23-92 1-6 22-52 64-52 17 0 21 13 21 27 0 22-17 66-24 86-4 10-5 13-5 21 0 19 13 32 31 32 36 0 51-56 51-59 0-4-4-4-5-4-3 0-3 1-5 7-6 21-19 48-40 48-6 0-9-4-9-13 0-10 4-19 7-27 8-20 23-63 23-85 0-25-15-42-44-42s-48 18-63 37c-1-4-2-17-12-27-10-8-23-10-32-10-35 0-54 25-60 34-2-22-19-34-35-34-19 0-26 15-29 22-8 14-12 36-12 37 0 5 3 5 4 5 4 0 5 0 7-9 7-27 14-46 27-46 7 0 13 3 13 17 0 9-2 13-6 33-8 30-15 60-23 90z"><text:p/></draw:path><draw:path draw:style-name="gr1139" draw:text-style-name="P120" svg:width="0.193cm" svg:height="0.222cm" svg:x="3.016cm" svg:y="0.119cm" svg:viewBox="0 0 194 223" svg:d="M179 120c7 0 15 0 15-8 0-7-8-7-15-7-55 0-109 0-164 0 5-52 50-90 104-90 20 0 40 0 60 0 7 0 15 0 15-7 0-8-8-8-15-8-20 0-40 0-60 0-66 0-119 51-119 112 0 62 53 111 119 111 20 0 40 0 60 0 7 0 15 0 15-7 0-8-8-8-15-8-20 0-40 0-60 0-54 0-99-36-104-88 55 0 109 0 164 0z"><text:p/></draw:path><draw:path draw:style-name="gr1140" draw:text-style-name="P120" svg:width="0.234cm" svg:height="0.262cm" svg:x="3.36cm" svg:y="0.064cm" svg:viewBox="0 0 235 263" svg:d="M220 14c3-5 3-6 3-7 0-7-5-7-12-7-59 0-117 0-177 0-13 0-13 1-14 11-2 18-3 35-6 53 0 1-1 3-1 4 0 6 5 8 8 8s5-3 7-6c1-9 4-26 28-41 22-15 49-16 62-16 11 0 21 0 32 0-49 79-97 159-146 237-4 4-4 5-4 6 0 7 7 7 13 7 66 0 133 0 199 0 11 0 11 0 14-10 3-25 6-50 9-76 0-3-3-6-6-6-6 0-7 4-8 12-6 31-36 67-91 67-19 0-37 0-55 0 48-78 97-158 145-236zM33 13c7 0 14 0 21 0v1c-11 6-18 12-22 17 0-6 1-12 1-18zM165 13c13 0 26 0 40 0-49 79-98 159-147 237-13 0-25 0-38 0 48-78 97-158 145-237zM186 250c11-6 21-14 30-24-1 7-3 11-4 24-8 0-17 0-26 0z"><text:p/></draw:path><draw:path draw:style-name="gr1141" draw:text-style-name="P120" svg:width="0.04cm" svg:height="0.04cm" svg:x="3.64cm" svg:y="0.286cm" svg:viewBox="0 0 41 41" svg:d="M41 21c0-11-9-21-20-21s-21 10-21 21 10 20 21 20 20-9 20-20z"><text:p/></draw:path><draw:path draw:style-name="gr1142" draw:text-style-name="P120" svg:width="0.171cm" svg:height="0.265cm" svg:x="3.736cm" svg:y="0.059cm" svg:viewBox="0 0 172 266" svg:d="M172 14c0-13-2-14-14-14-48 0-96 0-145 0-6 0-13 0-13 8 0 7 7 7 13 7 47 0 96 0 143 0 0 38 0 74 0 112-46 0-91 0-137 0-7 0-14 0-14 7 0 8 7 8 14 8 46 0 91 0 137 0 0 36 0 73 0 109-47 0-96 0-143 0-6 0-13 0-13 8 0 7 7 7 13 7 49 0 97 0 145 0 12 0 14-1 14-13 0-79 0-159 0-239z"><text:p/></draw:path><draw:path draw:style-name="gr1143" draw:text-style-name="P120" svg:width="0.208cm" svg:height="0.174cm" svg:x="3.94cm" svg:y="0.156cm" svg:viewBox="0 0 209 175" svg:d="M23 149c-1 5-4 14-4 16 0 7 5 10 12 10 4 0 11-3 14-11 2-10 4-19 7-29 3-12 5-23 8-34 3-9 5-17 7-26 1-7 4-18 6-19 5-12 26-47 62-47 18 0 21 14 21 27 0 23-19 73-25 89-3 9-3 15-3 18 0 19 13 32 30 32 37 0 51-56 51-59 0-4-3-4-4-4-4 0-4 1-6 7-8 26-21 48-40 48-6 0-8-4-8-13 0-10 3-19 6-27 8-21 23-63 23-85 0-27-16-42-44-42-35 0-54 25-60 34-2-22-18-34-35-34-18 0-26 15-30 22-6 13-11 36-11 37 0 5 3 5 4 5 5 0 5 0 7-9 7-27 14-46 29-46 7 0 12 5 12 17 0 9-1 13-7 33-8 30-14 60-22 90z"><text:p/></draw:path><draw:path draw:style-name="gr1144" draw:text-style-name="P120" svg:width="0.193cm" svg:height="0.222cm" svg:x="4.3cm" svg:y="0.119cm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1145" draw:text-style-name="P120" svg:width="0.325cm" svg:height="0.261cm" svg:x="4.649cm" svg:y="0.065cm" svg:viewBox="0 0 326 262" svg:d="M277 41c4-16 11-28 42-29 2 0 7-1 7-8 0-1 0-4-6-4-12 0-26 1-38 1-14 0-28-1-40-1-2 0-7 0-7 8 0 4 4 4 7 4 22 0 26 8 26 17 0 1-1 6-1 7-14 58-29 115-44 173-28-68-56-135-84-202-4-7-4-7-14-7-17 0-34 0-51 0-8 0-11 0-11 8 0 4 3 4 11 4 2 0 26 0 26 3-18 69-34 138-52 207-4 16-11 27-41 29-3 0-7 0-7 8 0 2 2 3 4 3 14 0 27-1 40-1s26 1 40 1c2 0 6 0 6-8 0-3-3-3-8-3-22-1-25-9-25-17 0-2 0-4 1-8 18-69 34-137 52-204 1 2 1 3 3 7 32 76 64 152 96 226 3 7 4 7 8 7s4-1 6-8c18-70 37-142 54-213z"><text:p/></draw:path><draw:path draw:style-name="gr1146" draw:text-style-name="P120" svg:width="0.198cm" svg:height="0.198cm" svg:x="4.963cm" svg:y="0.219cm" svg:viewBox="0 0 199 199" svg:d="M106 106c27 0 56 0 83 0 3 0 10 0 10-6 0-8-7-8-10-8-27 0-56 0-83 0 0-27 0-55 0-82 0-3 0-10-6-10-8 0-8 7-8 10 0 27 0 55 0 82-27 0-55 0-82 0-3 0-10 0-10 7s5 7 10 7c27 0 55 0 82 0 0 27 0 55 0 83 0 4 0 10 7 10s7-6 7-10c0-28 0-56 0-83z"><text:p/></draw:path><draw:path draw:style-name="gr1147" draw:text-style-name="P120" svg:width="0.04cm" svg:height="0.04cm" svg:x="5.234cm" svg:y="0.286cm" svg:viewBox="0 0 41 41" svg:d="M41 21c0-11-9-21-20-21s-21 10-21 21 10 20 21 20 20-9 20-20z"><text:p/></draw:path><draw:path draw:style-name="gr1148" draw:text-style-name="P120" svg:width="0.191cm" svg:height="0.174cm" svg:x="5.32cm" svg:y="0.156cm" svg:viewBox="0 0 192 175" svg:d="M118 54c2-10 11-45 38-45 1 0 11 0 19 5-11 1-19 11-19 21 0 6 5 13 16 13 7 0 20-6 20-23 0-19-23-25-36-25-22 0-36 21-41 30-9-26-30-30-41-30-40 0-62 51-62 59 0 5 3 5 5 5 3 0 4-1 4-5 13-40 40-50 52-50 7 0 20 3 20 26 0 11-6 38-20 92-6 24-19 40-37 40-2 0-11 0-18-5 8-2 17-10 17-21 0-10-9-13-14-13-12 0-21 10-21 22 0 17 19 25 36 25 26 0 40-26 41-29 4 15 18 29 42 29 39 0 61-50 61-59 0-4-3-4-4-4-4 0-4 1-5 5-14 40-39 50-52 50-14 0-21-13-21-26 0-8 2-17 7-34 4-18 8-35 13-53z"><text:p/></draw:path><draw:path draw:style-name="gr1149" draw:text-style-name="P120" svg:width="0.255cm" svg:height="0.089cm" svg:x="5.659cm" svg:y="0.18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150" draw:text-style-name="P120" svg:width="0.246cm" svg:height="0.121cm" svg:x="6.104cm" svg:y="0.056cm" svg:viewBox="0 0 247 122" svg:d="M105 97c-2 5-5 15-5 16 0 6 6 9 10 9s8-4 10-6c2-4 4-11 5-17 1-5 5-18 6-24 2-6 3-12 4-18 4-12 4-13 9-21 9-13 22-28 43-28 15 0 17 12 17 18 0 17-13 47-17 58-2 7-3 10-3 15 0 14 12 23 25 23 28 0 38-37 38-42 0-3-2-2-3-3-4 0-4 1-5 4-7 22-18 33-29 33-5 0-6-4-6-9 0-6 1-10 5-22 3-8 14-37 14-52 0-5 0-16-10-23-4-5-12-8-25-8-24 0-38 15-47 28-2-24-22-28-35-28-23 0-38 13-47 24-1-18-17-24-28-24-12 0-18 9-21 14-7 10-10 26-10 28 0 3 3 3 4 3 4 0 5-1 6-9 4-15 10-28 20-28 7 0 9 5 9 13 0 5-3 14-5 22-2 7-4 19-5 24-4 12-6 23-9 35-1 4-2 10-2 11 0 6 4 9 8 9 5 0 9-4 11-6 3-4 4-11 5-17 1-5 4-18 5-24 2-6 4-12 6-18 2-12 3-13 11-25 7-10 20-24 41-24 15 0 15 13 15 18 0 7 0 10-4 26-4 15-8 29-11 45z"><text:p/></draw:path><draw:path draw:style-name="gr1151" draw:text-style-name="P120" svg:width="0.273cm" svg:height="0.014cm" svg:x="6.091cm" svg:y="0.223cm" svg:viewBox="0 0 274 15" svg:d="M137 15c-46 0-91 0-137 0 0-5 0-9 0-15 91 0 183 0 274 0 0 6 0 10 0 15-45 0-91 0-137 0z"><text:p/></draw:path><draw:path draw:style-name="gr1152" draw:text-style-name="P120" svg:width="0.165cm" svg:height="0.121cm" svg:x="6.145cm" svg:y="0.34cm" svg:viewBox="0 0 166 122" svg:d="M21 102c-1 4-3 10-3 11 0 6 5 9 10 9 4 0 7-4 9-6 3-4 5-11 6-17 1-4 4-18 5-24 3-6 4-12 5-18 3-11 4-13 12-24s20-25 41-25c15 0 15 13 15 18 0 17-11 47-15 58-4 7-5 11-5 15 0 14 12 23 26 23 27 0 39-37 39-42 0-3-3-3-4-3-5 0-5 2-6 4-5 22-17 33-28 33-6 0-7-4-7-9 0-6 1-10 7-22 3-8 14-37 14-52 0-27-21-31-35-31-23 0-39 14-46 24-3-18-18-24-29-24-12 0-18 9-22 14-6 10-10 26-10 28 0 3 4 3 5 3 4 0 4-1 6-9 4-15 9-28 20-28 6 0 9 5 9 13 0 5-3 14-5 22-2 7-4 19-5 24-4 12-6 23-9 35z"><text:p/></draw:path><draw:path draw:style-name="gr1153" draw:text-style-name="P120" svg:width="0.137cm" svg:height="0.461cm" svg:x="6.455cm" svg:y="-0.001cm" svg:viewBox="0 0 138 462" svg:d="M82 293c0-13 1-38 50-55 6-2 6-2 6-7-2-2 0-3-3-4-52-20-53-41-53-63 0-36 0-72 0-107 0-21-17-33-24-37-16-11-48-20-52-20-5 0-6 2-6 6 0 3 2 4 6 4 50 20 50 38 50 60 0 31 0 63 0 95 0 21 0 47 63 66-63 20-63 43-63 66 0 32 0 64 0 95 0 21 0 41-49 59-5 3-7 3-7 6s1 5 6 5c23-12 51-10 69-35 8-11 7-20 7-34 0-33 0-66 0-100z"><text:p/></draw:path><draw:path draw:style-name="gr1154" draw:text-style-name="P120" svg:width="0.255cm" svg:height="0.089cm" svg:x="6.874cm" svg:y="0.18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155" draw:text-style-name="P120" svg:width="0.342cm" svg:height="0.211cm" svg:x="7.11cm" svg:y="0.124cm" svg:viewBox="0 0 343 212" svg:d="M260 77c16 13 35 23 48 30-14 5-33 15-48 30-82 0-164 0-246 0-6 0-14 0-14 7 0 8 7 8 13 8 76 0 153 0 229 0-19 18-39 52-39 56s5 4 8 4c2 0 6 0 7-3 9-14 18-35 44-57 27-23 53-34 72-40 7-2 6-2 8-3 1-1 1-2 1-2 0-1 0-2 0-2 0-2-1-2-1-2-1 0-1-1-9-3-53-15-91-50-112-91-4-8-5-9-10-9-3 0-8 0-8 4 0 6 20 39 39 58-76 0-153 0-229 0-6 0-13 0-13 7 0 8 8 8 14 8 82 0 164 0 246 0z"><text:p/></draw:path><draw:path draw:style-name="gr1156" draw:text-style-name="P120" svg:width="0.191cm" svg:height="0.174cm" svg:x="7.7cm" svg:y="0.156cm" svg:viewBox="0 0 192 175" svg:d="M118 54c2-10 11-45 38-45 1 0 11 0 19 5-11 1-19 11-19 21 0 6 5 13 16 13 7 0 20-6 20-23 0-19-23-25-36-25-23 0-36 21-41 30-9-26-30-30-41-30-41 0-63 51-63 59 0 5 4 5 6 5s4-1 4-5c13-40 38-50 52-50 7 0 20 3 20 26 0 11-6 38-20 92-6 24-20 40-37 40-2 0-11 0-19-5 9-2 18-10 18-21 0-10-9-13-14-13-12 0-21 10-21 22 0 17 19 25 36 25 26 0 39-26 40-29 5 15 19 29 42 29 40 0 62-50 62-59 0-4-4-4-5-4-3 0-3 1-5 5-13 40-39 50-51 50-16 0-21-13-21-26 0-8 2-17 7-34 4-18 8-35 13-53z"><text:p/></draw:path><draw:path draw:style-name="gr1157" draw:text-style-name="P120" svg:width="0.193cm" svg:height="0.222cm" svg:x="8.049cm" svg:y="0.119cm" svg:viewBox="0 0 194 223" svg:d="M179 120c7 0 15 0 15-8 0-7-8-7-15-7-55 0-109 0-164 0 6-52 50-90 105-90 20 0 39 0 59 0 7 0 15 0 15-7 0-8-8-8-15-8-20 0-40 0-60 0-66 0-119 51-119 112 0 62 53 111 119 111 20 0 40 0 60 0 7 0 15 0 15-7 0-8-8-8-15-8-20 0-39 0-59 0-55 0-99-36-105-88 55 0 109 0 164 0z"><text:p/></draw:path><draw:path draw:style-name="gr1158" draw:text-style-name="P120" svg:width="0.275cm" svg:height="0.339cm" svg:x="8.394cm" svg:y="0.056cm" svg:viewBox="0 0 276 340" svg:d="M173 275c54-12 103-54 103-135 0-97-69-140-139-140s-137 45-137 140c0 82 49 121 96 133 17 40 55 67 103 67 20 0 41-3 61-11 6-3 11-3 11-9 0-4-4-7-7-7-1 0-1 0-4 1-10 2-15 2-21 2-36 0-58-22-66-41zM85 25c-23 27-30 72-30 115 0 37 4 86 30 115-27-8-71-40-71-115 0-78 48-107 71-116zM191 24c27 10 71 41 71 116 0 79-48 107-71 115 23-27 30-72 30-115 0-38-4-86-30-115zM137 265c-61 0-69-81-69-125 0-46 8-126 69-126 63 0 71 82 71 126 0 46-8 125-71 125zM112 276c11 3 17 3 25 3 3 0 11 0 21-2 11 25 29 39 49 47 4 2 3 2 4 2 0 1-6 1-12 1-33 0-66-15-87-51z"><text:p/></draw:path><draw:path draw:style-name="gr1159" draw:text-style-name="P120" svg:width="0.342cm" svg:height="0.2cm" svg:x="8.811cm" svg:y="0.131cm" svg:viewBox="0 0 343 201" svg:d="M330 109c7 0 13 0 13-8 0-7-6-7-13-7-96 0-191 0-287 0 21-17 31-32 34-38 18-26 21-50 21-52 0-4-5-4-8-4-6 0-6 1-9 8-8 38-32 70-74 88-5 2-7 2-7 5 0 2 2 4 7 5 39 16 66 47 75 90 2 4 2 5 8 5 3 0 8 0 8-4 0-1-3-25-20-51-8-12-19-25-35-37 96 0 191 0 287 0z"><text:p/></draw:path><draw:path draw:style-name="gr1160" draw:text-style-name="P120" svg:width="0.342cm" svg:height="0.2cm" svg:x="9.134cm" svg:y="0.131cm" svg:viewBox="0 0 343 201" svg:d="M301 109c-22 15-32 32-35 36-17 28-14 34-21 52 0 4 6 4 8 4 7 0 8 0 9-7 9-38 32-71 76-88 4-1 5-3 5-5 0-3-2-4-3-4-17-7-64-27-78-91-1-5-2-6-9-6-2 0-8 0-8 4 0 2 5 26 20 52 8 11 20 24 36 38-95 0-191 0-287 0-7 0-14 0-14 7 0 8 7 8 14 8 96 0 192 0 287 0z"><text:p/></draw:path><draw:path draw:style-name="gr1161" draw:text-style-name="P120" svg:width="0.191cm" svg:height="0.174cm" svg:x="9.618cm" svg:y="0.156cm" svg:viewBox="0 0 192 175" svg:d="M118 54c2-10 11-45 38-45 2 0 11 0 19 5-10 1-19 11-19 21 0 6 5 13 16 13 8 0 20-6 20-23 0-19-23-25-36-25-22 0-36 21-40 30-10-26-31-30-42-30-40 0-62 51-62 59 0 5 3 5 5 5 3 0 4-1 4-5 13-40 40-50 53-50 6 0 21 3 21 26 0 11-7 38-21 92-7 24-20 40-38 40-2 0-11 0-18-5 8-2 17-10 17-21 0-10-9-13-14-13-11 0-21 10-21 22 0 17 19 25 36 25 26 0 40-26 41-29 4 15 19 29 42 29 39 0 61-50 61-59 0-4-3-4-4-4-3 0-4 1-6 5-12 40-38 50-51 50-14 0-21-13-21-26 0-8 2-17 6-34 5-18 9-35 14-53z"><text:p/></draw:path><draw:path draw:style-name="gr1162" draw:text-style-name="P120" svg:width="0.193cm" svg:height="0.222cm" svg:x="9.966cm" svg:y="0.119cm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1163" draw:text-style-name="P120" svg:width="0.264cm" svg:height="0.262cm" svg:x="10.306cm" svg:y="0.064cm" svg:viewBox="0 0 265 263" svg:d="M97 143c4 0 10 0 14 0 20 30 39 60 58 90 4 6 14 20 17 26 3 4 4 4 13 4 18 0 35 0 53 0 8 0 13 0 13-7 0-3-2-5-5-6-15-3-33-28-43-40-3-4-22-29-48-71 34-6 67-21 67-66 0-54-57-73-102-73-40 0-80 0-121 0-8 0-13 0-13 7 0 6 7 6 10 6 22 0 24 4 24 22 0 64 0 129 0 194 0 19-2 21-24 21-3 0-10 0-10 6 0 7 5 7 13 7 35 0 71 0 106 0 6 0 12 0 12-7 0-6-7-6-10-6-22 0-24-3-24-21 0-29 0-57 0-86zM172 124c11-14 12-35 12-51 0-19-3-39-15-55 16 3 54 15 54 55 0 24-12 44-51 51zM97 34c0-8 0-21 24-21 33 0 49 15 49 60 0 49-12 57-73 57 0-32 0-64 0-96zM44 250c3-6 3-17 3-20 0-65 0-130 0-195 0-4 0-14-3-22 14 0 30 0 44 0-4 7-4 15-4 20 0 65 0 131 0 197 0 3 0 14 3 20-14 0-29 0-43 0zM127 143c3 0 4 0 7 0 6 0 14-1 20-2 5 10 47 78 80 109-12 0-25 0-37 0-23-35-47-72-70-107z"><text:p/></draw:path><draw:path draw:style-name="gr1164" draw:text-style-name="P120" svg:width="0.215cm" svg:height="0.238cm" svg:x="10.686cm" svg:y="0.097cm" svg:viewBox="0 0 216 239" svg:d="M117 8c-4-7-6-8-9-8-6 0-7 2-9 8-32 71-64 143-96 215-2 6-3 6-3 8 0 5 3 8 8 8 3 0 6-1 9-8 30-68 60-136 91-205 31 69 60 137 91 205 3 8 7 8 9 8 3 0 8-3 8-8 0-1 0-1-3-6-32-73-64-145-96-217z"><text:p/></draw:path><draw:path draw:style-name="gr1165" draw:text-style-name="P120" svg:width="0.171cm" svg:height="0.265cm" svg:x="11.03cm" svg:y="0.059cm" svg:viewBox="0 0 172 266" svg:d="M172 14c0-13-1-14-14-14-48 0-96 0-145 0-6 0-13 0-13 8 0 7 7 7 13 7 47 0 96 0 143 0 0 38 0 74 0 112-46 0-91 0-137 0-7 0-14 0-14 7 0 8 7 8 14 8 46 0 91 0 137 0 0 36 0 73 0 109-47 0-96 0-143 0-6 0-13 0-13 8 0 7 7 7 13 7 49 0 97 0 145 0 13 0 14-1 14-13 0-79 0-159 0-239z"><text:p/></draw:path><draw:path draw:style-name="gr1166" draw:text-style-name="P120" svg:width="0.316cm" svg:height="0.174cm" svg:x="11.235cm" svg:y="0.156cm" svg:viewBox="0 0 317 175" svg:d="M22 149c-1 5-3 14-3 16 0 7 5 10 11 10 5 0 12-3 15-11 2-10 4-19 7-29 3-12 5-23 9-34 2-9 4-17 6-26 1-7 4-18 4-19 7-12 27-47 64-47 18 0 21 14 21 27 0 9-3 20-6 32-4 15-7 29-10 44-2 10-6 20-8 30-2 8-5 21-5 23 0 7 5 10 10 10 13 0 15-10 18-22 6-21 20-78 23-92 1-6 22-52 64-52 17 0 21 13 21 27 0 22-17 66-24 86-4 10-5 13-5 21 0 19 14 32 32 32 37 0 51-56 51-59 0-4-5-4-6-4-3 0-3 1-5 7-6 21-18 48-40 48-6 0-9-4-9-13 0-10 4-19 7-27 8-20 24-63 24-85 0-25-16-42-45-42s-48 18-63 37c0-4-2-17-12-27-10-8-22-10-32-10-35 0-54 25-60 34-2-22-19-34-35-34-19 0-26 15-29 22-8 14-12 36-12 37 0 5 3 5 4 5 4 0 5 0 7-9 7-27 14-46 29-46 5 0 11 3 11 17 0 9-2 13-6 33-8 30-15 60-23 90z"><text:p/></draw:path><draw:path draw:style-name="gr1167" draw:text-style-name="P120" svg:width="0.193cm" svg:height="0.222cm" svg:x="11.702cm" svg:y="0.119cm" svg:viewBox="0 0 194 223" svg:d="M179 120c7 0 15 0 15-8 0-7-8-7-15-7-55 0-109 0-164 0 6-52 50-90 104-90 20 0 40 0 60 0 7 0 15 0 15-7 0-8-8-8-15-8-20 0-40 0-60 0-66 0-119 51-119 112 0 62 53 111 119 111 20 0 40 0 60 0 7 0 15 0 15-7 0-8-8-8-15-8-20 0-40 0-60 0-54 0-98-36-104-88 55 0 109 0 164 0z"><text:p/></draw:path><draw:path draw:style-name="gr1168" draw:text-style-name="P120" svg:width="0.234cm" svg:height="0.262cm" svg:x="12.045cm" svg:y="0.064cm" svg:viewBox="0 0 235 263" svg:d="M220 14c3-5 3-6 3-7 0-7-5-7-12-7-59 0-118 0-177 0-13 0-13 1-14 11-2 18-3 35-6 53 0 1-1 3-1 4 0 6 5 8 8 8s5-3 7-6c1-9 4-26 28-41 22-15 48-16 62-16 11 0 21 0 32 0-49 79-97 159-146 237-4 4-4 5-4 6 0 7 7 7 13 7 66 0 133 0 199 0 11 0 11 0 14-10 3-25 6-50 9-76 0-3-3-6-6-6-6 0-7 4-8 12-6 31-36 67-91 67-19 0-37 0-55 0 48-78 97-158 145-236zM33 13c7 0 14 0 21 0v1c-11 6-18 12-22 17 0-6 1-12 1-18zM165 13c13 0 26 0 40 0-49 79-97 159-146 237-13 0-26 0-39 0 48-78 97-158 145-237zM186 250c11-6 21-14 30-24-2 7-3 11-4 24-8 0-17 0-26 0z"><text:p/></draw:path><draw:path draw:style-name="gr1169" draw:text-style-name="P120" svg:width="0.04cm" svg:height="0.04cm" svg:x="12.326cm" svg:y="0.286cm" svg:viewBox="0 0 41 41" svg:d="M41 21c0-11-9-21-20-21s-21 10-21 21 10 20 21 20 20-9 20-20z"><text:p/></draw:path><draw:path draw:style-name="gr1170" draw:text-style-name="P120" svg:width="0.208cm" svg:height="0.174cm" svg:x="12.412cm" svg:y="0.156cm" svg:viewBox="0 0 209 175" svg:d="M22 149c-1 5-3 14-3 16 0 7 5 10 12 10 4 0 11-3 14-11 2-10 5-19 7-29 3-12 5-23 9-34 2-9 4-17 6-26 1-7 4-18 4-19 7-12 27-47 64-47 18 0 21 14 21 27 0 23-18 73-25 89-3 9-4 15-4 18 0 19 14 32 31 32 37 0 51-56 51-59 0-4-3-4-4-4-5 0-5 1-6 7-8 26-21 48-39 48-7 0-10-4-10-13 0-10 4-19 7-27 7-21 23-63 23-85 0-27-16-42-44-42-35 0-53 25-60 34-2-22-18-34-35-34-19 0-26 15-30 22-5 13-11 36-11 37 0 5 3 5 4 5 4 0 5 0 7-9 7-27 14-46 29-46 7 0 11 5 11 17 0 9-2 13-6 33-8 30-15 60-23 90z"><text:p/></draw:path><draw:path draw:style-name="gr1171" draw:text-style-name="P120" svg:width="0.193cm" svg:height="0.222cm" svg:x="12.771cm" svg:y="0.119cm" svg:viewBox="0 0 194 223" svg:d="M180 120c7 0 14 0 14-8 0-7-7-7-14-7-55 0-108 0-163 0 4-52 48-90 103-90 20 0 41 0 60 0 7 0 14 0 14-7 0-8-7-8-14-8-21 0-40 0-61 0-66 0-119 51-119 112 0 62 53 111 119 111 21 0 40 0 61 0 7 0 14 0 14-7 0-8-7-8-14-8-19 0-40 0-60 0-55 0-99-36-103-88 55 0 108 0 163 0z"><text:p/></draw:path><draw:path draw:style-name="gr1172" draw:text-style-name="P120" svg:width="0.261cm" svg:height="0.27cm" svg:x="13.114cm" svg:y="0.064cm" svg:viewBox="0 0 262 271" svg:d="M33 35c0 63 0 126 0 188 0 20-2 27-22 27-4 0-11 0-11 6 0 7 6 7 13 7 20 0 40 0 60 0 7 0 13 0 13-7 0-6-7-6-12-6-21 0-24-8-24-28 0-59 0-119 0-177 56 74 111 148 167 220 3 5 5 6 7 6 7 0 7-7 7-13 0-72 0-145 0-217 0-21 3-27 22-28 2 0 9 0 9-6 0-7-7-7-13-7-19 0-38 0-56 0-7 0-14 0-14 7 0 6 7 6 11 6 22 1 26 9 26 29 0 41 0 80 0 121-40-53-78-105-118-157-3-6-4-6-13-6-22 0-45 0-67 0-8 0-14 0-14 7 0 6 6 6 8 6 11 1 19 8 22 12-1 4-1 5-1 10zM218 244c-56-73-112-147-168-221-4-4-4-5-8-10 15 0 31 0 46 0 43 59 87 117 130 176 0 18 0 37 0 55z"><text:p/></draw:path><draw:path draw:style-name="gr1173" draw:text-style-name="P120" svg:width="0.198cm" svg:height="0.198cm" svg:x="13.403cm" svg:y="0.219cm" svg:viewBox="0 0 199 199" svg:d="M107 106c27 0 55 0 82 0 4 0 10 0 10-6 0-8-6-8-10-8-27 0-55 0-82 0 0-27 0-55 0-82 0-3 0-10-7-10-6 0-6 7-6 10 0 27 0 55 0 82-28 0-57 0-84 0-3 0-10 0-10 7s7 7 10 7c27 0 56 0 84 0 0 27 0 55 0 83 0 4 0 10 6 10 7 0 7-6 7-10 0-28 0-56 0-83z"><text:p/></draw:path><draw:path draw:style-name="gr1174" draw:text-style-name="P120" svg:width="0.041cm" svg:height="0.04cm" svg:x="13.673cm" svg:y="0.286cm" svg:viewBox="0 0 42 41" svg:d="M42 21c0-11-10-21-21-21s-21 10-21 21 10 20 21 20 21-9 21-20z"><text:p/></draw:path><draw:path draw:style-name="gr1175" draw:text-style-name="P120" svg:width="0.191cm" svg:height="0.174cm" svg:x="13.759cm" svg:y="0.156cm" svg:viewBox="0 0 192 175" svg:d="M118 54c2-10 11-45 38-45 2 0 11 0 20 5-11 1-19 11-19 21 0 6 5 13 15 13 8 0 20-6 20-23 0-19-23-25-36-25-22 0-35 21-41 30-8-26-29-30-41-30-40 0-62 51-62 59 0 5 3 5 5 5 3 0 4-1 5-5 13-40 38-50 52-50 6 0 21 3 21 26 0 11-7 38-21 92-7 24-20 40-38 40-2 0-11 0-18-5 10-2 17-10 17-21 0-10-8-13-14-13-11 0-21 10-21 22 0 17 20 25 36 25 26 0 40-26 41-29 4 15 19 29 42 29 39 0 61-50 61-59 0-4-3-4-4-4-3 0-4 1-6 5-12 40-38 50-50 50-16 0-22-13-22-26 0-8 2-17 6-34 5-18 9-35 14-53z"><text:p/></draw:path><draw:path draw:style-name="gr1176" draw:text-style-name="P120" svg:width="0.256cm" svg:height="0.089cm" svg:x="14.098cm" svg:y="0.18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177" draw:text-style-name="P120" svg:width="0.248cm" svg:height="0.121cm" svg:x="14.543cm" svg:y="0.056cm" svg:viewBox="0 0 249 122" svg:d="M105 97c-2 5-4 15-4 16 0 6 5 9 9 9 6 0 9-4 11-6 1-4 3-11 4-17 1-5 5-18 7-24 1-6 2-12 4-18 3-12 3-13 8-21 9-13 22-28 44-28 14 0 16 12 16 18 0 17-11 47-16 58-3 7-4 10-4 15 0 14 12 23 25 23 28 0 40-37 40-42 0-3-4-3-5-3-4 0-4 1-5 4-6 22-18 33-29 33-5 0-6-4-6-9 0-6 1-10 6-22 3-8 14-37 14-52 0-5 0-16-10-23-5-5-13-8-25-8-24 0-39 15-48 28-2-24-21-28-35-28-22 0-38 13-45 24-3-18-19-24-30-24s-18 9-21 14c-7 10-10 26-10 28 0 3 3 3 4 3 5 0 5-1 7-9 3-15 9-28 20-28 6 0 9 5 9 13 0 5-4 14-5 22-2 7-4 19-6 24-4 12-6 23-9 35-1 4-2 10-2 11 0 6 4 9 8 9 6 0 10-4 11-6 1-4 4-11 5-17 2-5 4-18 6-24s4-12 5-18c3-12 3-13 11-25 8-10 21-24 41-24 15 0 16 13 16 18 0 7-1 10-5 26-4 15-8 29-11 45z"><text:p/></draw:path><draw:path draw:style-name="gr1178" draw:text-style-name="P120" svg:width="0.274cm" svg:height="0.014cm" svg:x="14.53cm" svg:y="0.223cm" svg:viewBox="0 0 275 15" svg:d="M137 15c-46 0-91 0-137 0 0-5 0-9 0-15 91 0 184 0 275 0 0 6 0 10 0 15-46 0-91 0-138 0z"><text:p/></draw:path><draw:path draw:style-name="gr1179" draw:text-style-name="P120" svg:width="0.164cm" svg:height="0.121cm" svg:x="14.585cm" svg:y="0.34cm" svg:viewBox="0 0 165 122" svg:d="M20 102c-1 4-2 10-2 11 0 6 4 9 8 9 6 0 9-4 11-6 3-4 4-11 5-17 1-4 4-18 6-24s4-12 5-18c2-11 3-13 11-24s21-25 41-25c15 0 15 13 15 18 0 17-11 47-15 58-4 7-5 11-5 15 0 14 12 23 27 23 26 0 38-37 38-42 0-3-3-3-4-3-4 0-5 2-6 4-5 22-17 33-28 33-6 0-7-4-7-9 0-6 1-10 7-22 3-8 14-37 14-52 0-27-21-31-35-31-22 0-38 14-47 24-1-18-17-24-28-24-12 0-18 9-21 14-7 10-10 26-10 28 0 3 3 3 4 3 4 0 5-1 6-9 4-15 10-28 20-28 7 0 9 5 9 13 0 5-3 14-4 22-2 7-5 19-6 24-4 12-6 23-9 35z"><text:p/></draw:path></draw:g></text:p>
        </text:list-item>
        <text:list-item>
          <text:p text:style-name="P35"><text:span text:style-name="T42">למטרות ההוכחה, </text:span>נכנה טענה זו "הגדרת הרציונלים". </text:p>
        </text:list-item>
      </text:list>
      <text:h text:style-name="P8" text:outline-level="3">סעיף א’</text:h>
      <text:h text:style-name="P9" text:outline-level="4"><text:span text:style-name="T36">חלק ראשון – </text:span>חיבור רציונלים</text:h>
      <text:list xml:id="list1266074443" text:style-name="L15">
        <text:list-item>
          <text:p text:style-name="P102">צ.ל.:</text:p>
          <text:p text:style-name="P22"><draw:g text:anchor-type="as-char" svg:y="-0.27cm" draw:z-index="107" draw:style-name="gr1"><svg:title>TexMaths</svg:title><svg:desc>11§display§\forall q_1, q_2 \in \Q. q_1 + q_2 \in \Q§svg§600§FALSE§</svg:desc><draw:path draw:style-name="gr979" draw:text-style-name="P119" svg:width="3.842cm" svg:height="0.305cm" svg:x="0.019cm" svg:y="0.018cm" svg:viewBox="0 0 3843 306" svg:d="M1923 306c-642 0-1282 0-1923 0 0-102 0-204 0-306 1281 0 2562 0 3843 0 0 102 0 204 0 306-640 0-1280 0-1920 0z"><text:p/></draw:path><draw:path draw:style-name="gr980" draw:text-style-name="P120" svg:width="0.215cm" svg:height="0.274cm" svg:x="-0.001cm" svg:y="0.004cm" svg:viewBox="0 0 216 275" svg:d="M213 14c3-4 3-5 3-6 0-5-4-8-8-8-6 0-8 4-10 9-11 28-21 56-32 85-38 0-78 0-117 0-11-29-22-57-33-85-1-6-3-9-8-9-4 0-8 3-8 8 1 2 0 1 2 6 32 84 65 168 97 251 2 6 3 10 9 10 5 0 6-4 9-9 31-83 64-168 96-252zM55 109c35 0 70 0 106 0-18 45-36 91-53 137-18-46-35-92-53-137z"><text:p/></draw:path><draw:path draw:style-name="gr981" draw:text-style-name="P120" svg:width="0.157cm" svg:height="0.243cm" svg:x="0.23cm" svg:y="0.101cm" svg:viewBox="0 0 158 244" svg:d="M158 4c0-2-1-4-3-4-4 0-20 15-26 28-9-21-25-28-37-28-45 0-92 57-92 113 0 38 22 62 51 62 16 0 31-10 45-23-4 13-16 64-17 67-3 11-6 13-28 13-5 0-9 0-9 8 2 2 0 4 5 4 12 0 26-1 39-1s26 1 39 1c3 0 7 0 7-7 0-5-3-5-10-5-19 0-19-3-19-6 0-2 1-5 3-8 17-70 35-142 52-214zM52 166c-23 0-26-29-26-36 0-19 12-61 19-77 12-29 32-44 47-44 26 0 31 31 31 34 0 2-21 86-22 88-6 11-27 35-49 35z"><text:p/></draw:path><draw:path draw:style-name="gr982" draw:text-style-name="P120" svg:width="0.098cm" svg:height="0.177cm" svg:x="0.416cm" svg:y="0.15cm" svg:viewBox="0 0 99 178" svg:d="M62 7c0-7-2-7-9-7-17 17-42 17-53 17 0 3 0 6 0 9 7 0 24 0 40-7 0 45 0 91 0 137 0 9 0 14-28 14-3 0-7 0-10 0 0 2 0 5 0 8 5 0 39-1 49-1 7 0 41 1 48 1 0-3 0-6 0-8-3 0-8 0-11 0-26 0-26-5-26-14 0-50 0-100 0-149z"><text:p/></draw:path><draw:path draw:style-name="gr983" draw:text-style-name="P120" svg:width="0.044cm" svg:height="0.114cm" svg:x="0.593cm" svg:y="0.229cm" svg:viewBox="0 0 45 115" svg:d="M45 40c0-26-10-40-24-40-13 0-21 9-21 20s8 21 21 21c4 0 10-2 13-6 1 0 1-1 2-1 0 2 1 1 1 6 0 28-14 51-26 65-4 4-4 5-4 6 0 2 2 4 3 4 4 0 35-30 35-75z"><text:p/></draw:path><draw:path draw:style-name="gr984" draw:text-style-name="P120" svg:width="0.158cm" svg:height="0.243cm" svg:x="0.747cm" svg:y="0.101cm" svg:viewBox="0 0 159 244" svg:d="M159 4c0-2-1-4-4-4s-19 15-25 28c-9-21-24-28-37-28-46 0-93 57-93 113 0 38 23 62 52 62 16 0 30-10 45-23-4 13-17 64-18 67-3 11-5 13-27 13-6 0-9 0-9 8 1 2 0 4 4 4 13 0 27-1 40-1 12 0 26 1 39 1 2 0 7 0 7-7 0-5-3-5-10-5-19 0-19-3-19-6 0-2 2-5 2-8 17-70 36-142 53-214zM53 166c-23 0-26-29-26-36 0-19 11-61 18-77 12-29 32-44 48-44 26 0 31 31 31 34 0 2-22 86-23 88-5 11-27 35-48 35z"><text:p/></draw:path><draw:path draw:style-name="gr985" draw:text-style-name="P120" svg:width="0.119cm" svg:height="0.177cm" svg:x="0.921cm" svg:y="0.15cm" svg:viewBox="0 0 120 178" svg:d="M120 130c-3 0-6 0-9 0-1 5-3 22-8 24-2 2-22 2-26 2-17 0-33 0-50 0 29-25 38-33 54-46 20-15 39-32 39-58 0-32-29-52-63-52s-57 23-57 47c0 15 12 16 15 16 6 0 15-5 15-15 0-4-3-14-17-14 9-19 27-25 40-25 27 0 40 22 40 43 0 24-16 43-25 52-22 20-43 42-65 64-3 3-3 4-3 10 37 0 75 0 112 0 2-16 6-33 8-48z"><text:p/></draw:path><draw:path draw:style-name="gr986" draw:text-style-name="P120" svg:width="0.193cm" svg:height="0.221cm" svg:x="1.217cm" svg:y="0.063cm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987" draw:text-style-name="P120" svg:width="0.274cm" svg:height="0.339cm" svg:x="1.563cm" svg:y="-0.001cm" svg:viewBox="0 0 275 340" svg:d="M172 274c55-11 103-54 103-134 0-97-68-140-138-140-71 0-137 44-137 140 0 81 49 120 95 132 17 40 56 68 103 68 20 0 41-4 60-12 8-2 11-4 11-9 0-4-3-6-6-6-1 0-1 0-3 0-11 3-16 3-21 3-37 0-59-22-67-42zM84 24c-24 28-30 73-30 116 0 37 4 85 31 114-28-10-72-40-72-114 0-78 49-107 71-116zM191 24c26 10 71 41 71 116 0 77-49 106-72 114 24-27 30-71 30-114 0-38-4-86-30-116zM137 264c-62 0-69-80-69-124 0-46 8-127 69-127 63 0 70 83 70 127 0 46-8 124-70 124zM112 276c10 1 24 1 25 1 3 0 10 0 21-1 10 26 29 40 48 48 4 1 4 1 4 2-4 0-7 0-12 0-33 0-66-15-86-50z"><text:p/></draw:path><draw:path draw:style-name="gr988" draw:text-style-name="P120" svg:width="0.04cm" svg:height="0.04cm" svg:x="1.884cm" svg:y="0.229cm" svg:viewBox="0 0 41 41" svg:d="M41 20c0-11-10-20-21-20s-20 9-20 20 9 21 20 21 21-10 21-21z"><text:p/></draw:path><draw:path draw:style-name="gr989" draw:text-style-name="P120" svg:width="0.158cm" svg:height="0.243cm" svg:x="1.972cm" svg:y="0.101cm" svg:viewBox="0 0 159 244" svg:d="M159 4c0-2-1-4-4-4-4 0-20 15-26 28-8-21-23-28-36-28-46 0-93 57-93 113 0 38 23 62 51 62 17 0 31-10 46-23-4 13-17 64-18 67-3 11-6 13-27 13-6 0-9 0-9 8 1 2 0 4 4 4 13 0 27-1 39-1 13 0 27 1 40 1 2 0 7 0 7-7 0-5-4-5-10-5-19 0-19-3-19-6 0-2 2-5 2-8 17-70 36-142 53-214zM53 166c-24 0-26-29-26-36 0-19 11-61 18-77 12-29 32-44 48-44 26 0 31 31 31 34 0 2-22 86-23 88-5 11-27 35-48 35z"><text:p/></draw:path><draw:path draw:style-name="gr990" draw:text-style-name="P120" svg:width="0.097cm" svg:height="0.177cm" svg:x="2.159cm" svg:y="0.15cm" svg:viewBox="0 0 98 178" svg:d="M60 7c0-7 0-7-7-7-18 17-42 17-53 17 0 3 0 6 0 9 7 0 24 0 38-7 0 45 0 91 0 137 0 9 0 14-26 14-3 0-8 0-11 0 0 2 0 5 0 8 6 0 39-1 48-1s43 1 49 1c0-3 0-6 0-8-3 0-7 0-10 0-28 0-28-5-28-14 0-50 0-100 0-149z"><text:p/></draw:path><draw:path draw:style-name="gr991" draw:text-style-name="P120" svg:width="0.256cm" svg:height="0.254cm" svg:x="2.41cm" svg:y="0.047cm" svg:viewBox="0 0 257 255" svg:d="M136 135c37 0 72 0 108 0 6 0 13 0 13-7 0-8-7-8-13-8-36 0-71 0-108 0 0-36 0-72 0-108 0-5 0-12-7-12-8 0-8 7-8 12 0 36 0 72 0 108-36 0-72 0-108 0-5 0-13 0-13 8 0 7 8 7 13 7 36 0 72 0 108 0 0 36 0 72 0 107 0 6 0 13 8 13 7 0 7-7 7-13 0-35 0-71 0-107z"><text:p/></draw:path><draw:path draw:style-name="gr992" draw:text-style-name="P120" svg:width="0.158cm" svg:height="0.243cm" svg:x="2.791cm" svg:y="0.101cm" svg:viewBox="0 0 159 244" svg:d="M159 4c0-2-1-4-4-4-4 0-20 15-26 28-8-21-23-28-36-28-46 0-93 57-93 113 0 38 23 62 51 62 17 0 31-10 46-23-4 13-17 64-18 67-3 11-6 13-27 13-6 0-9 0-9 8 1 2 0 4 4 4 13 0 27-1 39-1 13 0 27 1 40 1 2 0 7 0 7-7 0-5-4-5-10-5-19 0-19-3-19-6 0-2 2-5 2-8 17-70 36-142 53-214zM52 166c-23 0-25-29-25-36 0-19 11-61 18-77 12-29 32-44 48-44 26 0 31 31 31 34 0 2-22 86-23 88-5 11-27 35-49 35z"><text:p/></draw:path><draw:path draw:style-name="gr993" draw:text-style-name="P120" svg:width="0.119cm" svg:height="0.177cm" svg:x="2.965cm" svg:y="0.15cm" svg:viewBox="0 0 120 178" svg:d="M120 130c-3 0-6 0-9 0-1 5-3 22-8 24-2 2-23 2-26 2-17 0-33 0-50 0 29-25 38-33 54-46 20-15 39-32 39-58 0-32-29-52-63-52s-57 23-57 47c0 15 12 16 14 16 7 0 15-5 15-15 0-4-2-14-16-14 9-19 27-25 40-25 26 0 40 22 40 43 0 24-16 43-25 52-22 20-43 42-65 64-3 3-3 4-3 10 37 0 75 0 112 0 2-16 6-33 8-48z"><text:p/></draw:path><draw:path draw:style-name="gr994" draw:text-style-name="P120" svg:width="0.193cm" svg:height="0.221cm" svg:x="3.261cm" svg:y="0.063cm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995" draw:text-style-name="P120" svg:width="0.274cm" svg:height="0.339cm" svg:x="3.607cm" svg:y="-0.001cm" svg:viewBox="0 0 275 340" svg:d="M172 274c53-11 103-54 103-134 0-97-68-140-138-140-71 0-137 44-137 140 0 81 49 120 95 132 17 40 56 68 103 68 20 0 41-4 60-12 8-2 11-4 11-9 0-4-3-6-6-6-1 0-1 0-3 0-11 3-16 3-22 3-36 0-58-22-66-42zM84 24c-24 28-30 73-30 116 0 37 4 85 31 114-28-10-72-40-72-114 0-78 47-107 71-116zM191 24c26 10 70 41 70 116 0 77-48 106-71 114 24-27 30-71 30-114 0-38-4-86-30-116zM137 264c-62 0-70-80-70-124 0-46 8-127 70-127 63 0 70 83 70 127 0 46-8 124-70 124zM111 276c11 1 25 1 26 1 2 0 10 0 21-1 10 26 29 40 48 48 4 1 4 1 4 2-4 0-7 0-12 0-33 0-66-15-87-50z"><text:p/></draw:path></draw:g></text:p>
        </text:list-item>
        <text:list-item>
          <text:p text:style-name="P80"><text:span text:style-name="T32">יהי </text:span><text:span text:style-name="T32"><draw:g text:anchor-type="as-char" svg:y="-0.168cm" draw:z-index="106" draw:style-name="gr1"><svg:title>TexMaths</svg:title><svg:desc>11§display§q_1, q_2§svg§600§FALSE§</svg:desc><draw:path draw:style-name="gr996" draw:text-style-name="P119" svg:width="0.785cm" svg:height="0.203cm" svg:x="0.004cm" svg:y="0.018cm" svg:viewBox="0 0 786 204" svg:d="M394 204c-132 0-263 0-394 0 0-68 0-136 0-204 262 0 524 0 786 0 0 68 0 136 0 204-131 0-262 0-392 0z"><text:p/></draw:path><draw:path draw:style-name="gr997" draw:text-style-name="P120" svg:width="0.159cm" svg:height="0.242cm" svg:x="-0.001cm" svg:y="0cm" svg:viewBox="0 0 160 243" svg:d="M160 4c0-1-1-3-5-3s-20 15-26 26c-8-20-23-27-35-27-47 0-94 57-94 113 0 36 23 60 52 60 16 0 31-10 45-23-3 13-17 65-18 68-3 11-5 13-27 13-6 0-9 0-9 8 1 1 0 4 4 4 14 0 27-1 39-1 13 0 27 1 41 1 1 0 6 0 6-7 0-5-4-5-10-5-18 0-18-2-18-6 0-3 1-5 1-8 17-71 36-141 54-213zM53 164c-23 0-25-28-25-35 0-18 11-60 17-76 12-28 32-44 49-44 25 0 30 30 30 34 0 2-22 85-23 87-5 10-27 34-48 34z"><text:p/></draw:path><draw:path draw:style-name="gr998" draw:text-style-name="P120" svg:width="0.097cm" svg:height="0.175cm" svg:x="0.186cm" svg:y="0.049cm" svg:viewBox="0 0 98 176" svg:d="M61 8c0-8 0-8-8-8-18 16-42 16-53 16 0 4 0 7 0 10 6 0 24 0 39-7 0 45 0 91 0 136 0 8 0 13-27 13-3 0-8 0-11 0 0 3 0 6 0 8 6 0 39-1 49-1 8 0 42 1 48 1 0-2 0-5 0-8-3 0-7 0-10 0-27 0-27-5-27-13 0-49 0-98 0-147z"><text:p/></draw:path><draw:path draw:style-name="gr999" draw:text-style-name="P120" svg:width="0.044cm" svg:height="0.113cm" svg:x="0.362cm" svg:y="0.128cm" svg:viewBox="0 0 45 114" svg:d="M45 41c0-27-9-41-24-41-13 0-21 10-21 20 0 11 8 21 21 21 4 0 10-2 13-6 1 0 1-1 2-1 0 2 1 1 1 7 0 27-14 50-26 63-4 5-4 6-4 7 0 2 2 3 4 3 3 0 34-29 34-73z"><text:p/></draw:path><draw:path draw:style-name="gr1000" draw:text-style-name="P120" svg:width="0.159cm" svg:height="0.242cm" svg:x="0.515cm" svg:y="0cm" svg:viewBox="0 0 160 243" svg:d="M160 4c0-1-1-3-5-3s-20 15-26 26c-8-20-23-27-35-27-47 0-94 57-94 113 0 36 23 60 51 60 17 0 32-10 46-23-3 13-17 65-18 68-3 11-6 13-27 13-6 0-9 0-9 8 1 1 0 4 4 4 14 0 27-1 39-1 13 0 27 1 41 1 1 0 6 0 6-7 0-5-4-5-10-5-18 0-18-2-18-6 0-3 1-5 1-8 17-71 36-141 54-213zM53 164c-24 0-25-28-25-35 0-18 11-60 17-76 12-28 32-44 49-44 25 0 29 30 29 34 0 2-21 85-22 87-5 10-27 34-48 34z"><text:p/></draw:path><draw:path draw:style-name="gr1001" draw:text-style-name="P120" svg:width="0.119cm" svg:height="0.175cm" svg:x="0.689cm" svg:y="0.049cm" svg:viewBox="0 0 120 176" svg:d="M120 129c-3 0-7 0-10 0 0 6-3 21-7 23-2 3-23 3-26 3-16 0-33 0-49 0 27-25 37-32 53-45 20-16 39-32 39-58 0-32-29-52-64-52-33 0-56 23-56 48 0 13 12 14 14 14 7 0 15-4 15-14 0-4-1-14-16-14 8-19 27-24 40-24 26 0 41 21 41 42 0 24-17 42-26 52-22 21-43 42-65 63-3 2-3 3-3 9 37 0 74 0 111 0 3-15 6-31 9-47z"><text:p/></draw:path></draw:g></text:span><text:span text:style-name="T32"><text:s/>מספרים רציונלים. נוכיח ש־</text:span><text:span text:style-name="T32"><draw:g text:anchor-type="as-char" svg:y="-0.224cm" draw:z-index="105" draw:style-name="gr1"><svg:title>TexMaths</svg:title><svg:desc>11§display§q_1 + q_2§svg§600§FALSE§</svg:desc><draw:path draw:style-name="gr1002" draw:text-style-name="P119" svg:width="1.084cm" svg:height="0.258cm" svg:x="0.004cm" svg:y="0.02cm" svg:viewBox="0 0 1085 259" svg:d="M0 0c362 0 724 0 1085 0 0 86 0 173 0 259-361 0-723 0-1085 0 0-86 0-173 0-259z"><text:p/></draw:path><draw:path draw:style-name="gr1003" draw:text-style-name="P120" svg:width="0.158cm" svg:height="0.244cm" svg:x="-0.001cm" svg:y="0.054cm" svg:viewBox="0 0 159 245" svg:d="M159 4c0-1-1-3-4-3-4 0-20 16-26 27-8-21-23-28-36-28-46 0-93 57-93 114 0 36 23 60 51 60 16 0 31-8 46-23-4 13-17 65-18 70-3 10-6 12-27 12-6 0-9 0-9 8 1 2 0 4 4 4 12 0 27-1 39-1 13 0 27 1 39 1 3 0 8 0 8-8 0-4-4-4-10-4-19 0-19-2-19-6 0-3 2-5 2-8 17-71 36-143 53-215zM52 166c-23 0-25-29-25-36 0-17 11-60 18-76 12-29 32-45 48-45 25 0 30 31 30 34 0 2-21 87-22 88-5 11-27 35-49 35z"><text:p/></draw:path><draw:path draw:style-name="gr1004" draw:text-style-name="P120" svg:width="0.098cm" svg:height="0.178cm" svg:x="0.185cm" svg:y="0.104cm" svg:viewBox="0 0 99 179" svg:d="M62 8c0-8 0-8-8-8-18 17-42 18-54 18 0 3 0 5 0 8 7 0 25 0 40-6 0 45 0 91 0 137 0 9 0 12-27 12-3 0-8 0-11 0 0 3 0 7 0 10 6-1 39-1 49-1 8 0 42 0 48 1 0-3 0-7 0-10-3 0-7 0-10 0-27 0-27-3-27-12 0-50 0-100 0-149z"><text:p/></draw:path><draw:path draw:style-name="gr1005" draw:text-style-name="P120" svg:width="0.255cm" svg:height="0.255cm" svg:x="0.437cm" svg:y="0cm" svg:viewBox="0 0 256 256" svg:d="M136 137c37 0 72 0 108 0 6 0 12 0 12-8s-6-8-12-8c-36 0-71 0-108 0 0-36 0-71 0-108 0-5 0-13-7-13-8 0-8 8-8 13 0 37 0 72 0 108-36 0-73 0-109 0-4 0-12 0-12 8s8 8 12 8c36 0 73 0 109 0 0 35 0 72 0 107 0 4 0 12 8 12 7 0 7-8 7-12 0-35 0-72 0-107z"><text:p/></draw:path><draw:path draw:style-name="gr1006" draw:text-style-name="P120" svg:width="0.158cm" svg:height="0.244cm" svg:x="0.815cm" svg:y="0.054cm" svg:viewBox="0 0 159 245" svg:d="M159 4c0-1-1-3-4-3s-20 16-26 27c-8-21-23-28-36-28-46 0-93 57-93 114 0 36 23 60 52 60 16 0 30-8 45-23-4 13-17 65-18 70-3 10-5 12-27 12-6 0-9 0-9 8 1 2 0 4 4 4 13 0 27-1 40-1 12 0 26 1 39 1 2 0 7 0 7-8 0-4-4-4-10-4-19 0-19-2-19-6 0-3 2-5 2-8 17-71 36-143 53-215zM53 166c-23 0-26-29-26-36 0-17 11-60 18-76 12-29 32-45 48-45 26 0 31 31 31 34 0 2-22 87-23 88-5 11-27 35-48 35z"><text:p/></draw:path><draw:path draw:style-name="gr1007" draw:text-style-name="P120" svg:width="0.119cm" svg:height="0.178cm" svg:x="0.989cm" svg:y="0.104cm" svg:viewBox="0 0 120 179" svg:d="M120 130c-3 0-6 0-9 0-1 6-4 21-8 23-2 3-23 3-26 3-17 0-33 0-50 0 29-25 38-32 54-45 20-16 39-33 39-58 0-33-29-53-63-53s-57 23-57 49c0 13 12 14 14 14 7 0 15-4 15-14 0-5-2-15-16-15 9-19 27-24 40-24 26 0 40 21 40 43 0 23-16 42-25 52-22 21-43 42-65 63-3 2-3 3-3 11 37 0 75 0 112 0 2-17 6-32 8-49z"><text:p/></draw:path></draw:g></text:span><text:span text:style-name="T32"> גם רציונלי. לפי הגדרת הרציונלים, המספרים האלו יכולים להיות מבוטאים ע"י </text:span><text:span text:style-name="T33">שברים </text:span><text:span text:style-name="T33"><draw:g text:anchor-type="as-char" svg:y="-0.275cm" draw:z-index="104" draw:style-name="gr1"><svg:title>TexMaths</svg:title><svg:desc>11§display§q_1 = \tfrac{m_1}{n_1}, q_2 = \tfrac{m_2}{n_2}§svg§600§FALSE§</svg:desc><draw:path draw:style-name="gr1008" draw:text-style-name="P119" svg:width="2.843cm" svg:height="0.407cm" svg:x="0.004cm" svg:y="0.019cm" svg:viewBox="0 0 2844 408" svg:d="M1422 408c-474 0-948 0-1422 0 0-136 0-272 0-408 948 0 1896 0 2844 0 0 136 0 272 0 408-474 0-948 0-1422 0z"><text:p/></draw:path><draw:path draw:style-name="gr1009" draw:text-style-name="P120" svg:width="0.159cm" svg:height="0.243cm" svg:x="-0.001cm" svg:y="0.106cm" svg:viewBox="0 0 160 244" svg:d="M160 4c0-1-2-4-4-4-4 0-20 15-26 27-9-20-24-27-36-27-47 0-94 57-94 113 0 38 23 62 52 62 16 0 31-10 45-23-3 13-17 65-18 69-2 10-5 12-27 12-6 0-9 0-9 7 1 2 0 4 4 4 14 0 27-1 40-1s26 1 40 1c2 0 6 0 6-6 0-5-3-5-10-5-18 0-18-2-18-6 0-3 1-5 2-8 17-72 35-143 53-215zM53 166c-23 0-25-30-25-36 0-19 11-61 17-77 12-28 33-44 49-44 25 0 30 31 30 34 0 2-22 86-23 88-5 11-27 35-48 35z"><text:p/></draw:path><draw:path draw:style-name="gr1010" draw:text-style-name="P120" svg:width="0.097cm" svg:height="0.178cm" svg:x="0.186cm" svg:y="0.155cm" svg:viewBox="0 0 98 179" svg:d="M61 8c0-8 0-8-8-8-18 17-42 17-53 17 0 3 0 6 0 9 7 0 24 0 40-7 0 46 0 91 0 137 0 10 0 13-28 13-3 0-6 0-10 0 0 4 0 7 0 10 5-1 38-1 48-1 8 0 42 0 48 1 0-3 0-6 0-10-3 0-7 0-10 0-27 0-27-3-27-13 0-49 0-99 0-148z"><text:p/></draw:path><draw:path draw:style-name="gr1011" draw:text-style-name="P120" svg:width="0.256cm" svg:height="0.089cm" svg:x="0.459cm" svg:y="0.134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12" draw:text-style-name="P120" svg:width="0.248cm" svg:height="0.121cm" svg:x="0.905cm" svg:y="-0.001cm" svg:viewBox="0 0 249 122" svg:d="M105 97c-2 5-4 15-4 16 0 6 5 9 9 9s9-4 11-6c1-4 3-11 4-17 2-4 5-18 6-24 2-6 3-12 5-18 3-12 3-12 8-21 9-13 22-28 44-28 14 0 16 12 16 18 0 17-11 47-16 58-3 7-4 11-4 15 0 14 12 23 25 23 28 0 40-37 40-42 0-3-4-3-5-3-4 0-4 2-5 4-7 22-18 33-29 33-5 0-6-4-6-9 0-6 1-9 6-22 2-8 14-37 14-52 0-5 0-16-11-23-4-4-12-8-24-8-25 0-39 16-48 27-2-23-21-27-35-27-22 0-38 14-45 25-3-18-19-25-30-25s-18 9-21 14c-7 11-10 26-10 28 0 3 3 3 4 3 5 0 5-1 7-8 3-16 9-29 19-29 7 0 10 5 10 13 0 5-4 14-5 22-2 6-5 19-6 24-4 12-6 23-9 35-1 4-2 10-2 11 0 6 4 9 8 9 6 0 10-4 11-6 2-4 4-11 5-17 2-4 4-18 6-24s4-12 5-18c3-11 3-13 11-24s21-25 41-25c15 0 16 14 16 18 0 7-1 11-5 26s-8 29-11 45z"><text:p/></draw:path><draw:path draw:style-name="gr1013" draw:text-style-name="P120" svg:width="0.078cm" svg:height="0.127cm" svg:x="1.194cm" svg:y="0.029cm" svg:viewBox="0 0 79 128" svg:d="M50 5c0-5-2-5-8-5-13 12-35 12-39 12-1 0-2 0-3 0 0 3 0 6 0 9 1 0 2 0 3 0 5 0 17-1 28-6 0 32 0 64 0 96 0 7 0 9-20 9-3 0-7 0-10 0 0 2 0 4 0 8 11 0 28 0 40 0 11 0 27 0 38 0 0-4 0-6 0-8-3 0-6 0-10 0-19 0-19-2-19-9 0-35 0-70 0-106z"><text:p/></draw:path><draw:path draw:style-name="gr1014" draw:text-style-name="P120" svg:width="0.425cm" svg:height="0.014cm" svg:x="0.891cm" svg:y="0.172cm" svg:viewBox="0 0 426 15" svg:d="M213 15c-71 0-141 0-213 0 0-5 0-9 0-15 142 0 284 0 426 0 0 6 0 10 0 15-71 0-142 0-213 0z"><text:p/></draw:path><draw:path draw:style-name="gr1015" draw:text-style-name="P120" svg:width="0.164cm" svg:height="0.12cm" svg:x="0.946cm" svg:y="0.289cm" svg:viewBox="0 0 165 121" svg:d="M20 101c-1 5-1 7-2 11 0 7 4 9 8 9 6 0 9-3 11-5 3-3 4-11 5-17 1-5 4-18 6-24 2-7 3-12 5-19 2-11 3-13 11-24s20-25 41-25c15 0 15 14 15 19 0 16-11 47-15 58-4 7-5 9-5 14 0 14 12 23 27 23 26 0 38-37 38-41 0-3-3-3-4-3-4 0-5 1-6 4-5 21-17 32-28 32-6 0-7-3-7-8 0-7 1-10 7-22 3-9 14-38 14-52 0-27-21-31-35-31-22 0-38 13-47 24-1-19-17-24-28-24-12 0-18 8-21 14-7 10-10 26-10 27 0 3 3 3 4 3 4 0 5 0 6-8 4-15 10-29 20-29 7 0 9 6 9 14 0 4-4 14-5 22-2 6-4 19-5 24-4 11-6 22-9 34z"><text:p/></draw:path><draw:path draw:style-name="gr1016" draw:text-style-name="P120" svg:width="0.078cm" svg:height="0.128cm" svg:x="1.152cm" svg:y="0.319cm" svg:viewBox="0 0 79 129" svg:d="M50 5c0-5-2-5-8-5-13 12-34 12-39 12-1 0-2 0-3 0 0 3 0 6 0 9 1 0 2 0 3 0 5 0 17 0 29-6 0 32 0 64 0 97 0 6 0 8-21 8-3 0-7 0-10 0 0 2 0 5 0 9 11-1 29-1 40-1s28 0 38 1c0-4 0-7 0-9-3 0-6 0-10 0-19 0-19-2-19-8 0-35 0-71 0-107z"><text:p/></draw:path><draw:path draw:style-name="gr1017" draw:text-style-name="P120" svg:width="0.044cm" svg:height="0.115cm" svg:x="1.396cm" svg:y="0.235cm" svg:viewBox="0 0 45 116" svg:d="M45 41c0-27-9-41-24-41-13 0-21 10-21 20 0 11 8 21 21 21 4 0 10-1 13-6 1 0 1-1 2-1 0 2 1 1 1 7 0 28-14 51-26 64-4 4-4 5-4 6 0 2 2 5 3 5 4 0 35-30 35-75z"><text:p/></draw:path><draw:path draw:style-name="gr1018" draw:text-style-name="P120" svg:width="0.159cm" svg:height="0.243cm" svg:x="1.549cm" svg:y="0.106cm" svg:viewBox="0 0 160 244" svg:d="M160 4c0-1-2-4-5-4s-19 15-25 27c-9-20-24-27-36-27-47 0-94 57-94 113 0 38 23 62 52 62 16 0 31-10 45-23-3 13-17 65-18 69-3 10-5 12-27 12-6 0-9 0-9 7 1 2 0 4 4 4 14 0 27-1 40-1s26 1 40 1c2 0 6 0 6-6 0-5-3-5-10-5-18 0-18-2-18-6 0-3 1-5 1-8 17-72 36-143 54-215zM53 166c-23 0-25-30-25-36 0-19 11-61 17-77 12-28 32-44 49-44 25 0 30 31 30 34 0 2-22 86-23 88-5 11-27 35-48 35z"><text:p/></draw:path><draw:path draw:style-name="gr1019" draw:text-style-name="P120" svg:width="0.118cm" svg:height="0.178cm" svg:x="1.724cm" svg:y="0.155cm" svg:viewBox="0 0 119 179" svg:d="M119 130c-3 0-6 0-9 0-1 5-3 22-8 24-1 2-22 2-26 2-17 0-33 0-50 0 29-25 38-33 54-46 20-15 39-32 39-57 0-33-29-53-63-53s-56 23-56 48c0 14 11 15 14 15 6 0 15-5 15-15 0-4-3-14-17-14 9-19 27-24 40-24 27 0 40 21 40 43 0 23-16 42-25 52-22 20-43 41-65 63-2 2-2 4-2 11 37 0 74 0 111 0 2-16 6-33 8-49z"><text:p/></draw:path><draw:path draw:style-name="gr1020" draw:text-style-name="P120" svg:width="0.256cm" svg:height="0.089cm" svg:x="2.009cm" svg:y="0.134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21" draw:text-style-name="P120" svg:width="0.248cm" svg:height="0.121cm" svg:x="2.455cm" svg:y="-0.001cm" svg:viewBox="0 0 249 122" svg:d="M105 97c-2 5-4 15-4 16 0 6 5 9 9 9s9-4 11-6c1-4 3-11 4-17 2-4 5-18 6-24 2-6 3-12 5-18 3-12 3-12 8-21 9-13 22-28 44-28 14 0 16 12 16 18 0 17-13 47-16 58-3 7-4 11-4 15 0 14 12 23 25 23 28 0 40-37 40-42 0-3-4-2-5-3-4 0-4 2-5 4-7 22-18 33-29 33-5 0-6-4-6-9 0-6 1-9 5-22 3-8 15-37 15-52 0-5 0-16-11-23-4-4-12-8-24-8-25 0-39 16-48 27-2-23-21-27-35-27-22 0-38 14-47 25-1-18-17-25-28-25s-18 9-21 14c-7 11-10 26-10 28 0 3 3 3 4 3 4 0 5-1 6-8 4-16 10-29 20-29 7 0 10 5 10 13 0 5-4 14-5 22-2 6-5 19-6 24-4 12-6 23-9 35-1 4-2 10-2 11 0 6 4 9 8 9 6 0 10-4 11-6 2-4 4-11 5-17 1-4 4-18 6-24s4-12 5-18c3-11 3-13 11-24s21-25 41-25c15 0 16 14 16 18 0 7-1 11-5 26s-8 29-11 45z"><text:p/></draw:path><draw:path draw:style-name="gr1022" draw:text-style-name="P120" svg:width="0.095cm" svg:height="0.127cm" svg:x="2.734cm" svg:y="0.029cm" svg:viewBox="0 0 96 128" svg:d="M96 91c-2 0-6 0-8 0-1 4-3 16-5 18-3 1-19 1-21 1-14 0-26 0-39 0 13-10 28-21 40-29 16-12 33-23 33-42 0-26-23-39-51-39-26 0-45 14-45 34 0 10 8 11 11 11 6 0 11-3 11-11 0-6-4-11-11-11 6-9 17-15 30-15 18 0 34 12 34 31 0 15-11 28-25 40-16 13-32 27-48 40-2 2-2 2-2 3s0 3 0 6c30 0 59 0 89 0 2-13 5-25 7-37z"><text:p/></draw:path><draw:path draw:style-name="gr1023" draw:text-style-name="P120" svg:width="0.425cm" svg:height="0.014cm" svg:x="2.441cm" svg:y="0.172cm" svg:viewBox="0 0 426 15" svg:d="M213 15c-71 0-141 0-213 0 0-5 0-9 0-15 142 0 284 0 426 0 0 6 0 10 0 15-71 0-142 0-213 0z"><text:p/></draw:path><draw:path draw:style-name="gr1024" draw:text-style-name="P120" svg:width="0.164cm" svg:height="0.12cm" svg:x="2.496cm" svg:y="0.289cm" svg:viewBox="0 0 165 121" svg:d="M20 101c-1 5-1 7-2 11 0 7 4 9 8 9 5 0 9-3 11-5 3-3 4-11 5-17 1-5 4-18 5-24 3-7 4-12 6-19 2-11 3-13 11-24s20-25 41-25c15 0 15 14 15 19 0 16-11 47-15 58-4 7-5 9-5 14 0 14 12 23 27 23 26 0 38-37 38-41 0-3-3-3-4-3-4 0-5 1-6 4-5 21-17 32-28 32-6 0-7-3-7-8 0-7 1-10 7-22 3-9 14-38 14-52 0-27-21-31-35-31-23 0-38 13-47 24-1-19-17-24-28-24-12 0-18 8-21 14-7 10-10 26-10 27 0 3 3 3 4 3 4 0 5 0 6-8 4-15 10-29 20-29 7 0 9 6 9 14 0 4-4 14-5 22-2 6-4 19-5 24-4 11-6 22-9 34z"><text:p/></draw:path><draw:path draw:style-name="gr1025" draw:text-style-name="P120" svg:width="0.095cm" svg:height="0.128cm" svg:x="2.692cm" svg:y="0.319cm" svg:viewBox="0 0 96 129" svg:d="M96 91c-2 0-6 0-8 0-1 4-2 16-5 18-3 1-18 1-21 1-12 0-26 0-38 0 12-10 27-20 39-27 17-13 33-24 33-44 0-25-23-39-51-39-26 0-45 15-45 34 0 10 9 12 11 12 6 0 11-3 11-12 0-7-4-10-11-11 6-9 17-14 30-14 18 0 34 11 34 30 0 16-11 28-25 40-16 13-32 27-48 41-2 1-2 1-2 3 0 1 0 4 0 6 30 0 61 0 90 0 2-13 4-26 6-38z"><text:p/></draw:path></draw:g></text:span><text:span text:style-name="T33">, </text:span><text:span text:style-name="T34">כאשר </text:span><text:span text:style-name="T34"><draw:g text:anchor-type="as-char" svg:y="-0.265cm" draw:z-index="102" draw:style-name="gr1"><svg:title>TexMaths</svg:title><svg:desc>11§display§m_1, m_2 \in \Z§svg§600§FALSE§</svg:desc><draw:path draw:style-name="gr1053" draw:text-style-name="P119" svg:width="1.873cm" svg:height="0.298cm" svg:x="0.008cm" svg:y="0.018cm" svg:viewBox="0 0 1874 299" svg:d="M938 299c-313 0-626 0-938 0 0-99 0-200 0-299 625 0 1250 0 1874 0 0 99 0 200 0 299-312 0-624 0-936 0z"><text:p/></draw:path><draw:path draw:style-name="gr1054" draw:text-style-name="P120" svg:width="0.316cm" svg:height="0.174cm" svg:x="-0.001cm" svg:y="0.092cm" svg:viewBox="0 0 317 175" svg:d="M23 149c-1 5-3 14-3 17 0 6 5 9 11 9 4 0 12-3 14-11 2-10 6-18 8-28 3-12 5-23 9-34 2-9 4-18 6-27 1-7 5-18 5-19 5-12 26-47 62-47 18 0 21 14 21 27 0 9-2 20-5 32-4 15-8 29-11 45-2 9-6 19-8 29-1 8-4 21-4 24 0 6 5 9 11 9 12 0 14-9 17-22 6-22 20-78 23-92 1-6 21-52 64-52 17 0 21 13 21 27 0 22-17 66-24 86-4 9-6 14-6 21 0 19 15 32 32 32 37 0 51-56 51-59s-4-3-5-3c-4 0-4 1-5 6-7 20-19 48-40 48-6 0-10-4-10-13s4-18 8-27c7-20 23-63 23-85 0-25-15-42-44-42s-49 18-64 38c0-5-1-18-12-28-10-8-22-10-32-10-34 0-52 25-59 34-2-22-19-34-36-34-18 0-26 15-29 22-6 14-12 36-12 38 0 4 4 4 6 4 3 0 3-1 6-9 7-27 14-46 28-46 6 0 12 3 12 17 0 9-1 13-7 34-8 29-14 59-22 89z"><text:p/></draw:path><draw:path draw:style-name="gr1055" draw:text-style-name="P120" svg:width="0.098cm" svg:height="0.179cm" svg:x="0.357cm" svg:y="0.143cm" svg:viewBox="0 0 99 180" svg:d="M62 8c0-8-2-8-8-8-18 17-43 18-54 18 0 3 0 5 0 8 7 0 25 0 40-6 0 45 0 91 0 138 0 9 0 12-28 12-3 0-7 0-10 0 0 3 0 7 0 10 6 0 39-1 49-1 7 0 41 1 48 1 0-3 0-7 0-10-3 0-7 0-10 0-27 0-27-3-27-12 0-51 0-101 0-150z"><text:p/></draw:path><draw:path draw:style-name="gr1056" draw:text-style-name="P120" svg:width="0.044cm" svg:height="0.115cm" svg:x="0.534cm" svg:y="0.221cm" svg:viewBox="0 0 45 116" svg:d="M45 41c0-26-9-41-24-41-13 0-21 10-21 21 0 10 8 20 21 20 4 0 10-1 13-5 1-1 1-1 2-1 0 3 1 0 1 6 0 29-14 52-26 64-4 4-4 5-4 6 0 3 2 5 3 5 4 0 35-30 35-75z"><text:p/></draw:path><draw:path draw:style-name="gr1057" draw:text-style-name="P120" svg:width="0.316cm" svg:height="0.174cm" svg:x="0.683cm" svg:y="0.092cm" svg:viewBox="0 0 317 175" svg:d="M23 149c-1 5-3 14-3 17 0 6 5 9 11 9 4 0 12-3 14-11 1 0 6-18 8-28 3-12 5-23 9-34 2-9 4-18 6-27 1-7 5-18 5-19 5-12 26-47 62-47 18 0 21 14 21 27 0 9-2 20-5 32-4 15-8 29-11 45-3 9-6 19-8 29-1 8-4 21-4 24 0 6 5 9 11 9 12 0 14-9 17-22 6-22 20-78 23-92 1-6 21-52 64-52 17 0 21 13 21 27 0 22-17 66-24 86-4 9-6 14-6 21 0 19 15 32 32 32 37 0 51-56 51-59s-4-3-5-3c-4 0-4 1-5 6-7 20-19 48-40 48-6 0-10-4-10-13s4-18 8-27c7-20 23-63 23-85 0-25-15-42-44-42-30 0-49 18-64 38 0-5-1-18-12-28-10-8-22-10-32-10-34 0-52 25-59 34-2-22-19-34-36-34-18 0-26 15-29 22-7 14-12 36-12 38 0 4 4 4 5 4 4 0 4-1 7-9 7-27 14-46 28-46 6 0 12 3 12 17 0 9-1 13-6 34-8 29-15 59-23 89z"><text:p/></draw:path><draw:path draw:style-name="gr1058" draw:text-style-name="P120" svg:width="0.119cm" svg:height="0.179cm" svg:x="1.028cm" svg:y="0.143cm" svg:viewBox="0 0 120 180" svg:d="M120 130c-3 0-7 0-10 0 0 7-3 22-7 24-2 3-23 3-26 3-16 0-34 0-51 0 29-26 39-33 55-46 20-16 39-33 39-58 0-33-29-53-64-53-33 0-56 23-56 49 0 13 12 15 14 15 7 0 15-6 15-14 0-6-3-15-16-15 8-20 27-25 40-25 26 0 41 21 41 43 0 23-17 42-26 52-22 21-43 42-65 64-3 2-3 3-3 11 37 0 74 0 111 0 3-17 6-33 9-50z"><text:p/></draw:path><draw:path draw:style-name="gr1059" draw:text-style-name="P120" svg:width="0.192cm" svg:height="0.222cm" svg:x="1.324cm" svg:y="0.056cm" svg:viewBox="0 0 193 223" svg:d="M179 120c7 0 14 0 14-7 0-8-7-8-14-8-55 0-109 0-164 0 5-52 50-90 104-90 20 0 40 0 60 0 7 0 14 0 14-7 0-8-7-8-14-8-20 0-40 0-60 0-66 0-119 51-119 113 0 61 53 110 119 110 20 0 40 0 60 0 7 0 14 0 14-8s-7-8-14-8c-20 0-40 0-60 0-54 0-99-35-104-87 55 0 109 0 164 0z"><text:p/></draw:path><draw:path draw:style-name="gr1060" draw:text-style-name="P120" svg:width="0.234cm" svg:height="0.263cm" svg:x="1.667cm" svg:y="0cm" svg:viewBox="0 0 235 264" svg:d="M220 14c3-5 3-5 3-7 0-7-5-7-13-7-59 0-118 0-177 0-12 0-12 1-13 11-2 18-3 35-6 53 0 1-1 2-1 4 0 6 5 8 8 8s5-3 5-5c3-10 6-27 29-42 22-14 50-16 63-16 10 0 21 0 31 0-49 80-97 159-146 237-3 5-3 6-3 7 0 7 7 7 13 7 66 0 132 0 198 0 12 0 12-1 13-11 4-26 8-51 11-75 0-4-3-7-6-7-6 0-7 4-8 12-6 30-37 67-91 67-19 0-37 0-55 0 48-78 97-157 145-236zM33 13c7 0 14 0 21 0v1c-11 6-18 12-23 17 1-6 1-12 2-18zM165 13c13 0 26 0 40 0-49 80-98 159-147 237-13 0-26 0-39 0 48-78 98-157 146-237zM185 250c11-6 21-15 31-26-2 8-3 12-5 26-9 0-17 0-26 0z"><text:p/></draw:path></draw:g></text:span><text:span text:style-name="T34"><text:s/>ו־</text:span><text:span text:style-name="T34"><draw:g text:anchor-type="as-char" svg:y="-0.265cm" draw:z-index="101" draw:style-name="gr1"><svg:title>TexMaths</svg:title><svg:desc>11§display§n_1, n_2 \in \N§svg§600§FALSE§</svg:desc><draw:path draw:style-name="gr1061" draw:text-style-name="P119" svg:width="1.685cm" svg:height="0.298cm" svg:x="0.008cm" svg:y="0.019cm" svg:viewBox="0 0 1686 299" svg:d="M0 0c563 0 1124 0 1686 0 0 99 0 200 0 299-562 0-1123 0-1686 0 0-99 0-200 0-299z"><text:p/></draw:path><draw:path draw:style-name="gr1062" draw:text-style-name="P120" svg:width="0.209cm" svg:height="0.173cm" svg:x="-0.001cm" svg:y="0.093cm" svg:viewBox="0 0 210 174" svg:d="M23 149c-1 5-3 14-3 17 0 5 5 8 11 8 4 0 11-3 14-10 2-10 6-18 8-28 2-12 5-23 8-34 2-9 5-18 6-27 2-7 6-18 6-19 5-12 26-47 62-47 18 0 21 14 21 27 0 24-18 73-25 90-3 9-3 14-3 17 0 19 13 31 32 31 36 0 50-55 50-58s-4-3-5-3c-4 0-4 1-6 6-7 27-21 48-39 48-7 0-9-4-9-13s3-18 6-27c8-21 25-63 25-85 0-27-18-42-46-42-34 0-53 25-60 34-1-22-18-34-35-34-18 0-26 15-29 22-6 13-12 36-12 38 0 4 3 2 4 4 5 0 5-1 7-9 7-27 14-46 29-46 7 0 12 5 12 17 0 8-1 13-7 34-8 29-14 59-22 89z"><text:p/></draw:path><draw:path draw:style-name="gr1063" draw:text-style-name="P120" svg:width="0.097cm" svg:height="0.178cm" svg:x="0.25cm" svg:y="0.144cm" svg:viewBox="0 0 98 179" svg:d="M61 8c0-8 0-8-8-8-18 17-42 18-53 18 0 3 0 5 0 8 7 0 24 0 39-6 0 45 0 91 0 138 0 9 0 12-27 12-3 0-8 0-11 0 0 2 0 5 0 9 6 0 39-1 49-1 8 0 42 1 48 1 0-4 0-7 0-9-3 0-7 0-10 0-27 0-27-3-27-12 0-51 0-101 0-150z"><text:p/></draw:path><draw:path draw:style-name="gr1064" draw:text-style-name="P120" svg:width="0.044cm" svg:height="0.115cm" svg:x="0.427cm" svg:y="0.222cm" svg:viewBox="0 0 45 116" svg:d="M45 41c0-26-10-41-25-41-12 0-20 10-20 21 0 10 8 20 20 20 4 0 10-1 14-5 1-1 1-1 1-1 1 0 1 0 1 6 0 29-13 52-26 65-4 3-4 4-4 5 0 4 2 5 4 5 4 0 35-30 35-75z"><text:p/></draw:path><draw:path draw:style-name="gr1065" draw:text-style-name="P120" svg:width="0.208cm" svg:height="0.173cm" svg:x="0.577cm" svg:y="0.093cm" svg:viewBox="0 0 209 174" svg:d="M22 149c-1 5-3 14-3 17 0 5 5 8 12 8 4 0 11-3 14-10 2-10 5-18 7-28 3-12 5-23 9-34 2-9 4-18 6-27 1-7 5-18 5-19 6-12 26-47 63-47 18 0 21 14 21 27 0 24-20 73-25 90-3 9-4 14-4 17 0 19 14 31 32 31 36 0 50-55 50-58s-3-3-4-3c-5 0-5 1-6 6-7 27-21 48-39 48-7 0-10-4-10-13s4-18 7-27c7-21 24-63 24-85 0-27-17-42-45-42-35 0-53 25-60 34-2-22-18-34-35-34-19 0-26 15-30 22-5 13-11 36-11 38 0 4 3 4 4 4 4 0 5-1 7-9 7-27 14-46 29-46 7 0 11 5 11 17 0 8-1 13-6 34-8 29-15 59-23 89z"><text:p/></draw:path><draw:path draw:style-name="gr1066" draw:text-style-name="P120" svg:width="0.119cm" svg:height="0.178cm" svg:x="0.815cm" svg:y="0.144cm" svg:viewBox="0 0 120 179" svg:d="M120 130c-3 0-7 0-10 0 0 7-3 22-7 26-2 1-23 1-26 1-16 0-34 0-51 0 29-26 39-33 54-46 21-16 40-33 40-58 0-33-29-53-64-53-33 0-56 23-56 49 0 13 12 15 14 15 7 0 15-6 15-14 0-6-3-15-17-15 9-20 28-25 40-25 27 0 42 21 42 43 0 23-17 42-26 52-22 21-44 42-66 64-2 2-2 2-2 10 37 0 74 0 111 0 3-16 6-32 9-49z"><text:p/></draw:path><draw:path draw:style-name="gr1067" draw:text-style-name="P120" svg:width="0.192cm" svg:height="0.222cm" svg:x="1.11cm" svg:y="0.056cm" svg:viewBox="0 0 193 223" svg:d="M179 120c7 0 14 0 14-7 0-8-7-8-14-8-55 0-109 0-164 0 5-52 50-90 104-90 20 0 41 0 60 0 7 0 14 0 14-7 0-8-7-8-14-8-19 0-40 0-60 0-66 0-119 50-119 113 0 61 53 110 119 110 20 0 41 0 60 0 7 0 14 0 14-8s-7-8-14-8c-19 0-40 0-60 0-54 0-99-36-104-87 55 0 109 0 164 0z"><text:p/></draw:path><draw:path draw:style-name="gr1068" draw:text-style-name="P120" svg:width="0.261cm" svg:height="0.27cm" svg:x="1.452cm" svg:y="0cm" svg:viewBox="0 0 262 271" svg:d="M34 35c0 63 0 126 0 188 0 20-3 27-23 27-4 0-11 0-11 7s7 7 13 7c20 0 41 0 61 0 6 0 12 0 12-7s-6-7-11-7c-22 0-25-8-25-28 0-59 0-118 0-177 56 74 111 147 167 221 3 4 5 5 9 5 6 0 6-6 6-13 0-73 0-144 0-217 0-21 4-27 21-28 2 0 9 0 9-6 0-7-6-7-13-7-19 0-38 0-56 0-7 0-14 0-14 7 0 6 7 6 11 6 22 1 26 9 26 29 0 40 0 80 0 121-39-53-78-106-117-157-4-6-5-6-14-6-22 0-45 0-67 0-7 0-14 0-14 7 0 6 7 6 9 6 10 1 18 8 21 12 0 4 0 5 0 10zM218 244c-56-74-112-147-168-221-4-5-4-5-8-10 15 0 31 0 46 0 43 59 87 117 130 176 0 18 0 37 0 55z"><text:p/></draw:path></draw:g></text:span><text:span text:style-name="T34"> </text:span><text:span text:style-name="T33">לכן:</text:span></text:p>
          <text:p text:style-name="P22"><draw:g text:anchor-type="as-char" svg:y="-0.487cm" draw:z-index="103" draw:style-name="gr1"><svg:title>TexMaths</svg:title><svg:desc>11§display§\frac{m_1}{n_1} + \frac{m_2}{n_2} = \frac{m_1 n_2 + m_2 n_2}{n_1 n_2}§svg§600§FALSE§</svg:desc><draw:path draw:style-name="gr1026" draw:text-style-name="P119" svg:width="4.468cm" svg:height="0.768cm" svg:x="0.02cm" svg:y="0.019cm" svg:viewBox="0 0 4469 769" svg:d="M0 0c1490 0 2980 0 4469 0 0 256 0 513 0 769-1489 0-2979 0-4469 0 0-256 0-513 0-769z"><text:p/></draw:path><draw:path draw:style-name="gr1027" draw:text-style-name="P120" svg:width="0.316cm" svg:height="0.174cm" svg:x="0.011cm" svg:y="0.054cm" svg:viewBox="0 0 317 175" svg:d="M23 149c-1 5-3 14-3 16 0 7 5 10 11 10 4 0 11-2 14-10 0-1 6-20 8-29 2-12 5-23 8-35 2-9 5-16 6-25 2-7 6-19 6-20 5-12 26-47 62-47 18 0 21 14 21 27 0 9-2 20-5 32-4 16-8 30-11 45-2 10-6 19-8 29-1 8-5 21-5 23 0 7 5 10 12 10 12 0 14-9 16-22 6-21 20-77 24-92 1-6 21-52 64-52 17 0 20 13 20 27 0 22-15 66-23 86-3 10-6 14-6 22 0 18 14 31 32 31 37 0 51-56 51-59 0-4-3-4-5-4-4 0-4 1-6 7-6 21-18 48-39 48-6 0-10-4-10-13 0-10 4-19 8-27 7-20 23-63 23-85 0-25-14-42-44-42-28 0-49 18-64 37 0-4-1-17-12-26-10-9-22-11-32-11-34 0-53 25-60 34-1-22-18-34-35-34-18 0-26 15-29 22-6 14-12 36-12 37 0 5 3 4 4 5 5 0 5 0 7-9 7-27 14-46 29-46 6 0 12 3 12 17 0 9-1 14-7 33-8 30-14 60-22 90z"><text:p/></draw:path><draw:path draw:style-name="gr1028" draw:text-style-name="P120" svg:width="0.098cm" svg:height="0.178cm" svg:x="0.369cm" svg:y="0.104cm" svg:viewBox="0 0 99 179" svg:d="M62 8c0-8-1-8-8-8-18 18-43 18-54 18 0 3 0 6 0 10 7 0 24 0 40-8 0 46 0 91 0 137 0 9 0 13-28 13-3 0-6 0-10 0 0 3 0 6 0 9 5 0 39-1 49-1 7 0 41 1 48 1 0-3 0-6 0-9-3 0-7 0-10 0-27 0-27-4-27-13 0-49 0-100 0-149z"><text:p/></draw:path><draw:path draw:style-name="gr1029" draw:text-style-name="P120" svg:width="0.512cm" svg:height="0.014cm" svg:x="0cm" svg:y="0.382cm" svg:viewBox="0 0 513 15" svg:d="M0 0c171 0 342 0 513 0 0 6 0 10 0 15-171 0-342 0-513 0 0-5 0-9 0-15z"><text:p/></draw:path><draw:path draw:style-name="gr1030" draw:text-style-name="P120" svg:width="0.208cm" svg:height="0.174cm" svg:x="0.065cm" svg:y="0.58cm" svg:viewBox="0 0 209 175" svg:d="M23 149c-1 5-3 14-3 16 0 7 4 10 11 10 4 0 11-3 14-11 2-10 5-19 7-29 3-11 5-23 9-34 2-9 4-17 6-26 2-7 5-18 6-19 5-12 26-47 62-47 18 0 21 14 21 27 0 23-18 73-25 89-3 9-3 15-3 18 0 19 13 32 30 32 37 0 51-56 51-59 0-4-3-4-4-4-4 0-4 1-6 7-8 26-21 48-39 48-7 0-9-4-9-13 0-10 3-19 6-27 8-21 23-63 23-85 0-27-16-42-44-42-35 0-53 25-60 34-2-22-18-34-35-34-18 0-26 15-29 22-6 13-12 36-12 37 0 5 3 4 4 5 5 0 5 0 7-9 7-27 14-46 29-46 7 0 12 5 12 17 0 9-1 13-7 33-8 30-14 60-22 90z"><text:p/></draw:path><draw:path draw:style-name="gr1031" draw:text-style-name="P120" svg:width="0.097cm" svg:height="0.178cm" svg:x="0.316cm" svg:y="0.63cm" svg:viewBox="0 0 98 179" svg:d="M61 8c0-8 0-8-8-8-18 17-42 18-53 18 0 3 0 6 0 10 6 0 24 0 39-8 0 46 0 91 0 137 0 9 0 13-27 13-3 0-8 0-11 0 0 3 0 6 0 9 6 0 39-1 49-1 8 0 42 1 48 1 0-3 0-6 0-9-3 0-7 0-10 0-27 0-27-4-27-13 0-49 0-100 0-149z"><text:p/></draw:path><draw:path draw:style-name="gr1032" draw:text-style-name="P120" svg:width="0.256cm" svg:height="0.257cm" svg:x="0.667cm" svg:y="0.261cm" svg:viewBox="0 0 257 258" svg:d="M136 136c37 0 72 0 108 0 6 0 13 0 13-7 0-8-7-8-13-8-36 0-71 0-108 0 0-36 0-71 0-108 0-5 0-13-7-13-8 0-8 8-8 13 0 37 0 72 0 108-36 0-71 0-108 0-5 0-13 0-13 8 0 7 8 7 13 7 37 0 72 0 108 0 0 37 0 72 0 108 0 6 0 14 8 14 7 0 7-8 7-14 0-36 0-71 0-108z"><text:p/></draw:path><draw:path draw:style-name="gr1033" draw:text-style-name="P120" svg:width="0.316cm" svg:height="0.174cm" svg:x="1.089cm" svg:y="0.054cm" svg:viewBox="0 0 317 175" svg:d="M23 149c-1 5-3 14-3 16 0 7 5 10 11 10 4 0 11-2 14-10 0-1 6-20 8-29 2-12 5-23 8-35 2-9 5-16 6-25 2-7 6-19 6-20 5-12 26-47 62-47 18 0 21 14 21 27 0 9-2 20-5 32-4 16-8 30-11 45-2 10-6 19-8 29-1 8-5 21-5 23 0 7 5 10 12 10 12 0 14-9 16-22 6-21 20-77 24-92 1-6 21-52 64-52 17 0 20 13 20 27 0 22-15 66-23 86-3 10-6 14-6 22 0 18 14 31 32 31 37 0 51-56 51-59 0-4-3-4-5-4-4 0-4 1-6 7-6 21-18 48-39 48-6 0-10-4-10-13 0-10 4-19 8-27 7-20 23-63 23-85 0-25-14-42-44-42-28 0-49 18-64 37 0-4-1-17-12-26-10-9-22-11-32-11-34 0-53 25-60 34-1-22-18-34-35-34-18 0-26 15-29 22-6 14-12 36-12 37 0 5 3 4 4 5 5 0 5 0 7-9 7-27 14-46 29-46 6 0 12 3 12 17 0 9-1 14-7 33-8 30-14 60-22 90z"><text:p/></draw:path><draw:path draw:style-name="gr1034" draw:text-style-name="P120" svg:width="0.119cm" svg:height="0.178cm" svg:x="1.435cm" svg:y="0.104cm" svg:viewBox="0 0 120 179" svg:d="M120 130c-3 0-7 0-10 0 0 6-3 22-7 25-2 1-23 1-26 1-16 0-34 0-51 0 29-25 39-32 55-45 20-15 39-33 39-58 0-33-29-53-64-53-33 0-56 23-56 48 0 15 12 16 14 16 7 0 15-5 15-14 0-6-3-15-16-15 8-20 27-25 40-25 26 0 41 21 41 43 0 23-17 42-26 52-22 22-44 42-66 65-2 2-2 2-2 9 37 0 74 0 111 0 3-16 6-33 9-49z"><text:p/></draw:path><draw:path draw:style-name="gr1035" draw:text-style-name="P120" svg:width="0.512cm" svg:height="0.014cm" svg:x="1.078cm" svg:y="0.382cm" svg:viewBox="0 0 513 15" svg:d="M0 0c171 0 342 0 513 0 0 6 0 10 0 15-171 0-342 0-513 0 0-5 0-9 0-15z"><text:p/></draw:path><draw:path draw:style-name="gr1036" draw:text-style-name="P120" svg:width="0.208cm" svg:height="0.174cm" svg:x="1.143cm" svg:y="0.58cm" svg:viewBox="0 0 209 175" svg:d="M23 149c-1 5-3 14-3 16 0 7 4 10 11 10 4 0 11-3 14-11 2-10 5-19 7-29 3-11 5-23 9-34 2-9 4-17 6-26 2-7 5-18 6-19 5-12 26-47 62-47 18 0 21 14 21 27 0 23-18 73-25 89-3 9-3 15-3 18 0 19 13 32 30 32 37 0 51-56 51-59 0-4-3-4-4-4-4 0-4 1-6 7-8 26-21 48-39 48-7 0-9-4-9-13 0-10 3-19 6-27 8-21 23-63 23-85 0-27-16-42-44-42-35 0-53 25-60 34-2-22-18-34-35-34-18 0-26 15-29 22-6 13-12 36-12 37 0 5 3 4 4 5 5 0 5 0 7-9 7-27 14-46 29-46 7 0 12 5 12 17 0 9-1 13-7 33-8 30-14 60-22 90z"><text:p/></draw:path><draw:path draw:style-name="gr1037" draw:text-style-name="P120" svg:width="0.119cm" svg:height="0.178cm" svg:x="1.381cm" svg:y="0.63cm" svg:viewBox="0 0 120 179" svg:d="M120 130c-3 0-6 0-9 0-1 6-4 22-8 25-2 1-23 1-26 1-16 0-33 0-49 0 27-25 37-33 53-45 20-16 39-33 39-58 0-33-29-53-64-53-33 0-56 23-56 48 0 14 12 16 14 16 7 0 15-6 15-14 0-6-1-15-16-15 8-20 27-25 40-25 26 0 41 21 41 43 0 23-17 42-26 52-22 20-43 42-65 63-3 4-3 4-3 11 37 0 75 0 112 0 2-16 6-33 8-49z"><text:p/></draw:path><draw:path draw:style-name="gr1038" draw:text-style-name="P120" svg:width="0.255cm" svg:height="0.089cm" svg:x="1.767cm" svg:y="0.3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39" draw:text-style-name="P120" svg:width="0.316cm" svg:height="0.174cm" svg:x="2.211cm" svg:y="0.054cm" svg:viewBox="0 0 317 175" svg:d="M23 149c-1 5-3 14-3 16 0 7 5 10 11 10 4 0 12-2 14-10 0-1 6-20 8-29 2-12 5-23 8-35 3-9 5-16 6-25 2-7 6-19 6-20 5-12 26-47 62-47 18 0 21 14 21 27 0 9-2 20-5 32-4 16-8 30-11 45-2 10-6 19-8 29-1 8-5 21-5 23 0 7 5 10 12 10 12 0 14-9 16-22 6-21 20-77 24-92 1-6 21-52 64-52 17 0 21 13 21 27 0 22-16 66-24 86-3 10-6 14-6 22 0 18 14 31 32 31 37 0 51-56 51-59 0-4-3-4-5-4-4 0-4 1-5 7-7 21-19 48-40 48-6 0-10-4-10-13 0-10 4-19 8-27 7-20 23-63 23-85 0-25-14-42-44-42-28 0-49 18-64 37 0-4-1-17-12-26-10-9-22-11-32-11-34 0-53 25-60 34-1-22-18-34-35-34-18 0-26 15-29 22-6 14-12 36-12 37 0 5 3 4 4 5 5 0 5 0 7-9 7-27 14-46 29-46 6 0 12 3 12 17 0 9-1 14-7 33-8 30-14 60-22 90z"><text:p/></draw:path><draw:path draw:style-name="gr1040" draw:text-style-name="P120" svg:width="0.098cm" svg:height="0.178cm" svg:x="2.568cm" svg:y="0.104cm" svg:viewBox="0 0 99 179" svg:d="M62 8c0-8-1-8-8-8-18 18-43 18-54 18 0 3 0 6 0 10 7 0 25 0 40-8 0 46 0 91 0 137 0 9 0 13-28 13-3 0-6 0-10 0 0 3 0 6 0 9 6 0 39-1 49-1 8 0 43 1 48 1 0-3 0-6 0-9-3 0-7 0-10 0-27 0-27-4-27-13 0-49 0-100 0-149z"><text:p/></draw:path><draw:path draw:style-name="gr1041" draw:text-style-name="P120" svg:width="0.209cm" svg:height="0.174cm" svg:x="2.723cm" svg:y="0.054cm" svg:viewBox="0 0 210 175" svg:d="M23 149c-1 5-3 14-3 16 0 7 5 10 11 10 4 0 12-2 14-10 1-1 6-20 8-29 3-12 5-23 9-35 2-9 4-16 6-25 1-7 5-19 5-20 5-12 26-47 62-47 18 0 21 14 21 27 0 23-18 73-24 89-4 10-4 15-4 19 0 18 13 31 32 31 36 0 50-56 50-59 0-4-3-4-4-4-5 0-5 1-7 7-8 26-20 48-38 48-7 0-10-4-10-13 0-10 3-19 6-27 8-20 25-63 25-85 0-27-17-42-46-42-34 0-52 25-59 34-2-22-19-34-36-34-18 0-26 15-29 22-6 13-12 36-12 37 0 5 4 5 6 5 3 0 3 0 6-9 7-27 14-46 28-46 7 0 12 5 12 17 0 9-1 14-6 33-7 30-15 60-23 90z"><text:p/></draw:path><draw:path draw:style-name="gr1042" draw:text-style-name="P120" svg:width="0.118cm" svg:height="0.178cm" svg:x="2.962cm" svg:y="0.104cm" svg:viewBox="0 0 119 179" svg:d="M119 130c-3 0-6 0-9 0-1 6-3 22-7 25-2 1-23 1-27 1-17 0-33 0-50 0 29-25 38-32 54-45 20-15 39-33 39-58 0-33-29-53-63-53s-56 23-56 48c0 15 11 16 14 16 7 0 15-5 15-14 0-6-3-15-17-15 9-20 28-25 40-25 27 0 40 21 40 43 0 23-16 42-25 52-22 22-43 42-65 65-2 2-2 2-2 9 37 0 74 0 111 0 2-16 6-33 8-49z"><text:p/></draw:path><draw:path draw:style-name="gr1043" draw:text-style-name="P120" svg:width="0.255cm" svg:height="0.257cm" svg:x="3.226cm" svg:y="0cm" svg:viewBox="0 0 256 258" svg:d="M136 136c37 0 72 0 108 0 6 0 12 0 12-7 0-8-6-8-12-8-36 0-71 0-108 0 0-36 0-71 0-108 0-5 0-13-7-13-8 0-8 8-8 13 0 37 0 72 0 108-36 0-73 0-109 0-5 0-12 0-12 8 0 7 7 7 12 7 36 0 73 0 109 0 0 37 0 72 0 108 0 6 0 14 8 14 7 0 7-8 7-14 0-36 0-71 0-108z"><text:p/></draw:path><draw:path draw:style-name="gr1044" draw:text-style-name="P120" svg:width="0.316cm" svg:height="0.174cm" svg:x="3.601cm" svg:y="0.054cm" svg:viewBox="0 0 317 175" svg:d="M23 149c-1 5-3 14-3 16 0 7 5 10 11 10 4 0 12-2 14-10 1-1 6-20 8-29 3-12 5-23 9-35 2-9 4-16 6-25 1-7 5-19 5-20 5-12 26-47 62-47 18 0 21 14 21 27 0 9-2 20-5 32-4 16-8 30-11 45-2 10-6 19-8 29-1 8-4 21-4 23 0 7 5 10 11 10 12 0 14-9 17-22 6-21 20-77 23-92 1-6 21-52 64-52 17 0 21 13 21 27 0 22-16 66-24 86-3 10-6 14-6 22 0 18 15 31 32 31 37 0 51-56 51-59 0-4-3-4-5-4-3 0-3 1-5 7-7 21-19 48-40 48-6 0-10-4-10-13 0-10 5-19 8-27 7-20 23-63 23-85 0-25-14-42-44-42-28 0-48 18-62 37-2-4-3-17-14-26-8-9-22-11-32-11-34 0-52 25-59 34-2-22-19-34-36-34-18 0-24 15-29 22-6 14-12 36-12 37 0 5 4 5 6 5 3 0 4 0 6-9 7-27 14-46 28-46 6 0 12 3 12 17 0 9-1 14-6 33-7 30-15 60-23 90z"><text:p/></draw:path><draw:path draw:style-name="gr1045" draw:text-style-name="P120" svg:width="0.119cm" svg:height="0.178cm" svg:x="3.947cm" svg:y="0.104cm" svg:viewBox="0 0 120 179" svg:d="M120 130c-3 0-6 0-9 0-1 6-4 22-8 25-2 1-23 1-26 1-16 0-33 0-49 0 27-25 37-32 53-45 20-15 39-33 39-58 0-33-29-53-64-53-33 0-56 23-56 48 0 15 12 16 14 16 7 0 15-5 15-14 0-6-1-15-16-15 8-20 27-25 40-25 26 0 41 21 41 43 0 23-17 42-26 52-22 22-43 42-65 65-3 2-3 2-3 9 37 0 75 0 112 0 2-16 6-33 8-49z"><text:p/></draw:path><draw:path draw:style-name="gr1046" draw:text-style-name="P120" svg:width="0.208cm" svg:height="0.174cm" svg:x="4.115cm" svg:y="0.054cm" svg:viewBox="0 0 209 175" svg:d="M22 149c-1 5-3 14-3 16 0 7 5 10 11 10 5 0 12-2 14-10 1-1 6-20 8-29 3-12 5-23 9-35 2-9 4-16 6-25 1-7 5-19 5-20 6-12 26-47 63-47 17 0 21 14 21 27 0 23-20 73-25 89-3 10-4 15-4 19 0 18 14 31 31 31 37 0 51-56 51-59 0-4-3-4-4-4-5 0-5 1-6 7-8 26-21 48-39 48-7 0-10-4-10-13 0-10 3-19 7-27 7-20 23-63 23-85 0-27-16-42-44-42-35 0-53 25-60 34-2-22-17-34-35-34s-26 15-30 22c-5 13-11 36-11 37 0 5 3 5 4 5 4 0 5 0 7-9 7-27 14-46 28-46 7 0 12 5 12 17 0 9-1 14-6 33-8 30-15 60-23 90z"><text:p/></draw:path><draw:path draw:style-name="gr1047" draw:text-style-name="P120" svg:width="0.119cm" svg:height="0.178cm" svg:x="4.353cm" svg:y="0.104cm" svg:viewBox="0 0 120 179" svg:d="M120 130c-3 0-7 0-10 0-1 6-3 22-7 25-2 1-23 1-27 1-17 0-33 0-50 0 29-25 39-32 54-45 21-15 40-33 40-58 0-33-29-53-64-53-33 0-56 23-56 48 0 15 11 16 14 16 7 0 15-5 15-14 0-6-3-15-17-15 9-20 28-25 40-25 27 0 42 21 42 43 0 23-18 42-26 52-22 22-44 42-66 65-2 2-2 2-2 9 37 0 74 0 111 0 3-16 6-33 9-49z"><text:p/></draw:path><draw:path draw:style-name="gr1048" draw:text-style-name="P120" svg:width="2.309cm" svg:height="0.014cm" svg:x="2.2cm" svg:y="0.382cm" svg:viewBox="0 0 2310 15" svg:d="M0 0c770 0 1539 0 2310 0 0 6 0 10 0 15-771 0-1540 0-2310 0 0-5 0-9 0-15z"><text:p/></draw:path><draw:path draw:style-name="gr1049" draw:text-style-name="P120" svg:width="0.209cm" svg:height="0.174cm" svg:x="2.96cm" svg:y="0.58cm" svg:viewBox="0 0 210 175" svg:d="M23 149c-1 5-3 14-3 16 0 7 5 10 11 10 4 0 11-3 14-11 2-10 5-19 8-29 2-11 5-23 8-34 2-9 5-17 6-26 2-7 6-18 6-19 5-12 26-47 62-47 18 0 21 14 21 27 0 23-18 73-25 89-3 9-3 15-3 18 0 19 13 32 32 32 36 0 50-56 50-59 0-4-4-4-5-4-4 0-4 1-6 7-8 26-21 48-39 48-7 0-9-4-9-13 0-10 3-19 6-27 8-21 25-63 25-85 0-27-18-42-46-42-34 0-53 25-60 34-1-22-18-34-35-34-18 0-26 15-29 22-6 13-12 36-12 37 0 5 3 4 4 5 5 0 5 0 7-9 7-27 14-46 29-46 7 0 12 5 12 17 0 9-1 13-7 33-8 30-14 60-22 90z"><text:p/></draw:path><draw:path draw:style-name="gr1050" draw:text-style-name="P120" svg:width="0.097cm" svg:height="0.178cm" svg:x="3.211cm" svg:y="0.63cm" svg:viewBox="0 0 98 179" svg:d="M61 8c0-8 0-8-8-8-18 17-42 18-53 18 0 3 0 6 0 10 7 0 24 0 39-8 0 46 0 91 0 137 0 9 0 13-27 13-3 0-8 0-11 0 0 3 0 6 0 9 6 0 39-1 49-1 8 0 42 1 48 1 0-3 0-6 0-9-3 0-7 0-10 0-27 0-27-4-27-13 0-49 0-100 0-149z"><text:p/></draw:path><draw:path draw:style-name="gr1051" draw:text-style-name="P120" svg:width="0.208cm" svg:height="0.174cm" svg:x="3.366cm" svg:y="0.58cm" svg:viewBox="0 0 209 175" svg:d="M22 149c-1 5-3 14-3 16 0 7 5 10 11 10 5 0 12-3 14-11 1 0 6-19 8-29 3-11 5-23 9-34 2-9 4-17 6-26 1-7 5-18 5-19 6-12 26-47 63-47 18 0 21 14 21 27 0 23-20 73-25 89-3 9-4 15-4 18 0 19 14 32 31 32 37 0 51-56 51-59 0-4-3-4-4-4-5 0-5 1-6 7-8 26-21 48-39 48-7 0-10-4-10-13 0-10 4-19 7-27 7-21 23-63 23-85 0-27-16-42-44-42-35 0-53 25-60 34-2-22-17-34-35-34s-26 15-30 22c-5 13-11 36-11 37 0 5 3 5 4 5 4 0 5 0 7-9 7-27 14-46 29-46 7 0 11 5 11 17 0 9-1 13-6 33-8 30-15 60-23 90z"><text:p/></draw:path><draw:path draw:style-name="gr1052" draw:text-style-name="P120" svg:width="0.119cm" svg:height="0.178cm" svg:x="3.603cm" svg:y="0.63cm" svg:viewBox="0 0 120 179" svg:d="M120 130c-3 0-7 0-10 0 0 6-3 22-7 25-2 1-23 1-26 1-16 0-34 0-51 0 29-25 39-33 54-45 21-16 40-33 40-58 0-33-29-53-64-53-33 0-56 23-56 48 0 14 12 16 14 16 7 0 15-6 15-14 0-6-3-15-17-15 9-20 28-25 40-25 27 0 42 21 42 43 0 23-17 42-26 52-22 20-44 42-66 63-2 4-2 4-2 11 37 0 74 0 111 0 3-16 6-33 9-49z"><text:p/></draw:path></draw:g></text:p>
        </text:list-item>
        <text:list-item>
          <text:p text:style-name="P103">ניתן לדעת כי <draw:g text:anchor-type="as-char" svg:y="-0.224cm" draw:z-index="100" draw:style-name="gr1"><svg:title>TexMaths</svg:title><svg:desc>11§display§a:= m_1 n_2 + m_2 n_2§svg§600§FALSE§</svg:desc><draw:path draw:style-name="gr1069" draw:text-style-name="P119" svg:width="3.057cm" svg:height="0.242cm" svg:x="0.004cm" svg:y="0.02cm" svg:viewBox="0 0 3058 243" svg:d="M0 0c1020 0 2039 0 3058 0 0 81 0 162 0 243-1019 0-2038 0-3058 0 0-81 0-162 0-243z"><text:p/></draw:path><draw:path draw:style-name="gr1070" draw:text-style-name="P120" svg:width="0.176cm" svg:height="0.173cm" svg:x="-0.001cm" svg:y="0.054cm" svg:viewBox="0 0 177 174" svg:d="M129 25c-7-14-18-25-35-25-46 0-94 57-94 114 0 35 21 60 52 60 7 0 26-1 49-28 4 16 18 28 35 28 15 0 24-8 29-21 7-13 12-36 12-37 0-3-3-3-4-3-5 0-5 1-6 6-6 24-13 48-29 48-10 0-11-11-11-19 0-7 0-10 4-28 4-15 5-20 9-34 4-19 10-36 14-54 2-11 2-12 2-13 0-7-4-11-11-11-10 0-15 9-16 17zM103 126c-2 6-2 8-7 14-17 20-33 27-44 27-19 0-24-22-24-36 0-20 12-67 20-85 13-23 30-37 46-37 25 0 30 32 30 34s-1 4-1 7c-6 25-13 50-20 76z"><text:p/></draw:path><draw:path draw:style-name="gr1071" draw:text-style-name="P120" svg:width="0.04cm" svg:height="0.165cm" svg:x="0.329cm" svg:y="0.058cm" svg:viewBox="0 0 41 166" svg:d="M41 21c0-11-10-21-21-21s-20 10-20 21 9 20 20 20 21-9 21-20zM41 146c0-10-10-20-21-20s-20 10-20 20c0 11 9 20 20 20s21-9 21-20z"><text:p/></draw:path><draw:path draw:style-name="gr1072" draw:text-style-name="P120" svg:width="0.255cm" svg:height="0.089cm" svg:x="0.425cm" svg:y="0.084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73" draw:text-style-name="P120" svg:width="0.316cm" svg:height="0.173cm" svg:x="0.822cm" svg:y="0.054cm" svg:viewBox="0 0 317 174" svg:d="M23 148c-1 5-3 14-3 16 0 7 4 10 11 10 4 0 11-3 14-11 2-9 5-18 7-26 3-12 5-24 9-35 2-9 4-17 6-27 2-7 5-18 6-19 5-12 26-47 62-47 18 0 21 14 21 27 0 9-3 20-5 32-4 15-8 29-11 45-2 9-6 19-8 29-2 7-5 20-5 22 0 7 5 10 11 10 12 0 14-10 17-22 6-20 20-77 23-91 1-6 22-52 64-52 17 0 21 13 21 27 0 22-17 67-24 86-4 10-5 15-5 21 0 18 14 31 32 31 37 0 51-55 51-58s-3-3-6-3-3 1-5 6c-6 21-18 48-40 48-6 0-9-5-9-14 0-10 4-17 7-26 8-20 24-63 24-85 0-25-16-42-45-42-30 0-48 18-63 38 0-5-1-18-12-27-10-9-22-11-32-11-35 0-53 25-60 34-2-22-18-34-35-34-18 0-26 15-29 22-6 14-12 36-12 38 0 4 3 4 4 4 5 0 5 0 7-9 7-27 14-46 29-46 5 0 12 3 12 17 0 9-1 13-7 34-8 29-14 59-22 88z"><text:p/></draw:path><draw:path draw:style-name="gr1074" draw:text-style-name="P120" svg:width="0.098cm" svg:height="0.178cm" svg:x="1.18cm" svg:y="0.104cm" svg:viewBox="0 0 99 179" svg:d="M62 8c0-8-1-8-9-8-17 17-42 18-53 18 0 3 0 6 0 10 7 0 24 0 40-8 0 45 0 91 0 137 0 9 0 12-28 12-3 0-6 0-10 0 0 3 0 6 0 10 5 0 38-1 49-1 7 0 41 1 48 1 0-4 0-7 0-10-3 0-8 0-11 0-26 0-26-3-26-12 0-50 0-100 0-149z"><text:p/></draw:path><draw:path draw:style-name="gr1075" draw:text-style-name="P120" svg:width="0.208cm" svg:height="0.173cm" svg:x="1.335cm" svg:y="0.054cm" svg:viewBox="0 0 209 174" svg:d="M23 148c-1 5-3 14-3 16 0 7 5 10 11 10 4 0 11-3 14-11 2-9 5-18 7-26 3-12 5-24 9-35 2-9 4-17 6-27 2-7 5-18 6-19 5-12 26-47 62-47 18 0 21 14 21 27 0 24-18 73-25 90-3 9-3 14-3 17 0 18 13 31 30 31 37 0 51-55 51-58s-3-3-4-3c-4 0-4 1-6 6-8 26-21 48-39 48-7 0-9-5-9-14 0-10 3-17 6-26 8-20 23-63 23-85 0-27-16-42-44-42-35 0-53 25-60 34-1-22-18-34-35-34-18 0-26 15-29 22-6 13-12 36-12 38 0 4 3 2 4 4 5 0 5 0 7-9 7-27 14-46 29-46 7 0 12 5 12 17 0 9-1 13-7 34-8 29-14 59-22 88z"><text:p/></draw:path><draw:path draw:style-name="gr1076" draw:text-style-name="P120" svg:width="0.119cm" svg:height="0.178cm" svg:x="1.571cm" svg:y="0.104cm" svg:viewBox="0 0 120 179" svg:d="M120 130c-3 0-6 0-9 0-1 7-4 21-8 24-2 2-23 2-26 2-16 0-33 0-49 0 27-25 37-32 53-45 20-16 39-33 39-58 0-33-29-53-64-53-33 0-56 23-56 49 0 13 12 15 14 15 7 0 15-4 15-14 0-6-1-15-16-15 8-20 27-25 40-25 26 0 41 21 41 43 0 23-17 42-26 52-22 21-43 42-65 63-3 3-3 3-3 11 37 0 75 0 112 0 2-17 6-33 8-49z"><text:p/></draw:path><draw:path draw:style-name="gr1077" draw:text-style-name="P120" svg:width="0.256cm" svg:height="0.256cm" svg:x="1.835cm" svg:y="0cm" svg:viewBox="0 0 257 257" svg:d="M136 137c37 0 72 0 108 0 6 0 13 0 13-8s-7-8-13-8c-36 0-71 0-108 0 0-36 0-72 0-108 0-5 0-13-7-13-8 0-8 8-8 13 0 36 0 72 0 108-36 0-71 0-108 0-5 0-13 0-13 8s8 8 13 8c37 0 72 0 108 0 0 35 0 72 0 107 0 5 0 13 8 13 7 0 7-8 7-13 0-35 0-72 0-107z"><text:p/></draw:path><draw:path draw:style-name="gr1078" draw:text-style-name="P120" svg:width="0.316cm" svg:height="0.173cm" svg:x="2.212cm" svg:y="0.054cm" svg:viewBox="0 0 317 174" svg:d="M23 148c-1 5-3 14-3 16 0 7 4 10 11 10 4 0 11-3 14-11 2-9 5-18 7-26 3-12 5-24 9-35 2-9 4-17 6-27 2-7 5-18 6-19 5-12 26-47 62-47 18 0 21 14 21 27 0 9-3 20-5 32-4 15-8 29-11 45-2 9-6 19-8 29-2 7-5 20-5 22 0 7 5 10 11 10 12 0 14-10 17-22 6-20 20-77 23-91 1-6 22-52 64-52 17 0 21 13 21 27 0 22-15 67-24 86-4 10-5 15-5 21 0 18 14 31 32 31 37 0 51-55 51-58s-3-3-5-3c-4 0-4 1-6 6-6 21-18 48-40 48-6 0-9-5-9-14 0-10 4-17 7-26 8-20 24-63 24-85 0-25-16-42-45-42-30 0-48 18-63 38 0-5-1-18-12-27-10-9-22-11-32-11-35 0-53 25-60 34-2-22-18-34-35-34-18 0-26 15-29 22-6 14-12 36-12 38 0 4 3 2 4 4 5 0 5 0 7-9 7-27 14-46 29-46 5 0 12 3 12 17 0 9-1 13-7 34-8 29-14 59-22 88z"><text:p/></draw:path><draw:path draw:style-name="gr1079" draw:text-style-name="P120" svg:width="0.118cm" svg:height="0.178cm" svg:x="2.557cm" svg:y="0.104cm" svg:viewBox="0 0 119 179" svg:d="M119 130c-3 0-6 0-9 0-1 7-3 21-7 24-2 2-23 2-27 2-17 0-33 0-50 0 29-25 39-32 54-45 21-16 39-33 39-58 0-33-29-53-63-53s-56 23-56 49c0 13 11 15 14 15 7 0 15-4 15-14 0-6-3-15-17-15 9-20 28-25 40-25 27 0 42 21 42 43 0 23-18 42-26 52-22 21-44 42-66 63-2 3-2 3-2 11 37 0 74 0 111 0 2-17 6-33 8-49z"><text:p/></draw:path><draw:path draw:style-name="gr1080" draw:text-style-name="P120" svg:width="0.209cm" svg:height="0.173cm" svg:x="2.724cm" svg:y="0.054cm" svg:viewBox="0 0 210 174" svg:d="M23 148c-1 5-3 14-3 16 0 7 5 10 11 10 4 0 11-3 14-11 2-9 5-18 8-26 2-12 5-24 8-35 2-9 4-17 6-27 2-7 5-18 6-19 5-12 26-47 62-47 18 0 21 14 21 27 0 24-18 73-25 90-3 9-3 14-3 17 0 18 13 31 32 31 36 0 50-55 50-58s-4-3-5-3c-4 0-4 1-6 6-8 26-21 48-39 48-7 0-9-5-9-14 0-10 3-17 6-26 8-20 25-63 25-85 0-27-18-42-46-42-34 0-53 25-60 34-1-22-18-34-35-34-18 0-26 15-29 22-6 13-12 36-12 38 0 4 3 2 4 4 5 0 5 0 7-9 7-27 14-46 29-46 7 0 12 5 12 17 0 9-1 13-7 34-8 29-14 59-22 88z"><text:p/></draw:path><draw:path draw:style-name="gr1081" draw:text-style-name="P120" svg:width="0.119cm" svg:height="0.178cm" svg:x="2.962cm" svg:y="0.104cm" svg:viewBox="0 0 120 179" svg:d="M120 130c-3 0-6 0-9 0-1 7-4 21-8 24-2 2-23 2-26 2-16 0-33 0-49 0 27-25 37-32 53-45 20-16 39-33 39-58 0-33-29-53-64-53-33 0-56 23-56 49 0 13 12 15 14 15 7 0 15-4 15-14 0-6-1-15-16-15 8-20 27-25 40-25 26 0 41 21 41 43 0 23-17 42-26 52-22 21-43 42-65 63-3 3-3 3-3 11 37 0 75 0 112 0 2-17 6-33 8-49z"><text:p/></draw:path></draw:g><text:s/>שלם כי הוא מורכב ממספרים שלמים, כלומר <draw:g text:anchor-type="as-char" svg:y="-0.263cm" draw:z-index="99" draw:style-name="gr1"><svg:title>TexMaths</svg:title><svg:desc>11§display§a \in \Z§svg§600§FALSE§</svg:desc><draw:path draw:style-name="gr1082" draw:text-style-name="P119" svg:width="0.881cm" svg:height="0.237cm" svg:x="0.004cm" svg:y="0.018cm" svg:viewBox="0 0 882 238" svg:d="M441 238c-147 0-293 0-441 0 0-79 0-159 0-238 294 0 588 0 882 0 0 79 0 159 0 238-147 0-294 0-441 0z"><text:p/></draw:path><draw:path draw:style-name="gr1083" draw:text-style-name="P120" svg:width="0.176cm" svg:height="0.172cm" svg:x="-0.001cm" svg:y="0.093cm" svg:viewBox="0 0 177 173" svg:d="M129 25c-7-14-18-25-35-25-46 0-94 57-94 113 0 36 22 60 52 60 7 0 26-2 50-28 3 15 17 28 35 28 14 0 23-8 28-20 7-14 12-37 12-38 0-4-3-4-4-4-5 0-5 2-6 8-6 24-13 46-29 46-10 0-11-10-11-17 0-9 0-12 4-28 4-17 6-20 9-34 4-19 10-37 14-54 2-11 2-12 2-13 0-7-4-11-11-11-10 0-15 8-16 17zM103 124c-1 7-1 8-7 14-17 20-33 27-43 27-20 0-25-20-25-35 0-19 12-66 20-85 13-22 30-36 46-36 25 0 30 32 30 34s-1 4-1 6c-6 25-13 50-20 75z"><text:p/></draw:path><draw:path draw:style-name="gr1084" draw:text-style-name="P120" svg:width="0.193cm" svg:height="0.221cm" svg:x="0.327cm" svg:y="0.055cm" svg:viewBox="0 0 194 222" svg:d="M179 119c7 0 15 0 15-8s-8-8-15-8c-54 0-109 0-162 0 4-51 48-88 103-88 20 0 40 0 59 0 7 0 15 0 15-7 0-8-8-8-15-8-20 0-40 0-60 0-66 0-119 49-119 111 0 60 53 111 119 111 20 0 40 0 60 0 7 0 15 0 15-8s-8-8-15-8c-19 0-39 0-59 0-55 0-99-37-103-87 53 0 108 0 162 0z"><text:p/></draw:path><draw:path draw:style-name="gr1085" draw:text-style-name="P120" svg:width="0.235cm" svg:height="0.261cm" svg:x="0.67cm" svg:y="-0.001cm" svg:viewBox="0 0 236 262" svg:d="M220 14c3-5 3-5 3-7 0-7-5-7-13-7-58 0-118 0-176 0-13 0-13 1-14 11-2 18-3 35-6 53 0 1-1 2-1 4 0 6 5 8 8 8s5-4 7-7c1-9 4-25 28-40 22-15 49-16 62-16 11 0 21 0 32 0-49 78-97 157-146 235-4 6-4 6-4 8 0 6 7 6 13 6 66 0 132 0 198 0 12 0 12-1 14-11 3-25 6-50 11-75 0-5-4-7-7-7-6 0-7 3-8 11-6 32-37 69-91 69-19 0-36 0-55 0 48-78 97-157 145-235zM33 13c7 0 14 0 21 0v1c-11 6-18 12-22 17 0-6 1-12 1-18zM165 13c13 0 27 0 40 0-49 79-98 157-147 236-13 0-25 0-38 0 48-79 97-157 145-236zM186 248c10-5 20-14 30-25-1 8-2 12-5 26-8 0-17 0-25 0z"><text:p/></draw:path></draw:g>.</text:p>
        </text:list-item>
        <text:list-item>
          <text:p text:style-name="P103">ניתן לדעת ש־<draw:g text:anchor-type="as-char" svg:y="-0.268cm" draw:z-index="91" draw:style-name="gr1"><svg:title>TexMaths</svg:title><svg:desc>11§display§b := n_1 n_2 \in \N_+§svg§600§FALSE§</svg:desc><draw:path draw:style-name="gr1234" draw:text-style-name="P119" svg:width="2.528cm" svg:height="0.317cm" svg:x="0cm" svg:y="0.02cm" svg:viewBox="0 0 2529 318" svg:d="M0 0c843 0 1686 0 2529 0 0 106 0 212 0 318-843 0-1686 0-2529 0 0-106 0-212 0-318z"><text:p/></draw:path><draw:path draw:style-name="gr1235" draw:text-style-name="P120" svg:width="0.141cm" svg:height="0.27cm" svg:x="-0.001cm" svg:y="0cm" svg:viewBox="0 0 142 271" svg:d="M74 4c-2-1 0-4-6-4-9 0-36 3-46 4-3 0-8 0-8 8 0 5 4 5 9 5 19 0 20 2 20 6 0 2-3 16-6 23-11 42-20 84-31 127-5 18-6 24-6 38 0 37 20 60 48 60 47 0 94-57 94-111 0-35-21-63-52-63-17 0-33 12-45 23 10-38 19-77 29-116zM37 150c3-8 3-9 6-13 19-26 36-31 46-31 14 0 24 12 24 36 0 23-12 67-18 81-14 26-31 41-47 41-13 0-25-11-25-40 0-8 0-14 6-39 3-11 5-23 8-35z"><text:p/></draw:path><draw:path draw:style-name="gr1236" draw:text-style-name="P120" svg:width="0.04cm" svg:height="0.166cm" svg:x="0.287cm" svg:y="0.101cm" svg:viewBox="0 0 41 167" svg:d="M41 21c0-11-10-21-21-21s-20 10-20 21 9 20 20 20 21-9 21-20zM41 147c0-11-10-21-21-21s-20 10-20 21 9 20 20 20 21-9 21-20z"><text:p/></draw:path><draw:path draw:style-name="gr1237" draw:text-style-name="P120" svg:width="0.255cm" svg:height="0.089cm" svg:x="0.383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38" draw:text-style-name="P120" svg:width="0.208cm" svg:height="0.174cm" svg:x="0.781cm" svg:y="0.097cm" svg:viewBox="0 0 209 175" svg:d="M23 149c-1 5-3 14-3 16 0 7 4 10 11 10 4 0 11-3 14-11 2-10 5-18 7-28 3-12 5-23 9-35 2-8 4-17 6-26 1-7 5-18 6-19 5-12 26-47 62-47 18 0 21 14 21 27 0 24-18 73-25 90-3 9-3 14-3 19 0 17 13 30 30 30 37 0 51-56 51-59s-3-3-4-3c-4 0-4 1-6 6-8 27-21 49-39 49-7 0-9-5-9-14s3-18 6-27c8-21 23-63 23-85 0-27-16-42-44-42-35 0-53 25-60 34-2-22-18-34-35-34-18 0-26 15-30 22-5 13-11 36-11 38 0 4 3 4 4 4 5 0 5 0 7-9 7-27 14-46 29-46 7 0 12 5 12 17 0 9-1 13-7 34-8 29-14 59-22 89z"><text:p/></draw:path><draw:path draw:style-name="gr1239" draw:text-style-name="P120" svg:width="0.098cm" svg:height="0.178cm" svg:x="1.03cm" svg:y="0.147cm" svg:viewBox="0 0 99 179" svg:d="M62 8c0-8 0-8-8-8-18 17-42 18-54 18 0 3 0 6 0 10 7 0 25 0 40-8 0 45 0 91 0 138 0 9 0 12-28 12-3 0-6 0-10 0 0 3 0 7 0 9 6 0 39 0 49 0 8 0 43 0 48 0 0-2 0-6 0-9-3 0-7 0-10 0-27 0-27-3-27-12 0-51 0-101 0-150z"><text:p/></draw:path><draw:path draw:style-name="gr1240" draw:text-style-name="P120" svg:width="0.209cm" svg:height="0.174cm" svg:x="1.186cm" svg:y="0.097cm" svg:viewBox="0 0 210 175" svg:d="M23 149c-1 5-3 14-3 16 0 7 5 10 11 10 4 0 12-3 14-11 1 0 6-18 8-28 3-12 5-23 9-35 2-8 4-17 6-26 1-7 5-18 5-19 5-12 26-47 62-47 18 0 21 14 21 27 0 24-18 73-24 90-4 9-4 14-4 19 0 17 13 30 32 30 36 0 50-56 50-59s-3-3-4-3c-5 0-5 1-7 6-8 27-20 49-38 49-7 0-10-5-10-14s3-18 6-27c8-21 25-63 25-85 0-27-17-42-46-42-34 0-52 25-59 34-2-22-19-34-36-34-18 0-26 15-29 22-6 13-12 36-12 38 0 4 4 4 6 4 3 0 3 0 6-9 7-27 14-46 28-46 7 0 12 5 12 17 0 9-1 13-6 34-7 29-15 59-23 89z"><text:p/></draw:path><draw:path draw:style-name="gr1241" draw:text-style-name="P120" svg:width="0.118cm" svg:height="0.178cm" svg:x="1.423cm" svg:y="0.147cm" svg:viewBox="0 0 119 179" svg:d="M119 130c-3 0-6 0-9 0-1 7-3 22-7 26-2 1-23 1-27 1-17 0-33 0-50 0 29-26 38-33 54-46 20-16 39-33 39-58 0-33-29-53-63-53s-56 23-56 49c0 13 11 15 14 15 7 0 15-4 15-14 0-6-3-15-17-15 9-20 27-25 40-25 27 0 40 21 40 43 0 23-16 42-25 52-22 21-43 42-65 64-2 3-2 3-2 10 37 0 74 0 111 0 2-16 6-32 8-49z"><text:p/></draw:path><draw:path draw:style-name="gr1242" draw:text-style-name="P120" svg:width="0.193cm" svg:height="0.222cm" svg:x="1.718cm" svg:y="0.059cm" svg:viewBox="0 0 194 223" svg:d="M180 120c7 0 14 0 14-7 0-8-7-8-14-8-55 0-108 0-163 0 4-52 48-90 103-90 20 0 41 0 60 0 7 0 14 0 14-7 0-8-7-8-14-8-20 0-40 0-61 0-66 0-119 51-119 113 0 61 53 110 119 110 21 0 41 0 61 0 7 0 14 0 14-8s-7-8-14-8c-19 0-40 0-60 0-55 0-99-35-103-87 55 0 108 0 163 0z"><text:p/></draw:path><draw:path draw:style-name="gr1243" draw:text-style-name="P120" svg:width="0.261cm" svg:height="0.27cm" svg:x="2.062cm" svg:y="0.004cm" svg:viewBox="0 0 262 271" svg:d="M33 35c0 63 0 126 0 188 0 20-2 27-22 27-4 0-11 0-11 7s6 7 13 7c20 0 40 0 60 0 7 0 13 0 13-7s-7-7-12-7c-21 0-24-8-24-28 0-59 0-117 0-176 56 73 111 147 167 220 3 4 5 5 8 5 6 0 6-6 6-12 0-73 0-145 0-218 0-21 3-27 22-28 2 0 9 0 9-6 0-7-7-7-13-7-19 0-38 0-56 0-8 0-14 0-14 7 0 6 7 6 11 6 22 1 26 9 26 29 0 40 0 80 0 121-40-53-78-105-118-157-3-6-4-6-13-6-22 0-45 0-67 0-8 0-14 0-14 7 0 6 6 6 8 6 11 1 19 8 22 12-1 4-1 5-1 10zM218 245c-56-74-112-148-168-222-4-4-4-5-8-10 15 0 31 0 46 0 43 59 87 117 130 176 0 18 0 37 0 56z"><text:p/></draw:path><draw:path draw:style-name="gr1244" draw:text-style-name="P120" svg:width="0.198cm" svg:height="0.198cm" svg:x="2.35cm" svg:y="0.159cm" svg:viewBox="0 0 199 199" svg:d="M107 107c27 0 55 0 82 0 4 0 10 0 10-7 0-6-6-6-10-6-27 0-55 0-82 0 0-29 0-56 0-84 0-3 0-10-7-10-6 0-6 7-6 10 0 28 0 55 0 84-28 0-57 0-84 0-3 0-10 0-10 5 0 8 7 8 10 8 27 0 56 0 84 0 0 28 0 55 0 82 0 3 0 10 6 10 7 0 7-7 7-10 0-27 0-54 0-82z"><text:p/></draw:path></draw:g> כי הוא מורכב ממכפלה של טבעיים, אשר היא טבעית, לכן <draw:g text:anchor-type="as-char" svg:y="-0.268cm" draw:z-index="98" draw:style-name="gr1"><svg:title>TexMaths</svg:title><svg:desc>11§display§b \in \N_+§svg§600§FALSE§</svg:desc><draw:path draw:style-name="gr1086" draw:text-style-name="P119" svg:width="1.094cm" svg:height="0.318cm" svg:x="0.001cm" svg:y="0.02cm" svg:viewBox="0 0 1095 319" svg:d="M0 0c365 0 730 0 1095 0 0 106 0 213 0 319-365 0-730 0-1095 0 0-106 0-213 0-319z"><text:p/></draw:path><draw:path draw:style-name="gr1087" draw:text-style-name="P120" svg:width="0.141cm" svg:height="0.272cm" svg:x="0cm" svg:y="0cm" svg:viewBox="0 0 142 273" svg:d="M74 4c-3-1 0-4-6-4-9 0-36 3-46 4-3 0-8 0-8 8 0 5 4 5 9 5 19 0 20 2 20 6 0 2-3 16-6 23-11 42-21 85-32 127-4 19-5 26-5 39 0 37 20 61 48 61 47 0 94-58 94-113 0-35-21-63-52-63-17 0-33 12-45 23 10-38 19-77 29-116zM37 150c3-8 3-9 6-13 19-26 36-31 46-31 14 0 24 12 24 36 0 23-12 68-18 82-14 26-31 41-47 41-13 0-25-11-25-40 0-8 0-14 6-39 3-12 5-24 8-36z"><text:p/></draw:path><draw:path draw:style-name="gr1088" draw:text-style-name="P120" svg:width="0.192cm" svg:height="0.223cm" svg:x="0.286cm" svg:y="0.059cm" svg:viewBox="0 0 193 224" svg:d="M180 120c7 0 13 0 13-7 0-8-6-8-13-8-55 0-109 0-164 0 5-52 50-90 104-90 20 0 40 0 60 0 7 0 13 0 13-7 0-8-6-8-13-8-21 0-40 0-61 0-66 0-119 51-119 113 0 61 53 111 119 111 21 0 40 0 61 0 7 0 13 0 13-8 0-7-6-7-13-7-20 0-40 0-60 0-54 0-99-37-104-89 55 0 109 0 164 0z"><text:p/></draw:path><draw:path draw:style-name="gr1089" draw:text-style-name="P120" svg:width="0.261cm" svg:height="0.272cm" svg:x="0.629cm" svg:y="0.004cm" svg:viewBox="0 0 262 273" svg:d="M33 35c0 63 0 126 0 189 0 20-2 28-22 28-4 0-11 0-11 6 0 7 7 7 13 7 20 0 40 0 60 0 7 0 13 0 13-7 0-6-7-6-12-6-21 0-25-9-25-29 0-59 0-118 0-177 57 74 111 147 168 221 3 4 5 6 7 6 7 0 7-7 7-13 0-72 0-146 0-219 0-21 3-27 22-28 2 0 9 0 9-6 0-7-7-7-14-7-18 0-37 0-56 0-7 0-13 0-13 7 0 6 7 6 11 6 22 1 25 9 25 29 0 41 0 80 0 121-39-53-78-105-117-157-3-6-5-6-13-6-22 0-45 0-67 0-8 0-14 0-14 7 0 6 6 6 8 6 11 1 19 8 22 12-1 4-1 5-1 10zM218 246c-56-74-112-149-169-223-3-4-3-5-7-10 15 0 31 0 46 0 43 59 87 118 130 177 0 19 0 37 0 56z"><text:p/></draw:path><draw:path draw:style-name="gr1090" draw:text-style-name="P120" svg:width="0.198cm" svg:height="0.199cm" svg:x="0.917cm" svg:y="0.159cm" svg:viewBox="0 0 199 200" svg:d="M107 107c27 0 55 0 82 0 3 0 10 0 10-7 0-6-7-6-10-6-27 0-55 0-82 0 0-28 0-56 0-84 0-3 0-10-7-10s-7 7-7 10c0 28 0 56 0 84-27 0-56 0-83 0-3 0-10 0-10 5 0 8 7 8 10 8 27 0 56 0 83 0 0 28 0 55 0 83 0 3 0 10 7 10s7-7 7-10c0-28 0-55 0-83z"><text:p/></draw:path></draw:g>. </text:p>
        </text:list-item>
        <text:list-item>
          <text:p text:style-name="P103">נסכם – ניתן לדעת כי <draw:g text:anchor-type="as-char" svg:y="-0.272cm" draw:z-index="97" draw:style-name="gr1"><svg:title>TexMaths</svg:title><svg:desc>11§display§\exists a \in \Z. \exists b \in \N_+. q_1 + q_2 = \tfrac{a}{b}§svg§600§FALSE§</svg:desc><draw:path draw:style-name="gr1091" draw:text-style-name="P119" svg:width="4.606cm" svg:height="0.365cm" svg:x="-0.001cm" svg:y="0.018cm" svg:viewBox="0 0 4607 366" svg:d="M2304 366c-768 0-1536 0-2304 0 0-122 0-244 0-366 1536 0 3071 0 4607 0 0 122 0 244 0 366-768 0-1536 0-2303 0z"><text:p/></draw:path><draw:path draw:style-name="gr1092" draw:text-style-name="P120" svg:width="0.171cm" svg:height="0.265cm" svg:x="0.001cm" svg:y="0.003cm" svg:viewBox="0 0 172 266" svg:d="M172 14c0-13-1-14-14-14-48 0-96 0-145 0-6 0-13 0-13 8 0 7 7 7 13 7 48 0 96 0 143 0 0 38 0 74 0 112-46 0-91 0-137 0-7 0-15 0-15 7 0 8 8 8 15 8 46 0 91 0 137 0 0 36 0 73 0 109-47 0-95 0-143 0-6 0-13 0-13 8 0 7 7 7 13 7 49 0 97 0 145 0 13 0 14-1 14-13 0-79 0-159 0-239z"><text:p/></draw:path><draw:path draw:style-name="gr1093" draw:text-style-name="P120" svg:width="0.176cm" svg:height="0.174cm" svg:x="0.209cm" svg:y="0.1cm" svg:viewBox="0 0 177 175" svg:d="M129 25c-7-14-18-25-35-25-46 0-94 57-94 113 0 37 22 62 52 62 7 0 27-1 50-29 4 17 17 29 36 29 13 0 22-9 28-21 7-14 11-37 11-38 0-4-3-4-4-4-4 0-5 1-6 7-6 25-13 48-28 48-11 0-12-11-12-18 0-8 1-11 5-28 3-16 4-21 8-35 4-18 10-36 14-54 2-11 2-12 2-13 0-7-4-10-11-10-9 0-14 8-16 16zM105 125c-3 7-3 8-8 15-18 21-33 27-44 27-20 0-25-22-25-36 0-20 13-67 22-85 12-23 28-37 44-37 25 0 30 32 30 34s0 4-1 7c-6 25-12 50-18 75z"><text:p/></draw:path><draw:path draw:style-name="gr1094" draw:text-style-name="P120" svg:width="0.193cm" svg:height="0.221cm" svg:x="0.538cm" svg:y="0.062cm" svg:viewBox="0 0 194 222" svg:d="M179 120c7 0 15 0 15-8 0-7-8-7-15-7-55 0-109 0-164 0 6-52 50-90 104-90 20 0 41 0 60 0 7 0 15 0 15-7 0-8-8-8-15-8-19 0-40 0-60 0-66 0-119 51-119 112 0 62 53 110 119 110 20 0 41 0 60 0 7 0 15 0 15-6 0-8-8-8-15-8-19 0-40 0-60 0-54 0-98-36-104-88 55 0 109 0 164 0z"><text:p/></draw:path><draw:path draw:style-name="gr1095" draw:text-style-name="P120" svg:width="0.234cm" svg:height="0.262cm" svg:x="0.882cm" svg:y="0.005cm" svg:viewBox="0 0 235 263" svg:d="M220 14c3-5 3-5 3-6 0-8-5-8-12-8-59 0-117 0-177 0-13 0-13 1-14 11-2 18-3 35-6 53 0 1-1 3-1 4 0 6 5 8 8 8s5-2 7-6c1-9 4-26 28-40 22-15 49-16 62-16 11 0 21 0 32 0-49 78-97 158-146 236-4 4-4 5-4 6 0 7 7 7 13 7 66 0 133 0 199 0 11 0 11 0 14-10 3-25 6-49 9-75 0-4-3-7-6-7-6 0-7 4-8 12-6 32-36 67-91 67-19 0-36 0-55 0 48-78 97-158 145-236zM33 14c7 0 14 0 21 0-11 6-18 12-22 17 0-6 1-11 1-17zM165 14c13 0 26 0 40 0-49 78-98 158-147 236-13 0-25 0-38 0 48-78 97-158 145-236zM186 250c11-7 21-14 30-26-1 8-3 13-4 26-8 0-17 0-26 0z"><text:p/></draw:path><draw:path draw:style-name="gr1096" draw:text-style-name="P120" svg:width="0.04cm" svg:height="0.04cm" svg:x="1.162cm" svg:y="0.228cm" svg:viewBox="0 0 41 41" svg:d="M41 21c0-11-9-21-20-21-12 0-21 10-21 21s9 20 21 20c11 0 20-9 20-20z"><text:p/></draw:path><draw:path draw:style-name="gr1097" draw:text-style-name="P120" svg:width="0.171cm" svg:height="0.265cm" svg:x="1.258cm" svg:y="0.003cm" svg:viewBox="0 0 172 266" svg:d="M172 14c0-13-1-14-14-14-48 0-96 0-145 0-6 0-13 0-13 8 0 7 7 7 13 7 48 0 96 0 143 0 0 38 0 74 0 112-46 0-91 0-137 0-7 0-13 0-13 7 0 8 6 8 13 8 46 0 91 0 137 0 0 36 0 73 0 109-47 0-95 0-143 0-6 0-13 0-13 8 0 7 7 7 13 7 49 0 97 0 145 0 13 0 14-1 14-13 0-79 0-159 0-239z"><text:p/></draw:path><draw:path draw:style-name="gr1098" draw:text-style-name="P120" svg:width="0.141cm" svg:height="0.27cm" svg:x="1.469cm" svg:y="0.003cm" svg:viewBox="0 0 142 271" svg:d="M75 4c-2-1 0-4-6-4-8 0-37 3-47 4-3 0-8 0-8 8 0 5 5 5 10 5 19 0 19 2 19 6 0 2-3 16-4 24-11 42-21 84-32 126-5 18-7 25-7 38 0 37 21 60 50 60 45 0 92-56 92-111 0-36-20-63-51-63-17 0-34 12-45 24 10-40 19-78 29-117zM39 151c2-9 2-10 5-15 19-25 36-30 46-30 15 0 24 12 24 36 0 23-12 67-19 80-12 27-31 41-45 41s-27-11-27-40c0-5 0-13 7-37 3-12 5-24 9-35z"><text:p/></draw:path><draw:path draw:style-name="gr1099" draw:text-style-name="P120" svg:width="0.193cm" svg:height="0.221cm" svg:x="1.756cm" svg:y="0.062cm" svg:viewBox="0 0 194 222" svg:d="M180 120c6 0 14 0 14-8 0-7-8-7-14-7-55 0-108 0-163 0 4-52 48-90 103-90 20 0 41 0 60 0 6 0 14 0 14-7 0-8-8-8-14-8-20 0-40 0-61 0-66 0-119 51-119 112 0 62 53 110 119 110 21 0 41 0 61 0 6 0 14 0 14-6 0-8-8-8-14-8-19 0-40 0-60 0-55 0-99-36-103-88 55 0 108 0 163 0z"><text:p/></draw:path><draw:path draw:style-name="gr1100" draw:text-style-name="P120" svg:width="0.26cm" svg:height="0.27cm" svg:x="2.1cm" svg:y="0.005cm" svg:viewBox="0 0 261 271" svg:d="M33 35c0 63 0 126 0 187 0 21-3 28-23 28-3 0-10 1-10 6 0 7 6 7 13 7 20 0 40 0 60 0 6 0 13 0 13-7 0-5-7-6-12-6-21 0-24-9-24-29 0-58 0-116 0-175 56 73 111 147 167 219 3 5 5 6 7 6 7 0 7-6 7-12 0-73 0-146 0-218 0-21 3-27 21-27 2 0 9-1 9-6 0-8-6-8-12-8-19 0-38 0-56 0-8 0-14 0-14 8 0 6 7 6 11 6 21 0 25 8 25 29 0 40 0 79 0 120-39-53-79-105-117-157-3-6-4-6-13-6-23 0-45 0-68 0-7 0-13 0-13 8 0 5 6 6 8 6 11 1 18 7 22 11-1 4-1 5-1 10zM218 244c-56-73-112-147-168-221-5-4-5-5-8-9 15 0 30 0 45 0 44 59 87 117 131 175 0 19 0 37 0 55z"><text:p/></draw:path><draw:path draw:style-name="gr1101" draw:text-style-name="P120" svg:width="0.198cm" svg:height="0.198cm" svg:x="2.387cm" svg:y="0.161cm" svg:viewBox="0 0 199 199" svg:d="M106 107c27 0 56 0 83 0 4 0 10 0 10-7 0-6-6-6-10-6-27 0-56 0-83 0 0-28 0-57 0-84 0-3 0-10-6-10-8 0-8 7-8 10 0 27 0 56 0 84-27 0-55 0-82 0-3 0-10 0-10 5 0 8 6 8 10 8 27 0 55 0 82 0 0 27 0 55 0 82 0 4 0 10 7 10s7-6 7-10c0-27 0-55 0-82z"><text:p/></draw:path><draw:path draw:style-name="gr1102" draw:text-style-name="P120" svg:width="0.04cm" svg:height="0.04cm" svg:x="2.657cm" svg:y="0.228cm" svg:viewBox="0 0 41 41" svg:d="M41 21c0-11-9-21-20-21-12 0-21 10-21 21s9 20 21 20c11 0 20-9 20-20z"><text:p/></draw:path><draw:path draw:style-name="gr1103" draw:text-style-name="P120" svg:width="0.159cm" svg:height="0.243cm" svg:x="2.746cm" svg:y="0.1cm" svg:viewBox="0 0 160 244" svg:d="M160 4c0-1-2-3-4-3-4 0-20 16-26 27-9-21-24-28-36-28-46 0-94 57-94 113 0 39 23 62 52 62 16 0 32-9 45-23-3 14-16 66-18 68-2 11-5 12-27 13-5 0-9 0-9 8 2 1 0 3 5 3 13 0 26-1 39-1s26 1 40 1c2 0 6 0 6-7 0-4-3-4-10-4-18 0-18-3-18-6s1-6 2-9c17-71 35-142 53-214zM53 167c-23 0-25-29-25-36 0-19 12-61 18-77 11-29 32-45 48-45 25 0 30 32 30 34s-21 87-22 88c-6 11-27 36-49 36z"><text:p/></draw:path><draw:path draw:style-name="gr1104" draw:text-style-name="P120" svg:width="0.098cm" svg:height="0.178cm" svg:x="2.934cm" svg:y="0.148cm" svg:viewBox="0 0 99 179" svg:d="M62 8c0-8-1-8-9-8-17 18-42 18-53 18 0 3 0 6 0 10 7 0 24 0 40-8 0 46 0 91 0 137 0 9 0 12-28 12-3 0-6 0-10 0 0 4 0 7 0 10 5 0 38-1 49-1 7 0 41 1 48 1 0-3 0-6 0-10-3 0-8 0-11 0-26 0-26-3-26-12 0-50 0-100 0-149z"><text:p/></draw:path><draw:path draw:style-name="gr1105" draw:text-style-name="P120" svg:width="0.255cm" svg:height="0.255cm" svg:x="3.185cm" svg:y="0.046cm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1106" draw:text-style-name="P120" svg:width="0.159cm" svg:height="0.243cm" svg:x="3.565cm" svg:y="0.1cm" svg:viewBox="0 0 160 244" svg:d="M160 4c0-1-2-3-4-3-4 0-20 16-26 27-9-21-24-28-36-28-46 0-94 57-94 113 0 39 23 62 52 62 16 0 32-9 45-23-3 14-17 66-18 68-2 11-5 12-27 13-5 0-9 0-9 8 2 1 0 3 5 3 13 0 26-1 39-1s26 1 40 1c2 0 6 0 6-7 0-4-3-4-10-4-18 0-18-3-18-6s1-6 2-9c17-71 35-142 53-214zM53 167c-23 0-25-29-25-36 0-19 11-61 17-77 12-29 33-45 49-45 25 0 30 32 30 34s-22 87-23 88c-5 11-27 36-48 36z"><text:p/></draw:path><draw:path draw:style-name="gr1107" draw:text-style-name="P120" svg:width="0.118cm" svg:height="0.178cm" svg:x="3.74cm" svg:y="0.148cm" svg:viewBox="0 0 119 179" svg:d="M119 130c-3 0-6 0-9 0-1 6-3 22-7 25-2 1-23 1-27 1-17 0-33 0-50 0 29-25 38-33 54-45 20-16 39-33 39-58 0-33-29-53-63-53s-56 23-56 48c0 15 11 16 14 16 7 0 15-5 15-14 0-6-3-15-17-15 9-20 28-25 40-25 27 0 40 21 40 43 0 23-16 42-25 52-22 20-43 41-65 63-2 4-2 4-2 11 37 0 74 0 111 0 2-16 6-33 8-49z"><text:p/></draw:path><draw:path draw:style-name="gr1108" draw:text-style-name="P120" svg:width="0.256cm" svg:height="0.089cm" svg:x="4.025cm" svg:y="0.12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109" draw:text-style-name="P120" svg:width="0.138cm" svg:height="0.121cm" svg:x="4.474cm" svg:y="0cm" svg:viewBox="0 0 139 122" svg:d="M98 17c-6-9-14-17-28-17-35 0-70 39-70 77 0 26 18 45 42 45 14 0 27-9 37-19 6 16 21 19 29 19 10 0 16-6 21-14 6-11 10-27 10-28 0-3-4-3-5-3-4 0-4 1-6 9-3 13-8 28-19 28-8 0-10-5-10-13 0-4 2-14 4-21 3-7 5-18 6-24 2-6 3-14 5-21 3-7 6-20 6-21 0-6-6-8-10-8s-10 3-12 11zM80 86c-1 8-7 13-13 17-2 3-13 11-25 11-10 0-20-6-20-26 0-14 8-44 14-55 12-21 27-25 34-25 19 0 25 21 25 23 0 1-1 3-1 4-5 17-9 34-14 51z"><text:p/></draw:path><draw:path draw:style-name="gr1110" draw:text-style-name="P120" svg:width="0.167cm" svg:height="0.014cm" svg:x="4.457cm" svg:y="0.167cm" svg:viewBox="0 0 168 15" svg:d="M85 15c-29 0-56 0-85 0 0-5 0-9 0-15 56 0 112 0 168 0 0 6 0 10 0 15-27 0-56 0-83 0z"><text:p/></draw:path><draw:path draw:style-name="gr1111" draw:text-style-name="P120" svg:width="0.109cm" svg:height="0.189cm" svg:x="4.491cm" svg:y="0.214cm" svg:viewBox="0 0 110 190" svg:d="M54 8c0-1 1-4 1-5s-1-3-4-3c-6 0-29 2-36 2-2 1-5 1-5 7 0 4 3 4 7 4 13 0 13 1 13 4 0 2-2 13-5 18-2 9-4 17-6 26-2 8-17 68-18 71-1 7-1 10-1 13 0 28 18 45 40 45 34 0 70-37 70-77 0-32-22-45-41-45-14 0-26 8-34 16 7-26 12-51 19-76zM40 183c-14 0-21-12-21-28 0-10 3-20 11-49 1-6 1-6 6-12 10-13 22-18 32-18 11 0 20 8 20 26 0 11-5 39-14 54-7 13-20 27-34 27z"><text:p/></draw:path></draw:g>, <text:span text:style-name="T35">שעונה על הגדרת הרציונלים ולכן הטענה הוכחה. </text:span></text:p>
        </text:list-item>
      </text:list>
      <text:h text:style-name="Heading_20_4" text:outline-level="4">חלק שני – חיסור רציונלים</text:h>
      <text:list xml:id="list2368905829" text:style-name="L20">
        <text:list-item>
          <text:p text:style-name="P115">צ.ל.:</text:p>
          <text:p text:style-name="P28"><draw:g text:anchor-type="as-char" svg:y="-0.27cm" draw:z-index="10" draw:style-name="gr1"><svg:title>TexMaths</svg:title><svg:desc>11§display§\forall q_1, q_2 \in \Q. q_1 - q_2 \in \Q§svg§600§FALSE§</svg:desc><draw:path draw:style-name="gr2393" draw:text-style-name="P119" svg:width="3.842cm" svg:height="0.305cm" svg:x="0.019cm" svg:y="0.018cm" svg:viewBox="0 0 3843 306" svg:d="M1923 306c-642 0-1282 0-1923 0 0-102 0-204 0-306 1281 0 2562 0 3843 0 0 102 0 204 0 306-640 0-1280 0-1920 0z"><text:p/></draw:path><draw:path draw:style-name="gr2394" draw:text-style-name="P120" svg:width="0.215cm" svg:height="0.274cm" svg:x="-0.001cm" svg:y="0.004cm" svg:viewBox="0 0 216 275" svg:d="M213 14c3-4 3-5 3-6 0-5-4-8-8-8-6 0-8 4-10 9-11 28-21 56-32 85-38 0-78 0-117 0-11-29-22-57-33-85-1-6-3-9-8-9-4 0-8 3-8 8 1 2 0 1 2 6 32 84 65 168 97 251 2 6 3 10 9 10 5 0 6-4 9-9 31-83 64-168 96-252zM55 109c35 0 70 0 106 0-18 45-36 91-53 137-18-46-35-92-53-137z"><text:p/></draw:path><draw:path draw:style-name="gr2395" draw:text-style-name="P120" svg:width="0.157cm" svg:height="0.243cm" svg:x="0.23cm" svg:y="0.101cm" svg:viewBox="0 0 158 244" svg:d="M158 4c0-2-1-4-3-4-4 0-20 15-26 28-9-21-25-28-37-28-45 0-92 57-92 113 0 38 22 62 51 62 16 0 31-10 45-23-4 13-16 64-17 67-3 11-6 13-28 13-5 0-9 0-9 8 2 2 0 4 5 4 12 0 26-1 39-1s26 1 39 1c3 0 7 0 7-7 0-5-3-5-10-5-19 0-19-3-19-6 0-2 1-5 3-8 17-70 35-142 52-214zM52 166c-23 0-26-29-26-36 0-19 12-61 19-77 12-29 32-44 47-44 26 0 31 31 31 34 0 2-21 86-22 88-6 11-27 35-49 35z"><text:p/></draw:path><draw:path draw:style-name="gr2396" draw:text-style-name="P120" svg:width="0.098cm" svg:height="0.177cm" svg:x="0.416cm" svg:y="0.15cm" svg:viewBox="0 0 99 178" svg:d="M62 7c0-7-2-7-9-7-17 17-42 17-53 17 0 3 0 6 0 9 7 0 24 0 40-7 0 45 0 91 0 137 0 9 0 14-28 14-3 0-7 0-10 0 0 2 0 5 0 8 5 0 39-1 49-1 7 0 41 1 48 1 0-3 0-6 0-8-3 0-8 0-11 0-26 0-26-5-26-14 0-50 0-100 0-149z"><text:p/></draw:path><draw:path draw:style-name="gr2397" draw:text-style-name="P120" svg:width="0.044cm" svg:height="0.114cm" svg:x="0.593cm" svg:y="0.229cm" svg:viewBox="0 0 45 115" svg:d="M45 40c0-26-10-40-24-40-13 0-21 9-21 20s8 21 21 21c4 0 10-2 13-6 1 0 1-1 2-1 0 2 1 1 1 6 0 28-14 51-26 65-4 4-4 5-4 6 0 2 2 4 3 4 4 0 35-30 35-75z"><text:p/></draw:path><draw:path draw:style-name="gr2398" draw:text-style-name="P120" svg:width="0.158cm" svg:height="0.243cm" svg:x="0.747cm" svg:y="0.101cm" svg:viewBox="0 0 159 244" svg:d="M159 4c0-2-1-4-4-4s-19 15-25 28c-9-21-24-28-37-28-46 0-93 57-93 113 0 38 23 62 52 62 16 0 30-10 45-23-4 13-17 64-18 67-3 11-5 13-27 13-6 0-9 0-9 8 1 2 0 4 4 4 13 0 27-1 40-1 12 0 26 1 39 1 2 0 7 0 7-7 0-5-3-5-10-5-19 0-19-3-19-6 0-2 2-5 2-8 17-70 36-142 53-214zM53 166c-23 0-26-29-26-36 0-19 11-61 18-77 12-29 32-44 48-44 26 0 31 31 31 34 0 2-22 86-23 88-5 11-27 35-48 35z"><text:p/></draw:path><draw:path draw:style-name="gr2399" draw:text-style-name="P120" svg:width="0.119cm" svg:height="0.177cm" svg:x="0.921cm" svg:y="0.15cm" svg:viewBox="0 0 120 178" svg:d="M120 130c-3 0-6 0-9 0-1 5-3 22-8 24-2 2-22 2-26 2-17 0-33 0-50 0 29-25 38-33 54-46 20-15 39-32 39-58 0-32-29-52-63-52s-57 23-57 47c0 15 12 16 15 16 6 0 15-5 15-15 0-4-3-14-17-14 9-19 27-25 40-25 27 0 40 22 40 43 0 24-16 43-25 52-22 20-43 42-65 64-3 3-3 4-3 10 37 0 75 0 112 0 2-16 6-33 8-48z"><text:p/></draw:path><draw:path draw:style-name="gr2400" draw:text-style-name="P120" svg:width="0.193cm" svg:height="0.221cm" svg:x="1.217cm" svg:y="0.063cm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2401" draw:text-style-name="P120" svg:width="0.274cm" svg:height="0.339cm" svg:x="1.563cm" svg:y="-0.001cm" svg:viewBox="0 0 275 340" svg:d="M172 274c55-11 103-54 103-134 0-97-68-140-138-140-71 0-137 44-137 140 0 81 49 120 95 132 17 40 56 68 103 68 20 0 41-4 60-12 8-2 11-4 11-9 0-4-3-6-6-6-1 0-1 0-3 0-11 3-16 3-21 3-37 0-59-22-67-42zM84 24c-24 28-30 73-30 116 0 37 4 85 31 114-28-10-72-40-72-114 0-78 49-107 71-116zM191 24c26 10 71 41 71 116 0 77-49 106-72 114 24-27 30-71 30-114 0-38-4-86-30-116zM137 264c-62 0-69-80-69-124 0-46 8-127 69-127 63 0 70 83 70 127 0 46-8 124-70 124zM112 276c10 1 24 1 25 1 3 0 10 0 21-1 10 26 29 40 48 48 4 1 4 1 4 2-4 0-7 0-12 0-33 0-66-15-86-50z"><text:p/></draw:path><draw:path draw:style-name="gr2402" draw:text-style-name="P120" svg:width="0.04cm" svg:height="0.04cm" svg:x="1.884cm" svg:y="0.229cm" svg:viewBox="0 0 41 41" svg:d="M41 20c0-11-10-20-21-20s-20 9-20 20 9 21 20 21 21-10 21-21z"><text:p/></draw:path><draw:path draw:style-name="gr2403" draw:text-style-name="P120" svg:width="0.158cm" svg:height="0.243cm" svg:x="1.972cm" svg:y="0.101cm" svg:viewBox="0 0 159 244" svg:d="M159 4c0-2-1-4-4-4-4 0-20 15-26 28-8-21-23-28-36-28-46 0-93 57-93 113 0 38 23 62 51 62 17 0 31-10 46-23-4 13-17 64-18 67-3 11-6 13-27 13-6 0-9 0-9 8 1 2 0 4 4 4 13 0 27-1 39-1 13 0 27 1 40 1 2 0 7 0 7-7 0-5-4-5-10-5-19 0-19-3-19-6 0-2 2-5 2-8 17-70 36-142 53-214zM53 166c-24 0-26-29-26-36 0-19 11-61 18-77 12-29 32-44 48-44 26 0 31 31 31 34 0 2-22 86-23 88-5 11-27 35-48 35z"><text:p/></draw:path><draw:path draw:style-name="gr2404" draw:text-style-name="P120" svg:width="0.097cm" svg:height="0.177cm" svg:x="2.159cm" svg:y="0.15cm" svg:viewBox="0 0 98 178" svg:d="M60 7c0-7 0-7-7-7-18 17-42 17-53 17 0 3 0 6 0 9 7 0 24 0 38-7 0 45 0 91 0 137 0 9 0 14-26 14-3 0-8 0-11 0 0 2 0 5 0 8 6 0 39-1 48-1s43 1 49 1c0-3 0-6 0-8-3 0-7 0-10 0-28 0-28-5-28-14 0-50 0-100 0-149z"><text:p/></draw:path><draw:path draw:style-name="gr2405" draw:text-style-name="P120" svg:width="0.234cm" svg:height="0.014cm" svg:x="2.421cm" svg:y="0.167cm" svg:viewBox="0 0 235 15" svg:d="M222 15c7 0 13 0 13-7 0-8-6-8-13-8-69 0-140 0-209 0-6 0-13 0-13 8 0 7 7 7 13 7 69 0 140 0 209 0z"><text:p/></draw:path><draw:path draw:style-name="gr2406" draw:text-style-name="P120" svg:width="0.158cm" svg:height="0.243cm" svg:x="2.791cm" svg:y="0.101cm" svg:viewBox="0 0 159 244" svg:d="M159 4c0-2-1-4-4-4-4 0-20 15-26 28-8-21-23-28-36-28-46 0-93 57-93 113 0 38 23 62 51 62 17 0 31-10 46-23-4 13-17 64-18 67-3 11-6 13-27 13-6 0-9 0-9 8 1 2 0 4 4 4 13 0 27-1 39-1 13 0 27 1 40 1 2 0 7 0 7-7 0-5-4-5-10-5-19 0-19-3-19-6 0-2 2-5 2-8 17-70 36-142 53-214zM52 166c-23 0-25-29-25-36 0-19 11-61 18-77 12-29 32-44 48-44 26 0 31 31 31 34 0 2-22 86-23 88-5 11-27 35-49 35z"><text:p/></draw:path><draw:path draw:style-name="gr2407" draw:text-style-name="P120" svg:width="0.119cm" svg:height="0.177cm" svg:x="2.965cm" svg:y="0.15cm" svg:viewBox="0 0 120 178" svg:d="M120 130c-3 0-6 0-9 0-1 5-3 22-8 24-2 2-23 2-26 2-17 0-33 0-50 0 29-25 38-33 54-46 20-15 39-32 39-58 0-32-29-52-63-52s-57 23-57 47c0 15 12 16 14 16 7 0 15-5 15-15 0-4-2-14-16-14 9-19 27-25 40-25 26 0 40 22 40 43 0 24-16 43-25 52-22 20-43 42-65 64-3 3-3 4-3 10 37 0 75 0 112 0 2-16 6-33 8-48z"><text:p/></draw:path><draw:path draw:style-name="gr2408" draw:text-style-name="P120" svg:width="0.193cm" svg:height="0.221cm" svg:x="3.261cm" svg:y="0.063cm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2409" draw:text-style-name="P120" svg:width="0.274cm" svg:height="0.339cm" svg:x="3.607cm" svg:y="-0.001cm" svg:viewBox="0 0 275 340" svg:d="M172 274c53-11 103-54 103-134 0-97-68-140-138-140-71 0-137 44-137 140 0 81 49 120 95 132 17 40 56 68 103 68 20 0 41-4 60-12 8-2 11-4 11-9 0-4-3-6-6-6-1 0-1 0-3 0-11 3-16 3-22 3-36 0-58-22-66-42zM84 24c-24 28-30 73-30 116 0 37 4 85 31 114-28-10-72-40-72-114 0-78 47-107 71-116zM191 24c26 10 70 41 70 116 0 77-48 106-71 114 24-27 30-71 30-114 0-38-4-86-30-116zM137 264c-62 0-70-80-70-124 0-46 8-127 70-127 63 0 70 83 70 127 0 46-8 124-70 124zM111 276c11 1 25 1 26 1 2 0 10 0 21-1 10 26 29 40 48 48 4 1 4 1 4 2-4 0-7 0-12 0-33 0-66-15-87-50z"><text:p/></draw:path></draw:g></text:p>
        </text:list-item>
        <text:list-item>
          <text:p text:style-name="P116">ידוע ש־<draw:g text:anchor-type="as-char" svg:y="-0.183cm" draw:z-index="5" draw:style-name="gr1"><svg:title>TexMaths</svg:title><svg:desc>11§display§-q_2§svg§600§FALSE§</svg:desc><draw:path draw:style-name="gr2628" draw:text-style-name="P119" svg:width="0.566cm" svg:height="0.203cm" svg:x="-0.001cm" svg:y="0.019cm" svg:viewBox="0 0 567 204" svg:d="M0 0c189 0 378 0 567 0 0 68 0 136 0 204-189 0-378 0-567 0 0-68 0-136 0-204z"><text:p/></draw:path><draw:path draw:style-name="gr2629" draw:text-style-name="P120" svg:width="0.234cm" svg:height="0.014cm" svg:x="0.011cm" svg:y="0.065cm" svg:viewBox="0 0 235 15" svg:d="M222 15c7 0 13 0 13-7 0-8-6-8-13-8-70 0-140 0-209 0-6 0-13 0-13 8 0 7 7 7 13 7 69 0 139 0 209 0z"><text:p/></draw:path><draw:path draw:style-name="gr2630" draw:text-style-name="P120" svg:width="0.157cm" svg:height="0.242cm" svg:x="0.294cm" svg:y="0cm" svg:viewBox="0 0 158 243" svg:d="M158 4c0-2-1-4-3-4-4 0-20 15-26 27-9-20-25-27-37-27-45 0-92 57-92 113 0 36 22 60 51 60 16 0 31-10 45-23-4 13-16 65-18 69-2 10-5 12-27 12-5 0-9 0-9 8 2 1 0 4 5 4 12 0 26-1 39-1s26 1 39 1c3 0 7 0 7-8 0-4-3-4-10-4-19 0-19-2-19-5 0-4 1-6 3-9 17-71 35-141 52-213zM52 164c-23 0-25-29-25-36 0-17 11-59 18-75 12-29 32-44 47-44 26 0 31 30 31 34 0 2-21 84-23 86-5 11-26 35-48 35z"><text:p/></draw:path><draw:path draw:style-name="gr2631" draw:text-style-name="P120" svg:width="0.118cm" svg:height="0.176cm" svg:x="0.467cm" svg:y="0.049cm" svg:viewBox="0 0 119 177" svg:d="M119 128c-4 0-7 0-9 0-1 6-4 22-8 24-2 2-23 2-26 2-17 0-33 0-50 0 29-25 38-31 54-44 20-16 39-32 39-59 0-31-29-51-63-51s-56 23-56 48c0 13 11 14 14 14 6 0 15-4 15-14 0-4-3-14-17-14 9-19 26-25 40-25 26 0 40 22 40 42 0 25-16 43-25 53-22 21-43 42-65 62-2 3-2 4-2 11 37 0 74 0 111 0 2-16 4-32 8-49z"><text:p/></draw:path></draw:g> רציונלי כי מתוך האקסיומות לכל רציונלי קיים הופכי רציונלי. הגענו ל־<draw:g text:anchor-type="as-char" svg:y="-0.288cm" draw:z-index="4" draw:style-name="gr1"><svg:title>TexMaths</svg:title><svg:desc>11§display§q_1 + (-q_2)§svg§600§FALSE§</svg:desc><draw:path draw:style-name="gr2632" draw:text-style-name="P119" svg:width="1.684cm" svg:height="0.344cm" svg:x="0.004cm" svg:y="0.019cm" svg:viewBox="0 0 1685 345" svg:d="M0 0c562 0 1123 0 1685 0 0 115 0 230 0 345-562 0-1123 0-1685 0 0-115 0-230 0-345z"><text:p/></draw:path><draw:path draw:style-name="gr2633" draw:text-style-name="P120" svg:width="0.158cm" svg:height="0.242cm" svg:x="-0.001cm" svg:y="0.118cm" svg:viewBox="0 0 159 243" svg:d="M159 4c0-2-1-4-4-4-4 0-20 15-26 26-8-20-23-26-36-26-46 0-93 57-93 112 0 39 23 62 51 62 17 0 31-9 46-23-4 14-17 65-18 68-3 11-6 12-27 13-6 0-9 0-9 8 1 1 0 3 4 3 12 0 27-1 39-1 13 0 27 1 40 1 2 0 7 0 7-7 0-4-4-4-10-4-19 0-19-3-19-6 0-4 2-6 2-9 17-71 36-142 53-213zM52 166c-23 0-25-29-25-36 0-19 11-61 18-77 12-29 32-45 48-45 26 0 30 32 30 34s-21 87-22 88c-5 11-27 36-49 36z"><text:p/></draw:path><draw:path draw:style-name="gr2634" draw:text-style-name="P120" svg:width="0.097cm" svg:height="0.178cm" svg:x="0.186cm" svg:y="0.168cm" svg:viewBox="0 0 98 179" svg:d="M60 8c0-7 0-8-7-8-18 18-42 18-53 18 0 3 0 6 0 10 5 0 24 0 38-8 0 45 0 91 0 137 0 9 0 13-26 13-3 0-8 0-11 0 0 3 0 6 0 9 6 0 39-1 48-1s43 1 49 1c0-3 0-6 0-9-3 0-7 0-10 0-28 0-28-4-28-13 0-50 0-100 0-149z"><text:p/></draw:path><draw:path draw:style-name="gr2635" draw:text-style-name="P120" svg:width="0.256cm" svg:height="0.256cm" svg:x="0.437cm" svg:y="0.064cm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2636" draw:text-style-name="P120" svg:width="0.089cm" svg:height="0.383cm" svg:x="0.839cm" svg:y="0cm" svg:viewBox="0 0 90 384" svg:d="M90 380c0-1 0-1-6-8-49-48-61-121-61-179 0-67 14-135 62-183 5-4 5-4 5-7 0-2-2-3-4-3-4 0-39 26-62 75-20 43-24 86-24 118 0 28 4 76 25 119 24 47 57 72 61 72 2 0 4-1 4-4z"><text:p/></draw:path><draw:path draw:style-name="gr2637" draw:text-style-name="P120" svg:width="0.235cm" svg:height="0.014cm" svg:x="0.982cm" svg:y="0.184cm" svg:viewBox="0 0 236 15" svg:d="M222 15c7 0 14 0 14-7 0-8-7-8-14-8-69 0-138 0-208 0-6 0-14 0-14 8 0 7 8 7 14 7 70 0 139 0 208 0z"><text:p/></draw:path><draw:path draw:style-name="gr2638" draw:text-style-name="P120" svg:width="0.158cm" svg:height="0.242cm" svg:x="1.266cm" svg:y="0.118cm" svg:viewBox="0 0 159 243" svg:d="M159 4c0-2-1-4-4-4s-19 15-25 26c-9-20-24-26-37-26-46 0-93 57-93 112 0 39 23 62 52 62 16 0 30-9 45-23-4 14-17 65-18 68-3 11-5 12-27 13-6 0-9 0-9 8 1 1 0 3 4 3 13 0 27-1 40-1s26 1 39 1c2 0 7 0 7-7 0-4-3-4-10-4-19 0-19-3-19-6 0-4 2-6 2-9 17-71 36-142 53-213zM53 166c-23 0-26-29-26-36 0-19 11-61 18-77 12-29 32-45 48-45 26 0 31 32 31 34s-22 87-23 88c-5 11-27 36-48 36z"><text:p/></draw:path><draw:path draw:style-name="gr2639" draw:text-style-name="P120" svg:width="0.119cm" svg:height="0.178cm" svg:x="1.44cm" svg:y="0.168cm" svg:viewBox="0 0 120 179" svg:d="M120 130c-3 0-6 0-9 0-1 7-3 22-8 25-2 1-23 1-26 1-17 0-33 0-50 0 29-25 38-32 54-45 20-15 39-33 39-58 0-33-29-53-63-53s-57 24-57 48c0 15 12 16 14 16 7 0 16-5 16-14 0-6-3-15-17-15 9-18 27-25 40-25 26 0 40 21 40 43 0 23-16 42-25 52-22 21-43 41-65 63-3 4-3 4-3 11 37 0 75 0 112 0 2-16 6-33 8-49z"><text:p/></draw:path><draw:path draw:style-name="gr2640" draw:text-style-name="P120" svg:width="0.088cm" svg:height="0.383cm" svg:x="1.619cm" svg:y="0cm" svg:viewBox="0 0 89 384" svg:d="M89 193c0-30-4-77-25-120-23-48-56-73-61-73-2 0-3 1-3 3 0 3 0 3 7 10 38 38 60 99 60 180 0 65-14 132-63 181-4 5-4 5-4 6 0 3 1 4 3 4 5 0 39-26 62-75 20-43 24-85 24-116z"><text:p/></draw:path></draw:g>, שנכון כי הוכחנו כי חיבור רציונלים רציונלי. </text:p>
        </text:list-item>
      </text:list>
      <text:h text:style-name="Heading_20_4" text:outline-level="4">חלק <text:span text:style-name="T57">שלישי</text:span> – כפל רציונלים</text:h>
      <text:list xml:id="list1480632523" text:style-name="L16">
        <text:list-item>
          <text:p text:style-name="P104">צ.ל.:</text:p>
          <text:p text:style-name="P23"><draw:g text:anchor-type="as-char" svg:y="-0.27cm" draw:z-index="96" draw:style-name="gr1"><svg:title>TexMaths</svg:title><svg:desc>11§display§\forall q_1, q_2 \in \Q. q_1 \cdot q_2 \in \Q§svg§600§FALSE§</svg:desc><draw:path draw:style-name="gr1112" draw:text-style-name="P119" svg:width="3.649cm" svg:height="0.305cm" svg:x="0.019cm" svg:y="0.018cm" svg:viewBox="0 0 3650 306" svg:d="M1826 306c-609 0-1218 0-1826 0 0-102 0-204 0-306 1217 0 2433 0 3650 0 0 102 0 204 0 306-609 0-1217 0-1824 0z"><text:p/></draw:path><draw:path draw:style-name="gr1113" draw:text-style-name="P120" svg:width="0.215cm" svg:height="0.274cm" svg:x="-0.001cm" svg:y="0.004cm" svg:viewBox="0 0 216 275" svg:d="M213 14c3-4 3-5 3-6 0-5-4-8-8-8-6 0-8 4-10 9-11 28-21 56-32 85-40 0-78 0-118 0-11-29-21-57-32-85-1-6-3-9-8-9-4 0-8 3-8 8 1 2 0 1 2 6 32 84 65 168 97 251 2 6 3 10 9 10 5 0 6-4 9-9 31-83 64-168 96-252zM55 109c35 0 70 0 106 0-18 45-36 91-53 137-18-46-35-92-53-137z"><text:p/></draw:path><draw:path draw:style-name="gr1114" draw:text-style-name="P120" svg:width="0.158cm" svg:height="0.243cm" svg:x="0.229cm" svg:y="0.101cm" svg:viewBox="0 0 159 244" svg:d="M159 4c0-2-1-4-3-4-4 0-20 15-26 28-9-21-24-28-37-28-45 0-93 57-93 113 0 38 23 62 52 62 16 0 32-10 45-23-4 13-16 64-17 67-3 11-6 13-28 13-5 0-9 0-9 8 2 2 0 4 5 4 12 0 26-1 39-1s26 1 39 1c3 0 7 0 7-7 0-5-3-5-10-5-19 0-19-3-19-6 0-2 2-5 3-8 17-70 35-142 52-214zM53 166c-23 0-26-29-26-36 0-19 13-61 19-77 11-29 32-44 47-44 26 0 31 31 31 34 0 2-21 86-22 88-6 11-27 35-49 35z"><text:p/></draw:path><draw:path draw:style-name="gr1115" draw:text-style-name="P120" svg:width="0.098cm" svg:height="0.177cm" svg:x="0.416cm" svg:y="0.15cm" svg:viewBox="0 0 99 178" svg:d="M62 7c0-7-2-7-9-7-17 17-42 17-53 17 0 3 0 6 0 9 7 0 24 0 40-7 0 45 0 91 0 137 0 9 0 14-28 14-3 0-7 0-10 0 0 2 0 5 0 8 5 0 38-1 49-1 7 0 41 1 48 1 0-3 0-6 0-8-3 0-8 0-11 0-26 0-26-5-26-14 0-50 0-100 0-149z"><text:p/></draw:path><draw:path draw:style-name="gr1116" draw:text-style-name="P120" svg:width="0.044cm" svg:height="0.114cm" svg:x="0.593cm" svg:y="0.229cm" svg:viewBox="0 0 45 115" svg:d="M45 40c0-26-10-40-24-40-13 0-21 9-21 20s8 21 21 21c4 0 10-2 13-6 1 0 1-1 2-1 0 2 1 1 1 6 0 28-14 51-26 65-4 4-4 5-4 6 0 2 1 4 3 4 4 0 35-30 35-75z"><text:p/></draw:path><draw:path draw:style-name="gr1117" draw:text-style-name="P120" svg:width="0.158cm" svg:height="0.243cm" svg:x="0.747cm" svg:y="0.101cm" svg:viewBox="0 0 159 244" svg:d="M159 4c0-2-1-4-4-4s-20 15-26 28c-8-21-23-28-36-28-46 0-93 57-93 113 0 38 23 62 51 62 17 0 31-10 46-23-4 13-17 64-18 67-3 11-5 13-27 13-6 0-9 0-9 8 1 2 0 4 4 4 13 0 27-1 39-1 13 0 27 1 40 1 2 0 7 0 7-7 0-5-4-5-10-5-19 0-19-3-19-6 0-2 2-5 2-8 17-70 36-142 53-214zM53 166c-24 0-26-29-26-36 0-19 11-61 18-77 12-29 32-44 48-44 26 0 31 31 31 34 0 2-22 86-23 88-5 11-27 35-48 35z"><text:p/></draw:path><draw:path draw:style-name="gr1118" draw:text-style-name="P120" svg:width="0.119cm" svg:height="0.177cm" svg:x="0.921cm" svg:y="0.15cm" svg:viewBox="0 0 120 178" svg:d="M120 130c-3 0-6 0-9 0-1 5-3 22-8 24-2 2-23 2-26 2-17 0-33 0-50 0 29-25 38-33 54-46 20-15 39-32 39-58 0-32-29-52-63-52s-57 23-57 47c0 15 12 16 14 16 7 0 15-5 15-15 0-4-2-14-16-14 9-19 27-25 40-25 26 0 40 22 40 43 0 24-16 43-25 52-22 20-43 42-65 64-3 3-3 4-3 10 37 0 75 0 112 0 2-16 6-33 8-48z"><text:p/></draw:path><draw:path draw:style-name="gr1119" draw:text-style-name="P120" svg:width="0.193cm" svg:height="0.221cm" svg:x="1.217cm" svg:y="0.063cm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1120" draw:text-style-name="P120" svg:width="0.274cm" svg:height="0.339cm" svg:x="1.563cm" svg:y="-0.001cm" svg:viewBox="0 0 275 340" svg:d="M172 274c53-11 103-54 103-134 0-97-68-140-138-140-71 0-137 44-137 140 0 81 49 120 95 132 17 40 56 68 103 68 20 0 41-4 60-12 8-2 11-4 11-9 0-4-3-6-6-6-1 0-1 0-3 0-11 3-16 3-22 3-36 0-58-22-66-42zM84 24c-24 28-30 73-30 116 0 37 4 85 31 114-28-10-72-40-72-114 0-78 47-107 71-116zM190 24c27 10 71 41 71 116 0 77-48 106-71 114 24-27 30-71 30-114 0-38-4-86-30-116zM137 264c-62 0-70-80-70-124 0-46 8-127 70-127 63 0 70 83 70 127 0 46-8 124-70 124zM111 276c11 1 25 1 26 1 2 0 10 0 21-1 10 26 29 40 48 48 4 1 4 1 4 2-4 0-7 0-12 0-33 0-66-15-87-50z"><text:p/></draw:path><draw:path draw:style-name="gr1121" draw:text-style-name="P120" svg:width="0.041cm" svg:height="0.04cm" svg:x="1.882cm" svg:y="0.229cm" svg:viewBox="0 0 42 41" svg:d="M42 20c0-11-10-20-21-20s-21 9-21 20 10 21 21 21 21-10 21-21z"><text:p/></draw:path><draw:path draw:style-name="gr1122" draw:text-style-name="P120" svg:width="0.158cm" svg:height="0.243cm" svg:x="1.972cm" svg:y="0.101cm" svg:viewBox="0 0 159 244" svg:d="M159 4c0-2-1-4-4-4-4 0-20 15-26 28-8-21-23-28-36-28-46 0-93 57-93 113 0 38 23 62 51 62 16 0 31-10 46-23-4 13-17 64-18 67-3 11-6 13-27 13-6 0-9 0-9 8 1 2 0 4 4 4 12 0 27-1 39-1 13 0 27 1 39 1 3 0 8 0 8-7 0-5-4-5-10-5-19 0-19-3-19-6 0-2 0-5 2-8 17-70 36-142 53-214zM52 166c-23 0-25-29-25-36 0-19 11-61 18-77 12-29 32-44 48-44 25 0 30 31 30 34 0 2-21 86-22 88-5 11-27 35-49 35z"><text:p/></draw:path><draw:path draw:style-name="gr1123" draw:text-style-name="P120" svg:width="0.097cm" svg:height="0.177cm" svg:x="2.159cm" svg:y="0.15cm" svg:viewBox="0 0 98 178" svg:d="M60 7c0-7 0-7-7-7-18 17-42 17-53 17 0 3 0 6 0 9 5 0 24 0 38-7 0 45 0 91 0 137 0 9 0 14-26 14-3 0-8 0-11 0 0 2 0 5 0 8 6 0 39-1 48-1s43 1 49 1c0-3 0-6 0-8-3 0-7 0-10 0-28 0-28-5-28-14 0-50 0-100 0-149z"><text:p/></draw:path><draw:path draw:style-name="gr1124" draw:text-style-name="P120" svg:width="0.04cm" svg:height="0.04cm" svg:x="2.422cm" svg:y="0.155cm" svg:viewBox="0 0 41 41" svg:d="M41 20c0-11-10-20-21-20s-20 9-20 20 9 21 20 21 21-10 21-21z"><text:p/></draw:path><draw:path draw:style-name="gr1125" draw:text-style-name="P120" svg:width="0.158cm" svg:height="0.243cm" svg:x="2.597cm" svg:y="0.101cm" svg:viewBox="0 0 159 244" svg:d="M159 4c0-2-1-4-4-4s-20 15-25 28c-9-21-24-28-37-28-46 0-93 57-93 113 0 38 23 62 52 62 16 0 30-10 45-23-4 13-17 64-18 67-3 11-5 13-27 13-6 0-9 0-9 8 1 2 0 4 4 4 13 0 27-1 40-1 12 0 26 1 39 1 2 0 7 0 7-7 0-5-3-5-10-5-19 0-19-3-19-6 0-2 2-5 2-8 17-70 36-142 53-214zM53 166c-23 0-26-29-26-36 0-19 11-61 18-77 12-29 32-44 48-44 26 0 31 31 31 34 0 2-22 86-23 88-5 11-27 35-48 35z"><text:p/></draw:path><draw:path draw:style-name="gr1126" draw:text-style-name="P120" svg:width="0.119cm" svg:height="0.177cm" svg:x="2.771cm" svg:y="0.15cm" svg:viewBox="0 0 120 178" svg:d="M120 130c-3 0-6 0-9 0-1 5-3 22-8 24-2 2-23 2-26 2-17 0-33 0-50 0 29-25 38-33 54-46 20-15 39-32 39-58 0-32-29-52-63-52s-57 23-57 47c0 15 12 16 14 16 7 0 16-5 16-15 0-4-3-14-17-14 9-19 27-25 40-25 27 0 40 22 40 43 0 24-16 43-25 52-22 20-43 42-65 64-3 3-3 4-3 10 37 0 75 0 112 0 2-16 6-33 8-48z"><text:p/></draw:path><draw:path draw:style-name="gr1127" draw:text-style-name="P120" svg:width="0.193cm" svg:height="0.221cm" svg:x="3.067cm" svg:y="0.063cm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1128" draw:text-style-name="P120" svg:width="0.274cm" svg:height="0.339cm" svg:x="3.413cm" svg:y="-0.001cm" svg:viewBox="0 0 275 340" svg:d="M172 274c55-11 103-54 103-134 0-97-68-140-138-140-71 0-137 44-137 140 0 81 49 120 95 132 17 40 56 68 103 68 20 0 41-4 60-12 8-2 11-4 11-9 0-4-3-6-6-6-1 0-1 0-3 0-11 3-16 3-22 3-36 0-58-22-66-42zM84 24c-24 28-30 73-30 116 0 37 4 85 31 114-28-10-72-40-72-114 0-78 47-107 71-116zM191 24c26 10 70 41 70 116 0 77-48 106-71 114 24-27 30-71 30-114 0-38-4-86-30-116zM137 264c-62 0-70-80-70-124 0-46 8-127 70-127 63 0 70 83 70 127 0 46-8 124-70 124zM112 276c10 1 24 1 25 1 2 0 10 0 21-1 10 26 29 40 48 48 4 1 4 1 4 2-4 0-7 0-12 0-33 0-66-15-86-50z"><text:p/></draw:path></draw:g></text:p>
        </text:list-item>
        <text:list-item>
          <text:p text:style-name="P104">כלומר:</text:p>
          <text:p text:style-name="P23"><draw:g text:anchor-type="as-char" svg:y="-0.429cm" draw:z-index="94" draw:style-name="gr1"><svg:title>TexMaths</svg:title><svg:desc>11§display§\forall m_1, m_2 \in \Z. \forall n_1, n_2 \in \N. \frac{m_1}{n_1} \cdot \frac{m_2}{n_2} = \frac{m_1 m_2}{n_1 n_2}§svg§600§FALSE§</svg:desc><draw:path draw:style-name="gr1180" draw:text-style-name="P119" svg:width="7.343cm" svg:height="0.712cm" svg:x="0.019cm" svg:y="0.018cm" svg:viewBox="0 0 7344 713" svg:d="M3672 713c-1224 0-2448 0-3672 0 0-238 0-476 0-713 2448 0 4897 0 7344 0 0 237 0 475 0 713-1224 0-2448 0-3672 0z"><text:p/></draw:path><draw:path draw:style-name="gr1181" draw:text-style-name="P120" svg:width="0.215cm" svg:height="0.275cm" svg:x="-0.001cm" svg:y="0.162cm" svg:viewBox="0 0 216 276" svg:d="M213 14c3-3 3-4 3-6 0-4-4-8-8-8-6 0-8 4-10 9-11 28-21 56-32 84-38 0-78 0-116 0-11-28-22-56-33-84-2-6-4-9-9-9-4 0-8 4-8 8 0 1 0 2 2 6 32 85 65 168 97 253 2 5 3 9 9 9 5 0 6-5 9-8 32-85 65-169 96-254zM55 109c35 0 70 0 106 0-18 45-36 91-53 137-18-46-35-92-53-137z"><text:p/></draw:path><draw:path draw:style-name="gr1182" draw:text-style-name="P120" svg:width="0.315cm" svg:height="0.172cm" svg:x="0.226cm" svg:y="0.261cm" svg:viewBox="0 0 316 173" svg:d="M22 147c-1 6-3 14-3 17 0 6 5 9 11 9 5 0 12-2 14-9 1-2 6-20 8-29 3-12 5-23 9-35 2-9 4-17 6-25 1-7 5-19 5-20 6-12 26-47 63-47 17 0 21 14 21 27 0 10-3 20-6 32-4 15-7 30-10 45-4 10-6 19-9 29-1 7-4 20-4 23 0 6 5 9 11 9 12 0 14-8 17-21 6-21 20-77 23-93 1-5 22-51 64-51 17 0 21 13 21 27 0 22-17 66-24 86-4 10-5 14-5 22 0 17 14 30 31 30 36 0 51-56 51-59s-4-3-5-3c-3 0-3 1-5 6-6 21-19 49-40 49-6 0-9-5-9-13 0-10 4-19 7-28 8-20 23-62 23-84 0-26-15-41-44-41-28 0-48 16-63 37-1-5-2-18-12-27s-23-10-32-10c-35 0-53 24-60 33-2-22-19-33-35-33-19 0-26 14-29 22-8 13-12 35-12 37 0 4 3 4 4 4 4 0 5 0 7-9 7-28 14-46 28-46 6 0 12 3 12 17 0 9-1 13-6 33-8 30-15 59-23 89z"><text:p/></draw:path><draw:path draw:style-name="gr1183" draw:text-style-name="P120" svg:width="0.097cm" svg:height="0.178cm" svg:x="0.583cm" svg:y="0.309cm" svg:viewBox="0 0 98 179" svg:d="M61 8c0-8 0-8-8-8-18 18-42 18-53 18 0 3 0 6 0 9 7 0 24 0 39-7 0 46 0 91 0 137 0 9 0 12-27 12-3 0-6 0-10 0 0 3 0 7 0 10 5 0 38-1 48-1 8 0 42 1 48 1 0-3 0-7 0-10-3 0-7 0-10 0-27 0-27-3-27-12 0-49 0-100 0-149z"><text:p/></draw:path><draw:path draw:style-name="gr1184" draw:text-style-name="P120" svg:width="0.044cm" svg:height="0.114cm" svg:x="0.76cm" svg:y="0.388cm" svg:viewBox="0 0 45 115" svg:d="M45 41c0-26-10-41-25-41-12 0-20 10-20 21 0 10 8 21 20 21 5 0 10-2 14-6 1-1 1-1 2-1 0 2 0 0 0 6 0 28-13 51-26 64-4 5-4 5-4 6 0 3 2 4 4 4 4 0 35-29 35-74z"><text:p/></draw:path><draw:path draw:style-name="gr1185" draw:text-style-name="P120" svg:width="0.316cm" svg:height="0.172cm" svg:x="0.91cm" svg:y="0.261cm" svg:viewBox="0 0 317 173" svg:d="M23 147c-1 6-3 14-3 17 0 6 5 9 11 9 4 0 11-2 14-9 0-2 5-20 7-29 3-12 5-23 9-35 2-9 4-17 6-25 2-7 5-19 6-20 5-12 26-47 62-47 18 0 21 14 21 27 0 10-2 20-5 32-4 15-8 30-11 45-2 10-6 19-8 29-2 7-5 20-5 23 0 6 5 9 11 9 12 0 14-8 17-21 6-21 20-77 23-93 1-5 22-51 64-51 17 0 21 13 21 27 0 22-15 66-23 86-5 10-6 14-6 22 0 17 14 30 32 30 37 0 51-56 51-59s-3-3-5-3c-4 0-4 1-6 6-6 21-18 49-40 49-5 0-9-5-9-13 0-10 4-19 7-28 8-20 24-62 24-84 0-26-16-41-45-41-30 0-48 16-63 37 0-5-1-18-12-27-10-9-22-10-32-10-35 0-53 24-60 33-2-22-18-33-35-33-18 0-26 14-29 22-6 13-12 35-12 37 0 4 3 2 4 4 5 0 5 0 7-9 7-28 14-46 29-46 5 0 12 3 12 17 0 9-1 13-7 33-8 30-14 59-22 89z"><text:p/></draw:path><draw:path draw:style-name="gr1186" draw:text-style-name="P120" svg:width="0.119cm" svg:height="0.178cm" svg:x="1.256cm" svg:y="0.309cm" svg:viewBox="0 0 120 179" svg:d="M120 130c-3 0-7 0-10 0-1 6-3 22-7 25-2 1-23 1-27 1-17 0-33 0-50 0 29-25 39-32 54-45 21-15 40-33 40-58 0-33-29-53-64-53-33 0-56 23-56 48 0 15 11 16 14 16 7 0 15-5 15-15 0-5-3-14-17-14 9-20 28-25 40-25 27 0 42 21 42 43 0 23-18 41-26 51-22 22-44 43-66 65-2 2-2 2-2 10 37 0 74 0 111 0 3-17 6-33 9-49z"><text:p/></draw:path><draw:path draw:style-name="gr1187" draw:text-style-name="P120" svg:width="0.192cm" svg:height="0.223cm" svg:x="1.551cm" svg:y="0.221cm" svg:viewBox="0 0 193 224" svg:d="M179 120c7 0 14 0 14-8s-7-8-14-8c-55 0-109 0-164 0 5-51 50-89 104-89 20 0 41 0 60 0 7 0 14 0 14-7 0-8-7-8-14-8-19 0-40 0-60 0-66 0-119 51-119 112s53 112 119 112c20 0 41 0 60 0 7 0 14 0 14-8 0-7-7-7-14-7-19 0-40 0-60 0-54 0-99-38-104-89 55 0 109 0 164 0z"><text:p/></draw:path><draw:path draw:style-name="gr1188" draw:text-style-name="P120" svg:width="0.234cm" svg:height="0.264cm" svg:x="1.895cm" svg:y="0.166cm" svg:viewBox="0 0 235 265" svg:d="M220 14c3-5 3-5 3-6 0-8-5-8-12-8-59 0-117 0-177 0-13 0-13 1-14 11-2 18-3 35-6 53 0 1-1 3-1 4 0 6 5 8 8 8s5-2 7-6c1-10 4-26 28-40 22-15 49-16 62-16 11 0 21 0 32 0-49 79-97 157-146 236-4 5-4 6-4 7 0 8 7 8 13 8 66 0 133 0 199 0 11 0 11-1 14-11 3-26 6-51 9-76 0-5-3-8-6-8-6 0-7 5-8 12-6 32-36 68-91 68-19 0-36 0-55 0 48-79 97-157 145-236zM33 14c7 0 14 0 21 0-11 6-18 12-23 17 1-6 1-11 2-17zM165 14c13 0 26 0 40 0-49 79-98 157-147 236-13 0-25 0-38 0 48-79 97-157 145-236zM186 250c11-6 21-14 30-25-1 8-3 12-4 25-8 0-17 0-26 0z"><text:p/></draw:path><draw:path draw:style-name="gr1189" draw:text-style-name="P120" svg:width="0.04cm" svg:height="0.041cm" svg:x="2.175cm" svg:y="0.388cm" svg:viewBox="0 0 41 42" svg:d="M41 21c0-11-9-21-20-21-12 0-21 10-21 21s9 21 21 21c11 0 20-10 20-21z"><text:p/></draw:path><draw:path draw:style-name="gr1190" draw:text-style-name="P120" svg:width="0.215cm" svg:height="0.275cm" svg:x="2.249cm" svg:y="0.162cm" svg:viewBox="0 0 216 276" svg:d="M213 14c3-3 3-4 3-6 0-4-4-8-8-8-6 0-8 4-9 9-11 28-22 56-33 84-38 0-78 0-116 0-11-28-21-56-32-84-3-6-5-9-10-9-4 0-8 4-8 8 0 1 0 2 2 6 32 85 65 168 97 253 2 5 4 9 9 9s6-5 9-8c32-85 65-169 96-254zM55 109c35 0 70 0 106 0-18 45-36 91-53 137-18-46-35-92-53-137z"><text:p/></draw:path><draw:path draw:style-name="gr1191" draw:text-style-name="P120" svg:width="0.208cm" svg:height="0.172cm" svg:x="2.476cm" svg:y="0.261cm" svg:viewBox="0 0 209 173" svg:d="M23 147c-2 6-4 14-4 17 0 6 5 9 12 9 4 0 11-2 14-9 0-2 5-20 7-29 3-12 5-23 9-35 2-9 4-17 6-25 1-7 5-19 6-20 5-12 25-47 62-47 18 0 21 14 21 27 0 24-18 73-25 90-3 9-4 13-4 18 0 17 14 30 31 30 37 0 51-56 51-59s-3-3-4-3c-4 0-4 1-6 6-8 27-21 49-39 49-7 0-9-5-9-13 0-10 3-19 6-28 8-20 23-62 23-84 0-26-16-41-44-41-35 0-53 24-60 33-2-22-18-33-35-33-18 0-26 14-30 22-5 12-11 35-11 37 0 4 3 4 4 4 5 0 5 0 7-9 7-28 14-46 29-46 7 0 12 5 12 17 0 9-2 13-7 33-8 30-14 59-22 89z"><text:p/></draw:path><draw:path draw:style-name="gr1192" draw:text-style-name="P120" svg:width="0.098cm" svg:height="0.178cm" svg:x="2.725cm" svg:y="0.309cm" svg:viewBox="0 0 99 179" svg:d="M62 8c0-8-1-8-8-8-18 18-43 18-54 18 0 3 0 6 0 9 7 0 24 0 40-7 0 46 0 91 0 137 0 9 0 12-28 12-3 0-6 0-10 0 0 3 0 7 0 10 6 0 39-1 49-1 7 0 41 1 48 1 0-3 0-7 0-10-3 0-7 0-10 0-27 0-27-3-27-12 0-49 0-100 0-149z"><text:p/></draw:path><draw:path draw:style-name="gr1193" draw:text-style-name="P120" svg:width="0.045cm" svg:height="0.114cm" svg:x="2.902cm" svg:y="0.388cm" svg:viewBox="0 0 46 115" svg:d="M46 41c0-26-10-41-25-41-13 0-21 10-21 21 0 10 8 21 21 21 4 0 10-2 13-6 1-1 1-1 2-1 0 2 1 0 1 6 0 28-14 51-26 64-4 5-4 5-4 6 0 3 2 4 4 4 3 0 35-29 35-74z"><text:p/></draw:path><draw:path draw:style-name="gr1194" draw:text-style-name="P120" svg:width="0.208cm" svg:height="0.172cm" svg:x="3.053cm" svg:y="0.261cm" svg:viewBox="0 0 209 173" svg:d="M22 147c-1 6-3 14-3 17 0 6 5 9 11 9 5 0 12-2 14-9 1-2 6-20 8-29 3-12 5-23 9-35 2-9 4-17 6-25 1-7 5-19 5-20 6-12 26-47 63-47 17 0 21 14 21 27 0 24-20 73-25 90-3 9-4 13-4 18 0 17 13 30 31 30 37 0 51-56 51-59s-3-3-4-3c-5 0-5 1-6 6-8 27-21 49-39 49-7 0-10-5-10-13 0-10 3-19 7-28 7-20 23-62 23-84 0-26-16-41-44-41-35 0-53 24-60 33-2-22-19-33-36-33-19 0-25 14-29 22-7 12-11 35-11 37 0 4 3 4 4 4 4 0 5 0 7-9 7-28 14-46 28-46 7 0 12 5 12 17 0 9-1 13-6 33-8 30-15 59-23 89z"><text:p/></draw:path><draw:path draw:style-name="gr1195" draw:text-style-name="P120" svg:width="0.119cm" svg:height="0.178cm" svg:x="3.291cm" svg:y="0.309cm" svg:viewBox="0 0 120 179" svg:d="M120 130c-3 0-7 0-10 0-1 6-3 22-7 25-2 1-23 1-27 1-17 0-33 0-50 0 29-25 39-32 54-45 21-15 40-33 40-58 0-33-30-53-64-53s-56 23-56 48c0 15 11 16 14 16 7 0 15-5 15-15 0-5-3-14-17-14 9-20 28-25 40-25 27 0 42 21 42 43 0 23-18 41-26 51-22 22-44 43-66 65-2 2-2 2-2 10 37 0 74 0 111 0 3-17 6-33 9-49z"><text:p/></draw:path><draw:path draw:style-name="gr1196" draw:text-style-name="P120" svg:width="0.192cm" svg:height="0.223cm" svg:x="3.587cm" svg:y="0.221cm" svg:viewBox="0 0 193 224" svg:d="M179 120c7 0 14 0 14-8s-7-8-14-8c-55 0-109 0-164 0 5-51 50-89 104-89 20 0 41 0 60 0 7 0 14 0 14-7 0-8-7-8-14-8-19 0-40 0-60 0-66 0-119 51-119 112s53 112 119 112c20 0 41 0 60 0 7 0 14 0 14-8 0-7-7-7-14-7-19 0-40 0-60 0-54 0-99-38-104-89 55 0 109 0 164 0z"><text:p/></draw:path><draw:path draw:style-name="gr1197" draw:text-style-name="P120" svg:width="0.261cm" svg:height="0.27cm" svg:x="3.928cm" svg:y="0.166cm" svg:viewBox="0 0 262 271" svg:d="M34 35c0 63 0 125 0 188 0 21-3 27-23 27-4 0-11 1-11 7 0 8 7 8 13 8 20 0 41 0 61 0 6 0 12 0 12-8 0-6-6-7-11-7-22 0-24-7-24-28 0-60 0-118 0-176 55 74 111 146 166 220 4 4 5 5 9 5 6 0 6-5 6-12 0-73 0-146 0-218 0-21 3-27 21-27 2 0 9-1 9-6 0-8-6-8-12-8-19 0-39 0-57 0-7 0-14 0-14 8 0 6 8 6 11 6 22 0 26 8 26 29 0 39 0 80 0 119-39-52-78-104-117-157-4-5-5-5-14-5-22 0-45 0-67 0-7 0-14 0-14 8 0 5 7 6 9 6 10 1 18 7 21 11 0 4 0 5 0 10zM218 245c-56-75-111-148-167-222-5-4-5-5-9-9 15 0 31 0 46 0 43 58 87 117 130 175 0 19 0 37 0 56z"><text:p/></draw:path><draw:path draw:style-name="gr1198" draw:text-style-name="P120" svg:width="0.041cm" svg:height="0.041cm" svg:x="4.23cm" svg:y="0.388cm" svg:viewBox="0 0 42 42" svg:d="M42 21c0-11-10-21-21-21s-21 10-21 21 10 21 21 21 21-10 21-21z"><text:p/></draw:path><draw:path draw:style-name="gr1199" draw:text-style-name="P120" svg:width="0.316cm" svg:height="0.174cm" svg:x="4.362cm" svg:y="0cm" svg:viewBox="0 0 317 175" svg:d="M23 148c-1 6-3 14-3 17 0 6 5 10 11 10 4 0 12-4 14-11 2-10 6-19 8-29 2-11 5-23 8-34 2-9 5-18 6-26 2-7 6-18 6-19 5-12 26-47 62-47 18 0 21 14 21 26 0 10-2 21-5 33-4 14-8 30-11 44-2 10-6 20-8 30-1 7-5 20-5 23 0 6 5 10 12 10 12 0 14-10 16-22 6-22 20-78 24-93 1-5 21-51 64-51 17 0 21 13 21 26 0 22-16 66-24 87-3 9-6 13-6 21 0 18 14 32 32 32 37 0 51-56 51-60 0-3-3-3-5-3-4 0-4 1-5 7-7 19-19 47-40 47-6 0-10-4-10-12 0-10 4-19 8-28 7-19 23-62 23-84 0-26-15-42-44-42s-49 18-64 37c0-4-1-17-12-27-10-8-22-10-32-10-34 0-53 25-60 34-1-22-18-34-35-34-18 0-26 15-29 22-6 13-12 36-12 37 0 5 3 4 4 5 5 0 5-1 7-9 7-28 14-46 29-46 6 0 12 3 12 17 0 8-1 12-7 33-8 30-14 60-22 89z"><text:p/></draw:path><draw:path draw:style-name="gr1200" draw:text-style-name="P120" svg:width="0.098cm" svg:height="0.178cm" svg:x="4.72cm" svg:y="0.048cm" svg:viewBox="0 0 99 179" svg:d="M62 8c0-8-1-8-8-8-18 16-43 18-54 18 0 3 0 5 0 8 7 0 25 0 40-6 0 46 0 91 0 137 0 9 0 12-28 12-3 0-6 0-10 0 0 3 0 7 0 10 6 0 39-1 49-1 8 0 41 1 48 1 0-3 0-7 0-10-3 0-7 0-10 0-27 0-27-3-27-12 0-49 0-100 0-149z"><text:p/></draw:path><draw:path draw:style-name="gr1201" draw:text-style-name="P120" svg:width="0.512cm" svg:height="0.014cm" svg:x="4.351cm" svg:y="0.326cm" svg:viewBox="0 0 513 15" svg:d="M256 15c-85 0-170 0-256 0 0-5 0-10 0-15 171 0 342 0 513 0 0 5 0 10 0 15-86 0-171 0-257 0z"><text:p/></draw:path><draw:path draw:style-name="gr1202" draw:text-style-name="P120" svg:width="0.208cm" svg:height="0.174cm" svg:x="4.416cm" svg:y="0.523cm" svg:viewBox="0 0 209 175" svg:d="M23 147c-1 7-3 15-3 18 0 6 5 10 11 10 4 0 11-4 14-11 2-10 5-19 7-29 3-11 5-23 9-34 2-9 4-18 6-26 2-7 5-18 6-19 5-12 26-47 62-47 18 0 21 14 21 26 0 24-18 74-25 90-3 9-3 13-3 18 0 18 13 32 30 32 37 0 51-56 51-60 0-3-3-3-4-3-4 0-4 1-6 7-8 26-21 47-39 47-7 0-9-4-9-12 0-10 3-19 6-28 8-21 23-62 23-84 0-27-16-42-44-42-35 0-53 25-60 34-2-22-18-34-35-34-18 0-26 15-29 22-6 13-12 36-12 37 0 5 3 4 4 5 5 0 5-1 7-9 7-28 14-46 29-46 7 0 12 4 12 17 0 8-1 12-7 32-8 30-14 59-22 89z"><text:p/></draw:path><draw:path draw:style-name="gr1203" draw:text-style-name="P120" svg:width="0.097cm" svg:height="0.178cm" svg:x="4.667cm" svg:y="0.573cm" svg:viewBox="0 0 98 179" svg:d="M61 8c0-8 0-8-8-8-18 16-42 16-53 16 0 4 0 7 0 10 6 0 24 0 39-7 0 46 0 92 0 138 0 9 0 12-27 12-3 0-8 0-11 0 0 3 0 7 0 10 6 0 39-1 49-1 8 0 42 1 48 1 0-3 0-7 0-10-3 0-7 0-10 0-27 0-27-3-27-12 0-49 0-100 0-149z"><text:p/></draw:path><draw:path draw:style-name="gr1204" draw:text-style-name="P120" svg:width="0.04cm" svg:height="0.04cm" svg:x="5.03cm" svg:y="0.314cm" svg:viewBox="0 0 41 41" svg:d="M41 21c0-11-10-21-21-21s-20 10-20 21 9 20 20 20 21-9 21-20z"><text:p/></draw:path><draw:path draw:style-name="gr1205" draw:text-style-name="P120" svg:width="0.315cm" svg:height="0.174cm" svg:x="5.248cm" svg:y="0cm" svg:viewBox="0 0 316 175" svg:d="M22 148c-1 6-3 14-3 17 0 6 5 10 11 10 5 0 12-4 14-11 1 0 6-19 8-29 3-11 5-23 9-34 2-9 4-18 6-26 1-7 5-18 5-19 6-12 26-47 63-47 17 0 20 14 20 26 0 10-2 21-5 33-4 14-8 30-11 44-3 10-6 20-8 30-1 7-4 20-4 23 0 6 5 10 11 10 12 0 14-10 17-22 6-22 20-78 23-93 1-5 22-51 64-51 17 0 21 13 21 26 0 22-17 66-24 87-4 9-6 13-6 21 0 18 15 32 32 32 36 0 51-56 51-60 0-3-4-3-5-3-3 0-3 1-5 7-6 19-19 47-40 47-6 0-9-4-9-12 0-10 4-19 7-28 8-19 23-62 23-84 0-26-15-42-44-42-28 0-48 18-63 37-1-4-2-17-13-27-9-8-22-10-31-10-35 0-53 25-60 34-2-22-19-34-36-34-18 0-25 15-29 22-7 13-11 36-11 37 0 5 3 5 4 5 4 0 5-1 7-9 7-28 14-46 28-46 6 0 12 3 12 17 0 8-1 12-6 33-8 30-15 60-23 89z"><text:p/></draw:path><draw:path draw:style-name="gr1206" draw:text-style-name="P120" svg:width="0.119cm" svg:height="0.178cm" svg:x="5.592cm" svg:y="0.048cm" svg:viewBox="0 0 120 179" svg:d="M120 130c-3 0-6 0-9 0-1 6-3 22-8 25-2 1-23 1-26 1-16 0-33 0-49 0 28-25 37-33 53-45 20-17 39-33 39-58 0-33-29-53-63-53s-57 23-57 48c0 13 12 16 14 16 7 0 15-6 15-15 0-5-1-15-16-15 9-19 27-24 40-24 26 0 41 21 41 43 0 23-17 41-26 51-22 21-43 42-65 64-3 3-3 3-3 11 37 0 75 0 112 0 2-17 6-33 8-49z"><text:p/></draw:path><draw:path draw:style-name="gr1207" draw:text-style-name="P120" svg:width="0.513cm" svg:height="0.014cm" svg:x="5.236cm" svg:y="0.326cm" svg:viewBox="0 0 514 15" svg:d="M256 15c-85 0-170 0-256 0 0-5 0-10 0-15 172 0 342 0 514 0 0 5 0 10 0 15-86 0-172 0-258 0z"><text:p/></draw:path><draw:path draw:style-name="gr1208" draw:text-style-name="P120" svg:width="0.209cm" svg:height="0.174cm" svg:x="5.301cm" svg:y="0.523cm" svg:viewBox="0 0 210 175" svg:d="M23 147c-1 7-3 15-3 18 0 6 5 10 11 10 4 0 12-4 14-11 2-10 6-19 8-29 3-11 5-23 9-34 2-9 4-18 5-26 2-7 6-18 6-19 5-12 26-47 62-47 18 0 21 14 21 26 0 24-18 74-25 90-3 9-3 13-3 18 0 18 13 32 32 32 36 0 50-56 50-60 0-3-3-3-4-3-5 0-5 1-7 7-8 26-20 47-39 47-7 0-9-4-9-12 0-10 3-19 6-28 8-21 25-62 25-84 0-27-17-42-46-42-34 0-52 25-59 34-2-22-19-34-36-34-18 0-26 15-29 22-6 13-12 36-12 37 0 5 4 5 6 5 3 0 3-1 6-9 6-28 14-46 28-46 7 0 12 4 12 17 0 8-1 12-7 32-8 30-14 59-22 89z"><text:p/></draw:path><draw:path draw:style-name="gr1209" draw:text-style-name="P120" svg:width="0.118cm" svg:height="0.178cm" svg:x="5.539cm" svg:y="0.573cm" svg:viewBox="0 0 119 179" svg:d="M119 130c-3 0-6 0-9 0-1 6-3 22-7 24-2 2-23 2-27 2-17 0-33 0-50 0 29-25 38-33 54-45 20-17 39-33 39-58 0-33-29-53-63-53s-56 23-56 48c0 13 11 15 14 15 7 0 15-5 15-15 0-4-3-14-17-14 9-19 27-24 40-24 27 0 40 21 40 43 0 23-16 41-25 51-22 21-43 42-65 64-2 2-2 3-2 11 37 0 74 0 111 0 2-17 6-33 8-49z"><text:p/></draw:path><draw:path draw:style-name="gr1210" draw:text-style-name="P120" svg:width="0.256cm" svg:height="0.089cm" svg:x="5.924cm" svg:y="0.288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211" draw:text-style-name="P120" svg:width="0.315cm" svg:height="0.174cm" svg:x="6.369cm" svg:y="0cm" svg:viewBox="0 0 316 175" svg:d="M22 148c-1 6-3 14-3 17 0 6 5 10 11 10 5 0 12-4 14-11 1 0 6-19 8-29 3-11 5-23 9-34 2-9 4-18 6-26 1-7 5-18 5-19 6-12 26-47 63-47 17 0 21 14 21 26 0 10-3 21-6 33-4 14-8 30-11 44-3 10-6 20-8 30-1 7-4 20-4 23 0 6 5 10 11 10 12 0 14-10 17-22 6-22 20-78 23-93 1-5 22-51 64-51 17 0 21 13 21 26 0 22-17 66-24 87-4 9-5 13-5 21 0 18 14 32 31 32 36 0 51-56 51-60 0-3-4-3-5-3-3 0-3 1-5 7-6 19-19 47-40 47-6 0-9-4-9-12 0-10 4-19 7-28 8-19 23-62 23-84 0-26-15-42-44-42-28 0-48 18-63 37-1-4-2-17-13-27-9-8-22-10-31-10-35 0-53 25-60 34-2-22-19-34-36-34-18 0-25 15-29 22-7 13-11 36-11 37 0 5 3 5 4 5 4 0 5-1 7-9 7-28 14-46 28-46 6 0 12 3 12 17 0 8-1 12-6 33-8 30-15 60-23 89z"><text:p/></draw:path><draw:path draw:style-name="gr1212" draw:text-style-name="P120" svg:width="0.097cm" svg:height="0.178cm" svg:x="6.726cm" svg:y="0.048cm" svg:viewBox="0 0 98 179" svg:d="M61 8c0-8 0-8-8-8-18 16-42 18-53 18 0 3 0 5 0 8 7 0 24 0 39-6 0 46 0 91 0 137 0 9 0 12-27 12-3 0-8 0-11 0 0 3 0 7 0 10 6 0 39-1 49-1 8 0 42 1 48 1 0-3 0-7 0-10-3 0-7 0-10 0-27 0-27-3-27-12 0-49 0-100 0-149z"><text:p/></draw:path><draw:path draw:style-name="gr1213" draw:text-style-name="P120" svg:width="0.316cm" svg:height="0.174cm" svg:x="6.882cm" svg:y="0cm" svg:viewBox="0 0 317 175" svg:d="M23 148c-2 6-4 14-4 17 0 6 5 10 12 10 4 0 11-4 14-11 2-10 5-19 7-29 3-11 5-23 9-34 2-9 4-18 6-26 1-7 5-18 5-19 6-12 26-47 63-47 18 0 21 14 21 26 0 10-3 21-6 33-4 14-7 30-10 44-2 10-6 20-8 30-2 7-5 20-5 23 0 6 5 10 11 10 12 0 14-10 17-22 6-22 20-78 23-93 1-5 22-51 64-51 17 0 21 13 21 26 0 22-17 66-24 87-4 9-5 13-5 21 0 18 14 32 32 32 37 0 51-56 51-60 0-3-5-3-6-3-3 0-3 1-5 7-6 19-18 47-40 47-6 0-9-4-9-12 0-10 4-19 7-28 8-19 24-62 24-84 0-26-16-42-45-42-30 0-48 18-63 37 0-4-2-17-12-27-10-8-22-10-32-10-35 0-53 25-60 34-2-22-19-34-35-34-18 0-26 15-29 22-8 13-12 36-12 37 0 5 3 5 4 5 5 0 5-1 7-9 7-28 14-46 29-46 5 0 12 3 12 17 0 8-2 12-7 33-8 30-14 60-22 89z"><text:p/></draw:path><draw:path draw:style-name="gr1214" draw:text-style-name="P120" svg:width="0.118cm" svg:height="0.178cm" svg:x="7.227cm" svg:y="0.048cm" svg:viewBox="0 0 119 179" svg:d="M119 130c-3 0-6 0-9 0-1 6-3 22-7 25-2 1-23 1-27 1-17 0-33 0-50 0 29-25 38-33 54-45 20-17 39-33 39-58 0-33-29-53-63-53s-56 23-56 48c0 13 11 16 14 16 7 0 15-6 15-15 0-5-3-15-17-15 9-19 28-24 40-24 27 0 40 21 40 43 0 23-16 41-25 51-22 21-43 42-65 64-2 3-2 3-2 11 37 0 74 0 111 0 2-17 6-33 8-49z"><text:p/></draw:path><draw:path draw:style-name="gr1215" draw:text-style-name="P120" svg:width="1.025cm" svg:height="0.014cm" svg:x="6.357cm" svg:y="0.326cm" svg:viewBox="0 0 1026 15" svg:d="M514 15c-172 0-342 0-514 0 0-5 0-10 0-15 342 0 684 0 1026 0 0 5 0 10 0 15-170 0-342 0-512 0z"><text:p/></draw:path><draw:path draw:style-name="gr1216" draw:text-style-name="P120" svg:width="0.209cm" svg:height="0.174cm" svg:x="6.476cm" svg:y="0.523cm" svg:viewBox="0 0 210 175" svg:d="M23 147c-1 7-3 15-3 18 0 6 5 10 11 10 4 0 12-4 14-11 2-10 6-19 8-29 2-11 5-23 8-34 2-9 5-18 6-26 2-7 6-18 6-19 5-12 26-47 62-47 18 0 21 14 21 26 0 24-18 74-25 90-3 9-3 13-3 18 0 18 13 32 32 32 36 0 50-56 50-60 0-3-3-3-5-3-4 0-4 1-6 7-8 26-20 47-39 47-7 0-9-4-9-12 0-10 3-19 6-28 8-21 25-62 25-84 0-27-17-42-46-42-34 0-53 25-60 34-1-22-18-34-35-34-18 0-26 15-29 22-6 13-12 36-12 37 0 5 3 4 4 5 5 0 5-1 7-9 7-28 14-46 29-46 7 0 12 4 12 17 0 8-1 12-7 32-8 30-14 59-22 89z"><text:p/></draw:path><draw:path draw:style-name="gr1217" draw:text-style-name="P120" svg:width="0.097cm" svg:height="0.178cm" svg:x="6.726cm" svg:y="0.573cm" svg:viewBox="0 0 98 179" svg:d="M61 8c0-8 0-8-8-8-18 16-42 16-53 16 0 4 0 7 0 10 7 0 24 0 39-7 0 46 0 92 0 138 0 9 0 12-27 12-3 0-8 0-11 0 0 3 0 7 0 10 6 0 39-1 49-1 8 0 42 1 48 1 0-3 0-7 0-10-3 0-7 0-10 0-27 0-27-3-27-12 0-49 0-100 0-149z"><text:p/></draw:path><draw:path draw:style-name="gr1218" draw:text-style-name="P120" svg:width="0.208cm" svg:height="0.174cm" svg:x="6.882cm" svg:y="0.523cm" svg:viewBox="0 0 209 175" svg:d="M23 147c-2 7-4 15-4 18 0 6 5 10 12 10 4 0 11-4 14-11 2-10 5-19 7-29 3-11 5-23 9-34 2-9 4-18 6-26 1-7 5-18 5-19 6-12 26-47 63-47 18 0 21 14 21 26 0 24-18 74-25 90-3 9-4 13-4 18 0 18 14 32 31 32 37 0 51-56 51-60 0-3-3-3-4-3-4 0-4 1-6 7-8 26-21 47-39 47-7 0-10-4-10-12 0-10 4-19 7-28 7-21 23-62 23-84 0-27-16-42-44-42-35 0-53 25-60 34-2-22-18-34-35-34-18 0-26 15-30 22-5 13-11 36-11 37 0 5 3 5 4 5 5 0 5-1 7-9 7-28 14-46 29-46 7 0 12 4 12 17 0 8-2 12-7 32-8 30-14 59-22 89z"><text:p/></draw:path><draw:path draw:style-name="gr1219" draw:text-style-name="P120" svg:width="0.119cm" svg:height="0.178cm" svg:x="7.119cm" svg:y="0.573cm" svg:viewBox="0 0 120 179" svg:d="M120 130c-3 0-7 0-10 0 0 6-3 22-7 24-2 2-23 2-26 2-16 0-34 0-51 0 29-25 39-33 55-45 20-17 39-33 39-58 0-33-29-53-64-53-33 0-56 23-56 48 0 13 12 15 14 15 7 0 15-5 15-15 0-4-3-14-16-14 8-19 27-24 39-24 27 0 42 21 42 43 0 23-17 41-26 51-22 21-44 42-66 64-2 2-2 3-2 11 37 0 74 0 111 0 3-17 6-33 9-49z"><text:p/></draw:path></draw:g></text:p>
        </text:list-item>
        <text:list-item>
          <text:p text:style-name="P105">כפל שלמים הוא שלם, לכן <draw:g text:anchor-type="as-char" svg:y="-0.263cm" draw:z-index="93" draw:style-name="gr1"><svg:title>TexMaths</svg:title><svg:desc>11§display§m_1 m_2 \in \Z§svg§600§FALSE§</svg:desc><draw:path draw:style-name="gr1220" draw:text-style-name="P119" svg:width="1.701cm" svg:height="0.28cm" svg:x="0.008cm" svg:y="0.018cm" svg:viewBox="0 0 1702 281" svg:d="M851 281c-284 0-567 0-851 0 0-93 0-188 0-281 567 0 1135 0 1702 0 0 93 0 188 0 281-283 0-567 0-851 0z"><text:p/></draw:path><draw:path draw:style-name="gr1221" draw:text-style-name="P120" svg:width="0.316cm" svg:height="0.173cm" svg:x="-0.001cm" svg:y="0.093cm" svg:viewBox="0 0 317 174" svg:d="M23 148c-1 6-3 14-3 17 0 6 5 9 11 9 4 0 12-3 14-11 2-9 6-18 8-28 3-12 5-23 9-34 2-9 4-18 6-26 1-7 5-18 5-19 5-12 26-47 62-47 18 0 21 14 21 27 0 9-2 20-5 32-4 14-8 29-11 44-3 10-6 20-8 30-1 7-4 20-4 23 0 6 5 9 11 9 12 0 14-9 17-22 6-21 20-77 23-92 1-5 21-51 64-51 17 0 21 13 21 27 0 22-17 66-24 86-4 9-6 13-6 21 0 18 15 31 32 31 36 0 51-56 51-59s-4-3-5-3c-4 0-4 1-5 6-7 21-19 48-40 48-6 0-10-4-10-12 0-10 4-19 8-28 7-20 23-62 23-84 0-26-15-42-44-42-30 0-49 18-64 37 0-4-1-17-12-27-10-8-22-10-32-10-34 0-52 25-59 34-2-22-19-34-36-34-18 0-26 15-29 22-7 14-12 36-12 37 0 5 4 5 5 5 4 0 4-1 7-9 7-28 14-46 28-46 6 0 12 3 12 17 0 9-1 12-7 33-8 30-14 59-22 89z"><text:p/></draw:path><draw:path draw:style-name="gr1222" draw:text-style-name="P120" svg:width="0.098cm" svg:height="0.177cm" svg:x="0.357cm" svg:y="0.142cm" svg:viewBox="0 0 99 178" svg:d="M62 8c0-8-2-8-8-8-18 16-43 18-54 18 0 3 0 5 0 8 7 0 25 0 40-6 0 45 0 91 0 137 0 9 0 12-28 12-3 0-7 0-10 0 0 3 0 5 0 9 6 0 39-1 49-1 8 0 41 1 48 1 0-4 0-6 0-9-3 0-7 0-10 0-27 0-27-3-27-12 0-51 0-100 0-149z"><text:p/></draw:path><draw:path draw:style-name="gr1223" draw:text-style-name="P120" svg:width="0.316cm" svg:height="0.173cm" svg:x="0.512cm" svg:y="0.093cm" svg:viewBox="0 0 317 174" svg:d="M23 148c-1 6-3 14-3 17 0 6 5 9 11 9 4 0 12-3 14-11 2-9 6-18 8-28 2-12 5-23 7-34 4-9 6-18 7-26 2-7 6-18 6-19 5-12 26-47 62-47 18 0 21 14 21 27 0 9-2 20-5 32-4 14-8 29-11 44-3 10-6 20-8 30-1 7-4 20-4 23 0 6 4 9 11 9 12 0 14-9 17-22 5-21 19-77 23-92 1-5 21-51 64-51 17 0 21 13 21 27 0 22-17 66-24 86-4 9-6 13-6 21 0 18 13 31 32 31 36 0 51-56 51-59s-4-3-5-3c-4 0-4 1-5 6-7 21-19 48-40 48-6 0-10-4-10-12 0-10 4-19 8-28 7-20 23-62 23-84 0-26-15-42-44-42-30 0-49 18-64 37 0-4-1-17-12-27-10-8-22-10-32-10-34 0-52 25-59 34-2-22-19-34-36-34-18 0-26 15-29 22-7 14-12 36-12 37 0 5 4 5 5 5 4 0 4-1 7-9 7-28 14-46 28-46 6 0 12 3 12 17 0 9-1 12-7 33-8 30-14 59-22 89z"><text:p/></draw:path><draw:path draw:style-name="gr1224" draw:text-style-name="P120" svg:width="0.119cm" svg:height="0.177cm" svg:x="0.857cm" svg:y="0.142cm" svg:viewBox="0 0 120 178" svg:d="M120 129c-3 0-7 0-10 0 0 7-3 22-7 25-2 2-23 2-26 2-17 0-34 0-51 0 29-25 39-33 55-45 20-17 39-33 39-58 0-33-29-53-64-53-33 0-56 23-56 48 0 13 12 16 14 16 7 0 15-6 15-15 0-5-3-14-16-14 8-20 27-25 39-25 27 0 41 21 41 43 0 23-16 41-25 51-22 21-43 42-65 64-3 2-3 3-3 10 37 0 74 0 111 0 3-16 6-32 9-49z"><text:p/></draw:path><draw:path draw:style-name="gr1225" draw:text-style-name="P120" svg:width="0.191cm" svg:height="0.221cm" svg:x="1.152cm" svg:y="0.055cm" svg:viewBox="0 0 192 222" svg:d="M179 120c7 0 13 0 13-8s-6-8-13-8c-55 0-109 0-164 0 5-51 50-89 104-89 20 0 40 0 60 0 7 0 13 0 13-7 0-8-6-8-13-8-20 0-40 0-60 0-66 0-119 50-119 112 0 61 53 110 119 110 20 0 40 0 60 0 7 0 13 0 13-8s-6-8-13-8c-20 0-40 0-60 0-54 0-99-35-104-86 55 0 109 0 164 0z"><text:p/></draw:path><draw:path draw:style-name="gr1226" draw:text-style-name="P120" svg:width="0.234cm" svg:height="0.261cm" svg:x="1.495cm" svg:y="-0.001cm" svg:viewBox="0 0 235 262" svg:d="M220 14c3-5 3-5 3-7 0-7-5-7-13-7-59 0-118 0-177 0-12 0-12 1-13 11-2 18-4 35-6 53 0 1-1 2-1 4 0 5 5 8 7 8 4 0 6-4 6-6 3-10 6-26 29-41 22-14 49-16 63-16 10 0 21 0 30 0-48 79-96 158-145 236-3 4-3 5-3 7 0 6 7 6 13 6 66 0 132 0 198 0 12 0 12 0 13-11 4-25 8-50 11-75 0-3-3-6-6-6-6 0-7 4-8 11-7 31-37 68-91 68-19 0-37 0-55 0 48-78 97-157 145-235zM33 13c7 0 14 0 21 0v1c-11 6-18 12-23 17 1-6 1-12 2-18zM165 13c13 0 26 0 40 0-49 79-98 158-147 236-13 0-26 0-39 0 48-78 98-157 146-236zM185 249c11-7 21-15 31-26-2 8-3 12-5 26-9 0-17 0-26 0z"><text:p/></draw:path></draw:g>. כמו כן כפל טבעיים טבעי לכן <draw:g text:anchor-type="as-char" svg:y="-0.263cm" draw:z-index="92" draw:style-name="gr1"><svg:title>TexMaths</svg:title><svg:desc>11§display§n_1 n_2 \in \N§svg§600§FALSE§</svg:desc><draw:path draw:style-name="gr1227" draw:text-style-name="P119" svg:width="1.514cm" svg:height="0.28cm" svg:x="0.008cm" svg:y="0.018cm" svg:viewBox="0 0 1515 281" svg:d="M758 281c-253 0-505 0-758 0 0-93 0-188 0-281 505 0 1009 0 1515 0 0 93 0 188 0 281-252 0-505 0-757 0z"><text:p/></draw:path><draw:path draw:style-name="gr1228" draw:text-style-name="P120" svg:width="0.209cm" svg:height="0.173cm" svg:x="-0.001cm" svg:y="0.093cm" svg:viewBox="0 0 210 174" svg:d="M23 148c-1 6-3 14-3 17 0 6 5 9 11 9 4 0 12-3 14-11 2-9 6-18 8-28 3-12 5-23 9-34 2-9 4-18 6-26 1-7 5-18 5-19 5-12 26-47 62-47 18 0 21 14 21 27 0 23-18 73-25 89-3 9-3 14-3 18 0 18 13 31 32 31 36 0 50-56 50-59s-3-3-4-3c-5 0-5 1-7 6-7 27-20 48-39 48-7 0-9-4-9-12 0-10 3-19 6-28 8-21 25-62 25-84 0-27-17-42-46-42-34 0-52 25-59 34-2-22-19-34-36-34-18 0-26 15-29 22-6 13-12 36-12 37 0 5 4 5 6 5 3 0 3-1 6-9 7-28 14-46 28-46 7 0 12 5 12 17 0 9-1 12-7 33-8 30-14 59-22 89z"><text:p/></draw:path><draw:path draw:style-name="gr1229" draw:text-style-name="P120" svg:width="0.097cm" svg:height="0.177cm" svg:x="0.25cm" svg:y="0.142cm" svg:viewBox="0 0 98 178" svg:d="M61 8c0-8 0-8-8-8-18 16-42 18-53 18 0 3 0 5 0 8 7 0 24 0 39-6 0 45 0 91 0 137 0 9 0 12-27 12-3 0-6 0-10 0 0 3 0 5 0 9 5 0 38-1 48-1 8 0 42 1 48 1 0-4 0-6 0-9-3 0-7 0-10 0-27 0-27-3-27-12 0-51 0-100 0-149z"><text:p/></draw:path><draw:path draw:style-name="gr1230" draw:text-style-name="P120" svg:width="0.208cm" svg:height="0.173cm" svg:x="0.405cm" svg:y="0.093cm" svg:viewBox="0 0 209 174" svg:d="M22 148c-1 6-3 14-3 17 0 6 5 9 12 9 4 0 11-3 14-11 2-9 5-18 7-28 3-12 5-23 9-34 2-9 4-18 6-26 1-7 5-18 5-19 6-12 26-47 63-47 18 0 21 14 21 27 0 23-20 73-25 89-3 9-4 14-4 18 0 18 14 31 32 31 36 0 50-56 50-59s-3-3-4-3c-5 0-5 1-6 6-7 27-21 48-39 48-7 0-10-4-10-12 0-10 4-19 7-28 7-21 24-62 24-84 0-27-17-42-45-42-35 0-53 25-60 34-2-22-18-34-35-34-19 0-26 15-30 22-5 13-11 36-11 37 0 5 3 5 4 5 5 0 5-1 7-9 7-28 14-46 29-46 7 0 11 5 11 17 0 9-1 12-6 33-8 30-15 59-23 89z"><text:p/></draw:path><draw:path draw:style-name="gr1231" draw:text-style-name="P120" svg:width="0.119cm" svg:height="0.177cm" svg:x="0.643cm" svg:y="0.142cm" svg:viewBox="0 0 120 178" svg:d="M120 129c-3 0-7 0-10 0-1 7-3 22-7 25-2 2-23 2-27 2-17 0-33 0-50 0 29-25 39-33 54-45 21-17 40-33 40-58 0-33-30-53-64-53-33 0-56 23-56 48 0 13 11 16 14 16 7 0 15-6 15-15 0-5-3-14-17-14 9-20 28-25 40-25 27 0 42 21 42 43 0 23-18 41-26 51-22 21-44 42-66 64-2 2-2 3-2 10 37 0 74 0 111 0 3-16 6-32 9-49z"><text:p/></draw:path><draw:path draw:style-name="gr1232" draw:text-style-name="P120" svg:width="0.192cm" svg:height="0.221cm" svg:x="0.938cm" svg:y="0.055cm" svg:viewBox="0 0 193 222" svg:d="M179 120c7 0 14 0 14-8s-7-8-14-8c-55 0-109 0-164 0 5-51 50-89 104-89 20 0 41 0 60 0 7 0 14 0 14-7 0-8-7-8-14-8-20 0-40 0-61 0-66 0-118 50-118 112 0 61 52 110 118 110 21 0 41 0 61 0 7 0 14 0 14-8s-7-8-14-8c-19 0-40 0-60 0-54 0-99-35-104-86 55 0 109 0 164 0z"><text:p/></draw:path><draw:path draw:style-name="gr1233" draw:text-style-name="P120" svg:width="0.261cm" svg:height="0.269cm" svg:x="1.28cm" svg:y="-0.001cm" svg:viewBox="0 0 262 270" svg:d="M34 35c0 63 0 125 0 187 0 19-3 27-23 27-4 0-11 0-11 7 0 6 7 6 13 6 20 0 40 0 60 0 7 0 13 0 13-6 0-7-7-7-12-7-21 0-24-9-24-29 0-58 0-116 0-174 56 72 111 146 167 218 3 5 5 6 8 6 6 0 6-7 6-13 0-73 0-144 0-216 0-21 5-27 22-28 2 0 9 0 9-6 0-7-6-7-13-7-19 0-38 0-56 0-7 0-14 0-14 7 0 6 7 6 11 6 22 1 26 9 26 29 0 39 0 80 0 120-39-52-78-104-117-157-4-5-5-5-14-5-22 0-45 0-67 0-8 0-14 0-14 7 0 6 6 6 9 6 10 2 18 8 21 12 0 4 0 5 0 10zM218 242c-56-72-112-145-168-219-4-4-4-5-8-10 15 0 31 0 46 0 43 58 87 116 130 175 0 18 0 37 0 54z"><text:p/></draw:path></draw:g>. לכן כפל רציונלים עונה להגדרת הרציונלים. </text:p>
        </text:list-item>
      </text:list>
      <text:h text:style-name="Heading_20_4" text:outline-level="4">חלק <text:span text:style-name="T57">רביעי</text:span> – חילוק רציונלים</text:h>
      <text:list xml:id="list3232454653" text:style-name="L17">
        <text:list-item>
          <text:p text:style-name="P106">צ.ל.:</text:p>
          <text:p text:style-name="P24"><text:soft-page-break/><draw:g text:anchor-type="as-char" svg:y="-0.429cm" draw:z-index="90" draw:style-name="gr1"><svg:title>TexMaths</svg:title><svg:desc>11§display§\forall q_1, q_2 \in \Q. \frac{q_1}{q_2} = q_1 \cdot q_2 \\^{-1} \in \Q§svg§600§FALSE§</svg:desc><draw:path draw:style-name="gr1245" draw:text-style-name="P119" svg:width="5.018cm" svg:height="0.73cm" svg:x="0.02cm" svg:y="0.019cm" svg:viewBox="0 0 5019 731" svg:d="M0 0c1673 0 3345 0 5019 0 0 243 0 488 0 731-1674 0-3346 0-5019 0 0-243 0-488 0-731z"><text:p/></draw:path><draw:path draw:style-name="gr1246" draw:text-style-name="P120" svg:width="0.214cm" svg:height="0.275cm" svg:x="0cm" svg:y="0.164cm" svg:viewBox="0 0 215 276" svg:d="M213 14c2-4 2-4 2-6 0-5-3-8-8-8s-7 4-9 9c-11 28-21 56-32 85-39 0-78 0-118 0-11-29-20-57-31-85-3-6-4-9-9-9-4 0-8 3-8 8 0 1 0 1 2 6 32 85 65 169 97 253 1 6 3 9 9 9 5 0 6-4 8-7 33-85 64-170 97-255zM55 109c35 0 69 0 105 0-18 45-35 91-52 138-18-47-35-93-53-138z"><text:p/></draw:path><draw:path draw:style-name="gr1247" draw:text-style-name="P120" svg:width="0.159cm" svg:height="0.244cm" svg:x="0.23cm" svg:y="0.261cm" svg:viewBox="0 0 160 245" svg:d="M160 4c0-1-2-3-5-3s-19 16-25 27c-9-21-24-28-36-28-47 0-94 57-94 113 0 38 23 62 52 62 16 0 31-9 45-23-3 13-17 66-18 69-3 11-5 12-27 13-6 0-9 0-9 8 1 1 0 3 4 3 14 0 27-1 40-1s26 1 40 1c2 0 6 0 6-7 0-4-3-4-10-4-18 0-18-3-18-6s1-6 2-9c17-71 35-143 53-215zM53 166c-23 0-25-30-25-35 0-19 11-62 17-77 12-29 33-45 49-45 25 0 30 31 30 34 0 2-22 87-23 88-5 11-27 35-48 35z"><text:p/></draw:path><draw:path draw:style-name="gr1248" draw:text-style-name="P120" svg:width="0.097cm" svg:height="0.178cm" svg:x="0.417cm" svg:y="0.31cm" svg:viewBox="0 0 98 179" svg:d="M61 8c0-8 0-8-8-8-18 17-42 18-53 18 0 3 0 5 0 8 7 0 24 0 40-6 0 46 0 91 0 137 0 9 0 13-28 13-3 0-6 0-10 0 0 3 0 6 0 9 5 0 38-1 48-1 8 0 42 1 48 1 0-3 0-6 0-9-3 0-7 0-10 0-27 0-27-4-27-13 0-49 0-100 0-149z"><text:p/></draw:path><draw:path draw:style-name="gr1249" draw:text-style-name="P120" svg:width="0.044cm" svg:height="0.115cm" svg:x="0.594cm" svg:y="0.39cm" svg:viewBox="0 0 45 116" svg:d="M45 41c0-26-10-41-24-41-13 0-21 10-21 21 0 10 8 20 21 20 4 0 9-1 13-5 1-1 1-1 2-1 0 2 0 0 0 6 0 28-13 51-26 65-3 3-3 4-3 5 0 3 1 5 3 5 4 0 35-30 35-75z"><text:p/></draw:path><draw:path draw:style-name="gr1250" draw:text-style-name="P120" svg:width="0.159cm" svg:height="0.244cm" svg:x="0.748cm" svg:y="0.261cm" svg:viewBox="0 0 160 245" svg:d="M160 4c0-1-2-3-5-3-4 0-20 16-26 27-8-21-23-28-35-28-47 0-94 57-94 113 0 38 23 62 51 62 16 0 32-9 46-23-3 13-17 66-18 69-3 11-6 12-27 13-6 0-9 0-9 8 1 1 0 3 4 3 12 0 27-1 39-1 13 0 27 1 39 1 3 0 8 0 8-7 0-4-4-4-10-4-18 0-18-3-18-6s0-6 1-9c17-71 36-143 54-215zM52 166c-23 0-24-30-24-35 0-19 11-62 17-77 12-29 32-45 49-45 24 0 29 31 29 34 0 2-21 87-22 88-5 11-27 35-49 35z"><text:p/></draw:path><draw:path draw:style-name="gr1251" draw:text-style-name="P120" svg:width="0.119cm" svg:height="0.178cm" svg:x="0.922cm" svg:y="0.31cm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4-3 4-3 11 37 0 75 0 112 0 2-16 6-33 8-49z"><text:p/></draw:path><draw:path draw:style-name="gr1252" draw:text-style-name="P120" svg:width="0.193cm" svg:height="0.222cm" svg:x="1.218cm" svg:y="0.224cm" svg:viewBox="0 0 194 223" svg:d="M179 120c7 0 15 0 15-8 0-7-8-7-15-7-55 0-109 0-164 0 6-52 50-90 105-90 20 0 40 0 59 0 7 0 15 0 15-7 0-8-8-8-15-8-19 0-40 0-60 0-66 0-119 51-119 112 0 62 53 111 119 111 20 0 41 0 60 0 7 0 15 0 15-7 0-8-8-8-15-8-19 0-39 0-59 0-55 0-99-36-105-88 55 0 109 0 164 0z"><text:p/></draw:path><draw:path draw:style-name="gr1253" draw:text-style-name="P120" svg:width="0.274cm" svg:height="0.34cm" svg:x="1.563cm" svg:y="0.16cm" svg:viewBox="0 0 275 341" svg:d="M173 275c54-11 102-54 102-135 0-97-68-140-137-140-71 0-138 45-138 140 0 82 50 122 96 134 17 40 55 67 103 67 19 0 41-3 61-11 6-3 11-4 11-9s-4-7-7-7c-1 0-1 0-4 1-10 2-15 2-21 2-35 0-57-22-66-42zM85 24c-24 28-30 73-30 116 0 37 4 86 30 116-27-11-71-41-71-116 0-78 48-107 71-116zM191 24c27 10 71 41 71 116 0 79-47 108-71 116 24-28 30-73 30-116 0-38-4-86-30-116zM138 266c-63 0-70-82-70-126 0-46 8-126 70-126s70 82 70 126c0 46-8 126-70 126zM112 277c11 3 17 1 26 3 2 0 11 0 20-2 11 25 29 39 49 47 3 2 3 1 4 2 0 1-7 1-12 1-33 0-67-15-87-51z"><text:p/></draw:path><draw:path draw:style-name="gr1254" draw:text-style-name="P120" svg:width="0.04cm" svg:height="0.04cm" svg:x="1.884cm" svg:y="0.39cm" svg:viewBox="0 0 41 41" svg:d="M41 21c0-11-9-21-20-21s-21 10-21 21 10 20 21 20 20-9 20-20z"><text:p/></draw:path><draw:path draw:style-name="gr1255" draw:text-style-name="P120" svg:width="0.159cm" svg:height="0.244cm" svg:x="2.021cm" svg:y="0cm" svg:viewBox="0 0 160 245" svg:d="M160 4c0-2-2-4-5-4-4 0-20 15-26 28-9-21-23-28-35-28-47 0-94 57-94 113 0 38 23 62 51 62 16 0 32-10 46-23-3 13-17 65-18 69-3 10-6 12-27 12-6 0-10 0-10 8 0 1 0 4 5 4 12 0 27-1 39-1 13 0 27 1 39 1 3 0 8 0 8-7 0-5-4-5-10-5-18 0-18-2-18-5s0-6 1-9c17-71 36-143 54-215zM52 166c-23 0-24-30-24-36 0-19 11-61 17-77 12-29 32-44 49-44 24 0 29 31 29 34 0 2-21 87-22 88-5 11-27 35-49 35z"><text:p/></draw:path><draw:path draw:style-name="gr1256" draw:text-style-name="P120" svg:width="0.098cm" svg:height="0.178cm" svg:x="2.207cm" svg:y="0.049cm" svg:viewBox="0 0 99 179" svg:d="M62 7c0-7 0-7-8-7-18 17-42 17-54 17 0 3 0 6 0 9 7 0 25 0 40-7 0 46 0 92 0 138 0 9 0 13-27 13-3 0-7 0-11 0 0 3 0 6 0 9 6-1 39-1 49-1 8 0 43 0 48 1 0-3 0-6 0-9-3 0-7 0-10 0-27 0-27-4-27-13 0-50 0-100 0-150z"><text:p/></draw:path><draw:path draw:style-name="gr1257" draw:text-style-name="P120" svg:width="0.344cm" svg:height="0.014cm" svg:x="2.006cm" svg:y="0.328cm" svg:viewBox="0 0 345 15" svg:d="M0 0c116 0 230 0 345 0 0 6 0 10 0 15-115 0-229 0-345 0 0-5 0-9 0-15z"><text:p/></draw:path><draw:path draw:style-name="gr1258" draw:text-style-name="P120" svg:width="0.159cm" svg:height="0.244cm" svg:x="2.021cm" svg:y="0.525cm" svg:viewBox="0 0 160 245" svg:d="M160 4c0-2-2-4-5-4-4 0-20 15-26 26-9-19-23-26-35-26-47 0-94 57-94 113 0 38 23 62 51 62 16 0 32-10 46-23-3 13-17 65-18 69-3 10-6 12-27 12-6 0-10 0-10 8 2 1 0 4 5 4 12 0 27-1 39-1 13 0 27 1 39 1 3 0 8 0 8-7 0-5-4-5-10-5-18 0-18-2-18-5s0-6 1-9c17-71 36-143 54-215zM52 166c-23 0-24-30-24-36 0-19 11-61 17-77 12-29 32-44 49-44 24 0 29 31 29 33 0 3-21 87-22 89-5 11-27 35-49 35z"><text:p/></draw:path><draw:path draw:style-name="gr1259" draw:text-style-name="P120" svg:width="0.119cm" svg:height="0.178cm" svg:x="2.195cm" svg:y="0.575cm" svg:viewBox="0 0 120 179" svg:d="M120 130c-3 0-7 0-10 0 0 5-3 22-7 24-2 2-23 2-26 2-16 0-34 0-51 0 29-25 39-33 55-46 20-15 39-32 39-58 0-32-29-52-64-52-33 0-56 23-56 47 0 15 12 16 14 16 7 0 15-5 15-15 0-4-3-14-16-14 8-19 27-25 40-25 26 0 41 22 41 43 0 24-17 43-26 53-22 20-43 41-65 63-3 3-3 4-3 11 37 0 74 0 111 0 3-16 6-33 9-49z"><text:p/></draw:path><draw:path draw:style-name="gr1260" draw:text-style-name="P120" svg:width="0.255cm" svg:height="0.089cm" svg:x="2.527cm" svg:y="0.291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61" draw:text-style-name="P120" svg:width="0.159cm" svg:height="0.244cm" svg:x="2.927cm" svg:y="0.261cm" svg:viewBox="0 0 160 245" svg:d="M160 4c0-1-2-3-5-3-4 0-20 16-26 27-8-21-23-28-35-28-47 0-94 57-94 113 0 38 23 62 51 62 16 0 32-9 46-23-3 13-17 66-18 69-3 11-6 12-27 13-6 0-9 0-9 8 1 1 0 3 4 3 12 0 27-1 39-1 13 0 27 1 39 1 3 0 8 0 8-7 0-4-4-4-10-4-18 0-18-3-18-6s1-6 1-9c17-71 36-143 54-215zM52 166c-23 0-24-30-24-35 0-19 11-62 17-77 12-29 32-45 49-45 24 0 29 31 29 34 0 2-21 87-22 88-5 11-27 35-49 35z"><text:p/></draw:path><draw:path draw:style-name="gr1262" draw:text-style-name="P120" svg:width="0.097cm" svg:height="0.178cm" svg:x="3.114cm" svg:y="0.31cm" svg:viewBox="0 0 98 179" svg:d="M61 8c0-8 0-8-8-8-18 17-42 18-53 18 0 3 0 5 0 8 6 0 24 0 39-6 0 46 0 91 0 137 0 9 0 13-27 13-3 0-8 0-11 0 0 3 0 6 0 9 6 0 39-1 49-1 8 0 42 1 48 1 0-3 0-6 0-9-3 0-7 0-10 0-27 0-27-4-27-13 0-49 0-100 0-149z"><text:p/></draw:path><draw:path draw:style-name="gr1263" draw:text-style-name="P120" svg:width="0.04cm" svg:height="0.04cm" svg:x="3.377cm" svg:y="0.315cm" svg:viewBox="0 0 41 41" svg:d="M41 21c0-12-10-21-21-21s-20 9-20 21c0 11 9 20 20 20s21-9 21-20z"><text:p/></draw:path><draw:path draw:style-name="gr1264" draw:text-style-name="P120" svg:width="0.159cm" svg:height="0.244cm" svg:x="3.552cm" svg:y="0.261cm" svg:viewBox="0 0 160 245" svg:d="M160 4c0-1-2-3-5-3s-20 16-25 27c-9-21-24-28-36-28-47 0-94 57-94 113 0 38 23 62 52 62 16 0 31-9 45-23-3 13-17 66-18 69-3 11-5 12-27 13-6 0-9 0-9 8 1 1 0 3 4 3 14 0 27-1 40-1 12 0 26 1 40 1 1 0 6 0 6-7 0-4-3-4-10-4-18 0-18-3-18-6s1-6 1-9c17-71 36-143 54-215zM53 166c-23 0-25-30-25-35 0-19 11-62 17-77 12-29 32-45 49-45 25 0 30 31 30 34 0 2-22 87-23 88-5 11-27 35-48 35z"><text:p/></draw:path><draw:path draw:style-name="gr1265" draw:text-style-name="P120" svg:width="0.119cm" svg:height="0.178cm" svg:x="3.726cm" svg:y="0.31cm" svg:viewBox="0 0 120 179" svg:d="M120 130c-3 0-6 0-9 0-1 6-3 22-8 25-2 1-22 1-26 1-16 0-33 0-49 0 28-25 37-33 53-45 20-16 39-33 39-58 0-33-29-53-63-53s-57 23-57 48c0 14 12 16 14 16 7 0 16-6 16-14 0-6-2-15-17-15 9-20 27-25 40-25 27 0 41 21 41 43 0 23-17 42-26 52-22 20-43 41-65 63-3 4-3 4-3 11 37 0 75 0 112 0 2-16 6-33 8-49z"><text:p/></draw:path><draw:path draw:style-name="gr1266" draw:text-style-name="P120" svg:width="0.182cm" svg:height="0.012cm" svg:x="3.912cm" svg:y="0.199cm" svg:viewBox="0 0 183 13" svg:d="M173 13c4 0 10 0 10-6 0-7-6-7-10-7-54 0-108 0-162 0-4 0-11 0-11 7 0 6 7 6 11 6 54 0 108 0 162 0z"><text:p/></draw:path><draw:path draw:style-name="gr1267" draw:text-style-name="P120" svg:width="0.098cm" svg:height="0.18cm" svg:x="4.154cm" svg:y="0.093cm" svg:viewBox="0 0 99 181" svg:d="M62 8c0-7-1-8-9-8-18 18-42 18-53 18 0 3 0 6 0 10 7 0 24 0 40-8 0 46 0 91 0 137 0 9 0 14-28 14-3 0-6 0-10 0 0 3 0 6 0 10 5-2 38-2 48-2 8 0 42 0 49 2 0-4 0-7 0-10-3 0-8 0-11 0-26 0-26-5-26-14 0-49 0-100 0-149z"><text:p/></draw:path><draw:path draw:style-name="gr1268" draw:text-style-name="P120" svg:width="0.192cm" svg:height="0.222cm" svg:x="4.438cm" svg:y="0.224cm" svg:viewBox="0 0 193 223" svg:d="M179 120c7 0 14 0 14-8 0-7-7-7-14-7-55 0-109 0-164 0 5-52 50-90 104-90 20 0 41 0 60 0 7 0 14 0 14-7 0-8-7-8-14-8-21 0-40 0-61 0-66 0-118 51-118 112 0 62 52 111 118 111 21 0 40 0 61 0 7 0 14 0 14-7 0-8-7-8-14-8-19 0-40 0-60 0-54 0-99-36-104-88 55 0 109 0 164 0z"><text:p/></draw:path><draw:path draw:style-name="gr1269" draw:text-style-name="P120" svg:width="0.274cm" svg:height="0.34cm" svg:x="4.783cm" svg:y="0.16cm" svg:viewBox="0 0 275 341" svg:d="M172 275c55-11 103-54 103-135 0-97-68-140-137-140-71 0-138 45-138 140 0 82 50 122 95 134 17 40 56 67 103 67 20 0 41-3 62-11 6-3 10-4 10-9s-4-7-7-7c-1 0-1 0-3 1-11 2-16 2-21 2-37 0-59-22-67-42zM84 24c-23 28-30 73-30 116 0 37 5 86 31 116-27-11-72-41-72-116 0-78 49-107 71-116zM191 24c26 10 71 41 71 116 0 79-49 108-72 116 25-28 30-73 30-116 0-38-4-86-30-116zM138 266c-63 0-70-82-70-126 0-46 8-126 70-126s69 82 69 126c0 46-8 126-69 126zM112 277c11 3 17 1 26 3 2 0 9 0 20-2 10 25 29 39 48 47 4 2 3 1 4 2 0 1-6 1-12 1-32 0-66-15-86-51z"><text:p/></draw:path></draw:g></text:p>
        </text:list-item>
        <text:list-item>
          <text:p text:style-name="P107">כלומר צריך להוכיח ש־<draw:g text:anchor-type="as-char" svg:y="-0.335cm" draw:z-index="89" draw:style-name="gr1"><svg:title>TexMaths</svg:title><svg:desc>11§display§q_2\\^{-1} \in \Q§svg§600§FALSE§</svg:desc><draw:path draw:style-name="gr1270" draw:text-style-name="P119" svg:width="1.48cm" svg:height="0.372cm" svg:x="0.004cm" svg:y="0.019cm" svg:viewBox="0 0 1481 373" svg:d="M742 373c-248 0-494 0-742 0 0-125 0-249 0-373 494 0 987 0 1481 0 0 124 0 248 0 373-246 0-493 0-739 0z"><text:p/></draw:path><draw:path draw:style-name="gr1271" draw:text-style-name="P120" svg:width="0.159cm" svg:height="0.243cm" svg:x="-0.001cm" svg:y="0.168cm" svg:viewBox="0 0 160 244" svg:d="M160 4c0-2-2-4-5-4s-19 15-25 26c-9-19-24-26-36-26-47 0-94 57-94 113 0 38 23 62 52 62 16 0 31-10 45-23-3 13-17 65-18 68-3 10-5 12-27 12-6 0-9 0-9 8 1 2 0 4 4 4 14 0 27-1 40-1s26 1 40 1c2 0 6 0 6-8 0-4-3-4-10-4-18 0-18-3-18-7 0-2 1-4 2-6 17-72 35-143 53-215zM53 166c-23 0-25-30-25-36 0-19 11-61 17-77 12-29 33-44 49-44 25 0 30 31 30 33 0 3-22 87-23 89-5 11-27 35-48 35z"><text:p/></draw:path><draw:path draw:style-name="gr1272" draw:text-style-name="P120" svg:width="0.118cm" svg:height="0.178cm" svg:x="0.174cm" svg:y="0.214cm" svg:viewBox="0 0 119 179" svg:d="M119 131c-3 0-6 0-9 0-1 5-3 22-8 24-2 2-22 2-26 2-17 0-33 0-50 0 29-25 38-33 54-46 20-15 39-32 39-58 0-32-29-53-63-53s-56 24-56 48c0 15 11 16 14 16 6 0 15-5 15-15 0-4-3-14-17-14 9-19 27-25 40-25 27 0 40 21 40 43 0 24-16 43-25 51-22 21-43 43-65 65-2 2-2 4-2 10 37 0 74 0 111 0 2-16 6-33 8-48z"><text:p/></draw:path><draw:path draw:style-name="gr1273" draw:text-style-name="P120" svg:width="0.182cm" svg:height="0.012cm" svg:x="0.359cm" svg:y="0.105cm" svg:viewBox="0 0 183 13" svg:d="M173 13c3 0 10 0 10-6 0-7-6-7-10-7-54 0-108 0-162 0-4 0-11 0-11 7 0 6 7 6 11 6 54 0 108 0 162 0z"><text:p/></draw:path><draw:path draw:style-name="gr1274" draw:text-style-name="P120" svg:width="0.097cm" svg:height="0.178cm" svg:x="0.601cm" svg:y="-0.001cm" svg:viewBox="0 0 98 179" svg:d="M62 8c0-8-1-8-9-8-18 18-42 18-53 18 0 3 0 6 0 9 7 0 24 0 40-7 0 46 0 91 0 137 0 9 0 12-28 12-3 0-6 0-10 0 0 4 0 7 0 10 5 0 38-1 48-1 8 0 42 1 48 1 0-3 0-6 0-10-3 0-7 0-10 0-26 0-26-3-26-12 0-50 0-100 0-149z"><text:p/></draw:path><draw:path draw:style-name="gr1275" draw:text-style-name="P120" svg:width="0.193cm" svg:height="0.221cm" svg:x="0.883cm" svg:y="0.131cm" svg:viewBox="0 0 194 222" svg:d="M181 119c6 0 13 0 13-8s-7-8-13-8c-56 0-109 0-164 0 4-51 48-88 103-88 20 0 41 0 61 0 6 0 13 0 13-7 0-8-7-8-13-8-21 0-41 0-62 0-66 0-119 49-119 111s53 111 119 111c21 0 41 0 62 0 6 0 13 0 13-7s-7-7-13-7c-20 0-41 0-61 0-55 0-99-38-103-89 55 0 108 0 164 0z"><text:p/></draw:path><draw:path draw:style-name="gr1276" draw:text-style-name="P120" svg:width="0.274cm" svg:height="0.339cm" svg:x="1.23cm" svg:y="0.066cm" svg:viewBox="0 0 275 340" svg:d="M172 274c55-11 103-53 103-134 0-97-68-140-137-140-72 0-138 44-138 140 0 81 50 119 95 131 17 40 56 69 103 69 20 0 41-5 61-12 7-3 11-5 11-9 0-5-4-7-7-7-1 0-1 0-3 0-11 3-16 3-22 3-35 0-57-23-66-41zM84 24c-23 28-30 73-30 116 0 37 4 84 31 114-28-10-72-40-72-114 0-80 49-107 71-116zM192 24c25 10 69 41 69 116 0 78-47 105-71 114 25-28 30-73 30-114 0-38-4-86-30-116zM138 264c-63 0-71-80-71-124 0-47 9-127 71-127s69 83 69 127c0 46-8 124-69 124zM112 276c10 1 24 1 26 1 1 0 9 0 20-1 10 25 29 39 48 47 4 1 4 1 4 2-4 0-6 0-12 0-33 0-66-15-86-49z"><text:p/></draw:path></draw:g>, כי כבר הוכחנו שכפל רציונלים רציונלי. לפי הגדרת הרציונלים, זה אומר ש־<draw:g text:anchor-type="as-char" svg:y="-0.272cm" draw:z-index="88" draw:style-name="gr1"><svg:title>TexMaths</svg:title><svg:desc>11§display§\forall t \in \Z. \forall m \in \N. \tfrac{m}{t} \in \Q§svg§600§FALSE§</svg:desc><draw:path draw:style-name="gr1277" draw:text-style-name="P119" svg:width="3.69cm" svg:height="0.367cm" svg:x="0.019cm" svg:y="0.018cm" svg:viewBox="0 0 3691 368" svg:d="M1847 368c-616 0-1231 0-1847 0 0-123 0-246 0-368 1231 0 2460 0 3691 0 0 122 0 245 0 368-615 0-1230 0-1844 0z"><text:p/></draw:path><draw:path draw:style-name="gr1278" draw:text-style-name="P120" svg:width="0.215cm" svg:height="0.274cm" svg:x="-0.001cm" svg:y="0.004cm" svg:viewBox="0 0 216 275" svg:d="M213 14c3-4 3-5 3-6 0-5-4-8-8-8-6 0-8 4-10 9-11 28-21 56-32 85-40 0-78 0-118 0-11-29-21-57-32-85-1-6-3-9-8-9-4 0-8 3-8 8 1 2 0 1 2 6 32 84 65 169 97 252 2 6 3 9 9 9 5 0 6-4 9-8 31-83 64-168 96-253zM55 109c35 0 70 0 106 0-18 45-36 91-53 136-18-45-35-91-53-136z"><text:p/></draw:path><draw:path draw:style-name="gr1279" draw:text-style-name="P120" svg:width="0.118cm" svg:height="0.243cm" svg:x="0.222cm" svg:y="0.03cm" svg:viewBox="0 0 119 244" svg:d="M71 87c13 0 25 0 37 0 7 0 11 0 11-8 0-4-4-4-10-4-11 0-23 0-34 0 13-55 15-63 15-65 0-7-4-10-11-10-1 0-12 0-15 13-6 21-10 41-16 62-12 0-24 0-36 0-8 0-12 0-12 8 0 4 3 4 11 4 11 0 23 0 34 0-27 110-29 117-29 123 0 20 15 34 36 34 39 0 61-55 61-58s-3-3-4-3c-5 0-5 1-7 5-16 39-36 48-49 48-9 0-12-5-12-17 0-9 0-12 2-19 10-38 19-76 28-113z"><text:p/></draw:path><draw:path draw:style-name="gr1280" draw:text-style-name="P120" svg:width="0.193cm" svg:height="0.221cm" svg:x="0.493cm" svg:y="0.063cm" svg:viewBox="0 0 194 222" svg:d="M179 120c7 0 15 0 15-8 0-7-8-7-15-7-55 0-109 0-164 0 6-52 50-90 105-90 20 0 39 0 59 0 7 0 15 0 15-7 0-8-8-8-15-8-20 0-40 0-60 0-66 0-119 50-119 112s53 110 119 110c20 0 40 0 60 0 7 0 15 0 15-6 0-8-8-8-15-8-20 0-39 0-59 0-55 0-99-36-105-88 55 0 109 0 164 0z"><text:p/></draw:path><draw:path draw:style-name="gr1281" draw:text-style-name="P120" svg:width="0.233cm" svg:height="0.262cm" svg:x="0.837cm" svg:y="0.007cm" svg:viewBox="0 0 234 263" svg:d="M219 14c3-5 3-6 3-7 0-7-5-7-12-7-59 0-118 0-177 0-12 0-12 1-14 11-3 18-4 34-6 52 0 2-1 3-1 5 0 6 4 8 8 8 3 0 5-3 6-7 1-8 5-25 29-40 22-15 48-16 62-16 11 0 20 0 31 0-48 79-96 159-145 237-3 4-3 5-3 6 0 7 5 7 12 7 66 0 133 0 199 0 11 0 11 0 13-11 4-25 7-50 10-75 0-4-3-6-6-6-6 0-7 4-8 12-7 30-36 67-91 67-19 0-37 0-55 0 48-78 96-158 145-236zM32 13c6 0 14 0 21 0v1c-10 6-18 12-22 17 0-6 1-12 1-18zM164 13c13 0 26 0 39 0-48 79-96 159-145 237-13 0-26 0-39 0 48-78 96-158 145-237zM185 250c11-7 21-16 29-26-1 8-2 12-3 26-9 0-17 0-26 0z"><text:p/></draw:path><draw:path draw:style-name="gr1282" draw:text-style-name="P120" svg:width="0.04cm" svg:height="0.04cm" svg:x="1.117cm" svg:y="0.229cm" svg:viewBox="0 0 41 41" svg:d="M41 21c0-11-9-21-20-21s-21 10-21 21 10 20 21 20 20-9 20-20z"><text:p/></draw:path><draw:path draw:style-name="gr1283" draw:text-style-name="P120" svg:width="0.213cm" svg:height="0.274cm" svg:x="1.191cm" svg:y="0.004cm" svg:viewBox="0 0 214 275" svg:d="M212 14c2-4 2-5 2-6 0-5-3-8-7-8-6 0-8 4-9 9-11 28-21 56-32 85-40 0-78 0-118 0-11-29-21-57-32-85-2-6-4-9-8-9-5 0-8 3-8 8 1 2 0 1 2 6 32 84 64 169 96 252 2 6 4 9 9 9s7-4 8-8c32-83 65-168 97-253zM54 109c35 0 70 0 105 0-17 45-35 91-52 136-18-45-36-91-53-136z"><text:p/></draw:path><draw:path draw:style-name="gr1284" draw:text-style-name="P120" svg:width="0.316cm" svg:height="0.174cm" svg:x="1.417cm" svg:y="0.101cm" svg:viewBox="0 0 317 175" svg:d="M23 149c-1 5-4 14-4 16 0 7 5 10 12 10 4 0 11-3 14-11 2-10 4-19 7-29 3-12 5-23 8-34 3-9 5-17 7-26 1-7 4-18 6-19 5-12 26-47 62-47 18 0 21 14 21 26 0 10-3 21-5 33-4 15-8 29-11 44-3 10-6 20-8 30-2 8-6 21-6 23 0 7 6 10 11 10 13 0 15-10 18-22 6-21 20-78 23-92 1-6 22-52 64-52 16 0 21 13 21 26 0 22-17 66-24 87-4 10-5 13-5 21 0 19 13 32 32 32 36 0 51-56 51-59 0-4-4-4-6-4-3 0-3 1-5 7-6 21-18 47-40 47-6 0-9-3-9-12 0-10 4-19 7-27 8-20 24-63 24-85 0-25-16-42-45-42-30 0-48 18-63 37 0-4-1-17-12-27-10-8-22-10-32-10-35 0-54 25-60 34-2-22-18-34-35-34-18 0-26 15-29 22-8 13-12 36-12 37 0 5 3 5 4 5 5 0 5-1 7-9 7-27 14-46 29-46 5 0 12 3 12 17 0 8-1 13-7 33-8 30-14 60-22 90z"><text:p/></draw:path><draw:path draw:style-name="gr1285" draw:text-style-name="P120" svg:width="0.193cm" svg:height="0.221cm" svg:x="1.883cm" svg:y="0.063cm" svg:viewBox="0 0 194 222" svg:d="M179 120c7 0 15 0 15-8 0-7-8-7-15-7-55 0-109 0-164 0 6-52 50-90 105-90 20 0 39 0 59 0 7 0 15 0 15-7 0-8-8-8-15-8-20 0-40 0-60 0-66 0-119 50-119 112s53 110 119 110c20 0 40 0 60 0 7 0 15 0 15-6 0-8-8-8-15-8-20 0-39 0-59 0-55 0-99-36-105-88 55 0 109 0 164 0z"><text:p/></draw:path><draw:path draw:style-name="gr1286" draw:text-style-name="P120" svg:width="0.261cm" svg:height="0.27cm" svg:x="2.225cm" svg:y="0.007cm" svg:viewBox="0 0 262 271" svg:d="M34 34c0 63 0 126 0 188 0 20-3 28-23 28-4 0-11 0-11 6 0 7 7 7 13 7 20 0 41 0 61 0 6 0 12 0 12-7 0-6-6-6-11-6-21 0-24-9-24-29 0-58 0-118 0-176 56 74 111 148 167 220 3 5 4 6 7 6 7 0 7-7 7-13 0-72 0-145 0-217 0-22 3-27 21-28 2 0 9 0 9-6 0-7-6-7-12-7-19 0-39 0-58 0-6 0-13 0-13 7 0 6 8 6 12 6 21 1 25 9 25 29 0 39 0 80 0 121-39-53-79-105-117-157-4-6-6-6-14-6-22 0-45 0-67 0-7 0-13 0-13 7 0 5 6 6 8 6 10 1 18 8 22 12-1 4-1 5-1 9zM219 243c-56-72-112-146-168-220-5-5-5-5-9-10 15 0 31 0 46 0 44 59 87 117 131 176 0 18 0 37 0 54z"><text:p/></draw:path><draw:path draw:style-name="gr1287" draw:text-style-name="P120" svg:width="0.04cm" svg:height="0.04cm" svg:x="2.529cm" svg:y="0.229cm" svg:viewBox="0 0 41 41" svg:d="M41 21c0-11-10-21-21-21s-20 10-20 21 9 20 20 20 21-9 21-20z"><text:p/></draw:path><draw:path draw:style-name="gr1288" draw:text-style-name="P120" svg:width="0.246cm" svg:height="0.121cm" svg:x="2.662cm" svg:y="0.001cm" svg:viewBox="0 0 247 122" svg:d="M104 97c-1 5-4 14-4 16 0 6 6 9 10 9s8-4 10-6c1-3 4-11 5-17 1-5 5-18 6-24 2-7 3-12 4-19 4-11 4-12 9-20 9-13 22-28 43-28 15 0 16 12 16 18 0 17-12 47-16 58-2 7-3 10-3 14 0 14 12 24 25 24 27 0 38-37 38-42 0-3-2-2-3-3-4 0-4 1-5 4-7 22-18 33-29 33-5 0-7-4-7-9 0-7 2-10 6-22 3-8 14-37 14-52 0-5 0-16-10-24-4-4-12-7-25-7-24 0-38 15-47 28-2-24-22-28-35-28-24 0-38 13-47 24-1-18-17-24-28-24-12 0-18 8-21 14-7 10-10 26-10 27 0 4 3 4 4 4 4 0 5-1 6-9 4-15 10-28 20-28 7 0 8 5 8 13 0 4-3 14-4 22-2 8-4 19-5 24-4 11-6 23-9 35-1 4-2 10-2 11 0 6 4 9 8 9 5 0 9-4 11-6 3-3 4-11 5-17 1-5 4-18 5-24 2-7 4-12 6-19 2-11 3-13 11-24 7-11 20-24 40-24 16 0 16 13 16 18 0 7 0 10-5 26-3 15-7 29-11 45z"><text:p/></draw:path><draw:path draw:style-name="gr1289" draw:text-style-name="P120" svg:width="0.273cm" svg:height="0.014cm" svg:x="2.649cm" svg:y="0.168cm" svg:viewBox="0 0 274 15" svg:d="M137 15c-46 0-91 0-137 0 0-5 0-9 0-15 91 0 183 0 274 0 0 6 0 10 0 15-45 0-91 0-137 0z"><text:p/></draw:path><draw:path draw:style-name="gr1290" draw:text-style-name="P120" svg:width="0.09cm" svg:height="0.171cm" svg:x="2.739cm" svg:y="0.235cm" svg:viewBox="0 0 91 172" svg:d="M55 62c9 0 19 0 27 0 6 0 9 0 9-6 0-4-3-4-7-4-9 0-18 0-27 0 3-13 8-27 11-40 0-1 0-2 0-3 0-6-3-9-9-9s-11 4-13 11c-1 7 2-5-10 41-9 0-18 0-27 0-6 0-9 0-9 6 0 4 3 4 8 4 8 0 17 0 26 0-5 21-11 41-16 63-2 7-4 17-4 20 0 17 13 27 29 27 30 0 47-39 47-42s-3-3-4-3c-4 0-4 0-6 5-7 17-22 32-36 32-7 0-10-3-10-13 0-4 1-9 2-11 7-27 12-53 19-78z"><text:p/></draw:path><draw:path draw:style-name="gr1291" draw:text-style-name="P120" svg:width="0.193cm" svg:height="0.221cm" svg:x="3.108cm" svg:y="0.063cm" svg:viewBox="0 0 194 222" svg:d="M180 120c7 0 14 0 14-8 0-7-7-7-14-7-55 0-109 0-164 0 5-52 49-90 104-90 20 0 41 0 60 0 7 0 14 0 14-7 0-8-7-8-14-8-21 0-40 0-61 0-66 0-119 50-119 112s53 110 119 110c21 0 40 0 61 0 7 0 14 0 14-6 0-8-7-8-14-8-19 0-40 0-60 0-55 0-99-36-104-88 55 0 109 0 164 0z"><text:p/></draw:path><draw:path draw:style-name="gr1292" draw:text-style-name="P120" svg:width="0.274cm" svg:height="0.339cm" svg:x="3.455cm" svg:y="0cm" svg:viewBox="0 0 275 340" svg:d="M172 274c55-11 103-54 103-134 0-97-68-140-138-140-71 0-137 45-137 140 0 81 49 121 95 133 17 40 56 67 103 67 20 0 41-3 60-11 8-3 11-3 11-9 0-4-3-7-6-7-1 1-1 0-3 1-11 2-16 2-22 2-36 0-58-22-66-42zM84 24c-24 28-30 73-30 116 0 37 4 84 31 115-28-11-72-40-72-115 0-78 47-107 71-116zM191 24c26 10 70 41 70 116 0 79-48 105-71 115 24-28 30-72 30-115 0-38-4-86-30-116zM137 265c-62 0-70-81-70-125 0-46 8-127 70-127 63 0 70 83 70 127 0 46-8 125-70 125zM112 276c10 2 24 2 25 2 2 0 10 0 21-1 10 25 29 39 48 47 4 2 3 2 4 2 0 1-7 1-12 1-33 0-66-16-86-51z"><text:p/></draw:path></draw:g>. נפלג למקרים: במקרה ש־<draw:g text:anchor-type="as-char" svg:y="-0.256cm" draw:z-index="87" draw:style-name="gr1"><svg:title>TexMaths</svg:title><svg:desc>11§display§t &gt; 1§svg§600§FALSE§</svg:desc><draw:path draw:style-name="gr1293" draw:text-style-name="P119" svg:width="0.774cm" svg:height="0.23cm" svg:x="0.01cm" svg:y="0.019cm" svg:viewBox="0 0 775 231" svg:d="M0 0c258 0 516 0 775 0 0 77 0 154 0 231-259 0-517 0-775 0 0-77 0-154 0-231z"><text:p/></draw:path><draw:path draw:style-name="gr1294" draw:text-style-name="P120" svg:width="0.118cm" svg:height="0.243cm" svg:x="-0.001cm" svg:y="0.016cm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1295" draw:text-style-name="P120" svg:width="0.235cm" svg:height="0.221cm" svg:x="0.268cm" svg:y="0.049cm" svg:viewBox="0 0 236 222" svg:d="M229 120c4-2 7-3 7-8s-3-6-7-9c-72-34-142-67-214-100-5-3-5-3-7-3-4 0-8 3-8 8 0 3 2 5 8 9 67 31 134 63 202 95-68 31-135 63-202 94-6 3-8 5-8 9s4 7 8 7c2 0 2 0 7-2 72-33 142-67 214-100z"><text:p/></draw:path><draw:path draw:style-name="gr1296" draw:text-style-name="P120" svg:width="0.126cm" svg:height="0.254cm" svg:x="0.677cm" svg:y="0cm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 זה טואוטולגיה לפי הגדרת הרציונלים, בעוד אם <draw:g text:anchor-type="as-char" svg:y="-0.256cm" draw:z-index="86" draw:style-name="gr1"><svg:title>TexMaths</svg:title><svg:desc>11§display§t &lt; 1§svg§600§FALSE§</svg:desc><draw:path draw:style-name="gr1297" draw:text-style-name="P119" svg:width="0.774cm" svg:height="0.23cm" svg:x="0.01cm" svg:y="0.019cm" svg:viewBox="0 0 775 231" svg:d="M0 0c258 0 516 0 775 0 0 77 0 154 0 231-259 0-517 0-775 0 0-77 0-154 0-231z"><text:p/></draw:path><draw:path draw:style-name="gr1298" draw:text-style-name="P120" svg:width="0.118cm" svg:height="0.243cm" svg:x="-0.001cm" svg:y="0.016cm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1299" draw:text-style-name="P120" svg:width="0.235cm" svg:height="0.221cm" svg:x="0.268cm" svg:y="0.049cm" svg:viewBox="0 0 236 222" svg:d="M229 17c5-3 7-5 7-9 0-5-3-8-7-8-2 0-3 0-7 3-71 33-143 66-214 100-5 3-8 4-8 9s3 6 8 8c71 33 143 67 214 100 4 2 5 2 7 2 4 0 7-3 7-7 0-5-2-7-7-9-69-31-136-63-203-94 67-32 134-64 203-95z"><text:p/></draw:path><draw:path draw:style-name="gr1300" draw:text-style-name="P120" svg:width="0.126cm" svg:height="0.254cm" svg:x="0.677cm" svg:y="0cm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<text:s/>ניתן להכפיל את השבר ב־<draw:g text:anchor-type="as-char" svg:y="-0.228cm" draw:z-index="85" draw:style-name="gr1"><svg:title>TexMaths</svg:title><svg:desc>11§display§-1§svg§600§FALSE§</svg:desc><draw:path draw:style-name="gr1301" draw:text-style-name="P119" svg:width="0.419cm" svg:height="0.214cm" svg:x="-0.001cm" svg:y="0.019cm" svg:viewBox="0 0 420 215" svg:d="M0 0c140 0 280 0 420 0 0 71 0 144 0 215-140 0-280 0-420 0 0-71 0-144 0-215z"><text:p/></draw:path><draw:path draw:style-name="gr1302" draw:text-style-name="P120" svg:width="0.234cm" svg:height="0.014cm" svg:x="0.011cm" svg:y="0.152cm" svg:viewBox="0 0 235 15" svg:d="M222 15c6 0 13 0 13-7 0-8-7-8-13-8-71 0-140 0-209 0-6 0-13 0-13 8 0 7 7 7 13 7 69 0 138 0 209 0z"><text:p/></draw:path><draw:path draw:style-name="gr1303" draw:text-style-name="P120" svg:width="0.126cm" svg:height="0.254cm" svg:x="0.312cm" svg:y="0cm" svg:viewBox="0 0 127 255" svg:d="M79 10c0-9 0-10-9-10-24 24-58 24-70 24 0 5 0 8 0 12 8 0 31 0 50-10 0 66 0 132 0 198 0 14-1 19-35 19-4 0-8 0-13 0 0 4 0 7 0 12 14-1 47-1 63-1 15 0 49 0 62 1 0-5 0-8 0-12-4 0-9 0-12 0-35 0-36-5-36-19 0-71 0-143 0-214z"><text:p/></draw:path></draw:g> כך ש־<draw:g text:anchor-type="as-char" svg:y="-0.256cm" draw:z-index="84" draw:style-name="gr1"><svg:title>TexMaths</svg:title><svg:desc>11§display§t &gt; 1§svg§600§FALSE§</svg:desc><draw:path draw:style-name="gr1304" draw:text-style-name="P119" svg:width="0.774cm" svg:height="0.23cm" svg:x="0.01cm" svg:y="0.019cm" svg:viewBox="0 0 775 231" svg:d="M0 0c258 0 516 0 775 0 0 77 0 154 0 231-259 0-517 0-775 0 0-77 0-154 0-231z"><text:p/></draw:path><draw:path draw:style-name="gr1305" draw:text-style-name="P120" svg:width="0.118cm" svg:height="0.243cm" svg:x="-0.001cm" svg:y="0.016cm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1306" draw:text-style-name="P120" svg:width="0.235cm" svg:height="0.221cm" svg:x="0.268cm" svg:y="0.049cm" svg:viewBox="0 0 236 222" svg:d="M229 120c4-2 7-3 7-8s-3-6-7-9c-72-34-142-67-214-100-5-3-5-3-7-3-4 0-8 3-8 8 0 3 2 5 8 9 67 31 134 63 202 95-68 31-135 63-202 94-6 3-8 5-8 9s4 7 8 7c2 0 2 0 7-2 72-33 142-67 214-100z"><text:p/></draw:path><draw:path draw:style-name="gr1307" draw:text-style-name="P120" svg:width="0.126cm" svg:height="0.254cm" svg:x="0.677cm" svg:y="0cm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 ואז זו עדיין טואוטולוגיה. לכן חילוק רציונלים גם הוא רציונלי. </text:p>
        </text:list-item>
      </text:list>
      <text:h text:style-name="P10" text:outline-level="4">מש"ל <draw:g text:anchor-type="as-char" svg:y="-0.265cm" draw:z-index="83" draw:style-name="gr1"><svg:title>TexMaths</svg:title><svg:desc>11§display§\blacksquare§svg§600§FALSE§</svg:desc><draw:path draw:style-name="gr1308" draw:text-style-name="P119" svg:width="0.236cm" svg:height="0.224cm" svg:x="-0.001cm" svg:y="0.018cm" svg:viewBox="0 0 237 225" svg:d="M120 225c-41 0-80 0-120 0 0-75 0-150 0-225 79 0 158 0 237 0 0 75 0 150 0 225-39 0-79 0-117 0z"><text:p/></draw:path><draw:path draw:style-name="gr1309" draw:text-style-name="P120" svg:width="0.254cm" svg:height="0.264cm" svg:x="0.001cm" svg:y="0cm" svg:viewBox="0 0 255 265" svg:d="M255 13c0-11-1-13-13-13-76 0-153 0-229 0-12 0-13 1-13 13 0 80 0 158 0 237 0 13 1 15 13 15 76 0 152 0 228 0 13 0 14-1 14-14 0-79 0-158 0-238z"><text:p/></draw:path></draw:g></text:h>
      <text:h text:style-name="Heading_20_3" text:outline-level="3">סעיף ב’</text:h>
      <text:list xml:id="list3476374167" text:style-name="L18">
        <text:list-item>
          <text:p text:style-name="P108">צ.ל. + פישוט:<text:tab/></text:p>
          <text:p text:style-name="P25"><draw:g text:anchor-type="as-char" svg:y="-2.302cm" draw:z-index="8" draw:style-name="gr1"><svg:title>TexMaths</svg:title><svg:desc>11§latex§\begin{align}
    &amp;\forall r. \big\{ q + r \mid q \in \Q \big\} = \Q \siff r \in \Q \\
    \iff &amp;\forall r. \big\{ q + r \mid q \in \Q \big\} \subseteq \Q
        \land \Q \subseteq \big\{ q + r \mid q \in \Q \big\} \siff r \in \Q \\
    \iff &amp;\forall r. \Big(\big(\forall (\exists q \in \Q. q + r = x ). x \in \Q \big) \land \big(\forall x \in \Q. \exists q \in \Q. r + q = x \big) \siff r \in \Q \Big) \\
    \iff &amp;\forall r. \Big(\big(\forall (\exists q \in \Q. q + r = x ). x \in \Q \big) \land \big(\forall x \in \Q. \exists q \in \Q. r + q = x \big) \rightarrow r \in \Q \Big) \nonumber \\
&amp;\land \Big(r \in \Q \rightarrow \big(\forall (\exists q \in \Q. q + r = x). x \in \Q\big) \land \big(\forall x \in \Q. \exists q \in \Q. r + q = x \big)\Big)
\end{align}§svg§600§FALSE§</svg:desc><draw:path draw:style-name="gr2414" draw:text-style-name="P119" svg:width="13.332cm" svg:height="4.561cm" svg:x="-0.001cm" svg:y="0.018cm" svg:viewBox="0 0 13333 4562" svg:d="M6667 4562c-2222 0-4445 0-6667 0 0-1521 0-3041 0-4562 4445 0 8888 0 13333 0 0 1521 0 3041 0 4562-2223 0-4445 0-6666 0z"><text:p/></draw:path><draw:path draw:style-name="gr2415" draw:text-style-name="P120" svg:width="0.215cm" svg:height="0.276cm" svg:x="0.796cm" svg:y="0.06cm" svg:viewBox="0 0 216 277" svg:d="M213 14c3-3 3-4 3-6 0-4-4-8-8-8-6 0-8 4-10 9-11 28-21 56-32 84-39 0-78 0-118 0-11-28-20-56-31-84-3-6-4-9-9-9-4 0-8 4-8 8 0 1 0 1 2 6 32 85 65 170 97 254 2 5 3 9 9 9 5 0 6-4 9-9 32-84 65-169 96-254zM55 109c35 0 70 0 106 0-18 46-36 92-53 138-18-46-35-92-53-138z"><text:p/></draw:path><draw:path draw:style-name="gr2416" draw:text-style-name="P120" svg:width="0.156cm" svg:height="0.174cm" svg:x="1.022cm" svg:y="0.158cm" svg:viewBox="0 0 157 175" svg:d="M22 147c-1 6-3 15-3 17 0 8 5 11 11 11 5 0 12-3 14-11 1-2 14-54 15-62 4-12 11-39 14-49 1-6 12-23 21-32 3-3 14-13 30-13 11 0 11 3 17 5-11 1-20 11-20 21 0 6 3 13 14 13 10 0 22-9 22-23 0-13-13-24-33-24-24 0-41 19-49 30-2-18-17-30-35-30s-25 14-29 22c-7 13-11 36-11 37 0 4 3 4 4 4 4 0 5 0 7-9 7-28 14-46 28-46 6 0 12 3 12 17 0 9-1 13-6 33-8 30-15 60-23 89z"><text:p/></draw:path><draw:path draw:style-name="gr2417" draw:text-style-name="P120" svg:width="0.041cm" svg:height="0.04cm" svg:x="1.207cm" svg:y="0.287cm" svg:viewBox="0 0 42 41" svg:d="M42 20c0-11-10-20-21-20s-21 9-21 20 10 21 21 21 21-10 21-21z"><text:p/></draw:path><draw:path draw:style-name="gr2418" draw:text-style-name="P120" svg:width="0.137cm" svg:height="0.462cm" svg:x="1.326cm" svg:y="-0.001cm" svg:viewBox="0 0 138 463" svg:d="M55 169c0 28-13 42-53 58-1 1-2 3-2 5s0 4 3 6c52 19 52 40 52 62 0 35 0 71 0 106 0 11 7 25 23 37 19 12 51 20 54 20 4 0 6-1 6-4 0-4-2-5-7-6-12-4-42-16-48-41-2-4-2-4-2-18 0-32 0-64 0-96 0-20 0-47-62-66 62-20 62-45 62-67 0-32 0-63 0-95 0-22 0-41 53-60 4-1 2-3 4-5 0-3-2-5-6-5-2 0-57 12-70 38-7 11-7 15-7 31 0 33 0 67 0 100z"><text:p/></draw:path><draw:path draw:style-name="gr2419" draw:text-style-name="P120" svg:width="0.159cm" svg:height="0.244cm" svg:x="1.523cm" svg:y="0.158cm" svg:viewBox="0 0 160 245" svg:d="M160 3c0-1-2-3-5-3-4 0-20 15-26 26-9-21-23-26-35-26-47 0-94 57-94 113 0 38 23 62 51 62 16 0 32-10 46-23-3 13-17 65-18 69-3 10-6 12-27 12-6 0-9 0-9 8 0 1 0 4 4 4 12 0 27-1 39-1 13 0 27 1 39 1 3 0 8 0 8-7 0-5-4-5-10-5-18 0-18-2-18-5 0-4 0-6 1-9 17-72 36-144 54-216zM52 166c-23 0-24-30-24-36 0-19 11-61 17-77 12-29 32-45 49-45 24 0 29 32 29 34s-21 87-22 89c-5 11-27 35-49 35z"><text:p/></draw:path><draw:path draw:style-name="gr2420" draw:text-style-name="P120" svg:width="0.256cm" svg:height="0.256cm" svg:x="1.801cm" svg:y="0.103cm" svg:viewBox="0 0 257 257" svg:d="M136 136c37 0 72 0 108 0 6 0 13 0 13-7 0-8-7-8-13-8-36 0-71 0-108 0 0-36 0-72 0-108 0-5 0-13-7-13-8 0-8 8-8 13 0 36 0 72 0 108-36 0-71 0-108 0-5 0-13 0-13 8 0 7 8 7 13 7 37 0 72 0 108 0 0 37 0 72 0 108 0 6 0 13 8 13 7 0 7-7 7-13 0-36 0-71 0-108z"><text:p/></draw:path><draw:path draw:style-name="gr2421" draw:text-style-name="P120" svg:width="0.156cm" svg:height="0.174cm" svg:x="2.177cm" svg:y="0.158cm" svg:viewBox="0 0 157 175" svg:d="M23 147c-1 6-3 15-3 17 0 8 4 11 11 11 4 0 11-3 14-11 0-2 13-54 16-62 3-12 9-39 12-49 1-6 12-23 22-32 3-3 14-13 30-13 10 0 16 5 17 5-12 1-21 11-21 21 0 6 4 13 15 13 10 0 21-9 21-23 0-13-12-24-32-24-25 0-41 19-49 30-3-18-18-30-35-30-18 0-26 14-29 22-6 13-12 36-12 37 0 4 3 3 4 4 5 0 5 0 7-9 7-28 14-46 29-46 6 0 12 3 12 17 0 9-1 13-7 33-8 30-14 60-22 89z"><text:p/></draw:path><draw:path draw:style-name="gr2422" draw:text-style-name="P120" svg:width="0.014cm" svg:height="0.386cm" svg:x="2.505cm" svg:y="0.038cm" svg:viewBox="0 0 15 387" svg:d="M15 14c0-6 0-14-7-14-8 0-8 8-8 14 0 120 0 239 0 359 0 6 0 14 8 14 7 0 7-8 7-14 0-120 0-239 0-359z"><text:p/></draw:path><draw:path draw:style-name="gr2423" draw:text-style-name="P120" svg:width="0.159cm" svg:height="0.244cm" svg:x="2.689cm" svg:y="0.158cm" svg:viewBox="0 0 160 245" svg:d="M160 3c0-1-2-3-5-3-4 0-20 15-26 26-8-21-23-26-35-26-47 0-94 57-94 113 0 38 23 62 51 62 17 0 32-10 46-23-3 13-17 65-18 69-3 10-6 12-27 12-6 0-9 0-9 8 0 1 0 4 4 4 14 0 27-1 39-1 13 0 27 1 41 1 1 0 6 0 6-7 0-5-4-5-10-5-18 0-18-2-18-5 0-4 1-6 1-9 17-72 36-144 54-216zM52 166c-23 0-24-30-24-36 0-19 11-61 17-77 12-29 32-45 49-45 25 0 29 32 29 34s-21 87-22 89c-5 11-27 35-49 35z"><text:p/></draw:path><draw:path draw:style-name="gr2424" draw:text-style-name="P120" svg:width="0.193cm" svg:height="0.223cm" svg:x="2.999cm" svg:y="0.119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425" draw:text-style-name="P120" svg:width="0.274cm" svg:height="0.34cm" svg:x="3.346cm" svg:y="0.055cm" svg:viewBox="0 0 275 341" svg:d="M172 275c55-11 103-55 103-135 0-98-68-140-137-140-72 0-138 44-138 139 0 83 50 122 95 134 17 39 56 68 103 68 20 0 41-4 61-12 7-2 11-5 11-9s-4-7-7-7c-1 0-1 0-3 2-11 2-16 2-22 2-36 0-58-22-66-42zM84 24c-23 28-30 73-30 115 0 38 4 86 31 116-28-10-72-41-72-115 0-80 48-108 71-117zM191 23c26 10 71 41 71 116 0 79-49 107-72 116 25-28 30-74 30-115 0-39-4-87-30-116zM138 265c-63 0-71-81-71-125 0-47 8-127 71-127 62 0 69 82 69 126 0 47-8 126-69 126zM112 277c10 2 24 2 26 2 1 0 9 0 20-2 10 25 29 40 48 47 4 2 4 2 4 3-4 0-6 0-12 0-33 0-66-16-86-50z"><text:p/></draw:path><draw:path draw:style-name="gr2426" draw:text-style-name="P120" svg:width="0.137cm" svg:height="0.462cm" svg:x="3.677cm" svg:y="-0.001cm" svg:viewBox="0 0 138 463" svg:d="M83 294c0-12 0-37 49-56 4-3 6-3 6-6 0-1 0-3-3-4-52-21-52-42-52-64 0-35 0-72 0-107-2-21-18-33-25-37-16-11-49-20-52-20-5 0-6 2-6 5 0 4 2 5 4 5 52 20 52 38 52 60 0 32 0 63 0 95 0 22 0 47 63 67-63 21-63 43-63 67 0 32 0 63 0 95 0 20 0 40-49 59-6 1-7 2-7 6 0 3 1 4 6 4 23-11 50-9 69-34 8-12 8-20 8-35 0-33 0-67 0-100z"><text:p/></draw:path><draw:path draw:style-name="gr2427" draw:text-style-name="P120" svg:width="0.255cm" svg:height="0.089cm" svg:x="3.988cm" svg:y="0.18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428" draw:text-style-name="P120" svg:width="0.274cm" svg:height="0.34cm" svg:x="4.388cm" svg:y="0.055cm" svg:viewBox="0 0 275 341" svg:d="M172 275c54-11 103-55 103-135 0-98-68-140-137-140-72 0-138 44-138 139 0 83 48 122 95 134 17 39 56 68 103 68 20 0 41-4 61-12 7-2 11-5 11-9s-4-7-7-7c-1 0-1 0-3 2-11 2-16 2-22 2-36 0-58-22-66-42zM84 24c-23 28-30 73-30 115 0 38 4 86 30 116-27-10-71-41-71-115 0-80 48-108 71-117zM190 23c27 10 71 41 71 116 0 79-48 107-71 116 25-28 30-74 30-115 0-39-4-87-30-116zM138 265c-63 0-71-81-71-125 0-47 8-127 71-127 62 0 69 82 69 126 0 47-8 126-69 126zM111 277c11 2 25 2 27 2 1 0 9 0 20-2 10 25 29 40 48 47 4 2 4 2 4 3-4 0-6 0-12 0-33 0-66-16-87-50z"><text:p/></draw:path><draw:path draw:style-name="gr2429" draw:text-style-name="P120" svg:width="0.342cm" svg:height="0.201cm" svg:x="4.805cm" svg:y="0.13cm" svg:viewBox="0 0 343 202" svg:d="M329 109c7 0 14 0 14-8s-7-8-14-8c-96 0-191 0-287 0 21-16 32-31 34-37 18-26 14-34 21-51 0-5-5-5-8-5-6 0-6 1-9 8-8 38-30 70-74 88-5 2-6 3-6 5s1 3 6 6c39 16 66 46 75 89 2 5 2 6 8 6 3 0 8 0 8-4 0-1-3-25-20-52-8-11-19-25-35-37 96 0 191 0 287 0z"><text:p/></draw:path><draw:path draw:style-name="gr2430" draw:text-style-name="P120" svg:width="0.342cm" svg:height="0.201cm" svg:x="5.126cm" svg:y="0.13cm" svg:viewBox="0 0 343 202" svg:d="M301 109c-22 16-31 32-35 37-17 27-20 51-20 52 0 4 5 4 8 4 7 0 7-1 8-7 9-39 32-71 76-88 4-3 5-4 5-6s-2-3-3-4c-17-7-64-26-78-90-1-6-1-7-8-7-3 0-8 0-8 5 7 17 4 25 19 51 9 11 20 25 36 37-95 0-191 0-287 0-7 0-14 0-14 8s7 8 14 8c96 0 192 0 287 0z"><text:p/></draw:path><draw:path draw:style-name="gr2431" draw:text-style-name="P120" svg:width="0.156cm" svg:height="0.174cm" svg:x="5.61cm" svg:y="0.158cm" svg:viewBox="0 0 157 175" svg:d="M23 147c-1 6-3 15-3 17 0 8 4 11 11 11 4 0 11-3 14-11 0-2 13-54 16-62 3-12 9-39 12-49 1-6 12-23 22-32 3-3 14-13 30-13 10 0 16 5 17 5-12 1-21 11-21 21 0 6 4 13 15 13 10 0 21-9 21-23 0-13-12-24-32-24-25 0-41 19-49 30-3-18-18-30-35-30-18 0-26 14-29 22-6 13-12 36-12 37 0 4 3 4 4 4 5 0 5 0 7-9 7-28 14-46 29-46 6 0 12 3 12 17 0 9-1 13-7 33-8 30-14 60-22 89z"><text:p/></draw:path><draw:path draw:style-name="gr2432" draw:text-style-name="P120" svg:width="0.193cm" svg:height="0.223cm" svg:x="5.923cm" svg:y="0.119cm" svg:viewBox="0 0 194 224" svg:d="M179 120c7 0 15 0 15-8s-8-8-15-8c-55 0-109 0-164 0 6-51 50-89 104-89 20 0 41 0 60 0 7 0 15 0 15-7 0-8-8-8-15-8-19 0-40 0-60 0-66 0-119 51-119 112 0 62 53 112 119 112 20 0 41 0 60 0 7 0 15 0 15-7 0-8-8-8-15-8-19 0-40 0-60 0-54 0-98-37-104-89 55 0 109 0 164 0z"><text:p/></draw:path><draw:path draw:style-name="gr2433" draw:text-style-name="P120" svg:width="0.274cm" svg:height="0.34cm" svg:x="6.269cm" svg:y="0.055cm" svg:viewBox="0 0 275 341" svg:d="M173 275c54-11 102-55 102-135 0-98-68-140-137-140-71 0-138 44-138 139 0 83 50 122 96 134 16 39 55 68 103 68 19 0 41-4 61-12 6-2 11-5 11-9s-4-7-7-7c-1 0-1 0-4 2-10 2-15 2-21 2-35 0-57-22-66-42zM85 24c-24 28-30 73-30 115 0 38 4 86 30 116-27-10-71-41-71-115 0-80 48-108 70-117zM191 23c27 10 71 41 71 116 0 79-47 107-72 116 25-28 31-74 31-115 0-39-4-87-30-116zM138 265c-63 0-70-81-70-125 0-47 8-127 70-127s70 82 70 126c0 47-8 126-70 126zM112 277c11 2 17 1 26 2 2 0 9 0 20-2 11 25 29 40 49 47 3 2 4 2 4 3-4 0-7 0-12 0-33 0-67-16-87-50z"><text:p/></draw:path><draw:path draw:style-name="gr2434" draw:text-style-name="P120" svg:width="0.088cm" svg:height="0.386cm" svg:x="12.754cm" svg:y="0.038cm" svg:viewBox="0 0 89 387" svg:d="M89 383c0-1 0-2-6-9-49-48-61-121-61-180 0-68 14-135 63-183 4-4 4-6 4-7 0-3-1-4-3-4-5 0-39 26-62 76-20 43-24 86-24 118 0 29 4 77 25 121 23 47 56 72 61 72 2 0 3-1 3-4z"><text:p/></draw:path><draw:path draw:style-name="gr2435" draw:text-style-name="P120" svg:width="0.127cm" svg:height="0.256cm" svg:x="12.901cm" svg:y="0.071cm" svg:viewBox="0 0 128 257" svg:d="M79 10c0-9 0-10-9-10-24 24-58 24-70 24 0 5 0 8 0 12 8 0 31 0 51-10 0 67 0 133 0 201 0 14-1 18-37 18-4 0-7 0-12 0 0 5 0 8 0 12 13-1 48-1 63-1s49 0 63 1c0-4 0-7 0-12-5 0-8 0-12 0-36 0-37-4-37-18 0-73 0-145 0-217z"><text:p/></draw:path><draw:path draw:style-name="gr2436" draw:text-style-name="P120" svg:width="0.089cm" svg:height="0.386cm" svg:x="13.081cm" svg:y="0.038cm" svg:viewBox="0 0 90 387" svg:d="M90 194c0-30-4-77-25-121-23-48-57-73-61-73-2 0-4 2-4 4 0 1 0 3 8 9 37 39 60 100 60 181 0 66-14 134-62 182-6 5-6 6-6 7 0 2 2 4 4 4 4 0 39-26 62-76 20-42 24-84 24-117z"><text:p/></draw:path><draw:path draw:style-name="gr2437" draw:text-style-name="P120" svg:width="0.342cm" svg:height="0.211cm" svg:x="0.001cm" svg:y="0.747cm" svg:viewBox="0 0 343 212" svg:d="M330 152c7 0 13 0 13-8s-6-8-14-8c-81 0-164 0-245 0-17-14-37-24-49-29 15-7 33-17 49-30 81 0 164 0 245 0 8 0 14 0 14-8 0-7-6-7-13-7-76 0-153 0-229 0 19-19 39-52 39-58 0-4-5-4-8-4-2 0-5 0-7 3-8 15-18 35-44 57-27 25-52 35-72 40-7 3-8 3-8 4-1 0-1 2-1 3s0 1 0 2l1 1c1 0 1 0 9 2 52 16 91 51 112 93 5 7 6 7 10 7 3 0 8 0 8-4 0-5-20-39-39-56 76 0 153 0 229 0z"><text:p/></draw:path><draw:path draw:style-name="gr2438" draw:text-style-name="P120" svg:width="0.342cm" svg:height="0.211cm" svg:x="0.323cm" svg:y="0.747cm" svg:viewBox="0 0 343 212" svg:d="M260 77c16 13 36 23 49 30-14 5-33 15-49 29-82 0-164 0-246 0-6 0-14 0-14 8s8 8 14 8c76 0 152 0 228 0-18 17-38 51-38 56 0 4 5 4 7 4 4 0 6 0 8-2 8-15 19-35 44-58 26-23 52-34 73-40 6-2 6-2 7-3 0-1 0-1 0-2s0-1 0-3l-1-1c-1 0-1-1-9-3-51-15-90-51-112-92-4-8-4-8-10-8-2 0-7 0-7 4 0 6 19 39 38 58-76 0-152 0-228 0-6 0-14 0-14 7 0 8 8 8 14 8 82 0 164 0 246 0z"><text:p/></draw:path><draw:path draw:style-name="gr2439" draw:text-style-name="P120" svg:width="0.215cm" svg:height="0.275cm" svg:x="0.796cm" svg:y="0.682cm" svg:viewBox="0 0 216 276" svg:d="M213 14c3-4 3-5 3-6 0-5-4-8-8-8-6 0-8 4-10 9-11 28-21 56-32 84-39 0-78 0-118 0-11-28-20-56-31-84-3-6-4-9-9-9-4 0-8 3-8 8 1 2 0 1 2 6 32 85 65 169 97 253 2 6 3 9 9 9 5 0 6-4 9-8 32-84 65-169 96-254zM55 109c35 0 70 0 106 0-18 46-36 91-53 137-18-46-35-91-53-137z"><text:p/></draw:path><draw:path draw:style-name="gr2440" draw:text-style-name="P120" svg:width="0.156cm" svg:height="0.174cm" svg:x="1.022cm" svg:y="0.779cm" svg:viewBox="0 0 157 175" svg:d="M22 148c-1 6-3 15-3 17 0 7 5 10 11 10 5 0 12-2 14-10 1-2 14-55 15-62 4-13 11-39 14-50 1-5 12-23 21-31 3-3 14-13 30-13 11 0 11 3 17 4-11 2-20 11-20 22 0 6 3 13 14 13 10 0 22-8 22-23 0-13-13-25-33-25-24 0-41 19-49 30-2-18-17-30-35-30s-25 15-29 22c-7 13-11 36-11 37 0 5 3 5 4 5 4 0 5 0 7-9 7-28 14-46 28-46 6 0 12 3 12 17 0 9-1 12-6 33-8 30-15 60-23 89z"><text:p/></draw:path><draw:path draw:style-name="gr2441" draw:text-style-name="P120" svg:width="0.041cm" svg:height="0.041cm" svg:x="1.207cm" svg:y="0.908cm" svg:viewBox="0 0 42 42" svg:d="M42 21c0-11-10-21-21-21s-21 10-21 21 10 21 21 21 21-10 21-21z"><text:p/></draw:path><draw:path draw:style-name="gr2442" draw:text-style-name="P120" svg:width="0.137cm" svg:height="0.462cm" svg:x="1.326cm" svg:y="0.622cm" svg:viewBox="0 0 138 463" svg:d="M55 169c0 28-13 42-53 58-1 1-2 2-2 4 0 3 0 4 3 5 52 21 52 42 52 63 0 35 0 72 0 107 0 11 7 25 23 36 19 13 51 21 54 21 4 0 6-1 6-4 0-5-2-5-7-7-12-4-42-15-48-40-2-4-2-5-2-19 0-32 0-63 0-95 0-20 0-48-62-66 62-20 62-46 62-67 0-32 0-64 0-96 0-21 0-40 53-60 4 0 4-4 4-5 0-3-2-4-6-4-2 0-57 12-70 37-7 12-7 16-7 32 0 33 0 67 0 100z"><text:p/></draw:path><draw:path draw:style-name="gr2443" draw:text-style-name="P120" svg:width="0.159cm" svg:height="0.245cm" svg:x="1.523cm" svg:y="0.779cm" svg:viewBox="0 0 160 246" svg:d="M160 4c0-1-2-3-5-3-4 0-20 15-26 26-9-20-23-27-35-27-47 0-94 57-94 113 0 39 23 62 51 62 16 0 32-9 46-23-3 14-17 66-18 69-3 11-6 12-27 13-6 0-9 0-9 8 1 1 0 4 4 4 12 0 27-1 39-1 13 0 27 1 39 1 3 0 8 0 8-7 0-5-4-5-10-5-18 0-18-3-18-6s0-5 1-9c17-72 36-143 54-215zM52 167c-23 0-24-30-24-36 0-19 11-62 17-77 12-29 32-45 49-45 24 0 29 31 29 34 0 2-21 87-22 88-5 11-27 36-49 36z"><text:p/></draw:path><draw:path draw:style-name="gr2444" draw:text-style-name="P120" svg:width="0.256cm" svg:height="0.256cm" svg:x="1.801cm" svg:y="0.725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2445" draw:text-style-name="P120" svg:width="0.156cm" svg:height="0.174cm" svg:x="2.177cm" svg:y="0.779cm" svg:viewBox="0 0 157 175" svg:d="M23 148c-1 6-3 15-3 17 0 7 4 10 11 10 4 0 11-2 14-10 0-2 13-55 16-62 3-13 9-39 12-50 1-5 12-23 22-31 3-3 14-13 30-13 10 0 16 4 17 4-12 2-21 11-21 22 0 6 4 13 15 13 10 0 21-8 21-23 0-13-12-25-32-25-25 0-41 19-49 30-3-18-18-30-35-30-18 0-26 15-29 22-6 13-12 36-12 37 0 5 3 4 4 5 5 0 5 0 7-9 7-28 14-46 29-46 6 0 12 3 12 17 0 9-1 12-7 33-8 30-14 60-22 89z"><text:p/></draw:path><draw:path draw:style-name="gr2446" draw:text-style-name="P120" svg:width="0.014cm" svg:height="0.385cm" svg:x="2.505cm" svg:y="0.66cm" svg:viewBox="0 0 15 386" svg:d="M15 14c0-7 0-14-7-14-8 0-8 7-8 14 0 120 0 239 0 359 0 6 0 13 8 13 7 0 7-7 7-13 0-120 0-239 0-359z"><text:p/></draw:path><draw:path draw:style-name="gr2447" draw:text-style-name="P120" svg:width="0.159cm" svg:height="0.245cm" svg:x="2.689cm" svg:y="0.779cm" svg:viewBox="0 0 160 246" svg:d="M160 4c0-1-2-3-5-3-4 0-20 15-26 26-8-20-23-27-35-27-47 0-94 57-94 113 0 39 23 62 51 62 17 0 32-9 46-23-3 14-17 66-18 69-3 11-6 12-27 13-6 0-9 0-9 8 1 1 0 4 4 4 14 0 27-1 39-1 13 0 27 1 41 1 1 0 6 0 6-7 0-5-4-5-10-5-18 0-18-3-18-6s1-5 1-9c17-72 36-143 54-215zM52 167c-23 0-24-30-24-36 0-19 11-62 17-77 12-29 32-45 49-45 25 0 29 31 29 34 0 2-21 87-22 88-5 11-27 36-49 36z"><text:p/></draw:path><draw:path draw:style-name="gr2448" draw:text-style-name="P120" svg:width="0.193cm" svg:height="0.223cm" svg:x="2.999cm" svg:y="0.742cm" svg:viewBox="0 0 194 224" svg:d="M180 120c7 0 14 0 14-8s-7-8-14-8c-55 0-108 0-163 0 4-51 48-89 103-89 20 0 41 0 60 0 7 0 14 0 14-7 0-8-7-8-14-8-20 0-40 0-61 0-66 0-119 49-119 112 0 62 53 112 119 112 21 0 41 0 61 0 7 0 14 0 14-7 0-8-7-8-14-8-19 0-40 0-60 0-55 0-99-37-103-89 55 0 108 0 163 0z"><text:p/></draw:path><draw:path draw:style-name="gr2449" draw:text-style-name="P120" svg:width="0.274cm" svg:height="0.34cm" svg:x="3.346cm" svg:y="0.678cm" svg:viewBox="0 0 275 341" svg:d="M172 276c55-11 103-55 103-136 0-97-68-140-137-140-72 0-138 45-138 140 0 82 50 122 95 134 17 39 56 67 103 67 20 0 41-3 61-11 7-3 11-4 11-9 0-4-4-8-7-8-1 0-1 0-3 2-11 3-16 3-22 3-36 0-58-23-66-42zM84 24c-23 28-30 73-30 116 0 37 4 85 31 116-28-10-72-40-72-116 0-78 48-107 71-116zM191 24c26 10 71 41 71 116 0 79-49 107-72 116 25-28 30-73 30-116 0-38-4-86-30-116zM138 266c-63 0-71-82-71-126 0-47 8-127 71-127 62 0 69 83 69 127 0 46-8 126-69 126zM112 277c10 2 24 2 26 2 1 0 9 0 20-1 10 24 29 40 48 48 4 1 3 1 4 1 0 1-6 1-12 1-33 0-66-16-86-51z"><text:p/></draw:path><draw:path draw:style-name="gr2450" draw:text-style-name="P120" svg:width="0.137cm" svg:height="0.462cm" svg:x="3.677cm" svg:y="0.622cm" svg:viewBox="0 0 138 463" svg:d="M83 294c0-14 0-37 49-56 4-3 6-3 6-7-2-1 0-3-3-4-52-20-52-41-52-63 0-35 0-72 0-107-2-21-18-33-25-37-16-11-49-20-52-20-5 0-6 2-6 4 0 5 2 5 4 6 52 20 52 38 52 60 0 32 0 63 0 95 0 21 0 47 63 66-63 21-63 44-63 67 0 32 0 64 0 96 0 20 0 39-49 58-6 2-7 2-7 7 0 2 1 4 6 4 23-12 50-10 69-35 8-11 8-20 8-34 0-33 0-67 0-100z"><text:p/></draw:path><draw:path draw:style-name="gr2451" draw:text-style-name="P120" svg:width="0.236cm" svg:height="0.298cm" svg:x="3.998cm" svg:y="0.704cm" svg:viewBox="0 0 237 299" svg:d="M223 15c7 0 14 0 14-7 0-8-7-8-14-8-35 0-69 0-104 0-66 0-119 51-119 112 0 62 54 112 119 112 35 0 69 0 104 0 7 0 14-1 14-8 0-9-7-8-14-8-34 0-69 0-103 0-62 0-105-45-105-96 0-53 44-97 105-97 34 0 69 0 103 0zM21 284c-7 0-13 0-13 7 0 8 6 8 13 8 67 0 135 0 202 0 7 0 14 0 14-8 0-7-7-7-14-7-67 0-135 0-202 0z"><text:p/></draw:path><draw:path draw:style-name="gr2452" draw:text-style-name="P120" svg:width="0.274cm" svg:height="0.34cm" svg:x="4.388cm" svg:y="0.678cm" svg:viewBox="0 0 275 341" svg:d="M172 276c54-11 103-55 103-136 0-97-68-140-137-140-72 0-138 45-138 140 0 82 48 122 95 134 17 39 56 67 103 67 20 0 41-3 61-11 7-3 11-4 11-9 0-4-4-8-7-8-1 0-1 0-3 2-11 3-16 3-22 3-36 0-58-23-66-42zM84 24c-23 28-30 73-30 116 0 37 4 85 30 116-27-10-71-40-71-116 0-78 48-107 71-116zM190 24c27 10 71 41 71 116 0 79-48 107-71 116 25-28 30-73 30-116 0-38-4-86-30-116zM138 266c-63 0-71-82-71-126 0-47 8-127 71-127 62 0 69 83 69 127 0 46-8 126-69 126zM111 277c11 2 25 2 27 2 1 0 9 0 20-1 10 24 29 40 48 48 4 1 3 1 4 1 0 1-6 1-12 1-33 0-66-16-87-51z"><text:p/></draw:path><draw:path draw:style-name="gr2453" draw:text-style-name="P120" svg:width="0.214cm" svg:height="0.239cm" svg:x="4.783cm" svg:y="0.719cm" svg:viewBox="0 0 215 240" svg:d="M116 9c-3-7-5-9-9-9-5 0-6 3-8 9-32 71-65 144-97 215-2 6-2 6-2 8 0 4 3 8 8 8 2 0 5 0 9-8 29-68 60-136 90-205 31 69 60 137 91 205 3 8 8 8 9 8 4 0 8-4 8-8-2-2 0-1-3-5-32-73-65-146-96-218z"><text:p/></draw:path><draw:path draw:style-name="gr2454" draw:text-style-name="P120" svg:width="0.275cm" svg:height="0.34cm" svg:x="5.117cm" svg:y="0.678cm" svg:viewBox="0 0 276 341" svg:d="M173 276c54-11 103-55 103-136 0-97-69-140-138-140-71 0-138 45-138 140 0 82 50 122 96 134 17 39 55 67 103 67 20 0 41-3 61-11 6-3 11-4 11-9 0-4-4-8-7-8-1 0-1 0-4 2-10 3-15 3-21 3-35 0-57-23-66-42zM85 24c-24 28-30 73-30 116 0 37 4 85 30 116-27-10-71-40-71-116 0-78 48-107 71-116zM191 24c27 10 71 41 71 116 0 79-47 107-71 116 24-28 30-73 30-116 0-38-4-86-30-116zM138 266c-63 0-70-82-70-126 0-47 8-127 70-127s70 83 70 127c0 46-8 126-70 126zM112 277c11 2 17 1 26 2 2 0 11 0 20-1 11 24 29 40 49 48 3 1 3 1 4 1 0 1-6 1-12 1-33 0-66-16-87-51z"><text:p/></draw:path><draw:path draw:style-name="gr2455" draw:text-style-name="P120" svg:width="0.236cm" svg:height="0.298cm" svg:x="5.545cm" svg:y="0.704cm" svg:viewBox="0 0 237 299" svg:d="M222 15c7 0 15 0 15-7 0-8-8-8-15-8-34 0-69 0-103 0-67 0-119 51-119 112 0 62 53 112 119 112 34 0 69 0 103 0 7 0 15-1 15-8 0-9-8-8-15-8-34 0-69 0-103 0-61 0-104-45-104-96 0-53 44-97 104-97 34 0 69 0 103 0zM21 284c-7 0-13 0-13 7 0 8 6 8 13 8 67 0 134 0 201 0 7 0 15 0 15-8 0-7-8-7-15-7-67 0-134 0-201 0z"><text:p/></draw:path><draw:path draw:style-name="gr2456" draw:text-style-name="P120" svg:width="0.137cm" svg:height="0.462cm" svg:x="5.964cm" svg:y="0.622cm" svg:viewBox="0 0 138 463" svg:d="M56 169c0 28-13 42-53 58-2 1-3 2-3 4 0 3 1 4 4 5 52 21 52 42 52 63 0 35 0 72 0 107 0 11 7 25 23 36 19 13 51 21 54 21s5-1 5-4c0-5 0-5-7-7-11-4-41-15-47-40-1-4-1-5-1-19 0-32 0-63 0-95 0-20 0-48-63-66 63-20 63-46 63-67 0-32 0-64 0-96 0-21 0-40 52-60 3 0 3-4 3-5 0-3-2-4-5-4s-57 12-70 37c-7 12-7 16-7 32 0 33 0 67 0 100z"><text:p/></draw:path><draw:path draw:style-name="gr2457" draw:text-style-name="P120" svg:width="0.157cm" svg:height="0.245cm" svg:x="6.162cm" svg:y="0.779cm" svg:viewBox="0 0 158 246" svg:d="M158 4c0-1-1-3-3-3-4 0-20 15-26 26-9-20-23-27-37-27-45 0-92 57-92 113 0 39 22 62 51 62 16 0 32-9 46-23-5 14-17 66-18 69-3 11-6 12-28 13-5 0-9 0-9 8 2 1 0 4 5 4 12 0 26-1 39-1s27 1 39 1c3 0 8 0 8-7 0-5-4-5-11-5-17 0-17-3-17-6s0-5 1-9c17-72 35-143 52-215zM52 167c-23 0-24-30-24-36 0-19 11-62 17-77 12-29 32-45 47-45 26 0 31 31 31 34 0 2-21 87-22 88-6 11-27 36-49 36z"><text:p/></draw:path><draw:path draw:style-name="gr2458" draw:text-style-name="P120" svg:width="0.256cm" svg:height="0.256cm" svg:x="6.441cm" svg:y="0.725cm" svg:viewBox="0 0 257 257" svg:d="M136 136c37 0 72 0 108 0 6 0 13 0 13-7 0-8-7-8-13-8-36 0-71 0-108 0 0-36 0-73 0-109 0-5 0-12-7-12-8 0-8 7-8 12 0 36 0 73 0 109-36 0-73 0-109 0-4 0-12 0-12 8 0 7 8 7 12 7 36 0 73 0 109 0 0 37 0 72 0 108 0 6 0 13 8 13 7 0 7-7 7-13 0-36 0-71 0-108z"><text:p/></draw:path><draw:path draw:style-name="gr2459" draw:text-style-name="P120" svg:width="0.156cm" svg:height="0.174cm" svg:x="6.816cm" svg:y="0.779cm" svg:viewBox="0 0 157 175" svg:d="M23 148c-1 6-4 15-4 17 0 7 5 10 12 10 4 0 11-2 14-10 0-2 13-55 16-62 2-13 9-39 12-50 1-5 12-23 22-31 2-3 14-13 30-13 10 0 10 3 16 4-11 2-20 11-20 22 0 6 4 13 15 13 10 0 21-8 21-23 0-13-12-25-32-25-25 0-42 19-49 30-3-18-18-30-35-30-18 0-26 15-29 22-8 13-12 36-12 37 0 5 3 5 4 5 5 0 5 0 7-9 7-28 14-46 29-46 6 0 12 3 12 17 0 9-1 12-7 33-8 30-14 60-22 89z"><text:p/></draw:path><draw:path draw:style-name="gr2460" draw:text-style-name="P120" svg:width="0.014cm" svg:height="0.385cm" svg:x="7.142cm" svg:y="0.66cm" svg:viewBox="0 0 15 386" svg:d="M15 14c0-7 0-14-7-14-8 0-8 7-8 14 0 120 0 239 0 359 0 6 0 13 8 13 7 0 7-7 7-13 0-120 0-239 0-359z"><text:p/></draw:path><draw:path draw:style-name="gr2461" draw:text-style-name="P120" svg:width="0.159cm" svg:height="0.245cm" svg:x="7.327cm" svg:y="0.779cm" svg:viewBox="0 0 160 246" svg:d="M160 4c0-1-2-3-5-3-4 0-20 15-26 26-8-20-23-27-35-27-47 0-94 57-94 113 0 39 23 62 51 62 16 0 32-9 46-23-3 14-17 66-18 69-3 11-6 12-27 13-6 0-9 0-9 8 1 1 0 4 4 4 12 0 27-1 39-1 13 0 27 1 39 1 3 0 8 0 8-7 0-5-4-5-10-5-18 0-18-3-18-6s0-5 1-9c17-72 36-143 54-215zM52 167c-23 0-24-30-24-36 0-19 11-62 17-77 12-29 32-45 49-45 24 0 29 31 29 34 0 2-21 87-22 88-5 11-27 36-49 36z"><text:p/></draw:path><draw:path draw:style-name="gr2462" draw:text-style-name="P120" svg:width="0.193cm" svg:height="0.223cm" svg:x="7.637cm" svg:y="0.742cm" svg:viewBox="0 0 194 224" svg:d="M180 120c6 0 14 0 14-8s-8-8-14-8c-55 0-108 0-163 0 4-51 48-89 103-89 20 0 41 0 60 0 6 0 14 0 14-7 0-8-8-8-14-8-20 0-40 0-61 0-66 0-119 49-119 112 0 62 53 112 119 112 21 0 41 0 61 0 6 0 14 0 14-7 0-8-8-8-14-8-19 0-40 0-60 0-55 0-99-37-103-89 55 0 108 0 163 0z"><text:p/></draw:path><draw:path draw:style-name="gr2463" draw:text-style-name="P120" svg:width="0.275cm" svg:height="0.34cm" svg:x="7.983cm" svg:y="0.678cm" svg:viewBox="0 0 276 341" svg:d="M173 276c54-11 103-55 103-136 0-97-69-140-137-140-72 0-139 45-139 140 0 82 50 122 96 134 17 39 55 67 103 67 20 0 41-3 61-11 7-3 11-4 11-9 0-4-4-8-7-8-1 0-1 0-3 2-11 3-16 3-22 3-35 0-57-23-66-42zM85 24c-23 28-30 73-30 116 0 37 4 85 30 116-27-10-71-40-71-116 0-78 48-107 71-116zM191 24c27 10 71 41 71 116 0 79-47 107-71 116 24-28 30-73 30-116 0-38-4-86-30-116zM139 266c-63 0-71-82-71-126 0-47 8-127 71-127 61 0 69 83 69 127 0 46-8 126-69 126zM112 277c11 2 26 2 27 2s10 0 21-1c9 24 28 40 47 48 4 1 3 1 4 1 0 1-6 1-12 1-33 0-66-16-87-51z"><text:p/></draw:path><draw:path draw:style-name="gr2464" draw:text-style-name="P120" svg:width="0.137cm" svg:height="0.462cm" svg:x="8.315cm" svg:y="0.622cm" svg:viewBox="0 0 138 463" svg:d="M83 294c0-14 0-37 49-56 4-3 6-3 6-7-2-1 0-3-3-4-52-20-52-41-52-63 0-35 0-72 0-107-2-21-18-33-25-37-16-11-49-20-54-20-3 0-4 2-4 4 0 5 2 5 4 6 51 20 51 38 51 60 0 32 0 63 0 95 0 21 0 47 63 66-63 21-63 44-63 67 0 32 0 64 0 96 0 20 0 39-48 58-6 2-7 2-7 7 0 2 1 4 4 4 2 0 52-10 71-35 8-11 8-20 8-34 0-33 0-67 0-100z"><text:p/></draw:path><draw:path draw:style-name="gr2465" draw:text-style-name="P120" svg:width="0.343cm" svg:height="0.2cm" svg:x="8.625cm" svg:y="0.753cm" svg:viewBox="0 0 344 201" svg:d="M330 109c7 0 14 0 14-8s-7-8-14-8c-96 0-191 0-287 0 21-16 32-31 34-37 18-26 21-51 21-52 0-4-4-4-8-4-6 0-6 1-9 8-8 37-31 70-74 88-5 2-7 2-7 5 0 2 2 3 7 5 39 16 66 47 76 90 1 4 1 5 7 5 4 0 8 0 8-4 0-1-3-25-20-51-8-12-19-25-35-37 96 0 191 0 287 0z"><text:p/></draw:path><draw:path draw:style-name="gr2466" draw:text-style-name="P120" svg:width="0.342cm" svg:height="0.2cm" svg:x="8.948cm" svg:y="0.753cm" svg:viewBox="0 0 343 201" svg:d="M301 109c-22 15-31 32-35 36-17 28-14 34-21 52 0 4 6 4 9 4 6 0 7 0 8-7 9-38 32-71 76-88 4-2 5-3 5-5 0-3-2-4-3-4-17-7-64-27-78-92-1-4-2-5-8-5-3 0-9 0-9 4 0 1 5 26 20 52 8 11 20 24 36 37-95 0-191 0-287 0-7 0-14 0-14 8s7 8 14 8c96 0 192 0 287 0z"><text:p/></draw:path><draw:path draw:style-name="gr2467" draw:text-style-name="P120" svg:width="0.156cm" svg:height="0.174cm" svg:x="9.432cm" svg:y="0.779cm" svg:viewBox="0 0 157 175" svg:d="M23 148c-1 6-4 15-4 17 0 7 5 10 12 10 4 0 11-2 14-10 0-2 13-55 16-62 3-13 9-39 12-50 1-5 12-23 22-31 2-3 14-13 30-13 10 0 16 4 17 4-12 2-21 11-21 22 0 6 4 13 15 13 10 0 21-8 21-23 0-13-12-25-32-25-25 0-42 19-49 30-3-18-18-30-35-30-18 0-26 15-29 22-8 13-12 36-12 37 0 5 3 5 4 5 5 0 5 0 7-9 7-28 14-46 29-46 6 0 12 3 12 17 0 9-1 12-7 33-8 30-14 60-22 89z"><text:p/></draw:path><draw:path draw:style-name="gr2468" draw:text-style-name="P120" svg:width="0.193cm" svg:height="0.223cm" svg:x="9.745cm" svg:y="0.742cm" svg:viewBox="0 0 194 224" svg:d="M179 120c7 0 15 0 15-8s-8-8-15-8c-55 0-109 0-164 0 5-51 50-89 104-89 20 0 41 0 60 0 7 0 15 0 15-7 0-8-8-8-15-8-19 0-40 0-60 0-66 0-119 49-119 112 0 62 53 112 119 112 20 0 41 0 60 0 7 0 15 0 15-7 0-8-8-8-15-8-19 0-40 0-60 0-54 0-99-37-104-89 55 0 109 0 164 0z"><text:p/></draw:path><draw:path draw:style-name="gr2469" draw:text-style-name="P120" svg:width="0.274cm" svg:height="0.34cm" svg:x="10.091cm" svg:y="0.678cm" svg:viewBox="0 0 275 341" svg:d="M173 276c54-11 102-55 102-136 0-97-68-140-137-140-71 0-138 45-138 140 0 82 50 122 96 134 16 39 55 67 103 67 19 0 41-3 61-11 6-3 11-4 11-9 0-4-4-8-7-8-1 0-1 0-4 2-11 3-15 3-21 3-35 0-57-23-66-42zM85 24c-24 28-30 73-30 116 0 37 4 85 30 116-27-10-72-40-72-116 0-78 49-107 71-116zM191 24c27 10 71 41 71 116 0 79-49 107-72 116 25-28 31-73 31-116 0-38-4-86-30-116zM138 266c-63 0-70-82-70-126 0-47 8-127 70-127s70 83 70 127c0 46-9 126-70 126zM112 277c11 2 17 1 26 2 2 0 9 0 20-1 11 24 29 40 49 48 3 1 3 1 4 1 0 1-7 1-12 1-33 0-67-16-87-51z"><text:p/></draw:path><draw:path draw:style-name="gr2470" draw:text-style-name="P120" svg:width="0.088cm" svg:height="0.385cm" svg:x="12.754cm" svg:y="0.66cm" svg:viewBox="0 0 89 386" svg:d="M89 383c0-1 0-2-6-9-49-48-61-122-61-180 0-68 14-136 63-183 4-6 4-6 4-7 0-3-1-4-3-4-5 0-39 26-62 76-20 42-24 85-24 118 0 29 4 77 25 119 23 49 56 73 61 73 2 0 3-1 3-3z"><text:p/></draw:path><draw:path draw:style-name="gr2471" draw:text-style-name="P120" svg:width="0.153cm" svg:height="0.256cm" svg:x="12.885cm" svg:y="0.693cm" svg:viewBox="0 0 154 257" svg:d="M30 227c14-14 27-27 42-40 59-53 82-74 82-112 0-44-34-75-81-75-44 0-73 35-73 69 0 22 20 22 21 22 7 0 20-4 20-21 0-10-7-19-21-19-2 0-3 0-5 0 9-26 30-40 52-40 35 0 52 32 52 64 0 31-19 61-40 84-25 28-49 57-75 84-4 3-4 4-4 14 48 0 96 0 144 0 3-23 7-45 10-68-3 0-5 0-9 0-2 12-5 29-9 35-3 3-28 3-36 3-23 0-47 0-70 0z"><text:p/></draw:path><draw:path draw:style-name="gr2472" draw:text-style-name="P120" svg:width="0.089cm" svg:height="0.385cm" svg:x="13.081cm" svg:y="0.66cm" svg:viewBox="0 0 90 386" svg:d="M90 194c0-31-4-77-25-121-23-48-57-73-61-73-2 0-4 1-4 4 0 1 0 1 8 9 37 38 60 99 60 181 0 66-14 134-62 182-6 5-6 6-6 7 0 2 2 3 4 3 4 0 39-26 62-75 20-43 24-86 24-117z"><text:p/></draw:path><draw:path draw:style-name="gr2473" draw:text-style-name="P120" svg:width="0.342cm" svg:height="0.211cm" svg:x="0.001cm" svg:y="1.485cm" svg:viewBox="0 0 343 212" svg:d="M330 152c7 0 13 0 13-8s-6-8-14-8c-81 0-164 0-245 0-17-14-37-24-49-29 15-7 33-17 49-30 81 0 164 0 245 0 8 0 14 0 14-8 0-7-6-7-13-7-76 0-153 0-229 0 19-18 39-52 39-58 0-4-5-4-8-4-2 0-5 0-7 3-8 15-18 35-44 57-27 25-52 35-72 41-7 2-8 2-8 3-1 0-1 2-1 3s0 1 0 2l1 1c1 0 1 0 9 2 52 16 91 51 112 93 5 7 6 7 10 7 3 0 8 0 8-3 0-6-20-40-39-57 76 0 153 0 229 0z"><text:p/></draw:path><draw:path draw:style-name="gr2474" draw:text-style-name="P120" svg:width="0.342cm" svg:height="0.211cm" svg:x="0.323cm" svg:y="1.485cm" svg:viewBox="0 0 343 212" svg:d="M260 77c16 13 36 24 49 30-14 5-33 16-49 29-82 0-164 0-246 0-6 0-14 0-14 8s8 8 14 8c76 0 152 0 228 0-18 17-38 51-38 57 0 3 5 3 7 3 4 0 6 0 8-2 8-15 19-35 44-58 26-23 52-34 73-40 6-2 6-2 7-3 0-1 0-1 0-2s0-1 0-3l-1-1c-1 0-1-1-9-3-51-15-90-51-112-91-4-8-4-9-10-9-2 0-7 0-7 4 0 6 19 39 38 58-76 0-152 0-228 0-6 0-14 0-14 7 0 8 8 8 14 8 82 0 164 0 246 0z"><text:p/></draw:path><draw:path draw:style-name="gr2475" draw:text-style-name="P120" svg:width="0.215cm" svg:height="0.275cm" svg:x="0.796cm" svg:y="1.42cm" svg:viewBox="0 0 216 276" svg:d="M213 14c3-4 3-4 3-6 0-5-4-8-8-8-6 0-8 4-10 9-11 28-21 56-32 84-39 0-78 0-118 0-11-28-20-56-31-84-3-6-4-9-9-9-4 0-8 3-8 8 0 1 0 1 2 6 32 85 65 169 97 253 2 6 3 9 9 9 5 0 6-4 9-8 32-84 65-169 96-254zM55 109c35 0 70 0 106 0-18 46-36 91-53 137-18-46-35-91-53-137z"><text:p/></draw:path><draw:path draw:style-name="gr2476" draw:text-style-name="P120" svg:width="0.156cm" svg:height="0.174cm" svg:x="1.022cm" svg:y="1.517cm" svg:viewBox="0 0 157 175" svg:d="M22 148c-1 6-3 15-3 17 0 7 5 10 11 10 5 0 12-2 14-10 1-2 14-55 15-62 4-12 11-39 14-50 1-5 12-23 21-31 3-3 14-13 30-13 11 0 11 3 17 4-11 2-20 11-20 22 0 6 3 13 14 13 10 0 22-8 22-23 0-13-13-25-33-25-24 0-41 20-49 30-2-17-17-30-35-30s-25 15-29 22c-7 13-11 36-11 37 0 5 3 5 4 5 4 0 5 0 7-9 7-28 14-46 28-46 6 0 12 3 12 17 0 9-1 12-6 33-8 30-15 60-23 89z"><text:p/></draw:path><draw:path draw:style-name="gr2477" draw:text-style-name="P120" svg:width="0.041cm" svg:height="0.041cm" svg:x="1.207cm" svg:y="1.646cm" svg:viewBox="0 0 42 42" svg:d="M42 21c0-11-10-21-21-21s-21 10-21 21 10 21 21 21 21-10 21-21z"><text:p/></draw:path><draw:path draw:style-name="gr2478" draw:text-style-name="P120" svg:width="0.146cm" svg:height="0.694cm" svg:x="1.351cm" svg:y="1.244cm" svg:viewBox="0 0 147 695" svg:d="M130 691c1 1 3 3 4 4 4 0 6 0 9 0 1 0 4-1 4-4 0-1-1-2-2-4-13-14-34-35-58-78-42-73-57-169-57-261 0-172 48-273 116-341 1-2 1-3 1-4 0-3-3-3-7-3-6 0-6 0-10 2-36 32-78 86-105 167-16 52-25 114-25 177 0 93 17 196 77 285 11 16 25 31 25 32 4 5 9 11 12 13 6 5 10 10 16 15z"><text:p/></draw:path><draw:path draw:style-name="gr2479" draw:text-style-name="P120" svg:width="0.1cm" svg:height="0.462cm" svg:x="1.571cm" svg:y="1.36cm" svg:viewBox="0 0 101 463" svg:d="M101 460c0-2-1-2-2-4-18-19-44-50-59-113-9-35-14-76-14-111 0-102 25-173 72-223 3-4 3-5 3-6 0-3-3-3-4-3-7 0-28 23-32 29-40 47-65 116-65 202 0 55 10 133 61 198 3 5 28 34 36 34 1 0 4 0 4-3z"><text:p/></draw:path><draw:path draw:style-name="gr2480" draw:text-style-name="P120" svg:width="0.214cm" svg:height="0.275cm" svg:x="1.69cm" svg:y="1.42cm" svg:viewBox="0 0 215 276" svg:d="M212 14c3-4 3-4 3-6 0-5-4-8-8-8-5 0-8 4-9 9-11 28-21 56-32 84-39 0-78 0-118 0-11-28-20-56-31-84-3-6-5-9-9-9-5 0-8 3-8 8 0 1 0 1 2 6 32 85 64 169 96 253 2 6 4 9 9 9s7-4 9-8c31-84 64-169 96-254zM55 109c35 0 69 0 105 0-18 46-36 91-53 137-18-46-34-91-52-137z"><text:p/></draw:path><draw:path draw:style-name="gr2481" draw:text-style-name="P120" svg:width="0.088cm" svg:height="0.385cm" svg:x="1.943cm" svg:y="1.398cm" svg:viewBox="0 0 89 386" svg:d="M89 383c0-1 0-2-6-9-49-48-61-121-61-180 0-68 15-135 63-183 4-6 4-6 4-7 0-3-1-4-3-4-5 0-39 26-62 76-20 42-24 85-24 118 0 29 4 77 25 119 23 49 56 73 61 73 2 0 3-1 3-3z"><text:p/></draw:path><draw:path draw:style-name="gr2482" draw:text-style-name="P120" svg:width="0.171cm" svg:height="0.267cm" svg:x="2.076cm" svg:y="1.42cm" svg:viewBox="0 0 172 268" svg:d="M172 13c0-12-1-13-14-13-48 0-96 0-145 0-6 0-13 0-13 8 0 7 7 7 13 7 48 0 96 0 143 0 0 38 0 74 0 111-46 0-91 0-137 0-7 0-13 0-13 8s6 8 13 8c46 0 91 0 137 0 0 37 0 74 0 111-47 0-95 0-143 0-6 0-13 0-13 8 0 7 7 7 13 7 49 0 97 0 145 0 13 0 14-1 14-14 0-80 0-161 0-241z"><text:p/></draw:path><draw:path draw:style-name="gr2483" draw:text-style-name="P120" svg:width="0.159cm" svg:height="0.245cm" svg:x="2.285cm" svg:y="1.517cm" svg:viewBox="0 0 160 246" svg:d="M160 4c0-1-2-3-5-3-4 0-20 15-26 26-8-20-23-27-35-27-47 0-94 57-94 113 0 39 23 62 51 62 16 0 32-9 46-23-3 14-17 66-18 69-3 11-6 13-27 13-6 0-9 0-9 8 1 1 0 4 4 4 12 0 27-1 39-1 13 0 27 1 41 1 1 0 6 0 6-7 0-5-4-5-10-5-18 0-18-3-18-6s1-5 1-8c17-72 36-144 54-216zM52 167c-23 0-24-30-24-36 0-19 11-61 17-77 12-29 32-45 49-45 24 0 29 32 29 34s-21 87-22 88c-5 11-27 36-49 36z"><text:p/></draw:path><draw:path draw:style-name="gr2484" draw:text-style-name="P120" svg:width="0.193cm" svg:height="0.223cm" svg:x="2.596cm" svg:y="1.48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485" draw:text-style-name="P120" svg:width="0.274cm" svg:height="0.341cm" svg:x="2.942cm" svg:y="1.415cm" svg:viewBox="0 0 275 342" svg:d="M172 276c54-11 103-55 103-136 0-97-68-140-137-140-72 0-138 45-138 140 0 82 48 122 95 134 17 39 56 68 103 68 20 0 41-4 61-12 7-2 11-4 11-9 0-4-4-6-7-6-1 0-1 0-3 0-11 3-16 3-22 3-36 0-58-23-66-42zM84 24c-23 28-30 73-30 116 0 38 4 85 30 116-27-10-71-40-71-116 0-78 48-107 71-116zM190 24c27 10 71 41 71 116 0 79-48 107-71 116 25-28 30-73 30-116 0-38-4-86-30-116zM138 266c-63 0-71-81-71-126 0-47 8-126 71-126 62 0 69 82 69 126 0 46-8 126-69 126zM111 278c11 1 25 1 27 1 1 0 9 0 20-1 10 24 29 40 48 48 4 1 4 1 4 2-4 0-6 0-12 0-33 0-66-16-87-50z"><text:p/></draw:path><draw:path draw:style-name="gr2486" draw:text-style-name="P120" svg:width="0.041cm" svg:height="0.041cm" svg:x="3.262cm" svg:y="1.646cm" svg:viewBox="0 0 42 42" svg:d="M42 21c0-11-10-21-21-21s-21 10-21 21 10 21 21 21 21-10 21-21z"><text:p/></draw:path><draw:path draw:style-name="gr2487" draw:text-style-name="P120" svg:width="0.159cm" svg:height="0.245cm" svg:x="3.352cm" svg:y="1.517cm" svg:viewBox="0 0 160 246" svg:d="M160 4c0-1-2-3-5-3-4 0-20 15-26 26-8-20-23-27-35-27-47 0-94 57-94 113 0 39 23 62 51 62 16 0 32-9 46-23-3 14-17 66-18 69-3 11-6 13-27 13-6 0-9 0-9 8 1 1 0 4 4 4 12 0 27-1 39-1 13 0 27 1 39 1 3 0 8 0 8-7 0-5-4-5-10-5-18 0-18-3-18-6s1-5 1-8c17-72 36-144 54-216zM52 167c-23 0-24-30-24-36 0-19 11-61 17-77 12-29 32-45 49-45 24 0 29 32 29 34s-21 87-22 88c-5 11-27 36-49 36z"><text:p/></draw:path><draw:path draw:style-name="gr2488" draw:text-style-name="P120" svg:width="0.256cm" svg:height="0.256cm" svg:x="3.631cm" svg:y="1.463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2489" draw:text-style-name="P120" svg:width="0.156cm" svg:height="0.174cm" svg:x="4.007cm" svg:y="1.517cm" svg:viewBox="0 0 157 175" svg:d="M23 148c-1 6-3 15-3 17 0 7 5 10 11 10 4 0 11-2 14-10 1-2 13-55 16-62 3-12 9-39 12-50 2-5 12-23 22-31 3-3 14-13 30-13 10 0 16 4 17 4-12 2-21 11-21 22 0 6 4 13 15 13 10 0 21-8 21-23 0-13-12-25-32-25-25 0-41 20-49 30-3-17-18-30-35-30-18 0-26 15-29 22-6 13-12 36-12 37 0 5 3 4 4 5 5 0 5 0 7-9 7-28 14-46 29-46 6 0 12 3 12 17 0 9-1 12-7 33-8 30-14 60-22 89z"><text:p/></draw:path><draw:path draw:style-name="gr2490" draw:text-style-name="P120" svg:width="0.256cm" svg:height="0.089cm" svg:x="4.31cm" svg:y="1.547cm" svg:viewBox="0 0 257 90" svg:d="M244 15c7 0 13 0 13-7 0-8-6-8-12-8-77 0-155 0-232 0-5 0-13 0-13 8 0 7 8 7 13 7 77 0 154 0 231 0zM245 90c6 0 12 0 12-8 0-7-6-7-13-7-77 0-154 0-231 0-5 0-13 0-13 7 0 8 8 8 13 8 77 0 155 0 232 0z"><text:p/></draw:path><draw:path draw:style-name="gr2491" draw:text-style-name="P120" svg:width="0.192cm" svg:height="0.174cm" svg:x="4.708cm" svg:y="1.517cm" svg:viewBox="0 0 193 175" svg:d="M118 55c2-11 11-46 38-46 2 0 11 0 20 5-11 1-19 11-19 21 0 6 5 13 15 13 8 0 21-6 21-22 0-21-24-26-37-26-22 0-35 21-40 30-9-26-30-30-42-30-40 0-62 51-62 59 0 5 3 5 5 5 3 0 4-1 5-5 13-40 39-50 52-50 6 0 21 3 21 26 0 11-7 38-21 91-7 25-20 41-38 41-2 0-11 0-18-5 10-3 17-10 17-21 0-10-7-13-14-13-11 0-21 9-21 22 0 17 20 25 36 25 26 0 40-27 41-29 4 15 19 29 42 29 39 0 61-50 61-60 0-3-3-3-4-3-3 0-4 1-5 5-13 40-39 50-51 50-15 0-22-12-22-25 0-9 2-18 7-34 4-18 8-35 13-53z"><text:p/></draw:path><draw:path draw:style-name="gr2492" draw:text-style-name="P120" svg:width="0.088cm" svg:height="0.385cm" svg:x="4.94cm" svg:y="1.398cm" svg:viewBox="0 0 89 386" svg:d="M89 194c0-31-4-77-25-121-23-48-56-73-61-73-2 0-3 2-3 4 0 1 0 1 7 9 38 38 60 99 60 181 0 66-14 134-63 182-4 5-4 6-4 7 0 2 1 3 3 3 5 0 39-25 62-75 20-43 24-86 24-117z"><text:p/></draw:path><draw:path draw:style-name="gr2493" draw:text-style-name="P120" svg:width="0.04cm" svg:height="0.041cm" svg:x="5.102cm" svg:y="1.646cm" svg:viewBox="0 0 41 42" svg:d="M41 21c0-11-10-21-21-21s-20 10-20 21 9 21 20 21 21-10 21-21z"><text:p/></draw:path><draw:path draw:style-name="gr2494" draw:text-style-name="P120" svg:width="0.192cm" svg:height="0.174cm" svg:x="5.186cm" svg:y="1.517cm" svg:viewBox="0 0 193 175" svg:d="M118 55c2-11 11-46 38-46 2 0 11 0 20 5-11 1-19 11-19 21 0 6 5 13 15 13 8 0 21-6 21-22 0-21-24-26-37-26-22 0-35 21-39 30-10-26-31-30-42-30-41 0-63 51-63 59 0 5 3 4 5 5 3 0 4-1 5-5 13-40 39-50 52-50 7 0 21 3 21 26 0 11-7 38-21 91-7 25-20 41-38 41-2 0-11 0-18-5 10-3 17-10 17-21 0-10-7-13-14-13-11 0-21 9-21 22 0 17 20 25 36 25 26 0 40-27 41-29 4 15 19 29 42 29 39 0 61-50 61-60 0-3-3-3-4-3-3 0-4 1-5 5-13 40-39 50-51 50-15 0-22-12-22-25 0-9 2-18 7-34 4-18 8-35 13-53z"><text:p/></draw:path><draw:path draw:style-name="gr2495" draw:text-style-name="P120" svg:width="0.192cm" svg:height="0.223cm" svg:x="5.536cm" svg:y="1.48cm" svg:viewBox="0 0 193 224" svg:d="M179 120c7 0 14 0 14-8s-7-8-14-8c-55 0-109 0-164 0 5-51 50-89 104-89 20 0 41 0 60 0 7 0 14 0 14-7 0-8-7-8-14-8-21 0-40 0-61 0-66 0-118 51-118 112 0 62 52 112 118 112 21 0 40 0 61 0 7 0 14 0 14-7 0-8-7-8-14-8-19 0-40 0-60 0-54 0-99-37-104-89 55 0 109 0 164 0z"><text:p/></draw:path><draw:path draw:style-name="gr2496" draw:text-style-name="P120" svg:width="0.274cm" svg:height="0.341cm" svg:x="5.882cm" svg:y="1.415cm" svg:viewBox="0 0 275 342" svg:d="M172 276c55-11 103-55 103-136 0-97-68-140-137-140-71 0-138 45-138 140 0 82 50 122 95 134 17 39 56 68 104 68 19 0 40-4 61-12 6-2 11-4 11-9 0-4-5-6-7-6-1 0-1 0-4 0-11 3-16 3-21 3-37 0-59-23-67-42zM85 24c-24 28-31 73-31 116 0 38 5 85 31 116-27-10-72-40-72-116 0-78 49-107 71-116zM191 24c26 10 71 41 71 116 0 79-49 107-72 116 25-28 31-73 31-116 0-38-5-86-31-116zM138 266c-63 0-70-81-70-126 0-47 8-126 70-126s69 82 69 126c0 46-8 126-69 126zM112 278c11 1 17 1 26 1 2 0 9 0 20-1 10 24 29 40 49 48 3 1 3 1 3 2-3 0-6 0-11 0-33 0-67-16-87-50z"><text:p/></draw:path><draw:path draw:style-name="gr2497" draw:text-style-name="P120" svg:width="0.1cm" svg:height="0.462cm" svg:x="6.186cm" svg:y="1.36cm" svg:viewBox="0 0 101 463" svg:d="M101 232c0-55-10-133-60-198-5-4-29-34-37-34-1 0-4 1-4 3s1 4 2 5c19 19 44 51 60 113 8 35 13 75 13 110 0 40-5 79-14 117-15 53-38 84-58 106-3 4-3 5-3 6 0 3 3 3 4 3 7 0 28-23 32-29 40-47 65-116 65-202z"><text:p/></draw:path><draw:path draw:style-name="gr2498" draw:text-style-name="P120" svg:width="0.215cm" svg:height="0.238cm" svg:x="6.454cm" svg:y="1.458cm" svg:viewBox="0 0 216 239" svg:d="M117 8c-4-7-6-8-9-8-6 0-7 2-9 8-32 71-64 144-96 215-3 6-3 7-3 8 0 4 3 8 8 8 3 0 5 0 9-8 30-68 60-136 91-205 30 69 60 137 90 205 4 8 8 8 9 8 4 0 9-4 9-8-1-2 0-1-4-6-32-72-63-145-95-217z"><text:p/></draw:path><draw:path draw:style-name="gr2499" draw:text-style-name="P120" svg:width="0.099cm" svg:height="0.462cm" svg:x="6.834cm" svg:y="1.36cm" svg:viewBox="0 0 100 463" svg:d="M100 460c0-2 0-2-1-4-18-19-44-50-60-113-9-35-13-76-13-111 0-102 25-173 71-223 3-4 3-5 3-6 0-3-2-3-4-3-6 0-27 23-32 29-40 47-64 116-64 202 0 55 9 133 59 198 5 5 30 34 37 34 2 0 4 0 4-3z"><text:p/></draw:path><draw:path draw:style-name="gr2500" draw:text-style-name="P120" svg:width="0.215cm" svg:height="0.275cm" svg:x="6.952cm" svg:y="1.42cm" svg:viewBox="0 0 216 276" svg:d="M213 14c3-4 3-4 3-6 0-5-4-8-8-8-6 0-8 4-9 9-11 28-22 56-33 84-38 0-78 0-116 0-11-28-22-56-33-84-2-6-4-9-9-9-4 0-8 3-8 8 0 1 0 1 2 6 32 85 65 169 97 253 2 6 3 9 9 9 5 0 6-4 9-8 32-84 65-169 96-254zM55 109c35 0 70 0 106 0-18 46-36 91-53 137-18-46-35-91-53-137z"><text:p/></draw:path><draw:path draw:style-name="gr2501" draw:text-style-name="P120" svg:width="0.192cm" svg:height="0.174cm" svg:x="7.179cm" svg:y="1.517cm" svg:viewBox="0 0 193 175" svg:d="M118 55c2-11 11-46 38-46 1 0 11 0 19 5-11 1-19 11-19 21 0 6 5 13 16 13 7 0 21-6 21-22 0-21-24-26-37-26-22 0-36 21-40 30-10-26-31-30-42-30-40 0-62 51-62 59 0 5 3 5 5 5 3 0 4-1 4-5 13-40 40-50 52-50 7 0 21 3 21 26 0 11-7 38-21 91-6 25-19 41-37 41-2 0-11 0-19-5 9-3 18-10 18-21 0-10-9-13-14-13-12 0-21 9-21 22 0 17 19 25 36 25 26 0 40-27 41-29 4 15 18 29 42 29 39 0 61-50 61-60 0-3-3-3-4-3-4 0-4 1-5 5-14 40-39 50-52 50-14 0-21-12-21-25 0-9 2-18 7-34 4-18 8-35 13-53z"><text:p/></draw:path><draw:path draw:style-name="gr2502" draw:text-style-name="P120" svg:width="0.193cm" svg:height="0.223cm" svg:x="7.527cm" svg:y="1.48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503" draw:text-style-name="P120" svg:width="0.275cm" svg:height="0.341cm" svg:x="7.873cm" svg:y="1.415cm" svg:viewBox="0 0 276 342" svg:d="M173 276c54-11 103-55 103-136 0-97-69-140-137-140-72 0-139 45-139 140 0 82 50 122 96 134 17 39 56 68 103 68 20 0 41-4 61-12 7-2 11-4 11-9 0-4-4-6-7-6-1 0-1 0-3 0-11 3-16 3-22 3-35 0-57-23-66-42zM85 24c-23 28-30 73-30 116 0 38 4 85 30 116-27-10-71-40-71-116 0-78 48-107 71-116zM191 24c27 10 71 41 71 116 0 79-47 107-71 116 25-28 30-73 30-116 0-38-4-86-30-116zM139 266c-63 0-71-81-71-126 0-47 8-126 71-126 62 0 69 82 69 126 0 46-8 126-69 126zM112 278c11 1 26 1 27 1s10 0 21-1c9 24 28 40 47 48 4 1 4 1 4 2-4 0-6 0-12 0-33 0-66-16-87-50z"><text:p/></draw:path><draw:path draw:style-name="gr2504" draw:text-style-name="P120" svg:width="0.041cm" svg:height="0.041cm" svg:x="8.194cm" svg:y="1.646cm" svg:viewBox="0 0 42 42" svg:d="M42 21c0-11-10-21-21-21s-21 10-21 21 10 21 21 21 21-10 21-21z"><text:p/></draw:path><draw:path draw:style-name="gr2505" draw:text-style-name="P120" svg:width="0.172cm" svg:height="0.267cm" svg:x="8.29cm" svg:y="1.42cm" svg:viewBox="0 0 173 268" svg:d="M173 13c0-12-2-13-15-13-48 0-96 0-145 0-6 0-13 0-13 8 0 7 7 7 13 7 48 0 96 0 143 0 0 38 0 74 0 111-46 0-91 0-137 0-7 0-13 0-13 8s6 8 13 8c46 0 91 0 137 0 0 37 0 74 0 111-47 0-95 0-143 0-6 0-13 0-13 8 0 7 7 7 13 7 49 0 97 0 145 0 13 0 15-1 15-14 0-80 0-161 0-241z"><text:p/></draw:path><draw:path draw:style-name="gr2506" draw:text-style-name="P120" svg:width="0.159cm" svg:height="0.245cm" svg:x="8.499cm" svg:y="1.517cm" svg:viewBox="0 0 160 246" svg:d="M160 4c0-1-2-3-5-3s-20 15-25 26c-9-20-24-27-36-27-47 0-94 57-94 113 0 39 23 62 52 62 16 0 31-9 45-23-3 14-17 66-18 69-3 11-5 13-27 13-6 0-9 0-9 8 1 1 0 4 4 4 14 0 27-1 39-1 13 0 27 1 41 1 1 0 6 0 6-7 0-5-3-5-10-5-18 0-18-3-18-6s1-5 1-8c17-72 36-144 54-216zM53 167c-24 0-25-30-25-36 0-19 11-61 17-77 12-29 32-45 49-45 25 0 30 32 30 34s-22 87-23 88c-5 11-27 36-48 36z"><text:p/></draw:path><draw:path draw:style-name="gr2507" draw:text-style-name="P120" svg:width="0.193cm" svg:height="0.223cm" svg:x="8.809cm" svg:y="1.48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2508" draw:text-style-name="P120" svg:width="0.274cm" svg:height="0.341cm" svg:x="9.156cm" svg:y="1.415cm" svg:viewBox="0 0 275 342" svg:d="M172 276c55-11 103-55 103-136 0-97-68-140-137-140-72 0-138 45-138 140 0 82 50 122 95 134 17 39 56 68 103 68 20 0 41-4 61-12 7-2 11-4 11-9 0-4-4-6-7-6-1 0-1 0-3 0-11 3-16 3-21 3-37 0-59-23-67-42zM84 24c-23 28-30 73-30 116 0 38 4 85 31 116-28-10-72-40-72-116 0-78 49-107 71-116zM191 24c26 10 71 41 71 116 0 79-49 107-72 116 25-28 30-73 30-116 0-38-4-86-30-116zM138 266c-63 0-70-81-70-126 0-47 8-126 70-126s69 82 69 126c0 46-8 126-69 126zM112 278c10 1 24 1 26 1s9 0 20-1c10 24 29 40 48 48 4 1 4 1 4 2-4 0-6 0-12 0-33 0-66-16-86-50z"><text:p/></draw:path><draw:path draw:style-name="gr2509" draw:text-style-name="P120" svg:width="0.04cm" svg:height="0.041cm" svg:x="9.477cm" svg:y="1.646cm" svg:viewBox="0 0 41 42" svg:d="M41 21c0-11-10-21-21-21s-20 10-20 21 9 21 20 21 21-10 21-21z"><text:p/></draw:path><draw:path draw:style-name="gr2510" draw:text-style-name="P120" svg:width="0.156cm" svg:height="0.174cm" svg:x="9.562cm" svg:y="1.517cm" svg:viewBox="0 0 157 175" svg:d="M23 148c-1 6-3 15-3 17 0 7 5 10 11 10 4 0 12-2 14-10 1-2 14-55 16-62 3-12 9-39 12-50 2-5 13-23 22-31 3-3 14-13 30-13 10 0 11 3 17 4-12 2-20 11-20 22 0 6 3 13 14 13 10 0 21-8 21-23 0-13-12-25-32-25-25 0-41 20-49 30-3-17-17-30-35-30s-26 15-29 22c-6 13-12 36-12 37 0 5 3 4 4 5 5 0 5 0 7-9 7-28 14-46 29-46 6 0 12 3 12 17 0 9-1 12-7 33-8 30-14 60-22 89z"><text:p/></draw:path><draw:path draw:style-name="gr2511" draw:text-style-name="P120" svg:width="0.256cm" svg:height="0.256cm" svg:x="9.843cm" svg:y="1.463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2512" draw:text-style-name="P120" svg:width="0.159cm" svg:height="0.245cm" svg:x="10.224cm" svg:y="1.517cm" svg:viewBox="0 0 160 246" svg:d="M160 4c0-1-2-3-5-3-4 0-20 15-26 26-8-20-23-27-35-27-47 0-94 57-94 113 0 39 23 62 51 62 16 0 32-9 46-23-3 14-17 66-18 69-3 11-6 13-27 13-6 0-9 0-9 8 1 1 0 4 4 4 12 0 27-1 39-1 13 0 27 1 41 1 1 0 6 0 6-7 0-5-4-5-10-5-18 0-18-3-18-6s1-5 1-8c17-72 36-144 54-216zM52 167c-23 0-24-30-24-36 0-19 11-61 17-77 12-29 32-45 49-45 24 0 29 32 29 34s-21 87-22 88c-5 11-27 36-49 36z"><text:p/></draw:path><draw:path draw:style-name="gr2513" draw:text-style-name="P120" svg:width="0.255cm" svg:height="0.089cm" svg:x="10.524cm" svg:y="1.547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514" draw:text-style-name="P120" svg:width="0.192cm" svg:height="0.174cm" svg:x="10.921cm" svg:y="1.517cm" svg:viewBox="0 0 193 175" svg:d="M118 55c2-11 12-46 38-46 2 0 11 0 20 5-11 1-19 11-19 21 0 6 5 13 15 13 8 0 21-6 21-22 0-21-24-26-37-26-22 0-35 21-39 30-10-26-31-30-42-30-41 0-63 51-63 59 0 5 3 4 5 5 3 0 4-1 5-5 13-40 39-50 52-50 7 0 21 3 21 26 0 11-7 38-21 91-7 25-20 41-37 41-3 0-12 0-19-5 10-3 17-10 17-21 0-10-7-13-14-13-11 0-21 9-21 22 0 17 20 25 36 25 26 0 40-27 41-29 4 15 19 29 42 29 39 0 61-50 61-60 0-3-3-3-4-3-3 0-4 1-5 5-13 40-39 50-51 50-15 0-22-12-22-25 0-9 3-18 7-34 4-18 8-35 13-53z"><text:p/></draw:path><draw:path draw:style-name="gr2515" draw:text-style-name="P120" svg:width="0.1cm" svg:height="0.462cm" svg:x="11.148cm" svg:y="1.36cm" svg:viewBox="0 0 101 463" svg:d="M101 232c0-55-10-133-60-198-4-4-29-34-37-34-1 0-4 1-4 3s1 4 2 5c19 19 44 51 60 113 10 35 13 75 13 110 0 40-3 79-14 117-15 53-38 84-58 106-3 4-3 5-3 6 0 3 3 3 4 3 7 0 28-23 32-29 40-47 65-116 65-202z"><text:p/></draw:path><draw:path draw:style-name="gr2516" draw:text-style-name="P120" svg:width="0.342cm" svg:height="0.2cm" svg:x="11.437cm" svg:y="1.49cm" svg:viewBox="0 0 343 201" svg:d="M330 109c7 0 13 0 13-8s-6-8-13-8c-96 0-192 0-288 0 22-16 32-31 35-37 18-26 21-51 21-52 0-4-4-4-8-4-6 0-7 1-9 8-8 38-31 70-75 88-4 2-6 2-6 5 0 2 2 3 6 5 40 16 67 47 75 90 2 4 3 5 9 5 4 0 8 0 8-4-7-17-3-25-20-51-8-12-19-25-36-37 96 0 192 0 288 0z"><text:p/></draw:path><draw:path draw:style-name="gr2517" draw:text-style-name="P120" svg:width="0.342cm" svg:height="0.2cm" svg:x="11.76cm" svg:y="1.49cm" svg:viewBox="0 0 343 201" svg:d="M300 109c-21 16-30 32-34 37-17 27-14 34-21 51 0 4 5 4 8 4 7 0 8 0 9-7 9-38 32-70 75-88 5-2 6-3 6-5 0-3-2-4-3-4-18-7-64-27-78-92-1-4-2-5-9-5-3 0-8 0-8 4 0 1 4 26 20 52 8 11 19 25 35 37-95 0-191 0-287 0-6 0-13 0-13 8s7 8 13 8c96 0 192 0 287 0z"><text:p/></draw:path><draw:path draw:style-name="gr2518" draw:text-style-name="P120" svg:width="0.156cm" svg:height="0.174cm" svg:x="12.244cm" svg:y="1.517cm" svg:viewBox="0 0 157 175" svg:d="M22 148c-1 6-3 15-3 17 0 7 5 10 11 10 5 0 12-2 14-10 1-2 14-55 15-62 4-12 11-39 14-50 1-5 12-23 21-31 3-3 14-13 30-13 11 0 11 3 17 4-11 2-20 11-20 22 0 6 3 13 14 13 10 0 22-8 22-23 0-13-13-25-33-25-24 0-41 20-49 30-2-17-17-30-35-30s-25 15-29 22c-7 13-11 36-11 37 0 5 3 5 4 5 4 0 5 0 7-9 7-28 14-46 28-46 6 0 12 3 12 17 0 9-1 12-6 33-8 30-15 60-23 89z"><text:p/></draw:path><draw:path draw:style-name="gr2519" draw:text-style-name="P120" svg:width="0.192cm" svg:height="0.223cm" svg:x="12.557cm" svg:y="1.48cm" svg:viewBox="0 0 193 224" svg:d="M179 120c7 0 14 0 14-8s-7-8-14-8c-55 0-109 0-164 0 5-51 50-89 104-89 20 0 41 0 60 0 7 0 14 0 14-7 0-8-7-8-14-8-21 0-40 0-61 0-66 0-118 51-118 112 0 62 52 112 118 112 21 0 40 0 61 0 7 0 14 0 14-7 0-8-7-8-14-8-19 0-40 0-60 0-54 0-99-37-104-89 55 0 109 0 164 0z"><text:p/></draw:path><draw:path draw:style-name="gr2520" draw:text-style-name="P120" svg:width="0.274cm" svg:height="0.341cm" svg:x="12.903cm" svg:y="1.415cm" svg:viewBox="0 0 275 342" svg:d="M172 276c55-11 103-55 103-136 0-97-68-140-137-140-71 0-138 45-138 140 0 82 50 122 95 134 17 39 56 68 103 68 20 0 41-4 62-12 6-2 10-4 10-9 0-4-4-6-6-6-1 0-2 0-4 0-11 3-16 3-21 3-37 0-59-23-67-42zM84 24c-23 28-30 73-30 116 0 38 5 85 31 116-27-10-72-40-72-116 0-78 49-107 71-116zM191 24c26 10 71 41 71 116 0 79-49 107-72 116 25-28 31-73 31-116 0-38-5-86-31-116zM138 266c-63 0-70-81-70-126 0-47 8-126 70-126s69 82 69 126c0 46-8 126-69 126zM112 278c11 1 17 1 26 1 2 0 9 0 20-1 10 24 29 40 49 48 3 1 3 1 3 2-4 0-6 0-12 0-32 0-66-16-86-50z"><text:p/></draw:path><draw:path draw:style-name="gr2521" draw:text-style-name="P120" svg:width="0.146cm" svg:height="0.694cm" svg:x="13.204cm" svg:y="1.244cm" svg:viewBox="0 0 147 695" svg:d="M147 346c0-110-26-228-102-315-5-6-20-21-28-29-4-2-5-2-9-2-5 0-8 0-8 3 0 1 2 4 2 5 13 13 34 34 59 77 41 73 57 169 57 261 0 169-46 271-116 341-1 2-2 3-2 4 0 4 3 4 8 4 4 0 5 0 9-3 37-32 78-86 105-167 17-53 25-116 25-179z"><text:p/></draw:path><draw:path draw:style-name="gr2522" draw:text-style-name="P120" svg:width="0.088cm" svg:height="0.385cm" svg:x="12.754cm" svg:y="2.013cm" svg:viewBox="0 0 89 386" svg:d="M89 383c0-1 0-2-6-9-49-48-61-122-61-182 0-67 14-134 63-182 4-5 4-6 4-7 0-2-1-3-3-3-5 0-39 26-62 75-20 43-24 86-24 117s4 77 25 121c23 48 56 73 61 73 2 0 3-1 3-3z"><text:p/></draw:path><draw:path draw:style-name="gr2523" draw:text-style-name="P120" svg:width="0.16cm" svg:height="0.265cm" svg:x="12.882cm" svg:y="2.045cm" svg:viewBox="0 0 161 266" svg:d="M97 122c31-11 54-37 54-68 0-32-34-54-72-54s-68 23-68 53c0 13 9 20 20 20 12 0 20-8 20-20 0-19-19-19-25-19 13-19 38-24 52-24 16 0 36 9 36 43 0 5 0 27-9 44-13 18-26 20-36 21-3 0-12 1-14 1-3 0-7 0-7 4 0 5 4 5 10 5s11 0 17 0c32 0 46 26 46 63 0 53-26 64-44 64-16 0-45-6-58-30 13 3 25-6 25-20 0-15-11-22-22-22-9 0-22 5-22 23 0 35 36 60 78 60 47 0 83-35 83-75 0-32-25-61-64-69z"><text:p/></draw:path><draw:path draw:style-name="gr2524" draw:text-style-name="P120" svg:width="0.089cm" svg:height="0.385cm" svg:x="13.081cm" svg:y="2.013cm" svg:viewBox="0 0 90 386" svg:d="M90 192c0-29-4-75-25-119-23-48-57-73-61-73-2 0-4 1-4 3 0 1 0 2 8 9 37 39 60 100 60 180 0 68-14 135-62 184-6 5-6 6-6 7 0 2 2 3 4 3 4 0 39-26 62-75 20-43 24-86 24-119z"><text:p/></draw:path><draw:path draw:style-name="gr2525" draw:text-style-name="P120" svg:width="0.342cm" svg:height="0.211cm" svg:x="0.001cm" svg:y="2.837cm" svg:viewBox="0 0 343 212" svg:d="M330 152c7 0 13 0 13-8s-6-8-14-8c-81 0-164 0-245 0-17-14-37-24-49-30 15-6 33-16 49-30 81 0 164 0 245 0 8 0 14 0 14-8s-6-8-13-8c-76 0-153 0-229 0 19-17 39-51 39-56 0-4-5-4-8-4-2 0-5 0-7 3-8 15-18 35-44 57-27 24-52 35-72 40-7 2-6 2-8 3-1 1-1 1-1 3 0 1 0 2 0 3h1c1 1 1 1 9 3 52 16 91 51 112 93 5 7 6 7 10 7 3 0 8 0 8-4 0-5-20-39-39-56 76 0 153 0 229 0z"><text:p/></draw:path><draw:path draw:style-name="gr2526" draw:text-style-name="P120" svg:width="0.342cm" svg:height="0.211cm" svg:x="0.323cm" svg:y="2.837cm" svg:viewBox="0 0 343 212" svg:d="M260 76c16 14 36 24 49 30-14 6-33 16-49 30-82 0-164 0-246 0-6 0-14 0-14 8s8 8 14 8c76 0 152 0 228 0-18 17-38 51-38 56 0 4 5 4 7 4 4 0 6 0 8-3 8-14 19-35 44-57 26-23 52-34 73-40 6-2 6-3 7-3 0-1 0-2 0-3 0-2 0-2 0-3h-1c-1-1-1-1-9-3-51-15-90-51-112-92-4-8-4-8-10-8-2 0-7 0-7 4 0 5 19 39 38 56-76 0-152 0-228 0-6 0-14 0-14 8s8 8 14 8c82 0 164 0 246 0z"><text:p/></draw:path><draw:path draw:style-name="gr2527" draw:text-style-name="P120" svg:width="0.215cm" svg:height="0.276cm" svg:x="0.796cm" svg:y="2.771cm" svg:viewBox="0 0 216 277" svg:d="M213 15c3-4 3-5 3-6 0-5-4-9-8-9-6 0-8 5-10 10-11 28-21 56-32 85-39 0-78 0-118 0-11-29-20-57-31-85-3-6-4-10-9-10-4 0-8 4-8 9 1 2 0 1 2 6 32 85 65 169 97 253 2 6 3 9 9 9 5 0 6-4 9-8 32-84 65-169 96-254zM55 110c35 0 70 0 106 0-18 46-36 91-53 137-18-46-35-91-53-137z"><text:p/></draw:path><draw:path draw:style-name="gr2528" draw:text-style-name="P120" svg:width="0.156cm" svg:height="0.174cm" svg:x="1.022cm" svg:y="2.869cm" svg:viewBox="0 0 157 175" svg:d="M22 148c-1 6-3 15-3 17 0 7 5 10 11 10 5 0 12-3 14-11 1-1 14-54 15-61 4-13 11-39 14-50 1-5 12-23 21-32 3-2 14-12 30-12 11 0 11 3 17 4-11 2-20 11-20 21 0 7 3 14 14 14 10 0 22-8 22-23 0-13-13-25-33-25-24 0-41 19-49 30-2-18-17-30-35-30s-25 15-29 22c-7 13-11 36-11 37 0 5 3 5 4 5 4 0 5-1 7-9 7-28 14-46 28-46 6 0 12 3 12 17 0 8-1 12-6 32-8 30-15 61-23 90z"><text:p/></draw:path><draw:path draw:style-name="gr2529" draw:text-style-name="P120" svg:width="0.041cm" svg:height="0.04cm" svg:x="1.207cm" svg:y="2.999cm" svg:viewBox="0 0 42 41" svg:d="M42 21c0-11-10-21-21-21s-21 10-21 21 10 20 21 20 21-9 21-20z"><text:p/></draw:path><draw:path draw:style-name="gr2530" draw:text-style-name="P120" svg:width="0.146cm" svg:height="0.694cm" svg:x="1.351cm" svg:y="2.595cm" svg:viewBox="0 0 147 695" svg:d="M130 691c0 1 3 3 4 4 4 0 6 0 9 0 1 0 4 0 4-3 0-2-1-2-2-3-13-15-34-36-58-79-42-73-57-169-57-262 0-172 48-272 116-340 1-1 1-3 1-4 0-4-3-4-7-4-6 0-6 0-10 3-36 32-78 86-105 167-16 51-25 114-25 178 0 91 17 195 77 284 11 16 25 31 25 32 4 5 9 10 12 14 6 4 10 8 16 13z"><text:p/></draw:path><draw:path draw:style-name="gr2531" draw:text-style-name="P120" svg:width="0.1cm" svg:height="0.462cm" svg:x="1.571cm" svg:y="2.712cm" svg:viewBox="0 0 101 463" svg:d="M101 459c0-1-1-3-2-4-18-18-44-49-59-113-9-35-14-75-14-111 0-101 25-173 72-222 3-4 3-5 3-6 0-3-3-3-4-3-7 0-28 23-32 29-40 47-65 116-65 202 0 55 10 133 61 198 3 4 28 34 36 34 1 0 4 0 4-4z"><text:p/></draw:path><draw:path draw:style-name="gr2532" draw:text-style-name="P120" svg:width="0.214cm" svg:height="0.276cm" svg:x="1.69cm" svg:y="2.771cm" svg:viewBox="0 0 215 277" svg:d="M212 15c3-4 3-5 3-6 0-5-4-9-8-9-5 0-8 5-9 10-11 28-21 56-32 85-39 0-78 0-118 0-11-29-20-57-31-85-3-6-5-10-9-10-5 0-8 4-8 9 1 2 0 1 2 6 32 85 64 169 96 253 2 6 4 9 9 9s7-4 9-8c31-84 64-169 96-254zM55 110c35 0 69 0 105 0-18 46-36 91-53 137-18-46-34-91-52-137z"><text:p/></draw:path><draw:path draw:style-name="gr2533" draw:text-style-name="P120" svg:width="0.088cm" svg:height="0.385cm" svg:x="1.943cm" svg:y="2.75cm" svg:viewBox="0 0 89 386" svg:d="M89 383c0-1 0-2-6-9-49-48-61-122-61-182 0-67 15-134 63-182 4-5 4-6 4-7 0-2-1-3-3-3-5 0-39 26-62 75-20 43-24 86-24 117s4 77 25 121c23 48 56 73 61 73 2 0 3-1 3-3z"><text:p/></draw:path><draw:path draw:style-name="gr2534" draw:text-style-name="P120" svg:width="0.171cm" svg:height="0.267cm" svg:x="2.076cm" svg:y="2.771cm" svg:viewBox="0 0 172 268" svg:d="M172 14c0-12-1-14-14-14-48 0-96 0-145 0-6 0-13 0-13 9 0 7 7 7 13 7 48 0 96 0 143 0 0 37 0 74 0 110-46 0-91 0-137 0-7 0-13 0-13 8s6 8 13 8c46 0 91 0 137 0 0 37 0 74 0 111-47 0-95 0-143 0-6 0-13 0-13 8 0 7 7 7 13 7 49 0 97 0 145 0 13 0 14-1 14-13 0-80 0-160 0-241z"><text:p/></draw:path><draw:path draw:style-name="gr2535" draw:text-style-name="P120" svg:width="0.159cm" svg:height="0.244cm" svg:x="2.285cm" svg:y="2.869cm" svg:viewBox="0 0 160 245" svg:d="M160 4c0-2-2-4-5-4-4 0-20 15-26 27-8-20-23-27-35-27-47 0-94 57-94 113 0 38 23 62 51 62 16 0 32-9 46-23-3 13-17 66-18 69-3 11-6 12-27 13-6 0-9 0-9 8 1 1 0 3 4 3 12 0 27-1 39-1 13 0 27 1 41 1 1 0 6 0 6-7 0-4-4-4-10-4-18 0-18-3-18-6s1-6 1-9c17-72 36-143 54-215zM52 166c-23 0-24-30-24-36 0-18 11-61 17-76 12-29 32-45 49-45 24 0 29 31 29 34 0 2-21 87-22 88-5 11-27 35-49 35z"><text:p/></draw:path><draw:path draw:style-name="gr2536" draw:text-style-name="P120" svg:width="0.193cm" svg:height="0.222cm" svg:x="2.596cm" svg:y="2.832cm" svg:viewBox="0 0 194 223" svg:d="M180 120c7 0 14-1 14-9 0-9-7-8-14-8-55 0-108 0-163 0 4-51 48-88 103-88 20 0 41 0 60 0 7 0 14 0 14-7 0-8-7-8-14-8-20 0-40 0-61 0-66 0-119 48-119 111 0 62 53 112 119 112 21 0 41 0 61 0 7 0 14 0 14-7 0-8-7-8-14-8-19 0-40 0-60 0-55 0-99-36-103-88 55 0 108 0 163 0z"><text:p/></draw:path><draw:path draw:style-name="gr2537" draw:text-style-name="P120" svg:width="0.274cm" svg:height="0.34cm" svg:x="2.942cm" svg:y="2.768cm" svg:viewBox="0 0 275 341" svg:d="M172 275c54-11 103-54 103-135 0-97-68-140-137-140-72 0-138 44-138 140 0 82 48 122 95 134 17 39 56 67 103 67 20 0 41-3 61-11 7-3 11-4 11-9s-4-8-7-8c-1 0-1 0-3 2-11 2-16 2-22 2-36 0-58-22-66-42zM84 24c-23 28-30 73-30 116 0 37 4 85 30 116-27-11-71-42-71-116 0-80 48-108 71-116zM190 24c27 10 71 41 71 116 0 78-48 106-71 116 25-28 30-73 30-116 0-38-4-86-30-116zM138 266c-63 0-71-82-71-126 0-47 8-127 71-127 62 0 69 83 69 127 0 46-8 126-69 126zM111 277c11 2 25 2 27 2 1 0 9 0 20-1 10 24 29 39 48 46 4 3 3 2 4 3 0 1-6 1-12 1-33 0-66-16-87-51z"><text:p/></draw:path><draw:path draw:style-name="gr2538" draw:text-style-name="P120" svg:width="0.041cm" svg:height="0.04cm" svg:x="3.262cm" svg:y="2.999cm" svg:viewBox="0 0 42 41" svg:d="M42 21c0-11-10-21-21-21s-21 10-21 21 10 20 21 20 21-9 21-20z"><text:p/></draw:path><draw:path draw:style-name="gr2539" draw:text-style-name="P120" svg:width="0.159cm" svg:height="0.244cm" svg:x="3.352cm" svg:y="2.869cm" svg:viewBox="0 0 160 245" svg:d="M160 4c0-2-2-4-5-4-4 0-20 15-26 27-8-20-23-27-35-27-47 0-94 57-94 113 0 38 23 62 51 62 16 0 32-9 46-23-3 13-17 66-18 69-3 11-6 12-27 13-6 0-9 0-9 8 1 1 0 3 4 3 12 0 27-1 39-1 13 0 27 1 39 1 3 0 8 0 8-7 0-4-4-4-10-4-18 0-18-3-18-6s1-6 1-9c17-72 36-143 54-215zM52 166c-23 0-24-30-24-36 0-18 11-61 17-76 12-29 32-45 49-45 24 0 29 31 29 34 0 2-21 87-22 88-5 11-27 35-49 35z"><text:p/></draw:path><draw:path draw:style-name="gr2540" draw:text-style-name="P120" svg:width="0.256cm" svg:height="0.256cm" svg:x="3.631cm" svg:y="2.813cm" svg:viewBox="0 0 257 257" svg:d="M136 137c37 0 72 0 108 0 6 0 13-1 13-8 0-9-7-8-13-8-36 0-71 0-108 0 0-36 0-72 0-108 0-5 0-13-7-13-8 0-8 8-8 13 0 36 0 72 0 108-36 0-71 0-108 0-5 0-13-1-13 8 0 7 8 8 13 8 37 0 72 0 108 0 0 37 0 72 0 108 0 6 0 12 8 12 7 0 7-6 7-12 0-36 0-71 0-108z"><text:p/></draw:path><draw:path draw:style-name="gr2541" draw:text-style-name="P120" svg:width="0.156cm" svg:height="0.174cm" svg:x="4.007cm" svg:y="2.869cm" svg:viewBox="0 0 157 175" svg:d="M23 148c-1 6-3 15-3 17 0 7 5 10 11 10 4 0 11-3 14-11 1-1 13-54 16-61 3-13 9-39 12-50 2-5 12-23 22-32 3-2 14-12 30-12 10 0 16 4 17 4-12 2-21 11-21 21 0 7 4 14 15 14 10 0 21-8 21-23 0-13-12-25-32-25-25 0-41 19-49 30-3-18-18-30-35-30-18 0-26 15-29 22-6 13-12 36-12 37 0 5 3 4 4 5 5 0 5-1 7-9 7-28 14-46 29-46 6 0 12 3 12 17 0 8-1 12-7 32-8 30-14 61-22 90z"><text:p/></draw:path><draw:path draw:style-name="gr2542" draw:text-style-name="P120" svg:width="0.256cm" svg:height="0.09cm" svg:x="4.31cm" svg:y="2.898cm" svg:viewBox="0 0 257 91" svg:d="M244 15c7 0 13 0 13-7 0-8-6-8-12-8-77 0-155 0-232 0-5 0-13 0-13 8 0 7 8 7 13 7 77 0 154 0 231 0zM245 91c6 0 12 0 12-7 0-8-6-8-13-8-77 0-154 0-231 0-5 0-13 0-13 8 0 7 8 7 13 7 77 0 155 0 232 0z"><text:p/></draw:path><draw:path draw:style-name="gr2543" draw:text-style-name="P120" svg:width="0.192cm" svg:height="0.174cm" svg:x="4.708cm" svg:y="2.869cm" svg:viewBox="0 0 193 175" svg:d="M118 54c2-10 11-45 38-45 2 0 11 0 20 4-11 2-19 12-19 21 0 7 5 14 15 14 8 0 21-7 21-23 0-20-24-25-37-25-22 0-35 21-40 30-9-26-30-30-42-30-40 0-62 49-62 59 0 5 3 5 5 5 3 0 4-1 5-5 13-40 39-50 52-50 6 0 21 3 21 25 0 12-7 39-21 92-7 25-20 40-38 40-2 0-11 0-18-4 10-3 17-10 17-21s-7-13-14-13c-11 0-21 9-21 22 0 17 20 25 36 25 26 0 40-27 41-30 4 14 19 30 42 30 39 0 61-50 61-60 0-3-3-3-4-3-3 0-4 1-5 3-13 42-39 51-51 51-15 0-22-12-22-25 0-8 2-17 7-34 4-18 8-36 13-53z"><text:p/></draw:path><draw:path draw:style-name="gr2544" draw:text-style-name="P120" svg:width="0.088cm" svg:height="0.385cm" svg:x="4.94cm" svg:y="2.75cm" svg:viewBox="0 0 89 386" svg:d="M89 192c0-29-4-75-25-119-23-48-56-73-61-73-2 0-3 1-3 3 0 1 0 2 7 9 38 39 60 100 60 180 0 68-14 135-63 184-4 5-4 6-4 7 0 2 1 3 3 3 5 0 39-26 62-75 20-43 24-86 24-119z"><text:p/></draw:path><draw:path draw:style-name="gr2545" draw:text-style-name="P120" svg:width="0.04cm" svg:height="0.04cm" svg:x="5.102cm" svg:y="2.999cm" svg:viewBox="0 0 41 41" svg:d="M41 21c0-11-10-21-21-21s-20 10-20 21 9 20 20 20 21-9 21-20z"><text:p/></draw:path><draw:path draw:style-name="gr2546" draw:text-style-name="P120" svg:width="0.192cm" svg:height="0.174cm" svg:x="5.186cm" svg:y="2.869cm" svg:viewBox="0 0 193 175" svg:d="M118 54c2-10 11-45 38-45 2 0 11 0 20 4-11 2-19 12-19 21 0 7 5 14 15 14 8 0 21-7 21-23 0-20-24-25-37-25-22 0-35 21-39 30-10-26-31-30-42-30-41 0-63 49-63 59 0 5 3 4 5 5 3 0 4-1 5-5 13-40 39-50 52-50 7 0 21 3 21 25 0 12-7 39-21 92-7 25-20 40-38 40-2 0-11 0-18-4 10-3 17-10 17-21s-7-13-14-13c-11 0-21 9-21 22 0 17 20 25 36 25 26 0 40-27 41-30 4 14 19 30 42 30 39 0 61-50 61-60 0-3-3-3-4-3-3 0-4 1-5 3-13 42-39 51-51 51-15 0-22-12-22-25 0-8 2-17 7-34 4-18 8-36 13-53z"><text:p/></draw:path><draw:path draw:style-name="gr2547" draw:text-style-name="P120" svg:width="0.192cm" svg:height="0.222cm" svg:x="5.536cm" svg:y="2.832cm" svg:viewBox="0 0 193 223" svg:d="M179 120c7 0 14-1 14-9 0-9-7-8-14-8-55 0-109 0-164 0 5-51 50-88 104-88 20 0 41 0 60 0 7 0 14 0 14-7 0-8-7-8-14-8-21 0-40 0-61 0-66 0-118 48-118 111 0 62 52 112 118 112 21 0 40 0 61 0 7 0 14 0 14-7 0-8-7-8-14-8-19 0-40 0-60 0-54 0-99-36-104-88 55 0 109 0 164 0z"><text:p/></draw:path><draw:path draw:style-name="gr2548" draw:text-style-name="P120" svg:width="0.274cm" svg:height="0.34cm" svg:x="5.882cm" svg:y="2.768cm" svg:viewBox="0 0 275 341" svg:d="M172 275c55-11 103-54 103-135 0-97-68-140-137-140-71 0-138 44-138 140 0 82 50 122 95 134 17 39 56 67 104 67 19 0 40-3 61-11 6-3 11-4 11-9s-5-8-7-8c-1 0-1 0-4 2-11 2-16 2-21 2-37 0-59-22-67-42zM85 24c-24 28-31 73-31 116 0 37 5 85 31 116-27-11-72-42-72-116 0-80 49-108 71-116zM191 24c26 10 71 41 71 116 0 78-49 106-72 116 25-28 31-73 31-116 0-38-5-86-31-116zM138 266c-63 0-70-82-70-126 0-47 8-127 70-127s69 83 69 127c0 46-8 126-69 126zM112 277c11 2 17 1 26 2 2 0 9 0 20-1 10 24 29 39 49 46 3 3 2 2 3 3 0 1-6 1-11 1-33 0-67-16-87-51z"><text:p/></draw:path><draw:path draw:style-name="gr2549" draw:text-style-name="P120" svg:width="0.1cm" svg:height="0.462cm" svg:x="6.186cm" svg:y="2.712cm" svg:viewBox="0 0 101 463" svg:d="M101 231c0-54-10-132-60-197-5-5-29-34-37-34-1 0-4 0-4 3 0 2 1 4 2 5 19 19 44 50 60 112 8 35 13 75 13 111 0 40-5 78-14 117-15 53-38 84-58 106-3 4-2 4-3 5 0 3 3 4 4 4 7 0 28-23 32-29 40-47 65-116 65-203z"><text:p/></draw:path><draw:path draw:style-name="gr2550" draw:text-style-name="P120" svg:width="0.215cm" svg:height="0.239cm" svg:x="6.454cm" svg:y="2.808cm" svg:viewBox="0 0 216 240" svg:d="M117 9c-4-7-6-9-9-9-6 0-7 3-9 9-32 71-64 144-96 215-3 6-3 6-3 8 0 4 3 8 8 8 3 0 5-1 9-8 30-68 60-137 91-206 30 69 60 138 90 206 4 8 8 8 9 8 4 0 9-4 9-8 0-1 0-1-4-7-32-72-63-144-95-216z"><text:p/></draw:path><draw:path draw:style-name="gr2551" draw:text-style-name="P120" svg:width="0.099cm" svg:height="0.462cm" svg:x="6.834cm" svg:y="2.712cm" svg:viewBox="0 0 100 463" svg:d="M100 459c0-1 0-3-1-4-18-18-44-49-60-113-9-35-13-75-13-111 0-101 25-173 71-222 3-4 3-5 3-6 0-3-2-3-4-3-6 0-27 23-32 29-40 47-64 116-64 202 0 55 9 133 59 198 5 4 30 34 37 34 2 0 4 0 4-4z"><text:p/></draw:path><draw:path draw:style-name="gr2552" draw:text-style-name="P120" svg:width="0.215cm" svg:height="0.276cm" svg:x="6.952cm" svg:y="2.771cm" svg:viewBox="0 0 216 277" svg:d="M213 15c3-4 3-5 3-6 0-5-4-9-8-9-6 0-8 5-9 10-11 28-22 56-33 85-38 0-78 0-116 0-11-29-22-57-33-85-2-6-4-10-9-10-4 0-8 4-8 9 1 2 0 1 2 6 32 85 65 169 97 253 2 6 3 9 9 9 5 0 6-4 9-8 32-84 65-169 96-254zM55 110c35 0 70 0 106 0-18 46-36 91-53 137-18-46-35-91-53-137z"><text:p/></draw:path><draw:path draw:style-name="gr2553" draw:text-style-name="P120" svg:width="0.192cm" svg:height="0.174cm" svg:x="7.179cm" svg:y="2.869cm" svg:viewBox="0 0 193 175" svg:d="M118 54c2-10 11-45 38-45 1 0 11 0 19 4-11 2-19 12-19 21 0 7 5 14 16 14 7 0 21-7 21-23 0-20-24-25-37-25-22 0-36 21-40 30-10-26-31-30-42-30-40 0-62 49-62 59 0 5 3 5 5 5 3 0 4-1 4-5 13-40 40-50 52-50 7 0 21 3 21 25 0 12-7 39-21 92-6 25-19 40-37 40-2 0-11 0-19-4 9-3 18-10 18-21s-9-13-14-13c-12 0-21 9-21 22 0 17 19 25 36 25 26 0 40-27 41-30 4 14 18 30 42 30 39 0 61-50 61-60 0-3-3-3-4-3-4 0-4 1-5 3-14 42-39 51-52 51-14 0-21-12-21-25 0-8 2-17 7-34 4-18 8-36 13-53z"><text:p/></draw:path><draw:path draw:style-name="gr2554" draw:text-style-name="P120" svg:width="0.193cm" svg:height="0.222cm" svg:x="7.527cm" svg:y="2.832cm" svg:viewBox="0 0 194 223" svg:d="M180 120c7 0 14-1 14-9 0-9-7-8-14-8-55 0-108 0-163 0 4-51 48-88 103-88 20 0 41 0 60 0 7 0 14 0 14-7 0-8-7-8-14-8-20 0-40 0-61 0-66 0-119 48-119 111 0 62 53 112 119 112 21 0 41 0 61 0 7 0 14 0 14-7 0-8-7-8-14-8-19 0-40 0-60 0-55 0-99-36-103-88 55 0 108 0 163 0z"><text:p/></draw:path><draw:path draw:style-name="gr2555" draw:text-style-name="P120" svg:width="0.275cm" svg:height="0.34cm" svg:x="7.873cm" svg:y="2.768cm" svg:viewBox="0 0 276 341" svg:d="M173 275c54-11 103-54 103-135 0-97-69-140-137-140-72 0-139 44-139 140 0 82 50 122 96 134 17 39 56 67 103 67 20 0 41-3 61-11 7-3 11-4 11-9s-4-8-7-8c-1 0-1 0-3 2-11 2-16 2-22 2-35 0-57-22-66-42zM85 24c-23 28-30 73-30 116 0 37 4 85 30 116-27-11-71-42-71-116 0-80 48-108 71-116zM191 24c27 10 71 41 71 116 0 78-47 106-71 116 25-28 30-73 30-116 0-38-4-86-30-116zM139 266c-63 0-71-82-71-126 0-47 8-127 71-127 62 0 69 83 69 127 0 46-8 126-69 126zM112 277c11 2 26 2 27 2s10 0 21-1c9 24 28 39 47 46 4 3 3 2 4 3 0 1-6 1-12 1-33 0-66-16-87-51z"><text:p/></draw:path><draw:path draw:style-name="gr2556" draw:text-style-name="P120" svg:width="0.041cm" svg:height="0.04cm" svg:x="8.194cm" svg:y="2.999cm" svg:viewBox="0 0 42 41" svg:d="M42 21c0-11-10-21-21-21s-21 10-21 21 10 20 21 20 21-9 21-20z"><text:p/></draw:path><draw:path draw:style-name="gr2557" draw:text-style-name="P120" svg:width="0.172cm" svg:height="0.267cm" svg:x="8.29cm" svg:y="2.771cm" svg:viewBox="0 0 173 268" svg:d="M173 14c0-12-2-14-15-14-48 0-96 0-145 0-6 0-13 0-13 9 0 7 7 7 13 7 48 0 96 0 143 0 0 37 0 74 0 110-46 0-91 0-137 0-7 0-13 0-13 8s6 8 13 8c46 0 91 0 137 0 0 37 0 74 0 111-47 0-95 0-143 0-6 0-13 0-13 8 0 7 7 7 13 7 49 0 97 0 145 0 13 0 15-1 15-13 0-80 0-160 0-241z"><text:p/></draw:path><draw:path draw:style-name="gr2558" draw:text-style-name="P120" svg:width="0.159cm" svg:height="0.244cm" svg:x="8.499cm" svg:y="2.869cm" svg:viewBox="0 0 160 245" svg:d="M160 4c0-2-2-4-5-4s-20 15-25 27c-9-20-24-27-36-27-47 0-94 57-94 113 0 38 23 62 52 62 16 0 31-9 45-23-3 13-17 66-18 69-3 11-5 12-27 13-6 0-9 0-9 8 1 1 0 3 4 3 14 0 27-1 39-1 13 0 27 1 41 1 1 0 6 0 6-7 0-4-3-4-10-4-18 0-18-3-18-6s1-6 1-9c17-72 36-143 54-215zM53 166c-24 0-25-30-25-36 0-18 11-61 17-76 12-29 32-45 49-45 25 0 30 31 30 34 0 2-22 87-23 88-5 11-27 35-48 35z"><text:p/></draw:path><draw:path draw:style-name="gr2559" draw:text-style-name="P120" svg:width="0.193cm" svg:height="0.222cm" svg:x="8.809cm" svg:y="2.832cm" svg:viewBox="0 0 194 223" svg:d="M180 120c7 0 14-1 14-9 0-9-7-8-14-8-55 0-108 0-163 0 4-51 48-88 103-88 20 0 41 0 60 0 7 0 14 0 14-7 0-8-7-8-14-8-20 0-40 0-61 0-66 0-119 48-119 111 0 62 53 112 119 112 21 0 41 0 61 0 7 0 14 0 14-7 0-8-7-8-14-8-19 0-40 0-60 0-55 0-99-36-103-88 55 0 108 0 163 0z"><text:p/></draw:path><draw:path draw:style-name="gr2560" draw:text-style-name="P120" svg:width="0.274cm" svg:height="0.34cm" svg:x="9.156cm" svg:y="2.768cm" svg:viewBox="0 0 275 341" svg:d="M172 275c55-11 103-54 103-135 0-97-68-140-137-140-72 0-138 44-138 140 0 82 50 122 95 134 17 39 56 67 103 67 20 0 41-3 61-11 7-3 11-4 11-9s-4-8-7-8c-1 0-1 0-3 2-11 2-16 2-21 2-37 0-59-22-67-42zM84 24c-23 28-30 73-30 116 0 37 4 85 31 116-28-11-72-42-72-116 0-80 49-108 71-116zM191 24c26 10 71 41 71 116 0 78-49 106-72 116 25-28 30-73 30-116 0-38-4-86-30-116zM138 266c-63 0-70-82-70-126 0-47 8-127 70-127s69 83 69 127c0 46-8 126-69 126zM112 277c10 2 24 2 26 2s9 0 20-1c10 24 29 39 48 46 4 3 3 2 4 3 0 1-6 1-12 1-33 0-66-16-86-51z"><text:p/></draw:path><draw:path draw:style-name="gr2561" draw:text-style-name="P120" svg:width="0.04cm" svg:height="0.04cm" svg:x="9.477cm" svg:y="2.999cm" svg:viewBox="0 0 41 41" svg:d="M41 21c0-11-10-21-21-21s-20 10-20 21 9 20 20 20 21-9 21-20z"><text:p/></draw:path><draw:path draw:style-name="gr2562" draw:text-style-name="P120" svg:width="0.156cm" svg:height="0.174cm" svg:x="9.562cm" svg:y="2.869cm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3 4 4 5 5 0 5-1 7-9 7-28 14-46 29-46 6 0 12 3 12 17 0 8-1 12-7 32-8 30-14 61-22 90z"><text:p/></draw:path><draw:path draw:style-name="gr2563" draw:text-style-name="P120" svg:width="0.256cm" svg:height="0.256cm" svg:x="9.843cm" svg:y="2.813cm" svg:viewBox="0 0 257 257" svg:d="M136 137c37 0 72 0 108 0 6 0 13-1 13-8 0-9-7-8-13-8-36 0-71 0-108 0 0-36 0-72 0-108 0-5 0-13-7-13-8 0-8 8-8 13 0 36 0 72 0 108-36 0-71 0-108 0-5 0-13-1-13 8 0 7 8 8 13 8 37 0 72 0 108 0 0 37 0 72 0 108 0 6 0 12 8 12 7 0 7-6 7-12 0-36 0-71 0-108z"><text:p/></draw:path><draw:path draw:style-name="gr2564" draw:text-style-name="P120" svg:width="0.159cm" svg:height="0.244cm" svg:x="10.224cm" svg:y="2.869cm" svg:viewBox="0 0 160 245" svg:d="M160 4c0-2-2-4-5-4-4 0-20 15-26 27-8-20-23-27-35-27-47 0-94 57-94 113 0 38 23 62 51 62 16 0 32-9 46-23-3 13-17 66-18 69-3 11-6 12-27 13-6 0-9 0-9 8 1 1 0 3 4 3 12 0 27-1 39-1 13 0 27 1 41 1 1 0 6 0 6-7 0-4-4-4-10-4-18 0-18-3-18-6s1-6 1-9c17-72 36-143 54-215zM52 166c-23 0-24-30-24-36 0-18 11-61 17-76 12-29 32-45 49-45 24 0 29 31 29 34 0 2-21 87-22 88-5 11-27 35-49 35z"><text:p/></draw:path><draw:path draw:style-name="gr2565" draw:text-style-name="P120" svg:width="0.255cm" svg:height="0.09cm" svg:x="10.524cm" svg:y="2.898cm" svg:viewBox="0 0 256 91" svg:d="M243 15c7 0 13 0 13-7 0-8-6-8-12-8-77 0-155 0-232 0-5 0-12 0-12 8 0 7 7 7 13 7 77 0 153 0 230 0zM244 91c6 0 12 0 12-7 0-8-6-8-13-8-77 0-153 0-230 0-6 0-13 0-13 8 0 7 7 7 12 7 77 0 155 0 232 0z"><text:p/></draw:path><draw:path draw:style-name="gr2566" draw:text-style-name="P120" svg:width="0.192cm" svg:height="0.174cm" svg:x="10.921cm" svg:y="2.869cm" svg:viewBox="0 0 193 175" svg:d="M118 54c2-10 12-45 38-45 2 0 11 0 20 4-11 2-19 12-19 21 0 7 5 14 15 14 8 0 21-7 21-23 0-20-24-25-37-25-22 0-35 21-39 30-10-26-31-30-42-30-41 0-63 49-63 59 0 5 3 4 5 5 3 0 4-1 5-5 13-40 39-50 52-50 7 0 21 3 21 25 0 12-7 39-21 92-7 25-20 40-37 40-3 0-12 0-19-4 10-3 17-10 17-21s-7-13-14-13c-11 0-21 9-21 22 0 17 20 25 36 25 26 0 40-27 41-30 4 14 19 30 42 30 39 0 61-50 61-60 0-3-3-3-4-3-3 0-4 1-5 3-13 42-39 51-51 51-15 0-22-12-22-25 0-8 3-17 7-34 4-18 8-36 13-53z"><text:p/></draw:path><draw:path draw:style-name="gr2567" draw:text-style-name="P120" svg:width="0.1cm" svg:height="0.462cm" svg:x="11.148cm" svg:y="2.712cm" svg:viewBox="0 0 101 463" svg:d="M101 231c0-54-10-132-60-197-4-5-29-34-37-34-1 0-4 0-4 3 0 2 1 4 2 5 19 19 44 50 60 112 10 35 13 75 13 111 0 40-3 78-14 117-15 53-38 84-58 106-3 4-2 4-3 5 0 3 3 4 4 4 7 0 28-23 32-29 40-47 65-116 65-203z"><text:p/></draw:path><draw:path draw:style-name="gr2568" draw:text-style-name="P120" svg:width="0.342cm" svg:height="0.2cm" svg:x="11.437cm" svg:y="2.843cm" svg:viewBox="0 0 343 201" svg:d="M301 109c-22 15-31 32-35 36-17 27-14 34-21 52 0 4 6 4 8 4 7 0 8-1 9-7 9-38 32-71 76-88 4-2 5-4 5-6 0-3-2-3-3-3-17-7-64-27-78-92-1-4-2-5-9-5-2 0-8 0-8 4 0 1 4 26 20 51 8 12 19 25 36 37-95 0-192 0-288 0-6 0-13-1-13 8 0 8 7 9 13 9 96 0 193 0 288 0z"><text:p/></draw:path><draw:path draw:style-name="gr2569" draw:text-style-name="P120" svg:width="0.156cm" svg:height="0.174cm" svg:x="11.921cm" svg:y="2.869cm" svg:viewBox="0 0 157 175" svg:d="M22 148c-1 6-3 15-3 17 0 7 5 10 11 10 5 0 12-3 14-11 1-1 14-54 17-61 2-13 9-39 12-50 1-5 12-23 21-32 3-2 14-12 31-12 10 0 10 3 16 4-11 2-20 11-20 21 0 7 3 14 14 14 10 0 22-8 22-23 0-13-12-25-32-25-25 0-42 19-49 30-3-18-18-30-35-30-19 0-26 15-29 22-8 13-12 36-12 37 0 5 3 5 4 5 4 0 5-1 7-9 7-28 14-46 29-46 6 0 11 3 11 17 0 8-1 12-6 32-8 30-15 61-23 90z"><text:p/></draw:path><draw:path draw:style-name="gr2570" draw:text-style-name="P120" svg:width="0.192cm" svg:height="0.222cm" svg:x="12.235cm" svg:y="2.832cm" svg:viewBox="0 0 193 223" svg:d="M179 120c7 0 14-1 14-9 0-9-7-8-14-8-55 0-109 0-164 0 5-51 50-88 104-88 20 0 41 0 60 0 7 0 14 0 14-7 0-8-7-8-14-8-19 0-40 0-60 0-67 0-119 48-119 111 0 62 52 112 119 112 20 0 41 0 60 0 7 0 14 0 14-7 0-8-7-8-14-8-19 0-40 0-60 0-54 0-99-36-104-88 55 0 109 0 164 0z"><text:p/></draw:path><draw:path draw:style-name="gr2571" draw:text-style-name="P120" svg:width="0.274cm" svg:height="0.34cm" svg:x="12.58cm" svg:y="2.768cm" svg:viewBox="0 0 275 341" svg:d="M172 275c55-11 103-54 103-135 0-97-68-140-137-140-71 0-138 44-138 140 0 82 50 122 95 134 17 39 56 67 104 67 19 0 41-3 61-11 6-3 11-4 11-9s-5-8-7-8c-1 0-1 0-4 2-11 2-16 2-21 2-37 0-59-22-67-42zM85 24c-24 28-30 73-30 116 0 37 4 85 30 116-27-11-72-42-72-116 0-80 49-108 71-116zM191 24c26 10 71 41 71 116 0 78-49 106-72 116 25-28 31-73 31-116 0-38-5-86-30-116zM138 266c-63 0-70-82-70-126 0-47 8-127 70-127s69 83 69 127c0 46-8 126-69 126zM112 277c11 2 17 1 26 2 2 0 9 0 20-1 11 24 29 39 49 46 3 3 3 2 4 3 0 1-7 1-12 1-33 0-67-16-87-51z"><text:p/></draw:path><draw:path draw:style-name="gr2572" draw:text-style-name="P120" svg:width="0.146cm" svg:height="0.694cm" svg:x="12.882cm" svg:y="2.595cm" svg:viewBox="0 0 147 695" svg:d="M147 348c0-112-26-229-102-316-5-7-20-21-28-30-4-2-4-2-9-2-4 0-8 0-8 4 0 1 1 3 2 4 13 14 34 35 59 78 41 73 57 169 57 262 0 168-46 270-116 341-1 1-2 2-2 3 0 3 4 3 8 3 5 0 5 0 9-2 37-32 78-86 105-167 17-53 25-116 25-178z"><text:p/></draw:path><draw:path draw:style-name="gr2573" draw:text-style-name="P120" svg:width="0.214cm" svg:height="0.239cm" svg:x="0.903cm" svg:y="3.659cm" svg:viewBox="0 0 215 240" svg:d="M116 9c-3-7-6-9-9-9-5 0-6 3-8 9-32 71-65 144-97 215-2 6-2 6-2 8 0 4 3 8 8 8 2 0 5-1 9-8 29-68 60-137 90-206 31 69 60 138 91 206 3 8 8 8 9 8 4 0 8-4 8-8 0-1 0-1-3-7-32-72-65-144-96-216z"><text:p/></draw:path><draw:path draw:style-name="gr2574" draw:text-style-name="P120" svg:width="0.145cm" svg:height="0.694cm" svg:x="1.295cm" svg:y="3.445cm" svg:viewBox="0 0 146 695" svg:d="M130 691c0 1 3 4 4 4 4 0 6 0 9 0 1 0 3 0 3-3 0-2 0-2-1-3-14-15-35-36-58-79-42-73-57-169-57-262 0-172 48-272 115-340 1-1 1-3 1-4 0-4-2-4-6-4-6 0-7 0-10 3-36 32-78 86-105 167-16 51-25 114-25 178 0 91 17 195 77 284 11 16 25 31 25 32 4 5 9 10 12 14 6 4 10 8 16 13z"><text:p/></draw:path><draw:path draw:style-name="gr2575" draw:text-style-name="P120" svg:width="0.156cm" svg:height="0.174cm" svg:x="1.468cm" svg:y="3.719cm" svg:viewBox="0 0 157 175" svg:d="M22 148c-1 6-3 15-3 17 0 7 5 10 11 10 5 0 12-3 14-11 1-1 14-54 17-61 2-13 9-39 12-50 1-5 12-23 21-32 3-2 14-12 31-12 10 0 10 3 16 4-11 2-20 11-20 21 0 7 3 14 14 14 10 0 22-10 22-23s-13-25-32-25c-25 0-42 19-49 30-3-18-18-30-35-30-19 0-26 15-29 22-8 13-12 36-12 37 0 5 3 5 4 5 4 0 5-1 7-9 7-28 14-46 29-46 6 0 11 3 11 17 0 8-1 12-6 32-8 30-15 61-23 90z"><text:p/></draw:path><draw:path draw:style-name="gr2576" draw:text-style-name="P120" svg:width="0.192cm" svg:height="0.222cm" svg:x="1.781cm" svg:y="3.682cm" svg:viewBox="0 0 193 223" svg:d="M179 119c7 0 14 0 14-8s-7-8-14-8c-55 0-109 0-164 0 5-51 50-88 104-88 20 0 41 0 60 0 7 0 14 0 14-7 0-8-7-8-14-8-21 0-40 0-61 0-66 0-118 48-118 111 0 62 52 112 118 112 21 0 40 0 61 0 7 0 14 0 14-7 0-8-7-8-14-8-19 0-40 0-60 0-54 0-99-36-104-89 55 0 109 0 164 0z"><text:p/></draw:path><draw:path draw:style-name="gr2577" draw:text-style-name="P120" svg:width="0.274cm" svg:height="0.34cm" svg:x="2.127cm" svg:y="3.618cm" svg:viewBox="0 0 275 341" svg:d="M172 275c55-11 103-54 103-135 0-97-68-140-137-140-71 0-138 44-138 140 0 82 50 122 95 134 17 39 56 67 104 67 19 0 40-3 61-11 6-3 11-4 11-9s-5-8-7-8c-1 0-1 0-4 2-11 2-16 2-21 2-37 0-59-22-67-42zM85 24c-24 28-31 73-31 116 0 37 5 85 31 116-27-11-72-42-72-116 0-80 49-108 71-116zM191 24c26 10 71 41 71 116 0 78-49 106-72 116 25-28 31-73 31-116 0-38-5-86-30-116zM138 266c-63 0-70-82-70-126 0-47 8-127 70-127s69 83 69 127c0 46-8 126-69 126zM112 277c11 2 17 1 26 2 2 0 9 0 20-1 11 24 29 39 49 46 3 3 2 2 3 3 0 1-6 1-11 1-33 0-67-16-87-51z"><text:p/></draw:path><draw:path draw:style-name="gr2578" draw:text-style-name="P120" svg:width="0.342cm" svg:height="0.2cm" svg:x="2.544cm" svg:y="3.693cm" svg:viewBox="0 0 343 201" svg:d="M300 108c-21 16-30 33-34 37-17 27-14 34-21 52 0 4 5 4 8 4 7 0 7-1 9-7 9-38 32-71 75-88 5-2 6-4 6-6 0-3-2-3-3-3-18-7-64-27-78-92-2-4-2-5-9-5-3 0-8 0-8 4 0 1 4 26 20 51 8 12 19 25 35 37-95 0-191 0-287 0-6 0-13 0-13 8s7 8 13 8c96 0 192 0 287 0z"><text:p/></draw:path><draw:path draw:style-name="gr2579" draw:text-style-name="P120" svg:width="0.099cm" svg:height="0.462cm" svg:x="3.075cm" svg:y="3.562cm" svg:viewBox="0 0 100 463" svg:d="M100 459c0-1 0-3-1-4-18-18-44-49-60-113-9-35-13-75-13-111 0-101 25-173 71-222 3-4 3-5 3-6 0-3-2-3-4-3-6 0-27 23-32 29-39 47-64 116-64 202 0 55 10 133 61 198 3 4 28 34 35 34 2 0 4 0 4-4z"><text:p/></draw:path><draw:path draw:style-name="gr2580" draw:text-style-name="P120" svg:width="0.215cm" svg:height="0.276cm" svg:x="3.193cm" svg:y="3.621cm" svg:viewBox="0 0 216 277" svg:d="M213 15c3-4 3-5 3-7 0-4-4-8-8-8-6 0-8 5-9 10-11 28-21 56-32 85-39 0-78 0-117 0-11-29-21-57-32-85-3-6-5-10-10-10-4 0-8 4-8 8 0 1 0 2 3 7 32 85 64 169 96 253 2 6 4 9 9 9s6-4 9-8c32-84 65-169 96-254zM55 110c35 0 70 0 106 0-18 46-36 91-53 137-18-46-35-91-53-137z"><text:p/></draw:path><draw:path draw:style-name="gr2581" draw:text-style-name="P120" svg:width="0.089cm" svg:height="0.385cm" svg:x="3.446cm" svg:y="3.6cm" svg:viewBox="0 0 90 386" svg:d="M90 383c0-1 0-2-6-9-49-48-61-122-61-182 0-67 14-134 62-182 5-5 5-6 5-7 0-2-1-3-4-3s-39 26-61 75c-19 43-25 86-25 117s4 77 26 121c24 48 57 73 60 73s4-1 4-3z"><text:p/></draw:path><draw:path draw:style-name="gr2582" draw:text-style-name="P120" svg:width="0.171cm" svg:height="0.267cm" svg:x="3.58cm" svg:y="3.621cm" svg:viewBox="0 0 172 268" svg:d="M172 14c0-12-1-14-14-14-48 0-96 0-145 0-6 0-13 0-13 8s7 8 13 8c48 0 96 0 143 0 0 37 0 74 0 110-46 0-91 0-137 0-7 0-13 0-13 8s6 8 13 8c46 0 91 0 137 0 0 37 0 74 0 111-47 0-95 0-143 0-6 0-13 0-13 8 0 7 7 7 13 7 49 0 97 0 145 0 13 0 14-1 14-13 0-80 0-160 0-241z"><text:p/></draw:path><draw:path draw:style-name="gr2583" draw:text-style-name="P120" svg:width="0.157cm" svg:height="0.244cm" svg:x="3.789cm" svg:y="3.719cm" svg:viewBox="0 0 158 245" svg:d="M158 4c0-2-1-4-3-4-4 0-20 15-26 27-9-20-23-27-37-27-45 0-92 57-92 113 0 38 22 62 51 62 16 0 32-9 45-23-4 13-16 66-17 69-3 11-6 12-28 13-5 0-9 0-9 8 2 1 0 3 5 3 12 0 26-1 39-1s27 1 39 1c3 0 8 0 8-7 0-4-4-4-11-4-17 0-17-3-17-6 0-4 0-6 1-9 17-72 35-143 52-215zM52 166c-23 0-24-30-24-36 0-18 11-61 17-77 12-29 32-44 47-44 26 0 31 31 31 34 0 2-21 87-22 88-6 11-27 35-49 35z"><text:p/></draw:path><draw:path draw:style-name="gr2584" draw:text-style-name="P120" svg:width="0.193cm" svg:height="0.222cm" svg:x="4.099cm" svg:y="3.682cm" svg:viewBox="0 0 194 223" svg:d="M179 119c7 0 15 0 15-8s-8-8-15-8c-55 0-109 0-164 0 5-51 50-88 104-88 20 0 41 0 60 0 7 0 15 0 15-7 0-8-8-8-15-8-19 0-40 0-60 0-66 0-119 48-119 111 0 62 53 112 119 112 20 0 41 0 60 0 7 0 15 0 15-7 0-8-8-8-15-8-19 0-40 0-60 0-54 0-99-36-104-89 55 0 109 0 164 0z"><text:p/></draw:path><draw:path draw:style-name="gr2585" draw:text-style-name="P120" svg:width="0.274cm" svg:height="0.34cm" svg:x="4.445cm" svg:y="3.618cm" svg:viewBox="0 0 275 341" svg:d="M173 275c54-11 102-54 102-135 0-97-68-140-137-140-71 0-138 44-138 140 0 82 50 122 96 134 16 39 55 67 103 67 19 0 41-3 61-11 6-3 11-4 11-9s-4-8-7-8c-1 0-1 0-4 2-10 2-15 2-21 2-35 0-57-22-66-42zM85 24c-24 28-30 73-30 116 0 37 4 85 30 116-27-11-72-42-72-116 0-80 49-108 71-116zM191 24c27 10 71 41 71 116 0 78-47 106-72 116 25-28 31-73 31-116 0-38-4-86-30-116zM138 266c-63 0-70-82-70-126 0-47 8-127 70-127s70 83 70 127c0 46-8 126-70 126zM112 277c11 2 17 1 26 2 2 0 9 0 20-1 11 24 29 39 49 46 3 3 3 2 4 3 0 1-7 1-12 1-33 0-67-16-87-51z"><text:p/></draw:path><draw:path draw:style-name="gr2586" draw:text-style-name="P120" svg:width="0.04cm" svg:height="0.04cm" svg:x="4.766cm" svg:y="3.849cm" svg:viewBox="0 0 41 41" svg:d="M41 21c0-12-9-21-20-21s-21 9-21 21c0 11 10 20 21 20s20-9 20-20z"><text:p/></draw:path><draw:path draw:style-name="gr2587" draw:text-style-name="P120" svg:width="0.157cm" svg:height="0.244cm" svg:x="4.856cm" svg:y="3.719cm" svg:viewBox="0 0 158 245" svg:d="M158 4c0-2-1-4-3-4-4 0-20 15-26 27-9-20-23-27-37-27-45 0-92 57-92 113 0 38 22 62 51 62 16 0 32-9 45-23-4 13-16 66-17 69-3 11-6 12-28 13-5 0-9 0-9 8 2 1 0 3 5 3 12 0 26-1 39-1s27 1 39 1c3 0 7 0 7-7 0-4-3-4-10-4-19 0-19-3-19-6 0-4 2-6 3-9 17-72 35-143 52-215zM52 166c-23 0-24-30-24-36 0-18 11-61 17-77 12-29 32-44 47-44 26 0 31 31 31 34 0 2-21 87-22 88-6 11-27 35-49 35z"><text:p/></draw:path><draw:path draw:style-name="gr2588" draw:text-style-name="P120" svg:width="0.256cm" svg:height="0.256cm" svg:x="5.135cm" svg:y="3.664cm" svg:viewBox="0 0 257 257" svg:d="M136 136c37 0 72 0 108 0 6 0 13 0 13-7 0-8-7-8-13-8-36 0-71 0-108 0 0-36 0-72 0-108 0-5 0-13-7-13-8 0-8 8-8 13 0 36 0 72 0 108-36 0-73 0-109 0-5 0-12 0-12 8 0 7 7 7 12 7 36 0 73 0 109 0 0 37 0 73 0 109 0 6 0 12 8 12 7 0 7-6 7-12 0-36 0-72 0-109z"><text:p/></draw:path><draw:path draw:style-name="gr2589" draw:text-style-name="P120" svg:width="0.156cm" svg:height="0.174cm" svg:x="5.511cm" svg:y="3.719cm" svg:viewBox="0 0 157 175" svg:d="M22 148c-1 6-3 15-3 17 0 7 5 10 12 10 4 0 11-3 14-11 0-1 13-54 16-61 2-13 9-39 12-50 1-5 12-23 21-32 3-2 14-12 31-12 10 0 10 3 16 4-11 2-20 11-20 21 0 7 3 14 14 14 10 0 22-10 22-23s-12-25-32-25c-25 0-42 19-49 30-3-18-18-30-35-30-19 0-26 15-29 22-8 13-12 36-12 37 0 5 3 5 4 5 4 0 5-1 7-9 7-28 14-46 29-46 6 0 11 3 11 17 0 8-1 12-6 32-8 30-15 61-23 90z"><text:p/></draw:path><draw:path draw:style-name="gr2590" draw:text-style-name="P120" svg:width="0.256cm" svg:height="0.09cm" svg:x="5.813cm" svg:y="3.748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2591" draw:text-style-name="P120" svg:width="0.192cm" svg:height="0.174cm" svg:x="6.212cm" svg:y="3.719cm" svg:viewBox="0 0 193 175" svg:d="M118 54c2-10 11-45 38-45 1 0 11 0 19 4-11 2-19 12-19 21 0 7 5 14 16 14 7 0 21-7 21-23 0-20-24-25-37-25-22 0-36 21-40 30-10-26-31-30-42-30-40 0-62 49-62 59 0 5 3 5 5 5 3 0 4-1 4-5 13-40 38-50 52-50 7 0 21 3 21 25 0 12-7 39-21 92-6 25-20 40-37 40-2 0-11 0-19-4 9-3 18-10 18-21s-9-13-14-13c-12 0-21 9-21 22 0 17 19 25 36 25 26 0 40-27 41-30 4 14 18 30 42 30 39 0 61-50 61-60 0-3-3-3-4-3-4 0-4 1-5 3-14 42-40 51-52 51-14 0-21-12-21-25 0-8 2-17 7-34 4-18 8-36 13-53z"><text:p/></draw:path><draw:path draw:style-name="gr2592" draw:text-style-name="P120" svg:width="0.089cm" svg:height="0.385cm" svg:x="6.443cm" svg:y="3.6cm" svg:viewBox="0 0 90 386" svg:d="M90 192c0-29-4-75-25-119-23-48-57-73-61-73-2 0-4 1-4 3 0 1 0 2 8 9 37 39 59 100 59 180 0 68-14 135-61 184-6 5-6 6-6 7 0 2 2 3 4 3 4 0 39-26 62-75 20-43 24-86 24-119z"><text:p/></draw:path><draw:path draw:style-name="gr2593" draw:text-style-name="P120" svg:width="0.04cm" svg:height="0.04cm" svg:x="6.604cm" svg:y="3.849cm" svg:viewBox="0 0 41 41" svg:d="M41 21c0-12-9-21-20-21s-21 9-21 21c0 11 10 20 21 20s20-9 20-20z"><text:p/></draw:path><draw:path draw:style-name="gr2594" draw:text-style-name="P120" svg:width="0.192cm" svg:height="0.174cm" svg:x="6.689cm" svg:y="3.719cm" svg:viewBox="0 0 193 175" svg:d="M118 54c2-10 11-45 38-45 2 0 11 0 19 4-11 2-19 12-19 21 0 7 5 14 16 14 8 0 21-7 21-23 0-20-24-25-37-25-22 0-36 21-40 30-10-26-31-30-42-30-40 0-62 49-62 59 0 5 3 5 5 5 3 0 4-1 4-5 13-40 40-50 53-50 6 0 21 3 21 25 0 12-7 39-21 92-7 25-20 40-38 40-2 0-11 0-18-4 8-3 17-10 17-21s-9-13-14-13c-11 0-21 9-21 22 0 17 19 25 36 25 26 0 40-27 41-30 4 14 19 30 42 30 39 0 61-50 61-60 0-3-3-3-4-3-3 0-4 1-5 3-13 42-39 51-52 51-14 0-21-12-21-25 0-8 2-17 7-34 4-18 8-36 13-53z"><text:p/></draw:path><draw:path draw:style-name="gr2595" draw:text-style-name="P120" svg:width="0.193cm" svg:height="0.222cm" svg:x="7.038cm" svg:y="3.682cm" svg:viewBox="0 0 194 223" svg:d="M180 119c7 0 14 0 14-8s-7-8-14-8c-55 0-108 0-163 0 4-51 48-88 103-88 20 0 41 0 60 0 7 0 14 0 14-7 0-8-7-8-14-8-20 0-40 0-61 0-66 0-119 48-119 111 0 62 53 112 119 112 21 0 41 0 61 0 7 0 14 0 14-7 0-8-7-8-14-8-19 0-40 0-60 0-55 0-99-36-103-89 55 0 108 0 163 0z"><text:p/></draw:path><draw:path draw:style-name="gr2596" draw:text-style-name="P120" svg:width="0.274cm" svg:height="0.34cm" svg:x="7.384cm" svg:y="3.618cm" svg:viewBox="0 0 275 341" svg:d="M172 275c54-11 103-54 103-135 0-97-68-140-137-140-72 0-138 44-138 140 0 82 50 122 95 134 17 39 56 67 103 67 20 0 41-3 61-11 7-3 11-4 11-9s-4-8-7-8c-1 0-1 0-3 2-11 2-16 2-22 2-36 0-58-22-66-42zM84 24c-23 28-30 73-30 116 0 37 4 85 31 116-28-11-72-42-72-116 0-80 48-108 71-116zM191 24c26 10 70 41 70 116 0 78-48 106-71 116 25-28 30-73 30-116 0-38-4-86-30-116zM138 266c-63 0-71-82-71-126 0-47 8-127 71-127 62 0 69 83 69 127 0 46-8 126-69 126zM111 277c11 2 25 2 27 2 1 0 9 0 20-1 10 24 29 39 48 46 4 3 3 2 4 3 0 1-6 1-12 1-33 0-66-16-87-51z"><text:p/></draw:path><draw:path draw:style-name="gr2597" draw:text-style-name="P120" svg:width="0.099cm" svg:height="0.462cm" svg:x="7.689cm" svg:y="3.562cm" svg:viewBox="0 0 100 463" svg:d="M100 231c0-54-9-132-59-197-5-5-30-34-37-34-2 0-4 0-4 3 0 2 0 4 2 5 19 19 44 50 60 112 8 35 12 75 12 111 0 40-4 78-13 117-15 53-38 84-58 106-3 4-2 4-3 5 0 3 2 4 4 4 6 0 28-24 32-29 40-47 64-116 64-203z"><text:p/></draw:path><draw:path draw:style-name="gr2598" draw:text-style-name="P120" svg:width="0.214cm" svg:height="0.239cm" svg:x="7.957cm" svg:y="3.659cm" svg:viewBox="0 0 215 240" svg:d="M117 9c-4-7-6-9-10-9-5 0-6 3-8 9-32 71-65 144-97 215-2 6-2 6-2 8 0 4 3 8 8 8 2 0 5-1 9-8 29-68 60-137 90-206 31 69 60 138 91 206 3 8 8 8 9 8 4 0 8-4 8-8 0-1 0-1-3-7-32-72-63-144-95-216z"><text:p/></draw:path><draw:path draw:style-name="gr2599" draw:text-style-name="P120" svg:width="0.1cm" svg:height="0.462cm" svg:x="8.337cm" svg:y="3.562cm" svg:viewBox="0 0 101 463" svg:d="M101 459c0-1-1-3-1-4-19-18-44-49-60-113-9-35-12-75-12-111 0-101 24-173 70-222 3-4 3-5 3-6 0-3-3-3-4-3-6 0-27 23-32 29-40 47-65 116-65 202 0 55 10 133 61 198 4 4 28 34 36 34 1 0 4 0 4-4z"><text:p/></draw:path><draw:path draw:style-name="gr2600" draw:text-style-name="P120" svg:width="0.214cm" svg:height="0.276cm" svg:x="8.456cm" svg:y="3.621cm" svg:viewBox="0 0 215 277" svg:d="M213 15c2-4 2-5 2-7 0-4-3-8-8-8s-7 5-9 10c-11 28-21 56-32 85-39 0-78 0-118 0-11-29-20-57-31-85-3-6-4-10-9-10s-8 4-8 8c0 1 0 2 2 7 32 85 65 169 97 253 1 6 3 9 9 9 5 0 6-4 8-8 33-84 64-169 97-254zM55 110c35 0 69 0 105 0-18 46-35 91-52 137-18-46-35-91-53-137z"><text:p/></draw:path><draw:path draw:style-name="gr2601" draw:text-style-name="P120" svg:width="0.192cm" svg:height="0.174cm" svg:x="8.682cm" svg:y="3.719cm" svg:viewBox="0 0 193 175" svg:d="M119 54c2-10 11-45 37-45 2 0 12 0 20 4-11 2-19 12-19 21 0 7 5 14 15 14 8 0 21-7 21-23 0-20-22-25-36-25-23 0-36 21-40 30-10-26-31-30-42-30-41 0-63 49-63 59 0 5 3 4 5 5 3 0 4-1 5-5 13-40 39-50 52-50 7 0 21 3 21 25 0 12-7 39-21 92-6 25-20 40-37 40-2 0-11 0-19-4 10-3 18-10 18-21s-8-13-14-13c-12 0-22 9-22 22 0 17 20 25 36 25 27 0 40-27 41-30 6 14 19 30 42 30 39 0 61-50 61-60 0-3-3-3-4-3-3 0-4 1-4 3-14 42-40 51-52 51-15 0-21-12-21-25 0-8 2-17 7-34 4-18 8-36 13-53z"><text:p/></draw:path><draw:path draw:style-name="gr2602" draw:text-style-name="P120" svg:width="0.193cm" svg:height="0.222cm" svg:x="9.031cm" svg:y="3.682cm" svg:viewBox="0 0 194 223" svg:d="M179 119c7 0 15 0 15-8s-8-8-15-8c-55 0-109 0-164 0 5-51 50-88 104-88 20 0 41 0 60 0 7 0 15 0 15-7 0-8-8-8-15-8-19 0-40 0-60 0-66 0-119 48-119 111 0 62 53 112 119 112 20 0 41 0 60 0 7 0 15 0 15-7 0-8-8-8-15-8-19 0-40 0-60 0-54 0-99-36-104-89 55 0 109 0 164 0z"><text:p/></draw:path><draw:path draw:style-name="gr2603" draw:text-style-name="P120" svg:width="0.274cm" svg:height="0.34cm" svg:x="9.377cm" svg:y="3.618cm" svg:viewBox="0 0 275 341" svg:d="M173 275c54-11 102-54 102-135 0-97-68-140-137-140-71 0-138 44-138 140 0 82 50 122 96 134 16 39 55 67 103 67 19 0 41-3 61-11 6-3 11-4 11-9s-4-8-7-8c-1 0-1 0-4 2-11 2-15 2-21 2-35 0-57-22-66-42zM85 24c-24 28-30 73-30 116 0 37 4 85 30 116-27-11-72-42-72-116 0-80 49-108 71-116zM191 24c27 10 71 41 71 116 0 78-49 106-72 116 25-28 31-73 31-116 0-38-4-86-30-116zM138 266c-63 0-70-82-70-126 0-47 8-127 70-127s70 83 70 127c0 46-9 126-70 126zM112 277c11 2 17 1 26 2 2 0 9 0 20-1 11 24 29 39 49 46 3 3 3 2 4 3 0 1-7 1-12 1-33 0-67-16-87-51z"><text:p/></draw:path><draw:path draw:style-name="gr2604" draw:text-style-name="P120" svg:width="0.04cm" svg:height="0.04cm" svg:x="9.698cm" svg:y="3.849cm" svg:viewBox="0 0 41 41" svg:d="M41 21c0-12-9-21-20-21s-21 9-21 21c0 11 10 20 21 20s20-9 20-20z"><text:p/></draw:path><draw:path draw:style-name="gr2605" draw:text-style-name="P120" svg:width="0.171cm" svg:height="0.267cm" svg:x="9.794cm" svg:y="3.621cm" svg:viewBox="0 0 172 268" svg:d="M172 14c0-12-1-14-14-14-48 0-96 0-145 0-6 0-13 0-13 8s7 8 13 8c48 0 96 0 143 0 0 37 0 74 0 110-46 0-91 0-137 0-7 0-13 0-13 8s6 8 13 8c46 0 91 0 137 0 0 37 0 74 0 111-47 0-95 0-143 0-6 0-13 0-13 8 0 7 7 7 13 7 49 0 97 0 145 0 13 0 14-1 14-13 0-80 0-160 0-241z"><text:p/></draw:path><draw:path draw:style-name="gr2606" draw:text-style-name="P120" svg:width="0.159cm" svg:height="0.244cm" svg:x="10.003cm" svg:y="3.719cm" svg:viewBox="0 0 160 245" svg:d="M160 4c0-2-2-4-5-4-4 0-20 15-26 27-9-20-23-27-37-27-45 0-92 57-92 113 0 38 23 62 51 62 16 0 32-9 46-23-5 13-17 66-18 69-3 11-6 12-27 13-6 0-10 0-10 8 2 1 0 3 5 3 12 0 27-1 39-1 13 0 27 1 39 1 3 0 8 0 8-7 0-4-4-4-10-4-18 0-18-3-18-6 0-4 0-6 1-9 17-72 36-143 54-215zM52 166c-23 0-24-30-24-36 0-18 11-61 17-77 12-29 32-44 47-44 26 0 31 31 31 34 0 2-21 87-22 88-5 11-27 35-49 35z"><text:p/></draw:path><draw:path draw:style-name="gr2607" draw:text-style-name="P120" svg:width="0.193cm" svg:height="0.222cm" svg:x="10.313cm" svg:y="3.682cm" svg:viewBox="0 0 194 223" svg:d="M179 119c7 0 15 0 15-8s-8-8-15-8c-55 0-109 0-164 0 6-51 50-88 105-88 20 0 40 0 59 0 7 0 15 0 15-7 0-8-8-8-15-8-19 0-40 0-60 0-66 0-119 48-119 111 0 62 53 112 119 112 20 0 41 0 60 0 7 0 15 0 15-7 0-8-8-8-15-8-19 0-39 0-59 0-55 0-99-36-105-89 55 0 109 0 164 0z"><text:p/></draw:path><draw:path draw:style-name="gr2608" draw:text-style-name="P120" svg:width="0.275cm" svg:height="0.34cm" svg:x="10.658cm" svg:y="3.618cm" svg:viewBox="0 0 276 341" svg:d="M173 275c54-11 103-54 103-135 0-97-69-140-138-140-71 0-138 44-138 140 0 82 50 122 96 134 17 39 55 67 103 67 20 0 41-3 61-11 6-3 11-4 11-9s-4-8-7-8c-1 0-1 0-3 2-11 2-16 2-22 2-35 0-57-22-66-42zM85 24c-23 28-30 73-30 116 0 37 4 85 30 116-27-11-71-42-71-116 0-80 48-108 71-116zM191 24c27 10 71 41 71 116 0 78-47 106-71 116 24-28 30-73 30-116 0-38-4-86-30-116zM138 266c-62 0-70-82-70-126 0-47 8-127 70-127s70 83 70 127c0 46-8 126-70 126zM112 277c11 2 17 1 26 2 2 0 11 0 20-1 11 24 29 39 49 46 4 3 3 2 4 3 0 1-6 1-12 1-33 0-66-16-87-51z"><text:p/></draw:path><draw:path draw:style-name="gr2609" draw:text-style-name="P120" svg:width="0.041cm" svg:height="0.04cm" svg:x="10.98cm" svg:y="3.849cm" svg:viewBox="0 0 42 41" svg:d="M42 21c0-12-10-21-21-21s-21 9-21 21c0 11 10 20 21 20s21-9 21-20z"><text:p/></draw:path><draw:path draw:style-name="gr2610" draw:text-style-name="P120" svg:width="0.156cm" svg:height="0.174cm" svg:x="11.066cm" svg:y="3.719cm" svg:viewBox="0 0 157 175" svg:d="M23 148c-1 6-4 15-4 17 0 7 5 10 12 10 4 0 11-3 14-11 0-1 13-54 16-61 3-13 9-39 12-50 1-5 12-23 22-32 2-2 14-12 30-12 10 0 16 4 17 4-12 2-21 11-21 21 0 7 4 14 15 14 10 0 21-10 21-23s-12-25-32-25c-25 0-42 19-49 30-3-18-18-30-35-30-18 0-26 15-29 22-8 13-12 36-12 37 0 5 3 5 4 5 5 0 5-1 7-9 7-28 14-46 29-46 6 0 12 3 12 17 0 8-1 12-7 32-8 30-14 61-22 90z"><text:p/></draw:path><draw:path draw:style-name="gr2611" draw:text-style-name="P120" svg:width="0.255cm" svg:height="0.256cm" svg:x="11.347cm" svg:y="3.664cm" svg:viewBox="0 0 256 257" svg:d="M136 136c37 0 72 0 108 0 6 0 12 0 12-7 0-8-6-8-12-8-36 0-71 0-108 0 0-36 0-72 0-108 0-5 0-13-7-13-8 0-8 8-8 13 0 36 0 72 0 108-36 0-73 0-109 0-5 0-12 0-12 8 0 7 7 7 12 7 36 0 73 0 109 0 0 37 0 73 0 109 0 6 0 12 8 12 7 0 7-6 7-12 0-36 0-72 0-109z"><text:p/></draw:path><draw:path draw:style-name="gr2612" draw:text-style-name="P120" svg:width="0.157cm" svg:height="0.244cm" svg:x="11.728cm" svg:y="3.719cm" svg:viewBox="0 0 158 245" svg:d="M158 4c0-2-1-4-3-4-4 0-20 15-26 27-9-20-23-27-37-27-45 0-92 57-92 113 0 38 22 62 51 62 16 0 32-9 45-23-4 13-16 66-17 69-3 11-6 12-28 13-5 0-9 0-9 8 2 1 0 3 5 3 12 0 26-1 39-1s27 1 39 1c3 0 7 0 7-7 0-4-3-4-10-4-19 0-19-3-19-6 0-4 2-6 3-9 17-72 35-143 52-215zM52 166c-23 0-24-30-24-36 0-18 11-61 17-77 12-29 32-44 47-44 26 0 31 31 31 34 0 2-21 87-22 88-6 11-27 35-49 35z"><text:p/></draw:path><draw:path draw:style-name="gr2613" draw:text-style-name="P120" svg:width="0.256cm" svg:height="0.09cm" svg:x="12.027cm" svg:y="3.748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2614" draw:text-style-name="P120" svg:width="0.192cm" svg:height="0.174cm" svg:x="12.425cm" svg:y="3.719cm" svg:viewBox="0 0 193 175" svg:d="M118 54c2-10 11-45 38-45 2 0 11 0 19 4-10 2-19 12-19 21 0 7 5 14 16 14 8 0 21-7 21-23 0-20-24-25-37-25-22 0-36 21-40 30-10-26-31-30-42-30-40 0-62 49-62 59 0 5 3 5 5 5 3 0 4-1 4-5 13-40 40-50 53-50 6 0 21 3 21 25 0 12-7 39-21 92-7 25-20 40-38 40-2 0-11 0-18-4 8-3 17-10 17-21s-9-13-14-13c-11 0-21 9-21 22 0 17 19 25 36 25 26 0 40-27 41-30 4 14 19 30 42 30 39 0 61-50 61-60 0-3-3-3-4-3-3 0-4 1-5 3-13 42-39 51-52 51-14 0-21-12-21-25 0-8 2-17 7-34 4-18 8-36 13-53z"><text:p/></draw:path><draw:path draw:style-name="gr2615" draw:text-style-name="P120" svg:width="0.1cm" svg:height="0.462cm" svg:x="12.652cm" svg:y="3.562cm" svg:viewBox="0 0 101 463" svg:d="M101 231c0-54-10-132-60-197-5-5-30-34-37-34-2 0-4 0-4 3 0 2 1 4 2 5 19 19 44 50 60 112 8 35 12 75 12 111 0 40-4 78-13 117-15 53-38 84-58 106-3 4-2 4-3 5 0 3 2 4 4 4 6 0 28-24 32-29 40-47 65-116 65-203z"><text:p/></draw:path><draw:path draw:style-name="gr2616" draw:text-style-name="P120" svg:width="0.146cm" svg:height="0.694cm" svg:x="12.826cm" svg:y="3.445cm" svg:viewBox="0 0 147 695" svg:d="M147 348c0-112-26-229-102-316-5-7-20-21-28-30-4-2-5-2-9-2-5 0-8 0-8 4 0 1 1 3 2 4 13 14 34 35 59 78 41 73 57 169 57 262 0 168-46 270-116 341-1 1-2 2-2 3 0 3 3 3 8 3 4 0 5 0 9-2 37-32 78-86 105-167 17-53 25-116 25-178z"><text:p/></draw:path><draw:path draw:style-name="gr2617" draw:text-style-name="P120" svg:width="0.088cm" svg:height="0.386cm" svg:x="12.754cm" svg:y="4.214cm" svg:viewBox="0 0 89 387" svg:d="M89 383c0-1 0-1-6-8-49-49-61-122-61-181 0-68 14-135 63-183 4-4 4-6 4-7 0-3-1-4-3-4-5 0-39 26-62 76-20 43-24 86-24 118 0 30 4 77 25 121 23 47 56 72 61 72 2 0 3-1 3-4z"><text:p/></draw:path><draw:path draw:style-name="gr2618" draw:text-style-name="P120" svg:width="0.171cm" svg:height="0.261cm" svg:x="12.876cm" svg:y="4.243cm" svg:viewBox="0 0 172 262" svg:d="M103 198c0 11 0 23 0 34 0 13-1 18-29 18-2 0-6 0-8 0 0 4 0 7 0 12 15-1 35-1 52-1 15 0 37 0 53 1 0-5 0-8 0-12-3 0-6 0-8 0-29 0-30-5-30-18 0-11 0-23 0-34 13 0 25 0 39 0 0-4 0-8 0-12-14 0-26 0-39 0 0-58 0-118 0-176 0-8 0-10-6-10-4 0-5 0-8 4-40 61-79 121-119 182 0 4 0 8 0 12 34 0 69 0 103 0zM106 186c-32 0-63 0-95 0 32-49 63-96 95-144 0 48 0 95 0 144z"><text:p/></draw:path><draw:path draw:style-name="gr2619" draw:text-style-name="P120" svg:width="0.089cm" svg:height="0.386cm" svg:x="13.081cm" svg:y="4.214cm" svg:viewBox="0 0 90 387" svg:d="M90 194c0-30-4-77-25-121-23-48-57-73-61-73-2 0-4 2-4 4 0 1 0 3 8 9 37 39 60 100 60 181 0 66-14 134-62 182-6 6-6 6-6 7 0 2 2 4 4 4 4 0 39-26 62-76 20-42 24-84 24-117z"><text:p/></draw:path></draw:g></text:p>
        </text:list-item>
        <text:list-item>
          <text:p text:style-name="P39">המעבר בין <draw:g text:anchor-type="as-char" svg:y="-0.288cm" draw:z-index="34" draw:style-name="gr1"><svg:title>TexMaths</svg:title><svg:desc>11§display§(1)§svg§600§FALSE§</svg:desc><draw:path draw:style-name="gr2198" draw:text-style-name="P119" svg:width="0.412cm" svg:height="0.344cm" svg:x="-0.001cm" svg:y="0.019cm" svg:viewBox="0 0 413 345" svg:d="M0 0c137 0 276 0 413 0 0 115 0 230 0 345-137 0-276 0-413 0 0-115 0-230 0-345z"><text:p/></draw:path><draw:path draw:style-name="gr2199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2200" draw:text-style-name="P120" svg:width="0.125cm" svg:height="0.256cm" svg:x="0.164cm" svg:y="0.032cm" svg:viewBox="0 0 126 257" svg:d="M78 10c0-9 0-10-9-10-23 25-57 25-69 25 0 5 0 8 0 12 8 0 30 0 49-9 0 66 0 132 0 198 0 13-1 18-35 18-4 0-7 0-12 0 0 5 0 9 0 13 13-3 46-3 62-3 15 0 49 0 62 3 0-4 0-8 0-13-4 0-8 0-12 0-35 0-36-4-36-18 0-72 0-145 0-216z"><text:p/></draw:path><draw:path draw:style-name="gr2201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288cm" draw:z-index="33" draw:style-name="gr1"><svg:title>TexMaths</svg:title><svg:desc>11§display§(2)§svg§600§FALSE§</svg:desc><draw:path draw:style-name="gr2202" draw:text-style-name="P119" svg:width="0.412cm" svg:height="0.344cm" svg:x="-0.001cm" svg:y="0.019cm" svg:viewBox="0 0 413 345" svg:d="M0 0c137 0 276 0 413 0 0 115 0 230 0 345-137 0-276 0-413 0 0-115 0-230 0-345z"><text:p/></draw:path><draw:path draw:style-name="gr2203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2204" draw:text-style-name="P120" svg:width="0.153cm" svg:height="0.256cm" svg:x="0.149cm" svg:y="0.032cm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2205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 נכון לפי הכלה דו כיוונית, ובין <draw:g text:anchor-type="as-char" svg:y="-0.288cm" draw:z-index="32" draw:style-name="gr1"><svg:title>TexMaths</svg:title><svg:desc>11§display§(2)§svg§600§FALSE§</svg:desc><draw:path draw:style-name="gr2206" draw:text-style-name="P119" svg:width="0.412cm" svg:height="0.344cm" svg:x="-0.001cm" svg:y="0.019cm" svg:viewBox="0 0 413 345" svg:d="M0 0c137 0 276 0 413 0 0 115 0 230 0 345-137 0-276 0-413 0 0-115 0-230 0-345z"><text:p/></draw:path><draw:path draw:style-name="gr2207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2208" draw:text-style-name="P120" svg:width="0.153cm" svg:height="0.256cm" svg:x="0.149cm" svg:y="0.032cm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2209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288cm" draw:z-index="31" draw:style-name="gr1"><svg:title>TexMaths</svg:title><svg:desc>11§display§(3)§svg§600§FALSE§</svg:desc><draw:path draw:style-name="gr2210" draw:text-style-name="P119" svg:width="0.412cm" svg:height="0.344cm" svg:x="-0.001cm" svg:y="0.019cm" svg:viewBox="0 0 413 345" svg:d="M0 0c137 0 276 0 413 0 0 115 0 230 0 345-137 0-276 0-413 0 0-115 0-230 0-345z"><text:p/></draw:path><draw:path draw:style-name="gr2211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2212" draw:text-style-name="P120" svg:width="0.159cm" svg:height="0.263cm" svg:x="0.145cm" svg:y="0.032cm" svg:viewBox="0 0 160 264" svg:d="M96 121c31-10 53-37 53-67 0-32-34-54-70-54-39 0-68 23-68 53 0 13 8 20 19 20 12 0 19-9 19-20 0-19-17-19-23-19 11-19 38-24 51-24 16 0 37 9 37 43 0 5-1 27-11 44-11 19-24 20-34 20-3 1-12 1-15 1-3 1-6 1-6 5 0 5 3 5 9 5s12 0 18 0c32 0 45 25 45 64 0 50-27 61-43 61-17 0-46-6-59-28 13 2 25-7 25-21s-10-21-21-21c-10 0-22 5-22 21 0 35 36 60 78 60 47 0 82-35 82-72 0-32-24-62-64-71z"><text:p/></draw:path><draw:path draw:style-name="gr2213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 לפי הגדרת הכלה, הגדרת עקרון ההחלפה <text:span text:style-name="T59">והמעבר בין </text:span><text:span text:style-name="T59"><draw:g text:anchor-type="as-char" svg:y="-0.288cm" draw:z-index="7" draw:style-name="gr1"><svg:title>TexMaths</svg:title><svg:desc>11§display§(3)§svg§600§FALSE§</svg:desc><draw:path draw:style-name="gr2620" draw:text-style-name="P119" svg:width="0.412cm" svg:height="0.344cm" svg:x="-0.001cm" svg:y="0.019cm" svg:viewBox="0 0 413 345" svg:d="M0 0c137 0 276 0 413 0 0 115 0 230 0 345-137 0-276 0-413 0 0-115 0-230 0-345z"><text:p/></draw:path><draw:path draw:style-name="gr2621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2622" draw:text-style-name="P120" svg:width="0.159cm" svg:height="0.263cm" svg:x="0.145cm" svg:y="0.032cm" svg:viewBox="0 0 160 264" svg:d="M96 121c31-10 53-37 53-67 0-32-34-54-70-54-39 0-68 23-68 53 0 13 8 20 19 20 12 0 19-9 19-20 0-19-17-19-23-19 11-19 38-24 51-24 16 0 37 9 37 43 0 5-1 27-11 44-11 19-24 20-34 20-3 1-12 1-15 1-3 1-6 1-6 5 0 5 3 5 9 5s12 0 18 0c32 0 45 25 45 64 0 50-27 61-43 61-17 0-46-6-59-28 13 2 25-7 25-21s-10-21-21-21c-10 0-22 5-22 21 0 35 36 60 78 60 47 0 82-35 82-72 0-32-24-62-64-71z"><text:p/></draw:path><draw:path draw:style-name="gr2623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59"><text:s/>ל־</text:span><text:span text:style-name="T59"><draw:g text:anchor-type="as-char" svg:y="-0.288cm" draw:z-index="6" draw:style-name="gr1"><svg:title>TexMaths</svg:title><svg:desc>11§display§(4)§svg§600§FALSE§</svg:desc><draw:path draw:style-name="gr2624" draw:text-style-name="P119" svg:width="0.412cm" svg:height="0.344cm" svg:x="-0.001cm" svg:y="0.019cm" svg:viewBox="0 0 413 345" svg:d="M0 0c137 0 276 0 413 0 0 115 0 230 0 345-137 0-276 0-413 0 0-115 0-230 0-345z"><text:p/></draw:path><draw:path draw:style-name="gr2625" draw:text-style-name="P120" svg:width="0.088cm" svg:height="0.383cm" svg:x="0.018cm" svg:y="0cm" svg:viewBox="0 0 89 384" svg:d="M89 380c0-1 0-1-7-8-48-48-60-121-60-179 0-67 14-135 61-183 6-4 6-4 6-7 0-2-1-3-3-3-5 0-40 26-62 75-20 43-24 86-24 118 0 28 4 76 25 119 23 47 56 72 61 72 2 0 3-1 3-4z"><text:p/></draw:path><draw:path draw:style-name="gr2626" draw:text-style-name="P120" svg:width="0.17cm" svg:height="0.259cm" svg:x="0.14cm" svg:y="0.028cm" svg:viewBox="0 0 171 260" svg:d="M102 196c0 11 0 22 0 33 0 14 0 19-28 19-4 0-6 0-9 0 0 4 0 9 0 12 16-2 36-2 53-2 15 0 36 0 51 2 0-3 0-8 0-12-3 0-5 0-7 0-29 0-30-5-30-19 0-11 0-22 0-33 13 0 26 0 39 0 0-3 0-8 0-11-13 0-26 0-39 0 0-58 0-117 0-175 0-8 0-10-6-10-3 0-4 0-7 4-40 60-79 120-119 181 0 3 0 8 0 11 34 0 68 0 102 0zM105 185c-31 0-62 0-94 0 32-48 63-97 94-144 0 47 0 96 0 144z"><text:p/></draw:path><draw:path draw:style-name="gr2627" draw:text-style-name="P120" svg:width="0.088cm" svg:height="0.383cm" svg:x="0.34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59"> לפי גרירה דו כיוונית</text:span>. </text:p>
        </text:list-item>
        <text:list-item>
          <text:p text:style-name="P39">נוכיח את הגרירה הראשונה: נניח <draw:g text:anchor-type="as-char" svg:y="-0.273cm" draw:z-index="30" draw:style-name="gr1"><svg:title>TexMaths</svg:title><svg:desc>11§display§r \in \Q§svg§600§FALSE§</svg:desc><draw:path draw:style-name="gr2214" draw:text-style-name="P119" svg:width="0.903cm" svg:height="0.299cm" svg:x="0.008cm" svg:y="0.019cm" svg:viewBox="0 0 904 300" svg:d="M0 0c301 0 603 0 904 0 0 100 0 200 0 300-301 0-603 0-904 0 0-100 0-200 0-300z"><text:p/></draw:path><draw:path draw:style-name="gr2215" draw:text-style-name="P120" svg:width="0.156cm" svg:height="0.172cm" svg:x="-0.001cm" svg:y="0.101cm" svg:viewBox="0 0 157 173" svg:d="M23 148c-1 5-3 14-3 16 0 7 5 9 11 9 4 0 11-2 14-10 1-1 14-54 16-60 3-13 9-40 12-50 2-6 12-23 22-32 3-3 14-13 30-13 10 0 16 5 17 5-12 1-21 11-21 21 0 6 4 13 15 13 10 0 21-8 21-23 0-13-12-24-32-24-25 0-41 19-49 30-3-18-17-30-35-30s-26 14-29 22c-6 13-12 36-12 38 0 3 3 2 4 3 5 0 5 0 7-9 7-28 14-46 29-46 6 0 12 3 12 17 0 9-1 14-7 33-8 30-14 60-22 90z"><text:p/></draw:path><draw:path draw:style-name="gr2216" draw:text-style-name="P120" svg:width="0.192cm" svg:height="0.222cm" svg:x="0.313cm" svg:y="0.063cm" svg:viewBox="0 0 193 223" svg:d="M179 120c7 0 14 0 14-8 0-7-7-7-14-7-55 0-109 0-164 0 5-52 50-90 104-90 20 0 39 0 60 0 7 0 14 0 14-7 0-8-7-8-14-8-21 0-40 0-60 0-66 0-119 51-119 112s53 111 119 111c20 0 39 0 60 0 7 0 14 0 14-8s-7-8-14-8c-21 0-40 0-60 0-54 0-99-36-104-87 55 0 109 0 164 0z"><text:p/></draw:path><draw:path draw:style-name="gr2217" draw:text-style-name="P120" svg:width="0.274cm" svg:height="0.339cm" svg:x="0.657cm" svg:y="0cm" svg:viewBox="0 0 275 340" svg:d="M172 275c55-13 103-56 103-135 0-98-68-140-137-140-71 0-138 44-138 139 0 82 50 121 95 133 17 40 56 68 103 68 20 0 41-4 62-11 6-4 10-5 10-10s-4-7-7-7c-1 0-1 0-3 1-11 2-16 2-21 2-37 0-59-22-67-40zM85 24c-24 28-31 73-31 115 0 37 5 85 31 116-27-10-72-41-72-115 0-79 49-108 71-116zM191 24c26 9 71 40 71 115 0 78-49 107-72 116 24-29 30-74 30-115 0-39-4-86-30-116zM138 265c-63 0-70-82-70-125 0-46 8-127 70-127s69 82 69 126c0 45-8 126-69 126zM112 276c11 2 17 2 26 2 2 0 9 0 20-1 10 24 29 38 48 46 4 2 2 1 4 2 0 1-7 1-12 1-32 0-66-15-86-50z"><text:p/></draw:path></draw:g>, ונוכיח:</text:p>
          <text:p text:style-name="P30"><text:s/><draw:g text:anchor-type="as-char" svg:y="-0.326cm" draw:z-index="29" draw:style-name="gr1"><svg:title>TexMaths</svg:title><svg:desc>11§display§\big(\forall (\exists q \in \Q. q + r = x). x \in \Q\big) \land \big(\forall x \in \Q. \exists q \in \Q. r + q = x \big)§svg§600§FALSE§</svg:desc><draw:path draw:style-name="gr2218" draw:text-style-name="P119" svg:width="9.695cm" svg:height="0.422cm" svg:x="-0.001cm" svg:y="0.019cm" svg:viewBox="0 0 9696 423" svg:d="M4849 423c-1617 0-3233 0-4849 0 0-141 0-282 0-423 3232 0 6464 0 9696 0 0 141 0 282 0 423-1616 0-3232 0-4847 0z"><text:p/></draw:path><draw:path draw:style-name="gr2219" draw:text-style-name="P120" svg:width="0.099cm" svg:height="0.461cm" svg:x="0.039cm" svg:y="-0.001cm" svg:viewBox="0 0 100 462" svg:d="M100 458c0-1 0-2-1-3-18-19-44-50-60-114-9-35-13-75-13-109 0-102 25-173 71-223 3-3 2-3 3-5 0-4-2-4-4-4-6 0-27 23-32 30-40 46-64 115-64 201 0 54 9 132 59 197 5 5 30 34 37 34 2 0 4 0 4-4z"><text:p/></draw:path><draw:path draw:style-name="gr2220" draw:text-style-name="P120" svg:width="0.215cm" svg:height="0.274cm" svg:x="0.156cm" svg:y="0.059cm" svg:viewBox="0 0 216 275" svg:d="M213 14c3-4 3-4 3-6 0-5-4-8-8-8-6 0-8 4-9 9-11 28-22 56-33 85-38 0-78 0-116 0-11-29-22-57-33-85-2-6-4-9-9-9-4 0-8 3-8 8 0 1 0 1 2 6 32 84 65 169 97 252 2 6 3 9 9 9 5 0 6-4 9-7 32-84 65-169 96-254zM55 109c35 0 70 0 106 0-18 45-36 91-53 138-18-47-35-93-53-138z"><text:p/></draw:path><draw:path draw:style-name="gr2221" draw:text-style-name="P120" svg:width="0.089cm" svg:height="0.384cm" svg:x="0.409cm" svg:y="0.037cm" svg:viewBox="0 0 90 385" svg:d="M90 382c0-1 0-2-6-9-49-48-61-122-61-179 0-67 14-135 62-183 5-4 5-5 5-7 0-3-2-4-4-4-3 0-39 26-62 76-18 42-24 85-24 118 0 29 4 75 25 119 25 47 58 72 61 72 2 0 4-1 4-3z"><text:p/></draw:path><draw:path draw:style-name="gr2222" draw:text-style-name="P120" svg:width="0.172cm" svg:height="0.265cm" svg:x="0.543cm" svg:y="0.059cm" svg:viewBox="0 0 173 266" svg:d="M173 14c0-13-1-14-13-14-49 0-97 0-146 0-6 0-14 0-14 8 0 7 8 7 14 7 48 0 96 0 143 0 0 38 0 74 0 112-46 0-91 0-137 0-7 0-14 0-14 7 0 8 7 8 14 8 46 0 91 0 137 0 0 36 0 73 0 109-47 0-95 0-143 0-6 0-14 0-14 8 0 7 8 7 14 7 49 0 97 0 146 0 12 0 13-1 13-13 0-79 0-159 0-239z"><text:p/></draw:path><draw:path draw:style-name="gr2223" draw:text-style-name="P120" svg:width="0.159cm" svg:height="0.244cm" svg:x="0.752cm" svg:y="0.156cm" svg:viewBox="0 0 160 245" svg:d="M160 4c0-1-2-3-4-3-4 0-20 16-26 27-9-21-24-28-36-28-46 0-94 57-94 113 0 38 23 62 52 62 16 0 32-9 45-23-3 13-16 66-18 69-2 11-5 12-27 13-5 0-9 0-9 8 2 1 0 3 5 3 13 0 26-1 39-1s26 1 40 1c2 0 6 0 6-7 0-4-3-4-10-4-18 0-18-3-18-6s1-6 2-9c17-71 35-143 53-215zM53 167c-23 0-25-29-25-36 0-19 12-62 18-77 11-29 32-45 48-45 25 0 30 31 30 34 0 2-21 87-22 88-6 11-27 36-49 36z"><text:p/></draw:path><draw:path draw:style-name="gr2224" draw:text-style-name="P120" svg:width="0.192cm" svg:height="0.222cm" svg:x="1.063cm" svg:y="0.119cm" svg:viewBox="0 0 193 223" svg:d="M179 120c7 0 14 0 14-8 0-7-7-7-14-7-55 0-109 0-164 0 5-52 50-90 104-90 20 0 41 0 60 0 7 0 14 0 14-7 0-8-7-8-14-8-19 0-40 0-60 0-67 0-119 51-119 112 0 62 52 111 119 111 20 0 41 0 60 0 7 0 14 0 14-7 0-8-7-8-14-8-19 0-40 0-60 0-54 0-99-36-104-88 55 0 109 0 164 0z"><text:p/></draw:path><draw:path draw:style-name="gr2225" draw:text-style-name="P120" svg:width="0.274cm" svg:height="0.339cm" svg:x="1.408cm" svg:y="0.056cm" svg:viewBox="0 0 275 340" svg:d="M172 275c55-12 103-54 103-135 0-97-68-140-137-140-71 0-138 45-138 140 0 82 50 121 95 133 17 40 56 67 104 67 19 0 40-3 61-11 6-3 11-3 11-9 0-4-5-7-7-7-1 0-1 0-4 1-11 2-16 2-21 2-37 0-59-22-67-41zM85 25c-24 27-31 72-31 115 0 37 5 86 31 115-27-10-72-40-72-115 0-78 49-107 71-116zM191 24c26 10 71 41 71 116 0 79-49 107-72 115 25-27 31-72 31-115 0-38-5-86-30-115zM138 265c-63 0-70-81-70-125 0-46 8-126 70-126s69 82 69 126c0 46-8 125-69 125zM112 276c11 3 17 3 26 3 2 0 9 0 20-2 11 25 29 39 49 47 3 2 2 2 3 2 0 1-6 1-11 1-33 0-67-15-87-51z"><text:p/></draw:path><draw:path draw:style-name="gr2226" draw:text-style-name="P120" svg:width="0.04cm" svg:height="0.04cm" svg:x="1.73cm" svg:y="0.286cm" svg:viewBox="0 0 41 41" svg:d="M41 21c0-11-9-21-20-21-12 0-21 10-21 21s9 20 21 20c11 0 20-9 20-20z"><text:p/></draw:path><draw:path draw:style-name="gr2227" draw:text-style-name="P120" svg:width="0.159cm" svg:height="0.244cm" svg:x="1.819cm" svg:y="0.156cm" svg:viewBox="0 0 160 245" svg:d="M160 4c0-1-2-3-4-3-4 0-20 16-26 27-9-21-24-28-36-28-46 0-94 57-94 113 0 38 23 62 52 62 16 0 32-9 45-23-3 13-17 66-18 69-2 11-5 12-27 13-5 0-9 0-9 8 2 1 0 3 5 3 13 0 26-1 39-1s26 1 40 1c2 0 6 0 6-7 0-4-3-4-10-4-18 0-18-3-18-6s1-6 2-9c17-71 35-143 53-215zM53 167c-23 0-25-29-25-36 0-19 11-62 17-77 12-29 33-45 49-45 25 0 30 31 30 34 0 2-22 87-23 88-5 11-27 36-48 36z"><text:p/></draw:path><draw:path draw:style-name="gr2228" draw:text-style-name="P120" svg:width="0.255cm" svg:height="0.254cm" svg:x="2.098cm" svg:y="0.102cm" svg:viewBox="0 0 256 255" svg:d="M136 137c37 0 72 0 108 0 6 0 12 0 12-8s-6-8-12-8c-36 0-71 0-108 0 0-36 0-73 0-109 0-4 0-12-7-12-8 0-8 8-8 12 0 36 0 73 0 109-36 0-73 0-109 0-5 0-12 0-12 8s7 8 12 8c36 0 73 0 109 0 0 35 0 71 0 107 0 5 0 11 8 11 7 0 7-6 7-11 0-36 0-72 0-107z"><text:p/></draw:path><draw:path draw:style-name="gr2229" draw:text-style-name="P120" svg:width="0.156cm" svg:height="0.174cm" svg:x="2.473cm" svg:y="0.156cm" svg:viewBox="0 0 157 175" svg:d="M23 149c-1 5-3 14-3 16 0 7 5 10 11 10 4 0 12-3 14-11 1-1 14-54 16-61 3-13 9-39 12-50 2-5 13-23 22-31 3-3 14-13 30-13 10 0 11 3 17 4-11 2-20 11-20 22 0 6 3 13 14 13 10 0 21-8 21-23 0-13-12-25-32-25-25 0-41 20-49 30-3-17-17-30-35-30s-26 15-29 22c-6 13-12 36-12 37 0 5 4 5 6 5 3 0 4 0 6-9 7-27 14-46 28-46 6 0 12 3 12 17 0 9-1 13-6 33-7 30-15 60-23 90z"><text:p/></draw:path><draw:path draw:style-name="gr2230" draw:text-style-name="P120" svg:width="0.256cm" svg:height="0.089cm" svg:x="2.777cm" svg:y="0.186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2231" draw:text-style-name="P120" svg:width="0.192cm" svg:height="0.174cm" svg:x="3.174cm" svg:y="0.156cm" svg:viewBox="0 0 193 175" svg:d="M118 54c3-10 12-45 38-45 2 0 11 0 20 5-11 1-19 11-19 21 0 6 5 13 15 13 8 0 21-6 21-23 0-19-22-25-36-25-23 0-36 21-40 30-10-26-31-30-42-30-41 0-63 51-63 59 0 5 3 4 5 5 3 0 4-1 5-5 13-40 39-50 52-50 7 0 21 3 21 26 0 11-7 38-21 92-7 24-20 40-37 40-2 0-12 0-19-5 10-2 18-10 18-21 0-10-8-13-14-13-12 0-22 10-22 22 0 17 20 25 36 25 26 0 40-26 41-29 4 15 19 29 42 29 39 0 61-50 61-59 0-4-3-4-4-4-3 0-4 1-4 5-14 40-40 50-52 50-15 0-21-13-21-26 0-8 2-17 6-34 4-18 8-35 13-53z"><text:p/></draw:path><draw:path draw:style-name="gr2232" draw:text-style-name="P120" svg:width="0.088cm" svg:height="0.384cm" svg:x="3.406cm" svg:y="0.037cm" svg:viewBox="0 0 89 385" svg:d="M89 194c0-31-3-77-25-121-23-48-56-73-61-73-2 0-3 2-3 4s0 3 8 9c37 39 59 99 59 181 0 65-14 132-61 181-6 5-6 6-6 7 0 2 1 3 3 3 5 0 40-26 62-75 20-42 24-84 24-116z"><text:p/></draw:path><draw:path draw:style-name="gr2233" draw:text-style-name="P120" svg:width="0.04cm" svg:height="0.04cm" svg:x="3.568cm" svg:y="0.286cm" svg:viewBox="0 0 41 41" svg:d="M41 21c0-11-10-21-21-21-12 0-20 10-20 21s8 20 20 20c11 0 21-9 21-20z"><text:p/></draw:path><draw:path draw:style-name="gr2234" draw:text-style-name="P120" svg:width="0.192cm" svg:height="0.174cm" svg:x="3.652cm" svg:y="0.156cm" svg:viewBox="0 0 193 175" svg:d="M119 54c2-10 11-45 37-45 2 0 12 0 20 5-11 1-19 11-19 21 0 6 5 13 15 13 8 0 21-6 21-23 0-19-22-25-36-25-23 0-36 21-40 30-10-26-31-30-42-30-41 0-63 51-63 59 0 5 3 4 5 5 3 0 4-1 5-5 13-40 39-50 52-50 7 0 21 3 21 26 0 11-7 38-21 92-6 24-20 40-37 40-2 0-11 0-19-5 10-2 18-10 18-21 0-10-8-13-14-13-12 0-22 10-22 22 0 17 20 25 36 25 27 0 40-26 41-29 6 15 19 29 42 29 39 0 61-50 61-59 0-4-3-4-4-4-3 0-4 1-4 5-14 40-40 50-52 50-15 0-21-13-21-26 0-8 2-17 7-34 4-18 8-35 13-53z"><text:p/></draw:path><draw:path draw:style-name="gr2235" draw:text-style-name="P120" svg:width="0.192cm" svg:height="0.222cm" svg:x="4.002cm" svg:y="0.119cm" svg:viewBox="0 0 193 223" svg:d="M179 120c7 0 14 0 14-8 0-7-7-7-14-7-55 0-109 0-164 0 5-52 50-90 104-90 20 0 41 0 60 0 7 0 14 0 14-7 0-8-7-8-14-8-19 0-40 0-60 0-66 0-119 51-119 112 0 62 53 111 119 111 20 0 41 0 60 0 7 0 14 0 14-7 0-8-7-8-14-8-19 0-40 0-60 0-54 0-99-36-104-88 55 0 109 0 164 0z"><text:p/></draw:path><draw:path draw:style-name="gr2236" draw:text-style-name="P120" svg:width="0.274cm" svg:height="0.339cm" svg:x="4.348cm" svg:y="0.056cm" svg:viewBox="0 0 275 340" svg:d="M172 275c55-12 103-54 103-135 0-97-68-140-137-140-71 0-138 45-138 140 0 82 50 121 96 133 16 40 55 67 103 67 19 0 41-3 61-11 6-3 11-3 11-9 0-4-4-7-7-7-1 0-1 0-4 1-11 2-15 2-21 2-35 0-57-22-67-41zM85 25c-24 27-30 72-30 115 0 37 4 86 30 115-27-10-72-40-72-115 0-78 49-107 71-116zM191 24c27 10 71 41 71 116 0 79-49 107-72 115 25-27 31-72 31-115 0-38-4-86-30-115zM138 265c-63 0-70-81-70-125 0-46 8-126 70-126s69 82 69 126c0 46-8 125-69 125zM112 276c11 3 17 3 26 3 2 0 9 0 20-2 11 25 29 39 49 47 3 2 3 2 4 2 0 1-7 1-12 1-33 0-67-15-87-51z"><text:p/></draw:path><draw:path draw:style-name="gr2237" draw:text-style-name="P120" svg:width="0.1cm" svg:height="0.461cm" svg:x="4.652cm" svg:y="-0.001cm" svg:viewBox="0 0 101 462" svg:d="M101 232c0-55-10-133-60-198-4-4-29-34-37-34-1 0-4 1-4 4 0 2 1 3 2 4 19 20 44 51 61 113 9 35 12 75 12 110 0 39-3 78-14 116-15 54-38 85-58 107-3 3-2 3-3 4 0 3 3 4 4 4 7 0 28-24 32-29 40-47 65-116 65-201z"><text:p/></draw:path><draw:path draw:style-name="gr2238" draw:text-style-name="P120" svg:width="0.215cm" svg:height="0.238cm" svg:x="4.919cm" svg:y="0.097cm" svg:viewBox="0 0 216 239" svg:d="M117 8c-4-7-6-8-9-8-6 0-7 2-9 8-32 71-64 143-96 215-2 6-3 6-3 8 0 5 3 8 8 8 3 0 6-1 9-8 30-68 60-136 91-205 31 69 60 137 91 205 3 8 7 8 9 8 4 0 8-3 8-8 0-1 0-1-3-6-31-73-64-145-96-217z"><text:p/></draw:path><draw:path draw:style-name="gr2239" draw:text-style-name="P120" svg:width="0.099cm" svg:height="0.461cm" svg:x="5.3cm" svg:y="-0.001cm" svg:viewBox="0 0 100 462" svg:d="M100 458c0-1 0-2-1-3-18-19-44-50-60-114-9-35-13-75-13-109 0-102 25-173 71-223 3-3 2-3 3-5 0-4-2-4-4-4-6 0-27 23-32 30-39 46-64 115-64 201 0 54 10 132 61 197 3 5 28 34 35 34 2 0 4 0 4-4z"><text:p/></draw:path><draw:path draw:style-name="gr2240" draw:text-style-name="P120" svg:width="0.215cm" svg:height="0.274cm" svg:x="5.418cm" svg:y="0.059cm" svg:viewBox="0 0 216 275" svg:d="M213 14c3-4 3-4 3-6 0-5-4-8-8-8-6 0-8 4-9 9-11 28-22 56-33 85-38 0-78 0-116 0-11-29-22-57-33-85-2-6-4-9-9-9-4 0-8 3-8 8 0 1 0 1 2 6 32 84 65 169 97 252 2 6 4 9 9 9s6-4 9-7c32-84 65-169 96-254zM55 109c35 0 70 0 106 0-18 45-36 91-53 138-18-47-35-93-53-138z"><text:p/></draw:path><draw:path draw:style-name="gr2241" draw:text-style-name="P120" svg:width="0.192cm" svg:height="0.174cm" svg:x="5.645cm" svg:y="0.156cm" svg:viewBox="0 0 193 175" svg:d="M118 54c2-10 11-45 38-45 2 0 11 0 19 5-11 1-19 11-19 21 0 6 5 13 16 13 8 0 21-6 21-23 0-19-24-25-37-25-22 0-36 21-40 30-10-26-31-30-42-30-40 0-62 51-62 59 0 5 3 5 5 5 3 0 4-1 4-5 13-40 40-50 53-50 6 0 21 3 21 26 0 11-7 38-21 92-7 24-20 40-38 40-2 0-11 0-18-5 8-2 17-10 17-21 0-10-9-13-14-13-11 0-21 10-21 22 0 17 19 25 36 25 26 0 40-26 41-29 4 15 19 29 42 29 39 0 61-50 61-59 0-4-3-4-4-4-3 0-4 1-5 5-13 40-39 50-52 50-14 0-21-13-21-26 0-8 2-17 7-34 4-18 8-35 13-53z"><text:p/></draw:path><draw:path draw:style-name="gr2242" draw:text-style-name="P120" svg:width="0.193cm" svg:height="0.222cm" svg:x="5.993cm" svg:y="0.119cm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2243" draw:text-style-name="P120" svg:width="0.274cm" svg:height="0.339cm" svg:x="6.34cm" svg:y="0.056cm" svg:viewBox="0 0 275 340" svg:d="M172 275c54-12 103-54 103-135 0-97-68-140-137-140-72 0-138 45-138 140 0 82 50 121 95 133 17 40 56 67 103 67 20 0 41-3 61-11 7-3 11-3 11-9 0-4-4-7-7-7-1 0-1 0-3 1-11 2-16 2-22 2-36 0-58-22-66-41zM84 25c-23 27-30 72-30 115 0 37 4 86 30 115-27-10-71-40-71-115 0-78 48-107 71-116zM190 24c27 10 71 41 71 116 0 79-48 107-71 115 25-27 30-72 30-115 0-38-4-86-30-115zM138 265c-63 0-71-81-71-125 0-46 8-126 71-126 62 0 69 82 69 126 0 46-8 125-69 125zM111 276c11 3 25 3 27 3 1 0 9 0 20-2 10 25 29 39 48 47 4 2 3 2 4 2 0 1-6 1-12 1-33 0-66-15-87-51z"><text:p/></draw:path><draw:path draw:style-name="gr2244" draw:text-style-name="P120" svg:width="0.041cm" svg:height="0.04cm" svg:x="6.66cm" svg:y="0.286cm" svg:viewBox="0 0 42 41" svg:d="M42 21c0-11-10-21-21-21s-21 10-21 21 10 20 21 20 21-9 21-20z"><text:p/></draw:path><draw:path draw:style-name="gr2245" draw:text-style-name="P120" svg:width="0.172cm" svg:height="0.265cm" svg:x="6.756cm" svg:y="0.059cm" svg:viewBox="0 0 173 266" svg:d="M173 14c0-13-2-14-15-14-48 0-96 0-145 0-5 0-13 0-13 8 0 7 8 7 13 7 48 0 96 0 143 0 0 38 0 74 0 112-46 0-91 0-137 0-7 0-13 0-13 7 0 8 6 8 13 8 46 0 91 0 137 0 0 36 0 73 0 109-47 0-95 0-143 0-5 0-13 0-13 8 0 7 8 7 13 7 49 0 97 0 145 0 13 0 15-1 15-13 0-79 0-159 0-239z"><text:p/></draw:path><draw:path draw:style-name="gr2246" draw:text-style-name="P120" svg:width="0.159cm" svg:height="0.244cm" svg:x="6.965cm" svg:y="0.156cm" svg:viewBox="0 0 160 245" svg:d="M160 4c0-1-2-3-5-3s-20 16-26 27c-8-21-23-28-35-28-47 0-94 57-94 113 0 38 23 62 52 62 16 0 31-9 45-23-3 13-17 66-18 69-3 11-5 12-27 13-6 0-9 0-9 8 1 1 0 3 4 3 14 0 27-1 39-1 13 0 27 1 41 1 1 0 6 0 6-7 0-4-4-4-10-4-18 0-18-3-18-6s1-6 1-9c17-71 36-143 54-215zM53 167c-24 0-25-29-25-36 0-19 11-62 17-77 12-29 32-45 49-45 25 0 30 31 30 34 0 2-22 87-23 88-5 11-27 36-48 36z"><text:p/></draw:path><draw:path draw:style-name="gr2247" draw:text-style-name="P120" svg:width="0.193cm" svg:height="0.222cm" svg:x="7.275cm" svg:y="0.119cm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2248" draw:text-style-name="P120" svg:width="0.274cm" svg:height="0.339cm" svg:x="7.621cm" svg:y="0.056cm" svg:viewBox="0 0 275 340" svg:d="M172 275c55-12 103-54 103-135 0-97-68-140-137-140-72 0-138 45-138 140 0 82 50 121 95 133 17 40 56 67 103 67 20 0 41-3 61-11 7-3 11-3 11-9 0-4-4-7-7-7-1 1-1 0-3 1-11 2-16 2-22 2-36 0-58-22-66-41zM84 25c-23 27-30 72-30 115 0 37 4 86 31 115-28-10-72-40-72-115 0-78 49-107 71-116zM191 24c26 10 71 41 71 116 0 79-49 107-72 115 25-27 30-72 30-115 0-38-4-86-30-115zM138 265c-63 0-71-81-71-125 0-46 9-126 71-126s69 82 69 126c0 46-8 125-69 125zM112 276c10 3 24 3 26 3 1 0 9 0 20-2 10 25 29 39 48 47 4 2 3 2 4 2 0 1-6 1-12 1-33 0-66-15-86-51z"><text:p/></draw:path><draw:path draw:style-name="gr2249" draw:text-style-name="P120" svg:width="0.04cm" svg:height="0.04cm" svg:x="7.943cm" svg:y="0.286cm" svg:viewBox="0 0 41 41" svg:d="M41 21c0-11-10-21-21-21s-20 10-20 21 9 20 20 20 21-9 21-20z"><text:p/></draw:path><draw:path draw:style-name="gr2250" draw:text-style-name="P120" svg:width="0.156cm" svg:height="0.174cm" svg:x="8.027cm" svg:y="0.156cm" svg:viewBox="0 0 157 175" svg:d="M23 149c-1 5-3 14-3 16 0 7 5 10 11 10 4 0 11-3 14-11 1-1 14-54 16-61 3-13 9-39 12-50 2-5 12-23 22-31 3-3 14-13 30-13 10 0 16 4 17 4-12 2-21 11-21 22 0 6 4 13 15 13 10 0 21-8 21-23 0-13-12-25-32-25-25 0-41 20-49 30-3-17-17-30-35-30s-26 15-29 22c-6 13-12 36-12 37 0 5 3 4 4 5 5 0 5 0 7-9 7-27 14-46 29-46 6 0 12 3 12 17 0 9-1 13-7 33-8 30-14 60-22 90z"><text:p/></draw:path><draw:path draw:style-name="gr2251" draw:text-style-name="P120" svg:width="0.256cm" svg:height="0.254cm" svg:x="8.309cm" svg:y="0.102cm" svg:viewBox="0 0 257 255" svg:d="M136 137c37 0 72 0 108 0 6 0 13 0 13-8s-7-8-13-8c-36 0-71 0-108 0 0-36 0-73 0-109 0-4 0-12-7-12-8 0-8 8-8 12 0 36 0 73 0 109-36 0-71 0-108 0-5 0-13 0-13 8s8 8 13 8c37 0 72 0 108 0 0 35 0 71 0 107 0 5 0 11 8 11 7 0 7-6 7-11 0-36 0-72 0-107z"><text:p/></draw:path><draw:path draw:style-name="gr2252" draw:text-style-name="P120" svg:width="0.159cm" svg:height="0.244cm" svg:x="8.69cm" svg:y="0.156cm" svg:viewBox="0 0 160 245" svg:d="M160 4c0-1-2-3-5-3-4 0-20 16-26 27-9-21-23-28-37-28-45 0-92 57-92 113 0 38 23 62 51 62 16 0 32-9 46-23-5 13-17 66-18 69-3 11-6 12-27 13-6 0-10 0-10 8 2 1 0 3 5 3 12 0 27-1 39-1 13 0 27 1 39 1 3 0 8 0 8-7 0-4-4-4-10-4-18 0-18-3-18-6s0-6 1-9c17-71 36-143 54-215zM52 167c-23 0-24-29-24-36 0-19 11-62 17-77 12-29 32-45 47-45 26 0 31 31 31 34 0 2-21 87-22 88-5 11-27 36-49 36z"><text:p/></draw:path><draw:path draw:style-name="gr2253" draw:text-style-name="P120" svg:width="0.255cm" svg:height="0.089cm" svg:x="8.99cm" svg:y="0.186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2254" draw:text-style-name="P120" svg:width="0.192cm" svg:height="0.174cm" svg:x="9.387cm" svg:y="0.156cm" svg:viewBox="0 0 193 175" svg:d="M118 54c2-10 11-45 38-45 2 0 11 0 19 5-10 1-18 11-18 21 0 6 4 13 15 13 8 0 21-6 21-23 0-19-24-25-37-25-22 0-35 21-40 30-9-26-30-30-42-30-40 0-62 51-62 59 0 5 3 5 5 5 3 0 4-1 5-5 13-40 39-50 52-50 6 0 21 3 21 26 0 11-7 38-21 92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2255" draw:text-style-name="P120" svg:width="0.1cm" svg:height="0.461cm" svg:x="9.614cm" svg:y="-0.001cm" svg:viewBox="0 0 101 462" svg:d="M101 232c0-55-10-133-60-198-5-4-29-34-37-34-1 0-4 1-4 4 0 2 1 3 2 4 19 20 44 51 60 113 8 35 13 75 13 110 0 39-5 78-14 116-15 54-38 85-58 107-3 3-2 3-3 4 0 3 3 4 4 4 7 0 28-24 32-29 40-47 65-116 65-201z"><text:p/></draw:path></draw:g></text:p>
          <text:list>
            <text:list-item>
              <text:p text:style-name="P38">נוכיח את התנאי הראשון: </text:p>
              <text:list>
                <text:list-item>
                  <text:p text:style-name="P40"><text:span text:style-name="T54">צ.ל. </text:span><text:span text:style-name="T54"><draw:g text:anchor-type="as-char" svg:y="-0.288cm" draw:z-index="27" draw:style-name="gr1"><svg:title>TexMaths</svg:title><svg:desc>11§display§\exists (q \in \Q. q + r = x). x \in \Q§svg§600§FALSE§</svg:desc><draw:path draw:style-name="gr2258" draw:text-style-name="P119" svg:width="4.209cm" svg:height="0.344cm" svg:x="-0.001cm" svg:y="0.019cm" svg:viewBox="0 0 4210 345" svg:d="M0 0c1404 0 2806 0 4210 0 0 115 0 230 0 345-1404 0-2806 0-4210 0 0-115 0-230 0-345z"><text:p/></draw:path><draw:path draw:style-name="gr2259" draw:text-style-name="P120" svg:width="0.172cm" svg:height="0.265cm" svg:x="0cm" svg:y="0.022cm" svg:viewBox="0 0 173 266" svg:d="M173 13c0-12-1-13-15-13-48 0-95 0-144 0-6 0-14 0-14 8 0 7 8 7 14 7 48 0 96 0 143 0 0 37 0 73 0 111-46 0-91 0-137 0-7 0-14 0-14 7 0 8 7 8 14 8 46 0 91 0 137 0 0 36 0 73 0 109-47 0-95 0-143 0-6 0-14 0-14 8s8 8 14 8c49 0 96 0 144 0 14 0 15-2 15-14 0-79 0-160 0-239z"><text:p/></draw:path><draw:path draw:style-name="gr2260" draw:text-style-name="P120" svg:width="0.088cm" svg:height="0.383cm" svg:x="0.232cm" svg:y="0cm" svg:viewBox="0 0 89 384" svg:d="M89 380c0-1 0-1-5-8-49-48-62-121-62-179 0-67 15-135 63-183 4-4 4-4 4-7 0-2-1-3-3-3-5 0-39 26-62 75-20 43-24 86-24 118 0 28 4 76 25 119 23 47 56 72 61 72 2 0 3-1 3-4z"><text:p/></draw:path><draw:path draw:style-name="gr2261" draw:text-style-name="P120" svg:width="0.159cm" svg:height="0.242cm" svg:x="0.36cm" svg:y="0.118cm" svg:viewBox="0 0 160 243" svg:d="M160 4c0-2-2-4-5-4-4 0-20 15-26 26-9-20-23-26-35-26-47 0-94 57-94 112 0 39 23 62 51 62 16 0 32-9 46-23-3 14-17 65-18 68-3 11-6 12-27 13-6 0-9 0-9 8 1 1 0 3 4 3 12 0 27-1 39-1 13 0 27 1 39 1 3 0 8 0 8-7 0-4-4-4-10-4-18 0-18-3-18-6 0-4 0-6 1-9 17-71 36-142 54-213zM52 166c-23 0-24-29-24-36 0-19 11-61 17-77 12-29 32-45 49-45 24 0 29 32 29 34s-21 87-22 88c-5 11-27 36-49 36z"><text:p/></draw:path><draw:path draw:style-name="gr2262" draw:text-style-name="P120" svg:width="0.193cm" svg:height="0.221cm" svg:x="0.67cm" svg:y="0.0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2263" draw:text-style-name="P120" svg:width="0.274cm" svg:height="0.338cm" svg:x="1.016cm" svg:y="0.018cm" svg:viewBox="0 0 275 339" svg:d="M173 274c54-12 102-55 102-134 0-97-68-140-137-140-71 0-138 44-138 139 0 81 50 121 96 133 16 40 55 67 103 67 19 0 41-3 61-11 6-3 11-3 11-9 0-4-4-7-7-7-1 0-1 0-4 1-10 2-15 2-21 2-35 0-57-22-66-41zM85 24c-24 28-30 73-30 115 0 38 4 85 30 115-27-10-71-40-71-114 0-79 48-108 70-116zM191 24c27 10 71 41 71 115 0 78-47 107-72 115 25-28 31-72 31-114 0-39-4-86-30-116zM138 264c-63 0-70-80-70-124 0-46 8-127 70-127s70 83 70 126c0 46-8 125-70 125zM112 275c11 2 17 2 26 2 2 0 9 0 20-1 11 25 29 39 49 47 3 2 3 1 4 2 0 1-7 1-12 1-33 0-67-16-87-51z"><text:p/></draw:path><draw:path draw:style-name="gr2264" draw:text-style-name="P120" svg:width="0.04cm" svg:height="0.041cm" svg:x="1.337cm" svg:y="0.247cm" svg:viewBox="0 0 41 42" svg:d="M41 21c0-11-9-21-20-21s-21 10-21 21 10 21 21 21 20-10 20-21z"><text:p/></draw:path><draw:path draw:style-name="gr2265" draw:text-style-name="P120" svg:width="0.157cm" svg:height="0.242cm" svg:x="1.427cm" svg:y="0.118cm" svg:viewBox="0 0 158 243" svg:d="M158 4c0-2-1-4-3-4-4 0-20 15-26 26-9-20-24-26-37-26-45 0-92 57-92 112 0 39 22 62 51 62 16 0 32-9 45-23-4 14-16 65-17 68-3 11-6 12-28 13-5 0-9 0-9 8 2 1 0 3 5 3 12 0 26-1 39-1s26 1 39 1c3 0 7 0 7-7 0-4-3-4-10-4-19 0-19-3-19-6 0-4 2-6 3-9 17-71 35-142 52-213zM52 166c-23 0-24-29-24-36 0-19 11-61 17-77 12-29 32-45 47-45 26 0 31 32 31 34s-21 87-22 88c-6 11-27 36-49 36z"><text:p/></draw:path><draw:path draw:style-name="gr2266" draw:text-style-name="P120" svg:width="0.255cm" svg:height="0.256cm" svg:x="1.705cm" svg:y="0.064cm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2267" draw:text-style-name="P120" svg:width="0.156cm" svg:height="0.173cm" svg:x="2.082cm" svg:y="0.118cm" svg:viewBox="0 0 157 174" svg:d="M22 148c-1 5-3 14-3 16 0 7 5 10 11 10 5 0 12-2 14-10 1-2 14-54 15-62 4-12 10-39 14-49 1-6 12-23 21-32 3-2 14-13 30-13 11 0 11 3 17 5-11 1-20 11-20 21 0 7 3 13 14 13 10 0 22-8 22-22s-13-25-33-25c-24 0-41 19-49 30-2-18-17-30-35-30s-25 14-29 22c-7 13-11 36-11 37 0 4 3 4 4 4 4 0 5 0 7-9 7-28 14-46 28-46 6 0 12 3 12 18 0 8-1 13-6 32-8 30-15 60-23 90z"><text:p/></draw:path><draw:path draw:style-name="gr2268" draw:text-style-name="P120" svg:width="0.256cm" svg:height="0.089cm" svg:x="2.383cm" svg:y="0.147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2269" draw:text-style-name="P120" svg:width="0.192cm" svg:height="0.173cm" svg:x="2.78cm" svg:y="0.118cm" svg:viewBox="0 0 193 174" svg:d="M118 54c3-10 12-46 38-46 2 0 11 0 20 5-11 2-19 12-19 21 0 7 5 13 15 13 8 0 21-6 21-22 0-19-24-25-36-25-23 0-36 20-40 29-10-26-31-29-42-29-41 0-63 50-63 59 0 4 3 3 5 4 3 0 4-1 5-5 13-40 39-50 52-50 7 0 21 4 21 26 0 12-7 38-21 92-7 24-20 40-37 40-2 0-12 0-19-5 10-2 18-10 18-21 0-10-8-13-14-13-12 0-22 10-22 22 0 17 20 25 36 25 26 0 40-26 41-29 4 15 19 29 42 29 39 0 61-50 61-59 0-4-3-4-4-4-3 0-4 1-4 5-14 40-40 50-52 50-15 0-22-13-22-25 0-9 3-18 7-34 4-18 8-35 13-53z"><text:p/></draw:path><draw:path draw:style-name="gr2270" draw:text-style-name="P120" svg:width="0.088cm" svg:height="0.383cm" svg:x="3.012cm" svg:y="0cm" svg:viewBox="0 0 89 384" svg:d="M89 193c0-30-3-77-25-120-23-48-56-73-61-73-2 0-3 1-3 3 0 3 0 3 8 10 37 38 59 99 59 180 0 65-14 132-63 181-4 5-4 5-4 6 0 3 1 4 3 4 5 0 40-26 62-75 20-43 24-85 24-116z"><text:p/></draw:path><draw:path draw:style-name="gr2271" draw:text-style-name="P120" svg:width="0.04cm" svg:height="0.041cm" svg:x="3.174cm" svg:y="0.247cm" svg:viewBox="0 0 41 42" svg:d="M41 21c0-11-10-21-21-21s-20 10-20 21 9 21 20 21 21-10 21-21z"><text:p/></draw:path><draw:path draw:style-name="gr2272" draw:text-style-name="P120" svg:width="0.192cm" svg:height="0.173cm" svg:x="3.259cm" svg:y="0.118cm" svg:viewBox="0 0 193 174" svg:d="M118 54c3-10 12-46 38-46 2 0 11 0 20 5-11 2-19 12-19 21 0 7 5 13 15 13 8 0 21-6 21-22 0-19-24-25-36-25-23 0-36 20-40 29-10-26-31-29-42-29-41 0-63 50-63 59 0 4 3 3 5 4 3 0 4-1 5-5 13-40 39-50 52-50 7 0 21 4 21 26 0 12-7 38-21 92-7 24-20 40-37 40-2 0-12 0-19-5 10-2 18-10 18-21 0-10-8-13-14-13-12 0-22 10-22 22 0 17 20 25 36 25 26 0 40-26 41-29 4 15 19 29 42 29 39 0 61-50 61-59 0-4-3-4-4-4-3 0-4 1-4 5-14 40-40 50-52 50-15 0-22-13-22-25 0-9 3-18 7-34 4-18 8-35 13-53z"><text:p/></draw:path><draw:path draw:style-name="gr2273" draw:text-style-name="P120" svg:width="0.192cm" svg:height="0.221cm" svg:x="3.608cm" svg:y="0.0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2274" draw:text-style-name="P120" svg:width="0.274cm" svg:height="0.338cm" svg:x="3.954cm" svg:y="0.018cm" svg:viewBox="0 0 275 339" svg:d="M172 274c55-12 103-55 103-134 0-97-68-140-137-140-71 0-138 44-138 139 0 81 50 121 95 133 17 40 56 67 103 67 20 0 41-3 62-11 6-3 10-3 10-9 0-4-4-7-7-7-1 1-1 0-3 1-11 2-16 2-21 2-37 0-59-22-67-41zM84 24c-23 28-30 73-30 115 0 38 5 85 31 115-27-10-72-40-72-114 0-79 49-108 71-116zM191 24c26 10 71 41 71 115 0 78-49 107-72 115 25-28 30-72 30-114 0-39-4-86-30-116zM138 264c-63 0-70-80-70-124 0-46 8-127 70-127s69 83 69 126c0 46-8 125-69 125zM112 275c11 2 17 2 26 2 2 0 9 0 20-1 10 25 29 39 48 47 4 2 3 1 4 2 0 1-6 1-12 1-32 0-66-16-86-51z"><text:p/></draw:path></draw:g></text:span></text:p>
                </text:list-item>
                <text:list-item>
                  <text:p text:style-name="P42">מכיוון ש־<draw:g text:anchor-type="as-char" svg:y="-0.173cm" draw:z-index="28" draw:style-name="gr1"><svg:title>TexMaths</svg:title><svg:desc>11§display§x§svg§600§FALSE§</svg:desc><draw:path draw:style-name="gr2256" draw:text-style-name="P119" svg:width="0.161cm" svg:height="0.132cm" svg:x="0.008cm" svg:y="0.019cm" svg:viewBox="0 0 162 133" svg:d="M0 0c54 0 108 0 162 0 0 44 0 89 0 133-54 0-108 0-162 0 0-44 0-89 0-133z"><text:p/></draw:path><draw:path draw:style-name="gr2257" draw:text-style-name="P120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 נתון הוא חיבור של רציונלים, לכן הוא בעצמו רציונלי. </text:p>
                </text:list-item>
              </text:list>
            </text:list-item>
            <text:list-item>
              <text:p text:style-name="P41">נוכיח את התנאי השני:</text:p>
              <text:list>
                <text:list-item>
                  <text:p text:style-name="P44">צ.ל. <draw:g text:anchor-type="as-char" svg:y="-0.27cm" draw:z-index="25" draw:style-name="gr1"><svg:title>TexMaths</svg:title><svg:desc>11§display§\forall x \in \Q. \exists q \in \Q. r + q = x§svg§600§FALSE§</svg:desc><draw:path draw:style-name="gr2279" draw:text-style-name="P119" svg:width="4.118cm" svg:height="0.305cm" svg:x="0.02cm" svg:y="0.019cm" svg:viewBox="0 0 4119 306" svg:d="M0 0c1373 0 2746 0 4119 0 0 102 0 204 0 306-1373 0-2746 0-4119 0 0-102 0-204 0-306z"><text:p/></draw:path><draw:path draw:style-name="gr2280" draw:text-style-name="P120" svg:width="0.213cm" svg:height="0.274cm" svg:x="0cm" svg:y="0.005cm" svg:viewBox="0 0 214 275" svg:d="M213 14c1-4 1-5 1-6 0-5-2-8-7-8s-7 4-9 9c-11 28-21 56-32 85-40 0-78 0-118 0-11-29-21-57-32-85-2-6-3-9-8-9-4 0-8 3-8 8 1 2 0 1 2 6 32 84 65 169 97 252 1 6 3 9 9 9 5 0 6-4 7-9 33-83 65-168 98-252zM55 109c35 0 69 0 104 0-17 45-34 91-51 137-18-46-35-92-53-137z"><text:p/></draw:path><draw:path draw:style-name="gr2281" draw:text-style-name="P120" svg:width="0.191cm" svg:height="0.173cm" svg:x="0.225cm" svg:y="0.101cm" svg:viewBox="0 0 192 174" svg:d="M119 54c2-10 11-45 37-45 2 0 12 0 20 4-11 2-19 12-19 21 0 7 5 13 15 13 8 0 20-6 20-22 0-19-22-25-35-25-23 0-36 20-40 30-10-27-31-30-42-30-41 0-63 50-63 59 0 4 3 3 4 4 4 0 5 0 6-4 13-41 38-50 52-50 7 0 21 3 21 25 0 12-7 38-21 93-6 23-20 39-37 39-2 0-11 0-19-4 9-2 18-11 18-21 0-11-9-14-14-14-12 0-22 10-22 23 0 17 20 24 36 24 27 0 40-26 41-29 5 15 19 29 42 29 39 0 61-48 61-58 0-5-3-5-4-5-3 0-4 2-4 5-14 41-40 50-52 50-16 0-21-12-21-25 0-9 2-17 7-34 4-18 8-35 13-53z"><text:p/></draw:path><draw:path draw:style-name="gr2282" draw:text-style-name="P120" svg:width="0.191cm" svg:height="0.221cm" svg:x="0.575cm" svg:y="0.064cm" svg:viewBox="0 0 192 222" svg:d="M179 119c7 0 13 0 13-8 0-7-6-7-13-7-55 0-109 0-164 0 5-52 50-89 104-89 20 0 40 0 60 0 7 0 13 0 13-7 0-8-6-8-13-8-20 0-40 0-60 0-66 0-119 50-119 111 0 62 53 111 119 111 20 0 40 0 60 0 7 0 13 0 13-7 0-8-6-8-13-8-20 0-40 0-60 0-54 0-99-36-104-88 55 0 109 0 164 0z"><text:p/></draw:path><draw:path draw:style-name="gr2283" draw:text-style-name="P120" svg:width="0.274cm" svg:height="0.339cm" svg:x="0.921cm" svg:y="0cm" svg:viewBox="0 0 275 340" svg:d="M172 274c55-11 103-54 103-134 0-97-68-140-138-140s-137 44-137 140c0 81 49 120 95 132 17 40 56 68 104 68 19 0 41-4 61-12 6-2 11-4 11-9 0-4-5-6-7-6-1 0-1 0-4 1-11 2-16 2-21 2-37 0-59-22-67-42zM85 24c-25 28-30 73-30 116 0 36 4 85 30 114-27-10-72-40-72-114 0-79 49-108 71-116zM191 24c26 10 71 41 71 116 0 77-49 106-72 114 24-27 31-72 31-114 0-38-5-86-30-116zM137 264c-62 0-69-81-69-124 0-46 8-127 69-127 63 0 70 83 70 127 0 45-8 124-70 124zM112 276c11 3 17 3 25 3 3 0 10 0 21-2 11 25 29 39 49 47 3 1 4 1 4 2-4 0-8 0-12 0-33 0-67-15-87-50z"><text:p/></draw:path><draw:path draw:style-name="gr2284" draw:text-style-name="P120" svg:width="0.04cm" svg:height="0.04cm" svg:x="1.242cm" svg:y="0.23cm" svg:viewBox="0 0 41 41" svg:d="M41 20c0-11-9-20-20-20-12 0-21 8-21 20 0 11 9 21 21 21 11 0 20-9 20-21z"><text:p/></draw:path><draw:path draw:style-name="gr2285" draw:text-style-name="P120" svg:width="0.171cm" svg:height="0.265cm" svg:x="1.337cm" svg:y="0.005cm" svg:viewBox="0 0 172 266" svg:d="M172 13c0-12-2-13-14-13-48 0-96 0-145 0-6 0-13 0-13 8 0 7 7 7 13 7 47 0 96 0 143 0 0 37 0 73 0 111-46 0-91 0-137 0-7 0-14 0-14 7 0 8 7 8 14 8 46 0 91 0 137 0 0 36 0 74 0 110-47 0-96 0-143 0-6 0-13 0-13 8 0 7 7 7 13 7 49 0 97 0 145 0 12 0 14-1 14-14 0-79 0-160 0-239z"><text:p/></draw:path><draw:path draw:style-name="gr2286" draw:text-style-name="P120" svg:width="0.157cm" svg:height="0.243cm" svg:x="1.546cm" svg:y="0.101cm" svg:viewBox="0 0 158 244" svg:d="M158 4c0-2-1-4-3-4-4 0-20 15-26 26-9-19-25-26-37-26-45 0-92 57-92 113 0 38 22 61 51 61 16 0 31-9 45-22-4 13-16 64-17 68-3 10-6 12-28 12-5 0-9 0-9 8 2 2 0 4 5 4 12 0 26-1 39-1s26 1 39 1c3 0 7 0 7-7 0-5-3-5-10-5-19 0-19-2-19-5s1-6 3-9c17-70 35-142 52-214zM52 166c-23 0-26-29-26-36 0-19 12-61 19-77 12-29 32-44 47-44 26 0 31 31 31 33 0 3-21 87-22 89-6 11-27 35-49 35z"><text:p/></draw:path><draw:path draw:style-name="gr2287" draw:text-style-name="P120" svg:width="0.191cm" svg:height="0.221cm" svg:x="1.856cm" svg:y="0.064cm" svg:viewBox="0 0 192 222" svg:d="M179 119c7 0 13 0 13-8 0-7-6-7-13-7-55 0-109 0-164 0 5-52 50-89 104-89 20 0 40 0 60 0 7 0 13 0 13-7 0-8-6-8-13-8-20 0-40 0-60 0-67 0-119 50-119 111 0 62 52 111 119 111 20 0 40 0 60 0 7 0 13 0 13-7 0-8-6-8-13-8-20 0-40 0-60 0-54 0-99-36-104-88 55 0 109 0 164 0z"><text:p/></draw:path><draw:path draw:style-name="gr2288" draw:text-style-name="P120" svg:width="0.274cm" svg:height="0.339cm" svg:x="2.201cm" svg:y="0cm" svg:viewBox="0 0 275 340" svg:d="M172 274c55-11 103-54 103-134 0-97-68-140-138-140s-137 44-137 140c0 81 49 120 95 132 17 40 56 68 104 68 19 0 40-4 61-12 6-2 11-4 11-9 0-4-5-6-7-6-1 0-1 0-4 1-11 2-16 2-21 2-37 0-59-22-67-42zM85 24c-25 28-31 73-31 116 0 36 5 85 31 114-27-10-72-40-72-114 0-79 49-108 71-116zM191 24c26 10 71 41 71 116 0 77-49 106-72 114 24-27 31-72 31-114 0-38-5-86-30-116zM137 264c-62 0-69-81-69-124 0-46 8-127 69-127 63 0 70 83 70 127 0 45-8 124-70 124zM112 276c11 3 17 3 25 3 3 0 10 0 21-2 10 25 29 39 49 47 3 1 3 1 3 2-3 0-7 0-11 0-33 0-67-15-87-50z"><text:p/></draw:path><draw:path draw:style-name="gr2289" draw:text-style-name="P120" svg:width="0.04cm" svg:height="0.04cm" svg:x="2.522cm" svg:y="0.23cm" svg:viewBox="0 0 41 41" svg:d="M41 20c0-11-10-20-21-20-12 0-20 8-20 20 0 11 8 21 20 21 11 0 21-9 21-21z"><text:p/></draw:path><draw:path draw:style-name="gr2290" draw:text-style-name="P120" svg:width="0.156cm" svg:height="0.173cm" svg:x="2.607cm" svg:y="0.101cm" svg:viewBox="0 0 157 174" svg:d="M23 148c-1 6-3 15-3 16 0 8 5 10 11 10 4 0 12-2 14-10 1-1 14-54 15-60 4-14 10-41 13-51 2-6 13-23 22-32 3-2 14-12 30-12 10 0 11 3 17 4-12 2-20 11-20 21 0 7 3 13 14 13 10 0 21-8 21-22s-12-25-32-25c-25 0-41 19-49 30-3-18-17-30-35-30s-26 15-29 22c-7 13-12 36-12 37 0 4 4 4 5 4 4 0 4 0 7-9 7-28 14-45 28-45 6 0 12 2 12 17 0 8-1 13-6 32-8 30-15 60-23 90z"><text:p/></draw:path><draw:path draw:style-name="gr2291" draw:text-style-name="P120" svg:width="0.256cm" svg:height="0.256cm" svg:x="2.888cm" svg:y="0.046cm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2292" draw:text-style-name="P120" svg:width="0.158cm" svg:height="0.243cm" svg:x="3.269cm" svg:y="0.101cm" svg:viewBox="0 0 159 244" svg:d="M159 4c0-2-1-4-4-4-4 0-20 15-26 26-8-19-23-26-36-26-46 0-93 57-93 113 0 38 23 61 51 61 16 0 31-9 46-22-4 13-17 64-18 68-3 10-6 12-27 12-6 0-9 0-9 8 1 2 0 4 4 4 12 0 27-1 39-1 13 0 27 1 40 1 2 0 7 0 7-7 0-5-4-5-10-5-19 0-19-2-19-5s2-6 2-9c17-70 36-142 53-214zM52 166c-23 0-25-29-25-36 0-19 11-61 18-77 12-29 32-44 48-44 25 0 30 31 30 33 0 3-21 87-22 89-5 11-27 35-49 35z"><text:p/></draw:path><draw:path draw:style-name="gr2293" draw:text-style-name="P120" svg:width="0.255cm" svg:height="0.089cm" svg:x="3.569cm" svg:y="0.13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294" draw:text-style-name="P120" svg:width="0.191cm" svg:height="0.173cm" svg:x="3.966cm" svg:y="0.101cm" svg:viewBox="0 0 192 174" svg:d="M118 54c2-10 11-45 38-45 2 0 11 0 20 4-11 2-19 12-19 21 0 7 5 13 15 13 8 0 20-6 20-22 0-19-23-25-36-25-22 0-35 20-41 30-8-27-29-30-41-30-40 0-62 50-62 59 0 4 3 4 4 4 4 0 5 0 6-4 13-41 38-50 52-50 6 0 21 3 21 25 0 12-7 38-21 93-7 23-20 39-38 39-2 0-11 0-18-4 9-2 17-11 17-21 0-11-8-14-14-14-11 0-21 10-21 23 0 17 20 24 36 24 26 0 40-26 41-29 4 15 19 29 42 29 39 0 61-48 61-58 0-5-3-5-4-5-3 0-4 2-6 5-12 41-38 50-50 50-16 0-22-12-22-25 0-9 2-17 6-34 5-18 9-35 14-53z"><text:p/></draw:path></draw:g>. </text:p>
                </text:list-item>
                <text:list-item>
                  <text:p text:style-name="P43">יהי <draw:g text:anchor-type="as-char" svg:y="-0.273cm" draw:z-index="26" draw:style-name="gr1"><svg:title>TexMaths</svg:title><svg:desc>11§display§x \in \Q§svg§600§FALSE§</svg:desc><draw:path draw:style-name="gr2275" draw:text-style-name="P119" svg:width="0.939cm" svg:height="0.299cm" svg:x="0.008cm" svg:y="0.019cm" svg:viewBox="0 0 940 300" svg:d="M0 0c314 0 626 0 940 0 0 100 0 200 0 300-314 0-626 0-940 0 0-100 0-200 0-300z"><text:p/></draw:path><draw:path draw:style-name="gr2276" draw:text-style-name="P120" svg:width="0.192cm" svg:height="0.172cm" svg:x="-0.001cm" svg:y="0.101cm" svg:viewBox="0 0 193 173" svg:d="M118 54c2-10 11-46 38-46 2 0 11 0 20 5-11 2-19 11-19 21 0 6 5 13 15 13 8 0 21-6 21-22 0-19-24-25-37-25-22 0-35 20-40 29-9-26-30-29-41-29-41 0-63 50-63 60 0 3 3 2 5 3 3 0 4-1 5-5 13-40 39-50 52-50 7 0 21 4 21 26 0 12-7 38-21 92-7 24-20 41-37 41-3 0-12 0-19-6 10-2 17-10 17-21 0-10-7-13-14-13-11 0-21 10-21 22 0 18 20 24 36 24 26 0 40-25 41-27 4 14 19 27 42 27 39 0 61-48 61-58 0-4-3-4-4-4-3 0-4 1-5 5-13 41-39 51-51 51-15 0-22-14-22-27 0-8 2-16 7-33 4-18 8-35 13-53z"><text:p/></draw:path><draw:path draw:style-name="gr2277" draw:text-style-name="P120" svg:width="0.193cm" svg:height="0.222cm" svg:x="0.348cm" svg:y="0.063cm" svg:viewBox="0 0 194 223" svg:d="M179 120c7 0 15 0 15-8 0-7-8-7-15-7-54 0-109 0-162 0 4-52 48-90 103-90 20 0 40 0 59 0 7 0 15 0 15-7 0-8-8-8-15-8-19 0-40 0-60 0-66 0-119 51-119 112s53 111 119 111c20 0 41 0 60 0 7 0 15 0 15-8s-8-8-15-8c-19 0-39 0-59 0-55 0-99-36-103-87 53 0 108 0 162 0z"><text:p/></draw:path><draw:path draw:style-name="gr2278" draw:text-style-name="P120" svg:width="0.274cm" svg:height="0.339cm" svg:x="0.692cm" svg:y="0cm" svg:viewBox="0 0 275 340" svg:d="M172 275c55-13 103-56 103-135 0-98-68-140-137-140-71 0-138 44-138 139 0 82 50 121 95 133 17 40 56 68 104 68 19 0 40-4 61-11 6-4 10-5 10-10s-4-7-7-7c-1 0-1 0-3 1-11 2-16 2-21 2-37 0-59-22-67-40zM85 24c-24 28-30 73-30 115 0 37 4 85 30 116-27-10-72-41-72-115 0-79 49-108 71-116zM191 24c26 9 71 40 71 115 0 78-49 107-72 116 25-29 31-74 31-115 0-39-5-86-31-116zM138 265c-63 0-70-82-70-125 0-46 8-127 70-127s69 82 69 126c0 45-8 126-69 126zM112 276c11 2 17 2 26 2 2 0 9 0 20-1 10 24 29 38 49 46 3 2 2 1 3 2 0 1-6 1-11 1-33 0-67-15-87-50z"><text:p/></draw:path></draw:g>. <text:span text:style-name="T55">ידוע שקיים </text:span><text:span text:style-name="T55"><draw:g text:anchor-type="as-char" svg:y="-0.273cm" draw:z-index="23" draw:style-name="gr1"><svg:title>TexMaths</svg:title><svg:desc>11§display§r \in \Q§svg§600§FALSE§</svg:desc><draw:path draw:style-name="gr2301" draw:text-style-name="P119" svg:width="0.903cm" svg:height="0.299cm" svg:x="0.008cm" svg:y="0.019cm" svg:viewBox="0 0 904 300" svg:d="M0 0c301 0 603 0 904 0 0 100 0 200 0 300-301 0-603 0-904 0 0-100 0-200 0-300z"><text:p/></draw:path><draw:path draw:style-name="gr2302" draw:text-style-name="P120" svg:width="0.156cm" svg:height="0.172cm" svg:x="-0.001cm" svg:y="0.101cm" svg:viewBox="0 0 157 173" svg:d="M23 148c-1 5-3 14-3 16 0 7 5 9 11 9 4 0 11-2 14-10 1-1 14-54 16-60 3-13 9-40 12-50 2-6 12-23 22-32 3-3 14-13 30-13 10 0 16 5 17 5-12 1-21 11-21 21 0 6 4 13 15 13 10 0 21-8 21-23 0-13-12-24-32-24-25 0-41 19-49 30-3-18-17-30-35-30s-26 14-29 22c-7 13-12 36-12 38 0 3 3 2 4 3 5 0 5 0 7-9 7-28 14-46 29-46 6 0 12 3 12 17 0 9-1 14-7 33-8 30-14 60-22 90z"><text:p/></draw:path><draw:path draw:style-name="gr2303" draw:text-style-name="P120" svg:width="0.192cm" svg:height="0.222cm" svg:x="0.313cm" svg:y="0.063cm" svg:viewBox="0 0 193 223" svg:d="M179 120c7 0 14 0 14-8 0-7-7-7-14-7-55 0-109 0-164 0 5-52 50-90 104-90 20 0 39 0 60 0 7 0 14 0 14-7 0-8-7-8-14-8-21 0-40 0-60 0-66 0-119 51-119 112s53 111 119 111c20 0 39 0 60 0 7 0 14 0 14-8s-7-8-14-8c-21 0-40 0-60 0-54 0-99-36-104-87 55 0 109 0 164 0z"><text:p/></draw:path><draw:path draw:style-name="gr2304" draw:text-style-name="P120" svg:width="0.274cm" svg:height="0.339cm" svg:x="0.657cm" svg:y="0cm" svg:viewBox="0 0 275 340" svg:d="M172 275c55-13 103-56 103-135 0-98-68-140-137-140-71 0-138 44-138 139 0 82 50 121 95 133 17 40 56 68 103 68 20 0 41-4 62-11 6-4 10-5 10-10s-4-7-7-7c-1 0-1 0-3 1-11 2-16 2-21 2-37 0-59-22-67-40zM85 24c-24 28-31 73-31 115 0 37 5 85 31 116-27-10-72-41-72-115 0-79 49-108 71-116zM191 24c26 9 71 40 71 115 0 78-49 107-72 116 24-29 30-74 30-115 0-39-4-86-30-116zM138 265c-63 0-70-82-70-125 0-46 8-127 70-127s69 82 69 126c0 45-8 126-69 126zM112 276c11 2 17 2 26 2 2 0 9 0 20-1 10 24 29 38 48 46 4 2 2 1 4 2 0 1-7 1-12 1-32 0-66-15-86-50z"><text:p/></draw:path></draw:g></text:span><text:span text:style-name="T55">. נתבונן בשיוויון </text:span><text:span text:style-name="T55"><draw:g text:anchor-type="as-char" svg:y="-0.224cm" draw:z-index="24" draw:style-name="gr1"><svg:title>TexMaths</svg:title><svg:desc>11§display§r +q = x§svg§600§FALSE§</svg:desc><draw:path draw:style-name="gr2295" draw:text-style-name="P119" svg:width="1.521cm" svg:height="0.258cm" svg:x="0.008cm" svg:y="0.02cm" svg:viewBox="0 0 1522 259" svg:d="M0 0c507 0 1014 0 1522 0 0 86 0 173 0 259-508 0-1015 0-1522 0 0-86 0-173 0-259z"><text:p/></draw:path><draw:path draw:style-name="gr2296" draw:text-style-name="P120" svg:width="0.156cm" svg:height="0.173cm" svg:x="-0.001cm" svg:y="0.054cm" svg:viewBox="0 0 157 174" svg:d="M23 148c-1 5-3 14-3 15 0 8 5 11 11 11 4 0 11-3 14-11 1-1 14-53 16-59 3-13 9-40 12-51 2-4 12-23 22-31 3-3 14-13 30-13 10 0 16 4 17 4-12 2-21 11-21 22 0 6 4 14 15 14 10 0 21-9 21-24 0-13-12-25-32-25-25 0-41 20-49 30-3-17-17-30-35-30s-26 15-29 22c-6 13-12 37-12 38 0 4 3 2 4 4 5 0 5-1 7-9 7-27 14-46 29-46 6 0 12 3 12 17 0 9-1 13-7 34-8 28-14 58-22 88z"><text:p/></draw:path><draw:path draw:style-name="gr2297" draw:text-style-name="P120" svg:width="0.255cm" svg:height="0.255cm" svg:x="0.281cm" svg:y="0cm" svg:viewBox="0 0 256 256" svg:d="M136 137c37 0 72 0 108 0 6 0 12 0 12-8s-6-8-12-8c-36 0-71 0-108 0 0-36 0-71 0-108 0-5 0-13-7-13-8 0-8 8-8 13 0 37 0 72 0 108-36 0-73 0-109 0-4 0-12 0-12 8s8 8 12 8c36 0 73 0 109 0 0 35 0 72 0 107 0 4 0 12 8 12 7 0 7-8 7-12 0-35 0-72 0-107z"><text:p/></draw:path><draw:path draw:style-name="gr2298" draw:text-style-name="P120" svg:width="0.159cm" svg:height="0.244cm" svg:x="0.66cm" svg:y="0.054cm" svg:viewBox="0 0 160 245" svg:d="M160 4c0-1-2-3-4-3-4 0-20 16-26 27-9-21-24-28-36-28-46 0-94 57-94 114 0 36 23 60 52 60 16 0 32-8 45-23-3 13-17 65-18 70-2 10-5 12-27 12-5 0-9 0-9 8 2 2 0 4 5 4 13 0 26-1 39-1s26 1 40 1c2 0 6 0 6-8 0-4-3-4-10-4-18 0-18-2-18-6 0-3 1-5 2-8 17-71 35-143 53-215zM53 166c-23 0-25-29-25-36 0-17 12-60 18-76 11-29 32-45 48-45 25 0 30 31 30 34 0 2-22 87-23 88-5 11-27 35-48 35z"><text:p/></draw:path><draw:path draw:style-name="gr2299" draw:text-style-name="P120" svg:width="0.255cm" svg:height="0.09cm" svg:x="0.96cm" svg:y="0.084cm" svg:viewBox="0 0 256 91" svg:d="M244 15c6 0 12 0 12-7 0-8-6-8-12-8-77 0-154 0-231 0-5 0-13 0-13 8 0 7 8 7 13 7 77 0 154 0 231 0zM244 91c6 0 12 0 12-8s-6-8-12-8c-77 0-154 0-231 0-5 0-13 0-13 8s8 8 13 8c77 0 154 0 231 0z"><text:p/></draw:path><draw:path draw:style-name="gr2300" draw:text-style-name="P120" svg:width="0.192cm" svg:height="0.173cm" svg:x="1.357cm" svg:y="0.054cm" svg:viewBox="0 0 193 174" svg:d="M118 54c2-10 11-45 38-45 2 0 11 0 20 5-11 1-19 11-19 21 0 6 5 14 15 14 8 0 21-8 21-24 0-19-24-25-37-25-22 0-35 21-40 30-9-26-30-30-41-30-41 0-63 51-63 60 0 4 3 2 5 4 3 0 4-1 5-4 13-41 39-51 52-51 7 0 21 3 21 26 0 11-7 38-21 92-7 23-20 39-38 39-2 0-11 0-18-5 10-2 17-10 17-20 0-11-7-13-14-13-11 0-21 10-21 22 0 17 20 24 36 24 26 0 40-26 41-28 4 13 19 28 42 28 39 0 61-48 61-58 0-3-3-3-4-3-3 0-4 1-5 3-13 41-39 50-51 50-15 0-22-13-22-25 0-9 2-16 7-34 4-18 8-35 13-53z"><text:p/></draw:path></draw:g></text:span><text:span text:style-name="T55">, נחסיר את </text:span><text:span text:style-name="T55"><draw:g text:anchor-type="as-char" svg:y="-0.173cm" draw:z-index="22" draw:style-name="gr1"><svg:title>TexMaths</svg:title><svg:desc>11§display§r§svg§600§FALSE§</svg:desc><draw:path draw:style-name="gr2305" draw:text-style-name="P119" svg:width="0.128cm" svg:height="0.132cm" svg:x="0.007cm" svg:y="0.019cm" svg:viewBox="0 0 129 133" svg:d="M0 0c43 0 86 0 129 0 0 44 0 89 0 133-43 0-86 0-129 0 0-44 0-89 0-133z"><text:p/></draw:path><draw:path draw:style-name="gr2306" draw:text-style-name="P120" svg:width="0.154cm" svg:height="0.172cm" svg:x="-0.001cm" svg:y="0cm" svg:viewBox="0 0 155 173" svg:d="M23 146c-1 6-3 15-3 17 0 7 4 10 11 10 4 0 11-3 14-11 0-1 13-54 14-61 4-12 11-38 14-48 1-6 11-23 19-32 4-2 15-12 31-12 10 0 16 4 17 4-12 2-20 11-20 21 0 7 4 13 14 13 11 0 21-8 21-22s-12-25-32-25c-25 0-41 19-48 30-2-18-17-30-34-30-18 0-26 15-29 22-6 13-12 36-12 37 0 4 3 3 4 4 5 0 5 0 7-9 7-28 14-45 29-45 6 0 11 2 11 17 0 8-1 13-6 32-8 29-15 59-22 88z"><text:p/></draw:path></draw:g></text:span><text:span text:style-name="T55"><text:s/>ונקבל </text:span><text:span text:style-name="T55"><draw:g text:anchor-type="as-char" svg:y="-0.182cm" draw:z-index="21" draw:style-name="gr1"><svg:title>TexMaths</svg:title><svg:desc>11§display§q = x - r§svg§600§FALSE§</svg:desc><draw:path draw:style-name="gr2307" draw:text-style-name="P119" svg:width="1.522cm" svg:height="0.203cm" svg:x="0.004cm" svg:y="0.018cm" svg:viewBox="0 0 1523 204" svg:d="M763 204c-255 0-509 0-763 0 0-68 0-136 0-204 507 0 1016 0 1523 0 0 68 0 136 0 204-253 0-507 0-760 0z"><text:p/></draw:path><draw:path draw:style-name="gr2308" draw:text-style-name="P120" svg:width="0.159cm" svg:height="0.242cm" svg:x="-0.001cm" svg:y="-0.001cm" svg:viewBox="0 0 160 243" svg:d="M160 4c0-1-2-3-5-3s-19 15-25 26c-9-20-24-27-36-27-47 0-94 57-94 113 0 36 23 60 52 60 16 0 31-10 45-23-3 13-17 65-18 68-3 11-5 13-27 13-6 0-9 0-9 8 1 1 0 4 4 4 14 0 27-1 40-1s26 1 40 1c1 0 6 0 6-7 0-5-3-5-10-5-18 0-18-2-18-6 0-3 1-5 1-8 17-71 36-141 54-213zM53 164c-23 0-25-28-25-35 0-18 11-60 17-76 12-28 32-44 49-44 25 0 30 30 30 34 0 2-22 85-23 87-5 10-27 34-48 34z"><text:p/></draw:path><draw:path draw:style-name="gr2309" draw:text-style-name="P120" svg:width="0.255cm" svg:height="0.089cm" svg:x="0.3cm" svg:y="0.027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310" draw:text-style-name="P120" svg:width="0.192cm" svg:height="0.172cm" svg:x="0.697cm" svg:y="-0.001cm" svg:viewBox="0 0 193 173" svg:d="M118 54c2-10 11-45 38-45 2 0 11 0 19 4-10 2-18 12-18 21 0 7 4 14 15 14 8 0 21-7 21-23 0-20-24-25-37-25-22 0-35 21-40 30-9-26-30-30-42-30-40 0-62 49-62 59 0 5 3 5 5 5 3 0 4-2 5-5 13-40 39-50 52-50 6 0 21 3 21 25 0 12-7 38-21 92-7 22-20 38-38 38-2 0-11 0-18-4 10-2 17-11 17-21s-7-13-14-13c-11 0-21 10-21 22 0 17 20 25 36 25 26 0 40-27 41-29 4 14 19 29 42 29 39 0 61-48 61-58 0-4-3-4-4-4-3 0-4 2-5 4-13 41-39 49-52 49-14 0-21-12-21-25 0-7 2-15 7-33 4-17 8-35 13-52z"><text:p/></draw:path><draw:path draw:style-name="gr2311" draw:text-style-name="P120" svg:width="0.234cm" svg:height="0.014cm" svg:x="1.024cm" svg:y="0.064cm" svg:viewBox="0 0 235 15" svg:d="M222 15c7 0 13 0 13-7 0-8-6-8-13-8-69 0-139 0-209 0-6 0-13 0-13 8 0 7 7 7 13 7 70 0 140 0 209 0z"><text:p/></draw:path><draw:path draw:style-name="gr2312" draw:text-style-name="P120" svg:width="0.156cm" svg:height="0.172cm" svg:x="1.389cm" svg:y="-0.001cm" svg:viewBox="0 0 157 173" svg:d="M23 146c-1 6-4 15-4 16 0 8 5 11 12 11 4 0 11-3 14-11 0-1 13-52 16-59 2-13 9-39 12-50 1-5 12-23 22-32 2-2 14-12 30-12 10 0 10 3 16 4-11 2-20 11-20 21 0 7 3 14 14 14 10 0 22-9 22-23 0-13-12-25-32-25-25 0-42 19-49 30-3-18-18-30-35-30-18 0-26 15-29 22-8 13-12 36-12 37 0 5 3 5 4 5 5 0 5-2 7-9 7-28 14-46 29-46 6 0 12 3 12 17 0 8-1 12-7 32-8 30-14 59-22 88z"><text:p/></draw:path></draw:g></text:span><text:span text:style-name="T55">, ומכיוון ש־</text:span><text:span text:style-name="T55"><draw:g text:anchor-type="as-char" svg:y="-0.173cm" draw:z-index="20" draw:style-name="gr1"><svg:title>TexMaths</svg:title><svg:desc>11§display§x§svg§600§FALSE§</svg:desc><draw:path draw:style-name="gr2313" draw:text-style-name="P119" svg:width="0.161cm" svg:height="0.132cm" svg:x="0.008cm" svg:y="0.019cm" svg:viewBox="0 0 162 133" svg:d="M0 0c54 0 108 0 162 0 0 44 0 89 0 133-54 0-108 0-162 0 0-44 0-89 0-133z"><text:p/></draw:path><draw:path draw:style-name="gr2314" draw:text-style-name="P120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55"> ו־</text:span><text:span text:style-name="T55"><draw:g text:anchor-type="as-char" svg:y="-0.173cm" draw:z-index="19" draw:style-name="gr1"><svg:title>TexMaths</svg:title><svg:desc>11§display§r§svg§600§FALSE§</svg:desc><draw:path draw:style-name="gr2315" draw:text-style-name="P119" svg:width="0.128cm" svg:height="0.132cm" svg:x="0.007cm" svg:y="0.019cm" svg:viewBox="0 0 129 133" svg:d="M0 0c43 0 86 0 129 0 0 44 0 89 0 133-43 0-86 0-129 0 0-44 0-89 0-133z"><text:p/></draw:path><draw:path draw:style-name="gr2316" draw:text-style-name="P120" svg:width="0.154cm" svg:height="0.172cm" svg:x="-0.001cm" svg:y="0cm" svg:viewBox="0 0 155 173" svg:d="M23 146c-1 6-3 15-3 17 0 7 4 10 11 10 4 0 11-3 14-11 0-1 13-54 14-61 4-12 11-38 14-48 1-6 11-23 19-32 4-2 15-12 31-12 10 0 16 4 17 4-12 2-20 11-20 21 0 7 4 13 14 13 11 0 21-8 21-22s-12-25-32-25c-25 0-41 19-48 30-2-18-17-30-34-30-18 0-26 15-29 22-7 13-12 36-12 37 0 4 3 3 4 4 5 0 5 0 7-9 7-28 14-45 29-45 6 0 11 2 11 17 0 8-2 13-6 32-8 29-15 59-22 88z"><text:p/></draw:path></draw:g></text:span><text:span text:style-name="T55"> ומכאן ש־</text:span><text:span text:style-name="T55"><draw:g text:anchor-type="as-char" svg:y="-0.168cm" draw:z-index="18" draw:style-name="gr1"><svg:title>TexMaths</svg:title><svg:desc>11§display§q§svg§600§FALSE§</svg:desc><draw:path draw:style-name="gr2317" draw:text-style-name="P119" svg:width="0.132cm" svg:height="0.203cm" svg:x="0.004cm" svg:y="0.018cm" svg:viewBox="0 0 133 204" svg:d="M67 204c-23 0-45 0-67 0 0-68 0-136 0-204 44 0 89 0 133 0 0 68 0 136 0 204-22 0-44 0-66 0z"><text:p/></draw:path><draw:path draw:style-name="gr2318" draw:text-style-name="P120" svg:width="0.156cm" svg:height="0.242cm" svg:x="-0.001cm" svg:y="0cm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55"> קיים. </text:span></text:p>
                </text:list-item>
              </text:list>
            </text:list-item>
          </text:list>
        </text:list-item>
        <text:list-item>
          <text:p text:style-name="P45">נוכיח את הגרירה הראשונה:<draw:g text:anchor-type="as-char" svg:y="-0.27cm" draw:z-index="11" draw:style-name="gr1"><svg:title>TexMaths</svg:title><svg:desc>11§display§q \in \Q§svg§600§FALSE§</svg:desc><draw:path draw:style-name="gr2389" draw:text-style-name="P119" svg:width="0.904cm" svg:height="0.305cm" svg:x="0.004cm" svg:y="0.018cm" svg:viewBox="0 0 905 306" svg:d="M453 306c-152 0-302 0-453 0 0-102 0-204 0-306 301 0 604 0 905 0 0 102 0 204 0 306-150 0-301 0-452 0z"><text:p/></draw:path><draw:path draw:style-name="gr2390" draw:text-style-name="P120" svg:width="0.159cm" svg:height="0.243cm" svg:x="-0.001cm" svg:y="0.101cm" svg:viewBox="0 0 160 244" svg:d="M160 4c0-2-2-4-5-4-4 0-20 15-26 28-8-21-23-28-35-28-47 0-94 57-94 113 0 38 23 62 52 62 16 0 31-10 45-23-3 13-17 64-18 67-3 11-5 13-27 13-6 0-9 0-9 8 1 2 0 4 4 4 14 0 27-1 40-1 12 0 26 1 40 1 1 0 6 0 6-7 0-5-4-5-10-5-18 0-18-3-18-6 0-2 1-5 1-8 17-70 36-142 54-214zM53 166c-23 0-25-29-25-36 0-19 11-61 17-77 12-29 32-44 49-44 25 0 30 31 30 34 0 2-22 86-23 88-5 11-27 35-48 35z"><text:p/></draw:path><draw:path draw:style-name="gr2391" draw:text-style-name="P120" svg:width="0.193cm" svg:height="0.221cm" svg:x="0.309cm" svg:y="0.063cm" svg:viewBox="0 0 194 222" svg:d="M179 119c7 0 15 0 15-8 0-7-8-7-15-7-55 0-109 0-164 0 6-52 50-89 104-89 20 0 41 0 60 0 7 0 15 0 15-7 0-8-8-8-15-8-19 0-40 0-60 0-66 0-119 50-119 111 0 62 53 111 119 111 20 0 41 0 60 0 7 0 15 0 15-7 0-8-8-8-15-8-19 0-40 0-60 0-54 0-98-36-104-88 55 0 109 0 164 0z"><text:p/></draw:path><draw:path draw:style-name="gr2392" draw:text-style-name="P120" svg:width="0.274cm" svg:height="0.339cm" svg:x="0.654cm" svg:y="-0.001cm" svg:viewBox="0 0 275 340" svg:d="M172 274c55-11 103-54 103-134 0-97-68-140-137-140-71 0-138 44-138 140 0 81 50 120 95 132 17 40 56 68 103 68 20 0 41-4 61-12 7-2 11-4 11-9 0-4-4-6-7-6-1 0-1 0-3 0-11 3-16 3-22 3-36 0-58-22-66-42zM84 24c-23 28-30 73-30 116 0 37 5 85 31 114-27-10-72-40-72-114 0-78 49-107 71-116zM191 24c26 10 71 41 71 116 0 77-49 106-72 114 25-27 30-71 30-114 0-38-4-86-30-116zM138 264c-63 0-70-80-70-124 0-46 8-127 70-127s69 83 69 127c0 46-8 124-69 124zM112 276c11 1 17 1 26 1 2 0 9 0 20-1 10 26 29 40 48 48 4 1 4 1 4 2-4 0-6 0-12 0-33 0-66-15-86-50z"><text:p/></draw:path></draw:g> נניח:<draw:g text:anchor-type="as-char" svg:y="-0.273cm" draw:z-index="9" draw:style-name="gr1"><svg:title>TexMaths</svg:title><svg:desc>11§display§r \in \Q§svg§600§FALSE§</svg:desc><draw:path draw:style-name="gr2410" draw:text-style-name="P119" svg:width="0.903cm" svg:height="0.299cm" svg:x="0.008cm" svg:y="0.019cm" svg:viewBox="0 0 904 300" svg:d="M0 0c301 0 603 0 904 0 0 100 0 200 0 300-301 0-603 0-904 0 0-100 0-200 0-300z"><text:p/></draw:path><draw:path draw:style-name="gr2411" draw:text-style-name="P120" svg:width="0.156cm" svg:height="0.172cm" svg:x="-0.001cm" svg:y="0.101cm" svg:viewBox="0 0 157 173" svg:d="M23 148c-1 5-3 14-3 16 0 7 5 9 11 9 4 0 11-2 14-10 1-1 14-54 16-60 3-13 9-40 12-50 2-6 12-23 22-32 3-3 14-13 30-13 10 0 16 5 17 5-12 1-21 11-21 21 0 6 4 13 15 13 10 0 21-8 21-23 0-13-12-24-32-24-25 0-41 19-49 30-3-18-17-30-35-30s-26 14-29 22c-6 13-12 36-12 38 0 3 3 2 4 3 5 0 5 0 7-9 7-28 14-46 29-46 6 0 12 3 12 17 0 9-1 14-7 33-8 30-14 60-22 90z"><text:p/></draw:path><draw:path draw:style-name="gr2412" draw:text-style-name="P120" svg:width="0.192cm" svg:height="0.222cm" svg:x="0.313cm" svg:y="0.063cm" svg:viewBox="0 0 193 223" svg:d="M179 120c7 0 14 0 14-8 0-7-7-7-14-7-55 0-109 0-164 0 5-52 50-90 104-90 20 0 39 0 60 0 7 0 14 0 14-7 0-8-7-8-14-8-21 0-40 0-60 0-66 0-119 51-119 112s53 111 119 111c20 0 39 0 60 0 7 0 14 0 14-8s-7-8-14-8c-21 0-40 0-60 0-54 0-99-36-104-87 55 0 109 0 164 0z"><text:p/></draw:path><draw:path draw:style-name="gr2413" draw:text-style-name="P120" svg:width="0.274cm" svg:height="0.339cm" svg:x="0.657cm" svg:y="0cm" svg:viewBox="0 0 275 340" svg:d="M172 275c55-13 103-56 103-135 0-98-68-140-137-140-71 0-138 44-138 139 0 82 50 121 95 133 17 40 56 68 103 68 20 0 41-4 62-11 6-4 10-5 10-10s-4-7-7-7c-1 0-1 0-3 1-11 2-16 2-21 2-37 0-59-22-67-40zM85 24c-24 28-31 73-31 115 0 37 5 85 31 116-27-10-72-41-72-115 0-79 49-108 71-116zM191 24c26 9 71 40 71 115 0 78-49 107-72 116 25-29 30-74 30-115 0-39-4-86-30-116zM138 265c-63 0-70-82-70-125 0-46 8-127 70-127s69 82 69 126c0 45-8 126-69 126zM112 276c11 2 17 2 26 2 2 0 9 0 20-1 10 24 29 38 48 46 4 2 2 1 4 2 0 1-7 1-12 1-32 0-66-15-86-50z"><text:p/></draw:path></draw:g></text:p>
          <text:p text:style-name="P25"><draw:g text:anchor-type="as-char" svg:y="-0.326cm" draw:z-index="17" draw:style-name="gr1"><svg:title>TexMaths</svg:title><svg:desc>11§display§\big(\forall (\exists q \in \Q. q + r = x ). x \in \Q \big) \land \big(\forall x \in \Q. \exists q \in \Q. r + q = x \big)§svg§600§FALSE§</svg:desc><draw:path draw:style-name="gr2319" draw:text-style-name="P119" svg:width="9.695cm" svg:height="0.422cm" svg:x="-0.001cm" svg:y="0.019cm" svg:viewBox="0 0 9696 423" svg:d="M4849 423c-1617 0-3233 0-4849 0 0-141 0-282 0-423 3232 0 6464 0 9696 0 0 141 0 282 0 423-1616 0-3232 0-4847 0z"><text:p/></draw:path><draw:path draw:style-name="gr2320" draw:text-style-name="P120" svg:width="0.099cm" svg:height="0.461cm" svg:x="0.039cm" svg:y="-0.001cm" svg:viewBox="0 0 100 462" svg:d="M100 458c0-1 0-2-1-3-18-19-44-50-60-114-9-35-13-75-13-109 0-102 25-173 71-223 3-3 2-3 3-5 0-4-2-4-4-4-6 0-27 23-32 30-40 46-64 115-64 201 0 54 9 132 59 197 5 5 30 34 37 34 2 0 4 0 4-4z"><text:p/></draw:path><draw:path draw:style-name="gr2321" draw:text-style-name="P120" svg:width="0.215cm" svg:height="0.274cm" svg:x="0.156cm" svg:y="0.059cm" svg:viewBox="0 0 216 275" svg:d="M213 14c3-4 3-4 3-6 0-5-4-8-8-8-6 0-8 4-9 9-11 28-22 56-33 85-38 0-78 0-116 0-11-29-22-57-33-85-2-6-4-9-9-9-4 0-8 3-8 8 0 1 0 1 2 6 32 84 65 169 97 252 2 6 3 9 9 9 5 0 6-4 9-7 32-84 65-169 96-254zM55 109c35 0 70 0 106 0-18 45-36 91-53 138-18-47-35-93-53-138z"><text:p/></draw:path><draw:path draw:style-name="gr2322" draw:text-style-name="P120" svg:width="0.089cm" svg:height="0.384cm" svg:x="0.409cm" svg:y="0.037cm" svg:viewBox="0 0 90 385" svg:d="M90 382c0-1 0-2-6-9-49-48-61-122-61-179 0-67 14-135 62-183 5-4 5-5 5-7 0-3-2-4-4-4-3 0-39 26-62 76-18 42-24 85-24 118 0 29 4 75 25 119 25 47 58 72 61 72 2 0 4-1 4-3z"><text:p/></draw:path><draw:path draw:style-name="gr2323" draw:text-style-name="P120" svg:width="0.172cm" svg:height="0.265cm" svg:x="0.543cm" svg:y="0.059cm" svg:viewBox="0 0 173 266" svg:d="M173 14c0-13-1-14-13-14-49 0-97 0-146 0-6 0-14 0-14 8 0 7 8 7 14 7 48 0 96 0 143 0 0 38 0 74 0 112-46 0-91 0-137 0-7 0-14 0-14 7 0 8 7 8 14 8 46 0 91 0 137 0 0 36 0 73 0 109-47 0-95 0-143 0-6 0-14 0-14 8 0 7 8 7 14 7 49 0 97 0 146 0 12 0 13-1 13-13 0-79 0-159 0-239z"><text:p/></draw:path><draw:path draw:style-name="gr2324" draw:text-style-name="P120" svg:width="0.159cm" svg:height="0.244cm" svg:x="0.752cm" svg:y="0.156cm" svg:viewBox="0 0 160 245" svg:d="M160 4c0-1-2-3-4-3-4 0-20 16-26 27-9-21-24-28-36-28-46 0-94 57-94 113 0 38 23 62 52 62 16 0 32-9 45-23-3 13-16 66-18 69-2 11-5 12-27 13-5 0-9 0-9 8 2 1 0 3 5 3 13 0 26-1 39-1s26 1 40 1c2 0 6 0 6-7 0-4-3-4-10-4-18 0-18-3-18-6s1-6 2-9c17-71 35-143 53-215zM53 167c-23 0-25-29-25-36 0-19 12-62 18-77 11-29 32-45 48-45 25 0 30 31 30 34 0 2-21 87-22 88-6 11-27 36-49 36z"><text:p/></draw:path><draw:path draw:style-name="gr2325" draw:text-style-name="P120" svg:width="0.192cm" svg:height="0.222cm" svg:x="1.063cm" svg:y="0.119cm" svg:viewBox="0 0 193 223" svg:d="M179 120c7 0 14 0 14-8 0-7-7-7-14-7-55 0-109 0-164 0 5-52 50-90 104-90 20 0 41 0 60 0 7 0 14 0 14-7 0-8-7-8-14-8-19 0-40 0-60 0-67 0-119 51-119 112 0 62 52 111 119 111 20 0 41 0 60 0 7 0 14 0 14-7 0-8-7-8-14-8-19 0-40 0-60 0-54 0-99-36-104-88 55 0 109 0 164 0z"><text:p/></draw:path><draw:path draw:style-name="gr2326" draw:text-style-name="P120" svg:width="0.274cm" svg:height="0.339cm" svg:x="1.408cm" svg:y="0.056cm" svg:viewBox="0 0 275 340" svg:d="M172 275c55-12 103-54 103-135 0-97-68-140-137-140-71 0-138 45-138 140 0 82 50 121 95 133 17 40 56 67 104 67 19 0 40-3 61-11 6-3 11-3 11-9 0-4-5-7-7-7-1 0-1 0-4 1-11 2-16 2-21 2-37 0-59-22-67-41zM85 25c-24 27-31 72-31 115 0 37 5 86 31 115-27-10-72-40-72-115 0-78 49-107 71-116zM191 24c26 10 71 41 71 116 0 79-49 107-72 115 25-27 31-72 31-115 0-38-5-86-30-115zM138 265c-63 0-70-81-70-125 0-46 8-126 70-126s69 82 69 126c0 46-8 125-69 125zM112 276c11 3 17 3 26 3 2 0 9 0 20-2 11 25 29 39 49 47 3 2 2 2 3 2 0 1-6 1-11 1-33 0-67-15-87-51z"><text:p/></draw:path><draw:path draw:style-name="gr2327" draw:text-style-name="P120" svg:width="0.04cm" svg:height="0.04cm" svg:x="1.73cm" svg:y="0.286cm" svg:viewBox="0 0 41 41" svg:d="M41 21c0-11-9-21-20-21-12 0-21 10-21 21s9 20 21 20c11 0 20-9 20-20z"><text:p/></draw:path><draw:path draw:style-name="gr2328" draw:text-style-name="P120" svg:width="0.159cm" svg:height="0.244cm" svg:x="1.819cm" svg:y="0.156cm" svg:viewBox="0 0 160 245" svg:d="M160 4c0-1-2-3-4-3-4 0-20 16-26 27-9-21-24-28-36-28-46 0-94 57-94 113 0 38 23 62 52 62 16 0 32-9 45-23-3 13-17 66-18 69-2 11-5 12-27 13-5 0-9 0-9 8 2 1 0 3 5 3 13 0 26-1 39-1s26 1 40 1c2 0 6 0 6-7 0-4-3-4-10-4-18 0-18-3-18-6s1-6 2-9c17-71 35-143 53-215zM53 167c-23 0-25-29-25-36 0-19 11-62 17-77 12-29 33-45 49-45 25 0 30 31 30 34 0 2-22 87-23 88-5 11-27 36-48 36z"><text:p/></draw:path><draw:path draw:style-name="gr2329" draw:text-style-name="P120" svg:width="0.255cm" svg:height="0.254cm" svg:x="2.098cm" svg:y="0.102cm" svg:viewBox="0 0 256 255" svg:d="M136 137c37 0 72 0 108 0 6 0 12 0 12-8s-6-8-12-8c-36 0-71 0-108 0 0-36 0-73 0-109 0-4 0-12-7-12-8 0-8 8-8 12 0 36 0 73 0 109-36 0-73 0-109 0-5 0-12 0-12 8s7 8 12 8c36 0 73 0 109 0 0 35 0 71 0 107 0 5 0 11 8 11 7 0 7-6 7-11 0-36 0-72 0-107z"><text:p/></draw:path><draw:path draw:style-name="gr2330" draw:text-style-name="P120" svg:width="0.156cm" svg:height="0.174cm" svg:x="2.473cm" svg:y="0.156cm" svg:viewBox="0 0 157 175" svg:d="M23 149c-1 5-3 14-3 16 0 7 5 10 11 10 4 0 12-3 14-11 1-1 14-54 16-61 3-13 9-39 12-50 2-5 13-23 22-31 3-3 14-13 30-13 10 0 11 3 17 4-11 2-20 11-20 22 0 6 3 13 14 13 10 0 21-8 21-23 0-13-12-25-32-25-25 0-41 20-49 30-3-17-17-30-35-30s-26 15-29 22c-6 13-12 36-12 37 0 5 4 5 6 5 3 0 4 0 6-9 7-27 14-46 28-46 6 0 12 3 12 17 0 9-1 13-6 33-7 30-15 60-23 90z"><text:p/></draw:path><draw:path draw:style-name="gr2331" draw:text-style-name="P120" svg:width="0.256cm" svg:height="0.089cm" svg:x="2.777cm" svg:y="0.186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2332" draw:text-style-name="P120" svg:width="0.192cm" svg:height="0.174cm" svg:x="3.174cm" svg:y="0.156cm" svg:viewBox="0 0 193 175" svg:d="M118 54c3-10 12-45 38-45 2 0 11 0 20 5-11 1-19 11-19 21 0 6 5 13 15 13 8 0 21-6 21-23 0-19-22-25-36-25-23 0-36 21-40 30-10-26-31-30-42-30-41 0-63 51-63 59 0 5 3 4 5 5 3 0 4-1 5-5 13-40 39-50 52-50 7 0 21 3 21 26 0 11-7 38-21 92-7 24-20 40-37 40-2 0-12 0-19-5 10-2 18-10 18-21 0-10-8-13-14-13-12 0-22 10-22 22 0 17 20 25 36 25 26 0 40-26 41-29 4 15 19 29 42 29 39 0 61-50 61-59 0-4-3-4-4-4-3 0-4 1-4 5-14 40-40 50-52 50-15 0-21-13-21-26 0-8 2-17 6-34 4-18 8-35 13-53z"><text:p/></draw:path><draw:path draw:style-name="gr2333" draw:text-style-name="P120" svg:width="0.088cm" svg:height="0.384cm" svg:x="3.406cm" svg:y="0.037cm" svg:viewBox="0 0 89 385" svg:d="M89 194c0-31-3-77-25-121-23-48-56-73-61-73-2 0-3 2-3 4s0 3 8 9c37 39 59 99 59 181 0 65-14 132-61 181-6 5-6 6-6 7 0 2 1 3 3 3 5 0 40-26 62-75 20-42 24-84 24-116z"><text:p/></draw:path><draw:path draw:style-name="gr2334" draw:text-style-name="P120" svg:width="0.04cm" svg:height="0.04cm" svg:x="3.568cm" svg:y="0.286cm" svg:viewBox="0 0 41 41" svg:d="M41 21c0-11-10-21-21-21-12 0-20 10-20 21s8 20 20 20c11 0 21-9 21-20z"><text:p/></draw:path><draw:path draw:style-name="gr2335" draw:text-style-name="P120" svg:width="0.192cm" svg:height="0.174cm" svg:x="3.652cm" svg:y="0.156cm" svg:viewBox="0 0 193 175" svg:d="M119 54c2-10 11-45 37-45 2 0 12 0 20 5-11 1-19 11-19 21 0 6 5 13 15 13 8 0 21-6 21-23 0-19-22-25-36-25-23 0-36 21-40 30-10-26-31-30-42-30-41 0-63 51-63 59 0 5 3 4 5 5 3 0 4-1 5-5 13-40 39-50 52-50 7 0 21 3 21 26 0 11-7 38-21 92-6 24-20 40-37 40-2 0-11 0-19-5 10-2 18-10 18-21 0-10-8-13-14-13-12 0-22 10-22 22 0 17 20 25 36 25 27 0 40-26 41-29 6 15 19 29 42 29 39 0 61-50 61-59 0-4-3-4-4-4-3 0-4 1-4 5-14 40-40 50-52 50-15 0-21-13-21-26 0-8 2-17 7-34 4-18 8-35 13-53z"><text:p/></draw:path><draw:path draw:style-name="gr2336" draw:text-style-name="P120" svg:width="0.192cm" svg:height="0.222cm" svg:x="4.002cm" svg:y="0.119cm" svg:viewBox="0 0 193 223" svg:d="M179 120c7 0 14 0 14-8 0-7-7-7-14-7-55 0-109 0-164 0 5-52 50-90 104-90 20 0 41 0 60 0 7 0 14 0 14-7 0-8-7-8-14-8-19 0-40 0-60 0-66 0-119 51-119 112 0 62 53 111 119 111 20 0 41 0 60 0 7 0 14 0 14-7 0-8-7-8-14-8-19 0-40 0-60 0-54 0-99-36-104-88 55 0 109 0 164 0z"><text:p/></draw:path><draw:path draw:style-name="gr2337" draw:text-style-name="P120" svg:width="0.274cm" svg:height="0.339cm" svg:x="4.348cm" svg:y="0.056cm" svg:viewBox="0 0 275 340" svg:d="M172 275c55-12 103-54 103-135 0-97-68-140-137-140-71 0-138 45-138 140 0 82 50 121 96 133 16 40 55 67 103 67 19 0 41-3 61-11 6-3 11-3 11-9 0-4-4-7-7-7-1 0-1 0-4 1-11 2-15 2-21 2-35 0-57-22-67-41zM85 25c-24 27-30 72-30 115 0 37 4 86 30 115-27-10-72-40-72-115 0-78 49-107 71-116zM191 24c27 10 71 41 71 116 0 79-49 107-72 115 25-27 31-72 31-115 0-38-4-86-30-115zM138 265c-63 0-70-81-70-125 0-46 8-126 70-126s69 82 69 126c0 46-8 125-69 125zM112 276c11 3 17 3 26 3 2 0 9 0 20-2 11 25 29 39 49 47 3 2 3 2 4 2 0 1-7 1-12 1-33 0-67-15-87-51z"><text:p/></draw:path><draw:path draw:style-name="gr2338" draw:text-style-name="P120" svg:width="0.1cm" svg:height="0.461cm" svg:x="4.652cm" svg:y="-0.001cm" svg:viewBox="0 0 101 462" svg:d="M101 232c0-55-10-133-60-198-4-4-29-34-37-34-1 0-4 1-4 4 0 2 1 3 2 4 19 20 44 51 61 113 9 35 12 75 12 110 0 39-3 78-14 116-15 54-38 85-58 107-3 3-2 3-3 4 0 3 3 4 4 4 7 0 28-24 32-29 40-47 65-116 65-201z"><text:p/></draw:path><draw:path draw:style-name="gr2339" draw:text-style-name="P120" svg:width="0.215cm" svg:height="0.238cm" svg:x="4.919cm" svg:y="0.097cm" svg:viewBox="0 0 216 239" svg:d="M117 8c-4-7-6-8-9-8-6 0-7 2-9 8-32 71-64 143-96 215-2 6-3 6-3 8 0 5 3 8 8 8 3 0 6-1 9-8 30-68 60-136 91-205 31 69 60 137 91 205 3 8 7 8 9 8 4 0 8-3 8-8 0-1 0-1-3-6-31-73-64-145-96-217z"><text:p/></draw:path><draw:path draw:style-name="gr2340" draw:text-style-name="P120" svg:width="0.099cm" svg:height="0.461cm" svg:x="5.3cm" svg:y="-0.001cm" svg:viewBox="0 0 100 462" svg:d="M100 458c0-1 0-2-1-3-18-19-44-50-60-114-9-35-13-75-13-109 0-102 25-173 71-223 3-3 2-3 3-5 0-4-2-4-4-4-6 0-27 23-32 30-39 46-64 115-64 201 0 54 10 132 61 197 3 5 28 34 35 34 2 0 4 0 4-4z"><text:p/></draw:path><draw:path draw:style-name="gr2341" draw:text-style-name="P120" svg:width="0.215cm" svg:height="0.274cm" svg:x="5.418cm" svg:y="0.059cm" svg:viewBox="0 0 216 275" svg:d="M213 14c3-4 3-4 3-6 0-5-4-8-8-8-6 0-8 4-9 9-11 28-22 56-33 85-38 0-78 0-116 0-11-29-22-57-33-85-2-6-4-9-9-9-4 0-8 3-8 8 0 1 0 1 2 6 32 84 65 169 97 252 2 6 4 9 9 9s6-4 9-7c32-84 65-169 96-254zM55 109c35 0 70 0 106 0-18 45-36 91-53 138-18-47-35-93-53-138z"><text:p/></draw:path><draw:path draw:style-name="gr2342" draw:text-style-name="P120" svg:width="0.192cm" svg:height="0.174cm" svg:x="5.645cm" svg:y="0.156cm" svg:viewBox="0 0 193 175" svg:d="M118 54c2-10 11-45 38-45 2 0 11 0 19 5-11 1-19 11-19 21 0 6 5 13 16 13 8 0 21-6 21-23 0-19-24-25-37-25-22 0-36 21-40 30-10-26-31-30-42-30-40 0-62 51-62 59 0 5 3 5 5 5 3 0 4-1 4-5 13-40 40-50 53-50 6 0 21 3 21 26 0 11-7 38-21 92-7 24-20 40-38 40-2 0-11 0-18-5 8-2 17-10 17-21 0-10-9-13-14-13-11 0-21 10-21 22 0 17 19 25 36 25 26 0 40-26 41-29 4 15 19 29 42 29 39 0 61-50 61-59 0-4-3-4-4-4-3 0-4 1-5 5-13 40-39 50-52 50-14 0-21-13-21-26 0-8 2-17 7-34 4-18 8-35 13-53z"><text:p/></draw:path><draw:path draw:style-name="gr2343" draw:text-style-name="P120" svg:width="0.193cm" svg:height="0.222cm" svg:x="5.993cm" svg:y="0.119cm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2344" draw:text-style-name="P120" svg:width="0.274cm" svg:height="0.339cm" svg:x="6.34cm" svg:y="0.056cm" svg:viewBox="0 0 275 340" svg:d="M172 275c54-12 103-54 103-135 0-97-68-140-137-140-72 0-138 45-138 140 0 82 50 121 95 133 17 40 56 67 103 67 20 0 41-3 61-11 7-3 11-3 11-9 0-4-4-7-7-7-1 0-1 0-3 1-11 2-16 2-22 2-36 0-58-22-66-41zM84 25c-23 27-30 72-30 115 0 37 4 86 30 115-27-10-71-40-71-115 0-78 48-107 71-116zM190 24c27 10 71 41 71 116 0 79-48 107-71 115 25-27 30-72 30-115 0-38-4-86-30-115zM138 265c-63 0-71-81-71-125 0-46 8-126 71-126 62 0 69 82 69 126 0 46-8 125-69 125zM111 276c11 3 25 3 27 3 1 0 9 0 20-2 10 25 29 39 48 47 4 2 3 2 4 2 0 1-6 1-12 1-33 0-66-15-87-51z"><text:p/></draw:path><draw:path draw:style-name="gr2345" draw:text-style-name="P120" svg:width="0.041cm" svg:height="0.04cm" svg:x="6.66cm" svg:y="0.286cm" svg:viewBox="0 0 42 41" svg:d="M42 21c0-11-10-21-21-21s-21 10-21 21 10 20 21 20 21-9 21-20z"><text:p/></draw:path><draw:path draw:style-name="gr2346" draw:text-style-name="P120" svg:width="0.172cm" svg:height="0.265cm" svg:x="6.756cm" svg:y="0.059cm" svg:viewBox="0 0 173 266" svg:d="M173 14c0-13-2-14-15-14-48 0-96 0-145 0-5 0-13 0-13 8 0 7 8 7 13 7 48 0 96 0 143 0 0 38 0 74 0 112-46 0-91 0-137 0-7 0-13 0-13 7 0 8 6 8 13 8 46 0 91 0 137 0 0 36 0 73 0 109-47 0-95 0-143 0-5 0-13 0-13 8 0 7 8 7 13 7 49 0 97 0 145 0 13 0 15-1 15-13 0-79 0-159 0-239z"><text:p/></draw:path><draw:path draw:style-name="gr2347" draw:text-style-name="P120" svg:width="0.159cm" svg:height="0.244cm" svg:x="6.965cm" svg:y="0.156cm" svg:viewBox="0 0 160 245" svg:d="M160 4c0-1-2-3-5-3s-20 16-26 27c-8-21-23-28-35-28-47 0-94 57-94 113 0 38 23 62 52 62 16 0 31-9 45-23-3 13-17 66-18 69-3 11-5 12-27 13-6 0-9 0-9 8 1 1 0 3 4 3 14 0 27-1 39-1 13 0 27 1 41 1 1 0 6 0 6-7 0-4-4-4-10-4-18 0-18-3-18-6s1-6 1-9c17-71 36-143 54-215zM53 167c-24 0-25-29-25-36 0-19 11-62 17-77 12-29 32-45 49-45 25 0 30 31 30 34 0 2-22 87-23 88-5 11-27 36-48 36z"><text:p/></draw:path><draw:path draw:style-name="gr2348" draw:text-style-name="P120" svg:width="0.193cm" svg:height="0.222cm" svg:x="7.275cm" svg:y="0.119cm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2349" draw:text-style-name="P120" svg:width="0.274cm" svg:height="0.339cm" svg:x="7.621cm" svg:y="0.056cm" svg:viewBox="0 0 275 340" svg:d="M172 275c55-12 103-54 103-135 0-97-68-140-137-140-72 0-138 45-138 140 0 82 50 121 95 133 17 40 56 67 103 67 20 0 41-3 61-11 7-3 11-3 11-9 0-4-4-7-7-7-1 1-1 0-3 1-11 2-16 2-22 2-36 0-58-22-66-41zM84 25c-23 27-30 72-30 115 0 37 4 86 31 115-28-10-72-40-72-115 0-78 49-107 71-116zM191 24c26 10 71 41 71 116 0 79-49 107-72 115 25-27 30-72 30-115 0-38-4-86-30-115zM138 265c-63 0-71-81-71-125 0-46 9-126 71-126s69 82 69 126c0 46-8 125-69 125zM112 276c10 3 24 3 26 3 1 0 9 0 20-2 10 25 29 39 48 47 4 2 3 2 4 2 0 1-6 1-12 1-33 0-66-15-86-51z"><text:p/></draw:path><draw:path draw:style-name="gr2350" draw:text-style-name="P120" svg:width="0.04cm" svg:height="0.04cm" svg:x="7.943cm" svg:y="0.286cm" svg:viewBox="0 0 41 41" svg:d="M41 21c0-11-10-21-21-21s-20 10-20 21 9 20 20 20 21-9 21-20z"><text:p/></draw:path><draw:path draw:style-name="gr2351" draw:text-style-name="P120" svg:width="0.156cm" svg:height="0.174cm" svg:x="8.027cm" svg:y="0.156cm" svg:viewBox="0 0 157 175" svg:d="M23 149c-1 5-3 14-3 16 0 7 5 10 11 10 4 0 11-3 14-11 1-1 14-54 16-61 3-13 9-39 12-50 2-5 12-23 22-31 3-3 14-13 30-13 10 0 16 4 17 4-12 2-21 11-21 22 0 6 4 13 15 13 10 0 21-8 21-23 0-13-12-25-32-25-25 0-41 20-49 30-3-17-17-30-35-30s-26 15-29 22c-6 13-12 36-12 37 0 5 3 4 4 5 5 0 5 0 7-9 7-27 14-46 29-46 6 0 12 3 12 17 0 9-1 13-7 33-8 30-14 60-22 90z"><text:p/></draw:path><draw:path draw:style-name="gr2352" draw:text-style-name="P120" svg:width="0.256cm" svg:height="0.254cm" svg:x="8.309cm" svg:y="0.102cm" svg:viewBox="0 0 257 255" svg:d="M136 137c37 0 72 0 108 0 6 0 13 0 13-8s-7-8-13-8c-36 0-71 0-108 0 0-36 0-73 0-109 0-4 0-12-7-12-8 0-8 8-8 12 0 36 0 73 0 109-36 0-71 0-108 0-5 0-13 0-13 8s8 8 13 8c37 0 72 0 108 0 0 35 0 71 0 107 0 5 0 11 8 11 7 0 7-6 7-11 0-36 0-72 0-107z"><text:p/></draw:path><draw:path draw:style-name="gr2353" draw:text-style-name="P120" svg:width="0.159cm" svg:height="0.244cm" svg:x="8.69cm" svg:y="0.156cm" svg:viewBox="0 0 160 245" svg:d="M160 4c0-1-2-3-5-3-4 0-20 16-26 27-9-21-23-28-37-28-45 0-92 57-92 113 0 38 23 62 51 62 16 0 32-9 46-23-5 13-17 66-18 69-3 11-6 12-27 13-6 0-10 0-10 8 2 1 0 3 5 3 12 0 27-1 39-1 13 0 27 1 39 1 3 0 8 0 8-7 0-4-4-4-10-4-18 0-18-3-18-6s0-6 1-9c17-71 36-143 54-215zM52 167c-23 0-24-29-24-36 0-19 11-62 17-77 12-29 32-45 47-45 26 0 31 31 31 34 0 2-21 87-22 88-5 11-27 36-49 36z"><text:p/></draw:path><draw:path draw:style-name="gr2354" draw:text-style-name="P120" svg:width="0.255cm" svg:height="0.089cm" svg:x="8.99cm" svg:y="0.186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2355" draw:text-style-name="P120" svg:width="0.192cm" svg:height="0.174cm" svg:x="9.387cm" svg:y="0.156cm" svg:viewBox="0 0 193 175" svg:d="M118 54c2-10 11-45 38-45 2 0 11 0 19 5-10 1-18 11-18 21 0 6 4 13 15 13 8 0 21-6 21-23 0-19-24-25-37-25-22 0-35 21-40 30-9-26-30-30-42-30-40 0-62 51-62 59 0 5 3 5 5 5 3 0 4-1 5-5 13-40 39-50 52-50 6 0 21 3 21 26 0 11-7 38-21 92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2356" draw:text-style-name="P120" svg:width="0.1cm" svg:height="0.461cm" svg:x="9.614cm" svg:y="-0.001cm" svg:viewBox="0 0 101 462" svg:d="M101 232c0-55-10-133-60-198-5-4-29-34-37-34-1 0-4 1-4 4 0 2 1 3 2 4 19 20 44 51 60 113 8 35 13 75 13 110 0 39-5 78-14 116-15 54-38 85-58 107-3 3-2 3-3 4 0 3 3 4 4 4 7 0 28-24 32-29 40-47 65-116 65-201z"><text:p/></draw:path></draw:g></text:p>
          <text:list>
            <text:list-item>
              <text:p text:style-name="P47">(אני מניח את כל הדבר הזה <text:span text:style-name="T56">רק כי אני צריך </text:span>אבל אני אשתמש רק בחצי הימני)</text:p>
            </text:list-item>
            <text:list-item>
              <text:p text:style-name="P46"><text:soft-page-break/>ונוכיח <draw:g text:anchor-type="as-char" svg:y="-0.273cm" draw:z-index="16" draw:style-name="gr1"><svg:title>TexMaths</svg:title><svg:desc>11§display§r \in \Q§svg§600§FALSE§</svg:desc><draw:path draw:style-name="gr2357" draw:text-style-name="P119" svg:width="0.903cm" svg:height="0.299cm" svg:x="0.008cm" svg:y="0.019cm" svg:viewBox="0 0 904 300" svg:d="M0 0c301 0 603 0 904 0 0 100 0 200 0 300-301 0-603 0-904 0 0-100 0-200 0-300z"><text:p/></draw:path><draw:path draw:style-name="gr2358" draw:text-style-name="P120" svg:width="0.156cm" svg:height="0.172cm" svg:x="-0.001cm" svg:y="0.101cm" svg:viewBox="0 0 157 173" svg:d="M23 148c-1 5-3 14-3 16 0 7 5 9 11 9 4 0 11-2 14-10 1-1 14-54 16-60 3-13 9-40 12-50 2-6 12-23 22-32 3-3 14-13 30-13 10 0 16 5 17 5-12 1-21 11-21 21 0 6 4 13 15 13 10 0 21-8 21-23 0-13-12-24-32-24-25 0-41 19-49 30-3-18-17-30-35-30s-26 14-29 22c-6 13-12 36-12 38 0 3 3 2 4 3 5 0 5 0 7-9 7-28 14-46 29-46 6 0 12 3 12 17 0 9-1 14-7 33-8 30-14 60-22 90z"><text:p/></draw:path><draw:path draw:style-name="gr2359" draw:text-style-name="P120" svg:width="0.192cm" svg:height="0.222cm" svg:x="0.313cm" svg:y="0.063cm" svg:viewBox="0 0 193 223" svg:d="M179 120c7 0 14 0 14-8 0-7-7-7-14-7-55 0-109 0-164 0 5-52 50-90 104-90 20 0 39 0 60 0 7 0 14 0 14-7 0-8-7-8-14-8-21 0-40 0-60 0-66 0-119 51-119 112s53 111 119 111c20 0 39 0 60 0 7 0 14 0 14-8s-7-8-14-8c-21 0-40 0-60 0-54 0-99-36-104-87 55 0 109 0 164 0z"><text:p/></draw:path><draw:path draw:style-name="gr2360" draw:text-style-name="P120" svg:width="0.274cm" svg:height="0.339cm" svg:x="0.657cm" svg:y="0cm" svg:viewBox="0 0 275 340" svg:d="M172 275c55-13 103-56 103-135 0-98-68-140-137-140-71 0-138 44-138 139 0 82 50 121 95 133 17 40 56 68 103 68 20 0 41-4 62-11 6-4 10-5 10-10s-4-7-7-7c-1 0-1 0-3 1-11 2-16 2-21 2-37 0-59-22-67-40zM85 24c-24 28-31 73-31 115 0 37 5 85 31 116-27-10-72-41-72-115 0-79 49-108 71-116zM191 24c26 9 71 40 71 115 0 78-49 107-72 116 24-29 30-74 30-115 0-39-4-86-30-116zM138 265c-63 0-70-82-70-125 0-46 8-127 70-127s69 82 69 126c0 45-8 126-69 126zM112 276c11 2 17 2 26 2 2 0 9 0 20-1 10 24 29 38 48 46 4 2 2 1 4 2 0 1-7 1-12 1-32 0-66-15-86-50z"><text:p/></draw:path></draw:g>;</text:p>
            </text:list-item>
            <text:list-item>
              <text:p text:style-name="P48">ידוע ש־<draw:g text:anchor-type="as-char" svg:y="-0.27cm" draw:z-index="15" draw:style-name="gr1"><svg:title>TexMaths</svg:title><svg:desc>11§display§\forall x \in \Q. \exists q \in \Q. r + q = x§svg§600§FALSE§</svg:desc><draw:path draw:style-name="gr2361" draw:text-style-name="P119" svg:width="4.118cm" svg:height="0.305cm" svg:x="0.02cm" svg:y="0.019cm" svg:viewBox="0 0 4119 306" svg:d="M0 0c1373 0 2746 0 4119 0 0 102 0 204 0 306-1373 0-2746 0-4119 0 0-102 0-204 0-306z"><text:p/></draw:path><draw:path draw:style-name="gr2362" draw:text-style-name="P120" svg:width="0.213cm" svg:height="0.274cm" svg:x="0cm" svg:y="0.005cm" svg:viewBox="0 0 214 275" svg:d="M213 14c1-4 1-5 1-6 0-5-2-8-7-8s-7 4-9 9c-11 28-21 56-32 85-40 0-78 0-118 0-11-29-21-57-32-85-2-6-3-9-8-9-4 0-8 3-8 8 1 2 0 1 2 6 32 84 65 169 97 252 1 6 3 9 9 9 5 0 6-4 7-9 33-83 65-168 98-252zM55 109c35 0 69 0 104 0-17 45-34 91-51 137-18-46-35-92-53-137z"><text:p/></draw:path><draw:path draw:style-name="gr2363" draw:text-style-name="P120" svg:width="0.191cm" svg:height="0.173cm" svg:x="0.225cm" svg:y="0.101cm" svg:viewBox="0 0 192 174" svg:d="M119 54c2-10 11-45 37-45 2 0 12 0 20 4-11 2-19 12-19 21 0 7 5 13 15 13 8 0 20-6 20-22 0-19-22-25-35-25-23 0-36 20-40 30-10-27-31-30-42-30-41 0-63 50-63 59 0 4 3 3 4 4 4 0 5 0 6-4 13-41 38-50 52-50 7 0 21 3 21 25 0 12-7 38-21 93-6 23-20 39-37 39-2 0-11 0-19-4 9-2 18-11 18-21 0-11-9-14-14-14-12 0-22 10-22 23 0 17 20 24 36 24 27 0 40-26 41-29 5 15 19 29 42 29 39 0 61-48 61-58 0-5-3-5-4-5-3 0-4 2-4 5-14 41-40 50-52 50-16 0-21-12-21-25 0-9 2-17 7-34 4-18 8-35 13-53z"><text:p/></draw:path><draw:path draw:style-name="gr2364" draw:text-style-name="P120" svg:width="0.191cm" svg:height="0.221cm" svg:x="0.575cm" svg:y="0.064cm" svg:viewBox="0 0 192 222" svg:d="M179 119c7 0 13 0 13-8 0-7-6-7-13-7-55 0-109 0-164 0 5-52 50-89 104-89 20 0 40 0 60 0 7 0 13 0 13-7 0-8-6-8-13-8-20 0-40 0-60 0-66 0-119 50-119 111 0 62 53 111 119 111 20 0 40 0 60 0 7 0 13 0 13-7 0-8-6-8-13-8-20 0-40 0-60 0-54 0-99-36-104-88 55 0 109 0 164 0z"><text:p/></draw:path><draw:path draw:style-name="gr2365" draw:text-style-name="P120" svg:width="0.274cm" svg:height="0.339cm" svg:x="0.921cm" svg:y="0cm" svg:viewBox="0 0 275 340" svg:d="M172 274c55-11 103-54 103-134 0-97-68-140-138-140s-137 44-137 140c0 81 49 120 95 132 17 40 56 68 104 68 19 0 41-4 61-12 6-2 11-4 11-9 0-4-5-6-7-6-1 0-1 0-4 1-11 2-16 2-21 2-37 0-59-22-67-42zM85 24c-25 28-30 73-30 116 0 36 4 85 30 114-27-10-72-40-72-114 0-79 49-108 71-116zM191 24c26 10 71 41 71 116 0 77-49 106-72 114 24-27 31-72 31-114 0-38-5-86-30-116zM137 264c-62 0-69-81-69-124 0-46 8-127 69-127 63 0 70 83 70 127 0 45-8 124-70 124zM112 276c11 3 17 3 25 3 3 0 10 0 21-2 11 25 29 39 49 47 3 1 4 1 4 2-4 0-8 0-12 0-33 0-67-15-87-50z"><text:p/></draw:path><draw:path draw:style-name="gr2366" draw:text-style-name="P120" svg:width="0.04cm" svg:height="0.04cm" svg:x="1.242cm" svg:y="0.23cm" svg:viewBox="0 0 41 41" svg:d="M41 20c0-11-9-20-20-20-12 0-21 8-21 20 0 11 9 21 21 21 11 0 20-9 20-21z"><text:p/></draw:path><draw:path draw:style-name="gr2367" draw:text-style-name="P120" svg:width="0.171cm" svg:height="0.265cm" svg:x="1.337cm" svg:y="0.005cm" svg:viewBox="0 0 172 266" svg:d="M172 13c0-12-2-13-14-13-48 0-96 0-145 0-6 0-13 0-13 8 0 7 7 7 13 7 47 0 96 0 143 0 0 37 0 73 0 111-46 0-91 0-137 0-7 0-14 0-14 7 0 8 7 8 14 8 46 0 91 0 137 0 0 36 0 74 0 110-47 0-96 0-143 0-6 0-13 0-13 8 0 7 7 7 13 7 49 0 97 0 145 0 12 0 14-1 14-14 0-79 0-160 0-239z"><text:p/></draw:path><draw:path draw:style-name="gr2368" draw:text-style-name="P120" svg:width="0.157cm" svg:height="0.243cm" svg:x="1.546cm" svg:y="0.101cm" svg:viewBox="0 0 158 244" svg:d="M158 4c0-2-1-4-3-4-4 0-20 15-26 26-9-19-25-26-37-26-45 0-92 57-92 113 0 38 22 61 51 61 16 0 31-9 45-22-4 13-16 64-17 68-3 10-6 12-28 12-5 0-9 0-9 8 2 2 0 4 5 4 12 0 26-1 39-1s26 1 39 1c3 0 7 0 7-7 0-5-3-5-10-5-19 0-19-2-19-5s1-6 3-9c17-70 35-142 52-214zM52 166c-23 0-26-29-26-36 0-19 12-61 19-77 12-29 32-44 47-44 26 0 31 31 31 33 0 3-21 87-22 89-6 11-27 35-49 35z"><text:p/></draw:path><draw:path draw:style-name="gr2369" draw:text-style-name="P120" svg:width="0.191cm" svg:height="0.221cm" svg:x="1.856cm" svg:y="0.064cm" svg:viewBox="0 0 192 222" svg:d="M179 119c7 0 13 0 13-8 0-7-6-7-13-7-55 0-109 0-164 0 5-52 50-89 104-89 20 0 40 0 60 0 7 0 13 0 13-7 0-8-6-8-13-8-20 0-40 0-60 0-67 0-119 50-119 111 0 62 52 111 119 111 20 0 40 0 60 0 7 0 13 0 13-7 0-8-6-8-13-8-20 0-40 0-60 0-54 0-99-36-104-88 55 0 109 0 164 0z"><text:p/></draw:path><draw:path draw:style-name="gr2370" draw:text-style-name="P120" svg:width="0.274cm" svg:height="0.339cm" svg:x="2.201cm" svg:y="0cm" svg:viewBox="0 0 275 340" svg:d="M172 274c55-11 103-54 103-134 0-97-68-140-138-140s-137 44-137 140c0 81 49 120 95 132 17 40 56 68 104 68 19 0 40-4 61-12 6-2 11-4 11-9 0-4-5-6-7-6-1 0-1 0-4 1-11 2-16 2-21 2-37 0-59-22-67-42zM85 24c-25 28-31 73-31 116 0 36 5 85 31 114-27-10-72-40-72-114 0-79 49-108 71-116zM191 24c26 10 71 41 71 116 0 77-49 106-72 114 24-27 31-72 31-114 0-38-5-86-30-116zM137 264c-62 0-69-81-69-124 0-46 8-127 69-127 63 0 70 83 70 127 0 45-8 124-70 124zM112 276c11 3 17 3 25 3 3 0 10 0 21-2 10 25 29 39 49 47 3 1 3 1 3 2-3 0-7 0-11 0-33 0-67-15-87-50z"><text:p/></draw:path><draw:path draw:style-name="gr2371" draw:text-style-name="P120" svg:width="0.04cm" svg:height="0.04cm" svg:x="2.522cm" svg:y="0.23cm" svg:viewBox="0 0 41 41" svg:d="M41 20c0-11-10-20-21-20-12 0-20 8-20 20 0 11 8 21 20 21 11 0 21-9 21-21z"><text:p/></draw:path><draw:path draw:style-name="gr2372" draw:text-style-name="P120" svg:width="0.156cm" svg:height="0.173cm" svg:x="2.607cm" svg:y="0.101cm" svg:viewBox="0 0 157 174" svg:d="M23 148c-1 6-3 15-3 16 0 8 5 10 11 10 4 0 12-2 14-10 1-1 14-54 15-60 4-14 10-41 13-51 2-6 13-23 22-32 3-2 14-12 30-12 10 0 11 3 17 4-12 2-20 11-20 21 0 7 3 13 14 13 10 0 21-8 21-22s-12-25-32-25c-25 0-41 19-49 30-3-18-17-30-35-30s-26 15-29 22c-7 13-12 36-12 37 0 4 4 4 5 4 4 0 4 0 7-9 7-28 14-45 28-45 6 0 12 2 12 17 0 8-1 13-6 32-8 30-15 60-23 90z"><text:p/></draw:path><draw:path draw:style-name="gr2373" draw:text-style-name="P120" svg:width="0.256cm" svg:height="0.256cm" svg:x="2.888cm" svg:y="0.046cm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2374" draw:text-style-name="P120" svg:width="0.158cm" svg:height="0.243cm" svg:x="3.269cm" svg:y="0.101cm" svg:viewBox="0 0 159 244" svg:d="M159 4c0-2-1-4-4-4-4 0-20 15-26 26-8-19-23-26-36-26-46 0-93 57-93 113 0 38 23 61 51 61 16 0 31-9 46-22-4 13-17 64-18 68-3 10-6 12-27 12-6 0-9 0-9 8 1 2 0 4 4 4 12 0 27-1 39-1 13 0 27 1 40 1 2 0 7 0 7-7 0-5-4-5-10-5-19 0-19-2-19-5s2-6 2-9c17-70 36-142 53-214zM52 166c-23 0-25-29-25-36 0-19 11-61 18-77 12-29 32-44 48-44 25 0 30 31 30 33 0 3-21 87-22 89-5 11-27 35-49 35z"><text:p/></draw:path><draw:path draw:style-name="gr2375" draw:text-style-name="P120" svg:width="0.255cm" svg:height="0.089cm" svg:x="3.569cm" svg:y="0.13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376" draw:text-style-name="P120" svg:width="0.191cm" svg:height="0.173cm" svg:x="3.966cm" svg:y="0.101cm" svg:viewBox="0 0 192 174" svg:d="M118 54c2-10 11-45 38-45 2 0 11 0 20 4-11 2-19 12-19 21 0 7 5 13 15 13 8 0 20-6 20-22 0-19-23-25-36-25-22 0-35 20-41 30-8-27-29-30-41-30-40 0-62 50-62 59 0 4 3 4 4 4 4 0 5 0 6-4 13-41 38-50 52-50 6 0 21 3 21 25 0 12-7 38-21 93-7 23-20 39-38 39-2 0-11 0-18-4 9-2 17-11 17-21 0-11-8-14-14-14-11 0-21 10-21 23 0 17 20 24 36 24 26 0 40-26 41-29 4 15 19 29 42 29 39 0 61-48 61-58 0-5-3-5-4-5-3 0-4 2-6 5-12 41-38 50-50 50-16 0-22-12-22-25 0-9 2-17 6-34 5-18 9-35 14-53z"><text:p/></draw:path></draw:g>. נחסר את המשוואה בפנים ב־<draw:g text:anchor-type="as-char" svg:y="-0.168cm" draw:z-index="14" draw:style-name="gr1"><svg:title>TexMaths</svg:title><svg:desc>11§display§q§svg§600§FALSE§</svg:desc><draw:path draw:style-name="gr2377" draw:text-style-name="P119" svg:width="0.132cm" svg:height="0.203cm" svg:x="0.004cm" svg:y="0.018cm" svg:viewBox="0 0 133 204" svg:d="M67 204c-23 0-45 0-67 0 0-68 0-136 0-204 44 0 89 0 133 0 0 68 0 136 0 204-22 0-44 0-66 0z"><text:p/></draw:path><draw:path draw:style-name="gr2378" draw:text-style-name="P120" svg:width="0.156cm" svg:height="0.242cm" svg:x="-0.001cm" svg:y="0cm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, ומכאן נקבל ש־<draw:g text:anchor-type="as-char" svg:y="-0.182cm" draw:z-index="13" draw:style-name="gr1"><svg:title>TexMaths</svg:title><svg:desc>11§display§r = q - x§svg§600§FALSE§</svg:desc><draw:path draw:style-name="gr2379" draw:text-style-name="P119" svg:width="1.522cm" svg:height="0.203cm" svg:x="0.008cm" svg:y="0.018cm" svg:viewBox="0 0 1523 204" svg:d="M762 204c-254 0-508 0-762 0 0-68 0-136 0-204 507 0 1015 0 1523 0 0 68 0 136 0 204-253 0-508 0-761 0z"><text:p/></draw:path><draw:path draw:style-name="gr2380" draw:text-style-name="P120" svg:width="0.156cm" svg:height="0.172cm" svg:x="-0.001cm" svg:y="-0.001cm" svg:viewBox="0 0 157 173" svg:d="M23 146c-1 6-3 15-3 16 0 8 5 11 11 11 4 0 12-3 14-11 1-1 14-52 16-59 3-13 9-39 12-50 2-5 13-23 22-32 3-2 14-12 30-12 10 0 11 3 17 4-12 2-20 11-20 21 0 7 3 14 14 14 10 0 21-9 21-23 0-13-12-25-32-25-25 0-41 19-49 30-3-18-17-30-35-30s-26 15-29 22c-6 13-12 36-12 37 0 5 4 5 6 5 3 0 3-2 6-9 7-28 14-46 28-46 6 0 12 3 12 17 0 8-1 12-6 32-7 30-15 59-23 88z"><text:p/></draw:path><draw:path draw:style-name="gr2381" draw:text-style-name="P120" svg:width="0.255cm" svg:height="0.089cm" svg:x="0.303cm" svg:y="0.027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382" draw:text-style-name="P120" svg:width="0.159cm" svg:height="0.242cm" svg:x="0.704cm" svg:y="-0.001cm" svg:viewBox="0 0 160 243" svg:d="M160 4c0-1-2-3-5-3-4 0-20 15-26 26-8-20-23-27-35-27-47 0-94 57-94 113 0 36 23 60 51 60 16 0 32-10 46-23-3 13-17 65-18 68-3 11-6 13-27 13-6 0-9 0-9 8 1 1 0 4 4 4 12 0 27-1 39-1 13 0 27 1 39 1 3 0 8 0 8-7 0-5-4-5-10-5-18 0-18-2-18-6 0-3 0-5 1-8 17-71 36-141 54-213zM52 164c-23 0-24-28-24-35 0-18 11-60 17-76 12-28 32-44 49-44 24 0 29 30 29 34 0 2-21 85-22 87-5 10-27 34-49 34z"><text:p/></draw:path><draw:path draw:style-name="gr2383" draw:text-style-name="P120" svg:width="0.234cm" svg:height="0.014cm" svg:x="0.993cm" svg:y="0.064cm" svg:viewBox="0 0 235 15" svg:d="M222 15c7 0 13 0 13-7 0-8-6-8-13-8-69 0-139 0-209 0-6 0-13 0-13 8 0 7 7 7 13 7 70 0 140 0 209 0z"><text:p/></draw:path><draw:path draw:style-name="gr2384" draw:text-style-name="P120" svg:width="0.192cm" svg:height="0.172cm" svg:x="1.358cm" svg:y="-0.001cm" svg:viewBox="0 0 193 173" svg:d="M118 54c2-10 11-45 38-45 2 0 11 0 19 4-11 2-19 12-19 21 0 7 5 14 16 14 8 0 21-7 21-23 0-20-24-25-37-25-22 0-36 21-40 30-10-26-31-30-42-30-40 0-62 49-62 59 0 5 3 5 5 5 3 0 4-2 5-5 12-40 39-50 52-50 6 0 21 3 21 25 0 12-7 38-21 92-7 22-20 38-38 38-2 0-11 0-18-4 8-2 17-11 17-21s-9-13-14-13c-11 0-21 10-21 22 0 17 19 25 36 25 26 0 40-27 41-29 4 14 19 29 42 29 39 0 61-48 61-58 0-4-3-4-4-4-3 0-4 2-5 4-13 41-39 49-52 49-14 0-21-12-21-25 0-7 2-15 7-33 4-17 8-35 13-52z"><text:p/></draw:path></draw:g>. מכיוון שידוע <draw:g text:anchor-type="as-char" svg:y="-0.273cm" draw:z-index="12" draw:style-name="gr1"><svg:title>TexMaths</svg:title><svg:desc>11§display§x \in \Q§svg§600§FALSE§</svg:desc><draw:path draw:style-name="gr2385" draw:text-style-name="P119" svg:width="0.939cm" svg:height="0.299cm" svg:x="0.008cm" svg:y="0.019cm" svg:viewBox="0 0 940 300" svg:d="M0 0c314 0 626 0 940 0 0 100 0 200 0 300-314 0-626 0-940 0 0-100 0-200 0-300z"><text:p/></draw:path><draw:path draw:style-name="gr2386" draw:text-style-name="P120" svg:width="0.192cm" svg:height="0.172cm" svg:x="-0.001cm" svg:y="0.101cm" svg:viewBox="0 0 193 173" svg:d="M118 54c2-10 11-46 38-46 2 0 11 0 20 5-11 2-19 11-19 21 0 6 5 13 15 13 8 0 21-6 21-22 0-19-24-25-37-25-22 0-35 20-40 29-9-26-30-29-41-29-41 0-63 50-63 60 0 3 3 2 5 3 3 0 4-1 5-5 13-40 39-50 52-50 7 0 21 4 21 26 0 12-7 38-21 92-7 24-20 41-37 41-3 0-12 0-19-6 10-2 17-10 17-21 0-10-7-13-14-13-11 0-21 10-21 22 0 18 20 24 36 24 26 0 40-25 41-27 4 14 19 27 42 27 39 0 61-48 61-58 0-4-3-4-4-4-3 0-4 1-5 5-13 41-39 51-51 51-15 0-22-14-22-27 0-8 2-16 7-33 4-18 8-35 13-53z"><text:p/></draw:path><draw:path draw:style-name="gr2387" draw:text-style-name="P120" svg:width="0.193cm" svg:height="0.222cm" svg:x="0.348cm" svg:y="0.063cm" svg:viewBox="0 0 194 223" svg:d="M179 120c7 0 15 0 15-8 0-7-8-7-15-7-54 0-109 0-162 0 4-52 48-90 103-90 20 0 40 0 59 0 7 0 15 0 15-7 0-8-8-8-15-8-19 0-40 0-60 0-66 0-119 51-119 112s53 111 119 111c20 0 41 0 60 0 7 0 15 0 15-8s-8-8-15-8c-19 0-39 0-59 0-55 0-99-36-103-87 53 0 108 0 162 0z"><text:p/></draw:path><draw:path draw:style-name="gr2388" draw:text-style-name="P120" svg:width="0.274cm" svg:height="0.339cm" svg:x="0.692cm" svg:y="0cm" svg:viewBox="0 0 275 340" svg:d="M172 275c55-13 103-56 103-135 0-98-68-140-137-140-71 0-138 44-138 139 0 82 50 121 95 133 17 40 56 68 104 68 19 0 40-4 61-11 6-4 10-5 10-10s-4-7-7-7c-1 0-1 0-3 1-11 2-16 2-21 2-37 0-59-22-67-40zM85 24c-24 28-30 73-30 115 0 37 4 85 30 116-27-10-72-41-72-115 0-79 49-108 71-116zM191 24c26 9 71 40 71 115 0 78-49 107-72 116 25-29 31-74 31-115 0-39-5-86-31-116zM138 265c-63 0-70-82-70-125 0-46 8-127 70-127s69 82 69 126c0 45-8 126-69 126zM112 276c11 2 17 2 26 2 2 0 9 0 20-1 10 24 29 38 49 46 3 2 2 1 3 2 0 1-6 1-11 1-33 0-67-15-87-50z"><text:p/></draw:path></draw:g><text:s/>וגם <text:s/>ומשום <text:span text:style-name="T58">שחיסור </text:span>רציונלים הוא רציונלי (כמו שהוכחתי בסעיף הקודם), <text:span text:style-name="T58">אזי </text:span></text:p>
            </text:list-item>
          </text:list>
        </text:list-item>
        <text:list-item>
          <text:p text:style-name="P36"><text:span text:style-name="T1">מש"ל</text:span> <draw:g text:anchor-type="as-char" svg:y="-0.265cm" draw:z-index="57" draw:style-name="gr1"><svg:title>TexMaths</svg:title><svg:desc>11§display§\blacksquare§svg§600§FALSE§</svg:desc><draw:path draw:style-name="gr1812" draw:text-style-name="P119" svg:width="0.236cm" svg:height="0.224cm" svg:x="-0.001cm" svg:y="0.018cm" svg:viewBox="0 0 237 225" svg:d="M120 225c-41 0-80 0-120 0 0-75 0-150 0-225 79 0 158 0 237 0 0 75 0 150 0 225-39 0-79 0-117 0z"><text:p/></draw:path><draw:path draw:style-name="gr1813" draw:text-style-name="P120" svg:width="0.254cm" svg:height="0.264cm" svg:x="0.001cm" svg:y="0cm" svg:viewBox="0 0 255 265" svg:d="M255 13c0-11-1-13-13-13-76 0-153 0-229 0-12 0-13 1-13 13 0 80 0 158 0 237 0 12 1 15 13 15 76 0 152 0 228 0 13 0 14-1 14-14 0-79 0-158 0-238z"><text:p/></draw:path></draw:g><text:s/></text:p>
        </text:list-item>
      </text:list>
      <text:h text:style-name="P7" text:outline-level="2">9. הוכחה נוספת</text:h>
      <text:list xml:id="list714297028" text:style-name="L19">
        <text:list-item>
          <text:p text:style-name="P109">צ.ל. <text:span text:style-name="T38">(לפי עקרון ההפרדה, הגדרת הכלה והגדרת קטע)</text:span>:</text:p>
          <text:p text:style-name="P26"><draw:g text:anchor-type="as-char" svg:y="-0.483cm" draw:z-index="76" draw:style-name="gr1"><svg:title>TexMaths</svg:title><svg:desc>11§latex§\begin{alignat*}{3}
    &amp;&amp;\forall a, b, c, d \in \R. a &lt; b &lt; c &lt; d &amp;\rightarrow \exists \vepsi &gt; 0. [b-\vepsi, c + \vepsi] \subseteq (a, b) \\
    &amp;\iff &amp;\forall a, b, c, d \in \R. a &lt; b &lt; c &lt; d &amp;\rightarrow \exists \vepsi_1, \vepsi_2 &gt; 0. 
       [b - \vepsi_1, c + \vepsi_2] \subseteq (a, b) \land \vepsi_1 = \vepsi_2
\end{alignat}§svg§600§FALSE§</svg:desc><draw:path draw:style-name="gr1506" draw:text-style-name="P119" svg:width="13.245cm" svg:height="0.925cm" svg:x="-0.001cm" svg:y="0.02cm" svg:viewBox="0 0 13246 926" svg:d="M0 0c4416 0 8830 0 13246 0 0 308 0 617 0 926-4416 0-8830 0-13246 0 0-309 0-618 0-926z"><text:p/></draw:path><draw:path draw:style-name="gr1507" draw:text-style-name="P120" svg:width="0.214cm" svg:height="0.275cm" svg:x="0.796cm" svg:y="0.022cm" svg:viewBox="0 0 215 276" svg:d="M213 14c2-4 2-5 2-6 0-5-4-8-8-8-5 0-7 4-9 9-11 28-21 56-32 85-39 0-78 0-118 0-11-29-20-57-31-85-3-6-5-9-9-9-5 0-8 3-8 8 1 2 0 1 2 6 32 85 64 169 96 253 2 6 4 9 10 9 4 0 6-4 8-7 33-85 64-170 97-255zM55 109c35 0 69 0 105 0-18 46-35 91-52 138-18-47-35-92-53-138z"><text:p/></draw:path><draw:path draw:style-name="gr1508" draw:text-style-name="P120" svg:width="0.176cm" svg:height="0.174cm" svg:x="1.026cm" svg:y="0.119cm" svg:viewBox="0 0 177 175" svg:d="M129 25c-7-14-18-25-35-25-46 0-94 57-94 113 0 37 21 62 52 62 7 0 27-1 50-29 3 17 17 29 36 29 13 0 22-9 28-21 7-14 11-37 11-38 0-4-3-4-4-4-5 0-5 1-6 7-6 25-13 48-29 48-10 0-11-11-11-18 0-8 0-11 4-29 4-15 5-20 9-34 4-18 10-36 14-54 2-11 2-12 2-13 0-7-4-11-11-11-9 0-15 9-16 17zM103 125c-1 7-1 8-7 15-17 21-33 27-43 27-20 0-25-22-25-36 0-20 12-67 20-85 13-23 30-37 46-37 25 0 30 32 30 34s-1 4-1 7c-6 25-13 50-20 75z"><text:p/></draw:path><draw:path draw:style-name="gr1509" draw:text-style-name="P120" svg:width="0.044cm" svg:height="0.115cm" svg:x="1.248cm" svg:y="0.249cm" svg:viewBox="0 0 45 116" svg:d="M45 41c0-26-10-41-24-41-13 0-21 10-21 21 0 10 8 20 21 20 4 0 10-1 13-5 1-1 1-1 2-1 0 2 0 0 0 6 0 28-13 51-25 65-4 4-4 4-4 5 0 3 1 5 3 5 4 0 35-30 35-75z"><text:p/></draw:path><draw:path draw:style-name="gr1510" draw:text-style-name="P120" svg:width="0.141cm" svg:height="0.271cm" svg:x="1.405cm" svg:y="0.022cm" svg:viewBox="0 0 142 272" svg:d="M74 4c0-1 0-4-6-4-9 0-36 2-46 3-3 1-8 1-8 8 0 4 4 4 9 4 19 0 20 4 20 7s-3 17-6 24c-11 42-20 85-31 127-5 19-6 25-6 38 0 37 20 61 48 61 47 0 94-57 94-114 0-35-21-61-52-61-17 0-33 11-45 23 10-39 19-77 29-116zM37 150c3-8 3-9 6-14 20-25 36-30 46-30 14 0 25 11 25 36 0 23-13 67-19 81-14 27-31 41-47 41-13 0-25-11-25-39 0-8 0-15 6-39 3-12 5-24 8-36z"><text:p/></draw:path><draw:path draw:style-name="gr1511" draw:text-style-name="P120" svg:width="0.044cm" svg:height="0.115cm" svg:x="1.585cm" svg:y="0.249cm" svg:viewBox="0 0 45 116" svg:d="M45 41c0-26-10-41-24-41-13 0-21 10-21 21 0 10 8 20 21 20 4 0 10-1 13-5 1-1 1-1 2-1 0 2 0 0 0 6 0 28-13 51-25 65-4 4-4 4-4 5 0 3 1 5 3 5 4 0 35-30 35-75z"><text:p/></draw:path><draw:path draw:style-name="gr1512" draw:text-style-name="P120" svg:width="0.15cm" svg:height="0.174cm" svg:x="1.739cm" svg:y="0.119cm" svg:viewBox="0 0 151 175" svg:d="M138 24c-6 0-11 0-17 6-7 5-8 12-8 15 0 9 8 13 15 13 12 0 22-10 22-25 0-19-18-33-45-33-53 0-105 55-105 110 0 35 23 65 63 65 56 0 88-41 88-45 0-2-2-6-5-6-2 0-3 1-5 5-30 38-73 38-77 38-24 0-35-20-35-43 0-15 7-52 21-77 12-22 34-38 55-38 13 0 27 4 33 15z"><text:p/></draw:path><draw:path draw:style-name="gr1513" draw:text-style-name="P120" svg:width="0.044cm" svg:height="0.115cm" svg:x="1.924cm" svg:y="0.249cm" svg:viewBox="0 0 45 116" svg:d="M45 41c0-26-9-41-24-41-13 0-21 10-21 21 0 10 8 20 21 20 4 0 10-1 13-5 1-1 1-1 2-1 0 2 1 0 1 6 0 28-14 51-26 65-4 4-4 4-4 5 0 3 2 5 3 5 4 0 35-30 35-75z"><text:p/></draw:path><draw:path draw:style-name="gr1514" draw:text-style-name="P120" svg:width="0.184cm" svg:height="0.271cm" svg:x="2.078cm" svg:y="0.022cm" svg:viewBox="0 0 185 272" svg:d="M185 4c0-1 0-4-6-4-5 0-43 3-49 4-2 0-5 3-5 7s4 4 9 4c19 0 20 4 20 7-1 2-1 6-2 8-8 31-16 61-23 92-7-14-18-25-35-25-46 0-94 57-94 113 0 37 22 62 52 62 7 0 27-1 50-29 4 17 17 29 36 29 13 0 22-9 28-21 7-14 11-37 11-39 0-3-3-3-4-3-4 0-5 1-6 7-6 25-13 48-29 48-10 0-11-11-11-19s1-12 2-17c18-75 37-149 56-224zM105 222c-3 7-3 8-8 15-18 21-33 27-44 27-20 0-25-22-25-36 0-20 13-67 22-85 12-23 28-37 44-37 25 0 30 32 30 34s-1 4-1 6c-6 26-12 51-18 76z"><text:p/></draw:path><draw:path draw:style-name="gr1515" draw:text-style-name="P120" svg:width="0.193cm" svg:height="0.222cm" svg:x="2.404cm" svg:y="0.081cm" svg:viewBox="0 0 194 223" svg:d="M179 120c7 0 15 0 15-8 0-7-8-7-15-7-55 0-109 0-164 0 6-52 50-90 105-90 20 0 40 0 59 0 7 0 15 0 15-7 0-8-8-8-15-8-19 0-40 0-60 0-66 0-119 50-119 112s53 111 119 111c20 0 41 0 60 0 7 0 15 0 15-7 0-8-8-8-15-8-19 0-39 0-59 0-55 0-99-36-105-88 55 0 109 0 164 0z"><text:p/></draw:path><draw:path draw:style-name="gr1516" draw:text-style-name="P120" svg:width="0.265cm" svg:height="0.263cm" svg:x="2.743cm" svg:y="0.026cm" svg:viewBox="0 0 266 264" svg:d="M98 143c4 0 10 0 14 0 19 30 39 60 57 90 5 6 14 21 18 27 3 4 4 4 13 4 18 0 35 0 53 0 8 0 13 0 13-6 0-4-2-6-5-7-15-3-34-29-43-41-3-4-22-30-49-71 36-6 69-21 69-66 0-54-58-73-103-73-40 0-81 0-122 0-6 0-13 0-13 7 0 6 8 6 11 6 22 0 24 4 24 22 0 65 0 129 0 194 0 20-2 22-24 22-3 0-11 0-11 7 0 6 7 6 13 6 35 0 72 0 107 0 7 0 12 0 12-6 0-7-7-7-11-7-22 0-23-3-23-22 0-29 0-57 0-86zM173 124c11-14 12-35 12-51 0-19-2-40-16-55 17 3 54 15 54 55 0 24-11 44-50 51zM98 34c0-8 0-21 24-21 33 0 49 13 49 60 0 49-13 57-73 57 0-32 0-64 0-96zM45 251c3-7 3-18 3-21 0-66 0-131 0-196 0-3 0-14-3-21 14 0 30 0 44 0-4 7-4 15-4 20 0 66 0 131 0 197 0 3 0 14 2 21-14 0-28 0-42 0zM128 143c2 0 4-1 7-1 6 0 15 0 20-1 6 9 47 78 79 110-12 0-25 0-37 0-23-36-46-73-69-108z"><text:p/></draw:path><draw:path draw:style-name="gr1517" draw:text-style-name="P120" svg:width="0.04cm" svg:height="0.04cm" svg:x="3.05cm" svg:y="0.249cm" svg:viewBox="0 0 41 41" svg:d="M41 21c0-11-10-21-21-21-12 0-20 10-20 21s8 20 20 20c11 0 21-9 21-20z"><text:p/></draw:path><draw:path draw:style-name="gr1518" draw:text-style-name="P120" svg:width="0.176cm" svg:height="0.174cm" svg:x="3.139cm" svg:y="0.119cm" svg:viewBox="0 0 177 175" svg:d="M129 25c-7-14-18-25-35-25-46 0-94 57-94 113 0 37 22 62 52 62 7 0 27-1 50-29 3 17 17 29 36 29 13 0 22-9 28-21 7-14 11-37 11-38 0-4-3-4-4-4-5 0-5 1-6 7-6 25-13 48-29 48-10 0-11-11-11-18 0-8 0-11 4-29 4-15 5-20 9-34 4-18 10-36 14-54 2-11 2-12 2-13 0-7-4-11-11-11-9 0-15 9-16 17zM103 125c-1 7-1 8-7 15-17 21-33 27-43 27-20 0-25-22-25-36 0-20 12-67 20-85 13-23 30-37 46-37 25 0 30 32 30 34s-1 4-1 7c-6 25-13 50-20 75z"><text:p/></draw:path><draw:path draw:style-name="gr1519" draw:text-style-name="P120" svg:width="0.234cm" svg:height="0.222cm" svg:x="3.468cm" svg:y="0.081cm" svg:viewBox="0 0 235 223" svg:d="M229 17c4-4 6-5 6-9 0-5-3-8-7-8-1 0-1 0-7 2-71 34-143 67-214 101-4 3-7 4-7 9s3 7 7 8c71 34 143 67 214 101 6 2 6 2 7 2 4 0 7-4 7-7 0-5-2-6-6-8-68-32-135-64-204-96 69-32 136-64 204-95z"><text:p/></draw:path><draw:path draw:style-name="gr1520" draw:text-style-name="P120" svg:width="0.141cm" svg:height="0.271cm" svg:x="3.861cm" svg:y="0.022cm" svg:viewBox="0 0 142 272" svg:d="M74 4c0-1 0-4-5-4-8 0-37 2-47 3-3 1-8 1-8 8 0 4 4 4 10 4 19 0 19 4 19 7s-3 17-6 24c-9 42-20 85-30 127-6 19-7 25-7 38 0 37 21 61 50 61 45 0 92-57 92-114 0-35-20-61-51-61-18 0-34 11-46 23 10-39 19-77 29-116zM37 150c4-8 4-9 7-14 19-25 36-30 46-30 15 0 24 11 24 36 0 23-13 67-19 81-14 27-31 41-45 41s-27-11-27-39c0-8 0-15 7-39 2-12 5-24 7-36z"><text:p/></draw:path><draw:path draw:style-name="gr1521" draw:text-style-name="P120" svg:width="0.236cm" svg:height="0.222cm" svg:x="4.149cm" svg:y="0.081cm" svg:viewBox="0 0 237 223" svg:d="M229 17c4-4 8-5 8-9 0-5-4-8-8-8-1 0-2 0-8 2-71 34-142 67-213 101-5 3-8 4-8 9s3 7 8 8c71 34 142 67 213 101 6 2 7 2 8 2 4 0 8-4 8-7 0-5-4-6-8-8-67-32-135-64-203-96 68-32 136-64 203-95z"><text:p/></draw:path><draw:path draw:style-name="gr1522" draw:text-style-name="P120" svg:width="0.15cm" svg:height="0.174cm" svg:x="4.54cm" svg:y="0.119cm" svg:viewBox="0 0 151 175" svg:d="M138 24c-7 0-13 0-17 6-7 5-8 12-8 15 0 9 8 13 15 13 11 0 22-10 22-25 0-19-19-33-47-33-51 0-103 55-103 110 0 35 23 65 63 65 55 0 88-41 88-45 0-2-2-6-5-6-2 0-3 1-5 5-31 38-73 38-77 38-24 0-35-20-35-43 0-15 7-52 21-77 12-22 33-38 55-38 13 0 27 4 33 15z"><text:p/></draw:path><draw:path draw:style-name="gr1523" draw:text-style-name="P120" svg:width="0.234cm" svg:height="0.222cm" svg:x="4.832cm" svg:y="0.081cm" svg:viewBox="0 0 235 223" svg:d="M229 17c4-4 6-5 6-9 0-5-3-8-7-8-1 0-1 0-7 2-71 34-143 67-214 101-4 3-7 4-7 9s3 7 7 8c71 34 143 67 214 101 6 2 6 2 7 2 4 0 7-4 7-7 0-5-2-6-6-8-68-32-135-64-204-96 69-32 136-64 204-95z"><text:p/></draw:path><draw:path draw:style-name="gr1524" draw:text-style-name="P120" svg:width="0.183cm" svg:height="0.271cm" svg:x="5.223cm" svg:y="0.022cm" svg:viewBox="0 0 184 272" svg:d="M184 4c0-1 0-4-6-4-5 0-42 3-48 4-3 0-6 3-6 7s4 4 9 4c19 0 20 4 20 7 0 2-1 6-1 8-8 31-16 61-23 92-8-14-19-25-37-25-45 0-92 57-92 113 0 37 21 62 51 62 7 0 27-1 50-29 4 17 17 29 35 29 14 0 22-9 29-21 7-14 11-37 11-39 0-3-3-3-4-3-4 0-5 1-6 7-6 25-13 48-28 48-11 0-13-11-13-19s2-12 3-17c18-75 37-149 56-224zM103 222c-2 7-2 8-7 15-18 21-33 27-44 27-20 0-26-22-26-36 0-20 14-67 22-85 13-23 30-37 46-37 24 0 29 32 29 34s0 4-1 6c-6 26-12 51-19 76z"><text:p/></draw:path><draw:path draw:style-name="gr1525" draw:text-style-name="P120" svg:width="0.342cm" svg:height="0.2cm" svg:x="5.537cm" svg:y="0.093cm" svg:viewBox="0 0 343 201" svg:d="M301 109c-20 15-31 32-35 36-16 28-13 34-20 52 0 4 5 4 8 4 7 0 7 0 9-7 9-38 31-71 75-88 4-1 5-3 5-5 0-3-1-3-2-4-18-7-64-27-79-91-1-5-1-6-8-6-3 0-8 0-8 4 0 2 4 26 20 52 8 11 19 24 35 38-95 0-191 0-287 0-6 0-14 0-14 7 0 8 8 8 14 8 96 0 192 0 287 0z"><text:p/></draw:path><draw:path draw:style-name="gr1526" draw:text-style-name="P120" svg:width="0.172cm" svg:height="0.266cm" svg:x="6.031cm" svg:y="0.022cm" svg:viewBox="0 0 173 267" svg:d="M173 13c0-12-1-13-15-13-48 0-95 0-144 0-6 0-14 0-14 8 0 7 8 7 14 7 48 0 96 0 143 0 0 38 0 74 0 112-46 0-91 0-137 0-7 0-14 0-14 7 0 8 7 8 14 8 46 0 91 0 137 0 0 36 0 73 0 110-47 0-95 0-143 0-6 0-14 0-14 8 0 7 8 7 14 7 49 0 96 0 144 0 14 0 15-1 15-13 0-80 0-160 0-241z"><text:p/></draw:path><draw:path draw:style-name="gr1527" draw:text-style-name="P120" svg:width="0.155cm" svg:height="0.183cm" svg:x="6.234cm" svg:y="0.115cm" svg:viewBox="0 0 156 184" svg:d="M45 88c12 6 24 6 33 6 10 0 31 0 31-13 0-9-13-11-28-11-8 0-22 2-36 8-9-4-15-12-15-22 0-24 38-38 72-38 7 0 20 0 36 11 4 3 5 4 8 4 5 0 10-5 10-11 0-7-23-22-49-22-45 0-87 26-87 56 0 17 14 25 15 27-22 13-35 35-35 52 0 26 22 49 64 49 50 0 72-34 72-40 0-2-2-4-4-4s-3 2-4 3c-6 9-15 23-61 23-24 0-56-5-56-33 0-13 10-34 34-45zM57 83c9-4 18-4 24-4 10 0 11 0 18 2-5 4-7 4-21 4-9 0-13 0-21-2z"><text:p/></draw:path><draw:path draw:style-name="gr1528" draw:text-style-name="P120" svg:width="0.236cm" svg:height="0.222cm" svg:x="6.545cm" svg:y="0.081cm" svg:viewBox="0 0 237 223" svg:d="M229 120c4-1 8-3 8-8s-4-6-8-9c-72-34-143-67-215-101-4-2-5-2-6-2-5 0-8 3-8 8 0 3 2 5 8 9 67 31 135 63 202 95-67 32-135 64-202 96-6 2-8 4-8 8s3 7 8 7c1 0 2 0 6-2 72-34 143-67 215-101z"><text:p/></draw:path><draw:path draw:style-name="gr1529" draw:text-style-name="P120" svg:width="0.162cm" svg:height="0.264cm" svg:x="6.934cm" svg:y="0.034cm" svg:viewBox="0 0 163 265" svg:d="M163 133c0-31-1-61-16-90-17-37-49-43-64-43-25 0-52 10-69 45-12 28-14 57-14 88 0 29 2 64 18 94 16 31 45 38 63 38 21 0 51-7 68-45 13-26 14-56 14-87zM81 256c-15 0-37-8-45-46-3-23-3-58-3-81 0-26 0-51 2-72 8-46 37-49 46-49 14 0 39 7 47 45 3 22 3 52 3 76 0 28 0 55-4 80-6 36-28 47-46 47z"><text:p/></draw:path><draw:path draw:style-name="gr1530" draw:text-style-name="P120" svg:width="0.04cm" svg:height="0.04cm" svg:x="7.146cm" svg:y="0.249cm" svg:viewBox="0 0 41 41" svg:d="M41 21c0-11-10-21-21-21s-20 10-20 21 9 20 20 20 21-9 21-20z"><text:p/></draw:path><draw:path draw:style-name="gr1531" draw:text-style-name="P120" svg:width="0.053cm" svg:height="0.385cm" svg:x="7.265cm" svg:y="0cm" svg:viewBox="0 0 54 386" svg:d="M54 386c0-5 0-11 0-15-12 0-25 0-37 0 0-119 0-237 0-356 12 0 25 0 37 0 0-5 0-9 0-15-18 0-36 0-54 0 0 129 0 258 0 386 18 0 36 0 54 0z"><text:p/></draw:path><draw:path draw:style-name="gr1532" draw:text-style-name="P120" svg:width="0.141cm" svg:height="0.271cm" svg:x="7.345cm" svg:y="0.022cm" svg:viewBox="0 0 142 272" svg:d="M75 4c0-1 0-4-6-4-8 0-37 2-47 3-3 1-8 1-8 8 0 4 5 4 10 4 19 0 19 4 19 7s-3 17-4 24c-11 42-21 85-32 127-5 19-7 25-7 38 0 37 21 61 50 61 45 0 92-57 92-114 0-35-20-61-51-61-17 0-34 11-45 23 10-39 19-77 29-116zM39 150c2-8 2-9 5-14 19-25 36-30 46-30 15 0 24 11 24 36 0 23-12 67-19 81-12 27-31 41-45 41s-27-11-27-39c0-8 0-15 7-39 3-12 5-24 9-36z"><text:p/></draw:path><draw:path draw:style-name="gr1533" draw:text-style-name="P120" svg:width="0.234cm" svg:height="0.014cm" svg:x="7.612cm" svg:y="0.186cm" svg:viewBox="0 0 235 15" svg:d="M222 15c7 0 13 0 13-7 0-8-6-8-13-8-69 0-139 0-209 0-6 0-13 0-13 8 0 7 7 7 13 7 70 0 140 0 209 0z"><text:p/></draw:path><draw:path draw:style-name="gr1534" draw:text-style-name="P120" svg:width="0.155cm" svg:height="0.183cm" svg:x="7.976cm" svg:y="0.115cm" svg:viewBox="0 0 156 184" svg:d="M44 88c13 6 24 6 34 6s31 0 31-13c0-9-13-11-28-11-8 0-22 2-36 8-9-4-15-12-15-22 0-24 37-38 72-38 6 0 20 0 36 11 4 3 5 4 7 4 6 0 11-5 11-11 0-7-24-22-50-22-44 0-86 26-86 56 0 17 14 25 15 27-23 13-35 35-35 52 0 26 22 49 63 49 51 0 72-34 72-40 0-2-1-4-3-4s-3 2-4 3c-6 9-15 23-61 23-24 0-57-5-57-33 0-13 11-34 34-45zM57 83c9-4 18-4 24-4 9 0 11 0 18 2-5 4-7 4-21 4-9 0-13 0-21-2z"><text:p/></draw:path><draw:path draw:style-name="gr1535" draw:text-style-name="P120" svg:width="0.044cm" svg:height="0.115cm" svg:x="8.179cm" svg:y="0.249cm" svg:viewBox="0 0 45 116" svg:d="M45 41c0-26-10-41-24-41-13 0-21 10-21 21 0 10 8 20 21 20 4 0 9-1 13-5 1-1 1-1 2-1 0 2 0 0 0 6 0 28-13 51-25 65-4 4-4 4-4 5 0 3 1 5 3 5 4 0 35-30 35-75z"><text:p/></draw:path><draw:path draw:style-name="gr1536" draw:text-style-name="P120" svg:width="0.15cm" svg:height="0.174cm" svg:x="8.333cm" svg:y="0.119cm" svg:viewBox="0 0 151 175" svg:d="M138 24c-6 0-11 0-17 6-7 5-8 12-8 15 0 9 8 13 15 13 12 0 22-10 22-25 0-19-18-33-45-33-53 0-105 55-105 110 0 35 23 65 63 65 56 0 88-41 88-45 0-2-2-6-5-6-2 0-3 1-5 5-30 38-73 38-77 38-24 0-35-20-35-43 0-15 7-52 21-77 12-22 34-38 55-38 13 0 27 4 33 15z"><text:p/></draw:path><draw:path draw:style-name="gr1537" draw:text-style-name="P120" svg:width="0.256cm" svg:height="0.257cm" svg:x="8.593cm" svg:y="0.065cm" svg:viewBox="0 0 257 258" svg:d="M136 136c37 0 72 0 108 0 6 0 13 0 13-7 0-8-7-8-13-8-36 0-71 0-108 0 0-36 0-73 0-109 0-5 0-12-7-12-8 0-8 7-8 12 0 36 0 73 0 109-36 0-73 0-109 0-4 0-12 0-12 8 0 7 8 7 12 7 36 0 73 0 109 0 0 36 0 72 0 108 0 6 0 14 8 14 7 0 7-8 7-14 0-36 0-72 0-108z"><text:p/></draw:path><draw:path draw:style-name="gr1538" draw:text-style-name="P120" svg:width="0.154cm" svg:height="0.183cm" svg:x="8.968cm" svg:y="0.115cm" svg:viewBox="0 0 155 184" svg:d="M44 88c13 6 24 6 33 6 10 0 32 0 32-13 0-9-13-11-29-11-7 0-22 2-36 8-9-4-15-12-15-22 0-24 38-38 72-38 7 0 21 0 37 11 4 3 4 4 7 4 5 0 10-5 10-11 0-7-23-22-49-22-44 0-86 26-86 56 0 17 13 25 15 27-23 13-35 35-35 52 0 26 22 49 63 49 50 0 72-34 72-40 0-2-2-4-4-4s-3 2-3 3c-6 9-16 23-62 23-23 0-56-5-56-33 0-13 11-34 34-45zM57 83c9-4 17-4 23-4 10 0 11 0 19 2-7 4-7 4-22 4-8 0-13 0-20-2z"><text:p/></draw:path><draw:path draw:style-name="gr1539" draw:text-style-name="P120" svg:width="0.052cm" svg:height="0.385cm" svg:x="9.146cm" svg:y="0cm" svg:viewBox="0 0 53 386" svg:d="M53 0c-18 0-35 0-53 0 0 6 0 10 0 15 12 0 25 0 37 0 0 119 0 237 0 356-12 0-25 0-37 0 0 4 0 10 0 15 18 0 35 0 53 0 0-128 0-257 0-386z"><text:p/></draw:path><draw:path draw:style-name="gr1540" draw:text-style-name="P120" svg:width="0.236cm" svg:height="0.298cm" svg:x="9.385cm" svg:y="0.044cm" svg:viewBox="0 0 237 299" svg:d="M222 15c7 0 15 0 15-7 0-8-8-8-15-8-34 0-69 0-103 0-67 0-119 51-119 112 0 62 53 111 119 111 34 0 69 0 103 0 7 0 15 0 15-7 0-8-8-8-15-8-34 0-69 0-103 0-61 0-104-45-104-96 0-53 44-97 104-97 34 0 69 0 103 0zM21 283c-7 0-13-1-13 8 0 7 6 8 13 8 67 0 134 0 201 0 7 0 15-1 15-8 0-9-8-8-15-8-67 0-134 0-201 0z"><text:p/></draw:path><draw:path draw:style-name="gr1541" draw:text-style-name="P120" svg:width="0.089cm" svg:height="0.385cm" svg:x="9.798cm" svg:y="0cm" svg:viewBox="0 0 90 386" svg:d="M90 383c0-1 0-2-6-9-49-48-61-122-61-180 0-69 14-136 62-184 5-4 5-4 5-6 0-3-1-4-4-4s-39 26-61 75c-19 43-25 86-25 119 0 29 4 76 26 120 24 47 57 72 60 72s4-1 4-3z"><text:p/></draw:path><draw:path draw:style-name="gr1542" draw:text-style-name="P120" svg:width="0.176cm" svg:height="0.174cm" svg:x="9.926cm" svg:y="0.119cm" svg:viewBox="0 0 177 175" svg:d="M129 25c-7-14-18-25-35-25-46 0-94 57-94 113 0 37 22 62 52 62 7 0 27-1 50-29 4 17 17 29 36 29 13 0 22-9 28-21 7-14 11-37 11-38 0-4-3-4-4-4-4 0-5 1-6 7-6 25-13 48-29 48-10 0-11-11-11-18 0-8 1-11 4-29 4-15 5-20 9-34 4-18 10-36 14-54 2-11 2-12 2-13 0-7-4-11-11-11-9 0-15 9-16 17zM105 125c-3 7-3 8-9 15-17 21-32 27-43 27-20 0-25-22-25-36 0-20 13-67 22-85 12-23 28-37 44-37 25 0 30 32 30 34s-1 4-1 7c-6 25-12 50-18 75z"><text:p/></draw:path><draw:path draw:style-name="gr1543" draw:text-style-name="P120" svg:width="0.044cm" svg:height="0.115cm" svg:x="10.148cm" svg:y="0.249cm" svg:viewBox="0 0 45 116" svg:d="M45 41c0-26-9-41-24-41-13 0-21 10-21 21 0 10 8 20 21 20 4 0 10-1 13-5 1-1 1-1 2-1 0 2 1 0 1 6 0 28-14 51-26 65-4 4-4 4-4 5 0 3 2 5 3 5 4 0 35-30 35-75z"><text:p/></draw:path><draw:path draw:style-name="gr1544" draw:text-style-name="P120" svg:width="0.141cm" svg:height="0.271cm" svg:x="10.306cm" svg:y="0.022cm" svg:viewBox="0 0 142 272" svg:d="M74 4c0-1 0-4-5-4-8 0-37 2-47 3-3 1-8 1-8 8 0 4 4 4 10 4 18 0 19 4 19 7s-3 17-6 24c-11 42-20 85-31 127-5 19-6 25-6 38 0 37 20 61 48 61 47 0 94-57 94-114 0-35-21-61-52-61-17 0-33 11-45 23 10-39 19-77 29-116zM37 150c3-8 3-9 6-14 20-25 36-30 47-30 13 0 24 11 24 36 0 23-13 67-19 81-14 27-31 41-47 41-13 0-25-11-25-39 0-8 0-15 6-39 3-12 5-24 8-36z"><text:p/></draw:path><draw:path draw:style-name="gr1545" draw:text-style-name="P120" svg:width="0.089cm" svg:height="0.385cm" svg:x="10.475cm" svg:y="0cm" svg:viewBox="0 0 90 386" svg:d="M90 194c0-31-4-77-26-121-23-48-56-73-60-73-3 0-4 1-4 4 0 2 0 2 8 9 37 38 59 99 59 181 0 66-14 133-61 182-6 5-6 6-6 7 0 2 1 3 4 3 4 0 39-26 61-75 20-42 25-85 25-117z"><text:p/></draw:path><draw:path draw:style-name="gr1546" draw:text-style-name="P120" svg:width="0.342cm" svg:height="0.211cm" svg:x="0.001cm" svg:y="0.666cm" svg:viewBox="0 0 343 212" svg:d="M329 151c7 0 14 0 14-8s-7-8-14-8c-81 0-164 0-245 0-17-13-37-23-49-29 13-6 33-16 49-30 81 0 164 0 245 0 7 0 14 0 14-8 0-7-7-7-14-7-76 0-152 0-228 0 19-18 39-52 39-57 0-4-6-4-8-4-3 0-5 0-7 3-8 15-19 36-45 58-26 23-51 34-72 39-7 2-7 3-8 3 0 2 0 2 0 3s0 2 0 3h1c1 1 1 1 9 3 52 16 90 51 112 93 5 7 5 7 10 7 2 0 8 0 8-4s-20-39-39-57c76 0 152 0 228 0z"><text:p/></draw:path><draw:path draw:style-name="gr1547" draw:text-style-name="P120" svg:width="0.342cm" svg:height="0.211cm" svg:x="0.323cm" svg:y="0.666cm" svg:viewBox="0 0 343 212" svg:d="M260 76c16 14 36 24 48 30-13 6-33 16-48 29-82 0-164 0-246 0-6 0-14 0-14 8s8 8 13 8c76 0 153 0 229 0-19 18-38 53-38 57s5 4 7 4c4 0 6 0 7-3 9-14 20-35 44-57 27-24 53-34 74-40 5-2 6-3 7-3 0-1 0-2 0-3s0-1 0-3h-1c-1-1-1-1-9-3-51-15-90-50-112-92-4-8-4-8-10-8-2 0-7 0-7 4 0 5 19 39 38 57-76 0-153 0-229 0-5 0-13 0-13 7 0 8 8 8 14 8 82 0 164 0 246 0z"><text:p/></draw:path><draw:path draw:style-name="gr1548" draw:text-style-name="P120" svg:width="0.214cm" svg:height="0.276cm" svg:x="0.796cm" svg:y="0.601cm" svg:viewBox="0 0 215 277" svg:d="M213 15c2-4 2-5 2-7 0-4-4-8-8-8-5 0-7 6-9 10-11 29-21 56-32 85-39 0-78 0-118 0-11-29-20-56-31-85-3-6-5-10-9-10-5 0-8 4-8 8 0 1 0 2 2 7 32 85 64 169 96 254 2 5 4 8 10 8 4 0 6-4 8-7 33-85 64-170 97-255zM55 110c35 0 69 0 105 0-18 46-35 91-52 138-18-47-35-92-53-138z"><text:p/></draw:path><draw:path draw:style-name="gr1549" draw:text-style-name="P120" svg:width="0.176cm" svg:height="0.174cm" svg:x="1.026cm" svg:y="0.698cm" svg:viewBox="0 0 177 175" svg:d="M129 24c-7-14-18-24-35-24-46 0-94 57-94 113 0 37 21 62 52 62 7 0 27-1 50-29 3 16 17 29 36 29 13 0 22-9 28-21 7-14 11-37 11-38 0-5-3-5-4-5-5 0-5 2-6 8-6 25-13 47-29 47-10 0-11-10-11-17 0-9 0-11 4-29 4-17 5-20 9-34 4-19 10-36 14-55 2-10 2-11 2-13 0-6-4-10-11-10-9 0-15 9-16 16zM103 124c-1 8-1 8-7 15-17 22-33 27-43 27-20 0-25-21-25-36 0-19 12-66 20-85 13-22 30-36 46-36 25 0 30 31 30 34 0 2-1 4-1 7-6 25-13 49-20 74z"><text:p/></draw:path><draw:path draw:style-name="gr1550" draw:text-style-name="P120" svg:width="0.044cm" svg:height="0.115cm" svg:x="1.248cm" svg:y="0.827cm" svg:viewBox="0 0 45 116" svg:d="M45 41c0-26-10-41-24-41-13 0-21 10-21 21 0 10 8 20 21 20 4 0 10-1 13-5 1-1 1-1 2-1 0 2 0 0 0 6 0 28-13 51-25 64-4 4-4 5-4 6 0 3 1 5 3 5 4 0 35-30 35-75z"><text:p/></draw:path><draw:path draw:style-name="gr1551" draw:text-style-name="P120" svg:width="0.141cm" svg:height="0.272cm" svg:x="1.405cm" svg:y="0.601cm" svg:viewBox="0 0 142 273" svg:d="M74 4c-2-1 0-4-6-4-9 0-36 3-46 4-3 0-8 2-8 8 0 5 4 5 9 5 19 0 20 3 20 6s-3 17-6 24c-11 42-20 84-31 126-5 20-6 26-6 39 0 37 20 61 48 61 47 0 94-57 94-113 0-36-21-62-52-62-17 0-33 11-45 23 10-38 19-78 29-117zM37 151c3-9 3-9 6-13 20-26 36-31 46-31 14 0 25 11 25 36 0 22-13 67-19 82-14 26-31 39-47 39-13 0-25-10-25-38 0-8 0-15 6-40 3-12 5-24 8-35z"><text:p/></draw:path><draw:path draw:style-name="gr1552" draw:text-style-name="P120" svg:width="0.044cm" svg:height="0.115cm" svg:x="1.585cm" svg:y="0.827cm" svg:viewBox="0 0 45 116" svg:d="M45 41c0-26-10-41-24-41-13 0-21 10-21 21 0 10 8 20 21 20 4 0 10-1 13-5 1-1 1-1 2-1 0 2 0 0 0 6 0 28-13 51-25 64-4 4-4 5-4 6 0 3 1 5 3 5 4 0 35-30 35-75z"><text:p/></draw:path><draw:path draw:style-name="gr1553" draw:text-style-name="P120" svg:width="0.15cm" svg:height="0.174cm" svg:x="1.739cm" svg:y="0.698cm" svg:viewBox="0 0 151 175" svg:d="M138 24c-6 0-11 0-17 6-7 5-8 12-8 14 0 10 8 14 15 14 12 0 22-10 22-25 0-19-18-33-45-33-53 0-105 55-105 110 0 34 23 65 63 65 56 0 88-41 88-45 0-2-2-6-5-6-2 0-3 1-5 5-30 37-73 37-77 37-24 0-35-19-35-42 0-15 7-52 21-77 12-22 34-38 55-38 13 0 27 4 33 15z"><text:p/></draw:path><draw:path draw:style-name="gr1554" draw:text-style-name="P120" svg:width="0.044cm" svg:height="0.115cm" svg:x="1.924cm" svg:y="0.827cm" svg:viewBox="0 0 45 116" svg:d="M45 41c0-26-9-41-24-41-13 0-21 10-21 21 0 10 8 20 21 20 4 0 10-1 13-5 1-1 1-1 2-1 0 2 1 0 1 6 0 28-14 51-26 64-4 4-4 5-4 6 0 3 2 5 3 5 4 0 35-30 35-75z"><text:p/></draw:path><draw:path draw:style-name="gr1555" draw:text-style-name="P120" svg:width="0.184cm" svg:height="0.272cm" svg:x="2.078cm" svg:y="0.601cm" svg:viewBox="0 0 185 273" svg:d="M185 4c-2-1 0-4-6-4-5 0-43 4-49 4-2 2-5 3-5 8s4 5 9 5c19 0 20 3 20 6-1 2-1 6-2 8-8 31-16 60-23 91-7-14-18-24-35-24-46 0-94 57-94 113 0 37 22 62 52 62 7 0 27-1 50-29 4 16 17 29 36 29 13 0 22-9 28-21 7-14 11-37 11-38 0-5-3-5-4-5-4 0-5 2-6 8-6 25-13 47-29 47-10 0-11-10-11-17 0-9 1-13 2-19 18-75 37-149 56-224zM105 222c-3 8-3 8-8 15-18 22-33 27-44 27-20 0-25-21-25-36 0-19 13-66 22-85 12-22 28-36 44-36 25 0 30 31 30 34 0 2-1 4-1 6-6 25-12 50-18 75z"><text:p/></draw:path><draw:path draw:style-name="gr1556" draw:text-style-name="P120" svg:width="0.193cm" svg:height="0.222cm" svg:x="2.404cm" svg:y="0.661cm" svg:viewBox="0 0 194 223" svg:d="M179 119c7 0 15 0 15-8s-8-8-15-8c-55 0-109 0-164 0 6-51 50-88 105-88 20 0 40 0 59 0 7 0 15 0 15-7 0-8-8-8-15-8-19 0-40 0-60 0-66 0-119 48-119 111 0 62 53 112 119 112 20 0 41 0 60 0 7 0 15 0 15-7 0-8-8-8-15-8-19 0-39 0-59 0-55 0-99-37-105-89 55 0 109 0 164 0z"><text:p/></draw:path><draw:path draw:style-name="gr1557" draw:text-style-name="P120" svg:width="0.265cm" svg:height="0.263cm" svg:x="2.743cm" svg:y="0.604cm" svg:viewBox="0 0 266 264" svg:d="M98 143c4 0 10 0 14 0 19 30 39 60 57 89 5 7 14 22 18 28 3 4 4 4 13 4 18 0 35 0 53 0 8 0 13 0 13-6 0-4-2-6-5-7-15-3-34-29-43-41-3-4-22-30-49-71 36-7 69-21 69-67 0-54-58-72-103-72-40 0-81 0-122 0-6 0-13 0-13 7 0 6 8 6 11 6 22 0 24 2 24 22 0 65 0 129 0 194 0 19-2 22-24 22-3 0-11 0-11 7 0 6 7 6 13 6 35 0 72 0 107 0 7 0 12 0 12-6 0-7-7-7-11-7-22 0-23-3-23-22 0-29 0-57 0-86zM173 124c11-14 12-35 12-51 0-19-2-40-16-55 17 3 54 15 54 54 0 25-11 45-50 52zM98 34c0-8 0-21 24-21 33 0 49 13 49 60 0 49-13 57-73 57 0-32 0-64 0-96zM45 251c3-7 3-18 3-21 0-66 0-131 0-196 0-3 0-14-3-21 14 0 30 0 44 0-4 7-4 15-4 20 0 66 0 131 0 197 0 3 0 14 2 21-14 0-28 0-42 0zM128 143c2 0 4-1 7-1 6 0 15 0 20-1 6 9 47 78 79 110-12 0-25 0-37 0-23-36-46-73-69-108z"><text:p/></draw:path><draw:path draw:style-name="gr1558" draw:text-style-name="P120" svg:width="0.04cm" svg:height="0.04cm" svg:x="3.05cm" svg:y="0.827cm" svg:viewBox="0 0 41 41" svg:d="M41 21c0-12-10-21-21-21-12 0-20 9-20 21 0 11 8 20 20 20 11 0 21-9 21-20z"><text:p/></draw:path><draw:path draw:style-name="gr1559" draw:text-style-name="P120" svg:width="0.176cm" svg:height="0.174cm" svg:x="3.139cm" svg:y="0.698cm" svg:viewBox="0 0 177 175" svg:d="M129 24c-7-14-18-24-35-24-46 0-94 57-94 113 0 37 22 62 52 62 7 0 27-1 50-29 3 16 17 29 36 29 13 0 22-9 28-21 7-14 11-37 11-38 0-5-3-5-4-5-5 0-5 2-6 8-6 25-13 47-29 47-10 0-11-10-11-17 0-9 0-11 4-29 4-17 5-20 9-34 4-19 10-36 14-55 2-10 2-11 2-13 0-6-4-10-11-10-9 0-15 9-16 16zM103 124c-1 8-1 8-7 15-17 22-33 27-43 27-20 0-25-21-25-36 0-19 12-66 20-85 13-22 30-36 46-36 25 0 30 31 30 34 0 2-1 4-1 7-6 25-13 49-20 74z"><text:p/></draw:path><draw:path draw:style-name="gr1560" draw:text-style-name="P120" svg:width="0.234cm" svg:height="0.222cm" svg:x="3.468cm" svg:y="0.661cm" svg:viewBox="0 0 235 223" svg:d="M229 15c4-2 6-4 6-7 0-5-3-8-7-8-1 0-1 0-7 2-71 34-143 67-214 101-4 2-7 3-7 8s3 7 7 9c71 34 143 67 214 101 6 2 6 2 7 2 4 0 7-3 7-7 0-5-2-6-6-9-68-32-135-64-204-96 69-32 136-64 204-96z"><text:p/></draw:path><draw:path draw:style-name="gr1561" draw:text-style-name="P120" svg:width="0.141cm" svg:height="0.272cm" svg:x="3.861cm" svg:y="0.601cm" svg:viewBox="0 0 142 273" svg:d="M74 4c-1-1 0-4-5-4-8 0-37 3-47 4-3 0-8 2-8 8 0 5 4 5 10 5 19 0 19 3 19 6s-3 17-6 24c-9 42-20 84-30 126-6 20-7 26-7 39 0 37 21 61 50 61 45 0 92-57 92-113 0-36-20-62-51-62-18 0-34 11-46 23 10-38 19-78 29-117zM37 151c4-9 4-9 7-13 19-26 36-31 46-31 15 0 24 11 24 36 0 22-13 67-19 82-14 26-31 39-45 39s-27-10-27-38c0-8 0-15 7-40 2-12 5-24 7-35z"><text:p/></draw:path><draw:path draw:style-name="gr1562" draw:text-style-name="P120" svg:width="0.236cm" svg:height="0.222cm" svg:x="4.149cm" svg:y="0.661cm" svg:viewBox="0 0 237 223" svg:d="M229 15c4-2 8-4 8-7 0-5-4-8-8-8-1 0-2 0-8 2-71 34-142 67-213 101-5 2-8 3-8 8s3 7 8 9c71 34 142 67 213 101 6 2 7 2 8 2 4 0 8-3 8-7 0-5-4-6-8-9-67-32-135-64-203-96 68-32 136-64 203-96z"><text:p/></draw:path><draw:path draw:style-name="gr1563" draw:text-style-name="P120" svg:width="0.15cm" svg:height="0.174cm" svg:x="4.54cm" svg:y="0.698cm" svg:viewBox="0 0 151 175" svg:d="M138 24c-7 0-13 0-17 6-7 5-8 12-8 14 0 10 8 14 15 14 11 0 22-10 22-25 0-19-19-33-47-33-51 0-103 55-103 110 0 34 23 65 63 65 55 0 88-41 88-45 0-2-2-6-5-6-2 0-3 1-5 5-31 37-73 37-77 37-24 0-35-19-35-42 0-15 7-52 21-77 12-22 33-38 55-38 13 0 27 4 33 15z"><text:p/></draw:path><draw:path draw:style-name="gr1564" draw:text-style-name="P120" svg:width="0.234cm" svg:height="0.222cm" svg:x="4.832cm" svg:y="0.661cm" svg:viewBox="0 0 235 223" svg:d="M229 15c4-2 6-4 6-7 0-5-3-8-7-8-1 0-1 0-7 2-71 34-143 67-214 101-4 2-7 3-7 8s3 7 7 9c71 34 143 67 214 101 6 2 6 2 7 2 4 0 7-3 7-7 0-5-2-6-6-9-68-32-135-64-204-96 69-32 136-64 204-96z"><text:p/></draw:path><draw:path draw:style-name="gr1565" draw:text-style-name="P120" svg:width="0.183cm" svg:height="0.272cm" svg:x="5.223cm" svg:y="0.601cm" svg:viewBox="0 0 184 273" svg:d="M184 4c-2-1 0-4-6-4-5 0-42 4-48 4-3 2-6 3-6 8s4 5 9 5c19 0 20 3 20 6 0 2-1 6-1 8-8 31-16 60-23 91-8-14-19-24-37-24-45 0-92 57-92 113 0 37 21 62 51 62 7 0 27-1 50-29 4 16 17 29 35 29 14 0 22-9 29-21 7-14 11-37 11-38 0-5-3-5-4-5-4 0-5 2-6 8-6 25-13 47-28 47-11 0-13-10-13-17 0-9 2-13 3-19 18-75 37-149 56-224zM103 222c-2 8-2 8-7 15-18 22-33 27-44 27-20 0-26-21-26-36 0-19 14-66 22-85 13-22 30-36 46-36 24 0 29 31 29 34 0 2 0 4-1 6-6 25-12 50-19 75z"><text:p/></draw:path><draw:path draw:style-name="gr1566" draw:text-style-name="P120" svg:width="0.342cm" svg:height="0.2cm" svg:x="5.537cm" svg:y="0.671cm" svg:viewBox="0 0 343 201" svg:d="M301 108c-20 16-31 33-35 37-16 27-20 51-20 52 0 4 5 4 8 4 7 0 7-1 9-7 9-38 31-71 75-88 4-1 5-4 5-6 0-3-1-2-2-3-18-7-64-27-79-91-1-5-1-6-8-6-3 0-8 0-8 4 0 2 4 26 20 51 8 12 19 25 35 37-95 0-191 0-287 0-6 0-14 0-14 8s8 8 14 8c96 0 192 0 287 0z"><text:p/></draw:path><draw:path draw:style-name="gr1567" draw:text-style-name="P120" svg:width="0.172cm" svg:height="0.268cm" svg:x="6.031cm" svg:y="0.601cm" svg:viewBox="0 0 173 269" svg:d="M173 14c0-12-1-14-15-14-48 0-95 0-144 0-6 0-14 0-14 8 0 7 8 9 14 9 48 0 96 0 143 0 0 36 0 73 0 110-46 0-91 0-137 0-7 0-14 0-14 7 0 8 7 8 14 8 46 0 91 0 137 0 0 36 0 74 0 111-47 0-95 0-143 0-6 0-14 0-14 8s8 8 14 8c49 0 96 0 144 0 14 0 15-2 15-14 0-80 0-160 0-241z"><text:p/></draw:path><draw:path draw:style-name="gr1568" draw:text-style-name="P120" svg:width="0.155cm" svg:height="0.183cm" svg:x="6.234cm" svg:y="0.693cm" svg:viewBox="0 0 156 184" svg:d="M45 87c12 5 24 5 33 5 10 0 31 0 31-11 0-9-13-11-28-11-8 0-22 2-36 8-9-5-15-12-15-23 0-23 38-37 72-37 7 0 20 0 36 11 4 3 5 4 8 4 5 0 10-5 10-11 0-8-23-22-49-22-45 0-87 26-87 55 0 17 14 26 15 28-22 13-35 35-35 52 0 26 22 49 64 49 50 0 72-34 72-40 0-2-2-4-4-4s-3 2-4 3c-6 9-15 23-61 23-24 0-56-5-56-33 0-13 10-34 34-46zM57 83c9-4 18-4 24-4 10 0 11 0 18 2-5 3-7 4-21 4-9 0-13 0-21-2z"><text:p/></draw:path><draw:path draw:style-name="gr1569" draw:text-style-name="P120" svg:width="0.097cm" svg:height="0.178cm" svg:x="6.435cm" svg:y="0.747cm" svg:viewBox="0 0 98 179" svg:d="M62 8c0-8-1-8-9-8-18 17-42 17-53 17 0 3 0 6 0 9 7 0 24 0 40-7 0 46 0 92 0 138 0 9 0 12-28 12-3 0-6 0-10 0 0 4 0 7 0 10 5 0 38-1 48-1 8 0 42 1 48 1 0-3 0-6 0-10-3 0-7 0-10 0-26 0-26-3-26-12 0-49 0-100 0-149z"><text:p/></draw:path><draw:path draw:style-name="gr1570" draw:text-style-name="P120" svg:width="0.044cm" svg:height="0.115cm" svg:x="6.612cm" svg:y="0.827cm" svg:viewBox="0 0 45 116" svg:d="M45 41c0-26-10-41-24-41-13 0-21 10-21 21 0 10 8 20 21 20 4 0 9-1 13-5 1-1 1-1 2-1 0 2 0 0 0 6 0 28-13 51-26 64-3 4-3 5-3 6 0 3 1 5 3 5 4 0 35-30 35-75z"><text:p/></draw:path><draw:path draw:style-name="gr1571" draw:text-style-name="P120" svg:width="0.155cm" svg:height="0.183cm" svg:x="6.759cm" svg:y="0.693cm" svg:viewBox="0 0 156 184" svg:d="M45 87c12 5 23 5 33 5s31 0 31-11c0-9-13-11-28-11-8 0-22 2-36 8-9-5-15-12-15-23 0-23 37-37 72-37 6 0 20 0 36 11 4 3 5 4 7 4 6 0 11-5 11-11 0-8-24-22-50-22-44 0-86 26-86 55 0 17 14 26 15 28-23 13-35 35-35 52 0 26 22 49 63 49 51 0 72-34 72-40 0-2-1-4-3-4s-3 2-4 3c-6 9-15 23-61 23-24 0-57-5-57-33 0-13 11-34 35-46zM57 83c9-4 18-4 24-4 9 0 11 0 18 2-5 3-7 4-21 4-9 0-13 0-21-2z"><text:p/></draw:path><draw:path draw:style-name="gr1572" draw:text-style-name="P120" svg:width="0.119cm" svg:height="0.178cm" svg:x="6.946cm" svg:y="0.747cm" svg:viewBox="0 0 120 179" svg:d="M120 130c-3 0-6 0-9 0-1 6-4 22-8 25-2 1-23 1-26 1-16 0-33 0-49 0 28-25 37-33 53-45 20-16 39-33 39-58 0-33-29-53-64-53-33 0-56 23-56 48 0 14 12 15 14 15 7 0 15-5 15-15 0-4-1-14-16-14 9-19 27-25 40-25 26 0 41 22 41 44 0 23-17 42-26 52-22 20-43 42-65 63-3 4-3 4-3 11 37 0 75 0 112 0 2-16 6-33 8-49z"><text:p/></draw:path><draw:path draw:style-name="gr1573" draw:text-style-name="P120" svg:width="0.236cm" svg:height="0.222cm" svg:x="7.242cm" svg:y="0.661cm" svg:viewBox="0 0 237 223" svg:d="M229 120c4-2 8-4 8-9s-4-6-8-8c-72-34-142-67-214-101-5-2-6-2-7-2-5 0-8 3-8 8 0 3 2 5 8 7 67 32 135 64 202 96-67 32-135 64-202 96-6 3-8 5-8 9s3 7 8 7c1 0 2 0 7-2 72-34 142-67 214-101z"><text:p/></draw:path><draw:path draw:style-name="gr1574" draw:text-style-name="P120" svg:width="0.162cm" svg:height="0.265cm" svg:x="7.634cm" svg:y="0.611cm" svg:viewBox="0 0 163 266" svg:d="M163 134c0-31-2-61-16-90-18-37-49-44-66-44-23 0-51 10-67 46-13 27-14 57-14 88 0 29 1 64 18 93 16 32 44 39 63 39 21 0 50-7 68-45 12-26 14-56 14-87zM81 258c-15 0-38-10-45-47-4-23-4-59-4-81 0-25 0-51 3-72 7-46 37-49 46-49 13 0 38 6 46 45 4 22 4 51 4 76 0 28 0 55-4 79-7 38-29 49-46 49z"><text:p/></draw:path><draw:path draw:style-name="gr1575" draw:text-style-name="P120" svg:width="0.04cm" svg:height="0.04cm" svg:x="7.845cm" svg:y="0.827cm" svg:viewBox="0 0 41 41" svg:d="M41 21c0-12-9-21-20-21-12 0-21 9-21 21 0 11 9 20 21 20 11 0 20-9 20-20z"><text:p/></draw:path><draw:path draw:style-name="gr1576" draw:text-style-name="P120" svg:width="0.052cm" svg:height="0.385cm" svg:x="7.965cm" svg:y="0.58cm" svg:viewBox="0 0 53 386" svg:d="M53 386c0-5 0-11 0-15-12 0-25 0-38 0 0-119 0-237 0-356 13 0 26 0 38 0 0-5 0-9 0-15-18 0-35 0-53 0 0 129 0 258 0 386 18 0 35 0 53 0z"><text:p/></draw:path><draw:path draw:style-name="gr1577" draw:text-style-name="P120" svg:width="0.142cm" svg:height="0.272cm" svg:x="8.044cm" svg:y="0.601cm" svg:viewBox="0 0 143 273" svg:d="M75 4c-2-1 0-4-6-4-8 0-36 3-46 4-3 0-8 2-8 8 0 5 4 5 9 5 19 0 20 3 20 6s-3 17-5 24c-11 42-21 84-32 126-5 20-7 26-7 39 0 37 21 61 50 61 46 0 93-57 93-113 0-36-21-62-52-62-17 0-34 11-45 23 10-38 19-78 29-117zM39 151c2-9 2-9 5-13 19-26 36-31 46-31 15 0 26 11 26 36 0 22-14 67-20 82-13 26-31 39-46 39-14 0-26-10-26-38 0-8 0-15 6-40 3-12 5-24 9-35z"><text:p/></draw:path><draw:path draw:style-name="gr1578" draw:text-style-name="P120" svg:width="0.236cm" svg:height="0.014cm" svg:x="8.31cm" svg:y="0.765cm" svg:viewBox="0 0 237 15" svg:d="M222 15c7 0 15 0 15-7 0-8-8-8-15-8-69 0-139 0-209 0-6 0-13 0-13 8 0 7 7 7 13 7 70 0 140 0 209 0z"><text:p/></draw:path><draw:path draw:style-name="gr1579" draw:text-style-name="P120" svg:width="0.155cm" svg:height="0.183cm" svg:x="8.674cm" svg:y="0.693cm" svg:viewBox="0 0 156 184" svg:d="M45 87c12 5 24 5 33 5 10 0 32 0 32-11 0-9-14-11-29-11-8 0-22 2-36 8-9-5-15-12-15-23 0-23 38-37 72-37 7 0 20 0 37 11 3 3 4 4 7 4 5 0 10-5 10-11 0-8-23-22-49-22-45 0-87 26-87 55 0 17 14 26 15 28-22 13-35 35-35 52 0 26 22 49 64 49 50 0 72-34 72-40 0-2-2-4-4-4s-3 2-4 3c-6 9-15 23-61 23-24 0-56-5-56-33 0-13 10-34 34-46zM57 83c10-4 18-4 24-4 10 0 11 0 18 2-5 3-7 4-21 4-9 0-13 0-21-2z"><text:p/></draw:path><draw:path draw:style-name="gr1580" draw:text-style-name="P120" svg:width="0.098cm" svg:height="0.178cm" svg:x="8.874cm" svg:y="0.747cm" svg:viewBox="0 0 99 179" svg:d="M62 8c0-8-1-8-9-8-18 17-42 17-53 17 0 3 0 6 0 9 7 0 24 0 40-7 0 46 0 92 0 138 0 9 0 12-28 12-3 0-6 0-10 0 0 4 0 7 0 10 5 0 38-1 48-1 8 0 42 1 49 1 0-3 0-6 0-10-3 0-8 0-11 0-26 0-26-3-26-12 0-49 0-100 0-149z"><text:p/></draw:path><draw:path draw:style-name="gr1581" draw:text-style-name="P120" svg:width="0.044cm" svg:height="0.115cm" svg:x="9.052cm" svg:y="0.827cm" svg:viewBox="0 0 45 116" svg:d="M45 41c0-26-10-41-24-41-13 0-21 10-21 21 0 10 8 20 21 20 4 0 9-1 13-5 1-1 1-1 2-1 0 2 0 0 0 6 0 28-13 51-25 64-4 4-4 5-4 6 0 3 1 5 3 5 4 0 35-30 35-75z"><text:p/></draw:path><draw:path draw:style-name="gr1582" draw:text-style-name="P120" svg:width="0.15cm" svg:height="0.174cm" svg:x="9.206cm" svg:y="0.698cm" svg:viewBox="0 0 151 175" svg:d="M138 24c-6 0-11 0-17 6-7 5-8 12-8 14 0 10 8 14 15 14 12 0 22-10 22-25 0-19-18-33-45-33-53 0-105 55-105 110 0 34 23 65 63 65 56 0 88-41 88-45 0-2-2-6-5-6-2 0-3 1-5 5-30 37-73 37-77 37-24 0-35-19-35-42 0-15 7-52 21-77 12-22 34-38 55-38 13 0 27 4 33 15z"><text:p/></draw:path><draw:path draw:style-name="gr1583" draw:text-style-name="P120" svg:width="0.256cm" svg:height="0.257cm" svg:x="9.465cm" svg:y="0.642cm" svg:viewBox="0 0 257 258" svg:d="M136 136c37 0 72 0 108 0 6 0 13 0 13-7 0-8-7-8-13-8-36 0-71 0-108 0 0-36 0-71 0-108 0-5 0-13-7-13-8 0-8 8-8 13 0 37 0 72 0 108-36 0-73 0-109 0-4 0-12 0-12 8 0 7 8 7 12 7 36 0 73 0 109 0 0 37 0 73 0 109 0 6 0 13 8 13 7 0 7-7 7-13 0-36 0-72 0-109z"><text:p/></draw:path><draw:path draw:style-name="gr1584" draw:text-style-name="P120" svg:width="0.154cm" svg:height="0.183cm" svg:x="9.84cm" svg:y="0.693cm" svg:viewBox="0 0 155 184" svg:d="M44 87c13 5 24 5 33 5 10 0 32 0 32-11 0-9-13-11-29-11-7 0-22 2-36 8-9-5-15-12-15-23 0-23 38-37 73-37 6 0 20 0 36 11 4 3 4 4 7 4 5 0 10-5 10-11 0-8-23-22-49-22-44 0-86 26-86 55 0 17 13 26 15 28-23 13-35 35-35 52 0 26 22 49 63 49 50 0 72-34 72-40 0-2-2-4-4-4s-3 2-3 3c-6 9-16 23-62 23-23 0-56-5-56-33 0-13 11-34 34-46zM57 83c9-4 17-4 23-4 10 0 11 0 19 2-7 3-7 4-22 4-8 0-13 0-20-2z"><text:p/></draw:path><draw:path draw:style-name="gr1585" draw:text-style-name="P120" svg:width="0.119cm" svg:height="0.178cm" svg:x="10.027cm" svg:y="0.747cm" svg:viewBox="0 0 120 179" svg:d="M120 130c-3 0-7 0-10 0 0 6-3 22-7 25-2 1-23 1-26 1-16 0-34 0-51 0 29-25 39-33 55-45 20-16 39-33 39-58 0-33-29-53-64-53-33 0-56 23-56 48 0 14 12 15 14 15 7 0 15-5 15-15 0-4-3-14-16-14 8-19 27-25 39-25 27 0 42 22 42 44 0 23-17 42-26 52-22 20-44 42-66 63-2 4-2 4-2 11 37 0 74 0 111 0 3-16 6-33 9-49z"><text:p/></draw:path><draw:path draw:style-name="gr1586" draw:text-style-name="P120" svg:width="0.052cm" svg:height="0.385cm" svg:x="10.192cm" svg:y="0.58cm" svg:viewBox="0 0 53 386" svg:d="M53 0c-18 0-35 0-53 0 0 6 0 10 0 15 12 0 25 0 37 0 0 119 0 237 0 356-12 0-25 0-37 0 0 4 0 10 0 15 18 0 35 0 53 0 0-128 0-257 0-386z"><text:p/></draw:path><draw:path draw:style-name="gr1587" draw:text-style-name="P120" svg:width="0.234cm" svg:height="0.297cm" svg:x="10.431cm" svg:y="0.624cm" svg:viewBox="0 0 235 298" svg:d="M222 15c7 0 13 0 13-7 0-8-6-8-13-8-35 0-69 0-104 0-66 0-118 51-118 111 0 63 53 112 118 112 35 0 69 0 104 0 7 0 13 0 13-7 0-8-6-8-13-8-34 0-69 0-103 0-61 0-104-45-104-96 0-53 44-97 104-97 34 0 69 0 103 0zM21 283c-7 0-13 0-13 8 0 7 6 7 13 7 67 0 134 0 201 0 7 0 13 0 13-7 0-8-6-8-13-8-67 0-134 0-201 0z"><text:p/></draw:path><draw:path draw:style-name="gr1588" draw:text-style-name="P120" svg:width="0.089cm" svg:height="0.385cm" svg:x="10.845cm" svg:y="0.58cm" svg:viewBox="0 0 90 386" svg:d="M90 382c0-1 0-1-6-8-49-48-62-122-62-181 0-68 15-135 63-183 5-4 5-6 5-7 0-2-2-3-4-3-3 0-39 26-62 75-20 43-24 86-24 118 0 30 4 77 25 121 23 47 58 72 61 72 2 0 4-1 4-4z"><text:p/></draw:path><draw:path draw:style-name="gr1589" draw:text-style-name="P120" svg:width="0.176cm" svg:height="0.174cm" svg:x="10.972cm" svg:y="0.698cm" svg:viewBox="0 0 177 175" svg:d="M129 24c-7-14-18-24-35-24-46 0-94 57-94 113 0 37 21 62 52 62 7 0 26-1 49-29 4 16 18 29 35 29 15 0 24-9 29-21 7-14 12-37 12-38 0-5-3-5-4-5-5 0-5 2-6 8-6 25-13 47-29 47-10 0-11-10-11-17 0-9 0-11 4-29 4-17 5-20 9-34 4-19 10-36 14-55 2-10 2-11 2-13 0-6-4-10-11-10-10 0-15 9-16 16zM103 124c-2 8-2 8-7 15-17 22-33 27-44 27-19 0-24-21-24-36 0-19 12-66 20-85 13-22 30-36 46-36 25 0 30 31 30 34 0 2-1 4-1 7-6 25-13 49-20 74z"><text:p/></draw:path><draw:path draw:style-name="gr1590" draw:text-style-name="P120" svg:width="0.044cm" svg:height="0.115cm" svg:x="11.194cm" svg:y="0.827cm" svg:viewBox="0 0 45 116" svg:d="M45 41c0-26-10-41-24-41-13 0-21 10-21 21 0 10 8 20 21 20 4 0 9-1 13-5 1-1 1-1 2-1 0 2 0 0 0 6 0 28-13 51-26 64-3 4-3 5-3 6 0 3 1 5 3 5 4 0 35-30 35-75z"><text:p/></draw:path><draw:path draw:style-name="gr1591" draw:text-style-name="P120" svg:width="0.142cm" svg:height="0.272cm" svg:x="11.351cm" svg:y="0.601cm" svg:viewBox="0 0 143 273" svg:d="M75 4c-2-1 0-4-6-4-8 0-36 3-47 4-2 0-7 2-7 8 0 5 4 5 9 5 19 0 20 3 20 6s-3 17-5 24c-11 42-21 84-32 126-5 20-7 26-7 39 0 37 21 61 50 61 45 0 93-57 93-113 0-36-21-62-52-62-17 0-34 11-45 23 10-38 19-78 29-117zM39 151c2-9 2-9 5-13 19-26 36-31 46-31 15 0 24 11 24 36 0 22-12 67-19 82-12 26-30 39-45 39-14 0-27-10-27-38 0-8 0-15 7-40 3-12 5-24 9-35z"><text:p/></draw:path><draw:path draw:style-name="gr1592" draw:text-style-name="P120" svg:width="0.088cm" svg:height="0.385cm" svg:x="11.521cm" svg:y="0.58cm" svg:viewBox="0 0 89 386" svg:d="M89 193c0-30-4-76-25-120-23-48-56-73-61-73-2 0-3 1-3 3 0 1 0 3 7 9 38 39 60 100 60 181 0 66-14 134-63 183-4 5-4 5-4 6 0 3 1 4 3 4 5 0 39-26 62-75 20-42 24-85 24-118z"><text:p/></draw:path><draw:path draw:style-name="gr1593" draw:text-style-name="P120" svg:width="0.214cm" svg:height="0.239cm" svg:x="11.757cm" svg:y="0.638cm" svg:viewBox="0 0 215 240" svg:d="M117 9c-4-7-6-9-10-9-5 0-6 3-8 9-32 71-65 144-97 216-2 4-2 5-2 7 0 5 3 8 8 8 2 0 5-1 9-8 29-69 60-137 90-206 31 69 60 137 91 206 3 8 8 8 9 8 4 0 8-3 8-8 0-1 0-2-3-6-32-73-63-145-95-217z"><text:p/></draw:path><draw:path draw:style-name="gr1594" draw:text-style-name="P120" svg:width="0.155cm" svg:height="0.183cm" svg:x="12.089cm" svg:y="0.693cm" svg:viewBox="0 0 156 184" svg:d="M44 87c13 5 24 5 34 5s31 0 31-11c0-9-13-11-29-11-7 0-21 2-35 8-9-5-15-12-15-23 0-23 37-37 72-37 6 0 20 0 36 11 4 3 5 4 7 4 6 0 11-5 11-11 0-8-24-22-50-22-44 0-86 26-86 55 0 17 14 26 15 28-23 13-35 35-35 52 0 26 22 49 63 49 51 0 72-34 72-40 0-2-1-4-4-4-1 0-2 2-3 3-6 9-15 23-62 23-23 0-56-5-56-33 0-13 11-34 34-46zM57 83c9-4 17-4 23-4 10 0 12 0 19 2-5 3-7 4-21 4-9 0-13 0-21-2z"><text:p/></draw:path><draw:path draw:style-name="gr1595" draw:text-style-name="P120" svg:width="0.097cm" svg:height="0.178cm" svg:x="12.289cm" svg:y="0.747cm" svg:viewBox="0 0 98 179" svg:d="M61 8c0-8 0-8-8-8-18 17-42 17-53 17 0 3 0 6 0 9 6 0 24 0 39-7 0 46 0 92 0 138 0 9 0 12-27 12-3 0-8 0-11 0 0 4 0 7 0 10 6 0 39-1 49-1 8 0 42 1 48 1 0-3 0-6 0-10-3 0-7 0-10 0-27 0-27-3-27-12 0-49 0-100 0-149z"><text:p/></draw:path><draw:path draw:style-name="gr1596" draw:text-style-name="P120" svg:width="0.255cm" svg:height="0.089cm" svg:x="12.562cm" svg:y="0.7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597" draw:text-style-name="P120" svg:width="0.155cm" svg:height="0.183cm" svg:x="12.958cm" svg:y="0.693cm" svg:viewBox="0 0 156 184" svg:d="M44 87c13 5 24 5 34 5s31 0 31-11c0-9-13-11-29-11-7 0-21 2-35 8-9-5-15-12-15-23 0-23 37-37 72-37 6 0 20 0 36 11 4 3 5 4 7 4 6 0 11-5 11-11 0-8-24-22-50-22-44 0-86 26-86 55 0 17 14 26 15 28-23 13-35 35-35 52 0 26 22 49 63 49 51 0 72-34 72-40 0-2-1-4-3-4s-3 2-4 3c-6 9-15 23-62 23-23 0-56-5-56-33 0-13 11-34 34-46zM57 83c9-4 18-4 23-4 10 0 12 0 19 2-5 3-7 4-21 4-9 0-13 0-21-2z"><text:p/></draw:path><draw:path draw:style-name="gr1598" draw:text-style-name="P120" svg:width="0.119cm" svg:height="0.178cm" svg:x="13.145cm" svg:y="0.747cm" svg:viewBox="0 0 120 179" svg:d="M120 130c-3 0-6 0-9 0-1 6-4 22-8 25-2 1-23 1-26 1-16 0-33 0-49 0 27-25 37-33 53-45 20-16 39-33 39-58 0-33-29-53-64-53-33 0-56 23-56 48 0 14 12 15 14 15 7 0 15-5 15-15 0-4-1-14-16-14 8-19 27-25 40-25 26 0 41 22 41 44 0 23-17 42-26 52-22 20-43 42-65 63-3 4-3 4-3 11 37 0 75 0 112 0 2-16 6-33 8-49z"><text:p/></draw:path></draw:g></text:p>
        </text:list-item>
        <text:list-item>
          <text:p text:style-name="P110"><text:span text:style-name="T45">(</text:span>אלא אם מצוין אחרת, כל טענה קשורה ע"<text:span text:style-name="T39">י</text:span> <draw:g text:anchor-type="as-char" svg:y="-0.288cm" draw:z-index="58" draw:style-name="gr1"><svg:title>TexMaths</svg:title><svg:desc>11§display§\forall a, b, c, d \in \R. a &lt; b &lt; c &lt; d \rightarrow \exists \vepsi_1, \vepsi_2. \varphi(a, b, c, d, \vepsi)§svg§600§FALSE§</svg:desc><draw:path draw:style-name="gr1773" draw:text-style-name="P119" svg:width="8.496cm" svg:height="0.345cm" svg:x="0.019cm" svg:y="0.018cm" svg:viewBox="0 0 8497 346" svg:d="M4249 346c-1416 0-2832 0-4249 0 0-116 0-230 0-346 2833 0 5664 0 8497 0 0 116 0 230 0 346-1416 0-2832 0-4248 0z"><text:p/></draw:path><draw:path draw:style-name="gr1774" draw:text-style-name="P120" svg:width="0.215cm" svg:height="0.274cm" svg:x="-0.001cm" svg:y="0.021cm" svg:viewBox="0 0 216 275" svg:d="M213 14c3-4 3-4 3-6 0-5-4-8-8-8-6 0-8 4-9 9-11 28-22 56-33 85-38 0-78 0-116 0-11-29-22-57-33-85-2-6-4-9-9-9-4 0-8 3-8 8 0 1 0 1 2 6 32 84 65 169 97 252 2 6 3 9 9 9 5 0 6-4 9-7 32-84 65-169 96-254zM55 109c35 0 70 0 106 0-18 45-36 91-53 137-18-46-35-92-53-137z"><text:p/></draw:path><draw:path draw:style-name="gr1775" draw:text-style-name="P120" svg:width="0.175cm" svg:height="0.174cm" svg:x="0.23cm" svg:y="0.118cm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1776" draw:text-style-name="P120" svg:width="0.045cm" svg:height="0.115cm" svg:x="0.451cm" svg:y="0.247cm" svg:viewBox="0 0 46 116" svg:d="M46 41c0-26-10-41-25-41-13 0-21 10-21 21 0 10 8 20 21 20 4 0 10-1 13-5 1-1 1-1 2-1 0 2 1 0 1 6 0 28-13 51-26 64-4 4-4 5-4 6 0 2 2 5 4 5 3 0 35-30 35-75z"><text:p/></draw:path><draw:path draw:style-name="gr1777" draw:text-style-name="P120" svg:width="0.141cm" svg:height="0.27cm" svg:x="0.609cm" svg:y="0.021cm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1778" draw:text-style-name="P120" svg:width="0.045cm" svg:height="0.115cm" svg:x="0.789cm" svg:y="0.247cm" svg:viewBox="0 0 46 116" svg:d="M46 41c0-26-10-41-25-41-13 0-21 10-21 21 0 10 8 20 21 20 4 0 10-1 13-5 1-1 1-1 2-1 0 2 1 0 1 6 0 28-13 51-26 64-4 4-4 5-4 6 0 2 2 5 4 5 3 0 35-30 35-75z"><text:p/></draw:path><draw:path draw:style-name="gr1779" draw:text-style-name="P120" svg:width="0.15cm" svg:height="0.174cm" svg:x="0.944cm" svg:y="0.118cm" svg:viewBox="0 0 151 175" svg:d="M138 24c-7 0-13 0-18 6-7 5-7 12-7 15 0 9 7 13 15 13 11 0 21-10 21-25 0-19-18-33-46-33-51 0-103 55-103 110 0 34 22 65 63 65 55 0 88-41 88-45 0-2-4-6-6-6-1 0-2 2-4 5-31 37-73 37-78 37-24 0-34-18-34-42 0-15 7-52 21-77 12-22 33-38 53-38 14 0 29 4 35 15z"><text:p/></draw:path><draw:path draw:style-name="gr1780" draw:text-style-name="P120" svg:width="0.044cm" svg:height="0.115cm" svg:x="1.129cm" svg:y="0.247cm" svg:viewBox="0 0 45 116" svg:d="M45 41c0-26-10-41-25-41-12 0-20 10-20 21 0 10 8 20 20 20 5 0 10-1 14-5 1-1 1-1 1-1 1 0 1 0 1 6 0 28-13 51-26 64-4 4-4 5-4 6 0 2 2 5 4 5 4 0 35-30 35-75z"><text:p/></draw:path><draw:path draw:style-name="gr1781" draw:text-style-name="P120" svg:width="0.183cm" svg:height="0.27cm" svg:x="1.283cm" svg:y="0.021cm" svg:viewBox="0 0 184 271" svg:d="M184 4c0-1 0-4-6-4-5 0-42 3-48 4-3 0-6 3-6 7 0 6 4 6 9 6 19 0 20 2 20 6 0 2-1 6-1 8-8 31-16 60-23 91-8-14-19-25-37-25-45 0-92 57-92 112 0 37 21 62 51 62 7 0 27-1 50-29 4 16 17 29 35 29 14 0 24-9 29-21 7-14 12-38 12-39 0-3-3-3-5-3-4 0-4 1-5 7-6 25-14 47-29 47-11 0-13-10-13-18s2-12 3-18c18-74 37-148 56-222zM103 220c-2 8-2 8-7 15-18 22-33 27-44 27-19 0-24-21-24-36 0-18 12-65 20-83 13-23 30-37 46-37 25 0 30 32 30 34s-1 4-2 6c-6 25-12 50-19 74z"><text:p/></draw:path><draw:path draw:style-name="gr1782" draw:text-style-name="P120" svg:width="0.193cm" svg:height="0.221cm" svg:x="1.607cm" svg:y="0.0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783" draw:text-style-name="P120" svg:width="0.264cm" svg:height="0.262cm" svg:x="1.947cm" svg:y="0.025cm" svg:viewBox="0 0 265 263" svg:d="M97 143c4 0 10 0 14 0 20 30 39 60 58 88 4 7 14 22 17 28 3 4 4 4 13 4 18 0 36 0 54 0 7 0 12 0 12-6 0-4-2-6-5-7-15-3-33-29-43-41-2-3-22-28-48-70 35-6 68-21 68-66 0-54-58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4 250c3-7 3-18 3-21 0-64 0-129 0-194 0-4 0-14-3-22 15 0 30 0 45 0-5 7-5 15-5 20 0 65 0 131 0 196 0 3 0 14 3 21-14 0-29 0-43 0zM127 143c3 0 4-1 7-1 6 0 15 0 20-1 7 9 48 77 80 109-12 0-25 0-37 0-23-35-47-72-70-107z"><text:p/></draw:path><draw:path draw:style-name="gr1784" draw:text-style-name="P120" svg:width="0.04cm" svg:height="0.04cm" svg:x="2.253cm" svg:y="0.247cm" svg:viewBox="0 0 41 41" svg:d="M41 21c0-12-9-21-20-21s-21 9-21 21c0 11 10 20 21 20s20-9 20-20z"><text:p/></draw:path><draw:path draw:style-name="gr1785" draw:text-style-name="P120" svg:width="0.176cm" svg:height="0.174cm" svg:x="2.343cm" svg:y="0.118cm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1786" draw:text-style-name="P120" svg:width="0.236cm" svg:height="0.221cm" svg:x="2.671cm" svg:y="0.08cm" svg:viewBox="0 0 237 222" svg:d="M229 17c4-4 8-5 8-9 0-5-4-8-8-8-1 0-2 0-8 2-71 34-142 67-213 101-5 3-8 3-8 8s3 7 8 9c71 33 142 67 213 100 6 2 7 2 8 2 4 0 8-3 8-7 0-5-4-6-8-8-67-32-135-64-203-96 68-32 136-63 203-94z"><text:p/></draw:path><draw:path draw:style-name="gr1787" draw:text-style-name="P120" svg:width="0.142cm" svg:height="0.27cm" svg:x="3.065cm" svg:y="0.021cm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788" draw:text-style-name="P120" svg:width="0.236cm" svg:height="0.221cm" svg:x="3.352cm" svg:y="0.08cm" svg:viewBox="0 0 237 222" svg:d="M229 17c5-4 8-5 8-9 0-5-4-8-8-8-1 0-2 0-7 2-71 34-143 67-214 101-5 3-8 3-8 8s3 7 8 9c71 33 143 67 214 100 5 2 6 2 7 2 4 0 8-3 8-7 0-5-3-6-8-8-67-32-135-64-203-96 68-32 136-63 203-94z"><text:p/></draw:path><draw:path draw:style-name="gr1789" draw:text-style-name="P120" svg:width="0.149cm" svg:height="0.174cm" svg:x="3.745cm" svg:y="0.118cm" svg:viewBox="0 0 150 175" svg:d="M136 24c-5 0-11 0-16 6-7 5-7 12-7 15 0 9 7 13 15 13 11 0 21-10 21-25 0-19-18-33-46-33-52 0-103 55-103 110 0 34 22 65 63 65 55 0 87-41 87-45 0-2-3-6-5-6s-2 2-4 5c-31 37-74 37-78 37-24 0-34-18-34-42 0-15 7-52 21-77 11-22 33-38 53-38 14 0 28 4 33 15z"><text:p/></draw:path><draw:path draw:style-name="gr1790" draw:text-style-name="P120" svg:width="0.236cm" svg:height="0.221cm" svg:x="4.035cm" svg:y="0.08cm" svg:viewBox="0 0 237 222" svg:d="M229 17c4-4 8-5 8-9 0-5-4-8-8-8-1 0-2 0-8 2-71 34-142 67-213 101-5 3-8 3-8 8s3 7 8 9c71 33 142 67 213 100 6 2 7 2 8 2 4 0 8-3 8-7 0-5-4-6-8-8-67-32-135-64-203-96 68-32 136-63 203-94z"><text:p/></draw:path><draw:path draw:style-name="gr1791" draw:text-style-name="P120" svg:width="0.183cm" svg:height="0.27cm" svg:x="4.426cm" svg:y="0.021cm" svg:viewBox="0 0 184 271" svg:d="M184 4c0-1 0-4-5-4-6 0-43 3-49 4-3 0-6 3-6 7 0 6 4 6 9 6 19 0 20 2 20 6 0 2-1 6-1 8-8 31-16 60-23 91-7-14-19-25-35-25-47 0-94 57-94 112 0 37 21 62 52 62 7 0 26-1 49-29 4 16 17 29 35 29 15 0 24-9 29-21 7-14 12-38 12-39 0-3-3-3-4-3-5 0-5 1-6 7-6 25-14 47-29 47-10 0-13-10-13-18s2-12 4-18c18-74 36-148 55-222zM103 220c-2 8-2 8-7 15-17 22-33 27-44 27-19 0-24-21-24-36 0-18 12-65 20-83 13-23 30-37 46-37 25 0 30 32 30 34s-1 4-1 6c-6 25-13 50-20 74z"><text:p/></draw:path><draw:path draw:style-name="gr1792" draw:text-style-name="P120" svg:width="0.342cm" svg:height="0.2cm" svg:x="4.74cm" svg:y="0.092cm" svg:viewBox="0 0 343 201" svg:d="M300 109c-21 15-30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1793" draw:text-style-name="P120" svg:width="0.171cm" svg:height="0.265cm" svg:x="5.234cm" svg:y="0.021cm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1794" draw:text-style-name="P120" svg:width="0.154cm" svg:height="0.183cm" svg:x="5.438cm" svg:y="0.114cm" svg:viewBox="0 0 155 184" svg:d="M44 88c13 4 24 4 33 4 11 0 32 0 32-11 0-9-13-11-29-11-7 0-21 2-35 8-10-4-16-12-16-23 0-23 38-37 73-37 6 0 20 0 36 11 4 3 4 4 7 4 5 0 10-5 10-11 0-7-23-22-49-22-44 0-86 26-86 55 0 18 13 26 15 28-23 13-35 35-35 52 0 25 22 49 63 49 50 0 72-34 72-40 0-2-2-4-4-4s-3 2-3 3c-6 9-16 23-62 23-23 0-56-6-56-33 0-13 11-34 34-45zM57 83c9-4 17-4 23-4 10 0 11 0 19 2-7 3-7 4-22 4-8 0-13 0-20-2z"><text:p/></draw:path><draw:path draw:style-name="gr1795" draw:text-style-name="P120" svg:width="0.098cm" svg:height="0.178cm" svg:x="5.637cm" svg:y="0.168cm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1796" draw:text-style-name="P120" svg:width="0.044cm" svg:height="0.115cm" svg:x="5.814cm" svg:y="0.247cm" svg:viewBox="0 0 45 116" svg:d="M45 41c0-26-9-41-24-41-13 0-21 10-21 21 0 10 8 20 21 20 4 0 10-1 13-5 1-1 1-1 2-1 0 2 1 0 1 6 0 28-14 51-26 64-4 4-4 5-4 6 0 2 2 5 4 5 3 0 34-30 34-75z"><text:p/></draw:path><draw:path draw:style-name="gr1797" draw:text-style-name="P120" svg:width="0.155cm" svg:height="0.183cm" svg:x="5.962cm" svg:y="0.114cm" svg:viewBox="0 0 156 184" svg:d="M45 88c12 4 24 4 33 4 10 0 32 0 32-11 0-9-14-11-29-11-7 0-22 2-36 8-9-4-15-12-15-23 0-23 38-37 72-37 7 0 21 0 37 11 3 3 4 4 7 4 5 0 10-5 10-11 0-7-23-22-49-22-45 0-87 26-87 55 0 18 14 26 15 28-22 13-35 35-35 52 0 25 23 49 64 49 50 0 72-34 72-40 0-2-2-4-4-4s-3 2-4 3c-5 9-15 23-61 23-24 0-56-6-56-33 0-13 10-34 34-45zM57 83c10-4 18-4 24-4 10 0 11 0 18 2-5 3-7 4-21 4-9 0-13 0-21-2z"><text:p/></draw:path><draw:path draw:style-name="gr1798" draw:text-style-name="P120" svg:width="0.118cm" svg:height="0.178cm" svg:x="6.15cm" svg:y="0.168cm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1799" draw:text-style-name="P120" svg:width="0.04cm" svg:height="0.04cm" svg:x="6.34cm" svg:y="0.247cm" svg:viewBox="0 0 41 41" svg:d="M41 21c0-12-9-21-20-21s-21 9-21 21c0 11 10 20 21 20s20-9 20-20z"><text:p/></draw:path><draw:path draw:style-name="gr1800" draw:text-style-name="P120" svg:width="0.219cm" svg:height="0.253cm" svg:x="6.433cm" svg:y="0.118cm" svg:viewBox="0 0 220 254" svg:d="M46 236c-1 4-2 5-2 7 0 8 8 11 12 11 1 0 10-1 14-11 2-2 3-15 14-69 3 1 6 1 13 1 64 0 123-60 123-121 0-31-15-54-44-54-56 0-79 75-102 151-42-8-64-30-64-57 0-11 9-54 32-81 3-3 2-3 3-4 0-2-1-5-4-5-11 0-41 57-41 94 0 35 25 64 67 74-6 21-14 43-21 64zM100 153c-3 0-4 0-8-1-4 0-4 0-4-1s7-36 8-42c12-50 42-86 76-86 27 0 37 20 37 39 0 44-49 91-109 91z"><text:p/></draw:path><draw:path draw:style-name="gr1801" draw:text-style-name="P120" svg:width="0.089cm" svg:height="0.384cm" svg:x="6.705cm" svg:y="0cm" svg:viewBox="0 0 90 385" svg:d="M90 381c0-1 0-1-6-8-49-49-61-122-61-180 0-67 14-135 62-182 5-5 5-5 5-7 0-3-2-4-4-4-3 0-39 26-62 76-20 42-24 85-24 117 0 29 4 76 25 120 23 47 58 72 61 72 2 0 4-1 4-4z"><text:p/></draw:path><draw:path draw:style-name="gr1802" draw:text-style-name="P120" svg:width="0.176cm" svg:height="0.174cm" svg:x="6.833cm" svg:y="0.118cm" svg:viewBox="0 0 177 175" svg:d="M129 25c-7-14-18-25-35-25-46 0-94 57-94 113 0 37 21 62 52 62 7 0 26-1 50-29 3 16 17 29 34 29 15 0 24-9 29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1803" draw:text-style-name="P120" svg:width="0.044cm" svg:height="0.115cm" svg:x="7.055cm" svg:y="0.247cm" svg:viewBox="0 0 45 116" svg:d="M45 41c0-26-10-41-24-41-13 0-21 10-21 21 0 10 8 20 21 20 4 0 9-1 13-5 1-1 1-1 2-1 0 2 0 0 0 6 0 28-13 51-26 64-3 4-3 5-3 6 0 2 1 5 3 5 4 0 35-30 35-75z"><text:p/></draw:path><draw:path draw:style-name="gr1804" draw:text-style-name="P120" svg:width="0.142cm" svg:height="0.27cm" svg:x="7.211cm" svg:y="0.021cm" svg:viewBox="0 0 143 271" svg:d="M75 4c0-1 0-4-6-4-8 0-36 3-46 3-3 1-8 1-8 8 0 6 4 6 9 6 19 0 20 2 20 6 0 2-3 16-5 23-11 42-21 84-32 127-5 19-7 25-7 37 0 37 21 61 50 61 46 0 93-57 93-112 0-36-21-62-52-62-17 0-33 11-45 23 10-39 19-77 29-116zM39 150c2-8 2-9 5-13 19-26 36-31 46-31 15 0 26 11 26 36 0 23-14 66-20 80-13 27-31 40-46 40-14 0-26-10-26-38 0-8 0-15 6-39 3-12 5-24 9-35z"><text:p/></draw:path><draw:path draw:style-name="gr1805" draw:text-style-name="P120" svg:width="0.044cm" svg:height="0.115cm" svg:x="7.392cm" svg:y="0.247cm" svg:viewBox="0 0 45 116" svg:d="M45 41c0-26-10-41-24-41-13 0-21 10-21 21 0 10 8 20 21 20 4 0 9-1 13-5 1-1 1-1 2-1 0 2 0 0 0 6 0 28-13 51-25 64-4 4-4 5-4 6 0 2 1 5 3 5 4 0 35-30 35-75z"><text:p/></draw:path><draw:path draw:style-name="gr1806" draw:text-style-name="P120" svg:width="0.15cm" svg:height="0.174cm" svg:x="7.546cm" svg:y="0.118cm" svg:viewBox="0 0 151 175" svg:d="M138 24c-6 0-11 0-17 6-7 5-8 12-8 15 0 9 8 13 15 13 12 0 22-10 22-25 0-19-18-33-45-33-53 0-105 55-105 110 0 34 23 65 63 65 56 0 88-41 88-45 0-2-2-6-5-6-2 0-3 2-5 5-30 37-73 37-77 37-24 0-35-18-35-42 0-15 7-52 21-77 12-22 34-38 55-38 13 0 27 4 33 15z"><text:p/></draw:path><draw:path draw:style-name="gr1807" draw:text-style-name="P120" svg:width="0.044cm" svg:height="0.115cm" svg:x="7.731cm" svg:y="0.247cm" svg:viewBox="0 0 45 116" svg:d="M45 41c0-26-9-41-24-41-13 0-21 10-21 21 0 10 8 20 21 20 4 0 10-1 13-5 1-1 1-1 2-1 0 2 1 0 1 6 0 28-14 51-26 64-4 4-4 5-4 6 0 2 2 5 3 5 4 0 35-30 35-75z"><text:p/></draw:path><draw:path draw:style-name="gr1808" draw:text-style-name="P120" svg:width="0.184cm" svg:height="0.27cm" svg:x="7.885cm" svg:y="0.021cm" svg:viewBox="0 0 185 271" svg:d="M185 4c0-1 0-4-6-4-5 0-43 3-49 4-2 0-6 3-6 7 0 6 5 6 10 6 19 0 19 2 19 6 0 2-1 6-1 8-8 31-16 60-23 91-7-14-18-25-35-25-46 0-94 57-94 112 0 37 22 62 52 62 7 0 27-1 50-29 4 16 17 29 36 29 13 0 22-9 28-21 7-14 11-38 11-39 0-3-3-3-4-3-4 0-5 1-6 7-6 25-13 47-29 47-10 0-11-10-11-18s1-12 2-18c18-74 37-148 56-222zM103 220c-1 8-1 8-7 15-17 22-32 27-43 27-20 0-25-21-25-36 0-18 12-65 22-83 11-23 28-37 44-37 25 0 30 32 30 34s-1 4-1 6c-6 25-13 50-20 74z"><text:p/></draw:path><draw:path draw:style-name="gr1809" draw:text-style-name="P120" svg:width="0.044cm" svg:height="0.115cm" svg:x="8.104cm" svg:y="0.247cm" svg:viewBox="0 0 45 116" svg:d="M45 41c0-26-9-41-24-41-13 0-21 10-21 21 0 10 8 20 21 20 4 0 10-1 13-5 1-1 1-1 2-1 0 2 1 0 1 6 0 28-14 51-26 64-4 4-4 5-4 6 0 2 2 5 4 5 3 0 34-30 34-75z"><text:p/></draw:path><draw:path draw:style-name="gr1810" draw:text-style-name="P120" svg:width="0.155cm" svg:height="0.183cm" svg:x="8.253cm" svg:y="0.114cm" svg:viewBox="0 0 156 184" svg:d="M45 88c12 4 24 4 33 4 10 0 32 0 32-11 0-9-14-11-29-11-7 0-22 2-36 8-9-4-15-12-15-23 0-23 38-37 72-37 7 0 21 0 37 11 3 3 4 4 7 4 5 0 10-5 10-11 0-7-23-22-49-22-45 0-87 26-87 55 0 18 14 26 15 28-22 13-35 35-35 52 0 25 23 49 64 49 50 0 72-34 72-40 0-2-2-4-4-4s-3 2-4 3c-5 9-15 23-61 23-24 0-56-6-56-33 0-13 10-34 34-45zM57 83c10-4 18-4 24-4 10 0 11 0 18 2-5 3-7 4-21 4-9 0-13 0-21-2z"><text:p/></draw:path><draw:path draw:style-name="gr1811" draw:text-style-name="P120" svg:width="0.089cm" svg:height="0.384cm" svg:x="8.445cm" svg:y="0cm" svg:viewBox="0 0 90 385" svg:d="M90 193c0-30-4-76-25-120-24-48-57-73-61-73-2 0-4 2-4 4s0 2 8 9c37 38 59 99 59 180 0 65-14 133-61 181-6 6-6 6-6 7 0 2 2 4 4 4 4 0 39-26 62-76 20-41 24-84 24-116z"><text:p/></draw:path></draw:g><text:span text:style-name="T45">)</text:span></text:p>
        </text:list-item>
        <text:list-item>
          <text:p text:style-name="P110">נציב <draw:g text:anchor-type="as-char" svg:y="-0.266cm" draw:z-index="67" draw:style-name="gr1"><svg:title>TexMaths</svg:title><svg:desc>11§display§b - a = \vepsi_1, d - c = \vepsi_2§svg§600§FALSE§</svg:desc><draw:path draw:style-name="gr1704" draw:text-style-name="P119" svg:width="3.514cm" svg:height="0.299cm" svg:x="0cm" svg:y="0.019cm" svg:viewBox="0 0 3515 300" svg:d="M0 0c1171 0 2344 0 3515 0 0 100 0 201 0 300-1171 0-2344 0-3515 0 0-99 0-200 0-300z"><text:p/></draw:path><draw:path draw:style-name="gr1705" draw:text-style-name="P120" svg:width="0.141cm" svg:height="0.269cm" svg:x="-0.001cm" svg:y="0cm" svg:viewBox="0 0 142 270" svg:d="M74 4c-3-1 0-4-6-4-9 0-36 3-46 4-3 0-8 0-8 8 0 4 4 4 9 4 19 0 20 3 20 7 0 2-3 15-6 23-11 42-21 83-32 125-4 19-5 25-5 38 0 37 20 61 48 61 47 0 94-57 94-112 0-34-21-61-52-61-17 0-33 12-45 23 10-39 19-77 29-116zM37 149c3-8 3-9 6-13 19-25 36-31 46-31 14 0 25 12 25 36 0 23-13 66-19 81-14 26-31 39-47 39-13 0-25-10-25-38 0-8 0-15 6-39 3-12 5-23 8-35z"><text:p/></draw:path><draw:path draw:style-name="gr1706" draw:text-style-name="P120" svg:width="0.235cm" svg:height="0.014cm" svg:x="0.264cm" svg:y="0.163cm" svg:viewBox="0 0 236 15" svg:d="M222 15c7 0 14 0 14-7 0-8-7-8-14-8-69 0-140 0-209 0-6 0-13 0-13 8 0 7 7 7 13 7 69 0 140 0 209 0z"><text:p/></draw:path><draw:path draw:style-name="gr1707" draw:text-style-name="P120" svg:width="0.176cm" svg:height="0.172cm" svg:x="0.634cm" svg:y="0.096cm" svg:viewBox="0 0 177 173" svg:d="M129 25c-7-14-18-25-36-25-45 0-93 57-93 113 0 36 22 60 52 60 7 0 27-1 50-27 4 16 17 27 35 27 14 0 22-7 29-19 7-15 11-38 11-39 0-3-3-3-4-3-5 0-5 1-6 6-6 26-13 48-30 48-9 0-11-10-11-18s2-11 5-28c4-16 5-20 9-34 4-19 10-37 14-54 2-11 2-12 2-13 0-7-4-11-11-11-9 0-15 8-16 17zM103 125c-1 7-1 8-7 14-17 21-32 27-43 27-20 0-26-21-26-36 0-19 13-66 22-84 11-23 29-37 44-37 26 0 31 32 31 34s-1 4-1 6c-6 26-13 51-20 76z"><text:p/></draw:path><draw:path draw:style-name="gr1708" draw:text-style-name="P120" svg:width="0.256cm" svg:height="0.089cm" svg:x="0.952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709" draw:text-style-name="P120" svg:width="0.154cm" svg:height="0.181cm" svg:x="1.349cm" svg:y="0.093cm" svg:viewBox="0 0 155 182" svg:d="M44 88c13 5 24 5 33 5 10 0 32 0 32-12 0-10-14-11-29-11-7 0-22 1-36 8-9-5-15-12-15-22 0-24 38-37 72-37 7 0 21 0 36 10 5 3 5 4 8 4 5 0 10-6 10-11 0-7-23-22-49-22-46 0-86 26-86 56 0 16 13 25 15 27-23 12-35 34-35 52 0 25 22 47 63 47 50 0 72-33 72-38 0-3-2-5-4-5s-3 2-3 4c-6 8-16 23-62 23-23 0-56-6-56-33 0-13 11-34 34-45zM57 82c9-3 17-3 23-3 10 0 11 0 19 2-7 3-7 3-22 3-9 0-13 0-20-2z"><text:p/></draw:path><draw:path draw:style-name="gr1710" draw:text-style-name="P120" svg:width="0.098cm" svg:height="0.177cm" svg:x="1.548cm" svg:y="0.145cm" svg:viewBox="0 0 99 178" svg:d="M62 8c0-8-2-8-9-8-17 16-42 18-53 18 0 3 0 5 0 8 7 0 24 0 40-6 0 45 0 91 0 137 0 9 0 12-28 12-3 0-7 0-10 0 0 2 0 5 0 9 5 0 39-1 49-1 7 0 41 1 48 1 0-4 0-7 0-9-3 0-8 0-11 0-26 0-26-3-26-12 0-51 0-100 0-149z"><text:p/></draw:path><draw:path draw:style-name="gr1711" draw:text-style-name="P120" svg:width="0.044cm" svg:height="0.114cm" svg:x="1.725cm" svg:y="0.224cm" svg:viewBox="0 0 45 115" svg:d="M45 41c0-26-10-41-24-41-13 0-21 10-21 21 0 10 8 20 21 20 4 0 10-2 13-5 1-1 1-1 2-1 0 2 1 0 1 6 0 28-13 51-26 64-4 4-4 5-4 6 0 3 2 4 3 4 4 0 35-29 35-74z"><text:p/></draw:path><draw:path draw:style-name="gr1712" draw:text-style-name="P120" svg:width="0.183cm" svg:height="0.269cm" svg:x="1.878cm" svg:y="0cm" svg:viewBox="0 0 184 270" svg:d="M184 4c-1-1 0-4-5-4s-43 3-49 4c-4 0-6 3-6 8 0 4 4 4 10 4 19 0 19 3 19 7 0 2-1 6-1 8-8 29-16 60-23 91-7-15-18-25-36-25-45 0-93 57-93 111 0 37 21 62 52 62 7 0 26-1 50-29 2 17 17 29 35 29 14 0 22-9 29-21 6-14 11-37 11-38 0-4-3-4-4-4-5 0-5 1-6 7-6 25-13 47-30 47-9 0-11-10-11-18s0-12 3-17c18-74 36-148 55-222zM103 220c-1 7-1 8-7 15-17 21-33 26-43 26-20 0-26-21-26-35 0-20 13-66 21-83 12-23 30-38 45-38 26 0 31 32 31 34s-1 5-1 7c-6 25-13 49-20 74z"><text:p/></draw:path><draw:path draw:style-name="gr1713" draw:text-style-name="P120" svg:width="0.235cm" svg:height="0.014cm" svg:x="2.181cm" svg:y="0.163cm" svg:viewBox="0 0 236 15" svg:d="M223 15c7 0 13 0 13-7 0-8-6-8-13-8-69 0-139 0-209 0-6 0-14 0-14 8 0 7 8 7 14 7 70 0 140 0 209 0z"><text:p/></draw:path><draw:path draw:style-name="gr1714" draw:text-style-name="P120" svg:width="0.149cm" svg:height="0.172cm" svg:x="2.552cm" svg:y="0.096cm" svg:viewBox="0 0 150 173" svg:d="M137 24c-6 0-12 0-17 6-7 5-7 12-7 15 0 9 7 13 15 13 11 0 20-9 20-24 0-20-17-34-45-34-51 0-103 55-103 110 0 34 22 63 63 63 55 0 87-39 87-44 0-2-3-5-5-5-1 0-2 1-4 4-31 38-73 38-78 38-25 0-34-19-34-42 0-15 7-53 20-77 13-22 33-38 54-38 14 0 29 5 34 15z"><text:p/></draw:path><draw:path draw:style-name="gr1715" draw:text-style-name="P120" svg:width="0.255cm" svg:height="0.089cm" svg:x="2.832cm" svg:y="0.12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716" draw:text-style-name="P120" svg:width="0.155cm" svg:height="0.181cm" svg:x="3.228cm" svg:y="0.093cm" svg:viewBox="0 0 156 182" svg:d="M44 88c13 5 24 5 34 5s31 0 31-12c0-10-13-11-28-11-8 0-22 1-36 8-9-5-15-12-15-22 0-24 37-37 72-37 6 0 20 0 35 10 5 3 6 4 8 4 6 0 11-6 11-11 0-7-24-22-50-22-44 0-86 26-86 56 0 16 14 25 15 27-23 12-35 34-35 52 0 25 22 47 63 47 51 0 72-33 72-38 0-3-1-5-3-5s-3 2-4 4c-6 8-15 23-61 23-24 0-57-6-57-33 0-13 11-34 34-45zM57 82c9-3 18-3 24-3 9 0 11 0 18 2-6 3-7 3-21 3-9 0-13 0-21-2z"><text:p/></draw:path><draw:path draw:style-name="gr1717" draw:text-style-name="P120" svg:width="0.119cm" svg:height="0.177cm" svg:x="3.415cm" svg:y="0.145cm" svg:viewBox="0 0 120 178" svg:d="M120 129c-3 0-6 0-9 0-1 7-4 22-8 26-2 1-23 1-26 1-17 0-33 0-50 0 28-26 38-33 54-45 20-17 39-33 39-58 0-33-29-53-64-53-33 0-56 23-56 48 0 13 12 16 14 16 7 0 15-6 15-15 0-5-2-14-16-14 8-20 27-25 40-25 26 0 40 21 40 43 0 23-16 41-25 51-22 21-43 42-65 64-3 2-3 3-3 10 37 0 75 0 112 0 2-16 6-32 8-49z"><text:p/></draw:path></draw:g><text:s/><text:span text:style-name="T44">(ידוע שהם קיימים כי קיימים </text:span><text:span text:style-name="T44"><draw:g text:anchor-type="as-char" svg:y="-0.266cm" draw:z-index="59" draw:style-name="gr1"><svg:title>TexMaths</svg:title><svg:desc>11§display§a, b, c, d§svg§600§FALSE§</svg:desc><draw:path draw:style-name="gr1765" draw:text-style-name="P119" svg:width="1.211cm" svg:height="0.299cm" svg:x="0.004cm" svg:y="0.019cm" svg:viewBox="0 0 1212 300" svg:d="M0 0c404 0 808 0 1212 0 0 100 0 201 0 300-404 0-808 0-1212 0 0-99 0-200 0-300z"><text:p/></draw:path><draw:path draw:style-name="gr1766" draw:text-style-name="P120" svg:width="0.176cm" svg:height="0.172cm" svg:x="-0.001cm" svg:y="0.096cm" svg:viewBox="0 0 177 173" svg:d="M129 25c-7-14-18-25-35-25-46 0-94 57-94 113 0 36 21 60 52 60 7 0 26-1 49-27 4 16 18 27 35 27 15 0 24-7 29-19 7-15 12-38 12-39 0-3-3-3-4-3-5 0-5 1-6 6-6 26-14 48-29 48-10 0-11-10-11-18s0-11 4-28c4-16 5-20 9-34 4-19 9-37 13-54 3-11 3-12 3-13 0-7-4-11-11-11-10 0-15 8-16 17zM103 125c-2 7-2 8-7 14-17 21-33 27-44 27-19 0-24-21-24-36 0-19 12-66 20-84 13-23 30-37 46-37 25 0 30 32 30 34s-1 4-1 6c-6 26-13 51-20 76z"><text:p/></draw:path><draw:path draw:style-name="gr1767" draw:text-style-name="P120" svg:width="0.044cm" svg:height="0.114cm" svg:x="0.221cm" svg:y="0.224cm" svg:viewBox="0 0 45 115" svg:d="M45 41c0-26-10-41-25-41-12 0-20 10-20 21 0 10 8 20 20 20 5 0 10-2 14-5 1-1 1-1 2-1 0 2 0 0 0 6 0 28-13 51-26 64-4 4-4 5-4 6 0 3 2 4 4 4 4 0 35-29 35-74z"><text:p/></draw:path><draw:path draw:style-name="gr1768" draw:text-style-name="P120" svg:width="0.142cm" svg:height="0.269cm" svg:x="0.378cm" svg:y="0cm" svg:viewBox="0 0 143 270" svg:d="M75 4c-2-1 0-4-6-4-8 0-37 3-47 4-3 0-7 0-7 8 0 4 4 4 9 4 19 0 20 3 20 7 0 2-4 15-5 23-11 42-21 83-32 125-5 19-7 25-7 38 0 37 21 61 50 61 45 0 93-57 93-112 0-34-21-61-52-61-17 0-34 12-45 23 10-39 19-77 29-116zM39 149c2-8 2-9 5-13 19-25 36-31 46-31 15 0 24 12 24 36 0 23-12 66-19 81-12 26-30 39-45 39-14 0-27-10-27-38 0-8 0-15 7-39 3-12 5-23 9-35z"><text:p/></draw:path><draw:path draw:style-name="gr1769" draw:text-style-name="P120" svg:width="0.044cm" svg:height="0.114cm" svg:x="0.559cm" svg:y="0.224cm" svg:viewBox="0 0 45 115" svg:d="M45 41c0-26-10-41-25-41-12 0-20 10-20 21 0 10 8 20 20 20 5 0 10-2 14-5 1-1 1-1 1-1 1 0 1 0 1 6 0 28-13 51-26 64-4 4-4 5-4 6 0 3 2 4 4 4 4 0 35-29 35-74z"><text:p/></draw:path><draw:path draw:style-name="gr1770" draw:text-style-name="P120" svg:width="0.15cm" svg:height="0.172cm" svg:x="0.712cm" svg:y="0.096cm" svg:viewBox="0 0 151 173" svg:d="M138 24c-7 0-13 0-18 6-6 5-7 12-7 15 0 9 7 13 15 13 11 0 22-9 22-24 0-20-19-34-47-34-51 0-103 55-103 110 0 34 22 63 63 63 55 0 88-39 88-44 0-2-2-5-6-5-1 0-2 1-4 4-31 38-73 38-77 38-24 0-35-19-35-42 0-15 7-53 21-77 12-22 33-38 55-38 12 0 27 5 33 15z"><text:p/></draw:path><draw:path draw:style-name="gr1771" draw:text-style-name="P120" svg:width="0.044cm" svg:height="0.114cm" svg:x="0.897cm" svg:y="0.224cm" svg:viewBox="0 0 45 115" svg:d="M45 41c0-26-10-41-25-41-12 0-20 10-20 21 0 10 8 20 20 20 5 0 10-2 14-5 1-1 1-1 2-1 0 2 0 0 0 6 0 28-13 51-26 64-4 4-4 5-4 6 0 3 2 4 4 4 4 0 35-29 35-74z"><text:p/></draw:path><draw:path draw:style-name="gr1772" draw:text-style-name="P120" svg:width="0.183cm" svg:height="0.269cm" svg:x="1.051cm" svg:y="0cm" svg:viewBox="0 0 184 270" svg:d="M184 4c-2-1 0-4-6-4-5 0-42 3-48 4-3 0-6 3-6 8 0 4 4 4 9 4 19 0 20 3 20 7 0 2-1 6-1 8-8 29-16 60-23 91-8-15-19-25-37-25-45 0-92 57-92 111 0 37 21 62 52 62 7 0 26-1 49-29 4 17 17 29 35 29 14 0 24-9 29-21 7-14 12-37 12-38 0-4-3-4-5-4-4 0-4 1-5 7-6 25-14 47-29 47-11 0-13-10-13-18s2-12 3-17c18-74 37-148 56-222zM103 220c-2 7-2 8-7 15-18 21-33 26-44 26-19 0-24-21-24-35 0-20 12-66 20-83 13-23 30-38 46-38 25 0 30 32 30 34s-1 5-1 7c-6 25-13 49-20 74z"><text:p/></draw:path></draw:g></text:span><text:span text:style-name="T44"><text:s/>כחלק מהנתונים)</text:span>. נציב <draw:g text:anchor-type="as-char" svg:y="-0.288cm" draw:z-index="75" draw:style-name="gr1"><svg:title>TexMaths</svg:title><svg:desc>11§display§\vepsi = \min\{\vepsi_1, \vepsi_2\}§svg§600§FALSE§</svg:desc><draw:path draw:style-name="gr1599" draw:text-style-name="P119" svg:width="2.535cm" svg:height="0.345cm" svg:x="0.009cm" svg:y="0.018cm" svg:viewBox="0 0 2536 346" svg:d="M1269 346c-423 0-846 0-1269 0 0-116 0-230 0-346 846 0 1690 0 2536 0 0 116 0 230 0 346-422 0-844 0-1267 0z"><text:p/></draw:path><draw:path draw:style-name="gr1600" draw:text-style-name="P120" svg:width="0.155cm" svg:height="0.183cm" svg:x="-0.001cm" svg:y="0.114cm" svg:viewBox="0 0 156 184" svg:d="M45 88c12 4 24 4 33 4 10 0 31 0 31-11 0-9-13-11-28-11-8 0-22 2-36 8-9-4-15-12-15-23 0-23 37-37 72-37 7 0 20 0 35 11 5 3 6 4 8 4 6 0 11-5 11-11 0-7-23-22-49-22-45 0-87 26-87 55 0 18 14 26 15 28-22 13-35 35-35 52 0 25 22 49 64 49 50 0 72-34 72-40 0-2-2-4-4-4s-3 2-4 3c-6 9-15 23-61 23-24 0-57-6-57-33 0-13 11-34 35-45zM57 83c9-4 18-4 24-4 10 0 11 0 18 2-6 3-7 4-21 4-9 0-13 0-21-2z"><text:p/></draw:path><draw:path draw:style-name="gr1601" draw:text-style-name="P120" svg:width="0.256cm" svg:height="0.09cm" svg:x="0.298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602" draw:text-style-name="P120" svg:width="0.3cm" svg:height="0.17cm" svg:x="0.698cm" svg:y="0.118cm" svg:viewBox="0 0 301 171" svg:d="M30 39c0 34 0 68 0 103 0 17-5 17-30 17 0 3 0 7 0 12 13 0 33-1 43-1 11 0 31 1 44 1 0-5 0-9 0-12-27 0-31 0-31-17 0-24 0-48 0-72 0-39 28-61 53-61 24 0 28 21 28 43 0 29 0 59 0 90 0 17-4 17-30 17 0 3 0 7 0 12 14 0 34-1 44-1s30 1 43 1c0-5 0-9 0-12-26 0-30 0-30-17 0-24 0-48 0-72 0-39 27-61 52-61s28 21 28 43c0 29 0 59 0 90 0 17-3 17-30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1603" draw:text-style-name="P120" svg:width="0.081cm" svg:height="0.256cm" svg:x="1.02cm" svg:y="0.032cm" svg:viewBox="0 0 82 257" svg:d="M55 87c-18 1-36 2-54 4 0 4 0 8 0 12 25 0 29 3 29 21 0 35 0 70 0 104 0 16-5 16-30 16 0 5 0 9 0 13 12 0 33-2 43-2 13 0 26 2 39 2 0-4 0-8 0-13-25 0-27-1-27-16 0-46 0-94 0-141zM57 20c0-12-10-20-21-20-12 0-20 10-20 20 0 11 8 21 20 21 11 0 21-9 21-21z"><text:p/></draw:path><draw:path draw:style-name="gr1604" draw:text-style-name="P120" svg:width="0.194cm" svg:height="0.17cm" svg:x="1.127cm" svg:y="0.118cm" svg:viewBox="0 0 195 171" svg:d="M31 39c0 34 0 68 0 103 0 17-5 17-31 17 0 3 0 7 0 12 13 0 33-1 44-1 10 0 30 1 43 1 0-5 0-9 0-12-25 0-30 0-30-17 0-24 0-48 0-72 0-39 28-61 52-61s28 21 28 43c0 29 0 59 0 90 0 17-4 17-29 17 0 3 0 7 0 12 13 0 33-1 43-1 11 0 30 1 44 1 0-5 0-9 0-12-20 0-30 0-31-11 0-26 0-50 0-74 0-33 0-45-11-60-6-6-19-14-41-14-28 0-47 17-57 41 0-13 0-28 0-41-19 1-36 3-55 4 0 5 0 8 0 13 27 0 31 2 31 22z"><text:p/></draw:path><draw:path draw:style-name="gr1605" draw:text-style-name="P120" svg:width="0.136cm" svg:height="0.384cm" svg:x="1.355cm" svg:y="0cm" svg:viewBox="0 0 137 385" svg:d="M81 52c0-16 11-41 53-43 2 0 3-2 3-5 0-4-3-4-7-4-39 0-74 20-74 48 0 29 0 59 0 89 0 15 0 27-15 39-14 12-29 12-37 13-2 0-4 1-4 4 0 4 2 4 7 4 25 2 44 14 48 34 1 4 1 5 1 19 0 25 0 51 0 76 0 16 0 29 19 43 15 12 40 16 55 16 4 0 7 0 7-4s-2-4-6-4c-24-2-43-15-47-33-3-5-3-5-3-19 0-27 0-54 0-82 0-17-2-24-15-35-8-8-19-12-30-15 32-9 45-27 45-49 0-31 0-61 0-92z"><text:p/></draw:path><draw:path draw:style-name="gr1606" draw:text-style-name="P120" svg:width="0.154cm" svg:height="0.183cm" svg:x="1.531cm" svg:y="0.114cm" svg:viewBox="0 0 155 184" svg:d="M44 88c13 4 24 4 33 4 11 0 32 0 32-11 0-9-13-11-29-11-7 0-21 2-35 8-9-4-15-12-15-23 0-23 37-37 72-37 6 0 20 0 35 11 5 3 5 4 8 4 6 0 10-5 10-11 0-7-23-22-49-22-44 0-86 26-86 55 0 18 13 26 15 28-23 13-35 35-35 52 0 25 22 49 63 49 50 0 72-34 72-40 0-2-2-4-4-4-1 0-3 2-3 3-6 9-16 23-62 23-23 0-56-6-56-33 0-13 11-34 34-45zM57 83c9-4 17-4 23-4 10 0 11 0 19 2-6 3-7 4-22 4-8 0-12 0-20-2z"><text:p/></draw:path><draw:path draw:style-name="gr1607" draw:text-style-name="P120" svg:width="0.098cm" svg:height="0.178cm" svg:x="1.73cm" svg:y="0.168cm" svg:viewBox="0 0 99 179" svg:d="M62 8c0-8-2-8-8-8-18 17-43 17-54 17 0 3 0 6 0 9 7 0 24 0 40-7 0 46 0 92 0 138 0 9 0 13-28 13-3 0-7 0-10 0 0 3 0 6 0 9 6-1 39-1 49-1 7 0 41 0 48 1 0-3 0-6 0-9-3 0-7 0-10 0-27 0-27-4-27-13 0-50 0-100 0-149z"><text:p/></draw:path><draw:path draw:style-name="gr1608" draw:text-style-name="P120" svg:width="0.044cm" svg:height="0.115cm" svg:x="1.907cm" svg:y="0.247cm" svg:viewBox="0 0 45 116" svg:d="M45 41c0-26-9-41-24-41-13 0-21 10-21 21 0 10 8 20 21 20 4 0 10-1 13-5 1-1 1-1 2-1 0 2 1 0 1 6 0 28-14 51-26 64-4 4-4 5-4 6 0 2 2 5 4 5 3 0 34-30 34-75z"><text:p/></draw:path><draw:path draw:style-name="gr1609" draw:text-style-name="P120" svg:width="0.155cm" svg:height="0.183cm" svg:x="2.056cm" svg:y="0.114cm" svg:viewBox="0 0 156 184" svg:d="M45 88c12 4 24 4 33 4 10 0 32 0 32-11 0-9-14-11-29-11-8 0-22 2-36 8-9-4-15-12-15-23 0-23 38-37 72-37 7 0 20 0 37 11 3 3 4 4 7 4 5 0 10-5 10-11 0-7-23-22-49-22-45 0-87 26-87 55 0 18 14 26 15 28-22 13-35 35-35 52 0 25 22 49 64 49 50 0 72-34 72-40 0-2-2-4-4-4s-3 2-4 3c-6 9-15 23-61 23-24 0-56-6-56-33 0-13 10-34 34-45zM57 83c10-4 18-4 24-4 10 0 11 0 18 2-6 3-7 4-21 4-9 0-13 0-21-2z"><text:p/></draw:path><draw:path draw:style-name="gr1610" draw:text-style-name="P120" svg:width="0.118cm" svg:height="0.178cm" svg:x="2.244cm" svg:y="0.168cm" svg:viewBox="0 0 119 179" svg:d="M119 130c-4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1611" draw:text-style-name="P120" svg:width="0.136cm" svg:height="0.384cm" svg:x="2.428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. נוכיח <draw:g text:anchor-type="as-char" svg:y="-0.288cm" draw:z-index="74" draw:style-name="gr1"><svg:title>TexMaths</svg:title><svg:desc>11§display§[b - \vepsi, c + \vepsi] \subseteq (a, b)§svg§600§FALSE§</svg:desc><draw:path draw:style-name="gr1612" draw:text-style-name="P119" svg:width="3.302cm" svg:height="0.344cm" svg:x="-0.001cm" svg:y="0.019cm" svg:viewBox="0 0 3303 345" svg:d="M0 0c1101 0 2202 0 3303 0 0 115 0 230 0 345-1101 0-2202 0-3303 0 0-115 0-230 0-345z"><text:p/></draw:path><draw:path draw:style-name="gr1613" draw:text-style-name="P120" svg:width="0.053cm" svg:height="0.383cm" svg:x="0.024cm" svg:y="0cm" svg:viewBox="0 0 54 384" svg:d="M54 384c0-5 0-10 0-15-12 0-25 0-38 0 0-118 0-236 0-354 13 0 26 0 38 0 0-5 0-9 0-15-18 0-36 0-54 0 0 128 0 257 0 384 18 0 36 0 54 0z"><text:p/></draw:path><draw:path draw:style-name="gr1614" draw:text-style-name="P120" svg:width="0.141cm" svg:height="0.269cm" svg:x="0.105cm" svg:y="0.022cm" svg:viewBox="0 0 142 270" svg:d="M75 3c-2-1 0-3-6-3-9 0-37 2-47 3-3 0-8 1-8 8 0 4 5 4 10 4 19 0 19 4 19 7s-3 17-5 24c-11 42-20 84-31 126-5 20-7 24-7 37 0 38 21 61 49 61 46 0 93-58 93-111 0-36-20-62-51-62-17 0-34 11-45 23 10-40 19-78 29-117zM38 150c3-9 3-10 6-15 19-24 36-30 46-30 14 0 24 12 24 36 0 23-12 66-19 81-13 26-31 40-46 40-13 0-26-11-26-40 0-6 0-14 7-37 3-12 5-24 8-35z"><text:p/></draw:path><draw:path draw:style-name="gr1615" draw:text-style-name="P120" svg:width="0.234cm" svg:height="0.014cm" svg:x="0.371cm" svg:y="0.184cm" svg:viewBox="0 0 235 15" svg:d="M222 15c7 0 13 0 13-7 0-8-6-8-13-8-69 0-140 0-209 0-6 0-13 0-13 8 0 7 7 7 13 7 69 0 140 0 209 0z"><text:p/></draw:path><draw:path draw:style-name="gr1616" draw:text-style-name="P120" svg:width="0.155cm" svg:height="0.182cm" svg:x="0.735cm" svg:y="0.115cm" svg:viewBox="0 0 156 183" svg:d="M44 87c13 5 24 5 34 5s31 0 31-12c0-8-13-10-29-10-7 0-21 0-35 7-9-4-15-12-15-22 0-23 37-37 72-37 6 0 20 0 35 11 5 3 6 3 8 3 6 0 11-4 11-10 0-8-24-22-50-22-44 0-86 25-86 55 0 17 14 26 15 28-23 12-35 34-35 51 0 26 22 49 63 49 51 0 72-34 72-40 0-2-1-3-4-3-1 0-2 1-3 2-6 9-15 23-62 23-23 0-56-5-56-33 0-13 11-33 34-45zM57 81c9-2 17-3 23-3 10 0 12 1 19 2-6 4-7 4-21 4-9 0-13 0-21-3z"><text:p/></draw:path><draw:path draw:style-name="gr1617" draw:text-style-name="P120" svg:width="0.044cm" svg:height="0.115cm" svg:x="0.938cm" svg:y="0.247cm" svg:viewBox="0 0 45 116" svg:d="M45 41c0-26-10-41-25-41-12 0-20 10-20 21 0 10 8 21 20 21 5 0 10-2 14-6 1-1 1-1 2-1 0 2 0 0 0 6 0 28-13 51-26 65-5 3-5 4-5 5 0 4 3 5 5 5 4 0 35-30 35-75z"><text:p/></draw:path><draw:path draw:style-name="gr1618" draw:text-style-name="P120" svg:width="0.15cm" svg:height="0.173cm" svg:x="1.092cm" svg:y="0.118cm" svg:viewBox="0 0 151 174" svg:d="M137 23c-6 0-12 0-17 6-6 6-7 13-7 15 0 9 7 13 15 13 11 0 22-9 22-24 0-19-19-33-47-33-51 0-103 55-103 109 0 35 23 65 63 65 55 0 88-41 88-45 0-2-3-6-5-6s-3 1-5 5c-31 38-73 38-77 38-24 0-35-20-35-43 0-15 7-53 20-77 13-21 33-38 55-38 14 0 28 5 33 15z"><text:p/></draw:path><draw:path draw:style-name="gr1619" draw:text-style-name="P120" svg:width="0.255cm" svg:height="0.256cm" svg:x="1.352cm" svg:y="0.064cm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1620" draw:text-style-name="P120" svg:width="0.155cm" svg:height="0.182cm" svg:x="1.725cm" svg:y="0.115cm" svg:viewBox="0 0 156 183" svg:d="M45 87c12 5 24 5 33 5 10 0 31 0 31-12 0-8-13-10-28-10-8 0-22 0-36 7-9-4-15-12-15-22 0-23 38-37 72-37 7 0 20 0 35 11 5 3 6 3 9 3 5 0 10-4 10-10 0-8-23-22-49-22-45 0-87 25-87 55 0 17 14 26 15 28-22 12-35 34-35 51 0 26 22 49 64 49 50 0 72-34 72-40 0-2-2-3-4-3s-3 1-4 2c-6 9-15 23-61 23-24 0-56-5-56-33 0-13 10-33 34-45zM57 81c9-2 18-3 24-3 10 0 11 1 18 2-6 4-7 4-21 4-9 0-13 0-21-3z"><text:p/></draw:path><draw:path draw:style-name="gr1621" draw:text-style-name="P120" svg:width="0.052cm" svg:height="0.383cm" svg:x="1.904cm" svg:y="0cm" svg:viewBox="0 0 53 384" svg:d="M53 0c-18 0-35 0-53 0 0 6 0 10 0 15 12 0 25 0 37 0 0 118 0 236 0 354-12 0-25 0-37 0 0 5 0 10 0 15 18 0 35 0 53 0 0-127 0-256 0-384z"><text:p/></draw:path><draw:path draw:style-name="gr1622" draw:text-style-name="P120" svg:width="0.235cm" svg:height="0.295cm" svg:x="2.142cm" svg:y="0.044cm" svg:viewBox="0 0 236 296" svg:d="M223 15c7 0 13 0 13-7 0-8-6-8-13-8-35 0-69 0-104 0-66 0-119 51-119 111 0 62 54 111 119 111 35 0 69 0 104 0 7 0 13 0 13-7 0-8-6-8-13-8-34 0-69 0-103 0-61 0-104-44-104-96s44-96 104-96c34 0 69 0 103 0zM22 281c-7 0-14 0-14 7 0 8 7 8 14 8 67 0 134 0 201 0 7 0 13 0 13-8 0-7-6-7-13-7-67 0-134 0-201 0z"><text:p/></draw:path><draw:path draw:style-name="gr1623" draw:text-style-name="P120" svg:width="0.088cm" svg:height="0.383cm" svg:x="2.556cm" svg:y="0cm" svg:viewBox="0 0 89 384" svg:d="M89 380c0-1 0-1-7-8-47-48-60-121-60-179 0-67 15-135 63-183 4-4 4-4 4-7 0-2-1-3-3-3-5 0-39 26-62 75-20 43-24 86-24 118 0 28 4 76 25 119 23 47 56 72 61 72 2 0 3-1 3-4z"><text:p/></draw:path><draw:path draw:style-name="gr1624" draw:text-style-name="P120" svg:width="0.176cm" svg:height="0.173cm" svg:x="2.684cm" svg:y="0.118cm" svg:viewBox="0 0 177 174" svg:d="M129 24c-7-14-19-24-36-24-46 0-93 56-93 112 0 37 21 62 52 62 7 0 26-1 49-29 3 17 17 29 35 29 15 0 23-9 29-21 7-14 12-37 12-38 0-4-3-4-4-4-5 0-5 1-6 7-6 25-14 48-30 48-11 0-12-10-12-17 0-9 1-12 6-29 4-17 5-21 9-35 4-19 8-37 13-54 3-11 3-11 3-13 0-7-4-10-11-10-10 0-15 9-16 16zM103 124c-2 7-2 8-7 15-17 21-33 27-44 27-19 0-25-22-25-36 0-20 13-67 21-85 12-23 30-37 45-37 26 0 31 32 31 34s-1 4-1 6c-6 26-13 51-20 76z"><text:p/></draw:path><draw:path draw:style-name="gr1625" draw:text-style-name="P120" svg:width="0.044cm" svg:height="0.115cm" svg:x="2.906cm" svg:y="0.247cm" svg:viewBox="0 0 45 116" svg:d="M45 41c0-26-10-41-25-41-12 0-20 10-20 21 0 10 8 21 20 21 5 0 10-2 14-6 1-1 1-1 1-1 1 0 1 0 1 6 0 28-13 51-26 65-5 3-5 4-5 5 0 4 3 5 5 5 4 0 35-30 35-75z"><text:p/></draw:path><draw:path draw:style-name="gr1626" draw:text-style-name="P120" svg:width="0.141cm" svg:height="0.269cm" svg:x="3.062cm" svg:y="0.022cm" svg:viewBox="0 0 142 270" svg:d="M75 3c-2-1 0-3-6-3-9 0-37 2-47 3-3 0-7 1-7 8 0 4 4 4 9 4 19 0 20 4 20 7s-4 17-6 24c-11 42-20 84-31 126-5 20-7 24-7 37 0 38 21 61 49 61 46 0 93-58 93-111 0-36-20-62-51-62-17 0-34 11-45 23 10-40 19-78 29-117zM38 150c3-9 3-10 6-15 19-24 36-30 46-30 14 0 24 12 24 36 0 23-12 66-19 81-13 26-30 40-46 40-13 0-26-11-26-40 0-6 0-14 7-37 3-12 5-24 8-35z"><text:p/></draw:path><draw:path draw:style-name="gr1627" draw:text-style-name="P120" svg:width="0.089cm" svg:height="0.383cm" svg:x="3.232cm" svg:y="0cm" svg:viewBox="0 0 90 384" svg:d="M90 193c0-30-4-77-25-120-23-48-56-73-61-73-2 0-4 1-4 3 0 3 0 3 8 10 38 38 60 99 60 180 0 65-14 132-63 181-5 5-5 5-5 6 0 3 2 4 4 4 5 0 39-26 62-75 20-43 24-85 24-116z"><text:p/></draw:path></draw:g>, או במילים אחרות (הגדרת הכלה), <draw:g text:anchor-type="as-char" svg:y="-0.288cm" draw:z-index="73" draw:style-name="gr1"><svg:title>TexMaths</svg:title><svg:desc>11§display§\forall x \in [b - \vepsi, c + \vepsi] \implies x \in (a, d)§svg§600§FALSE§</svg:desc><draw:path draw:style-name="gr1628" draw:text-style-name="P119" svg:width="5.477cm" svg:height="0.344cm" svg:x="0.02cm" svg:y="0.019cm" svg:viewBox="0 0 5478 345" svg:d="M0 0c1826 0 3652 0 5478 0 0 115 0 230 0 345-1826 0-3652 0-5478 0 0-115 0-230 0-345z"><text:p/></draw:path><draw:path draw:style-name="gr1629" draw:text-style-name="P120" svg:width="0.214cm" svg:height="0.273cm" svg:x="0cm" svg:y="0.022cm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1630" draw:text-style-name="P120" svg:width="0.192cm" svg:height="0.173cm" svg:x="0.226cm" svg:y="0.118cm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1631" draw:text-style-name="P120" svg:width="0.192cm" svg:height="0.221cm" svg:x="0.575cm" svg:y="0.0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1632" draw:text-style-name="P120" svg:width="0.052cm" svg:height="0.383cm" svg:x="0.954cm" svg:y="0cm" svg:viewBox="0 0 53 384" svg:d="M53 384c0-5 0-10 0-15-12 0-25 0-38 0 0-118 0-236 0-354 13 0 26 0 38 0 0-5 0-9 0-15-18 0-35 0-53 0 0 128 0 257 0 384 18 0 35 0 53 0z"><text:p/></draw:path><draw:path draw:style-name="gr1633" draw:text-style-name="P120" svg:width="0.141cm" svg:height="0.269cm" svg:x="1.034cm" svg:y="0.022cm" svg:viewBox="0 0 142 270" svg:d="M74 3c-2-1 0-3-6-3-9 0-36 2-46 3-3 0-8 1-8 8 0 4 4 4 9 4 19 0 20 4 20 7s-3 17-6 24c-11 42-20 84-31 126-5 20-6 24-6 37 0 38 20 61 48 61 47 0 94-58 94-111 0-36-21-62-52-62-17 0-33 11-45 23 10-40 19-78 29-117zM37 150c3-9 3-10 6-15 20-24 36-30 46-30 14 0 25 12 25 36 0 23-13 66-19 81-14 26-31 40-47 40-13 0-25-11-25-40 0-6 0-14 6-37 3-12 5-24 8-35z"><text:p/></draw:path><draw:path draw:style-name="gr1634" draw:text-style-name="P120" svg:width="0.236cm" svg:height="0.014cm" svg:x="1.299cm" svg:y="0.184cm" svg:viewBox="0 0 237 15" svg:d="M222 15c7 0 15 0 15-7 0-8-8-8-15-8-69 0-139 0-209 0-6 0-13 0-13 8 0 7 7 7 13 7 70 0 140 0 209 0z"><text:p/></draw:path><draw:path draw:style-name="gr1635" draw:text-style-name="P120" svg:width="0.155cm" svg:height="0.182cm" svg:x="1.664cm" svg:y="0.115cm" svg:viewBox="0 0 156 183" svg:d="M45 87c12 5 24 5 33 5 10 0 32 0 32-12 0-8-14-10-29-10-7 0-22 0-36 7-9-4-15-12-15-22 0-23 38-37 72-37 7 0 20 0 37 11 3 3 4 3 7 3 5 0 10-4 10-10 0-8-23-22-49-22-45 0-87 25-87 55 0 17 14 26 15 28-22 12-35 34-35 51 0 26 22 49 64 49 50 0 72-34 72-40 0-2-2-3-4-3s-3 1-4 2c-6 9-15 23-61 23-24 0-56-5-56-33 0-13 10-33 34-45zM57 81c10-2 18-3 24-3 10 0 11 1 18 2-5 4-7 4-21 4-9 0-13 0-21-3z"><text:p/></draw:path><draw:path draw:style-name="gr1636" draw:text-style-name="P120" svg:width="0.044cm" svg:height="0.115cm" svg:x="1.867cm" svg:y="0.247cm" svg:viewBox="0 0 45 116" svg:d="M45 41c0-26-9-41-24-41-13 0-21 10-21 21 0 10 8 21 21 21 4 0 10-2 13-6 1-1 1-1 2-1 0 2 1 0 1 6 0 28-13 51-26 65-4 3-4 4-4 5 0 4 2 5 4 5 3 0 34-30 34-75z"><text:p/></draw:path><draw:path draw:style-name="gr1637" draw:text-style-name="P120" svg:width="0.149cm" svg:height="0.173cm" svg:x="2.022cm" svg:y="0.118cm" svg:viewBox="0 0 150 174" svg:d="M136 23c-5 0-11 0-16 6-7 6-7 13-7 15 0 9 7 13 15 13 11 0 21-9 21-24 0-19-18-33-46-33-52 0-103 55-103 109 0 35 22 65 63 65 55 0 87-41 87-45 0-2-3-6-5-6s-2 1-4 5c-31 38-73 38-78 38-24 0-34-20-34-43 0-15 7-53 21-77 12-21 33-38 53-38 14 0 29 5 33 15z"><text:p/></draw:path><draw:path draw:style-name="gr1638" draw:text-style-name="P120" svg:width="0.256cm" svg:height="0.256cm" svg:x="2.281cm" svg:y="0.064cm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1639" draw:text-style-name="P120" svg:width="0.155cm" svg:height="0.182cm" svg:x="2.656cm" svg:y="0.115cm" svg:viewBox="0 0 156 183" svg:d="M44 87c13 5 24 5 34 5s31 0 31-12c0-8-13-10-29-10-7 0-21 0-35 7-9-4-15-12-15-22 0-23 37-37 72-37 6 0 20 0 36 11 4 3 5 3 7 3 6 0 11-4 11-10 0-8-24-22-50-22-44 0-86 25-86 55 0 17 14 26 15 28-23 12-35 34-35 51 0 26 22 49 63 49 51 0 72-34 72-40 0-2-1-3-4-3-1 0-2 1-3 2-6 9-15 23-62 23-23 0-56-5-56-33 0-13 11-33 34-45zM57 81c9-2 17-3 23-3 10 0 12 1 19 2-5 4-7 4-21 4-9 0-13 0-21-3z"><text:p/></draw:path><draw:path draw:style-name="gr1640" draw:text-style-name="P120" svg:width="0.053cm" svg:height="0.383cm" svg:x="2.833cm" svg:y="0cm" svg:viewBox="0 0 54 384" svg:d="M54 0c-18 0-36 0-54 0 0 6 0 10 0 15 12 0 25 0 37 0 0 118 0 236 0 354-12 0-25 0-37 0 0 5 0 10 0 15 18 0 36 0 54 0 0-127 0-256 0-384z"><text:p/></draw:path><draw:path draw:style-name="gr1641" draw:text-style-name="P120" svg:width="0.256cm" svg:height="0.089cm" svg:x="3.169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642" draw:text-style-name="P120" svg:width="0.342cm" svg:height="0.209cm" svg:x="3.405cm" svg:y="0.086cm" svg:viewBox="0 0 343 210" svg:d="M259 76c16 14 36 24 49 30-14 6-33 16-49 29-82 0-164 0-246 0-6 0-13 0-13 8s7 8 13 8c76 0 152 0 228 0-18 17-39 50-39 55 0 4 6 4 8 4 3 0 6 0 8-3 8-14 19-33 44-56 26-23 53-34 72-40 7-2 7-2 8-3 1 0 1-1 1-2s0-1-1-3c0-1-1-1-1-1-1 0-1-1-9-3-51-15-90-49-112-91-4-8-4-8-10-8-2 0-8 0-8 4 0 5 20 39 39 57-76 0-152 0-228 0-6 0-13 0-13 7 0 8 7 8 13 8 82 0 164 0 246 0z"><text:p/></draw:path><draw:path draw:style-name="gr1643" draw:text-style-name="P120" svg:width="0.192cm" svg:height="0.173cm" svg:x="3.996cm" svg:y="0.118cm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1644" draw:text-style-name="P120" svg:width="0.193cm" svg:height="0.221cm" svg:x="4.345cm" svg:y="0.0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645" draw:text-style-name="P120" svg:width="0.088cm" svg:height="0.383cm" svg:x="4.717cm" svg:y="0cm" svg:viewBox="0 0 89 384" svg:d="M89 380c0-1 0-1-6-8-49-48-61-121-61-179 0-67 15-135 63-183 4-4 4-4 4-7 0-2-1-3-3-3-5 0-39 26-62 75-20 43-24 86-24 118 0 28 4 76 25 119 23 47 56 72 61 72 2 0 3-1 3-4z"><text:p/></draw:path><draw:path draw:style-name="gr1646" draw:text-style-name="P120" svg:width="0.176cm" svg:height="0.173cm" svg:x="4.844cm" svg:y="0.118cm" svg:viewBox="0 0 177 174" svg:d="M129 24c-8-14-19-24-37-24-45 0-92 56-92 112 0 37 21 62 51 62 7 0 27-1 50-29 4 17 17 29 35 29 14 0 22-9 29-21 7-14 12-37 12-38 0-4-4-4-5-4-4 0-4 1-5 7-6 25-14 48-29 48-11 0-13-10-13-17 0-9 2-12 6-29s4-21 9-35c4-19 9-37 13-54 3-11 3-11 3-13 0-7-5-10-12-10-9 0-14 9-15 16zM103 124c-2 7-2 8-7 15-18 21-33 27-44 27-19 0-24-22-24-36 0-20 12-67 20-85 13-23 30-37 46-37 25 0 30 32 30 34s-1 4-2 6c-6 26-12 51-19 76z"><text:p/></draw:path><draw:path draw:style-name="gr1647" draw:text-style-name="P120" svg:width="0.044cm" svg:height="0.115cm" svg:x="5.067cm" svg:y="0.247cm" svg:viewBox="0 0 45 116" svg:d="M45 41c0-26-10-41-25-41-12 0-20 10-20 21 0 10 8 21 20 21 4 0 10-2 14-6 1-1 1-1 1-1 1 0 1 0 1 6 0 28-13 51-26 65-4 3-4 4-4 5 0 4 2 5 4 5 4 0 35-30 35-75z"><text:p/></draw:path><draw:path draw:style-name="gr1648" draw:text-style-name="P120" svg:width="0.183cm" svg:height="0.269cm" svg:x="5.221cm" svg:y="0.022cm" svg:viewBox="0 0 184 270" svg:d="M184 3c-2-1 0-3-6-3-5 0-42 3-48 3-3 1-6 4-6 8s4 4 9 4c19 0 20 4 20 7 0 2-1 6-1 8-8 31-16 60-23 91-8-14-19-24-37-24-45 0-92 56-92 111 0 36 21 62 51 62 7 0 27-1 50-29 4 17 17 29 35 29 14 0 22-9 29-21 7-14 12-38 12-39 0-3-4-3-5-3-4 0-5 1-6 7-6 25-13 48-28 48-11 0-13-10-13-18 0-9 2-12 3-18 18-74 37-149 56-223zM103 220c-2 7-2 8-7 15-18 20-33 27-44 27-20 0-24-22-24-36 0-20 12-66 20-84 13-23 30-37 46-37 24 0 29 32 29 34s0 4-1 6c-6 26-12 50-19 75z"><text:p/></draw:path><draw:path draw:style-name="gr1649" draw:text-style-name="P120" svg:width="0.089cm" svg:height="0.383cm" svg:x="5.428cm" svg:y="0cm" svg:viewBox="0 0 90 384" svg:d="M90 193c0-30-4-77-25-120-23-48-56-73-61-73-2 0-4 1-4 3 0 3 0 3 8 10 38 38 60 99 60 180 0 65-14 132-62 181-6 5-6 5-6 6 0 3 2 4 4 4 5 0 39-26 62-75 20-43 24-85 24-116z"><text:p/></draw:path></draw:g>;</text:p>
        </text:list-item>
        <text:list-item>
          <text:p text:style-name="P110">יהי <draw:g text:anchor-type="as-char" svg:y="-0.288cm" draw:z-index="72" draw:style-name="gr1"><svg:title>TexMaths</svg:title><svg:desc>11§display§x \in [b - \vepsi, c + \vepsi]§svg§600§FALSE§</svg:desc><draw:path draw:style-name="gr1650" draw:text-style-name="P119" svg:width="2.63cm" svg:height="0.345cm" svg:x="0.008cm" svg:y="0.018cm" svg:viewBox="0 0 2631 346" svg:d="M1316 346c-439 0-877 0-1316 0 0-116 0-230 0-346 877 0 1755 0 2631 0 0 116 0 230 0 346-439 0-878 0-1315 0z"><text:p/></draw:path><draw:path draw:style-name="gr1651" draw:text-style-name="P120" svg:width="0.192cm" svg:height="0.174cm" svg:x="-0.001cm" svg:y="0.118cm" svg:viewBox="0 0 193 175" svg:d="M119 54c2-10 11-45 37-45 2 0 12 0 20 4-11 2-19 12-19 21 0 7 5 14 15 14 8 0 21-7 21-23 0-19-23-25-36-25-23 0-36 21-40 30-10-26-31-30-42-30-41 0-63 50-63 59 0 5 4 5 6 5s3-1 4-5c13-40 39-50 52-50 7 0 21 3 21 25 0 12-7 39-21 93-6 24-20 39-37 39-2 0-11 0-19-4 9-2 18-10 18-21s-8-13-14-13c-12 0-22 10-22 22 0 17 20 25 36 25 27 0 40-27 41-30 6 15 19 30 42 30 39 0 61-49 61-59 0-4-3-4-4-4-3 0-4 1-4 4-14 41-40 50-52 50-15 0-21-12-21-25 0-9 2-17 7-34 4-18 8-35 13-53z"><text:p/></draw:path><draw:path draw:style-name="gr1652" draw:text-style-name="P120" svg:width="0.191cm" svg:height="0.221cm" svg:x="0.349cm" svg:y="0.0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1653" draw:text-style-name="P120" svg:width="0.052cm" svg:height="0.384cm" svg:x="0.727cm" svg:y="0cm" svg:viewBox="0 0 53 385" svg:d="M53 385c0-5 0-10 0-15-12 0-26 0-38 0 0-118 0-237 0-355 12 0 26 0 38 0 0-5 0-9 0-15-18 0-35 0-53 0 0 129 0 257 0 385 18 0 35 0 53 0z"><text:p/></draw:path><draw:path draw:style-name="gr1654" draw:text-style-name="P120" svg:width="0.142cm" svg:height="0.27cm" svg:x="0.807cm" svg:y="0.021cm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655" draw:text-style-name="P120" svg:width="0.234cm" svg:height="0.016cm" svg:x="1.073cm" svg:y="0.184cm" svg:viewBox="0 0 235 17" svg:d="M222 17c7 0 13-2 13-9 0-8-6-8-13-8-69 0-140 0-209 0-6 0-13 0-13 8 0 7 7 9 13 9 69 0 140 0 209 0z"><text:p/></draw:path><draw:path draw:style-name="gr1656" draw:text-style-name="P120" svg:width="0.155cm" svg:height="0.183cm" svg:x="1.436cm" svg:y="0.114cm" svg:viewBox="0 0 156 184" svg:d="M44 88c13 4 24 4 34 4s31 0 31-11c0-9-13-11-29-11-7 0-21 2-35 8-9-4-15-12-15-23 0-23 37-37 72-37 6 0 20 0 36 11 4 3 5 4 7 4 6 0 11-5 11-11 0-7-24-22-50-22-44 0-86 26-86 55 0 18 14 26 15 28-23 13-35 35-35 52 0 25 22 49 63 49 51 0 72-34 72-40 0-2-1-4-4-4-1 0-2 2-3 3-6 9-15 23-62 23-23 0-56-6-56-33 0-13 11-34 34-45zM57 83c9-4 17-4 23-4 10 0 12 0 19 2-6 3-7 4-21 4-9 0-13 0-21-2z"><text:p/></draw:path><draw:path draw:style-name="gr1657" draw:text-style-name="P120" svg:width="0.044cm" svg:height="0.115cm" svg:x="1.639cm" svg:y="0.247cm" svg:viewBox="0 0 45 116" svg:d="M45 41c0-26-10-41-24-41-13 0-21 10-21 21 0 10 8 20 21 20 4 0 9-1 13-5 1-1 1-1 2-1 0 2 0 0 0 6 0 28-13 50-26 64-5 3-3 5-3 6 0 2 1 5 3 5 4 0 35-30 35-75z"><text:p/></draw:path><draw:path draw:style-name="gr1658" draw:text-style-name="P120" svg:width="0.15cm" svg:height="0.174cm" svg:x="1.793cm" svg:y="0.118cm" svg:viewBox="0 0 151 175" svg:d="M137 24c-6 0-12 0-17 6-6 5-7 12-7 15 0 9 7 13 15 13 11 0 22-10 22-25 0-19-19-33-47-33-51 0-103 55-103 110 0 34 23 65 63 65 55 0 88-41 88-45 0-2-3-6-5-6s-3 2-5 5c-31 37-73 37-77 37-24 0-35-18-35-42 0-15 7-52 20-77 13-22 33-38 55-38 14 0 28 4 33 15z"><text:p/></draw:path><draw:path draw:style-name="gr1659" draw:text-style-name="P120" svg:width="0.255cm" svg:height="0.254cm" svg:x="2.053cm" svg:y="0.065cm" svg:viewBox="0 0 256 255" svg:d="M136 137c37 0 72 0 108 0 5 0 12-2 12-9 0-9-7-8-12-8-36 0-71 0-108 0 0-36 0-72 0-108 0-5 0-12-7-12-9 0-9 7-9 12 0 36 0 72 0 108-36 0-72 0-108 0-5 0-12-1-12 8 0 7 7 9 12 9 36 0 72 0 108 0 0 35 0 71 0 106 0 6 0 12 9 12 7 0 7-6 7-12 0-35 0-71 0-106z"><text:p/></draw:path><draw:path draw:style-name="gr1660" draw:text-style-name="P120" svg:width="0.155cm" svg:height="0.183cm" svg:x="2.427cm" svg:y="0.114cm" svg:viewBox="0 0 156 184" svg:d="M45 88c12 4 23 4 33 4s31 0 31-11c0-9-13-11-28-11-8 0-22 2-36 8-9-4-15-12-15-23 0-23 37-37 72-37 7 0 20 0 35 11 5 3 6 4 8 4 6 0 11-5 11-11 0-7-24-22-49-22-45 0-87 26-87 55 0 18 14 26 15 28-22 13-35 35-35 52 0 25 22 49 64 49 50 0 72-34 72-40 0-2-2-4-4-4s-3 2-4 3c-6 9-15 23-61 23-24 0-57-6-57-33 0-13 11-34 35-45zM57 83c9-4 18-4 24-4 9 0 11 0 18 2-6 3-7 4-21 4-9 0-13 0-21-2z"><text:p/></draw:path><draw:path draw:style-name="gr1661" draw:text-style-name="P120" svg:width="0.052cm" svg:height="0.384cm" svg:x="2.606cm" svg:y="0cm" svg:viewBox="0 0 53 385" svg:d="M53 0c-18 0-35 0-53 0 0 6 0 10 0 15 12 0 25 0 37 0 0 118 0 237 0 355-12 0-25 0-37 0 0 5 0 10 0 15 18 0 35 0 53 0 0-128 0-256 0-385z"><text:p/></draw:path></draw:g><text:s/>משמע <draw:g text:anchor-type="as-char" svg:y="-0.268cm" draw:z-index="71" draw:style-name="gr1"><svg:title>TexMaths</svg:title><svg:desc>11§display§b - \vepsi \le x \le c + \vepsi§svg§600§FALSE§</svg:desc><draw:path draw:style-name="gr1662" draw:text-style-name="P119" svg:width="2.835cm" svg:height="0.279cm" svg:x="0cm" svg:y="0.019cm" svg:viewBox="0 0 2836 280" svg:d="M1419 280c-474 0-946 0-1419 0 0-94 0-187 0-280 945 0 1891 0 2836 0 0 93 0 186 0 280-472 0-945 0-1417 0z"><text:p/></draw:path><draw:path draw:style-name="gr1663" draw:text-style-name="P120" svg:width="0.141cm" svg:height="0.27cm" svg:x="-0.001cm" svg:y="-0.001cm" svg:viewBox="0 0 142 271" svg:d="M74 4c-1-1 0-4-5-4-8 0-37 3-47 4-3 0-8 0-8 8 0 4 4 4 10 4 18 0 19 3 19 7 0 2-3 15-6 24-11 42-20 84-31 125-5 19-6 24-6 38 0 37 20 61 48 61 47 0 94-58 94-112 0-35-21-61-52-61-17 0-33 11-45 23 10-40 19-78 29-117zM37 150c3-8 3-10 6-14 20-24 36-31 47-31 13 0 24 12 24 37 0 23-13 65-19 81-14 25-31 39-47 39-13 0-25-11-25-39 0-7 0-15 6-39 3-11 5-23 8-34z"><text:p/></draw:path><draw:path draw:style-name="gr1664" draw:text-style-name="P120" svg:width="0.236cm" svg:height="0.014cm" svg:x="0.264cm" svg:y="0.161cm" svg:viewBox="0 0 237 15" svg:d="M223 15c7 0 14 0 14-7 0-8-7-8-14-8-69 0-139 0-209 0-6 0-14 0-14 8 0 7 8 7 14 7 70 0 140 0 209 0z"><text:p/></draw:path><draw:path draw:style-name="gr1665" draw:text-style-name="P120" svg:width="0.155cm" svg:height="0.18cm" svg:x="0.629cm" svg:y="0.092cm" svg:viewBox="0 0 156 181" svg:d="M45 87c12 5 24 5 33 5 10 0 32 0 32-12 0-9-14-10-29-10-7 0-22 0-36 7-9-5-15-12-15-22 0-23 38-37 72-37 7 0 20 0 37 11 3 3 4 3 7 3 5 0 10-5 10-10 0-8-23-22-49-22-45 0-87 25-87 55 0 16 14 26 15 27-22 12-35 34-35 52 0 25 22 47 64 47 50 0 72-32 72-38 0-3-2-4-4-4s-3 1-4 3c-6 8-15 23-61 23-24 0-56-6-56-33 0-14 10-33 34-45zM57 82c10-3 18-4 24-4 10 0 11 1 18 2-5 3-7 3-21 3-9 0-13 0-21-1z"><text:p/></draw:path><draw:path draw:style-name="gr1666" draw:text-style-name="P120" svg:width="0.236cm" svg:height="0.295cm" svg:x="0.939cm" svg:y="0.022cm" svg:viewBox="0 0 237 296" svg:d="M229 15c4-1 8-3 8-7 0-5-4-8-8-8-2 0-6 1-8 2-71 33-142 66-213 100-7 3-8 7-8 9 0 3 2 6 8 9 71 32 142 65 213 98 6 4 6 4 8 4 3 0 8-4 8-8 0-3-3-7-9-9-67-31-136-62-203-94 69-32 136-64 204-96zM222 296c7 0 15 0 15-7 0-8-9-8-15-8-69 0-138 0-208 0-6 0-14 0-14 8 0 7 7 7 13 7 70 0 140 0 209 0z"><text:p/></draw:path><draw:path draw:style-name="gr1667" draw:text-style-name="P120" svg:width="0.192cm" svg:height="0.173cm" svg:x="1.326cm" svg:y="0.097cm" svg:viewBox="0 0 193 174" svg:d="M118 54c2-10 11-46 38-46 1 0 11 0 19 5-11 2-19 11-19 21 0 5 5 13 16 13 7 0 21-6 21-22 0-20-24-25-37-25-22 0-36 20-40 29-10-26-31-29-42-29-40 0-62 49-62 59 0 4 3 4 5 4 3 0 4-2 4-5 13-40 40-50 52-50 7 0 21 4 21 26 0 12-7 37-21 91-6 24-19 41-37 41-2 0-11 0-18-6 8-1 17-10 17-21 0-10-9-13-14-13-11 0-21 10-21 22 0 19 19 26 36 26 26 0 40-27 41-29 4 14 18 29 42 29 39 0 62-50 62-59 0-4-4-4-5-4-4 0-4 1-5 4-14 41-39 51-52 51-14 0-21-12-21-26 0-8 2-17 7-34 4-17 8-35 13-52z"><text:p/></draw:path><draw:path draw:style-name="gr1668" draw:text-style-name="P120" svg:width="0.236cm" svg:height="0.295cm" svg:x="1.674cm" svg:y="0.022cm" svg:viewBox="0 0 237 296" svg:d="M229 15c4-1 8-3 8-7 0-5-4-8-8-8-2 0-6 1-8 2-71 33-142 66-213 100-7 3-8 7-8 9 0 3 2 6 8 9 71 32 142 65 213 98 6 4 7 4 8 4 4 0 8-4 8-8 0-3-3-7-9-9-67-31-134-62-202-94 68-32 136-64 203-96zM222 296c7 0 15 0 15-7 0-8-9-8-15-8-69 0-138 0-208 0-6 0-14 0-14 8 0 7 7 7 13 7 70 0 140 0 209 0z"><text:p/></draw:path><draw:path draw:style-name="gr1669" draw:text-style-name="P120" svg:width="0.15cm" svg:height="0.173cm" svg:x="2.066cm" svg:y="0.097cm" svg:viewBox="0 0 151 174" svg:d="M138 23c-7 0-13 0-18 6-6 6-7 13-7 15 0 9 7 13 15 13 11 0 22-9 22-24 0-19-19-33-47-33-51 0-103 55-103 109 0 35 22 65 63 65 55 0 88-41 88-46 0-2-2-4-5-4-2 0-3 0-5 3-31 39-73 39-77 39-24 0-35-19-35-42 0-16 7-54 21-78 12-22 33-38 55-38 13 0 27 5 33 15z"><text:p/></draw:path><draw:path draw:style-name="gr1670" draw:text-style-name="P120" svg:width="0.257cm" svg:height="0.255cm" svg:x="2.325cm" svg:y="0.042cm" svg:viewBox="0 0 258 256" svg:d="M136 136c37 0 72 0 108 0 6 0 14 0 14-8 0-7-8-7-14-7-36 0-71 0-108 0 0-37 0-72 0-108 0-5 0-13-7-13-8 0-8 8-8 13 0 36 0 71 0 108-36 0-71 0-108 0-5 0-13 0-13 7 0 8 8 8 13 8 37 0 72 0 108 0 0 35 0 71 0 106 0 6 0 14 8 14 7 0 7-8 7-14 0-35 0-71 0-106z"><text:p/></draw:path><draw:path draw:style-name="gr1671" draw:text-style-name="P120" svg:width="0.155cm" svg:height="0.18cm" svg:x="2.7cm" svg:y="0.092cm" svg:viewBox="0 0 156 181" svg:d="M45 87c12 5 23 5 33 5s31 0 31-12c0-9-13-10-28-10-8 0-22 0-36 7-9-5-15-12-15-22 0-23 37-37 72-37 7 0 20 0 36 11 4 3 5 3 7 3 6 0 11-5 11-10 0-8-24-22-50-22-44 0-86 25-86 55 0 16 14 26 15 27-23 12-35 34-35 52 0 25 22 47 63 47 51 0 73-32 73-38 0-3-2-4-4-4s-3 1-4 3c-6 8-15 23-61 23-24 0-57-6-57-33 0-14 11-33 35-45zM57 82c9-3 18-4 24-4 9 0 11 1 18 2-5 3-7 3-21 3-9 0-13 0-21-1z"><text:p/></draw:path></draw:g><text:s/>("<text:span text:style-name="T40">הנחה 1</text:span>"). צ.ל. <draw:g text:anchor-type="as-char" svg:y="-0.266cm" draw:z-index="70" draw:style-name="gr1"><svg:title>TexMaths</svg:title><svg:desc>11§display§a &lt; x &lt; d§svg§600§FALSE§</svg:desc><draw:path draw:style-name="gr1672" draw:text-style-name="P119" svg:width="1.615cm" svg:height="0.242cm" svg:x="0.004cm" svg:y="0.019cm" svg:viewBox="0 0 1616 243" svg:d="M809 243c-270 0-539 0-809 0 0-81 0-162 0-243 538 0 1078 0 1616 0 0 81 0 162 0 243-269 0-538 0-807 0z"><text:p/></draw:path><draw:path draw:style-name="gr1673" draw:text-style-name="P120" svg:width="0.176cm" svg:height="0.173cm" svg:x="-0.001cm" svg:y="0.096cm" svg:viewBox="0 0 177 174" svg:d="M129 25c-7-14-18-25-35-25-46 0-94 57-94 114 0 36 22 60 52 60 7 0 27-2 50-28 3 15 17 28 36 28 13 0 22-8 28-21 7-13 11-36 11-37 0-5-3-5-4-5-5 0-5 3-6 8-6 24-13 47-29 47-10 0-11-9-11-17 0-9 1-12 4-29 4-16 5-20 9-34 4-19 10-36 14-54 2-11 2-12 2-13 0-7-4-11-11-11-9 0-15 9-16 17zM103 125c-1 7-1 7-7 14-17 20-32 27-43 27-20 0-25-20-25-36 0-19 12-66 22-84 11-23 28-37 44-37 25 0 30 32 30 34s-1 4-1 7c-6 24-13 49-20 75z"><text:p/></draw:path><draw:path draw:style-name="gr1674" draw:text-style-name="P120" svg:width="0.235cm" svg:height="0.222cm" svg:x="0.328cm" svg:y="0.058cm" svg:viewBox="0 0 236 223" svg:d="M229 17c4-3 7-5 7-9 0-5-4-8-8-8-1 0-1 0-7 2-71 34-143 68-214 102-5 1-7 2-7 7s2 7 7 9c71 33 143 66 214 100 6 3 6 3 7 3 4 0 8-3 8-8 0-4-3-6-7-9-68-32-135-63-204-95 69-32 136-62 204-94z"><text:p/></draw:path><draw:path draw:style-name="gr1675" draw:text-style-name="P120" svg:width="0.191cm" svg:height="0.173cm" svg:x="0.716cm" svg:y="0.096cm" svg:viewBox="0 0 192 174" svg:d="M118 54c2-10 11-45 37-45 2 0 12 0 20 5-11 1-19 11-19 20 0 7 5 15 15 15 8 0 21-8 21-24 0-19-22-25-36-25-23 0-36 21-40 30-10-26-31-30-42-30-41 0-63 50-63 60 0 4 4 4 6 4s3-1 4-4c13-41 38-51 52-51 7 0 21 3 21 25 0 12-7 39-21 93-6 23-20 39-37 39-2 0-11 0-19-6 9-1 18-9 18-19 0-11-9-14-14-14-12 0-21 10-21 23 0 17 19 24 36 24 26 0 39-26 40-28 5 13 19 28 42 28 41 0 63-48 63-58 0-5-5-5-6-5-3 0-4 3-4 5-14 41-40 50-52 50-16 0-21-12-21-25 0-9 2-16 7-34 4-18 8-35 13-53z"><text:p/></draw:path><draw:path draw:style-name="gr1676" draw:text-style-name="P120" svg:width="0.235cm" svg:height="0.222cm" svg:x="1.064cm" svg:y="0.058cm" svg:viewBox="0 0 236 223" svg:d="M229 17c4-3 7-5 7-9 0-5-4-8-8-8-1 0-1 0-7 2-71 34-142 68-213 102-5 1-8 2-8 7s3 7 8 9c71 33 142 66 213 100 6 3 6 3 7 3 4 0 8-3 8-8 0-4-3-6-7-9-68-32-135-63-204-95 69-32 136-62 204-94z"><text:p/></draw:path><draw:path draw:style-name="gr1677" draw:text-style-name="P120" svg:width="0.183cm" svg:height="0.27cm" svg:x="1.455cm" svg:y="-0.001cm" svg:viewBox="0 0 184 271" svg:d="M184 4c-2-1 0-4-6-4-5 0-42 3-48 4-3 0-6 3-6 8s4 5 9 5c19 0 20 2 20 6 0 2-1 6-1 8-8 30-16 61-23 91-8-14-19-25-37-25-45 0-92 57-92 113 0 36 21 61 51 61 7 0 27-2 50-29 4 16 17 29 35 29 14 0 23-8 29-22 7-13 11-36 11-37 0-5-3-5-4-5-4 0-5 3-6 8-6 24-13 48-28 48-11 0-13-10-13-18 0-9 2-12 3-19 18-74 37-148 56-222zM103 221c-2 7-2 7-7 14-18 21-33 28-44 28-20 0-26-21-26-37 0-19 14-66 22-83 13-23 30-37 46-37 24 0 29 32 29 34s0 5-1 7c-6 24-12 49-19 74z"><text:p/></draw:path></draw:g><text:s/>("טענה <text:span text:style-name="T40">1</text:span>"). </text:p>
        </text:list-item>
        <text:list-item>
          <text:p text:style-name="P110">נתבונן ב־<draw:g text:anchor-type="as-char" svg:y="-0.266cm" draw:z-index="69" draw:style-name="gr1"><svg:title>TexMaths</svg:title><svg:desc>11§display§b - \vepsi_1 \le x \le c + \vepsi_2§svg§600§FALSE§</svg:desc><draw:path draw:style-name="gr1678" draw:text-style-name="P119" svg:width="3.158cm" svg:height="0.284cm" svg:x="0cm" svg:y="0.019cm" svg:viewBox="0 0 3159 285" svg:d="M1581 285c-527 0-1054 0-1581 0 0-94 0-190 0-285 1053 0 2107 0 3159 0 0 95 0 191 0 285-525 0-1052 0-1578 0z"><text:p/></draw:path><draw:path draw:style-name="gr1679" draw:text-style-name="P120" svg:width="0.141cm" svg:height="0.27cm" svg:x="-0.001cm" svg:y="-0.001cm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1680" draw:text-style-name="P120" svg:width="0.236cm" svg:height="0.014cm" svg:x="0.264cm" svg:y="0.162cm" svg:viewBox="0 0 237 15" svg:d="M223 15c7 0 14 0 14-7 0-8-7-8-14-8-69 0-139 0-209 0-6 0-14 0-14 8 0 7 8 7 14 7 70 0 140 0 209 0z"><text:p/></draw:path><draw:path draw:style-name="gr1681" draw:text-style-name="P120" svg:width="0.155cm" svg:height="0.181cm" svg:x="0.628cm" svg:y="0.092cm" svg:viewBox="0 0 156 182" svg:d="M45 87c12 6 24 6 33 6 10 0 32 0 32-13 0-9-14-11-29-11-7 0-22 2-36 8-9-4-15-12-15-22 0-24 38-37 72-37 7 0 21 0 37 11 3 2 4 3 7 3 5 0 10-6 10-10 0-8-23-22-49-22-45 0-87 25-87 55 0 17 14 27 15 28-22 12-35 34-35 51 0 26 23 48 64 48 50 0 72-33 72-39 0-2-2-4-4-4s-3 2-4 3c-5 9-15 23-61 23-24 0-56-5-56-33 0-13 10-34 34-45zM57 82c10-4 18-4 24-4 10 0 11 0 18 2-5 4-7 4-21 4-9 0-13 0-21-2z"><text:p/></draw:path><draw:path draw:style-name="gr1682" draw:text-style-name="P120" svg:width="0.097cm" svg:height="0.177cm" svg:x="0.829cm" svg:y="0.145cm" svg:viewBox="0 0 98 178" svg:d="M62 8c0-8-1-8-9-8-18 17-42 18-53 18 0 3 0 6 0 10 7 0 24 0 40-8 0 45 0 91 0 138 0 8 0 12-28 12-3 0-6 0-10 0 0 3 0 6 0 8 5 0 38-1 48-1 8 0 42 1 48 1 0-2 0-5 0-8-3 0-7 0-10 0-26 0-26-4-26-12 0-51 0-101 0-150z"><text:p/></draw:path><draw:path draw:style-name="gr1683" draw:text-style-name="P120" svg:width="0.234cm" svg:height="0.295cm" svg:x="1.112cm" svg:y="0.022cm" svg:viewBox="0 0 235 296" svg:d="M228 15c4-2 7-3 7-7 0-5-3-8-7-8-2 0-6 1-7 2-71 33-142 66-213 100-7 4-8 6-8 9 0 4 2 7 8 9 71 33 142 66 213 99 5 2 6 2 7 2 4 0 7-3 7-7s-1-6-7-9c-67-31-136-63-203-94 67-32 136-64 203-96zM222 296c7 0 13 0 13-7 0-8-7-8-13-8-69 0-139 0-209 0-5 0-13 0-13 8 0 7 7 7 13 7 70 0 140 0 209 0z"><text:p/></draw:path><draw:path draw:style-name="gr1684" draw:text-style-name="P120" svg:width="0.192cm" svg:height="0.174cm" svg:x="1.499cm" svg:y="0.096cm" svg:viewBox="0 0 193 175" svg:d="M119 54c2-10 11-45 37-45 2 0 11 0 20 5-11 1-19 11-19 21 0 6 5 13 15 13 8 0 21-6 21-22 0-20-22-26-36-26-23 0-36 21-40 30-10-26-31-30-42-30-41 0-63 51-63 59 0 5 3 3 5 5 3 0 4-1 5-5 13-40 39-50 52-50 7 0 21 3 21 26 0 11-7 38-21 92-6 24-20 39-37 39-2 0-11 0-19-4 10-2 18-10 18-21s-8-13-14-13c-12 0-22 10-22 22 0 17 20 25 36 25 27 0 40-26 41-28 4 13 19 28 42 28 39 0 61-49 61-59 0-4-3-4-4-4-3 0-4 1-4 5-14 41-40 49-52 49-15 0-21-12-21-25 0-8 2-16 7-34 4-18 8-35 13-53z"><text:p/></draw:path><draw:path draw:style-name="gr1685" draw:text-style-name="P120" svg:width="0.234cm" svg:height="0.295cm" svg:x="1.847cm" svg:y="0.022cm" svg:viewBox="0 0 235 296" svg:d="M229 15c4-2 6-3 6-7 0-5-2-8-7-8-1 0-6 1-7 2-71 33-142 66-213 100-7 4-8 6-8 9 0 4 2 7 8 9 71 33 142 66 213 99 6 2 6 2 7 2 4 0 7-3 7-7s-1-6-7-9c-67-31-136-63-203-94 69-32 136-64 204-96zM222 296c7 0 13 0 13-7 0-8-7-8-13-8-69 0-139 0-209 0-5 0-13 0-13 8 0 7 7 7 13 7 70 0 140 0 209 0z"><text:p/></draw:path><draw:path draw:style-name="gr1686" draw:text-style-name="P120" svg:width="0.149cm" svg:height="0.174cm" svg:x="2.239cm" svg:y="0.096cm" svg:viewBox="0 0 150 175" svg:d="M136 24c-5 0-11 0-16 6-7 5-7 12-7 15 0 9 7 13 15 13 11 0 21-8 21-24 0-20-18-34-46-34-52 0-103 56-103 110 0 34 22 65 63 65 55 0 87-41 87-45 0-2-3-5-5-5s-2 1-4 4c-31 37-73 37-78 37-24 0-34-18-34-41 0-16 7-53 21-78 12-22 33-38 53-38 14 0 29 5 33 15z"><text:p/></draw:path><draw:path draw:style-name="gr1687" draw:text-style-name="P120" svg:width="0.256cm" svg:height="0.255cm" svg:x="2.497cm" svg:y="0.042cm" svg:viewBox="0 0 257 256" svg:d="M136 137c37 0 72 0 108 0 6 0 13 0 13-8s-7-8-13-8c-36 0-71 0-108 0 0-36 0-71 0-108 0-5 0-13-7-13-8 0-8 8-8 13 0 37 0 72 0 108-36 0-71 0-108 0-5 0-13 0-13 8s8 8 13 8c37 0 72 0 108 0 0 35 0 71 0 106 0 6 0 13 8 13 7 0 7-7 7-13 0-35 0-71 0-106z"><text:p/></draw:path><draw:path draw:style-name="gr1688" draw:text-style-name="P120" svg:width="0.154cm" svg:height="0.181cm" svg:x="2.873cm" svg:y="0.092cm" svg:viewBox="0 0 155 182" svg:d="M44 87c13 6 24 6 34 6s31 0 31-13c0-9-13-11-29-11-7 0-21 2-35 8-9-4-15-12-15-22 0-24 37-37 72-37 6 0 20 0 36 11 4 2 5 3 7 3 6 0 10-6 10-10 0-8-23-22-49-22-44 0-86 25-86 55 0 17 13 27 15 28-23 12-35 34-35 51 0 26 22 48 63 48 51 0 72-33 72-39 0-2-2-4-4-4-1 0-2 2-3 3-6 9-16 23-62 23-23 0-56-5-56-33 0-13 11-34 34-45zM57 82c9-4 17-4 23-4 10 0 12 0 19 2-5 4-7 4-21 4-9 0-13 0-21-2z"><text:p/></draw:path><draw:path draw:style-name="gr1689" draw:text-style-name="P120" svg:width="0.119cm" svg:height="0.177cm" svg:x="3.06cm" svg:y="0.145cm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 <text:span text:style-name="T40">("הנחה 2")</text:span>. נציב לפי הגדרתם; <draw:g text:anchor-type="as-char" svg:y="-0.266cm" draw:z-index="68" draw:style-name="gr1"><svg:title>TexMaths</svg:title><svg:desc>11§display§b - b + a \le x \le c + d - c§svg§600§FALSE§</svg:desc><draw:path draw:style-name="gr1690" draw:text-style-name="P119" svg:width="4.17cm" svg:height="0.278cm" svg:x="0cm" svg:y="0.019cm" svg:viewBox="0 0 4171 279" svg:d="M0 0c1390 0 2781 0 4171 0 0 93 0 185 0 279-1390 0-2781 0-4171 0 0-94 0-186 0-279z"><text:p/></draw:path><draw:path draw:style-name="gr1691" draw:text-style-name="P120" svg:width="0.141cm" svg:height="0.269cm" svg:x="-0.001cm" svg:y="0cm" svg:viewBox="0 0 142 270" svg:d="M74 4c-2-1 0-4-6-4-9 0-36 3-46 4-3 0-8 0-8 8 0 4 4 4 9 4 19 0 20 3 20 7 0 2-3 15-6 23-11 42-20 84-31 125-5 19-6 25-6 39 0 36 20 60 48 60 47 0 94-57 94-112 0-35-21-61-52-61-17 0-33 11-45 23 10-39 19-77 29-116zM37 149c3-7 3-9 6-13 19-25 36-31 46-31 14 0 25 11 25 37 0 22-13 65-19 80-14 26-31 39-47 39-13 0-25-10-25-38 0-8 0-16 6-40 3-11 5-23 8-34z"><text:p/></draw:path><draw:path draw:style-name="gr1692" draw:text-style-name="P120" svg:width="0.235cm" svg:height="0.014cm" svg:x="0.264cm" svg:y="0.162cm" svg:viewBox="0 0 236 15" svg:d="M222 15c7 0 14 0 14-7 0-8-7-8-14-8-69 0-140 0-209 0-6 0-13 0-13 8 0 7 7 7 13 7 69 0 140 0 209 0z"><text:p/></draw:path><draw:path draw:style-name="gr1693" draw:text-style-name="P120" svg:width="0.141cm" svg:height="0.269cm" svg:x="0.637cm" svg:y="0cm" svg:viewBox="0 0 142 270" svg:d="M74 4c-1-1 0-4-5-4-9 0-37 3-47 4-3 0-8 0-8 8 0 4 4 4 10 4 18 0 19 3 19 7 0 2-3 15-6 23-11 42-21 84-32 125-4 19-5 25-5 39 0 36 20 60 48 60 47 0 94-57 94-112 0-35-21-61-52-61-17 0-33 11-45 23 10-39 19-77 29-116zM37 149c3-7 3-9 6-13 20-25 37-31 47-31 13 0 24 11 24 37 0 22-13 65-19 80-14 26-31 39-47 39-13 0-25-10-25-38 0-8 0-16 6-40 3-11 5-23 8-34z"><text:p/></draw:path><draw:path draw:style-name="gr1694" draw:text-style-name="P120" svg:width="0.255cm" svg:height="0.254cm" svg:x="0.892cm" svg:y="0.042cm" svg:viewBox="0 0 256 255" svg:d="M136 135c37 0 72 0 108 0 6 0 12 0 12-8 0-7-6-7-12-7-36 0-71 0-108 0 0-37 0-72 0-108 0-4 0-12-7-12-8 0-8 8-8 12 0 36 0 71 0 108-36 0-73 0-109 0-5 0-12 0-12 7 0 8 7 8 12 8 36 0 73 0 109 0 0 35 0 71 0 108 0 4 0 12 8 12 7 0 7-8 7-12 0-37 0-73 0-108z"><text:p/></draw:path><draw:path draw:style-name="gr1695" draw:text-style-name="P120" svg:width="0.175cm" svg:height="0.172cm" svg:x="1.273cm" svg:y="0.096cm" svg:viewBox="0 0 176 173" svg:d="M129 25c-8-14-19-25-37-25-45 0-92 57-92 113 0 36 21 60 51 60 7 0 27-2 50-27 4 14 17 27 35 27 14 0 22-8 29-19 7-15 11-38 11-39 0-4-3-4-4-4-4 0-5 2-6 8-6 25-13 46-28 46-11 0-13-9-13-17 0-9 1-11 6-28 4-17 4-20 8-34 4-19 10-37 14-54 3-11 3-12 3-13 0-7-5-11-12-11-9 0-14 8-15 17zM103 124c-2 8-2 8-7 14-18 22-33 27-44 27-20 0-24-20-24-35 0-19 12-66 20-84 13-23 30-37 45-37 25 0 30 32 30 34s0 4-1 6c-6 25-12 50-19 75z"><text:p/></draw:path><draw:path draw:style-name="gr1696" draw:text-style-name="P120" svg:width="0.236cm" svg:height="0.295cm" svg:x="1.601cm" svg:y="0.022cm" svg:viewBox="0 0 237 296" svg:d="M229 16c4-2 8-3 8-8s-4-8-8-8c-2 0-6 2-8 2-71 34-142 67-213 101-7 3-8 6-8 9s2 5 8 9c71 33 142 66 213 99 6 2 7 2 8 2 4 0 8-4 8-8 0-3-3-5-9-9-67-30-135-62-202-93 67-32 136-64 203-96zM222 296c7 0 15 0 15-7 0-8-9-8-15-8-69 0-138 0-208 0-6 0-14 0-14 8 0 7 7 7 13 7 69 0 140 0 209 0z"><text:p/></draw:path><draw:path draw:style-name="gr1697" draw:text-style-name="P120" svg:width="0.191cm" svg:height="0.172cm" svg:x="1.988cm" svg:y="0.096cm" svg:viewBox="0 0 192 173" svg:d="M118 54c2-10 11-45 38-45 2 0 11 0 19 5-10 1-18 11-18 20 0 7 4 14 15 14 8 0 20-7 20-23 0-20-23-25-36-25-22 0-35 21-41 30-8-26-29-30-41-30-40 0-62 49-62 59 0 5 3 5 4 5 4 0 5-1 6-5 13-40 38-50 52-50 6 0 21 3 21 25 0 12-7 38-21 92-7 23-20 39-38 39-2 0-11 0-18-5 9-1 17-9 17-20 0-10-7-14-14-14-11 0-21 11-21 23 0 17 19 24 36 24 26 0 40-26 41-28 4 14 19 28 42 28 39 0 61-48 61-58 0-4-3-4-4-4-3 0-4 2-5 4-13 42-39 50-51 50-15 0-22-11-22-25 0-8 2-16 7-34 4-17 8-35 13-52z"><text:p/></draw:path><draw:path draw:style-name="gr1698" draw:text-style-name="P120" svg:width="0.235cm" svg:height="0.295cm" svg:x="2.336cm" svg:y="0.022cm" svg:viewBox="0 0 236 296" svg:d="M229 16c4-2 7-3 7-8s-3-8-7-8c-2 0-6 2-7 2-71 34-143 67-214 101-7 3-8 6-8 9s2 5 8 9c71 33 143 66 214 99 5 2 6 2 7 2 4 0 7-4 7-8 0-3-1-5-7-9-67-30-136-62-203-93 67-32 136-64 203-96zM223 296c7 0 13 0 13-7 0-8-7-8-14-8-69 0-138 0-208 0-5 0-14 0-14 8 0 7 8 7 14 7 70 0 140 0 209 0z"><text:p/></draw:path><draw:path draw:style-name="gr1699" draw:text-style-name="P120" svg:width="0.15cm" svg:height="0.172cm" svg:x="2.727cm" svg:y="0.096cm" svg:viewBox="0 0 151 173" svg:d="M138 24c-6 0-11 0-17 6-7 5-8 12-8 15 0 9 8 13 15 13 12 0 22-10 22-25 0-19-18-33-45-33-53 0-105 55-105 110 0 34 23 63 63 63 56 0 88-39 88-43s-2-6-5-6c-2 0-3 1-5 4-30 37-73 37-77 37-24 0-35-18-35-41 0-15 7-53 20-77 13-22 35-38 56-38 13 0 27 5 33 15z"><text:p/></draw:path><draw:path draw:style-name="gr1700" draw:text-style-name="P120" svg:width="0.256cm" svg:height="0.254cm" svg:x="2.987cm" svg:y="0.042cm" svg:viewBox="0 0 257 255" svg:d="M136 135c37 0 72 0 108 0 6 0 13 0 13-8 0-7-7-7-13-7-36 0-71 0-108 0 0-37 0-72 0-108 0-4 0-12-7-12-8 0-8 8-8 12 0 36 0 71 0 108-36 0-73 0-109 0-4 0-12 0-12 7 0 8 8 8 12 8 36 0 73 0 109 0 0 35 0 71 0 108 0 4 0 12 8 12 7 0 7-8 7-12 0-37 0-73 0-108z"><text:p/></draw:path><draw:path draw:style-name="gr1701" draw:text-style-name="P120" svg:width="0.183cm" svg:height="0.269cm" svg:x="3.367cm" svg:y="0cm" svg:viewBox="0 0 184 270" svg:d="M184 4c-2-1 0-4-6-4-5 0-42 3-48 4-3 0-6 3-6 8 0 4 4 4 9 4 19 0 20 3 20 7 0 2-1 6-1 8-8 29-16 60-23 91-8-14-19-25-37-25-45 0-92 57-92 112 0 36 21 61 51 61 7 0 27-2 50-29 4 16 17 29 35 29 14 0 22-9 29-21 7-14 12-37 12-38 0-5-4-5-5-5-4 0-5 3-6 8-7 25-13 47-28 47-11 0-13-10-13-17 0-9 1-12 3-19 18-74 37-147 56-221zM103 220c-2 7-2 7-7 14-18 22-33 27-44 27-20 0-24-21-24-36 0-19 12-65 20-82 13-23 30-38 45-38 25 0 30 32 30 34 0 3 0 5-1 7-6 24-12 49-19 74z"><text:p/></draw:path><draw:path draw:style-name="gr1702" draw:text-style-name="P120" svg:width="0.234cm" svg:height="0.014cm" svg:x="3.671cm" svg:y="0.162cm" svg:viewBox="0 0 235 15" svg:d="M222 15c7 0 13 0 13-7 0-8-6-8-13-8-69 0-140 0-209 0-6 0-13 0-13 8 0 7 7 7 13 7 69 0 140 0 209 0z"><text:p/></draw:path><draw:path draw:style-name="gr1703" draw:text-style-name="P120" svg:width="0.15cm" svg:height="0.172cm" svg:x="4.041cm" svg:y="0.096cm" svg:viewBox="0 0 151 173" svg:d="M137 24c-6 0-11 0-16 6-7 5-8 12-8 15 0 9 8 13 15 13 11 0 22-10 22-25 0-19-19-33-47-33-51 0-103 55-103 110 0 34 23 63 63 63 55 0 88-39 88-43s-2-6-5-6c-2 0-3 1-5 4-31 37-73 37-77 37-24 0-35-18-35-41 0-15 7-53 20-77 13-22 35-38 55-38 14 0 28 5 33 15z"><text:p/></draw:path></draw:g><text:s/>כלומר <draw:g text:anchor-type="as-char" svg:y="-0.268cm" draw:z-index="66" draw:style-name="gr1"><svg:title>TexMaths</svg:title><svg:desc>11§display§a \le x \le d§svg§600§FALSE§</svg:desc><draw:path draw:style-name="gr1718" draw:text-style-name="P119" svg:width="1.615cm" svg:height="0.279cm" svg:x="0.004cm" svg:y="0.019cm" svg:viewBox="0 0 1616 280" svg:d="M809 280c-270 0-539 0-809 0 0-94 0-187 0-280 538 0 1078 0 1616 0 0 93 0 186 0 280-269 0-538 0-807 0z"><text:p/></draw:path><draw:path draw:style-name="gr1719" draw:text-style-name="P120" svg:width="0.176cm" svg:height="0.173cm" svg:x="-0.001cm" svg:y="0.097cm" svg:viewBox="0 0 177 174" svg:d="M129 24c-7-14-18-24-35-24-46 0-94 56-94 112 0 36 22 62 52 62 7 0 27-2 50-29 3 16 17 29 36 29 13 0 22-8 28-22 7-13 8-25 11-37 0-4-3-4-4-4-5 0-5 1-6 6-6 26-13 49-29 49-10 0-11-10-11-18 0-9 1-12 4-28 4-17 5-20 9-36 4-18 10-36 14-53 2-11 2-11 2-13 0-7-4-10-11-10-9 0-15 7-16 16zM103 124c-1 7-1 8-7 14-17 21-32 28-43 28-20 0-25-21-25-37 0-19 12-66 22-84 11-23 28-37 44-37 25 0 30 31 30 34 0 2-1 4-1 6-6 25-13 51-20 76z"><text:p/></draw:path><draw:path draw:style-name="gr1720" draw:text-style-name="P120" svg:width="0.235cm" svg:height="0.295cm" svg:x="0.328cm" svg:y="0.022cm" svg:viewBox="0 0 236 296" svg:d="M229 15c3-1 7-3 7-7 0-5-4-8-8-8-1 0-6 1-7 2-71 33-142 66-213 100-7 3-8 7-8 9 0 3 2 6 8 9 71 32 142 65 213 98 6 4 6 4 7 4 4 0 8-4 8-8 0-3-2-7-8-9-67-31-136-62-203-94 69-32 136-64 204-96zM222 296c7 0 14 0 14-7 0-8-8-8-14-8-69 0-139 0-209 0-5 0-13 0-13 8 0 7 7 7 13 7 70 0 140 0 209 0z"><text:p/></draw:path><draw:path draw:style-name="gr1721" draw:text-style-name="P120" svg:width="0.191cm" svg:height="0.173cm" svg:x="0.716cm" svg:y="0.097cm" svg:viewBox="0 0 192 174" svg:d="M118 54c2-10 11-46 37-46 2 0 12 0 20 5-11 2-19 11-19 21 0 5 5 13 15 13 8 0 21-6 21-22 0-20-22-25-36-25-23 0-36 20-40 29-10-26-31-29-42-29-41 0-63 49-63 59 0 4 4 4 6 4s3-2 4-5c13-40 38-50 52-50 7 0 21 4 21 26 0 12-7 37-21 91-6 24-20 41-37 41-2 0-11 0-19-6 9-1 18-10 18-21 0-10-9-13-14-13-12 0-21 10-21 22 0 19 19 26 36 26 26 0 39-27 40-29 5 14 19 29 42 29 41 0 63-50 63-59 0-4-5-4-6-4-3 0-4 1-4 4-14 41-40 51-52 51-16 0-21-12-21-26 0-8 2-17 7-34 4-17 8-35 13-52z"><text:p/></draw:path><draw:path draw:style-name="gr1722" draw:text-style-name="P120" svg:width="0.235cm" svg:height="0.295cm" svg:x="1.064cm" svg:y="0.022cm" svg:viewBox="0 0 236 296" svg:d="M229 15c4-1 7-3 7-7 0-5-3-8-8-8-1 0-5 1-7 2-71 33-142 66-213 100-7 3-8 7-8 9 0 3 2 6 8 9 71 32 142 65 213 98 6 4 6 4 7 4 4 0 8-4 8-8 0-3-2-7-8-9-67-31-136-62-203-94 69-32 136-64 204-96zM222 296c7 0 14 0 14-7 0-8-8-8-14-8-69 0-139 0-209 0-5 0-13 0-13 8 0 7 7 7 13 7 70 0 140 0 209 0z"><text:p/></draw:path><draw:path draw:style-name="gr1723" draw:text-style-name="P120" svg:width="0.183cm" svg:height="0.27cm" svg:x="1.455cm" svg:y="-0.001cm" svg:viewBox="0 0 184 271" svg:d="M184 4c-2-1 0-4-6-4-5 0-42 3-48 4-3 0-6 3-6 8 0 4 4 4 9 4 19 0 20 3 20 7 0 2-1 6-1 8-8 29-16 60-23 91-8-14-19-24-37-24-45 0-92 56-92 110 0 37 21 63 51 63 7 0 27-2 50-30 4 17 17 30 35 30 14 0 23-9 29-22 7-13 8-24 11-37 0-5-3-5-4-5-4 0-5 1-6 7-6 25-13 48-28 48-11 0-13-10-13-17 0-10 2-12 3-19 18-74 37-148 56-222zM103 220c-2 7-2 8-7 15-18 21-33 27-44 27-20 0-26-21-26-36 0-20 14-66 22-83 13-23 30-38 46-38 24 0 29 32 29 34 0 3 0 5-1 7-6 25-12 49-19 74z"><text:p/></draw:path></draw:g><text:s/><text:span text:style-name="T40">("טענה 3")</text:span>.</text:p>
        </text:list-item>
        <text:list-item>
          <text:p text:style-name="P110">לפי הגדרת מרחק (הגדול ביותר פחות הקטן ביותר), ולפי הגדרת <draw:g text:anchor-type="as-char" svg:y="-0.266cm" draw:z-index="64" draw:style-name="gr1"><svg:title>TexMaths</svg:title><svg:desc>11§display§a, b, c, d§svg§600§FALSE§</svg:desc><draw:path draw:style-name="gr1732" draw:text-style-name="P119" svg:width="1.211cm" svg:height="0.299cm" svg:x="0.004cm" svg:y="0.019cm" svg:viewBox="0 0 1212 300" svg:d="M0 0c404 0 808 0 1212 0 0 100 0 201 0 300-404 0-808 0-1212 0 0-99 0-200 0-300z"><text:p/></draw:path><draw:path draw:style-name="gr1733" draw:text-style-name="P120" svg:width="0.176cm" svg:height="0.172cm" svg:x="-0.001cm" svg:y="0.096cm" svg:viewBox="0 0 177 173" svg:d="M129 25c-7-14-18-25-35-25-46 0-94 57-94 113 0 36 21 60 52 60 7 0 26-1 49-27 4 16 18 27 35 27 15 0 24-7 29-19 7-15 12-38 12-39 0-3-3-3-4-3-5 0-5 1-6 6-6 26-14 48-29 48-10 0-11-10-11-18s0-11 4-28c4-16 5-20 9-34 4-19 9-37 13-54 3-11 3-12 3-13 0-7-4-11-11-11-10 0-15 8-16 17zM103 125c-2 7-2 8-7 14-17 21-33 27-44 27-19 0-24-21-24-36 0-19 12-66 20-84 13-23 30-37 46-37 25 0 30 32 30 34s-1 4-1 6c-6 26-13 51-20 76z"><text:p/></draw:path><draw:path draw:style-name="gr1734" draw:text-style-name="P120" svg:width="0.044cm" svg:height="0.114cm" svg:x="0.221cm" svg:y="0.224cm" svg:viewBox="0 0 45 115" svg:d="M45 41c0-26-10-41-25-41-12 0-20 10-20 21 0 10 8 20 20 20 5 0 10-2 14-5 1-1 1-1 2-1 0 2 0 0 0 6 0 28-13 51-26 64-4 4-4 5-4 6 0 3 2 4 4 4 4 0 35-29 35-74z"><text:p/></draw:path><draw:path draw:style-name="gr1735" draw:text-style-name="P120" svg:width="0.142cm" svg:height="0.269cm" svg:x="0.378cm" svg:y="0cm" svg:viewBox="0 0 143 270" svg:d="M75 4c-2-1 0-4-6-4-8 0-37 3-47 4-3 0-7 0-7 8 0 4 4 4 9 4 19 0 20 3 20 7 0 2-4 15-5 23-11 42-21 83-32 125-5 19-7 25-7 38 0 37 21 61 50 61 45 0 93-57 93-112 0-34-21-62-52-62-17 0-34 13-45 24 10-39 19-77 29-116zM39 149c2-8 2-9 5-13 19-25 36-31 46-31 15 0 24 12 24 36 0 23-12 66-19 81-12 26-30 39-45 39-14 0-27-10-27-38 0-8 0-15 7-39 3-12 5-23 9-35z"><text:p/></draw:path><draw:path draw:style-name="gr1736" draw:text-style-name="P120" svg:width="0.044cm" svg:height="0.114cm" svg:x="0.559cm" svg:y="0.224cm" svg:viewBox="0 0 45 115" svg:d="M45 41c0-26-10-41-25-41-12 0-20 10-20 21 0 10 8 20 20 20 5 0 10-2 14-5 1-1 1-1 1-1 1 0 1 0 1 6 0 28-13 51-26 64-4 4-4 5-4 6 0 3 2 4 4 4 4 0 35-29 35-74z"><text:p/></draw:path><draw:path draw:style-name="gr1737" draw:text-style-name="P120" svg:width="0.15cm" svg:height="0.172cm" svg:x="0.712cm" svg:y="0.096cm" svg:viewBox="0 0 151 173" svg:d="M138 24c-7 0-13 0-18 6-6 5-7 12-7 15 0 9 7 13 15 13 11 0 22-9 22-24 0-20-19-34-47-34-51 0-103 55-103 110 0 34 22 63 63 63 55 0 88-39 88-44 0-2-2-5-6-5-1 0-2 1-4 4-31 38-73 38-77 38-24 0-35-19-35-42 0-15 7-53 21-77 12-22 33-38 55-38 12 0 27 5 33 15z"><text:p/></draw:path><draw:path draw:style-name="gr1738" draw:text-style-name="P120" svg:width="0.044cm" svg:height="0.114cm" svg:x="0.897cm" svg:y="0.224cm" svg:viewBox="0 0 45 115" svg:d="M45 41c0-26-10-41-25-41-12 0-20 10-20 21 0 10 8 20 20 20 5 0 10-2 14-5 1-1 1-1 2-1 0 2 0 0 0 6 0 28-13 51-26 64-4 4-4 5-4 6 0 3 2 4 4 4 4 0 35-29 35-74z"><text:p/></draw:path><draw:path draw:style-name="gr1739" draw:text-style-name="P120" svg:width="0.183cm" svg:height="0.269cm" svg:x="1.051cm" svg:y="0cm" svg:viewBox="0 0 184 270" svg:d="M184 4c-2-1 0-4-6-4-5 0-42 3-48 4-3 0-6 3-6 8 0 4 4 4 9 4 19 0 20 3 20 7 0 2-1 6-1 8-8 29-16 60-23 91-8-15-19-26-37-26-45 0-92 58-92 112 0 37 21 62 52 62 7 0 26-1 49-29 4 17 17 29 35 29 14 0 24-9 29-21 7-14 12-37 12-38 0-4-3-4-5-4-4 0-4 1-5 7-6 25-14 47-29 47-11 0-13-10-13-18s2-12 3-17c18-74 37-148 56-222zM103 220c-2 7-2 8-7 15-18 21-33 26-44 26-19 0-24-21-24-35 0-20 12-66 20-83 13-23 30-38 46-38 25 0 30 32 30 34s-1 5-1 7c-6 25-13 49-20 74z"><text:p/></draw:path></draw:g>, נוכל לדעת ש־<draw:g text:anchor-type="as-char" svg:y="-0.254cm" draw:z-index="65" draw:style-name="gr1"><svg:title>TexMaths</svg:title><svg:desc>11§display§\vepsi_1, \vepsi_2 \ge 0§svg§600§FALSE§</svg:desc><draw:path draw:style-name="gr1724" draw:text-style-name="P119" svg:width="1.53cm" svg:height="0.289cm" svg:x="0.009cm" svg:y="0.02cm" svg:viewBox="0 0 1531 290" svg:d="M0 0c510 0 1020 0 1531 0 0 97 0 194 0 290-511 0-1021 0-1531 0 0-96 0-193 0-290z"><text:p/></draw:path><draw:path draw:style-name="gr1725" draw:text-style-name="P120" svg:width="0.155cm" svg:height="0.18cm" svg:x="-0.001cm" svg:y="0.083cm" svg:viewBox="0 0 156 181" svg:d="M45 87c12 5 23 5 33 5s31 0 31-12c0-10-13-11-28-11-8 0-22 1-36 8-9-4-15-12-15-22 0-24 37-37 72-37 7 0 20 0 35 11 5 2 6 3 8 3 6 0 11-5 11-10 0-8-24-22-50-22-44 0-86 25-86 55 0 16 14 26 15 27-23 13-35 35-35 52 0 25 22 47 63 47 51 0 72-33 72-38 0-2-1-4-3-4s-3 2-4 3c-6 9-15 23-61 23-24 0-57-5-57-33 0-13 11-34 35-45zM57 81c9-3 18-3 24-3 9 0 11 0 18 2-6 4-7 4-21 4-9 0-13 0-21-3z"><text:p/></draw:path><draw:path draw:style-name="gr1726" draw:text-style-name="P120" svg:width="0.097cm" svg:height="0.177cm" svg:x="0.199cm" svg:y="0.135cm" svg:viewBox="0 0 98 178" svg:d="M60 8c0-8 0-8-7-8-18 18-42 18-53 18 0 3 0 6 0 10 7 0 24 0 38-8 0 45 0 91 0 137 0 9 0 11-26 11-3 0-8 0-11 0 0 4 0 7 0 10 6 0 39-1 48-1s43 1 49 1c0-3 0-6 0-10-3 0-7 0-10 0-28 0-28-2-28-11 0-50 0-100 0-149z"><text:p/></draw:path><draw:path draw:style-name="gr1727" draw:text-style-name="P120" svg:width="0.044cm" svg:height="0.114cm" svg:x="0.376cm" svg:y="0.215cm" svg:viewBox="0 0 45 115" svg:d="M45 41c0-26-10-41-25-41-12 0-20 10-20 21 0 10 8 20 20 20 4 0 10-1 14-5 1-1 1-1 1-1 1 0 1 0 1 6 0 28-13 51-26 65-5 3-5 4-5 5 0 3 3 4 5 4 4 0 35-29 35-74z"><text:p/></draw:path><draw:path draw:style-name="gr1728" draw:text-style-name="P120" svg:width="0.154cm" svg:height="0.18cm" svg:x="0.525cm" svg:y="0.083cm" svg:viewBox="0 0 155 181" svg:d="M44 87c13 5 24 5 33 5 10 0 32 0 32-12 0-10-14-11-29-11-7 0-22 1-36 8-9-4-15-12-15-22 0-24 38-37 72-37 7 0 21 0 36 11 5 2 5 3 8 3 5 0 10-5 10-10 0-8-23-22-49-22-44 0-86 25-86 55 0 16 13 26 15 27-23 13-35 35-35 52 0 25 22 47 63 47 50 0 72-33 72-38 0-2-2-4-4-4s-3 2-3 3c-6 9-16 23-62 23-23 0-56-5-56-33 0-13 11-34 34-45zM57 81c9-3 17-3 23-3 10 0 11 0 19 2-7 4-7 4-22 4-8 0-13 0-20-3z"><text:p/></draw:path><draw:path draw:style-name="gr1729" draw:text-style-name="P120" svg:width="0.119cm" svg:height="0.177cm" svg:x="0.712cm" svg:y="0.135cm" svg:viewBox="0 0 120 178" svg:d="M120 130c-3 0-7 0-10 0-1 6-3 22-7 25-2 1-23 1-27 1-17 0-33 0-50 0 29-25 39-33 54-45 21-16 40-33 40-58 0-33-29-53-64-53-33 0-56 23-56 48 0 14 11 16 14 16 7 0 15-5 15-14 0-6-3-15-17-15 9-20 28-25 40-25 27 0 41 21 41 43 0 23-17 42-25 52-22 20-44 41-66 62-2 3-2 4-2 11 37 0 74 0 111 0 3-15 6-32 9-48z"><text:p/></draw:path><draw:path draw:style-name="gr1730" draw:text-style-name="P120" svg:width="0.234cm" svg:height="0.295cm" svg:x="1.006cm" svg:y="0.012cm" svg:viewBox="0 0 235 296" svg:d="M228 120c5-2 7-6 7-9s-1-5-7-9c-71-34-142-67-213-100-5-2-5-1-7-2-5 0-8 3-8 8 0 4 3 5 7 7 68 32 135 64 203 96-67 31-135 63-202 94-8 3-8 6-8 8 0 5 3 8 8 8 1 0 2 0 6-2 72-33 142-66 214-99zM222 296c7 0 13 0 13-8 0-7-7-7-13-7-69 0-140 0-209 0-5 0-13 0-13 7 0 8 7 8 13 8 69 0 140 0 209 0z"><text:p/></draw:path><draw:path draw:style-name="gr1731" draw:text-style-name="P120" svg:width="0.162cm" svg:height="0.263cm" svg:x="1.397cm" svg:y="0cm" svg:viewBox="0 0 163 264" svg:d="M163 133c0-31-2-62-16-90-17-36-49-43-66-43-23 0-50 10-67 46-12 27-14 56-14 87 0 30 2 63 18 92 16 31 45 39 63 39 21 0 51-8 67-45 13-27 15-55 15-86zM81 255c-15 0-38-9-45-46-4-23-4-57-4-80 0-25 0-51 3-71 8-46 36-49 46-49 12 0 39 6 45 45 5 21 5 50 5 75 0 28 0 54-5 79-5 36-27 47-45 47z"><text:p/></draw:path></draw:g> ("טענה <text:span text:style-name="T40">2</text:span>"). </text:p>
        </text:list-item>
        <text:list-item>
          <text:p text:style-name="P110">לפי טענה <text:span text:style-name="T40">2</text:span>, <text:span text:style-name="T40">נוכל להחליף את </text:span><text:span text:style-name="T40"><draw:g text:anchor-type="as-char" svg:y="-0.173cm" draw:z-index="63" draw:style-name="gr1"><svg:title>TexMaths</svg:title><svg:desc>11§display§\vepsi_1, \vepsi_2§svg§600§FALSE§</svg:desc><draw:path draw:style-name="gr1740" draw:text-style-name="P119" svg:width="0.8cm" svg:height="0.207cm" svg:x="0.009cm" svg:y="0.019cm" svg:viewBox="0 0 801 208" svg:d="M0 0c267 0 534 0 801 0 0 69 0 139 0 208-267 0-534 0-801 0 0-69 0-139 0-208z"><text:p/></draw:path><draw:path draw:style-name="gr1741" draw:text-style-name="P120" svg:width="0.155cm" svg:height="0.181cm" svg:x="-0.001cm" svg:y="0cm" svg:viewBox="0 0 156 182" svg:d="M44 87c13 6 24 6 34 6s31 0 31-13c0-8-13-9-29-9-7 0-21 0-35 6-9-4-15-12-15-22 0-23 37-37 72-37 6 0 20 0 36 11 4 3 5 3 7 3 6 0 11-4 11-10 0-8-24-22-50-22-44 0-86 25-86 55 0 17 14 27 15 28-23 12-35 34-35 50 0 26 22 49 63 49 51 0 72-34 72-40 0-2-1-3-4-3-1 0-2 1-3 2-6 9-15 23-61 23-24 0-57-5-57-33 0-12 11-32 34-44zM57 83c9-4 18-5 23-5 10 0 12 1 19 2-5 4-7 4-21 4-9 0-13 0-21-1z"><text:p/></draw:path><draw:path draw:style-name="gr1742" draw:text-style-name="P120" svg:width="0.098cm" svg:height="0.177cm" svg:x="0.198cm" svg:y="0.053cm" svg:viewBox="0 0 99 178" svg:d="M62 8c0-7 0-8-8-8-18 18-42 18-54 18 0 3 0 6 0 10 7 0 25 0 40-8 0 45 0 91 0 136 0 9 0 13-27 13-3 0-7 0-11 0 0 3 0 6 0 9 6 0 39-1 49-1 8 0 43 1 48 1 0-3 0-6 0-9-3 0-7 0-10 0-27 0-27-4-27-13 0-49 0-99 0-148z"><text:p/></draw:path><draw:path draw:style-name="gr1743" draw:text-style-name="P120" svg:width="0.044cm" svg:height="0.115cm" svg:x="0.376cm" svg:y="0.132cm" svg:viewBox="0 0 45 116" svg:d="M45 41c0-26-9-41-24-41-13 0-21 10-21 21 0 10 8 20 21 20 4 0 10-1 13-5 1-1 1-1 2-1 0 2 1 0 1 6 0 28-14 52-26 65-4 3-4 4-4 5 0 4 2 5 4 5 3 0 34-30 34-75z"><text:p/></draw:path><draw:path draw:style-name="gr1744" draw:text-style-name="P120" svg:width="0.155cm" svg:height="0.181cm" svg:x="0.523cm" svg:y="0cm" svg:viewBox="0 0 156 182" svg:d="M45 87c12 6 23 6 33 6s31 0 31-13c0-8-13-9-28-9-8 0-22 0-36 6-9-4-15-12-15-22 0-23 37-37 72-37 7 0 20 0 36 11 4 3 5 3 7 3 6 0 11-4 11-10 0-8-24-22-49-22-45 0-87 25-87 55 0 17 14 27 15 28-22 12-35 34-35 50 0 26 22 49 64 49 50 0 72-34 72-40 0-2-2-3-4-3s-3 1-4 2c-6 9-15 23-61 23-24 0-57-5-57-33 0-12 11-32 35-44zM57 83c9-4 18-5 24-5 9 0 11 1 18 2-5 4-7 4-21 4-9 0-13 0-21-1z"><text:p/></draw:path><draw:path draw:style-name="gr1745" draw:text-style-name="P120" svg:width="0.119cm" svg:height="0.177cm" svg:x="0.71cm" svg:y="0.053cm" svg:viewBox="0 0 120 178" svg:d="M120 129c-3 0-6 0-9 0-1 6-4 22-8 25-2 1-23 1-26 1-16 0-33 0-49 0 28-25 37-31 53-44 20-15 39-33 39-58 0-33-29-53-64-53-33 0-56 24-56 48 0 15 12 16 14 16 7 0 15-5 15-14 0-5-1-15-16-15 9-18 27-25 40-25 26 0 41 21 41 43 0 23-17 42-26 52-22 21-43 42-65 62-3 4-3 4-3 11 37 0 75 0 112 0 2-16 6-33 8-49z"><text:p/></draw:path></draw:g></text:span><text:span text:style-name="T40"><text:s/>בהנחה 2 ב־</text:span><text:span text:style-name="T40"><draw:g text:anchor-type="as-char" svg:y="-0.183cm" draw:z-index="62" draw:style-name="gr1"><svg:title>TexMaths</svg:title><svg:desc>11§display§\vepsi§svg§600§FALSE§</svg:desc><draw:path draw:style-name="gr1746" draw:text-style-name="P119" svg:width="0.123cm" svg:height="0.142cm" svg:x="0.009cm" svg:y="0.019cm" svg:viewBox="0 0 124 143" svg:d="M0 0c42 0 83 0 124 0 0 48 0 95 0 143-41 0-82 0-124 0 0-48 0-95 0-143z"><text:p/></draw:path><draw:path draw:style-name="gr1747" draw:text-style-name="P120" svg:width="0.153cm" svg:height="0.182cm" svg:x="-0.001cm" svg:y="0cm" svg:viewBox="0 0 154 183" svg:d="M44 87c13 5 24 5 33 5s31 0 31-11c0-9-14-10-28-10-7 0-21 0-35 6-9-4-15-12-15-22 0-23 37-37 70-37 7 0 21 0 37 11 3 3 4 3 7 3 5 0 10-4 10-10 0-8-23-22-49-22-43 0-85 25-85 55 0 17 14 27 15 28-23 11-35 33-35 51 0 25 22 49 63 49 49 0 71-35 71-40 0-2-2-4-4-4s-3 2-4 3c-5 8-15 23-60 23-23 0-56-6-56-33 0-14 11-35 34-45zM57 82c9-2 17-3 23-3 9 0 10 1 18 2-7 3-7 3-21 3-8 0-13 0-20-2z"><text:p/></draw:path></draw:g></text:span><text:span text:style-name="T40"> (כי האי שיוויון קטן/גדל בצורה מתאימה) ולכן הנחה 2 שקולה להנחה 1. מכאן נובע כי טענה 1 (שצ.ל.) נגררת מהנחה 1 </text:span><text:span text:style-name="T41">(שנתונה). </text:span><text:span text:style-name="T3">מש"ל</text:span><text:span text:style-name="T31"> </text:span><text:span text:style-name="T31"><draw:g text:anchor-type="as-char" svg:y="-0.265cm" draw:z-index="61" draw:style-name="gr1"><svg:title>TexMaths</svg:title><svg:desc>11§display§\blacksquare§svg§600§FALSE§</svg:desc><draw:path draw:style-name="gr1748" draw:text-style-name="P119" svg:width="0.236cm" svg:height="0.224cm" svg:x="-0.001cm" svg:y="0.018cm" svg:viewBox="0 0 237 225" svg:d="M120 225c-41 0-80 0-120 0 0-75 0-150 0-225 79 0 158 0 237 0 0 75 0 150 0 225-39 0-79 0-117 0z"><text:p/></draw:path><draw:path draw:style-name="gr1749" draw:text-style-name="P12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span></text:p>
        </text:list-item>
      </text:list>
      <text:p text:style-name="P118"><text:span text:style-name="T3">ס</text:span><text:span text:style-name="T1">וף </text:span><text:span text:style-name="T1"><draw:g text:anchor-type="as-char" svg:y="-0.265cm" draw:z-index="0" draw:style-name="gr1"><svg:title>TexMaths</svg:title><svg:desc>11§display§\blacksquare§svg§600§FALSE§</svg:desc><draw:path draw:style-name="gr2664" draw:text-style-name="P119" svg:width="0.236cm" svg:height="0.224cm" svg:x="-0.001cm" svg:y="0.018cm" svg:viewBox="0 0 237 225" svg:d="M120 225c-41 0-80 0-120 0 0-75 0-150 0-225 79 0 158 0 237 0 0 75 0 150 0 225-39 0-79 0-117 0z"><text:p/></draw:path><draw:path draw:style-name="gr2665" draw:text-style-name="P12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adornments="Regular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049cm" style:contextual-spacing="false" fo:line-height="150%" fo:text-align="justify" style:justify-single-word="false" fo:text-indent="0cm" style:auto-text-indent="false" style:page-number="auto" style:writing-mode="rl-tb">
        <style:tab-stops/>
      </style:paragraph-properties>
      <style:text-properties style:font-name="Noto Sans Display" fo:font-family="'Noto Sans Display'" style:font-style-name="Regular" style:font-family-generic="swiss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 style:border-line-width-bottom="0.026cm 0.026cm 0.026cm" fo:padding="0.049cm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6cm" fo:margin-right="0cm" fo:text-indent="-0.6cm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cm" fo:margin-right="0cm" fo:margin-top="0.101cm" fo:margin-bottom="0cm" style:contextual-spacing="true" fo:line-height="100%" fo:text-indent="0cm" style:auto-text-indent="false" style:page-number="auto" fo:background-color="#dddddd" fo:padding="0.101cm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1cm" fo:margin-right="1cm" fo:margin-top="0.101cm" fo:margin-bottom="0.499cm" style:contextual-spacing="false" fo:text-indent="0cm" style:auto-text-indent="false" style:page-number="auto" fo:background-color="#eeeeee" fo:padding-left="0.049cm" fo:padding-right="0.3cm" fo:padding-top="0.049cm" fo:padding-bottom="0.049cm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th" style:family="paragraph" style:parent-style-name="Standard" style:master-page-name="">
      <style:paragraph-properties fo:margin-left="0.101cm" fo:margin-right="0.101cm" fo:line-height="150%" fo:text-align="center" style:justify-single-word="false" fo:text-indent="0cm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4:38:16.683919856</meta:creation-date>
    <meta:editing-duration>P1DT15H31M4S</meta:editing-duration>
    <meta:editing-cycles>262</meta:editing-cycles>
    <meta:generator>LibreOffice/7.4.7.2$Linux_X86_64 LibreOffice_project/40$Build-2</meta:generator>
    <dc:title>math</dc:title>
    <dc:date>2023-11-22T21:33:41.017306481</dc:date>
    <meta:document-statistic meta:table-count="0" meta:image-count="0" meta:object-count="0" meta:page-count="10" meta:paragraph-count="186" meta:word-count="1434" meta:character-count="7011" meta:non-whitespace-character-count="5734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def\N{\mathbb{N}}§\def\Z{\mathbb{Z}}§\def\R{\mathbb{R}}§\def\Q{\mathbb{Q}}§\def\powerset{\mathcal{P}}§\def\siff{\longleftrightarrow}§\def\vepsi{\varepsilon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3-11-16T14:38:16.381985529"/>
  </office:meta>
</office:document-meta>
</file>